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F000008D3000001C55DB8941B5E826A40.svm" manifest:media-type="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F000008D3000001C55DB8941B5E826A40.svm" manifest:media-type="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F000008D3000001C55DB8941B5E826A40.svm" manifest:media-type="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2000000F000008D3000001C55DB8941B5E826A40.svm" manifest:media-type="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3mm"/>
    </style:style>
    <style:style style:name="co3" style:family="table-column">
      <style:table-column-properties fo:break-before="auto" style:column-width="8.89mm"/>
    </style:style>
    <style:style style:name="co4" style:family="table-column">
      <style:table-column-properties fo:break-before="auto" style:column-width="6.97mm"/>
    </style:style>
    <style:style style:name="co5" style:family="table-column">
      <style:table-column-properties fo:break-before="auto" style:column-width="33.23mm"/>
    </style:style>
    <style:style style:name="co6" style:family="table-column">
      <style:table-column-properties fo:break-before="auto" style:column-width="35.15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37.09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25.21mm"/>
    </style:style>
    <style:style style:name="co12" style:family="table-column">
      <style:table-column-properties fo:break-before="auto" style:column-width="26.04mm"/>
    </style:style>
    <style:style style:name="co13" style:family="table-column">
      <style:table-column-properties fo:break-before="auto" style:column-width="12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_min" table:style-name="ta1">
        <table:shapes>
          <draw:frame draw:z-index="0" draw:style-name="gr1" draw:text-style-name="P1" svg:width="159.99mm" svg:height="89.99mm" svg:x="451.82mm" svg:y="5.75mm">
            <loext:p draw:notify-on-update-of-ranges="n_min.C2:n_min.C35 n_min.D1:n_min.D1 n_min.D2:n_min.D35 n_min.E1:n_min.E1 n_min.E2:n_min.E35 n_min.F1:n_min.F1 n_min.F2:n_min.F35 n_min.G1:n_min.G1 n_min.G2:n_min.G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31.34mm" svg:y="3.7mm">
            <loext:p draw:notify-on-update-of-ranges="n_min.C2:n_min.C35 n_min.H1:n_min.H1 n_min.H2:n_min.H35 n_min.I1:n_min.I1 n_min.I2:n_min.I35 n_min.J1:n_min.J1 n_min.J2:n_min.J35 n_min.K1:n_min.K1 n_min.K2:n_min.K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449.86mm" svg:y="105.92mm">
            <loext:p draw:notify-on-update-of-ranges="n_min.C2:n_min.C35 n_min.L1:n_min.L1 n_min.L2:n_min.L35 n_min.M1:n_min.M1 n_min.M2:n_min.M35 n_min.N1:n_min.N1 n_min.N2:n_min.N35 n_min.O1:n_min.O1 n_min.O2:n_min.O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630.9mm" svg:y="107.97mm">
            <loext:p draw:notify-on-update-of-ranges="n_min.C2:n_min.C35 n_min.P1:n_min.P1 n_min.P2:n_min.P35 n_min.Q1:n_min.Q1 n_min.Q2:n_min.Q35 n_min.R1:n_min.R1 n_min.R2:n_min.R35 n_min.S1:n_min.S1 n_min.S2:n_min.S3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n_min</text:p>
          </table:table-cell>
          <table:table-cell office:value-type="string" calcext:value-type="string">
            <text:p>n_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tr rm</text:p>
          </table:table-cell>
          <table:table-cell office:value-type="string" calcext:value-type="string">
            <text:p>tr rm-1</text:p>
          </table:table-cell>
          <table:table-cell office:value-type="string" calcext:value-type="string">
            <text:p>tr fa</text:p>
          </table:table-cell>
          <table:table-cell office:value-type="string" calcext:value-type="string">
            <text:p>tr tr</text:p>
          </table:table-cell>
          <table:table-cell office:value-type="string" calcext:value-type="string">
            <text:p>ar rm</text:p>
          </table:table-cell>
          <table:table-cell office:value-type="string" calcext:value-type="string">
            <text:p>ar rm-1</text:p>
          </table:table-cell>
          <table:table-cell office:value-type="string" calcext:value-type="string">
            <text:p>ar fa</text:p>
          </table:table-cell>
          <table:table-cell office:value-type="string" calcext:value-type="string">
            <text:p>ar tr</text:p>
          </table:table-cell>
          <table:table-cell office:value-type="string" calcext:value-type="string">
            <text:p>cn rm</text:p>
          </table:table-cell>
          <table:table-cell office:value-type="string" calcext:value-type="string">
            <text:p>cn rm-1</text:p>
          </table:table-cell>
          <table:table-cell office:value-type="string" calcext:value-type="string">
            <text:p>cn fa</text:p>
          </table:table-cell>
          <table:table-cell office:value-type="string" calcext:value-type="string">
            <text:p>cn tr</text:p>
          </table:table-cell>
          <table:table-cell office:value-type="string" calcext:value-type="string">
            <text:p>it rm</text:p>
          </table:table-cell>
          <table:table-cell office:value-type="string" calcext:value-type="string">
            <text:p>it rm-1</text:p>
          </table:table-cell>
          <table:table-cell office:value-type="string" calcext:value-type="string">
            <text:p>it fa</text:p>
          </table:table-cell>
          <table:table-cell office:value-type="string" calcext:value-type="string">
            <text:p>it t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2]/2+[.B2]/2" office:value-type="float" office:value="2" calcext:value-type="float">
            <text:p>2</text:p>
          </table:table-cell>
          <table:table-cell table:style-name="ce1" table:formula="of:=AVERAGEIFS(['Random Movement End'.$J$2:.$J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style-name="ce1" table:formula="of:=AVERAGEIFS(['Random Movement -1 End'.$J$2:.$J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style-name="ce1" table:formula="of:=AVERAGEIFS(['Force Algo End'.$J$2:.$J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style-name="ce1" table:formula="of:=AVERAGEIFS(['Total Resolution End'.$G$2:.$G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style-name="ce1" table:formula="of:=AVERAGEIFS(['Random Movement End'.$H$2:.$H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style-name="ce1" table:formula="of:=AVERAGEIFS(['Random Movement -1 End'.$H$2:.$H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style-name="ce1" table:formula="of:=AVERAGEIFS(['Force Algo End'.$H$2:.$H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style-name="ce1" table:formula="of:=AVERAGEIFS(['Total Resolution End'.$N$2:.$N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style-name="ce1" table:formula="of:=AVERAGEIFS(['Random Movement End'.$I$2:.$I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style-name="ce1" table:formula="of:=AVERAGEIFS(['Random Movement -1 End'.$I$2:.$I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style-name="ce1" table:formula="of:=AVERAGEIFS(['Force Algo End'.$I$2:.$I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style-name="ce1" table:formula="of:=AVERAGEIFS(['Total Resolution End'.$J$2:.$J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 table:style-name="ce1" table:formula="of:=AVERAGEIFS(['Random Movement End'.$B$2:.$B$424];['Random Movement End'.$E$2:.$E$424];&quot;&gt;=&quot;&amp;[.$A2];['Random Movement End'.$E$2:.$E$424];&quot;&lt;=&quot;&amp;[.$B2])" office:value-type="string" office:string-value="" calcext:value-type="error">
            <text:p>#DIV/0!</text:p>
          </table:table-cell>
          <table:table-cell table:style-name="ce1" table:formula="of:=AVERAGEIFS(['Random Movement -1 End'.$B$2:.$B$424];['Random Movement -1 End'.$E$2:.$E$424];&quot;&gt;=&quot;&amp;[.$A2];['Random Movement -1 End'.$E$2:.$E$424];&quot;&lt;=&quot;&amp;[.$B2])" office:value-type="string" office:string-value="" calcext:value-type="error">
            <text:p>#DIV/0!</text:p>
          </table:table-cell>
          <table:table-cell table:style-name="ce1" table:formula="of:=AVERAGEIFS(['Force Algo End'.$B$2:.$B$424];['Force Algo End'.$E$2:.$E$424];&quot;&gt;=&quot;&amp;[.$A2];['Force Algo End'.$E$2:.$E$424];&quot;&lt;=&quot;&amp;[.$B2])" office:value-type="string" office:string-value="" calcext:value-type="error">
            <text:p>#DIV/0!</text:p>
          </table:table-cell>
          <table:table-cell table:style-name="ce1" table:formula="of:=AVERAGEIFS(['Total Resolution End'.$H$2:.$H$424];['Total Resolution End'.$B$2:.$B$424];&quot;&gt;=&quot;&amp;[.$A2];['Total Resolution End'.$B$2:.$B$424];&quot;&lt;=&quot;&amp;[.$B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A3]/2+[.B3]/2" office:value-type="float" office:value="5" calcext:value-type="float">
            <text:p>5</text:p>
          </table:table-cell>
          <table:table-cell table:style-name="ce1" table:formula="of:=AVERAGEIFS(['Random Movement End'.$J$2:.$J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style-name="ce1" table:formula="of:=AVERAGEIFS(['Random Movement -1 End'.$J$2:.$J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style-name="ce1" table:formula="of:=AVERAGEIFS(['Force Algo End'.$J$2:.$J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style-name="ce1" table:formula="of:=AVERAGEIFS(['Total Resolution End'.$G$2:.$G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style-name="ce1" table:formula="of:=AVERAGEIFS(['Random Movement End'.$H$2:.$H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style-name="ce1" table:formula="of:=AVERAGEIFS(['Random Movement -1 End'.$H$2:.$H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style-name="ce1" table:formula="of:=AVERAGEIFS(['Force Algo End'.$H$2:.$H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style-name="ce1" table:formula="of:=AVERAGEIFS(['Total Resolution End'.$N$2:.$N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style-name="ce1" table:formula="of:=AVERAGEIFS(['Random Movement End'.$I$2:.$I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style-name="ce1" table:formula="of:=AVERAGEIFS(['Random Movement -1 End'.$I$2:.$I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style-name="ce1" table:formula="of:=AVERAGEIFS(['Force Algo End'.$I$2:.$I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style-name="ce1" table:formula="of:=AVERAGEIFS(['Total Resolution End'.$J$2:.$J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 table:style-name="ce1" table:formula="of:=AVERAGEIFS(['Random Movement End'.$B$2:.$B$424];['Random Movement End'.$E$2:.$E$424];&quot;&gt;=&quot;&amp;[.$A3];['Random Movement End'.$E$2:.$E$424];&quot;&lt;=&quot;&amp;[.$B3])" office:value-type="string" office:string-value="" calcext:value-type="error">
            <text:p>#DIV/0!</text:p>
          </table:table-cell>
          <table:table-cell table:style-name="ce1" table:formula="of:=AVERAGEIFS(['Random Movement -1 End'.$B$2:.$B$424];['Random Movement -1 End'.$E$2:.$E$424];&quot;&gt;=&quot;&amp;[.$A3];['Random Movement -1 End'.$E$2:.$E$424];&quot;&lt;=&quot;&amp;[.$B3])" office:value-type="string" office:string-value="" calcext:value-type="error">
            <text:p>#DIV/0!</text:p>
          </table:table-cell>
          <table:table-cell table:style-name="ce1" table:formula="of:=AVERAGEIFS(['Force Algo End'.$B$2:.$B$424];['Force Algo End'.$E$2:.$E$424];&quot;&gt;=&quot;&amp;[.$A3];['Force Algo End'.$E$2:.$E$424];&quot;&lt;=&quot;&amp;[.$B3])" office:value-type="string" office:string-value="" calcext:value-type="error">
            <text:p>#DIV/0!</text:p>
          </table:table-cell>
          <table:table-cell table:style-name="ce1" table:formula="of:=AVERAGEIFS(['Total Resolution End'.$H$2:.$H$424];['Total Resolution End'.$B$2:.$B$424];&quot;&gt;=&quot;&amp;[.$A3];['Total Resolution End'.$B$2:.$B$424];&quot;&lt;=&quot;&amp;[.$B3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A4]/2+[.B4]/2" office:value-type="float" office:value="8" calcext:value-type="float">
            <text:p>8</text:p>
          </table:table-cell>
          <table:table-cell table:style-name="ce1" table:formula="of:=AVERAGEIFS(['Random Movement End'.$J$2:.$J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style-name="ce1" table:formula="of:=AVERAGEIFS(['Random Movement -1 End'.$J$2:.$J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style-name="ce1" table:formula="of:=AVERAGEIFS(['Force Algo End'.$J$2:.$J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style-name="ce1" table:formula="of:=AVERAGEIFS(['Total Resolution End'.$G$2:.$G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style-name="ce1" table:formula="of:=AVERAGEIFS(['Random Movement End'.$H$2:.$H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style-name="ce1" table:formula="of:=AVERAGEIFS(['Random Movement -1 End'.$H$2:.$H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style-name="ce1" table:formula="of:=AVERAGEIFS(['Force Algo End'.$H$2:.$H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style-name="ce1" table:formula="of:=AVERAGEIFS(['Total Resolution End'.$N$2:.$N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style-name="ce1" table:formula="of:=AVERAGEIFS(['Random Movement End'.$I$2:.$I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style-name="ce1" table:formula="of:=AVERAGEIFS(['Random Movement -1 End'.$I$2:.$I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style-name="ce1" table:formula="of:=AVERAGEIFS(['Force Algo End'.$I$2:.$I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style-name="ce1" table:formula="of:=AVERAGEIFS(['Total Resolution End'.$J$2:.$J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 table:style-name="ce1" table:formula="of:=AVERAGEIFS(['Random Movement End'.$B$2:.$B$424];['Random Movement End'.$E$2:.$E$424];&quot;&gt;=&quot;&amp;[.$A4];['Random Movement End'.$E$2:.$E$424];&quot;&lt;=&quot;&amp;[.$B4])" office:value-type="string" office:string-value="" calcext:value-type="error">
            <text:p>#DIV/0!</text:p>
          </table:table-cell>
          <table:table-cell table:style-name="ce1" table:formula="of:=AVERAGEIFS(['Random Movement -1 End'.$B$2:.$B$424];['Random Movement -1 End'.$E$2:.$E$424];&quot;&gt;=&quot;&amp;[.$A4];['Random Movement -1 End'.$E$2:.$E$424];&quot;&lt;=&quot;&amp;[.$B4])" office:value-type="string" office:string-value="" calcext:value-type="error">
            <text:p>#DIV/0!</text:p>
          </table:table-cell>
          <table:table-cell table:style-name="ce1" table:formula="of:=AVERAGEIFS(['Force Algo End'.$B$2:.$B$424];['Force Algo End'.$E$2:.$E$424];&quot;&gt;=&quot;&amp;[.$A4];['Force Algo End'.$E$2:.$E$424];&quot;&lt;=&quot;&amp;[.$B4])" office:value-type="string" office:string-value="" calcext:value-type="error">
            <text:p>#DIV/0!</text:p>
          </table:table-cell>
          <table:table-cell table:style-name="ce1" table:formula="of:=AVERAGEIFS(['Total Resolution End'.$H$2:.$H$424];['Total Resolution End'.$B$2:.$B$424];&quot;&gt;=&quot;&amp;[.$A4];['Total Resolution End'.$B$2:.$B$424];&quot;&lt;=&quot;&amp;[.$B4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A5]/2+[.B5]/2" office:value-type="float" office:value="11" calcext:value-type="float">
            <text:p>11</text:p>
          </table:table-cell>
          <table:table-cell table:style-name="ce1" table:formula="of:=AVERAGEIFS(['Random Movement End'.$J$2:.$J$424];['Random Movement End'.$E$2:.$E$424];&quot;&gt;=&quot;&amp;[.$A5];['Random Movement End'.$E$2:.$E$424];&quot;&lt;=&quot;&amp;[.$B5])" office:value-type="float" office:value="29.2561244897959" calcext:value-type="float">
            <text:p>29.2561244897959</text:p>
          </table:table-cell>
          <table:table-cell table:style-name="ce1" table:formula="of:=AVERAGEIFS(['Random Movement -1 End'.$J$2:.$J$424];['Random Movement -1 End'.$E$2:.$E$424];&quot;&gt;=&quot;&amp;[.$A5];['Random Movement -1 End'.$E$2:.$E$424];&quot;&lt;=&quot;&amp;[.$B5])" office:value-type="float" office:value="24.2464285714286" calcext:value-type="float">
            <text:p>24.2464285714286</text:p>
          </table:table-cell>
          <table:table-cell table:style-name="ce1" table:formula="of:=AVERAGEIFS(['Force Algo End'.$J$2:.$J$424];['Force Algo End'.$E$2:.$E$424];&quot;&gt;=&quot;&amp;[.$A5];['Force Algo End'.$E$2:.$E$424];&quot;&lt;=&quot;&amp;[.$B5])" office:value-type="float" office:value="14.7677469387755" calcext:value-type="float">
            <text:p>14.7677469387755</text:p>
          </table:table-cell>
          <table:table-cell table:style-name="ce1" table:formula="of:=AVERAGEIFS(['Total Resolution End'.$G$2:.$G$424];['Total Resolution End'.$B$2:.$B$424];&quot;&gt;=&quot;&amp;[.$A5];['Total Resolution End'.$B$2:.$B$424];&quot;&lt;=&quot;&amp;[.$B5])" office:value-type="float" office:value="19.5212244897959" calcext:value-type="float">
            <text:p>19.5212244897959</text:p>
          </table:table-cell>
          <table:table-cell table:style-name="ce1" table:formula="of:=AVERAGEIFS(['Random Movement End'.$H$2:.$H$424];['Random Movement End'.$E$2:.$E$424];&quot;&gt;=&quot;&amp;[.$A5];['Random Movement End'.$E$2:.$E$424];&quot;&lt;=&quot;&amp;[.$B5])" office:value-type="float" office:value="9.17150450921198" calcext:value-type="float">
            <text:p>9.17150450921198</text:p>
          </table:table-cell>
          <table:table-cell table:style-name="ce1" table:formula="of:=AVERAGEIFS(['Random Movement -1 End'.$H$2:.$H$424];['Random Movement -1 End'.$E$2:.$E$424];&quot;&gt;=&quot;&amp;[.$A5];['Random Movement -1 End'.$E$2:.$E$424];&quot;&lt;=&quot;&amp;[.$B5])" office:value-type="float" office:value="2.35967546316932" calcext:value-type="float">
            <text:p>2.35967546316932</text:p>
          </table:table-cell>
          <table:table-cell table:style-name="ce1" table:formula="of:=AVERAGEIFS(['Force Algo End'.$H$2:.$H$424];['Force Algo End'.$E$2:.$E$424];&quot;&gt;=&quot;&amp;[.$A5];['Force Algo End'.$E$2:.$E$424];&quot;&lt;=&quot;&amp;[.$B5])" office:value-type="float" office:value="2.36590946034503" calcext:value-type="float">
            <text:p>2.36590946034503</text:p>
          </table:table-cell>
          <table:table-cell table:style-name="ce1" table:formula="of:=AVERAGEIFS(['Total Resolution End'.$N$2:.$N$424];['Total Resolution End'.$B$2:.$B$424];&quot;&gt;=&quot;&amp;[.$A5];['Total Resolution End'.$B$2:.$B$424];&quot;&lt;=&quot;&amp;[.$B5])" office:value-type="float" office:value="3.55139942379923" calcext:value-type="float">
            <text:p>3.55139942379923</text:p>
          </table:table-cell>
          <table:table-cell table:style-name="ce1" table:formula="of:=AVERAGEIFS(['Random Movement End'.$I$2:.$I$424];['Random Movement End'.$E$2:.$E$424];&quot;&gt;=&quot;&amp;[.$A5];['Random Movement End'.$E$2:.$E$424];&quot;&lt;=&quot;&amp;[.$B5])" office:value-type="float" office:value="20.1224489795918" calcext:value-type="float">
            <text:p>20.1224489795918</text:p>
          </table:table-cell>
          <table:table-cell table:style-name="ce1" table:formula="of:=AVERAGEIFS(['Random Movement -1 End'.$I$2:.$I$424];['Random Movement -1 End'.$E$2:.$E$424];&quot;&gt;=&quot;&amp;[.$A5];['Random Movement -1 End'.$E$2:.$E$424];&quot;&lt;=&quot;&amp;[.$B5])" office:value-type="float" office:value="16.1224489795918" calcext:value-type="float">
            <text:p>16.1224489795918</text:p>
          </table:table-cell>
          <table:table-cell table:style-name="ce1" table:formula="of:=AVERAGEIFS(['Force Algo End'.$I$2:.$I$424];['Force Algo End'.$E$2:.$E$424];&quot;&gt;=&quot;&amp;[.$A5];['Force Algo End'.$E$2:.$E$424];&quot;&lt;=&quot;&amp;[.$B5])" office:value-type="float" office:value="15.0408163265306" calcext:value-type="float">
            <text:p>15.0408163265306</text:p>
          </table:table-cell>
          <table:table-cell table:style-name="ce1" table:formula="of:=AVERAGEIFS(['Total Resolution End'.$J$2:.$J$424];['Total Resolution End'.$B$2:.$B$424];&quot;&gt;=&quot;&amp;[.$A5];['Total Resolution End'.$B$2:.$B$424];&quot;&lt;=&quot;&amp;[.$B5])" office:value-type="float" office:value="16.6734693877551" calcext:value-type="float">
            <text:p>16.6734693877551</text:p>
          </table:table-cell>
          <table:table-cell table:style-name="ce1" table:formula="of:=AVERAGEIFS(['Random Movement End'.$B$2:.$B$424];['Random Movement End'.$E$2:.$E$424];&quot;&gt;=&quot;&amp;[.$A5];['Random Movement End'.$E$2:.$E$424];&quot;&lt;=&quot;&amp;[.$B5])" office:value-type="float" office:value="1459.18367346939" calcext:value-type="float">
            <text:p>1459.18367346939</text:p>
          </table:table-cell>
          <table:table-cell table:style-name="ce1" table:formula="of:=AVERAGEIFS(['Random Movement -1 End'.$B$2:.$B$424];['Random Movement -1 End'.$E$2:.$E$424];&quot;&gt;=&quot;&amp;[.$A5];['Random Movement -1 End'.$E$2:.$E$424];&quot;&lt;=&quot;&amp;[.$B5])" office:value-type="float" office:value="926.530612244898" calcext:value-type="float">
            <text:p>926.530612244898</text:p>
          </table:table-cell>
          <table:table-cell table:style-name="ce1" table:formula="of:=AVERAGEIFS(['Force Algo End'.$B$2:.$B$424];['Force Algo End'.$E$2:.$E$424];&quot;&gt;=&quot;&amp;[.$A5];['Force Algo End'.$E$2:.$E$424];&quot;&lt;=&quot;&amp;[.$B5])" office:value-type="float" office:value="512.244897959184" calcext:value-type="float">
            <text:p>512.244897959184</text:p>
          </table:table-cell>
          <table:table-cell table:style-name="ce1" table:formula="of:=AVERAGEIFS(['Total Resolution End'.$H$2:.$H$424];['Total Resolution End'.$B$2:.$B$424];&quot;&gt;=&quot;&amp;[.$A5];['Total Resolution End'.$B$2:.$B$424];&quot;&lt;=&quot;&amp;[.$B5])" office:value-type="float" office:value="487.34693877551" calcext:value-type="float">
            <text:p>487.3469387755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A6]/2+[.B6]/2" office:value-type="float" office:value="14" calcext:value-type="float">
            <text:p>14</text:p>
          </table:table-cell>
          <table:table-cell table:style-name="ce1" table:formula="of:=AVERAGEIFS(['Random Movement End'.$J$2:.$J$424];['Random Movement End'.$E$2:.$E$424];&quot;&gt;=&quot;&amp;[.$A6];['Random Movement End'.$E$2:.$E$424];&quot;&lt;=&quot;&amp;[.$B6])" office:value-type="float" office:value="24.7293771428571" calcext:value-type="float">
            <text:p>24.7293771428571</text:p>
          </table:table-cell>
          <table:table-cell table:style-name="ce1" table:formula="of:=AVERAGEIFS(['Random Movement -1 End'.$J$2:.$J$424];['Random Movement -1 End'.$E$2:.$E$424];&quot;&gt;=&quot;&amp;[.$A6];['Random Movement -1 End'.$E$2:.$E$424];&quot;&lt;=&quot;&amp;[.$B6])" office:value-type="float" office:value="18.6441857142857" calcext:value-type="float">
            <text:p>18.6441857142857</text:p>
          </table:table-cell>
          <table:table-cell table:style-name="ce1" table:formula="of:=AVERAGEIFS(['Force Algo End'.$J$2:.$J$424];['Force Algo End'.$E$2:.$E$424];&quot;&gt;=&quot;&amp;[.$A6];['Force Algo End'.$E$2:.$E$424];&quot;&lt;=&quot;&amp;[.$B6])" office:value-type="float" office:value="13.2832142857143" calcext:value-type="float">
            <text:p>13.2832142857143</text:p>
          </table:table-cell>
          <table:table-cell table:style-name="ce1" table:formula="of:=AVERAGEIFS(['Total Resolution End'.$G$2:.$G$424];['Total Resolution End'.$B$2:.$B$424];&quot;&gt;=&quot;&amp;[.$A6];['Total Resolution End'.$B$2:.$B$424];&quot;&lt;=&quot;&amp;[.$B6])" office:value-type="float" office:value="16.4548571428571" calcext:value-type="float">
            <text:p>16.4548571428571</text:p>
          </table:table-cell>
          <table:table-cell table:style-name="ce1" table:formula="of:=AVERAGEIFS(['Random Movement End'.$H$2:.$H$424];['Random Movement End'.$E$2:.$E$424];&quot;&gt;=&quot;&amp;[.$A6];['Random Movement End'.$E$2:.$E$424];&quot;&lt;=&quot;&amp;[.$B6])" office:value-type="float" office:value="9.72890552238837" calcext:value-type="float">
            <text:p>9.72890552238837</text:p>
          </table:table-cell>
          <table:table-cell table:style-name="ce1" table:formula="of:=AVERAGEIFS(['Random Movement -1 End'.$H$2:.$H$424];['Random Movement -1 End'.$E$2:.$E$424];&quot;&gt;=&quot;&amp;[.$A6];['Random Movement -1 End'.$E$2:.$E$424];&quot;&lt;=&quot;&amp;[.$B6])" office:value-type="float" office:value="2.66933766917687" calcext:value-type="float">
            <text:p>2.66933766917687</text:p>
          </table:table-cell>
          <table:table-cell table:style-name="ce1" table:formula="of:=AVERAGEIFS(['Force Algo End'.$H$2:.$H$424];['Force Algo End'.$E$2:.$E$424];&quot;&gt;=&quot;&amp;[.$A6];['Force Algo End'.$E$2:.$E$424];&quot;&lt;=&quot;&amp;[.$B6])" office:value-type="float" office:value="2.61332139355064" calcext:value-type="float">
            <text:p>2.61332139355064</text:p>
          </table:table-cell>
          <table:table-cell table:style-name="ce1" table:formula="of:=AVERAGEIFS(['Total Resolution End'.$N$2:.$N$424];['Total Resolution End'.$B$2:.$B$424];&quot;&gt;=&quot;&amp;[.$A6];['Total Resolution End'.$B$2:.$B$424];&quot;&lt;=&quot;&amp;[.$B6])" office:value-type="float" office:value="4.70083011872112" calcext:value-type="float">
            <text:p>4.70083011872112</text:p>
          </table:table-cell>
          <table:table-cell table:style-name="ce1" table:formula="of:=AVERAGEIFS(['Random Movement End'.$I$2:.$I$424];['Random Movement End'.$E$2:.$E$424];&quot;&gt;=&quot;&amp;[.$A6];['Random Movement End'.$E$2:.$E$424];&quot;&lt;=&quot;&amp;[.$B6])" office:value-type="float" office:value="35.5428571428571" calcext:value-type="float">
            <text:p>35.5428571428571</text:p>
          </table:table-cell>
          <table:table-cell table:style-name="ce1" table:formula="of:=AVERAGEIFS(['Random Movement -1 End'.$I$2:.$I$424];['Random Movement -1 End'.$E$2:.$E$424];&quot;&gt;=&quot;&amp;[.$A6];['Random Movement -1 End'.$E$2:.$E$424];&quot;&lt;=&quot;&amp;[.$B6])" office:value-type="float" office:value="32.6" calcext:value-type="float">
            <text:p>32.6</text:p>
          </table:table-cell>
          <table:table-cell table:style-name="ce1" table:formula="of:=AVERAGEIFS(['Force Algo End'.$I$2:.$I$424];['Force Algo End'.$E$2:.$E$424];&quot;&gt;=&quot;&amp;[.$A6];['Force Algo End'.$E$2:.$E$424];&quot;&lt;=&quot;&amp;[.$B6])" office:value-type="float" office:value="28.8857142857143" calcext:value-type="float">
            <text:p>28.8857142857143</text:p>
          </table:table-cell>
          <table:table-cell table:style-name="ce1" table:formula="of:=AVERAGEIFS(['Total Resolution End'.$J$2:.$J$424];['Total Resolution End'.$B$2:.$B$424];&quot;&gt;=&quot;&amp;[.$A6];['Total Resolution End'.$B$2:.$B$424];&quot;&lt;=&quot;&amp;[.$B6])" office:value-type="float" office:value="37.2285714285714" calcext:value-type="float">
            <text:p>37.2285714285714</text:p>
          </table:table-cell>
          <table:table-cell table:style-name="ce1" table:formula="of:=AVERAGEIFS(['Random Movement End'.$B$2:.$B$424];['Random Movement End'.$E$2:.$E$424];&quot;&gt;=&quot;&amp;[.$A6];['Random Movement End'.$E$2:.$E$424];&quot;&lt;=&quot;&amp;[.$B6])" office:value-type="float" office:value="1334.28571428571" calcext:value-type="float">
            <text:p>1334.28571428571</text:p>
          </table:table-cell>
          <table:table-cell table:style-name="ce1" table:formula="of:=AVERAGEIFS(['Random Movement -1 End'.$B$2:.$B$424];['Random Movement -1 End'.$E$2:.$E$424];&quot;&gt;=&quot;&amp;[.$A6];['Random Movement -1 End'.$E$2:.$E$424];&quot;&lt;=&quot;&amp;[.$B6])" office:value-type="float" office:value="1002.85714285714" calcext:value-type="float">
            <text:p>1002.85714285714</text:p>
          </table:table-cell>
          <table:table-cell table:style-name="ce1" table:formula="of:=AVERAGEIFS(['Force Algo End'.$B$2:.$B$424];['Force Algo End'.$E$2:.$E$424];&quot;&gt;=&quot;&amp;[.$A6];['Force Algo End'.$E$2:.$E$424];&quot;&lt;=&quot;&amp;[.$B6])" office:value-type="float" office:value="477.142857142857" calcext:value-type="float">
            <text:p>477.142857142857</text:p>
          </table:table-cell>
          <table:table-cell table:style-name="ce1" table:formula="of:=AVERAGEIFS(['Total Resolution End'.$H$2:.$H$424];['Total Resolution End'.$B$2:.$B$424];&quot;&gt;=&quot;&amp;[.$A6];['Total Resolution End'.$B$2:.$B$424];&quot;&lt;=&quot;&amp;[.$B6])" office:value-type="float" office:value="558.428571428571" calcext:value-type="float">
            <text:p>558.4285714285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A7]/2+[.B7]/2" office:value-type="float" office:value="17" calcext:value-type="float">
            <text:p>17</text:p>
          </table:table-cell>
          <table:table-cell table:style-name="ce1" table:formula="of:=AVERAGEIFS(['Random Movement End'.$J$2:.$J$424];['Random Movement End'.$E$2:.$E$424];&quot;&gt;=&quot;&amp;[.$A7];['Random Movement End'.$E$2:.$E$424];&quot;&lt;=&quot;&amp;[.$B7])" office:value-type="float" office:value="31.791645" calcext:value-type="float">
            <text:p>31.791645</text:p>
          </table:table-cell>
          <table:table-cell table:style-name="ce1" table:formula="of:=AVERAGEIFS(['Random Movement -1 End'.$J$2:.$J$424];['Random Movement -1 End'.$E$2:.$E$424];&quot;&gt;=&quot;&amp;[.$A7];['Random Movement -1 End'.$E$2:.$E$424];&quot;&lt;=&quot;&amp;[.$B7])" office:value-type="float" office:value="26.119975" calcext:value-type="float">
            <text:p>26.119975</text:p>
          </table:table-cell>
          <table:table-cell table:style-name="ce1" table:formula="of:=AVERAGEIFS(['Force Algo End'.$J$2:.$J$424];['Force Algo End'.$E$2:.$E$424];&quot;&gt;=&quot;&amp;[.$A7];['Force Algo End'.$E$2:.$E$424];&quot;&lt;=&quot;&amp;[.$B7])" office:value-type="float" office:value="18.09868" calcext:value-type="float">
            <text:p>18.09868</text:p>
          </table:table-cell>
          <table:table-cell table:style-name="ce1" table:formula="of:=AVERAGEIFS(['Total Resolution End'.$G$2:.$G$424];['Total Resolution End'.$B$2:.$B$424];&quot;&gt;=&quot;&amp;[.$A7];['Total Resolution End'.$B$2:.$B$424];&quot;&lt;=&quot;&amp;[.$B7])" office:value-type="float" office:value="19.265" calcext:value-type="float">
            <text:p>19.265</text:p>
          </table:table-cell>
          <table:table-cell table:style-name="ce1" table:formula="of:=AVERAGEIFS(['Random Movement End'.$H$2:.$H$424];['Random Movement End'.$E$2:.$E$424];&quot;&gt;=&quot;&amp;[.$A7];['Random Movement End'.$E$2:.$E$424];&quot;&lt;=&quot;&amp;[.$B7])" office:value-type="float" office:value="10.2256760590756" calcext:value-type="float">
            <text:p>10.2256760590756</text:p>
          </table:table-cell>
          <table:table-cell table:style-name="ce1" table:formula="of:=AVERAGEIFS(['Random Movement -1 End'.$H$2:.$H$424];['Random Movement -1 End'.$E$2:.$E$424];&quot;&gt;=&quot;&amp;[.$A7];['Random Movement -1 End'.$E$2:.$E$424];&quot;&lt;=&quot;&amp;[.$B7])" office:value-type="float" office:value="2.17438397507965" calcext:value-type="float">
            <text:p>2.17438397507965</text:p>
          </table:table-cell>
          <table:table-cell table:style-name="ce1" table:formula="of:=AVERAGEIFS(['Force Algo End'.$H$2:.$H$424];['Force Algo End'.$E$2:.$E$424];&quot;&gt;=&quot;&amp;[.$A7];['Force Algo End'.$E$2:.$E$424];&quot;&lt;=&quot;&amp;[.$B7])" office:value-type="float" office:value="2.35844361825027" calcext:value-type="float">
            <text:p>2.35844361825027</text:p>
          </table:table-cell>
          <table:table-cell table:style-name="ce1" table:formula="of:=AVERAGEIFS(['Total Resolution End'.$N$2:.$N$424];['Total Resolution End'.$B$2:.$B$424];&quot;&gt;=&quot;&amp;[.$A7];['Total Resolution End'.$B$2:.$B$424];&quot;&lt;=&quot;&amp;[.$B7])" office:value-type="float" office:value="48.3141822859113" calcext:value-type="float">
            <text:p>48.3141822859113</text:p>
          </table:table-cell>
          <table:table-cell table:style-name="ce1" table:formula="of:=AVERAGEIFS(['Random Movement End'.$I$2:.$I$424];['Random Movement End'.$E$2:.$E$424];&quot;&gt;=&quot;&amp;[.$A7];['Random Movement End'.$E$2:.$E$424];&quot;&lt;=&quot;&amp;[.$B7])" office:value-type="float" office:value="41.85" calcext:value-type="float">
            <text:p>41.85</text:p>
          </table:table-cell>
          <table:table-cell table:style-name="ce1" table:formula="of:=AVERAGEIFS(['Random Movement -1 End'.$I$2:.$I$424];['Random Movement -1 End'.$E$2:.$E$424];&quot;&gt;=&quot;&amp;[.$A7];['Random Movement -1 End'.$E$2:.$E$424];&quot;&lt;=&quot;&amp;[.$B7])" office:value-type="float" office:value="38.1" calcext:value-type="float">
            <text:p>38.1</text:p>
          </table:table-cell>
          <table:table-cell table:style-name="ce1" table:formula="of:=AVERAGEIFS(['Force Algo End'.$I$2:.$I$424];['Force Algo End'.$E$2:.$E$424];&quot;&gt;=&quot;&amp;[.$A7];['Force Algo End'.$E$2:.$E$424];&quot;&lt;=&quot;&amp;[.$B7])" office:value-type="float" office:value="31.65" calcext:value-type="float">
            <text:p>31.65</text:p>
          </table:table-cell>
          <table:table-cell table:style-name="ce1" table:formula="of:=AVERAGEIFS(['Total Resolution End'.$J$2:.$J$424];['Total Resolution End'.$B$2:.$B$424];&quot;&gt;=&quot;&amp;[.$A7];['Total Resolution End'.$B$2:.$B$424];&quot;&lt;=&quot;&amp;[.$B7])" office:value-type="float" office:value="33.6" calcext:value-type="float">
            <text:p>33.6</text:p>
          </table:table-cell>
          <table:table-cell table:style-name="ce1" table:formula="of:=AVERAGEIFS(['Random Movement End'.$B$2:.$B$424];['Random Movement End'.$E$2:.$E$424];&quot;&gt;=&quot;&amp;[.$A7];['Random Movement End'.$E$2:.$E$424];&quot;&lt;=&quot;&amp;[.$B7])" office:value-type="float" office:value="1190" calcext:value-type="float">
            <text:p>1190</text:p>
          </table:table-cell>
          <table:table-cell table:style-name="ce1" table:formula="of:=AVERAGEIFS(['Random Movement -1 End'.$B$2:.$B$424];['Random Movement -1 End'.$E$2:.$E$424];&quot;&gt;=&quot;&amp;[.$A7];['Random Movement -1 End'.$E$2:.$E$424];&quot;&lt;=&quot;&amp;[.$B7])" office:value-type="float" office:value="1235" calcext:value-type="float">
            <text:p>1235</text:p>
          </table:table-cell>
          <table:table-cell table:style-name="ce1" table:formula="of:=AVERAGEIFS(['Force Algo End'.$B$2:.$B$424];['Force Algo End'.$E$2:.$E$424];&quot;&gt;=&quot;&amp;[.$A7];['Force Algo End'.$E$2:.$E$424];&quot;&lt;=&quot;&amp;[.$B7])" office:value-type="float" office:value="290" calcext:value-type="float">
            <text:p>290</text:p>
          </table:table-cell>
          <table:table-cell table:style-name="ce1" table:formula="of:=AVERAGEIFS(['Total Resolution End'.$H$2:.$H$424];['Total Resolution End'.$B$2:.$B$424];&quot;&gt;=&quot;&amp;[.$A7];['Total Resolution End'.$B$2:.$B$424];&quot;&lt;=&quot;&amp;[.$B7])" office:value-type="float" office:value="770.65" calcext:value-type="float">
            <text:p>770.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8]/2+[.B8]/2" office:value-type="float" office:value="20" calcext:value-type="float">
            <text:p>20</text:p>
          </table:table-cell>
          <table:table-cell table:style-name="ce1" table:formula="of:=AVERAGEIFS(['Random Movement End'.$J$2:.$J$424];['Random Movement End'.$E$2:.$E$424];&quot;&gt;=&quot;&amp;[.$A8];['Random Movement End'.$E$2:.$E$424];&quot;&lt;=&quot;&amp;[.$B8])" office:value-type="float" office:value="28.03724" calcext:value-type="float">
            <text:p>28.03724</text:p>
          </table:table-cell>
          <table:table-cell table:style-name="ce1" table:formula="of:=AVERAGEIFS(['Random Movement -1 End'.$J$2:.$J$424];['Random Movement -1 End'.$E$2:.$E$424];&quot;&gt;=&quot;&amp;[.$A8];['Random Movement -1 End'.$E$2:.$E$424];&quot;&lt;=&quot;&amp;[.$B8])" office:value-type="float" office:value="21.515248" calcext:value-type="float">
            <text:p>21.515248</text:p>
          </table:table-cell>
          <table:table-cell table:style-name="ce1" table:formula="of:=AVERAGEIFS(['Force Algo End'.$J$2:.$J$424];['Force Algo End'.$E$2:.$E$424];&quot;&gt;=&quot;&amp;[.$A8];['Force Algo End'.$E$2:.$E$424];&quot;&lt;=&quot;&amp;[.$B8])" office:value-type="float" office:value="14.989224" calcext:value-type="float">
            <text:p>14.989224</text:p>
          </table:table-cell>
          <table:table-cell table:style-name="ce1" table:formula="of:=AVERAGEIFS(['Total Resolution End'.$G$2:.$G$424];['Total Resolution End'.$B$2:.$B$424];&quot;&gt;=&quot;&amp;[.$A8];['Total Resolution End'.$B$2:.$B$424];&quot;&lt;=&quot;&amp;[.$B8])" office:value-type="float" office:value="19.5728" calcext:value-type="float">
            <text:p>19.5728</text:p>
          </table:table-cell>
          <table:table-cell table:style-name="ce1" table:formula="of:=AVERAGEIFS(['Random Movement End'.$H$2:.$H$424];['Random Movement End'.$E$2:.$E$424];&quot;&gt;=&quot;&amp;[.$A8];['Random Movement End'.$E$2:.$E$424];&quot;&lt;=&quot;&amp;[.$B8])" office:value-type="float" office:value="14.9863539557918" calcext:value-type="float">
            <text:p>14.9863539557918</text:p>
          </table:table-cell>
          <table:table-cell table:style-name="ce1" table:formula="of:=AVERAGEIFS(['Random Movement -1 End'.$H$2:.$H$424];['Random Movement -1 End'.$E$2:.$E$424];&quot;&gt;=&quot;&amp;[.$A8];['Random Movement -1 End'.$E$2:.$E$424];&quot;&lt;=&quot;&amp;[.$B8])" office:value-type="float" office:value="2.60851834058408" calcext:value-type="float">
            <text:p>2.60851834058408</text:p>
          </table:table-cell>
          <table:table-cell table:style-name="ce1" table:formula="of:=AVERAGEIFS(['Force Algo End'.$H$2:.$H$424];['Force Algo End'.$E$2:.$E$424];&quot;&gt;=&quot;&amp;[.$A8];['Force Algo End'.$E$2:.$E$424];&quot;&lt;=&quot;&amp;[.$B8])" office:value-type="float" office:value="2.94036823469527" calcext:value-type="float">
            <text:p>2.94036823469527</text:p>
          </table:table-cell>
          <table:table-cell table:style-name="ce1" table:formula="of:=AVERAGEIFS(['Total Resolution End'.$N$2:.$N$424];['Total Resolution End'.$B$2:.$B$424];&quot;&gt;=&quot;&amp;[.$A8];['Total Resolution End'.$B$2:.$B$424];&quot;&lt;=&quot;&amp;[.$B8])" office:value-type="float" office:value="70.420735136932" calcext:value-type="float">
            <text:p>70.420735136932</text:p>
          </table:table-cell>
          <table:table-cell table:style-name="ce1" table:formula="of:=AVERAGEIFS(['Random Movement End'.$I$2:.$I$424];['Random Movement End'.$E$2:.$E$424];&quot;&gt;=&quot;&amp;[.$A8];['Random Movement End'.$E$2:.$E$424];&quot;&lt;=&quot;&amp;[.$B8])" office:value-type="float" office:value="83.88" calcext:value-type="float">
            <text:p>83.88</text:p>
          </table:table-cell>
          <table:table-cell table:style-name="ce1" table:formula="of:=AVERAGEIFS(['Random Movement -1 End'.$I$2:.$I$424];['Random Movement -1 End'.$E$2:.$E$424];&quot;&gt;=&quot;&amp;[.$A8];['Random Movement -1 End'.$E$2:.$E$424];&quot;&lt;=&quot;&amp;[.$B8])" office:value-type="float" office:value="63.76" calcext:value-type="float">
            <text:p>63.76</text:p>
          </table:table-cell>
          <table:table-cell table:style-name="ce1" table:formula="of:=AVERAGEIFS(['Force Algo End'.$I$2:.$I$424];['Force Algo End'.$E$2:.$E$424];&quot;&gt;=&quot;&amp;[.$A8];['Force Algo End'.$E$2:.$E$424];&quot;&lt;=&quot;&amp;[.$B8])" office:value-type="float" office:value="68.84" calcext:value-type="float">
            <text:p>68.84</text:p>
          </table:table-cell>
          <table:table-cell table:style-name="ce1" table:formula="of:=AVERAGEIFS(['Total Resolution End'.$J$2:.$J$424];['Total Resolution End'.$B$2:.$B$424];&quot;&gt;=&quot;&amp;[.$A8];['Total Resolution End'.$B$2:.$B$424];&quot;&lt;=&quot;&amp;[.$B8])" office:value-type="float" office:value="83.68" calcext:value-type="float">
            <text:p>83.68</text:p>
          </table:table-cell>
          <table:table-cell table:style-name="ce1" table:formula="of:=AVERAGEIFS(['Random Movement End'.$B$2:.$B$424];['Random Movement End'.$E$2:.$E$424];&quot;&gt;=&quot;&amp;[.$A8];['Random Movement End'.$E$2:.$E$424];&quot;&lt;=&quot;&amp;[.$B8])" office:value-type="float" office:value="1280" calcext:value-type="float">
            <text:p>1280</text:p>
          </table:table-cell>
          <table:table-cell table:style-name="ce1" table:formula="of:=AVERAGEIFS(['Random Movement -1 End'.$B$2:.$B$424];['Random Movement -1 End'.$E$2:.$E$424];&quot;&gt;=&quot;&amp;[.$A8];['Random Movement -1 End'.$E$2:.$E$424];&quot;&lt;=&quot;&amp;[.$B8])" office:value-type="float" office:value="772" calcext:value-type="float">
            <text:p>772</text:p>
          </table:table-cell>
          <table:table-cell table:style-name="ce1" table:formula="of:=AVERAGEIFS(['Force Algo End'.$B$2:.$B$424];['Force Algo End'.$E$2:.$E$424];&quot;&gt;=&quot;&amp;[.$A8];['Force Algo End'.$E$2:.$E$424];&quot;&lt;=&quot;&amp;[.$B8])" office:value-type="float" office:value="496" calcext:value-type="float">
            <text:p>496</text:p>
          </table:table-cell>
          <table:table-cell table:style-name="ce1" table:formula="of:=AVERAGEIFS(['Total Resolution End'.$H$2:.$H$424];['Total Resolution End'.$B$2:.$B$424];&quot;&gt;=&quot;&amp;[.$A8];['Total Resolution End'.$B$2:.$B$424];&quot;&lt;=&quot;&amp;[.$B8])" office:value-type="float" office:value="864.28" calcext:value-type="float">
            <text:p>864.2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[.A9]/2+[.B9]/2" office:value-type="float" office:value="23" calcext:value-type="float">
            <text:p>23</text:p>
          </table:table-cell>
          <table:table-cell table:style-name="ce1" table:formula="of:=AVERAGEIFS(['Random Movement End'.$J$2:.$J$424];['Random Movement End'.$E$2:.$E$424];&quot;&gt;=&quot;&amp;[.$A9];['Random Movement End'.$E$2:.$E$424];&quot;&lt;=&quot;&amp;[.$B9])" office:value-type="float" office:value="25.6633966666667" calcext:value-type="float">
            <text:p>25.6633966666667</text:p>
          </table:table-cell>
          <table:table-cell table:style-name="ce1" table:formula="of:=AVERAGEIFS(['Random Movement -1 End'.$J$2:.$J$424];['Random Movement -1 End'.$E$2:.$E$424];&quot;&gt;=&quot;&amp;[.$A9];['Random Movement -1 End'.$E$2:.$E$424];&quot;&lt;=&quot;&amp;[.$B9])" office:value-type="float" office:value="19.84194" calcext:value-type="float">
            <text:p>19.84194</text:p>
          </table:table-cell>
          <table:table-cell table:style-name="ce1" table:formula="of:=AVERAGEIFS(['Force Algo End'.$J$2:.$J$424];['Force Algo End'.$E$2:.$E$424];&quot;&gt;=&quot;&amp;[.$A9];['Force Algo End'.$E$2:.$E$424];&quot;&lt;=&quot;&amp;[.$B9])" office:value-type="float" office:value="11.3404566666667" calcext:value-type="float">
            <text:p>11.3404566666667</text:p>
          </table:table-cell>
          <table:table-cell table:style-name="ce1" table:formula="of:=AVERAGEIFS(['Total Resolution End'.$G$2:.$G$424];['Total Resolution End'.$B$2:.$B$424];&quot;&gt;=&quot;&amp;[.$A9];['Total Resolution End'.$B$2:.$B$424];&quot;&lt;=&quot;&amp;[.$B9])" office:value-type="float" office:value="14.378" calcext:value-type="float">
            <text:p>14.378</text:p>
          </table:table-cell>
          <table:table-cell table:style-name="ce1" table:formula="of:=AVERAGEIFS(['Random Movement End'.$H$2:.$H$424];['Random Movement End'.$E$2:.$E$424];&quot;&gt;=&quot;&amp;[.$A9];['Random Movement End'.$E$2:.$E$424];&quot;&lt;=&quot;&amp;[.$B9])" office:value-type="float" office:value="15.7242700794763" calcext:value-type="float">
            <text:p>15.7242700794763</text:p>
          </table:table-cell>
          <table:table-cell table:style-name="ce1" table:formula="of:=AVERAGEIFS(['Random Movement -1 End'.$H$2:.$H$424];['Random Movement -1 End'.$E$2:.$E$424];&quot;&gt;=&quot;&amp;[.$A9];['Random Movement -1 End'.$E$2:.$E$424];&quot;&lt;=&quot;&amp;[.$B9])" office:value-type="float" office:value="2.8230561267947" calcext:value-type="float">
            <text:p>2.8230561267947</text:p>
          </table:table-cell>
          <table:table-cell table:style-name="ce1" table:formula="of:=AVERAGEIFS(['Force Algo End'.$H$2:.$H$424];['Force Algo End'.$E$2:.$E$424];&quot;&gt;=&quot;&amp;[.$A9];['Force Algo End'.$E$2:.$E$424];&quot;&lt;=&quot;&amp;[.$B9])" office:value-type="float" office:value="2.98681970830365" calcext:value-type="float">
            <text:p>2.98681970830365</text:p>
          </table:table-cell>
          <table:table-cell table:style-name="ce1" table:formula="of:=AVERAGEIFS(['Total Resolution End'.$N$2:.$N$424];['Total Resolution End'.$B$2:.$B$424];&quot;&gt;=&quot;&amp;[.$A9];['Total Resolution End'.$B$2:.$B$424];&quot;&lt;=&quot;&amp;[.$B9])" office:value-type="float" office:value="5.64061184884225" calcext:value-type="float">
            <text:p>5.64061184884225</text:p>
          </table:table-cell>
          <table:table-cell table:style-name="ce1" table:formula="of:=AVERAGEIFS(['Random Movement End'.$I$2:.$I$424];['Random Movement End'.$E$2:.$E$424];&quot;&gt;=&quot;&amp;[.$A9];['Random Movement End'.$E$2:.$E$424];&quot;&lt;=&quot;&amp;[.$B9])" office:value-type="float" office:value="58.3666666666667" calcext:value-type="float">
            <text:p>58.3666666666667</text:p>
          </table:table-cell>
          <table:table-cell table:style-name="ce1" table:formula="of:=AVERAGEIFS(['Random Movement -1 End'.$I$2:.$I$424];['Random Movement -1 End'.$E$2:.$E$424];&quot;&gt;=&quot;&amp;[.$A9];['Random Movement -1 End'.$E$2:.$E$424];&quot;&lt;=&quot;&amp;[.$B9])" office:value-type="float" office:value="49.7666666666667" calcext:value-type="float">
            <text:p>49.7666666666667</text:p>
          </table:table-cell>
          <table:table-cell table:style-name="ce1" table:formula="of:=AVERAGEIFS(['Force Algo End'.$I$2:.$I$424];['Force Algo End'.$E$2:.$E$424];&quot;&gt;=&quot;&amp;[.$A9];['Force Algo End'.$E$2:.$E$424];&quot;&lt;=&quot;&amp;[.$B9])" office:value-type="float" office:value="46.4666666666667" calcext:value-type="float">
            <text:p>46.4666666666667</text:p>
          </table:table-cell>
          <table:table-cell table:style-name="ce1" table:formula="of:=AVERAGEIFS(['Total Resolution End'.$J$2:.$J$424];['Total Resolution End'.$B$2:.$B$424];&quot;&gt;=&quot;&amp;[.$A9];['Total Resolution End'.$B$2:.$B$424];&quot;&lt;=&quot;&amp;[.$B9])" office:value-type="float" office:value="54.3" calcext:value-type="float">
            <text:p>54.3</text:p>
          </table:table-cell>
          <table:table-cell table:style-name="ce1" table:formula="of:=AVERAGEIFS(['Random Movement End'.$B$2:.$B$424];['Random Movement End'.$E$2:.$E$424];&quot;&gt;=&quot;&amp;[.$A9];['Random Movement End'.$E$2:.$E$424];&quot;&lt;=&quot;&amp;[.$B9])" office:value-type="float" office:value="1393.33333333333" calcext:value-type="float">
            <text:p>1393.33333333333</text:p>
          </table:table-cell>
          <table:table-cell table:style-name="ce1" table:formula="of:=AVERAGEIFS(['Random Movement -1 End'.$B$2:.$B$424];['Random Movement -1 End'.$E$2:.$E$424];&quot;&gt;=&quot;&amp;[.$A9];['Random Movement -1 End'.$E$2:.$E$424];&quot;&lt;=&quot;&amp;[.$B9])" office:value-type="float" office:value="1023.33333333333" calcext:value-type="float">
            <text:p>1023.33333333333</text:p>
          </table:table-cell>
          <table:table-cell table:style-name="ce1" table:formula="of:=AVERAGEIFS(['Force Algo End'.$B$2:.$B$424];['Force Algo End'.$E$2:.$E$424];&quot;&gt;=&quot;&amp;[.$A9];['Force Algo End'.$E$2:.$E$424];&quot;&lt;=&quot;&amp;[.$B9])" office:value-type="float" office:value="403.333333333333" calcext:value-type="float">
            <text:p>403.333333333333</text:p>
          </table:table-cell>
          <table:table-cell table:style-name="ce1" table:formula="of:=AVERAGEIFS(['Total Resolution End'.$H$2:.$H$424];['Total Resolution End'.$B$2:.$B$424];&quot;&gt;=&quot;&amp;[.$A9];['Total Resolution End'.$B$2:.$B$424];&quot;&lt;=&quot;&amp;[.$B9])" office:value-type="float" office:value="662.933333333333" calcext:value-type="float">
            <text:p>662.93333333333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A10]/2+[.B10]/2" office:value-type="float" office:value="26" calcext:value-type="float">
            <text:p>26</text:p>
          </table:table-cell>
          <table:table-cell table:style-name="ce1" table:formula="of:=AVERAGEIFS(['Random Movement End'.$J$2:.$J$424];['Random Movement End'.$E$2:.$E$424];&quot;&gt;=&quot;&amp;[.$A10];['Random Movement End'.$E$2:.$E$424];&quot;&lt;=&quot;&amp;[.$B10])" office:value-type="float" office:value="27.6718470588235" calcext:value-type="float">
            <text:p>27.6718470588235</text:p>
          </table:table-cell>
          <table:table-cell table:style-name="ce1" table:formula="of:=AVERAGEIFS(['Random Movement -1 End'.$J$2:.$J$424];['Random Movement -1 End'.$E$2:.$E$424];&quot;&gt;=&quot;&amp;[.$A10];['Random Movement -1 End'.$E$2:.$E$424];&quot;&lt;=&quot;&amp;[.$B10])" office:value-type="float" office:value="22.9389058823529" calcext:value-type="float">
            <text:p>22.9389058823529</text:p>
          </table:table-cell>
          <table:table-cell table:style-name="ce1" table:formula="of:=AVERAGEIFS(['Force Algo End'.$J$2:.$J$424];['Force Algo End'.$E$2:.$E$424];&quot;&gt;=&quot;&amp;[.$A10];['Force Algo End'.$E$2:.$E$424];&quot;&lt;=&quot;&amp;[.$B10])" office:value-type="float" office:value="12.6395294117647" calcext:value-type="float">
            <text:p>12.6395294117647</text:p>
          </table:table-cell>
          <table:table-cell table:style-name="ce1" table:formula="of:=AVERAGEIFS(['Total Resolution End'.$G$2:.$G$424];['Total Resolution End'.$B$2:.$B$424];&quot;&gt;=&quot;&amp;[.$A10];['Total Resolution End'.$B$2:.$B$424];&quot;&lt;=&quot;&amp;[.$B10])" office:value-type="float" office:value="16.14" calcext:value-type="float">
            <text:p>16.14</text:p>
          </table:table-cell>
          <table:table-cell table:style-name="ce1" table:formula="of:=AVERAGEIFS(['Random Movement End'.$H$2:.$H$424];['Random Movement End'.$E$2:.$E$424];&quot;&gt;=&quot;&amp;[.$A10];['Random Movement End'.$E$2:.$E$424];&quot;&lt;=&quot;&amp;[.$B10])" office:value-type="float" office:value="20.2084092140606" calcext:value-type="float">
            <text:p>20.2084092140606</text:p>
          </table:table-cell>
          <table:table-cell table:style-name="ce1" table:formula="of:=AVERAGEIFS(['Random Movement -1 End'.$H$2:.$H$424];['Random Movement -1 End'.$E$2:.$E$424];&quot;&gt;=&quot;&amp;[.$A10];['Random Movement -1 End'.$E$2:.$E$424];&quot;&lt;=&quot;&amp;[.$B10])" office:value-type="float" office:value="2.70559444241825" calcext:value-type="float">
            <text:p>2.70559444241825</text:p>
          </table:table-cell>
          <table:table-cell table:style-name="ce1" table:formula="of:=AVERAGEIFS(['Force Algo End'.$H$2:.$H$424];['Force Algo End'.$E$2:.$E$424];&quot;&gt;=&quot;&amp;[.$A10];['Force Algo End'.$E$2:.$E$424];&quot;&lt;=&quot;&amp;[.$B10])" office:value-type="float" office:value="2.90204048728949" calcext:value-type="float">
            <text:p>2.90204048728949</text:p>
          </table:table-cell>
          <table:table-cell table:style-name="ce1" table:formula="of:=AVERAGEIFS(['Total Resolution End'.$N$2:.$N$424];['Total Resolution End'.$B$2:.$B$424];&quot;&gt;=&quot;&amp;[.$A10];['Total Resolution End'.$B$2:.$B$424];&quot;&lt;=&quot;&amp;[.$B10])" office:value-type="float" office:value="47.8594470442742" calcext:value-type="float">
            <text:p>47.8594470442742</text:p>
          </table:table-cell>
          <table:table-cell table:style-name="ce1" table:formula="of:=AVERAGEIFS(['Random Movement End'.$I$2:.$I$424];['Random Movement End'.$E$2:.$E$424];&quot;&gt;=&quot;&amp;[.$A10];['Random Movement End'.$E$2:.$E$424];&quot;&lt;=&quot;&amp;[.$B10])" office:value-type="float" office:value="157.529411764706" calcext:value-type="float">
            <text:p>157.529411764706</text:p>
          </table:table-cell>
          <table:table-cell table:style-name="ce1" table:formula="of:=AVERAGEIFS(['Random Movement -1 End'.$I$2:.$I$424];['Random Movement -1 End'.$E$2:.$E$424];&quot;&gt;=&quot;&amp;[.$A10];['Random Movement -1 End'.$E$2:.$E$424];&quot;&lt;=&quot;&amp;[.$B10])" office:value-type="float" office:value="152.235294117647" calcext:value-type="float">
            <text:p>152.235294117647</text:p>
          </table:table-cell>
          <table:table-cell table:style-name="ce1" table:formula="of:=AVERAGEIFS(['Force Algo End'.$I$2:.$I$424];['Force Algo End'.$E$2:.$E$424];&quot;&gt;=&quot;&amp;[.$A10];['Force Algo End'.$E$2:.$E$424];&quot;&lt;=&quot;&amp;[.$B10])" office:value-type="float" office:value="152.764705882353" calcext:value-type="float">
            <text:p>152.764705882353</text:p>
          </table:table-cell>
          <table:table-cell table:style-name="ce1" table:formula="of:=AVERAGEIFS(['Total Resolution End'.$J$2:.$J$424];['Total Resolution End'.$B$2:.$B$424];&quot;&gt;=&quot;&amp;[.$A10];['Total Resolution End'.$B$2:.$B$424];&quot;&lt;=&quot;&amp;[.$B10])" office:value-type="float" office:value="159.058823529412" calcext:value-type="float">
            <text:p>159.058823529412</text:p>
          </table:table-cell>
          <table:table-cell table:style-name="ce1" table:formula="of:=AVERAGEIFS(['Random Movement End'.$B$2:.$B$424];['Random Movement End'.$E$2:.$E$424];&quot;&gt;=&quot;&amp;[.$A10];['Random Movement End'.$E$2:.$E$424];&quot;&lt;=&quot;&amp;[.$B10])" office:value-type="float" office:value="1535.29411764706" calcext:value-type="float">
            <text:p>1535.29411764706</text:p>
          </table:table-cell>
          <table:table-cell table:style-name="ce1" table:formula="of:=AVERAGEIFS(['Random Movement -1 End'.$B$2:.$B$424];['Random Movement -1 End'.$E$2:.$E$424];&quot;&gt;=&quot;&amp;[.$A10];['Random Movement -1 End'.$E$2:.$E$424];&quot;&lt;=&quot;&amp;[.$B10])" office:value-type="float" office:value="1052.94117647059" calcext:value-type="float">
            <text:p>1052.94117647059</text:p>
          </table:table-cell>
          <table:table-cell table:style-name="ce1" table:formula="of:=AVERAGEIFS(['Force Algo End'.$B$2:.$B$424];['Force Algo End'.$E$2:.$E$424];&quot;&gt;=&quot;&amp;[.$A10];['Force Algo End'.$E$2:.$E$424];&quot;&lt;=&quot;&amp;[.$B10])" office:value-type="float" office:value="329.411764705882" calcext:value-type="float">
            <text:p>329.411764705882</text:p>
          </table:table-cell>
          <table:table-cell table:style-name="ce1" table:formula="of:=AVERAGEIFS(['Total Resolution End'.$H$2:.$H$424];['Total Resolution End'.$B$2:.$B$424];&quot;&gt;=&quot;&amp;[.$A10];['Total Resolution End'.$B$2:.$B$424];&quot;&lt;=&quot;&amp;[.$B10])" office:value-type="float" office:value="708.235294117647" calcext:value-type="float">
            <text:p>708.23529411764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[.A11]/2+[.B11]/2" office:value-type="float" office:value="29" calcext:value-type="float">
            <text:p>29</text:p>
          </table:table-cell>
          <table:table-cell table:style-name="ce1" table:formula="of:=AVERAGEIFS(['Random Movement End'.$J$2:.$J$424];['Random Movement End'.$E$2:.$E$424];&quot;&gt;=&quot;&amp;[.$A11];['Random Movement End'.$E$2:.$E$424];&quot;&lt;=&quot;&amp;[.$B11])" office:value-type="float" office:value="23.2900785714286" calcext:value-type="float">
            <text:p>23.2900785714286</text:p>
          </table:table-cell>
          <table:table-cell table:style-name="ce1" table:formula="of:=AVERAGEIFS(['Random Movement -1 End'.$J$2:.$J$424];['Random Movement -1 End'.$E$2:.$E$424];&quot;&gt;=&quot;&amp;[.$A11];['Random Movement -1 End'.$E$2:.$E$424];&quot;&lt;=&quot;&amp;[.$B11])" office:value-type="float" office:value="19.8305642857143" calcext:value-type="float">
            <text:p>19.8305642857143</text:p>
          </table:table-cell>
          <table:table-cell table:style-name="ce1" table:formula="of:=AVERAGEIFS(['Force Algo End'.$J$2:.$J$424];['Force Algo End'.$E$2:.$E$424];&quot;&gt;=&quot;&amp;[.$A11];['Force Algo End'.$E$2:.$E$424];&quot;&lt;=&quot;&amp;[.$B11])" office:value-type="float" office:value="10.7034642857143" calcext:value-type="float">
            <text:p>10.7034642857143</text:p>
          </table:table-cell>
          <table:table-cell table:style-name="ce1" table:formula="of:=AVERAGEIFS(['Total Resolution End'.$G$2:.$G$424];['Total Resolution End'.$B$2:.$B$424];&quot;&gt;=&quot;&amp;[.$A11];['Total Resolution End'.$B$2:.$B$424];&quot;&lt;=&quot;&amp;[.$B11])" office:value-type="float" office:value="13.6007142857143" calcext:value-type="float">
            <text:p>13.6007142857143</text:p>
          </table:table-cell>
          <table:table-cell table:style-name="ce1" table:formula="of:=AVERAGEIFS(['Random Movement End'.$H$2:.$H$424];['Random Movement End'.$E$2:.$E$424];&quot;&gt;=&quot;&amp;[.$A11];['Random Movement End'.$E$2:.$E$424];&quot;&lt;=&quot;&amp;[.$B11])" office:value-type="float" office:value="17.7982063116451" calcext:value-type="float">
            <text:p>17.7982063116451</text:p>
          </table:table-cell>
          <table:table-cell table:style-name="ce1" table:formula="of:=AVERAGEIFS(['Random Movement -1 End'.$H$2:.$H$424];['Random Movement -1 End'.$E$2:.$E$424];&quot;&gt;=&quot;&amp;[.$A11];['Random Movement -1 End'.$E$2:.$E$424];&quot;&lt;=&quot;&amp;[.$B11])" office:value-type="float" office:value="3.22871252020712" calcext:value-type="float">
            <text:p>3.22871252020712</text:p>
          </table:table-cell>
          <table:table-cell table:style-name="ce1" table:formula="of:=AVERAGEIFS(['Force Algo End'.$H$2:.$H$424];['Force Algo End'.$E$2:.$E$424];&quot;&gt;=&quot;&amp;[.$A11];['Force Algo End'.$E$2:.$E$424];&quot;&lt;=&quot;&amp;[.$B11])" office:value-type="float" office:value="3.13654887046543" calcext:value-type="float">
            <text:p>3.13654887046543</text:p>
          </table:table-cell>
          <table:table-cell table:style-name="ce1" table:formula="of:=AVERAGEIFS(['Total Resolution End'.$N$2:.$N$424];['Total Resolution End'.$B$2:.$B$424];&quot;&gt;=&quot;&amp;[.$A11];['Total Resolution End'.$B$2:.$B$424];&quot;&lt;=&quot;&amp;[.$B11])" office:value-type="float" office:value="330.669951192238" calcext:value-type="float">
            <text:p>330.669951192238</text:p>
          </table:table-cell>
          <table:table-cell table:style-name="ce1" table:formula="of:=AVERAGEIFS(['Random Movement End'.$I$2:.$I$424];['Random Movement End'.$E$2:.$E$424];&quot;&gt;=&quot;&amp;[.$A11];['Random Movement End'.$E$2:.$E$424];&quot;&lt;=&quot;&amp;[.$B11])" office:value-type="float" office:value="236.428571428571" calcext:value-type="float">
            <text:p>236.428571428571</text:p>
          </table:table-cell>
          <table:table-cell table:style-name="ce1" table:formula="of:=AVERAGEIFS(['Random Movement -1 End'.$I$2:.$I$424];['Random Movement -1 End'.$E$2:.$E$424];&quot;&gt;=&quot;&amp;[.$A11];['Random Movement -1 End'.$E$2:.$E$424];&quot;&lt;=&quot;&amp;[.$B11])" office:value-type="float" office:value="204.428571428571" calcext:value-type="float">
            <text:p>204.428571428571</text:p>
          </table:table-cell>
          <table:table-cell table:style-name="ce1" table:formula="of:=AVERAGEIFS(['Force Algo End'.$I$2:.$I$424];['Force Algo End'.$E$2:.$E$424];&quot;&gt;=&quot;&amp;[.$A11];['Force Algo End'.$E$2:.$E$424];&quot;&lt;=&quot;&amp;[.$B11])" office:value-type="float" office:value="211.357142857143" calcext:value-type="float">
            <text:p>211.357142857143</text:p>
          </table:table-cell>
          <table:table-cell table:style-name="ce1" table:formula="of:=AVERAGEIFS(['Total Resolution End'.$J$2:.$J$424];['Total Resolution End'.$B$2:.$B$424];&quot;&gt;=&quot;&amp;[.$A11];['Total Resolution End'.$B$2:.$B$424];&quot;&lt;=&quot;&amp;[.$B11])" office:value-type="float" office:value="237.142857142857" calcext:value-type="float">
            <text:p>237.142857142857</text:p>
          </table:table-cell>
          <table:table-cell table:style-name="ce1" table:formula="of:=AVERAGEIFS(['Random Movement End'.$B$2:.$B$424];['Random Movement End'.$E$2:.$E$424];&quot;&gt;=&quot;&amp;[.$A11];['Random Movement End'.$E$2:.$E$424];&quot;&lt;=&quot;&amp;[.$B11])" office:value-type="float" office:value="1292.85714285714" calcext:value-type="float">
            <text:p>1292.85714285714</text:p>
          </table:table-cell>
          <table:table-cell table:style-name="ce1" table:formula="of:=AVERAGEIFS(['Random Movement -1 End'.$B$2:.$B$424];['Random Movement -1 End'.$E$2:.$E$424];&quot;&gt;=&quot;&amp;[.$A11];['Random Movement -1 End'.$E$2:.$E$424];&quot;&lt;=&quot;&amp;[.$B11])" office:value-type="float" office:value="900" calcext:value-type="float">
            <text:p>900</text:p>
          </table:table-cell>
          <table:table-cell table:style-name="ce1" table:formula="of:=AVERAGEIFS(['Force Algo End'.$B$2:.$B$424];['Force Algo End'.$E$2:.$E$424];&quot;&gt;=&quot;&amp;[.$A11];['Force Algo End'.$E$2:.$E$424];&quot;&lt;=&quot;&amp;[.$B11])" office:value-type="float" office:value="807.142857142857" calcext:value-type="float">
            <text:p>807.142857142857</text:p>
          </table:table-cell>
          <table:table-cell table:style-name="ce1" table:formula="of:=AVERAGEIFS(['Total Resolution End'.$H$2:.$H$424];['Total Resolution End'.$B$2:.$B$424];&quot;&gt;=&quot;&amp;[.$A11];['Total Resolution End'.$B$2:.$B$424];&quot;&lt;=&quot;&amp;[.$B11])" office:value-type="float" office:value="1160.42857142857" calcext:value-type="float">
            <text:p>1160.4285714285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formula="of:=[.A12]/2+[.B12]/2" office:value-type="float" office:value="32" calcext:value-type="float">
            <text:p>32</text:p>
          </table:table-cell>
          <table:table-cell table:style-name="ce1" table:formula="of:=AVERAGEIFS(['Random Movement End'.$J$2:.$J$424];['Random Movement End'.$E$2:.$E$424];&quot;&gt;=&quot;&amp;[.$A12];['Random Movement End'.$E$2:.$E$424];&quot;&lt;=&quot;&amp;[.$B12])" office:value-type="float" office:value="20.7036611111111" calcext:value-type="float">
            <text:p>20.7036611111111</text:p>
          </table:table-cell>
          <table:table-cell table:style-name="ce1" table:formula="of:=AVERAGEIFS(['Random Movement -1 End'.$J$2:.$J$424];['Random Movement -1 End'.$E$2:.$E$424];&quot;&gt;=&quot;&amp;[.$A12];['Random Movement -1 End'.$E$2:.$E$424];&quot;&lt;=&quot;&amp;[.$B12])" office:value-type="float" office:value="18.4928722222222" calcext:value-type="float">
            <text:p>18.4928722222222</text:p>
          </table:table-cell>
          <table:table-cell table:style-name="ce1" table:formula="of:=AVERAGEIFS(['Force Algo End'.$J$2:.$J$424];['Force Algo End'.$E$2:.$E$424];&quot;&gt;=&quot;&amp;[.$A12];['Force Algo End'.$E$2:.$E$424];&quot;&lt;=&quot;&amp;[.$B12])" office:value-type="float" office:value="9.81371111111111" calcext:value-type="float">
            <text:p>9.81371111111111</text:p>
          </table:table-cell>
          <table:table-cell table:style-name="ce1" table:formula="of:=AVERAGEIFS(['Total Resolution End'.$G$2:.$G$424];['Total Resolution End'.$B$2:.$B$424];&quot;&gt;=&quot;&amp;[.$A12];['Total Resolution End'.$B$2:.$B$424];&quot;&lt;=&quot;&amp;[.$B12])" office:value-type="float" office:value="13.3966666666667" calcext:value-type="float">
            <text:p>13.3966666666667</text:p>
          </table:table-cell>
          <table:table-cell table:style-name="ce1" table:formula="of:=AVERAGEIFS(['Random Movement End'.$H$2:.$H$424];['Random Movement End'.$E$2:.$E$424];&quot;&gt;=&quot;&amp;[.$A12];['Random Movement End'.$E$2:.$E$424];&quot;&lt;=&quot;&amp;[.$B12])" office:value-type="float" office:value="10.7543983431056" calcext:value-type="float">
            <text:p>10.7543983431056</text:p>
          </table:table-cell>
          <table:table-cell table:style-name="ce1" table:formula="of:=AVERAGEIFS(['Random Movement -1 End'.$H$2:.$H$424];['Random Movement -1 End'.$E$2:.$E$424];&quot;&gt;=&quot;&amp;[.$A12];['Random Movement -1 End'.$E$2:.$E$424];&quot;&lt;=&quot;&amp;[.$B12])" office:value-type="float" office:value="3.179253164358" calcext:value-type="float">
            <text:p>3.179253164358</text:p>
          </table:table-cell>
          <table:table-cell table:style-name="ce1" table:formula="of:=AVERAGEIFS(['Force Algo End'.$H$2:.$H$424];['Force Algo End'.$E$2:.$E$424];&quot;&gt;=&quot;&amp;[.$A12];['Force Algo End'.$E$2:.$E$424];&quot;&lt;=&quot;&amp;[.$B12])" office:value-type="float" office:value="2.93226727318793" calcext:value-type="float">
            <text:p>2.93226727318793</text:p>
          </table:table-cell>
          <table:table-cell table:style-name="ce1" table:formula="of:=AVERAGEIFS(['Total Resolution End'.$N$2:.$N$424];['Total Resolution End'.$B$2:.$B$424];&quot;&gt;=&quot;&amp;[.$A12];['Total Resolution End'.$B$2:.$B$424];&quot;&lt;=&quot;&amp;[.$B12])" office:value-type="float" office:value="137.779841572635" calcext:value-type="float">
            <text:p>137.779841572635</text:p>
          </table:table-cell>
          <table:table-cell table:style-name="ce1" table:formula="of:=AVERAGEIFS(['Random Movement End'.$I$2:.$I$424];['Random Movement End'.$E$2:.$E$424];&quot;&gt;=&quot;&amp;[.$A12];['Random Movement End'.$E$2:.$E$424];&quot;&lt;=&quot;&amp;[.$B12])" office:value-type="float" office:value="218.722222222222" calcext:value-type="float">
            <text:p>218.722222222222</text:p>
          </table:table-cell>
          <table:table-cell table:style-name="ce1" table:formula="of:=AVERAGEIFS(['Random Movement -1 End'.$I$2:.$I$424];['Random Movement -1 End'.$E$2:.$E$424];&quot;&gt;=&quot;&amp;[.$A12];['Random Movement -1 End'.$E$2:.$E$424];&quot;&lt;=&quot;&amp;[.$B12])" office:value-type="float" office:value="213.666666666667" calcext:value-type="float">
            <text:p>213.666666666667</text:p>
          </table:table-cell>
          <table:table-cell table:style-name="ce1" table:formula="of:=AVERAGEIFS(['Force Algo End'.$I$2:.$I$424];['Force Algo End'.$E$2:.$E$424];&quot;&gt;=&quot;&amp;[.$A12];['Force Algo End'.$E$2:.$E$424];&quot;&lt;=&quot;&amp;[.$B12])" office:value-type="float" office:value="219.333333333333" calcext:value-type="float">
            <text:p>219.333333333333</text:p>
          </table:table-cell>
          <table:table-cell table:style-name="ce1" table:formula="of:=AVERAGEIFS(['Total Resolution End'.$J$2:.$J$424];['Total Resolution End'.$B$2:.$B$424];&quot;&gt;=&quot;&amp;[.$A12];['Total Resolution End'.$B$2:.$B$424];&quot;&lt;=&quot;&amp;[.$B12])" office:value-type="float" office:value="239.277777777778" calcext:value-type="float">
            <text:p>239.277777777778</text:p>
          </table:table-cell>
          <table:table-cell table:style-name="ce1" table:formula="of:=AVERAGEIFS(['Random Movement End'.$B$2:.$B$424];['Random Movement End'.$E$2:.$E$424];&quot;&gt;=&quot;&amp;[.$A12];['Random Movement End'.$E$2:.$E$424];&quot;&lt;=&quot;&amp;[.$B12])" office:value-type="float" office:value="994.444444444444" calcext:value-type="float">
            <text:p>994.444444444444</text:p>
          </table:table-cell>
          <table:table-cell table:style-name="ce1" table:formula="of:=AVERAGEIFS(['Random Movement -1 End'.$B$2:.$B$424];['Random Movement -1 End'.$E$2:.$E$424];&quot;&gt;=&quot;&amp;[.$A12];['Random Movement -1 End'.$E$2:.$E$424];&quot;&lt;=&quot;&amp;[.$B12])" office:value-type="float" office:value="783.333333333333" calcext:value-type="float">
            <text:p>783.333333333333</text:p>
          </table:table-cell>
          <table:table-cell table:style-name="ce1" table:formula="of:=AVERAGEIFS(['Force Algo End'.$B$2:.$B$424];['Force Algo End'.$E$2:.$E$424];&quot;&gt;=&quot;&amp;[.$A12];['Force Algo End'.$E$2:.$E$424];&quot;&lt;=&quot;&amp;[.$B12])" office:value-type="float" office:value="511.111111111111" calcext:value-type="float">
            <text:p>511.111111111111</text:p>
          </table:table-cell>
          <table:table-cell table:style-name="ce1" table:formula="of:=AVERAGEIFS(['Total Resolution End'.$H$2:.$H$424];['Total Resolution End'.$B$2:.$B$424];&quot;&gt;=&quot;&amp;[.$A12];['Total Resolution End'.$B$2:.$B$424];&quot;&lt;=&quot;&amp;[.$B12])" office:value-type="float" office:value="1303.83333333333" calcext:value-type="float">
            <text:p>1303.8333333333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[.A13]/2+[.B13]/2" office:value-type="float" office:value="35" calcext:value-type="float">
            <text:p>35</text:p>
          </table:table-cell>
          <table:table-cell table:style-name="ce1" table:formula="of:=AVERAGEIFS(['Random Movement End'.$J$2:.$J$424];['Random Movement End'.$E$2:.$E$424];&quot;&gt;=&quot;&amp;[.$A13];['Random Movement End'.$E$2:.$E$424];&quot;&lt;=&quot;&amp;[.$B13])" office:value-type="float" office:value="25.8654352941176" calcext:value-type="float">
            <text:p>25.8654352941176</text:p>
          </table:table-cell>
          <table:table-cell table:style-name="ce1" table:formula="of:=AVERAGEIFS(['Random Movement -1 End'.$J$2:.$J$424];['Random Movement -1 End'.$E$2:.$E$424];&quot;&gt;=&quot;&amp;[.$A13];['Random Movement -1 End'.$E$2:.$E$424];&quot;&lt;=&quot;&amp;[.$B13])" office:value-type="float" office:value="21.9218411764706" calcext:value-type="float">
            <text:p>21.9218411764706</text:p>
          </table:table-cell>
          <table:table-cell table:style-name="ce1" table:formula="of:=AVERAGEIFS(['Force Algo End'.$J$2:.$J$424];['Force Algo End'.$E$2:.$E$424];&quot;&gt;=&quot;&amp;[.$A13];['Force Algo End'.$E$2:.$E$424];&quot;&lt;=&quot;&amp;[.$B13])" office:value-type="float" office:value="13.3482411764706" calcext:value-type="float">
            <text:p>13.3482411764706</text:p>
          </table:table-cell>
          <table:table-cell table:style-name="ce1" table:formula="of:=AVERAGEIFS(['Total Resolution End'.$G$2:.$G$424];['Total Resolution End'.$B$2:.$B$424];&quot;&gt;=&quot;&amp;[.$A13];['Total Resolution End'.$B$2:.$B$424];&quot;&lt;=&quot;&amp;[.$B13])" office:value-type="float" office:value="18.1258823529412" calcext:value-type="float">
            <text:p>18.1258823529412</text:p>
          </table:table-cell>
          <table:table-cell table:style-name="ce1" table:formula="of:=AVERAGEIFS(['Random Movement End'.$H$2:.$H$424];['Random Movement End'.$E$2:.$E$424];&quot;&gt;=&quot;&amp;[.$A13];['Random Movement End'.$E$2:.$E$424];&quot;&lt;=&quot;&amp;[.$B13])" office:value-type="float" office:value="17.2141099672268" calcext:value-type="float">
            <text:p>17.2141099672268</text:p>
          </table:table-cell>
          <table:table-cell table:style-name="ce1" table:formula="of:=AVERAGEIFS(['Random Movement -1 End'.$H$2:.$H$424];['Random Movement -1 End'.$E$2:.$E$424];&quot;&gt;=&quot;&amp;[.$A13];['Random Movement -1 End'.$E$2:.$E$424];&quot;&lt;=&quot;&amp;[.$B13])" office:value-type="float" office:value="3.19550254272945" calcext:value-type="float">
            <text:p>3.19550254272945</text:p>
          </table:table-cell>
          <table:table-cell table:style-name="ce1" table:formula="of:=AVERAGEIFS(['Force Algo End'.$H$2:.$H$424];['Force Algo End'.$E$2:.$E$424];&quot;&gt;=&quot;&amp;[.$A13];['Force Algo End'.$E$2:.$E$424];&quot;&lt;=&quot;&amp;[.$B13])" office:value-type="float" office:value="3.36271901972029" calcext:value-type="float">
            <text:p>3.36271901972029</text:p>
          </table:table-cell>
          <table:table-cell table:style-name="ce1" table:formula="of:=AVERAGEIFS(['Total Resolution End'.$N$2:.$N$424];['Total Resolution End'.$B$2:.$B$424];&quot;&gt;=&quot;&amp;[.$A13];['Total Resolution End'.$B$2:.$B$424];&quot;&lt;=&quot;&amp;[.$B13])" office:value-type="float" office:value="107.595988977033" calcext:value-type="float">
            <text:p>107.595988977033</text:p>
          </table:table-cell>
          <table:table-cell table:style-name="ce1" table:formula="of:=AVERAGEIFS(['Random Movement End'.$I$2:.$I$424];['Random Movement End'.$E$2:.$E$424];&quot;&gt;=&quot;&amp;[.$A13];['Random Movement End'.$E$2:.$E$424];&quot;&lt;=&quot;&amp;[.$B13])" office:value-type="float" office:value="137.823529411765" calcext:value-type="float">
            <text:p>137.823529411765</text:p>
          </table:table-cell>
          <table:table-cell table:style-name="ce1" table:formula="of:=AVERAGEIFS(['Random Movement -1 End'.$I$2:.$I$424];['Random Movement -1 End'.$E$2:.$E$424];&quot;&gt;=&quot;&amp;[.$A13];['Random Movement -1 End'.$E$2:.$E$424];&quot;&lt;=&quot;&amp;[.$B13])" office:value-type="float" office:value="118.705882352941" calcext:value-type="float">
            <text:p>118.705882352941</text:p>
          </table:table-cell>
          <table:table-cell table:style-name="ce1" table:formula="of:=AVERAGEIFS(['Force Algo End'.$I$2:.$I$424];['Force Algo End'.$E$2:.$E$424];&quot;&gt;=&quot;&amp;[.$A13];['Force Algo End'.$E$2:.$E$424];&quot;&lt;=&quot;&amp;[.$B13])" office:value-type="float" office:value="121.470588235294" calcext:value-type="float">
            <text:p>121.470588235294</text:p>
          </table:table-cell>
          <table:table-cell table:style-name="ce1" table:formula="of:=AVERAGEIFS(['Total Resolution End'.$J$2:.$J$424];['Total Resolution End'.$B$2:.$B$424];&quot;&gt;=&quot;&amp;[.$A13];['Total Resolution End'.$B$2:.$B$424];&quot;&lt;=&quot;&amp;[.$B13])" office:value-type="float" office:value="147.235294117647" calcext:value-type="float">
            <text:p>147.235294117647</text:p>
          </table:table-cell>
          <table:table-cell table:style-name="ce1" table:formula="of:=AVERAGEIFS(['Random Movement End'.$B$2:.$B$424];['Random Movement End'.$E$2:.$E$424];&quot;&gt;=&quot;&amp;[.$A13];['Random Movement End'.$E$2:.$E$424];&quot;&lt;=&quot;&amp;[.$B13])" office:value-type="float" office:value="1100" calcext:value-type="float">
            <text:p>1100</text:p>
          </table:table-cell>
          <table:table-cell table:style-name="ce1" table:formula="of:=AVERAGEIFS(['Random Movement -1 End'.$B$2:.$B$424];['Random Movement -1 End'.$E$2:.$E$424];&quot;&gt;=&quot;&amp;[.$A13];['Random Movement -1 End'.$E$2:.$E$424];&quot;&lt;=&quot;&amp;[.$B13])" office:value-type="float" office:value="841.176470588235" calcext:value-type="float">
            <text:p>841.176470588235</text:p>
          </table:table-cell>
          <table:table-cell table:style-name="ce1" table:formula="of:=AVERAGEIFS(['Force Algo End'.$B$2:.$B$424];['Force Algo End'.$E$2:.$E$424];&quot;&gt;=&quot;&amp;[.$A13];['Force Algo End'.$E$2:.$E$424];&quot;&lt;=&quot;&amp;[.$B13])" office:value-type="float" office:value="311.764705882353" calcext:value-type="float">
            <text:p>311.764705882353</text:p>
          </table:table-cell>
          <table:table-cell table:style-name="ce1" table:formula="of:=AVERAGEIFS(['Total Resolution End'.$H$2:.$H$424];['Total Resolution End'.$B$2:.$B$424];&quot;&gt;=&quot;&amp;[.$A13];['Total Resolution End'.$B$2:.$B$424];&quot;&lt;=&quot;&amp;[.$B13])" office:value-type="float" office:value="995.588235294118" calcext:value-type="float">
            <text:p>995.58823529411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formula="of:=[.A14]/2+[.B14]/2" office:value-type="float" office:value="38" calcext:value-type="float">
            <text:p>38</text:p>
          </table:table-cell>
          <table:table-cell table:style-name="ce1" table:formula="of:=AVERAGEIFS(['Random Movement End'.$J$2:.$J$424];['Random Movement End'.$E$2:.$E$424];&quot;&gt;=&quot;&amp;[.$A14];['Random Movement End'.$E$2:.$E$424];&quot;&lt;=&quot;&amp;[.$B14])" office:value-type="float" office:value="17.1296294117647" calcext:value-type="float">
            <text:p>17.1296294117647</text:p>
          </table:table-cell>
          <table:table-cell table:style-name="ce1" table:formula="of:=AVERAGEIFS(['Random Movement -1 End'.$J$2:.$J$424];['Random Movement -1 End'.$E$2:.$E$424];&quot;&gt;=&quot;&amp;[.$A14];['Random Movement -1 End'.$E$2:.$E$424];&quot;&lt;=&quot;&amp;[.$B14])" office:value-type="float" office:value="15.8270470588235" calcext:value-type="float">
            <text:p>15.8270470588235</text:p>
          </table:table-cell>
          <table:table-cell table:style-name="ce1" table:formula="of:=AVERAGEIFS(['Force Algo End'.$J$2:.$J$424];['Force Algo End'.$E$2:.$E$424];&quot;&gt;=&quot;&amp;[.$A14];['Force Algo End'.$E$2:.$E$424];&quot;&lt;=&quot;&amp;[.$B14])" office:value-type="float" office:value="9.75900588235294" calcext:value-type="float">
            <text:p>9.75900588235294</text:p>
          </table:table-cell>
          <table:table-cell table:style-name="ce1" table:formula="of:=AVERAGEIFS(['Total Resolution End'.$G$2:.$G$424];['Total Resolution End'.$B$2:.$B$424];&quot;&gt;=&quot;&amp;[.$A14];['Total Resolution End'.$B$2:.$B$424];&quot;&lt;=&quot;&amp;[.$B14])" office:value-type="float" office:value="11.8388235294118" calcext:value-type="float">
            <text:p>11.8388235294118</text:p>
          </table:table-cell>
          <table:table-cell table:style-name="ce1" table:formula="of:=AVERAGEIFS(['Random Movement End'.$H$2:.$H$424];['Random Movement End'.$E$2:.$E$424];&quot;&gt;=&quot;&amp;[.$A14];['Random Movement End'.$E$2:.$E$424];&quot;&lt;=&quot;&amp;[.$B14])" office:value-type="float" office:value="25.5332569156911" calcext:value-type="float">
            <text:p>25.5332569156911</text:p>
          </table:table-cell>
          <table:table-cell table:style-name="ce1" table:formula="of:=AVERAGEIFS(['Random Movement -1 End'.$H$2:.$H$424];['Random Movement -1 End'.$E$2:.$E$424];&quot;&gt;=&quot;&amp;[.$A14];['Random Movement -1 End'.$E$2:.$E$424];&quot;&lt;=&quot;&amp;[.$B14])" office:value-type="float" office:value="3.49750642702181" calcext:value-type="float">
            <text:p>3.49750642702181</text:p>
          </table:table-cell>
          <table:table-cell table:style-name="ce1" table:formula="of:=AVERAGEIFS(['Force Algo End'.$H$2:.$H$424];['Force Algo End'.$E$2:.$E$424];&quot;&gt;=&quot;&amp;[.$A14];['Force Algo End'.$E$2:.$E$424];&quot;&lt;=&quot;&amp;[.$B14])" office:value-type="float" office:value="3.42676307280609" calcext:value-type="float">
            <text:p>3.42676307280609</text:p>
          </table:table-cell>
          <table:table-cell table:style-name="ce1" table:formula="of:=AVERAGEIFS(['Total Resolution End'.$N$2:.$N$424];['Total Resolution End'.$B$2:.$B$424];&quot;&gt;=&quot;&amp;[.$A14];['Total Resolution End'.$B$2:.$B$424];&quot;&lt;=&quot;&amp;[.$B14])" office:value-type="float" office:value="118.857173743937" calcext:value-type="float">
            <text:p>118.857173743937</text:p>
          </table:table-cell>
          <table:table-cell table:style-name="ce1" table:formula="of:=AVERAGEIFS(['Random Movement End'.$I$2:.$I$424];['Random Movement End'.$E$2:.$E$424];&quot;&gt;=&quot;&amp;[.$A14];['Random Movement End'.$E$2:.$E$424];&quot;&lt;=&quot;&amp;[.$B14])" office:value-type="float" office:value="208.352941176471" calcext:value-type="float">
            <text:p>208.352941176471</text:p>
          </table:table-cell>
          <table:table-cell table:style-name="ce1" table:formula="of:=AVERAGEIFS(['Random Movement -1 End'.$I$2:.$I$424];['Random Movement -1 End'.$E$2:.$E$424];&quot;&gt;=&quot;&amp;[.$A14];['Random Movement -1 End'.$E$2:.$E$424];&quot;&lt;=&quot;&amp;[.$B14])" office:value-type="float" office:value="181.882352941176" calcext:value-type="float">
            <text:p>181.882352941176</text:p>
          </table:table-cell>
          <table:table-cell table:style-name="ce1" table:formula="of:=AVERAGEIFS(['Force Algo End'.$I$2:.$I$424];['Force Algo End'.$E$2:.$E$424];&quot;&gt;=&quot;&amp;[.$A14];['Force Algo End'.$E$2:.$E$424];&quot;&lt;=&quot;&amp;[.$B14])" office:value-type="float" office:value="187.647058823529" calcext:value-type="float">
            <text:p>187.647058823529</text:p>
          </table:table-cell>
          <table:table-cell table:style-name="ce1" table:formula="of:=AVERAGEIFS(['Total Resolution End'.$J$2:.$J$424];['Total Resolution End'.$B$2:.$B$424];&quot;&gt;=&quot;&amp;[.$A14];['Total Resolution End'.$B$2:.$B$424];&quot;&lt;=&quot;&amp;[.$B14])" office:value-type="float" office:value="232.058823529412" calcext:value-type="float">
            <text:p>232.058823529412</text:p>
          </table:table-cell>
          <table:table-cell table:style-name="ce1" table:formula="of:=AVERAGEIFS(['Random Movement End'.$B$2:.$B$424];['Random Movement End'.$E$2:.$E$424];&quot;&gt;=&quot;&amp;[.$A14];['Random Movement End'.$E$2:.$E$424];&quot;&lt;=&quot;&amp;[.$B14])" office:value-type="float" office:value="788.235294117647" calcext:value-type="float">
            <text:p>788.235294117647</text:p>
          </table:table-cell>
          <table:table-cell table:style-name="ce1" table:formula="of:=AVERAGEIFS(['Random Movement -1 End'.$B$2:.$B$424];['Random Movement -1 End'.$E$2:.$E$424];&quot;&gt;=&quot;&amp;[.$A14];['Random Movement -1 End'.$E$2:.$E$424];&quot;&lt;=&quot;&amp;[.$B14])" office:value-type="float" office:value="817.647058823529" calcext:value-type="float">
            <text:p>817.647058823529</text:p>
          </table:table-cell>
          <table:table-cell table:style-name="ce1" table:formula="of:=AVERAGEIFS(['Force Algo End'.$B$2:.$B$424];['Force Algo End'.$E$2:.$E$424];&quot;&gt;=&quot;&amp;[.$A14];['Force Algo End'.$E$2:.$E$424];&quot;&lt;=&quot;&amp;[.$B14])" office:value-type="float" office:value="264.705882352941" calcext:value-type="float">
            <text:p>264.705882352941</text:p>
          </table:table-cell>
          <table:table-cell table:style-name="ce1" table:formula="of:=AVERAGEIFS(['Total Resolution End'.$H$2:.$H$424];['Total Resolution End'.$B$2:.$B$424];&quot;&gt;=&quot;&amp;[.$A14];['Total Resolution End'.$B$2:.$B$424];&quot;&lt;=&quot;&amp;[.$B14])"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[.A15]/2+[.B15]/2" office:value-type="float" office:value="41" calcext:value-type="float">
            <text:p>41</text:p>
          </table:table-cell>
          <table:table-cell table:style-name="ce1" table:formula="of:=AVERAGEIFS(['Random Movement End'.$J$2:.$J$424];['Random Movement End'.$E$2:.$E$424];&quot;&gt;=&quot;&amp;[.$A15];['Random Movement End'.$E$2:.$E$424];&quot;&lt;=&quot;&amp;[.$B15])" office:value-type="float" office:value="15.5192095238095" calcext:value-type="float">
            <text:p>15.5192095238095</text:p>
          </table:table-cell>
          <table:table-cell table:style-name="ce1" table:formula="of:=AVERAGEIFS(['Random Movement -1 End'.$J$2:.$J$424];['Random Movement -1 End'.$E$2:.$E$424];&quot;&gt;=&quot;&amp;[.$A15];['Random Movement -1 End'.$E$2:.$E$424];&quot;&lt;=&quot;&amp;[.$B15])" office:value-type="float" office:value="13.6022095238095" calcext:value-type="float">
            <text:p>13.6022095238095</text:p>
          </table:table-cell>
          <table:table-cell table:style-name="ce1" table:formula="of:=AVERAGEIFS(['Force Algo End'.$J$2:.$J$424];['Force Algo End'.$E$2:.$E$424];&quot;&gt;=&quot;&amp;[.$A15];['Force Algo End'.$E$2:.$E$424];&quot;&lt;=&quot;&amp;[.$B15])" office:value-type="float" office:value="8.00602380952381" calcext:value-type="float">
            <text:p>8.00602380952381</text:p>
          </table:table-cell>
          <table:table-cell table:style-name="ce1" table:formula="of:=AVERAGEIFS(['Total Resolution End'.$G$2:.$G$424];['Total Resolution End'.$B$2:.$B$424];&quot;&gt;=&quot;&amp;[.$A15];['Total Resolution End'.$B$2:.$B$424];&quot;&lt;=&quot;&amp;[.$B15])" office:value-type="float" office:value="10.08" calcext:value-type="float">
            <text:p>10.08</text:p>
          </table:table-cell>
          <table:table-cell table:style-name="ce1" table:formula="of:=AVERAGEIFS(['Random Movement End'.$H$2:.$H$424];['Random Movement End'.$E$2:.$E$424];&quot;&gt;=&quot;&amp;[.$A15];['Random Movement End'.$E$2:.$E$424];&quot;&lt;=&quot;&amp;[.$B15])" office:value-type="float" office:value="19.0896884119961" calcext:value-type="float">
            <text:p>19.0896884119961</text:p>
          </table:table-cell>
          <table:table-cell table:style-name="ce1" table:formula="of:=AVERAGEIFS(['Random Movement -1 End'.$H$2:.$H$424];['Random Movement -1 End'.$E$2:.$E$424];&quot;&gt;=&quot;&amp;[.$A15];['Random Movement -1 End'.$E$2:.$E$424];&quot;&lt;=&quot;&amp;[.$B15])" office:value-type="float" office:value="3.77897078591089" calcext:value-type="float">
            <text:p>3.77897078591089</text:p>
          </table:table-cell>
          <table:table-cell table:style-name="ce1" table:formula="of:=AVERAGEIFS(['Force Algo End'.$H$2:.$H$424];['Force Algo End'.$E$2:.$E$424];&quot;&gt;=&quot;&amp;[.$A15];['Force Algo End'.$E$2:.$E$424];&quot;&lt;=&quot;&amp;[.$B15])" office:value-type="float" office:value="3.94808149033953" calcext:value-type="float">
            <text:p>3.94808149033953</text:p>
          </table:table-cell>
          <table:table-cell table:style-name="ce1" table:formula="of:=AVERAGEIFS(['Total Resolution End'.$N$2:.$N$424];['Total Resolution End'.$B$2:.$B$424];&quot;&gt;=&quot;&amp;[.$A15];['Total Resolution End'.$B$2:.$B$424];&quot;&lt;=&quot;&amp;[.$B15])" office:value-type="float" office:value="38.7174601087048" calcext:value-type="float">
            <text:p>38.7174601087048</text:p>
          </table:table-cell>
          <table:table-cell table:style-name="ce1" table:formula="of:=AVERAGEIFS(['Random Movement End'.$I$2:.$I$424];['Random Movement End'.$E$2:.$E$424];&quot;&gt;=&quot;&amp;[.$A15];['Random Movement End'.$E$2:.$E$424];&quot;&lt;=&quot;&amp;[.$B15])" office:value-type="float" office:value="180.428571428571" calcext:value-type="float">
            <text:p>180.428571428571</text:p>
          </table:table-cell>
          <table:table-cell table:style-name="ce1" table:formula="of:=AVERAGEIFS(['Random Movement -1 End'.$I$2:.$I$424];['Random Movement -1 End'.$E$2:.$E$424];&quot;&gt;=&quot;&amp;[.$A15];['Random Movement -1 End'.$E$2:.$E$424];&quot;&lt;=&quot;&amp;[.$B15])" office:value-type="float" office:value="117.571428571429" calcext:value-type="float">
            <text:p>117.571428571429</text:p>
          </table:table-cell>
          <table:table-cell table:style-name="ce1" table:formula="of:=AVERAGEIFS(['Force Algo End'.$I$2:.$I$424];['Force Algo End'.$E$2:.$E$424];&quot;&gt;=&quot;&amp;[.$A15];['Force Algo End'.$E$2:.$E$424];&quot;&lt;=&quot;&amp;[.$B15])" office:value-type="float" office:value="113.380952380952" calcext:value-type="float">
            <text:p>113.380952380952</text:p>
          </table:table-cell>
          <table:table-cell table:style-name="ce1" table:formula="of:=AVERAGEIFS(['Total Resolution End'.$J$2:.$J$424];['Total Resolution End'.$B$2:.$B$424];&quot;&gt;=&quot;&amp;[.$A15];['Total Resolution End'.$B$2:.$B$424];&quot;&lt;=&quot;&amp;[.$B15])" office:value-type="float" office:value="139.47619047619" calcext:value-type="float">
            <text:p>139.47619047619</text:p>
          </table:table-cell>
          <table:table-cell table:style-name="ce1" table:formula="of:=AVERAGEIFS(['Random Movement End'.$B$2:.$B$424];['Random Movement End'.$E$2:.$E$424];&quot;&gt;=&quot;&amp;[.$A15];['Random Movement End'.$E$2:.$E$424];&quot;&lt;=&quot;&amp;[.$B15])" office:value-type="float" office:value="1271.42857142857" calcext:value-type="float">
            <text:p>1271.42857142857</text:p>
          </table:table-cell>
          <table:table-cell table:style-name="ce1" table:formula="of:=AVERAGEIFS(['Random Movement -1 End'.$B$2:.$B$424];['Random Movement -1 End'.$E$2:.$E$424];&quot;&gt;=&quot;&amp;[.$A15];['Random Movement -1 End'.$E$2:.$E$424];&quot;&lt;=&quot;&amp;[.$B15])" office:value-type="float" office:value="1076.19047619048" calcext:value-type="float">
            <text:p>1076.19047619048</text:p>
          </table:table-cell>
          <table:table-cell table:style-name="ce1" table:formula="of:=AVERAGEIFS(['Force Algo End'.$B$2:.$B$424];['Force Algo End'.$E$2:.$E$424];&quot;&gt;=&quot;&amp;[.$A15];['Force Algo End'.$E$2:.$E$424];&quot;&lt;=&quot;&amp;[.$B15])" office:value-type="float" office:value="519.047619047619" calcext:value-type="float">
            <text:p>519.047619047619</text:p>
          </table:table-cell>
          <table:table-cell table:style-name="ce1" table:formula="of:=AVERAGEIFS(['Total Resolution End'.$H$2:.$H$424];['Total Resolution End'.$B$2:.$B$424];&quot;&gt;=&quot;&amp;[.$A15];['Total Resolution End'.$B$2:.$B$424];&quot;&lt;=&quot;&amp;[.$B15])" office:value-type="float" office:value="790.809523809524" calcext:value-type="float">
            <text:p>790.80952380952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formula="of:=[.A16]/2+[.B16]/2" office:value-type="float" office:value="44" calcext:value-type="float">
            <text:p>44</text:p>
          </table:table-cell>
          <table:table-cell table:style-name="ce1" table:formula="of:=AVERAGEIFS(['Random Movement End'.$J$2:.$J$424];['Random Movement End'.$E$2:.$E$424];&quot;&gt;=&quot;&amp;[.$A16];['Random Movement End'.$E$2:.$E$424];&quot;&lt;=&quot;&amp;[.$B16])" office:value-type="float" office:value="24.2386181818182" calcext:value-type="float">
            <text:p>24.2386181818182</text:p>
          </table:table-cell>
          <table:table-cell table:style-name="ce1" table:formula="of:=AVERAGEIFS(['Random Movement -1 End'.$J$2:.$J$424];['Random Movement -1 End'.$E$2:.$E$424];&quot;&gt;=&quot;&amp;[.$A16];['Random Movement -1 End'.$E$2:.$E$424];&quot;&lt;=&quot;&amp;[.$B16])" office:value-type="float" office:value="23.9148818181818" calcext:value-type="float">
            <text:p>23.9148818181818</text:p>
          </table:table-cell>
          <table:table-cell table:style-name="ce1" table:formula="of:=AVERAGEIFS(['Force Algo End'.$J$2:.$J$424];['Force Algo End'.$E$2:.$E$424];&quot;&gt;=&quot;&amp;[.$A16];['Force Algo End'.$E$2:.$E$424];&quot;&lt;=&quot;&amp;[.$B16])" office:value-type="float" office:value="13.0926545454545" calcext:value-type="float">
            <text:p>13.0926545454545</text:p>
          </table:table-cell>
          <table:table-cell table:style-name="ce1" table:formula="of:=AVERAGEIFS(['Total Resolution End'.$G$2:.$G$424];['Total Resolution End'.$B$2:.$B$424];&quot;&gt;=&quot;&amp;[.$A16];['Total Resolution End'.$B$2:.$B$424];&quot;&lt;=&quot;&amp;[.$B16])" office:value-type="float" office:value="17.7645454545455" calcext:value-type="float">
            <text:p>17.7645454545455</text:p>
          </table:table-cell>
          <table:table-cell table:style-name="ce1" table:formula="of:=AVERAGEIFS(['Random Movement End'.$H$2:.$H$424];['Random Movement End'.$E$2:.$E$424];&quot;&gt;=&quot;&amp;[.$A16];['Random Movement End'.$E$2:.$E$424];&quot;&lt;=&quot;&amp;[.$B16])" office:value-type="float" office:value="17.9125091813618" calcext:value-type="float">
            <text:p>17.9125091813618</text:p>
          </table:table-cell>
          <table:table-cell table:style-name="ce1" table:formula="of:=AVERAGEIFS(['Random Movement -1 End'.$H$2:.$H$424];['Random Movement -1 End'.$E$2:.$E$424];&quot;&gt;=&quot;&amp;[.$A16];['Random Movement -1 End'.$E$2:.$E$424];&quot;&lt;=&quot;&amp;[.$B16])" office:value-type="float" office:value="3.11937490874897" calcext:value-type="float">
            <text:p>3.11937490874897</text:p>
          </table:table-cell>
          <table:table-cell table:style-name="ce1" table:formula="of:=AVERAGEIFS(['Force Algo End'.$H$2:.$H$424];['Force Algo End'.$E$2:.$E$424];&quot;&gt;=&quot;&amp;[.$A16];['Force Algo End'.$E$2:.$E$424];&quot;&lt;=&quot;&amp;[.$B16])" office:value-type="float" office:value="2.88916890107092" calcext:value-type="float">
            <text:p>2.88916890107092</text:p>
          </table:table-cell>
          <table:table-cell table:style-name="ce1" table:formula="of:=AVERAGEIFS(['Total Resolution End'.$N$2:.$N$424];['Total Resolution End'.$B$2:.$B$424];&quot;&gt;=&quot;&amp;[.$A16];['Total Resolution End'.$B$2:.$B$424];&quot;&lt;=&quot;&amp;[.$B16])" office:value-type="float" office:value="60.4699691540109" calcext:value-type="float">
            <text:p>60.4699691540109</text:p>
          </table:table-cell>
          <table:table-cell table:style-name="ce1" table:formula="of:=AVERAGEIFS(['Random Movement End'.$I$2:.$I$424];['Random Movement End'.$E$2:.$E$424];&quot;&gt;=&quot;&amp;[.$A16];['Random Movement End'.$E$2:.$E$424];&quot;&lt;=&quot;&amp;[.$B16])" office:value-type="float" office:value="211.090909090909" calcext:value-type="float">
            <text:p>211.090909090909</text:p>
          </table:table-cell>
          <table:table-cell table:style-name="ce1" table:formula="of:=AVERAGEIFS(['Random Movement -1 End'.$I$2:.$I$424];['Random Movement -1 End'.$E$2:.$E$424];&quot;&gt;=&quot;&amp;[.$A16];['Random Movement -1 End'.$E$2:.$E$424];&quot;&lt;=&quot;&amp;[.$B16])" office:value-type="float" office:value="188.454545454545" calcext:value-type="float">
            <text:p>188.454545454545</text:p>
          </table:table-cell>
          <table:table-cell table:style-name="ce1" table:formula="of:=AVERAGEIFS(['Force Algo End'.$I$2:.$I$424];['Force Algo End'.$E$2:.$E$424];&quot;&gt;=&quot;&amp;[.$A16];['Force Algo End'.$E$2:.$E$424];&quot;&lt;=&quot;&amp;[.$B16])" office:value-type="float" office:value="155.272727272727" calcext:value-type="float">
            <text:p>155.272727272727</text:p>
          </table:table-cell>
          <table:table-cell table:style-name="ce1" table:formula="of:=AVERAGEIFS(['Total Resolution End'.$J$2:.$J$424];['Total Resolution End'.$B$2:.$B$424];&quot;&gt;=&quot;&amp;[.$A16];['Total Resolution End'.$B$2:.$B$424];&quot;&lt;=&quot;&amp;[.$B16])" office:value-type="float" office:value="199.363636363636" calcext:value-type="float">
            <text:p>199.363636363636</text:p>
          </table:table-cell>
          <table:table-cell table:style-name="ce1" table:formula="of:=AVERAGEIFS(['Random Movement End'.$B$2:.$B$424];['Random Movement End'.$E$2:.$E$424];&quot;&gt;=&quot;&amp;[.$A16];['Random Movement End'.$E$2:.$E$424];&quot;&lt;=&quot;&amp;[.$B16])" office:value-type="float" office:value="1009.09090909091" calcext:value-type="float">
            <text:p>1009.09090909091</text:p>
          </table:table-cell>
          <table:table-cell table:style-name="ce1" table:formula="of:=AVERAGEIFS(['Random Movement -1 End'.$B$2:.$B$424];['Random Movement -1 End'.$E$2:.$E$424];&quot;&gt;=&quot;&amp;[.$A16];['Random Movement -1 End'.$E$2:.$E$424];&quot;&lt;=&quot;&amp;[.$B16])" office:value-type="float" office:value="1254.54545454545" calcext:value-type="float">
            <text:p>1254.54545454545</text:p>
          </table:table-cell>
          <table:table-cell table:style-name="ce1" table:formula="of:=AVERAGEIFS(['Force Algo End'.$B$2:.$B$424];['Force Algo End'.$E$2:.$E$424];&quot;&gt;=&quot;&amp;[.$A16];['Force Algo End'.$E$2:.$E$424];&quot;&lt;=&quot;&amp;[.$B16])" office:value-type="float" office:value="318.181818181818" calcext:value-type="float">
            <text:p>318.181818181818</text:p>
          </table:table-cell>
          <table:table-cell table:style-name="ce1" table:formula="of:=AVERAGEIFS(['Total Resolution End'.$H$2:.$H$424];['Total Resolution End'.$B$2:.$B$424];&quot;&gt;=&quot;&amp;[.$A16];['Total Resolution End'.$B$2:.$B$424];&quot;&lt;=&quot;&amp;[.$B16])" office:value-type="float" office:value="1167.63636363636" calcext:value-type="float">
            <text:p>1167.6363636363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table:formula="of:=[.A17]/2+[.B17]/2" office:value-type="float" office:value="47" calcext:value-type="float">
            <text:p>47</text:p>
          </table:table-cell>
          <table:table-cell table:style-name="ce1" table:formula="of:=AVERAGEIFS(['Random Movement End'.$J$2:.$J$424];['Random Movement End'.$E$2:.$E$424];&quot;&gt;=&quot;&amp;[.$A17];['Random Movement End'.$E$2:.$E$424];&quot;&lt;=&quot;&amp;[.$B17])" office:value-type="float" office:value="23.8194058823529" calcext:value-type="float">
            <text:p>23.8194058823529</text:p>
          </table:table-cell>
          <table:table-cell table:style-name="ce1" table:formula="of:=AVERAGEIFS(['Random Movement -1 End'.$J$2:.$J$424];['Random Movement -1 End'.$E$2:.$E$424];&quot;&gt;=&quot;&amp;[.$A17];['Random Movement -1 End'.$E$2:.$E$424];&quot;&lt;=&quot;&amp;[.$B17])" office:value-type="float" office:value="21.7539764705882" calcext:value-type="float">
            <text:p>21.7539764705882</text:p>
          </table:table-cell>
          <table:table-cell table:style-name="ce1" table:formula="of:=AVERAGEIFS(['Force Algo End'.$J$2:.$J$424];['Force Algo End'.$E$2:.$E$424];&quot;&gt;=&quot;&amp;[.$A17];['Force Algo End'.$E$2:.$E$424];&quot;&lt;=&quot;&amp;[.$B17])" office:value-type="float" office:value="14.2144117647059" calcext:value-type="float">
            <text:p>14.2144117647059</text:p>
          </table:table-cell>
          <table:table-cell table:style-name="ce1" table:formula="of:=AVERAGEIFS(['Total Resolution End'.$G$2:.$G$424];['Total Resolution End'.$B$2:.$B$424];&quot;&gt;=&quot;&amp;[.$A17];['Total Resolution End'.$B$2:.$B$424];&quot;&lt;=&quot;&amp;[.$B17])" office:value-type="float" office:value="18.8664705882353" calcext:value-type="float">
            <text:p>18.8664705882353</text:p>
          </table:table-cell>
          <table:table-cell table:style-name="ce1" table:formula="of:=AVERAGEIFS(['Random Movement End'.$H$2:.$H$424];['Random Movement End'.$E$2:.$E$424];&quot;&gt;=&quot;&amp;[.$A17];['Random Movement End'.$E$2:.$E$424];&quot;&lt;=&quot;&amp;[.$B17])" office:value-type="float" office:value="21.048888309751" calcext:value-type="float">
            <text:p>21.048888309751</text:p>
          </table:table-cell>
          <table:table-cell table:style-name="ce1" table:formula="of:=AVERAGEIFS(['Random Movement -1 End'.$H$2:.$H$424];['Random Movement -1 End'.$E$2:.$E$424];&quot;&gt;=&quot;&amp;[.$A17];['Random Movement -1 End'.$E$2:.$E$424];&quot;&lt;=&quot;&amp;[.$B17])" office:value-type="float" office:value="2.68854385704239" calcext:value-type="float">
            <text:p>2.68854385704239</text:p>
          </table:table-cell>
          <table:table-cell table:style-name="ce1" table:formula="of:=AVERAGEIFS(['Force Algo End'.$H$2:.$H$424];['Force Algo End'.$E$2:.$E$424];&quot;&gt;=&quot;&amp;[.$A17];['Force Algo End'.$E$2:.$E$424];&quot;&lt;=&quot;&amp;[.$B17])" office:value-type="float" office:value="2.4515590768048" calcext:value-type="float">
            <text:p>2.4515590768048</text:p>
          </table:table-cell>
          <table:table-cell table:style-name="ce1" table:formula="of:=AVERAGEIFS(['Total Resolution End'.$N$2:.$N$424];['Total Resolution End'.$B$2:.$B$424];&quot;&gt;=&quot;&amp;[.$A17];['Total Resolution End'.$B$2:.$B$424];&quot;&lt;=&quot;&amp;[.$B17])" office:value-type="float" office:value="4.32997062796213" calcext:value-type="float">
            <text:p>4.32997062796213</text:p>
          </table:table-cell>
          <table:table-cell table:style-name="ce1" table:formula="of:=AVERAGEIFS(['Random Movement End'.$I$2:.$I$424];['Random Movement End'.$E$2:.$E$424];&quot;&gt;=&quot;&amp;[.$A17];['Random Movement End'.$E$2:.$E$424];&quot;&lt;=&quot;&amp;[.$B17])" office:value-type="float" office:value="68.0588235294118" calcext:value-type="float">
            <text:p>68.0588235294118</text:p>
          </table:table-cell>
          <table:table-cell table:style-name="ce1" table:formula="of:=AVERAGEIFS(['Random Movement -1 End'.$I$2:.$I$424];['Random Movement -1 End'.$E$2:.$E$424];&quot;&gt;=&quot;&amp;[.$A17];['Random Movement -1 End'.$E$2:.$E$424];&quot;&lt;=&quot;&amp;[.$B17])" office:value-type="float" office:value="56.1764705882353" calcext:value-type="float">
            <text:p>56.1764705882353</text:p>
          </table:table-cell>
          <table:table-cell table:style-name="ce1" table:formula="of:=AVERAGEIFS(['Force Algo End'.$I$2:.$I$424];['Force Algo End'.$E$2:.$E$424];&quot;&gt;=&quot;&amp;[.$A17];['Force Algo End'.$E$2:.$E$424];&quot;&lt;=&quot;&amp;[.$B17])" office:value-type="float" office:value="54.5294117647059" calcext:value-type="float">
            <text:p>54.5294117647059</text:p>
          </table:table-cell>
          <table:table-cell table:style-name="ce1" table:formula="of:=AVERAGEIFS(['Total Resolution End'.$J$2:.$J$424];['Total Resolution End'.$B$2:.$B$424];&quot;&gt;=&quot;&amp;[.$A17];['Total Resolution End'.$B$2:.$B$424];&quot;&lt;=&quot;&amp;[.$B17])" office:value-type="float" office:value="57.0588235294118" calcext:value-type="float">
            <text:p>57.0588235294118</text:p>
          </table:table-cell>
          <table:table-cell table:style-name="ce1" table:formula="of:=AVERAGEIFS(['Random Movement End'.$B$2:.$B$424];['Random Movement End'.$E$2:.$E$424];&quot;&gt;=&quot;&amp;[.$A17];['Random Movement End'.$E$2:.$E$424];&quot;&lt;=&quot;&amp;[.$B17])" office:value-type="float" office:value="1082.35294117647" calcext:value-type="float">
            <text:p>1082.35294117647</text:p>
          </table:table-cell>
          <table:table-cell table:style-name="ce1" table:formula="of:=AVERAGEIFS(['Random Movement -1 End'.$B$2:.$B$424];['Random Movement -1 End'.$E$2:.$E$424];&quot;&gt;=&quot;&amp;[.$A17];['Random Movement -1 End'.$E$2:.$E$424];&quot;&lt;=&quot;&amp;[.$B17])" office:value-type="float" office:value="1017.64705882353" calcext:value-type="float">
            <text:p>1017.64705882353</text:p>
          </table:table-cell>
          <table:table-cell table:style-name="ce1" table:formula="of:=AVERAGEIFS(['Force Algo End'.$B$2:.$B$424];['Force Algo End'.$E$2:.$E$424];&quot;&gt;=&quot;&amp;[.$A17];['Force Algo End'.$E$2:.$E$424];&quot;&lt;=&quot;&amp;[.$B17])" office:value-type="float" office:value="300" calcext:value-type="float">
            <text:p>300</text:p>
          </table:table-cell>
          <table:table-cell table:style-name="ce1" table:formula="of:=AVERAGEIFS(['Total Resolution End'.$H$2:.$H$424];['Total Resolution End'.$B$2:.$B$424];&quot;&gt;=&quot;&amp;[.$A17];['Total Resolution End'.$B$2:.$B$424];&quot;&lt;=&quot;&amp;[.$B17])"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formula="of:=[.A18]/2+[.B18]/2" office:value-type="float" office:value="50" calcext:value-type="float">
            <text:p>50</text:p>
          </table:table-cell>
          <table:table-cell table:style-name="ce1" table:formula="of:=AVERAGEIFS(['Random Movement End'.$J$2:.$J$424];['Random Movement End'.$E$2:.$E$424];&quot;&gt;=&quot;&amp;[.$A18];['Random Movement End'.$E$2:.$E$424];&quot;&lt;=&quot;&amp;[.$B18])" office:value-type="float" office:value="20.4465625" calcext:value-type="float">
            <text:p>20.4465625</text:p>
          </table:table-cell>
          <table:table-cell table:style-name="ce1" table:formula="of:=AVERAGEIFS(['Random Movement -1 End'.$J$2:.$J$424];['Random Movement -1 End'.$E$2:.$E$424];&quot;&gt;=&quot;&amp;[.$A18];['Random Movement -1 End'.$E$2:.$E$424];&quot;&lt;=&quot;&amp;[.$B18])" office:value-type="float" office:value="16.8160375" calcext:value-type="float">
            <text:p>16.8160375</text:p>
          </table:table-cell>
          <table:table-cell table:style-name="ce1" table:formula="of:=AVERAGEIFS(['Force Algo End'.$J$2:.$J$424];['Force Algo End'.$E$2:.$E$424];&quot;&gt;=&quot;&amp;[.$A18];['Force Algo End'.$E$2:.$E$424];&quot;&lt;=&quot;&amp;[.$B18])" office:value-type="float" office:value="12.587175" calcext:value-type="float">
            <text:p>12.587175</text:p>
          </table:table-cell>
          <table:table-cell table:style-name="ce1" table:formula="of:=AVERAGEIFS(['Total Resolution End'.$G$2:.$G$424];['Total Resolution End'.$B$2:.$B$424];&quot;&gt;=&quot;&amp;[.$A18];['Total Resolution End'.$B$2:.$B$424];&quot;&lt;=&quot;&amp;[.$B18])" office:value-type="float" office:value="16.265" calcext:value-type="float">
            <text:p>16.265</text:p>
          </table:table-cell>
          <table:table-cell table:style-name="ce1" table:formula="of:=AVERAGEIFS(['Random Movement End'.$H$2:.$H$424];['Random Movement End'.$E$2:.$E$424];&quot;&gt;=&quot;&amp;[.$A18];['Random Movement End'.$E$2:.$E$424];&quot;&lt;=&quot;&amp;[.$B18])" office:value-type="float" office:value="18.1009676642535" calcext:value-type="float">
            <text:p>18.1009676642535</text:p>
          </table:table-cell>
          <table:table-cell table:style-name="ce1" table:formula="of:=AVERAGEIFS(['Random Movement -1 End'.$H$2:.$H$424];['Random Movement -1 End'.$E$2:.$E$424];&quot;&gt;=&quot;&amp;[.$A18];['Random Movement -1 End'.$E$2:.$E$424];&quot;&lt;=&quot;&amp;[.$B18])" office:value-type="float" office:value="4.21588140645601" calcext:value-type="float">
            <text:p>4.21588140645601</text:p>
          </table:table-cell>
          <table:table-cell table:style-name="ce1" table:formula="of:=AVERAGEIFS(['Force Algo End'.$H$2:.$H$424];['Force Algo End'.$E$2:.$E$424];&quot;&gt;=&quot;&amp;[.$A18];['Force Algo End'.$E$2:.$E$424];&quot;&lt;=&quot;&amp;[.$B18])" office:value-type="float" office:value="3.74646811375518" calcext:value-type="float">
            <text:p>3.74646811375518</text:p>
          </table:table-cell>
          <table:table-cell table:style-name="ce1" table:formula="of:=AVERAGEIFS(['Total Resolution End'.$N$2:.$N$424];['Total Resolution End'.$B$2:.$B$424];&quot;&gt;=&quot;&amp;[.$A18];['Total Resolution End'.$B$2:.$B$424];&quot;&lt;=&quot;&amp;[.$B18])" office:value-type="float" office:value="5.45268592092289" calcext:value-type="float">
            <text:p>5.45268592092289</text:p>
          </table:table-cell>
          <table:table-cell table:style-name="ce1" table:formula="of:=AVERAGEIFS(['Random Movement End'.$I$2:.$I$424];['Random Movement End'.$E$2:.$E$424];&quot;&gt;=&quot;&amp;[.$A18];['Random Movement End'.$E$2:.$E$424];&quot;&lt;=&quot;&amp;[.$B18])" office:value-type="float" office:value="100.25" calcext:value-type="float">
            <text:p>100.25</text:p>
          </table:table-cell>
          <table:table-cell table:style-name="ce1" table:formula="of:=AVERAGEIFS(['Random Movement -1 End'.$I$2:.$I$424];['Random Movement -1 End'.$E$2:.$E$424];&quot;&gt;=&quot;&amp;[.$A18];['Random Movement -1 End'.$E$2:.$E$424];&quot;&lt;=&quot;&amp;[.$B18])" office:value-type="float" office:value="81.875" calcext:value-type="float">
            <text:p>81.875</text:p>
          </table:table-cell>
          <table:table-cell table:style-name="ce1" table:formula="of:=AVERAGEIFS(['Force Algo End'.$I$2:.$I$424];['Force Algo End'.$E$2:.$E$424];&quot;&gt;=&quot;&amp;[.$A18];['Force Algo End'.$E$2:.$E$424];&quot;&lt;=&quot;&amp;[.$B18])" office:value-type="float" office:value="64.375" calcext:value-type="float">
            <text:p>64.375</text:p>
          </table:table-cell>
          <table:table-cell table:style-name="ce1" table:formula="of:=AVERAGEIFS(['Total Resolution End'.$J$2:.$J$424];['Total Resolution End'.$B$2:.$B$424];&quot;&gt;=&quot;&amp;[.$A18];['Total Resolution End'.$B$2:.$B$424];&quot;&lt;=&quot;&amp;[.$B18])" office:value-type="float" office:value="77.25" calcext:value-type="float">
            <text:p>77.25</text:p>
          </table:table-cell>
          <table:table-cell table:style-name="ce1" table:formula="of:=AVERAGEIFS(['Random Movement End'.$B$2:.$B$424];['Random Movement End'.$E$2:.$E$424];&quot;&gt;=&quot;&amp;[.$A18];['Random Movement End'.$E$2:.$E$424];&quot;&lt;=&quot;&amp;[.$B18])" office:value-type="float" office:value="912.5" calcext:value-type="float">
            <text:p>912.5</text:p>
          </table:table-cell>
          <table:table-cell table:style-name="ce1" table:formula="of:=AVERAGEIFS(['Random Movement -1 End'.$B$2:.$B$424];['Random Movement -1 End'.$E$2:.$E$424];&quot;&gt;=&quot;&amp;[.$A18];['Random Movement -1 End'.$E$2:.$E$424];&quot;&lt;=&quot;&amp;[.$B18])" office:value-type="float" office:value="925" calcext:value-type="float">
            <text:p>925</text:p>
          </table:table-cell>
          <table:table-cell table:style-name="ce1" table:formula="of:=AVERAGEIFS(['Force Algo End'.$B$2:.$B$424];['Force Algo End'.$E$2:.$E$424];&quot;&gt;=&quot;&amp;[.$A18];['Force Algo End'.$E$2:.$E$424];&quot;&lt;=&quot;&amp;[.$B18])" office:value-type="float" office:value="425" calcext:value-type="float">
            <text:p>425</text:p>
          </table:table-cell>
          <table:table-cell table:style-name="ce1" table:formula="of:=AVERAGEIFS(['Total Resolution End'.$H$2:.$H$424];['Total Resolution End'.$B$2:.$B$424];&quot;&gt;=&quot;&amp;[.$A18];['Total Resolution End'.$B$2:.$B$424];&quot;&lt;=&quot;&amp;[.$B18])" office:value-type="float" office:value="1377.375" calcext:value-type="float">
            <text:p>1377.37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formula="of:=[.A19]/2+[.B19]/2" office:value-type="float" office:value="53" calcext:value-type="float">
            <text:p>53</text:p>
          </table:table-cell>
          <table:table-cell table:style-name="ce1" table:formula="of:=AVERAGEIFS(['Random Movement End'.$J$2:.$J$424];['Random Movement End'.$E$2:.$E$424];&quot;&gt;=&quot;&amp;[.$A19];['Random Movement End'.$E$2:.$E$424];&quot;&lt;=&quot;&amp;[.$B19])" office:value-type="float" office:value="14.3737" calcext:value-type="float">
            <text:p>14.3737</text:p>
          </table:table-cell>
          <table:table-cell table:style-name="ce1" table:formula="of:=AVERAGEIFS(['Random Movement -1 End'.$J$2:.$J$424];['Random Movement -1 End'.$E$2:.$E$424];&quot;&gt;=&quot;&amp;[.$A19];['Random Movement -1 End'.$E$2:.$E$424];&quot;&lt;=&quot;&amp;[.$B19])" office:value-type="float" office:value="14.74196" calcext:value-type="float">
            <text:p>14.74196</text:p>
          </table:table-cell>
          <table:table-cell table:style-name="ce1" table:formula="of:=AVERAGEIFS(['Force Algo End'.$J$2:.$J$424];['Force Algo End'.$E$2:.$E$424];&quot;&gt;=&quot;&amp;[.$A19];['Force Algo End'.$E$2:.$E$424];&quot;&lt;=&quot;&amp;[.$B19])" office:value-type="float" office:value="7.02342" calcext:value-type="float">
            <text:p>7.02342</text:p>
          </table:table-cell>
          <table:table-cell table:style-name="ce1" table:formula="of:=AVERAGEIFS(['Total Resolution End'.$G$2:.$G$424];['Total Resolution End'.$B$2:.$B$424];&quot;&gt;=&quot;&amp;[.$A19];['Total Resolution End'.$B$2:.$B$424];&quot;&lt;=&quot;&amp;[.$B19])" office:value-type="float" office:value="11.476" calcext:value-type="float">
            <text:p>11.476</text:p>
          </table:table-cell>
          <table:table-cell table:style-name="ce1" table:formula="of:=AVERAGEIFS(['Random Movement End'.$H$2:.$H$424];['Random Movement End'.$E$2:.$E$424];&quot;&gt;=&quot;&amp;[.$A19];['Random Movement End'.$E$2:.$E$424];&quot;&lt;=&quot;&amp;[.$B19])" office:value-type="float" office:value="14.324100658945" calcext:value-type="float">
            <text:p>14.324100658945</text:p>
          </table:table-cell>
          <table:table-cell table:style-name="ce1" table:formula="of:=AVERAGEIFS(['Random Movement -1 End'.$H$2:.$H$424];['Random Movement -1 End'.$E$2:.$E$424];&quot;&gt;=&quot;&amp;[.$A19];['Random Movement -1 End'.$E$2:.$E$424];&quot;&lt;=&quot;&amp;[.$B19])" office:value-type="float" office:value="4.16346982297195" calcext:value-type="float">
            <text:p>4.16346982297195</text:p>
          </table:table-cell>
          <table:table-cell table:style-name="ce1" table:formula="of:=AVERAGEIFS(['Force Algo End'.$H$2:.$H$424];['Force Algo End'.$E$2:.$E$424];&quot;&gt;=&quot;&amp;[.$A19];['Force Algo End'.$E$2:.$E$424];&quot;&lt;=&quot;&amp;[.$B19])" office:value-type="float" office:value="3.42008795497024" calcext:value-type="float">
            <text:p>3.42008795497024</text:p>
          </table:table-cell>
          <table:table-cell table:style-name="ce1" table:formula="of:=AVERAGEIFS(['Total Resolution End'.$N$2:.$N$424];['Total Resolution End'.$B$2:.$B$424];&quot;&gt;=&quot;&amp;[.$A19];['Total Resolution End'.$B$2:.$B$424];&quot;&lt;=&quot;&amp;[.$B19])" office:value-type="float" office:value="122.491933108038" calcext:value-type="float">
            <text:p>122.491933108038</text:p>
          </table:table-cell>
          <table:table-cell table:style-name="ce1" table:formula="of:=AVERAGEIFS(['Random Movement End'.$I$2:.$I$424];['Random Movement End'.$E$2:.$E$424];&quot;&gt;=&quot;&amp;[.$A19];['Random Movement End'.$E$2:.$E$424];&quot;&lt;=&quot;&amp;[.$B19])" office:value-type="float" office:value="427.6" calcext:value-type="float">
            <text:p>427.6</text:p>
          </table:table-cell>
          <table:table-cell table:style-name="ce1" table:formula="of:=AVERAGEIFS(['Random Movement -1 End'.$I$2:.$I$424];['Random Movement -1 End'.$E$2:.$E$424];&quot;&gt;=&quot;&amp;[.$A19];['Random Movement -1 End'.$E$2:.$E$424];&quot;&lt;=&quot;&amp;[.$B19])" office:value-type="float" office:value="379.4" calcext:value-type="float">
            <text:p>379.4</text:p>
          </table:table-cell>
          <table:table-cell table:style-name="ce1" table:formula="of:=AVERAGEIFS(['Force Algo End'.$I$2:.$I$424];['Force Algo End'.$E$2:.$E$424];&quot;&gt;=&quot;&amp;[.$A19];['Force Algo End'.$E$2:.$E$424];&quot;&lt;=&quot;&amp;[.$B19])" office:value-type="float" office:value="359.4" calcext:value-type="float">
            <text:p>359.4</text:p>
          </table:table-cell>
          <table:table-cell table:style-name="ce1" table:formula="of:=AVERAGEIFS(['Total Resolution End'.$J$2:.$J$424];['Total Resolution End'.$B$2:.$B$424];&quot;&gt;=&quot;&amp;[.$A19];['Total Resolution End'.$B$2:.$B$424];&quot;&lt;=&quot;&amp;[.$B19])" office:value-type="float" office:value="555" calcext:value-type="float">
            <text:p>555</text:p>
          </table:table-cell>
          <table:table-cell table:style-name="ce1" table:formula="of:=AVERAGEIFS(['Random Movement End'.$B$2:.$B$424];['Random Movement End'.$E$2:.$E$424];&quot;&gt;=&quot;&amp;[.$A19];['Random Movement End'.$E$2:.$E$424];&quot;&lt;=&quot;&amp;[.$B19])" office:value-type="float" office:value="960" calcext:value-type="float">
            <text:p>960</text:p>
          </table:table-cell>
          <table:table-cell table:style-name="ce1" table:formula="of:=AVERAGEIFS(['Random Movement -1 End'.$B$2:.$B$424];['Random Movement -1 End'.$E$2:.$E$424];&quot;&gt;=&quot;&amp;[.$A19];['Random Movement -1 End'.$E$2:.$E$424];&quot;&lt;=&quot;&amp;[.$B19])" office:value-type="float" office:value="680" calcext:value-type="float">
            <text:p>680</text:p>
          </table:table-cell>
          <table:table-cell table:style-name="ce1" table:formula="of:=AVERAGEIFS(['Force Algo End'.$B$2:.$B$424];['Force Algo End'.$E$2:.$E$424];&quot;&gt;=&quot;&amp;[.$A19];['Force Algo End'.$E$2:.$E$424];&quot;&lt;=&quot;&amp;[.$B19])" office:value-type="float" office:value="380" calcext:value-type="float">
            <text:p>380</text:p>
          </table:table-cell>
          <table:table-cell table:style-name="ce1" table:formula="of:=AVERAGEIFS(['Total Resolution End'.$H$2:.$H$424];['Total Resolution End'.$B$2:.$B$424];&quot;&gt;=&quot;&amp;[.$A19];['Total Resolution End'.$B$2:.$B$424];&quot;&lt;=&quot;&amp;[.$B19])" office:value-type="float" office:value="753.2" calcext:value-type="float">
            <text:p>753.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formula="of:=[.A20]/2+[.B20]/2" office:value-type="float" office:value="56" calcext:value-type="float">
            <text:p>56</text:p>
          </table:table-cell>
          <table:table-cell table:style-name="ce1" table:formula="of:=AVERAGEIFS(['Random Movement End'.$J$2:.$J$424];['Random Movement End'.$E$2:.$E$424];&quot;&gt;=&quot;&amp;[.$A20];['Random Movement End'.$E$2:.$E$424];&quot;&lt;=&quot;&amp;[.$B20])" office:value-type="float" office:value="12.8215888888889" calcext:value-type="float">
            <text:p>12.8215888888889</text:p>
          </table:table-cell>
          <table:table-cell table:style-name="ce1" table:formula="of:=AVERAGEIFS(['Random Movement -1 End'.$J$2:.$J$424];['Random Movement -1 End'.$E$2:.$E$424];&quot;&gt;=&quot;&amp;[.$A20];['Random Movement -1 End'.$E$2:.$E$424];&quot;&lt;=&quot;&amp;[.$B20])" office:value-type="float" office:value="13.5113777777778" calcext:value-type="float">
            <text:p>13.5113777777778</text:p>
          </table:table-cell>
          <table:table-cell table:style-name="ce1" table:formula="of:=AVERAGEIFS(['Force Algo End'.$J$2:.$J$424];['Force Algo End'.$E$2:.$E$424];&quot;&gt;=&quot;&amp;[.$A20];['Force Algo End'.$E$2:.$E$424];&quot;&lt;=&quot;&amp;[.$B20])" office:value-type="float" office:value="5.81512962962963" calcext:value-type="float">
            <text:p>5.81512962962963</text:p>
          </table:table-cell>
          <table:table-cell table:style-name="ce1" table:formula="of:=AVERAGEIFS(['Total Resolution End'.$G$2:.$G$424];['Total Resolution End'.$B$2:.$B$424];&quot;&gt;=&quot;&amp;[.$A20];['Total Resolution End'.$B$2:.$B$424];&quot;&lt;=&quot;&amp;[.$B20])" office:value-type="float" office:value="10.5933333333333" calcext:value-type="float">
            <text:p>10.5933333333333</text:p>
          </table:table-cell>
          <table:table-cell table:style-name="ce1" table:formula="of:=AVERAGEIFS(['Random Movement End'.$H$2:.$H$424];['Random Movement End'.$E$2:.$E$424];&quot;&gt;=&quot;&amp;[.$A20];['Random Movement End'.$E$2:.$E$424];&quot;&lt;=&quot;&amp;[.$B20])" office:value-type="float" office:value="24.133908974573" calcext:value-type="float">
            <text:p>24.133908974573</text:p>
          </table:table-cell>
          <table:table-cell table:style-name="ce1" table:formula="of:=AVERAGEIFS(['Random Movement -1 End'.$H$2:.$H$424];['Random Movement -1 End'.$E$2:.$E$424];&quot;&gt;=&quot;&amp;[.$A20];['Random Movement -1 End'.$E$2:.$E$424];&quot;&lt;=&quot;&amp;[.$B20])" office:value-type="float" office:value="3.96817389144789" calcext:value-type="float">
            <text:p>3.96817389144789</text:p>
          </table:table-cell>
          <table:table-cell table:style-name="ce1" table:formula="of:=AVERAGEIFS(['Force Algo End'.$H$2:.$H$424];['Force Algo End'.$E$2:.$E$424];&quot;&gt;=&quot;&amp;[.$A20];['Force Algo End'.$E$2:.$E$424];&quot;&lt;=&quot;&amp;[.$B20])" office:value-type="float" office:value="3.92725398651006" calcext:value-type="float">
            <text:p>3.92725398651006</text:p>
          </table:table-cell>
          <table:table-cell table:style-name="ce1" table:formula="of:=AVERAGEIFS(['Total Resolution End'.$N$2:.$N$424];['Total Resolution End'.$B$2:.$B$424];&quot;&gt;=&quot;&amp;[.$A20];['Total Resolution End'.$B$2:.$B$424];&quot;&lt;=&quot;&amp;[.$B20])" office:value-type="float" office:value="28.1424565159467" calcext:value-type="float">
            <text:p>28.1424565159467</text:p>
          </table:table-cell>
          <table:table-cell table:style-name="ce1" table:formula="of:=AVERAGEIFS(['Random Movement End'.$I$2:.$I$424];['Random Movement End'.$E$2:.$E$424];&quot;&gt;=&quot;&amp;[.$A20];['Random Movement End'.$E$2:.$E$424];&quot;&lt;=&quot;&amp;[.$B20])" office:value-type="float" office:value="330.148148148148" calcext:value-type="float">
            <text:p>330.148148148148</text:p>
          </table:table-cell>
          <table:table-cell table:style-name="ce1" table:formula="of:=AVERAGEIFS(['Random Movement -1 End'.$I$2:.$I$424];['Random Movement -1 End'.$E$2:.$E$424];&quot;&gt;=&quot;&amp;[.$A20];['Random Movement -1 End'.$E$2:.$E$424];&quot;&lt;=&quot;&amp;[.$B20])" office:value-type="float" office:value="267.962962962963" calcext:value-type="float">
            <text:p>267.962962962963</text:p>
          </table:table-cell>
          <table:table-cell table:style-name="ce1" table:formula="of:=AVERAGEIFS(['Force Algo End'.$I$2:.$I$424];['Force Algo End'.$E$2:.$E$424];&quot;&gt;=&quot;&amp;[.$A20];['Force Algo End'.$E$2:.$E$424];&quot;&lt;=&quot;&amp;[.$B20])" office:value-type="float" office:value="262.074074074074" calcext:value-type="float">
            <text:p>262.074074074074</text:p>
          </table:table-cell>
          <table:table-cell table:style-name="ce1" table:formula="of:=AVERAGEIFS(['Total Resolution End'.$J$2:.$J$424];['Total Resolution End'.$B$2:.$B$424];&quot;&gt;=&quot;&amp;[.$A20];['Total Resolution End'.$B$2:.$B$424];&quot;&lt;=&quot;&amp;[.$B20])" office:value-type="float" office:value="396.074074074074" calcext:value-type="float">
            <text:p>396.074074074074</text:p>
          </table:table-cell>
          <table:table-cell table:style-name="ce1" table:formula="of:=AVERAGEIFS(['Random Movement End'.$B$2:.$B$424];['Random Movement End'.$E$2:.$E$424];&quot;&gt;=&quot;&amp;[.$A20];['Random Movement End'.$E$2:.$E$424];&quot;&lt;=&quot;&amp;[.$B20])" office:value-type="float" office:value="825.925925925926" calcext:value-type="float">
            <text:p>825.925925925926</text:p>
          </table:table-cell>
          <table:table-cell table:style-name="ce1" table:formula="of:=AVERAGEIFS(['Random Movement -1 End'.$B$2:.$B$424];['Random Movement -1 End'.$E$2:.$E$424];&quot;&gt;=&quot;&amp;[.$A20];['Random Movement -1 End'.$E$2:.$E$424];&quot;&lt;=&quot;&amp;[.$B20])" office:value-type="float" office:value="951.851851851852" calcext:value-type="float">
            <text:p>951.851851851852</text:p>
          </table:table-cell>
          <table:table-cell table:style-name="ce1" table:formula="of:=AVERAGEIFS(['Force Algo End'.$B$2:.$B$424];['Force Algo End'.$E$2:.$E$424];&quot;&gt;=&quot;&amp;[.$A20];['Force Algo End'.$E$2:.$E$424];&quot;&lt;=&quot;&amp;[.$B20])" office:value-type="float" office:value="418.518518518519" calcext:value-type="float">
            <text:p>418.518518518519</text:p>
          </table:table-cell>
          <table:table-cell table:style-name="ce1" table:formula="of:=AVERAGEIFS(['Total Resolution End'.$H$2:.$H$424];['Total Resolution End'.$B$2:.$B$424];&quot;&gt;=&quot;&amp;[.$A20];['Total Resolution End'.$B$2:.$B$424];&quot;&lt;=&quot;&amp;[.$B20])" office:value-type="float" office:value="1097.62962962963" calcext:value-type="float">
            <text:p>1097.6296296296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formula="of:=[.A21]/2+[.B21]/2" office:value-type="float" office:value="59" calcext:value-type="float">
            <text:p>59</text:p>
          </table:table-cell>
          <table:table-cell table:style-name="ce1" table:formula="of:=AVERAGEIFS(['Random Movement End'.$J$2:.$J$424];['Random Movement End'.$E$2:.$E$424];&quot;&gt;=&quot;&amp;[.$A21];['Random Movement End'.$E$2:.$E$424];&quot;&lt;=&quot;&amp;[.$B21])" office:value-type="float" office:value="10.8431428571429" calcext:value-type="float">
            <text:p>10.8431428571429</text:p>
          </table:table-cell>
          <table:table-cell table:style-name="ce1" table:formula="of:=AVERAGEIFS(['Random Movement -1 End'.$J$2:.$J$424];['Random Movement -1 End'.$E$2:.$E$424];&quot;&gt;=&quot;&amp;[.$A21];['Random Movement -1 End'.$E$2:.$E$424];&quot;&lt;=&quot;&amp;[.$B21])" office:value-type="float" office:value="9.68175714285715" calcext:value-type="float">
            <text:p>9.68175714285715</text:p>
          </table:table-cell>
          <table:table-cell table:style-name="ce1" table:formula="of:=AVERAGEIFS(['Force Algo End'.$J$2:.$J$424];['Force Algo End'.$E$2:.$E$424];&quot;&gt;=&quot;&amp;[.$A21];['Force Algo End'.$E$2:.$E$424];&quot;&lt;=&quot;&amp;[.$B21])" office:value-type="float" office:value="3.79855714285714" calcext:value-type="float">
            <text:p>3.79855714285714</text:p>
          </table:table-cell>
          <table:table-cell table:style-name="ce1" table:formula="of:=AVERAGEIFS(['Total Resolution End'.$G$2:.$G$424];['Total Resolution End'.$B$2:.$B$424];&quot;&gt;=&quot;&amp;[.$A21];['Total Resolution End'.$B$2:.$B$424];&quot;&lt;=&quot;&amp;[.$B21])" office:value-type="float" office:value="10.0678571428571" calcext:value-type="float">
            <text:p>10.0678571428571</text:p>
          </table:table-cell>
          <table:table-cell table:style-name="ce1" table:formula="of:=AVERAGEIFS(['Random Movement End'.$H$2:.$H$424];['Random Movement End'.$E$2:.$E$424];&quot;&gt;=&quot;&amp;[.$A21];['Random Movement End'.$E$2:.$E$424];&quot;&lt;=&quot;&amp;[.$B21])" office:value-type="float" office:value="30.517294774552" calcext:value-type="float">
            <text:p>30.517294774552</text:p>
          </table:table-cell>
          <table:table-cell table:style-name="ce1" table:formula="of:=AVERAGEIFS(['Random Movement -1 End'.$H$2:.$H$424];['Random Movement -1 End'.$E$2:.$E$424];&quot;&gt;=&quot;&amp;[.$A21];['Random Movement -1 End'.$E$2:.$E$424];&quot;&lt;=&quot;&amp;[.$B21])" office:value-type="float" office:value="4.34549458438542" calcext:value-type="float">
            <text:p>4.34549458438542</text:p>
          </table:table-cell>
          <table:table-cell table:style-name="ce1" table:formula="of:=AVERAGEIFS(['Force Algo End'.$H$2:.$H$424];['Force Algo End'.$E$2:.$E$424];&quot;&gt;=&quot;&amp;[.$A21];['Force Algo End'.$E$2:.$E$424];&quot;&lt;=&quot;&amp;[.$B21])" office:value-type="float" office:value="3.85999616481668" calcext:value-type="float">
            <text:p>3.85999616481668</text:p>
          </table:table-cell>
          <table:table-cell table:style-name="ce1" table:formula="of:=AVERAGEIFS(['Total Resolution End'.$N$2:.$N$424];['Total Resolution End'.$B$2:.$B$424];&quot;&gt;=&quot;&amp;[.$A21];['Total Resolution End'.$B$2:.$B$424];&quot;&lt;=&quot;&amp;[.$B21])" office:value-type="float" office:value="16.7181438932073" calcext:value-type="float">
            <text:p>16.7181438932073</text:p>
          </table:table-cell>
          <table:table-cell table:style-name="ce1" table:formula="of:=AVERAGEIFS(['Random Movement End'.$I$2:.$I$424];['Random Movement End'.$E$2:.$E$424];&quot;&gt;=&quot;&amp;[.$A21];['Random Movement End'.$E$2:.$E$424];&quot;&lt;=&quot;&amp;[.$B21])" office:value-type="float" office:value="241.857142857143" calcext:value-type="float">
            <text:p>241.857142857143</text:p>
          </table:table-cell>
          <table:table-cell table:style-name="ce1" table:formula="of:=AVERAGEIFS(['Random Movement -1 End'.$I$2:.$I$424];['Random Movement -1 End'.$E$2:.$E$424];&quot;&gt;=&quot;&amp;[.$A21];['Random Movement -1 End'.$E$2:.$E$424];&quot;&lt;=&quot;&amp;[.$B21])" office:value-type="float" office:value="153.5" calcext:value-type="float">
            <text:p>153.5</text:p>
          </table:table-cell>
          <table:table-cell table:style-name="ce1" table:formula="of:=AVERAGEIFS(['Force Algo End'.$I$2:.$I$424];['Force Algo End'.$E$2:.$E$424];&quot;&gt;=&quot;&amp;[.$A21];['Force Algo End'.$E$2:.$E$424];&quot;&lt;=&quot;&amp;[.$B21])" office:value-type="float" office:value="148.285714285714" calcext:value-type="float">
            <text:p>148.285714285714</text:p>
          </table:table-cell>
          <table:table-cell table:style-name="ce1" table:formula="of:=AVERAGEIFS(['Total Resolution End'.$J$2:.$J$424];['Total Resolution End'.$B$2:.$B$424];&quot;&gt;=&quot;&amp;[.$A21];['Total Resolution End'.$B$2:.$B$424];&quot;&lt;=&quot;&amp;[.$B21])" office:value-type="float" office:value="186" calcext:value-type="float">
            <text:p>186</text:p>
          </table:table-cell>
          <table:table-cell table:style-name="ce1" table:formula="of:=AVERAGEIFS(['Random Movement End'.$B$2:.$B$424];['Random Movement End'.$E$2:.$E$424];&quot;&gt;=&quot;&amp;[.$A21];['Random Movement End'.$E$2:.$E$424];&quot;&lt;=&quot;&amp;[.$B21])" office:value-type="float" office:value="807.142857142857" calcext:value-type="float">
            <text:p>807.142857142857</text:p>
          </table:table-cell>
          <table:table-cell table:style-name="ce1" table:formula="of:=AVERAGEIFS(['Random Movement -1 End'.$B$2:.$B$424];['Random Movement -1 End'.$E$2:.$E$424];&quot;&gt;=&quot;&amp;[.$A21];['Random Movement -1 End'.$E$2:.$E$424];&quot;&lt;=&quot;&amp;[.$B21])" office:value-type="float" office:value="514.285714285714" calcext:value-type="float">
            <text:p>514.285714285714</text:p>
          </table:table-cell>
          <table:table-cell table:style-name="ce1" table:formula="of:=AVERAGEIFS(['Force Algo End'.$B$2:.$B$424];['Force Algo End'.$E$2:.$E$424];&quot;&gt;=&quot;&amp;[.$A21];['Force Algo End'.$E$2:.$E$424];&quot;&lt;=&quot;&amp;[.$B21])" office:value-type="float" office:value="300" calcext:value-type="float">
            <text:p>300</text:p>
          </table:table-cell>
          <table:table-cell table:style-name="ce1" table:formula="of:=AVERAGEIFS(['Total Resolution End'.$H$2:.$H$424];['Total Resolution End'.$B$2:.$B$424];&quot;&gt;=&quot;&amp;[.$A21];['Total Resolution End'.$B$2:.$B$424];&quot;&lt;=&quot;&amp;[.$B21])" office:value-type="float" office:value="902.642857142857" calcext:value-type="float">
            <text:p>902.64285714285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formula="of:=[.A22]/2+[.B22]/2" office:value-type="float" office:value="62" calcext:value-type="float">
            <text:p>62</text:p>
          </table:table-cell>
          <table:table-cell table:style-name="ce1" table:formula="of:=AVERAGEIFS(['Random Movement End'.$J$2:.$J$424];['Random Movement End'.$E$2:.$E$424];&quot;&gt;=&quot;&amp;[.$A22];['Random Movement End'.$E$2:.$E$424];&quot;&lt;=&quot;&amp;[.$B22])" office:value-type="float" office:value="14.1139590909091" calcext:value-type="float">
            <text:p>14.1139590909091</text:p>
          </table:table-cell>
          <table:table-cell table:style-name="ce1" table:formula="of:=AVERAGEIFS(['Random Movement -1 End'.$J$2:.$J$424];['Random Movement -1 End'.$E$2:.$E$424];&quot;&gt;=&quot;&amp;[.$A22];['Random Movement -1 End'.$E$2:.$E$424];&quot;&lt;=&quot;&amp;[.$B22])" office:value-type="float" office:value="16.5550636363636" calcext:value-type="float">
            <text:p>16.5550636363636</text:p>
          </table:table-cell>
          <table:table-cell table:style-name="ce1" table:formula="of:=AVERAGEIFS(['Force Algo End'.$J$2:.$J$424];['Force Algo End'.$E$2:.$E$424];&quot;&gt;=&quot;&amp;[.$A22];['Force Algo End'.$E$2:.$E$424];&quot;&lt;=&quot;&amp;[.$B22])" office:value-type="float" office:value="6.95995" calcext:value-type="float">
            <text:p>6.95995</text:p>
          </table:table-cell>
          <table:table-cell table:style-name="ce1" table:formula="of:=AVERAGEIFS(['Total Resolution End'.$G$2:.$G$424];['Total Resolution End'.$B$2:.$B$424];&quot;&gt;=&quot;&amp;[.$A22];['Total Resolution End'.$B$2:.$B$424];&quot;&lt;=&quot;&amp;[.$B22])" office:value-type="float" office:value="11.1022727272727" calcext:value-type="float">
            <text:p>11.1022727272727</text:p>
          </table:table-cell>
          <table:table-cell table:style-name="ce1" table:formula="of:=AVERAGEIFS(['Random Movement End'.$H$2:.$H$424];['Random Movement End'.$E$2:.$E$424];&quot;&gt;=&quot;&amp;[.$A22];['Random Movement End'.$E$2:.$E$424];&quot;&lt;=&quot;&amp;[.$B22])" office:value-type="float" office:value="29.9658874214063" calcext:value-type="float">
            <text:p>29.9658874214063</text:p>
          </table:table-cell>
          <table:table-cell table:style-name="ce1" table:formula="of:=AVERAGEIFS(['Random Movement -1 End'.$H$2:.$H$424];['Random Movement -1 End'.$E$2:.$E$424];&quot;&gt;=&quot;&amp;[.$A22];['Random Movement -1 End'.$E$2:.$E$424];&quot;&lt;=&quot;&amp;[.$B22])" office:value-type="float" office:value="3.95628889973528" calcext:value-type="float">
            <text:p>3.95628889973528</text:p>
          </table:table-cell>
          <table:table-cell table:style-name="ce1" table:formula="of:=AVERAGEIFS(['Force Algo End'.$H$2:.$H$424];['Force Algo End'.$E$2:.$E$424];&quot;&gt;=&quot;&amp;[.$A22];['Force Algo End'.$E$2:.$E$424];&quot;&lt;=&quot;&amp;[.$B22])" office:value-type="float" office:value="3.6567189399765" calcext:value-type="float">
            <text:p>3.6567189399765</text:p>
          </table:table-cell>
          <table:table-cell table:style-name="ce1" table:formula="of:=AVERAGEIFS(['Total Resolution End'.$N$2:.$N$424];['Total Resolution End'.$B$2:.$B$424];&quot;&gt;=&quot;&amp;[.$A22];['Total Resolution End'.$B$2:.$B$424];&quot;&lt;=&quot;&amp;[.$B22])" office:value-type="float" office:value="10.5789545541898" calcext:value-type="float">
            <text:p>10.5789545541898</text:p>
          </table:table-cell>
          <table:table-cell table:style-name="ce1" table:formula="of:=AVERAGEIFS(['Random Movement End'.$I$2:.$I$424];['Random Movement End'.$E$2:.$E$424];&quot;&gt;=&quot;&amp;[.$A22];['Random Movement End'.$E$2:.$E$424];&quot;&lt;=&quot;&amp;[.$B22])" office:value-type="float" office:value="233.5" calcext:value-type="float">
            <text:p>233.5</text:p>
          </table:table-cell>
          <table:table-cell table:style-name="ce1" table:formula="of:=AVERAGEIFS(['Random Movement -1 End'.$I$2:.$I$424];['Random Movement -1 End'.$E$2:.$E$424];&quot;&gt;=&quot;&amp;[.$A22];['Random Movement -1 End'.$E$2:.$E$424];&quot;&lt;=&quot;&amp;[.$B22])" office:value-type="float" office:value="159.181818181818" calcext:value-type="float">
            <text:p>159.181818181818</text:p>
          </table:table-cell>
          <table:table-cell table:style-name="ce1" table:formula="of:=AVERAGEIFS(['Force Algo End'.$I$2:.$I$424];['Force Algo End'.$E$2:.$E$424];&quot;&gt;=&quot;&amp;[.$A22];['Force Algo End'.$E$2:.$E$424];&quot;&lt;=&quot;&amp;[.$B22])" office:value-type="float" office:value="148.863636363636" calcext:value-type="float">
            <text:p>148.863636363636</text:p>
          </table:table-cell>
          <table:table-cell table:style-name="ce1" table:formula="of:=AVERAGEIFS(['Total Resolution End'.$J$2:.$J$424];['Total Resolution End'.$B$2:.$B$424];&quot;&gt;=&quot;&amp;[.$A22];['Total Resolution End'.$B$2:.$B$424];&quot;&lt;=&quot;&amp;[.$B22])" office:value-type="float" office:value="175.136363636364" calcext:value-type="float">
            <text:p>175.136363636364</text:p>
          </table:table-cell>
          <table:table-cell table:style-name="ce1" table:formula="of:=AVERAGEIFS(['Random Movement End'.$B$2:.$B$424];['Random Movement End'.$E$2:.$E$424];&quot;&gt;=&quot;&amp;[.$A22];['Random Movement End'.$E$2:.$E$424];&quot;&lt;=&quot;&amp;[.$B22])" office:value-type="float" office:value="836.363636363636" calcext:value-type="float">
            <text:p>836.363636363636</text:p>
          </table:table-cell>
          <table:table-cell table:style-name="ce1" table:formula="of:=AVERAGEIFS(['Random Movement -1 End'.$B$2:.$B$424];['Random Movement -1 End'.$E$2:.$E$424];&quot;&gt;=&quot;&amp;[.$A22];['Random Movement -1 End'.$E$2:.$E$424];&quot;&lt;=&quot;&amp;[.$B22])" office:value-type="float" office:value="1031.81818181818" calcext:value-type="float">
            <text:p>1031.81818181818</text:p>
          </table:table-cell>
          <table:table-cell table:style-name="ce1" table:formula="of:=AVERAGEIFS(['Force Algo End'.$B$2:.$B$424];['Force Algo End'.$E$2:.$E$424];&quot;&gt;=&quot;&amp;[.$A22];['Force Algo End'.$E$2:.$E$424];&quot;&lt;=&quot;&amp;[.$B22])" office:value-type="float" office:value="445.454545454545" calcext:value-type="float">
            <text:p>445.454545454545</text:p>
          </table:table-cell>
          <table:table-cell table:style-name="ce1" table:formula="of:=AVERAGEIFS(['Total Resolution End'.$H$2:.$H$424];['Total Resolution End'.$B$2:.$B$424];&quot;&gt;=&quot;&amp;[.$A22];['Total Resolution End'.$B$2:.$B$424];&quot;&lt;=&quot;&amp;[.$B22])" office:value-type="float" office:value="1193.36363636364" calcext:value-type="float">
            <text:p>1193.3636363636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A23]/2+[.B23]/2" office:value-type="float" office:value="65" calcext:value-type="float">
            <text:p>65</text:p>
          </table:table-cell>
          <table:table-cell table:style-name="ce1" table:formula="of:=AVERAGEIFS(['Random Movement End'.$J$2:.$J$424];['Random Movement End'.$E$2:.$E$424];&quot;&gt;=&quot;&amp;[.$A23];['Random Movement End'.$E$2:.$E$424];&quot;&lt;=&quot;&amp;[.$B23])" office:value-type="float" office:value="6.58864444444445" calcext:value-type="float">
            <text:p>6.58864444444445</text:p>
          </table:table-cell>
          <table:table-cell table:style-name="ce1" table:formula="of:=AVERAGEIFS(['Random Movement -1 End'.$J$2:.$J$424];['Random Movement -1 End'.$E$2:.$E$424];&quot;&gt;=&quot;&amp;[.$A23];['Random Movement -1 End'.$E$2:.$E$424];&quot;&lt;=&quot;&amp;[.$B23])" office:value-type="float" office:value="6.14574444444444" calcext:value-type="float">
            <text:p>6.14574444444444</text:p>
          </table:table-cell>
          <table:table-cell table:style-name="ce1" table:formula="of:=AVERAGEIFS(['Force Algo End'.$J$2:.$J$424];['Force Algo End'.$E$2:.$E$424];&quot;&gt;=&quot;&amp;[.$A23];['Force Algo End'.$E$2:.$E$424];&quot;&lt;=&quot;&amp;[.$B23])" office:value-type="float" office:value="2.94884444444444" calcext:value-type="float">
            <text:p>2.94884444444444</text:p>
          </table:table-cell>
          <table:table-cell table:style-name="ce1" table:formula="of:=AVERAGEIFS(['Total Resolution End'.$G$2:.$G$424];['Total Resolution End'.$B$2:.$B$424];&quot;&gt;=&quot;&amp;[.$A23];['Total Resolution End'.$B$2:.$B$424];&quot;&lt;=&quot;&amp;[.$B23])" office:value-type="float" office:value="4.65444444444444" calcext:value-type="float">
            <text:p>4.65444444444444</text:p>
          </table:table-cell>
          <table:table-cell table:style-name="ce1" table:formula="of:=AVERAGEIFS(['Random Movement End'.$H$2:.$H$424];['Random Movement End'.$E$2:.$E$424];&quot;&gt;=&quot;&amp;[.$A23];['Random Movement End'.$E$2:.$E$424];&quot;&lt;=&quot;&amp;[.$B23])" office:value-type="float" office:value="25.8620712447116" calcext:value-type="float">
            <text:p>25.8620712447116</text:p>
          </table:table-cell>
          <table:table-cell table:style-name="ce1" table:formula="of:=AVERAGEIFS(['Random Movement -1 End'.$H$2:.$H$424];['Random Movement -1 End'.$E$2:.$E$424];&quot;&gt;=&quot;&amp;[.$A23];['Random Movement -1 End'.$E$2:.$E$424];&quot;&lt;=&quot;&amp;[.$B23])" office:value-type="float" office:value="4.07506117598291" calcext:value-type="float">
            <text:p>4.07506117598291</text:p>
          </table:table-cell>
          <table:table-cell table:style-name="ce1" table:formula="of:=AVERAGEIFS(['Force Algo End'.$H$2:.$H$424];['Force Algo End'.$E$2:.$E$424];&quot;&gt;=&quot;&amp;[.$A23];['Force Algo End'.$E$2:.$E$424];&quot;&lt;=&quot;&amp;[.$B23])" office:value-type="float" office:value="5.92872333416096" calcext:value-type="float">
            <text:p>5.92872333416096</text:p>
          </table:table-cell>
          <table:table-cell table:style-name="ce1" table:formula="of:=AVERAGEIFS(['Total Resolution End'.$N$2:.$N$424];['Total Resolution End'.$B$2:.$B$424];&quot;&gt;=&quot;&amp;[.$A23];['Total Resolution End'.$B$2:.$B$424];&quot;&lt;=&quot;&amp;[.$B23])" office:value-type="float" office:value="134.36828178197" calcext:value-type="float">
            <text:p>134.36828178197</text:p>
          </table:table-cell>
          <table:table-cell table:style-name="ce1" table:formula="of:=AVERAGEIFS(['Random Movement End'.$I$2:.$I$424];['Random Movement End'.$E$2:.$E$424];&quot;&gt;=&quot;&amp;[.$A23];['Random Movement End'.$E$2:.$E$424];&quot;&lt;=&quot;&amp;[.$B23])" office:value-type="float" office:value="399" calcext:value-type="float">
            <text:p>399</text:p>
          </table:table-cell>
          <table:table-cell table:style-name="ce1" table:formula="of:=AVERAGEIFS(['Random Movement -1 End'.$I$2:.$I$424];['Random Movement -1 End'.$E$2:.$E$424];&quot;&gt;=&quot;&amp;[.$A23];['Random Movement -1 End'.$E$2:.$E$424];&quot;&lt;=&quot;&amp;[.$B23])" office:value-type="float" office:value="337.333333333333" calcext:value-type="float">
            <text:p>337.333333333333</text:p>
          </table:table-cell>
          <table:table-cell table:style-name="ce1" table:formula="of:=AVERAGEIFS(['Force Algo End'.$I$2:.$I$424];['Force Algo End'.$E$2:.$E$424];&quot;&gt;=&quot;&amp;[.$A23];['Force Algo End'.$E$2:.$E$424];&quot;&lt;=&quot;&amp;[.$B23])" office:value-type="float" office:value="310" calcext:value-type="float">
            <text:p>310</text:p>
          </table:table-cell>
          <table:table-cell table:style-name="ce1" table:formula="of:=AVERAGEIFS(['Total Resolution End'.$J$2:.$J$424];['Total Resolution End'.$B$2:.$B$424];&quot;&gt;=&quot;&amp;[.$A23];['Total Resolution End'.$B$2:.$B$424];&quot;&lt;=&quot;&amp;[.$B23])" office:value-type="float" office:value="416.888888888889" calcext:value-type="float">
            <text:p>416.888888888889</text:p>
          </table:table-cell>
          <table:table-cell table:style-name="ce1" table:formula="of:=AVERAGEIFS(['Random Movement End'.$B$2:.$B$424];['Random Movement End'.$E$2:.$E$424];&quot;&gt;=&quot;&amp;[.$A23];['Random Movement End'.$E$2:.$E$424];&quot;&lt;=&quot;&amp;[.$B23])" office:value-type="float" office:value="855.555555555556" calcext:value-type="float">
            <text:p>855.555555555556</text:p>
          </table:table-cell>
          <table:table-cell table:style-name="ce1" table:formula="of:=AVERAGEIFS(['Random Movement -1 End'.$B$2:.$B$424];['Random Movement -1 End'.$E$2:.$E$424];&quot;&gt;=&quot;&amp;[.$A23];['Random Movement -1 End'.$E$2:.$E$424];&quot;&lt;=&quot;&amp;[.$B23])" office:value-type="float" office:value="722.222222222222" calcext:value-type="float">
            <text:p>722.222222222222</text:p>
          </table:table-cell>
          <table:table-cell table:style-name="ce1" table:formula="of:=AVERAGEIFS(['Force Algo End'.$B$2:.$B$424];['Force Algo End'.$E$2:.$E$424];&quot;&gt;=&quot;&amp;[.$A23];['Force Algo End'.$E$2:.$E$424];&quot;&lt;=&quot;&amp;[.$B23])" office:value-type="float" office:value="288.888888888889" calcext:value-type="float">
            <text:p>288.888888888889</text:p>
          </table:table-cell>
          <table:table-cell table:style-name="ce1" table:formula="of:=AVERAGEIFS(['Total Resolution End'.$H$2:.$H$424];['Total Resolution End'.$B$2:.$B$424];&quot;&gt;=&quot;&amp;[.$A23];['Total Resolution End'.$B$2:.$B$424];&quot;&lt;=&quot;&amp;[.$B23])" office:value-type="float" office:value="1801.11111111111" calcext:value-type="float">
            <text:p>1801.1111111111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formula="of:=[.A24]/2+[.B24]/2" office:value-type="float" office:value="68" calcext:value-type="float">
            <text:p>68</text:p>
          </table:table-cell>
          <table:table-cell table:style-name="ce1" table:formula="of:=AVERAGEIFS(['Random Movement End'.$J$2:.$J$424];['Random Movement End'.$E$2:.$E$424];&quot;&gt;=&quot;&amp;[.$A24];['Random Movement End'.$E$2:.$E$424];&quot;&lt;=&quot;&amp;[.$B24])" office:value-type="float" office:value="11.2303" calcext:value-type="float">
            <text:p>11.2303</text:p>
          </table:table-cell>
          <table:table-cell table:style-name="ce1" table:formula="of:=AVERAGEIFS(['Random Movement -1 End'.$J$2:.$J$424];['Random Movement -1 End'.$E$2:.$E$424];&quot;&gt;=&quot;&amp;[.$A24];['Random Movement -1 End'.$E$2:.$E$424];&quot;&lt;=&quot;&amp;[.$B24])" office:value-type="float" office:value="14.4786" calcext:value-type="float">
            <text:p>14.4786</text:p>
          </table:table-cell>
          <table:table-cell table:style-name="ce1" table:formula="of:=AVERAGEIFS(['Force Algo End'.$J$2:.$J$424];['Force Algo End'.$E$2:.$E$424];&quot;&gt;=&quot;&amp;[.$A24];['Force Algo End'.$E$2:.$E$424];&quot;&lt;=&quot;&amp;[.$B24])" office:value-type="float" office:value="2.5361" calcext:value-type="float">
            <text:p>2.5361</text:p>
          </table:table-cell>
          <table:table-cell table:style-name="ce1" table:formula="of:=AVERAGEIFS(['Total Resolution End'.$G$2:.$G$424];['Total Resolution End'.$B$2:.$B$424];&quot;&gt;=&quot;&amp;[.$A24];['Total Resolution End'.$B$2:.$B$424];&quot;&lt;=&quot;&amp;[.$B24])" office:value-type="float" office:value="9.23" calcext:value-type="float">
            <text:p>9.23</text:p>
          </table:table-cell>
          <table:table-cell table:style-name="ce1" table:formula="of:=AVERAGEIFS(['Random Movement End'.$H$2:.$H$424];['Random Movement End'.$E$2:.$E$424];&quot;&gt;=&quot;&amp;[.$A24];['Random Movement End'.$E$2:.$E$424];&quot;&lt;=&quot;&amp;[.$B24])" office:value-type="float" office:value="19.8801487013911" calcext:value-type="float">
            <text:p>19.8801487013911</text:p>
          </table:table-cell>
          <table:table-cell table:style-name="ce1" table:formula="of:=AVERAGEIFS(['Random Movement -1 End'.$H$2:.$H$424];['Random Movement -1 End'.$E$2:.$E$424];&quot;&gt;=&quot;&amp;[.$A24];['Random Movement -1 End'.$E$2:.$E$424];&quot;&lt;=&quot;&amp;[.$B24])" office:value-type="float" office:value="3.55594486713479" calcext:value-type="float">
            <text:p>3.55594486713479</text:p>
          </table:table-cell>
          <table:table-cell table:style-name="ce1" table:formula="of:=AVERAGEIFS(['Force Algo End'.$H$2:.$H$424];['Force Algo End'.$E$2:.$E$424];&quot;&gt;=&quot;&amp;[.$A24];['Force Algo End'.$E$2:.$E$424];&quot;&lt;=&quot;&amp;[.$B24])" office:value-type="float" office:value="2.7135041625472" calcext:value-type="float">
            <text:p>2.7135041625472</text:p>
          </table:table-cell>
          <table:table-cell table:style-name="ce1" table:formula="of:=AVERAGEIFS(['Total Resolution End'.$N$2:.$N$424];['Total Resolution End'.$B$2:.$B$424];&quot;&gt;=&quot;&amp;[.$A24];['Total Resolution End'.$B$2:.$B$424];&quot;&lt;=&quot;&amp;[.$B24])" office:value-type="float" office:value="4.66360174607597" calcext:value-type="float">
            <text:p>4.66360174607597</text:p>
          </table:table-cell>
          <table:table-cell table:style-name="ce1" table:formula="of:=AVERAGEIFS(['Random Movement End'.$I$2:.$I$424];['Random Movement End'.$E$2:.$E$424];&quot;&gt;=&quot;&amp;[.$A24];['Random Movement End'.$E$2:.$E$424];&quot;&lt;=&quot;&amp;[.$B24])" office:value-type="float" office:value="175" calcext:value-type="float">
            <text:p>175</text:p>
          </table:table-cell>
          <table:table-cell table:style-name="ce1" table:formula="of:=AVERAGEIFS(['Random Movement -1 End'.$I$2:.$I$424];['Random Movement -1 End'.$E$2:.$E$424];&quot;&gt;=&quot;&amp;[.$A24];['Random Movement -1 End'.$E$2:.$E$424];&quot;&lt;=&quot;&amp;[.$B24])" office:value-type="float" office:value="78" calcext:value-type="float">
            <text:p>78</text:p>
          </table:table-cell>
          <table:table-cell table:style-name="ce1" table:formula="of:=AVERAGEIFS(['Force Algo End'.$I$2:.$I$424];['Force Algo End'.$E$2:.$E$424];&quot;&gt;=&quot;&amp;[.$A24];['Force Algo End'.$E$2:.$E$424];&quot;&lt;=&quot;&amp;[.$B24])" office:value-type="float" office:value="58" calcext:value-type="float">
            <text:p>58</text:p>
          </table:table-cell>
          <table:table-cell table:style-name="ce1" table:formula="of:=AVERAGEIFS(['Total Resolution End'.$J$2:.$J$424];['Total Resolution End'.$B$2:.$B$424];&quot;&gt;=&quot;&amp;[.$A24];['Total Resolution End'.$B$2:.$B$424];&quot;&lt;=&quot;&amp;[.$B24])" office:value-type="float" office:value="52" calcext:value-type="float">
            <text:p>52</text:p>
          </table:table-cell>
          <table:table-cell table:style-name="ce1" table:formula="of:=AVERAGEIFS(['Random Movement End'.$B$2:.$B$424];['Random Movement End'.$E$2:.$E$424];&quot;&gt;=&quot;&amp;[.$A24];['Random Movement End'.$E$2:.$E$424];&quot;&lt;=&quot;&amp;[.$B24])" office:value-type="float" office:value="1100" calcext:value-type="float">
            <text:p>1100</text:p>
          </table:table-cell>
          <table:table-cell table:style-name="ce1" table:formula="of:=AVERAGEIFS(['Random Movement -1 End'.$B$2:.$B$424];['Random Movement -1 End'.$E$2:.$E$424];&quot;&gt;=&quot;&amp;[.$A24];['Random Movement -1 End'.$E$2:.$E$424];&quot;&lt;=&quot;&amp;[.$B24])" office:value-type="float" office:value="1600" calcext:value-type="float">
            <text:p>1600</text:p>
          </table:table-cell>
          <table:table-cell table:style-name="ce1" table:formula="of:=AVERAGEIFS(['Force Algo End'.$B$2:.$B$424];['Force Algo End'.$E$2:.$E$424];&quot;&gt;=&quot;&amp;[.$A24];['Force Algo End'.$E$2:.$E$424];&quot;&lt;=&quot;&amp;[.$B24])" office:value-type="float" office:value="400" calcext:value-type="float">
            <text:p>400</text:p>
          </table:table-cell>
          <table:table-cell table:style-name="ce1" table:formula="of:=AVERAGEIFS(['Total Resolution End'.$H$2:.$H$424];['Total Resolution End'.$B$2:.$B$424];&quot;&gt;=&quot;&amp;[.$A24];['Total Resolution End'.$B$2:.$B$424];&quot;&lt;=&quot;&amp;[.$B24])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formula="of:=[.A25]/2+[.B25]/2" office:value-type="float" office:value="71" calcext:value-type="float">
            <text:p>71</text:p>
          </table:table-cell>
          <table:table-cell table:style-name="ce1" table:formula="of:=AVERAGEIFS(['Random Movement End'.$J$2:.$J$424];['Random Movement End'.$E$2:.$E$424];&quot;&gt;=&quot;&amp;[.$A25];['Random Movement End'.$E$2:.$E$424];&quot;&lt;=&quot;&amp;[.$B25])" office:value-type="float" office:value="10.4485" calcext:value-type="float">
            <text:p>10.4485</text:p>
          </table:table-cell>
          <table:table-cell table:style-name="ce1" table:formula="of:=AVERAGEIFS(['Random Movement -1 End'.$J$2:.$J$424];['Random Movement -1 End'.$E$2:.$E$424];&quot;&gt;=&quot;&amp;[.$A25];['Random Movement -1 End'.$E$2:.$E$424];&quot;&lt;=&quot;&amp;[.$B25])" office:value-type="float" office:value="10.9116" calcext:value-type="float">
            <text:p>10.9116</text:p>
          </table:table-cell>
          <table:table-cell table:style-name="ce1" table:formula="of:=AVERAGEIFS(['Force Algo End'.$J$2:.$J$424];['Force Algo End'.$E$2:.$E$424];&quot;&gt;=&quot;&amp;[.$A25];['Force Algo End'.$E$2:.$E$424];&quot;&lt;=&quot;&amp;[.$B25])" office:value-type="float" office:value="3.5568" calcext:value-type="float">
            <text:p>3.5568</text:p>
          </table:table-cell>
          <table:table-cell table:style-name="ce1" table:formula="of:=AVERAGEIFS(['Total Resolution End'.$G$2:.$G$424];['Total Resolution End'.$B$2:.$B$424];&quot;&gt;=&quot;&amp;[.$A25];['Total Resolution End'.$B$2:.$B$424];&quot;&lt;=&quot;&amp;[.$B25])" office:value-type="float" office:value="2.83" calcext:value-type="float">
            <text:p>2.83</text:p>
          </table:table-cell>
          <table:table-cell table:style-name="ce1" table:formula="of:=AVERAGEIFS(['Random Movement End'.$H$2:.$H$424];['Random Movement End'.$E$2:.$E$424];&quot;&gt;=&quot;&amp;[.$A25];['Random Movement End'.$E$2:.$E$424];&quot;&lt;=&quot;&amp;[.$B25])" office:value-type="float" office:value="22.8437115766359" calcext:value-type="float">
            <text:p>22.8437115766359</text:p>
          </table:table-cell>
          <table:table-cell table:style-name="ce1" table:formula="of:=AVERAGEIFS(['Random Movement -1 End'.$H$2:.$H$424];['Random Movement -1 End'.$E$2:.$E$424];&quot;&gt;=&quot;&amp;[.$A25];['Random Movement -1 End'.$E$2:.$E$424];&quot;&lt;=&quot;&amp;[.$B25])" office:value-type="float" office:value="4.79178340263712" calcext:value-type="float">
            <text:p>4.79178340263712</text:p>
          </table:table-cell>
          <table:table-cell table:style-name="ce1" table:formula="of:=AVERAGEIFS(['Force Algo End'.$H$2:.$H$424];['Force Algo End'.$E$2:.$E$424];&quot;&gt;=&quot;&amp;[.$A25];['Force Algo End'.$E$2:.$E$424];&quot;&lt;=&quot;&amp;[.$B25])" office:value-type="float" office:value="3.52955929687682" calcext:value-type="float">
            <text:p>3.52955929687682</text:p>
          </table:table-cell>
          <table:table-cell table:style-name="ce1" table:formula="of:=AVERAGEIFS(['Total Resolution End'.$N$2:.$N$424];['Total Resolution End'.$B$2:.$B$424];&quot;&gt;=&quot;&amp;[.$A25];['Total Resolution End'.$B$2:.$B$424];&quot;&lt;=&quot;&amp;[.$B25])" office:value-type="float" office:value="7.55398530243075" calcext:value-type="float">
            <text:p>7.55398530243075</text:p>
          </table:table-cell>
          <table:table-cell table:style-name="ce1" table:formula="of:=AVERAGEIFS(['Random Movement End'.$I$2:.$I$424];['Random Movement End'.$E$2:.$E$424];&quot;&gt;=&quot;&amp;[.$A25];['Random Movement End'.$E$2:.$E$424];&quot;&lt;=&quot;&amp;[.$B25])" office:value-type="float" office:value="176" calcext:value-type="float">
            <text:p>176</text:p>
          </table:table-cell>
          <table:table-cell table:style-name="ce1" table:formula="of:=AVERAGEIFS(['Random Movement -1 End'.$I$2:.$I$424];['Random Movement -1 End'.$E$2:.$E$424];&quot;&gt;=&quot;&amp;[.$A25];['Random Movement -1 End'.$E$2:.$E$424];&quot;&lt;=&quot;&amp;[.$B25])" office:value-type="float" office:value="98" calcext:value-type="float">
            <text:p>98</text:p>
          </table:table-cell>
          <table:table-cell table:style-name="ce1" table:formula="of:=AVERAGEIFS(['Force Algo End'.$I$2:.$I$424];['Force Algo End'.$E$2:.$E$424];&quot;&gt;=&quot;&amp;[.$A25];['Force Algo End'.$E$2:.$E$424];&quot;&lt;=&quot;&amp;[.$B25])" office:value-type="float" office:value="71" calcext:value-type="float">
            <text:p>71</text:p>
          </table:table-cell>
          <table:table-cell table:style-name="ce1" table:formula="of:=AVERAGEIFS(['Total Resolution End'.$J$2:.$J$424];['Total Resolution End'.$B$2:.$B$424];&quot;&gt;=&quot;&amp;[.$A25];['Total Resolution End'.$B$2:.$B$424];&quot;&lt;=&quot;&amp;[.$B25])" office:value-type="float" office:value="124" calcext:value-type="float">
            <text:p>124</text:p>
          </table:table-cell>
          <table:table-cell table:style-name="ce1" table:formula="of:=AVERAGEIFS(['Random Movement End'.$B$2:.$B$424];['Random Movement End'.$E$2:.$E$424];&quot;&gt;=&quot;&amp;[.$A25];['Random Movement End'.$E$2:.$E$424];&quot;&lt;=&quot;&amp;[.$B25])" office:value-type="float" office:value="1000" calcext:value-type="float">
            <text:p>1000</text:p>
          </table:table-cell>
          <table:table-cell table:style-name="ce1" table:formula="of:=AVERAGEIFS(['Random Movement -1 End'.$B$2:.$B$424];['Random Movement -1 End'.$E$2:.$E$424];&quot;&gt;=&quot;&amp;[.$A25];['Random Movement -1 End'.$E$2:.$E$424];&quot;&lt;=&quot;&amp;[.$B25])" office:value-type="float" office:value="500" calcext:value-type="float">
            <text:p>500</text:p>
          </table:table-cell>
          <table:table-cell table:style-name="ce1" table:formula="of:=AVERAGEIFS(['Force Algo End'.$B$2:.$B$424];['Force Algo End'.$E$2:.$E$424];&quot;&gt;=&quot;&amp;[.$A25];['Force Algo End'.$E$2:.$E$424];&quot;&lt;=&quot;&amp;[.$B25])" office:value-type="float" office:value="200" calcext:value-type="float">
            <text:p>200</text:p>
          </table:table-cell>
          <table:table-cell table:style-name="ce1" table:formula="of:=AVERAGEIFS(['Total Resolution End'.$H$2:.$H$424];['Total Resolution End'.$B$2:.$B$424];&quot;&gt;=&quot;&amp;[.$A25];['Total Resolution End'.$B$2:.$B$424];&quot;&lt;=&quot;&amp;[.$B25])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formula="of:=[.A26]/2+[.B26]/2" office:value-type="float" office:value="74" calcext:value-type="float">
            <text:p>74</text:p>
          </table:table-cell>
          <table:table-cell table:style-name="ce1" table:formula="of:=AVERAGEIFS(['Random Movement End'.$J$2:.$J$424];['Random Movement End'.$E$2:.$E$424];&quot;&gt;=&quot;&amp;[.$A26];['Random Movement End'.$E$2:.$E$424];&quot;&lt;=&quot;&amp;[.$B26])" office:value-type="float" office:value="16.2841285714286" calcext:value-type="float">
            <text:p>16.2841285714286</text:p>
          </table:table-cell>
          <table:table-cell table:style-name="ce1" table:formula="of:=AVERAGEIFS(['Random Movement -1 End'.$J$2:.$J$424];['Random Movement -1 End'.$E$2:.$E$424];&quot;&gt;=&quot;&amp;[.$A26];['Random Movement -1 End'.$E$2:.$E$424];&quot;&lt;=&quot;&amp;[.$B26])" office:value-type="float" office:value="14.2870714285714" calcext:value-type="float">
            <text:p>14.2870714285714</text:p>
          </table:table-cell>
          <table:table-cell table:style-name="ce1" table:formula="of:=AVERAGEIFS(['Force Algo End'.$J$2:.$J$424];['Force Algo End'.$E$2:.$E$424];&quot;&gt;=&quot;&amp;[.$A26];['Force Algo End'.$E$2:.$E$424];&quot;&lt;=&quot;&amp;[.$B26])" office:value-type="float" office:value="6.16834285714286" calcext:value-type="float">
            <text:p>6.16834285714286</text:p>
          </table:table-cell>
          <table:table-cell table:style-name="ce1" table:formula="of:=AVERAGEIFS(['Total Resolution End'.$G$2:.$G$424];['Total Resolution End'.$B$2:.$B$424];&quot;&gt;=&quot;&amp;[.$A26];['Total Resolution End'.$B$2:.$B$424];&quot;&lt;=&quot;&amp;[.$B26])" office:value-type="float" office:value="12.1642857142857" calcext:value-type="float">
            <text:p>12.1642857142857</text:p>
          </table:table-cell>
          <table:table-cell table:style-name="ce1" table:formula="of:=AVERAGEIFS(['Random Movement End'.$H$2:.$H$424];['Random Movement End'.$E$2:.$E$424];&quot;&gt;=&quot;&amp;[.$A26];['Random Movement End'.$E$2:.$E$424];&quot;&lt;=&quot;&amp;[.$B26])" office:value-type="float" office:value="36.1389010892588" calcext:value-type="float">
            <text:p>36.1389010892588</text:p>
          </table:table-cell>
          <table:table-cell table:style-name="ce1" table:formula="of:=AVERAGEIFS(['Random Movement -1 End'.$H$2:.$H$424];['Random Movement -1 End'.$E$2:.$E$424];&quot;&gt;=&quot;&amp;[.$A26];['Random Movement -1 End'.$E$2:.$E$424];&quot;&lt;=&quot;&amp;[.$B26])" office:value-type="float" office:value="3.50111539906881" calcext:value-type="float">
            <text:p>3.50111539906881</text:p>
          </table:table-cell>
          <table:table-cell table:style-name="ce1" table:formula="of:=AVERAGEIFS(['Force Algo End'.$H$2:.$H$424];['Force Algo End'.$E$2:.$E$424];&quot;&gt;=&quot;&amp;[.$A26];['Force Algo End'.$E$2:.$E$424];&quot;&lt;=&quot;&amp;[.$B26])" office:value-type="float" office:value="2.97889531030242" calcext:value-type="float">
            <text:p>2.97889531030242</text:p>
          </table:table-cell>
          <table:table-cell table:style-name="ce1" table:formula="of:=AVERAGEIFS(['Total Resolution End'.$N$2:.$N$424];['Total Resolution End'.$B$2:.$B$424];&quot;&gt;=&quot;&amp;[.$A26];['Total Resolution End'.$B$2:.$B$424];&quot;&lt;=&quot;&amp;[.$B26])" office:value-type="float" office:value="5.54906989273903" calcext:value-type="float">
            <text:p>5.54906989273903</text:p>
          </table:table-cell>
          <table:table-cell table:style-name="ce1" table:formula="of:=AVERAGEIFS(['Random Movement End'.$I$2:.$I$424];['Random Movement End'.$E$2:.$E$424];&quot;&gt;=&quot;&amp;[.$A26];['Random Movement End'.$E$2:.$E$424];&quot;&lt;=&quot;&amp;[.$B26])" office:value-type="float" office:value="101.857142857143" calcext:value-type="float">
            <text:p>101.857142857143</text:p>
          </table:table-cell>
          <table:table-cell table:style-name="ce1" table:formula="of:=AVERAGEIFS(['Random Movement -1 End'.$I$2:.$I$424];['Random Movement -1 End'.$E$2:.$E$424];&quot;&gt;=&quot;&amp;[.$A26];['Random Movement -1 End'.$E$2:.$E$424];&quot;&lt;=&quot;&amp;[.$B26])" office:value-type="float" office:value="48" calcext:value-type="float">
            <text:p>48</text:p>
          </table:table-cell>
          <table:table-cell table:style-name="ce1" table:formula="of:=AVERAGEIFS(['Force Algo End'.$I$2:.$I$424];['Force Algo End'.$E$2:.$E$424];&quot;&gt;=&quot;&amp;[.$A26];['Force Algo End'.$E$2:.$E$424];&quot;&lt;=&quot;&amp;[.$B26])" office:value-type="float" office:value="43.7142857142857" calcext:value-type="float">
            <text:p>43.7142857142857</text:p>
          </table:table-cell>
          <table:table-cell table:style-name="ce1" table:formula="of:=AVERAGEIFS(['Total Resolution End'.$J$2:.$J$424];['Total Resolution End'.$B$2:.$B$424];&quot;&gt;=&quot;&amp;[.$A26];['Total Resolution End'.$B$2:.$B$424];&quot;&lt;=&quot;&amp;[.$B26])" office:value-type="float" office:value="43.7142857142857" calcext:value-type="float">
            <text:p>43.7142857142857</text:p>
          </table:table-cell>
          <table:table-cell table:style-name="ce1" table:formula="of:=AVERAGEIFS(['Random Movement End'.$B$2:.$B$424];['Random Movement End'.$E$2:.$E$424];&quot;&gt;=&quot;&amp;[.$A26];['Random Movement End'.$E$2:.$E$424];&quot;&lt;=&quot;&amp;[.$B26])" office:value-type="float" office:value="842.857142857143" calcext:value-type="float">
            <text:p>842.857142857143</text:p>
          </table:table-cell>
          <table:table-cell table:style-name="ce1" table:formula="of:=AVERAGEIFS(['Random Movement -1 End'.$B$2:.$B$424];['Random Movement -1 End'.$E$2:.$E$424];&quot;&gt;=&quot;&amp;[.$A26];['Random Movement -1 End'.$E$2:.$E$424];&quot;&lt;=&quot;&amp;[.$B26])" office:value-type="float" office:value="942.857142857143" calcext:value-type="float">
            <text:p>942.857142857143</text:p>
          </table:table-cell>
          <table:table-cell table:style-name="ce1" table:formula="of:=AVERAGEIFS(['Force Algo End'.$B$2:.$B$424];['Force Algo End'.$E$2:.$E$424];&quot;&gt;=&quot;&amp;[.$A26];['Force Algo End'.$E$2:.$E$424];&quot;&lt;=&quot;&amp;[.$B26])" office:value-type="float" office:value="428.571428571429" calcext:value-type="float">
            <text:p>428.571428571429</text:p>
          </table:table-cell>
          <table:table-cell table:style-name="ce1" table:formula="of:=AVERAGEIFS(['Total Resolution End'.$H$2:.$H$424];['Total Resolution End'.$B$2:.$B$424];&quot;&gt;=&quot;&amp;[.$A26];['Total Resolution End'.$B$2:.$B$424];&quot;&lt;=&quot;&amp;[.$B26])" office:value-type="float" office:value="1162.14285714286" calcext:value-type="float">
            <text:p>1162.1428571428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formula="of:=[.A27]/2+[.B27]/2" office:value-type="float" office:value="77" calcext:value-type="float">
            <text:p>77</text:p>
          </table:table-cell>
          <table:table-cell table:style-name="ce1" table:formula="of:=AVERAGEIFS(['Random Movement End'.$J$2:.$J$424];['Random Movement End'.$E$2:.$E$424];&quot;&gt;=&quot;&amp;[.$A27];['Random Movement End'.$E$2:.$E$424];&quot;&lt;=&quot;&amp;[.$B27])" office:value-type="float" office:value="26.02195" calcext:value-type="float">
            <text:p>26.02195</text:p>
          </table:table-cell>
          <table:table-cell table:style-name="ce1" table:formula="of:=AVERAGEIFS(['Random Movement -1 End'.$J$2:.$J$424];['Random Movement -1 End'.$E$2:.$E$424];&quot;&gt;=&quot;&amp;[.$A27];['Random Movement -1 End'.$E$2:.$E$424];&quot;&lt;=&quot;&amp;[.$B27])" office:value-type="float" office:value="18.27135" calcext:value-type="float">
            <text:p>18.27135</text:p>
          </table:table-cell>
          <table:table-cell table:style-name="ce1" table:formula="of:=AVERAGEIFS(['Force Algo End'.$J$2:.$J$424];['Force Algo End'.$E$2:.$E$424];&quot;&gt;=&quot;&amp;[.$A27];['Force Algo End'.$E$2:.$E$424];&quot;&lt;=&quot;&amp;[.$B27])" office:value-type="float" office:value="6.8742" calcext:value-type="float">
            <text:p>6.8742</text:p>
          </table:table-cell>
          <table:table-cell table:style-name="ce1" table:formula="of:=AVERAGEIFS(['Total Resolution End'.$G$2:.$G$424];['Total Resolution End'.$B$2:.$B$424];&quot;&gt;=&quot;&amp;[.$A27];['Total Resolution End'.$B$2:.$B$424];&quot;&lt;=&quot;&amp;[.$B27])" office:value-type="float" office:value="16.545" calcext:value-type="float">
            <text:p>16.545</text:p>
          </table:table-cell>
          <table:table-cell table:style-name="ce1" table:formula="of:=AVERAGEIFS(['Random Movement End'.$H$2:.$H$424];['Random Movement End'.$E$2:.$E$424];&quot;&gt;=&quot;&amp;[.$A27];['Random Movement End'.$E$2:.$E$424];&quot;&lt;=&quot;&amp;[.$B27])" office:value-type="float" office:value="33.0811651085069" calcext:value-type="float">
            <text:p>33.0811651085069</text:p>
          </table:table-cell>
          <table:table-cell table:style-name="ce1" table:formula="of:=AVERAGEIFS(['Random Movement -1 End'.$H$2:.$H$424];['Random Movement -1 End'.$E$2:.$E$424];&quot;&gt;=&quot;&amp;[.$A27];['Random Movement -1 End'.$E$2:.$E$424];&quot;&lt;=&quot;&amp;[.$B27])" office:value-type="float" office:value="2.65755978395171" calcext:value-type="float">
            <text:p>2.65755978395171</text:p>
          </table:table-cell>
          <table:table-cell table:style-name="ce1" table:formula="of:=AVERAGEIFS(['Force Algo End'.$H$2:.$H$424];['Force Algo End'.$E$2:.$E$424];&quot;&gt;=&quot;&amp;[.$A27];['Force Algo End'.$E$2:.$E$424];&quot;&lt;=&quot;&amp;[.$B27])" office:value-type="float" office:value="2.55462267533873" calcext:value-type="float">
            <text:p>2.55462267533873</text:p>
          </table:table-cell>
          <table:table-cell table:style-name="ce1" table:formula="of:=AVERAGEIFS(['Total Resolution End'.$N$2:.$N$424];['Total Resolution End'.$B$2:.$B$424];&quot;&gt;=&quot;&amp;[.$A27];['Total Resolution End'.$B$2:.$B$424];&quot;&lt;=&quot;&amp;[.$B27])" office:value-type="float" office:value="5.3048748207356" calcext:value-type="float">
            <text:p>5.3048748207356</text:p>
          </table:table-cell>
          <table:table-cell table:style-name="ce1" table:formula="of:=AVERAGEIFS(['Random Movement End'.$I$2:.$I$424];['Random Movement End'.$E$2:.$E$424];&quot;&gt;=&quot;&amp;[.$A27];['Random Movement End'.$E$2:.$E$424];&quot;&lt;=&quot;&amp;[.$B27])" office:value-type="float" office:value="116.5" calcext:value-type="float">
            <text:p>116.5</text:p>
          </table:table-cell>
          <table:table-cell table:style-name="ce1" table:formula="of:=AVERAGEIFS(['Random Movement -1 End'.$I$2:.$I$424];['Random Movement -1 End'.$E$2:.$E$424];&quot;&gt;=&quot;&amp;[.$A27];['Random Movement -1 End'.$E$2:.$E$424];&quot;&lt;=&quot;&amp;[.$B27])" office:value-type="float" office:value="54" calcext:value-type="float">
            <text:p>54</text:p>
          </table:table-cell>
          <table:table-cell table:style-name="ce1" table:formula="of:=AVERAGEIFS(['Force Algo End'.$I$2:.$I$424];['Force Algo End'.$E$2:.$E$424];&quot;&gt;=&quot;&amp;[.$A27];['Force Algo End'.$E$2:.$E$424];&quot;&lt;=&quot;&amp;[.$B27])" office:value-type="float" office:value="49.5" calcext:value-type="float">
            <text:p>49.5</text:p>
          </table:table-cell>
          <table:table-cell table:style-name="ce1" table:formula="of:=AVERAGEIFS(['Total Resolution End'.$J$2:.$J$424];['Total Resolution End'.$B$2:.$B$424];&quot;&gt;=&quot;&amp;[.$A27];['Total Resolution End'.$B$2:.$B$424];&quot;&lt;=&quot;&amp;[.$B27])" office:value-type="float" office:value="60.5" calcext:value-type="float">
            <text:p>60.5</text:p>
          </table:table-cell>
          <table:table-cell table:style-name="ce1" table:formula="of:=AVERAGEIFS(['Random Movement End'.$B$2:.$B$424];['Random Movement End'.$E$2:.$E$424];&quot;&gt;=&quot;&amp;[.$A27];['Random Movement End'.$E$2:.$E$424];&quot;&lt;=&quot;&amp;[.$B27])" office:value-type="float" office:value="1950" calcext:value-type="float">
            <text:p>1950</text:p>
          </table:table-cell>
          <table:table-cell table:style-name="ce1" table:formula="of:=AVERAGEIFS(['Random Movement -1 End'.$B$2:.$B$424];['Random Movement -1 End'.$E$2:.$E$424];&quot;&gt;=&quot;&amp;[.$A27];['Random Movement -1 End'.$E$2:.$E$424];&quot;&lt;=&quot;&amp;[.$B27])" office:value-type="float" office:value="750" calcext:value-type="float">
            <text:p>750</text:p>
          </table:table-cell>
          <table:table-cell table:style-name="ce1" table:formula="of:=AVERAGEIFS(['Force Algo End'.$B$2:.$B$424];['Force Algo End'.$E$2:.$E$424];&quot;&gt;=&quot;&amp;[.$A27];['Force Algo End'.$E$2:.$E$424];&quot;&lt;=&quot;&amp;[.$B27])" office:value-type="float" office:value="650" calcext:value-type="float">
            <text:p>650</text:p>
          </table:table-cell>
          <table:table-cell table:style-name="ce1" table:formula="of:=AVERAGEIFS(['Total Resolution End'.$H$2:.$H$424];['Total Resolution End'.$B$2:.$B$424];&quot;&gt;=&quot;&amp;[.$A27];['Total Resolution End'.$B$2:.$B$424];&quot;&lt;=&quot;&amp;[.$B27])" office:value-type="float" office:value="3368.5" calcext:value-type="float">
            <text:p>3368.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28]/2+[.B28]/2" office:value-type="float" office:value="80" calcext:value-type="float">
            <text:p>80</text:p>
          </table:table-cell>
          <table:table-cell table:style-name="ce1" table:formula="of:=AVERAGEIFS(['Random Movement End'.$J$2:.$J$424];['Random Movement End'.$E$2:.$E$424];&quot;&gt;=&quot;&amp;[.$A28];['Random Movement End'.$E$2:.$E$424];&quot;&lt;=&quot;&amp;[.$B28])" office:value-type="float" office:value="13.1535857142857" calcext:value-type="float">
            <text:p>13.1535857142857</text:p>
          </table:table-cell>
          <table:table-cell table:style-name="ce1" table:formula="of:=AVERAGEIFS(['Random Movement -1 End'.$J$2:.$J$424];['Random Movement -1 End'.$E$2:.$E$424];&quot;&gt;=&quot;&amp;[.$A28];['Random Movement -1 End'.$E$2:.$E$424];&quot;&lt;=&quot;&amp;[.$B28])" office:value-type="float" office:value="13.1831285714286" calcext:value-type="float">
            <text:p>13.1831285714286</text:p>
          </table:table-cell>
          <table:table-cell table:style-name="ce1" table:formula="of:=AVERAGEIFS(['Force Algo End'.$J$2:.$J$424];['Force Algo End'.$E$2:.$E$424];&quot;&gt;=&quot;&amp;[.$A28];['Force Algo End'.$E$2:.$E$424];&quot;&lt;=&quot;&amp;[.$B28])" office:value-type="float" office:value="6.23807142857143" calcext:value-type="float">
            <text:p>6.23807142857143</text:p>
          </table:table-cell>
          <table:table-cell table:style-name="ce1" table:formula="of:=AVERAGEIFS(['Total Resolution End'.$G$2:.$G$424];['Total Resolution End'.$B$2:.$B$424];&quot;&gt;=&quot;&amp;[.$A28];['Total Resolution End'.$B$2:.$B$424];&quot;&lt;=&quot;&amp;[.$B28])" office:value-type="float" office:value="11.9985714285714" calcext:value-type="float">
            <text:p>11.9985714285714</text:p>
          </table:table-cell>
          <table:table-cell table:style-name="ce1" table:formula="of:=AVERAGEIFS(['Random Movement End'.$H$2:.$H$424];['Random Movement End'.$E$2:.$E$424];&quot;&gt;=&quot;&amp;[.$A28];['Random Movement End'.$E$2:.$E$424];&quot;&lt;=&quot;&amp;[.$B28])" office:value-type="float" office:value="57.102756442943" calcext:value-type="float">
            <text:p>57.102756442943</text:p>
          </table:table-cell>
          <table:table-cell table:style-name="ce1" table:formula="of:=AVERAGEIFS(['Random Movement -1 End'.$H$2:.$H$424];['Random Movement -1 End'.$E$2:.$E$424];&quot;&gt;=&quot;&amp;[.$A28];['Random Movement -1 End'.$E$2:.$E$424];&quot;&lt;=&quot;&amp;[.$B28])" office:value-type="float" office:value="3.57031111751465" calcext:value-type="float">
            <text:p>3.57031111751465</text:p>
          </table:table-cell>
          <table:table-cell table:style-name="ce1" table:formula="of:=AVERAGEIFS(['Force Algo End'.$H$2:.$H$424];['Force Algo End'.$E$2:.$E$424];&quot;&gt;=&quot;&amp;[.$A28];['Force Algo End'.$E$2:.$E$424];&quot;&lt;=&quot;&amp;[.$B28])" office:value-type="float" office:value="2.8254883638808" calcext:value-type="float">
            <text:p>2.8254883638808</text:p>
          </table:table-cell>
          <table:table-cell table:style-name="ce1" table:formula="of:=AVERAGEIFS(['Total Resolution End'.$N$2:.$N$424];['Total Resolution End'.$B$2:.$B$424];&quot;&gt;=&quot;&amp;[.$A28];['Total Resolution End'.$B$2:.$B$424];&quot;&lt;=&quot;&amp;[.$B28])" office:value-type="float" office:value="120.32365100229" calcext:value-type="float">
            <text:p>120.32365100229</text:p>
          </table:table-cell>
          <table:table-cell table:style-name="ce1" table:formula="of:=AVERAGEIFS(['Random Movement End'.$I$2:.$I$424];['Random Movement End'.$E$2:.$E$424];&quot;&gt;=&quot;&amp;[.$A28];['Random Movement End'.$E$2:.$E$424];&quot;&lt;=&quot;&amp;[.$B28])" office:value-type="float" office:value="158.571428571429" calcext:value-type="float">
            <text:p>158.571428571429</text:p>
          </table:table-cell>
          <table:table-cell table:style-name="ce1" table:formula="of:=AVERAGEIFS(['Random Movement -1 End'.$I$2:.$I$424];['Random Movement -1 End'.$E$2:.$E$424];&quot;&gt;=&quot;&amp;[.$A28];['Random Movement -1 End'.$E$2:.$E$424];&quot;&lt;=&quot;&amp;[.$B28])" office:value-type="float" office:value="83.4285714285714" calcext:value-type="float">
            <text:p>83.4285714285714</text:p>
          </table:table-cell>
          <table:table-cell table:style-name="ce1" table:formula="of:=AVERAGEIFS(['Force Algo End'.$I$2:.$I$424];['Force Algo End'.$E$2:.$E$424];&quot;&gt;=&quot;&amp;[.$A28];['Force Algo End'.$E$2:.$E$424];&quot;&lt;=&quot;&amp;[.$B28])" office:value-type="float" office:value="71.8571428571429" calcext:value-type="float">
            <text:p>71.8571428571429</text:p>
          </table:table-cell>
          <table:table-cell table:style-name="ce1" table:formula="of:=AVERAGEIFS(['Total Resolution End'.$J$2:.$J$424];['Total Resolution End'.$B$2:.$B$424];&quot;&gt;=&quot;&amp;[.$A28];['Total Resolution End'.$B$2:.$B$424];&quot;&lt;=&quot;&amp;[.$B28])" office:value-type="float" office:value="127" calcext:value-type="float">
            <text:p>127</text:p>
          </table:table-cell>
          <table:table-cell table:style-name="ce1" table:formula="of:=AVERAGEIFS(['Random Movement End'.$B$2:.$B$424];['Random Movement End'.$E$2:.$E$424];&quot;&gt;=&quot;&amp;[.$A28];['Random Movement End'.$E$2:.$E$424];&quot;&lt;=&quot;&amp;[.$B28])" office:value-type="float" office:value="1014.28571428571" calcext:value-type="float">
            <text:p>1014.28571428571</text:p>
          </table:table-cell>
          <table:table-cell table:style-name="ce1" table:formula="of:=AVERAGEIFS(['Random Movement -1 End'.$B$2:.$B$424];['Random Movement -1 End'.$E$2:.$E$424];&quot;&gt;=&quot;&amp;[.$A28];['Random Movement -1 End'.$E$2:.$E$424];&quot;&lt;=&quot;&amp;[.$B28])" office:value-type="float" office:value="1042.85714285714" calcext:value-type="float">
            <text:p>1042.85714285714</text:p>
          </table:table-cell>
          <table:table-cell table:style-name="ce1" table:formula="of:=AVERAGEIFS(['Force Algo End'.$B$2:.$B$424];['Force Algo End'.$E$2:.$E$424];&quot;&gt;=&quot;&amp;[.$A28];['Force Algo End'.$E$2:.$E$424];&quot;&lt;=&quot;&amp;[.$B28])" office:value-type="float" office:value="328.571428571429" calcext:value-type="float">
            <text:p>328.571428571429</text:p>
          </table:table-cell>
          <table:table-cell table:style-name="ce1" table:formula="of:=AVERAGEIFS(['Total Resolution End'.$H$2:.$H$424];['Total Resolution End'.$B$2:.$B$424];&quot;&gt;=&quot;&amp;[.$A28];['Total Resolution End'.$B$2:.$B$424];&quot;&lt;=&quot;&amp;[.$B28])" office:value-type="float" office:value="1707.85714285714" calcext:value-type="float">
            <text:p>1707.8571428571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formula="of:=[.A29]/2+[.B29]/2" office:value-type="float" office:value="83" calcext:value-type="float">
            <text:p>83</text:p>
          </table:table-cell>
          <table:table-cell table:style-name="ce1" table:formula="of:=AVERAGEIFS(['Random Movement End'.$J$2:.$J$424];['Random Movement End'.$E$2:.$E$424];&quot;&gt;=&quot;&amp;[.$A29];['Random Movement End'.$E$2:.$E$424];&quot;&lt;=&quot;&amp;[.$B29])" office:value-type="float" office:value="1.8254" calcext:value-type="float">
            <text:p>1.8254</text:p>
          </table:table-cell>
          <table:table-cell table:style-name="ce1" table:formula="of:=AVERAGEIFS(['Random Movement -1 End'.$J$2:.$J$424];['Random Movement -1 End'.$E$2:.$E$424];&quot;&gt;=&quot;&amp;[.$A29];['Random Movement -1 End'.$E$2:.$E$424];&quot;&lt;=&quot;&amp;[.$B29])" office:value-type="float" office:value="4.8944" calcext:value-type="float">
            <text:p>4.8944</text:p>
          </table:table-cell>
          <table:table-cell table:style-name="ce1" table:formula="of:=AVERAGEIFS(['Force Algo End'.$J$2:.$J$424];['Force Algo End'.$E$2:.$E$424];&quot;&gt;=&quot;&amp;[.$A29];['Force Algo End'.$E$2:.$E$424];&quot;&lt;=&quot;&amp;[.$B29])" office:value-type="float" office:value="2.1578" calcext:value-type="float">
            <text:p>2.1578</text:p>
          </table:table-cell>
          <table:table-cell table:style-name="ce1" table:formula="of:=AVERAGEIFS(['Total Resolution End'.$G$2:.$G$424];['Total Resolution End'.$B$2:.$B$424];&quot;&gt;=&quot;&amp;[.$A29];['Total Resolution End'.$B$2:.$B$424];&quot;&lt;=&quot;&amp;[.$B29])" office:value-type="float" office:value="3.16666666666667" calcext:value-type="float">
            <text:p>3.16666666666667</text:p>
          </table:table-cell>
          <table:table-cell table:style-name="ce1" table:formula="of:=AVERAGEIFS(['Random Movement End'.$H$2:.$H$424];['Random Movement End'.$E$2:.$E$424];&quot;&gt;=&quot;&amp;[.$A29];['Random Movement End'.$E$2:.$E$424];&quot;&lt;=&quot;&amp;[.$B29])" office:value-type="float" office:value="16.5156818678076" calcext:value-type="float">
            <text:p>16.5156818678076</text:p>
          </table:table-cell>
          <table:table-cell table:style-name="ce1" table:formula="of:=AVERAGEIFS(['Random Movement -1 End'.$H$2:.$H$424];['Random Movement -1 End'.$E$2:.$E$424];&quot;&gt;=&quot;&amp;[.$A29];['Random Movement -1 End'.$E$2:.$E$424];&quot;&lt;=&quot;&amp;[.$B29])" office:value-type="float" office:value="5.92210418479622" calcext:value-type="float">
            <text:p>5.92210418479622</text:p>
          </table:table-cell>
          <table:table-cell table:style-name="ce1" table:formula="of:=AVERAGEIFS(['Force Algo End'.$H$2:.$H$424];['Force Algo End'.$E$2:.$E$424];&quot;&gt;=&quot;&amp;[.$A29];['Force Algo End'.$E$2:.$E$424];&quot;&lt;=&quot;&amp;[.$B29])" office:value-type="float" office:value="3.66119786574331" calcext:value-type="float">
            <text:p>3.66119786574331</text:p>
          </table:table-cell>
          <table:table-cell table:style-name="ce1" table:formula="of:=AVERAGEIFS(['Total Resolution End'.$N$2:.$N$424];['Total Resolution End'.$B$2:.$B$424];&quot;&gt;=&quot;&amp;[.$A29];['Total Resolution End'.$B$2:.$B$424];&quot;&lt;=&quot;&amp;[.$B29])" office:value-type="float" office:value="11.3583485640116" calcext:value-type="float">
            <text:p>11.3583485640116</text:p>
          </table:table-cell>
          <table:table-cell table:style-name="ce1" table:formula="of:=AVERAGEIFS(['Random Movement End'.$I$2:.$I$424];['Random Movement End'.$E$2:.$E$424];&quot;&gt;=&quot;&amp;[.$A29];['Random Movement End'.$E$2:.$E$424];&quot;&lt;=&quot;&amp;[.$B29])" office:value-type="float" office:value="330.666666666667" calcext:value-type="float">
            <text:p>330.666666666667</text:p>
          </table:table-cell>
          <table:table-cell table:style-name="ce1" table:formula="of:=AVERAGEIFS(['Random Movement -1 End'.$I$2:.$I$424];['Random Movement -1 End'.$E$2:.$E$424];&quot;&gt;=&quot;&amp;[.$A29];['Random Movement -1 End'.$E$2:.$E$424];&quot;&lt;=&quot;&amp;[.$B29])" office:value-type="float" office:value="209.666666666667" calcext:value-type="float">
            <text:p>209.666666666667</text:p>
          </table:table-cell>
          <table:table-cell table:style-name="ce1" table:formula="of:=AVERAGEIFS(['Force Algo End'.$I$2:.$I$424];['Force Algo End'.$E$2:.$E$424];&quot;&gt;=&quot;&amp;[.$A29];['Force Algo End'.$E$2:.$E$424];&quot;&lt;=&quot;&amp;[.$B29])" office:value-type="float" office:value="169.666666666667" calcext:value-type="float">
            <text:p>169.666666666667</text:p>
          </table:table-cell>
          <table:table-cell table:style-name="ce1" table:formula="of:=AVERAGEIFS(['Total Resolution End'.$J$2:.$J$424];['Total Resolution End'.$B$2:.$B$424];&quot;&gt;=&quot;&amp;[.$A29];['Total Resolution End'.$B$2:.$B$424];&quot;&lt;=&quot;&amp;[.$B29])" office:value-type="float" office:value="270.333333333333" calcext:value-type="float">
            <text:p>270.333333333333</text:p>
          </table:table-cell>
          <table:table-cell table:style-name="ce1" table:formula="of:=AVERAGEIFS(['Random Movement End'.$B$2:.$B$424];['Random Movement End'.$E$2:.$E$424];&quot;&gt;=&quot;&amp;[.$A29];['Random Movement End'.$E$2:.$E$424];&quot;&lt;=&quot;&amp;[.$B29])" office:value-type="float" office:value="400" calcext:value-type="float">
            <text:p>400</text:p>
          </table:table-cell>
          <table:table-cell table:style-name="ce1" table:formula="of:=AVERAGEIFS(['Random Movement -1 End'.$B$2:.$B$424];['Random Movement -1 End'.$E$2:.$E$424];&quot;&gt;=&quot;&amp;[.$A29];['Random Movement -1 End'.$E$2:.$E$424];&quot;&lt;=&quot;&amp;[.$B29])" office:value-type="float" office:value="866.666666666667" calcext:value-type="float">
            <text:p>866.666666666667</text:p>
          </table:table-cell>
          <table:table-cell table:style-name="ce1" table:formula="of:=AVERAGEIFS(['Force Algo End'.$B$2:.$B$424];['Force Algo End'.$E$2:.$E$424];&quot;&gt;=&quot;&amp;[.$A29];['Force Algo End'.$E$2:.$E$424];&quot;&lt;=&quot;&amp;[.$B29])" office:value-type="float" office:value="233.333333333333" calcext:value-type="float">
            <text:p>233.333333333333</text:p>
          </table:table-cell>
          <table:table-cell table:style-name="ce1" table:formula="of:=AVERAGEIFS(['Total Resolution End'.$H$2:.$H$424];['Total Resolution End'.$B$2:.$B$424];&quot;&gt;=&quot;&amp;[.$A29];['Total Resolution End'.$B$2:.$B$424];&quot;&lt;=&quot;&amp;[.$B29])" office:value-type="float" office:value="464.666666666667" calcext:value-type="float">
            <text:p>464.66666666666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formula="of:=[.A30]/2+[.B30]/2" office:value-type="float" office:value="86" calcext:value-type="float">
            <text:p>86</text:p>
          </table:table-cell>
          <table:table-cell table:style-name="ce1" table:formula="of:=AVERAGEIFS(['Random Movement End'.$J$2:.$J$424];['Random Movement End'.$E$2:.$E$424];&quot;&gt;=&quot;&amp;[.$A30];['Random Movement End'.$E$2:.$E$424];&quot;&lt;=&quot;&amp;[.$B30])" office:value-type="float" office:value="6.8226" calcext:value-type="float">
            <text:p>6.8226</text:p>
          </table:table-cell>
          <table:table-cell table:style-name="ce1" table:formula="of:=AVERAGEIFS(['Random Movement -1 End'.$J$2:.$J$424];['Random Movement -1 End'.$E$2:.$E$424];&quot;&gt;=&quot;&amp;[.$A30];['Random Movement -1 End'.$E$2:.$E$424];&quot;&lt;=&quot;&amp;[.$B30])" office:value-type="float" office:value="7.07216363636364" calcext:value-type="float">
            <text:p>7.07216363636364</text:p>
          </table:table-cell>
          <table:table-cell table:style-name="ce1" table:formula="of:=AVERAGEIFS(['Force Algo End'.$J$2:.$J$424];['Force Algo End'.$E$2:.$E$424];&quot;&gt;=&quot;&amp;[.$A30];['Force Algo End'.$E$2:.$E$424];&quot;&lt;=&quot;&amp;[.$B30])" office:value-type="float" office:value="2.94783636363636" calcext:value-type="float">
            <text:p>2.94783636363636</text:p>
          </table:table-cell>
          <table:table-cell table:style-name="ce1" table:formula="of:=AVERAGEIFS(['Total Resolution End'.$G$2:.$G$424];['Total Resolution End'.$B$2:.$B$424];&quot;&gt;=&quot;&amp;[.$A30];['Total Resolution End'.$B$2:.$B$424];&quot;&lt;=&quot;&amp;[.$B30])" office:value-type="float" office:value="6.49363636363636" calcext:value-type="float">
            <text:p>6.49363636363636</text:p>
          </table:table-cell>
          <table:table-cell table:style-name="ce1" table:formula="of:=AVERAGEIFS(['Random Movement End'.$H$2:.$H$424];['Random Movement End'.$E$2:.$E$424];&quot;&gt;=&quot;&amp;[.$A30];['Random Movement End'.$E$2:.$E$424];&quot;&lt;=&quot;&amp;[.$B30])" office:value-type="float" office:value="64.8234400695341" calcext:value-type="float">
            <text:p>64.8234400695341</text:p>
          </table:table-cell>
          <table:table-cell table:style-name="ce1" table:formula="of:=AVERAGEIFS(['Random Movement -1 End'.$H$2:.$H$424];['Random Movement -1 End'.$E$2:.$E$424];&quot;&gt;=&quot;&amp;[.$A30];['Random Movement -1 End'.$E$2:.$E$424];&quot;&lt;=&quot;&amp;[.$B30])" office:value-type="float" office:value="5.48232098752" calcext:value-type="float">
            <text:p>5.48232098752</text:p>
          </table:table-cell>
          <table:table-cell table:style-name="ce1" table:formula="of:=AVERAGEIFS(['Force Algo End'.$H$2:.$H$424];['Force Algo End'.$E$2:.$E$424];&quot;&gt;=&quot;&amp;[.$A30];['Force Algo End'.$E$2:.$E$424];&quot;&lt;=&quot;&amp;[.$B30])" office:value-type="float" office:value="5.5614746264391" calcext:value-type="float">
            <text:p>5.5614746264391</text:p>
          </table:table-cell>
          <table:table-cell table:style-name="ce1" table:formula="of:=AVERAGEIFS(['Total Resolution End'.$N$2:.$N$424];['Total Resolution End'.$B$2:.$B$424];&quot;&gt;=&quot;&amp;[.$A30];['Total Resolution End'.$B$2:.$B$424];&quot;&lt;=&quot;&amp;[.$B30])" office:value-type="float" office:value="160.932818251162" calcext:value-type="float">
            <text:p>160.932818251162</text:p>
          </table:table-cell>
          <table:table-cell table:style-name="ce1" table:formula="of:=AVERAGEIFS(['Random Movement End'.$I$2:.$I$424];['Random Movement End'.$E$2:.$E$424];&quot;&gt;=&quot;&amp;[.$A30];['Random Movement End'.$E$2:.$E$424];&quot;&lt;=&quot;&amp;[.$B30])" office:value-type="float" office:value="347.090909090909" calcext:value-type="float">
            <text:p>347.090909090909</text:p>
          </table:table-cell>
          <table:table-cell table:style-name="ce1" table:formula="of:=AVERAGEIFS(['Random Movement -1 End'.$I$2:.$I$424];['Random Movement -1 End'.$E$2:.$E$424];&quot;&gt;=&quot;&amp;[.$A30];['Random Movement -1 End'.$E$2:.$E$424];&quot;&lt;=&quot;&amp;[.$B30])" office:value-type="float" office:value="265.545454545455" calcext:value-type="float">
            <text:p>265.545454545455</text:p>
          </table:table-cell>
          <table:table-cell table:style-name="ce1" table:formula="of:=AVERAGEIFS(['Force Algo End'.$I$2:.$I$424];['Force Algo End'.$E$2:.$E$424];&quot;&gt;=&quot;&amp;[.$A30];['Force Algo End'.$E$2:.$E$424];&quot;&lt;=&quot;&amp;[.$B30])" office:value-type="float" office:value="234.090909090909" calcext:value-type="float">
            <text:p>234.090909090909</text:p>
          </table:table-cell>
          <table:table-cell table:style-name="ce1" table:formula="of:=AVERAGEIFS(['Total Resolution End'.$J$2:.$J$424];['Total Resolution End'.$B$2:.$B$424];&quot;&gt;=&quot;&amp;[.$A30];['Total Resolution End'.$B$2:.$B$424];&quot;&lt;=&quot;&amp;[.$B30])" office:value-type="float" office:value="319.090909090909" calcext:value-type="float">
            <text:p>319.090909090909</text:p>
          </table:table-cell>
          <table:table-cell table:style-name="ce1" table:formula="of:=AVERAGEIFS(['Random Movement End'.$B$2:.$B$424];['Random Movement End'.$E$2:.$E$424];&quot;&gt;=&quot;&amp;[.$A30];['Random Movement End'.$E$2:.$E$424];&quot;&lt;=&quot;&amp;[.$B30])" office:value-type="float" office:value="700" calcext:value-type="float">
            <text:p>700</text:p>
          </table:table-cell>
          <table:table-cell table:style-name="ce1" table:formula="of:=AVERAGEIFS(['Random Movement -1 End'.$B$2:.$B$424];['Random Movement -1 End'.$E$2:.$E$424];&quot;&gt;=&quot;&amp;[.$A30];['Random Movement -1 End'.$E$2:.$E$424];&quot;&lt;=&quot;&amp;[.$B30])" office:value-type="float" office:value="763.636363636364" calcext:value-type="float">
            <text:p>763.636363636364</text:p>
          </table:table-cell>
          <table:table-cell table:style-name="ce1" table:formula="of:=AVERAGEIFS(['Force Algo End'.$B$2:.$B$424];['Force Algo End'.$E$2:.$E$424];&quot;&gt;=&quot;&amp;[.$A30];['Force Algo End'.$E$2:.$E$424];&quot;&lt;=&quot;&amp;[.$B30])" office:value-type="float" office:value="281.818181818182" calcext:value-type="float">
            <text:p>281.818181818182</text:p>
          </table:table-cell>
          <table:table-cell table:style-name="ce1" table:formula="of:=AVERAGEIFS(['Total Resolution End'.$H$2:.$H$424];['Total Resolution End'.$B$2:.$B$424];&quot;&gt;=&quot;&amp;[.$A30];['Total Resolution End'.$B$2:.$B$424];&quot;&lt;=&quot;&amp;[.$B30])" office:value-type="float" office:value="633.454545454546" calcext:value-type="float">
            <text:p>633.45454545454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table:formula="of:=[.A31]/2+[.B31]/2" office:value-type="float" office:value="89" calcext:value-type="float">
            <text:p>89</text:p>
          </table:table-cell>
          <table:table-cell table:style-name="ce1" table:formula="of:=AVERAGEIFS(['Random Movement End'.$J$2:.$J$424];['Random Movement End'.$E$2:.$E$424];&quot;&gt;=&quot;&amp;[.$A31];['Random Movement End'.$E$2:.$E$424];&quot;&lt;=&quot;&amp;[.$B31])" office:value-type="float" office:value="7.81185" calcext:value-type="float">
            <text:p>7.81185</text:p>
          </table:table-cell>
          <table:table-cell table:style-name="ce1" table:formula="of:=AVERAGEIFS(['Random Movement -1 End'.$J$2:.$J$424];['Random Movement -1 End'.$E$2:.$E$424];&quot;&gt;=&quot;&amp;[.$A31];['Random Movement -1 End'.$E$2:.$E$424];&quot;&lt;=&quot;&amp;[.$B31])" office:value-type="float" office:value="9.8791" calcext:value-type="float">
            <text:p>9.8791</text:p>
          </table:table-cell>
          <table:table-cell table:style-name="ce1" table:formula="of:=AVERAGEIFS(['Force Algo End'.$J$2:.$J$424];['Force Algo End'.$E$2:.$E$424];&quot;&gt;=&quot;&amp;[.$A31];['Force Algo End'.$E$2:.$E$424];&quot;&lt;=&quot;&amp;[.$B31])" office:value-type="float" office:value="4.2708" calcext:value-type="float">
            <text:p>4.2708</text:p>
          </table:table-cell>
          <table:table-cell table:style-name="ce1" table:formula="of:=AVERAGEIFS(['Total Resolution End'.$G$2:.$G$424];['Total Resolution End'.$B$2:.$B$424];&quot;&gt;=&quot;&amp;[.$A31];['Total Resolution End'.$B$2:.$B$424];&quot;&lt;=&quot;&amp;[.$B31])" office:value-type="float" office:value="5.79" calcext:value-type="float">
            <text:p>5.79</text:p>
          </table:table-cell>
          <table:table-cell table:style-name="ce1" table:formula="of:=AVERAGEIFS(['Random Movement End'.$H$2:.$H$424];['Random Movement End'.$E$2:.$E$424];&quot;&gt;=&quot;&amp;[.$A31];['Random Movement End'.$E$2:.$E$424];&quot;&lt;=&quot;&amp;[.$B31])" office:value-type="float" office:value="25.0344747792999" calcext:value-type="float">
            <text:p>25.0344747792999</text:p>
          </table:table-cell>
          <table:table-cell table:style-name="ce1" table:formula="of:=AVERAGEIFS(['Random Movement -1 End'.$H$2:.$H$424];['Random Movement -1 End'.$E$2:.$E$424];&quot;&gt;=&quot;&amp;[.$A31];['Random Movement -1 End'.$E$2:.$E$424];&quot;&lt;=&quot;&amp;[.$B31])" office:value-type="float" office:value="3.68277483376029" calcext:value-type="float">
            <text:p>3.68277483376029</text:p>
          </table:table-cell>
          <table:table-cell table:style-name="ce1" table:formula="of:=AVERAGEIFS(['Force Algo End'.$H$2:.$H$424];['Force Algo End'.$E$2:.$E$424];&quot;&gt;=&quot;&amp;[.$A31];['Force Algo End'.$E$2:.$E$424];&quot;&lt;=&quot;&amp;[.$B31])" office:value-type="float" office:value="2.63161715316457" calcext:value-type="float">
            <text:p>2.63161715316457</text:p>
          </table:table-cell>
          <table:table-cell table:style-name="ce1" table:formula="of:=AVERAGEIFS(['Total Resolution End'.$N$2:.$N$424];['Total Resolution End'.$B$2:.$B$424];&quot;&gt;=&quot;&amp;[.$A31];['Total Resolution End'.$B$2:.$B$424];&quot;&lt;=&quot;&amp;[.$B31])" office:value-type="float" office:value="9.94440560465009" calcext:value-type="float">
            <text:p>9.94440560465009</text:p>
          </table:table-cell>
          <table:table-cell table:style-name="ce1" table:formula="of:=AVERAGEIFS(['Random Movement End'.$I$2:.$I$424];['Random Movement End'.$E$2:.$E$424];&quot;&gt;=&quot;&amp;[.$A31];['Random Movement End'.$E$2:.$E$424];&quot;&lt;=&quot;&amp;[.$B31])" office:value-type="float" office:value="240" calcext:value-type="float">
            <text:p>240</text:p>
          </table:table-cell>
          <table:table-cell table:style-name="ce1" table:formula="of:=AVERAGEIFS(['Random Movement -1 End'.$I$2:.$I$424];['Random Movement -1 End'.$E$2:.$E$424];&quot;&gt;=&quot;&amp;[.$A31];['Random Movement -1 End'.$E$2:.$E$424];&quot;&lt;=&quot;&amp;[.$B31])" office:value-type="float" office:value="73.5" calcext:value-type="float">
            <text:p>73.5</text:p>
          </table:table-cell>
          <table:table-cell table:style-name="ce1" table:formula="of:=AVERAGEIFS(['Force Algo End'.$I$2:.$I$424];['Force Algo End'.$E$2:.$E$424];&quot;&gt;=&quot;&amp;[.$A31];['Force Algo End'.$E$2:.$E$424];&quot;&lt;=&quot;&amp;[.$B31])" office:value-type="float" office:value="76" calcext:value-type="float">
            <text:p>76</text:p>
          </table:table-cell>
          <table:table-cell table:style-name="ce1" table:formula="of:=AVERAGEIFS(['Total Resolution End'.$J$2:.$J$424];['Total Resolution End'.$B$2:.$B$424];&quot;&gt;=&quot;&amp;[.$A31];['Total Resolution End'.$B$2:.$B$424];&quot;&lt;=&quot;&amp;[.$B31])" office:value-type="float" office:value="188" calcext:value-type="float">
            <text:p>188</text:p>
          </table:table-cell>
          <table:table-cell table:style-name="ce1" table:formula="of:=AVERAGEIFS(['Random Movement End'.$B$2:.$B$424];['Random Movement End'.$E$2:.$E$424];&quot;&gt;=&quot;&amp;[.$A31];['Random Movement End'.$E$2:.$E$424];&quot;&lt;=&quot;&amp;[.$B31])" office:value-type="float" office:value="500" calcext:value-type="float">
            <text:p>500</text:p>
          </table:table-cell>
          <table:table-cell table:style-name="ce1" table:formula="of:=AVERAGEIFS(['Random Movement -1 End'.$B$2:.$B$424];['Random Movement -1 End'.$E$2:.$E$424];&quot;&gt;=&quot;&amp;[.$A31];['Random Movement -1 End'.$E$2:.$E$424];&quot;&lt;=&quot;&amp;[.$B31])" office:value-type="float" office:value="350" calcext:value-type="float">
            <text:p>350</text:p>
          </table:table-cell>
          <table:table-cell table:style-name="ce1" table:formula="of:=AVERAGEIFS(['Force Algo End'.$B$2:.$B$424];['Force Algo End'.$E$2:.$E$424];&quot;&gt;=&quot;&amp;[.$A31];['Force Algo End'.$E$2:.$E$424];&quot;&lt;=&quot;&amp;[.$B31])" office:value-type="float" office:value="100" calcext:value-type="float">
            <text:p>100</text:p>
          </table:table-cell>
          <table:table-cell table:style-name="ce1" table:formula="of:=AVERAGEIFS(['Total Resolution End'.$H$2:.$H$424];['Total Resolution End'.$B$2:.$B$424];&quot;&gt;=&quot;&amp;[.$A31];['Total Resolution End'.$B$2:.$B$424];&quot;&lt;=&quot;&amp;[.$B31])" office:value-type="float" office:value="1813.5" calcext:value-type="float">
            <text:p>1813.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formula="of:=[.A32]/2+[.B32]/2" office:value-type="float" office:value="92" calcext:value-type="float">
            <text:p>92</text:p>
          </table:table-cell>
          <table:table-cell table:style-name="ce1" table:formula="of:=AVERAGEIFS(['Random Movement End'.$J$2:.$J$424];['Random Movement End'.$E$2:.$E$424];&quot;&gt;=&quot;&amp;[.$A32];['Random Movement End'.$E$2:.$E$424];&quot;&lt;=&quot;&amp;[.$B32])" office:value-type="float" office:value="5.6309" calcext:value-type="float">
            <text:p>5.6309</text:p>
          </table:table-cell>
          <table:table-cell table:style-name="ce1" table:formula="of:=AVERAGEIFS(['Random Movement -1 End'.$J$2:.$J$424];['Random Movement -1 End'.$E$2:.$E$424];&quot;&gt;=&quot;&amp;[.$A32];['Random Movement -1 End'.$E$2:.$E$424];&quot;&lt;=&quot;&amp;[.$B32])" office:value-type="float" office:value="5.7575" calcext:value-type="float">
            <text:p>5.7575</text:p>
          </table:table-cell>
          <table:table-cell table:style-name="ce1" table:formula="of:=AVERAGEIFS(['Force Algo End'.$J$2:.$J$424];['Force Algo End'.$E$2:.$E$424];&quot;&gt;=&quot;&amp;[.$A32];['Force Algo End'.$E$2:.$E$424];&quot;&lt;=&quot;&amp;[.$B32])" office:value-type="float" office:value="0.8379" calcext:value-type="float">
            <text:p>0.8379</text:p>
          </table:table-cell>
          <table:table-cell table:style-name="ce1" table:formula="of:=AVERAGEIFS(['Total Resolution End'.$G$2:.$G$424];['Total Resolution End'.$B$2:.$B$424];&quot;&gt;=&quot;&amp;[.$A32];['Total Resolution End'.$B$2:.$B$424];&quot;&lt;=&quot;&amp;[.$B32])" office:value-type="float" office:value="4.65" calcext:value-type="float">
            <text:p>4.65</text:p>
          </table:table-cell>
          <table:table-cell table:style-name="ce1" table:formula="of:=AVERAGEIFS(['Random Movement End'.$H$2:.$H$424];['Random Movement End'.$E$2:.$E$424];&quot;&gt;=&quot;&amp;[.$A32];['Random Movement End'.$E$2:.$E$424];&quot;&lt;=&quot;&amp;[.$B32])" office:value-type="float" office:value="38.271632883266" calcext:value-type="float">
            <text:p>38.271632883266</text:p>
          </table:table-cell>
          <table:table-cell table:style-name="ce1" table:formula="of:=AVERAGEIFS(['Random Movement -1 End'.$H$2:.$H$424];['Random Movement -1 End'.$E$2:.$E$424];&quot;&gt;=&quot;&amp;[.$A32];['Random Movement -1 End'.$E$2:.$E$424];&quot;&lt;=&quot;&amp;[.$B32])" office:value-type="float" office:value="6.22082322955037" calcext:value-type="float">
            <text:p>6.22082322955037</text:p>
          </table:table-cell>
          <table:table-cell table:style-name="ce1" table:formula="of:=AVERAGEIFS(['Force Algo End'.$H$2:.$H$424];['Force Algo End'.$E$2:.$E$424];&quot;&gt;=&quot;&amp;[.$A32];['Force Algo End'.$E$2:.$E$424];&quot;&lt;=&quot;&amp;[.$B32])" office:value-type="float" office:value="6.05427375329517" calcext:value-type="float">
            <text:p>6.05427375329517</text:p>
          </table:table-cell>
          <table:table-cell table:style-name="ce1" table:formula="of:=AVERAGEIFS(['Total Resolution End'.$N$2:.$N$424];['Total Resolution End'.$B$2:.$B$424];&quot;&gt;=&quot;&amp;[.$A32];['Total Resolution End'.$B$2:.$B$424];&quot;&lt;=&quot;&amp;[.$B32])" office:value-type="float" office:value="15.3687834449845" calcext:value-type="float">
            <text:p>15.3687834449845</text:p>
          </table:table-cell>
          <table:table-cell table:style-name="ce1" table:formula="of:=AVERAGEIFS(['Random Movement End'.$I$2:.$I$424];['Random Movement End'.$E$2:.$E$424];&quot;&gt;=&quot;&amp;[.$A32];['Random Movement End'.$E$2:.$E$424];&quot;&lt;=&quot;&amp;[.$B32])" office:value-type="float" office:value="841.5" calcext:value-type="float">
            <text:p>841.5</text:p>
          </table:table-cell>
          <table:table-cell table:style-name="ce1" table:formula="of:=AVERAGEIFS(['Random Movement -1 End'.$I$2:.$I$424];['Random Movement -1 End'.$E$2:.$E$424];&quot;&gt;=&quot;&amp;[.$A32];['Random Movement -1 End'.$E$2:.$E$424];&quot;&lt;=&quot;&amp;[.$B32])" office:value-type="float" office:value="443.5" calcext:value-type="float">
            <text:p>443.5</text:p>
          </table:table-cell>
          <table:table-cell table:style-name="ce1" table:formula="of:=AVERAGEIFS(['Force Algo End'.$I$2:.$I$424];['Force Algo End'.$E$2:.$E$424];&quot;&gt;=&quot;&amp;[.$A32];['Force Algo End'.$E$2:.$E$424];&quot;&lt;=&quot;&amp;[.$B32])" office:value-type="float" office:value="441" calcext:value-type="float">
            <text:p>441</text:p>
          </table:table-cell>
          <table:table-cell table:style-name="ce1" table:formula="of:=AVERAGEIFS(['Total Resolution End'.$J$2:.$J$424];['Total Resolution End'.$B$2:.$B$424];&quot;&gt;=&quot;&amp;[.$A32];['Total Resolution End'.$B$2:.$B$424];&quot;&lt;=&quot;&amp;[.$B32])" office:value-type="float" office:value="483.5" calcext:value-type="float">
            <text:p>483.5</text:p>
          </table:table-cell>
          <table:table-cell table:style-name="ce1" table:formula="of:=AVERAGEIFS(['Random Movement End'.$B$2:.$B$424];['Random Movement End'.$E$2:.$E$424];&quot;&gt;=&quot;&amp;[.$A32];['Random Movement End'.$E$2:.$E$424];&quot;&lt;=&quot;&amp;[.$B32])" office:value-type="float" office:value="600" calcext:value-type="float">
            <text:p>600</text:p>
          </table:table-cell>
          <table:table-cell table:style-name="ce1" table:formula="of:=AVERAGEIFS(['Random Movement -1 End'.$B$2:.$B$424];['Random Movement -1 End'.$E$2:.$E$424];&quot;&gt;=&quot;&amp;[.$A32];['Random Movement -1 End'.$E$2:.$E$424];&quot;&lt;=&quot;&amp;[.$B32])" office:value-type="float" office:value="300" calcext:value-type="float">
            <text:p>300</text:p>
          </table:table-cell>
          <table:table-cell table:style-name="ce1" table:formula="of:=AVERAGEIFS(['Force Algo End'.$B$2:.$B$424];['Force Algo End'.$E$2:.$E$424];&quot;&gt;=&quot;&amp;[.$A32];['Force Algo End'.$E$2:.$E$424];&quot;&lt;=&quot;&amp;[.$B32])" office:value-type="float" office:value="300" calcext:value-type="float">
            <text:p>300</text:p>
          </table:table-cell>
          <table:table-cell table:style-name="ce1" table:formula="of:=AVERAGEIFS(['Total Resolution End'.$H$2:.$H$424];['Total Resolution End'.$B$2:.$B$424];&quot;&gt;=&quot;&amp;[.$A32];['Total Resolution End'.$B$2:.$B$424];&quot;&lt;=&quot;&amp;[.$B32])" office:value-type="float" office:value="325.5" calcext:value-type="float">
            <text:p>325.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table:formula="of:=[.A33]/2+[.B33]/2" office:value-type="float" office:value="95" calcext:value-type="float">
            <text:p>95</text:p>
          </table:table-cell>
          <table:table-cell table:style-name="ce1" table:formula="of:=AVERAGEIFS(['Random Movement End'.$J$2:.$J$424];['Random Movement End'.$E$2:.$E$424];&quot;&gt;=&quot;&amp;[.$A33];['Random Movement End'.$E$2:.$E$424];&quot;&lt;=&quot;&amp;[.$B33])" office:value-type="float" office:value="11.53962" calcext:value-type="float">
            <text:p>11.53962</text:p>
          </table:table-cell>
          <table:table-cell table:style-name="ce1" table:formula="of:=AVERAGEIFS(['Random Movement -1 End'.$J$2:.$J$424];['Random Movement -1 End'.$E$2:.$E$424];&quot;&gt;=&quot;&amp;[.$A33];['Random Movement -1 End'.$E$2:.$E$424];&quot;&lt;=&quot;&amp;[.$B33])" office:value-type="float" office:value="9.4981" calcext:value-type="float">
            <text:p>9.4981</text:p>
          </table:table-cell>
          <table:table-cell table:style-name="ce1" table:formula="of:=AVERAGEIFS(['Force Algo End'.$J$2:.$J$424];['Force Algo End'.$E$2:.$E$424];&quot;&gt;=&quot;&amp;[.$A33];['Force Algo End'.$E$2:.$E$424];&quot;&lt;=&quot;&amp;[.$B33])" office:value-type="float" office:value="7.73704" calcext:value-type="float">
            <text:p>7.73704</text:p>
          </table:table-cell>
          <table:table-cell table:style-name="ce1" table:formula="of:=AVERAGEIFS(['Total Resolution End'.$G$2:.$G$424];['Total Resolution End'.$B$2:.$B$424];&quot;&gt;=&quot;&amp;[.$A33];['Total Resolution End'.$B$2:.$B$424];&quot;&lt;=&quot;&amp;[.$B33])" office:value-type="float" office:value="12.102" calcext:value-type="float">
            <text:p>12.102</text:p>
          </table:table-cell>
          <table:table-cell table:style-name="ce1" table:formula="of:=AVERAGEIFS(['Random Movement End'.$H$2:.$H$424];['Random Movement End'.$E$2:.$E$424];&quot;&gt;=&quot;&amp;[.$A33];['Random Movement End'.$E$2:.$E$424];&quot;&lt;=&quot;&amp;[.$B33])" office:value-type="float" office:value="38.2013084981452" calcext:value-type="float">
            <text:p>38.2013084981452</text:p>
          </table:table-cell>
          <table:table-cell table:style-name="ce1" table:formula="of:=AVERAGEIFS(['Random Movement -1 End'.$H$2:.$H$424];['Random Movement -1 End'.$E$2:.$E$424];&quot;&gt;=&quot;&amp;[.$A33];['Random Movement -1 End'.$E$2:.$E$424];&quot;&lt;=&quot;&amp;[.$B33])" office:value-type="float" office:value="4.26554445961219" calcext:value-type="float">
            <text:p>4.26554445961219</text:p>
          </table:table-cell>
          <table:table-cell table:style-name="ce1" table:formula="of:=AVERAGEIFS(['Force Algo End'.$H$2:.$H$424];['Force Algo End'.$E$2:.$E$424];&quot;&gt;=&quot;&amp;[.$A33];['Force Algo End'.$E$2:.$E$424];&quot;&lt;=&quot;&amp;[.$B33])" office:value-type="float" office:value="4.03743985444245" calcext:value-type="float">
            <text:p>4.03743985444245</text:p>
          </table:table-cell>
          <table:table-cell table:style-name="ce1" table:formula="of:=AVERAGEIFS(['Total Resolution End'.$N$2:.$N$424];['Total Resolution End'.$B$2:.$B$424];&quot;&gt;=&quot;&amp;[.$A33];['Total Resolution End'.$B$2:.$B$424];&quot;&lt;=&quot;&amp;[.$B33])" office:value-type="float" office:value="8.15358412069803" calcext:value-type="float">
            <text:p>8.15358412069803</text:p>
          </table:table-cell>
          <table:table-cell table:style-name="ce1" table:formula="of:=AVERAGEIFS(['Random Movement End'.$I$2:.$I$424];['Random Movement End'.$E$2:.$E$424];&quot;&gt;=&quot;&amp;[.$A33];['Random Movement End'.$E$2:.$E$424];&quot;&lt;=&quot;&amp;[.$B33])" office:value-type="float" office:value="311.4" calcext:value-type="float">
            <text:p>311.4</text:p>
          </table:table-cell>
          <table:table-cell table:style-name="ce1" table:formula="of:=AVERAGEIFS(['Random Movement -1 End'.$I$2:.$I$424];['Random Movement -1 End'.$E$2:.$E$424];&quot;&gt;=&quot;&amp;[.$A33];['Random Movement -1 End'.$E$2:.$E$424];&quot;&lt;=&quot;&amp;[.$B33])" office:value-type="float" office:value="171" calcext:value-type="float">
            <text:p>171</text:p>
          </table:table-cell>
          <table:table-cell table:style-name="ce1" table:formula="of:=AVERAGEIFS(['Force Algo End'.$I$2:.$I$424];['Force Algo End'.$E$2:.$E$424];&quot;&gt;=&quot;&amp;[.$A33];['Force Algo End'.$E$2:.$E$424];&quot;&lt;=&quot;&amp;[.$B33])" office:value-type="float" office:value="137.4" calcext:value-type="float">
            <text:p>137.4</text:p>
          </table:table-cell>
          <table:table-cell table:style-name="ce1" table:formula="of:=AVERAGEIFS(['Total Resolution End'.$J$2:.$J$424];['Total Resolution End'.$B$2:.$B$424];&quot;&gt;=&quot;&amp;[.$A33];['Total Resolution End'.$B$2:.$B$424];&quot;&lt;=&quot;&amp;[.$B33])" office:value-type="float" office:value="198.8" calcext:value-type="float">
            <text:p>198.8</text:p>
          </table:table-cell>
          <table:table-cell table:style-name="ce1" table:formula="of:=AVERAGEIFS(['Random Movement End'.$B$2:.$B$424];['Random Movement End'.$E$2:.$E$424];&quot;&gt;=&quot;&amp;[.$A33];['Random Movement End'.$E$2:.$E$424];&quot;&lt;=&quot;&amp;[.$B33])" office:value-type="float" office:value="900" calcext:value-type="float">
            <text:p>900</text:p>
          </table:table-cell>
          <table:table-cell table:style-name="ce1" table:formula="of:=AVERAGEIFS(['Random Movement -1 End'.$B$2:.$B$424];['Random Movement -1 End'.$E$2:.$E$424];&quot;&gt;=&quot;&amp;[.$A33];['Random Movement -1 End'.$E$2:.$E$424];&quot;&lt;=&quot;&amp;[.$B33])" office:value-type="float" office:value="760" calcext:value-type="float">
            <text:p>760</text:p>
          </table:table-cell>
          <table:table-cell table:style-name="ce1" table:formula="of:=AVERAGEIFS(['Force Algo End'.$B$2:.$B$424];['Force Algo End'.$E$2:.$E$424];&quot;&gt;=&quot;&amp;[.$A33];['Force Algo End'.$E$2:.$E$424];&quot;&lt;=&quot;&amp;[.$B33])" office:value-type="float" office:value="680" calcext:value-type="float">
            <text:p>680</text:p>
          </table:table-cell>
          <table:table-cell table:style-name="ce1" table:formula="of:=AVERAGEIFS(['Total Resolution End'.$H$2:.$H$424];['Total Resolution End'.$B$2:.$B$424];&quot;&gt;=&quot;&amp;[.$A33];['Total Resolution End'.$B$2:.$B$424];&quot;&lt;=&quot;&amp;[.$B33])"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formula="of:=[.A34]/2+[.B34]/2" office:value-type="float" office:value="98" calcext:value-type="float">
            <text:p>98</text:p>
          </table:table-cell>
          <table:table-cell table:style-name="ce1" table:formula="of:=AVERAGEIFS(['Random Movement End'.$J$2:.$J$424];['Random Movement End'.$E$2:.$E$424];&quot;&gt;=&quot;&amp;[.$A34];['Random Movement End'.$E$2:.$E$424];&quot;&lt;=&quot;&amp;[.$B34])" office:value-type="float" office:value="17.12565" calcext:value-type="float">
            <text:p>17.12565</text:p>
          </table:table-cell>
          <table:table-cell table:style-name="ce1" table:formula="of:=AVERAGEIFS(['Random Movement -1 End'.$J$2:.$J$424];['Random Movement -1 End'.$E$2:.$E$424];&quot;&gt;=&quot;&amp;[.$A34];['Random Movement -1 End'.$E$2:.$E$424];&quot;&lt;=&quot;&amp;[.$B34])" office:value-type="float" office:value="15.56345" calcext:value-type="float">
            <text:p>15.56345</text:p>
          </table:table-cell>
          <table:table-cell table:style-name="ce1" table:formula="of:=AVERAGEIFS(['Force Algo End'.$J$2:.$J$424];['Force Algo End'.$E$2:.$E$424];&quot;&gt;=&quot;&amp;[.$A34];['Force Algo End'.$E$2:.$E$424];&quot;&lt;=&quot;&amp;[.$B34])" office:value-type="float" office:value="10.627275" calcext:value-type="float">
            <text:p>10.627275</text:p>
          </table:table-cell>
          <table:table-cell table:style-name="ce1" table:formula="of:=AVERAGEIFS(['Total Resolution End'.$G$2:.$G$424];['Total Resolution End'.$B$2:.$B$424];&quot;&gt;=&quot;&amp;[.$A34];['Total Resolution End'.$B$2:.$B$424];&quot;&lt;=&quot;&amp;[.$B34])" office:value-type="float" office:value="18.2325" calcext:value-type="float">
            <text:p>18.2325</text:p>
          </table:table-cell>
          <table:table-cell table:style-name="ce1" table:formula="of:=AVERAGEIFS(['Random Movement End'.$H$2:.$H$424];['Random Movement End'.$E$2:.$E$424];&quot;&gt;=&quot;&amp;[.$A34];['Random Movement End'.$E$2:.$E$424];&quot;&lt;=&quot;&amp;[.$B34])" office:value-type="float" office:value="40.1843274398462" calcext:value-type="float">
            <text:p>40.1843274398462</text:p>
          </table:table-cell>
          <table:table-cell table:style-name="ce1" table:formula="of:=AVERAGEIFS(['Random Movement -1 End'.$H$2:.$H$424];['Random Movement -1 End'.$E$2:.$E$424];&quot;&gt;=&quot;&amp;[.$A34];['Random Movement -1 End'.$E$2:.$E$424];&quot;&lt;=&quot;&amp;[.$B34])" office:value-type="float" office:value="3.62703632571923" calcext:value-type="float">
            <text:p>3.62703632571923</text:p>
          </table:table-cell>
          <table:table-cell table:style-name="ce1" table:formula="of:=AVERAGEIFS(['Force Algo End'.$H$2:.$H$424];['Force Algo End'.$E$2:.$E$424];&quot;&gt;=&quot;&amp;[.$A34];['Force Algo End'.$E$2:.$E$424];&quot;&lt;=&quot;&amp;[.$B34])" office:value-type="float" office:value="2.63060661838502" calcext:value-type="float">
            <text:p>2.63060661838502</text:p>
          </table:table-cell>
          <table:table-cell table:style-name="ce1" table:formula="of:=AVERAGEIFS(['Total Resolution End'.$N$2:.$N$424];['Total Resolution End'.$B$2:.$B$424];&quot;&gt;=&quot;&amp;[.$A34];['Total Resolution End'.$B$2:.$B$424];&quot;&lt;=&quot;&amp;[.$B34])" office:value-type="float" office:value="6.66461302312583" calcext:value-type="float">
            <text:p>6.66461302312583</text:p>
          </table:table-cell>
          <table:table-cell table:style-name="ce1" table:formula="of:=AVERAGEIFS(['Random Movement End'.$I$2:.$I$424];['Random Movement End'.$E$2:.$E$424];&quot;&gt;=&quot;&amp;[.$A34];['Random Movement End'.$E$2:.$E$424];&quot;&lt;=&quot;&amp;[.$B34])" office:value-type="float" office:value="207.25" calcext:value-type="float">
            <text:p>207.25</text:p>
          </table:table-cell>
          <table:table-cell table:style-name="ce1" table:formula="of:=AVERAGEIFS(['Random Movement -1 End'.$I$2:.$I$424];['Random Movement -1 End'.$E$2:.$E$424];&quot;&gt;=&quot;&amp;[.$A34];['Random Movement -1 End'.$E$2:.$E$424];&quot;&lt;=&quot;&amp;[.$B34])" office:value-type="float" office:value="109.25" calcext:value-type="float">
            <text:p>109.25</text:p>
          </table:table-cell>
          <table:table-cell table:style-name="ce1" table:formula="of:=AVERAGEIFS(['Force Algo End'.$I$2:.$I$424];['Force Algo End'.$E$2:.$E$424];&quot;&gt;=&quot;&amp;[.$A34];['Force Algo End'.$E$2:.$E$424];&quot;&lt;=&quot;&amp;[.$B34])" office:value-type="float" office:value="99.5" calcext:value-type="float">
            <text:p>99.5</text:p>
          </table:table-cell>
          <table:table-cell table:style-name="ce1" table:formula="of:=AVERAGEIFS(['Total Resolution End'.$J$2:.$J$424];['Total Resolution End'.$B$2:.$B$424];&quot;&gt;=&quot;&amp;[.$A34];['Total Resolution End'.$B$2:.$B$424];&quot;&lt;=&quot;&amp;[.$B34])" office:value-type="float" office:value="114.25" calcext:value-type="float">
            <text:p>114.25</text:p>
          </table:table-cell>
          <table:table-cell table:style-name="ce1" table:formula="of:=AVERAGEIFS(['Random Movement End'.$B$2:.$B$424];['Random Movement End'.$E$2:.$E$424];&quot;&gt;=&quot;&amp;[.$A34];['Random Movement End'.$E$2:.$E$424];&quot;&lt;=&quot;&amp;[.$B34])" office:value-type="float" office:value="775" calcext:value-type="float">
            <text:p>775</text:p>
          </table:table-cell>
          <table:table-cell table:style-name="ce1" table:formula="of:=AVERAGEIFS(['Random Movement -1 End'.$B$2:.$B$424];['Random Movement -1 End'.$E$2:.$E$424];&quot;&gt;=&quot;&amp;[.$A34];['Random Movement -1 End'.$E$2:.$E$424];&quot;&lt;=&quot;&amp;[.$B34])" office:value-type="float" office:value="1175" calcext:value-type="float">
            <text:p>1175</text:p>
          </table:table-cell>
          <table:table-cell table:style-name="ce1" table:formula="of:=AVERAGEIFS(['Force Algo End'.$B$2:.$B$424];['Force Algo End'.$E$2:.$E$424];&quot;&gt;=&quot;&amp;[.$A34];['Force Algo End'.$E$2:.$E$424];&quot;&lt;=&quot;&amp;[.$B34])" office:value-type="float" office:value="400" calcext:value-type="float">
            <text:p>400</text:p>
          </table:table-cell>
          <table:table-cell table:style-name="ce1" table:formula="of:=AVERAGEIFS(['Total Resolution End'.$H$2:.$H$424];['Total Resolution End'.$B$2:.$B$424];&quot;&gt;=&quot;&amp;[.$A34];['Total Resolution End'.$B$2:.$B$424];&quot;&lt;=&quot;&amp;[.$B34])" office:value-type="float" office:value="1039" calcext:value-type="float">
            <text:p>103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formula="of:=[.A35]/2+[.B35]/2" office:value-type="float" office:value="99" calcext:value-type="float">
            <text:p>99</text:p>
          </table:table-cell>
          <table:table-cell table:style-name="ce1" table:formula="of:=AVERAGEIFS(['Random Movement End'.$J$2:.$J$424];['Random Movement End'.$E$2:.$E$424];&quot;&gt;=&quot;&amp;[.$A35];['Random Movement End'.$E$2:.$E$424];&quot;&lt;=&quot;&amp;[.$B35])" office:value-type="float" office:value="13.09628" calcext:value-type="float">
            <text:p>13.09628</text:p>
          </table:table-cell>
          <table:table-cell table:style-name="ce1" table:formula="of:=AVERAGEIFS(['Random Movement -1 End'.$J$2:.$J$424];['Random Movement -1 End'.$E$2:.$E$424];&quot;&gt;=&quot;&amp;[.$A35];['Random Movement -1 End'.$E$2:.$E$424];&quot;&lt;=&quot;&amp;[.$B35])" office:value-type="float" office:value="10.04884" calcext:value-type="float">
            <text:p>10.04884</text:p>
          </table:table-cell>
          <table:table-cell table:style-name="ce1" table:formula="of:=AVERAGEIFS(['Force Algo End'.$J$2:.$J$424];['Force Algo End'.$E$2:.$E$424];&quot;&gt;=&quot;&amp;[.$A35];['Force Algo End'.$E$2:.$E$424];&quot;&lt;=&quot;&amp;[.$B35])" office:value-type="float" office:value="8.8013" calcext:value-type="float">
            <text:p>8.8013</text:p>
          </table:table-cell>
          <table:table-cell table:style-name="ce1" table:formula="of:=AVERAGEIFS(['Total Resolution End'.$G$2:.$G$424];['Total Resolution End'.$B$2:.$B$424];&quot;&gt;=&quot;&amp;[.$A35];['Total Resolution End'.$B$2:.$B$424];&quot;&lt;=&quot;&amp;[.$B35])" office:value-type="float" office:value="13.736" calcext:value-type="float">
            <text:p>13.736</text:p>
          </table:table-cell>
          <table:table-cell table:style-name="ce1" table:formula="of:=AVERAGEIFS(['Random Movement End'.$H$2:.$H$424];['Random Movement End'.$E$2:.$E$424];&quot;&gt;=&quot;&amp;[.$A35];['Random Movement End'.$E$2:.$E$424];&quot;&lt;=&quot;&amp;[.$B35])" office:value-type="float" office:value="46.9977372050415" calcext:value-type="float">
            <text:p>46.9977372050415</text:p>
          </table:table-cell>
          <table:table-cell table:style-name="ce1" table:formula="of:=AVERAGEIFS(['Random Movement -1 End'.$H$2:.$H$424];['Random Movement -1 End'.$E$2:.$E$424];&quot;&gt;=&quot;&amp;[.$A35];['Random Movement -1 End'.$E$2:.$E$424];&quot;&lt;=&quot;&amp;[.$B35])" office:value-type="float" office:value="4.76961329632079" calcext:value-type="float">
            <text:p>4.76961329632079</text:p>
          </table:table-cell>
          <table:table-cell table:style-name="ce1" table:formula="of:=AVERAGEIFS(['Force Algo End'.$H$2:.$H$424];['Force Algo End'.$E$2:.$E$424];&quot;&gt;=&quot;&amp;[.$A35];['Force Algo End'.$E$2:.$E$424];&quot;&lt;=&quot;&amp;[.$B35])" office:value-type="float" office:value="4.79905684927244" calcext:value-type="float">
            <text:p>4.79905684927244</text:p>
          </table:table-cell>
          <table:table-cell table:style-name="ce1" table:formula="of:=AVERAGEIFS(['Total Resolution End'.$N$2:.$N$424];['Total Resolution End'.$B$2:.$B$424];&quot;&gt;=&quot;&amp;[.$A35];['Total Resolution End'.$B$2:.$B$424];&quot;&lt;=&quot;&amp;[.$B35])" office:value-type="float" office:value="128.251747680943" calcext:value-type="float">
            <text:p>128.251747680943</text:p>
          </table:table-cell>
          <table:table-cell table:style-name="ce1" table:formula="of:=AVERAGEIFS(['Random Movement End'.$I$2:.$I$424];['Random Movement End'.$E$2:.$E$424];&quot;&gt;=&quot;&amp;[.$A35];['Random Movement End'.$E$2:.$E$424];&quot;&lt;=&quot;&amp;[.$B35])" office:value-type="float" office:value="363.6" calcext:value-type="float">
            <text:p>363.6</text:p>
          </table:table-cell>
          <table:table-cell table:style-name="ce1" table:formula="of:=AVERAGEIFS(['Random Movement -1 End'.$I$2:.$I$424];['Random Movement -1 End'.$E$2:.$E$424];&quot;&gt;=&quot;&amp;[.$A35];['Random Movement -1 End'.$E$2:.$E$424];&quot;&lt;=&quot;&amp;[.$B35])" office:value-type="float" office:value="202.6" calcext:value-type="float">
            <text:p>202.6</text:p>
          </table:table-cell>
          <table:table-cell table:style-name="ce1" table:formula="of:=AVERAGEIFS(['Force Algo End'.$I$2:.$I$424];['Force Algo End'.$E$2:.$E$424];&quot;&gt;=&quot;&amp;[.$A35];['Force Algo End'.$E$2:.$E$424];&quot;&lt;=&quot;&amp;[.$B35])" office:value-type="float" office:value="200" calcext:value-type="float">
            <text:p>200</text:p>
          </table:table-cell>
          <table:table-cell table:style-name="ce1" table:formula="of:=AVERAGEIFS(['Total Resolution End'.$J$2:.$J$424];['Total Resolution End'.$B$2:.$B$424];&quot;&gt;=&quot;&amp;[.$A35];['Total Resolution End'.$B$2:.$B$424];&quot;&lt;=&quot;&amp;[.$B35])" office:value-type="float" office:value="291.4" calcext:value-type="float">
            <text:p>291.4</text:p>
          </table:table-cell>
          <table:table-cell table:style-name="ce1" table:formula="of:=AVERAGEIFS(['Random Movement End'.$B$2:.$B$424];['Random Movement End'.$E$2:.$E$424];&quot;&gt;=&quot;&amp;[.$A35];['Random Movement End'.$E$2:.$E$424];&quot;&lt;=&quot;&amp;[.$B35])" office:value-type="float" office:value="700" calcext:value-type="float">
            <text:p>700</text:p>
          </table:table-cell>
          <table:table-cell table:style-name="ce1" table:formula="of:=AVERAGEIFS(['Random Movement -1 End'.$B$2:.$B$424];['Random Movement -1 End'.$E$2:.$E$424];&quot;&gt;=&quot;&amp;[.$A35];['Random Movement -1 End'.$E$2:.$E$424];&quot;&lt;=&quot;&amp;[.$B35])" office:value-type="float" office:value="780" calcext:value-type="float">
            <text:p>780</text:p>
          </table:table-cell>
          <table:table-cell table:style-name="ce1" table:formula="of:=AVERAGEIFS(['Force Algo End'.$B$2:.$B$424];['Force Algo End'.$E$2:.$E$424];&quot;&gt;=&quot;&amp;[.$A35];['Force Algo End'.$E$2:.$E$424];&quot;&lt;=&quot;&amp;[.$B35])" office:value-type="float" office:value="340" calcext:value-type="float">
            <text:p>340</text:p>
          </table:table-cell>
          <table:table-cell table:style-name="ce1" table:formula="of:=AVERAGEIFS(['Total Resolution End'.$H$2:.$H$424];['Total Resolution End'.$B$2:.$B$424];&quot;&gt;=&quot;&amp;[.$A35];['Total Resolution End'.$B$2:.$B$424];&quot;&lt;=&quot;&amp;[.$B35])" office:value-type="float" office:value="1222.6" calcext:value-type="float">
            <text:p>1222.6</text:p>
          </table:table-cell>
          <table:table-cell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19"/>
          <table:table-cell office:value-type="string" calcext:value-type="string">
            <text:p>s</text:p>
          </table:table-cell>
        </table:table-row>
      </table:table>
      <table:table table:name="Random Movement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49" calcext:value-type="float">
            <text:p>549</text:p>
          </table:table-cell>
          <table:table-cell office:value-type="float" office:value="60.9655" calcext:value-type="float">
            <text:p>60,96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9.1168" calcext:value-type="float">
            <text:p>29,1168</text:p>
          </table:table-cell>
          <table:table-cell office:value-type="float" office:value="3.43608451352257" calcext:value-type="float">
            <text:p>3,43608451352257</text:p>
          </table:table-cell>
          <table:table-cell office:value-type="float" office:value="8" calcext:value-type="float">
            <text:p>8</text:p>
          </table:table-cell>
          <table:table-cell office:value-type="float" office:value="29.1168" calcext:value-type="float">
            <text:p>29,1168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741" calcext:value-type="float">
            <text:p>741</text:p>
          </table:table-cell>
          <table:table-cell office:value-type="float" office:value="41.9831" calcext:value-type="float">
            <text:p>41,983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.2864" calcext:value-type="float">
            <text:p>20,2864</text:p>
          </table:table-cell>
          <table:table-cell office:value-type="float" office:value="4.97123922128152" calcext:value-type="float">
            <text:p>4,97123922128152</text:p>
          </table:table-cell>
          <table:table-cell office:value-type="float" office:value="12" calcext:value-type="float">
            <text:p>12</text:p>
          </table:table-cell>
          <table:table-cell office:value-type="float" office:value="20.2864" calcext:value-type="float">
            <text:p>20,2864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86" calcext:value-type="float">
            <text:p>786</text:p>
          </table:table-cell>
          <table:table-cell office:value-type="float" office:value="47.4778" calcext:value-type="float">
            <text:p>47,477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1.2274" calcext:value-type="float">
            <text:p>21,2274</text:p>
          </table:table-cell>
          <table:table-cell office:value-type="float" office:value="3.17642968668362" calcext:value-type="float">
            <text:p>3,17642968668362</text:p>
          </table:table-cell>
          <table:table-cell office:value-type="float" office:value="20" calcext:value-type="float">
            <text:p>20</text:p>
          </table:table-cell>
          <table:table-cell office:value-type="float" office:value="21.2274" calcext:value-type="float">
            <text:p>21,2274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883" calcext:value-type="float">
            <text:p>1883</text:p>
          </table:table-cell>
          <table:table-cell office:value-type="float" office:value="44.1108" calcext:value-type="float">
            <text:p>44,1108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.9261" calcext:value-type="float">
            <text:p>18,9261</text:p>
          </table:table-cell>
          <table:table-cell office:value-type="float" office:value="3.75261684097874" calcext:value-type="float">
            <text:p>3,75261684097874</text:p>
          </table:table-cell>
          <table:table-cell office:value-type="float" office:value="58" calcext:value-type="float">
            <text:p>58</text:p>
          </table:table-cell>
          <table:table-cell office:value-type="float" office:value="18.9261" calcext:value-type="float">
            <text:p>18,9261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office:value-type="float" office:value="60.3944" calcext:value-type="float">
            <text:p>60,394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.8466" calcext:value-type="float">
            <text:p>19,8466</text:p>
          </table:table-cell>
          <table:table-cell office:value-type="float" office:value="3.47558532318475" calcext:value-type="float">
            <text:p>3,47558532318475</text:p>
          </table:table-cell>
          <table:table-cell office:value-type="float" office:value="8" calcext:value-type="float">
            <text:p>8</text:p>
          </table:table-cell>
          <table:table-cell office:value-type="float" office:value="19.8466" calcext:value-type="float">
            <text:p>19,8466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64" calcext:value-type="float">
            <text:p>564</text:p>
          </table:table-cell>
          <table:table-cell office:value-type="float" office:value="45.8719" calcext:value-type="float">
            <text:p>45,8719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5.3385" calcext:value-type="float">
            <text:p>25,3385</text:p>
          </table:table-cell>
          <table:table-cell office:value-type="float" office:value="3.48008065321198" calcext:value-type="float">
            <text:p>3,48008065321198</text:p>
          </table:table-cell>
          <table:table-cell office:value-type="float" office:value="11" calcext:value-type="float">
            <text:p>11</text:p>
          </table:table-cell>
          <table:table-cell office:value-type="float" office:value="25.3385" calcext:value-type="float">
            <text:p>25,3385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797" calcext:value-type="float">
            <text:p>797</text:p>
          </table:table-cell>
          <table:table-cell office:value-type="float" office:value="71.811" calcext:value-type="float">
            <text:p>71,8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2.1842" calcext:value-type="float">
            <text:p>42,1842</text:p>
          </table:table-cell>
          <table:table-cell office:value-type="float" office:value="11.3653650007349" calcext:value-type="float">
            <text:p>11,3653650007349</text:p>
          </table:table-cell>
          <table:table-cell office:value-type="float" office:value="4" calcext:value-type="float">
            <text:p>4</text:p>
          </table:table-cell>
          <table:table-cell office:value-type="float" office:value="42.1842" calcext:value-type="float">
            <text:p>42,1842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3097" calcext:value-type="float">
            <text:p>44,309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9.8729" calcext:value-type="float">
            <text:p>9,8729</text:p>
          </table:table-cell>
          <table:table-cell office:value-type="float" office:value="2.15239691971532" calcext:value-type="float">
            <text:p>2,15239691971532</text:p>
          </table:table-cell>
          <table:table-cell office:value-type="float" office:value="19" calcext:value-type="float">
            <text:p>19</text:p>
          </table:table-cell>
          <table:table-cell office:value-type="float" office:value="0.6931" calcext:value-type="float">
            <text:p>0,6931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046" calcext:value-type="float">
            <text:p>1046</text:p>
          </table:table-cell>
          <table:table-cell office:value-type="float" office:value="24.8183" calcext:value-type="float">
            <text:p>24,8183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6.8991" calcext:value-type="float">
            <text:p>16,8991</text:p>
          </table:table-cell>
          <table:table-cell office:value-type="float" office:value="3.55852701913264" calcext:value-type="float">
            <text:p>3,55852701913264</text:p>
          </table:table-cell>
          <table:table-cell office:value-type="float" office:value="23" calcext:value-type="float">
            <text:p>23</text:p>
          </table:table-cell>
          <table:table-cell office:value-type="float" office:value="16.8991" calcext:value-type="float">
            <text:p>16,8991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office:value-type="float" office:value="64.2855" calcext:value-type="float">
            <text:p>64,28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0.7221" calcext:value-type="float">
            <text:p>30,7221</text:p>
          </table:table-cell>
          <table:table-cell office:value-type="float" office:value="3.40144327631602" calcext:value-type="float">
            <text:p>3,40144327631602</text:p>
          </table:table-cell>
          <table:table-cell office:value-type="float" office:value="10" calcext:value-type="float">
            <text:p>10</text:p>
          </table:table-cell>
          <table:table-cell office:value-type="float" office:value="30.7221" calcext:value-type="float">
            <text:p>30,7221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070" calcext:value-type="float">
            <text:p>1070</text:p>
          </table:table-cell>
          <table:table-cell office:value-type="float" office:value="54.7528" calcext:value-type="float">
            <text:p>54,752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.0359" calcext:value-type="float">
            <text:p>23,0359</text:p>
          </table:table-cell>
          <table:table-cell office:value-type="float" office:value="3.28326095569744" calcext:value-type="float">
            <text:p>3,28326095569744</text:p>
          </table:table-cell>
          <table:table-cell office:value-type="float" office:value="11" calcext:value-type="float">
            <text:p>11</text:p>
          </table:table-cell>
          <table:table-cell office:value-type="float" office:value="23.0359" calcext:value-type="float">
            <text:p>23,0359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71" calcext:value-type="float">
            <text:p>271</text:p>
          </table:table-cell>
          <table:table-cell office:value-type="float" office:value="68.0006" calcext:value-type="float">
            <text:p>68,000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1.4008" calcext:value-type="float">
            <text:p>51,4008</text:p>
          </table:table-cell>
          <table:table-cell office:value-type="float" office:value="5.97542386531715" calcext:value-type="float">
            <text:p>5,97542386531715</text:p>
          </table:table-cell>
          <table:table-cell office:value-type="float" office:value="5" calcext:value-type="float">
            <text:p>5</text:p>
          </table:table-cell>
          <table:table-cell office:value-type="float" office:value="51.3439" calcext:value-type="float">
            <text:p>51,3439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53" calcext:value-type="float">
            <text:p>353</text:p>
          </table:table-cell>
          <table:table-cell office:value-type="float" office:value="79.1557" calcext:value-type="float">
            <text:p>79,15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.6054" calcext:value-type="float">
            <text:p>44,6054</text:p>
          </table:table-cell>
          <table:table-cell office:value-type="float" office:value="4.71402870098493" calcext:value-type="float">
            <text:p>4,71402870098493</text:p>
          </table:table-cell>
          <table:table-cell office:value-type="float" office:value="3" calcext:value-type="float">
            <text:p>3</text:p>
          </table:table-cell>
          <table:table-cell office:value-type="float" office:value="44.6054" calcext:value-type="float">
            <text:p>44,6054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34" calcext:value-type="float">
            <text:p>434</text:p>
          </table:table-cell>
          <table:table-cell office:value-type="float" office:value="82.7943" calcext:value-type="float">
            <text:p>82,794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.2042" calcext:value-type="float">
            <text:p>43,2042</text:p>
          </table:table-cell>
          <table:table-cell office:value-type="float" office:value="9.35723043124094" calcext:value-type="float">
            <text:p>9,35723043124094</text:p>
          </table:table-cell>
          <table:table-cell office:value-type="float" office:value="2" calcext:value-type="float">
            <text:p>2</text:p>
          </table:table-cell>
          <table:table-cell office:value-type="float" office:value="43.2042" calcext:value-type="float">
            <text:p>43,2042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005" calcext:value-type="float">
            <text:p>1005</text:p>
          </table:table-cell>
          <table:table-cell office:value-type="float" office:value="84.9053" calcext:value-type="float">
            <text:p>84,905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.2608" calcext:value-type="float">
            <text:p>40,2608</text:p>
          </table:table-cell>
          <table:table-cell office:value-type="float" office:value="3.11624671184246" calcext:value-type="float">
            <text:p>3,11624671184246</text:p>
          </table:table-cell>
          <table:table-cell office:value-type="float" office:value="2" calcext:value-type="float">
            <text:p>2</text:p>
          </table:table-cell>
          <table:table-cell office:value-type="float" office:value="40.2608" calcext:value-type="float">
            <text:p>40,2608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99" calcext:value-type="float">
            <text:p>399</text:p>
          </table:table-cell>
          <table:table-cell office:value-type="float" office:value="86.0531" calcext:value-type="float">
            <text:p>86,05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.5663" calcext:value-type="float">
            <text:p>32,5663</text:p>
          </table:table-cell>
          <table:table-cell office:value-type="float" office:value="2.89505735918243" calcext:value-type="float">
            <text:p>2,89505735918243</text:p>
          </table:table-cell>
          <table:table-cell office:value-type="float" office:value="2" calcext:value-type="float">
            <text:p>2</text:p>
          </table:table-cell>
          <table:table-cell office:value-type="float" office:value="32.5663" calcext:value-type="float">
            <text:p>32,5663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13" calcext:value-type="float">
            <text:p>613</text:p>
          </table:table-cell>
          <table:table-cell office:value-type="float" office:value="73.0084" calcext:value-type="float">
            <text:p>73,008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6.8759" calcext:value-type="float">
            <text:p>36,8759</text:p>
          </table:table-cell>
          <table:table-cell office:value-type="float" office:value="2.74693751750425" calcext:value-type="float">
            <text:p>2,74693751750425</text:p>
          </table:table-cell>
          <table:table-cell office:value-type="float" office:value="5" calcext:value-type="float">
            <text:p>5</text:p>
          </table:table-cell>
          <table:table-cell office:value-type="float" office:value="36.8759" calcext:value-type="float">
            <text:p>36,8759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17" calcext:value-type="float">
            <text:p>417</text:p>
          </table:table-cell>
          <table:table-cell office:value-type="float" office:value="71.6323" calcext:value-type="float">
            <text:p>71,63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.3895" calcext:value-type="float">
            <text:p>44,3895</text:p>
          </table:table-cell>
          <table:table-cell office:value-type="float" office:value="7.46242329382531" calcext:value-type="float">
            <text:p>7,46242329382531</text:p>
          </table:table-cell>
          <table:table-cell office:value-type="float" office:value="3" calcext:value-type="float">
            <text:p>3</text:p>
          </table:table-cell>
          <table:table-cell office:value-type="float" office:value="44.3895" calcext:value-type="float">
            <text:p>44,3895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748" calcext:value-type="float">
            <text:p>748</text:p>
          </table:table-cell>
          <table:table-cell office:value-type="float" office:value="69.7612" calcext:value-type="float">
            <text:p>69,76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4.7293" calcext:value-type="float">
            <text:p>34,7293</text:p>
          </table:table-cell>
          <table:table-cell office:value-type="float" office:value="4.65394971187201" calcext:value-type="float">
            <text:p>4,65394971187201</text:p>
          </table:table-cell>
          <table:table-cell office:value-type="float" office:value="6" calcext:value-type="float">
            <text:p>6</text:p>
          </table:table-cell>
          <table:table-cell office:value-type="float" office:value="34.7293" calcext:value-type="float">
            <text:p>34,7293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19" calcext:value-type="float">
            <text:p>319</text:p>
          </table:table-cell>
          <table:table-cell office:value-type="float" office:value="59.4233" calcext:value-type="float">
            <text:p>59,423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.3826" calcext:value-type="float">
            <text:p>23,3826</text:p>
          </table:table-cell>
          <table:table-cell office:value-type="float" office:value="3.25288885116169" calcext:value-type="float">
            <text:p>3,25288885116169</text:p>
          </table:table-cell>
          <table:table-cell office:value-type="float" office:value="10" calcext:value-type="float">
            <text:p>10</text:p>
          </table:table-cell>
          <table:table-cell office:value-type="float" office:value="23.3826" calcext:value-type="float">
            <text:p>23,3826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473" calcext:value-type="float">
            <text:p>473</text:p>
          </table:table-cell>
          <table:table-cell office:value-type="float" office:value="68.2428" calcext:value-type="float">
            <text:p>68,242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4.5207" calcext:value-type="float">
            <text:p>44,5207</text:p>
          </table:table-cell>
          <table:table-cell office:value-type="float" office:value="5.58052628463791" calcext:value-type="float">
            <text:p>5,58052628463791</text:p>
          </table:table-cell>
          <table:table-cell office:value-type="float" office:value="6" calcext:value-type="float">
            <text:p>6</text:p>
          </table:table-cell>
          <table:table-cell office:value-type="float" office:value="44.5207" calcext:value-type="float">
            <text:p>44,5207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884" calcext:value-type="float">
            <text:p>1884</text:p>
          </table:table-cell>
          <table:table-cell office:value-type="float" office:value="22.6638" calcext:value-type="float">
            <text:p>22,6638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6.3009" calcext:value-type="float">
            <text:p>6,3009</text:p>
          </table:table-cell>
          <table:table-cell office:value-type="float" office:value="6.44124133382335" calcext:value-type="float">
            <text:p>6,44124133382335</text:p>
          </table:table-cell>
          <table:table-cell office:value-type="float" office:value="132" calcext:value-type="float">
            <text:p>132</text:p>
          </table:table-cell>
          <table:table-cell office:value-type="float" office:value="6.3009" calcext:value-type="float">
            <text:p>6,3009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4400" calcext:value-type="float">
            <text:p>4400</text:p>
          </table:table-cell>
          <table:table-cell office:value-type="float" office:value="10846" calcext:value-type="float">
            <text:p>10846</text:p>
          </table:table-cell>
          <table:table-cell office:value-type="float" office:value="28.3924" calcext:value-type="float">
            <text:p>28,3924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4.1092" calcext:value-type="float">
            <text:p>14,1092</text:p>
          </table:table-cell>
          <table:table-cell office:value-type="float" office:value="4.19747052572779" calcext:value-type="float">
            <text:p>4,19747052572779</text:p>
          </table:table-cell>
          <table:table-cell office:value-type="float" office:value="226" calcext:value-type="float">
            <text:p>226</text:p>
          </table:table-cell>
          <table:table-cell office:value-type="float" office:value="14.1092" calcext:value-type="float">
            <text:p>14,1092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89" calcext:value-type="float">
            <text:p>189</text:p>
          </table:table-cell>
          <table:table-cell office:value-type="float" office:value="38.1364" calcext:value-type="float">
            <text:p>38,136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.3381" calcext:value-type="float">
            <text:p>18,3381</text:p>
          </table:table-cell>
          <table:table-cell office:value-type="float" office:value="3.03404942803094" calcext:value-type="float">
            <text:p>3,03404942803094</text:p>
          </table:table-cell>
          <table:table-cell office:value-type="float" office:value="18" calcext:value-type="float">
            <text:p>18</text:p>
          </table:table-cell>
          <table:table-cell office:value-type="float" office:value="18.3381" calcext:value-type="float">
            <text:p>18,3381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598" calcext:value-type="float">
            <text:p>598</text:p>
          </table:table-cell>
          <table:table-cell office:value-type="float" office:value="54.9663" calcext:value-type="float">
            <text:p>54,966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.1911" calcext:value-type="float">
            <text:p>27,1911</text:p>
          </table:table-cell>
          <table:table-cell office:value-type="float" office:value="2.49015019324576" calcext:value-type="float">
            <text:p>2,49015019324576</text:p>
          </table:table-cell>
          <table:table-cell office:value-type="float" office:value="11" calcext:value-type="float">
            <text:p>11</text:p>
          </table:table-cell>
          <table:table-cell office:value-type="float" office:value="27.1911" calcext:value-type="float">
            <text:p>27,1911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1550" calcext:value-type="float">
            <text:p>1550</text:p>
          </table:table-cell>
          <table:table-cell office:value-type="float" office:value="57.8062" calcext:value-type="float">
            <text:p>57,806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7.8176" calcext:value-type="float">
            <text:p>27,8176</text:p>
          </table:table-cell>
          <table:table-cell office:value-type="float" office:value="2.2426378623028" calcext:value-type="float">
            <text:p>2,2426378623028</text:p>
          </table:table-cell>
          <table:table-cell office:value-type="float" office:value="12" calcext:value-type="float">
            <text:p>12</text:p>
          </table:table-cell>
          <table:table-cell office:value-type="float" office:value="27.8176" calcext:value-type="float">
            <text:p>27,8176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3" calcext:value-type="float">
            <text:p>113</text:p>
          </table:table-cell>
          <table:table-cell office:value-type="float" office:value="73.6704" calcext:value-type="float">
            <text:p>73,670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3.9392" calcext:value-type="float">
            <text:p>33,9392</text:p>
          </table:table-cell>
          <table:table-cell office:value-type="float" office:value="2.82800485449637" calcext:value-type="float">
            <text:p>2,82800485449637</text:p>
          </table:table-cell>
          <table:table-cell office:value-type="float" office:value="4" calcext:value-type="float">
            <text:p>4</text:p>
          </table:table-cell>
          <table:table-cell office:value-type="float" office:value="33.9392" calcext:value-type="float">
            <text:p>33,9392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518" calcext:value-type="float">
            <text:p>518</text:p>
          </table:table-cell>
          <table:table-cell office:value-type="float" office:value="89.7343" calcext:value-type="float">
            <text:p>89,734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4.5396" calcext:value-type="float">
            <text:p>44,5396</text:p>
          </table:table-cell>
          <table:table-cell office:value-type="float" office:value="1.94630806386708" calcext:value-type="float">
            <text:p>1,94630806386708</text:p>
          </table:table-cell>
          <table:table-cell office:value-type="float" office:value="1" calcext:value-type="float">
            <text:p>1</text:p>
          </table:table-cell>
          <table:table-cell office:value-type="float" office:value="44.5396" calcext:value-type="float">
            <text:p>44,5396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36" calcext:value-type="float">
            <text:p>636</text:p>
          </table:table-cell>
          <table:table-cell office:value-type="float" office:value="53.7087" calcext:value-type="float">
            <text:p>53,708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.1261" calcext:value-type="float">
            <text:p>39,1261</text:p>
          </table:table-cell>
          <table:table-cell office:value-type="float" office:value="2.80013128239912" calcext:value-type="float">
            <text:p>2,80013128239912</text:p>
          </table:table-cell>
          <table:table-cell office:value-type="float" office:value="11" calcext:value-type="float">
            <text:p>11</text:p>
          </table:table-cell>
          <table:table-cell office:value-type="float" office:value="39.1261" calcext:value-type="float">
            <text:p>39,1261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39" calcext:value-type="float">
            <text:p>239</text:p>
          </table:table-cell>
          <table:table-cell office:value-type="float" office:value="82.1944" calcext:value-type="float">
            <text:p>82,194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9.4362" calcext:value-type="float">
            <text:p>59,4362</text:p>
          </table:table-cell>
          <table:table-cell office:value-type="float" office:value="5.88123079049832" calcext:value-type="float">
            <text:p>5,88123079049832</text:p>
          </table:table-cell>
          <table:table-cell office:value-type="float" office:value="1" calcext:value-type="float">
            <text:p>1</text:p>
          </table:table-cell>
          <table:table-cell office:value-type="float" office:value="59.4362" calcext:value-type="float">
            <text:p>59,4362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004" calcext:value-type="float">
            <text:p>1004</text:p>
          </table:table-cell>
          <table:table-cell office:value-type="float" office:value="53.8368" calcext:value-type="float">
            <text:p>53,836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.7625" calcext:value-type="float">
            <text:p>19,7625</text:p>
          </table:table-cell>
          <table:table-cell office:value-type="float" office:value="7.42933216766453" calcext:value-type="float">
            <text:p>7,42933216766453</text:p>
          </table:table-cell>
          <table:table-cell office:value-type="float" office:value="9" calcext:value-type="float">
            <text:p>9</text:p>
          </table:table-cell>
          <table:table-cell office:value-type="float" office:value="19.7625" calcext:value-type="float">
            <text:p>19,7625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29" calcext:value-type="float">
            <text:p>829</text:p>
          </table:table-cell>
          <table:table-cell office:value-type="float" office:value="42.6627" calcext:value-type="float">
            <text:p>42,66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.7513" calcext:value-type="float">
            <text:p>18,7513</text:p>
          </table:table-cell>
          <table:table-cell office:value-type="float" office:value="5.50235301273025" calcext:value-type="float">
            <text:p>5,50235301273025</text:p>
          </table:table-cell>
          <table:table-cell office:value-type="float" office:value="17" calcext:value-type="float">
            <text:p>17</text:p>
          </table:table-cell>
          <table:table-cell office:value-type="float" office:value="18.7513" calcext:value-type="float">
            <text:p>18,7513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29" calcext:value-type="float">
            <text:p>429</text:p>
          </table:table-cell>
          <table:table-cell office:value-type="float" office:value="47.4378" calcext:value-type="float">
            <text:p>47,43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9.7317" calcext:value-type="float">
            <text:p>29,7317</text:p>
          </table:table-cell>
          <table:table-cell office:value-type="float" office:value="5.24791512524139" calcext:value-type="float">
            <text:p>5,24791512524139</text:p>
          </table:table-cell>
          <table:table-cell office:value-type="float" office:value="7" calcext:value-type="float">
            <text:p>7</text:p>
          </table:table-cell>
          <table:table-cell office:value-type="float" office:value="29.7317" calcext:value-type="float">
            <text:p>29,7317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938" calcext:value-type="float">
            <text:p>938</text:p>
          </table:table-cell>
          <table:table-cell office:value-type="float" office:value="67.1449" calcext:value-type="float">
            <text:p>67,144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322" calcext:value-type="float">
            <text:p>43,5322</text:p>
          </table:table-cell>
          <table:table-cell office:value-type="float" office:value="132.331166734757" calcext:value-type="float">
            <text:p>132,331166734757</text:p>
          </table:table-cell>
          <table:table-cell office:value-type="float" office:value="5" calcext:value-type="float">
            <text:p>5</text:p>
          </table:table-cell>
          <table:table-cell office:value-type="float" office:value="43.5322" calcext:value-type="float">
            <text:p>43,5322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1125" calcext:value-type="float">
            <text:p>1125</text:p>
          </table:table-cell>
          <table:table-cell office:value-type="float" office:value="44.0608" calcext:value-type="float">
            <text:p>44,060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.9502" calcext:value-type="float">
            <text:p>27,9502</text:p>
          </table:table-cell>
          <table:table-cell office:value-type="float" office:value="5.45683926508168" calcext:value-type="float">
            <text:p>5,45683926508168</text:p>
          </table:table-cell>
          <table:table-cell office:value-type="float" office:value="17" calcext:value-type="float">
            <text:p>17</text:p>
          </table:table-cell>
          <table:table-cell office:value-type="float" office:value="27.9502" calcext:value-type="float">
            <text:p>27,9502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03" calcext:value-type="float">
            <text:p>403</text:p>
          </table:table-cell>
          <table:table-cell office:value-type="float" office:value="45.5518" calcext:value-type="float">
            <text:p>45,551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.6795" calcext:value-type="float">
            <text:p>20,6795</text:p>
          </table:table-cell>
          <table:table-cell office:value-type="float" office:value="5.68728426560529" calcext:value-type="float">
            <text:p>5,68728426560529</text:p>
          </table:table-cell>
          <table:table-cell office:value-type="float" office:value="11" calcext:value-type="float">
            <text:p>11</text:p>
          </table:table-cell>
          <table:table-cell office:value-type="float" office:value="20.6795" calcext:value-type="float">
            <text:p>20,6795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547" calcext:value-type="float">
            <text:p>547</text:p>
          </table:table-cell>
          <table:table-cell office:value-type="float" office:value="48.2492" calcext:value-type="float">
            <text:p>48,249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2.651" calcext:value-type="float">
            <text:p>32,651</text:p>
          </table:table-cell>
          <table:table-cell office:value-type="float" office:value="4.42287366146708" calcext:value-type="float">
            <text:p>4,42287366146708</text:p>
          </table:table-cell>
          <table:table-cell office:value-type="float" office:value="9" calcext:value-type="float">
            <text:p>9</text:p>
          </table:table-cell>
          <table:table-cell office:value-type="float" office:value="32.651" calcext:value-type="float">
            <text:p>32,651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298" calcext:value-type="float">
            <text:p>1298</text:p>
          </table:table-cell>
          <table:table-cell office:value-type="float" office:value="34.3913" calcext:value-type="float">
            <text:p>34,391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.3567" calcext:value-type="float">
            <text:p>20,3567</text:p>
          </table:table-cell>
          <table:table-cell office:value-type="float" office:value="5.82944919526033" calcext:value-type="float">
            <text:p>5,82944919526033</text:p>
          </table:table-cell>
          <table:table-cell office:value-type="float" office:value="41" calcext:value-type="float">
            <text:p>41</text:p>
          </table:table-cell>
          <table:table-cell office:value-type="float" office:value="20.3567" calcext:value-type="float">
            <text:p>20,3567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float" office:value="40.279" calcext:value-type="float">
            <text:p>40,27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.0157" calcext:value-type="float">
            <text:p>18,0157</text:p>
          </table:table-cell>
          <table:table-cell office:value-type="float" office:value="4.47831052508125" calcext:value-type="float">
            <text:p>4,47831052508125</text:p>
          </table:table-cell>
          <table:table-cell office:value-type="float" office:value="15" calcext:value-type="float">
            <text:p>15</text:p>
          </table:table-cell>
          <table:table-cell office:value-type="float" office:value="18.0157" calcext:value-type="float">
            <text:p>18,0157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83" calcext:value-type="float">
            <text:p>483</text:p>
          </table:table-cell>
          <table:table-cell office:value-type="float" office:value="42.6117" calcext:value-type="float">
            <text:p>42,61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.074" calcext:value-type="float">
            <text:p>15,074</text:p>
          </table:table-cell>
          <table:table-cell office:value-type="float" office:value="8.49559050711295" calcext:value-type="float">
            <text:p>8,49559050711295</text:p>
          </table:table-cell>
          <table:table-cell office:value-type="float" office:value="14" calcext:value-type="float">
            <text:p>14</text:p>
          </table:table-cell>
          <table:table-cell office:value-type="float" office:value="15.074" calcext:value-type="float">
            <text:p>15,074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2232" calcext:value-type="float">
            <text:p>2232</text:p>
          </table:table-cell>
          <table:table-cell office:value-type="float" office:value="48.2048" calcext:value-type="float">
            <text:p>48,2048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3.2251" calcext:value-type="float">
            <text:p>23,2251</text:p>
          </table:table-cell>
          <table:table-cell office:value-type="float" office:value="3.30316950726675" calcext:value-type="float">
            <text:p>3,30316950726675</text:p>
          </table:table-cell>
          <table:table-cell office:value-type="float" office:value="32" calcext:value-type="float">
            <text:p>32</text:p>
          </table:table-cell>
          <table:table-cell office:value-type="float" office:value="23.2251" calcext:value-type="float">
            <text:p>23,2251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3800" calcext:value-type="float">
            <text:p>3800</text:p>
          </table:table-cell>
          <table:table-cell office:value-type="float" office:value="2936" calcext:value-type="float">
            <text:p>2936</text:p>
          </table:table-cell>
          <table:table-cell office:value-type="float" office:value="45.9727" calcext:value-type="float">
            <text:p>45,9727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.156" calcext:value-type="float">
            <text:p>20,156</text:p>
          </table:table-cell>
          <table:table-cell office:value-type="float" office:value="3.28805462221311" calcext:value-type="float">
            <text:p>3,28805462221311</text:p>
          </table:table-cell>
          <table:table-cell office:value-type="float" office:value="40" calcext:value-type="float">
            <text:p>40</text:p>
          </table:table-cell>
          <table:table-cell office:value-type="float" office:value="20.156" calcext:value-type="float">
            <text:p>20,156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903" calcext:value-type="float">
            <text:p>1903</text:p>
          </table:table-cell>
          <table:table-cell office:value-type="float" office:value="41.5415" calcext:value-type="float">
            <text:p>41,5415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.8417" calcext:value-type="float">
            <text:p>18,8417</text:p>
          </table:table-cell>
          <table:table-cell office:value-type="float" office:value="4.13637398999275" calcext:value-type="float">
            <text:p>4,13637398999275</text:p>
          </table:table-cell>
          <table:table-cell office:value-type="float" office:value="43" calcext:value-type="float">
            <text:p>43</text:p>
          </table:table-cell>
          <table:table-cell office:value-type="float" office:value="18.8417" calcext:value-type="float">
            <text:p>18,8417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office:value-type="float" office:value="3000" calcext:value-type="float">
            <text:p>3000</text:p>
          </table:table-cell>
          <table:table-cell office:value-type="float" office:value="1025" calcext:value-type="float">
            <text:p>1025</text:p>
          </table:table-cell>
          <table:table-cell office:value-type="float" office:value="67.9982" calcext:value-type="float">
            <text:p>67,998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9.0918" calcext:value-type="float">
            <text:p>59,0918</text:p>
          </table:table-cell>
          <table:table-cell office:value-type="float" office:value="11.067249859691" calcext:value-type="float">
            <text:p>11,067249859691</text:p>
          </table:table-cell>
          <table:table-cell office:value-type="float" office:value="3" calcext:value-type="float">
            <text:p>3</text:p>
          </table:table-cell>
          <table:table-cell office:value-type="float" office:value="59.0918" calcext:value-type="float">
            <text:p>59,0918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45" calcext:value-type="float">
            <text:p>545</text:p>
          </table:table-cell>
          <table:table-cell office:value-type="float" office:value="85.1704" calcext:value-type="float">
            <text:p>85,17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6.1668" calcext:value-type="float">
            <text:p>56,1668</text:p>
          </table:table-cell>
          <table:table-cell office:value-type="float" office:value="99.7163311611437" calcext:value-type="float">
            <text:p>99,7163311611437</text:p>
          </table:table-cell>
          <table:table-cell office:value-type="float" office:value="1" calcext:value-type="float">
            <text:p>1</text:p>
          </table:table-cell>
          <table:table-cell office:value-type="float" office:value="56.1668" calcext:value-type="float">
            <text:p>56,1668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058" calcext:value-type="float">
            <text:p>1058</text:p>
          </table:table-cell>
          <table:table-cell office:value-type="float" office:value="58.3476" calcext:value-type="float">
            <text:p>58,347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.5171" calcext:value-type="float">
            <text:p>28,5171</text:p>
          </table:table-cell>
          <table:table-cell office:value-type="float" office:value="2.49301000175474" calcext:value-type="float">
            <text:p>2,49301000175474</text:p>
          </table:table-cell>
          <table:table-cell office:value-type="float" office:value="14" calcext:value-type="float">
            <text:p>14</text:p>
          </table:table-cell>
          <table:table-cell office:value-type="float" office:value="28.5171" calcext:value-type="float">
            <text:p>28,5171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537" calcext:value-type="float">
            <text:p>1537</text:p>
          </table:table-cell>
          <table:table-cell office:value-type="float" office:value="34.1506" calcext:value-type="float">
            <text:p>34,150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5.958" calcext:value-type="float">
            <text:p>15,958</text:p>
          </table:table-cell>
          <table:table-cell office:value-type="float" office:value="4.2286500334865" calcext:value-type="float">
            <text:p>4,2286500334865</text:p>
          </table:table-cell>
          <table:table-cell office:value-type="float" office:value="36" calcext:value-type="float">
            <text:p>36</text:p>
          </table:table-cell>
          <table:table-cell office:value-type="float" office:value="15.958" calcext:value-type="float">
            <text:p>15,958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03" calcext:value-type="float">
            <text:p>703</text:p>
          </table:table-cell>
          <table:table-cell office:value-type="float" office:value="41.9813" calcext:value-type="float">
            <text:p>41,98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.8861" calcext:value-type="float">
            <text:p>20,8861</text:p>
          </table:table-cell>
          <table:table-cell office:value-type="float" office:value="3.63290167218911" calcext:value-type="float">
            <text:p>3,63290167218911</text:p>
          </table:table-cell>
          <table:table-cell office:value-type="float" office:value="16" calcext:value-type="float">
            <text:p>16</text:p>
          </table:table-cell>
          <table:table-cell office:value-type="float" office:value="20.8861" calcext:value-type="float">
            <text:p>20,8861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271" calcext:value-type="float">
            <text:p>1271</text:p>
          </table:table-cell>
          <table:table-cell office:value-type="float" office:value="63.5791" calcext:value-type="float">
            <text:p>63,579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9.2499" calcext:value-type="float">
            <text:p>29,2499</text:p>
          </table:table-cell>
          <table:table-cell office:value-type="float" office:value="4.98789917122777" calcext:value-type="float">
            <text:p>4,98789917122777</text:p>
          </table:table-cell>
          <table:table-cell office:value-type="float" office:value="12" calcext:value-type="float">
            <text:p>12</text:p>
          </table:table-cell>
          <table:table-cell office:value-type="float" office:value="29.2499" calcext:value-type="float">
            <text:p>29,2499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77" calcext:value-type="float">
            <text:p>277</text:p>
          </table:table-cell>
          <table:table-cell office:value-type="float" office:value="89.5142" calcext:value-type="float">
            <text:p>89,514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3.2194" calcext:value-type="float">
            <text:p>43,2194</text:p>
          </table:table-cell>
          <table:table-cell office:value-type="float" office:value="1.86324017601006" calcext:value-type="float">
            <text:p>1,86324017601006</text:p>
          </table:table-cell>
          <table:table-cell office:value-type="float" office:value="1" calcext:value-type="float">
            <text:p>1</text:p>
          </table:table-cell>
          <table:table-cell office:value-type="float" office:value="43.2194" calcext:value-type="float">
            <text:p>43,2194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2646" calcext:value-type="float">
            <text:p>2646</text:p>
          </table:table-cell>
          <table:table-cell office:value-type="float" office:value="30.1589" calcext:value-type="float">
            <text:p>30,1589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3.2514" calcext:value-type="float">
            <text:p>13,2514</text:p>
          </table:table-cell>
          <table:table-cell office:value-type="float" office:value="4.6664253627743" calcext:value-type="float">
            <text:p>4,6664253627743</text:p>
          </table:table-cell>
          <table:table-cell office:value-type="float" office:value="75" calcext:value-type="float">
            <text:p>75</text:p>
          </table:table-cell>
          <table:table-cell office:value-type="float" office:value="13.2514" calcext:value-type="float">
            <text:p>13,2514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2436" calcext:value-type="float">
            <text:p>2436</text:p>
          </table:table-cell>
          <table:table-cell office:value-type="float" office:value="20.8999" calcext:value-type="float">
            <text:p>20,8999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7.0337" calcext:value-type="float">
            <text:p>7,0337</text:p>
          </table:table-cell>
          <table:table-cell office:value-type="float" office:value="10.3935799561233" calcext:value-type="float">
            <text:p>10,3935799561233</text:p>
          </table:table-cell>
          <table:table-cell office:value-type="float" office:value="190" calcext:value-type="float">
            <text:p>190</text:p>
          </table:table-cell>
          <table:table-cell office:value-type="float" office:value="7.0337" calcext:value-type="float">
            <text:p>7,0337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4035" calcext:value-type="float">
            <text:p>4035</text:p>
          </table:table-cell>
          <table:table-cell office:value-type="float" office:value="20.9475" calcext:value-type="float">
            <text:p>20,9475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8.5318" calcext:value-type="float">
            <text:p>8,5318</text:p>
          </table:table-cell>
          <table:table-cell office:value-type="float" office:value="6.34328000483881" calcext:value-type="float">
            <text:p>6,34328000483881</text:p>
          </table:table-cell>
          <table:table-cell office:value-type="float" office:value="209" calcext:value-type="float">
            <text:p>209</text:p>
          </table:table-cell>
          <table:table-cell office:value-type="float" office:value="8.5318" calcext:value-type="float">
            <text:p>8,5318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147" calcext:value-type="float">
            <text:p>2147</text:p>
          </table:table-cell>
          <table:table-cell office:value-type="float" office:value="17.7937" calcext:value-type="float">
            <text:p>17,793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.3301" calcext:value-type="float">
            <text:p>6,3301</text:p>
          </table:table-cell>
          <table:table-cell office:value-type="float" office:value="6.56424655587772" calcext:value-type="float">
            <text:p>6,56424655587772</text:p>
          </table:table-cell>
          <table:table-cell office:value-type="float" office:value="141" calcext:value-type="float">
            <text:p>141</text:p>
          </table:table-cell>
          <table:table-cell office:value-type="float" office:value="6.3301" calcext:value-type="float">
            <text:p>6,3301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286" calcext:value-type="float">
            <text:p>1286</text:p>
          </table:table-cell>
          <table:table-cell office:value-type="float" office:value="38.5223" calcext:value-type="float">
            <text:p>38,522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0.4773" calcext:value-type="float">
            <text:p>20,4773</text:p>
          </table:table-cell>
          <table:table-cell office:value-type="float" office:value="4.02960971959893" calcext:value-type="float">
            <text:p>4,02960971959893</text:p>
          </table:table-cell>
          <table:table-cell office:value-type="float" office:value="37" calcext:value-type="float">
            <text:p>37</text:p>
          </table:table-cell>
          <table:table-cell office:value-type="float" office:value="20.4773" calcext:value-type="float">
            <text:p>20,4773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2189" calcext:value-type="float">
            <text:p>2189</text:p>
          </table:table-cell>
          <table:table-cell office:value-type="float" office:value="52.3275" calcext:value-type="float">
            <text:p>52,327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6.8368" calcext:value-type="float">
            <text:p>26,8368</text:p>
          </table:table-cell>
          <table:table-cell office:value-type="float" office:value="5.43961174476128" calcext:value-type="float">
            <text:p>5,43961174476128</text:p>
          </table:table-cell>
          <table:table-cell office:value-type="float" office:value="28" calcext:value-type="float">
            <text:p>28</text:p>
          </table:table-cell>
          <table:table-cell office:value-type="float" office:value="26.8368" calcext:value-type="float">
            <text:p>26,8368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88" calcext:value-type="float">
            <text:p>288</text:p>
          </table:table-cell>
          <table:table-cell office:value-type="float" office:value="66.7706" calcext:value-type="float">
            <text:p>66,770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.6234" calcext:value-type="float">
            <text:p>38,6234</text:p>
          </table:table-cell>
          <table:table-cell office:value-type="float" office:value="58.7134460073636" calcext:value-type="float">
            <text:p>58,7134460073636</text:p>
          </table:table-cell>
          <table:table-cell office:value-type="float" office:value="6" calcext:value-type="float">
            <text:p>6</text:p>
          </table:table-cell>
          <table:table-cell office:value-type="float" office:value="38.6234" calcext:value-type="float">
            <text:p>38,6234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2649" calcext:value-type="float">
            <text:p>2649</text:p>
          </table:table-cell>
          <table:table-cell office:value-type="float" office:value="36.4508" calcext:value-type="float">
            <text:p>36,450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8.2713" calcext:value-type="float">
            <text:p>18,2713</text:p>
          </table:table-cell>
          <table:table-cell office:value-type="float" office:value="5.31327606510883" calcext:value-type="float">
            <text:p>5,31327606510883</text:p>
          </table:table-cell>
          <table:table-cell office:value-type="float" office:value="30" calcext:value-type="float">
            <text:p>30</text:p>
          </table:table-cell>
          <table:table-cell office:value-type="float" office:value="18.2713" calcext:value-type="float">
            <text:p>18,2713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12" calcext:value-type="float">
            <text:p>212</text:p>
          </table:table-cell>
          <table:table-cell office:value-type="float" office:value="55.1543" calcext:value-type="float">
            <text:p>55,154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8.3905" calcext:value-type="float">
            <text:p>38,3905</text:p>
          </table:table-cell>
          <table:table-cell office:value-type="float" office:value="12.3639266368464" calcext:value-type="float">
            <text:p>12,3639266368464</text:p>
          </table:table-cell>
          <table:table-cell office:value-type="float" office:value="7" calcext:value-type="float">
            <text:p>7</text:p>
          </table:table-cell>
          <table:table-cell office:value-type="float" office:value="38.3905" calcext:value-type="float">
            <text:p>38,3905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05" calcext:value-type="float">
            <text:p>305</text:p>
          </table:table-cell>
          <table:table-cell office:value-type="float" office:value="64.0501" calcext:value-type="float">
            <text:p>64,050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3.4071" calcext:value-type="float">
            <text:p>43,4071</text:p>
          </table:table-cell>
          <table:table-cell office:value-type="float" office:value="4.80451906767139" calcext:value-type="float">
            <text:p>4,80451906767139</text:p>
          </table:table-cell>
          <table:table-cell office:value-type="float" office:value="6" calcext:value-type="float">
            <text:p>6</text:p>
          </table:table-cell>
          <table:table-cell office:value-type="float" office:value="43.4071" calcext:value-type="float">
            <text:p>43,4071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683" calcext:value-type="float">
            <text:p>1683</text:p>
          </table:table-cell>
          <table:table-cell office:value-type="float" office:value="34.4042" calcext:value-type="float">
            <text:p>34,404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.8141" calcext:value-type="float">
            <text:p>20,8141</text:p>
          </table:table-cell>
          <table:table-cell office:value-type="float" office:value="3.93264628727418" calcext:value-type="float">
            <text:p>3,93264628727418</text:p>
          </table:table-cell>
          <table:table-cell office:value-type="float" office:value="31" calcext:value-type="float">
            <text:p>31</text:p>
          </table:table-cell>
          <table:table-cell office:value-type="float" office:value="20.8141" calcext:value-type="float">
            <text:p>20,8141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771" calcext:value-type="float">
            <text:p>771</text:p>
          </table:table-cell>
          <table:table-cell office:value-type="float" office:value="36.6186" calcext:value-type="float">
            <text:p>36,618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6.9668" calcext:value-type="float">
            <text:p>26,9668</text:p>
          </table:table-cell>
          <table:table-cell office:value-type="float" office:value="19.077283830664" calcext:value-type="float">
            <text:p>19,077283830664</text:p>
          </table:table-cell>
          <table:table-cell office:value-type="float" office:value="15" calcext:value-type="float">
            <text:p>15</text:p>
          </table:table-cell>
          <table:table-cell office:value-type="float" office:value="26.8066" calcext:value-type="float">
            <text:p>26,8066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028" calcext:value-type="float">
            <text:p>1028</text:p>
          </table:table-cell>
          <table:table-cell office:value-type="float" office:value="46.5101" calcext:value-type="float">
            <text:p>46,5101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7.571" calcext:value-type="float">
            <text:p>27,571</text:p>
          </table:table-cell>
          <table:table-cell office:value-type="float" office:value="5.30624326751887" calcext:value-type="float">
            <text:p>5,30624326751887</text:p>
          </table:table-cell>
          <table:table-cell office:value-type="float" office:value="20" calcext:value-type="float">
            <text:p>20</text:p>
          </table:table-cell>
          <table:table-cell office:value-type="float" office:value="27.571" calcext:value-type="float">
            <text:p>27,571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232" calcext:value-type="float">
            <text:p>1232</text:p>
          </table:table-cell>
          <table:table-cell office:value-type="float" office:value="62.1856" calcext:value-type="float">
            <text:p>62,185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4.7659" calcext:value-type="float">
            <text:p>24,7659</text:p>
          </table:table-cell>
          <table:table-cell office:value-type="float" office:value="13.1600015911843" calcext:value-type="float">
            <text:p>13,1600015911843</text:p>
          </table:table-cell>
          <table:table-cell office:value-type="float" office:value="10" calcext:value-type="float">
            <text:p>10</text:p>
          </table:table-cell>
          <table:table-cell office:value-type="float" office:value="24.7659" calcext:value-type="float">
            <text:p>24,7659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04" calcext:value-type="float">
            <text:p>404</text:p>
          </table:table-cell>
          <table:table-cell office:value-type="float" office:value="43.6962" calcext:value-type="float">
            <text:p>43,696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1.5329" calcext:value-type="float">
            <text:p>21,5329</text:p>
          </table:table-cell>
          <table:table-cell office:value-type="float" office:value="7.17877673352282" calcext:value-type="float">
            <text:p>7,17877673352282</text:p>
          </table:table-cell>
          <table:table-cell office:value-type="float" office:value="23" calcext:value-type="float">
            <text:p>23</text:p>
          </table:table-cell>
          <table:table-cell office:value-type="float" office:value="21.5329" calcext:value-type="float">
            <text:p>21,5329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38" calcext:value-type="float">
            <text:p>338</text:p>
          </table:table-cell>
          <table:table-cell office:value-type="float" office:value="57.7303" calcext:value-type="float">
            <text:p>57,730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.9645" calcext:value-type="float">
            <text:p>16,9645</text:p>
          </table:table-cell>
          <table:table-cell office:value-type="float" office:value="4.30172887189064" calcext:value-type="float">
            <text:p>4,30172887189064</text:p>
          </table:table-cell>
          <table:table-cell office:value-type="float" office:value="11" calcext:value-type="float">
            <text:p>11</text:p>
          </table:table-cell>
          <table:table-cell office:value-type="float" office:value="16.9645" calcext:value-type="float">
            <text:p>16,9645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61" calcext:value-type="float">
            <text:p>161</text:p>
          </table:table-cell>
          <table:table-cell office:value-type="float" office:value="47.7299" calcext:value-type="float">
            <text:p>47,7299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.3203" calcext:value-type="float">
            <text:p>16,3203</text:p>
          </table:table-cell>
          <table:table-cell office:value-type="float" office:value="4.72610315982196" calcext:value-type="float">
            <text:p>4,72610315982196</text:p>
          </table:table-cell>
          <table:table-cell office:value-type="float" office:value="15" calcext:value-type="float">
            <text:p>15</text:p>
          </table:table-cell>
          <table:table-cell office:value-type="float" office:value="16.3203" calcext:value-type="float">
            <text:p>16,3203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503" calcext:value-type="float">
            <text:p>503</text:p>
          </table:table-cell>
          <table:table-cell office:value-type="float" office:value="53.032" calcext:value-type="float">
            <text:p>53,03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8.9781" calcext:value-type="float">
            <text:p>18,9781</text:p>
          </table:table-cell>
          <table:table-cell office:value-type="float" office:value="10.2193705854357" calcext:value-type="float">
            <text:p>10,2193705854357</text:p>
          </table:table-cell>
          <table:table-cell office:value-type="float" office:value="12" calcext:value-type="float">
            <text:p>12</text:p>
          </table:table-cell>
          <table:table-cell office:value-type="float" office:value="18.9781" calcext:value-type="float">
            <text:p>18,9781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659" calcext:value-type="float">
            <text:p>659</text:p>
          </table:table-cell>
          <table:table-cell office:value-type="float" office:value="56.3349" calcext:value-type="float">
            <text:p>56,33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.5567" calcext:value-type="float">
            <text:p>25,5567</text:p>
          </table:table-cell>
          <table:table-cell office:value-type="float" office:value="3.45773649165891" calcext:value-type="float">
            <text:p>3,45773649165891</text:p>
          </table:table-cell>
          <table:table-cell office:value-type="float" office:value="10" calcext:value-type="float">
            <text:p>10</text:p>
          </table:table-cell>
          <table:table-cell office:value-type="float" office:value="25.5567" calcext:value-type="float">
            <text:p>25,5567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5" calcext:value-type="float">
            <text:p>135</text:p>
          </table:table-cell>
          <table:table-cell office:value-type="float" office:value="65.2349" calcext:value-type="float">
            <text:p>65,23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1.1917" calcext:value-type="float">
            <text:p>31,1917</text:p>
          </table:table-cell>
          <table:table-cell office:value-type="float" office:value="3.66319819139388" calcext:value-type="float">
            <text:p>3,66319819139388</text:p>
          </table:table-cell>
          <table:table-cell office:value-type="float" office:value="6" calcext:value-type="float">
            <text:p>6</text:p>
          </table:table-cell>
          <table:table-cell office:value-type="float" office:value="31.1917" calcext:value-type="float">
            <text:p>31,1917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19" calcext:value-type="float">
            <text:p>419</text:p>
          </table:table-cell>
          <table:table-cell office:value-type="float" office:value="51.961" calcext:value-type="float">
            <text:p>51,96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2.0337" calcext:value-type="float">
            <text:p>22,0337</text:p>
          </table:table-cell>
          <table:table-cell office:value-type="float" office:value="5.13341883694035" calcext:value-type="float">
            <text:p>5,13341883694035</text:p>
          </table:table-cell>
          <table:table-cell office:value-type="float" office:value="13" calcext:value-type="float">
            <text:p>13</text:p>
          </table:table-cell>
          <table:table-cell office:value-type="float" office:value="22.0337" calcext:value-type="float">
            <text:p>22,0337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202" calcext:value-type="float">
            <text:p>1202</text:p>
          </table:table-cell>
          <table:table-cell office:value-type="float" office:value="59.2374" calcext:value-type="float">
            <text:p>59,237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.7658" calcext:value-type="float">
            <text:p>28,7658</text:p>
          </table:table-cell>
          <table:table-cell office:value-type="float" office:value="12.0100779731339" calcext:value-type="float">
            <text:p>12,0100779731339</text:p>
          </table:table-cell>
          <table:table-cell office:value-type="float" office:value="9" calcext:value-type="float">
            <text:p>9</text:p>
          </table:table-cell>
          <table:table-cell office:value-type="float" office:value="28.7658" calcext:value-type="float">
            <text:p>28,7658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14" calcext:value-type="float">
            <text:p>314</text:p>
          </table:table-cell>
          <table:table-cell office:value-type="float" office:value="69.2295" calcext:value-type="float">
            <text:p>69,229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.3762" calcext:value-type="float">
            <text:p>30,3762</text:p>
          </table:table-cell>
          <table:table-cell office:value-type="float" office:value="3.39442584790344" calcext:value-type="float">
            <text:p>3,39442584790344</text:p>
          </table:table-cell>
          <table:table-cell office:value-type="float" office:value="5" calcext:value-type="float">
            <text:p>5</text:p>
          </table:table-cell>
          <table:table-cell office:value-type="float" office:value="30.3762" calcext:value-type="float">
            <text:p>30,3762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44" calcext:value-type="float">
            <text:p>444</text:p>
          </table:table-cell>
          <table:table-cell office:value-type="float" office:value="63.1281" calcext:value-type="float">
            <text:p>63,128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.6419" calcext:value-type="float">
            <text:p>34,6419</text:p>
          </table:table-cell>
          <table:table-cell office:value-type="float" office:value="8.02495833627236" calcext:value-type="float">
            <text:p>8,02495833627236</text:p>
          </table:table-cell>
          <table:table-cell office:value-type="float" office:value="7" calcext:value-type="float">
            <text:p>7</text:p>
          </table:table-cell>
          <table:table-cell office:value-type="float" office:value="34.6419" calcext:value-type="float">
            <text:p>34,6419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39" calcext:value-type="float">
            <text:p>439</text:p>
          </table:table-cell>
          <table:table-cell office:value-type="float" office:value="65.5466" calcext:value-type="float">
            <text:p>65,546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2.985" calcext:value-type="float">
            <text:p>42,985</text:p>
          </table:table-cell>
          <table:table-cell office:value-type="float" office:value="6.76179194275031" calcext:value-type="float">
            <text:p>6,76179194275031</text:p>
          </table:table-cell>
          <table:table-cell office:value-type="float" office:value="3" calcext:value-type="float">
            <text:p>3</text:p>
          </table:table-cell>
          <table:table-cell office:value-type="float" office:value="42.985" calcext:value-type="float">
            <text:p>42,985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70" calcext:value-type="float">
            <text:p>470</text:p>
          </table:table-cell>
          <table:table-cell office:value-type="float" office:value="59.9663" calcext:value-type="float">
            <text:p>59,966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4.9777" calcext:value-type="float">
            <text:p>34,9777</text:p>
          </table:table-cell>
          <table:table-cell office:value-type="float" office:value="11.2939354476175" calcext:value-type="float">
            <text:p>11,2939354476175</text:p>
          </table:table-cell>
          <table:table-cell office:value-type="float" office:value="8" calcext:value-type="float">
            <text:p>8</text:p>
          </table:table-cell>
          <table:table-cell office:value-type="float" office:value="34.9777" calcext:value-type="float">
            <text:p>34,9777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720" calcext:value-type="float">
            <text:p>720</text:p>
          </table:table-cell>
          <table:table-cell office:value-type="float" office:value="50.0512" calcext:value-type="float">
            <text:p>50,05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5.339" calcext:value-type="float">
            <text:p>35,339</text:p>
          </table:table-cell>
          <table:table-cell office:value-type="float" office:value="4.0299759204026" calcext:value-type="float">
            <text:p>4,0299759204026</text:p>
          </table:table-cell>
          <table:table-cell office:value-type="float" office:value="7" calcext:value-type="float">
            <text:p>7</text:p>
          </table:table-cell>
          <table:table-cell office:value-type="float" office:value="35.339" calcext:value-type="float">
            <text:p>35,339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23" calcext:value-type="float">
            <text:p>523</text:p>
          </table:table-cell>
          <table:table-cell office:value-type="float" office:value="22.0109" calcext:value-type="float">
            <text:p>22,0109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10.9537" calcext:value-type="float">
            <text:p>10,9537</text:p>
          </table:table-cell>
          <table:table-cell office:value-type="float" office:value="5.76611486399864" calcext:value-type="float">
            <text:p>5,76611486399864</text:p>
          </table:table-cell>
          <table:table-cell office:value-type="float" office:value="61" calcext:value-type="float">
            <text:p>61</text:p>
          </table:table-cell>
          <table:table-cell office:value-type="float" office:value="10.9537" calcext:value-type="float">
            <text:p>10,9537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49" calcext:value-type="float">
            <text:p>249</text:p>
          </table:table-cell>
          <table:table-cell office:value-type="float" office:value="36.4853" calcext:value-type="float">
            <text:p>36,485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4.3647" calcext:value-type="float">
            <text:p>14,3647</text:p>
          </table:table-cell>
          <table:table-cell office:value-type="float" office:value="6.25376028255639" calcext:value-type="float">
            <text:p>6,25376028255639</text:p>
          </table:table-cell>
          <table:table-cell office:value-type="float" office:value="19" calcext:value-type="float">
            <text:p>19</text:p>
          </table:table-cell>
          <table:table-cell office:value-type="float" office:value="14.3647" calcext:value-type="float">
            <text:p>14,3647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673" calcext:value-type="float">
            <text:p>673</text:p>
          </table:table-cell>
          <table:table-cell office:value-type="float" office:value="46.7873" calcext:value-type="float">
            <text:p>46,787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.4216" calcext:value-type="float">
            <text:p>20,4216</text:p>
          </table:table-cell>
          <table:table-cell office:value-type="float" office:value="5.73877132194144" calcext:value-type="float">
            <text:p>5,73877132194144</text:p>
          </table:table-cell>
          <table:table-cell office:value-type="float" office:value="18" calcext:value-type="float">
            <text:p>18</text:p>
          </table:table-cell>
          <table:table-cell office:value-type="float" office:value="20.4216" calcext:value-type="float">
            <text:p>20,4216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0.7014" calcext:value-type="float">
            <text:p>10,7014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2495" calcext:value-type="float">
            <text:p>0,2495</text:p>
          </table:table-cell>
          <table:table-cell office:value-type="float" office:value="63.90567017203" calcext:value-type="float">
            <text:p>63,90567017203</text:p>
          </table:table-cell>
          <table:table-cell office:value-type="float" office:value="197" calcext:value-type="float">
            <text:p>197</text:p>
          </table:table-cell>
          <table:table-cell office:value-type="float" office:value="0.2495" calcext:value-type="float">
            <text:p>0,2495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674" calcext:value-type="float">
            <text:p>674</text:p>
          </table:table-cell>
          <table:table-cell office:value-type="float" office:value="71.254" calcext:value-type="float">
            <text:p>71,25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.2866" calcext:value-type="float">
            <text:p>34,2866</text:p>
          </table:table-cell>
          <table:table-cell office:value-type="float" office:value="2.95296213067257" calcext:value-type="float">
            <text:p>2,95296213067257</text:p>
          </table:table-cell>
          <table:table-cell office:value-type="float" office:value="6" calcext:value-type="float">
            <text:p>6</text:p>
          </table:table-cell>
          <table:table-cell office:value-type="float" office:value="34.2866" calcext:value-type="float">
            <text:p>34,2866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52" calcext:value-type="float">
            <text:p>452</text:p>
          </table:table-cell>
          <table:table-cell office:value-type="float" office:value="57.0417" calcext:value-type="float">
            <text:p>57,04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2.2228" calcext:value-type="float">
            <text:p>32,2228</text:p>
          </table:table-cell>
          <table:table-cell office:value-type="float" office:value="4.98885727083727" calcext:value-type="float">
            <text:p>4,98885727083727</text:p>
          </table:table-cell>
          <table:table-cell office:value-type="float" office:value="4" calcext:value-type="float">
            <text:p>4</text:p>
          </table:table-cell>
          <table:table-cell office:value-type="float" office:value="32.2228" calcext:value-type="float">
            <text:p>32,2228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39" calcext:value-type="float">
            <text:p>539</text:p>
          </table:table-cell>
          <table:table-cell office:value-type="float" office:value="59.4265" calcext:value-type="float">
            <text:p>59,426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.0354" calcext:value-type="float">
            <text:p>29,0354</text:p>
          </table:table-cell>
          <table:table-cell office:value-type="float" office:value="4.73872262919638" calcext:value-type="float">
            <text:p>4,73872262919638</text:p>
          </table:table-cell>
          <table:table-cell office:value-type="float" office:value="4" calcext:value-type="float">
            <text:p>4</text:p>
          </table:table-cell>
          <table:table-cell office:value-type="float" office:value="29.0354" calcext:value-type="float">
            <text:p>29,0354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210" calcext:value-type="float">
            <text:p>1210</text:p>
          </table:table-cell>
          <table:table-cell office:value-type="float" office:value="58.7392" calcext:value-type="float">
            <text:p>58,7392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4.1822" calcext:value-type="float">
            <text:p>24,1822</text:p>
          </table:table-cell>
          <table:table-cell office:value-type="float" office:value="6.98371973217855" calcext:value-type="float">
            <text:p>6,98371973217855</text:p>
          </table:table-cell>
          <table:table-cell office:value-type="float" office:value="12" calcext:value-type="float">
            <text:p>12</text:p>
          </table:table-cell>
          <table:table-cell office:value-type="float" office:value="24.1822" calcext:value-type="float">
            <text:p>24,1822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3500" calcext:value-type="float">
            <text:p>3500</text:p>
          </table:table-cell>
          <table:table-cell office:value-type="float" office:value="3714" calcext:value-type="float">
            <text:p>3714</text:p>
          </table:table-cell>
          <table:table-cell office:value-type="float" office:value="22.6324" calcext:value-type="float">
            <text:p>22,632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6.7068" calcext:value-type="float">
            <text:p>16,7068</text:p>
          </table:table-cell>
          <table:table-cell office:value-type="float" office:value="6.70479182326703" calcext:value-type="float">
            <text:p>6,70479182326703</text:p>
          </table:table-cell>
          <table:table-cell office:value-type="float" office:value="74" calcext:value-type="float">
            <text:p>74</text:p>
          </table:table-cell>
          <table:table-cell office:value-type="float" office:value="16.7068" calcext:value-type="float">
            <text:p>16,7068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21.8689" calcext:value-type="float">
            <text:p>21,8689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8.0414" calcext:value-type="float">
            <text:p>8,0414</text:p>
          </table:table-cell>
          <table:table-cell office:value-type="float" office:value="43.9488410455747" calcext:value-type="float">
            <text:p>43,9488410455747</text:p>
          </table:table-cell>
          <table:table-cell office:value-type="float" office:value="79" calcext:value-type="float">
            <text:p>79</text:p>
          </table:table-cell>
          <table:table-cell office:value-type="float" office:value="8.0414" calcext:value-type="float">
            <text:p>8,0414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201" calcext:value-type="float">
            <text:p>1201</text:p>
          </table:table-cell>
          <table:table-cell office:value-type="float" office:value="69.5565" calcext:value-type="float">
            <text:p>69,556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.603" calcext:value-type="float">
            <text:p>35,603</text:p>
          </table:table-cell>
          <table:table-cell office:value-type="float" office:value="19.6959774822675" calcext:value-type="float">
            <text:p>19,6959774822675</text:p>
          </table:table-cell>
          <table:table-cell office:value-type="float" office:value="6" calcext:value-type="float">
            <text:p>6</text:p>
          </table:table-cell>
          <table:table-cell office:value-type="float" office:value="35.603" calcext:value-type="float">
            <text:p>35,603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82" calcext:value-type="float">
            <text:p>282</text:p>
          </table:table-cell>
          <table:table-cell office:value-type="float" office:value="55.7606" calcext:value-type="float">
            <text:p>55,760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6.1777" calcext:value-type="float">
            <text:p>26,1777</text:p>
          </table:table-cell>
          <table:table-cell office:value-type="float" office:value="5.54343733217003" calcext:value-type="float">
            <text:p>5,54343733217003</text:p>
          </table:table-cell>
          <table:table-cell office:value-type="float" office:value="9" calcext:value-type="float">
            <text:p>9</text:p>
          </table:table-cell>
          <table:table-cell office:value-type="float" office:value="26.1777" calcext:value-type="float">
            <text:p>26,1777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35" calcext:value-type="float">
            <text:p>835</text:p>
          </table:table-cell>
          <table:table-cell office:value-type="float" office:value="54.753" calcext:value-type="float">
            <text:p>54,75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.5298" calcext:value-type="float">
            <text:p>34,5298</text:p>
          </table:table-cell>
          <table:table-cell office:value-type="float" office:value="8.38121842636807" calcext:value-type="float">
            <text:p>8,38121842636807</text:p>
          </table:table-cell>
          <table:table-cell office:value-type="float" office:value="9" calcext:value-type="float">
            <text:p>9</text:p>
          </table:table-cell>
          <table:table-cell office:value-type="float" office:value="34.5298" calcext:value-type="float">
            <text:p>34,5298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66" calcext:value-type="float">
            <text:p>466</text:p>
          </table:table-cell>
          <table:table-cell office:value-type="float" office:value="43.5247" calcext:value-type="float">
            <text:p>43,5247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2.5577" calcext:value-type="float">
            <text:p>42,5577</text:p>
          </table:table-cell>
          <table:table-cell office:value-type="float" office:value="1.34018647055688" calcext:value-type="float">
            <text:p>1,34018647055688</text:p>
          </table:table-cell>
          <table:table-cell office:value-type="float" office:value="24" calcext:value-type="float">
            <text:p>24</text:p>
          </table:table-cell>
          <table:table-cell office:value-type="float" office:value="42.5577" calcext:value-type="float">
            <text:p>42,5577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6" calcext:value-type="float">
            <text:p>126</text:p>
          </table:table-cell>
          <table:table-cell office:value-type="float" office:value="73.8659" calcext:value-type="float">
            <text:p>73,865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1.5204" calcext:value-type="float">
            <text:p>31,5204</text:p>
          </table:table-cell>
          <table:table-cell office:value-type="float" office:value="6.05421104150588" calcext:value-type="float">
            <text:p>6,05421104150588</text:p>
          </table:table-cell>
          <table:table-cell office:value-type="float" office:value="2" calcext:value-type="float">
            <text:p>2</text:p>
          </table:table-cell>
          <table:table-cell office:value-type="float" office:value="31.5204" calcext:value-type="float">
            <text:p>31,5204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4" calcext:value-type="float">
            <text:p>74</text:p>
          </table:table-cell>
          <table:table-cell office:value-type="float" office:value="85.082" calcext:value-type="float">
            <text:p>85,08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.4394" calcext:value-type="float">
            <text:p>40,4394</text:p>
          </table:table-cell>
          <table:table-cell office:value-type="float" office:value="3.5850152186137" calcext:value-type="float">
            <text:p>3,5850152186137</text:p>
          </table:table-cell>
          <table:table-cell office:value-type="float" office:value="1" calcext:value-type="float">
            <text:p>1</text:p>
          </table:table-cell>
          <table:table-cell office:value-type="float" office:value="40.4394" calcext:value-type="float">
            <text:p>40,4394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92" calcext:value-type="float">
            <text:p>892</text:p>
          </table:table-cell>
          <table:table-cell office:value-type="float" office:value="20.3764" calcext:value-type="float">
            <text:p>20,3764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8.0339" calcext:value-type="float">
            <text:p>8,0339</text:p>
          </table:table-cell>
          <table:table-cell office:value-type="float" office:value="5.93165947019422" calcext:value-type="float">
            <text:p>5,93165947019422</text:p>
          </table:table-cell>
          <table:table-cell office:value-type="float" office:value="140" calcext:value-type="float">
            <text:p>140</text:p>
          </table:table-cell>
          <table:table-cell office:value-type="float" office:value="8.0339" calcext:value-type="float">
            <text:p>8,0339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6.3402" calcext:value-type="float">
            <text:p>6,3402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0.7435" calcext:value-type="float">
            <text:p>0,7435</text:p>
          </table:table-cell>
          <table:table-cell office:value-type="float" office:value="10.393222265553" calcext:value-type="float">
            <text:p>10,393222265553</text:p>
          </table:table-cell>
          <table:table-cell office:value-type="float" office:value="426" calcext:value-type="float">
            <text:p>426</text:p>
          </table:table-cell>
          <table:table-cell office:value-type="float" office:value="0.7435" calcext:value-type="float">
            <text:p>0,7435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84" calcext:value-type="float">
            <text:p>284</text:p>
          </table:table-cell>
          <table:table-cell office:value-type="float" office:value="56.0293" calcext:value-type="float">
            <text:p>56,029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0.1955" calcext:value-type="float">
            <text:p>30,1955</text:p>
          </table:table-cell>
          <table:table-cell office:value-type="float" office:value="17.4247927807539" calcext:value-type="float">
            <text:p>17,4247927807539</text:p>
          </table:table-cell>
          <table:table-cell office:value-type="float" office:value="8" calcext:value-type="float">
            <text:p>8</text:p>
          </table:table-cell>
          <table:table-cell office:value-type="float" office:value="30.1955" calcext:value-type="float">
            <text:p>30,1955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90" calcext:value-type="float">
            <text:p>290</text:p>
          </table:table-cell>
          <table:table-cell office:value-type="float" office:value="57.8497" calcext:value-type="float">
            <text:p>57,849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2.4807" calcext:value-type="float">
            <text:p>52,4807</text:p>
          </table:table-cell>
          <table:table-cell office:value-type="float" office:value="6.02973256246203" calcext:value-type="float">
            <text:p>6,02973256246203</text:p>
          </table:table-cell>
          <table:table-cell office:value-type="float" office:value="3" calcext:value-type="float">
            <text:p>3</text:p>
          </table:table-cell>
          <table:table-cell office:value-type="float" office:value="52.4807" calcext:value-type="float">
            <text:p>52,4807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63" calcext:value-type="float">
            <text:p>463</text:p>
          </table:table-cell>
          <table:table-cell office:value-type="float" office:value="56.6475" calcext:value-type="float">
            <text:p>56,647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9.8134" calcext:value-type="float">
            <text:p>39,8134</text:p>
          </table:table-cell>
          <table:table-cell office:value-type="float" office:value="10.3289146702761" calcext:value-type="float">
            <text:p>10,3289146702761</text:p>
          </table:table-cell>
          <table:table-cell office:value-type="float" office:value="7" calcext:value-type="float">
            <text:p>7</text:p>
          </table:table-cell>
          <table:table-cell office:value-type="float" office:value="39.8134" calcext:value-type="float">
            <text:p>39,8134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11" calcext:value-type="float">
            <text:p>211</text:p>
          </table:table-cell>
          <table:table-cell office:value-type="float" office:value="52.0165" calcext:value-type="float">
            <text:p>52,016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4.4108" calcext:value-type="float">
            <text:p>24,4108</text:p>
          </table:table-cell>
          <table:table-cell office:value-type="float" office:value="10.2032337909135" calcext:value-type="float">
            <text:p>10,2032337909135</text:p>
          </table:table-cell>
          <table:table-cell office:value-type="float" office:value="18" calcext:value-type="float">
            <text:p>18</text:p>
          </table:table-cell>
          <table:table-cell office:value-type="float" office:value="24.4108" calcext:value-type="float">
            <text:p>24,4108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649" calcext:value-type="float">
            <text:p>649</text:p>
          </table:table-cell>
          <table:table-cell office:value-type="float" office:value="65.1048" calcext:value-type="float">
            <text:p>65,104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0.0138" calcext:value-type="float">
            <text:p>50,0138</text:p>
          </table:table-cell>
          <table:table-cell office:value-type="float" office:value="11.7592723066759" calcext:value-type="float">
            <text:p>11,7592723066759</text:p>
          </table:table-cell>
          <table:table-cell office:value-type="float" office:value="2" calcext:value-type="float">
            <text:p>2</text:p>
          </table:table-cell>
          <table:table-cell office:value-type="float" office:value="50.0138" calcext:value-type="float">
            <text:p>50,0138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656" calcext:value-type="float">
            <text:p>656</text:p>
          </table:table-cell>
          <table:table-cell office:value-type="float" office:value="72.5592" calcext:value-type="float">
            <text:p>72,559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9.6568" calcext:value-type="float">
            <text:p>49,6568</text:p>
          </table:table-cell>
          <table:table-cell office:value-type="float" office:value="13.211836721544" calcext:value-type="float">
            <text:p>13,211836721544</text:p>
          </table:table-cell>
          <table:table-cell office:value-type="float" office:value="3" calcext:value-type="float">
            <text:p>3</text:p>
          </table:table-cell>
          <table:table-cell office:value-type="float" office:value="49.6568" calcext:value-type="float">
            <text:p>49,6568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96" calcext:value-type="float">
            <text:p>496</text:p>
          </table:table-cell>
          <table:table-cell office:value-type="float" office:value="75.0204" calcext:value-type="float">
            <text:p>75,020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7.9004" calcext:value-type="float">
            <text:p>47,9004</text:p>
          </table:table-cell>
          <table:table-cell office:value-type="float" office:value="8.55733289576927" calcext:value-type="float">
            <text:p>8,55733289576927</text:p>
          </table:table-cell>
          <table:table-cell office:value-type="float" office:value="4" calcext:value-type="float">
            <text:p>4</text:p>
          </table:table-cell>
          <table:table-cell office:value-type="float" office:value="47.9004" calcext:value-type="float">
            <text:p>47,9004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234" calcext:value-type="float">
            <text:p>1234</text:p>
          </table:table-cell>
          <table:table-cell office:value-type="float" office:value="58.6287" calcext:value-type="float">
            <text:p>58,628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.4987" calcext:value-type="float">
            <text:p>30,4987</text:p>
          </table:table-cell>
          <table:table-cell office:value-type="float" office:value="5.70861656328478" calcext:value-type="float">
            <text:p>5,70861656328478</text:p>
          </table:table-cell>
          <table:table-cell office:value-type="float" office:value="9" calcext:value-type="float">
            <text:p>9</text:p>
          </table:table-cell>
          <table:table-cell office:value-type="float" office:value="30.4987" calcext:value-type="float">
            <text:p>30,4987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833" calcext:value-type="float">
            <text:p>833</text:p>
          </table:table-cell>
          <table:table-cell office:value-type="float" office:value="88.7957" calcext:value-type="float">
            <text:p>88,795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2.327" calcext:value-type="float">
            <text:p>42,327</text:p>
          </table:table-cell>
          <table:table-cell office:value-type="float" office:value="2.72750858158315" calcext:value-type="float">
            <text:p>2,72750858158315</text:p>
          </table:table-cell>
          <table:table-cell office:value-type="float" office:value="1" calcext:value-type="float">
            <text:p>1</text:p>
          </table:table-cell>
          <table:table-cell office:value-type="float" office:value="42.327" calcext:value-type="float">
            <text:p>42,327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047" calcext:value-type="float">
            <text:p>1047</text:p>
          </table:table-cell>
          <table:table-cell office:value-type="float" office:value="77.2002" calcext:value-type="float">
            <text:p>77,200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8.5543" calcext:value-type="float">
            <text:p>58,5543</text:p>
          </table:table-cell>
          <table:table-cell office:value-type="float" office:value="54.5690314399906" calcext:value-type="float">
            <text:p>54,5690314399906</text:p>
          </table:table-cell>
          <table:table-cell office:value-type="float" office:value="2" calcext:value-type="float">
            <text:p>2</text:p>
          </table:table-cell>
          <table:table-cell office:value-type="float" office:value="58.3285" calcext:value-type="float">
            <text:p>58,3285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87" calcext:value-type="float">
            <text:p>487</text:p>
          </table:table-cell>
          <table:table-cell office:value-type="float" office:value="78.4129" calcext:value-type="float">
            <text:p>78,412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2.5836" calcext:value-type="float">
            <text:p>52,5836</text:p>
          </table:table-cell>
          <table:table-cell office:value-type="float" office:value="3.08540331132083" calcext:value-type="float">
            <text:p>3,08540331132083</text:p>
          </table:table-cell>
          <table:table-cell office:value-type="float" office:value="7" calcext:value-type="float">
            <text:p>7</text:p>
          </table:table-cell>
          <table:table-cell office:value-type="float" office:value="52.5836" calcext:value-type="float">
            <text:p>52,5836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49" calcext:value-type="float">
            <text:p>249</text:p>
          </table:table-cell>
          <table:table-cell office:value-type="float" office:value="88.542" calcext:value-type="float">
            <text:p>88,54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7.7782" calcext:value-type="float">
            <text:p>57,7782</text:p>
          </table:table-cell>
          <table:table-cell office:value-type="float" office:value="5.56049594854723" calcext:value-type="float">
            <text:p>5,56049594854723</text:p>
          </table:table-cell>
          <table:table-cell office:value-type="float" office:value="1" calcext:value-type="float">
            <text:p>1</text:p>
          </table:table-cell>
          <table:table-cell office:value-type="float" office:value="57.7782" calcext:value-type="float">
            <text:p>57,7782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64" calcext:value-type="float">
            <text:p>364</text:p>
          </table:table-cell>
          <table:table-cell office:value-type="float" office:value="59.2899" calcext:value-type="float">
            <text:p>59,289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8.9736" calcext:value-type="float">
            <text:p>58,9736</text:p>
          </table:table-cell>
          <table:table-cell office:value-type="float" office:value="44.2813004157669" calcext:value-type="float">
            <text:p>44,2813004157669</text:p>
          </table:table-cell>
          <table:table-cell office:value-type="float" office:value="6" calcext:value-type="float">
            <text:p>6</text:p>
          </table:table-cell>
          <table:table-cell office:value-type="float" office:value="58.8993" calcext:value-type="float">
            <text:p>58,8993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87" calcext:value-type="float">
            <text:p>687</text:p>
          </table:table-cell>
          <table:table-cell office:value-type="float" office:value="27.9828" calcext:value-type="float">
            <text:p>27,982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4.019" calcext:value-type="float">
            <text:p>24,019</text:p>
          </table:table-cell>
          <table:table-cell office:value-type="float" office:value="6.58081510858807" calcext:value-type="float">
            <text:p>6,58081510858807</text:p>
          </table:table-cell>
          <table:table-cell office:value-type="float" office:value="38" calcext:value-type="float">
            <text:p>38</text:p>
          </table:table-cell>
          <table:table-cell office:value-type="float" office:value="24.019" calcext:value-type="float">
            <text:p>24,019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48" calcext:value-type="float">
            <text:p>5,348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6866" calcext:value-type="float">
            <text:p>0,6866</text:p>
          </table:table-cell>
          <table:table-cell office:value-type="float" office:value="4.39357507566734" calcext:value-type="float">
            <text:p>4,39357507566734</text:p>
          </table:table-cell>
          <table:table-cell office:value-type="float" office:value="335" calcext:value-type="float">
            <text:p>335</text:p>
          </table:table-cell>
          <table:table-cell office:value-type="float" office:value="0.3685" calcext:value-type="float">
            <text:p>0,3685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81" calcext:value-type="float">
            <text:p>481</text:p>
          </table:table-cell>
          <table:table-cell office:value-type="float" office:value="81.2806" calcext:value-type="float">
            <text:p>81,280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8.7695" calcext:value-type="float">
            <text:p>58,7695</text:p>
          </table:table-cell>
          <table:table-cell office:value-type="float" office:value="14.8120275793752" calcext:value-type="float">
            <text:p>14,8120275793752</text:p>
          </table:table-cell>
          <table:table-cell office:value-type="float" office:value="2" calcext:value-type="float">
            <text:p>2</text:p>
          </table:table-cell>
          <table:table-cell office:value-type="float" office:value="58.7695" calcext:value-type="float">
            <text:p>58,7695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.8737" calcext:value-type="float">
            <text:p>6,8737</text:p>
          </table:table-cell>
          <table:table-cell office:value-type="float" office:value="2.56803691839945" calcext:value-type="float">
            <text:p>2,56803691839945</text:p>
          </table:table-cell>
          <table:table-cell office:value-type="float" office:value="29" calcext:value-type="float">
            <text:p>29</text:p>
          </table:table-cell>
          <table:table-cell office:value-type="float" office:value="0.0669" calcext:value-type="float">
            <text:p>0,0669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13" calcext:value-type="float">
            <text:p>1013</text:p>
          </table:table-cell>
          <table:table-cell office:value-type="float" office:value="36.0558" calcext:value-type="float">
            <text:p>36,055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3.846" calcext:value-type="float">
            <text:p>13,846</text:p>
          </table:table-cell>
          <table:table-cell office:value-type="float" office:value="7.13386798682622" calcext:value-type="float">
            <text:p>7,13386798682622</text:p>
          </table:table-cell>
          <table:table-cell office:value-type="float" office:value="41" calcext:value-type="float">
            <text:p>41</text:p>
          </table:table-cell>
          <table:table-cell office:value-type="float" office:value="13.846" calcext:value-type="float">
            <text:p>13,846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86" calcext:value-type="float">
            <text:p>886</text:p>
          </table:table-cell>
          <table:table-cell office:value-type="float" office:value="41.1591" calcext:value-type="float">
            <text:p>41,159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1.9045" calcext:value-type="float">
            <text:p>21,9045</text:p>
          </table:table-cell>
          <table:table-cell office:value-type="float" office:value="18.3937891453826" calcext:value-type="float">
            <text:p>18,3937891453826</text:p>
          </table:table-cell>
          <table:table-cell office:value-type="float" office:value="20" calcext:value-type="float">
            <text:p>20</text:p>
          </table:table-cell>
          <table:table-cell office:value-type="float" office:value="21.9045" calcext:value-type="float">
            <text:p>21,9045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88" calcext:value-type="float">
            <text:p>488</text:p>
          </table:table-cell>
          <table:table-cell office:value-type="float" office:value="31.2706" calcext:value-type="float">
            <text:p>31,270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7.7802" calcext:value-type="float">
            <text:p>27,7802</text:p>
          </table:table-cell>
          <table:table-cell office:value-type="float" office:value="10.0149435342288" calcext:value-type="float">
            <text:p>10,0149435342288</text:p>
          </table:table-cell>
          <table:table-cell office:value-type="float" office:value="29" calcext:value-type="float">
            <text:p>29</text:p>
          </table:table-cell>
          <table:table-cell office:value-type="float" office:value="27.7802" calcext:value-type="float">
            <text:p>27,7802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192" calcext:value-type="float">
            <text:p>2192</text:p>
          </table:table-cell>
          <table:table-cell office:value-type="float" office:value="14.8626" calcext:value-type="float">
            <text:p>14,862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6.8826" calcext:value-type="float">
            <text:p>6,8826</text:p>
          </table:table-cell>
          <table:table-cell office:value-type="float" office:value="17.0394717376909" calcext:value-type="float">
            <text:p>17,0394717376909</text:p>
          </table:table-cell>
          <table:table-cell office:value-type="float" office:value="175" calcext:value-type="float">
            <text:p>175</text:p>
          </table:table-cell>
          <table:table-cell office:value-type="float" office:value="6.8826" calcext:value-type="float">
            <text:p>6,8826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952" calcext:value-type="float">
            <text:p>952</text:p>
          </table:table-cell>
          <table:table-cell office:value-type="float" office:value="70.8841" calcext:value-type="float">
            <text:p>70,884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3.1084" calcext:value-type="float">
            <text:p>43,1084</text:p>
          </table:table-cell>
          <table:table-cell office:value-type="float" office:value="12.8921869180126" calcext:value-type="float">
            <text:p>12,8921869180126</text:p>
          </table:table-cell>
          <table:table-cell office:value-type="float" office:value="18" calcext:value-type="float">
            <text:p>18</text:p>
          </table:table-cell>
          <table:table-cell office:value-type="float" office:value="43.078" calcext:value-type="float">
            <text:p>43,078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956" calcext:value-type="float">
            <text:p>956</text:p>
          </table:table-cell>
          <table:table-cell office:value-type="float" office:value="74.4257" calcext:value-type="float">
            <text:p>74,425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56.5533" calcext:value-type="float">
            <text:p>56,5533</text:p>
          </table:table-cell>
          <table:table-cell office:value-type="float" office:value="8.76143833979154" calcext:value-type="float">
            <text:p>8,76143833979154</text:p>
          </table:table-cell>
          <table:table-cell office:value-type="float" office:value="20" calcext:value-type="float">
            <text:p>20</text:p>
          </table:table-cell>
          <table:table-cell office:value-type="float" office:value="56.3676" calcext:value-type="float">
            <text:p>56,3676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513" calcext:value-type="float">
            <text:p>1513</text:p>
          </table:table-cell>
          <table:table-cell office:value-type="float" office:value="50.1225" calcext:value-type="float">
            <text:p>50,122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3.4989" calcext:value-type="float">
            <text:p>23,4989</text:p>
          </table:table-cell>
          <table:table-cell office:value-type="float" office:value="6.68242061723453" calcext:value-type="float">
            <text:p>6,68242061723453</text:p>
          </table:table-cell>
          <table:table-cell office:value-type="float" office:value="24" calcext:value-type="float">
            <text:p>24</text:p>
          </table:table-cell>
          <table:table-cell office:value-type="float" office:value="23.4989" calcext:value-type="float">
            <text:p>23,4989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309" calcext:value-type="float">
            <text:p>1309</text:p>
          </table:table-cell>
          <table:table-cell office:value-type="float" office:value="40.1058" calcext:value-type="float">
            <text:p>40,105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3.2053" calcext:value-type="float">
            <text:p>23,2053</text:p>
          </table:table-cell>
          <table:table-cell office:value-type="float" office:value="6.68542322492474" calcext:value-type="float">
            <text:p>6,68542322492474</text:p>
          </table:table-cell>
          <table:table-cell office:value-type="float" office:value="21" calcext:value-type="float">
            <text:p>21</text:p>
          </table:table-cell>
          <table:table-cell office:value-type="float" office:value="23.2053" calcext:value-type="float">
            <text:p>23,2053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389" calcext:value-type="float">
            <text:p>1389</text:p>
          </table:table-cell>
          <table:table-cell office:value-type="float" office:value="59.7827" calcext:value-type="float">
            <text:p>59,7827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8.1825" calcext:value-type="float">
            <text:p>18,1825</text:p>
          </table:table-cell>
          <table:table-cell office:value-type="float" office:value="4.76807598668971" calcext:value-type="float">
            <text:p>4,76807598668971</text:p>
          </table:table-cell>
          <table:table-cell office:value-type="float" office:value="20" calcext:value-type="float">
            <text:p>20</text:p>
          </table:table-cell>
          <table:table-cell office:value-type="float" office:value="18.1825" calcext:value-type="float">
            <text:p>18,1825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90" calcext:value-type="float">
            <text:p>490</text:p>
          </table:table-cell>
          <table:table-cell office:value-type="float" office:value="8.3439" calcext:value-type="float">
            <text:p>8,3439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3.01" calcext:value-type="float">
            <text:p>3,01</text:p>
          </table:table-cell>
          <table:table-cell office:value-type="float" office:value="29.1672980996198" calcext:value-type="float">
            <text:p>29,1672980996198</text:p>
          </table:table-cell>
          <table:table-cell office:value-type="float" office:value="406" calcext:value-type="float">
            <text:p>406</text:p>
          </table:table-cell>
          <table:table-cell office:value-type="float" office:value="3.01" calcext:value-type="float">
            <text:p>3,01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8018" calcext:value-type="float">
            <text:p>8018</text:p>
          </table:table-cell>
          <table:table-cell office:value-type="float" office:value="10.5461" calcext:value-type="float">
            <text:p>10,5461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3.8737" calcext:value-type="float">
            <text:p>3,8737</text:p>
          </table:table-cell>
          <table:table-cell office:value-type="float" office:value="11.7354524040748" calcext:value-type="float">
            <text:p>11,7354524040748</text:p>
          </table:table-cell>
          <table:table-cell office:value-type="float" office:value="698" calcext:value-type="float">
            <text:p>698</text:p>
          </table:table-cell>
          <table:table-cell office:value-type="float" office:value="3.8737" calcext:value-type="float">
            <text:p>3,8737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51" calcext:value-type="float">
            <text:p>351</text:p>
          </table:table-cell>
          <table:table-cell office:value-type="float" office:value="56.3655" calcext:value-type="float">
            <text:p>56,365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4.6283" calcext:value-type="float">
            <text:p>24,6283</text:p>
          </table:table-cell>
          <table:table-cell office:value-type="float" office:value="30.8625026743948" calcext:value-type="float">
            <text:p>30,8625026743948</text:p>
          </table:table-cell>
          <table:table-cell office:value-type="float" office:value="7" calcext:value-type="float">
            <text:p>7</text:p>
          </table:table-cell>
          <table:table-cell office:value-type="float" office:value="24.6283" calcext:value-type="float">
            <text:p>24,6283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75" calcext:value-type="float">
            <text:p>1275</text:p>
          </table:table-cell>
          <table:table-cell office:value-type="float" office:value="31.2586" calcext:value-type="float">
            <text:p>31,258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5.4757" calcext:value-type="float">
            <text:p>15,4757</text:p>
          </table:table-cell>
          <table:table-cell office:value-type="float" office:value="7.27254403524153" calcext:value-type="float">
            <text:p>7,27254403524153</text:p>
          </table:table-cell>
          <table:table-cell office:value-type="float" office:value="63" calcext:value-type="float">
            <text:p>63</text:p>
          </table:table-cell>
          <table:table-cell office:value-type="float" office:value="15.4757" calcext:value-type="float">
            <text:p>15,4757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894" calcext:value-type="float">
            <text:p>894</text:p>
          </table:table-cell>
          <table:table-cell office:value-type="float" office:value="38.5565" calcext:value-type="float">
            <text:p>38,556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7.3652" calcext:value-type="float">
            <text:p>37,3652</text:p>
          </table:table-cell>
          <table:table-cell office:value-type="float" office:value="7.64403701303168" calcext:value-type="float">
            <text:p>7,64403701303168</text:p>
          </table:table-cell>
          <table:table-cell office:value-type="float" office:value="24" calcext:value-type="float">
            <text:p>24</text:p>
          </table:table-cell>
          <table:table-cell office:value-type="float" office:value="37.3652" calcext:value-type="float">
            <text:p>37,3652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2113" calcext:value-type="float">
            <text:p>2113</text:p>
          </table:table-cell>
          <table:table-cell office:value-type="float" office:value="25.0407" calcext:value-type="float">
            <text:p>25,0407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12.0413" calcext:value-type="float">
            <text:p>12,0413</text:p>
          </table:table-cell>
          <table:table-cell office:value-type="float" office:value="50.4334754016146" calcext:value-type="float">
            <text:p>50,4334754016146</text:p>
          </table:table-cell>
          <table:table-cell office:value-type="float" office:value="91" calcext:value-type="float">
            <text:p>91</text:p>
          </table:table-cell>
          <table:table-cell office:value-type="float" office:value="12.0413" calcext:value-type="float">
            <text:p>12,0413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82" calcext:value-type="float">
            <text:p>382</text:p>
          </table:table-cell>
          <table:table-cell office:value-type="float" office:value="52.3299" calcext:value-type="float">
            <text:p>52,329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1683" calcext:value-type="float">
            <text:p>15,1683</text:p>
          </table:table-cell>
          <table:table-cell office:value-type="float" office:value="5.02965548672776" calcext:value-type="float">
            <text:p>5,02965548672776</text:p>
          </table:table-cell>
          <table:table-cell office:value-type="float" office:value="18" calcext:value-type="float">
            <text:p>18</text:p>
          </table:table-cell>
          <table:table-cell office:value-type="float" office:value="15.1683" calcext:value-type="float">
            <text:p>15,1683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648" calcext:value-type="float">
            <text:p>648</text:p>
          </table:table-cell>
          <table:table-cell office:value-type="float" office:value="89.7649" calcext:value-type="float">
            <text:p>89,7649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3.8094" calcext:value-type="float">
            <text:p>43,8094</text:p>
          </table:table-cell>
          <table:table-cell office:value-type="float" office:value="4.29158049165306" calcext:value-type="float">
            <text:p>4,29158049165306</text:p>
          </table:table-cell>
          <table:table-cell office:value-type="float" office:value="2" calcext:value-type="float">
            <text:p>2</text:p>
          </table:table-cell>
          <table:table-cell office:value-type="float" office:value="43.8094" calcext:value-type="float">
            <text:p>43,8094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25.1097" calcext:value-type="float">
            <text:p>25,109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.4153" calcext:value-type="float">
            <text:p>2,4153</text:p>
          </table:table-cell>
          <table:table-cell office:value-type="float" office:value="7.67649793473072" calcext:value-type="float">
            <text:p>7,67649793473072</text:p>
          </table:table-cell>
          <table:table-cell office:value-type="float" office:value="31" calcext:value-type="float">
            <text:p>31</text:p>
          </table:table-cell>
          <table:table-cell office:value-type="float" office:value="0.6415" calcext:value-type="float">
            <text:p>0,6415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12" calcext:value-type="float">
            <text:p>712</text:p>
          </table:table-cell>
          <table:table-cell office:value-type="float" office:value="30.6025" calcext:value-type="float">
            <text:p>30,6025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3.0743" calcext:value-type="float">
            <text:p>13,0743</text:p>
          </table:table-cell>
          <table:table-cell office:value-type="float" office:value="8.9318709543161" calcext:value-type="float">
            <text:p>8,9318709543161</text:p>
          </table:table-cell>
          <table:table-cell office:value-type="float" office:value="86" calcext:value-type="float">
            <text:p>86</text:p>
          </table:table-cell>
          <table:table-cell office:value-type="float" office:value="13.0743" calcext:value-type="float">
            <text:p>13,0743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100" calcext:value-type="float">
            <text:p>1100</text:p>
          </table:table-cell>
          <table:table-cell office:value-type="float" office:value="47.4226" calcext:value-type="float">
            <text:p>47,422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4.817" calcext:value-type="float">
            <text:p>34,817</text:p>
          </table:table-cell>
          <table:table-cell office:value-type="float" office:value="38.463537871346" calcext:value-type="float">
            <text:p>38,463537871346</text:p>
          </table:table-cell>
          <table:table-cell office:value-type="float" office:value="13" calcext:value-type="float">
            <text:p>13</text:p>
          </table:table-cell>
          <table:table-cell office:value-type="float" office:value="34.817" calcext:value-type="float">
            <text:p>34,817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974" calcext:value-type="float">
            <text:p>974</text:p>
          </table:table-cell>
          <table:table-cell office:value-type="float" office:value="66.7163" calcext:value-type="float">
            <text:p>66,716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5.1911" calcext:value-type="float">
            <text:p>35,1911</text:p>
          </table:table-cell>
          <table:table-cell office:value-type="float" office:value="11.4310756591145" calcext:value-type="float">
            <text:p>11,4310756591145</text:p>
          </table:table-cell>
          <table:table-cell office:value-type="float" office:value="6" calcext:value-type="float">
            <text:p>6</text:p>
          </table:table-cell>
          <table:table-cell office:value-type="float" office:value="35.1911" calcext:value-type="float">
            <text:p>35,1911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152" calcext:value-type="float">
            <text:p>1152</text:p>
          </table:table-cell>
          <table:table-cell office:value-type="float" office:value="25.2345" calcext:value-type="float">
            <text:p>25,234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4.9264" calcext:value-type="float">
            <text:p>14,9264</text:p>
          </table:table-cell>
          <table:table-cell office:value-type="float" office:value="26.8373970025585" calcext:value-type="float">
            <text:p>26,8373970025585</text:p>
          </table:table-cell>
          <table:table-cell office:value-type="float" office:value="67" calcext:value-type="float">
            <text:p>67</text:p>
          </table:table-cell>
          <table:table-cell office:value-type="float" office:value="14.9264" calcext:value-type="float">
            <text:p>14,9264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529" calcext:value-type="float">
            <text:p>1529</text:p>
          </table:table-cell>
          <table:table-cell office:value-type="float" office:value="32.4487" calcext:value-type="float">
            <text:p>32,4487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8.5325" calcext:value-type="float">
            <text:p>18,5325</text:p>
          </table:table-cell>
          <table:table-cell office:value-type="float" office:value="26.8554896807303" calcext:value-type="float">
            <text:p>26,8554896807303</text:p>
          </table:table-cell>
          <table:table-cell office:value-type="float" office:value="61" calcext:value-type="float">
            <text:p>61</text:p>
          </table:table-cell>
          <table:table-cell office:value-type="float" office:value="18.5325" calcext:value-type="float">
            <text:p>18,5325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316" calcext:value-type="float">
            <text:p>1316</text:p>
          </table:table-cell>
          <table:table-cell office:value-type="float" office:value="50.0816" calcext:value-type="float">
            <text:p>50,081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3.1759" calcext:value-type="float">
            <text:p>33,1759</text:p>
          </table:table-cell>
          <table:table-cell office:value-type="float" office:value="6.9193235377969" calcext:value-type="float">
            <text:p>6,9193235377969</text:p>
          </table:table-cell>
          <table:table-cell office:value-type="float" office:value="10" calcext:value-type="float">
            <text:p>10</text:p>
          </table:table-cell>
          <table:table-cell office:value-type="float" office:value="33.1759" calcext:value-type="float">
            <text:p>33,1759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08" calcext:value-type="float">
            <text:p>608</text:p>
          </table:table-cell>
          <table:table-cell office:value-type="float" office:value="68.6569" calcext:value-type="float">
            <text:p>68,6569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1.3256" calcext:value-type="float">
            <text:p>41,3256</text:p>
          </table:table-cell>
          <table:table-cell office:value-type="float" office:value="6.34657116675259" calcext:value-type="float">
            <text:p>6,34657116675259</text:p>
          </table:table-cell>
          <table:table-cell office:value-type="float" office:value="2" calcext:value-type="float">
            <text:p>2</text:p>
          </table:table-cell>
          <table:table-cell office:value-type="float" office:value="41.3256" calcext:value-type="float">
            <text:p>41,3256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53" calcext:value-type="float">
            <text:p>453</text:p>
          </table:table-cell>
          <table:table-cell office:value-type="float" office:value="71.0118" calcext:value-type="float">
            <text:p>71,01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5.1436" calcext:value-type="float">
            <text:p>55,1436</text:p>
          </table:table-cell>
          <table:table-cell office:value-type="float" office:value="16.6526463797256" calcext:value-type="float">
            <text:p>16,6526463797256</text:p>
          </table:table-cell>
          <table:table-cell office:value-type="float" office:value="5" calcext:value-type="float">
            <text:p>5</text:p>
          </table:table-cell>
          <table:table-cell office:value-type="float" office:value="55.1436" calcext:value-type="float">
            <text:p>55,1436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553" calcext:value-type="float">
            <text:p>553</text:p>
          </table:table-cell>
          <table:table-cell office:value-type="float" office:value="75.5883" calcext:value-type="float">
            <text:p>75,588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0.4506" calcext:value-type="float">
            <text:p>50,4506</text:p>
          </table:table-cell>
          <table:table-cell office:value-type="float" office:value="8.6000310862513" calcext:value-type="float">
            <text:p>8,6000310862513</text:p>
          </table:table-cell>
          <table:table-cell office:value-type="float" office:value="3" calcext:value-type="float">
            <text:p>3</text:p>
          </table:table-cell>
          <table:table-cell office:value-type="float" office:value="50.4506" calcext:value-type="float">
            <text:p>50,4506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9" calcext:value-type="float">
            <text:p>179</text:p>
          </table:table-cell>
          <table:table-cell office:value-type="float" office:value="45.8008" calcext:value-type="float">
            <text:p>45,800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1.9737" calcext:value-type="float">
            <text:p>31,9737</text:p>
          </table:table-cell>
          <table:table-cell office:value-type="float" office:value="12.1263903878567" calcext:value-type="float">
            <text:p>12,1263903878567</text:p>
          </table:table-cell>
          <table:table-cell office:value-type="float" office:value="15" calcext:value-type="float">
            <text:p>15</text:p>
          </table:table-cell>
          <table:table-cell office:value-type="float" office:value="31.9737" calcext:value-type="float">
            <text:p>31,9737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047" calcext:value-type="float">
            <text:p>1047</text:p>
          </table:table-cell>
          <table:table-cell office:value-type="float" office:value="55.1484" calcext:value-type="float">
            <text:p>55,148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4.1219" calcext:value-type="float">
            <text:p>54,1219</text:p>
          </table:table-cell>
          <table:table-cell office:value-type="float" office:value="7.08928026397314" calcext:value-type="float">
            <text:p>7,08928026397314</text:p>
          </table:table-cell>
          <table:table-cell office:value-type="float" office:value="9" calcext:value-type="float">
            <text:p>9</text:p>
          </table:table-cell>
          <table:table-cell office:value-type="float" office:value="54.1219" calcext:value-type="float">
            <text:p>54,1219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289" calcext:value-type="float">
            <text:p>1289</text:p>
          </table:table-cell>
          <table:table-cell office:value-type="float" office:value="58.3169" calcext:value-type="float">
            <text:p>58,316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8.1539" calcext:value-type="float">
            <text:p>58,1539</text:p>
          </table:table-cell>
          <table:table-cell office:value-type="float" office:value="30.9105592845232" calcext:value-type="float">
            <text:p>30,9105592845232</text:p>
          </table:table-cell>
          <table:table-cell office:value-type="float" office:value="7" calcext:value-type="float">
            <text:p>7</text:p>
          </table:table-cell>
          <table:table-cell office:value-type="float" office:value="58.1539" calcext:value-type="float">
            <text:p>58,1539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04" calcext:value-type="float">
            <text:p>404</text:p>
          </table:table-cell>
          <table:table-cell office:value-type="float" office:value="61.8611" calcext:value-type="float">
            <text:p>61,86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5.5371" calcext:value-type="float">
            <text:p>55,5371</text:p>
          </table:table-cell>
          <table:table-cell office:value-type="float" office:value="15.4600825116935" calcext:value-type="float">
            <text:p>15,4600825116935</text:p>
          </table:table-cell>
          <table:table-cell office:value-type="float" office:value="5" calcext:value-type="float">
            <text:p>5</text:p>
          </table:table-cell>
          <table:table-cell office:value-type="float" office:value="55.5371" calcext:value-type="float">
            <text:p>55,5371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94" calcext:value-type="float">
            <text:p>194</text:p>
          </table:table-cell>
          <table:table-cell office:value-type="float" office:value="49.3408" calcext:value-type="float">
            <text:p>49,340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4.28" calcext:value-type="float">
            <text:p>44,28</text:p>
          </table:table-cell>
          <table:table-cell office:value-type="float" office:value="10.0640859053834" calcext:value-type="float">
            <text:p>10,0640859053834</text:p>
          </table:table-cell>
          <table:table-cell office:value-type="float" office:value="8" calcext:value-type="float">
            <text:p>8</text:p>
          </table:table-cell>
          <table:table-cell office:value-type="float" office:value="44.28" calcext:value-type="float">
            <text:p>44,28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40" calcext:value-type="float">
            <text:p>640</text:p>
          </table:table-cell>
          <table:table-cell office:value-type="float" office:value="33.9254" calcext:value-type="float">
            <text:p>33,925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0.6649" calcext:value-type="float">
            <text:p>20,6649</text:p>
          </table:table-cell>
          <table:table-cell office:value-type="float" office:value="12.760144132397" calcext:value-type="float">
            <text:p>12,760144132397</text:p>
          </table:table-cell>
          <table:table-cell office:value-type="float" office:value="36" calcext:value-type="float">
            <text:p>36</text:p>
          </table:table-cell>
          <table:table-cell office:value-type="float" office:value="20.6649" calcext:value-type="float">
            <text:p>20,6649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3000" calcext:value-type="float">
            <text:p>3000</text:p>
          </table:table-cell>
          <table:table-cell office:value-type="float" office:value="1373" calcext:value-type="float">
            <text:p>1373</text:p>
          </table:table-cell>
          <table:table-cell office:value-type="float" office:value="37.8529" calcext:value-type="float">
            <text:p>37,852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6.8744" calcext:value-type="float">
            <text:p>26,8744</text:p>
          </table:table-cell>
          <table:table-cell office:value-type="float" office:value="16.9401847793738" calcext:value-type="float">
            <text:p>16,9401847793738</text:p>
          </table:table-cell>
          <table:table-cell office:value-type="float" office:value="48" calcext:value-type="float">
            <text:p>48</text:p>
          </table:table-cell>
          <table:table-cell office:value-type="float" office:value="26.8744" calcext:value-type="float">
            <text:p>26,8744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969" calcext:value-type="float">
            <text:p>1969</text:p>
          </table:table-cell>
          <table:table-cell office:value-type="float" office:value="30.2162" calcext:value-type="float">
            <text:p>30,216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0.8729" calcext:value-type="float">
            <text:p>10,8729</text:p>
          </table:table-cell>
          <table:table-cell office:value-type="float" office:value="6.12975819176444" calcext:value-type="float">
            <text:p>6,12975819176444</text:p>
          </table:table-cell>
          <table:table-cell office:value-type="float" office:value="123" calcext:value-type="float">
            <text:p>123</text:p>
          </table:table-cell>
          <table:table-cell office:value-type="float" office:value="10.8729" calcext:value-type="float">
            <text:p>10,8729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91" calcext:value-type="float">
            <text:p>791</text:p>
          </table:table-cell>
          <table:table-cell office:value-type="float" office:value="34.3048" calcext:value-type="float">
            <text:p>34,304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0.9884" calcext:value-type="float">
            <text:p>10,9884</text:p>
          </table:table-cell>
          <table:table-cell office:value-type="float" office:value="6.12051685597265" calcext:value-type="float">
            <text:p>6,12051685597265</text:p>
          </table:table-cell>
          <table:table-cell office:value-type="float" office:value="47" calcext:value-type="float">
            <text:p>47</text:p>
          </table:table-cell>
          <table:table-cell office:value-type="float" office:value="10.9884" calcext:value-type="float">
            <text:p>10,9884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89" calcext:value-type="float">
            <text:p>689</text:p>
          </table:table-cell>
          <table:table-cell office:value-type="float" office:value="8.5003" calcext:value-type="float">
            <text:p>8,5003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4.7487" calcext:value-type="float">
            <text:p>4,7487</text:p>
          </table:table-cell>
          <table:table-cell office:value-type="float" office:value="12.5009812599428" calcext:value-type="float">
            <text:p>12,5009812599428</text:p>
          </table:table-cell>
          <table:table-cell office:value-type="float" office:value="217" calcext:value-type="float">
            <text:p>217</text:p>
          </table:table-cell>
          <table:table-cell office:value-type="float" office:value="4.7487" calcext:value-type="float">
            <text:p>4,7487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871" calcext:value-type="float">
            <text:p>1871</text:p>
          </table:table-cell>
          <table:table-cell office:value-type="float" office:value="19.2985" calcext:value-type="float">
            <text:p>19,2985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9.6259" calcext:value-type="float">
            <text:p>9,6259</text:p>
          </table:table-cell>
          <table:table-cell office:value-type="float" office:value="7.75735641716233" calcext:value-type="float">
            <text:p>7,75735641716233</text:p>
          </table:table-cell>
          <table:table-cell office:value-type="float" office:value="147" calcext:value-type="float">
            <text:p>147</text:p>
          </table:table-cell>
          <table:table-cell office:value-type="float" office:value="9.6259" calcext:value-type="float">
            <text:p>9,6259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986" calcext:value-type="float">
            <text:p>1986</text:p>
          </table:table-cell>
          <table:table-cell office:value-type="float" office:value="34.1078" calcext:value-type="float">
            <text:p>34,1078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5.8447" calcext:value-type="float">
            <text:p>15,8447</text:p>
          </table:table-cell>
          <table:table-cell office:value-type="float" office:value="5.11728740732662" calcext:value-type="float">
            <text:p>5,11728740732662</text:p>
          </table:table-cell>
          <table:table-cell office:value-type="float" office:value="74" calcext:value-type="float">
            <text:p>74</text:p>
          </table:table-cell>
          <table:table-cell office:value-type="float" office:value="15.8447" calcext:value-type="float">
            <text:p>15,8447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86" calcext:value-type="float">
            <text:p>1286</text:p>
          </table:table-cell>
          <table:table-cell office:value-type="float" office:value="18.7573" calcext:value-type="float">
            <text:p>18,7573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7.2798" calcext:value-type="float">
            <text:p>7,2798</text:p>
          </table:table-cell>
          <table:table-cell office:value-type="float" office:value="56.347389925831" calcext:value-type="float">
            <text:p>56,347389925831</text:p>
          </table:table-cell>
          <table:table-cell office:value-type="float" office:value="188" calcext:value-type="float">
            <text:p>188</text:p>
          </table:table-cell>
          <table:table-cell office:value-type="float" office:value="7.2798" calcext:value-type="float">
            <text:p>7,2798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32" calcext:value-type="float">
            <text:p>532</text:p>
          </table:table-cell>
          <table:table-cell office:value-type="float" office:value="38.7515" calcext:value-type="float">
            <text:p>38,751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2.1542" calcext:value-type="float">
            <text:p>22,1542</text:p>
          </table:table-cell>
          <table:table-cell office:value-type="float" office:value="10.0271120067011" calcext:value-type="float">
            <text:p>10,0271120067011</text:p>
          </table:table-cell>
          <table:table-cell office:value-type="float" office:value="32" calcext:value-type="float">
            <text:p>32</text:p>
          </table:table-cell>
          <table:table-cell office:value-type="float" office:value="22.1542" calcext:value-type="float">
            <text:p>22,1542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084" calcext:value-type="float">
            <text:p>1084</text:p>
          </table:table-cell>
          <table:table-cell office:value-type="float" office:value="42.1903" calcext:value-type="float">
            <text:p>42,190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8.128" calcext:value-type="float">
            <text:p>28,128</text:p>
          </table:table-cell>
          <table:table-cell office:value-type="float" office:value="36.0127607670297" calcext:value-type="float">
            <text:p>36,0127607670297</text:p>
          </table:table-cell>
          <table:table-cell office:value-type="float" office:value="20" calcext:value-type="float">
            <text:p>20</text:p>
          </table:table-cell>
          <table:table-cell office:value-type="float" office:value="28.128" calcext:value-type="float">
            <text:p>28,128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14.2386" calcext:value-type="float">
            <text:p>14,2386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6.3156" calcext:value-type="float">
            <text:p>6,3156</text:p>
          </table:table-cell>
          <table:table-cell office:value-type="float" office:value="8.1810861260211" calcext:value-type="float">
            <text:p>8,1810861260211</text:p>
          </table:table-cell>
          <table:table-cell office:value-type="float" office:value="176" calcext:value-type="float">
            <text:p>176</text:p>
          </table:table-cell>
          <table:table-cell office:value-type="float" office:value="6.3156" calcext:value-type="float">
            <text:p>6,3156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1821" calcext:value-type="float">
            <text:p>1821</text:p>
          </table:table-cell>
          <table:table-cell office:value-type="float" office:value="36.8928" calcext:value-type="float">
            <text:p>36,892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2.0384" calcext:value-type="float">
            <text:p>22,0384</text:p>
          </table:table-cell>
          <table:table-cell office:value-type="float" office:value="7.72537172927795" calcext:value-type="float">
            <text:p>7,72537172927795</text:p>
          </table:table-cell>
          <table:table-cell office:value-type="float" office:value="48" calcext:value-type="float">
            <text:p>48</text:p>
          </table:table-cell>
          <table:table-cell office:value-type="float" office:value="22.0384" calcext:value-type="float">
            <text:p>22,0384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3161" calcext:value-type="float">
            <text:p>3161</text:p>
          </table:table-cell>
          <table:table-cell office:value-type="float" office:value="16.9193" calcext:value-type="float">
            <text:p>16,9193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0.4723" calcext:value-type="float">
            <text:p>10,4723</text:p>
          </table:table-cell>
          <table:table-cell office:value-type="float" office:value="13.4522914423033" calcext:value-type="float">
            <text:p>13,4522914423033</text:p>
          </table:table-cell>
          <table:table-cell office:value-type="float" office:value="179" calcext:value-type="float">
            <text:p>179</text:p>
          </table:table-cell>
          <table:table-cell office:value-type="float" office:value="10.4723" calcext:value-type="float">
            <text:p>10,4723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175" calcext:value-type="float">
            <text:p>1175</text:p>
          </table:table-cell>
          <table:table-cell office:value-type="float" office:value="34.5004" calcext:value-type="float">
            <text:p>34,5004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4.6732" calcext:value-type="float">
            <text:p>14,6732</text:p>
          </table:table-cell>
          <table:table-cell office:value-type="float" office:value="11.210190514652" calcext:value-type="float">
            <text:p>11,210190514652</text:p>
          </table:table-cell>
          <table:table-cell office:value-type="float" office:value="42" calcext:value-type="float">
            <text:p>42</text:p>
          </table:table-cell>
          <table:table-cell office:value-type="float" office:value="14.6732" calcext:value-type="float">
            <text:p>14,6732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413" calcext:value-type="float">
            <text:p>1413</text:p>
          </table:table-cell>
          <table:table-cell office:value-type="float" office:value="37.4793" calcext:value-type="float">
            <text:p>37,479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7.8754" calcext:value-type="float">
            <text:p>17,8754</text:p>
          </table:table-cell>
          <table:table-cell office:value-type="float" office:value="27.0808312017801" calcext:value-type="float">
            <text:p>27,0808312017801</text:p>
          </table:table-cell>
          <table:table-cell office:value-type="float" office:value="46" calcext:value-type="float">
            <text:p>46</text:p>
          </table:table-cell>
          <table:table-cell office:value-type="float" office:value="17.8754" calcext:value-type="float">
            <text:p>17,8754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42" calcext:value-type="float">
            <text:p>3,542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0384" calcext:value-type="float">
            <text:p>0,0384</text:p>
          </table:table-cell>
          <table:table-cell office:value-type="float" office:value="5.91508928504042" calcext:value-type="float">
            <text:p>5,91508928504042</text:p>
          </table:table-cell>
          <table:table-cell office:value-type="float" office:value="2105" calcext:value-type="float">
            <text:p>2105</text:p>
          </table:table-cell>
          <table:table-cell office:value-type="float" office:value="0.0279" calcext:value-type="float">
            <text:p>0,0279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75" calcext:value-type="float">
            <text:p>675</text:p>
          </table:table-cell>
          <table:table-cell office:value-type="float" office:value="35.7443" calcext:value-type="float">
            <text:p>35,744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8.0035" calcext:value-type="float">
            <text:p>28,0035</text:p>
          </table:table-cell>
          <table:table-cell office:value-type="float" office:value="23.4441824097114" calcext:value-type="float">
            <text:p>23,4441824097114</text:p>
          </table:table-cell>
          <table:table-cell office:value-type="float" office:value="19" calcext:value-type="float">
            <text:p>19</text:p>
          </table:table-cell>
          <table:table-cell office:value-type="float" office:value="28.0035" calcext:value-type="float">
            <text:p>28,0035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551" calcext:value-type="float">
            <text:p>551</text:p>
          </table:table-cell>
          <table:table-cell office:value-type="float" office:value="50.1548" calcext:value-type="float">
            <text:p>50,15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4.0548" calcext:value-type="float">
            <text:p>44,0548</text:p>
          </table:table-cell>
          <table:table-cell office:value-type="float" office:value="4.1963428004475" calcext:value-type="float">
            <text:p>4,1963428004475</text:p>
          </table:table-cell>
          <table:table-cell office:value-type="float" office:value="12" calcext:value-type="float">
            <text:p>12</text:p>
          </table:table-cell>
          <table:table-cell office:value-type="float" office:value="44.0548" calcext:value-type="float">
            <text:p>44,0548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036" calcext:value-type="float">
            <text:p>1036</text:p>
          </table:table-cell>
          <table:table-cell office:value-type="float" office:value="55.4634" calcext:value-type="float">
            <text:p>55,46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.9926" calcext:value-type="float">
            <text:p>55,9926</text:p>
          </table:table-cell>
          <table:table-cell office:value-type="float" office:value="25.0208245519427" calcext:value-type="float">
            <text:p>25,0208245519427</text:p>
          </table:table-cell>
          <table:table-cell office:value-type="float" office:value="8" calcext:value-type="float">
            <text:p>8</text:p>
          </table:table-cell>
          <table:table-cell office:value-type="float" office:value="55.4634" calcext:value-type="float">
            <text:p>55,4634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94" calcext:value-type="float">
            <text:p>594</text:p>
          </table:table-cell>
          <table:table-cell office:value-type="float" office:value="26.8291" calcext:value-type="float">
            <text:p>26,829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9.7631" calcext:value-type="float">
            <text:p>19,7631</text:p>
          </table:table-cell>
          <table:table-cell office:value-type="float" office:value="45.8392294170661" calcext:value-type="float">
            <text:p>45,8392294170661</text:p>
          </table:table-cell>
          <table:table-cell office:value-type="float" office:value="58" calcext:value-type="float">
            <text:p>58</text:p>
          </table:table-cell>
          <table:table-cell office:value-type="float" office:value="19.7631" calcext:value-type="float">
            <text:p>19,7631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609" calcext:value-type="float">
            <text:p>609</text:p>
          </table:table-cell>
          <table:table-cell office:value-type="float" office:value="29.8271" calcext:value-type="float">
            <text:p>29,827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.6337" calcext:value-type="float">
            <text:p>20,6337</text:p>
          </table:table-cell>
          <table:table-cell office:value-type="float" office:value="5.70794541557643" calcext:value-type="float">
            <text:p>5,70794541557643</text:p>
          </table:table-cell>
          <table:table-cell office:value-type="float" office:value="31" calcext:value-type="float">
            <text:p>31</text:p>
          </table:table-cell>
          <table:table-cell office:value-type="float" office:value="20.6337" calcext:value-type="float">
            <text:p>20,6337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049" calcext:value-type="float">
            <text:p>1049</text:p>
          </table:table-cell>
          <table:table-cell office:value-type="float" office:value="43.8732" calcext:value-type="float">
            <text:p>43,873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8.5173" calcext:value-type="float">
            <text:p>18,5173</text:p>
          </table:table-cell>
          <table:table-cell office:value-type="float" office:value="6.36888404138077" calcext:value-type="float">
            <text:p>6,36888404138077</text:p>
          </table:table-cell>
          <table:table-cell office:value-type="float" office:value="69" calcext:value-type="float">
            <text:p>69</text:p>
          </table:table-cell>
          <table:table-cell office:value-type="float" office:value="18.5173" calcext:value-type="float">
            <text:p>18,5173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313" calcext:value-type="float">
            <text:p>2313</text:p>
          </table:table-cell>
          <table:table-cell office:value-type="float" office:value="21.7571" calcext:value-type="float">
            <text:p>21,7571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6.6748" calcext:value-type="float">
            <text:p>6,6748</text:p>
          </table:table-cell>
          <table:table-cell office:value-type="float" office:value="26.6732318607831" calcext:value-type="float">
            <text:p>26,6732318607831</text:p>
          </table:table-cell>
          <table:table-cell office:value-type="float" office:value="163" calcext:value-type="float">
            <text:p>163</text:p>
          </table:table-cell>
          <table:table-cell office:value-type="float" office:value="6.6748" calcext:value-type="float">
            <text:p>6,6748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128" calcext:value-type="float">
            <text:p>1128</text:p>
          </table:table-cell>
          <table:table-cell office:value-type="float" office:value="57.1282" calcext:value-type="float">
            <text:p>57,128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6.7447" calcext:value-type="float">
            <text:p>56,7447</text:p>
          </table:table-cell>
          <table:table-cell office:value-type="float" office:value="10.8394390597216" calcext:value-type="float">
            <text:p>10,8394390597216</text:p>
          </table:table-cell>
          <table:table-cell office:value-type="float" office:value="8" calcext:value-type="float">
            <text:p>8</text:p>
          </table:table-cell>
          <table:table-cell office:value-type="float" office:value="56.7447" calcext:value-type="float">
            <text:p>56,7447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30.6618" calcext:value-type="float">
            <text:p>30,661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.4634" calcext:value-type="float">
            <text:p>13,4634</text:p>
          </table:table-cell>
          <table:table-cell office:value-type="float" office:value="7.6507851102466" calcext:value-type="float">
            <text:p>7,6507851102466</text:p>
          </table:table-cell>
          <table:table-cell office:value-type="float" office:value="30" calcext:value-type="float">
            <text:p>30</text:p>
          </table:table-cell>
          <table:table-cell office:value-type="float" office:value="13.4634" calcext:value-type="float">
            <text:p>13,4634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832" calcext:value-type="float">
            <text:p>1832</text:p>
          </table:table-cell>
          <table:table-cell office:value-type="float" office:value="37.9964" calcext:value-type="float">
            <text:p>37,996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.6012" calcext:value-type="float">
            <text:p>20,6012</text:p>
          </table:table-cell>
          <table:table-cell office:value-type="float" office:value="8.82101236929366" calcext:value-type="float">
            <text:p>8,82101236929366</text:p>
          </table:table-cell>
          <table:table-cell office:value-type="float" office:value="34" calcext:value-type="float">
            <text:p>34</text:p>
          </table:table-cell>
          <table:table-cell office:value-type="float" office:value="20.6012" calcext:value-type="float">
            <text:p>20,6012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2900" calcext:value-type="float">
            <text:p>2900</text:p>
          </table:table-cell>
          <table:table-cell office:value-type="float" office:value="1952" calcext:value-type="float">
            <text:p>1952</text:p>
          </table:table-cell>
          <table:table-cell office:value-type="float" office:value="43.2486" calcext:value-type="float">
            <text:p>43,248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2.8049" calcext:value-type="float">
            <text:p>42,8049</text:p>
          </table:table-cell>
          <table:table-cell office:value-type="float" office:value="6.77450632634137" calcext:value-type="float">
            <text:p>6,77450632634137</text:p>
          </table:table-cell>
          <table:table-cell office:value-type="float" office:value="29" calcext:value-type="float">
            <text:p>29</text:p>
          </table:table-cell>
          <table:table-cell office:value-type="float" office:value="42.8049" calcext:value-type="float">
            <text:p>42,8049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2184" calcext:value-type="float">
            <text:p>2184</text:p>
          </table:table-cell>
          <table:table-cell office:value-type="float" office:value="32.4666" calcext:value-type="float">
            <text:p>32,4666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9.3835" calcext:value-type="float">
            <text:p>19,3835</text:p>
          </table:table-cell>
          <table:table-cell office:value-type="float" office:value="11.7677929638806" calcext:value-type="float">
            <text:p>11,7677929638806</text:p>
          </table:table-cell>
          <table:table-cell office:value-type="float" office:value="29" calcext:value-type="float">
            <text:p>29</text:p>
          </table:table-cell>
          <table:table-cell office:value-type="float" office:value="19.3835" calcext:value-type="float">
            <text:p>19,3835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66" calcext:value-type="float">
            <text:p>166</text:p>
          </table:table-cell>
          <table:table-cell office:value-type="float" office:value="76.1421" calcext:value-type="float">
            <text:p>76,142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3.6573" calcext:value-type="float">
            <text:p>33,6573</text:p>
          </table:table-cell>
          <table:table-cell office:value-type="float" office:value="11.7094790730622" calcext:value-type="float">
            <text:p>11,7094790730622</text:p>
          </table:table-cell>
          <table:table-cell office:value-type="float" office:value="2" calcext:value-type="float">
            <text:p>2</text:p>
          </table:table-cell>
          <table:table-cell office:value-type="float" office:value="33.6573" calcext:value-type="float">
            <text:p>33,6573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2900" calcext:value-type="float">
            <text:p>2900</text:p>
          </table:table-cell>
          <table:table-cell office:value-type="float" office:value="1429" calcext:value-type="float">
            <text:p>1429</text:p>
          </table:table-cell>
          <table:table-cell office:value-type="float" office:value="53.0898" calcext:value-type="float">
            <text:p>53,089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20.8506" calcext:value-type="float">
            <text:p>20,8506</text:p>
          </table:table-cell>
          <table:table-cell office:value-type="float" office:value="21.2876457629381" calcext:value-type="float">
            <text:p>21,2876457629381</text:p>
          </table:table-cell>
          <table:table-cell office:value-type="float" office:value="37" calcext:value-type="float">
            <text:p>37</text:p>
          </table:table-cell>
          <table:table-cell office:value-type="float" office:value="20.8506" calcext:value-type="float">
            <text:p>20,8506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1131" calcext:value-type="float">
            <text:p>1131</text:p>
          </table:table-cell>
          <table:table-cell office:value-type="float" office:value="38.4913" calcext:value-type="float">
            <text:p>38,491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1.1501" calcext:value-type="float">
            <text:p>31,1501</text:p>
          </table:table-cell>
          <table:table-cell office:value-type="float" office:value="116.188665625529" calcext:value-type="float">
            <text:p>116,188665625529</text:p>
          </table:table-cell>
          <table:table-cell office:value-type="float" office:value="20" calcext:value-type="float">
            <text:p>20</text:p>
          </table:table-cell>
          <table:table-cell office:value-type="float" office:value="31.1501" calcext:value-type="float">
            <text:p>31,1501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010" calcext:value-type="float">
            <text:p>1010</text:p>
          </table:table-cell>
          <table:table-cell office:value-type="float" office:value="38.6378" calcext:value-type="float">
            <text:p>38,637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8.6272" calcext:value-type="float">
            <text:p>38,6272</text:p>
          </table:table-cell>
          <table:table-cell office:value-type="float" office:value="5.33790056606756" calcext:value-type="float">
            <text:p>5,33790056606756</text:p>
          </table:table-cell>
          <table:table-cell office:value-type="float" office:value="24" calcext:value-type="float">
            <text:p>24</text:p>
          </table:table-cell>
          <table:table-cell office:value-type="float" office:value="38.6272" calcext:value-type="float">
            <text:p>38,6272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703" calcext:value-type="float">
            <text:p>703</text:p>
          </table:table-cell>
          <table:table-cell office:value-type="float" office:value="56.2938" calcext:value-type="float">
            <text:p>56,293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6.8035" calcext:value-type="float">
            <text:p>36,8035</text:p>
          </table:table-cell>
          <table:table-cell office:value-type="float" office:value="10.1436650165881" calcext:value-type="float">
            <text:p>10,1436650165881</text:p>
          </table:table-cell>
          <table:table-cell office:value-type="float" office:value="16" calcext:value-type="float">
            <text:p>16</text:p>
          </table:table-cell>
          <table:table-cell office:value-type="float" office:value="36.8035" calcext:value-type="float">
            <text:p>36,8035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731" calcext:value-type="float">
            <text:p>5731</text:p>
          </table:table-cell>
          <table:table-cell office:value-type="float" office:value="7.6987" calcext:value-type="float">
            <text:p>7,6987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2.1662" calcext:value-type="float">
            <text:p>2,1662</text:p>
          </table:table-cell>
          <table:table-cell office:value-type="float" office:value="12.8928819049739" calcext:value-type="float">
            <text:p>12,8928819049739</text:p>
          </table:table-cell>
          <table:table-cell office:value-type="float" office:value="1499" calcext:value-type="float">
            <text:p>1499</text:p>
          </table:table-cell>
          <table:table-cell office:value-type="float" office:value="2.1662" calcext:value-type="float">
            <text:p>2,1662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1756" calcext:value-type="float">
            <text:p>1756</text:p>
          </table:table-cell>
          <table:table-cell office:value-type="float" office:value="32.2768" calcext:value-type="float">
            <text:p>32,27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1.4289" calcext:value-type="float">
            <text:p>21,4289</text:p>
          </table:table-cell>
          <table:table-cell office:value-type="float" office:value="10.8151265213446" calcext:value-type="float">
            <text:p>10,8151265213446</text:p>
          </table:table-cell>
          <table:table-cell office:value-type="float" office:value="27" calcext:value-type="float">
            <text:p>27</text:p>
          </table:table-cell>
          <table:table-cell office:value-type="float" office:value="21.4289" calcext:value-type="float">
            <text:p>21,4289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2352" calcext:value-type="float">
            <text:p>2352</text:p>
          </table:table-cell>
          <table:table-cell office:value-type="float" office:value="47.7597" calcext:value-type="float">
            <text:p>47,7597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22.273" calcext:value-type="float">
            <text:p>22,273</text:p>
          </table:table-cell>
          <table:table-cell office:value-type="float" office:value="13.6728185136565" calcext:value-type="float">
            <text:p>13,6728185136565</text:p>
          </table:table-cell>
          <table:table-cell office:value-type="float" office:value="38" calcext:value-type="float">
            <text:p>38</text:p>
          </table:table-cell>
          <table:table-cell office:value-type="float" office:value="22.273" calcext:value-type="float">
            <text:p>22,273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517" calcext:value-type="float">
            <text:p>3,8517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3095" calcext:value-type="float">
            <text:p>0,3095</text:p>
          </table:table-cell>
          <table:table-cell office:value-type="float" office:value="5.5681151433856" calcext:value-type="float">
            <text:p>5,5681151433856</text:p>
          </table:table-cell>
          <table:table-cell office:value-type="float" office:value="865" calcext:value-type="float">
            <text:p>865</text:p>
          </table:table-cell>
          <table:table-cell office:value-type="float" office:value="0.3095" calcext:value-type="float">
            <text:p>0,3095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89" calcext:value-type="float">
            <text:p>889</text:p>
          </table:table-cell>
          <table:table-cell office:value-type="float" office:value="51.7998" calcext:value-type="float">
            <text:p>51,799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2.9084" calcext:value-type="float">
            <text:p>12,9084</text:p>
          </table:table-cell>
          <table:table-cell office:value-type="float" office:value="23.7968575046979" calcext:value-type="float">
            <text:p>23,7968575046979</text:p>
          </table:table-cell>
          <table:table-cell office:value-type="float" office:value="22" calcext:value-type="float">
            <text:p>22</text:p>
          </table:table-cell>
          <table:table-cell office:value-type="float" office:value="12.9084" calcext:value-type="float">
            <text:p>12,9084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8.3555" calcext:value-type="float">
            <text:p>8,3555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66" calcext:value-type="float">
            <text:p>0,66</text:p>
          </table:table-cell>
          <table:table-cell office:value-type="float" office:value="13.4394574524566" calcext:value-type="float">
            <text:p>13,4394574524566</text:p>
          </table:table-cell>
          <table:table-cell office:value-type="float" office:value="572" calcext:value-type="float">
            <text:p>57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464" calcext:value-type="float">
            <text:p>464</text:p>
          </table:table-cell>
          <table:table-cell office:value-type="float" office:value="57.0742" calcext:value-type="float">
            <text:p>57,074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1.9953" calcext:value-type="float">
            <text:p>31,9953</text:p>
          </table:table-cell>
          <table:table-cell office:value-type="float" office:value="30.3516298021573" calcext:value-type="float">
            <text:p>30,3516298021573</text:p>
          </table:table-cell>
          <table:table-cell office:value-type="float" office:value="12" calcext:value-type="float">
            <text:p>12</text:p>
          </table:table-cell>
          <table:table-cell office:value-type="float" office:value="31.9953" calcext:value-type="float">
            <text:p>31,9953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18" calcext:value-type="float">
            <text:p>518</text:p>
          </table:table-cell>
          <table:table-cell office:value-type="float" office:value="37.3885" calcext:value-type="float">
            <text:p>37,388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2.5998" calcext:value-type="float">
            <text:p>32,5998</text:p>
          </table:table-cell>
          <table:table-cell office:value-type="float" office:value="8.50427190484365" calcext:value-type="float">
            <text:p>8,50427190484365</text:p>
          </table:table-cell>
          <table:table-cell office:value-type="float" office:value="27" calcext:value-type="float">
            <text:p>27</text:p>
          </table:table-cell>
          <table:table-cell office:value-type="float" office:value="32.5998" calcext:value-type="float">
            <text:p>32,5998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35" calcext:value-type="float">
            <text:p>735</text:p>
          </table:table-cell>
          <table:table-cell office:value-type="float" office:value="27.7493" calcext:value-type="float">
            <text:p>27,749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4.832" calcext:value-type="float">
            <text:p>14,832</text:p>
          </table:table-cell>
          <table:table-cell office:value-type="float" office:value="24.0142666429008" calcext:value-type="float">
            <text:p>24,0142666429008</text:p>
          </table:table-cell>
          <table:table-cell office:value-type="float" office:value="150" calcext:value-type="float">
            <text:p>150</text:p>
          </table:table-cell>
          <table:table-cell office:value-type="float" office:value="14.832" calcext:value-type="float">
            <text:p>14,832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49.5154" calcext:value-type="float">
            <text:p>49,515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9.3519" calcext:value-type="float">
            <text:p>29,3519</text:p>
          </table:table-cell>
          <table:table-cell office:value-type="float" office:value="13.9572829194386" calcext:value-type="float">
            <text:p>13,9572829194386</text:p>
          </table:table-cell>
          <table:table-cell office:value-type="float" office:value="16" calcext:value-type="float">
            <text:p>16</text:p>
          </table:table-cell>
          <table:table-cell office:value-type="float" office:value="29.3519" calcext:value-type="float">
            <text:p>29,3519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038" calcext:value-type="float">
            <text:p>1038</text:p>
          </table:table-cell>
          <table:table-cell office:value-type="float" office:value="52.2026" calcext:value-type="float">
            <text:p>52,202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1.78" calcext:value-type="float">
            <text:p>51,78</text:p>
          </table:table-cell>
          <table:table-cell office:value-type="float" office:value="17.7992592659909" calcext:value-type="float">
            <text:p>17,7992592659909</text:p>
          </table:table-cell>
          <table:table-cell office:value-type="float" office:value="15" calcext:value-type="float">
            <text:p>15</text:p>
          </table:table-cell>
          <table:table-cell office:value-type="float" office:value="51.78" calcext:value-type="float">
            <text:p>51,78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1802" calcext:value-type="float">
            <text:p>1802</text:p>
          </table:table-cell>
          <table:table-cell office:value-type="float" office:value="41.3085" calcext:value-type="float">
            <text:p>41,3085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3.7676" calcext:value-type="float">
            <text:p>33,7676</text:p>
          </table:table-cell>
          <table:table-cell office:value-type="float" office:value="32.5273887592229" calcext:value-type="float">
            <text:p>32,5273887592229</text:p>
          </table:table-cell>
          <table:table-cell office:value-type="float" office:value="16" calcext:value-type="float">
            <text:p>16</text:p>
          </table:table-cell>
          <table:table-cell office:value-type="float" office:value="33.7676" calcext:value-type="float">
            <text:p>33,7676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127" calcext:value-type="float">
            <text:p>1127</text:p>
          </table:table-cell>
          <table:table-cell office:value-type="float" office:value="39.6179" calcext:value-type="float">
            <text:p>39,617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5.185" calcext:value-type="float">
            <text:p>35,185</text:p>
          </table:table-cell>
          <table:table-cell office:value-type="float" office:value="31.6918670113735" calcext:value-type="float">
            <text:p>31,6918670113735</text:p>
          </table:table-cell>
          <table:table-cell office:value-type="float" office:value="35" calcext:value-type="float">
            <text:p>35</text:p>
          </table:table-cell>
          <table:table-cell office:value-type="float" office:value="35.185" calcext:value-type="float">
            <text:p>35,185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39" calcext:value-type="float">
            <text:p>839</text:p>
          </table:table-cell>
          <table:table-cell office:value-type="float" office:value="30.5745" calcext:value-type="float">
            <text:p>30,5745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5.2495" calcext:value-type="float">
            <text:p>15,2495</text:p>
          </table:table-cell>
          <table:table-cell office:value-type="float" office:value="6.22231123799423" calcext:value-type="float">
            <text:p>6,22231123799423</text:p>
          </table:table-cell>
          <table:table-cell office:value-type="float" office:value="108" calcext:value-type="float">
            <text:p>108</text:p>
          </table:table-cell>
          <table:table-cell office:value-type="float" office:value="15.2495" calcext:value-type="float">
            <text:p>15,2495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90" calcext:value-type="float">
            <text:p>490</text:p>
          </table:table-cell>
          <table:table-cell office:value-type="float" office:value="43.0085" calcext:value-type="float">
            <text:p>43,008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2.2168" calcext:value-type="float">
            <text:p>42,2168</text:p>
          </table:table-cell>
          <table:table-cell office:value-type="float" office:value="5.54426552475735" calcext:value-type="float">
            <text:p>5,54426552475735</text:p>
          </table:table-cell>
          <table:table-cell office:value-type="float" office:value="15" calcext:value-type="float">
            <text:p>15</text:p>
          </table:table-cell>
          <table:table-cell office:value-type="float" office:value="42.2168" calcext:value-type="float">
            <text:p>42,2168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715" calcext:value-type="float">
            <text:p>715</text:p>
          </table:table-cell>
          <table:table-cell office:value-type="float" office:value="53.3667" calcext:value-type="float">
            <text:p>53,3667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6.8429" calcext:value-type="float">
            <text:p>36,8429</text:p>
          </table:table-cell>
          <table:table-cell office:value-type="float" office:value="6.94043338784226" calcext:value-type="float">
            <text:p>6,94043338784226</text:p>
          </table:table-cell>
          <table:table-cell office:value-type="float" office:value="14" calcext:value-type="float">
            <text:p>14</text:p>
          </table:table-cell>
          <table:table-cell office:value-type="float" office:value="36.8429" calcext:value-type="float">
            <text:p>36,8429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3600" calcext:value-type="float">
            <text:p>3600</text:p>
          </table:table-cell>
          <table:table-cell office:value-type="float" office:value="2107" calcext:value-type="float">
            <text:p>2107</text:p>
          </table:table-cell>
          <table:table-cell office:value-type="float" office:value="58.3781" calcext:value-type="float">
            <text:p>58,3781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7.3848" calcext:value-type="float">
            <text:p>57,3848</text:p>
          </table:table-cell>
          <table:table-cell office:value-type="float" office:value="11.968393574155" calcext:value-type="float">
            <text:p>11,968393574155</text:p>
          </table:table-cell>
          <table:table-cell office:value-type="float" office:value="9" calcext:value-type="float">
            <text:p>9</text:p>
          </table:table-cell>
          <table:table-cell office:value-type="float" office:value="57.3848" calcext:value-type="float">
            <text:p>57,3848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498" calcext:value-type="float">
            <text:p>1498</text:p>
          </table:table-cell>
          <table:table-cell office:value-type="float" office:value="65.9488" calcext:value-type="float">
            <text:p>65,9488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2.3905" calcext:value-type="float">
            <text:p>32,3905</text:p>
          </table:table-cell>
          <table:table-cell office:value-type="float" office:value="17.6654814710116" calcext:value-type="float">
            <text:p>17,6654814710116</text:p>
          </table:table-cell>
          <table:table-cell office:value-type="float" office:value="9" calcext:value-type="float">
            <text:p>9</text:p>
          </table:table-cell>
          <table:table-cell office:value-type="float" office:value="32.3905" calcext:value-type="float">
            <text:p>32,3905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6767" calcext:value-type="float">
            <text:p>21,676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.2552" calcext:value-type="float">
            <text:p>5,2552</text:p>
          </table:table-cell>
          <table:table-cell office:value-type="float" office:value="4.96720764121783" calcext:value-type="float">
            <text:p>4,96720764121783</text:p>
          </table:table-cell>
          <table:table-cell office:value-type="float" office:value="51" calcext:value-type="float">
            <text:p>51</text:p>
          </table:table-cell>
          <table:table-cell office:value-type="float" office:value="0.2045" calcext:value-type="float">
            <text:p>0,2045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28" calcext:value-type="float">
            <text:p>728</text:p>
          </table:table-cell>
          <table:table-cell office:value-type="float" office:value="30.195" calcext:value-type="float">
            <text:p>30,195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9.6379" calcext:value-type="float">
            <text:p>19,6379</text:p>
          </table:table-cell>
          <table:table-cell office:value-type="float" office:value="10.3889259496142" calcext:value-type="float">
            <text:p>10,3889259496142</text:p>
          </table:table-cell>
          <table:table-cell office:value-type="float" office:value="64" calcext:value-type="float">
            <text:p>64</text:p>
          </table:table-cell>
          <table:table-cell office:value-type="float" office:value="19.6379" calcext:value-type="float">
            <text:p>19,6379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821" calcext:value-type="float">
            <text:p>821</text:p>
          </table:table-cell>
          <table:table-cell office:value-type="float" office:value="45.4997" calcext:value-type="float">
            <text:p>45,499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44.6506" calcext:value-type="float">
            <text:p>44,6506</text:p>
          </table:table-cell>
          <table:table-cell office:value-type="float" office:value="18.8491635531665" calcext:value-type="float">
            <text:p>18,8491635531665</text:p>
          </table:table-cell>
          <table:table-cell office:value-type="float" office:value="13" calcext:value-type="float">
            <text:p>13</text:p>
          </table:table-cell>
          <table:table-cell office:value-type="float" office:value="44.6506" calcext:value-type="float">
            <text:p>44,6506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820" calcext:value-type="float">
            <text:p>820</text:p>
          </table:table-cell>
          <table:table-cell office:value-type="float" office:value="54.426" calcext:value-type="float">
            <text:p>54,426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1.9062" calcext:value-type="float">
            <text:p>21,9062</text:p>
          </table:table-cell>
          <table:table-cell office:value-type="float" office:value="11.6818239934825" calcext:value-type="float">
            <text:p>11,6818239934825</text:p>
          </table:table-cell>
          <table:table-cell office:value-type="float" office:value="24" calcext:value-type="float">
            <text:p>24</text:p>
          </table:table-cell>
          <table:table-cell office:value-type="float" office:value="21.9062" calcext:value-type="float">
            <text:p>21,9062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874" calcext:value-type="float">
            <text:p>874</text:p>
          </table:table-cell>
          <table:table-cell office:value-type="float" office:value="28.8704" calcext:value-type="float">
            <text:p>28,8704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0.4164" calcext:value-type="float">
            <text:p>20,4164</text:p>
          </table:table-cell>
          <table:table-cell office:value-type="float" office:value="9.0847764592787" calcext:value-type="float">
            <text:p>9,0847764592787</text:p>
          </table:table-cell>
          <table:table-cell office:value-type="float" office:value="71" calcext:value-type="float">
            <text:p>71</text:p>
          </table:table-cell>
          <table:table-cell office:value-type="float" office:value="20.4164" calcext:value-type="float">
            <text:p>20,4164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29" calcext:value-type="float">
            <text:p>429</text:p>
          </table:table-cell>
          <table:table-cell office:value-type="float" office:value="28.3289" calcext:value-type="float">
            <text:p>28,3289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8.9138" calcext:value-type="float">
            <text:p>18,9138</text:p>
          </table:table-cell>
          <table:table-cell office:value-type="float" office:value="9.29307395426406" calcext:value-type="float">
            <text:p>9,29307395426406</text:p>
          </table:table-cell>
          <table:table-cell office:value-type="float" office:value="94" calcext:value-type="float">
            <text:p>94</text:p>
          </table:table-cell>
          <table:table-cell office:value-type="float" office:value="18.9138" calcext:value-type="float">
            <text:p>18,9138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13" calcext:value-type="float">
            <text:p>513</text:p>
          </table:table-cell>
          <table:table-cell office:value-type="float" office:value="5.7585" calcext:value-type="float">
            <text:p>5,7585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1.4252" calcext:value-type="float">
            <text:p>1,4252</text:p>
          </table:table-cell>
          <table:table-cell office:value-type="float" office:value="14.5905774584539" calcext:value-type="float">
            <text:p>14,5905774584539</text:p>
          </table:table-cell>
          <table:table-cell office:value-type="float" office:value="740" calcext:value-type="float">
            <text:p>740</text:p>
          </table:table-cell>
          <table:table-cell office:value-type="float" office:value="1.4252" calcext:value-type="float">
            <text:p>1,4252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3.9582" calcext:value-type="float">
            <text:p>3,9582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0.2961" calcext:value-type="float">
            <text:p>0,2961</text:p>
          </table:table-cell>
          <table:table-cell office:value-type="float" office:value="15.8922266741552" calcext:value-type="float">
            <text:p>15,8922266741552</text:p>
          </table:table-cell>
          <table:table-cell office:value-type="float" office:value="834" calcext:value-type="float">
            <text:p>834</text:p>
          </table:table-cell>
          <table:table-cell office:value-type="float" office:value="0.1186" calcext:value-type="float">
            <text:p>0,1186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116" calcext:value-type="float">
            <text:p>1116</text:p>
          </table:table-cell>
          <table:table-cell office:value-type="float" office:value="44.865" calcext:value-type="float">
            <text:p>44,865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9.3607" calcext:value-type="float">
            <text:p>19,3607</text:p>
          </table:table-cell>
          <table:table-cell office:value-type="float" office:value="19.1808358843071" calcext:value-type="float">
            <text:p>19,1808358843071</text:p>
          </table:table-cell>
          <table:table-cell office:value-type="float" office:value="33" calcext:value-type="float">
            <text:p>33</text:p>
          </table:table-cell>
          <table:table-cell office:value-type="float" office:value="19.3607" calcext:value-type="float">
            <text:p>19,3607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018" calcext:value-type="float">
            <text:p>1018</text:p>
          </table:table-cell>
          <table:table-cell office:value-type="float" office:value="38.7735" calcext:value-type="float">
            <text:p>38,773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1.4959" calcext:value-type="float">
            <text:p>31,4959</text:p>
          </table:table-cell>
          <table:table-cell office:value-type="float" office:value="9.37452617828719" calcext:value-type="float">
            <text:p>9,37452617828719</text:p>
          </table:table-cell>
          <table:table-cell office:value-type="float" office:value="18" calcext:value-type="float">
            <text:p>18</text:p>
          </table:table-cell>
          <table:table-cell office:value-type="float" office:value="31.4959" calcext:value-type="float">
            <text:p>31,4959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915" calcext:value-type="float">
            <text:p>5,2915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3465" calcext:value-type="float">
            <text:p>0,3465</text:p>
          </table:table-cell>
          <table:table-cell office:value-type="float" office:value="5.25177418359469" calcext:value-type="float">
            <text:p>5,25177418359469</text:p>
          </table:table-cell>
          <table:table-cell office:value-type="float" office:value="996" calcext:value-type="float">
            <text:p>996</text:p>
          </table:table-cell>
          <table:table-cell office:value-type="float" office:value="0.0157" calcext:value-type="float">
            <text:p>0,0157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26.3263" calcext:value-type="float">
            <text:p>26,3263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0.2626" calcext:value-type="float">
            <text:p>10,2626</text:p>
          </table:table-cell>
          <table:table-cell office:value-type="float" office:value="10.9311591421173" calcext:value-type="float">
            <text:p>10,9311591421173</text:p>
          </table:table-cell>
          <table:table-cell office:value-type="float" office:value="69" calcext:value-type="float">
            <text:p>69</text:p>
          </table:table-cell>
          <table:table-cell office:value-type="float" office:value="10.2626" calcext:value-type="float">
            <text:p>10,2626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2.4611" calcext:value-type="float">
            <text:p>2,4611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1733" calcext:value-type="float">
            <text:p>0,1733</text:p>
          </table:table-cell>
          <table:table-cell office:value-type="float" office:value="5.75221390820148" calcext:value-type="float">
            <text:p>5,75221390820148</text:p>
          </table:table-cell>
          <table:table-cell office:value-type="float" office:value="775" calcext:value-type="float">
            <text:p>775</text:p>
          </table:table-cell>
          <table:table-cell office:value-type="float" office:value="0.1733" calcext:value-type="float">
            <text:p>0,1733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028" calcext:value-type="float">
            <text:p>1028</text:p>
          </table:table-cell>
          <table:table-cell office:value-type="float" office:value="32.8541" calcext:value-type="float">
            <text:p>32,8541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5.3924" calcext:value-type="float">
            <text:p>15,3924</text:p>
          </table:table-cell>
          <table:table-cell office:value-type="float" office:value="9.62190880674877" calcext:value-type="float">
            <text:p>9,62190880674877</text:p>
          </table:table-cell>
          <table:table-cell office:value-type="float" office:value="62" calcext:value-type="float">
            <text:p>62</text:p>
          </table:table-cell>
          <table:table-cell office:value-type="float" office:value="15.3924" calcext:value-type="float">
            <text:p>15,3924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540" calcext:value-type="float">
            <text:p>2540</text:p>
          </table:table-cell>
          <table:table-cell office:value-type="float" office:value="27.9486" calcext:value-type="float">
            <text:p>27,9486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1.0346" calcext:value-type="float">
            <text:p>11,0346</text:p>
          </table:table-cell>
          <table:table-cell office:value-type="float" office:value="19.5919627728337" calcext:value-type="float">
            <text:p>19,5919627728337</text:p>
          </table:table-cell>
          <table:table-cell office:value-type="float" office:value="120" calcext:value-type="float">
            <text:p>120</text:p>
          </table:table-cell>
          <table:table-cell office:value-type="float" office:value="11.0346" calcext:value-type="float">
            <text:p>11,0346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002" calcext:value-type="float">
            <text:p>1002</text:p>
          </table:table-cell>
          <table:table-cell office:value-type="float" office:value="55.0377" calcext:value-type="float">
            <text:p>55,037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4.162" calcext:value-type="float">
            <text:p>54,162</text:p>
          </table:table-cell>
          <table:table-cell office:value-type="float" office:value="24.7974612242708" calcext:value-type="float">
            <text:p>24,7974612242708</text:p>
          </table:table-cell>
          <table:table-cell office:value-type="float" office:value="14" calcext:value-type="float">
            <text:p>14</text:p>
          </table:table-cell>
          <table:table-cell office:value-type="float" office:value="54.162" calcext:value-type="float">
            <text:p>54,162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24" calcext:value-type="float">
            <text:p>424</text:p>
          </table:table-cell>
          <table:table-cell office:value-type="float" office:value="81.7177" calcext:value-type="float">
            <text:p>81,717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3.481" calcext:value-type="float">
            <text:p>43,481</text:p>
          </table:table-cell>
          <table:table-cell office:value-type="float" office:value="5.52712538192889" calcext:value-type="float">
            <text:p>5,52712538192889</text:p>
          </table:table-cell>
          <table:table-cell office:value-type="float" office:value="8" calcext:value-type="float">
            <text:p>8</text:p>
          </table:table-cell>
          <table:table-cell office:value-type="float" office:value="43.481" calcext:value-type="float">
            <text:p>43,481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011" calcext:value-type="float">
            <text:p>1011</text:p>
          </table:table-cell>
          <table:table-cell office:value-type="float" office:value="60.1307" calcext:value-type="float">
            <text:p>60,130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53.0827" calcext:value-type="float">
            <text:p>53,0827</text:p>
          </table:table-cell>
          <table:table-cell office:value-type="float" office:value="21.4034690140968" calcext:value-type="float">
            <text:p>21,4034690140968</text:p>
          </table:table-cell>
          <table:table-cell office:value-type="float" office:value="8" calcext:value-type="float">
            <text:p>8</text:p>
          </table:table-cell>
          <table:table-cell office:value-type="float" office:value="53.0827" calcext:value-type="float">
            <text:p>53,0827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608" calcext:value-type="float">
            <text:p>1608</text:p>
          </table:table-cell>
          <table:table-cell office:value-type="float" office:value="41.3371" calcext:value-type="float">
            <text:p>41,3371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9.5048" calcext:value-type="float">
            <text:p>19,5048</text:p>
          </table:table-cell>
          <table:table-cell office:value-type="float" office:value="10.2541451580666" calcext:value-type="float">
            <text:p>10,2541451580666</text:p>
          </table:table-cell>
          <table:table-cell office:value-type="float" office:value="62" calcext:value-type="float">
            <text:p>62</text:p>
          </table:table-cell>
          <table:table-cell office:value-type="float" office:value="19.5048" calcext:value-type="float">
            <text:p>19,5048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082" calcext:value-type="float">
            <text:p>1082</text:p>
          </table:table-cell>
          <table:table-cell office:value-type="float" office:value="37.193" calcext:value-type="float">
            <text:p>37,193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2.3967" calcext:value-type="float">
            <text:p>22,3967</text:p>
          </table:table-cell>
          <table:table-cell office:value-type="float" office:value="13.5746319534897" calcext:value-type="float">
            <text:p>13,5746319534897</text:p>
          </table:table-cell>
          <table:table-cell office:value-type="float" office:value="42" calcext:value-type="float">
            <text:p>42</text:p>
          </table:table-cell>
          <table:table-cell office:value-type="float" office:value="22.3967" calcext:value-type="float">
            <text:p>22,3967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1066" calcext:value-type="float">
            <text:p>1066</text:p>
          </table:table-cell>
          <table:table-cell office:value-type="float" office:value="47.375" calcext:value-type="float">
            <text:p>47,37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4.6088" calcext:value-type="float">
            <text:p>34,6088</text:p>
          </table:table-cell>
          <table:table-cell office:value-type="float" office:value="54.6976791653945" calcext:value-type="float">
            <text:p>54,6976791653945</text:p>
          </table:table-cell>
          <table:table-cell office:value-type="float" office:value="32" calcext:value-type="float">
            <text:p>32</text:p>
          </table:table-cell>
          <table:table-cell office:value-type="float" office:value="34.6088" calcext:value-type="float">
            <text:p>34,6088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3400" calcext:value-type="float">
            <text:p>3400</text:p>
          </table:table-cell>
          <table:table-cell office:value-type="float" office:value="1933" calcext:value-type="float">
            <text:p>1933</text:p>
          </table:table-cell>
          <table:table-cell office:value-type="float" office:value="41.3358" calcext:value-type="float">
            <text:p>41,3358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39.2863" calcext:value-type="float">
            <text:p>39,2863</text:p>
          </table:table-cell>
          <table:table-cell office:value-type="float" office:value="14.3551612359222" calcext:value-type="float">
            <text:p>14,3551612359222</text:p>
          </table:table-cell>
          <table:table-cell office:value-type="float" office:value="32" calcext:value-type="float">
            <text:p>32</text:p>
          </table:table-cell>
          <table:table-cell office:value-type="float" office:value="39.2863" calcext:value-type="float">
            <text:p>39,2863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739" calcext:value-type="float">
            <text:p>739</text:p>
          </table:table-cell>
          <table:table-cell office:value-type="float" office:value="55.6126" calcext:value-type="float">
            <text:p>55,6126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3.8155" calcext:value-type="float">
            <text:p>53,8155</text:p>
          </table:table-cell>
          <table:table-cell office:value-type="float" office:value="47.5537245401495" calcext:value-type="float">
            <text:p>47,5537245401495</text:p>
          </table:table-cell>
          <table:table-cell office:value-type="float" office:value="10" calcext:value-type="float">
            <text:p>10</text:p>
          </table:table-cell>
          <table:table-cell office:value-type="float" office:value="53.8155" calcext:value-type="float">
            <text:p>53,8155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23" calcext:value-type="float">
            <text:p>523</text:p>
          </table:table-cell>
          <table:table-cell office:value-type="float" office:value="12.3982" calcext:value-type="float">
            <text:p>12,3982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2.9003" calcext:value-type="float">
            <text:p>2,9003</text:p>
          </table:table-cell>
          <table:table-cell office:value-type="float" office:value="22.7130439427534" calcext:value-type="float">
            <text:p>22,7130439427534</text:p>
          </table:table-cell>
          <table:table-cell office:value-type="float" office:value="353" calcext:value-type="float">
            <text:p>353</text:p>
          </table:table-cell>
          <table:table-cell office:value-type="float" office:value="2.1219" calcext:value-type="float">
            <text:p>2,1219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69" calcext:value-type="float">
            <text:p>3,3369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1565" calcext:value-type="float">
            <text:p>0,1565</text:p>
          </table:table-cell>
          <table:table-cell office:value-type="float" office:value="5.21790786618545" calcext:value-type="float">
            <text:p>5,21790786618545</text:p>
          </table:table-cell>
          <table:table-cell office:value-type="float" office:value="911" calcext:value-type="float">
            <text:p>911</text:p>
          </table:table-cell>
          <table:table-cell office:value-type="float" office:value="0.1404" calcext:value-type="float">
            <text:p>0,1404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7" calcext:value-type="float">
            <text:p>227</text:p>
          </table:table-cell>
          <table:table-cell office:value-type="float" office:value="7.5459" calcext:value-type="float">
            <text:p>7,545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.2359" calcext:value-type="float">
            <text:p>1,2359</text:p>
          </table:table-cell>
          <table:table-cell office:value-type="float" office:value="10.3794125430952" calcext:value-type="float">
            <text:p>10,3794125430952</text:p>
          </table:table-cell>
          <table:table-cell office:value-type="float" office:value="389" calcext:value-type="float">
            <text:p>389</text:p>
          </table:table-cell>
          <table:table-cell office:value-type="float" office:value="1.2359" calcext:value-type="float">
            <text:p>1,2359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714" calcext:value-type="float">
            <text:p>10,2714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0.3708" calcext:value-type="float">
            <text:p>0,3708</text:p>
          </table:table-cell>
          <table:table-cell office:value-type="float" office:value="4.83582609362476" calcext:value-type="float">
            <text:p>4,83582609362476</text:p>
          </table:table-cell>
          <table:table-cell office:value-type="float" office:value="174" calcext:value-type="float">
            <text:p>174</text:p>
          </table:table-cell>
          <table:table-cell office:value-type="float" office:value="0.3708" calcext:value-type="float">
            <text:p>0,3708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10" calcext:value-type="float">
            <text:p>410</text:p>
          </table:table-cell>
          <table:table-cell office:value-type="float" office:value="53.6332" calcext:value-type="float">
            <text:p>53,633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.9061" calcext:value-type="float">
            <text:p>40,9061</text:p>
          </table:table-cell>
          <table:table-cell office:value-type="float" office:value="13.1425178506899" calcext:value-type="float">
            <text:p>13,1425178506899</text:p>
          </table:table-cell>
          <table:table-cell office:value-type="float" office:value="8" calcext:value-type="float">
            <text:p>8</text:p>
          </table:table-cell>
          <table:table-cell office:value-type="float" office:value="40.9061" calcext:value-type="float">
            <text:p>40,9061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15" calcext:value-type="float">
            <text:p>315</text:p>
          </table:table-cell>
          <table:table-cell office:value-type="float" office:value="49.8195" calcext:value-type="float">
            <text:p>49,819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3.4691" calcext:value-type="float">
            <text:p>43,4691</text:p>
          </table:table-cell>
          <table:table-cell office:value-type="float" office:value="6.2251949899862" calcext:value-type="float">
            <text:p>6,2251949899862</text:p>
          </table:table-cell>
          <table:table-cell office:value-type="float" office:value="7" calcext:value-type="float">
            <text:p>7</text:p>
          </table:table-cell>
          <table:table-cell office:value-type="float" office:value="43.4691" calcext:value-type="float">
            <text:p>43,4691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5" calcext:value-type="float">
            <text:p>155</text:p>
          </table:table-cell>
          <table:table-cell office:value-type="float" office:value="20.2615" calcext:value-type="float">
            <text:p>20,261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4.7034" calcext:value-type="float">
            <text:p>4,7034</text:p>
          </table:table-cell>
          <table:table-cell office:value-type="float" office:value="8.7486969036186" calcext:value-type="float">
            <text:p>8,7486969036186</text:p>
          </table:table-cell>
          <table:table-cell office:value-type="float" office:value="111" calcext:value-type="float">
            <text:p>111</text:p>
          </table:table-cell>
          <table:table-cell office:value-type="float" office:value="4.7034" calcext:value-type="float">
            <text:p>4,7034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106" calcext:value-type="float">
            <text:p>1106</text:p>
          </table:table-cell>
          <table:table-cell office:value-type="float" office:value="62.7838" calcext:value-type="float">
            <text:p>62,783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.3324" calcext:value-type="float">
            <text:p>37,3324</text:p>
          </table:table-cell>
          <table:table-cell office:value-type="float" office:value="56.7542433890726" calcext:value-type="float">
            <text:p>56,7542433890726</text:p>
          </table:table-cell>
          <table:table-cell office:value-type="float" office:value="9" calcext:value-type="float">
            <text:p>9</text:p>
          </table:table-cell>
          <table:table-cell office:value-type="float" office:value="37.3324" calcext:value-type="float">
            <text:p>37,3324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43" calcext:value-type="float">
            <text:p>943</text:p>
          </table:table-cell>
          <table:table-cell office:value-type="float" office:value="60.6492" calcext:value-type="float">
            <text:p>60,6492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3.4488" calcext:value-type="float">
            <text:p>23,4488</text:p>
          </table:table-cell>
          <table:table-cell office:value-type="float" office:value="13.2202386152792" calcext:value-type="float">
            <text:p>13,2202386152792</text:p>
          </table:table-cell>
          <table:table-cell office:value-type="float" office:value="13" calcext:value-type="float">
            <text:p>13</text:p>
          </table:table-cell>
          <table:table-cell office:value-type="float" office:value="23.4488" calcext:value-type="float">
            <text:p>23,4488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60" calcext:value-type="float">
            <text:p>860</text:p>
          </table:table-cell>
          <table:table-cell office:value-type="float" office:value="26.0733" calcext:value-type="float">
            <text:p>26,0733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1.1714" calcext:value-type="float">
            <text:p>11,1714</text:p>
          </table:table-cell>
          <table:table-cell office:value-type="float" office:value="10.4707029217406" calcext:value-type="float">
            <text:p>10,4707029217406</text:p>
          </table:table-cell>
          <table:table-cell office:value-type="float" office:value="126" calcext:value-type="float">
            <text:p>126</text:p>
          </table:table-cell>
          <table:table-cell office:value-type="float" office:value="11.1714" calcext:value-type="float">
            <text:p>11,1714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813" calcext:value-type="float">
            <text:p>1813</text:p>
          </table:table-cell>
          <table:table-cell office:value-type="float" office:value="43.3135" calcext:value-type="float">
            <text:p>43,3135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9.817" calcext:value-type="float">
            <text:p>19,817</text:p>
          </table:table-cell>
          <table:table-cell office:value-type="float" office:value="13.3145973939214" calcext:value-type="float">
            <text:p>13,3145973939214</text:p>
          </table:table-cell>
          <table:table-cell office:value-type="float" office:value="43" calcext:value-type="float">
            <text:p>43</text:p>
          </table:table-cell>
          <table:table-cell office:value-type="float" office:value="19.817" calcext:value-type="float">
            <text:p>19,817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03" calcext:value-type="float">
            <text:p>603</text:p>
          </table:table-cell>
          <table:table-cell office:value-type="float" office:value="39.9852" calcext:value-type="float">
            <text:p>39,985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24.5177" calcext:value-type="float">
            <text:p>24,5177</text:p>
          </table:table-cell>
          <table:table-cell office:value-type="float" office:value="74.0026223490317" calcext:value-type="float">
            <text:p>74,0026223490317</text:p>
          </table:table-cell>
          <table:table-cell office:value-type="float" office:value="31" calcext:value-type="float">
            <text:p>31</text:p>
          </table:table-cell>
          <table:table-cell office:value-type="float" office:value="24.5177" calcext:value-type="float">
            <text:p>24,5177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76" calcext:value-type="float">
            <text:p>576</text:p>
          </table:table-cell>
          <table:table-cell office:value-type="float" office:value="29.9173" calcext:value-type="float">
            <text:p>29,9173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22.6087" calcext:value-type="float">
            <text:p>22,6087</text:p>
          </table:table-cell>
          <table:table-cell office:value-type="float" office:value="12.7200064307005" calcext:value-type="float">
            <text:p>12,7200064307005</text:p>
          </table:table-cell>
          <table:table-cell office:value-type="float" office:value="58" calcext:value-type="float">
            <text:p>58</text:p>
          </table:table-cell>
          <table:table-cell office:value-type="float" office:value="22.6087" calcext:value-type="float">
            <text:p>22,6087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89" calcext:value-type="float">
            <text:p>489</text:p>
          </table:table-cell>
          <table:table-cell office:value-type="float" office:value="43.5208" calcext:value-type="float">
            <text:p>43,520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3.4328" calcext:value-type="float">
            <text:p>13,4328</text:p>
          </table:table-cell>
          <table:table-cell office:value-type="float" office:value="7.53404894959476" calcext:value-type="float">
            <text:p>7,53404894959476</text:p>
          </table:table-cell>
          <table:table-cell office:value-type="float" office:value="45" calcext:value-type="float">
            <text:p>45</text:p>
          </table:table-cell>
          <table:table-cell office:value-type="float" office:value="13.4328" calcext:value-type="float">
            <text:p>13,4328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401" calcext:value-type="float">
            <text:p>1401</text:p>
          </table:table-cell>
          <table:table-cell office:value-type="float" office:value="41.271" calcext:value-type="float">
            <text:p>41,271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4.4162" calcext:value-type="float">
            <text:p>14,4162</text:p>
          </table:table-cell>
          <table:table-cell office:value-type="float" office:value="16.9859805552779" calcext:value-type="float">
            <text:p>16,9859805552779</text:p>
          </table:table-cell>
          <table:table-cell office:value-type="float" office:value="48" calcext:value-type="float">
            <text:p>48</text:p>
          </table:table-cell>
          <table:table-cell office:value-type="float" office:value="14.4162" calcext:value-type="float">
            <text:p>14,4162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63" calcext:value-type="float">
            <text:p>763</text:p>
          </table:table-cell>
          <table:table-cell office:value-type="float" office:value="42.2155" calcext:value-type="float">
            <text:p>42,215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7.699" calcext:value-type="float">
            <text:p>37,699</text:p>
          </table:table-cell>
          <table:table-cell office:value-type="float" office:value="48.1749965645392" calcext:value-type="float">
            <text:p>48,1749965645392</text:p>
          </table:table-cell>
          <table:table-cell office:value-type="float" office:value="20" calcext:value-type="float">
            <text:p>20</text:p>
          </table:table-cell>
          <table:table-cell office:value-type="float" office:value="37.699" calcext:value-type="float">
            <text:p>37,699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920" calcext:value-type="float">
            <text:p>920</text:p>
          </table:table-cell>
          <table:table-cell office:value-type="float" office:value="22.5438" calcext:value-type="float">
            <text:p>22,5438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7.7085" calcext:value-type="float">
            <text:p>17,7085</text:p>
          </table:table-cell>
          <table:table-cell office:value-type="float" office:value="12.2622582743692" calcext:value-type="float">
            <text:p>12,2622582743692</text:p>
          </table:table-cell>
          <table:table-cell office:value-type="float" office:value="67" calcext:value-type="float">
            <text:p>67</text:p>
          </table:table-cell>
          <table:table-cell office:value-type="float" office:value="17.7085" calcext:value-type="float">
            <text:p>17,7085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10" calcext:value-type="float">
            <text:p>610</text:p>
          </table:table-cell>
          <table:table-cell office:value-type="float" office:value="53.2166" calcext:value-type="float">
            <text:p>53,216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9.0455" calcext:value-type="float">
            <text:p>19,0455</text:p>
          </table:table-cell>
          <table:table-cell office:value-type="float" office:value="26.3336389291212" calcext:value-type="float">
            <text:p>26,3336389291212</text:p>
          </table:table-cell>
          <table:table-cell office:value-type="float" office:value="13" calcext:value-type="float">
            <text:p>13</text:p>
          </table:table-cell>
          <table:table-cell office:value-type="float" office:value="19.0455" calcext:value-type="float">
            <text:p>19,0455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86" calcext:value-type="float">
            <text:p>386</text:p>
          </table:table-cell>
          <table:table-cell office:value-type="float" office:value="51.8996" calcext:value-type="float">
            <text:p>51,899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8.5256" calcext:value-type="float">
            <text:p>18,5256</text:p>
          </table:table-cell>
          <table:table-cell office:value-type="float" office:value="19.547872329224" calcext:value-type="float">
            <text:p>19,547872329224</text:p>
          </table:table-cell>
          <table:table-cell office:value-type="float" office:value="14" calcext:value-type="float">
            <text:p>14</text:p>
          </table:table-cell>
          <table:table-cell office:value-type="float" office:value="18.5256" calcext:value-type="float">
            <text:p>18,5256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16" calcext:value-type="float">
            <text:p>316</text:p>
          </table:table-cell>
          <table:table-cell office:value-type="float" office:value="22.3801" calcext:value-type="float">
            <text:p>22,3801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.4406" calcext:value-type="float">
            <text:p>10,4406</text:p>
          </table:table-cell>
          <table:table-cell office:value-type="float" office:value="8.71532911664841" calcext:value-type="float">
            <text:p>8,71532911664841</text:p>
          </table:table-cell>
          <table:table-cell office:value-type="float" office:value="90" calcext:value-type="float">
            <text:p>90</text:p>
          </table:table-cell>
          <table:table-cell office:value-type="float" office:value="10.4406" calcext:value-type="float">
            <text:p>10,4406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14" calcext:value-type="float">
            <text:p>314</text:p>
          </table:table-cell>
          <table:table-cell office:value-type="float" office:value="31.3285" calcext:value-type="float">
            <text:p>31,3285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8.8356" calcext:value-type="float">
            <text:p>18,8356</text:p>
          </table:table-cell>
          <table:table-cell office:value-type="float" office:value="16.7019949652264" calcext:value-type="float">
            <text:p>16,7019949652264</text:p>
          </table:table-cell>
          <table:table-cell office:value-type="float" office:value="59" calcext:value-type="float">
            <text:p>59</text:p>
          </table:table-cell>
          <table:table-cell office:value-type="float" office:value="18.8356" calcext:value-type="float">
            <text:p>18,8356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3.6068" calcext:value-type="float">
            <text:p>3,6068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2925" calcext:value-type="float">
            <text:p>0,2925</text:p>
          </table:table-cell>
          <table:table-cell office:value-type="float" office:value="83.765626961587" calcext:value-type="float">
            <text:p>83,765626961587</text:p>
          </table:table-cell>
          <table:table-cell office:value-type="float" office:value="1267" calcext:value-type="float">
            <text:p>1267</text:p>
          </table:table-cell>
          <table:table-cell office:value-type="float" office:value="0.2925" calcext:value-type="float">
            <text:p>0,2925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23" calcext:value-type="float">
            <text:p>4,3323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118" calcext:value-type="float">
            <text:p>0,118</text:p>
          </table:table-cell>
          <table:table-cell office:value-type="float" office:value="4.9765073093486" calcext:value-type="float">
            <text:p>4,9765073093486</text:p>
          </table:table-cell>
          <table:table-cell office:value-type="float" office:value="1136" calcext:value-type="float">
            <text:p>1136</text:p>
          </table:table-cell>
          <table:table-cell office:value-type="float" office:value="0.118" calcext:value-type="float">
            <text:p>0,118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598" calcext:value-type="float">
            <text:p>1598</text:p>
          </table:table-cell>
          <table:table-cell office:value-type="float" office:value="2.97" calcext:value-type="float">
            <text:p>2,97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.7934" calcext:value-type="float">
            <text:p>1,7934</text:p>
          </table:table-cell>
          <table:table-cell office:value-type="float" office:value="8.58470251206512" calcext:value-type="float">
            <text:p>8,58470251206512</text:p>
          </table:table-cell>
          <table:table-cell office:value-type="float" office:value="503" calcext:value-type="float">
            <text:p>503</text:p>
          </table:table-cell>
          <table:table-cell office:value-type="float" office:value="1.7934" calcext:value-type="float">
            <text:p>1,7934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019" calcext:value-type="float">
            <text:p>1019</text:p>
          </table:table-cell>
          <table:table-cell office:value-type="float" office:value="29.9857" calcext:value-type="float">
            <text:p>29,9857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9.1203" calcext:value-type="float">
            <text:p>19,1203</text:p>
          </table:table-cell>
          <table:table-cell office:value-type="float" office:value="21.9892007493238" calcext:value-type="float">
            <text:p>21,9892007493238</text:p>
          </table:table-cell>
          <table:table-cell office:value-type="float" office:value="72" calcext:value-type="float">
            <text:p>72</text:p>
          </table:table-cell>
          <table:table-cell office:value-type="float" office:value="19.1203" calcext:value-type="float">
            <text:p>19,1203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363" calcext:value-type="float">
            <text:p>1363</text:p>
          </table:table-cell>
          <table:table-cell office:value-type="float" office:value="25.5912" calcext:value-type="float">
            <text:p>25,591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7.4746" calcext:value-type="float">
            <text:p>17,4746</text:p>
          </table:table-cell>
          <table:table-cell office:value-type="float" office:value="9.06725954362329" calcext:value-type="float">
            <text:p>9,06725954362329</text:p>
          </table:table-cell>
          <table:table-cell office:value-type="float" office:value="88" calcext:value-type="float">
            <text:p>88</text:p>
          </table:table-cell>
          <table:table-cell office:value-type="float" office:value="17.4746" calcext:value-type="float">
            <text:p>17,4746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70" calcext:value-type="float">
            <text:p>770</text:p>
          </table:table-cell>
          <table:table-cell office:value-type="float" office:value="11.169" calcext:value-type="float">
            <text:p>11,169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4.7139" calcext:value-type="float">
            <text:p>4,7139</text:p>
          </table:table-cell>
          <table:table-cell office:value-type="float" office:value="24.8516201542866" calcext:value-type="float">
            <text:p>24,8516201542866</text:p>
          </table:table-cell>
          <table:table-cell office:value-type="float" office:value="663" calcext:value-type="float">
            <text:p>663</text:p>
          </table:table-cell>
          <table:table-cell office:value-type="float" office:value="4.7139" calcext:value-type="float">
            <text:p>4,7139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72" calcext:value-type="float">
            <text:p>472</text:p>
          </table:table-cell>
          <table:table-cell office:value-type="float" office:value="26.9343" calcext:value-type="float">
            <text:p>26,9343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2.2157" calcext:value-type="float">
            <text:p>12,2157</text:p>
          </table:table-cell>
          <table:table-cell office:value-type="float" office:value="13.2673371031324" calcext:value-type="float">
            <text:p>13,2673371031324</text:p>
          </table:table-cell>
          <table:table-cell office:value-type="float" office:value="76" calcext:value-type="float">
            <text:p>76</text:p>
          </table:table-cell>
          <table:table-cell office:value-type="float" office:value="12.2157" calcext:value-type="float">
            <text:p>12,2157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981" calcext:value-type="float">
            <text:p>981</text:p>
          </table:table-cell>
          <table:table-cell office:value-type="float" office:value="51.7699" calcext:value-type="float">
            <text:p>51,769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40.7354" calcext:value-type="float">
            <text:p>40,7354</text:p>
          </table:table-cell>
          <table:table-cell office:value-type="float" office:value="13.9309129802614" calcext:value-type="float">
            <text:p>13,9309129802614</text:p>
          </table:table-cell>
          <table:table-cell office:value-type="float" office:value="10" calcext:value-type="float">
            <text:p>10</text:p>
          </table:table-cell>
          <table:table-cell office:value-type="float" office:value="40.7354" calcext:value-type="float">
            <text:p>40,7354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600" calcext:value-type="float">
            <text:p>2600</text:p>
          </table:table-cell>
          <table:table-cell office:value-type="float" office:value="12.0609" calcext:value-type="float">
            <text:p>12,0609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4.8612" calcext:value-type="float">
            <text:p>4,8612</text:p>
          </table:table-cell>
          <table:table-cell office:value-type="float" office:value="10.8002489934705" calcext:value-type="float">
            <text:p>10,8002489934705</text:p>
          </table:table-cell>
          <table:table-cell office:value-type="float" office:value="481" calcext:value-type="float">
            <text:p>481</text:p>
          </table:table-cell>
          <table:table-cell office:value-type="float" office:value="4.8612" calcext:value-type="float">
            <text:p>4,8612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5824" calcext:value-type="float">
            <text:p>5824</text:p>
          </table:table-cell>
          <table:table-cell office:value-type="float" office:value="12.8668" calcext:value-type="float">
            <text:p>12,866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5.123" calcext:value-type="float">
            <text:p>5,123</text:p>
          </table:table-cell>
          <table:table-cell office:value-type="float" office:value="40.6482806973134" calcext:value-type="float">
            <text:p>40,6482806973134</text:p>
          </table:table-cell>
          <table:table-cell office:value-type="float" office:value="367" calcext:value-type="float">
            <text:p>367</text:p>
          </table:table-cell>
          <table:table-cell office:value-type="float" office:value="5.123" calcext:value-type="float">
            <text:p>5,123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54" calcext:value-type="float">
            <text:p>354</text:p>
          </table:table-cell>
          <table:table-cell office:value-type="float" office:value="57.215" calcext:value-type="float">
            <text:p>57,2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0.6557" calcext:value-type="float">
            <text:p>30,6557</text:p>
          </table:table-cell>
          <table:table-cell office:value-type="float" office:value="24.0110613653151" calcext:value-type="float">
            <text:p>24,0110613653151</text:p>
          </table:table-cell>
          <table:table-cell office:value-type="float" office:value="6" calcext:value-type="float">
            <text:p>6</text:p>
          </table:table-cell>
          <table:table-cell office:value-type="float" office:value="30.6557" calcext:value-type="float">
            <text:p>30,6557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64" calcext:value-type="float">
            <text:p>1064</text:p>
          </table:table-cell>
          <table:table-cell office:value-type="float" office:value="28.6223" calcext:value-type="float">
            <text:p>28,6223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8.6435" calcext:value-type="float">
            <text:p>8,6435</text:p>
          </table:table-cell>
          <table:table-cell office:value-type="float" office:value="14.4166101532642" calcext:value-type="float">
            <text:p>14,4166101532642</text:p>
          </table:table-cell>
          <table:table-cell office:value-type="float" office:value="156" calcext:value-type="float">
            <text:p>156</text:p>
          </table:table-cell>
          <table:table-cell office:value-type="float" office:value="8.6435" calcext:value-type="float">
            <text:p>8,6435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772" calcext:value-type="float">
            <text:p>1772</text:p>
          </table:table-cell>
          <table:table-cell office:value-type="float" office:value="39.2894" calcext:value-type="float">
            <text:p>39,2894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9.8403" calcext:value-type="float">
            <text:p>9,8403</text:p>
          </table:table-cell>
          <table:table-cell office:value-type="float" office:value="7.34748712100775" calcext:value-type="float">
            <text:p>7,34748712100775</text:p>
          </table:table-cell>
          <table:table-cell office:value-type="float" office:value="77" calcext:value-type="float">
            <text:p>77</text:p>
          </table:table-cell>
          <table:table-cell office:value-type="float" office:value="9.8403" calcext:value-type="float">
            <text:p>9,8403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4000" calcext:value-type="float">
            <text:p>4000</text:p>
          </table:table-cell>
          <table:table-cell office:value-type="float" office:value="2468" calcext:value-type="float">
            <text:p>2468</text:p>
          </table:table-cell>
          <table:table-cell office:value-type="float" office:value="38.7145" calcext:value-type="float">
            <text:p>38,714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1.2998" calcext:value-type="float">
            <text:p>21,2998</text:p>
          </table:table-cell>
          <table:table-cell office:value-type="float" office:value="12.4761179625099" calcext:value-type="float">
            <text:p>12,4761179625099</text:p>
          </table:table-cell>
          <table:table-cell office:value-type="float" office:value="34" calcext:value-type="float">
            <text:p>34</text:p>
          </table:table-cell>
          <table:table-cell office:value-type="float" office:value="21.2998" calcext:value-type="float">
            <text:p>21,2998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481" calcext:value-type="float">
            <text:p>1481</text:p>
          </table:table-cell>
          <table:table-cell office:value-type="float" office:value="37.6627" calcext:value-type="float">
            <text:p>37,6627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22.0296" calcext:value-type="float">
            <text:p>22,0296</text:p>
          </table:table-cell>
          <table:table-cell office:value-type="float" office:value="9.42469247830548" calcext:value-type="float">
            <text:p>9,42469247830548</text:p>
          </table:table-cell>
          <table:table-cell office:value-type="float" office:value="35" calcext:value-type="float">
            <text:p>35</text:p>
          </table:table-cell>
          <table:table-cell office:value-type="float" office:value="22.0296" calcext:value-type="float">
            <text:p>22,0296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558" calcext:value-type="float">
            <text:p>1558</text:p>
          </table:table-cell>
          <table:table-cell office:value-type="float" office:value="20.4119" calcext:value-type="float">
            <text:p>20,4119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6.9884" calcext:value-type="float">
            <text:p>6,9884</text:p>
          </table:table-cell>
          <table:table-cell office:value-type="float" office:value="33.2036611527854" calcext:value-type="float">
            <text:p>33,2036611527854</text:p>
          </table:table-cell>
          <table:table-cell office:value-type="float" office:value="187" calcext:value-type="float">
            <text:p>187</text:p>
          </table:table-cell>
          <table:table-cell office:value-type="float" office:value="6.9884" calcext:value-type="float">
            <text:p>6,9884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83" calcext:value-type="float">
            <text:p>483</text:p>
          </table:table-cell>
          <table:table-cell office:value-type="float" office:value="50.3903" calcext:value-type="float">
            <text:p>50,390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9.7454" calcext:value-type="float">
            <text:p>19,7454</text:p>
          </table:table-cell>
          <table:table-cell office:value-type="float" office:value="12.3758375650424" calcext:value-type="float">
            <text:p>12,3758375650424</text:p>
          </table:table-cell>
          <table:table-cell office:value-type="float" office:value="18" calcext:value-type="float">
            <text:p>18</text:p>
          </table:table-cell>
          <table:table-cell office:value-type="float" office:value="19.7454" calcext:value-type="float">
            <text:p>19,7454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085" calcext:value-type="float">
            <text:p>2085</text:p>
          </table:table-cell>
          <table:table-cell office:value-type="float" office:value="22.4695" calcext:value-type="float">
            <text:p>22,4695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0.0054" calcext:value-type="float">
            <text:p>10,0054</text:p>
          </table:table-cell>
          <table:table-cell office:value-type="float" office:value="37.3238523850566" calcext:value-type="float">
            <text:p>37,3238523850566</text:p>
          </table:table-cell>
          <table:table-cell office:value-type="float" office:value="247" calcext:value-type="float">
            <text:p>247</text:p>
          </table:table-cell>
          <table:table-cell office:value-type="float" office:value="10.0054" calcext:value-type="float">
            <text:p>10,0054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65" calcext:value-type="float">
            <text:p>865</text:p>
          </table:table-cell>
          <table:table-cell office:value-type="float" office:value="36.6514" calcext:value-type="float">
            <text:p>36,6514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0.8564" calcext:value-type="float">
            <text:p>10,8564</text:p>
          </table:table-cell>
          <table:table-cell office:value-type="float" office:value="8.0330258507533" calcext:value-type="float">
            <text:p>8,0330258507533</text:p>
          </table:table-cell>
          <table:table-cell office:value-type="float" office:value="61" calcext:value-type="float">
            <text:p>61</text:p>
          </table:table-cell>
          <table:table-cell office:value-type="float" office:value="10.8564" calcext:value-type="float">
            <text:p>10,8564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757" calcext:value-type="float">
            <text:p>757</text:p>
          </table:table-cell>
          <table:table-cell office:value-type="float" office:value="38.8298" calcext:value-type="float">
            <text:p>38,829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1.9222" calcext:value-type="float">
            <text:p>21,9222</text:p>
          </table:table-cell>
          <table:table-cell office:value-type="float" office:value="6.83755473282108" calcext:value-type="float">
            <text:p>6,83755473282108</text:p>
          </table:table-cell>
          <table:table-cell office:value-type="float" office:value="15" calcext:value-type="float">
            <text:p>15</text:p>
          </table:table-cell>
          <table:table-cell office:value-type="float" office:value="21.9222" calcext:value-type="float">
            <text:p>21,9222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032" calcext:value-type="float">
            <text:p>1032</text:p>
          </table:table-cell>
          <table:table-cell office:value-type="float" office:value="44.3411" calcext:value-type="float">
            <text:p>44,3411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3.0364" calcext:value-type="float">
            <text:p>43,0364</text:p>
          </table:table-cell>
          <table:table-cell office:value-type="float" office:value="36.0839954073594" calcext:value-type="float">
            <text:p>36,0839954073594</text:p>
          </table:table-cell>
          <table:table-cell office:value-type="float" office:value="30" calcext:value-type="float">
            <text:p>30</text:p>
          </table:table-cell>
          <table:table-cell office:value-type="float" office:value="43.0364" calcext:value-type="float">
            <text:p>43,0364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168" calcext:value-type="float">
            <text:p>1168</text:p>
          </table:table-cell>
          <table:table-cell office:value-type="float" office:value="17.8217" calcext:value-type="float">
            <text:p>17,8217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0.503" calcext:value-type="float">
            <text:p>10,503</text:p>
          </table:table-cell>
          <table:table-cell office:value-type="float" office:value="12.6016930488006" calcext:value-type="float">
            <text:p>12,6016930488006</text:p>
          </table:table-cell>
          <table:table-cell office:value-type="float" office:value="220" calcext:value-type="float">
            <text:p>220</text:p>
          </table:table-cell>
          <table:table-cell office:value-type="float" office:value="10.503" calcext:value-type="float">
            <text:p>10,503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99" calcext:value-type="float">
            <text:p>899</text:p>
          </table:table-cell>
          <table:table-cell office:value-type="float" office:value="8.8485" calcext:value-type="float">
            <text:p>8,8485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2.217" calcext:value-type="float">
            <text:p>2,217</text:p>
          </table:table-cell>
          <table:table-cell office:value-type="float" office:value="31.9235164682789" calcext:value-type="float">
            <text:p>31,9235164682789</text:p>
          </table:table-cell>
          <table:table-cell office:value-type="float" office:value="619" calcext:value-type="float">
            <text:p>619</text:p>
          </table:table-cell>
          <table:table-cell office:value-type="float" office:value="2.0471" calcext:value-type="float">
            <text:p>2,0471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480" calcext:value-type="float">
            <text:p>2480</text:p>
          </table:table-cell>
          <table:table-cell office:value-type="float" office:value="25.0143" calcext:value-type="float">
            <text:p>25,014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4.0861" calcext:value-type="float">
            <text:p>4,0861</text:p>
          </table:table-cell>
          <table:table-cell office:value-type="float" office:value="20.2694907392068" calcext:value-type="float">
            <text:p>20,2694907392068</text:p>
          </table:table-cell>
          <table:table-cell office:value-type="float" office:value="327" calcext:value-type="float">
            <text:p>327</text:p>
          </table:table-cell>
          <table:table-cell office:value-type="float" office:value="4.0861" calcext:value-type="float">
            <text:p>4,0861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456" calcext:value-type="float">
            <text:p>1456</text:p>
          </table:table-cell>
          <table:table-cell office:value-type="float" office:value="54.8617" calcext:value-type="float">
            <text:p>54,8617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32.9114" calcext:value-type="float">
            <text:p>32,9114</text:p>
          </table:table-cell>
          <table:table-cell office:value-type="float" office:value="5.29106457024637" calcext:value-type="float">
            <text:p>5,29106457024637</text:p>
          </table:table-cell>
          <table:table-cell office:value-type="float" office:value="18" calcext:value-type="float">
            <text:p>18</text:p>
          </table:table-cell>
          <table:table-cell office:value-type="float" office:value="32.9114" calcext:value-type="float">
            <text:p>32,9114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25" calcext:value-type="float">
            <text:p>925</text:p>
          </table:table-cell>
          <table:table-cell office:value-type="float" office:value="5.9779" calcext:value-type="float">
            <text:p>5,9779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6618" calcext:value-type="float">
            <text:p>0,6618</text:p>
          </table:table-cell>
          <table:table-cell office:value-type="float" office:value="22.8855327323151" calcext:value-type="float">
            <text:p>22,8855327323151</text:p>
          </table:table-cell>
          <table:table-cell office:value-type="float" office:value="1652" calcext:value-type="float">
            <text:p>1652</text:p>
          </table:table-cell>
          <table:table-cell office:value-type="float" office:value="0.6618" calcext:value-type="float">
            <text:p>0,6618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054" calcext:value-type="float">
            <text:p>1054</text:p>
          </table:table-cell>
          <table:table-cell office:value-type="float" office:value="71.1256" calcext:value-type="float">
            <text:p>71,125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2.5841" calcext:value-type="float">
            <text:p>52,5841</text:p>
          </table:table-cell>
          <table:table-cell office:value-type="float" office:value="15.7222291769664" calcext:value-type="float">
            <text:p>15,7222291769664</text:p>
          </table:table-cell>
          <table:table-cell office:value-type="float" office:value="8" calcext:value-type="float">
            <text:p>8</text:p>
          </table:table-cell>
          <table:table-cell office:value-type="float" office:value="52.5841" calcext:value-type="float">
            <text:p>52,5841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7" calcext:value-type="float">
            <text:p>257</text:p>
          </table:table-cell>
          <table:table-cell office:value-type="float" office:value="37.4737" calcext:value-type="float">
            <text:p>37,4737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3.4383" calcext:value-type="float">
            <text:p>13,4383</text:p>
          </table:table-cell>
          <table:table-cell office:value-type="float" office:value="10.2109006465906" calcext:value-type="float">
            <text:p>10,2109006465906</text:p>
          </table:table-cell>
          <table:table-cell office:value-type="float" office:value="73" calcext:value-type="float">
            <text:p>73</text:p>
          </table:table-cell>
          <table:table-cell office:value-type="float" office:value="13.4383" calcext:value-type="float">
            <text:p>13,4383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26" calcext:value-type="float">
            <text:p>626</text:p>
          </table:table-cell>
          <table:table-cell office:value-type="float" office:value="59.143" calcext:value-type="float">
            <text:p>59,143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1.4217" calcext:value-type="float">
            <text:p>41,4217</text:p>
          </table:table-cell>
          <table:table-cell office:value-type="float" office:value="18.2026921617745" calcext:value-type="float">
            <text:p>18,2026921617745</text:p>
          </table:table-cell>
          <table:table-cell office:value-type="float" office:value="25" calcext:value-type="float">
            <text:p>25</text:p>
          </table:table-cell>
          <table:table-cell office:value-type="float" office:value="41.4217" calcext:value-type="float">
            <text:p>41,4217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2093" calcext:value-type="float">
            <text:p>2093</text:p>
          </table:table-cell>
          <table:table-cell office:value-type="float" office:value="29.0326" calcext:value-type="float">
            <text:p>29,032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6.7047" calcext:value-type="float">
            <text:p>16,7047</text:p>
          </table:table-cell>
          <table:table-cell office:value-type="float" office:value="35.6852927437047" calcext:value-type="float">
            <text:p>35,6852927437047</text:p>
          </table:table-cell>
          <table:table-cell office:value-type="float" office:value="60" calcext:value-type="float">
            <text:p>60</text:p>
          </table:table-cell>
          <table:table-cell office:value-type="float" office:value="16.7047" calcext:value-type="float">
            <text:p>16,7047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31" calcext:value-type="float">
            <text:p>631</text:p>
          </table:table-cell>
          <table:table-cell office:value-type="float" office:value="22.8856" calcext:value-type="float">
            <text:p>22,8856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6.2812" calcext:value-type="float">
            <text:p>6,2812</text:p>
          </table:table-cell>
          <table:table-cell office:value-type="float" office:value="15.2823119592548" calcext:value-type="float">
            <text:p>15,2823119592548</text:p>
          </table:table-cell>
          <table:table-cell office:value-type="float" office:value="143" calcext:value-type="float">
            <text:p>143</text:p>
          </table:table-cell>
          <table:table-cell office:value-type="float" office:value="6.2812" calcext:value-type="float">
            <text:p>6,2812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940" calcext:value-type="float">
            <text:p>1940</text:p>
          </table:table-cell>
          <table:table-cell office:value-type="float" office:value="14.9431" calcext:value-type="float">
            <text:p>14,9431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6.9365" calcext:value-type="float">
            <text:p>6,9365</text:p>
          </table:table-cell>
          <table:table-cell office:value-type="float" office:value="9.54404074434863" calcext:value-type="float">
            <text:p>9,54404074434863</text:p>
          </table:table-cell>
          <table:table-cell office:value-type="float" office:value="250" calcext:value-type="float">
            <text:p>250</text:p>
          </table:table-cell>
          <table:table-cell office:value-type="float" office:value="6.9365" calcext:value-type="float">
            <text:p>6,9365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47" calcext:value-type="float">
            <text:p>647</text:p>
          </table:table-cell>
          <table:table-cell office:value-type="float" office:value="35.2681" calcext:value-type="float">
            <text:p>35,2681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3.0639" calcext:value-type="float">
            <text:p>33,0639</text:p>
          </table:table-cell>
          <table:table-cell office:value-type="float" office:value="6.98872343478779" calcext:value-type="float">
            <text:p>6,98872343478779</text:p>
          </table:table-cell>
          <table:table-cell office:value-type="float" office:value="25" calcext:value-type="float">
            <text:p>25</text:p>
          </table:table-cell>
          <table:table-cell office:value-type="float" office:value="33.0639" calcext:value-type="float">
            <text:p>33,0639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91" calcext:value-type="float">
            <text:p>891</text:p>
          </table:table-cell>
          <table:table-cell office:value-type="float" office:value="48.4621" calcext:value-type="float">
            <text:p>48,4621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9.6548" calcext:value-type="float">
            <text:p>29,6548</text:p>
          </table:table-cell>
          <table:table-cell office:value-type="float" office:value="15.840645955407" calcext:value-type="float">
            <text:p>15,840645955407</text:p>
          </table:table-cell>
          <table:table-cell office:value-type="float" office:value="32" calcext:value-type="float">
            <text:p>32</text:p>
          </table:table-cell>
          <table:table-cell office:value-type="float" office:value="29.6548" calcext:value-type="float">
            <text:p>29,6548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609" calcext:value-type="float">
            <text:p>609</text:p>
          </table:table-cell>
          <table:table-cell office:value-type="float" office:value="38.3625" calcext:value-type="float">
            <text:p>38,362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2.9664" calcext:value-type="float">
            <text:p>32,9664</text:p>
          </table:table-cell>
          <table:table-cell office:value-type="float" office:value="41.3841668695833" calcext:value-type="float">
            <text:p>41,3841668695833</text:p>
          </table:table-cell>
          <table:table-cell office:value-type="float" office:value="36" calcext:value-type="float">
            <text:p>36</text:p>
          </table:table-cell>
          <table:table-cell office:value-type="float" office:value="32.9664" calcext:value-type="float">
            <text:p>32,9664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49" calcext:value-type="float">
            <text:p>849</text:p>
          </table:table-cell>
          <table:table-cell office:value-type="float" office:value="70.7557" calcext:value-type="float">
            <text:p>70,755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22.5977" calcext:value-type="float">
            <text:p>22,5977</text:p>
          </table:table-cell>
          <table:table-cell office:value-type="float" office:value="13.0229628454551" calcext:value-type="float">
            <text:p>13,0229628454551</text:p>
          </table:table-cell>
          <table:table-cell office:value-type="float" office:value="9" calcext:value-type="float">
            <text:p>9</text:p>
          </table:table-cell>
          <table:table-cell office:value-type="float" office:value="22.5977" calcext:value-type="float">
            <text:p>22,5977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67" calcext:value-type="float">
            <text:p>7,167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0.2201" calcext:value-type="float">
            <text:p>0,2201</text:p>
          </table:table-cell>
          <table:table-cell office:value-type="float" office:value="3.26369507851601" calcext:value-type="float">
            <text:p>3,26369507851601</text:p>
          </table:table-cell>
          <table:table-cell office:value-type="float" office:value="543" calcext:value-type="float">
            <text:p>543</text:p>
          </table:table-cell>
          <table:table-cell office:value-type="float" office:value="0.2201" calcext:value-type="float">
            <text:p>0,2201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667" calcext:value-type="float">
            <text:p>1667</text:p>
          </table:table-cell>
          <table:table-cell office:value-type="float" office:value="35.8617" calcext:value-type="float">
            <text:p>35,8617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9.0155" calcext:value-type="float">
            <text:p>29,0155</text:p>
          </table:table-cell>
          <table:table-cell office:value-type="float" office:value="11.8114922255217" calcext:value-type="float">
            <text:p>11,8114922255217</text:p>
          </table:table-cell>
          <table:table-cell office:value-type="float" office:value="24" calcext:value-type="float">
            <text:p>24</text:p>
          </table:table-cell>
          <table:table-cell office:value-type="float" office:value="29.0155" calcext:value-type="float">
            <text:p>29,0155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046" calcext:value-type="float">
            <text:p>1046</text:p>
          </table:table-cell>
          <table:table-cell office:value-type="float" office:value="46.9394" calcext:value-type="float">
            <text:p>46,9394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4.1019" calcext:value-type="float">
            <text:p>34,1019</text:p>
          </table:table-cell>
          <table:table-cell office:value-type="float" office:value="12.1649255034151" calcext:value-type="float">
            <text:p>12,1649255034151</text:p>
          </table:table-cell>
          <table:table-cell office:value-type="float" office:value="41" calcext:value-type="float">
            <text:p>41</text:p>
          </table:table-cell>
          <table:table-cell office:value-type="float" office:value="34.1019" calcext:value-type="float">
            <text:p>34,1019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076" calcext:value-type="float">
            <text:p>1076</text:p>
          </table:table-cell>
          <table:table-cell office:value-type="float" office:value="28.7049" calcext:value-type="float">
            <text:p>28,7049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4.0486" calcext:value-type="float">
            <text:p>24,0486</text:p>
          </table:table-cell>
          <table:table-cell office:value-type="float" office:value="34.5539621890353" calcext:value-type="float">
            <text:p>34,5539621890353</text:p>
          </table:table-cell>
          <table:table-cell office:value-type="float" office:value="49" calcext:value-type="float">
            <text:p>49</text:p>
          </table:table-cell>
          <table:table-cell office:value-type="float" office:value="24.0486" calcext:value-type="float">
            <text:p>24,0486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03" calcext:value-type="float">
            <text:p>803</text:p>
          </table:table-cell>
          <table:table-cell office:value-type="float" office:value="25.4068" calcext:value-type="float">
            <text:p>25,4068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2.4644" calcext:value-type="float">
            <text:p>12,4644</text:p>
          </table:table-cell>
          <table:table-cell office:value-type="float" office:value="22.1265985459338" calcext:value-type="float">
            <text:p>22,1265985459338</text:p>
          </table:table-cell>
          <table:table-cell office:value-type="float" office:value="63" calcext:value-type="float">
            <text:p>63</text:p>
          </table:table-cell>
          <table:table-cell office:value-type="float" office:value="12.4644" calcext:value-type="float">
            <text:p>12,4644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08" calcext:value-type="float">
            <text:p>608</text:p>
          </table:table-cell>
          <table:table-cell office:value-type="float" office:value="37.5304" calcext:value-type="float">
            <text:p>37,530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2.098" calcext:value-type="float">
            <text:p>32,098</text:p>
          </table:table-cell>
          <table:table-cell office:value-type="float" office:value="27.2223223203509" calcext:value-type="float">
            <text:p>27,2223223203509</text:p>
          </table:table-cell>
          <table:table-cell office:value-type="float" office:value="36" calcext:value-type="float">
            <text:p>36</text:p>
          </table:table-cell>
          <table:table-cell office:value-type="float" office:value="32.098" calcext:value-type="float">
            <text:p>32,098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488" calcext:value-type="float">
            <text:p>1488</text:p>
          </table:table-cell>
          <table:table-cell office:value-type="float" office:value="73.1886" calcext:value-type="float">
            <text:p>73,188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31.7226" calcext:value-type="float">
            <text:p>31,7226</text:p>
          </table:table-cell>
          <table:table-cell office:value-type="float" office:value="20.8408389696346" calcext:value-type="float">
            <text:p>20,8408389696346</text:p>
          </table:table-cell>
          <table:table-cell office:value-type="float" office:value="8" calcext:value-type="float">
            <text:p>8</text:p>
          </table:table-cell>
          <table:table-cell office:value-type="float" office:value="31.7226" calcext:value-type="float">
            <text:p>31,7226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150" calcext:value-type="float">
            <text:p>1150</text:p>
          </table:table-cell>
          <table:table-cell office:value-type="float" office:value="28.9972" calcext:value-type="float">
            <text:p>28,997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24.5601" calcext:value-type="float">
            <text:p>24,5601</text:p>
          </table:table-cell>
          <table:table-cell office:value-type="float" office:value="18.3144926680754" calcext:value-type="float">
            <text:p>18,3144926680754</text:p>
          </table:table-cell>
          <table:table-cell office:value-type="float" office:value="79" calcext:value-type="float">
            <text:p>79</text:p>
          </table:table-cell>
          <table:table-cell office:value-type="float" office:value="24.5601" calcext:value-type="float">
            <text:p>24,5601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015" calcext:value-type="float">
            <text:p>1015</text:p>
          </table:table-cell>
          <table:table-cell office:value-type="float" office:value="31.1377" calcext:value-type="float">
            <text:p>31,137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0.9518" calcext:value-type="float">
            <text:p>10,9518</text:p>
          </table:table-cell>
          <table:table-cell office:value-type="float" office:value="12.0783122205474" calcext:value-type="float">
            <text:p>12,0783122205474</text:p>
          </table:table-cell>
          <table:table-cell office:value-type="float" office:value="96" calcext:value-type="float">
            <text:p>96</text:p>
          </table:table-cell>
          <table:table-cell office:value-type="float" office:value="10.9518" calcext:value-type="float">
            <text:p>10,9518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59.1813" calcext:value-type="float">
            <text:p>59,181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5.3462" calcext:value-type="float">
            <text:p>25,3462</text:p>
          </table:table-cell>
          <table:table-cell office:value-type="float" office:value="8.95509552331587" calcext:value-type="float">
            <text:p>8,95509552331587</text:p>
          </table:table-cell>
          <table:table-cell office:value-type="float" office:value="15" calcext:value-type="float">
            <text:p>15</text:p>
          </table:table-cell>
          <table:table-cell office:value-type="float" office:value="21.0133" calcext:value-type="float">
            <text:p>21,0133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3600" calcext:value-type="float">
            <text:p>3600</text:p>
          </table:table-cell>
          <table:table-cell office:value-type="float" office:value="2371" calcext:value-type="float">
            <text:p>2371</text:p>
          </table:table-cell>
          <table:table-cell office:value-type="float" office:value="65.3383" calcext:value-type="float">
            <text:p>65,3383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7.4728" calcext:value-type="float">
            <text:p>57,4728</text:p>
          </table:table-cell>
          <table:table-cell office:value-type="float" office:value="20.3317859634627" calcext:value-type="float">
            <text:p>20,3317859634627</text:p>
          </table:table-cell>
          <table:table-cell office:value-type="float" office:value="7" calcext:value-type="float">
            <text:p>7</text:p>
          </table:table-cell>
          <table:table-cell office:value-type="float" office:value="57.4728" calcext:value-type="float">
            <text:p>57,4728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19" calcext:value-type="float">
            <text:p>919</text:p>
          </table:table-cell>
          <table:table-cell office:value-type="float" office:value="50.9563" calcext:value-type="float">
            <text:p>50,9563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23.5038" calcext:value-type="float">
            <text:p>23,5038</text:p>
          </table:table-cell>
          <table:table-cell office:value-type="float" office:value="60.0936057218267" calcext:value-type="float">
            <text:p>60,0936057218267</text:p>
          </table:table-cell>
          <table:table-cell office:value-type="float" office:value="21" calcext:value-type="float">
            <text:p>21</text:p>
          </table:table-cell>
          <table:table-cell office:value-type="float" office:value="23.5038" calcext:value-type="float">
            <text:p>23,5038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357" calcext:value-type="float">
            <text:p>1357</text:p>
          </table:table-cell>
          <table:table-cell office:value-type="float" office:value="44.0684" calcext:value-type="float">
            <text:p>44,0684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31.1479" calcext:value-type="float">
            <text:p>31,1479</text:p>
          </table:table-cell>
          <table:table-cell office:value-type="float" office:value="36.394043169753" calcext:value-type="float">
            <text:p>36,394043169753</text:p>
          </table:table-cell>
          <table:table-cell office:value-type="float" office:value="37" calcext:value-type="float">
            <text:p>37</text:p>
          </table:table-cell>
          <table:table-cell office:value-type="float" office:value="31.1479" calcext:value-type="float">
            <text:p>31,1479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10" calcext:value-type="float">
            <text:p>510</text:p>
          </table:table-cell>
          <table:table-cell office:value-type="float" office:value="37.875" calcext:value-type="float">
            <text:p>37,875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5.9292" calcext:value-type="float">
            <text:p>15,9292</text:p>
          </table:table-cell>
          <table:table-cell office:value-type="float" office:value="12.4739356559788" calcext:value-type="float">
            <text:p>12,4739356559788</text:p>
          </table:table-cell>
          <table:table-cell office:value-type="float" office:value="61" calcext:value-type="float">
            <text:p>61</text:p>
          </table:table-cell>
          <table:table-cell office:value-type="float" office:value="15.9292" calcext:value-type="float">
            <text:p>15,9292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546" calcext:value-type="float">
            <text:p>546</text:p>
          </table:table-cell>
          <table:table-cell office:value-type="float" office:value="52.5259" calcext:value-type="float">
            <text:p>52,525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33.1516" calcext:value-type="float">
            <text:p>33,1516</text:p>
          </table:table-cell>
          <table:table-cell office:value-type="float" office:value="35.5934007564114" calcext:value-type="float">
            <text:p>35,5934007564114</text:p>
          </table:table-cell>
          <table:table-cell office:value-type="float" office:value="30" calcext:value-type="float">
            <text:p>30</text:p>
          </table:table-cell>
          <table:table-cell office:value-type="float" office:value="33.1516" calcext:value-type="float">
            <text:p>33,1516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43.6928" calcext:value-type="float">
            <text:p>43,6928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.2766" calcext:value-type="float">
            <text:p>1,2766</text:p>
          </table:table-cell>
          <table:table-cell office:value-type="float" office:value="8.58963190853363" calcext:value-type="float">
            <text:p>8,58963190853363</text:p>
          </table:table-cell>
          <table:table-cell office:value-type="float" office:value="38" calcext:value-type="float">
            <text:p>38</text:p>
          </table:table-cell>
          <table:table-cell office:value-type="float" office:value="0.9306" calcext:value-type="float">
            <text:p>0,9306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2775" calcext:value-type="float">
            <text:p>2775</text:p>
          </table:table-cell>
          <table:table-cell office:value-type="float" office:value="12.4647" calcext:value-type="float">
            <text:p>12,4647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4.726" calcext:value-type="float">
            <text:p>4,726</text:p>
          </table:table-cell>
          <table:table-cell office:value-type="float" office:value="28.1611117290051" calcext:value-type="float">
            <text:p>28,1611117290051</text:p>
          </table:table-cell>
          <table:table-cell office:value-type="float" office:value="342" calcext:value-type="float">
            <text:p>342</text:p>
          </table:table-cell>
          <table:table-cell office:value-type="float" office:value="4.726" calcext:value-type="float">
            <text:p>4,726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9038" calcext:value-type="float">
            <text:p>15,9038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1.4232" calcext:value-type="float">
            <text:p>1,4232</text:p>
          </table:table-cell>
          <table:table-cell office:value-type="float" office:value="5.90884057046385" calcext:value-type="float">
            <text:p>5,90884057046385</text:p>
          </table:table-cell>
          <table:table-cell office:value-type="float" office:value="157" calcext:value-type="float">
            <text:p>157</text:p>
          </table:table-cell>
          <table:table-cell office:value-type="float" office:value="0.4805" calcext:value-type="float">
            <text:p>0,4805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05" calcext:value-type="float">
            <text:p>1005</text:p>
          </table:table-cell>
          <table:table-cell office:value-type="float" office:value="48.9523" calcext:value-type="float">
            <text:p>48,9523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34.5139" calcext:value-type="float">
            <text:p>34,5139</text:p>
          </table:table-cell>
          <table:table-cell office:value-type="float" office:value="28.6725361016917" calcext:value-type="float">
            <text:p>28,6725361016917</text:p>
          </table:table-cell>
          <table:table-cell office:value-type="float" office:value="30" calcext:value-type="float">
            <text:p>30</text:p>
          </table:table-cell>
          <table:table-cell office:value-type="float" office:value="34.5139" calcext:value-type="float">
            <text:p>34,5139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5" calcext:value-type="float">
            <text:p>275</text:p>
          </table:table-cell>
          <table:table-cell office:value-type="float" office:value="40.8679" calcext:value-type="float">
            <text:p>40,8679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1.6582" calcext:value-type="float">
            <text:p>11,6582</text:p>
          </table:table-cell>
          <table:table-cell office:value-type="float" office:value="12.2831814165593" calcext:value-type="float">
            <text:p>12,2831814165593</text:p>
          </table:table-cell>
          <table:table-cell office:value-type="float" office:value="48" calcext:value-type="float">
            <text:p>48</text:p>
          </table:table-cell>
          <table:table-cell office:value-type="float" office:value="11.6582" calcext:value-type="float">
            <text:p>11,6582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711" calcext:value-type="float">
            <text:p>2711</text:p>
          </table:table-cell>
          <table:table-cell office:value-type="float" office:value="27.6161" calcext:value-type="float">
            <text:p>27,6161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8.5037" calcext:value-type="float">
            <text:p>8,5037</text:p>
          </table:table-cell>
          <table:table-cell office:value-type="float" office:value="7.23372350164228" calcext:value-type="float">
            <text:p>7,23372350164228</text:p>
          </table:table-cell>
          <table:table-cell office:value-type="float" office:value="123" calcext:value-type="float">
            <text:p>123</text:p>
          </table:table-cell>
          <table:table-cell office:value-type="float" office:value="8.5037" calcext:value-type="float">
            <text:p>8,5037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935" calcext:value-type="float">
            <text:p>935</text:p>
          </table:table-cell>
          <table:table-cell office:value-type="float" office:value="30.6698" calcext:value-type="float">
            <text:p>30,6698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0.0283" calcext:value-type="float">
            <text:p>20,0283</text:p>
          </table:table-cell>
          <table:table-cell office:value-type="float" office:value="35.5623803432891" calcext:value-type="float">
            <text:p>35,5623803432891</text:p>
          </table:table-cell>
          <table:table-cell office:value-type="float" office:value="70" calcext:value-type="float">
            <text:p>70</text:p>
          </table:table-cell>
          <table:table-cell office:value-type="float" office:value="20.0283" calcext:value-type="float">
            <text:p>20,0283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07" calcext:value-type="float">
            <text:p>1007</text:p>
          </table:table-cell>
          <table:table-cell office:value-type="float" office:value="40.8275" calcext:value-type="float">
            <text:p>40,8275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8.5296" calcext:value-type="float">
            <text:p>28,5296</text:p>
          </table:table-cell>
          <table:table-cell office:value-type="float" office:value="10.06833964094" calcext:value-type="float">
            <text:p>10,06833964094</text:p>
          </table:table-cell>
          <table:table-cell office:value-type="float" office:value="28" calcext:value-type="float">
            <text:p>28</text:p>
          </table:table-cell>
          <table:table-cell office:value-type="float" office:value="28.5296" calcext:value-type="float">
            <text:p>28,5296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58" calcext:value-type="float">
            <text:p>858</text:p>
          </table:table-cell>
          <table:table-cell office:value-type="float" office:value="72.985" calcext:value-type="float">
            <text:p>72,98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5.1323" calcext:value-type="float">
            <text:p>55,1323</text:p>
          </table:table-cell>
          <table:table-cell office:value-type="float" office:value="16.917628010437" calcext:value-type="float">
            <text:p>16,917628010437</text:p>
          </table:table-cell>
          <table:table-cell office:value-type="float" office:value="4" calcext:value-type="float">
            <text:p>4</text:p>
          </table:table-cell>
          <table:table-cell office:value-type="float" office:value="55.1323" calcext:value-type="float">
            <text:p>55,1323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144" calcext:value-type="float">
            <text:p>1144</text:p>
          </table:table-cell>
          <table:table-cell office:value-type="float" office:value="20.7796" calcext:value-type="float">
            <text:p>20,7796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6.642" calcext:value-type="float">
            <text:p>16,642</text:p>
          </table:table-cell>
          <table:table-cell office:value-type="float" office:value="14.8740506241101" calcext:value-type="float">
            <text:p>14,8740506241101</text:p>
          </table:table-cell>
          <table:table-cell office:value-type="float" office:value="163" calcext:value-type="float">
            <text:p>163</text:p>
          </table:table-cell>
          <table:table-cell office:value-type="float" office:value="16.642" calcext:value-type="float">
            <text:p>16,642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01" calcext:value-type="float">
            <text:p>801</text:p>
          </table:table-cell>
          <table:table-cell office:value-type="float" office:value="48.6504" calcext:value-type="float">
            <text:p>48,6504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6.8732" calcext:value-type="float">
            <text:p>16,8732</text:p>
          </table:table-cell>
          <table:table-cell office:value-type="float" office:value="22.281422861162" calcext:value-type="float">
            <text:p>22,281422861162</text:p>
          </table:table-cell>
          <table:table-cell office:value-type="float" office:value="43" calcext:value-type="float">
            <text:p>43</text:p>
          </table:table-cell>
          <table:table-cell office:value-type="float" office:value="16.8732" calcext:value-type="float">
            <text:p>16,8732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3.2391" calcext:value-type="float">
            <text:p>3,2391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532" calcext:value-type="float">
            <text:p>0,532</text:p>
          </table:table-cell>
          <table:table-cell office:value-type="float" office:value="8.78914211270075" calcext:value-type="float">
            <text:p>8,78914211270075</text:p>
          </table:table-cell>
          <table:table-cell office:value-type="float" office:value="1567" calcext:value-type="float">
            <text:p>1567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484" calcext:value-type="float">
            <text:p>1484</text:p>
          </table:table-cell>
          <table:table-cell office:value-type="float" office:value="25.3494" calcext:value-type="float">
            <text:p>25,3494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18.8946" calcext:value-type="float">
            <text:p>18,8946</text:p>
          </table:table-cell>
          <table:table-cell office:value-type="float" office:value="12.1608535912167" calcext:value-type="float">
            <text:p>12,1608535912167</text:p>
          </table:table-cell>
          <table:table-cell office:value-type="float" office:value="198" calcext:value-type="float">
            <text:p>198</text:p>
          </table:table-cell>
          <table:table-cell office:value-type="float" office:value="18.8946" calcext:value-type="float">
            <text:p>18,8946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260" calcext:value-type="float">
            <text:p>1260</text:p>
          </table:table-cell>
          <table:table-cell office:value-type="float" office:value="22.7389" calcext:value-type="float">
            <text:p>22,7389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18.9267" calcext:value-type="float">
            <text:p>18,9267</text:p>
          </table:table-cell>
          <table:table-cell office:value-type="float" office:value="13.5150341055352" calcext:value-type="float">
            <text:p>13,5150341055352</text:p>
          </table:table-cell>
          <table:table-cell office:value-type="float" office:value="167" calcext:value-type="float">
            <text:p>167</text:p>
          </table:table-cell>
          <table:table-cell office:value-type="float" office:value="18.9267" calcext:value-type="float">
            <text:p>18,9267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731" calcext:value-type="float">
            <text:p>1731</text:p>
          </table:table-cell>
          <table:table-cell office:value-type="float" office:value="19.8738" calcext:value-type="float">
            <text:p>19,8738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8.3006" calcext:value-type="float">
            <text:p>18,3006</text:p>
          </table:table-cell>
          <table:table-cell office:value-type="float" office:value="32.0979990779696" calcext:value-type="float">
            <text:p>32,0979990779696</text:p>
          </table:table-cell>
          <table:table-cell office:value-type="float" office:value="258" calcext:value-type="float">
            <text:p>258</text:p>
          </table:table-cell>
          <table:table-cell office:value-type="float" office:value="18.3006" calcext:value-type="float">
            <text:p>18,3006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2013" calcext:value-type="float">
            <text:p>2013</text:p>
          </table:table-cell>
          <table:table-cell office:value-type="float" office:value="22.46" calcext:value-type="float">
            <text:p>22,4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0.1863" calcext:value-type="float">
            <text:p>20,1863</text:p>
          </table:table-cell>
          <table:table-cell office:value-type="float" office:value="91.6446099379894" calcext:value-type="float">
            <text:p>91,6446099379894</text:p>
          </table:table-cell>
          <table:table-cell office:value-type="float" office:value="222" calcext:value-type="float">
            <text:p>222</text:p>
          </table:table-cell>
          <table:table-cell office:value-type="float" office:value="20.1863" calcext:value-type="float">
            <text:p>20,1863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899" calcext:value-type="float">
            <text:p>9,389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.5275" calcext:value-type="float">
            <text:p>1,5275</text:p>
          </table:table-cell>
          <table:table-cell office:value-type="float" office:value="5.17777351005244" calcext:value-type="float">
            <text:p>5,17777351005244</text:p>
          </table:table-cell>
          <table:table-cell office:value-type="float" office:value="184" calcext:value-type="float">
            <text:p>184</text:p>
          </table:table-cell>
          <table:table-cell office:value-type="float" office:value="0.7101" calcext:value-type="float">
            <text:p>0,7101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734" calcext:value-type="float">
            <text:p>734</text:p>
          </table:table-cell>
          <table:table-cell office:value-type="float" office:value="57.4258" calcext:value-type="float">
            <text:p>57,4258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9.8058" calcext:value-type="float">
            <text:p>49,8058</text:p>
          </table:table-cell>
          <table:table-cell office:value-type="float" office:value="5.91025602342282" calcext:value-type="float">
            <text:p>5,91025602342282</text:p>
          </table:table-cell>
          <table:table-cell office:value-type="float" office:value="13" calcext:value-type="float">
            <text:p>13</text:p>
          </table:table-cell>
          <table:table-cell office:value-type="float" office:value="49.8058" calcext:value-type="float">
            <text:p>49,8058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729" calcext:value-type="float">
            <text:p>2729</text:p>
          </table:table-cell>
          <table:table-cell office:value-type="float" office:value="7.6281" calcext:value-type="float">
            <text:p>7,6281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2.9756" calcext:value-type="float">
            <text:p>2,9756</text:p>
          </table:table-cell>
          <table:table-cell office:value-type="float" office:value="21.5668046186459" calcext:value-type="float">
            <text:p>21,5668046186459</text:p>
          </table:table-cell>
          <table:table-cell office:value-type="float" office:value="581" calcext:value-type="float">
            <text:p>581</text:p>
          </table:table-cell>
          <table:table-cell office:value-type="float" office:value="2.9756" calcext:value-type="float">
            <text:p>2,9756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204" calcext:value-type="float">
            <text:p>1204</text:p>
          </table:table-cell>
          <table:table-cell office:value-type="float" office:value="24.8532" calcext:value-type="float">
            <text:p>24,8532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3.6427" calcext:value-type="float">
            <text:p>13,6427</text:p>
          </table:table-cell>
          <table:table-cell office:value-type="float" office:value="20.5126247576185" calcext:value-type="float">
            <text:p>20,5126247576185</text:p>
          </table:table-cell>
          <table:table-cell office:value-type="float" office:value="77" calcext:value-type="float">
            <text:p>77</text:p>
          </table:table-cell>
          <table:table-cell office:value-type="float" office:value="13.6427" calcext:value-type="float">
            <text:p>13,6427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48" calcext:value-type="float">
            <text:p>848</text:p>
          </table:table-cell>
          <table:table-cell office:value-type="float" office:value="15.0799" calcext:value-type="float">
            <text:p>15,0799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5.033" calcext:value-type="float">
            <text:p>5,033</text:p>
          </table:table-cell>
          <table:table-cell office:value-type="float" office:value="27.2411974146419" calcext:value-type="float">
            <text:p>27,2411974146419</text:p>
          </table:table-cell>
          <table:table-cell office:value-type="float" office:value="332" calcext:value-type="float">
            <text:p>332</text:p>
          </table:table-cell>
          <table:table-cell office:value-type="float" office:value="5.033" calcext:value-type="float">
            <text:p>5,033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105" calcext:value-type="float">
            <text:p>1105</text:p>
          </table:table-cell>
          <table:table-cell office:value-type="float" office:value="23.9959" calcext:value-type="float">
            <text:p>23,995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4.165" calcext:value-type="float">
            <text:p>24,165</text:p>
          </table:table-cell>
          <table:table-cell office:value-type="float" office:value="12.7315661906143" calcext:value-type="float">
            <text:p>12,7315661906143</text:p>
          </table:table-cell>
          <table:table-cell office:value-type="float" office:value="198" calcext:value-type="float">
            <text:p>198</text:p>
          </table:table-cell>
          <table:table-cell office:value-type="float" office:value="23.5391" calcext:value-type="float">
            <text:p>23,5391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64" calcext:value-type="float">
            <text:p>564</text:p>
          </table:table-cell>
          <table:table-cell office:value-type="float" office:value="13.9463" calcext:value-type="float">
            <text:p>13,9463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.1226" calcext:value-type="float">
            <text:p>6,1226</text:p>
          </table:table-cell>
          <table:table-cell office:value-type="float" office:value="19.9263627245302" calcext:value-type="float">
            <text:p>19,9263627245302</text:p>
          </table:table-cell>
          <table:table-cell office:value-type="float" office:value="237" calcext:value-type="float">
            <text:p>237</text:p>
          </table:table-cell>
          <table:table-cell office:value-type="float" office:value="6.1226" calcext:value-type="float">
            <text:p>6,1226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07" calcext:value-type="float">
            <text:p>707</text:p>
          </table:table-cell>
          <table:table-cell office:value-type="float" office:value="20.8649" calcext:value-type="float">
            <text:p>20,8649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9.5252" calcext:value-type="float">
            <text:p>9,5252</text:p>
          </table:table-cell>
          <table:table-cell office:value-type="float" office:value="16.1525558079797" calcext:value-type="float">
            <text:p>16,1525558079797</text:p>
          </table:table-cell>
          <table:table-cell office:value-type="float" office:value="154" calcext:value-type="float">
            <text:p>154</text:p>
          </table:table-cell>
          <table:table-cell office:value-type="float" office:value="9.5252" calcext:value-type="float">
            <text:p>9,5252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2.066" calcext:value-type="float">
            <text:p>12,06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12.8523" calcext:value-type="float">
            <text:p>12,8523</text:p>
          </table:table-cell>
          <table:table-cell office:value-type="float" office:value="8.13572960005098" calcext:value-type="float">
            <text:p>8,13572960005098</text:p>
          </table:table-cell>
          <table:table-cell office:value-type="float" office:value="197" calcext:value-type="float">
            <text:p>197</text:p>
          </table:table-cell>
          <table:table-cell office:value-type="float" office:value="12.066" calcext:value-type="float">
            <text:p>12,066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5.275" calcext:value-type="float">
            <text:p>5,275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2.7915" calcext:value-type="float">
            <text:p>2,7915</text:p>
          </table:table-cell>
          <table:table-cell office:value-type="float" office:value="12.8203485937485" calcext:value-type="float">
            <text:p>12,8203485937485</text:p>
          </table:table-cell>
          <table:table-cell office:value-type="float" office:value="264" calcext:value-type="float">
            <text:p>264</text:p>
          </table:table-cell>
          <table:table-cell office:value-type="float" office:value="2.7915" calcext:value-type="float">
            <text:p>2,7915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77" calcext:value-type="float">
            <text:p>877</text:p>
          </table:table-cell>
          <table:table-cell office:value-type="float" office:value="22.6271" calcext:value-type="float">
            <text:p>22,6271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8.3851" calcext:value-type="float">
            <text:p>8,3851</text:p>
          </table:table-cell>
          <table:table-cell office:value-type="float" office:value="14.0903528618184" calcext:value-type="float">
            <text:p>14,0903528618184</text:p>
          </table:table-cell>
          <table:table-cell office:value-type="float" office:value="150" calcext:value-type="float">
            <text:p>150</text:p>
          </table:table-cell>
          <table:table-cell office:value-type="float" office:value="8.3851" calcext:value-type="float">
            <text:p>8,3851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154" calcext:value-type="float">
            <text:p>1154</text:p>
          </table:table-cell>
          <table:table-cell office:value-type="float" office:value="18.4412" calcext:value-type="float">
            <text:p>18,4412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5.4512" calcext:value-type="float">
            <text:p>15,4512</text:p>
          </table:table-cell>
          <table:table-cell office:value-type="float" office:value="34.0112817241664" calcext:value-type="float">
            <text:p>34,0112817241664</text:p>
          </table:table-cell>
          <table:table-cell office:value-type="float" office:value="133" calcext:value-type="float">
            <text:p>133</text:p>
          </table:table-cell>
          <table:table-cell office:value-type="float" office:value="15.4512" calcext:value-type="float">
            <text:p>15,4512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143" calcext:value-type="float">
            <text:p>1143</text:p>
          </table:table-cell>
          <table:table-cell office:value-type="float" office:value="36.1873" calcext:value-type="float">
            <text:p>36,1873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1.4407" calcext:value-type="float">
            <text:p>11,4407</text:p>
          </table:table-cell>
          <table:table-cell office:value-type="float" office:value="20.864779513691" calcext:value-type="float">
            <text:p>20,864779513691</text:p>
          </table:table-cell>
          <table:table-cell office:value-type="float" office:value="102" calcext:value-type="float">
            <text:p>102</text:p>
          </table:table-cell>
          <table:table-cell office:value-type="float" office:value="11.4407" calcext:value-type="float">
            <text:p>11,4407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078" calcext:value-type="float">
            <text:p>1078</text:p>
          </table:table-cell>
          <table:table-cell office:value-type="float" office:value="34.2403" calcext:value-type="float">
            <text:p>34,240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3.5416" calcext:value-type="float">
            <text:p>23,5416</text:p>
          </table:table-cell>
          <table:table-cell office:value-type="float" office:value="18.214589695115" calcext:value-type="float">
            <text:p>18,214589695115</text:p>
          </table:table-cell>
          <table:table-cell office:value-type="float" office:value="27" calcext:value-type="float">
            <text:p>27</text:p>
          </table:table-cell>
          <table:table-cell office:value-type="float" office:value="23.5416" calcext:value-type="float">
            <text:p>23,5416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32" calcext:value-type="float">
            <text:p>332</text:p>
          </table:table-cell>
          <table:table-cell office:value-type="float" office:value="16.3518" calcext:value-type="float">
            <text:p>16,3518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3.4755" calcext:value-type="float">
            <text:p>13,4755</text:p>
          </table:table-cell>
          <table:table-cell office:value-type="float" office:value="9.67123607792537" calcext:value-type="float">
            <text:p>9,67123607792537</text:p>
          </table:table-cell>
          <table:table-cell office:value-type="float" office:value="321" calcext:value-type="float">
            <text:p>321</text:p>
          </table:table-cell>
          <table:table-cell office:value-type="float" office:value="13.4755" calcext:value-type="float">
            <text:p>13,4755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917" calcext:value-type="float">
            <text:p>1917</text:p>
          </table:table-cell>
          <table:table-cell office:value-type="float" office:value="25.9392" calcext:value-type="float">
            <text:p>25,9392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4.9528" calcext:value-type="float">
            <text:p>24,9528</text:p>
          </table:table-cell>
          <table:table-cell office:value-type="float" office:value="15.0568639355485" calcext:value-type="float">
            <text:p>15,0568639355485</text:p>
          </table:table-cell>
          <table:table-cell office:value-type="float" office:value="188" calcext:value-type="float">
            <text:p>188</text:p>
          </table:table-cell>
          <table:table-cell office:value-type="float" office:value="24.9528" calcext:value-type="float">
            <text:p>24,9528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753" calcext:value-type="float">
            <text:p>1753</text:p>
          </table:table-cell>
          <table:table-cell office:value-type="float" office:value="30.6098" calcext:value-type="float">
            <text:p>30,609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21.728" calcext:value-type="float">
            <text:p>21,728</text:p>
          </table:table-cell>
          <table:table-cell office:value-type="float" office:value="43.2897929812674" calcext:value-type="float">
            <text:p>43,2897929812674</text:p>
          </table:table-cell>
          <table:table-cell office:value-type="float" office:value="62" calcext:value-type="float">
            <text:p>62</text:p>
          </table:table-cell>
          <table:table-cell office:value-type="float" office:value="21.728" calcext:value-type="float">
            <text:p>21,728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486" calcext:value-type="float">
            <text:p>7,9486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3972" calcext:value-type="float">
            <text:p>0,3972</text:p>
          </table:table-cell>
          <table:table-cell office:value-type="float" office:value="3.6919979983884" calcext:value-type="float">
            <text:p>3,6919979983884</text:p>
          </table:table-cell>
          <table:table-cell office:value-type="float" office:value="114" calcext:value-type="float">
            <text:p>114</text:p>
          </table:table-cell>
          <table:table-cell office:value-type="float" office:value="0.3972" calcext:value-type="float">
            <text:p>0,3972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68" calcext:value-type="float">
            <text:p>368</text:p>
          </table:table-cell>
          <table:table-cell office:value-type="float" office:value="3.7586" calcext:value-type="float">
            <text:p>3,7586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1563" calcext:value-type="float">
            <text:p>0,1563</text:p>
          </table:table-cell>
          <table:table-cell office:value-type="float" office:value="6.85509355824614" calcext:value-type="float">
            <text:p>6,85509355824614</text:p>
          </table:table-cell>
          <table:table-cell office:value-type="float" office:value="2143" calcext:value-type="float">
            <text:p>2143</text:p>
          </table:table-cell>
          <table:table-cell office:value-type="float" office:value="0.1563" calcext:value-type="float">
            <text:p>0,1563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4" calcext:value-type="float">
            <text:p>4,514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3891" calcext:value-type="float">
            <text:p>0,3891</text:p>
          </table:table-cell>
          <table:table-cell office:value-type="float" office:value="6.232788801973" calcext:value-type="float">
            <text:p>6,232788801973</text:p>
          </table:table-cell>
          <table:table-cell office:value-type="float" office:value="1102" calcext:value-type="float">
            <text:p>1102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66" calcext:value-type="float">
            <text:p>666</text:p>
          </table:table-cell>
          <table:table-cell office:value-type="float" office:value="20.9849" calcext:value-type="float">
            <text:p>20,9849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.751" calcext:value-type="float">
            <text:p>11,751</text:p>
          </table:table-cell>
          <table:table-cell office:value-type="float" office:value="97.6412086954093" calcext:value-type="float">
            <text:p>97,6412086954093</text:p>
          </table:table-cell>
          <table:table-cell office:value-type="float" office:value="261" calcext:value-type="float">
            <text:p>261</text:p>
          </table:table-cell>
          <table:table-cell office:value-type="float" office:value="11.751" calcext:value-type="float">
            <text:p>11,751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878" calcext:value-type="float">
            <text:p>1878</text:p>
          </table:table-cell>
          <table:table-cell office:value-type="float" office:value="19.2886" calcext:value-type="float">
            <text:p>19,2886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7.5188" calcext:value-type="float">
            <text:p>17,5188</text:p>
          </table:table-cell>
          <table:table-cell office:value-type="float" office:value="18.6820014130921" calcext:value-type="float">
            <text:p>18,6820014130921</text:p>
          </table:table-cell>
          <table:table-cell office:value-type="float" office:value="155" calcext:value-type="float">
            <text:p>155</text:p>
          </table:table-cell>
          <table:table-cell office:value-type="float" office:value="17.5188" calcext:value-type="float">
            <text:p>17,5188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76" calcext:value-type="float">
            <text:p>376</text:p>
          </table:table-cell>
          <table:table-cell office:value-type="float" office:value="6.1451" calcext:value-type="float">
            <text:p>6,1451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5838" calcext:value-type="float">
            <text:p>0,5838</text:p>
          </table:table-cell>
          <table:table-cell office:value-type="float" office:value="13.6692352343862" calcext:value-type="float">
            <text:p>13,6692352343862</text:p>
          </table:table-cell>
          <table:table-cell office:value-type="float" office:value="979" calcext:value-type="float">
            <text:p>979</text:p>
          </table:table-cell>
          <table:table-cell office:value-type="float" office:value="0.5838" calcext:value-type="float">
            <text:p>0,5838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38" calcext:value-type="float">
            <text:p>738</text:p>
          </table:table-cell>
          <table:table-cell office:value-type="float" office:value="20.9766" calcext:value-type="float">
            <text:p>20,9766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3.0068" calcext:value-type="float">
            <text:p>13,0068</text:p>
          </table:table-cell>
          <table:table-cell office:value-type="float" office:value="57.4179559234686" calcext:value-type="float">
            <text:p>57,4179559234686</text:p>
          </table:table-cell>
          <table:table-cell office:value-type="float" office:value="209" calcext:value-type="float">
            <text:p>209</text:p>
          </table:table-cell>
          <table:table-cell office:value-type="float" office:value="13.0068" calcext:value-type="float">
            <text:p>13,0068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05" calcext:value-type="float">
            <text:p>805</text:p>
          </table:table-cell>
          <table:table-cell office:value-type="float" office:value="18.9235" calcext:value-type="float">
            <text:p>18,9235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8.8686" calcext:value-type="float">
            <text:p>18,8686</text:p>
          </table:table-cell>
          <table:table-cell office:value-type="float" office:value="18.3085356417115" calcext:value-type="float">
            <text:p>18,3085356417115</text:p>
          </table:table-cell>
          <table:table-cell office:value-type="float" office:value="251" calcext:value-type="float">
            <text:p>251</text:p>
          </table:table-cell>
          <table:table-cell office:value-type="float" office:value="18.8686" calcext:value-type="float">
            <text:p>18,8686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33" calcext:value-type="float">
            <text:p>633</text:p>
          </table:table-cell>
          <table:table-cell office:value-type="float" office:value="20.5287" calcext:value-type="float">
            <text:p>20,528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3.9632" calcext:value-type="float">
            <text:p>13,9632</text:p>
          </table:table-cell>
          <table:table-cell office:value-type="float" office:value="17.3780474505036" calcext:value-type="float">
            <text:p>17,3780474505036</text:p>
          </table:table-cell>
          <table:table-cell office:value-type="float" office:value="105" calcext:value-type="float">
            <text:p>105</text:p>
          </table:table-cell>
          <table:table-cell office:value-type="float" office:value="13.9632" calcext:value-type="float">
            <text:p>13,9632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51" calcext:value-type="float">
            <text:p>551</text:p>
          </table:table-cell>
          <table:table-cell office:value-type="float" office:value="20.9605" calcext:value-type="float">
            <text:p>20,9605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1.1401" calcext:value-type="float">
            <text:p>11,1401</text:p>
          </table:table-cell>
          <table:table-cell office:value-type="float" office:value="106.654276601" calcext:value-type="float">
            <text:p>106,654276601</text:p>
          </table:table-cell>
          <table:table-cell office:value-type="float" office:value="129" calcext:value-type="float">
            <text:p>129</text:p>
          </table:table-cell>
          <table:table-cell office:value-type="float" office:value="11.1401" calcext:value-type="float">
            <text:p>11,1401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95" calcext:value-type="float">
            <text:p>895</text:p>
          </table:table-cell>
          <table:table-cell office:value-type="float" office:value="15.3337" calcext:value-type="float">
            <text:p>15,3337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13.3753" calcext:value-type="float">
            <text:p>13,3753</text:p>
          </table:table-cell>
          <table:table-cell office:value-type="float" office:value="40.3231276843231" calcext:value-type="float">
            <text:p>40,3231276843231</text:p>
          </table:table-cell>
          <table:table-cell office:value-type="float" office:value="240" calcext:value-type="float">
            <text:p>240</text:p>
          </table:table-cell>
          <table:table-cell office:value-type="float" office:value="13.3753" calcext:value-type="float">
            <text:p>13,3753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81" calcext:value-type="float">
            <text:p>481</text:p>
          </table:table-cell>
          <table:table-cell office:value-type="float" office:value="20.7183" calcext:value-type="float">
            <text:p>20,7183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5.2424" calcext:value-type="float">
            <text:p>5,2424</text:p>
          </table:table-cell>
          <table:table-cell office:value-type="float" office:value="17.7139650241418" calcext:value-type="float">
            <text:p>17,7139650241418</text:p>
          </table:table-cell>
          <table:table-cell office:value-type="float" office:value="151" calcext:value-type="float">
            <text:p>151</text:p>
          </table:table-cell>
          <table:table-cell office:value-type="float" office:value="5.2424" calcext:value-type="float">
            <text:p>5,2424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68" calcext:value-type="float">
            <text:p>768</text:p>
          </table:table-cell>
          <table:table-cell office:value-type="float" office:value="10.7087" calcext:value-type="float">
            <text:p>10,7087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6.208" calcext:value-type="float">
            <text:p>6,208</text:p>
          </table:table-cell>
          <table:table-cell office:value-type="float" office:value="36.083082016566" calcext:value-type="float">
            <text:p>36,083082016566</text:p>
          </table:table-cell>
          <table:table-cell office:value-type="float" office:value="323" calcext:value-type="float">
            <text:p>323</text:p>
          </table:table-cell>
          <table:table-cell office:value-type="float" office:value="6.208" calcext:value-type="float">
            <text:p>6,208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111" calcext:value-type="float">
            <text:p>1111</text:p>
          </table:table-cell>
          <table:table-cell office:value-type="float" office:value="27.3739" calcext:value-type="float">
            <text:p>27,373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22.765" calcext:value-type="float">
            <text:p>22,765</text:p>
          </table:table-cell>
          <table:table-cell office:value-type="float" office:value="19.0840834389258" calcext:value-type="float">
            <text:p>19,0840834389258</text:p>
          </table:table-cell>
          <table:table-cell office:value-type="float" office:value="66" calcext:value-type="float">
            <text:p>66</text:p>
          </table:table-cell>
          <table:table-cell office:value-type="float" office:value="22.765" calcext:value-type="float">
            <text:p>22,765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15.053" calcext:value-type="float">
            <text:p>15,053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6.5466" calcext:value-type="float">
            <text:p>6,5466</text:p>
          </table:table-cell>
          <table:table-cell office:value-type="float" office:value="23.7353655620528" calcext:value-type="float">
            <text:p>23,7353655620528</text:p>
          </table:table-cell>
          <table:table-cell office:value-type="float" office:value="369" calcext:value-type="float">
            <text:p>369</text:p>
          </table:table-cell>
          <table:table-cell office:value-type="float" office:value="6.5466" calcext:value-type="float">
            <text:p>6,5466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3251" calcext:value-type="float">
            <text:p>3251</text:p>
          </table:table-cell>
          <table:table-cell office:value-type="float" office:value="27.4547" calcext:value-type="float">
            <text:p>27,454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19.3305" calcext:value-type="float">
            <text:p>19,3305</text:p>
          </table:table-cell>
          <table:table-cell office:value-type="float" office:value="25.1368469977053" calcext:value-type="float">
            <text:p>25,1368469977053</text:p>
          </table:table-cell>
          <table:table-cell office:value-type="float" office:value="86" calcext:value-type="float">
            <text:p>86</text:p>
          </table:table-cell>
          <table:table-cell office:value-type="float" office:value="19.3305" calcext:value-type="float">
            <text:p>19,3305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941" calcext:value-type="float">
            <text:p>1941</text:p>
          </table:table-cell>
          <table:table-cell office:value-type="float" office:value="12.5264" calcext:value-type="float">
            <text:p>12,5264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3.5333" calcext:value-type="float">
            <text:p>3,5333</text:p>
          </table:table-cell>
          <table:table-cell office:value-type="float" office:value="14.9744464036084" calcext:value-type="float">
            <text:p>14,9744464036084</text:p>
          </table:table-cell>
          <table:table-cell office:value-type="float" office:value="510" calcext:value-type="float">
            <text:p>510</text:p>
          </table:table-cell>
          <table:table-cell office:value-type="float" office:value="3.5333" calcext:value-type="float">
            <text:p>3,5333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168" calcext:value-type="float">
            <text:p>1168</text:p>
          </table:table-cell>
          <table:table-cell office:value-type="float" office:value="16.7334" calcext:value-type="float">
            <text:p>16,7334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6.4579" calcext:value-type="float">
            <text:p>16,4579</text:p>
          </table:table-cell>
          <table:table-cell office:value-type="float" office:value="22.0923215709489" calcext:value-type="float">
            <text:p>22,0923215709489</text:p>
          </table:table-cell>
          <table:table-cell office:value-type="float" office:value="279" calcext:value-type="float">
            <text:p>279</text:p>
          </table:table-cell>
          <table:table-cell office:value-type="float" office:value="16.4498" calcext:value-type="float">
            <text:p>16,4498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2160" calcext:value-type="float">
            <text:p>2160</text:p>
          </table:table-cell>
          <table:table-cell office:value-type="float" office:value="21.0017" calcext:value-type="float">
            <text:p>21,0017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9.6737" calcext:value-type="float">
            <text:p>9,6737</text:p>
          </table:table-cell>
          <table:table-cell office:value-type="float" office:value="20.0631296422535" calcext:value-type="float">
            <text:p>20,0631296422535</text:p>
          </table:table-cell>
          <table:table-cell office:value-type="float" office:value="154" calcext:value-type="float">
            <text:p>154</text:p>
          </table:table-cell>
          <table:table-cell office:value-type="float" office:value="9.6737" calcext:value-type="float">
            <text:p>9,6737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92" calcext:value-type="float">
            <text:p>492</text:p>
          </table:table-cell>
          <table:table-cell office:value-type="float" office:value="14.9751" calcext:value-type="float">
            <text:p>14,9751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7.2757" calcext:value-type="float">
            <text:p>7,2757</text:p>
          </table:table-cell>
          <table:table-cell office:value-type="float" office:value="36.875845421044" calcext:value-type="float">
            <text:p>36,875845421044</text:p>
          </table:table-cell>
          <table:table-cell office:value-type="float" office:value="436" calcext:value-type="float">
            <text:p>436</text:p>
          </table:table-cell>
          <table:table-cell office:value-type="float" office:value="7.2757" calcext:value-type="float">
            <text:p>7,2757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16" calcext:value-type="float">
            <text:p>4,861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2.5976" calcext:value-type="float">
            <text:p>2,5976</text:p>
          </table:table-cell>
          <table:table-cell office:value-type="float" office:value="5.2112891156196" calcext:value-type="float">
            <text:p>5,2112891156196</text:p>
          </table:table-cell>
          <table:table-cell office:value-type="float" office:value="215" calcext:value-type="float">
            <text:p>215</text:p>
          </table:table-cell>
          <table:table-cell office:value-type="float" office:value="2.0758" calcext:value-type="float">
            <text:p>2,0758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97" calcext:value-type="float">
            <text:p>897</text:p>
          </table:table-cell>
          <table:table-cell office:value-type="float" office:value="16.4488" calcext:value-type="float">
            <text:p>16,4488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4.2246" calcext:value-type="float">
            <text:p>14,2246</text:p>
          </table:table-cell>
          <table:table-cell office:value-type="float" office:value="41.9162999150359" calcext:value-type="float">
            <text:p>41,9162999150359</text:p>
          </table:table-cell>
          <table:table-cell office:value-type="float" office:value="323" calcext:value-type="float">
            <text:p>323</text:p>
          </table:table-cell>
          <table:table-cell office:value-type="float" office:value="14.2246" calcext:value-type="float">
            <text:p>14,2246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80" calcext:value-type="float">
            <text:p>780</text:p>
          </table:table-cell>
          <table:table-cell office:value-type="float" office:value="20.3208" calcext:value-type="float">
            <text:p>20,3208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8.5201" calcext:value-type="float">
            <text:p>18,5201</text:p>
          </table:table-cell>
          <table:table-cell office:value-type="float" office:value="12.7254457197166" calcext:value-type="float">
            <text:p>12,7254457197166</text:p>
          </table:table-cell>
          <table:table-cell office:value-type="float" office:value="231" calcext:value-type="float">
            <text:p>231</text:p>
          </table:table-cell>
          <table:table-cell office:value-type="float" office:value="18.5201" calcext:value-type="float">
            <text:p>18,5201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41" calcext:value-type="float">
            <text:p>341</text:p>
          </table:table-cell>
          <table:table-cell office:value-type="float" office:value="13.7549" calcext:value-type="float">
            <text:p>13,7549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.7774" calcext:value-type="float">
            <text:p>7,7774</text:p>
          </table:table-cell>
          <table:table-cell office:value-type="float" office:value="18.4492831789227" calcext:value-type="float">
            <text:p>18,4492831789227</text:p>
          </table:table-cell>
          <table:table-cell office:value-type="float" office:value="350" calcext:value-type="float">
            <text:p>350</text:p>
          </table:table-cell>
          <table:table-cell office:value-type="float" office:value="7.7774" calcext:value-type="float">
            <text:p>7,7774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44" calcext:value-type="float">
            <text:p>1244</text:p>
          </table:table-cell>
          <table:table-cell office:value-type="float" office:value="25.9453" calcext:value-type="float">
            <text:p>25,9453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.6829" calcext:value-type="float">
            <text:p>12,6829</text:p>
          </table:table-cell>
          <table:table-cell office:value-type="float" office:value="23.5762292607765" calcext:value-type="float">
            <text:p>23,5762292607765</text:p>
          </table:table-cell>
          <table:table-cell office:value-type="float" office:value="101" calcext:value-type="float">
            <text:p>101</text:p>
          </table:table-cell>
          <table:table-cell office:value-type="float" office:value="12.6829" calcext:value-type="float">
            <text:p>12,6829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8.7366" calcext:value-type="float">
            <text:p>8,736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1.8888" calcext:value-type="float">
            <text:p>11,8888</text:p>
          </table:table-cell>
          <table:table-cell office:value-type="float" office:value="10.2736762455602" calcext:value-type="float">
            <text:p>10,2736762455602</text:p>
          </table:table-cell>
          <table:table-cell office:value-type="float" office:value="231" calcext:value-type="float">
            <text:p>231</text:p>
          </table:table-cell>
          <table:table-cell office:value-type="float" office:value="8.7366" calcext:value-type="float">
            <text:p>8,7366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7" calcext:value-type="float">
            <text:p>327</text:p>
          </table:table-cell>
          <table:table-cell office:value-type="float" office:value="10.6931" calcext:value-type="float">
            <text:p>10,6931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.1277" calcext:value-type="float">
            <text:p>1,1277</text:p>
          </table:table-cell>
          <table:table-cell office:value-type="float" office:value="91.6537226086998" calcext:value-type="float">
            <text:p>91,6537226086998</text:p>
          </table:table-cell>
          <table:table-cell office:value-type="float" office:value="158" calcext:value-type="float">
            <text:p>158</text:p>
          </table:table-cell>
          <table:table-cell office:value-type="float" office:value="1.1277" calcext:value-type="float">
            <text:p>1,1277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20" calcext:value-type="float">
            <text:p>720</text:p>
          </table:table-cell>
          <table:table-cell office:value-type="float" office:value="16.6543" calcext:value-type="float">
            <text:p>16,6543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6.8156" calcext:value-type="float">
            <text:p>16,8156</text:p>
          </table:table-cell>
          <table:table-cell office:value-type="float" office:value="53.1169947346624" calcext:value-type="float">
            <text:p>53,1169947346624</text:p>
          </table:table-cell>
          <table:table-cell office:value-type="float" office:value="248" calcext:value-type="float">
            <text:p>248</text:p>
          </table:table-cell>
          <table:table-cell office:value-type="float" office:value="16.6543" calcext:value-type="float">
            <text:p>16,6543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92" calcext:value-type="float">
            <text:p>992</text:p>
          </table:table-cell>
          <table:table-cell office:value-type="float" office:value="15.5451" calcext:value-type="float">
            <text:p>15,5451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3.9748" calcext:value-type="float">
            <text:p>13,9748</text:p>
          </table:table-cell>
          <table:table-cell office:value-type="float" office:value="31.1889007787874" calcext:value-type="float">
            <text:p>31,1889007787874</text:p>
          </table:table-cell>
          <table:table-cell office:value-type="float" office:value="305" calcext:value-type="float">
            <text:p>305</text:p>
          </table:table-cell>
          <table:table-cell office:value-type="float" office:value="13.9748" calcext:value-type="float">
            <text:p>13,9748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55" calcext:value-type="float">
            <text:p>455</text:p>
          </table:table-cell>
          <table:table-cell office:value-type="float" office:value="11.6927" calcext:value-type="float">
            <text:p>11,6927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9.0856" calcext:value-type="float">
            <text:p>9,0856</text:p>
          </table:table-cell>
          <table:table-cell office:value-type="float" office:value="18.3844706868803" calcext:value-type="float">
            <text:p>18,3844706868803</text:p>
          </table:table-cell>
          <table:table-cell office:value-type="float" office:value="272" calcext:value-type="float">
            <text:p>272</text:p>
          </table:table-cell>
          <table:table-cell office:value-type="float" office:value="9.0856" calcext:value-type="float">
            <text:p>9,0856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21" calcext:value-type="float">
            <text:p>921</text:p>
          </table:table-cell>
          <table:table-cell office:value-type="float" office:value="37.7768" calcext:value-type="float">
            <text:p>37,7768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21.5912" calcext:value-type="float">
            <text:p>21,5912</text:p>
          </table:table-cell>
          <table:table-cell office:value-type="float" office:value="15.7396430470702" calcext:value-type="float">
            <text:p>15,7396430470702</text:p>
          </table:table-cell>
          <table:table-cell office:value-type="float" office:value="36" calcext:value-type="float">
            <text:p>36</text:p>
          </table:table-cell>
          <table:table-cell office:value-type="float" office:value="21.5912" calcext:value-type="float">
            <text:p>21,5912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21" calcext:value-type="float">
            <text:p>621</text:p>
          </table:table-cell>
          <table:table-cell office:value-type="float" office:value="32.4107" calcext:value-type="float">
            <text:p>32,4107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20.2116" calcext:value-type="float">
            <text:p>20,2116</text:p>
          </table:table-cell>
          <table:table-cell office:value-type="float" office:value="17.9067194826685" calcext:value-type="float">
            <text:p>17,9067194826685</text:p>
          </table:table-cell>
          <table:table-cell office:value-type="float" office:value="46" calcext:value-type="float">
            <text:p>46</text:p>
          </table:table-cell>
          <table:table-cell office:value-type="float" office:value="20.2116" calcext:value-type="float">
            <text:p>20,2116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946" calcext:value-type="float">
            <text:p>946</text:p>
          </table:table-cell>
          <table:table-cell office:value-type="float" office:value="22.2972" calcext:value-type="float">
            <text:p>22,2972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3.9692" calcext:value-type="float">
            <text:p>13,9692</text:p>
          </table:table-cell>
          <table:table-cell office:value-type="float" office:value="25.5802123590335" calcext:value-type="float">
            <text:p>25,5802123590335</text:p>
          </table:table-cell>
          <table:table-cell office:value-type="float" office:value="212" calcext:value-type="float">
            <text:p>212</text:p>
          </table:table-cell>
          <table:table-cell office:value-type="float" office:value="13.9692" calcext:value-type="float">
            <text:p>13,9692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368" calcext:value-type="float">
            <text:p>1368</text:p>
          </table:table-cell>
          <table:table-cell office:value-type="float" office:value="20.0428" calcext:value-type="float">
            <text:p>20,0428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9.8202" calcext:value-type="float">
            <text:p>19,8202</text:p>
          </table:table-cell>
          <table:table-cell office:value-type="float" office:value="23.2258099436227" calcext:value-type="float">
            <text:p>23,2258099436227</text:p>
          </table:table-cell>
          <table:table-cell office:value-type="float" office:value="243" calcext:value-type="float">
            <text:p>243</text:p>
          </table:table-cell>
          <table:table-cell office:value-type="float" office:value="19.8202" calcext:value-type="float">
            <text:p>19,8202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3237" calcext:value-type="float">
            <text:p>3237</text:p>
          </table:table-cell>
          <table:table-cell office:value-type="float" office:value="24.3345" calcext:value-type="float">
            <text:p>24,334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9.5058" calcext:value-type="float">
            <text:p>19,5058</text:p>
          </table:table-cell>
          <table:table-cell office:value-type="float" office:value="49.2462122699529" calcext:value-type="float">
            <text:p>49,2462122699529</text:p>
          </table:table-cell>
          <table:table-cell office:value-type="float" office:value="293" calcext:value-type="float">
            <text:p>293</text:p>
          </table:table-cell>
          <table:table-cell office:value-type="float" office:value="19.5058" calcext:value-type="float">
            <text:p>19,5058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9.5931" calcext:value-type="float">
            <text:p>9,5931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0.538" calcext:value-type="float">
            <text:p>0,538</text:p>
          </table:table-cell>
          <table:table-cell office:value-type="float" office:value="23.7091029504065" calcext:value-type="float">
            <text:p>23,7091029504065</text:p>
          </table:table-cell>
          <table:table-cell office:value-type="float" office:value="371" calcext:value-type="float">
            <text:p>371</text:p>
          </table:table-cell>
          <table:table-cell office:value-type="float" office:value="0.2098" calcext:value-type="float">
            <text:p>0,2098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14.5894" calcext:value-type="float">
            <text:p>14,5894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8.4508" calcext:value-type="float">
            <text:p>8,4508</text:p>
          </table:table-cell>
          <table:table-cell office:value-type="float" office:value="11.5063025662451" calcext:value-type="float">
            <text:p>11,5063025662451</text:p>
          </table:table-cell>
          <table:table-cell office:value-type="float" office:value="269" calcext:value-type="float">
            <text:p>269</text:p>
          </table:table-cell>
          <table:table-cell office:value-type="float" office:value="8.4508" calcext:value-type="float">
            <text:p>8,4508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2021" calcext:value-type="float">
            <text:p>2021</text:p>
          </table:table-cell>
          <table:table-cell office:value-type="float" office:value="17.8326" calcext:value-type="float">
            <text:p>17,8326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16.8256" calcext:value-type="float">
            <text:p>16,8256</text:p>
          </table:table-cell>
          <table:table-cell office:value-type="float" office:value="19.7040757548871" calcext:value-type="float">
            <text:p>19,7040757548871</text:p>
          </table:table-cell>
          <table:table-cell office:value-type="float" office:value="320" calcext:value-type="float">
            <text:p>320</text:p>
          </table:table-cell>
          <table:table-cell office:value-type="float" office:value="16.8256" calcext:value-type="float">
            <text:p>16,8256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880" calcext:value-type="float">
            <text:p>1880</text:p>
          </table:table-cell>
          <table:table-cell office:value-type="float" office:value="21.5847" calcext:value-type="float">
            <text:p>21,5847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7.4351" calcext:value-type="float">
            <text:p>17,4351</text:p>
          </table:table-cell>
          <table:table-cell office:value-type="float" office:value="58.3567687926526" calcext:value-type="float">
            <text:p>58,3567687926526</text:p>
          </table:table-cell>
          <table:table-cell office:value-type="float" office:value="226" calcext:value-type="float">
            <text:p>226</text:p>
          </table:table-cell>
          <table:table-cell office:value-type="float" office:value="17.4351" calcext:value-type="float">
            <text:p>17,4351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3000" calcext:value-type="float">
            <text:p>3000</text:p>
          </table:table-cell>
          <table:table-cell office:value-type="float" office:value="3155" calcext:value-type="float">
            <text:p>3155</text:p>
          </table:table-cell>
          <table:table-cell office:value-type="float" office:value="45.2856" calcext:value-type="float">
            <text:p>45,285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35.9902" calcext:value-type="float">
            <text:p>35,9902</text:p>
          </table:table-cell>
          <table:table-cell office:value-type="float" office:value="33.4076467885223" calcext:value-type="float">
            <text:p>33,4076467885223</text:p>
          </table:table-cell>
          <table:table-cell office:value-type="float" office:value="34" calcext:value-type="float">
            <text:p>34</text:p>
          </table:table-cell>
          <table:table-cell office:value-type="float" office:value="35.9902" calcext:value-type="float">
            <text:p>35,9902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71" calcext:value-type="float">
            <text:p>571</text:p>
          </table:table-cell>
          <table:table-cell office:value-type="float" office:value="24.8023" calcext:value-type="float">
            <text:p>24,8023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7.3514" calcext:value-type="float">
            <text:p>17,3514</text:p>
          </table:table-cell>
          <table:table-cell office:value-type="float" office:value="15.4080574023255" calcext:value-type="float">
            <text:p>15,4080574023255</text:p>
          </table:table-cell>
          <table:table-cell office:value-type="float" office:value="94" calcext:value-type="float">
            <text:p>94</text:p>
          </table:table-cell>
          <table:table-cell office:value-type="float" office:value="17.3514" calcext:value-type="float">
            <text:p>17,3514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11.8182" calcext:value-type="float">
            <text:p>11,8182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9.2909" calcext:value-type="float">
            <text:p>9,2909</text:p>
          </table:table-cell>
          <table:table-cell office:value-type="float" office:value="44.4371871714704" calcext:value-type="float">
            <text:p>44,4371871714704</text:p>
          </table:table-cell>
          <table:table-cell office:value-type="float" office:value="365" calcext:value-type="float">
            <text:p>365</text:p>
          </table:table-cell>
          <table:table-cell office:value-type="float" office:value="9.2909" calcext:value-type="float">
            <text:p>9,2909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54" calcext:value-type="float">
            <text:p>654</text:p>
          </table:table-cell>
          <table:table-cell office:value-type="float" office:value="14.3213" calcext:value-type="float">
            <text:p>14,3213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0.7643" calcext:value-type="float">
            <text:p>10,7643</text:p>
          </table:table-cell>
          <table:table-cell office:value-type="float" office:value="35.1415929461009" calcext:value-type="float">
            <text:p>35,1415929461009</text:p>
          </table:table-cell>
          <table:table-cell office:value-type="float" office:value="323" calcext:value-type="float">
            <text:p>323</text:p>
          </table:table-cell>
          <table:table-cell office:value-type="float" office:value="10.6999" calcext:value-type="float">
            <text:p>10,6999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74" calcext:value-type="float">
            <text:p>674</text:p>
          </table:table-cell>
          <table:table-cell office:value-type="float" office:value="12.8634" calcext:value-type="float">
            <text:p>12,8634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0.596" calcext:value-type="float">
            <text:p>10,596</text:p>
          </table:table-cell>
          <table:table-cell office:value-type="float" office:value="26.5114685819744" calcext:value-type="float">
            <text:p>26,5114685819744</text:p>
          </table:table-cell>
          <table:table-cell office:value-type="float" office:value="409" calcext:value-type="float">
            <text:p>409</text:p>
          </table:table-cell>
          <table:table-cell office:value-type="float" office:value="10.596" calcext:value-type="float">
            <text:p>10,596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2286" calcext:value-type="float">
            <text:p>2286</text:p>
          </table:table-cell>
          <table:table-cell office:value-type="float" office:value="24.0563" calcext:value-type="float">
            <text:p>24,0563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3.8291" calcext:value-type="float">
            <text:p>13,8291</text:p>
          </table:table-cell>
          <table:table-cell office:value-type="float" office:value="39.2935100501894" calcext:value-type="float">
            <text:p>39,2935100501894</text:p>
          </table:table-cell>
          <table:table-cell office:value-type="float" office:value="82" calcext:value-type="float">
            <text:p>82</text:p>
          </table:table-cell>
          <table:table-cell office:value-type="float" office:value="13.8291" calcext:value-type="float">
            <text:p>13,8291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64" calcext:value-type="float">
            <text:p>1264</text:p>
          </table:table-cell>
          <table:table-cell office:value-type="float" office:value="10.2767" calcext:value-type="float">
            <text:p>10,2767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7.2135" calcext:value-type="float">
            <text:p>17,2135</text:p>
          </table:table-cell>
          <table:table-cell office:value-type="float" office:value="16.4561657783529" calcext:value-type="float">
            <text:p>16,4561657783529</text:p>
          </table:table-cell>
          <table:table-cell office:value-type="float" office:value="1050" calcext:value-type="float">
            <text:p>1050</text:p>
          </table:table-cell>
          <table:table-cell office:value-type="float" office:value="10.2767" calcext:value-type="float">
            <text:p>10,2767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12" calcext:value-type="float">
            <text:p>912</text:p>
          </table:table-cell>
          <table:table-cell office:value-type="float" office:value="5.1418" calcext:value-type="float">
            <text:p>5,1418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1.3191" calcext:value-type="float">
            <text:p>1,3191</text:p>
          </table:table-cell>
          <table:table-cell office:value-type="float" office:value="36.7458881960479" calcext:value-type="float">
            <text:p>36,7458881960479</text:p>
          </table:table-cell>
          <table:table-cell office:value-type="float" office:value="674" calcext:value-type="float">
            <text:p>674</text:p>
          </table:table-cell>
          <table:table-cell office:value-type="float" office:value="1.3191" calcext:value-type="float">
            <text:p>1,3191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719" calcext:value-type="float">
            <text:p>719</text:p>
          </table:table-cell>
          <table:table-cell office:value-type="float" office:value="16.8322" calcext:value-type="float">
            <text:p>16,8322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0.1983" calcext:value-type="float">
            <text:p>10,1983</text:p>
          </table:table-cell>
          <table:table-cell office:value-type="float" office:value="21.9366545819769" calcext:value-type="float">
            <text:p>21,9366545819769</text:p>
          </table:table-cell>
          <table:table-cell office:value-type="float" office:value="276" calcext:value-type="float">
            <text:p>276</text:p>
          </table:table-cell>
          <table:table-cell office:value-type="float" office:value="9.5848" calcext:value-type="float">
            <text:p>9,5848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117" calcext:value-type="float">
            <text:p>1117</text:p>
          </table:table-cell>
          <table:table-cell office:value-type="float" office:value="10.7263" calcext:value-type="float">
            <text:p>10,7263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2.5465" calcext:value-type="float">
            <text:p>2,5465</text:p>
          </table:table-cell>
          <table:table-cell office:value-type="float" office:value="20.1749912544403" calcext:value-type="float">
            <text:p>20,1749912544403</text:p>
          </table:table-cell>
          <table:table-cell office:value-type="float" office:value="539" calcext:value-type="float">
            <text:p>539</text:p>
          </table:table-cell>
          <table:table-cell office:value-type="float" office:value="2.5465" calcext:value-type="float">
            <text:p>2,5465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85" calcext:value-type="float">
            <text:p>585</text:p>
          </table:table-cell>
          <table:table-cell office:value-type="float" office:value="29.9119" calcext:value-type="float">
            <text:p>29,9119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.3873" calcext:value-type="float">
            <text:p>6,3873</text:p>
          </table:table-cell>
          <table:table-cell office:value-type="float" office:value="17.3485803608342" calcext:value-type="float">
            <text:p>17,3485803608342</text:p>
          </table:table-cell>
          <table:table-cell office:value-type="float" office:value="57" calcext:value-type="float">
            <text:p>57</text:p>
          </table:table-cell>
          <table:table-cell office:value-type="float" office:value="6.3873" calcext:value-type="float">
            <text:p>6,3873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90" calcext:value-type="float">
            <text:p>490</text:p>
          </table:table-cell>
          <table:table-cell office:value-type="float" office:value="5.7928" calcext:value-type="float">
            <text:p>5,7928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1.6381" calcext:value-type="float">
            <text:p>1,6381</text:p>
          </table:table-cell>
          <table:table-cell office:value-type="float" office:value="19.6522342607588" calcext:value-type="float">
            <text:p>19,6522342607588</text:p>
          </table:table-cell>
          <table:table-cell office:value-type="float" office:value="578" calcext:value-type="float">
            <text:p>578</text:p>
          </table:table-cell>
          <table:table-cell office:value-type="float" office:value="1.6381" calcext:value-type="float">
            <text:p>1,6381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2721" calcext:value-type="float">
            <text:p>2721</text:p>
          </table:table-cell>
          <table:table-cell office:value-type="float" office:value="24.8171" calcext:value-type="float">
            <text:p>24,8171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6.9762" calcext:value-type="float">
            <text:p>6,9762</text:p>
          </table:table-cell>
          <table:table-cell office:value-type="float" office:value="30.9708130267845" calcext:value-type="float">
            <text:p>30,9708130267845</text:p>
          </table:table-cell>
          <table:table-cell office:value-type="float" office:value="169" calcext:value-type="float">
            <text:p>169</text:p>
          </table:table-cell>
          <table:table-cell office:value-type="float" office:value="6.9762" calcext:value-type="float">
            <text:p>6,9762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46" calcext:value-type="float">
            <text:p>646</text:p>
          </table:table-cell>
          <table:table-cell office:value-type="float" office:value="23.3717" calcext:value-type="float">
            <text:p>23,3717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6.74" calcext:value-type="float">
            <text:p>6,74</text:p>
          </table:table-cell>
          <table:table-cell office:value-type="float" office:value="30.1798036930194" calcext:value-type="float">
            <text:p>30,1798036930194</text:p>
          </table:table-cell>
          <table:table-cell office:value-type="float" office:value="166" calcext:value-type="float">
            <text:p>166</text:p>
          </table:table-cell>
          <table:table-cell office:value-type="float" office:value="6.74" calcext:value-type="float">
            <text:p>6,74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52" calcext:value-type="float">
            <text:p>1652</text:p>
          </table:table-cell>
          <table:table-cell office:value-type="float" office:value="14.8546" calcext:value-type="float">
            <text:p>14,8546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1.2303" calcext:value-type="float">
            <text:p>11,2303</text:p>
          </table:table-cell>
          <table:table-cell office:value-type="float" office:value="19.8801487013911" calcext:value-type="float">
            <text:p>19,8801487013911</text:p>
          </table:table-cell>
          <table:table-cell office:value-type="float" office:value="175" calcext:value-type="float">
            <text:p>175</text:p>
          </table:table-cell>
          <table:table-cell office:value-type="float" office:value="11.2303" calcext:value-type="float">
            <text:p>11,2303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532" calcext:value-type="float">
            <text:p>1532</text:p>
          </table:table-cell>
          <table:table-cell office:value-type="float" office:value="21.0889" calcext:value-type="float">
            <text:p>21,0889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10.4485" calcext:value-type="float">
            <text:p>10,4485</text:p>
          </table:table-cell>
          <table:table-cell office:value-type="float" office:value="22.8437115766359" calcext:value-type="float">
            <text:p>22,8437115766359</text:p>
          </table:table-cell>
          <table:table-cell office:value-type="float" office:value="176" calcext:value-type="float">
            <text:p>176</text:p>
          </table:table-cell>
          <table:table-cell office:value-type="float" office:value="10.4485" calcext:value-type="float">
            <text:p>10,4485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62" calcext:value-type="float">
            <text:p>762</text:p>
          </table:table-cell>
          <table:table-cell office:value-type="float" office:value="19.3378" calcext:value-type="float">
            <text:p>19,3378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9.7645" calcext:value-type="float">
            <text:p>19,7645</text:p>
          </table:table-cell>
          <table:table-cell office:value-type="float" office:value="41.9166602348458" calcext:value-type="float">
            <text:p>41,9166602348458</text:p>
          </table:table-cell>
          <table:table-cell office:value-type="float" office:value="189" calcext:value-type="float">
            <text:p>189</text:p>
          </table:table-cell>
          <table:table-cell office:value-type="float" office:value="19.3378" calcext:value-type="float">
            <text:p>19,3378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105" calcext:value-type="float">
            <text:p>1105</text:p>
          </table:table-cell>
          <table:table-cell office:value-type="float" office:value="56.518" calcext:value-type="float">
            <text:p>56,51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1.3285" calcext:value-type="float">
            <text:p>11,3285</text:p>
          </table:table-cell>
          <table:table-cell office:value-type="float" office:value="11.6889810098265" calcext:value-type="float">
            <text:p>11,6889810098265</text:p>
          </table:table-cell>
          <table:table-cell office:value-type="float" office:value="68" calcext:value-type="float">
            <text:p>68</text:p>
          </table:table-cell>
          <table:table-cell office:value-type="float" office:value="11.3285" calcext:value-type="float">
            <text:p>11,3285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89" calcext:value-type="float">
            <text:p>389</text:p>
          </table:table-cell>
          <table:table-cell office:value-type="float" office:value="17.4511" calcext:value-type="float">
            <text:p>17,4511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5.2538" calcext:value-type="float">
            <text:p>5,2538</text:p>
          </table:table-cell>
          <table:table-cell office:value-type="float" office:value="15.6076229968305" calcext:value-type="float">
            <text:p>15,6076229968305</text:p>
          </table:table-cell>
          <table:table-cell office:value-type="float" office:value="149" calcext:value-type="float">
            <text:p>149</text:p>
          </table:table-cell>
          <table:table-cell office:value-type="float" office:value="5.2538" calcext:value-type="float">
            <text:p>5,2538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799" calcext:value-type="float">
            <text:p>1799</text:p>
          </table:table-cell>
          <table:table-cell office:value-type="float" office:value="52.2188" calcext:value-type="float">
            <text:p>52,218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7.7734" calcext:value-type="float">
            <text:p>17,7734</text:p>
          </table:table-cell>
          <table:table-cell office:value-type="float" office:value="54.7544338042249" calcext:value-type="float">
            <text:p>54,7544338042249</text:p>
          </table:table-cell>
          <table:table-cell office:value-type="float" office:value="66" calcext:value-type="float">
            <text:p>66</text:p>
          </table:table-cell>
          <table:table-cell office:value-type="float" office:value="17.7734" calcext:value-type="float">
            <text:p>17,7734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5" calcext:value-type="float">
            <text:p>365</text:p>
          </table:table-cell>
          <table:table-cell office:value-type="float" office:value="18.1454" calcext:value-type="float">
            <text:p>18,1454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.9826" calcext:value-type="float">
            <text:p>2,9826</text:p>
          </table:table-cell>
          <table:table-cell office:value-type="float" office:value="48.3148108242017" calcext:value-type="float">
            <text:p>48,3148108242017</text:p>
          </table:table-cell>
          <table:table-cell office:value-type="float" office:value="172" calcext:value-type="float">
            <text:p>172</text:p>
          </table:table-cell>
          <table:table-cell office:value-type="float" office:value="2.9826" calcext:value-type="float">
            <text:p>2,9826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752" calcext:value-type="float">
            <text:p>1752</text:p>
          </table:table-cell>
          <table:table-cell office:value-type="float" office:value="52.558" calcext:value-type="float">
            <text:p>52,558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7.3007" calcext:value-type="float">
            <text:p>17,3007</text:p>
          </table:table-cell>
          <table:table-cell office:value-type="float" office:value="19.8468522333279" calcext:value-type="float">
            <text:p>19,8468522333279</text:p>
          </table:table-cell>
          <table:table-cell office:value-type="float" office:value="36" calcext:value-type="float">
            <text:p>36</text:p>
          </table:table-cell>
          <table:table-cell office:value-type="float" office:value="17.3007" calcext:value-type="float">
            <text:p>17,3007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708" calcext:value-type="float">
            <text:p>1708</text:p>
          </table:table-cell>
          <table:table-cell office:value-type="float" office:value="42.1745" calcext:value-type="float">
            <text:p>42,1745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40.0121" calcext:value-type="float">
            <text:p>40,0121</text:p>
          </table:table-cell>
          <table:table-cell office:value-type="float" office:value="60.8429465215542" calcext:value-type="float">
            <text:p>60,8429465215542</text:p>
          </table:table-cell>
          <table:table-cell office:value-type="float" office:value="33" calcext:value-type="float">
            <text:p>33</text:p>
          </table:table-cell>
          <table:table-cell office:value-type="float" office:value="40.0121" calcext:value-type="float">
            <text:p>40,0121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173" calcext:value-type="float">
            <text:p>2173</text:p>
          </table:table-cell>
          <table:table-cell office:value-type="float" office:value="27.174" calcext:value-type="float">
            <text:p>27,174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5.9592" calcext:value-type="float">
            <text:p>15,9592</text:p>
          </table:table-cell>
          <table:table-cell office:value-type="float" office:value="34.9698614601335" calcext:value-type="float">
            <text:p>34,9698614601335</text:p>
          </table:table-cell>
          <table:table-cell office:value-type="float" office:value="103" calcext:value-type="float">
            <text:p>103</text:p>
          </table:table-cell>
          <table:table-cell office:value-type="float" office:value="15.9592" calcext:value-type="float">
            <text:p>15,9592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3337" calcext:value-type="float">
            <text:p>3337</text:p>
          </table:table-cell>
          <table:table-cell office:value-type="float" office:value="36.1132" calcext:value-type="float">
            <text:p>36,1132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36.0847" calcext:value-type="float">
            <text:p>36,0847</text:p>
          </table:table-cell>
          <table:table-cell office:value-type="float" office:value="31.1924687568803" calcext:value-type="float">
            <text:p>31,1924687568803</text:p>
          </table:table-cell>
          <table:table-cell office:value-type="float" office:value="130" calcext:value-type="float">
            <text:p>130</text:p>
          </table:table-cell>
          <table:table-cell office:value-type="float" office:value="36.0847" calcext:value-type="float">
            <text:p>36,0847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3187" calcext:value-type="float">
            <text:p>3187</text:p>
          </table:table-cell>
          <table:table-cell office:value-type="float" office:value="65.1698" calcext:value-type="float">
            <text:p>65,1698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8.577" calcext:value-type="float">
            <text:p>18,577</text:p>
          </table:table-cell>
          <table:table-cell office:value-type="float" office:value="82.1358101203833" calcext:value-type="float">
            <text:p>82,1358101203833</text:p>
          </table:table-cell>
          <table:table-cell office:value-type="float" office:value="39" calcext:value-type="float">
            <text:p>39</text:p>
          </table:table-cell>
          <table:table-cell office:value-type="float" office:value="18.577" calcext:value-type="float">
            <text:p>18,577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  <table:table-cell office:value-type="float" office:value="3.4132" calcext:value-type="float">
            <text:p>3,4132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2.0377" calcext:value-type="float">
            <text:p>2,0377</text:p>
          </table:table-cell>
          <table:table-cell office:value-type="float" office:value="33.5799214882512" calcext:value-type="float">
            <text:p>33,5799214882512</text:p>
          </table:table-cell>
          <table:table-cell office:value-type="float" office:value="559" calcext:value-type="float">
            <text:p>559</text:p>
          </table:table-cell>
          <table:table-cell office:value-type="float" office:value="2.0377" calcext:value-type="float">
            <text:p>2,0377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407" calcext:value-type="float">
            <text:p>1407</text:p>
          </table:table-cell>
          <table:table-cell office:value-type="float" office:value="56.5306" calcext:value-type="float">
            <text:p>56,530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6.6937" calcext:value-type="float">
            <text:p>16,6937</text:p>
          </table:table-cell>
          <table:table-cell office:value-type="float" office:value="41.3630013574512" calcext:value-type="float">
            <text:p>41,3630013574512</text:p>
          </table:table-cell>
          <table:table-cell office:value-type="float" office:value="45" calcext:value-type="float">
            <text:p>45</text:p>
          </table:table-cell>
          <table:table-cell office:value-type="float" office:value="16.6937" calcext:value-type="float">
            <text:p>16,6937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52.3832" calcext:value-type="float">
            <text:p>52,383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1.4437" calcext:value-type="float">
            <text:p>11,4437</text:p>
          </table:table-cell>
          <table:table-cell office:value-type="float" office:value="11.8148334810006" calcext:value-type="float">
            <text:p>11,8148334810006</text:p>
          </table:table-cell>
          <table:table-cell office:value-type="float" office:value="25" calcext:value-type="float">
            <text:p>25</text:p>
          </table:table-cell>
          <table:table-cell office:value-type="float" office:value="11.4437" calcext:value-type="float">
            <text:p>11,4437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047" calcext:value-type="float">
            <text:p>1047</text:p>
          </table:table-cell>
          <table:table-cell office:value-type="float" office:value="56.0313" calcext:value-type="float">
            <text:p>56,0313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24.2908" calcext:value-type="float">
            <text:p>24,2908</text:p>
          </table:table-cell>
          <table:table-cell office:value-type="float" office:value="172.459896171278" calcext:value-type="float">
            <text:p>172,459896171278</text:p>
          </table:table-cell>
          <table:table-cell office:value-type="float" office:value="9" calcext:value-type="float">
            <text:p>9</text:p>
          </table:table-cell>
          <table:table-cell office:value-type="float" office:value="24.2908" calcext:value-type="float">
            <text:p>24,2908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08" calcext:value-type="float">
            <text:p>1808</text:p>
          </table:table-cell>
          <table:table-cell office:value-type="float" office:value="9.9519" calcext:value-type="float">
            <text:p>9,9519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3.4163" calcext:value-type="float">
            <text:p>3,4163</text:p>
          </table:table-cell>
          <table:table-cell office:value-type="float" office:value="73.1870772181037" calcext:value-type="float">
            <text:p>73,1870772181037</text:p>
          </table:table-cell>
          <table:table-cell office:value-type="float" office:value="950" calcext:value-type="float">
            <text:p>950</text:p>
          </table:table-cell>
          <table:table-cell office:value-type="float" office:value="3.4163" calcext:value-type="float">
            <text:p>3,4163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25" calcext:value-type="float">
            <text:p>625</text:p>
          </table:table-cell>
          <table:table-cell office:value-type="float" office:value="11.9569" calcext:value-type="float">
            <text:p>11,9569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9061" calcext:value-type="float">
            <text:p>0,9061</text:p>
          </table:table-cell>
          <table:table-cell office:value-type="float" office:value="27.2286488947954" calcext:value-type="float">
            <text:p>27,2286488947954</text:p>
          </table:table-cell>
          <table:table-cell office:value-type="float" office:value="491" calcext:value-type="float">
            <text:p>491</text:p>
          </table:table-cell>
          <table:table-cell office:value-type="float" office:value="0.9061" calcext:value-type="float">
            <text:p>0,9061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109" calcext:value-type="float">
            <text:p>2109</text:p>
          </table:table-cell>
          <table:table-cell office:value-type="float" office:value="51.4993" calcext:value-type="float">
            <text:p>51,4993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6.7607" calcext:value-type="float">
            <text:p>16,7607</text:p>
          </table:table-cell>
          <table:table-cell office:value-type="float" office:value="34.5759067504181" calcext:value-type="float">
            <text:p>34,5759067504181</text:p>
          </table:table-cell>
          <table:table-cell office:value-type="float" office:value="129" calcext:value-type="float">
            <text:p>129</text:p>
          </table:table-cell>
          <table:table-cell office:value-type="float" office:value="16.7607" calcext:value-type="float">
            <text:p>16,7607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31" calcext:value-type="float">
            <text:p>531</text:p>
          </table:table-cell>
          <table:table-cell office:value-type="float" office:value="9.643" calcext:value-type="float">
            <text:p>9,643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2.2715" calcext:value-type="float">
            <text:p>2,2715</text:p>
          </table:table-cell>
          <table:table-cell office:value-type="float" office:value="23.7899257318184" calcext:value-type="float">
            <text:p>23,7899257318184</text:p>
          </table:table-cell>
          <table:table-cell office:value-type="float" office:value="304" calcext:value-type="float">
            <text:p>304</text:p>
          </table:table-cell>
          <table:table-cell office:value-type="float" office:value="2.2715" calcext:value-type="float">
            <text:p>2,2715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25" calcext:value-type="float">
            <text:p>925</text:p>
          </table:table-cell>
          <table:table-cell office:value-type="float" office:value="10.9737" calcext:value-type="float">
            <text:p>10,9737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.573" calcext:value-type="float">
            <text:p>2,573</text:p>
          </table:table-cell>
          <table:table-cell office:value-type="float" office:value="16.1327494730302" calcext:value-type="float">
            <text:p>16,1327494730302</text:p>
          </table:table-cell>
          <table:table-cell office:value-type="float" office:value="277" calcext:value-type="float">
            <text:p>277</text:p>
          </table:table-cell>
          <table:table-cell office:value-type="float" office:value="2.573" calcext:value-type="float">
            <text:p>2,573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06" calcext:value-type="float">
            <text:p>1806</text:p>
          </table:table-cell>
          <table:table-cell office:value-type="float" office:value="8.5579" calcext:value-type="float">
            <text:p>8,5579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.2708" calcext:value-type="float">
            <text:p>2,2708</text:p>
          </table:table-cell>
          <table:table-cell office:value-type="float" office:value="19.8767152951531" calcext:value-type="float">
            <text:p>19,8767152951531</text:p>
          </table:table-cell>
          <table:table-cell office:value-type="float" office:value="609" calcext:value-type="float">
            <text:p>609</text:p>
          </table:table-cell>
          <table:table-cell office:value-type="float" office:value="2.2708" calcext:value-type="float">
            <text:p>2,2708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14.5385" calcext:value-type="float">
            <text:p>14,5385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0.6324" calcext:value-type="float">
            <text:p>0,6324</text:p>
          </table:table-cell>
          <table:table-cell office:value-type="float" office:value="13.5375808352396" calcext:value-type="float">
            <text:p>13,5375808352396</text:p>
          </table:table-cell>
          <table:table-cell office:value-type="float" office:value="106" calcext:value-type="float">
            <text:p>106</text:p>
          </table:table-cell>
          <table:table-cell office:value-type="float" office:value="0.6324" calcext:value-type="float">
            <text:p>0,6324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99" calcext:value-type="float">
            <text:p>1099</text:p>
          </table:table-cell>
          <table:table-cell office:value-type="float" office:value="17.8228" calcext:value-type="float">
            <text:p>17,8228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2.4535" calcext:value-type="float">
            <text:p>12,4535</text:p>
          </table:table-cell>
          <table:table-cell office:value-type="float" office:value="140.855652771117" calcext:value-type="float">
            <text:p>140,855652771117</text:p>
          </table:table-cell>
          <table:table-cell office:value-type="float" office:value="212" calcext:value-type="float">
            <text:p>212</text:p>
          </table:table-cell>
          <table:table-cell office:value-type="float" office:value="12.4535" calcext:value-type="float">
            <text:p>12,4535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18" calcext:value-type="float">
            <text:p>1818</text:p>
          </table:table-cell>
          <table:table-cell office:value-type="float" office:value="15.3583" calcext:value-type="float">
            <text:p>15,3583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3.2884" calcext:value-type="float">
            <text:p>3,2884</text:p>
          </table:table-cell>
          <table:table-cell office:value-type="float" office:value="100.583387547244" calcext:value-type="float">
            <text:p>100,583387547244</text:p>
          </table:table-cell>
          <table:table-cell office:value-type="float" office:value="296" calcext:value-type="float">
            <text:p>296</text:p>
          </table:table-cell>
          <table:table-cell office:value-type="float" office:value="3.2884" calcext:value-type="float">
            <text:p>3,2884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35" calcext:value-type="float">
            <text:p>835</text:p>
          </table:table-cell>
          <table:table-cell office:value-type="float" office:value="53.8553" calcext:value-type="float">
            <text:p>53,855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4.795" calcext:value-type="float">
            <text:p>14,795</text:p>
          </table:table-cell>
          <table:table-cell office:value-type="float" office:value="50.8034396767505" calcext:value-type="float">
            <text:p>50,8034396767505</text:p>
          </table:table-cell>
          <table:table-cell office:value-type="float" office:value="40" calcext:value-type="float">
            <text:p>40</text:p>
          </table:table-cell>
          <table:table-cell office:value-type="float" office:value="14.795" calcext:value-type="float">
            <text:p>14,795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60" calcext:value-type="float">
            <text:p>660</text:p>
          </table:table-cell>
          <table:table-cell office:value-type="float" office:value="36.2292" calcext:value-type="float">
            <text:p>36,2292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1.5435" calcext:value-type="float">
            <text:p>11,5435</text:p>
          </table:table-cell>
          <table:table-cell office:value-type="float" office:value="14.7115324765821" calcext:value-type="float">
            <text:p>14,7115324765821</text:p>
          </table:table-cell>
          <table:table-cell office:value-type="float" office:value="131" calcext:value-type="float">
            <text:p>131</text:p>
          </table:table-cell>
          <table:table-cell office:value-type="float" office:value="11.5435" calcext:value-type="float">
            <text:p>11,5435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3443" calcext:value-type="float">
            <text:p>3443</text:p>
          </table:table-cell>
          <table:table-cell office:value-type="float" office:value="14.1055" calcext:value-type="float">
            <text:p>14,1055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5.3146" calcext:value-type="float">
            <text:p>5,3146</text:p>
          </table:table-cell>
          <table:table-cell office:value-type="float" office:value="245.538785828759" calcext:value-type="float">
            <text:p>245,538785828759</text:p>
          </table:table-cell>
          <table:table-cell office:value-type="float" office:value="244" calcext:value-type="float">
            <text:p>244</text:p>
          </table:table-cell>
          <table:table-cell office:value-type="float" office:value="5.3146" calcext:value-type="float">
            <text:p>5,3146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43" calcext:value-type="float">
            <text:p>543</text:p>
          </table:table-cell>
          <table:table-cell office:value-type="float" office:value="6.9946" calcext:value-type="float">
            <text:p>6,9946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.1119" calcext:value-type="float">
            <text:p>1,1119</text:p>
          </table:table-cell>
          <table:table-cell office:value-type="float" office:value="12.902636520491" calcext:value-type="float">
            <text:p>12,902636520491</text:p>
          </table:table-cell>
          <table:table-cell office:value-type="float" office:value="668" calcext:value-type="float">
            <text:p>668</text:p>
          </table:table-cell>
          <table:table-cell office:value-type="float" office:value="0.8992" calcext:value-type="float">
            <text:p>0,8992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46" calcext:value-type="float">
            <text:p>846</text:p>
          </table:table-cell>
          <table:table-cell office:value-type="float" office:value="9.5866" calcext:value-type="float">
            <text:p>9,5866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1.8999" calcext:value-type="float">
            <text:p>1,8999</text:p>
          </table:table-cell>
          <table:table-cell office:value-type="float" office:value="17.5367919040623" calcext:value-type="float">
            <text:p>17,5367919040623</text:p>
          </table:table-cell>
          <table:table-cell office:value-type="float" office:value="668" calcext:value-type="float">
            <text:p>668</text:p>
          </table:table-cell>
          <table:table-cell office:value-type="float" office:value="1.8999" calcext:value-type="float">
            <text:p>1,8999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496" calcext:value-type="float">
            <text:p>2496</text:p>
          </table:table-cell>
          <table:table-cell office:value-type="float" office:value="55.1212" calcext:value-type="float">
            <text:p>55,1212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21.7234" calcext:value-type="float">
            <text:p>21,7234</text:p>
          </table:table-cell>
          <table:table-cell office:value-type="float" office:value="22.3694520644451" calcext:value-type="float">
            <text:p>22,3694520644451</text:p>
          </table:table-cell>
          <table:table-cell office:value-type="float" office:value="89" calcext:value-type="float">
            <text:p>89</text:p>
          </table:table-cell>
          <table:table-cell office:value-type="float" office:value="21.7234" calcext:value-type="float">
            <text:p>21,7234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10.0316" calcext:value-type="float">
            <text:p>10,0316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0.5787" calcext:value-type="float">
            <text:p>0,5787</text:p>
          </table:table-cell>
          <table:table-cell office:value-type="float" office:value="18.9727510910651" calcext:value-type="float">
            <text:p>18,9727510910651</text:p>
          </table:table-cell>
          <table:table-cell office:value-type="float" office:value="195" calcext:value-type="float">
            <text:p>195</text:p>
          </table:table-cell>
          <table:table-cell office:value-type="float" office:value="0.3843" calcext:value-type="float">
            <text:p>0,3843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381" calcext:value-type="float">
            <text:p>2381</text:p>
          </table:table-cell>
          <table:table-cell office:value-type="float" office:value="7.6858" calcext:value-type="float">
            <text:p>7,6858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.2641" calcext:value-type="float">
            <text:p>2,2641</text:p>
          </table:table-cell>
          <table:table-cell office:value-type="float" office:value="71.8083403431818" calcext:value-type="float">
            <text:p>71,8083403431818</text:p>
          </table:table-cell>
          <table:table-cell office:value-type="float" office:value="787" calcext:value-type="float">
            <text:p>787</text:p>
          </table:table-cell>
          <table:table-cell office:value-type="float" office:value="2.2641" calcext:value-type="float">
            <text:p>2,2641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9" calcext:value-type="float">
            <text:p>229</text:p>
          </table:table-cell>
          <table:table-cell office:value-type="float" office:value="7.1679" calcext:value-type="float">
            <text:p>7,1679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4827" calcext:value-type="float">
            <text:p>0,4827</text:p>
          </table:table-cell>
          <table:table-cell office:value-type="float" office:value="16.9750705411769" calcext:value-type="float">
            <text:p>16,9750705411769</text:p>
          </table:table-cell>
          <table:table-cell office:value-type="float" office:value="488" calcext:value-type="float">
            <text:p>488</text:p>
          </table:table-cell>
          <table:table-cell office:value-type="float" office:value="0.4827" calcext:value-type="float">
            <text:p>0,4827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99" calcext:value-type="float">
            <text:p>699</text:p>
          </table:table-cell>
          <table:table-cell office:value-type="float" office:value="15.0921" calcext:value-type="float">
            <text:p>15,0921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5.3303" calcext:value-type="float">
            <text:p>5,3303</text:p>
          </table:table-cell>
          <table:table-cell office:value-type="float" office:value="26.2566301972953" calcext:value-type="float">
            <text:p>26,2566301972953</text:p>
          </table:table-cell>
          <table:table-cell office:value-type="float" office:value="226" calcext:value-type="float">
            <text:p>226</text:p>
          </table:table-cell>
          <table:table-cell office:value-type="float" office:value="5.3303" calcext:value-type="float">
            <text:p>5,3303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09" calcext:value-type="float">
            <text:p>1409</text:p>
          </table:table-cell>
          <table:table-cell office:value-type="float" office:value="23.971" calcext:value-type="float">
            <text:p>23,971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0.2934" calcext:value-type="float">
            <text:p>10,2934</text:p>
          </table:table-cell>
          <table:table-cell office:value-type="float" office:value="23.8123193613044" calcext:value-type="float">
            <text:p>23,8123193613044</text:p>
          </table:table-cell>
          <table:table-cell office:value-type="float" office:value="254" calcext:value-type="float">
            <text:p>254</text:p>
          </table:table-cell>
          <table:table-cell office:value-type="float" office:value="10.2934" calcext:value-type="float">
            <text:p>10,2934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513" calcext:value-type="float">
            <text:p>1513</text:p>
          </table:table-cell>
          <table:table-cell office:value-type="float" office:value="4.9868" calcext:value-type="float">
            <text:p>4,9868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2.5646" calcext:value-type="float">
            <text:p>2,5646</text:p>
          </table:table-cell>
          <table:table-cell office:value-type="float" office:value="32.9510560624897" calcext:value-type="float">
            <text:p>32,9510560624897</text:p>
          </table:table-cell>
          <table:table-cell office:value-type="float" office:value="1455" calcext:value-type="float">
            <text:p>1455</text:p>
          </table:table-cell>
          <table:table-cell office:value-type="float" office:value="2.5646" calcext:value-type="float">
            <text:p>2,5646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92" calcext:value-type="float">
            <text:p>892</text:p>
          </table:table-cell>
          <table:table-cell office:value-type="float" office:value="8.764" calcext:value-type="float">
            <text:p>8,764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8.6972" calcext:value-type="float">
            <text:p>8,6972</text:p>
          </table:table-cell>
          <table:table-cell office:value-type="float" office:value="43.5922097040423" calcext:value-type="float">
            <text:p>43,5922097040423</text:p>
          </table:table-cell>
          <table:table-cell office:value-type="float" office:value="228" calcext:value-type="float">
            <text:p>228</text:p>
          </table:table-cell>
          <table:table-cell office:value-type="float" office:value="8.6972" calcext:value-type="float">
            <text:p>8,6972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47" calcext:value-type="float">
            <text:p>847</text:p>
          </table:table-cell>
          <table:table-cell office:value-type="float" office:value="12.3303" calcext:value-type="float">
            <text:p>12,3303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4.8202" calcext:value-type="float">
            <text:p>4,8202</text:p>
          </table:table-cell>
          <table:table-cell office:value-type="float" office:value="63.7945211719005" calcext:value-type="float">
            <text:p>63,7945211719005</text:p>
          </table:table-cell>
          <table:table-cell office:value-type="float" office:value="241" calcext:value-type="float">
            <text:p>241</text:p>
          </table:table-cell>
          <table:table-cell office:value-type="float" office:value="4.8202" calcext:value-type="float">
            <text:p>4,8202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056" calcext:value-type="float">
            <text:p>1056</text:p>
          </table:table-cell>
          <table:table-cell office:value-type="float" office:value="5.0558" calcext:value-type="float">
            <text:p>5,0558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.5166" calcext:value-type="float">
            <text:p>1,5166</text:p>
          </table:table-cell>
          <table:table-cell office:value-type="float" office:value="13.6356795114399" calcext:value-type="float">
            <text:p>13,6356795114399</text:p>
          </table:table-cell>
          <table:table-cell office:value-type="float" office:value="744" calcext:value-type="float">
            <text:p>744</text:p>
          </table:table-cell>
          <table:table-cell office:value-type="float" office:value="1.5166" calcext:value-type="float">
            <text:p>1,5166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190" calcext:value-type="float">
            <text:p>2190</text:p>
          </table:table-cell>
          <table:table-cell office:value-type="float" office:value="53.9849" calcext:value-type="float">
            <text:p>53,9849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25.1131" calcext:value-type="float">
            <text:p>25,1131</text:p>
          </table:table-cell>
          <table:table-cell office:value-type="float" office:value="33.7381592574157" calcext:value-type="float">
            <text:p>33,7381592574157</text:p>
          </table:table-cell>
          <table:table-cell office:value-type="float" office:value="24" calcext:value-type="float">
            <text:p>24</text:p>
          </table:table-cell>
          <table:table-cell office:value-type="float" office:value="25.1131" calcext:value-type="float">
            <text:p>25,1131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3563" calcext:value-type="float">
            <text:p>3563</text:p>
          </table:table-cell>
          <table:table-cell office:value-type="float" office:value="60.7966" calcext:value-type="float">
            <text:p>60,7966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25.2528" calcext:value-type="float">
            <text:p>25,2528</text:p>
          </table:table-cell>
          <table:table-cell office:value-type="float" office:value="51.4596734424121" calcext:value-type="float">
            <text:p>51,4596734424121</text:p>
          </table:table-cell>
          <table:table-cell office:value-type="float" office:value="57" calcext:value-type="float">
            <text:p>57</text:p>
          </table:table-cell>
          <table:table-cell office:value-type="float" office:value="25.2528" calcext:value-type="float">
            <text:p>25,2528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18" calcext:value-type="float">
            <text:p>518</text:p>
          </table:table-cell>
          <table:table-cell office:value-type="float" office:value="3.4956" calcext:value-type="float">
            <text:p>3,4956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0.9954" calcext:value-type="float">
            <text:p>0,9954</text:p>
          </table:table-cell>
          <table:table-cell office:value-type="float" office:value="28.378509107558" calcext:value-type="float">
            <text:p>28,378509107558</text:p>
          </table:table-cell>
          <table:table-cell office:value-type="float" office:value="491" calcext:value-type="float">
            <text:p>491</text:p>
          </table:table-cell>
          <table:table-cell office:value-type="float" office:value="0.9954" calcext:value-type="float">
            <text:p>0,9954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17" calcext:value-type="float">
            <text:p>1217</text:p>
          </table:table-cell>
          <table:table-cell office:value-type="float" office:value="17.5733" calcext:value-type="float">
            <text:p>17,5733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7.3436" calcext:value-type="float">
            <text:p>7,3436</text:p>
          </table:table-cell>
          <table:table-cell office:value-type="float" office:value="26.1643498470764" calcext:value-type="float">
            <text:p>26,1643498470764</text:p>
          </table:table-cell>
          <table:table-cell office:value-type="float" office:value="452" calcext:value-type="float">
            <text:p>452</text:p>
          </table:table-cell>
          <table:table-cell office:value-type="float" office:value="7.3436" calcext:value-type="float">
            <text:p>7,3436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270" calcext:value-type="float">
            <text:p>2270</text:p>
          </table:table-cell>
          <table:table-cell office:value-type="float" office:value="36.1017" calcext:value-type="float">
            <text:p>36,1017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20.849" calcext:value-type="float">
            <text:p>20,849</text:p>
          </table:table-cell>
          <table:table-cell office:value-type="float" office:value="20.4389616503379" calcext:value-type="float">
            <text:p>20,4389616503379</text:p>
          </table:table-cell>
          <table:table-cell office:value-type="float" office:value="84" calcext:value-type="float">
            <text:p>84</text:p>
          </table:table-cell>
          <table:table-cell office:value-type="float" office:value="20.849" calcext:value-type="float">
            <text:p>20,849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74" calcext:value-type="float">
            <text:p>774</text:p>
          </table:table-cell>
          <table:table-cell office:value-type="float" office:value="29.1524" calcext:value-type="float">
            <text:p>29,1524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9.114" calcext:value-type="float">
            <text:p>19,114</text:p>
          </table:table-cell>
          <table:table-cell office:value-type="float" office:value="89.4049523136335" calcext:value-type="float">
            <text:p>89,4049523136335</text:p>
          </table:table-cell>
          <table:table-cell office:value-type="float" office:value="132" calcext:value-type="float">
            <text:p>132</text:p>
          </table:table-cell>
          <table:table-cell office:value-type="float" office:value="19.114" calcext:value-type="float">
            <text:p>19,114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157" calcext:value-type="float">
            <text:p>1157</text:p>
          </table:table-cell>
          <table:table-cell office:value-type="float" office:value="22.5599" calcext:value-type="float">
            <text:p>22,5599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21.196" calcext:value-type="float">
            <text:p>21,196</text:p>
          </table:table-cell>
          <table:table-cell office:value-type="float" office:value="24.7290459483369" calcext:value-type="float">
            <text:p>24,7290459483369</text:p>
          </table:table-cell>
          <table:table-cell office:value-type="float" office:value="161" calcext:value-type="float">
            <text:p>161</text:p>
          </table:table-cell>
          <table:table-cell office:value-type="float" office:value="21.196" calcext:value-type="float">
            <text:p>21,196</text:p>
          </table:table-cell>
        </table:table-row>
      </table:table>
      <table:table table:name="Force Algo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64.8172" calcext:value-type="float">
            <text:p>64,817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.6295" calcext:value-type="float">
            <text:p>11,6295</text:p>
          </table:table-cell>
          <table:table-cell office:value-type="float" office:value="2.47510860133282" calcext:value-type="float">
            <text:p>2,47510860133282</text:p>
          </table:table-cell>
          <table:table-cell office:value-type="float" office:value="8" calcext:value-type="float">
            <text:p>8</text:p>
          </table:table-cell>
          <table:table-cell office:value-type="float" office:value="11.6295" calcext:value-type="float">
            <text:p>11,6295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35" calcext:value-type="float">
            <text:p>135</text:p>
          </table:table-cell>
          <table:table-cell office:value-type="float" office:value="56.2247" calcext:value-type="float">
            <text:p>56,224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.6655" calcext:value-type="float">
            <text:p>15,6655</text:p>
          </table:table-cell>
          <table:table-cell office:value-type="float" office:value="2.45804915054855" calcext:value-type="float">
            <text:p>2,45804915054855</text:p>
          </table:table-cell>
          <table:table-cell office:value-type="float" office:value="10" calcext:value-type="float">
            <text:p>10</text:p>
          </table:table-cell>
          <table:table-cell office:value-type="float" office:value="15.6121" calcext:value-type="float">
            <text:p>15,6121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482" calcext:value-type="float">
            <text:p>42,648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.0242" calcext:value-type="float">
            <text:p>4,0242</text:p>
          </table:table-cell>
          <table:table-cell office:value-type="float" office:value="3.04394050048482" calcext:value-type="float">
            <text:p>3,04394050048482</text:p>
          </table:table-cell>
          <table:table-cell office:value-type="float" office:value="24" calcext:value-type="float">
            <text:p>24</text:p>
          </table:table-cell>
          <table:table-cell office:value-type="float" office:value="2.7263" calcext:value-type="float">
            <text:p>2,7263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1.6724" calcext:value-type="float">
            <text:p>51,672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4.9839" calcext:value-type="float">
            <text:p>14,9839</text:p>
          </table:table-cell>
          <table:table-cell office:value-type="float" office:value="3.4765343980567" calcext:value-type="float">
            <text:p>3,4765343980567</text:p>
          </table:table-cell>
          <table:table-cell office:value-type="float" office:value="31" calcext:value-type="float">
            <text:p>31</text:p>
          </table:table-cell>
          <table:table-cell office:value-type="float" office:value="14.9839" calcext:value-type="float">
            <text:p>14,9839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67" calcext:value-type="float">
            <text:p>167</text:p>
          </table:table-cell>
          <table:table-cell office:value-type="float" office:value="65.1118" calcext:value-type="float">
            <text:p>65,111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.0349" calcext:value-type="float">
            <text:p>17,0349</text:p>
          </table:table-cell>
          <table:table-cell office:value-type="float" office:value="2.5807142583615" calcext:value-type="float">
            <text:p>2,5807142583615</text:p>
          </table:table-cell>
          <table:table-cell office:value-type="float" office:value="9" calcext:value-type="float">
            <text:p>9</text:p>
          </table:table-cell>
          <table:table-cell office:value-type="float" office:value="17.0349" calcext:value-type="float">
            <text:p>17,0349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48.428" calcext:value-type="float">
            <text:p>48,42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.771" calcext:value-type="float">
            <text:p>10,771</text:p>
          </table:table-cell>
          <table:table-cell office:value-type="float" office:value="2.24958697333883" calcext:value-type="float">
            <text:p>2,24958697333883</text:p>
          </table:table-cell>
          <table:table-cell office:value-type="float" office:value="9" calcext:value-type="float">
            <text:p>9</text:p>
          </table:table-cell>
          <table:table-cell office:value-type="float" office:value="10.771" calcext:value-type="float">
            <text:p>10,771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1132" calcext:value-type="float">
            <text:p>73,113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.6106" calcext:value-type="float">
            <text:p>20,6106</text:p>
          </table:table-cell>
          <table:table-cell office:value-type="float" office:value="1.85663143676143" calcext:value-type="float">
            <text:p>1,85663143676143</text:p>
          </table:table-cell>
          <table:table-cell office:value-type="float" office:value="5" calcext:value-type="float">
            <text:p>5</text:p>
          </table:table-cell>
          <table:table-cell office:value-type="float" office:value="20.6106" calcext:value-type="float">
            <text:p>20,6106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52" calcext:value-type="float">
            <text:p>152</text:p>
          </table:table-cell>
          <table:table-cell office:value-type="float" office:value="42.3806" calcext:value-type="float">
            <text:p>42,380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.8178" calcext:value-type="float">
            <text:p>4,8178</text:p>
          </table:table-cell>
          <table:table-cell office:value-type="float" office:value="3.01428176395014" calcext:value-type="float">
            <text:p>3,01428176395014</text:p>
          </table:table-cell>
          <table:table-cell office:value-type="float" office:value="19" calcext:value-type="float">
            <text:p>19</text:p>
          </table:table-cell>
          <table:table-cell office:value-type="float" office:value="4.8178" calcext:value-type="float">
            <text:p>4,8178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38" calcext:value-type="float">
            <text:p>338</text:p>
          </table:table-cell>
          <table:table-cell office:value-type="float" office:value="43.0537" calcext:value-type="float">
            <text:p>43,053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.0078" calcext:value-type="float">
            <text:p>7,0078</text:p>
          </table:table-cell>
          <table:table-cell office:value-type="float" office:value="2.04518109126818" calcext:value-type="float">
            <text:p>2,04518109126818</text:p>
          </table:table-cell>
          <table:table-cell office:value-type="float" office:value="22" calcext:value-type="float">
            <text:p>22</text:p>
          </table:table-cell>
          <table:table-cell office:value-type="float" office:value="7.0078" calcext:value-type="float">
            <text:p>7,0078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" calcext:value-type="float">
            <text:p>32</text:p>
          </table:table-cell>
          <table:table-cell office:value-type="float" office:value="56.4222" calcext:value-type="float">
            <text:p>56,42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.2407" calcext:value-type="float">
            <text:p>17,2407</text:p>
          </table:table-cell>
          <table:table-cell office:value-type="float" office:value="2.11094471740444" calcext:value-type="float">
            <text:p>2,11094471740444</text:p>
          </table:table-cell>
          <table:table-cell office:value-type="float" office:value="11" calcext:value-type="float">
            <text:p>11</text:p>
          </table:table-cell>
          <table:table-cell office:value-type="float" office:value="17.2278" calcext:value-type="float">
            <text:p>17,2278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266" calcext:value-type="float">
            <text:p>266</text:p>
          </table:table-cell>
          <table:table-cell office:value-type="float" office:value="60.4202" calcext:value-type="float">
            <text:p>60,420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.6559" calcext:value-type="float">
            <text:p>10,6559</text:p>
          </table:table-cell>
          <table:table-cell office:value-type="float" office:value="2.09252819859726" calcext:value-type="float">
            <text:p>2,09252819859726</text:p>
          </table:table-cell>
          <table:table-cell office:value-type="float" office:value="8" calcext:value-type="float">
            <text:p>8</text:p>
          </table:table-cell>
          <table:table-cell office:value-type="float" office:value="10.6559" calcext:value-type="float">
            <text:p>10,6559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1.0517" calcext:value-type="float">
            <text:p>71,05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9.6045" calcext:value-type="float">
            <text:p>29,6045</text:p>
          </table:table-cell>
          <table:table-cell office:value-type="float" office:value="1.77026827703647" calcext:value-type="float">
            <text:p>1,77026827703647</text:p>
          </table:table-cell>
          <table:table-cell office:value-type="float" office:value="4" calcext:value-type="float">
            <text:p>4</text:p>
          </table:table-cell>
          <table:table-cell office:value-type="float" office:value="9.3783" calcext:value-type="float">
            <text:p>9,3783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8293" calcext:value-type="float">
            <text:p>69,829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.2631" calcext:value-type="float">
            <text:p>25,2631</text:p>
          </table:table-cell>
          <table:table-cell office:value-type="float" office:value="2.23464327650934" calcext:value-type="float">
            <text:p>2,23464327650934</text:p>
          </table:table-cell>
          <table:table-cell office:value-type="float" office:value="5" calcext:value-type="float">
            <text:p>5</text:p>
          </table:table-cell>
          <table:table-cell office:value-type="float" office:value="25.2631" calcext:value-type="float">
            <text:p>25,2631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65" calcext:value-type="float">
            <text:p>165</text:p>
          </table:table-cell>
          <table:table-cell office:value-type="float" office:value="69.265" calcext:value-type="float">
            <text:p>69,26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.254" calcext:value-type="float">
            <text:p>27,254</text:p>
          </table:table-cell>
          <table:table-cell office:value-type="float" office:value="1.85800089743106" calcext:value-type="float">
            <text:p>1,85800089743106</text:p>
          </table:table-cell>
          <table:table-cell office:value-type="float" office:value="5" calcext:value-type="float">
            <text:p>5</text:p>
          </table:table-cell>
          <table:table-cell office:value-type="float" office:value="27.254" calcext:value-type="float">
            <text:p>27,254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office:value-type="float" office:value="83.741" calcext:value-type="float">
            <text:p>83,74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.4243" calcext:value-type="float">
            <text:p>21,4243</text:p>
          </table:table-cell>
          <table:table-cell office:value-type="float" office:value="1.7435090593327" calcext:value-type="float">
            <text:p>1,7435090593327</text:p>
          </table:table-cell>
          <table:table-cell office:value-type="float" office:value="3" calcext:value-type="float">
            <text:p>3</text:p>
          </table:table-cell>
          <table:table-cell office:value-type="float" office:value="15.6697" calcext:value-type="float">
            <text:p>15,6697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 office:value-type="float" office:value="78.0138" calcext:value-type="float">
            <text:p>78,013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6.0484" calcext:value-type="float">
            <text:p>26,0484</text:p>
          </table:table-cell>
          <table:table-cell office:value-type="float" office:value="2.09676148585147" calcext:value-type="float">
            <text:p>2,09676148585147</text:p>
          </table:table-cell>
          <table:table-cell office:value-type="float" office:value="2" calcext:value-type="float">
            <text:p>2</text:p>
          </table:table-cell>
          <table:table-cell office:value-type="float" office:value="26.0484" calcext:value-type="float">
            <text:p>26,0484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66.4354" calcext:value-type="float">
            <text:p>66,435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.5879" calcext:value-type="float">
            <text:p>28,5879</text:p>
          </table:table-cell>
          <table:table-cell office:value-type="float" office:value="1.96618934190452" calcext:value-type="float">
            <text:p>1,96618934190452</text:p>
          </table:table-cell>
          <table:table-cell office:value-type="float" office:value="7" calcext:value-type="float">
            <text:p>7</text:p>
          </table:table-cell>
          <table:table-cell office:value-type="float" office:value="20.8064" calcext:value-type="float">
            <text:p>20,8064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76" calcext:value-type="float">
            <text:p>176</text:p>
          </table:table-cell>
          <table:table-cell office:value-type="float" office:value="70.457" calcext:value-type="float">
            <text:p>70,45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.2528" calcext:value-type="float">
            <text:p>27,2528</text:p>
          </table:table-cell>
          <table:table-cell office:value-type="float" office:value="1.85762313193691" calcext:value-type="float">
            <text:p>1,85762313193691</text:p>
          </table:table-cell>
          <table:table-cell office:value-type="float" office:value="5" calcext:value-type="float">
            <text:p>5</text:p>
          </table:table-cell>
          <table:table-cell office:value-type="float" office:value="27.2528" calcext:value-type="float">
            <text:p>27,2528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2.0531" calcext:value-type="float">
            <text:p>82,053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4.8165" calcext:value-type="float">
            <text:p>14,8165</text:p>
          </table:table-cell>
          <table:table-cell office:value-type="float" office:value="2.15204958808734" calcext:value-type="float">
            <text:p>2,15204958808734</text:p>
          </table:table-cell>
          <table:table-cell office:value-type="float" office:value="3" calcext:value-type="float">
            <text:p>3</text:p>
          </table:table-cell>
          <table:table-cell office:value-type="float" office:value="6.9642" calcext:value-type="float">
            <text:p>6,9642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08" calcext:value-type="float">
            <text:p>108</text:p>
          </table:table-cell>
          <table:table-cell office:value-type="float" office:value="60.0196" calcext:value-type="float">
            <text:p>60,019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.4195" calcext:value-type="float">
            <text:p>12,4195</text:p>
          </table:table-cell>
          <table:table-cell office:value-type="float" office:value="1.96736658224651" calcext:value-type="float">
            <text:p>1,96736658224651</text:p>
          </table:table-cell>
          <table:table-cell office:value-type="float" office:value="9" calcext:value-type="float">
            <text:p>9</text:p>
          </table:table-cell>
          <table:table-cell office:value-type="float" office:value="12.4195" calcext:value-type="float">
            <text:p>12,4195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43" calcext:value-type="float">
            <text:p>243</text:p>
          </table:table-cell>
          <table:table-cell office:value-type="float" office:value="73.5202" calcext:value-type="float">
            <text:p>73,520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.2526" calcext:value-type="float">
            <text:p>27,2526</text:p>
          </table:table-cell>
          <table:table-cell office:value-type="float" office:value="1.85735238181349" calcext:value-type="float">
            <text:p>1,85735238181349</text:p>
          </table:table-cell>
          <table:table-cell office:value-type="float" office:value="5" calcext:value-type="float">
            <text:p>5</text:p>
          </table:table-cell>
          <table:table-cell office:value-type="float" office:value="27.2526" calcext:value-type="float">
            <text:p>27,2526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6.4693" calcext:value-type="float">
            <text:p>26,469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.9752" calcext:value-type="float">
            <text:p>2,9752</text:p>
          </table:table-cell>
          <table:table-cell office:value-type="float" office:value="4.23776776522655" calcext:value-type="float">
            <text:p>4,23776776522655</text:p>
          </table:table-cell>
          <table:table-cell office:value-type="float" office:value="98" calcext:value-type="float">
            <text:p>98</text:p>
          </table:table-cell>
          <table:table-cell office:value-type="float" office:value="2.8409" calcext:value-type="float">
            <text:p>2,8409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77" calcext:value-type="float">
            <text:p>277</text:p>
          </table:table-cell>
          <table:table-cell office:value-type="float" office:value="30.5495" calcext:value-type="float">
            <text:p>30,5495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.5795" calcext:value-type="float">
            <text:p>2,5795</text:p>
          </table:table-cell>
          <table:table-cell office:value-type="float" office:value="4.59194087883665" calcext:value-type="float">
            <text:p>4,59194087883665</text:p>
          </table:table-cell>
          <table:table-cell office:value-type="float" office:value="108" calcext:value-type="float">
            <text:p>108</text:p>
          </table:table-cell>
          <table:table-cell office:value-type="float" office:value="1.8938" calcext:value-type="float">
            <text:p>1,8938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8" calcext:value-type="float">
            <text:p>148</text:p>
          </table:table-cell>
          <table:table-cell office:value-type="float" office:value="69.5111" calcext:value-type="float">
            <text:p>69,511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.0385" calcext:value-type="float">
            <text:p>16,0385</text:p>
          </table:table-cell>
          <table:table-cell office:value-type="float" office:value="2.45675723556785" calcext:value-type="float">
            <text:p>2,45675723556785</text:p>
          </table:table-cell>
          <table:table-cell office:value-type="float" office:value="11" calcext:value-type="float">
            <text:p>11</text:p>
          </table:table-cell>
          <table:table-cell office:value-type="float" office:value="13.2291" calcext:value-type="float">
            <text:p>13,2291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7" calcext:value-type="float">
            <text:p>97</text:p>
          </table:table-cell>
          <table:table-cell office:value-type="float" office:value="63.3854" calcext:value-type="float">
            <text:p>63,385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.9741" calcext:value-type="float">
            <text:p>5,9741</text:p>
          </table:table-cell>
          <table:table-cell office:value-type="float" office:value="2.48220375715332" calcext:value-type="float">
            <text:p>2,48220375715332</text:p>
          </table:table-cell>
          <table:table-cell office:value-type="float" office:value="10" calcext:value-type="float">
            <text:p>10</text:p>
          </table:table-cell>
          <table:table-cell office:value-type="float" office:value="4.894" calcext:value-type="float">
            <text:p>4,894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6554" calcext:value-type="float">
            <text:p>53,655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.724" calcext:value-type="float">
            <text:p>13,724</text:p>
          </table:table-cell>
          <table:table-cell office:value-type="float" office:value="2.57621065013492" calcext:value-type="float">
            <text:p>2,57621065013492</text:p>
          </table:table-cell>
          <table:table-cell office:value-type="float" office:value="11" calcext:value-type="float">
            <text:p>11</text:p>
          </table:table-cell>
          <table:table-cell office:value-type="float" office:value="13.724" calcext:value-type="float">
            <text:p>13,724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5" calcext:value-type="float">
            <text:p>55</text:p>
          </table:table-cell>
          <table:table-cell office:value-type="float" office:value="77.2804" calcext:value-type="float">
            <text:p>77,280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7.8796" calcext:value-type="float">
            <text:p>27,8796</text:p>
          </table:table-cell>
          <table:table-cell office:value-type="float" office:value="2.03238657534547" calcext:value-type="float">
            <text:p>2,03238657534547</text:p>
          </table:table-cell>
          <table:table-cell office:value-type="float" office:value="4" calcext:value-type="float">
            <text:p>4</text:p>
          </table:table-cell>
          <table:table-cell office:value-type="float" office:value="24.5522" calcext:value-type="float">
            <text:p>24,5522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.8707" calcext:value-type="float">
            <text:p>80,870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7.2659" calcext:value-type="float">
            <text:p>37,2659</text:p>
          </table:table-cell>
          <table:table-cell office:value-type="float" office:value="1.76776695296637" calcext:value-type="float">
            <text:p>1,76776695296637</text:p>
          </table:table-cell>
          <table:table-cell office:value-type="float" office:value="1" calcext:value-type="float">
            <text:p>1</text:p>
          </table:table-cell>
          <table:table-cell office:value-type="float" office:value="37.2659" calcext:value-type="float">
            <text:p>37,2659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61.0385" calcext:value-type="float">
            <text:p>61,038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.0617" calcext:value-type="float">
            <text:p>28,0617</text:p>
          </table:table-cell>
          <table:table-cell office:value-type="float" office:value="1.88133763341572" calcext:value-type="float">
            <text:p>1,88133763341572</text:p>
          </table:table-cell>
          <table:table-cell office:value-type="float" office:value="12" calcext:value-type="float">
            <text:p>12</text:p>
          </table:table-cell>
          <table:table-cell office:value-type="float" office:value="27.6038" calcext:value-type="float">
            <text:p>27,6038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89.7253" calcext:value-type="float">
            <text:p>89,72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4.9749" calcext:value-type="float">
            <text:p>44,9749</text:p>
          </table:table-cell>
          <table:table-cell office:value-type="float" office:value="1.46908836082152" calcext:value-type="float">
            <text:p>1,46908836082152</text:p>
          </table:table-cell>
          <table:table-cell office:value-type="float" office:value="1" calcext:value-type="float">
            <text:p>1</text:p>
          </table:table-cell>
          <table:table-cell office:value-type="float" office:value="44.9659" calcext:value-type="float">
            <text:p>44,9659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8" calcext:value-type="float">
            <text:p>108</text:p>
          </table:table-cell>
          <table:table-cell office:value-type="float" office:value="60.689" calcext:value-type="float">
            <text:p>60,68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4.9368" calcext:value-type="float">
            <text:p>14,9368</text:p>
          </table:table-cell>
          <table:table-cell office:value-type="float" office:value="2.63505391323128" calcext:value-type="float">
            <text:p>2,63505391323128</text:p>
          </table:table-cell>
          <table:table-cell office:value-type="float" office:value="13" calcext:value-type="float">
            <text:p>13</text:p>
          </table:table-cell>
          <table:table-cell office:value-type="float" office:value="14.4832" calcext:value-type="float">
            <text:p>14,4832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6591" calcext:value-type="float">
            <text:p>40,659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.3139" calcext:value-type="float">
            <text:p>6,3139</text:p>
          </table:table-cell>
          <table:table-cell office:value-type="float" office:value="3.57302910217375" calcext:value-type="float">
            <text:p>3,57302910217375</text:p>
          </table:table-cell>
          <table:table-cell office:value-type="float" office:value="14" calcext:value-type="float">
            <text:p>14</text:p>
          </table:table-cell>
          <table:table-cell office:value-type="float" office:value="6.3139" calcext:value-type="float">
            <text:p>6,3139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54.9077" calcext:value-type="float">
            <text:p>54,907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8.341" calcext:value-type="float">
            <text:p>18,341</text:p>
          </table:table-cell>
          <table:table-cell office:value-type="float" office:value="1.82409660045827" calcext:value-type="float">
            <text:p>1,82409660045827</text:p>
          </table:table-cell>
          <table:table-cell office:value-type="float" office:value="6" calcext:value-type="float">
            <text:p>6</text:p>
          </table:table-cell>
          <table:table-cell office:value-type="float" office:value="18.341" calcext:value-type="float">
            <text:p>18,341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36" calcext:value-type="float">
            <text:p>136</text:p>
          </table:table-cell>
          <table:table-cell office:value-type="float" office:value="65.9039" calcext:value-type="float">
            <text:p>65,903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.793" calcext:value-type="float">
            <text:p>21,793</text:p>
          </table:table-cell>
          <table:table-cell office:value-type="float" office:value="1.75311184882412" calcext:value-type="float">
            <text:p>1,75311184882412</text:p>
          </table:table-cell>
          <table:table-cell office:value-type="float" office:value="5" calcext:value-type="float">
            <text:p>5</text:p>
          </table:table-cell>
          <table:table-cell office:value-type="float" office:value="21.7649" calcext:value-type="float">
            <text:p>21,7649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0" calcext:value-type="float">
            <text:p>110</text:p>
          </table:table-cell>
          <table:table-cell office:value-type="float" office:value="61.4107" calcext:value-type="float">
            <text:p>61,410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.6901" calcext:value-type="float">
            <text:p>15,6901</text:p>
          </table:table-cell>
          <table:table-cell office:value-type="float" office:value="2.30542357827074" calcext:value-type="float">
            <text:p>2,30542357827074</text:p>
          </table:table-cell>
          <table:table-cell office:value-type="float" office:value="12" calcext:value-type="float">
            <text:p>12</text:p>
          </table:table-cell>
          <table:table-cell office:value-type="float" office:value="15.6901" calcext:value-type="float">
            <text:p>15,6901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16" calcext:value-type="float">
            <text:p>216</text:p>
          </table:table-cell>
          <table:table-cell office:value-type="float" office:value="67.3981" calcext:value-type="float">
            <text:p>67,398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.3194" calcext:value-type="float">
            <text:p>13,3194</text:p>
          </table:table-cell>
          <table:table-cell office:value-type="float" office:value="2.3858516385044" calcext:value-type="float">
            <text:p>2,3858516385044</text:p>
          </table:table-cell>
          <table:table-cell office:value-type="float" office:value="9" calcext:value-type="float">
            <text:p>9</text:p>
          </table:table-cell>
          <table:table-cell office:value-type="float" office:value="13.3194" calcext:value-type="float">
            <text:p>13,3194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53.779" calcext:value-type="float">
            <text:p>53,779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.351" calcext:value-type="float">
            <text:p>11,351</text:p>
          </table:table-cell>
          <table:table-cell office:value-type="float" office:value="1.89388580872154" calcext:value-type="float">
            <text:p>1,89388580872154</text:p>
          </table:table-cell>
          <table:table-cell office:value-type="float" office:value="10" calcext:value-type="float">
            <text:p>10</text:p>
          </table:table-cell>
          <table:table-cell office:value-type="float" office:value="10.8847" calcext:value-type="float">
            <text:p>10,8847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51.7059" calcext:value-type="float">
            <text:p>51,705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.9136" calcext:value-type="float">
            <text:p>7,9136</text:p>
          </table:table-cell>
          <table:table-cell office:value-type="float" office:value="2.65960696107998" calcext:value-type="float">
            <text:p>2,65960696107998</text:p>
          </table:table-cell>
          <table:table-cell office:value-type="float" office:value="28" calcext:value-type="float">
            <text:p>28</text:p>
          </table:table-cell>
          <table:table-cell office:value-type="float" office:value="7.2351" calcext:value-type="float">
            <text:p>7,2351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2700" calcext:value-type="float">
            <text:p>2700</text:p>
          </table:table-cell>
          <table:table-cell office:value-type="float" office:value="590" calcext:value-type="float">
            <text:p>590</text:p>
          </table:table-cell>
          <table:table-cell office:value-type="float" office:value="64.9502" calcext:value-type="float">
            <text:p>64,950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.4401" calcext:value-type="float">
            <text:p>10,4401</text:p>
          </table:table-cell>
          <table:table-cell office:value-type="float" office:value="2.25532963431825" calcext:value-type="float">
            <text:p>2,25532963431825</text:p>
          </table:table-cell>
          <table:table-cell office:value-type="float" office:value="11" calcext:value-type="float">
            <text:p>11</text:p>
          </table:table-cell>
          <table:table-cell office:value-type="float" office:value="10.4401" calcext:value-type="float">
            <text:p>10,4401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127" calcext:value-type="float">
            <text:p>43,712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.686" calcext:value-type="float">
            <text:p>5,686</text:p>
          </table:table-cell>
          <table:table-cell office:value-type="float" office:value="2.27868728226079" calcext:value-type="float">
            <text:p>2,27868728226079</text:p>
          </table:table-cell>
          <table:table-cell office:value-type="float" office:value="8" calcext:value-type="float">
            <text:p>8</text:p>
          </table:table-cell>
          <table:table-cell office:value-type="float" office:value="5.686" calcext:value-type="float">
            <text:p>5,686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51.571" calcext:value-type="float">
            <text:p>51,57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.0997" calcext:value-type="float">
            <text:p>5,0997</text:p>
          </table:table-cell>
          <table:table-cell office:value-type="float" office:value="2.63414948791834" calcext:value-type="float">
            <text:p>2,63414948791834</text:p>
          </table:table-cell>
          <table:table-cell office:value-type="float" office:value="27" calcext:value-type="float">
            <text:p>27</text:p>
          </table:table-cell>
          <table:table-cell office:value-type="float" office:value="5.0997" calcext:value-type="float">
            <text:p>5,0997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 office:value-type="float" office:value="50.5624" calcext:value-type="float">
            <text:p>50,562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.7658" calcext:value-type="float">
            <text:p>6,7658</text:p>
          </table:table-cell>
          <table:table-cell office:value-type="float" office:value="3.07635307385838" calcext:value-type="float">
            <text:p>3,07635307385838</text:p>
          </table:table-cell>
          <table:table-cell office:value-type="float" office:value="28" calcext:value-type="float">
            <text:p>28</text:p>
          </table:table-cell>
          <table:table-cell office:value-type="float" office:value="6.6905" calcext:value-type="float">
            <text:p>6,6905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44.753" calcext:value-type="float">
            <text:p>44,753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.5519" calcext:value-type="float">
            <text:p>5,5519</text:p>
          </table:table-cell>
          <table:table-cell office:value-type="float" office:value="2.55954085757977" calcext:value-type="float">
            <text:p>2,55954085757977</text:p>
          </table:table-cell>
          <table:table-cell office:value-type="float" office:value="31" calcext:value-type="float">
            <text:p>31</text:p>
          </table:table-cell>
          <table:table-cell office:value-type="float" office:value="5.4313" calcext:value-type="float">
            <text:p>5,4313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8063" calcext:value-type="float">
            <text:p>59,806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.8564" calcext:value-type="float">
            <text:p>10,8564</text:p>
          </table:table-cell>
          <table:table-cell office:value-type="float" office:value="1.90394327646598" calcext:value-type="float">
            <text:p>1,90394327646598</text:p>
          </table:table-cell>
          <table:table-cell office:value-type="float" office:value="4" calcext:value-type="float">
            <text:p>4</text:p>
          </table:table-cell>
          <table:table-cell office:value-type="float" office:value="10.8564" calcext:value-type="float">
            <text:p>10,8564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4" calcext:value-type="float">
            <text:p>84</text:p>
          </table:table-cell>
          <table:table-cell office:value-type="float" office:value="88.9413" calcext:value-type="float">
            <text:p>88,94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6.0452" calcext:value-type="float">
            <text:p>36,0452</text:p>
          </table:table-cell>
          <table:table-cell office:value-type="float" office:value="2.03454590736835" calcext:value-type="float">
            <text:p>2,03454590736835</text:p>
          </table:table-cell>
          <table:table-cell office:value-type="float" office:value="1" calcext:value-type="float">
            <text:p>1</text:p>
          </table:table-cell>
          <table:table-cell office:value-type="float" office:value="36.026" calcext:value-type="float">
            <text:p>36,026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82" calcext:value-type="float">
            <text:p>282</text:p>
          </table:table-cell>
          <table:table-cell office:value-type="float" office:value="64.2502" calcext:value-type="float">
            <text:p>64,250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.5427" calcext:value-type="float">
            <text:p>10,5427</text:p>
          </table:table-cell>
          <table:table-cell office:value-type="float" office:value="2.24858150499532" calcext:value-type="float">
            <text:p>2,24858150499532</text:p>
          </table:table-cell>
          <table:table-cell office:value-type="float" office:value="11" calcext:value-type="float">
            <text:p>11</text:p>
          </table:table-cell>
          <table:table-cell office:value-type="float" office:value="10.5427" calcext:value-type="float">
            <text:p>10,5427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51.3991" calcext:value-type="float">
            <text:p>51,3991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.722" calcext:value-type="float">
            <text:p>6,722</text:p>
          </table:table-cell>
          <table:table-cell office:value-type="float" office:value="2.77913431627313" calcext:value-type="float">
            <text:p>2,77913431627313</text:p>
          </table:table-cell>
          <table:table-cell office:value-type="float" office:value="31" calcext:value-type="float">
            <text:p>31</text:p>
          </table:table-cell>
          <table:table-cell office:value-type="float" office:value="6.3644" calcext:value-type="float">
            <text:p>6,3644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7.2955" calcext:value-type="float">
            <text:p>47,295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.1432" calcext:value-type="float">
            <text:p>14,1432</text:p>
          </table:table-cell>
          <table:table-cell office:value-type="float" office:value="2.31027286429121" calcext:value-type="float">
            <text:p>2,31027286429121</text:p>
          </table:table-cell>
          <table:table-cell office:value-type="float" office:value="18" calcext:value-type="float">
            <text:p>18</text:p>
          </table:table-cell>
          <table:table-cell office:value-type="float" office:value="10.512" calcext:value-type="float">
            <text:p>10,512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214" calcext:value-type="float">
            <text:p>214</text:p>
          </table:table-cell>
          <table:table-cell office:value-type="float" office:value="59.251" calcext:value-type="float">
            <text:p>59,25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.6857" calcext:value-type="float">
            <text:p>5,6857</text:p>
          </table:table-cell>
          <table:table-cell office:value-type="float" office:value="2.41624097859009" calcext:value-type="float">
            <text:p>2,41624097859009</text:p>
          </table:table-cell>
          <table:table-cell office:value-type="float" office:value="10" calcext:value-type="float">
            <text:p>10</text:p>
          </table:table-cell>
          <table:table-cell office:value-type="float" office:value="5.582" calcext:value-type="float">
            <text:p>5,582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3000" calcext:value-type="float">
            <text:p>3000</text:p>
          </table:table-cell>
          <table:table-cell office:value-type="float" office:value="531" calcext:value-type="float">
            <text:p>531</text:p>
          </table:table-cell>
          <table:table-cell office:value-type="float" office:value="89.9546" calcext:value-type="float">
            <text:p>89,954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6.7328" calcext:value-type="float">
            <text:p>36,7328</text:p>
          </table:table-cell>
          <table:table-cell office:value-type="float" office:value="1.77461629394108" calcext:value-type="float">
            <text:p>1,77461629394108</text:p>
          </table:table-cell>
          <table:table-cell office:value-type="float" office:value="1" calcext:value-type="float">
            <text:p>1</text:p>
          </table:table-cell>
          <table:table-cell office:value-type="float" office:value="36.7328" calcext:value-type="float">
            <text:p>36,7328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3" calcext:value-type="float">
            <text:p>113</text:p>
          </table:table-cell>
          <table:table-cell office:value-type="float" office:value="32.1828" calcext:value-type="float">
            <text:p>32,182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8.2309" calcext:value-type="float">
            <text:p>8,2309</text:p>
          </table:table-cell>
          <table:table-cell office:value-type="float" office:value="3.80666810166889" calcext:value-type="float">
            <text:p>3,80666810166889</text:p>
          </table:table-cell>
          <table:table-cell office:value-type="float" office:value="69" calcext:value-type="float">
            <text:p>69</text:p>
          </table:table-cell>
          <table:table-cell office:value-type="float" office:value="8.2309" calcext:value-type="float">
            <text:p>8,2309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office:value-type="float" office:value="25.48" calcext:value-type="float">
            <text:p>25,48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.1098" calcext:value-type="float">
            <text:p>3,1098</text:p>
          </table:table-cell>
          <table:table-cell office:value-type="float" office:value="5.48850619064078" calcext:value-type="float">
            <text:p>5,48850619064078</text:p>
          </table:table-cell>
          <table:table-cell office:value-type="float" office:value="130" calcext:value-type="float">
            <text:p>130</text:p>
          </table:table-cell>
          <table:table-cell office:value-type="float" office:value="1.7406" calcext:value-type="float">
            <text:p>1,7406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37" calcext:value-type="float">
            <text:p>14,93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0.8049" calcext:value-type="float">
            <text:p>0,8049</text:p>
          </table:table-cell>
          <table:table-cell office:value-type="float" office:value="4.10466186515252" calcext:value-type="float">
            <text:p>4,10466186515252</text:p>
          </table:table-cell>
          <table:table-cell office:value-type="float" office:value="133" calcext:value-type="float">
            <text:p>133</text:p>
          </table:table-cell>
          <table:table-cell office:value-type="float" office:value="0.8049" calcext:value-type="float">
            <text:p>0,8049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0892" calcext:value-type="float">
            <text:p>15,0892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3411" calcext:value-type="float">
            <text:p>1,3411</text:p>
          </table:table-cell>
          <table:table-cell office:value-type="float" office:value="4.27565784412177" calcext:value-type="float">
            <text:p>4,27565784412177</text:p>
          </table:table-cell>
          <table:table-cell office:value-type="float" office:value="134" calcext:value-type="float">
            <text:p>134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50.1569" calcext:value-type="float">
            <text:p>50,1569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7.07" calcext:value-type="float">
            <text:p>7,07</text:p>
          </table:table-cell>
          <table:table-cell office:value-type="float" office:value="2.80632130351293" calcext:value-type="float">
            <text:p>2,80632130351293</text:p>
          </table:table-cell>
          <table:table-cell office:value-type="float" office:value="28" calcext:value-type="float">
            <text:p>28</text:p>
          </table:table-cell>
          <table:table-cell office:value-type="float" office:value="7.0171" calcext:value-type="float">
            <text:p>7,0171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5" calcext:value-type="float">
            <text:p>95</text:p>
          </table:table-cell>
          <table:table-cell office:value-type="float" office:value="40.4892" calcext:value-type="float">
            <text:p>40,489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.4745" calcext:value-type="float">
            <text:p>9,4745</text:p>
          </table:table-cell>
          <table:table-cell office:value-type="float" office:value="2.43534361475393" calcext:value-type="float">
            <text:p>2,43534361475393</text:p>
          </table:table-cell>
          <table:table-cell office:value-type="float" office:value="28" calcext:value-type="float">
            <text:p>28</text:p>
          </table:table-cell>
          <table:table-cell office:value-type="float" office:value="8.7734" calcext:value-type="float">
            <text:p>8,7734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2.2836" calcext:value-type="float">
            <text:p>62,283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8.2535" calcext:value-type="float">
            <text:p>18,2535</text:p>
          </table:table-cell>
          <table:table-cell office:value-type="float" office:value="2.09332260217062" calcext:value-type="float">
            <text:p>2,09332260217062</text:p>
          </table:table-cell>
          <table:table-cell office:value-type="float" office:value="5" calcext:value-type="float">
            <text:p>5</text:p>
          </table:table-cell>
          <table:table-cell office:value-type="float" office:value="18.2185" calcext:value-type="float">
            <text:p>18,2185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04" calcext:value-type="float">
            <text:p>104</text:p>
          </table:table-cell>
          <table:table-cell office:value-type="float" office:value="39.3358" calcext:value-type="float">
            <text:p>39,335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.3204" calcext:value-type="float">
            <text:p>5,3204</text:p>
          </table:table-cell>
          <table:table-cell office:value-type="float" office:value="2.50474945319089" calcext:value-type="float">
            <text:p>2,50474945319089</text:p>
          </table:table-cell>
          <table:table-cell office:value-type="float" office:value="29" calcext:value-type="float">
            <text:p>29</text:p>
          </table:table-cell>
          <table:table-cell office:value-type="float" office:value="3.7004" calcext:value-type="float">
            <text:p>3,7004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3899" calcext:value-type="float">
            <text:p>70,389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.9501" calcext:value-type="float">
            <text:p>12,9501</text:p>
          </table:table-cell>
          <table:table-cell office:value-type="float" office:value="2.59066371062291" calcext:value-type="float">
            <text:p>2,59066371062291</text:p>
          </table:table-cell>
          <table:table-cell office:value-type="float" office:value="3" calcext:value-type="float">
            <text:p>3</text:p>
          </table:table-cell>
          <table:table-cell office:value-type="float" office:value="12.9501" calcext:value-type="float">
            <text:p>12,9501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10" calcext:value-type="float">
            <text:p>210</text:p>
          </table:table-cell>
          <table:table-cell office:value-type="float" office:value="69.696" calcext:value-type="float">
            <text:p>69,69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.721" calcext:value-type="float">
            <text:p>19,721</text:p>
          </table:table-cell>
          <table:table-cell office:value-type="float" office:value="1.96450650537003" calcext:value-type="float">
            <text:p>1,96450650537003</text:p>
          </table:table-cell>
          <table:table-cell office:value-type="float" office:value="4" calcext:value-type="float">
            <text:p>4</text:p>
          </table:table-cell>
          <table:table-cell office:value-type="float" office:value="19.7194" calcext:value-type="float">
            <text:p>19,7194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43.336" calcext:value-type="float">
            <text:p>43,33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6.8546" calcext:value-type="float">
            <text:p>6,8546</text:p>
          </table:table-cell>
          <table:table-cell office:value-type="float" office:value="3.36794952900534" calcext:value-type="float">
            <text:p>3,36794952900534</text:p>
          </table:table-cell>
          <table:table-cell office:value-type="float" office:value="27" calcext:value-type="float">
            <text:p>27</text:p>
          </table:table-cell>
          <table:table-cell office:value-type="float" office:value="6.7376" calcext:value-type="float">
            <text:p>6,7376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8" calcext:value-type="float">
            <text:p>108</text:p>
          </table:table-cell>
          <table:table-cell office:value-type="float" office:value="58.009" calcext:value-type="float">
            <text:p>58,00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7.3674" calcext:value-type="float">
            <text:p>17,3674</text:p>
          </table:table-cell>
          <table:table-cell office:value-type="float" office:value="2.57790442558823" calcext:value-type="float">
            <text:p>2,57790442558823</text:p>
          </table:table-cell>
          <table:table-cell office:value-type="float" office:value="12" calcext:value-type="float">
            <text:p>12</text:p>
          </table:table-cell>
          <table:table-cell office:value-type="float" office:value="16.9118" calcext:value-type="float">
            <text:p>16,9118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47.6719" calcext:value-type="float">
            <text:p>47,6719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0.7614" calcext:value-type="float">
            <text:p>10,7614</text:p>
          </table:table-cell>
          <table:table-cell office:value-type="float" office:value="2.3027381322991" calcext:value-type="float">
            <text:p>2,3027381322991</text:p>
          </table:table-cell>
          <table:table-cell office:value-type="float" office:value="21" calcext:value-type="float">
            <text:p>21</text:p>
          </table:table-cell>
          <table:table-cell office:value-type="float" office:value="6.7927" calcext:value-type="float">
            <text:p>6,7927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63.534" calcext:value-type="float">
            <text:p>63,53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9.4599" calcext:value-type="float">
            <text:p>19,4599</text:p>
          </table:table-cell>
          <table:table-cell office:value-type="float" office:value="2.60897535838571" calcext:value-type="float">
            <text:p>2,60897535838571</text:p>
          </table:table-cell>
          <table:table-cell office:value-type="float" office:value="10" calcext:value-type="float">
            <text:p>10</text:p>
          </table:table-cell>
          <table:table-cell office:value-type="float" office:value="19.4599" calcext:value-type="float">
            <text:p>19,4599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69" calcext:value-type="float">
            <text:p>169</text:p>
          </table:table-cell>
          <table:table-cell office:value-type="float" office:value="64.4003" calcext:value-type="float">
            <text:p>64,400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.1603" calcext:value-type="float">
            <text:p>16,1603</text:p>
          </table:table-cell>
          <table:table-cell office:value-type="float" office:value="2.34071873715077" calcext:value-type="float">
            <text:p>2,34071873715077</text:p>
          </table:table-cell>
          <table:table-cell office:value-type="float" office:value="11" calcext:value-type="float">
            <text:p>11</text:p>
          </table:table-cell>
          <table:table-cell office:value-type="float" office:value="16.1514" calcext:value-type="float">
            <text:p>16,1514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72" calcext:value-type="float">
            <text:p>172</text:p>
          </table:table-cell>
          <table:table-cell office:value-type="float" office:value="66.0806" calcext:value-type="float">
            <text:p>66,080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.1497" calcext:value-type="float">
            <text:p>16,1497</text:p>
          </table:table-cell>
          <table:table-cell office:value-type="float" office:value="2.34277683054005" calcext:value-type="float">
            <text:p>2,34277683054005</text:p>
          </table:table-cell>
          <table:table-cell office:value-type="float" office:value="11" calcext:value-type="float">
            <text:p>11</text:p>
          </table:table-cell>
          <table:table-cell office:value-type="float" office:value="16.1497" calcext:value-type="float">
            <text:p>16,1497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4" calcext:value-type="float">
            <text:p>34</text:p>
          </table:table-cell>
          <table:table-cell office:value-type="float" office:value="61.2762" calcext:value-type="float">
            <text:p>61,2762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5.8185" calcext:value-type="float">
            <text:p>15,8185</text:p>
          </table:table-cell>
          <table:table-cell office:value-type="float" office:value="2.24158219907022" calcext:value-type="float">
            <text:p>2,24158219907022</text:p>
          </table:table-cell>
          <table:table-cell office:value-type="float" office:value="10" calcext:value-type="float">
            <text:p>10</text:p>
          </table:table-cell>
          <table:table-cell office:value-type="float" office:value="15.8185" calcext:value-type="float">
            <text:p>15,8185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2" calcext:value-type="float">
            <text:p>62</text:p>
          </table:table-cell>
          <table:table-cell office:value-type="float" office:value="58.5925" calcext:value-type="float">
            <text:p>58,592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7.4683" calcext:value-type="float">
            <text:p>17,4683</text:p>
          </table:table-cell>
          <table:table-cell office:value-type="float" office:value="2.06956293956108" calcext:value-type="float">
            <text:p>2,06956293956108</text:p>
          </table:table-cell>
          <table:table-cell office:value-type="float" office:value="11" calcext:value-type="float">
            <text:p>11</text:p>
          </table:table-cell>
          <table:table-cell office:value-type="float" office:value="16.8158" calcext:value-type="float">
            <text:p>16,8158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3500" calcext:value-type="float">
            <text:p>3500</text:p>
          </table:table-cell>
          <table:table-cell office:value-type="float" office:value="602" calcext:value-type="float">
            <text:p>602</text:p>
          </table:table-cell>
          <table:table-cell office:value-type="float" office:value="66.942" calcext:value-type="float">
            <text:p>66,94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.5179" calcext:value-type="float">
            <text:p>21,5179</text:p>
          </table:table-cell>
          <table:table-cell office:value-type="float" office:value="1.98417870691687" calcext:value-type="float">
            <text:p>1,98417870691687</text:p>
          </table:table-cell>
          <table:table-cell office:value-type="float" office:value="6" calcext:value-type="float">
            <text:p>6</text:p>
          </table:table-cell>
          <table:table-cell office:value-type="float" office:value="21.5179" calcext:value-type="float">
            <text:p>21,5179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6" calcext:value-type="float">
            <text:p>56</text:p>
          </table:table-cell>
          <table:table-cell office:value-type="float" office:value="67.6865" calcext:value-type="float">
            <text:p>67,68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.4038" calcext:value-type="float">
            <text:p>17,4038</text:p>
          </table:table-cell>
          <table:table-cell office:value-type="float" office:value="2.16176194509404" calcext:value-type="float">
            <text:p>2,16176194509404</text:p>
          </table:table-cell>
          <table:table-cell office:value-type="float" office:value="6" calcext:value-type="float">
            <text:p>6</text:p>
          </table:table-cell>
          <table:table-cell office:value-type="float" office:value="13.775" calcext:value-type="float">
            <text:p>13,775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56.8595" calcext:value-type="float">
            <text:p>56,859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.9509" calcext:value-type="float">
            <text:p>17,9509</text:p>
          </table:table-cell>
          <table:table-cell office:value-type="float" office:value="2.15131391571102" calcext:value-type="float">
            <text:p>2,15131391571102</text:p>
          </table:table-cell>
          <table:table-cell office:value-type="float" office:value="8" calcext:value-type="float">
            <text:p>8</text:p>
          </table:table-cell>
          <table:table-cell office:value-type="float" office:value="17.2842" calcext:value-type="float">
            <text:p>17,2842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1" calcext:value-type="float">
            <text:p>71</text:p>
          </table:table-cell>
          <table:table-cell office:value-type="float" office:value="55.9645" calcext:value-type="float">
            <text:p>55,964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.1672" calcext:value-type="float">
            <text:p>17,1672</text:p>
          </table:table-cell>
          <table:table-cell office:value-type="float" office:value="2.13550515577915" calcext:value-type="float">
            <text:p>2,13550515577915</text:p>
          </table:table-cell>
          <table:table-cell office:value-type="float" office:value="8" calcext:value-type="float">
            <text:p>8</text:p>
          </table:table-cell>
          <table:table-cell office:value-type="float" office:value="17.1672" calcext:value-type="float">
            <text:p>17,1672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4.145" calcext:value-type="float">
            <text:p>74,1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.5393" calcext:value-type="float">
            <text:p>21,5393</text:p>
          </table:table-cell>
          <table:table-cell office:value-type="float" office:value="2.57436487109108" calcext:value-type="float">
            <text:p>2,57436487109108</text:p>
          </table:table-cell>
          <table:table-cell office:value-type="float" office:value="4" calcext:value-type="float">
            <text:p>4</text:p>
          </table:table-cell>
          <table:table-cell office:value-type="float" office:value="8.0597" calcext:value-type="float">
            <text:p>8,0597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70.9065" calcext:value-type="float">
            <text:p>70,906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.524" calcext:value-type="float">
            <text:p>24,524</text:p>
          </table:table-cell>
          <table:table-cell office:value-type="float" office:value="2.00307226969669" calcext:value-type="float">
            <text:p>2,00307226969669</text:p>
          </table:table-cell>
          <table:table-cell office:value-type="float" office:value="4" calcext:value-type="float">
            <text:p>4</text:p>
          </table:table-cell>
          <table:table-cell office:value-type="float" office:value="19.6191" calcext:value-type="float">
            <text:p>19,6191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67.8666" calcext:value-type="float">
            <text:p>67,866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.0611" calcext:value-type="float">
            <text:p>27,0611</text:p>
          </table:table-cell>
          <table:table-cell office:value-type="float" office:value="2.01650018101203" calcext:value-type="float">
            <text:p>2,01650018101203</text:p>
          </table:table-cell>
          <table:table-cell office:value-type="float" office:value="3" calcext:value-type="float">
            <text:p>3</text:p>
          </table:table-cell>
          <table:table-cell office:value-type="float" office:value="27.0611" calcext:value-type="float">
            <text:p>27,0611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office:value-type="float" office:value="74.0477" calcext:value-type="float">
            <text:p>74,04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0.844" calcext:value-type="float">
            <text:p>10,844</text:p>
          </table:table-cell>
          <table:table-cell office:value-type="float" office:value="1.79951275489855" calcext:value-type="float">
            <text:p>1,79951275489855</text:p>
          </table:table-cell>
          <table:table-cell office:value-type="float" office:value="7" calcext:value-type="float">
            <text:p>7</text:p>
          </table:table-cell>
          <table:table-cell office:value-type="float" office:value="10.829" calcext:value-type="float">
            <text:p>10,829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6" calcext:value-type="float">
            <text:p>96</text:p>
          </table:table-cell>
          <table:table-cell office:value-type="float" office:value="73.6285" calcext:value-type="float">
            <text:p>73,628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.7387" calcext:value-type="float">
            <text:p>13,7387</text:p>
          </table:table-cell>
          <table:table-cell office:value-type="float" office:value="1.75405720696258" calcext:value-type="float">
            <text:p>1,75405720696258</text:p>
          </table:table-cell>
          <table:table-cell office:value-type="float" office:value="7" calcext:value-type="float">
            <text:p>7</text:p>
          </table:table-cell>
          <table:table-cell office:value-type="float" office:value="13.7265" calcext:value-type="float">
            <text:p>13,7265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42.4195" calcext:value-type="float">
            <text:p>42,419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.0414" calcext:value-type="float">
            <text:p>2,0414</text:p>
          </table:table-cell>
          <table:table-cell office:value-type="float" office:value="3.17759628192176" calcext:value-type="float">
            <text:p>3,17759628192176</text:p>
          </table:table-cell>
          <table:table-cell office:value-type="float" office:value="50" calcext:value-type="float">
            <text:p>50</text:p>
          </table:table-cell>
          <table:table-cell office:value-type="float" office:value="1.924" calcext:value-type="float">
            <text:p>1,924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1.086" calcext:value-type="float">
            <text:p>51,08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.4488" calcext:value-type="float">
            <text:p>9,4488</text:p>
          </table:table-cell>
          <table:table-cell office:value-type="float" office:value="2.23858544758479" calcext:value-type="float">
            <text:p>2,23858544758479</text:p>
          </table:table-cell>
          <table:table-cell office:value-type="float" office:value="12" calcext:value-type="float">
            <text:p>12</text:p>
          </table:table-cell>
          <table:table-cell office:value-type="float" office:value="9.3822" calcext:value-type="float">
            <text:p>9,3822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5" calcext:value-type="float">
            <text:p>105</text:p>
          </table:table-cell>
          <table:table-cell office:value-type="float" office:value="51.6294" calcext:value-type="float">
            <text:p>51,629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.4449" calcext:value-type="float">
            <text:p>9,4449</text:p>
          </table:table-cell>
          <table:table-cell office:value-type="float" office:value="2.23300128829818" calcext:value-type="float">
            <text:p>2,23300128829818</text:p>
          </table:table-cell>
          <table:table-cell office:value-type="float" office:value="12" calcext:value-type="float">
            <text:p>12</text:p>
          </table:table-cell>
          <table:table-cell office:value-type="float" office:value="9.3891" calcext:value-type="float">
            <text:p>9,3891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.1915" calcext:value-type="float">
            <text:p>25,191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.0005" calcext:value-type="float">
            <text:p>2,0005</text:p>
          </table:table-cell>
          <table:table-cell office:value-type="float" office:value="4.96467402026696" calcext:value-type="float">
            <text:p>4,96467402026696</text:p>
          </table:table-cell>
          <table:table-cell office:value-type="float" office:value="189" calcext:value-type="float">
            <text:p>189</text:p>
          </table:table-cell>
          <table:table-cell office:value-type="float" office:value="1.6719" calcext:value-type="float">
            <text:p>1,6719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26" calcext:value-type="float">
            <text:p>126</text:p>
          </table:table-cell>
          <table:table-cell office:value-type="float" office:value="68.5893" calcext:value-type="float">
            <text:p>68,589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5.2707" calcext:value-type="float">
            <text:p>25,2707</text:p>
          </table:table-cell>
          <table:table-cell office:value-type="float" office:value="1.91090489915057" calcext:value-type="float">
            <text:p>1,91090489915057</text:p>
          </table:table-cell>
          <table:table-cell office:value-type="float" office:value="5" calcext:value-type="float">
            <text:p>5</text:p>
          </table:table-cell>
          <table:table-cell office:value-type="float" office:value="24.9851" calcext:value-type="float">
            <text:p>24,9851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3" calcext:value-type="float">
            <text:p>63</text:p>
          </table:table-cell>
          <table:table-cell office:value-type="float" office:value="58.7545" calcext:value-type="float">
            <text:p>58,754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.6135" calcext:value-type="float">
            <text:p>17,6135</text:p>
          </table:table-cell>
          <table:table-cell office:value-type="float" office:value="2.50773515845585" calcext:value-type="float">
            <text:p>2,50773515845585</text:p>
          </table:table-cell>
          <table:table-cell office:value-type="float" office:value="7" calcext:value-type="float">
            <text:p>7</text:p>
          </table:table-cell>
          <table:table-cell office:value-type="float" office:value="17.5705" calcext:value-type="float">
            <text:p>17,5705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4.0091" calcext:value-type="float">
            <text:p>64,0091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6.8834" calcext:value-type="float">
            <text:p>16,8834</text:p>
          </table:table-cell>
          <table:table-cell office:value-type="float" office:value="2.15625903468538" calcext:value-type="float">
            <text:p>2,15625903468538</text:p>
          </table:table-cell>
          <table:table-cell office:value-type="float" office:value="6" calcext:value-type="float">
            <text:p>6</text:p>
          </table:table-cell>
          <table:table-cell office:value-type="float" office:value="16.8834" calcext:value-type="float">
            <text:p>16,8834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9.6079" calcext:value-type="float">
            <text:p>59,607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.1087" calcext:value-type="float">
            <text:p>13,1087</text:p>
          </table:table-cell>
          <table:table-cell office:value-type="float" office:value="2.16283663314155" calcext:value-type="float">
            <text:p>2,16283663314155</text:p>
          </table:table-cell>
          <table:table-cell office:value-type="float" office:value="10" calcext:value-type="float">
            <text:p>10</text:p>
          </table:table-cell>
          <table:table-cell office:value-type="float" office:value="11.9867" calcext:value-type="float">
            <text:p>11,9867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97" calcext:value-type="float">
            <text:p>197</text:p>
          </table:table-cell>
          <table:table-cell office:value-type="float" office:value="18.2574" calcext:value-type="float">
            <text:p>18,257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5.2235" calcext:value-type="float">
            <text:p>5,2235</text:p>
          </table:table-cell>
          <table:table-cell office:value-type="float" office:value="2.30086100647543" calcext:value-type="float">
            <text:p>2,30086100647543</text:p>
          </table:table-cell>
          <table:table-cell office:value-type="float" office:value="57" calcext:value-type="float">
            <text:p>57</text:p>
          </table:table-cell>
          <table:table-cell office:value-type="float" office:value="5.2235" calcext:value-type="float">
            <text:p>5,2235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47" calcext:value-type="float">
            <text:p>147</text:p>
          </table:table-cell>
          <table:table-cell office:value-type="float" office:value="40.7764" calcext:value-type="float">
            <text:p>40,7764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.1103" calcext:value-type="float">
            <text:p>5,1103</text:p>
          </table:table-cell>
          <table:table-cell office:value-type="float" office:value="2.8043010781743" calcext:value-type="float">
            <text:p>2,8043010781743</text:p>
          </table:table-cell>
          <table:table-cell office:value-type="float" office:value="65" calcext:value-type="float">
            <text:p>65</text:p>
          </table:table-cell>
          <table:table-cell office:value-type="float" office:value="2.4787" calcext:value-type="float">
            <text:p>2,4787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15" calcext:value-type="float">
            <text:p>115</text:p>
          </table:table-cell>
          <table:table-cell office:value-type="float" office:value="55.0547" calcext:value-type="float">
            <text:p>55,054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.4943" calcext:value-type="float">
            <text:p>8,4943</text:p>
          </table:table-cell>
          <table:table-cell office:value-type="float" office:value="2.41352698674769" calcext:value-type="float">
            <text:p>2,41352698674769</text:p>
          </table:table-cell>
          <table:table-cell office:value-type="float" office:value="6" calcext:value-type="float">
            <text:p>6</text:p>
          </table:table-cell>
          <table:table-cell office:value-type="float" office:value="8.4943" calcext:value-type="float">
            <text:p>8,4943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66.4087" calcext:value-type="float">
            <text:p>66,408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3.8318" calcext:value-type="float">
            <text:p>13,8318</text:p>
          </table:table-cell>
          <table:table-cell office:value-type="float" office:value="2.01935918212679" calcext:value-type="float">
            <text:p>2,01935918212679</text:p>
          </table:table-cell>
          <table:table-cell office:value-type="float" office:value="7" calcext:value-type="float">
            <text:p>7</text:p>
          </table:table-cell>
          <table:table-cell office:value-type="float" office:value="12.0321" calcext:value-type="float">
            <text:p>12,0321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62.2092" calcext:value-type="float">
            <text:p>62,209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0.8709" calcext:value-type="float">
            <text:p>30,8709</text:p>
          </table:table-cell>
          <table:table-cell office:value-type="float" office:value="1.91063364241746" calcext:value-type="float">
            <text:p>1,91063364241746</text:p>
          </table:table-cell>
          <table:table-cell office:value-type="float" office:value="10" calcext:value-type="float">
            <text:p>10</text:p>
          </table:table-cell>
          <table:table-cell office:value-type="float" office:value="30.8709" calcext:value-type="float">
            <text:p>30,8709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786" calcext:value-type="float">
            <text:p>37,778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6.3682" calcext:value-type="float">
            <text:p>36,3682</text:p>
          </table:table-cell>
          <table:table-cell office:value-type="float" office:value="1.27752709235386" calcext:value-type="float">
            <text:p>1,27752709235386</text:p>
          </table:table-cell>
          <table:table-cell office:value-type="float" office:value="24" calcext:value-type="float">
            <text:p>24</text:p>
          </table:table-cell>
          <table:table-cell office:value-type="float" office:value="35.3927" calcext:value-type="float">
            <text:p>35,3927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7" calcext:value-type="float">
            <text:p>77</text:p>
          </table:table-cell>
          <table:table-cell office:value-type="float" office:value="85.4936" calcext:value-type="float">
            <text:p>85,49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7.6861" calcext:value-type="float">
            <text:p>27,6861</text:p>
          </table:table-cell>
          <table:table-cell office:value-type="float" office:value="1.59617838157591" calcext:value-type="float">
            <text:p>1,59617838157591</text:p>
          </table:table-cell>
          <table:table-cell office:value-type="float" office:value="2" calcext:value-type="float">
            <text:p>2</text:p>
          </table:table-cell>
          <table:table-cell office:value-type="float" office:value="27.6861" calcext:value-type="float">
            <text:p>27,6861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37" calcext:value-type="float">
            <text:p>82,3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.8204" calcext:value-type="float">
            <text:p>36,8204</text:p>
          </table:table-cell>
          <table:table-cell office:value-type="float" office:value="1.76079806794123" calcext:value-type="float">
            <text:p>1,76079806794123</text:p>
          </table:table-cell>
          <table:table-cell office:value-type="float" office:value="1" calcext:value-type="float">
            <text:p>1</text:p>
          </table:table-cell>
          <table:table-cell office:value-type="float" office:value="36.8204" calcext:value-type="float">
            <text:p>36,8204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0917" calcext:value-type="float">
            <text:p>18,091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.0349" calcext:value-type="float">
            <text:p>1,0349</text:p>
          </table:table-cell>
          <table:table-cell office:value-type="float" office:value="3.62111861169998" calcext:value-type="float">
            <text:p>3,62111861169998</text:p>
          </table:table-cell>
          <table:table-cell office:value-type="float" office:value="90" calcext:value-type="float">
            <text:p>90</text:p>
          </table:table-cell>
          <table:table-cell office:value-type="float" office:value="1.0349" calcext:value-type="float">
            <text:p>1,0349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62" calcext:value-type="float">
            <text:p>462</text:p>
          </table:table-cell>
          <table:table-cell office:value-type="float" office:value="14.4013" calcext:value-type="float">
            <text:p>14,4013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.2466" calcext:value-type="float">
            <text:p>1,2466</text:p>
          </table:table-cell>
          <table:table-cell office:value-type="float" office:value="6.79764438721433" calcext:value-type="float">
            <text:p>6,79764438721433</text:p>
          </table:table-cell>
          <table:table-cell office:value-type="float" office:value="311" calcext:value-type="float">
            <text:p>311</text:p>
          </table:table-cell>
          <table:table-cell office:value-type="float" office:value="1.2162" calcext:value-type="float">
            <text:p>1,2162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64.0183" calcext:value-type="float">
            <text:p>64,0183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.6052" calcext:value-type="float">
            <text:p>15,6052</text:p>
          </table:table-cell>
          <table:table-cell office:value-type="float" office:value="2.13400151822163" calcext:value-type="float">
            <text:p>2,13400151822163</text:p>
          </table:table-cell>
          <table:table-cell office:value-type="float" office:value="6" calcext:value-type="float">
            <text:p>6</text:p>
          </table:table-cell>
          <table:table-cell office:value-type="float" office:value="15.6052" calcext:value-type="float">
            <text:p>15,6052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7236" calcext:value-type="float">
            <text:p>31,723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.2362" calcext:value-type="float">
            <text:p>21,2362</text:p>
          </table:table-cell>
          <table:table-cell office:value-type="float" office:value="1.9416650380351" calcext:value-type="float">
            <text:p>1,9416650380351</text:p>
          </table:table-cell>
          <table:table-cell office:value-type="float" office:value="6" calcext:value-type="float">
            <text:p>6</text:p>
          </table:table-cell>
          <table:table-cell office:value-type="float" office:value="21.2362" calcext:value-type="float">
            <text:p>21,2362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19" calcext:value-type="float">
            <text:p>219</text:p>
          </table:table-cell>
          <table:table-cell office:value-type="float" office:value="47.9637" calcext:value-type="float">
            <text:p>47,9637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6.816" calcext:value-type="float">
            <text:p>16,816</text:p>
          </table:table-cell>
          <table:table-cell office:value-type="float" office:value="2.06326723660809" calcext:value-type="float">
            <text:p>2,06326723660809</text:p>
          </table:table-cell>
          <table:table-cell office:value-type="float" office:value="7" calcext:value-type="float">
            <text:p>7</text:p>
          </table:table-cell>
          <table:table-cell office:value-type="float" office:value="16.816" calcext:value-type="float">
            <text:p>16,816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51" calcext:value-type="float">
            <text:p>451</text:p>
          </table:table-cell>
          <table:table-cell office:value-type="float" office:value="53.9609" calcext:value-type="float">
            <text:p>53,9609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.1121" calcext:value-type="float">
            <text:p>7,1121</text:p>
          </table:table-cell>
          <table:table-cell office:value-type="float" office:value="2.30892719615411" calcext:value-type="float">
            <text:p>2,30892719615411</text:p>
          </table:table-cell>
          <table:table-cell office:value-type="float" office:value="11" calcext:value-type="float">
            <text:p>11</text:p>
          </table:table-cell>
          <table:table-cell office:value-type="float" office:value="7.1121" calcext:value-type="float">
            <text:p>7,1121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88.5904" calcext:value-type="float">
            <text:p>88,590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7.7175" calcext:value-type="float">
            <text:p>27,7175</text:p>
          </table:table-cell>
          <table:table-cell office:value-type="float" office:value="1.86888813602179" calcext:value-type="float">
            <text:p>1,86888813602179</text:p>
          </table:table-cell>
          <table:table-cell office:value-type="float" office:value="2" calcext:value-type="float">
            <text:p>2</text:p>
          </table:table-cell>
          <table:table-cell office:value-type="float" office:value="27.7175" calcext:value-type="float">
            <text:p>27,7175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75.3075" calcext:value-type="float">
            <text:p>75,307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.501" calcext:value-type="float">
            <text:p>30,501</text:p>
          </table:table-cell>
          <table:table-cell office:value-type="float" office:value="1.7820966127339" calcext:value-type="float">
            <text:p>1,7820966127339</text:p>
          </table:table-cell>
          <table:table-cell office:value-type="float" office:value="6" calcext:value-type="float">
            <text:p>6</text:p>
          </table:table-cell>
          <table:table-cell office:value-type="float" office:value="25.0342" calcext:value-type="float">
            <text:p>25,0342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4" calcext:value-type="float">
            <text:p>84</text:p>
          </table:table-cell>
          <table:table-cell office:value-type="float" office:value="74.4283" calcext:value-type="float">
            <text:p>74,42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.5374" calcext:value-type="float">
            <text:p>26,5374</text:p>
          </table:table-cell>
          <table:table-cell office:value-type="float" office:value="1.87090734866016" calcext:value-type="float">
            <text:p>1,87090734866016</text:p>
          </table:table-cell>
          <table:table-cell office:value-type="float" office:value="5" calcext:value-type="float">
            <text:p>5</text:p>
          </table:table-cell>
          <table:table-cell office:value-type="float" office:value="26.5373" calcext:value-type="float">
            <text:p>26,5373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862" calcext:value-type="float">
            <text:p>47,486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2.3716" calcext:value-type="float">
            <text:p>12,3716</text:p>
          </table:table-cell>
          <table:table-cell office:value-type="float" office:value="2.51240018630245" calcext:value-type="float">
            <text:p>2,51240018630245</text:p>
          </table:table-cell>
          <table:table-cell office:value-type="float" office:value="6" calcext:value-type="float">
            <text:p>6</text:p>
          </table:table-cell>
          <table:table-cell office:value-type="float" office:value="12.3711" calcext:value-type="float">
            <text:p>12,3711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88.1809" calcext:value-type="float">
            <text:p>88,18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7.0331" calcext:value-type="float">
            <text:p>37,0331</text:p>
          </table:table-cell>
          <table:table-cell office:value-type="float" office:value="2.02193402239967" calcext:value-type="float">
            <text:p>2,02193402239967</text:p>
          </table:table-cell>
          <table:table-cell office:value-type="float" office:value="1" calcext:value-type="float">
            <text:p>1</text:p>
          </table:table-cell>
          <table:table-cell office:value-type="float" office:value="36.3075" calcext:value-type="float">
            <text:p>36,3075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87.544" calcext:value-type="float">
            <text:p>87,54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3.707" calcext:value-type="float">
            <text:p>33,707</text:p>
          </table:table-cell>
          <table:table-cell office:value-type="float" office:value="1.85808018365089" calcext:value-type="float">
            <text:p>1,85808018365089</text:p>
          </table:table-cell>
          <table:table-cell office:value-type="float" office:value="2" calcext:value-type="float">
            <text:p>2</text:p>
          </table:table-cell>
          <table:table-cell office:value-type="float" office:value="33.707" calcext:value-type="float">
            <text:p>33,707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601" calcext:value-type="float">
            <text:p>78,460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.3501" calcext:value-type="float">
            <text:p>39,3501</text:p>
          </table:table-cell>
          <table:table-cell office:value-type="float" office:value="1.84919230885323" calcext:value-type="float">
            <text:p>1,84919230885323</text:p>
          </table:table-cell>
          <table:table-cell office:value-type="float" office:value="6" calcext:value-type="float">
            <text:p>6</text:p>
          </table:table-cell>
          <table:table-cell office:value-type="float" office:value="36.4051" calcext:value-type="float">
            <text:p>36,4051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3200" calcext:value-type="float">
            <text:p>3200</text:p>
          </table:table-cell>
          <table:table-cell office:value-type="float" office:value="746" calcext:value-type="float">
            <text:p>746</text:p>
          </table:table-cell>
          <table:table-cell office:value-type="float" office:value="83.6103" calcext:value-type="float">
            <text:p>83,610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.4697" calcext:value-type="float">
            <text:p>24,4697</text:p>
          </table:table-cell>
          <table:table-cell office:value-type="float" office:value="2.24256889319962" calcext:value-type="float">
            <text:p>2,24256889319962</text:p>
          </table:table-cell>
          <table:table-cell office:value-type="float" office:value="2" calcext:value-type="float">
            <text:p>2</text:p>
          </table:table-cell>
          <table:table-cell office:value-type="float" office:value="24.4697" calcext:value-type="float">
            <text:p>24,4697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0.5249" calcext:value-type="float">
            <text:p>50,524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4.91" calcext:value-type="float">
            <text:p>34,91</text:p>
          </table:table-cell>
          <table:table-cell office:value-type="float" office:value="1.8665502596067" calcext:value-type="float">
            <text:p>1,8665502596067</text:p>
          </table:table-cell>
          <table:table-cell office:value-type="float" office:value="7" calcext:value-type="float">
            <text:p>7</text:p>
          </table:table-cell>
          <table:table-cell office:value-type="float" office:value="27.0755" calcext:value-type="float">
            <text:p>27,0755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37.3997" calcext:value-type="float">
            <text:p>37,399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4.9064" calcext:value-type="float">
            <text:p>14,9064</text:p>
          </table:table-cell>
          <table:table-cell office:value-type="float" office:value="2.58314014085607" calcext:value-type="float">
            <text:p>2,58314014085607</text:p>
          </table:table-cell>
          <table:table-cell office:value-type="float" office:value="34" calcext:value-type="float">
            <text:p>34</text:p>
          </table:table-cell>
          <table:table-cell office:value-type="float" office:value="13.5365" calcext:value-type="float">
            <text:p>13,5365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73" calcext:value-type="float">
            <text:p>273</text:p>
          </table:table-cell>
          <table:table-cell office:value-type="float" office:value="14.5875" calcext:value-type="float">
            <text:p>14,5875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.7277" calcext:value-type="float">
            <text:p>1,7277</text:p>
          </table:table-cell>
          <table:table-cell office:value-type="float" office:value="5.37924458455454" calcext:value-type="float">
            <text:p>5,37924458455454</text:p>
          </table:table-cell>
          <table:table-cell office:value-type="float" office:value="351" calcext:value-type="float">
            <text:p>351</text:p>
          </table:table-cell>
          <table:table-cell office:value-type="float" office:value="0.7864" calcext:value-type="float">
            <text:p>0,7864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488" calcext:value-type="float">
            <text:p>488</text:p>
          </table:table-cell>
          <table:table-cell office:value-type="float" office:value="84.3229" calcext:value-type="float">
            <text:p>84,322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6.1243" calcext:value-type="float">
            <text:p>46,1243</text:p>
          </table:table-cell>
          <table:table-cell office:value-type="float" office:value="1.81914576343725" calcext:value-type="float">
            <text:p>1,81914576343725</text:p>
          </table:table-cell>
          <table:table-cell office:value-type="float" office:value="1" calcext:value-type="float">
            <text:p>1</text:p>
          </table:table-cell>
          <table:table-cell office:value-type="float" office:value="46.1228" calcext:value-type="float">
            <text:p>46,1228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5" calcext:value-type="float">
            <text:p>14,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.1303" calcext:value-type="float">
            <text:p>5,1303</text:p>
          </table:table-cell>
          <table:table-cell office:value-type="float" office:value="2.2754135393523" calcext:value-type="float">
            <text:p>2,2754135393523</text:p>
          </table:table-cell>
          <table:table-cell office:value-type="float" office:value="33" calcext:value-type="float">
            <text:p>33</text:p>
          </table:table-cell>
          <table:table-cell office:value-type="float" office:value="5.1303" calcext:value-type="float">
            <text:p>5,1303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2477" calcext:value-type="float">
            <text:p>25,2477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.4684" calcext:value-type="float">
            <text:p>2,4684</text:p>
          </table:table-cell>
          <table:table-cell office:value-type="float" office:value="4.20119030752" calcext:value-type="float">
            <text:p>4,20119030752</text:p>
          </table:table-cell>
          <table:table-cell office:value-type="float" office:value="55" calcext:value-type="float">
            <text:p>55</text:p>
          </table:table-cell>
          <table:table-cell office:value-type="float" office:value="2.4684" calcext:value-type="float">
            <text:p>2,4684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2.7339" calcext:value-type="float">
            <text:p>52,733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2.4272" calcext:value-type="float">
            <text:p>12,4272</text:p>
          </table:table-cell>
          <table:table-cell office:value-type="float" office:value="1.99839513875985" calcext:value-type="float">
            <text:p>1,99839513875985</text:p>
          </table:table-cell>
          <table:table-cell office:value-type="float" office:value="10" calcext:value-type="float">
            <text:p>10</text:p>
          </table:table-cell>
          <table:table-cell office:value-type="float" office:value="11.709" calcext:value-type="float">
            <text:p>11,709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823" calcext:value-type="float">
            <text:p>823</text:p>
          </table:table-cell>
          <table:table-cell office:value-type="float" office:value="52.5171" calcext:value-type="float">
            <text:p>52,5171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9.0351" calcext:value-type="float">
            <text:p>9,0351</text:p>
          </table:table-cell>
          <table:table-cell office:value-type="float" office:value="2.48879827380507" calcext:value-type="float">
            <text:p>2,48879827380507</text:p>
          </table:table-cell>
          <table:table-cell office:value-type="float" office:value="25" calcext:value-type="float">
            <text:p>25</text:p>
          </table:table-cell>
          <table:table-cell office:value-type="float" office:value="9.0351" calcext:value-type="float">
            <text:p>9,0351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62" calcext:value-type="float">
            <text:p>362</text:p>
          </table:table-cell>
          <table:table-cell office:value-type="float" office:value="25.5123" calcext:value-type="float">
            <text:p>25,5123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2.256" calcext:value-type="float">
            <text:p>2,256</text:p>
          </table:table-cell>
          <table:table-cell office:value-type="float" office:value="4.53661461546216" calcext:value-type="float">
            <text:p>4,53661461546216</text:p>
          </table:table-cell>
          <table:table-cell office:value-type="float" office:value="123" calcext:value-type="float">
            <text:p>123</text:p>
          </table:table-cell>
          <table:table-cell office:value-type="float" office:value="1.7551" calcext:value-type="float">
            <text:p>1,7551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75.869" calcext:value-type="float">
            <text:p>75,86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6.7186" calcext:value-type="float">
            <text:p>16,7186</text:p>
          </table:table-cell>
          <table:table-cell office:value-type="float" office:value="1.83703403000918" calcext:value-type="float">
            <text:p>1,83703403000918</text:p>
          </table:table-cell>
          <table:table-cell office:value-type="float" office:value="15" calcext:value-type="float">
            <text:p>15</text:p>
          </table:table-cell>
          <table:table-cell office:value-type="float" office:value="16.6543" calcext:value-type="float">
            <text:p>16,6543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5" calcext:value-type="float">
            <text:p>135</text:p>
          </table:table-cell>
          <table:table-cell office:value-type="float" office:value="70.8623" calcext:value-type="float">
            <text:p>70,862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5.0134" calcext:value-type="float">
            <text:p>15,0134</text:p>
          </table:table-cell>
          <table:table-cell office:value-type="float" office:value="2.07120563044253" calcext:value-type="float">
            <text:p>2,07120563044253</text:p>
          </table:table-cell>
          <table:table-cell office:value-type="float" office:value="16" calcext:value-type="float">
            <text:p>16</text:p>
          </table:table-cell>
          <table:table-cell office:value-type="float" office:value="14.9544" calcext:value-type="float">
            <text:p>14,9544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2044" calcext:value-type="float">
            <text:p>52,204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6.3867" calcext:value-type="float">
            <text:p>16,3867</text:p>
          </table:table-cell>
          <table:table-cell office:value-type="float" office:value="3.38078832962517" calcext:value-type="float">
            <text:p>3,38078832962517</text:p>
          </table:table-cell>
          <table:table-cell office:value-type="float" office:value="11" calcext:value-type="float">
            <text:p>11</text:p>
          </table:table-cell>
          <table:table-cell office:value-type="float" office:value="15.9739" calcext:value-type="float">
            <text:p>15,9739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54.4119" calcext:value-type="float">
            <text:p>54,4119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2.4401" calcext:value-type="float">
            <text:p>12,4401</text:p>
          </table:table-cell>
          <table:table-cell office:value-type="float" office:value="3.10926950075625" calcext:value-type="float">
            <text:p>3,10926950075625</text:p>
          </table:table-cell>
          <table:table-cell office:value-type="float" office:value="24" calcext:value-type="float">
            <text:p>24</text:p>
          </table:table-cell>
          <table:table-cell office:value-type="float" office:value="12.4058" calcext:value-type="float">
            <text:p>12,4058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55.1686" calcext:value-type="float">
            <text:p>55,1686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6.7309" calcext:value-type="float">
            <text:p>6,7309</text:p>
          </table:table-cell>
          <table:table-cell office:value-type="float" office:value="2.32810767683697" calcext:value-type="float">
            <text:p>2,32810767683697</text:p>
          </table:table-cell>
          <table:table-cell office:value-type="float" office:value="12" calcext:value-type="float">
            <text:p>12</text:p>
          </table:table-cell>
          <table:table-cell office:value-type="float" office:value="5.3322" calcext:value-type="float">
            <text:p>5,3322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6.9371" calcext:value-type="float">
            <text:p>16,9371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4101" calcext:value-type="float">
            <text:p>0,4101</text:p>
          </table:table-cell>
          <table:table-cell office:value-type="float" office:value="6.42910825282503" calcext:value-type="float">
            <text:p>6,42910825282503</text:p>
          </table:table-cell>
          <table:table-cell office:value-type="float" office:value="237" calcext:value-type="float">
            <text:p>237</text:p>
          </table:table-cell>
          <table:table-cell office:value-type="float" office:value="0.3701" calcext:value-type="float">
            <text:p>0,3701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861" calcext:value-type="float">
            <text:p>6,7861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.4152" calcext:value-type="float">
            <text:p>0,4152</text:p>
          </table:table-cell>
          <table:table-cell office:value-type="float" office:value="5.98213943484259" calcext:value-type="float">
            <text:p>5,98213943484259</text:p>
          </table:table-cell>
          <table:table-cell office:value-type="float" office:value="635" calcext:value-type="float">
            <text:p>635</text:p>
          </table:table-cell>
          <table:table-cell office:value-type="float" office:value="0.0968" calcext:value-type="float">
            <text:p>0,0968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4" calcext:value-type="float">
            <text:p>114</text:p>
          </table:table-cell>
          <table:table-cell office:value-type="float" office:value="61.9076" calcext:value-type="float">
            <text:p>61,907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3.5486" calcext:value-type="float">
            <text:p>23,5486</text:p>
          </table:table-cell>
          <table:table-cell office:value-type="float" office:value="2.19176936281833" calcext:value-type="float">
            <text:p>2,19176936281833</text:p>
          </table:table-cell>
          <table:table-cell office:value-type="float" office:value="6" calcext:value-type="float">
            <text:p>6</text:p>
          </table:table-cell>
          <table:table-cell office:value-type="float" office:value="20.549" calcext:value-type="float">
            <text:p>20,549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office:value-type="float" office:value="36.8461" calcext:value-type="float">
            <text:p>36,8461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4.9088" calcext:value-type="float">
            <text:p>4,9088</text:p>
          </table:table-cell>
          <table:table-cell office:value-type="float" office:value="3.34974033138832" calcext:value-type="float">
            <text:p>3,34974033138832</text:p>
          </table:table-cell>
          <table:table-cell office:value-type="float" office:value="50" calcext:value-type="float">
            <text:p>50</text:p>
          </table:table-cell>
          <table:table-cell office:value-type="float" office:value="4.9088" calcext:value-type="float">
            <text:p>4,9088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18" calcext:value-type="float">
            <text:p>218</text:p>
          </table:table-cell>
          <table:table-cell office:value-type="float" office:value="77.1612" calcext:value-type="float">
            <text:p>77,16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.0177" calcext:value-type="float">
            <text:p>17,0177</text:p>
          </table:table-cell>
          <table:table-cell office:value-type="float" office:value="1.81227117339347" calcext:value-type="float">
            <text:p>1,81227117339347</text:p>
          </table:table-cell>
          <table:table-cell office:value-type="float" office:value="6" calcext:value-type="float">
            <text:p>6</text:p>
          </table:table-cell>
          <table:table-cell office:value-type="float" office:value="17.0177" calcext:value-type="float">
            <text:p>17,0177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01" calcext:value-type="float">
            <text:p>301</text:p>
          </table:table-cell>
          <table:table-cell office:value-type="float" office:value="32.6806" calcext:value-type="float">
            <text:p>32,680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5.844" calcext:value-type="float">
            <text:p>5,844</text:p>
          </table:table-cell>
          <table:table-cell office:value-type="float" office:value="3.47618577574958" calcext:value-type="float">
            <text:p>3,47618577574958</text:p>
          </table:table-cell>
          <table:table-cell office:value-type="float" office:value="46" calcext:value-type="float">
            <text:p>46</text:p>
          </table:table-cell>
          <table:table-cell office:value-type="float" office:value="2.8788" calcext:value-type="float">
            <text:p>2,8788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  <table:table-cell office:value-type="float" office:value="53.4349" calcext:value-type="float">
            <text:p>53,434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3.6296" calcext:value-type="float">
            <text:p>13,6296</text:p>
          </table:table-cell>
          <table:table-cell office:value-type="float" office:value="2.35106582527245" calcext:value-type="float">
            <text:p>2,35106582527245</text:p>
          </table:table-cell>
          <table:table-cell office:value-type="float" office:value="12" calcext:value-type="float">
            <text:p>12</text:p>
          </table:table-cell>
          <table:table-cell office:value-type="float" office:value="13.6216" calcext:value-type="float">
            <text:p>13,6216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99" calcext:value-type="float">
            <text:p>199</text:p>
          </table:table-cell>
          <table:table-cell office:value-type="float" office:value="88.3744" calcext:value-type="float">
            <text:p>88,374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7.7663" calcext:value-type="float">
            <text:p>37,7663</text:p>
          </table:table-cell>
          <table:table-cell office:value-type="float" office:value="2.09218653436432" calcext:value-type="float">
            <text:p>2,09218653436432</text:p>
          </table:table-cell>
          <table:table-cell office:value-type="float" office:value="2" calcext:value-type="float">
            <text:p>2</text:p>
          </table:table-cell>
          <table:table-cell office:value-type="float" office:value="37.7663" calcext:value-type="float">
            <text:p>37,7663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49.5582" calcext:value-type="float">
            <text:p>49,558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6.3602" calcext:value-type="float">
            <text:p>6,3602</text:p>
          </table:table-cell>
          <table:table-cell office:value-type="float" office:value="2.17597507607277" calcext:value-type="float">
            <text:p>2,17597507607277</text:p>
          </table:table-cell>
          <table:table-cell office:value-type="float" office:value="24" calcext:value-type="float">
            <text:p>24</text:p>
          </table:table-cell>
          <table:table-cell office:value-type="float" office:value="3.4534" calcext:value-type="float">
            <text:p>3,4534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9" calcext:value-type="float">
            <text:p>79</text:p>
          </table:table-cell>
          <table:table-cell office:value-type="float" office:value="36.6464" calcext:value-type="float">
            <text:p>36,646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6.0571" calcext:value-type="float">
            <text:p>6,0571</text:p>
          </table:table-cell>
          <table:table-cell office:value-type="float" office:value="2.7690780875177" calcext:value-type="float">
            <text:p>2,7690780875177</text:p>
          </table:table-cell>
          <table:table-cell office:value-type="float" office:value="58" calcext:value-type="float">
            <text:p>58</text:p>
          </table:table-cell>
          <table:table-cell office:value-type="float" office:value="5.0986" calcext:value-type="float">
            <text:p>5,0986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9" calcext:value-type="float">
            <text:p>79</text:p>
          </table:table-cell>
          <table:table-cell office:value-type="float" office:value="64.5576" calcext:value-type="float">
            <text:p>64,5576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3.2564" calcext:value-type="float">
            <text:p>13,2564</text:p>
          </table:table-cell>
          <table:table-cell office:value-type="float" office:value="2.44433585921692" calcext:value-type="float">
            <text:p>2,44433585921692</text:p>
          </table:table-cell>
          <table:table-cell office:value-type="float" office:value="5" calcext:value-type="float">
            <text:p>5</text:p>
          </table:table-cell>
          <table:table-cell office:value-type="float" office:value="13.2291" calcext:value-type="float">
            <text:p>13,2291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70" calcext:value-type="float">
            <text:p>70</text:p>
          </table:table-cell>
          <table:table-cell office:value-type="float" office:value="64.274" calcext:value-type="float">
            <text:p>64,27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9.4218" calcext:value-type="float">
            <text:p>19,4218</text:p>
          </table:table-cell>
          <table:table-cell office:value-type="float" office:value="2.12654514849041" calcext:value-type="float">
            <text:p>2,12654514849041</text:p>
          </table:table-cell>
          <table:table-cell office:value-type="float" office:value="7" calcext:value-type="float">
            <text:p>7</text:p>
          </table:table-cell>
          <table:table-cell office:value-type="float" office:value="18.7265" calcext:value-type="float">
            <text:p>18,7265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93" calcext:value-type="float">
            <text:p>193</text:p>
          </table:table-cell>
          <table:table-cell office:value-type="float" office:value="40.5835" calcext:value-type="float">
            <text:p>40,583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5.3953" calcext:value-type="float">
            <text:p>5,3953</text:p>
          </table:table-cell>
          <table:table-cell office:value-type="float" office:value="3.70508548978968" calcext:value-type="float">
            <text:p>3,70508548978968</text:p>
          </table:table-cell>
          <table:table-cell office:value-type="float" office:value="46" calcext:value-type="float">
            <text:p>46</text:p>
          </table:table-cell>
          <table:table-cell office:value-type="float" office:value="3.3768" calcext:value-type="float">
            <text:p>3,3768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25" calcext:value-type="float">
            <text:p>125</text:p>
          </table:table-cell>
          <table:table-cell office:value-type="float" office:value="26.5651" calcext:value-type="float">
            <text:p>26,5651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.4039" calcext:value-type="float">
            <text:p>3,4039</text:p>
          </table:table-cell>
          <table:table-cell office:value-type="float" office:value="3.16974341703797" calcext:value-type="float">
            <text:p>3,16974341703797</text:p>
          </table:table-cell>
          <table:table-cell office:value-type="float" office:value="59" calcext:value-type="float">
            <text:p>59</text:p>
          </table:table-cell>
          <table:table-cell office:value-type="float" office:value="3.4039" calcext:value-type="float">
            <text:p>3,4039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2600" calcext:value-type="float">
            <text:p>2600</text:p>
          </table:table-cell>
          <table:table-cell office:value-type="float" office:value="727" calcext:value-type="float">
            <text:p>727</text:p>
          </table:table-cell>
          <table:table-cell office:value-type="float" office:value="61.2249" calcext:value-type="float">
            <text:p>61,224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4.7352" calcext:value-type="float">
            <text:p>24,7352</text:p>
          </table:table-cell>
          <table:table-cell office:value-type="float" office:value="2.02720390550022" calcext:value-type="float">
            <text:p>2,02720390550022</text:p>
          </table:table-cell>
          <table:table-cell office:value-type="float" office:value="6" calcext:value-type="float">
            <text:p>6</text:p>
          </table:table-cell>
          <table:table-cell office:value-type="float" office:value="24.7352" calcext:value-type="float">
            <text:p>24,7352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9744" calcext:value-type="float">
            <text:p>70,974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0.1706" calcext:value-type="float">
            <text:p>30,1706</text:p>
          </table:table-cell>
          <table:table-cell office:value-type="float" office:value="2.31175778085412" calcext:value-type="float">
            <text:p>2,31175778085412</text:p>
          </table:table-cell>
          <table:table-cell office:value-type="float" office:value="3" calcext:value-type="float">
            <text:p>3</text:p>
          </table:table-cell>
          <table:table-cell office:value-type="float" office:value="30.1706" calcext:value-type="float">
            <text:p>30,1706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34" calcext:value-type="float">
            <text:p>134</text:p>
          </table:table-cell>
          <table:table-cell office:value-type="float" office:value="79.402" calcext:value-type="float">
            <text:p>79,40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5.347" calcext:value-type="float">
            <text:p>35,347</text:p>
          </table:table-cell>
          <table:table-cell office:value-type="float" office:value="1.67971701786553" calcext:value-type="float">
            <text:p>1,67971701786553</text:p>
          </table:table-cell>
          <table:table-cell office:value-type="float" office:value="3" calcext:value-type="float">
            <text:p>3</text:p>
          </table:table-cell>
          <table:table-cell office:value-type="float" office:value="29.6732" calcext:value-type="float">
            <text:p>29,6732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office:value-type="float" office:value="85.3773" calcext:value-type="float">
            <text:p>85,3773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.2978" calcext:value-type="float">
            <text:p>29,2978</text:p>
          </table:table-cell>
          <table:table-cell office:value-type="float" office:value="1.9443079956183" calcext:value-type="float">
            <text:p>1,9443079956183</text:p>
          </table:table-cell>
          <table:table-cell office:value-type="float" office:value="4" calcext:value-type="float">
            <text:p>4</text:p>
          </table:table-cell>
          <table:table-cell office:value-type="float" office:value="29.2978" calcext:value-type="float">
            <text:p>29,2978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421" calcext:value-type="float">
            <text:p>32,742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8.4135" calcext:value-type="float">
            <text:p>18,4135</text:p>
          </table:table-cell>
          <table:table-cell office:value-type="float" office:value="2.33429392345079" calcext:value-type="float">
            <text:p>2,33429392345079</text:p>
          </table:table-cell>
          <table:table-cell office:value-type="float" office:value="10" calcext:value-type="float">
            <text:p>10</text:p>
          </table:table-cell>
          <table:table-cell office:value-type="float" office:value="18.4135" calcext:value-type="float">
            <text:p>18,4135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60" calcext:value-type="float">
            <text:p>260</text:p>
          </table:table-cell>
          <table:table-cell office:value-type="float" office:value="59.4719" calcext:value-type="float">
            <text:p>59,471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7.7824" calcext:value-type="float">
            <text:p>17,7824</text:p>
          </table:table-cell>
          <table:table-cell office:value-type="float" office:value="2.19529323966299" calcext:value-type="float">
            <text:p>2,19529323966299</text:p>
          </table:table-cell>
          <table:table-cell office:value-type="float" office:value="7" calcext:value-type="float">
            <text:p>7</text:p>
          </table:table-cell>
          <table:table-cell office:value-type="float" office:value="17.7824" calcext:value-type="float">
            <text:p>17,7824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930" calcext:value-type="float">
            <text:p>930</text:p>
          </table:table-cell>
          <table:table-cell office:value-type="float" office:value="59.4341" calcext:value-type="float">
            <text:p>59,4341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1.0109" calcext:value-type="float">
            <text:p>31,0109</text:p>
          </table:table-cell>
          <table:table-cell office:value-type="float" office:value="2.14872869176273" calcext:value-type="float">
            <text:p>2,14872869176273</text:p>
          </table:table-cell>
          <table:table-cell office:value-type="float" office:value="7" calcext:value-type="float">
            <text:p>7</text:p>
          </table:table-cell>
          <table:table-cell office:value-type="float" office:value="31.0106" calcext:value-type="float">
            <text:p>31,0106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6169" calcext:value-type="float">
            <text:p>59,6169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9.2973" calcext:value-type="float">
            <text:p>29,2973</text:p>
          </table:table-cell>
          <table:table-cell office:value-type="float" office:value="1.92333044482741" calcext:value-type="float">
            <text:p>1,92333044482741</text:p>
          </table:table-cell>
          <table:table-cell office:value-type="float" office:value="6" calcext:value-type="float">
            <text:p>6</text:p>
          </table:table-cell>
          <table:table-cell office:value-type="float" office:value="29.2973" calcext:value-type="float">
            <text:p>29,2973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2.7301" calcext:value-type="float">
            <text:p>52,730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9.5388" calcext:value-type="float">
            <text:p>19,5388</text:p>
          </table:table-cell>
          <table:table-cell office:value-type="float" office:value="1.97440004728447" calcext:value-type="float">
            <text:p>1,97440004728447</text:p>
          </table:table-cell>
          <table:table-cell office:value-type="float" office:value="9" calcext:value-type="float">
            <text:p>9</text:p>
          </table:table-cell>
          <table:table-cell office:value-type="float" office:value="18.9406" calcext:value-type="float">
            <text:p>18,9406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office:value-type="float" office:value="47.7662" calcext:value-type="float">
            <text:p>47,766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.6545" calcext:value-type="float">
            <text:p>5,6545</text:p>
          </table:table-cell>
          <table:table-cell office:value-type="float" office:value="2.18070277954421" calcext:value-type="float">
            <text:p>2,18070277954421</text:p>
          </table:table-cell>
          <table:table-cell office:value-type="float" office:value="24" calcext:value-type="float">
            <text:p>24</text:p>
          </table:table-cell>
          <table:table-cell office:value-type="float" office:value="1.6768" calcext:value-type="float">
            <text:p>1,6768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49.4651" calcext:value-type="float">
            <text:p>49,465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.7395" calcext:value-type="float">
            <text:p>7,7395</text:p>
          </table:table-cell>
          <table:table-cell office:value-type="float" office:value="2.17144389448138" calcext:value-type="float">
            <text:p>2,17144389448138</text:p>
          </table:table-cell>
          <table:table-cell office:value-type="float" office:value="24" calcext:value-type="float">
            <text:p>24</text:p>
          </table:table-cell>
          <table:table-cell office:value-type="float" office:value="3.329" calcext:value-type="float">
            <text:p>3,329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 office:value-type="float" office:value="30.027" calcext:value-type="float">
            <text:p>30,027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3.1186" calcext:value-type="float">
            <text:p>3,1186</text:p>
          </table:table-cell>
          <table:table-cell office:value-type="float" office:value="6.08418280269981" calcext:value-type="float">
            <text:p>6,08418280269981</text:p>
          </table:table-cell>
          <table:table-cell office:value-type="float" office:value="128" calcext:value-type="float">
            <text:p>128</text:p>
          </table:table-cell>
          <table:table-cell office:value-type="float" office:value="2.7973" calcext:value-type="float">
            <text:p>2,7973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375" calcext:value-type="float">
            <text:p>30,937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.3458" calcext:value-type="float">
            <text:p>3,3458</text:p>
          </table:table-cell>
          <table:table-cell office:value-type="float" office:value="3.81819787528577" calcext:value-type="float">
            <text:p>3,81819787528577</text:p>
          </table:table-cell>
          <table:table-cell office:value-type="float" office:value="18" calcext:value-type="float">
            <text:p>18</text:p>
          </table:table-cell>
          <table:table-cell office:value-type="float" office:value="2.4862" calcext:value-type="float">
            <text:p>2,4862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7" calcext:value-type="float">
            <text:p>77</text:p>
          </table:table-cell>
          <table:table-cell office:value-type="float" office:value="28.096" calcext:value-type="float">
            <text:p>28,09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.0297" calcext:value-type="float">
            <text:p>2,0297</text:p>
          </table:table-cell>
          <table:table-cell office:value-type="float" office:value="4.38733293857393" calcext:value-type="float">
            <text:p>4,38733293857393</text:p>
          </table:table-cell>
          <table:table-cell office:value-type="float" office:value="147" calcext:value-type="float">
            <text:p>147</text:p>
          </table:table-cell>
          <table:table-cell office:value-type="float" office:value="1.2011" calcext:value-type="float">
            <text:p>1,2011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60" calcext:value-type="float">
            <text:p>260</text:p>
          </table:table-cell>
          <table:table-cell office:value-type="float" office:value="17.0827" calcext:value-type="float">
            <text:p>17,0827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.2649" calcext:value-type="float">
            <text:p>1,2649</text:p>
          </table:table-cell>
          <table:table-cell office:value-type="float" office:value="4.73186559085666" calcext:value-type="float">
            <text:p>4,73186559085666</text:p>
          </table:table-cell>
          <table:table-cell office:value-type="float" office:value="147" calcext:value-type="float">
            <text:p>147</text:p>
          </table:table-cell>
          <table:table-cell office:value-type="float" office:value="1.2649" calcext:value-type="float">
            <text:p>1,2649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32.6035" calcext:value-type="float">
            <text:p>32,603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.8551" calcext:value-type="float">
            <text:p>3,8551</text:p>
          </table:table-cell>
          <table:table-cell office:value-type="float" office:value="2.83655442288905" calcext:value-type="float">
            <text:p>2,83655442288905</text:p>
          </table:table-cell>
          <table:table-cell office:value-type="float" office:value="30" calcext:value-type="float">
            <text:p>30</text:p>
          </table:table-cell>
          <table:table-cell office:value-type="float" office:value="2.4053" calcext:value-type="float">
            <text:p>2,4053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32.7906" calcext:value-type="float">
            <text:p>32,7906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.7175" calcext:value-type="float">
            <text:p>1,7175</text:p>
          </table:table-cell>
          <table:table-cell office:value-type="float" office:value="3.99758026084932" calcext:value-type="float">
            <text:p>3,99758026084932</text:p>
          </table:table-cell>
          <table:table-cell office:value-type="float" office:value="153" calcext:value-type="float">
            <text:p>153</text:p>
          </table:table-cell>
          <table:table-cell office:value-type="float" office:value="1.1045" calcext:value-type="float">
            <text:p>1,1045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36.271" calcext:value-type="float">
            <text:p>36,27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8.22" calcext:value-type="float">
            <text:p>8,22</text:p>
          </table:table-cell>
          <table:table-cell office:value-type="float" office:value="2.86954542266272" calcext:value-type="float">
            <text:p>2,86954542266272</text:p>
          </table:table-cell>
          <table:table-cell office:value-type="float" office:value="19" calcext:value-type="float">
            <text:p>19</text:p>
          </table:table-cell>
          <table:table-cell office:value-type="float" office:value="6.9996" calcext:value-type="float">
            <text:p>6,9996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office:value-type="float" office:value="48.1073" calcext:value-type="float">
            <text:p>48,107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.0751" calcext:value-type="float">
            <text:p>12,0751</text:p>
          </table:table-cell>
          <table:table-cell office:value-type="float" office:value="2.21853788532003" calcext:value-type="float">
            <text:p>2,21853788532003</text:p>
          </table:table-cell>
          <table:table-cell office:value-type="float" office:value="18" calcext:value-type="float">
            <text:p>18</text:p>
          </table:table-cell>
          <table:table-cell office:value-type="float" office:value="11.7056" calcext:value-type="float">
            <text:p>11,7056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30" calcext:value-type="float">
            <text:p>730</text:p>
          </table:table-cell>
          <table:table-cell office:value-type="float" office:value="20.6164" calcext:value-type="float">
            <text:p>20,6164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3.1009" calcext:value-type="float">
            <text:p>3,1009</text:p>
          </table:table-cell>
          <table:table-cell office:value-type="float" office:value="4.781333172361" calcext:value-type="float">
            <text:p>4,781333172361</text:p>
          </table:table-cell>
          <table:table-cell office:value-type="float" office:value="176" calcext:value-type="float">
            <text:p>176</text:p>
          </table:table-cell>
          <table:table-cell office:value-type="float" office:value="3.1009" calcext:value-type="float">
            <text:p>3,1009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30" calcext:value-type="float">
            <text:p>130</text:p>
          </table:table-cell>
          <table:table-cell office:value-type="float" office:value="55.1827" calcext:value-type="float">
            <text:p>55,182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4.6525" calcext:value-type="float">
            <text:p>14,6525</text:p>
          </table:table-cell>
          <table:table-cell office:value-type="float" office:value="2.67206956244937" calcext:value-type="float">
            <text:p>2,67206956244937</text:p>
          </table:table-cell>
          <table:table-cell office:value-type="float" office:value="22" calcext:value-type="float">
            <text:p>22</text:p>
          </table:table-cell>
          <table:table-cell office:value-type="float" office:value="14.0279" calcext:value-type="float">
            <text:p>14,0279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1.3518" calcext:value-type="float">
            <text:p>21,3518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3.116" calcext:value-type="float">
            <text:p>3,116</text:p>
          </table:table-cell>
          <table:table-cell office:value-type="float" office:value="5.23036465257294" calcext:value-type="float">
            <text:p>5,23036465257294</text:p>
          </table:table-cell>
          <table:table-cell office:value-type="float" office:value="166" calcext:value-type="float">
            <text:p>166</text:p>
          </table:table-cell>
          <table:table-cell office:value-type="float" office:value="2.4243" calcext:value-type="float">
            <text:p>2,4243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413" calcext:value-type="float">
            <text:p>20,141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.1665" calcext:value-type="float">
            <text:p>4,1665</text:p>
          </table:table-cell>
          <table:table-cell office:value-type="float" office:value="3.8820445992119" calcext:value-type="float">
            <text:p>3,8820445992119</text:p>
          </table:table-cell>
          <table:table-cell office:value-type="float" office:value="31" calcext:value-type="float">
            <text:p>31</text:p>
          </table:table-cell>
          <table:table-cell office:value-type="float" office:value="4.1665" calcext:value-type="float">
            <text:p>4,1665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31.9896" calcext:value-type="float">
            <text:p>31,9896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4.9164" calcext:value-type="float">
            <text:p>4,9164</text:p>
          </table:table-cell>
          <table:table-cell office:value-type="float" office:value="2.81303926439935" calcext:value-type="float">
            <text:p>2,81303926439935</text:p>
          </table:table-cell>
          <table:table-cell office:value-type="float" office:value="37" calcext:value-type="float">
            <text:p>37</text:p>
          </table:table-cell>
          <table:table-cell office:value-type="float" office:value="4.9143" calcext:value-type="float">
            <text:p>4,9143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44" calcext:value-type="float">
            <text:p>1,7644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1346" calcext:value-type="float">
            <text:p>0,1346</text:p>
          </table:table-cell>
          <table:table-cell office:value-type="float" office:value="5.45757787392906" calcext:value-type="float">
            <text:p>5,45757787392906</text:p>
          </table:table-cell>
          <table:table-cell office:value-type="float" office:value="2216" calcext:value-type="float">
            <text:p>2216</text:p>
          </table:table-cell>
          <table:table-cell office:value-type="float" office:value="0.1346" calcext:value-type="float">
            <text:p>0,1346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984" calcext:value-type="float">
            <text:p>16,798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.7182" calcext:value-type="float">
            <text:p>5,7182</text:p>
          </table:table-cell>
          <table:table-cell office:value-type="float" office:value="4.30884862470106" calcext:value-type="float">
            <text:p>4,30884862470106</text:p>
          </table:table-cell>
          <table:table-cell office:value-type="float" office:value="16" calcext:value-type="float">
            <text:p>16</text:p>
          </table:table-cell>
          <table:table-cell office:value-type="float" office:value="5.7182" calcext:value-type="float">
            <text:p>5,7182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33" calcext:value-type="float">
            <text:p>533</text:p>
          </table:table-cell>
          <table:table-cell office:value-type="float" office:value="77.2957" calcext:value-type="float">
            <text:p>77,295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6.2115" calcext:value-type="float">
            <text:p>36,2115</text:p>
          </table:table-cell>
          <table:table-cell office:value-type="float" office:value="2.52096211077127" calcext:value-type="float">
            <text:p>2,52096211077127</text:p>
          </table:table-cell>
          <table:table-cell office:value-type="float" office:value="8" calcext:value-type="float">
            <text:p>8</text:p>
          </table:table-cell>
          <table:table-cell office:value-type="float" office:value="36.1843" calcext:value-type="float">
            <text:p>36,1843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53.3561" calcext:value-type="float">
            <text:p>53,356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8.4843" calcext:value-type="float">
            <text:p>28,4843</text:p>
          </table:table-cell>
          <table:table-cell office:value-type="float" office:value="1.82520911425499" calcext:value-type="float">
            <text:p>1,82520911425499</text:p>
          </table:table-cell>
          <table:table-cell office:value-type="float" office:value="13" calcext:value-type="float">
            <text:p>13</text:p>
          </table:table-cell>
          <table:table-cell office:value-type="float" office:value="25.0918" calcext:value-type="float">
            <text:p>25,0918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48.3095" calcext:value-type="float">
            <text:p>48,309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.6369" calcext:value-type="float">
            <text:p>7,6369</text:p>
          </table:table-cell>
          <table:table-cell office:value-type="float" office:value="2.63341800091657" calcext:value-type="float">
            <text:p>2,63341800091657</text:p>
          </table:table-cell>
          <table:table-cell office:value-type="float" office:value="20" calcext:value-type="float">
            <text:p>20</text:p>
          </table:table-cell>
          <table:table-cell office:value-type="float" office:value="5.7927" calcext:value-type="float">
            <text:p>5,7927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.829" calcext:value-type="float">
            <text:p>49,82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.0415" calcext:value-type="float">
            <text:p>4,0415</text:p>
          </table:table-cell>
          <table:table-cell office:value-type="float" office:value="2.98459946890881" calcext:value-type="float">
            <text:p>2,98459946890881</text:p>
          </table:table-cell>
          <table:table-cell office:value-type="float" office:value="21" calcext:value-type="float">
            <text:p>21</text:p>
          </table:table-cell>
          <table:table-cell office:value-type="float" office:value="4.0415" calcext:value-type="float">
            <text:p>4,0415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4" calcext:value-type="float">
            <text:p>114</text:p>
          </table:table-cell>
          <table:table-cell office:value-type="float" office:value="51.6482" calcext:value-type="float">
            <text:p>51,648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6.3883" calcext:value-type="float">
            <text:p>6,3883</text:p>
          </table:table-cell>
          <table:table-cell office:value-type="float" office:value="3.03789186104488" calcext:value-type="float">
            <text:p>3,03789186104488</text:p>
          </table:table-cell>
          <table:table-cell office:value-type="float" office:value="21" calcext:value-type="float">
            <text:p>21</text:p>
          </table:table-cell>
          <table:table-cell office:value-type="float" office:value="5.7212" calcext:value-type="float">
            <text:p>5,7212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747" calcext:value-type="float">
            <text:p>19,2747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0.5038" calcext:value-type="float">
            <text:p>0,5038</text:p>
          </table:table-cell>
          <table:table-cell office:value-type="float" office:value="4.85130459258126" calcext:value-type="float">
            <text:p>4,85130459258126</text:p>
          </table:table-cell>
          <table:table-cell office:value-type="float" office:value="125" calcext:value-type="float">
            <text:p>125</text:p>
          </table:table-cell>
          <table:table-cell office:value-type="float" office:value="0.5038" calcext:value-type="float">
            <text:p>0,5038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167" calcext:value-type="float">
            <text:p>37,916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2.038" calcext:value-type="float">
            <text:p>32,038</text:p>
          </table:table-cell>
          <table:table-cell office:value-type="float" office:value="2.14424674831211" calcext:value-type="float">
            <text:p>2,14424674831211</text:p>
          </table:table-cell>
          <table:table-cell office:value-type="float" office:value="8" calcext:value-type="float">
            <text:p>8</text:p>
          </table:table-cell>
          <table:table-cell office:value-type="float" office:value="32.038" calcext:value-type="float">
            <text:p>32,038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48.5664" calcext:value-type="float">
            <text:p>48,5664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.2137" calcext:value-type="float">
            <text:p>4,2137</text:p>
          </table:table-cell>
          <table:table-cell office:value-type="float" office:value="2.9446297061169" calcext:value-type="float">
            <text:p>2,9446297061169</text:p>
          </table:table-cell>
          <table:table-cell office:value-type="float" office:value="21" calcext:value-type="float">
            <text:p>21</text:p>
          </table:table-cell>
          <table:table-cell office:value-type="float" office:value="4.2137" calcext:value-type="float">
            <text:p>4,2137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01" calcext:value-type="float">
            <text:p>101</text:p>
          </table:table-cell>
          <table:table-cell office:value-type="float" office:value="50.1482" calcext:value-type="float">
            <text:p>50,148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4.5047" calcext:value-type="float">
            <text:p>4,5047</text:p>
          </table:table-cell>
          <table:table-cell office:value-type="float" office:value="2.97716143132603" calcext:value-type="float">
            <text:p>2,97716143132603</text:p>
          </table:table-cell>
          <table:table-cell office:value-type="float" office:value="21" calcext:value-type="float">
            <text:p>21</text:p>
          </table:table-cell>
          <table:table-cell office:value-type="float" office:value="3.6454" calcext:value-type="float">
            <text:p>3,6454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03" calcext:value-type="float">
            <text:p>403</text:p>
          </table:table-cell>
          <table:table-cell office:value-type="float" office:value="48.5063" calcext:value-type="float">
            <text:p>48,506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0.6172" calcext:value-type="float">
            <text:p>10,6172</text:p>
          </table:table-cell>
          <table:table-cell office:value-type="float" office:value="2.45453390186567" calcext:value-type="float">
            <text:p>2,45453390186567</text:p>
          </table:table-cell>
          <table:table-cell office:value-type="float" office:value="26" calcext:value-type="float">
            <text:p>26</text:p>
          </table:table-cell>
          <table:table-cell office:value-type="float" office:value="10.5815" calcext:value-type="float">
            <text:p>10,5815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59.4811" calcext:value-type="float">
            <text:p>59,4811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8.9829" calcext:value-type="float">
            <text:p>8,9829</text:p>
          </table:table-cell>
          <table:table-cell office:value-type="float" office:value="3.02277205349892" calcext:value-type="float">
            <text:p>3,02277205349892</text:p>
          </table:table-cell>
          <table:table-cell office:value-type="float" office:value="20" calcext:value-type="float">
            <text:p>20</text:p>
          </table:table-cell>
          <table:table-cell office:value-type="float" office:value="8.9689" calcext:value-type="float">
            <text:p>8,9689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55" calcext:value-type="float">
            <text:p>555</text:p>
          </table:table-cell>
          <table:table-cell office:value-type="float" office:value="79.211" calcext:value-type="float">
            <text:p>79,21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2.9684" calcext:value-type="float">
            <text:p>22,9684</text:p>
          </table:table-cell>
          <table:table-cell office:value-type="float" office:value="1.95598527993331" calcext:value-type="float">
            <text:p>1,95598527993331</text:p>
          </table:table-cell>
          <table:table-cell office:value-type="float" office:value="2" calcext:value-type="float">
            <text:p>2</text:p>
          </table:table-cell>
          <table:table-cell office:value-type="float" office:value="22.9563" calcext:value-type="float">
            <text:p>22,9563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64" calcext:value-type="float">
            <text:p>264</text:p>
          </table:table-cell>
          <table:table-cell office:value-type="float" office:value="55.2182" calcext:value-type="float">
            <text:p>55,218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9.6222" calcext:value-type="float">
            <text:p>9,6222</text:p>
          </table:table-cell>
          <table:table-cell office:value-type="float" office:value="2.2464300225029" calcext:value-type="float">
            <text:p>2,2464300225029</text:p>
          </table:table-cell>
          <table:table-cell office:value-type="float" office:value="18" calcext:value-type="float">
            <text:p>18</text:p>
          </table:table-cell>
          <table:table-cell office:value-type="float" office:value="9.0646" calcext:value-type="float">
            <text:p>9,0646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2" calcext:value-type="float">
            <text:p>92</text:p>
          </table:table-cell>
          <table:table-cell office:value-type="float" office:value="58.9997" calcext:value-type="float">
            <text:p>58,999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5.8694" calcext:value-type="float">
            <text:p>15,8694</text:p>
          </table:table-cell>
          <table:table-cell office:value-type="float" office:value="2.38330763725075" calcext:value-type="float">
            <text:p>2,38330763725075</text:p>
          </table:table-cell>
          <table:table-cell office:value-type="float" office:value="17" calcext:value-type="float">
            <text:p>17</text:p>
          </table:table-cell>
          <table:table-cell office:value-type="float" office:value="15.4237" calcext:value-type="float">
            <text:p>15,4237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571" calcext:value-type="float">
            <text:p>33,8571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0.0776" calcext:value-type="float">
            <text:p>30,0776</text:p>
          </table:table-cell>
          <table:table-cell office:value-type="float" office:value="1.58580985600679" calcext:value-type="float">
            <text:p>1,58580985600679</text:p>
          </table:table-cell>
          <table:table-cell office:value-type="float" office:value="24" calcext:value-type="float">
            <text:p>24</text:p>
          </table:table-cell>
          <table:table-cell office:value-type="float" office:value="24.7918" calcext:value-type="float">
            <text:p>24,7918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8574" calcext:value-type="float">
            <text:p>49,8574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8.7398" calcext:value-type="float">
            <text:p>28,7398</text:p>
          </table:table-cell>
          <table:table-cell office:value-type="float" office:value="1.73692719198784" calcext:value-type="float">
            <text:p>1,73692719198784</text:p>
          </table:table-cell>
          <table:table-cell office:value-type="float" office:value="7" calcext:value-type="float">
            <text:p>7</text:p>
          </table:table-cell>
          <table:table-cell office:value-type="float" office:value="28.7398" calcext:value-type="float">
            <text:p>28,7398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155" calcext:value-type="float">
            <text:p>6,1155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0.2844" calcext:value-type="float">
            <text:p>0,2844</text:p>
          </table:table-cell>
          <table:table-cell office:value-type="float" office:value="5.96343022093828" calcext:value-type="float">
            <text:p>5,96343022093828</text:p>
          </table:table-cell>
          <table:table-cell office:value-type="float" office:value="1189" calcext:value-type="float">
            <text:p>1189</text:p>
          </table:table-cell>
          <table:table-cell office:value-type="float" office:value="0.2844" calcext:value-type="float">
            <text:p>0,2844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48.4937" calcext:value-type="float">
            <text:p>48,493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.5448" calcext:value-type="float">
            <text:p>3,5448</text:p>
          </table:table-cell>
          <table:table-cell office:value-type="float" office:value="2.58425484954103" calcext:value-type="float">
            <text:p>2,58425484954103</text:p>
          </table:table-cell>
          <table:table-cell office:value-type="float" office:value="18" calcext:value-type="float">
            <text:p>18</text:p>
          </table:table-cell>
          <table:table-cell office:value-type="float" office:value="2.4598" calcext:value-type="float">
            <text:p>2,4598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33" calcext:value-type="float">
            <text:p>233</text:p>
          </table:table-cell>
          <table:table-cell office:value-type="float" office:value="52.7392" calcext:value-type="float">
            <text:p>52,739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8.4731" calcext:value-type="float">
            <text:p>8,4731</text:p>
          </table:table-cell>
          <table:table-cell office:value-type="float" office:value="2.62280037029407" calcext:value-type="float">
            <text:p>2,62280037029407</text:p>
          </table:table-cell>
          <table:table-cell office:value-type="float" office:value="37" calcext:value-type="float">
            <text:p>37</text:p>
          </table:table-cell>
          <table:table-cell office:value-type="float" office:value="8.4731" calcext:value-type="float">
            <text:p>8,4731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44" calcext:value-type="float">
            <text:p>5,6544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2552" calcext:value-type="float">
            <text:p>0,2552</text:p>
          </table:table-cell>
          <table:table-cell office:value-type="float" office:value="6.2943808884775" calcext:value-type="float">
            <text:p>6,2943808884775</text:p>
          </table:table-cell>
          <table:table-cell office:value-type="float" office:value="957" calcext:value-type="float">
            <text:p>957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3" calcext:value-type="float">
            <text:p>143</text:p>
          </table:table-cell>
          <table:table-cell office:value-type="float" office:value="44.1771" calcext:value-type="float">
            <text:p>44,177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.4403" calcext:value-type="float">
            <text:p>5,4403</text:p>
          </table:table-cell>
          <table:table-cell office:value-type="float" office:value="2.7536764788128" calcext:value-type="float">
            <text:p>2,7536764788128</text:p>
          </table:table-cell>
          <table:table-cell office:value-type="float" office:value="14" calcext:value-type="float">
            <text:p>14</text:p>
          </table:table-cell>
          <table:table-cell office:value-type="float" office:value="4.7288" calcext:value-type="float">
            <text:p>4,7288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461" calcext:value-type="float">
            <text:p>9,2461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4" calcext:value-type="float">
            <text:p>0,4</text:p>
          </table:table-cell>
          <table:table-cell office:value-type="float" office:value="4.98396003708352" calcext:value-type="float">
            <text:p>4,98396003708352</text:p>
          </table:table-cell>
          <table:table-cell office:value-type="float" office:value="595" calcext:value-type="float">
            <text:p>59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68.628" calcext:value-type="float">
            <text:p>68,62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3.1303" calcext:value-type="float">
            <text:p>13,1303</text:p>
          </table:table-cell>
          <table:table-cell office:value-type="float" office:value="2.16117674243165" calcext:value-type="float">
            <text:p>2,16117674243165</text:p>
          </table:table-cell>
          <table:table-cell office:value-type="float" office:value="9" calcext:value-type="float">
            <text:p>9</text:p>
          </table:table-cell>
          <table:table-cell office:value-type="float" office:value="13.1168" calcext:value-type="float">
            <text:p>13,1168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8700" calcext:value-type="float">
            <text:p>8700</text:p>
          </table:table-cell>
          <table:table-cell office:value-type="float" office:value="4040" calcext:value-type="float">
            <text:p>4040</text:p>
          </table:table-cell>
          <table:table-cell office:value-type="float" office:value="69.6996" calcext:value-type="float">
            <text:p>69,699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.5339" calcext:value-type="float">
            <text:p>20,5339</text:p>
          </table:table-cell>
          <table:table-cell office:value-type="float" office:value="2.47180307019107" calcext:value-type="float">
            <text:p>2,47180307019107</text:p>
          </table:table-cell>
          <table:table-cell office:value-type="float" office:value="8" calcext:value-type="float">
            <text:p>8</text:p>
          </table:table-cell>
          <table:table-cell office:value-type="float" office:value="20.5339" calcext:value-type="float">
            <text:p>20,5339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70" calcext:value-type="float">
            <text:p>370</text:p>
          </table:table-cell>
          <table:table-cell office:value-type="float" office:value="30.6002" calcext:value-type="float">
            <text:p>30,6002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6.3379" calcext:value-type="float">
            <text:p>6,3379</text:p>
          </table:table-cell>
          <table:table-cell office:value-type="float" office:value="2.83649625897469" calcext:value-type="float">
            <text:p>2,83649625897469</text:p>
          </table:table-cell>
          <table:table-cell office:value-type="float" office:value="55" calcext:value-type="float">
            <text:p>55</text:p>
          </table:table-cell>
          <table:table-cell office:value-type="float" office:value="6.3379" calcext:value-type="float">
            <text:p>6,3379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.7462" calcext:value-type="float">
            <text:p>65,746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1.8934" calcext:value-type="float">
            <text:p>11,8934</text:p>
          </table:table-cell>
          <table:table-cell office:value-type="float" office:value="2.53984153339687" calcext:value-type="float">
            <text:p>2,53984153339687</text:p>
          </table:table-cell>
          <table:table-cell office:value-type="float" office:value="10" calcext:value-type="float">
            <text:p>10</text:p>
          </table:table-cell>
          <table:table-cell office:value-type="float" office:value="11.8934" calcext:value-type="float">
            <text:p>11,8934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26" calcext:value-type="float">
            <text:p>226</text:p>
          </table:table-cell>
          <table:table-cell office:value-type="float" office:value="55.1133" calcext:value-type="float">
            <text:p>55,113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9.1582" calcext:value-type="float">
            <text:p>29,1582</text:p>
          </table:table-cell>
          <table:table-cell office:value-type="float" office:value="1.76569613515612" calcext:value-type="float">
            <text:p>1,76569613515612</text:p>
          </table:table-cell>
          <table:table-cell office:value-type="float" office:value="12" calcext:value-type="float">
            <text:p>12</text:p>
          </table:table-cell>
          <table:table-cell office:value-type="float" office:value="29.1576" calcext:value-type="float">
            <text:p>29,1576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5217" calcext:value-type="float">
            <text:p>50,52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1.7587" calcext:value-type="float">
            <text:p>11,7587</text:p>
          </table:table-cell>
          <table:table-cell office:value-type="float" office:value="2.98970837447126" calcext:value-type="float">
            <text:p>2,98970837447126</text:p>
          </table:table-cell>
          <table:table-cell office:value-type="float" office:value="13" calcext:value-type="float">
            <text:p>13</text:p>
          </table:table-cell>
          <table:table-cell office:value-type="float" office:value="11.7587" calcext:value-type="float">
            <text:p>11,7587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1" calcext:value-type="float">
            <text:p>171</text:p>
          </table:table-cell>
          <table:table-cell office:value-type="float" office:value="49.8136" calcext:value-type="float">
            <text:p>49,813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2.031" calcext:value-type="float">
            <text:p>12,031</text:p>
          </table:table-cell>
          <table:table-cell office:value-type="float" office:value="2.20753203475935" calcext:value-type="float">
            <text:p>2,20753203475935</text:p>
          </table:table-cell>
          <table:table-cell office:value-type="float" office:value="35" calcext:value-type="float">
            <text:p>35</text:p>
          </table:table-cell>
          <table:table-cell office:value-type="float" office:value="11.8803" calcext:value-type="float">
            <text:p>11,8803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25.2699" calcext:value-type="float">
            <text:p>25,2699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3.6642" calcext:value-type="float">
            <text:p>3,6642</text:p>
          </table:table-cell>
          <table:table-cell office:value-type="float" office:value="3.56470316598309" calcext:value-type="float">
            <text:p>3,56470316598309</text:p>
          </table:table-cell>
          <table:table-cell office:value-type="float" office:value="93" calcext:value-type="float">
            <text:p>93</text:p>
          </table:table-cell>
          <table:table-cell office:value-type="float" office:value="2.5238" calcext:value-type="float">
            <text:p>2,5238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43.3698" calcext:value-type="float">
            <text:p>43,369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5.8801" calcext:value-type="float">
            <text:p>15,8801</text:p>
          </table:table-cell>
          <table:table-cell office:value-type="float" office:value="2.32606368955285" calcext:value-type="float">
            <text:p>2,32606368955285</text:p>
          </table:table-cell>
          <table:table-cell office:value-type="float" office:value="8" calcext:value-type="float">
            <text:p>8</text:p>
          </table:table-cell>
          <table:table-cell office:value-type="float" office:value="15.6839" calcext:value-type="float">
            <text:p>15,6839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61" calcext:value-type="float">
            <text:p>161</text:p>
          </table:table-cell>
          <table:table-cell office:value-type="float" office:value="56.0122" calcext:value-type="float">
            <text:p>56,012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7.9992" calcext:value-type="float">
            <text:p>17,9992</text:p>
          </table:table-cell>
          <table:table-cell office:value-type="float" office:value="2.01989802157777" calcext:value-type="float">
            <text:p>2,01989802157777</text:p>
          </table:table-cell>
          <table:table-cell office:value-type="float" office:value="16" calcext:value-type="float">
            <text:p>16</text:p>
          </table:table-cell>
          <table:table-cell office:value-type="float" office:value="17.9992" calcext:value-type="float">
            <text:p>17,9992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54.1623" calcext:value-type="float">
            <text:p>54,16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5.4648" calcext:value-type="float">
            <text:p>35,4648</text:p>
          </table:table-cell>
          <table:table-cell office:value-type="float" office:value="2.0527316325125" calcext:value-type="float">
            <text:p>2,0527316325125</text:p>
          </table:table-cell>
          <table:table-cell office:value-type="float" office:value="10" calcext:value-type="float">
            <text:p>10</text:p>
          </table:table-cell>
          <table:table-cell office:value-type="float" office:value="35.4536" calcext:value-type="float">
            <text:p>35,4536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3" calcext:value-type="float">
            <text:p>113</text:p>
          </table:table-cell>
          <table:table-cell office:value-type="float" office:value="79.3286" calcext:value-type="float">
            <text:p>79,3286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1.4385" calcext:value-type="float">
            <text:p>21,4385</text:p>
          </table:table-cell>
          <table:table-cell office:value-type="float" office:value="2.24204899297898" calcext:value-type="float">
            <text:p>2,24204899297898</text:p>
          </table:table-cell>
          <table:table-cell office:value-type="float" office:value="3" calcext:value-type="float">
            <text:p>3</text:p>
          </table:table-cell>
          <table:table-cell office:value-type="float" office:value="21.4266" calcext:value-type="float">
            <text:p>21,4266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32.4147" calcext:value-type="float">
            <text:p>32,4147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0.2766" calcext:value-type="float">
            <text:p>10,2766</text:p>
          </table:table-cell>
          <table:table-cell office:value-type="float" office:value="2.28392854926317" calcext:value-type="float">
            <text:p>2,28392854926317</text:p>
          </table:table-cell>
          <table:table-cell office:value-type="float" office:value="49" calcext:value-type="float">
            <text:p>49</text:p>
          </table:table-cell>
          <table:table-cell office:value-type="float" office:value="9.1121" calcext:value-type="float">
            <text:p>9,1121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29" calcext:value-type="float">
            <text:p>229</text:p>
          </table:table-cell>
          <table:table-cell office:value-type="float" office:value="40.4379" calcext:value-type="float">
            <text:p>40,4379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.4004" calcext:value-type="float">
            <text:p>5,4004</text:p>
          </table:table-cell>
          <table:table-cell office:value-type="float" office:value="2.55021567653338" calcext:value-type="float">
            <text:p>2,55021567653338</text:p>
          </table:table-cell>
          <table:table-cell office:value-type="float" office:value="46" calcext:value-type="float">
            <text:p>46</text:p>
          </table:table-cell>
          <table:table-cell office:value-type="float" office:value="1.3351" calcext:value-type="float">
            <text:p>1,3351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57.6585" calcext:value-type="float">
            <text:p>57,658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2.1219" calcext:value-type="float">
            <text:p>12,1219</text:p>
          </table:table-cell>
          <table:table-cell office:value-type="float" office:value="1.79404773643425" calcext:value-type="float">
            <text:p>1,79404773643425</text:p>
          </table:table-cell>
          <table:table-cell office:value-type="float" office:value="10" calcext:value-type="float">
            <text:p>10</text:p>
          </table:table-cell>
          <table:table-cell office:value-type="float" office:value="8.2442" calcext:value-type="float">
            <text:p>8,2442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6100" calcext:value-type="float">
            <text:p>6100</text:p>
          </table:table-cell>
          <table:table-cell office:value-type="float" office:value="3041" calcext:value-type="float">
            <text:p>3041</text:p>
          </table:table-cell>
          <table:table-cell office:value-type="float" office:value="71.1018" calcext:value-type="float">
            <text:p>71,1018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8.0834" calcext:value-type="float">
            <text:p>18,0834</text:p>
          </table:table-cell>
          <table:table-cell office:value-type="float" office:value="1.93646190477232" calcext:value-type="float">
            <text:p>1,93646190477232</text:p>
          </table:table-cell>
          <table:table-cell office:value-type="float" office:value="8" calcext:value-type="float">
            <text:p>8</text:p>
          </table:table-cell>
          <table:table-cell office:value-type="float" office:value="18.0834" calcext:value-type="float">
            <text:p>18,0834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37.6238" calcext:value-type="float">
            <text:p>37,623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.7957" calcext:value-type="float">
            <text:p>7,7957</text:p>
          </table:table-cell>
          <table:table-cell office:value-type="float" office:value="2.8896276747918" calcext:value-type="float">
            <text:p>2,8896276747918</text:p>
          </table:table-cell>
          <table:table-cell office:value-type="float" office:value="46" calcext:value-type="float">
            <text:p>46</text:p>
          </table:table-cell>
          <table:table-cell office:value-type="float" office:value="7.7957" calcext:value-type="float">
            <text:p>7,7957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9" calcext:value-type="float">
            <text:p>69</text:p>
          </table:table-cell>
          <table:table-cell office:value-type="float" office:value="37.9354" calcext:value-type="float">
            <text:p>37,9354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.5113" calcext:value-type="float">
            <text:p>7,5113</text:p>
          </table:table-cell>
          <table:table-cell office:value-type="float" office:value="2.20270954500835" calcext:value-type="float">
            <text:p>2,20270954500835</text:p>
          </table:table-cell>
          <table:table-cell office:value-type="float" office:value="50" calcext:value-type="float">
            <text:p>50</text:p>
          </table:table-cell>
          <table:table-cell office:value-type="float" office:value="4.2776" calcext:value-type="float">
            <text:p>4,2776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83" calcext:value-type="float">
            <text:p>3,4883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2416" calcext:value-type="float">
            <text:p>0,2416</text:p>
          </table:table-cell>
          <table:table-cell office:value-type="float" office:value="4.81457651915758" calcext:value-type="float">
            <text:p>4,81457651915758</text:p>
          </table:table-cell>
          <table:table-cell office:value-type="float" office:value="775" calcext:value-type="float">
            <text:p>775</text:p>
          </table:table-cell>
          <table:table-cell office:value-type="float" office:value="0.2416" calcext:value-type="float">
            <text:p>0,2416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268" calcext:value-type="float">
            <text:p>4,5268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0.3547" calcext:value-type="float">
            <text:p>0,3547</text:p>
          </table:table-cell>
          <table:table-cell office:value-type="float" office:value="5.05572064932851" calcext:value-type="float">
            <text:p>5,05572064932851</text:p>
          </table:table-cell>
          <table:table-cell office:value-type="float" office:value="972" calcext:value-type="float">
            <text:p>972</text:p>
          </table:table-cell>
          <table:table-cell office:value-type="float" office:value="0.3547" calcext:value-type="float">
            <text:p>0,3547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93" calcext:value-type="float">
            <text:p>193</text:p>
          </table:table-cell>
          <table:table-cell office:value-type="float" office:value="52.0283" calcext:value-type="float">
            <text:p>52,028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3.6083" calcext:value-type="float">
            <text:p>13,6083</text:p>
          </table:table-cell>
          <table:table-cell office:value-type="float" office:value="2.44731786518875" calcext:value-type="float">
            <text:p>2,44731786518875</text:p>
          </table:table-cell>
          <table:table-cell office:value-type="float" office:value="17" calcext:value-type="float">
            <text:p>17</text:p>
          </table:table-cell>
          <table:table-cell office:value-type="float" office:value="13.6083" calcext:value-type="float">
            <text:p>13,6083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1" calcext:value-type="float">
            <text:p>121</text:p>
          </table:table-cell>
          <table:table-cell office:value-type="float" office:value="52.1766" calcext:value-type="float">
            <text:p>52,1766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7.31" calcext:value-type="float">
            <text:p>17,31</text:p>
          </table:table-cell>
          <table:table-cell office:value-type="float" office:value="2.14429208616264" calcext:value-type="float">
            <text:p>2,14429208616264</text:p>
          </table:table-cell>
          <table:table-cell office:value-type="float" office:value="13" calcext:value-type="float">
            <text:p>13</text:p>
          </table:table-cell>
          <table:table-cell office:value-type="float" office:value="16.8182" calcext:value-type="float">
            <text:p>16,8182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36" calcext:value-type="float">
            <text:p>3,6136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2822" calcext:value-type="float">
            <text:p>0,2822</text:p>
          </table:table-cell>
          <table:table-cell office:value-type="float" office:value="5.00427832523534" calcext:value-type="float">
            <text:p>5,00427832523534</text:p>
          </table:table-cell>
          <table:table-cell office:value-type="float" office:value="975" calcext:value-type="float">
            <text:p>975</text:p>
          </table:table-cell>
          <table:table-cell office:value-type="float" office:value="0.2822" calcext:value-type="float">
            <text:p>0,2822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11" calcext:value-type="float">
            <text:p>511</text:p>
          </table:table-cell>
          <table:table-cell office:value-type="float" office:value="32.7895" calcext:value-type="float">
            <text:p>32,7895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3.3424" calcext:value-type="float">
            <text:p>3,3424</text:p>
          </table:table-cell>
          <table:table-cell office:value-type="float" office:value="2.76550769631034" calcext:value-type="float">
            <text:p>2,76550769631034</text:p>
          </table:table-cell>
          <table:table-cell office:value-type="float" office:value="63" calcext:value-type="float">
            <text:p>63</text:p>
          </table:table-cell>
          <table:table-cell office:value-type="float" office:value="3.341" calcext:value-type="float">
            <text:p>3,341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98" calcext:value-type="float">
            <text:p>1,9798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0656" calcext:value-type="float">
            <text:p>0,0656</text:p>
          </table:table-cell>
          <table:table-cell office:value-type="float" office:value="4.68668118659111" calcext:value-type="float">
            <text:p>4,68668118659111</text:p>
          </table:table-cell>
          <table:table-cell office:value-type="float" office:value="794" calcext:value-type="float">
            <text:p>794</text:p>
          </table:table-cell>
          <table:table-cell office:value-type="float" office:value="0.0656" calcext:value-type="float">
            <text:p>0,0656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41.0245" calcext:value-type="float">
            <text:p>41,0245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7.1669" calcext:value-type="float">
            <text:p>7,1669</text:p>
          </table:table-cell>
          <table:table-cell office:value-type="float" office:value="2.39566987141952" calcext:value-type="float">
            <text:p>2,39566987141952</text:p>
          </table:table-cell>
          <table:table-cell office:value-type="float" office:value="40" calcext:value-type="float">
            <text:p>40</text:p>
          </table:table-cell>
          <table:table-cell office:value-type="float" office:value="7.1669" calcext:value-type="float">
            <text:p>7,1669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31.3185" calcext:value-type="float">
            <text:p>31,3185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3.9796" calcext:value-type="float">
            <text:p>3,9796</text:p>
          </table:table-cell>
          <table:table-cell office:value-type="float" office:value="3.38858428712944" calcext:value-type="float">
            <text:p>3,38858428712944</text:p>
          </table:table-cell>
          <table:table-cell office:value-type="float" office:value="86" calcext:value-type="float">
            <text:p>86</text:p>
          </table:table-cell>
          <table:table-cell office:value-type="float" office:value="3.9796" calcext:value-type="float">
            <text:p>3,9796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67" calcext:value-type="float">
            <text:p>28,56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6.7031" calcext:value-type="float">
            <text:p>26,7031</text:p>
          </table:table-cell>
          <table:table-cell office:value-type="float" office:value="1.88112417422263" calcext:value-type="float">
            <text:p>1,88112417422263</text:p>
          </table:table-cell>
          <table:table-cell office:value-type="float" office:value="13" calcext:value-type="float">
            <text:p>13</text:p>
          </table:table-cell>
          <table:table-cell office:value-type="float" office:value="26.7031" calcext:value-type="float">
            <text:p>26,7031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73.8602" calcext:value-type="float">
            <text:p>73,8602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20.6428" calcext:value-type="float">
            <text:p>20,6428</text:p>
          </table:table-cell>
          <table:table-cell office:value-type="float" office:value="1.90497903411747" calcext:value-type="float">
            <text:p>1,90497903411747</text:p>
          </table:table-cell>
          <table:table-cell office:value-type="float" office:value="4" calcext:value-type="float">
            <text:p>4</text:p>
          </table:table-cell>
          <table:table-cell office:value-type="float" office:value="20.6428" calcext:value-type="float">
            <text:p>20,6428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office:value-type="float" office:value="69.6897" calcext:value-type="float">
            <text:p>69,689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1.8385" calcext:value-type="float">
            <text:p>31,8385</text:p>
          </table:table-cell>
          <table:table-cell office:value-type="float" office:value="1.6659364652635" calcext:value-type="float">
            <text:p>1,6659364652635</text:p>
          </table:table-cell>
          <table:table-cell office:value-type="float" office:value="7" calcext:value-type="float">
            <text:p>7</text:p>
          </table:table-cell>
          <table:table-cell office:value-type="float" office:value="30.917" calcext:value-type="float">
            <text:p>30,917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427" calcext:value-type="float">
            <text:p>41,5427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4.6234" calcext:value-type="float">
            <text:p>4,6234</text:p>
          </table:table-cell>
          <table:table-cell office:value-type="float" office:value="2.70540865977232" calcext:value-type="float">
            <text:p>2,70540865977232</text:p>
          </table:table-cell>
          <table:table-cell office:value-type="float" office:value="38" calcext:value-type="float">
            <text:p>38</text:p>
          </table:table-cell>
          <table:table-cell office:value-type="float" office:value="1.6211" calcext:value-type="float">
            <text:p>1,6211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01" calcext:value-type="float">
            <text:p>301</text:p>
          </table:table-cell>
          <table:table-cell office:value-type="float" office:value="52.4299" calcext:value-type="float">
            <text:p>52,4299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5.8356" calcext:value-type="float">
            <text:p>5,8356</text:p>
          </table:table-cell>
          <table:table-cell office:value-type="float" office:value="2.95624237441644" calcext:value-type="float">
            <text:p>2,95624237441644</text:p>
          </table:table-cell>
          <table:table-cell office:value-type="float" office:value="17" calcext:value-type="float">
            <text:p>17</text:p>
          </table:table-cell>
          <table:table-cell office:value-type="float" office:value="5.4718" calcext:value-type="float">
            <text:p>5,4718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11" calcext:value-type="float">
            <text:p>111</text:p>
          </table:table-cell>
          <table:table-cell office:value-type="float" office:value="64.192" calcext:value-type="float">
            <text:p>64,19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6.6531" calcext:value-type="float">
            <text:p>16,6531</text:p>
          </table:table-cell>
          <table:table-cell office:value-type="float" office:value="2.12589147087763" calcext:value-type="float">
            <text:p>2,12589147087763</text:p>
          </table:table-cell>
          <table:table-cell office:value-type="float" office:value="14" calcext:value-type="float">
            <text:p>14</text:p>
          </table:table-cell>
          <table:table-cell office:value-type="float" office:value="16.5835" calcext:value-type="float">
            <text:p>16,5835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417" calcext:value-type="float">
            <text:p>1417</text:p>
          </table:table-cell>
          <table:table-cell office:value-type="float" office:value="51.6734" calcext:value-type="float">
            <text:p>51,6734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9.1983" calcext:value-type="float">
            <text:p>19,1983</text:p>
          </table:table-cell>
          <table:table-cell office:value-type="float" office:value="2.95591118411128" calcext:value-type="float">
            <text:p>2,95591118411128</text:p>
          </table:table-cell>
          <table:table-cell office:value-type="float" office:value="34" calcext:value-type="float">
            <text:p>34</text:p>
          </table:table-cell>
          <table:table-cell office:value-type="float" office:value="19.1983" calcext:value-type="float">
            <text:p>19,1983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111" calcext:value-type="float">
            <text:p>41,911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26.8957" calcext:value-type="float">
            <text:p>26,8957</text:p>
          </table:table-cell>
          <table:table-cell office:value-type="float" office:value="1.82841748645513" calcext:value-type="float">
            <text:p>1,82841748645513</text:p>
          </table:table-cell>
          <table:table-cell office:value-type="float" office:value="9" calcext:value-type="float">
            <text:p>9</text:p>
          </table:table-cell>
          <table:table-cell office:value-type="float" office:value="26.8957" calcext:value-type="float">
            <text:p>26,8957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57" calcext:value-type="float">
            <text:p>557</text:p>
          </table:table-cell>
          <table:table-cell office:value-type="float" office:value="21.4148" calcext:value-type="float">
            <text:p>21,4148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.3316" calcext:value-type="float">
            <text:p>1,3316</text:p>
          </table:table-cell>
          <table:table-cell office:value-type="float" office:value="7.60671483498998" calcext:value-type="float">
            <text:p>7,60671483498998</text:p>
          </table:table-cell>
          <table:table-cell office:value-type="float" office:value="306" calcext:value-type="float">
            <text:p>306</text:p>
          </table:table-cell>
          <table:table-cell office:value-type="float" office:value="1.3316" calcext:value-type="float">
            <text:p>1,3316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54" calcext:value-type="float">
            <text:p>5,654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1126" calcext:value-type="float">
            <text:p>0,1126</text:p>
          </table:table-cell>
          <table:table-cell office:value-type="float" office:value="5.34106010796762" calcext:value-type="float">
            <text:p>5,34106010796762</text:p>
          </table:table-cell>
          <table:table-cell office:value-type="float" office:value="977" calcext:value-type="float">
            <text:p>977</text:p>
          </table:table-cell>
          <table:table-cell office:value-type="float" office:value="0.0935" calcext:value-type="float">
            <text:p>0,0935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912" calcext:value-type="float">
            <text:p>912</text:p>
          </table:table-cell>
          <table:table-cell office:value-type="float" office:value="26.9753" calcext:value-type="float">
            <text:p>26,9753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.3601" calcext:value-type="float">
            <text:p>1,3601</text:p>
          </table:table-cell>
          <table:table-cell office:value-type="float" office:value="9.08931298223977" calcext:value-type="float">
            <text:p>9,08931298223977</text:p>
          </table:table-cell>
          <table:table-cell office:value-type="float" office:value="244" calcext:value-type="float">
            <text:p>244</text:p>
          </table:table-cell>
          <table:table-cell office:value-type="float" office:value="0.6433" calcext:value-type="float">
            <text:p>0,6433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41" calcext:value-type="float">
            <text:p>341</text:p>
          </table:table-cell>
          <table:table-cell office:value-type="float" office:value="18.1529" calcext:value-type="float">
            <text:p>18,1529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.3114" calcext:value-type="float">
            <text:p>1,3114</text:p>
          </table:table-cell>
          <table:table-cell office:value-type="float" office:value="3.65874431759165" calcext:value-type="float">
            <text:p>3,65874431759165</text:p>
          </table:table-cell>
          <table:table-cell office:value-type="float" office:value="168" calcext:value-type="float">
            <text:p>168</text:p>
          </table:table-cell>
          <table:table-cell office:value-type="float" office:value="1.3114" calcext:value-type="float">
            <text:p>1,3114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1" calcext:value-type="float">
            <text:p>171</text:p>
          </table:table-cell>
          <table:table-cell office:value-type="float" office:value="65.9203" calcext:value-type="float">
            <text:p>65,9203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27.5435" calcext:value-type="float">
            <text:p>27,5435</text:p>
          </table:table-cell>
          <table:table-cell office:value-type="float" office:value="2.32291788979053" calcext:value-type="float">
            <text:p>2,32291788979053</text:p>
          </table:table-cell>
          <table:table-cell office:value-type="float" office:value="11" calcext:value-type="float">
            <text:p>11</text:p>
          </table:table-cell>
          <table:table-cell office:value-type="float" office:value="27.532" calcext:value-type="float">
            <text:p>27,532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4256" calcext:value-type="float">
            <text:p>45,425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3.4952" calcext:value-type="float">
            <text:p>33,4952</text:p>
          </table:table-cell>
          <table:table-cell office:value-type="float" office:value="2.40751044803071" calcext:value-type="float">
            <text:p>2,40751044803071</text:p>
          </table:table-cell>
          <table:table-cell office:value-type="float" office:value="7" calcext:value-type="float">
            <text:p>7</text:p>
          </table:table-cell>
          <table:table-cell office:value-type="float" office:value="33.4952" calcext:value-type="float">
            <text:p>33,4952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34.6068" calcext:value-type="float">
            <text:p>34,6068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4.4919" calcext:value-type="float">
            <text:p>4,4919</text:p>
          </table:table-cell>
          <table:table-cell office:value-type="float" office:value="2.93179774684935" calcext:value-type="float">
            <text:p>2,93179774684935</text:p>
          </table:table-cell>
          <table:table-cell office:value-type="float" office:value="90" calcext:value-type="float">
            <text:p>90</text:p>
          </table:table-cell>
          <table:table-cell office:value-type="float" office:value="3.3333" calcext:value-type="float">
            <text:p>3,3333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2505" calcext:value-type="float">
            <text:p>44,250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9.5177" calcext:value-type="float">
            <text:p>19,5177</text:p>
          </table:table-cell>
          <table:table-cell office:value-type="float" office:value="2.70831068325227" calcext:value-type="float">
            <text:p>2,70831068325227</text:p>
          </table:table-cell>
          <table:table-cell office:value-type="float" office:value="7" calcext:value-type="float">
            <text:p>7</text:p>
          </table:table-cell>
          <table:table-cell office:value-type="float" office:value="19.5177" calcext:value-type="float">
            <text:p>19,5177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16" calcext:value-type="float">
            <text:p>316</text:p>
          </table:table-cell>
          <table:table-cell office:value-type="float" office:value="48.9886" calcext:value-type="float">
            <text:p>48,9886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4.266" calcext:value-type="float">
            <text:p>14,266</text:p>
          </table:table-cell>
          <table:table-cell office:value-type="float" office:value="2.76854403239212" calcext:value-type="float">
            <text:p>2,76854403239212</text:p>
          </table:table-cell>
          <table:table-cell office:value-type="float" office:value="13" calcext:value-type="float">
            <text:p>13</text:p>
          </table:table-cell>
          <table:table-cell office:value-type="float" office:value="14.1672" calcext:value-type="float">
            <text:p>14,1672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8.2292" calcext:value-type="float">
            <text:p>18,2292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6.6569" calcext:value-type="float">
            <text:p>6,6569</text:p>
          </table:table-cell>
          <table:table-cell office:value-type="float" office:value="3.6456806073983" calcext:value-type="float">
            <text:p>3,6456806073983</text:p>
          </table:table-cell>
          <table:table-cell office:value-type="float" office:value="67" calcext:value-type="float">
            <text:p>67</text:p>
          </table:table-cell>
          <table:table-cell office:value-type="float" office:value="6.5511" calcext:value-type="float">
            <text:p>6,5511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83" calcext:value-type="float">
            <text:p>283</text:p>
          </table:table-cell>
          <table:table-cell office:value-type="float" office:value="61.8368" calcext:value-type="float">
            <text:p>61,8368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6.1213" calcext:value-type="float">
            <text:p>6,1213</text:p>
          </table:table-cell>
          <table:table-cell office:value-type="float" office:value="2.18797165812353" calcext:value-type="float">
            <text:p>2,18797165812353</text:p>
          </table:table-cell>
          <table:table-cell office:value-type="float" office:value="13" calcext:value-type="float">
            <text:p>13</text:p>
          </table:table-cell>
          <table:table-cell office:value-type="float" office:value="6.1213" calcext:value-type="float">
            <text:p>6,1213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2" calcext:value-type="float">
            <text:p>172</text:p>
          </table:table-cell>
          <table:table-cell office:value-type="float" office:value="41.791" calcext:value-type="float">
            <text:p>41,791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11.9895" calcext:value-type="float">
            <text:p>11,9895</text:p>
          </table:table-cell>
          <table:table-cell office:value-type="float" office:value="2.28661484107296" calcext:value-type="float">
            <text:p>2,28661484107296</text:p>
          </table:table-cell>
          <table:table-cell office:value-type="float" office:value="17" calcext:value-type="float">
            <text:p>17</text:p>
          </table:table-cell>
          <table:table-cell office:value-type="float" office:value="8.6522" calcext:value-type="float">
            <text:p>8,6522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78" calcext:value-type="float">
            <text:p>378</text:p>
          </table:table-cell>
          <table:table-cell office:value-type="float" office:value="46.7595" calcext:value-type="float">
            <text:p>46,759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3.8005" calcext:value-type="float">
            <text:p>13,8005</text:p>
          </table:table-cell>
          <table:table-cell office:value-type="float" office:value="2.49574443077819" calcext:value-type="float">
            <text:p>2,49574443077819</text:p>
          </table:table-cell>
          <table:table-cell office:value-type="float" office:value="34" calcext:value-type="float">
            <text:p>34</text:p>
          </table:table-cell>
          <table:table-cell office:value-type="float" office:value="13.8005" calcext:value-type="float">
            <text:p>13,8005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.9893" calcext:value-type="float">
            <text:p>40,9893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1.996" calcext:value-type="float">
            <text:p>11,996</text:p>
          </table:table-cell>
          <table:table-cell office:value-type="float" office:value="2.19057203265277" calcext:value-type="float">
            <text:p>2,19057203265277</text:p>
          </table:table-cell>
          <table:table-cell office:value-type="float" office:value="22" calcext:value-type="float">
            <text:p>22</text:p>
          </table:table-cell>
          <table:table-cell office:value-type="float" office:value="10.8959" calcext:value-type="float">
            <text:p>10,8959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60.1946" calcext:value-type="float">
            <text:p>60,194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.3459" calcext:value-type="float">
            <text:p>6,3459</text:p>
          </table:table-cell>
          <table:table-cell office:value-type="float" office:value="2.4989054225267" calcext:value-type="float">
            <text:p>2,4989054225267</text:p>
          </table:table-cell>
          <table:table-cell office:value-type="float" office:value="22" calcext:value-type="float">
            <text:p>22</text:p>
          </table:table-cell>
          <table:table-cell office:value-type="float" office:value="4.076" calcext:value-type="float">
            <text:p>4,076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59" calcext:value-type="float">
            <text:p>37,959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27.3835" calcext:value-type="float">
            <text:p>27,3835</text:p>
          </table:table-cell>
          <table:table-cell office:value-type="float" office:value="2.14583675628306" calcext:value-type="float">
            <text:p>2,14583675628306</text:p>
          </table:table-cell>
          <table:table-cell office:value-type="float" office:value="17" calcext:value-type="float">
            <text:p>17</text:p>
          </table:table-cell>
          <table:table-cell office:value-type="float" office:value="27.3835" calcext:value-type="float">
            <text:p>27,3835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36.0995" calcext:value-type="float">
            <text:p>36,0995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6.473" calcext:value-type="float">
            <text:p>6,473</text:p>
          </table:table-cell>
          <table:table-cell office:value-type="float" office:value="2.63333167878192" calcext:value-type="float">
            <text:p>2,63333167878192</text:p>
          </table:table-cell>
          <table:table-cell office:value-type="float" office:value="45" calcext:value-type="float">
            <text:p>45</text:p>
          </table:table-cell>
          <table:table-cell office:value-type="float" office:value="6.473" calcext:value-type="float">
            <text:p>6,473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45.4234" calcext:value-type="float">
            <text:p>45,4234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.0239" calcext:value-type="float">
            <text:p>12,0239</text:p>
          </table:table-cell>
          <table:table-cell office:value-type="float" office:value="2.22941703797537" calcext:value-type="float">
            <text:p>2,22941703797537</text:p>
          </table:table-cell>
          <table:table-cell office:value-type="float" office:value="10" calcext:value-type="float">
            <text:p>10</text:p>
          </table:table-cell>
          <table:table-cell office:value-type="float" office:value="11.1778" calcext:value-type="float">
            <text:p>11,1778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50.0115" calcext:value-type="float">
            <text:p>50,011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5.1241" calcext:value-type="float">
            <text:p>15,1241</text:p>
          </table:table-cell>
          <table:table-cell office:value-type="float" office:value="2.3438546058707" calcext:value-type="float">
            <text:p>2,3438546058707</text:p>
          </table:table-cell>
          <table:table-cell office:value-type="float" office:value="10" calcext:value-type="float">
            <text:p>10</text:p>
          </table:table-cell>
          <table:table-cell office:value-type="float" office:value="15.1241" calcext:value-type="float">
            <text:p>15,1241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07" calcext:value-type="float">
            <text:p>307</text:p>
          </table:table-cell>
          <table:table-cell office:value-type="float" office:value="22.6518" calcext:value-type="float">
            <text:p>22,6518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.9142" calcext:value-type="float">
            <text:p>10,9142</text:p>
          </table:table-cell>
          <table:table-cell office:value-type="float" office:value="3.3430615268641" calcext:value-type="float">
            <text:p>3,3430615268641</text:p>
          </table:table-cell>
          <table:table-cell office:value-type="float" office:value="62" calcext:value-type="float">
            <text:p>62</text:p>
          </table:table-cell>
          <table:table-cell office:value-type="float" office:value="10.9142" calcext:value-type="float">
            <text:p>10,9142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82" calcext:value-type="float">
            <text:p>382</text:p>
          </table:table-cell>
          <table:table-cell office:value-type="float" office:value="58.8331" calcext:value-type="float">
            <text:p>58,8331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9.8568" calcext:value-type="float">
            <text:p>9,8568</text:p>
          </table:table-cell>
          <table:table-cell office:value-type="float" office:value="2.1528830462721" calcext:value-type="float">
            <text:p>2,1528830462721</text:p>
          </table:table-cell>
          <table:table-cell office:value-type="float" office:value="11" calcext:value-type="float">
            <text:p>11</text:p>
          </table:table-cell>
          <table:table-cell office:value-type="float" office:value="9.8568" calcext:value-type="float">
            <text:p>9,8568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54" calcext:value-type="float">
            <text:p>2,9454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1531" calcext:value-type="float">
            <text:p>0,1531</text:p>
          </table:table-cell>
          <table:table-cell office:value-type="float" office:value="6.17314282255743" calcext:value-type="float">
            <text:p>6,17314282255743</text:p>
          </table:table-cell>
          <table:table-cell office:value-type="float" office:value="1201" calcext:value-type="float">
            <text:p>1201</text:p>
          </table:table-cell>
          <table:table-cell office:value-type="float" office:value="0.1531" calcext:value-type="float">
            <text:p>0,1531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163" calcext:value-type="float">
            <text:p>3,1163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0685" calcext:value-type="float">
            <text:p>0,0685</text:p>
          </table:table-cell>
          <table:table-cell office:value-type="float" office:value="5.48898043811417" calcext:value-type="float">
            <text:p>5,48898043811417</text:p>
          </table:table-cell>
          <table:table-cell office:value-type="float" office:value="1177" calcext:value-type="float">
            <text:p>1177</text:p>
          </table:table-cell>
          <table:table-cell office:value-type="float" office:value="0.0214" calcext:value-type="float">
            <text:p>0,0214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206" calcext:value-type="float">
            <text:p>1206</text:p>
          </table:table-cell>
          <table:table-cell office:value-type="float" office:value="17.7009" calcext:value-type="float">
            <text:p>17,7009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1.0704" calcext:value-type="float">
            <text:p>1,0704</text:p>
          </table:table-cell>
          <table:table-cell office:value-type="float" office:value="10.9621206167879" calcext:value-type="float">
            <text:p>10,9621206167879</text:p>
          </table:table-cell>
          <table:table-cell office:value-type="float" office:value="462" calcext:value-type="float">
            <text:p>462</text:p>
          </table:table-cell>
          <table:table-cell office:value-type="float" office:value="1.0173" calcext:value-type="float">
            <text:p>1,0173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58" calcext:value-type="float">
            <text:p>658</text:p>
          </table:table-cell>
          <table:table-cell office:value-type="float" office:value="38.1863" calcext:value-type="float">
            <text:p>38,1863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9.5451" calcext:value-type="float">
            <text:p>9,5451</text:p>
          </table:table-cell>
          <table:table-cell office:value-type="float" office:value="2.85987115161665" calcext:value-type="float">
            <text:p>2,85987115161665</text:p>
          </table:table-cell>
          <table:table-cell office:value-type="float" office:value="44" calcext:value-type="float">
            <text:p>44</text:p>
          </table:table-cell>
          <table:table-cell office:value-type="float" office:value="9.4557" calcext:value-type="float">
            <text:p>9,4557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30.657" calcext:value-type="float">
            <text:p>30,657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6.5588" calcext:value-type="float">
            <text:p>6,5588</text:p>
          </table:table-cell>
          <table:table-cell office:value-type="float" office:value="2.38810977228119" calcext:value-type="float">
            <text:p>2,38810977228119</text:p>
          </table:table-cell>
          <table:table-cell office:value-type="float" office:value="48" calcext:value-type="float">
            <text:p>48</text:p>
          </table:table-cell>
          <table:table-cell office:value-type="float" office:value="5.445" calcext:value-type="float">
            <text:p>5,445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344" calcext:value-type="float">
            <text:p>1344</text:p>
          </table:table-cell>
          <table:table-cell office:value-type="float" office:value="11.6294" calcext:value-type="float">
            <text:p>11,6294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1.8108" calcext:value-type="float">
            <text:p>1,8108</text:p>
          </table:table-cell>
          <table:table-cell office:value-type="float" office:value="6.7711681961452" calcext:value-type="float">
            <text:p>6,7711681961452</text:p>
          </table:table-cell>
          <table:table-cell office:value-type="float" office:value="533" calcext:value-type="float">
            <text:p>533</text:p>
          </table:table-cell>
          <table:table-cell office:value-type="float" office:value="0.9382" calcext:value-type="float">
            <text:p>0,9382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2715" calcext:value-type="float">
            <text:p>30,2715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.1322" calcext:value-type="float">
            <text:p>1,1322</text:p>
          </table:table-cell>
          <table:table-cell office:value-type="float" office:value="4.01555993649248" calcext:value-type="float">
            <text:p>4,01555993649248</text:p>
          </table:table-cell>
          <table:table-cell office:value-type="float" office:value="65" calcext:value-type="float">
            <text:p>65</text:p>
          </table:table-cell>
          <table:table-cell office:value-type="float" office:value="0.8129" calcext:value-type="float">
            <text:p>0,8129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64.0192" calcext:value-type="float">
            <text:p>64,0192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5.0884" calcext:value-type="float">
            <text:p>25,0884</text:p>
          </table:table-cell>
          <table:table-cell office:value-type="float" office:value="1.93335566598573" calcext:value-type="float">
            <text:p>1,93335566598573</text:p>
          </table:table-cell>
          <table:table-cell office:value-type="float" office:value="7" calcext:value-type="float">
            <text:p>7</text:p>
          </table:table-cell>
          <table:table-cell office:value-type="float" office:value="25.0247" calcext:value-type="float">
            <text:p>25,0247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43" calcext:value-type="float">
            <text:p>943</text:p>
          </table:table-cell>
          <table:table-cell office:value-type="float" office:value="20.7233" calcext:value-type="float">
            <text:p>20,7233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1.6516" calcext:value-type="float">
            <text:p>1,6516</text:p>
          </table:table-cell>
          <table:table-cell office:value-type="float" office:value="7.49509326558682" calcext:value-type="float">
            <text:p>7,49509326558682</text:p>
          </table:table-cell>
          <table:table-cell office:value-type="float" office:value="363" calcext:value-type="float">
            <text:p>363</text:p>
          </table:table-cell>
          <table:table-cell office:value-type="float" office:value="1.4899" calcext:value-type="float">
            <text:p>1,4899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16" calcext:value-type="float">
            <text:p>416</text:p>
          </table:table-cell>
          <table:table-cell office:value-type="float" office:value="36.2967" calcext:value-type="float">
            <text:p>36,2967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0.9124" calcext:value-type="float">
            <text:p>0,9124</text:p>
          </table:table-cell>
          <table:table-cell office:value-type="float" office:value="4.74004134307387" calcext:value-type="float">
            <text:p>4,74004134307387</text:p>
          </table:table-cell>
          <table:table-cell office:value-type="float" office:value="182" calcext:value-type="float">
            <text:p>182</text:p>
          </table:table-cell>
          <table:table-cell office:value-type="float" office:value="0.5241" calcext:value-type="float">
            <text:p>0,5241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16" calcext:value-type="float">
            <text:p>516</text:p>
          </table:table-cell>
          <table:table-cell office:value-type="float" office:value="59.64" calcext:value-type="float">
            <text:p>59,6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1.1106" calcext:value-type="float">
            <text:p>31,1106</text:p>
          </table:table-cell>
          <table:table-cell office:value-type="float" office:value="2.08268157089612" calcext:value-type="float">
            <text:p>2,08268157089612</text:p>
          </table:table-cell>
          <table:table-cell office:value-type="float" office:value="5" calcext:value-type="float">
            <text:p>5</text:p>
          </table:table-cell>
          <table:table-cell office:value-type="float" office:value="27.4172" calcext:value-type="float">
            <text:p>27,4172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56" calcext:value-type="float">
            <text:p>956</text:p>
          </table:table-cell>
          <table:table-cell office:value-type="float" office:value="44.9302" calcext:value-type="float">
            <text:p>44,9302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4.027" calcext:value-type="float">
            <text:p>4,027</text:p>
          </table:table-cell>
          <table:table-cell office:value-type="float" office:value="4.41424412780082" calcext:value-type="float">
            <text:p>4,41424412780082</text:p>
          </table:table-cell>
          <table:table-cell office:value-type="float" office:value="42" calcext:value-type="float">
            <text:p>42</text:p>
          </table:table-cell>
          <table:table-cell office:value-type="float" office:value="3.9111" calcext:value-type="float">
            <text:p>3,9111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55" calcext:value-type="float">
            <text:p>355</text:p>
          </table:table-cell>
          <table:table-cell office:value-type="float" office:value="32.805" calcext:value-type="float">
            <text:p>32,805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3.6775" calcext:value-type="float">
            <text:p>3,6775</text:p>
          </table:table-cell>
          <table:table-cell office:value-type="float" office:value="4.16641267377535" calcext:value-type="float">
            <text:p>4,16641267377535</text:p>
          </table:table-cell>
          <table:table-cell office:value-type="float" office:value="32" calcext:value-type="float">
            <text:p>32</text:p>
          </table:table-cell>
          <table:table-cell office:value-type="float" office:value="3.6775" calcext:value-type="float">
            <text:p>3,6775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85" calcext:value-type="float">
            <text:p>785</text:p>
          </table:table-cell>
          <table:table-cell office:value-type="float" office:value="63.1618" calcext:value-type="float">
            <text:p>63,1618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7.8362" calcext:value-type="float">
            <text:p>17,8362</text:p>
          </table:table-cell>
          <table:table-cell office:value-type="float" office:value="2.45278977577283" calcext:value-type="float">
            <text:p>2,45278977577283</text:p>
          </table:table-cell>
          <table:table-cell office:value-type="float" office:value="12" calcext:value-type="float">
            <text:p>12</text:p>
          </table:table-cell>
          <table:table-cell office:value-type="float" office:value="17.8362" calcext:value-type="float">
            <text:p>17,8362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80" calcext:value-type="float">
            <text:p>480</text:p>
          </table:table-cell>
          <table:table-cell office:value-type="float" office:value="60.9638" calcext:value-type="float">
            <text:p>60,9638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8.9527" calcext:value-type="float">
            <text:p>8,9527</text:p>
          </table:table-cell>
          <table:table-cell office:value-type="float" office:value="2.1930081266447" calcext:value-type="float">
            <text:p>2,1930081266447</text:p>
          </table:table-cell>
          <table:table-cell office:value-type="float" office:value="13" calcext:value-type="float">
            <text:p>13</text:p>
          </table:table-cell>
          <table:table-cell office:value-type="float" office:value="8.9527" calcext:value-type="float">
            <text:p>8,9527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25.4973" calcext:value-type="float">
            <text:p>25,4973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4.8443" calcext:value-type="float">
            <text:p>4,8443</text:p>
          </table:table-cell>
          <table:table-cell office:value-type="float" office:value="3.39993866363336" calcext:value-type="float">
            <text:p>3,39993866363336</text:p>
          </table:table-cell>
          <table:table-cell office:value-type="float" office:value="92" calcext:value-type="float">
            <text:p>92</text:p>
          </table:table-cell>
          <table:table-cell office:value-type="float" office:value="1.8838" calcext:value-type="float">
            <text:p>1,8838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58.7624" calcext:value-type="float">
            <text:p>58,7624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3.5491" calcext:value-type="float">
            <text:p>13,5491</text:p>
          </table:table-cell>
          <table:table-cell office:value-type="float" office:value="2.22452282368125" calcext:value-type="float">
            <text:p>2,22452282368125</text:p>
          </table:table-cell>
          <table:table-cell office:value-type="float" office:value="13" calcext:value-type="float">
            <text:p>13</text:p>
          </table:table-cell>
          <table:table-cell office:value-type="float" office:value="13.5491" calcext:value-type="float">
            <text:p>13,5491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61" calcext:value-type="float">
            <text:p>961</text:p>
          </table:table-cell>
          <table:table-cell office:value-type="float" office:value="23.243" calcext:value-type="float">
            <text:p>23,243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2.8278" calcext:value-type="float">
            <text:p>2,8278</text:p>
          </table:table-cell>
          <table:table-cell office:value-type="float" office:value="4.33732179929" calcext:value-type="float">
            <text:p>4,33732179929</text:p>
          </table:table-cell>
          <table:table-cell office:value-type="float" office:value="97" calcext:value-type="float">
            <text:p>97</text:p>
          </table:table-cell>
          <table:table-cell office:value-type="float" office:value="2.7859" calcext:value-type="float">
            <text:p>2,7859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60" calcext:value-type="float">
            <text:p>660</text:p>
          </table:table-cell>
          <table:table-cell office:value-type="float" office:value="53.0895" calcext:value-type="float">
            <text:p>53,0895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3.8662" calcext:value-type="float">
            <text:p>3,8662</text:p>
          </table:table-cell>
          <table:table-cell office:value-type="float" office:value="4.2105944569804" calcext:value-type="float">
            <text:p>4,2105944569804</text:p>
          </table:table-cell>
          <table:table-cell office:value-type="float" office:value="29" calcext:value-type="float">
            <text:p>29</text:p>
          </table:table-cell>
          <table:table-cell office:value-type="float" office:value="3.8389" calcext:value-type="float">
            <text:p>3,8389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1484" calcext:value-type="float">
            <text:p>1484</text:p>
          </table:table-cell>
          <table:table-cell office:value-type="float" office:value="64.1289" calcext:value-type="float">
            <text:p>64,1289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3.7652" calcext:value-type="float">
            <text:p>13,7652</text:p>
          </table:table-cell>
          <table:table-cell office:value-type="float" office:value="2.28708370770682" calcext:value-type="float">
            <text:p>2,28708370770682</text:p>
          </table:table-cell>
          <table:table-cell office:value-type="float" office:value="12" calcext:value-type="float">
            <text:p>12</text:p>
          </table:table-cell>
          <table:table-cell office:value-type="float" office:value="13.7652" calcext:value-type="float">
            <text:p>13,7652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72" calcext:value-type="float">
            <text:p>472</text:p>
          </table:table-cell>
          <table:table-cell office:value-type="float" office:value="55.0705" calcext:value-type="float">
            <text:p>55,0705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21.4582" calcext:value-type="float">
            <text:p>21,4582</text:p>
          </table:table-cell>
          <table:table-cell office:value-type="float" office:value="2.58199425509416" calcext:value-type="float">
            <text:p>2,58199425509416</text:p>
          </table:table-cell>
          <table:table-cell office:value-type="float" office:value="25" calcext:value-type="float">
            <text:p>25</text:p>
          </table:table-cell>
          <table:table-cell office:value-type="float" office:value="21.4582" calcext:value-type="float">
            <text:p>21,4582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86" calcext:value-type="float">
            <text:p>686</text:p>
          </table:table-cell>
          <table:table-cell office:value-type="float" office:value="27.7984" calcext:value-type="float">
            <text:p>27,7984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4.5813" calcext:value-type="float">
            <text:p>4,5813</text:p>
          </table:table-cell>
          <table:table-cell office:value-type="float" office:value="3.45492484753548" calcext:value-type="float">
            <text:p>3,45492484753548</text:p>
          </table:table-cell>
          <table:table-cell office:value-type="float" office:value="142" calcext:value-type="float">
            <text:p>142</text:p>
          </table:table-cell>
          <table:table-cell office:value-type="float" office:value="4.4762" calcext:value-type="float">
            <text:p>4,4762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11.7521" calcext:value-type="float">
            <text:p>11,752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.0551" calcext:value-type="float">
            <text:p>1,0551</text:p>
          </table:table-cell>
          <table:table-cell office:value-type="float" office:value="9.33046830112138" calcext:value-type="float">
            <text:p>9,33046830112138</text:p>
          </table:table-cell>
          <table:table-cell office:value-type="float" office:value="371" calcext:value-type="float">
            <text:p>371</text:p>
          </table:table-cell>
          <table:table-cell office:value-type="float" office:value="0.3494" calcext:value-type="float">
            <text:p>0,3494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797" calcext:value-type="float">
            <text:p>12,5797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0.5346" calcext:value-type="float">
            <text:p>0,5346</text:p>
          </table:table-cell>
          <table:table-cell office:value-type="float" office:value="5.57052683601553" calcext:value-type="float">
            <text:p>5,57052683601553</text:p>
          </table:table-cell>
          <table:table-cell office:value-type="float" office:value="254" calcext:value-type="float">
            <text:p>254</text:p>
          </table:table-cell>
          <table:table-cell office:value-type="float" office:value="0.5346" calcext:value-type="float">
            <text:p>0,5346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012" calcext:value-type="float">
            <text:p>1012</text:p>
          </table:table-cell>
          <table:table-cell office:value-type="float" office:value="62.7786" calcext:value-type="float">
            <text:p>62,7786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14.9692" calcext:value-type="float">
            <text:p>14,9692</text:p>
          </table:table-cell>
          <table:table-cell office:value-type="float" office:value="2.17846566292235" calcext:value-type="float">
            <text:p>2,17846566292235</text:p>
          </table:table-cell>
          <table:table-cell office:value-type="float" office:value="14" calcext:value-type="float">
            <text:p>14</text:p>
          </table:table-cell>
          <table:table-cell office:value-type="float" office:value="14.9286" calcext:value-type="float">
            <text:p>14,9286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568" calcext:value-type="float">
            <text:p>4,2568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7639" calcext:value-type="float">
            <text:p>0,7639</text:p>
          </table:table-cell>
          <table:table-cell office:value-type="float" office:value="4.94974746830583" calcext:value-type="float">
            <text:p>4,94974746830583</text:p>
          </table:table-cell>
          <table:table-cell office:value-type="float" office:value="1344" calcext:value-type="float">
            <text:p>1344</text:p>
          </table:table-cell>
          <table:table-cell office:value-type="float" office:value="0.7639" calcext:value-type="float">
            <text:p>0,7639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59.2456" calcext:value-type="float">
            <text:p>59,245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28.8725" calcext:value-type="float">
            <text:p>28,8725</text:p>
          </table:table-cell>
          <table:table-cell office:value-type="float" office:value="2.29753235101045" calcext:value-type="float">
            <text:p>2,29753235101045</text:p>
          </table:table-cell>
          <table:table-cell office:value-type="float" office:value="6" calcext:value-type="float">
            <text:p>6</text:p>
          </table:table-cell>
          <table:table-cell office:value-type="float" office:value="28.7549" calcext:value-type="float">
            <text:p>28,7549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47.0195" calcext:value-type="float">
            <text:p>47,0195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2.8974" calcext:value-type="float">
            <text:p>12,8974</text:p>
          </table:table-cell>
          <table:table-cell office:value-type="float" office:value="2.17484779964363" calcext:value-type="float">
            <text:p>2,17484779964363</text:p>
          </table:table-cell>
          <table:table-cell office:value-type="float" office:value="25" calcext:value-type="float">
            <text:p>25</text:p>
          </table:table-cell>
          <table:table-cell office:value-type="float" office:value="12.8974" calcext:value-type="float">
            <text:p>12,8974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31" calcext:value-type="float">
            <text:p>231</text:p>
          </table:table-cell>
          <table:table-cell office:value-type="float" office:value="72.0751" calcext:value-type="float">
            <text:p>72,075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29.5392" calcext:value-type="float">
            <text:p>29,5392</text:p>
          </table:table-cell>
          <table:table-cell office:value-type="float" office:value="1.63583800508673" calcext:value-type="float">
            <text:p>1,63583800508673</text:p>
          </table:table-cell>
          <table:table-cell office:value-type="float" office:value="6" calcext:value-type="float">
            <text:p>6</text:p>
          </table:table-cell>
          <table:table-cell office:value-type="float" office:value="29.3956" calcext:value-type="float">
            <text:p>29,3956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33" calcext:value-type="float">
            <text:p>333</text:p>
          </table:table-cell>
          <table:table-cell office:value-type="float" office:value="38.1968" calcext:value-type="float">
            <text:p>38,1968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6.4069" calcext:value-type="float">
            <text:p>6,4069</text:p>
          </table:table-cell>
          <table:table-cell office:value-type="float" office:value="3.20000430851621" calcext:value-type="float">
            <text:p>3,20000430851621</text:p>
          </table:table-cell>
          <table:table-cell office:value-type="float" office:value="45" calcext:value-type="float">
            <text:p>45</text:p>
          </table:table-cell>
          <table:table-cell office:value-type="float" office:value="6.3867" calcext:value-type="float">
            <text:p>6,3867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2.5268" calcext:value-type="float">
            <text:p>32,5268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3.1368" calcext:value-type="float">
            <text:p>3,1368</text:p>
          </table:table-cell>
          <table:table-cell office:value-type="float" office:value="2.97326366472842" calcext:value-type="float">
            <text:p>2,97326366472842</text:p>
          </table:table-cell>
          <table:table-cell office:value-type="float" office:value="67" calcext:value-type="float">
            <text:p>67</text:p>
          </table:table-cell>
          <table:table-cell office:value-type="float" office:value="3.0798" calcext:value-type="float">
            <text:p>3,0798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258" calcext:value-type="float">
            <text:p>10,258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2.0941" calcext:value-type="float">
            <text:p>2,0941</text:p>
          </table:table-cell>
          <table:table-cell office:value-type="float" office:value="5.71587551270252" calcext:value-type="float">
            <text:p>5,71587551270252</text:p>
          </table:table-cell>
          <table:table-cell office:value-type="float" office:value="140" calcext:value-type="float">
            <text:p>140</text:p>
          </table:table-cell>
          <table:table-cell office:value-type="float" office:value="2.0941" calcext:value-type="float">
            <text:p>2,0941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34.7" calcext:value-type="float">
            <text:p>34,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9.0582" calcext:value-type="float">
            <text:p>29,0582</text:p>
          </table:table-cell>
          <table:table-cell office:value-type="float" office:value="2.28342646142909" calcext:value-type="float">
            <text:p>2,28342646142909</text:p>
          </table:table-cell>
          <table:table-cell office:value-type="float" office:value="24" calcext:value-type="float">
            <text:p>24</text:p>
          </table:table-cell>
          <table:table-cell office:value-type="float" office:value="23.9277" calcext:value-type="float">
            <text:p>23,9277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38.9988" calcext:value-type="float">
            <text:p>38,998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7.1566" calcext:value-type="float">
            <text:p>7,1566</text:p>
          </table:table-cell>
          <table:table-cell office:value-type="float" office:value="2.26865506627866" calcext:value-type="float">
            <text:p>2,26865506627866</text:p>
          </table:table-cell>
          <table:table-cell office:value-type="float" office:value="15" calcext:value-type="float">
            <text:p>15</text:p>
          </table:table-cell>
          <table:table-cell office:value-type="float" office:value="7.156" calcext:value-type="float">
            <text:p>7,156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16" calcext:value-type="float">
            <text:p>416</text:p>
          </table:table-cell>
          <table:table-cell office:value-type="float" office:value="50.5624" calcext:value-type="float">
            <text:p>50,5624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5.0134" calcext:value-type="float">
            <text:p>15,0134</text:p>
          </table:table-cell>
          <table:table-cell office:value-type="float" office:value="2.10320161115625" calcext:value-type="float">
            <text:p>2,10320161115625</text:p>
          </table:table-cell>
          <table:table-cell office:value-type="float" office:value="22" calcext:value-type="float">
            <text:p>22</text:p>
          </table:table-cell>
          <table:table-cell office:value-type="float" office:value="14.6345" calcext:value-type="float">
            <text:p>14,6345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43" calcext:value-type="float">
            <text:p>343</text:p>
          </table:table-cell>
          <table:table-cell office:value-type="float" office:value="78.243" calcext:value-type="float">
            <text:p>78,243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21.8682" calcext:value-type="float">
            <text:p>21,8682</text:p>
          </table:table-cell>
          <table:table-cell office:value-type="float" office:value="2.28133198772603" calcext:value-type="float">
            <text:p>2,28133198772603</text:p>
          </table:table-cell>
          <table:table-cell office:value-type="float" office:value="3" calcext:value-type="float">
            <text:p>3</text:p>
          </table:table-cell>
          <table:table-cell office:value-type="float" office:value="21.6135" calcext:value-type="float">
            <text:p>21,6135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07" calcext:value-type="float">
            <text:p>13,07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1.1428" calcext:value-type="float">
            <text:p>1,1428</text:p>
          </table:table-cell>
          <table:table-cell office:value-type="float" office:value="3.78815322047603" calcext:value-type="float">
            <text:p>3,78815322047603</text:p>
          </table:table-cell>
          <table:table-cell office:value-type="float" office:value="558" calcext:value-type="float">
            <text:p>558</text:p>
          </table:table-cell>
          <table:table-cell office:value-type="float" office:value="1.1428" calcext:value-type="float">
            <text:p>1,1428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83" calcext:value-type="float">
            <text:p>483</text:p>
          </table:table-cell>
          <table:table-cell office:value-type="float" office:value="62.9885" calcext:value-type="float">
            <text:p>62,9885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3.5608" calcext:value-type="float">
            <text:p>23,5608</text:p>
          </table:table-cell>
          <table:table-cell office:value-type="float" office:value="2.24286353078439" calcext:value-type="float">
            <text:p>2,24286353078439</text:p>
          </table:table-cell>
          <table:table-cell office:value-type="float" office:value="11" calcext:value-type="float">
            <text:p>11</text:p>
          </table:table-cell>
          <table:table-cell office:value-type="float" office:value="23.2965" calcext:value-type="float">
            <text:p>23,2965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40.7932" calcext:value-type="float">
            <text:p>40,7932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24.1012" calcext:value-type="float">
            <text:p>24,1012</text:p>
          </table:table-cell>
          <table:table-cell office:value-type="float" office:value="2.20244731076692" calcext:value-type="float">
            <text:p>2,20244731076692</text:p>
          </table:table-cell>
          <table:table-cell office:value-type="float" office:value="25" calcext:value-type="float">
            <text:p>25</text:p>
          </table:table-cell>
          <table:table-cell office:value-type="float" office:value="22.8791" calcext:value-type="float">
            <text:p>22,8791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069" calcext:value-type="float">
            <text:p>1069</text:p>
          </table:table-cell>
          <table:table-cell office:value-type="float" office:value="54.7892" calcext:value-type="float">
            <text:p>54,7892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2.1584" calcext:value-type="float">
            <text:p>12,1584</text:p>
          </table:table-cell>
          <table:table-cell office:value-type="float" office:value="1.99744589163576" calcext:value-type="float">
            <text:p>1,99744589163576</text:p>
          </table:table-cell>
          <table:table-cell office:value-type="float" office:value="18" calcext:value-type="float">
            <text:p>18</text:p>
          </table:table-cell>
          <table:table-cell office:value-type="float" office:value="12.1584" calcext:value-type="float">
            <text:p>12,1584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93" calcext:value-type="float">
            <text:p>193</text:p>
          </table:table-cell>
          <table:table-cell office:value-type="float" office:value="22.6453" calcext:value-type="float">
            <text:p>22,6453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5.9991" calcext:value-type="float">
            <text:p>5,9991</text:p>
          </table:table-cell>
          <table:table-cell office:value-type="float" office:value="2.84228212386859" calcext:value-type="float">
            <text:p>2,84228212386859</text:p>
          </table:table-cell>
          <table:table-cell office:value-type="float" office:value="31" calcext:value-type="float">
            <text:p>31</text:p>
          </table:table-cell>
          <table:table-cell office:value-type="float" office:value="5.9991" calcext:value-type="float">
            <text:p>5,9991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52.5094" calcext:value-type="float">
            <text:p>52,509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0.4172" calcext:value-type="float">
            <text:p>20,4172</text:p>
          </table:table-cell>
          <table:table-cell office:value-type="float" office:value="2.04672576995776" calcext:value-type="float">
            <text:p>2,04672576995776</text:p>
          </table:table-cell>
          <table:table-cell office:value-type="float" office:value="22" calcext:value-type="float">
            <text:p>22</text:p>
          </table:table-cell>
          <table:table-cell office:value-type="float" office:value="18.4243" calcext:value-type="float">
            <text:p>18,4243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54" calcext:value-type="float">
            <text:p>254</text:p>
          </table:table-cell>
          <table:table-cell office:value-type="float" office:value="78.9412" calcext:value-type="float">
            <text:p>78,9412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22.482" calcext:value-type="float">
            <text:p>22,482</text:p>
          </table:table-cell>
          <table:table-cell office:value-type="float" office:value="2.27290337753191" calcext:value-type="float">
            <text:p>2,27290337753191</text:p>
          </table:table-cell>
          <table:table-cell office:value-type="float" office:value="3" calcext:value-type="float">
            <text:p>3</text:p>
          </table:table-cell>
          <table:table-cell office:value-type="float" office:value="22.482" calcext:value-type="float">
            <text:p>22,482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37.3732" calcext:value-type="float">
            <text:p>37,3732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0.2742" calcext:value-type="float">
            <text:p>10,2742</text:p>
          </table:table-cell>
          <table:table-cell office:value-type="float" office:value="2.40064394972989" calcext:value-type="float">
            <text:p>2,40064394972989</text:p>
          </table:table-cell>
          <table:table-cell office:value-type="float" office:value="52" calcext:value-type="float">
            <text:p>52</text:p>
          </table:table-cell>
          <table:table-cell office:value-type="float" office:value="8.6673" calcext:value-type="float">
            <text:p>8,6673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15" calcext:value-type="float">
            <text:p>715</text:p>
          </table:table-cell>
          <table:table-cell office:value-type="float" office:value="43.842" calcext:value-type="float">
            <text:p>43,842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4.8737" calcext:value-type="float">
            <text:p>4,8737</text:p>
          </table:table-cell>
          <table:table-cell office:value-type="float" office:value="3.30288959277508" calcext:value-type="float">
            <text:p>3,30288959277508</text:p>
          </table:table-cell>
          <table:table-cell office:value-type="float" office:value="69" calcext:value-type="float">
            <text:p>69</text:p>
          </table:table-cell>
          <table:table-cell office:value-type="float" office:value="4.6379" calcext:value-type="float">
            <text:p>4,6379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59.7081" calcext:value-type="float">
            <text:p>59,708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8.1485" calcext:value-type="float">
            <text:p>28,1485</text:p>
          </table:table-cell>
          <table:table-cell office:value-type="float" office:value="1.9512449621463" calcext:value-type="float">
            <text:p>1,9512449621463</text:p>
          </table:table-cell>
          <table:table-cell office:value-type="float" office:value="6" calcext:value-type="float">
            <text:p>6</text:p>
          </table:table-cell>
          <table:table-cell office:value-type="float" office:value="28.018" calcext:value-type="float">
            <text:p>28,018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office:value-type="float" office:value="71.8714" calcext:value-type="float">
            <text:p>71,871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29.4517" calcext:value-type="float">
            <text:p>29,4517</text:p>
          </table:table-cell>
          <table:table-cell office:value-type="float" office:value="1.7407318973219" calcext:value-type="float">
            <text:p>1,7407318973219</text:p>
          </table:table-cell>
          <table:table-cell office:value-type="float" office:value="6" calcext:value-type="float">
            <text:p>6</text:p>
          </table:table-cell>
          <table:table-cell office:value-type="float" office:value="29.4293" calcext:value-type="float">
            <text:p>29,4293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56.7635" calcext:value-type="float">
            <text:p>56,7635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0.5047" calcext:value-type="float">
            <text:p>10,5047</text:p>
          </table:table-cell>
          <table:table-cell office:value-type="float" office:value="2.15542099187312" calcext:value-type="float">
            <text:p>2,15542099187312</text:p>
          </table:table-cell>
          <table:table-cell office:value-type="float" office:value="10" calcext:value-type="float">
            <text:p>10</text:p>
          </table:table-cell>
          <table:table-cell office:value-type="float" office:value="10.5047" calcext:value-type="float">
            <text:p>10,5047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7.9639" calcext:value-type="float">
            <text:p>47,963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4.7209" calcext:value-type="float">
            <text:p>14,7209</text:p>
          </table:table-cell>
          <table:table-cell office:value-type="float" office:value="2.45046132821304" calcext:value-type="float">
            <text:p>2,45046132821304</text:p>
          </table:table-cell>
          <table:table-cell office:value-type="float" office:value="25" calcext:value-type="float">
            <text:p>25</text:p>
          </table:table-cell>
          <table:table-cell office:value-type="float" office:value="13.1208" calcext:value-type="float">
            <text:p>13,1208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42.191" calcext:value-type="float">
            <text:p>42,191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1.0484" calcext:value-type="float">
            <text:p>11,0484</text:p>
          </table:table-cell>
          <table:table-cell office:value-type="float" office:value="2.44601312847133" calcext:value-type="float">
            <text:p>2,44601312847133</text:p>
          </table:table-cell>
          <table:table-cell office:value-type="float" office:value="27" calcext:value-type="float">
            <text:p>27</text:p>
          </table:table-cell>
          <table:table-cell office:value-type="float" office:value="9.9805" calcext:value-type="float">
            <text:p>9,9805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9.6385" calcext:value-type="float">
            <text:p>49,638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7.323" calcext:value-type="float">
            <text:p>7,323</text:p>
          </table:table-cell>
          <table:table-cell office:value-type="float" office:value="1.9958285650456" calcext:value-type="float">
            <text:p>1,9958285650456</text:p>
          </table:table-cell>
          <table:table-cell office:value-type="float" office:value="24" calcext:value-type="float">
            <text:p>24</text:p>
          </table:table-cell>
          <table:table-cell office:value-type="float" office:value="7.323" calcext:value-type="float">
            <text:p>7,323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45.2954" calcext:value-type="float">
            <text:p>45,2954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1.9678" calcext:value-type="float">
            <text:p>1,9678</text:p>
          </table:table-cell>
          <table:table-cell office:value-type="float" office:value="3.5591166773579" calcext:value-type="float">
            <text:p>3,5591166773579</text:p>
          </table:table-cell>
          <table:table-cell office:value-type="float" office:value="37" calcext:value-type="float">
            <text:p>37</text:p>
          </table:table-cell>
          <table:table-cell office:value-type="float" office:value="1.9678" calcext:value-type="float">
            <text:p>1,9678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0039" calcext:value-type="float">
            <text:p>14,0039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0.7639" calcext:value-type="float">
            <text:p>0,7639</text:p>
          </table:table-cell>
          <table:table-cell office:value-type="float" office:value="5.68759654409475" calcext:value-type="float">
            <text:p>5,68759654409475</text:p>
          </table:table-cell>
          <table:table-cell office:value-type="float" office:value="172" calcext:value-type="float">
            <text:p>172</text:p>
          </table:table-cell>
          <table:table-cell office:value-type="float" office:value="0.7639" calcext:value-type="float">
            <text:p>0,7639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05" calcext:value-type="float">
            <text:p>805</text:p>
          </table:table-cell>
          <table:table-cell office:value-type="float" office:value="26.6923" calcext:value-type="float">
            <text:p>26,6923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.5202" calcext:value-type="float">
            <text:p>2,5202</text:p>
          </table:table-cell>
          <table:table-cell office:value-type="float" office:value="6.01558909144782" calcext:value-type="float">
            <text:p>6,01558909144782</text:p>
          </table:table-cell>
          <table:table-cell office:value-type="float" office:value="165" calcext:value-type="float">
            <text:p>165</text:p>
          </table:table-cell>
          <table:table-cell office:value-type="float" office:value="0.4716" calcext:value-type="float">
            <text:p>0,4716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55.7782" calcext:value-type="float">
            <text:p>55,7782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5.1972" calcext:value-type="float">
            <text:p>15,1972</text:p>
          </table:table-cell>
          <table:table-cell office:value-type="float" office:value="1.89668363303761" calcext:value-type="float">
            <text:p>1,89668363303761</text:p>
          </table:table-cell>
          <table:table-cell office:value-type="float" office:value="25" calcext:value-type="float">
            <text:p>25</text:p>
          </table:table-cell>
          <table:table-cell office:value-type="float" office:value="15.183" calcext:value-type="float">
            <text:p>15,183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38" calcext:value-type="float">
            <text:p>938</text:p>
          </table:table-cell>
          <table:table-cell office:value-type="float" office:value="60.5075" calcext:value-type="float">
            <text:p>60,5075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.3661" calcext:value-type="float">
            <text:p>5,3661</text:p>
          </table:table-cell>
          <table:table-cell office:value-type="float" office:value="2.89974210903661" calcext:value-type="float">
            <text:p>2,89974210903661</text:p>
          </table:table-cell>
          <table:table-cell office:value-type="float" office:value="11" calcext:value-type="float">
            <text:p>11</text:p>
          </table:table-cell>
          <table:table-cell office:value-type="float" office:value="5.0817" calcext:value-type="float">
            <text:p>5,0817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9645" calcext:value-type="float">
            <text:p>12,964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.4252" calcext:value-type="float">
            <text:p>0,4252</text:p>
          </table:table-cell>
          <table:table-cell office:value-type="float" office:value="7.35696948478108" calcext:value-type="float">
            <text:p>7,35696948478108</text:p>
          </table:table-cell>
          <table:table-cell office:value-type="float" office:value="92" calcext:value-type="float">
            <text:p>92</text:p>
          </table:table-cell>
          <table:table-cell office:value-type="float" office:value="0.4252" calcext:value-type="float">
            <text:p>0,4252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57" calcext:value-type="float">
            <text:p>657</text:p>
          </table:table-cell>
          <table:table-cell office:value-type="float" office:value="43.8287" calcext:value-type="float">
            <text:p>43,8287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4.2537" calcext:value-type="float">
            <text:p>14,2537</text:p>
          </table:table-cell>
          <table:table-cell office:value-type="float" office:value="2.07351600602016" calcext:value-type="float">
            <text:p>2,07351600602016</text:p>
          </table:table-cell>
          <table:table-cell office:value-type="float" office:value="30" calcext:value-type="float">
            <text:p>30</text:p>
          </table:table-cell>
          <table:table-cell office:value-type="float" office:value="14.2497" calcext:value-type="float">
            <text:p>14,2497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44" calcext:value-type="float">
            <text:p>544</text:p>
          </table:table-cell>
          <table:table-cell office:value-type="float" office:value="63.8507" calcext:value-type="float">
            <text:p>63,8507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5.6216" calcext:value-type="float">
            <text:p>15,6216</text:p>
          </table:table-cell>
          <table:table-cell office:value-type="float" office:value="2.10543901253731" calcext:value-type="float">
            <text:p>2,10543901253731</text:p>
          </table:table-cell>
          <table:table-cell office:value-type="float" office:value="16" calcext:value-type="float">
            <text:p>16</text:p>
          </table:table-cell>
          <table:table-cell office:value-type="float" office:value="14.1953" calcext:value-type="float">
            <text:p>14,1953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96" calcext:value-type="float">
            <text:p>496</text:p>
          </table:table-cell>
          <table:table-cell office:value-type="float" office:value="79.4788" calcext:value-type="float">
            <text:p>79,4788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0.6341" calcext:value-type="float">
            <text:p>50,6341</text:p>
          </table:table-cell>
          <table:table-cell office:value-type="float" office:value="1.93620902908612" calcext:value-type="float">
            <text:p>1,93620902908612</text:p>
          </table:table-cell>
          <table:table-cell office:value-type="float" office:value="4" calcext:value-type="float">
            <text:p>4</text:p>
          </table:table-cell>
          <table:table-cell office:value-type="float" office:value="50.327" calcext:value-type="float">
            <text:p>50,327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45" calcext:value-type="float">
            <text:p>845</text:p>
          </table:table-cell>
          <table:table-cell office:value-type="float" office:value="25.5682" calcext:value-type="float">
            <text:p>25,5682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5.4289" calcext:value-type="float">
            <text:p>5,4289</text:p>
          </table:table-cell>
          <table:table-cell office:value-type="float" office:value="3.17194988824375" calcext:value-type="float">
            <text:p>3,17194988824375</text:p>
          </table:table-cell>
          <table:table-cell office:value-type="float" office:value="79" calcext:value-type="float">
            <text:p>79</text:p>
          </table:table-cell>
          <table:table-cell office:value-type="float" office:value="4.9322" calcext:value-type="float">
            <text:p>4,9322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float" office:value="51.282" calcext:value-type="float">
            <text:p>51,282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7.9034" calcext:value-type="float">
            <text:p>17,9034</text:p>
          </table:table-cell>
          <table:table-cell office:value-type="float" office:value="1.96834493515846" calcext:value-type="float">
            <text:p>1,96834493515846</text:p>
          </table:table-cell>
          <table:table-cell office:value-type="float" office:value="17" calcext:value-type="float">
            <text:p>17</text:p>
          </table:table-cell>
          <table:table-cell office:value-type="float" office:value="16.4051" calcext:value-type="float">
            <text:p>16,4051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798" calcext:value-type="float">
            <text:p>3,5798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4363" calcext:value-type="float">
            <text:p>0,4363</text:p>
          </table:table-cell>
          <table:table-cell office:value-type="float" office:value="5.35908988149822" calcext:value-type="float">
            <text:p>5,35908988149822</text:p>
          </table:table-cell>
          <table:table-cell office:value-type="float" office:value="1447" calcext:value-type="float">
            <text:p>1447</text:p>
          </table:table-cell>
          <table:table-cell office:value-type="float" office:value="0.4363" calcext:value-type="float">
            <text:p>0,4363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27" calcext:value-type="float">
            <text:p>427</text:p>
          </table:table-cell>
          <table:table-cell office:value-type="float" office:value="19.4183" calcext:value-type="float">
            <text:p>19,4183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5.9273" calcext:value-type="float">
            <text:p>5,9273</text:p>
          </table:table-cell>
          <table:table-cell office:value-type="float" office:value="3.23899849444135" calcext:value-type="float">
            <text:p>3,23899849444135</text:p>
          </table:table-cell>
          <table:table-cell office:value-type="float" office:value="133" calcext:value-type="float">
            <text:p>133</text:p>
          </table:table-cell>
          <table:table-cell office:value-type="float" office:value="5.9055" calcext:value-type="float">
            <text:p>5,9055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37" calcext:value-type="float">
            <text:p>837</text:p>
          </table:table-cell>
          <table:table-cell office:value-type="float" office:value="22.6317" calcext:value-type="float">
            <text:p>22,6317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9.6121" calcext:value-type="float">
            <text:p>9,6121</text:p>
          </table:table-cell>
          <table:table-cell office:value-type="float" office:value="3.36205657550942" calcext:value-type="float">
            <text:p>3,36205657550942</text:p>
          </table:table-cell>
          <table:table-cell office:value-type="float" office:value="121" calcext:value-type="float">
            <text:p>121</text:p>
          </table:table-cell>
          <table:table-cell office:value-type="float" office:value="7.438" calcext:value-type="float">
            <text:p>7,438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office:value-type="float" office:value="13.8344" calcext:value-type="float">
            <text:p>13,834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7.3239" calcext:value-type="float">
            <text:p>7,3239</text:p>
          </table:table-cell>
          <table:table-cell office:value-type="float" office:value="4.06851418207108" calcext:value-type="float">
            <text:p>4,06851418207108</text:p>
          </table:table-cell>
          <table:table-cell office:value-type="float" office:value="143" calcext:value-type="float">
            <text:p>143</text:p>
          </table:table-cell>
          <table:table-cell office:value-type="float" office:value="2.7182" calcext:value-type="float">
            <text:p>2,7182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66" calcext:value-type="float">
            <text:p>766</text:p>
          </table:table-cell>
          <table:table-cell office:value-type="float" office:value="24.3216" calcext:value-type="float">
            <text:p>24,321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.9193" calcext:value-type="float">
            <text:p>4,9193</text:p>
          </table:table-cell>
          <table:table-cell office:value-type="float" office:value="3.44209162383574" calcext:value-type="float">
            <text:p>3,44209162383574</text:p>
          </table:table-cell>
          <table:table-cell office:value-type="float" office:value="175" calcext:value-type="float">
            <text:p>175</text:p>
          </table:table-cell>
          <table:table-cell office:value-type="float" office:value="4.2748" calcext:value-type="float">
            <text:p>4,2748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41" calcext:value-type="float">
            <text:p>741</text:p>
          </table:table-cell>
          <table:table-cell office:value-type="float" office:value="23.4367" calcext:value-type="float">
            <text:p>23,4367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5.9486" calcext:value-type="float">
            <text:p>5,9486</text:p>
          </table:table-cell>
          <table:table-cell office:value-type="float" office:value="3.01103116555891" calcext:value-type="float">
            <text:p>3,01103116555891</text:p>
          </table:table-cell>
          <table:table-cell office:value-type="float" office:value="171" calcext:value-type="float">
            <text:p>171</text:p>
          </table:table-cell>
          <table:table-cell office:value-type="float" office:value="5.7326" calcext:value-type="float">
            <text:p>5,7326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70" calcext:value-type="float">
            <text:p>570</text:p>
          </table:table-cell>
          <table:table-cell office:value-type="float" office:value="60.5471" calcext:value-type="float">
            <text:p>60,547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.3106" calcext:value-type="float">
            <text:p>30,3106</text:p>
          </table:table-cell>
          <table:table-cell office:value-type="float" office:value="2.62207074162827" calcext:value-type="float">
            <text:p>2,62207074162827</text:p>
          </table:table-cell>
          <table:table-cell office:value-type="float" office:value="11" calcext:value-type="float">
            <text:p>11</text:p>
          </table:table-cell>
          <table:table-cell office:value-type="float" office:value="29.1647" calcext:value-type="float">
            <text:p>29,1647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26" calcext:value-type="float">
            <text:p>326</text:p>
          </table:table-cell>
          <table:table-cell office:value-type="float" office:value="12.2051" calcext:value-type="float">
            <text:p>12,2051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0.8175" calcext:value-type="float">
            <text:p>0,8175</text:p>
          </table:table-cell>
          <table:table-cell office:value-type="float" office:value="6.47379318000021" calcext:value-type="float">
            <text:p>6,47379318000021</text:p>
          </table:table-cell>
          <table:table-cell office:value-type="float" office:value="452" calcext:value-type="float">
            <text:p>452</text:p>
          </table:table-cell>
          <table:table-cell office:value-type="float" office:value="0.8175" calcext:value-type="float">
            <text:p>0,8175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36.0468" calcext:value-type="float">
            <text:p>36,0468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7.9176" calcext:value-type="float">
            <text:p>7,9176</text:p>
          </table:table-cell>
          <table:table-cell office:value-type="float" office:value="2.56499009278435" calcext:value-type="float">
            <text:p>2,56499009278435</text:p>
          </table:table-cell>
          <table:table-cell office:value-type="float" office:value="32" calcext:value-type="float">
            <text:p>32</text:p>
          </table:table-cell>
          <table:table-cell office:value-type="float" office:value="7.9176" calcext:value-type="float">
            <text:p>7,9176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529" calcext:value-type="float">
            <text:p>1529</text:p>
          </table:table-cell>
          <table:table-cell office:value-type="float" office:value="28.071" calcext:value-type="float">
            <text:p>28,071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1.837" calcext:value-type="float">
            <text:p>1,837</text:p>
          </table:table-cell>
          <table:table-cell office:value-type="float" office:value="4.12203565462433" calcext:value-type="float">
            <text:p>4,12203565462433</text:p>
          </table:table-cell>
          <table:table-cell office:value-type="float" office:value="160" calcext:value-type="float">
            <text:p>160</text:p>
          </table:table-cell>
          <table:table-cell office:value-type="float" office:value="1.2839" calcext:value-type="float">
            <text:p>1,2839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20" calcext:value-type="float">
            <text:p>320</text:p>
          </table:table-cell>
          <table:table-cell office:value-type="float" office:value="19.9201" calcext:value-type="float">
            <text:p>19,920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4.3265" calcext:value-type="float">
            <text:p>4,3265</text:p>
          </table:table-cell>
          <table:table-cell office:value-type="float" office:value="3.89515156992059" calcext:value-type="float">
            <text:p>3,89515156992059</text:p>
          </table:table-cell>
          <table:table-cell office:value-type="float" office:value="210" calcext:value-type="float">
            <text:p>210</text:p>
          </table:table-cell>
          <table:table-cell office:value-type="float" office:value="4.3089" calcext:value-type="float">
            <text:p>4,3089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33" calcext:value-type="float">
            <text:p>433</text:p>
          </table:table-cell>
          <table:table-cell office:value-type="float" office:value="22.4119" calcext:value-type="float">
            <text:p>22,411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.3651" calcext:value-type="float">
            <text:p>8,3651</text:p>
          </table:table-cell>
          <table:table-cell office:value-type="float" office:value="3.03016580262616" calcext:value-type="float">
            <text:p>3,03016580262616</text:p>
          </table:table-cell>
          <table:table-cell office:value-type="float" office:value="138" calcext:value-type="float">
            <text:p>138</text:p>
          </table:table-cell>
          <table:table-cell office:value-type="float" office:value="8.3354" calcext:value-type="float">
            <text:p>8,3354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495" calcext:value-type="float">
            <text:p>1495</text:p>
          </table:table-cell>
          <table:table-cell office:value-type="float" office:value="39.4251" calcext:value-type="float">
            <text:p>39,4251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8.2798" calcext:value-type="float">
            <text:p>8,2798</text:p>
          </table:table-cell>
          <table:table-cell office:value-type="float" office:value="4.17008362761126" calcext:value-type="float">
            <text:p>4,17008362761126</text:p>
          </table:table-cell>
          <table:table-cell office:value-type="float" office:value="65" calcext:value-type="float">
            <text:p>65</text:p>
          </table:table-cell>
          <table:table-cell office:value-type="float" office:value="8.2176" calcext:value-type="float">
            <text:p>8,2176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042" calcext:value-type="float">
            <text:p>1042</text:p>
          </table:table-cell>
          <table:table-cell office:value-type="float" office:value="22.5856" calcext:value-type="float">
            <text:p>22,5856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5.4776" calcext:value-type="float">
            <text:p>5,4776</text:p>
          </table:table-cell>
          <table:table-cell office:value-type="float" office:value="3.88246161330001" calcext:value-type="float">
            <text:p>3,88246161330001</text:p>
          </table:table-cell>
          <table:table-cell office:value-type="float" office:value="136" calcext:value-type="float">
            <text:p>136</text:p>
          </table:table-cell>
          <table:table-cell office:value-type="float" office:value="5.4776" calcext:value-type="float">
            <text:p>5,4776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227" calcext:value-type="float">
            <text:p>1227</text:p>
          </table:table-cell>
          <table:table-cell office:value-type="float" office:value="16.7179" calcext:value-type="float">
            <text:p>16,7179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6.4823" calcext:value-type="float">
            <text:p>6,4823</text:p>
          </table:table-cell>
          <table:table-cell office:value-type="float" office:value="3.99709468064003" calcext:value-type="float">
            <text:p>3,99709468064003</text:p>
          </table:table-cell>
          <table:table-cell office:value-type="float" office:value="159" calcext:value-type="float">
            <text:p>159</text:p>
          </table:table-cell>
          <table:table-cell office:value-type="float" office:value="6.4448" calcext:value-type="float">
            <text:p>6,4448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9" calcext:value-type="float">
            <text:p>149</text:p>
          </table:table-cell>
          <table:table-cell office:value-type="float" office:value="24.9514" calcext:value-type="float">
            <text:p>24,9514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.9909" calcext:value-type="float">
            <text:p>1,9909</text:p>
          </table:table-cell>
          <table:table-cell office:value-type="float" office:value="3.18423335002058" calcext:value-type="float">
            <text:p>3,18423335002058</text:p>
          </table:table-cell>
          <table:table-cell office:value-type="float" office:value="142" calcext:value-type="float">
            <text:p>142</text:p>
          </table:table-cell>
          <table:table-cell office:value-type="float" office:value="1.8907" calcext:value-type="float">
            <text:p>1,8907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25.8748" calcext:value-type="float">
            <text:p>25,874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5.6669" calcext:value-type="float">
            <text:p>5,6669</text:p>
          </table:table-cell>
          <table:table-cell office:value-type="float" office:value="3.08117480660863" calcext:value-type="float">
            <text:p>3,08117480660863</text:p>
          </table:table-cell>
          <table:table-cell office:value-type="float" office:value="68" calcext:value-type="float">
            <text:p>68</text:p>
          </table:table-cell>
          <table:table-cell office:value-type="float" office:value="5.6669" calcext:value-type="float">
            <text:p>5,6669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5" calcext:value-type="float">
            <text:p>265</text:p>
          </table:table-cell>
          <table:table-cell office:value-type="float" office:value="44.543" calcext:value-type="float">
            <text:p>44,543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9.6783" calcext:value-type="float">
            <text:p>9,6783</text:p>
          </table:table-cell>
          <table:table-cell office:value-type="float" office:value="2.77636445844333" calcext:value-type="float">
            <text:p>2,77636445844333</text:p>
          </table:table-cell>
          <table:table-cell office:value-type="float" office:value="35" calcext:value-type="float">
            <text:p>35</text:p>
          </table:table-cell>
          <table:table-cell office:value-type="float" office:value="6.6035" calcext:value-type="float">
            <text:p>6,6035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57.6343" calcext:value-type="float">
            <text:p>57,6343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3.265" calcext:value-type="float">
            <text:p>13,265</text:p>
          </table:table-cell>
          <table:table-cell office:value-type="float" office:value="1.80748476240514" calcext:value-type="float">
            <text:p>1,80748476240514</text:p>
          </table:table-cell>
          <table:table-cell office:value-type="float" office:value="16" calcext:value-type="float">
            <text:p>16</text:p>
          </table:table-cell>
          <table:table-cell office:value-type="float" office:value="13.265" calcext:value-type="float">
            <text:p>13,265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25" calcext:value-type="float">
            <text:p>625</text:p>
          </table:table-cell>
          <table:table-cell office:value-type="float" office:value="17.8227" calcext:value-type="float">
            <text:p>17,8227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5.0754" calcext:value-type="float">
            <text:p>5,0754</text:p>
          </table:table-cell>
          <table:table-cell office:value-type="float" office:value="3.13211572651355" calcext:value-type="float">
            <text:p>3,13211572651355</text:p>
          </table:table-cell>
          <table:table-cell office:value-type="float" office:value="147" calcext:value-type="float">
            <text:p>147</text:p>
          </table:table-cell>
          <table:table-cell office:value-type="float" office:value="4.9358" calcext:value-type="float">
            <text:p>4,9358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67" calcext:value-type="float">
            <text:p>467</text:p>
          </table:table-cell>
          <table:table-cell office:value-type="float" office:value="22.1544" calcext:value-type="float">
            <text:p>22,1544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6.4615" calcext:value-type="float">
            <text:p>6,4615</text:p>
          </table:table-cell>
          <table:table-cell office:value-type="float" office:value="4.30447865843804" calcext:value-type="float">
            <text:p>4,30447865843804</text:p>
          </table:table-cell>
          <table:table-cell office:value-type="float" office:value="153" calcext:value-type="float">
            <text:p>153</text:p>
          </table:table-cell>
          <table:table-cell office:value-type="float" office:value="5.5211" calcext:value-type="float">
            <text:p>5,5211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88" calcext:value-type="float">
            <text:p>1088</text:p>
          </table:table-cell>
          <table:table-cell office:value-type="float" office:value="41.6103" calcext:value-type="float">
            <text:p>41,6103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3.7334" calcext:value-type="float">
            <text:p>13,7334</text:p>
          </table:table-cell>
          <table:table-cell office:value-type="float" office:value="3.63357186517231" calcext:value-type="float">
            <text:p>3,63357186517231</text:p>
          </table:table-cell>
          <table:table-cell office:value-type="float" office:value="38" calcext:value-type="float">
            <text:p>38</text:p>
          </table:table-cell>
          <table:table-cell office:value-type="float" office:value="13.7334" calcext:value-type="float">
            <text:p>13,7334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19" calcext:value-type="float">
            <text:p>319</text:p>
          </table:table-cell>
          <table:table-cell office:value-type="float" office:value="15.6622" calcext:value-type="float">
            <text:p>15,6622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.6812" calcext:value-type="float">
            <text:p>2,6812</text:p>
          </table:table-cell>
          <table:table-cell office:value-type="float" office:value="3.31063988200739" calcext:value-type="float">
            <text:p>3,31063988200739</text:p>
          </table:table-cell>
          <table:table-cell office:value-type="float" office:value="113" calcext:value-type="float">
            <text:p>113</text:p>
          </table:table-cell>
          <table:table-cell office:value-type="float" office:value="2.2072" calcext:value-type="float">
            <text:p>2,2072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57" calcext:value-type="float">
            <text:p>1,235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0654" calcext:value-type="float">
            <text:p>0,0654</text:p>
          </table:table-cell>
          <table:table-cell office:value-type="float" office:value="7.19429027076334" calcext:value-type="float">
            <text:p>7,19429027076334</text:p>
          </table:table-cell>
          <table:table-cell office:value-type="float" office:value="2087" calcext:value-type="float">
            <text:p>2087</text:p>
          </table:table-cell>
          <table:table-cell office:value-type="float" office:value="0.0445" calcext:value-type="float">
            <text:p>0,0445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06" calcext:value-type="float">
            <text:p>6,806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1518" calcext:value-type="float">
            <text:p>0,1518</text:p>
          </table:table-cell>
          <table:table-cell office:value-type="float" office:value="5.41543378474182" calcext:value-type="float">
            <text:p>5,41543378474182</text:p>
          </table:table-cell>
          <table:table-cell office:value-type="float" office:value="1096" calcext:value-type="float">
            <text:p>1096</text:p>
          </table:table-cell>
          <table:table-cell office:value-type="float" office:value="0.1518" calcext:value-type="float">
            <text:p>0,1518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475" calcext:value-type="float">
            <text:p>1475</text:p>
          </table:table-cell>
          <table:table-cell office:value-type="float" office:value="29.6449" calcext:value-type="float">
            <text:p>29,6449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5.0688" calcext:value-type="float">
            <text:p>5,0688</text:p>
          </table:table-cell>
          <table:table-cell office:value-type="float" office:value="3.52912933002392" calcext:value-type="float">
            <text:p>3,52912933002392</text:p>
          </table:table-cell>
          <table:table-cell office:value-type="float" office:value="73" calcext:value-type="float">
            <text:p>73</text:p>
          </table:table-cell>
          <table:table-cell office:value-type="float" office:value="3.4354" calcext:value-type="float">
            <text:p>3,4354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827" calcext:value-type="float">
            <text:p>1827</text:p>
          </table:table-cell>
          <table:table-cell office:value-type="float" office:value="37.5383" calcext:value-type="float">
            <text:p>37,5383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6.1589" calcext:value-type="float">
            <text:p>6,1589</text:p>
          </table:table-cell>
          <table:table-cell office:value-type="float" office:value="3.47968161666108" calcext:value-type="float">
            <text:p>3,47968161666108</text:p>
          </table:table-cell>
          <table:table-cell office:value-type="float" office:value="84" calcext:value-type="float">
            <text:p>84</text:p>
          </table:table-cell>
          <table:table-cell office:value-type="float" office:value="6.1411" calcext:value-type="float">
            <text:p>6,1411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67" calcext:value-type="float">
            <text:p>3,0967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0508" calcext:value-type="float">
            <text:p>0,0508</text:p>
          </table:table-cell>
          <table:table-cell office:value-type="float" office:value="5.69264876836785" calcext:value-type="float">
            <text:p>5,69264876836785</text:p>
          </table:table-cell>
          <table:table-cell office:value-type="float" office:value="891" calcext:value-type="float">
            <text:p>891</text:p>
          </table:table-cell>
          <table:table-cell office:value-type="float" office:value="0.0508" calcext:value-type="float">
            <text:p>0,0508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057" calcext:value-type="float">
            <text:p>1057</text:p>
          </table:table-cell>
          <table:table-cell office:value-type="float" office:value="28.3419" calcext:value-type="float">
            <text:p>28,3419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5.5529" calcext:value-type="float">
            <text:p>5,5529</text:p>
          </table:table-cell>
          <table:table-cell office:value-type="float" office:value="4.67914784233041" calcext:value-type="float">
            <text:p>4,67914784233041</text:p>
          </table:table-cell>
          <table:table-cell office:value-type="float" office:value="142" calcext:value-type="float">
            <text:p>142</text:p>
          </table:table-cell>
          <table:table-cell office:value-type="float" office:value="4.7547" calcext:value-type="float">
            <text:p>4,7547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7513" calcext:value-type="float">
            <text:p>11,7513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3.913" calcext:value-type="float">
            <text:p>3,913</text:p>
          </table:table-cell>
          <table:table-cell office:value-type="float" office:value="5.53597857867328" calcext:value-type="float">
            <text:p>5,53597857867328</text:p>
          </table:table-cell>
          <table:table-cell office:value-type="float" office:value="139" calcext:value-type="float">
            <text:p>139</text:p>
          </table:table-cell>
          <table:table-cell office:value-type="float" office:value="3.913" calcext:value-type="float">
            <text:p>3,913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24.553" calcext:value-type="float">
            <text:p>24,553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5.5516" calcext:value-type="float">
            <text:p>5,5516</text:p>
          </table:table-cell>
          <table:table-cell office:value-type="float" office:value="2.5694774392075" calcext:value-type="float">
            <text:p>2,5694774392075</text:p>
          </table:table-cell>
          <table:table-cell office:value-type="float" office:value="65" calcext:value-type="float">
            <text:p>65</text:p>
          </table:table-cell>
          <table:table-cell office:value-type="float" office:value="4.4171" calcext:value-type="float">
            <text:p>4,4171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3048" calcext:value-type="float">
            <text:p>10,3048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3.3178" calcext:value-type="float">
            <text:p>3,3178</text:p>
          </table:table-cell>
          <table:table-cell office:value-type="float" office:value="5.09165984724039" calcext:value-type="float">
            <text:p>5,09165984724039</text:p>
          </table:table-cell>
          <table:table-cell office:value-type="float" office:value="91" calcext:value-type="float">
            <text:p>91</text:p>
          </table:table-cell>
          <table:table-cell office:value-type="float" office:value="1.8476" calcext:value-type="float">
            <text:p>1,8476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114" calcext:value-type="float">
            <text:p>1114</text:p>
          </table:table-cell>
          <table:table-cell office:value-type="float" office:value="32.4862" calcext:value-type="float">
            <text:p>32,4862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4.1513" calcext:value-type="float">
            <text:p>4,1513</text:p>
          </table:table-cell>
          <table:table-cell office:value-type="float" office:value="3.6366384198934" calcext:value-type="float">
            <text:p>3,6366384198934</text:p>
          </table:table-cell>
          <table:table-cell office:value-type="float" office:value="138" calcext:value-type="float">
            <text:p>138</text:p>
          </table:table-cell>
          <table:table-cell office:value-type="float" office:value="4.0662" calcext:value-type="float">
            <text:p>4,0662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6479" calcext:value-type="float">
            <text:p>19,6479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.0454" calcext:value-type="float">
            <text:p>2,0454</text:p>
          </table:table-cell>
          <table:table-cell office:value-type="float" office:value="4.70454496873309" calcext:value-type="float">
            <text:p>4,70454496873309</text:p>
          </table:table-cell>
          <table:table-cell office:value-type="float" office:value="71" calcext:value-type="float">
            <text:p>71</text:p>
          </table:table-cell>
          <table:table-cell office:value-type="float" office:value="2.0454" calcext:value-type="float">
            <text:p>2,0454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74" calcext:value-type="float">
            <text:p>374</text:p>
          </table:table-cell>
          <table:table-cell office:value-type="float" office:value="17.86" calcext:value-type="float">
            <text:p>17,86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1.2733" calcext:value-type="float">
            <text:p>1,2733</text:p>
          </table:table-cell>
          <table:table-cell office:value-type="float" office:value="4.94047974907814" calcext:value-type="float">
            <text:p>4,94047974907814</text:p>
          </table:table-cell>
          <table:table-cell office:value-type="float" office:value="234" calcext:value-type="float">
            <text:p>234</text:p>
          </table:table-cell>
          <table:table-cell office:value-type="float" office:value="1.1134" calcext:value-type="float">
            <text:p>1,1134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8.9394" calcext:value-type="float">
            <text:p>18,939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6.5318" calcext:value-type="float">
            <text:p>6,5318</text:p>
          </table:table-cell>
          <table:table-cell office:value-type="float" office:value="2.30805575122335" calcext:value-type="float">
            <text:p>2,30805575122335</text:p>
          </table:table-cell>
          <table:table-cell office:value-type="float" office:value="41" calcext:value-type="float">
            <text:p>41</text:p>
          </table:table-cell>
          <table:table-cell office:value-type="float" office:value="6.4232" calcext:value-type="float">
            <text:p>6,4232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30" calcext:value-type="float">
            <text:p>830</text:p>
          </table:table-cell>
          <table:table-cell office:value-type="float" office:value="20.5047" calcext:value-type="float">
            <text:p>20,5047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5.8835" calcext:value-type="float">
            <text:p>5,8835</text:p>
          </table:table-cell>
          <table:table-cell office:value-type="float" office:value="3.65406530936443" calcext:value-type="float">
            <text:p>3,65406530936443</text:p>
          </table:table-cell>
          <table:table-cell office:value-type="float" office:value="186" calcext:value-type="float">
            <text:p>186</text:p>
          </table:table-cell>
          <table:table-cell office:value-type="float" office:value="5.8746" calcext:value-type="float">
            <text:p>5,8746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08" calcext:value-type="float">
            <text:p>508</text:p>
          </table:table-cell>
          <table:table-cell office:value-type="float" office:value="42.4261" calcext:value-type="float">
            <text:p>42,4261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8.3326" calcext:value-type="float">
            <text:p>8,3326</text:p>
          </table:table-cell>
          <table:table-cell office:value-type="float" office:value="2.95840322690318" calcext:value-type="float">
            <text:p>2,95840322690318</text:p>
          </table:table-cell>
          <table:table-cell office:value-type="float" office:value="40" calcext:value-type="float">
            <text:p>40</text:p>
          </table:table-cell>
          <table:table-cell office:value-type="float" office:value="8.3326" calcext:value-type="float">
            <text:p>8,3326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88" calcext:value-type="float">
            <text:p>488</text:p>
          </table:table-cell>
          <table:table-cell office:value-type="float" office:value="22.3086" calcext:value-type="float">
            <text:p>22,3086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0.2432" calcext:value-type="float">
            <text:p>0,2432</text:p>
          </table:table-cell>
          <table:table-cell office:value-type="float" office:value="5.96846430735749" calcext:value-type="float">
            <text:p>5,96846430735749</text:p>
          </table:table-cell>
          <table:table-cell office:value-type="float" office:value="294" calcext:value-type="float">
            <text:p>294</text:p>
          </table:table-cell>
          <table:table-cell office:value-type="float" office:value="0.2432" calcext:value-type="float">
            <text:p>0,2432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49" calcext:value-type="float">
            <text:p>349</text:p>
          </table:table-cell>
          <table:table-cell office:value-type="float" office:value="19.3044" calcext:value-type="float">
            <text:p>19,3044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5.963" calcext:value-type="float">
            <text:p>5,963</text:p>
          </table:table-cell>
          <table:table-cell office:value-type="float" office:value="2.9572504898043" calcext:value-type="float">
            <text:p>2,9572504898043</text:p>
          </table:table-cell>
          <table:table-cell office:value-type="float" office:value="184" calcext:value-type="float">
            <text:p>184</text:p>
          </table:table-cell>
          <table:table-cell office:value-type="float" office:value="5.0818" calcext:value-type="float">
            <text:p>5,0818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6.767" calcext:value-type="float">
            <text:p>16,767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2.0647" calcext:value-type="float">
            <text:p>2,0647</text:p>
          </table:table-cell>
          <table:table-cell office:value-type="float" office:value="3.77864363364334" calcext:value-type="float">
            <text:p>3,77864363364334</text:p>
          </table:table-cell>
          <table:table-cell office:value-type="float" office:value="109" calcext:value-type="float">
            <text:p>109</text:p>
          </table:table-cell>
          <table:table-cell office:value-type="float" office:value="2.0647" calcext:value-type="float">
            <text:p>2,0647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.9969" calcext:value-type="float">
            <text:p>17,9969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3.9034" calcext:value-type="float">
            <text:p>3,9034</text:p>
          </table:table-cell>
          <table:table-cell office:value-type="float" office:value="3.1865048871361" calcext:value-type="float">
            <text:p>3,1865048871361</text:p>
          </table:table-cell>
          <table:table-cell office:value-type="float" office:value="195" calcext:value-type="float">
            <text:p>195</text:p>
          </table:table-cell>
          <table:table-cell office:value-type="float" office:value="3.765" calcext:value-type="float">
            <text:p>3,765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36" calcext:value-type="float">
            <text:p>536</text:p>
          </table:table-cell>
          <table:table-cell office:value-type="float" office:value="14.6441" calcext:value-type="float">
            <text:p>14,6441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5.9931" calcext:value-type="float">
            <text:p>5,9931</text:p>
          </table:table-cell>
          <table:table-cell office:value-type="float" office:value="4.38436268370815" calcext:value-type="float">
            <text:p>4,38436268370815</text:p>
          </table:table-cell>
          <table:table-cell office:value-type="float" office:value="218" calcext:value-type="float">
            <text:p>218</text:p>
          </table:table-cell>
          <table:table-cell office:value-type="float" office:value="3.46" calcext:value-type="float">
            <text:p>3,46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204" calcext:value-type="float">
            <text:p>2204</text:p>
          </table:table-cell>
          <table:table-cell office:value-type="float" office:value="17.6966" calcext:value-type="float">
            <text:p>17,696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6.6271" calcext:value-type="float">
            <text:p>6,6271</text:p>
          </table:table-cell>
          <table:table-cell office:value-type="float" office:value="3.90139559414067" calcext:value-type="float">
            <text:p>3,90139559414067</text:p>
          </table:table-cell>
          <table:table-cell office:value-type="float" office:value="210" calcext:value-type="float">
            <text:p>210</text:p>
          </table:table-cell>
          <table:table-cell office:value-type="float" office:value="4.445" calcext:value-type="float">
            <text:p>4,445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33" calcext:value-type="float">
            <text:p>333</text:p>
          </table:table-cell>
          <table:table-cell office:value-type="float" office:value="26.8465" calcext:value-type="float">
            <text:p>26,8465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7.6234" calcext:value-type="float">
            <text:p>7,6234</text:p>
          </table:table-cell>
          <table:table-cell office:value-type="float" office:value="3.80621369316993" calcext:value-type="float">
            <text:p>3,80621369316993</text:p>
          </table:table-cell>
          <table:table-cell office:value-type="float" office:value="164" calcext:value-type="float">
            <text:p>164</text:p>
          </table:table-cell>
          <table:table-cell office:value-type="float" office:value="7.6167" calcext:value-type="float">
            <text:p>7,6167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64" calcext:value-type="float">
            <text:p>364</text:p>
          </table:table-cell>
          <table:table-cell office:value-type="float" office:value="17.3099" calcext:value-type="float">
            <text:p>17,3099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9.5806" calcext:value-type="float">
            <text:p>9,5806</text:p>
          </table:table-cell>
          <table:table-cell office:value-type="float" office:value="3.07011696392482" calcext:value-type="float">
            <text:p>3,07011696392482</text:p>
          </table:table-cell>
          <table:table-cell office:value-type="float" office:value="204" calcext:value-type="float">
            <text:p>204</text:p>
          </table:table-cell>
          <table:table-cell office:value-type="float" office:value="6.7044" calcext:value-type="float">
            <text:p>6,7044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83" calcext:value-type="float">
            <text:p>583</text:p>
          </table:table-cell>
          <table:table-cell office:value-type="float" office:value="37.2907" calcext:value-type="float">
            <text:p>37,2907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3.9864" calcext:value-type="float">
            <text:p>3,9864</text:p>
          </table:table-cell>
          <table:table-cell office:value-type="float" office:value="4.58890285909344" calcext:value-type="float">
            <text:p>4,58890285909344</text:p>
          </table:table-cell>
          <table:table-cell office:value-type="float" office:value="61" calcext:value-type="float">
            <text:p>61</text:p>
          </table:table-cell>
          <table:table-cell office:value-type="float" office:value="3.9864" calcext:value-type="float">
            <text:p>3,9864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252" calcext:value-type="float">
            <text:p>1252</text:p>
          </table:table-cell>
          <table:table-cell office:value-type="float" office:value="23.4973" calcext:value-type="float">
            <text:p>23,4973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6.5441" calcext:value-type="float">
            <text:p>6,5441</text:p>
          </table:table-cell>
          <table:table-cell office:value-type="float" office:value="3.85438845855378" calcext:value-type="float">
            <text:p>3,85438845855378</text:p>
          </table:table-cell>
          <table:table-cell office:value-type="float" office:value="217" calcext:value-type="float">
            <text:p>217</text:p>
          </table:table-cell>
          <table:table-cell office:value-type="float" office:value="6.3547" calcext:value-type="float">
            <text:p>6,3547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04" calcext:value-type="float">
            <text:p>604</text:p>
          </table:table-cell>
          <table:table-cell office:value-type="float" office:value="32.1926" calcext:value-type="float">
            <text:p>32,1926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3.6444" calcext:value-type="float">
            <text:p>3,6444</text:p>
          </table:table-cell>
          <table:table-cell office:value-type="float" office:value="4.37116291566131" calcext:value-type="float">
            <text:p>4,37116291566131</text:p>
          </table:table-cell>
          <table:table-cell office:value-type="float" office:value="91" calcext:value-type="float">
            <text:p>91</text:p>
          </table:table-cell>
          <table:table-cell office:value-type="float" office:value="3.2678" calcext:value-type="float">
            <text:p>3,2678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18.9115" calcext:value-type="float">
            <text:p>18,9115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6.4302" calcext:value-type="float">
            <text:p>6,4302</text:p>
          </table:table-cell>
          <table:table-cell office:value-type="float" office:value="3.23950671336817" calcext:value-type="float">
            <text:p>3,23950671336817</text:p>
          </table:table-cell>
          <table:table-cell office:value-type="float" office:value="176" calcext:value-type="float">
            <text:p>176</text:p>
          </table:table-cell>
          <table:table-cell office:value-type="float" office:value="5.8264" calcext:value-type="float">
            <text:p>5,8264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21" calcext:value-type="float">
            <text:p>521</text:p>
          </table:table-cell>
          <table:table-cell office:value-type="float" office:value="20.0195" calcext:value-type="float">
            <text:p>20,0195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2.7695" calcext:value-type="float">
            <text:p>2,7695</text:p>
          </table:table-cell>
          <table:table-cell office:value-type="float" office:value="3.5270874450581" calcext:value-type="float">
            <text:p>3,5270874450581</text:p>
          </table:table-cell>
          <table:table-cell office:value-type="float" office:value="180" calcext:value-type="float">
            <text:p>180</text:p>
          </table:table-cell>
          <table:table-cell office:value-type="float" office:value="2.1359" calcext:value-type="float">
            <text:p>2,1359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58" calcext:value-type="float">
            <text:p>1058</text:p>
          </table:table-cell>
          <table:table-cell office:value-type="float" office:value="22.7755" calcext:value-type="float">
            <text:p>22,7755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9.64" calcext:value-type="float">
            <text:p>9,64</text:p>
          </table:table-cell>
          <table:table-cell office:value-type="float" office:value="2.95252441141871" calcext:value-type="float">
            <text:p>2,95252441141871</text:p>
          </table:table-cell>
          <table:table-cell office:value-type="float" office:value="207" calcext:value-type="float">
            <text:p>207</text:p>
          </table:table-cell>
          <table:table-cell office:value-type="float" office:value="9.64" calcext:value-type="float">
            <text:p>9,64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68" calcext:value-type="float">
            <text:p>968</text:p>
          </table:table-cell>
          <table:table-cell office:value-type="float" office:value="50.0736" calcext:value-type="float">
            <text:p>50,073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.0403" calcext:value-type="float">
            <text:p>13,0403</text:p>
          </table:table-cell>
          <table:table-cell office:value-type="float" office:value="2.22781958621855" calcext:value-type="float">
            <text:p>2,22781958621855</text:p>
          </table:table-cell>
          <table:table-cell office:value-type="float" office:value="15" calcext:value-type="float">
            <text:p>15</text:p>
          </table:table-cell>
          <table:table-cell office:value-type="float" office:value="13.0401" calcext:value-type="float">
            <text:p>13,0401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60" calcext:value-type="float">
            <text:p>860</text:p>
          </table:table-cell>
          <table:table-cell office:value-type="float" office:value="53.8824" calcext:value-type="float">
            <text:p>53,8824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2.7335" calcext:value-type="float">
            <text:p>12,7335</text:p>
          </table:table-cell>
          <table:table-cell office:value-type="float" office:value="2.24575882256803" calcext:value-type="float">
            <text:p>2,24575882256803</text:p>
          </table:table-cell>
          <table:table-cell office:value-type="float" office:value="15" calcext:value-type="float">
            <text:p>15</text:p>
          </table:table-cell>
          <table:table-cell office:value-type="float" office:value="12.7335" calcext:value-type="float">
            <text:p>12,7335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567" calcext:value-type="float">
            <text:p>1567</text:p>
          </table:table-cell>
          <table:table-cell office:value-type="float" office:value="22.7601" calcext:value-type="float">
            <text:p>22,7601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5.9173" calcext:value-type="float">
            <text:p>5,9173</text:p>
          </table:table-cell>
          <table:table-cell office:value-type="float" office:value="2.84349733347012" calcext:value-type="float">
            <text:p>2,84349733347012</text:p>
          </table:table-cell>
          <table:table-cell office:value-type="float" office:value="172" calcext:value-type="float">
            <text:p>172</text:p>
          </table:table-cell>
          <table:table-cell office:value-type="float" office:value="5.2418" calcext:value-type="float">
            <text:p>5,2418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316" calcext:value-type="float">
            <text:p>1316</text:p>
          </table:table-cell>
          <table:table-cell office:value-type="float" office:value="23.908" calcext:value-type="float">
            <text:p>23,908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7.7705" calcext:value-type="float">
            <text:p>7,7705</text:p>
          </table:table-cell>
          <table:table-cell office:value-type="float" office:value="3.07966969546582" calcext:value-type="float">
            <text:p>3,07966969546582</text:p>
          </table:table-cell>
          <table:table-cell office:value-type="float" office:value="163" calcext:value-type="float">
            <text:p>163</text:p>
          </table:table-cell>
          <table:table-cell office:value-type="float" office:value="7.7705" calcext:value-type="float">
            <text:p>7,7705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00" calcext:value-type="float">
            <text:p>700</text:p>
          </table:table-cell>
          <table:table-cell office:value-type="float" office:value="17.8907" calcext:value-type="float">
            <text:p>17,8907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5.739" calcext:value-type="float">
            <text:p>5,739</text:p>
          </table:table-cell>
          <table:table-cell office:value-type="float" office:value="3.72063019953805" calcext:value-type="float">
            <text:p>3,72063019953805</text:p>
          </table:table-cell>
          <table:table-cell office:value-type="float" office:value="200" calcext:value-type="float">
            <text:p>200</text:p>
          </table:table-cell>
          <table:table-cell office:value-type="float" office:value="5.739" calcext:value-type="float">
            <text:p>5,739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039" calcext:value-type="float">
            <text:p>6,3039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1.2227" calcext:value-type="float">
            <text:p>1,2227</text:p>
          </table:table-cell>
          <table:table-cell office:value-type="float" office:value="6.28552404338731" calcext:value-type="float">
            <text:p>6,28552404338731</text:p>
          </table:table-cell>
          <table:table-cell office:value-type="float" office:value="248" calcext:value-type="float">
            <text:p>248</text:p>
          </table:table-cell>
          <table:table-cell office:value-type="float" office:value="1.2227" calcext:value-type="float">
            <text:p>1,2227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8" calcext:value-type="float">
            <text:p>178</text:p>
          </table:table-cell>
          <table:table-cell office:value-type="float" office:value="16.0635" calcext:value-type="float">
            <text:p>16,0635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.3499" calcext:value-type="float">
            <text:p>6,3499</text:p>
          </table:table-cell>
          <table:table-cell office:value-type="float" office:value="3.68086737310677" calcext:value-type="float">
            <text:p>3,68086737310677</text:p>
          </table:table-cell>
          <table:table-cell office:value-type="float" office:value="162" calcext:value-type="float">
            <text:p>162</text:p>
          </table:table-cell>
          <table:table-cell office:value-type="float" office:value="6.3215" calcext:value-type="float">
            <text:p>6,3215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95" calcext:value-type="float">
            <text:p>895</text:p>
          </table:table-cell>
          <table:table-cell office:value-type="float" office:value="20.2587" calcext:value-type="float">
            <text:p>20,2587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8.1761" calcext:value-type="float">
            <text:p>8,1761</text:p>
          </table:table-cell>
          <table:table-cell office:value-type="float" office:value="4.20721271874738" calcext:value-type="float">
            <text:p>4,20721271874738</text:p>
          </table:table-cell>
          <table:table-cell office:value-type="float" office:value="217" calcext:value-type="float">
            <text:p>217</text:p>
          </table:table-cell>
          <table:table-cell office:value-type="float" office:value="3.7209" calcext:value-type="float">
            <text:p>3,7209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08" calcext:value-type="float">
            <text:p>708</text:p>
          </table:table-cell>
          <table:table-cell office:value-type="float" office:value="19.8881" calcext:value-type="float">
            <text:p>19,8881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5.9994" calcext:value-type="float">
            <text:p>5,9994</text:p>
          </table:table-cell>
          <table:table-cell office:value-type="float" office:value="4.43080652957463" calcext:value-type="float">
            <text:p>4,43080652957463</text:p>
          </table:table-cell>
          <table:table-cell office:value-type="float" office:value="166" calcext:value-type="float">
            <text:p>166</text:p>
          </table:table-cell>
          <table:table-cell office:value-type="float" office:value="5.9994" calcext:value-type="float">
            <text:p>5,9994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459" calcext:value-type="float">
            <text:p>1459</text:p>
          </table:table-cell>
          <table:table-cell office:value-type="float" office:value="62.1086" calcext:value-type="float">
            <text:p>62,1086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3.6608" calcext:value-type="float">
            <text:p>13,6608</text:p>
          </table:table-cell>
          <table:table-cell office:value-type="float" office:value="2.5827331235948" calcext:value-type="float">
            <text:p>2,5827331235948</text:p>
          </table:table-cell>
          <table:table-cell office:value-type="float" office:value="15" calcext:value-type="float">
            <text:p>15</text:p>
          </table:table-cell>
          <table:table-cell office:value-type="float" office:value="13.6608" calcext:value-type="float">
            <text:p>13,6608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96" calcext:value-type="float">
            <text:p>396</text:p>
          </table:table-cell>
          <table:table-cell office:value-type="float" office:value="44.9429" calcext:value-type="float">
            <text:p>44,9429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3.7236" calcext:value-type="float">
            <text:p>13,7236</text:p>
          </table:table-cell>
          <table:table-cell office:value-type="float" office:value="2.46119823216975" calcext:value-type="float">
            <text:p>2,46119823216975</text:p>
          </table:table-cell>
          <table:table-cell office:value-type="float" office:value="19" calcext:value-type="float">
            <text:p>19</text:p>
          </table:table-cell>
          <table:table-cell office:value-type="float" office:value="12.9334" calcext:value-type="float">
            <text:p>12,9334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898" calcext:value-type="float">
            <text:p>6,9898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5.6717" calcext:value-type="float">
            <text:p>5,6717</text:p>
          </table:table-cell>
          <table:table-cell office:value-type="float" office:value="5.27147622004136" calcext:value-type="float">
            <text:p>5,27147622004136</text:p>
          </table:table-cell>
          <table:table-cell office:value-type="float" office:value="189" calcext:value-type="float">
            <text:p>189</text:p>
          </table:table-cell>
          <table:table-cell office:value-type="float" office:value="5.6717" calcext:value-type="float">
            <text:p>5,6717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13" calcext:value-type="float">
            <text:p>913</text:p>
          </table:table-cell>
          <table:table-cell office:value-type="float" office:value="22.844" calcext:value-type="float">
            <text:p>22,844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5.8144" calcext:value-type="float">
            <text:p>5,8144</text:p>
          </table:table-cell>
          <table:table-cell office:value-type="float" office:value="3.69241063561308" calcext:value-type="float">
            <text:p>3,69241063561308</text:p>
          </table:table-cell>
          <table:table-cell office:value-type="float" office:value="205" calcext:value-type="float">
            <text:p>205</text:p>
          </table:table-cell>
          <table:table-cell office:value-type="float" office:value="5.7827" calcext:value-type="float">
            <text:p>5,7827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50" calcext:value-type="float">
            <text:p>550</text:p>
          </table:table-cell>
          <table:table-cell office:value-type="float" office:value="15.961" calcext:value-type="float">
            <text:p>15,961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7.7486" calcext:value-type="float">
            <text:p>7,7486</text:p>
          </table:table-cell>
          <table:table-cell office:value-type="float" office:value="4.30830870573904" calcext:value-type="float">
            <text:p>4,30830870573904</text:p>
          </table:table-cell>
          <table:table-cell office:value-type="float" office:value="189" calcext:value-type="float">
            <text:p>189</text:p>
          </table:table-cell>
          <table:table-cell office:value-type="float" office:value="7.7486" calcext:value-type="float">
            <text:p>7,7486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78" calcext:value-type="float">
            <text:p>878</text:p>
          </table:table-cell>
          <table:table-cell office:value-type="float" office:value="45.3643" calcext:value-type="float">
            <text:p>45,3643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1.0286" calcext:value-type="float">
            <text:p>11,0286</text:p>
          </table:table-cell>
          <table:table-cell office:value-type="float" office:value="2.82698466274682" calcext:value-type="float">
            <text:p>2,82698466274682</text:p>
          </table:table-cell>
          <table:table-cell office:value-type="float" office:value="37" calcext:value-type="float">
            <text:p>37</text:p>
          </table:table-cell>
          <table:table-cell office:value-type="float" office:value="11.0286" calcext:value-type="float">
            <text:p>11,0286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18" calcext:value-type="float">
            <text:p>318</text:p>
          </table:table-cell>
          <table:table-cell office:value-type="float" office:value="4.0492" calcext:value-type="float">
            <text:p>4,0492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2.2227" calcext:value-type="float">
            <text:p>12,2227</text:p>
          </table:table-cell>
          <table:table-cell office:value-type="float" office:value="3.19852957944924" calcext:value-type="float">
            <text:p>3,19852957944924</text:p>
          </table:table-cell>
          <table:table-cell office:value-type="float" office:value="816" calcext:value-type="float">
            <text:p>816</text:p>
          </table:table-cell>
          <table:table-cell office:value-type="float" office:value="2.0214" calcext:value-type="float">
            <text:p>2,0214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020" calcext:value-type="float">
            <text:p>1020</text:p>
          </table:table-cell>
          <table:table-cell office:value-type="float" office:value="14.6259" calcext:value-type="float">
            <text:p>14,6259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0.4921" calcext:value-type="float">
            <text:p>0,4921</text:p>
          </table:table-cell>
          <table:table-cell office:value-type="float" office:value="11.1882814797871" calcext:value-type="float">
            <text:p>11,1882814797871</text:p>
          </table:table-cell>
          <table:table-cell office:value-type="float" office:value="536" calcext:value-type="float">
            <text:p>536</text:p>
          </table:table-cell>
          <table:table-cell office:value-type="float" office:value="0.4921" calcext:value-type="float">
            <text:p>0,4921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8.0798" calcext:value-type="float">
            <text:p>8,0798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4.647" calcext:value-type="float">
            <text:p>4,647</text:p>
          </table:table-cell>
          <table:table-cell office:value-type="float" office:value="3.85520445053966" calcext:value-type="float">
            <text:p>3,85520445053966</text:p>
          </table:table-cell>
          <table:table-cell office:value-type="float" office:value="197" calcext:value-type="float">
            <text:p>197</text:p>
          </table:table-cell>
          <table:table-cell office:value-type="float" office:value="3.9166" calcext:value-type="float">
            <text:p>3,9166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688" calcext:value-type="float">
            <text:p>1688</text:p>
          </table:table-cell>
          <table:table-cell office:value-type="float" office:value="12.1326" calcext:value-type="float">
            <text:p>12,1326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0.6955" calcext:value-type="float">
            <text:p>0,6955</text:p>
          </table:table-cell>
          <table:table-cell office:value-type="float" office:value="18.131375149667" calcext:value-type="float">
            <text:p>18,131375149667</text:p>
          </table:table-cell>
          <table:table-cell office:value-type="float" office:value="604" calcext:value-type="float">
            <text:p>604</text:p>
          </table:table-cell>
          <table:table-cell office:value-type="float" office:value="0.6515" calcext:value-type="float">
            <text:p>0,6515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36.614" calcext:value-type="float">
            <text:p>36,614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.0789" calcext:value-type="float">
            <text:p>6,0789</text:p>
          </table:table-cell>
          <table:table-cell office:value-type="float" office:value="2.65229758964636" calcext:value-type="float">
            <text:p>2,65229758964636</text:p>
          </table:table-cell>
          <table:table-cell office:value-type="float" office:value="45" calcext:value-type="float">
            <text:p>45</text:p>
          </table:table-cell>
          <table:table-cell office:value-type="float" office:value="5.6397" calcext:value-type="float">
            <text:p>5,6397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78" calcext:value-type="float">
            <text:p>478</text:p>
          </table:table-cell>
          <table:table-cell office:value-type="float" office:value="10.0651" calcext:value-type="float">
            <text:p>10,0651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0.9006" calcext:value-type="float">
            <text:p>0,9006</text:p>
          </table:table-cell>
          <table:table-cell office:value-type="float" office:value="5.46737467638508" calcext:value-type="float">
            <text:p>5,46737467638508</text:p>
          </table:table-cell>
          <table:table-cell office:value-type="float" office:value="375" calcext:value-type="float">
            <text:p>375</text:p>
          </table:table-cell>
          <table:table-cell office:value-type="float" office:value="0.5709" calcext:value-type="float">
            <text:p>0,5709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30.5248" calcext:value-type="float">
            <text:p>30,5248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.0075" calcext:value-type="float">
            <text:p>1,0075</text:p>
          </table:table-cell>
          <table:table-cell office:value-type="float" office:value="2.95681518883421" calcext:value-type="float">
            <text:p>2,95681518883421</text:p>
          </table:table-cell>
          <table:table-cell office:value-type="float" office:value="89" calcext:value-type="float">
            <text:p>89</text:p>
          </table:table-cell>
          <table:table-cell office:value-type="float" office:value="0.851" calcext:value-type="float">
            <text:p>0,851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21" calcext:value-type="float">
            <text:p>821</text:p>
          </table:table-cell>
          <table:table-cell office:value-type="float" office:value="24.521" calcext:value-type="float">
            <text:p>24,521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1.691" calcext:value-type="float">
            <text:p>1,691</text:p>
          </table:table-cell>
          <table:table-cell office:value-type="float" office:value="3.08164723039322" calcext:value-type="float">
            <text:p>3,08164723039322</text:p>
          </table:table-cell>
          <table:table-cell office:value-type="float" office:value="91" calcext:value-type="float">
            <text:p>91</text:p>
          </table:table-cell>
          <table:table-cell office:value-type="float" office:value="1.3678" calcext:value-type="float">
            <text:p>1,3678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60" calcext:value-type="float">
            <text:p>660</text:p>
          </table:table-cell>
          <table:table-cell office:value-type="float" office:value="40.5465" calcext:value-type="float">
            <text:p>40,5465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.5361" calcext:value-type="float">
            <text:p>2,5361</text:p>
          </table:table-cell>
          <table:table-cell office:value-type="float" office:value="2.7135041625472" calcext:value-type="float">
            <text:p>2,7135041625472</text:p>
          </table:table-cell>
          <table:table-cell office:value-type="float" office:value="58" calcext:value-type="float">
            <text:p>58</text:p>
          </table:table-cell>
          <table:table-cell office:value-type="float" office:value="2.5361" calcext:value-type="float">
            <text:p>2,5361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28.5249" calcext:value-type="float">
            <text:p>28,5249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4.9928" calcext:value-type="float">
            <text:p>4,9928</text:p>
          </table:table-cell>
          <table:table-cell office:value-type="float" office:value="3.52955929687682" calcext:value-type="float">
            <text:p>3,52955929687682</text:p>
          </table:table-cell>
          <table:table-cell office:value-type="float" office:value="71" calcext:value-type="float">
            <text:p>71</text:p>
          </table:table-cell>
          <table:table-cell office:value-type="float" office:value="3.5568" calcext:value-type="float">
            <text:p>3,5568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16.5139" calcext:value-type="float">
            <text:p>16,5139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2.776" calcext:value-type="float">
            <text:p>12,776</text:p>
          </table:table-cell>
          <table:table-cell office:value-type="float" office:value="2.81449705858337" calcext:value-type="float">
            <text:p>2,81449705858337</text:p>
          </table:table-cell>
          <table:table-cell office:value-type="float" office:value="124" calcext:value-type="float">
            <text:p>124</text:p>
          </table:table-cell>
          <table:table-cell office:value-type="float" office:value="9.6965" calcext:value-type="float">
            <text:p>9,6965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84" calcext:value-type="float">
            <text:p>684</text:p>
          </table:table-cell>
          <table:table-cell office:value-type="float" office:value="63.5938" calcext:value-type="float">
            <text:p>63,593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3.1243" calcext:value-type="float">
            <text:p>3,1243</text:p>
          </table:table-cell>
          <table:table-cell office:value-type="float" office:value="2.71584885512669" calcext:value-type="float">
            <text:p>2,71584885512669</text:p>
          </table:table-cell>
          <table:table-cell office:value-type="float" office:value="2" calcext:value-type="float">
            <text:p>2</text:p>
          </table:table-cell>
          <table:table-cell office:value-type="float" office:value="3.1243" calcext:value-type="float">
            <text:p>3,1243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19" calcext:value-type="float">
            <text:p>1019</text:p>
          </table:table-cell>
          <table:table-cell office:value-type="float" office:value="46.7462" calcext:value-type="float">
            <text:p>46,7462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2.36" calcext:value-type="float">
            <text:p>2,36</text:p>
          </table:table-cell>
          <table:table-cell office:value-type="float" office:value="4.15011424723923" calcext:value-type="float">
            <text:p>4,15011424723923</text:p>
          </table:table-cell>
          <table:table-cell office:value-type="float" office:value="50" calcext:value-type="float">
            <text:p>50</text:p>
          </table:table-cell>
          <table:table-cell office:value-type="float" office:value="2.3156" calcext:value-type="float">
            <text:p>2,3156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170" calcext:value-type="float">
            <text:p>2170</text:p>
          </table:table-cell>
          <table:table-cell office:value-type="float" office:value="71.2539" calcext:value-type="float">
            <text:p>71,253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.8023" calcext:value-type="float">
            <text:p>8,8023</text:p>
          </table:table-cell>
          <table:table-cell office:value-type="float" office:value="2.80364086449361" calcext:value-type="float">
            <text:p>2,80364086449361</text:p>
          </table:table-cell>
          <table:table-cell office:value-type="float" office:value="8" calcext:value-type="float">
            <text:p>8</text:p>
          </table:table-cell>
          <table:table-cell office:value-type="float" office:value="8.8007" calcext:value-type="float">
            <text:p>8,8007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26" calcext:value-type="float">
            <text:p>726</text:p>
          </table:table-cell>
          <table:table-cell office:value-type="float" office:value="35.2571" calcext:value-type="float">
            <text:p>35,2571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1.8198" calcext:value-type="float">
            <text:p>1,8198</text:p>
          </table:table-cell>
          <table:table-cell office:value-type="float" office:value="3.41935688034511" calcext:value-type="float">
            <text:p>3,41935688034511</text:p>
          </table:table-cell>
          <table:table-cell office:value-type="float" office:value="93" calcext:value-type="float">
            <text:p>93</text:p>
          </table:table-cell>
          <table:table-cell office:value-type="float" office:value="1.3718" calcext:value-type="float">
            <text:p>1,3718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64.572" calcext:value-type="float">
            <text:p>64,572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7.4687" calcext:value-type="float">
            <text:p>7,4687</text:p>
          </table:table-cell>
          <table:table-cell office:value-type="float" office:value="2.47342895610882" calcext:value-type="float">
            <text:p>2,47342895610882</text:p>
          </table:table-cell>
          <table:table-cell office:value-type="float" office:value="10" calcext:value-type="float">
            <text:p>10</text:p>
          </table:table-cell>
          <table:table-cell office:value-type="float" office:value="5.2518" calcext:value-type="float">
            <text:p>5,2518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59.9848" calcext:value-type="float">
            <text:p>59,9848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13.6902" calcext:value-type="float">
            <text:p>13,6902</text:p>
          </table:table-cell>
          <table:table-cell office:value-type="float" office:value="2.47538031022008" calcext:value-type="float">
            <text:p>2,47538031022008</text:p>
          </table:table-cell>
          <table:table-cell office:value-type="float" office:value="19" calcext:value-type="float">
            <text:p>19</text:p>
          </table:table-cell>
          <table:table-cell office:value-type="float" office:value="12.6177" calcext:value-type="float">
            <text:p>12,6177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03" calcext:value-type="float">
            <text:p>403</text:p>
          </table:table-cell>
          <table:table-cell office:value-type="float" office:value="30.7667" calcext:value-type="float">
            <text:p>30,7667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4.8658" calcext:value-type="float">
            <text:p>4,8658</text:p>
          </table:table-cell>
          <table:table-cell office:value-type="float" office:value="2.48599051887793" calcext:value-type="float">
            <text:p>2,48599051887793</text:p>
          </table:table-cell>
          <table:table-cell office:value-type="float" office:value="45" calcext:value-type="float">
            <text:p>45</text:p>
          </table:table-cell>
          <table:table-cell office:value-type="float" office:value="3.7565" calcext:value-type="float">
            <text:p>3,7565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058" calcext:value-type="float">
            <text:p>2058</text:p>
          </table:table-cell>
          <table:table-cell office:value-type="float" office:value="48.9011" calcext:value-type="float">
            <text:p>48,9011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10.6749" calcext:value-type="float">
            <text:p>10,6749</text:p>
          </table:table-cell>
          <table:table-cell office:value-type="float" office:value="2.62325483179952" calcext:value-type="float">
            <text:p>2,62325483179952</text:p>
          </table:table-cell>
          <table:table-cell office:value-type="float" office:value="54" calcext:value-type="float">
            <text:p>54</text:p>
          </table:table-cell>
          <table:table-cell office:value-type="float" office:value="9.9919" calcext:value-type="float">
            <text:p>9,9919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69" calcext:value-type="float">
            <text:p>569</text:p>
          </table:table-cell>
          <table:table-cell office:value-type="float" office:value="68.0796" calcext:value-type="float">
            <text:p>68,079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0.4376" calcext:value-type="float">
            <text:p>10,4376</text:p>
          </table:table-cell>
          <table:table-cell office:value-type="float" office:value="2.22015013168919" calcext:value-type="float">
            <text:p>2,22015013168919</text:p>
          </table:table-cell>
          <table:table-cell office:value-type="float" office:value="18" calcext:value-type="float">
            <text:p>18</text:p>
          </table:table-cell>
          <table:table-cell office:value-type="float" office:value="9.8522" calcext:value-type="float">
            <text:p>9,8522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19" calcext:value-type="float">
            <text:p>819</text:p>
          </table:table-cell>
          <table:table-cell office:value-type="float" office:value="17.3931" calcext:value-type="float">
            <text:p>17,3931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2.1883" calcext:value-type="float">
            <text:p>2,1883</text:p>
          </table:table-cell>
          <table:table-cell office:value-type="float" office:value="3.75565804657084" calcext:value-type="float">
            <text:p>3,75565804657084</text:p>
          </table:table-cell>
          <table:table-cell office:value-type="float" office:value="233" calcext:value-type="float">
            <text:p>233</text:p>
          </table:table-cell>
          <table:table-cell office:value-type="float" office:value="2.1883" calcext:value-type="float">
            <text:p>2,1883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21" calcext:value-type="float">
            <text:p>921</text:p>
          </table:table-cell>
          <table:table-cell office:value-type="float" office:value="59.9826" calcext:value-type="float">
            <text:p>59,982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4.0338" calcext:value-type="float">
            <text:p>4,0338</text:p>
          </table:table-cell>
          <table:table-cell office:value-type="float" office:value="2.53185597707403" calcext:value-type="float">
            <text:p>2,53185597707403</text:p>
          </table:table-cell>
          <table:table-cell office:value-type="float" office:value="13" calcext:value-type="float">
            <text:p>13</text:p>
          </table:table-cell>
          <table:table-cell office:value-type="float" office:value="3.1192" calcext:value-type="float">
            <text:p>3,1192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53" calcext:value-type="float">
            <text:p>553</text:p>
          </table:table-cell>
          <table:table-cell office:value-type="float" office:value="71.4811" calcext:value-type="float">
            <text:p>71,4811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0.1062" calcext:value-type="float">
            <text:p>10,1062</text:p>
          </table:table-cell>
          <table:table-cell office:value-type="float" office:value="2.34169928273147" calcext:value-type="float">
            <text:p>2,34169928273147</text:p>
          </table:table-cell>
          <table:table-cell office:value-type="float" office:value="14" calcext:value-type="float">
            <text:p>14</text:p>
          </table:table-cell>
          <table:table-cell office:value-type="float" office:value="9.7905" calcext:value-type="float">
            <text:p>9,7905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56.3582" calcext:value-type="float">
            <text:p>56,3582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5.7719" calcext:value-type="float">
            <text:p>15,7719</text:p>
          </table:table-cell>
          <table:table-cell office:value-type="float" office:value="1.9772443580421" calcext:value-type="float">
            <text:p>1,9772443580421</text:p>
          </table:table-cell>
          <table:table-cell office:value-type="float" office:value="7" calcext:value-type="float">
            <text:p>7</text:p>
          </table:table-cell>
          <table:table-cell office:value-type="float" office:value="10.4517" calcext:value-type="float">
            <text:p>10,4517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05" calcext:value-type="float">
            <text:p>405</text:p>
          </table:table-cell>
          <table:table-cell office:value-type="float" office:value="10.7929" calcext:value-type="float">
            <text:p>10,7929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.7195" calcext:value-type="float">
            <text:p>1,7195</text:p>
          </table:table-cell>
          <table:table-cell office:value-type="float" office:value="7.65594979070885" calcext:value-type="float">
            <text:p>7,65594979070885</text:p>
          </table:table-cell>
          <table:table-cell office:value-type="float" office:value="403" calcext:value-type="float">
            <text:p>403</text:p>
          </table:table-cell>
          <table:table-cell office:value-type="float" office:value="1.5212" calcext:value-type="float">
            <text:p>1,5212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92" calcext:value-type="float">
            <text:p>392</text:p>
          </table:table-cell>
          <table:table-cell office:value-type="float" office:value="11.2278" calcext:value-type="float">
            <text:p>11,2278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1.1332" calcext:value-type="float">
            <text:p>1,1332</text:p>
          </table:table-cell>
          <table:table-cell office:value-type="float" office:value="9.08142677908975" calcext:value-type="float">
            <text:p>9,08142677908975</text:p>
          </table:table-cell>
          <table:table-cell office:value-type="float" office:value="400" calcext:value-type="float">
            <text:p>400</text:p>
          </table:table-cell>
          <table:table-cell office:value-type="float" office:value="1.1332" calcext:value-type="float">
            <text:p>1,1332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84" calcext:value-type="float">
            <text:p>584</text:p>
          </table:table-cell>
          <table:table-cell office:value-type="float" office:value="68.7915" calcext:value-type="float">
            <text:p>68,791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8.1972" calcext:value-type="float">
            <text:p>8,1972</text:p>
          </table:table-cell>
          <table:table-cell office:value-type="float" office:value="2.33236929441842" calcext:value-type="float">
            <text:p>2,33236929441842</text:p>
          </table:table-cell>
          <table:table-cell office:value-type="float" office:value="14" calcext:value-type="float">
            <text:p>14</text:p>
          </table:table-cell>
          <table:table-cell office:value-type="float" office:value="7.5912" calcext:value-type="float">
            <text:p>7,5912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432" calcext:value-type="float">
            <text:p>1432</text:p>
          </table:table-cell>
          <table:table-cell office:value-type="float" office:value="20.0561" calcext:value-type="float">
            <text:p>20,0561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0.8677" calcext:value-type="float">
            <text:p>0,8677</text:p>
          </table:table-cell>
          <table:table-cell office:value-type="float" office:value="4.61944145663954" calcext:value-type="float">
            <text:p>4,61944145663954</text:p>
          </table:table-cell>
          <table:table-cell office:value-type="float" office:value="204" calcext:value-type="float">
            <text:p>204</text:p>
          </table:table-cell>
          <table:table-cell office:value-type="float" office:value="0.6734" calcext:value-type="float">
            <text:p>0,6734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02" calcext:value-type="float">
            <text:p>302</text:p>
          </table:table-cell>
          <table:table-cell office:value-type="float" office:value="26.5003" calcext:value-type="float">
            <text:p>26,5003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.0093" calcext:value-type="float">
            <text:p>1,0093</text:p>
          </table:table-cell>
          <table:table-cell office:value-type="float" office:value="4.13003594366222" calcext:value-type="float">
            <text:p>4,13003594366222</text:p>
          </table:table-cell>
          <table:table-cell office:value-type="float" office:value="212" calcext:value-type="float">
            <text:p>212</text:p>
          </table:table-cell>
          <table:table-cell office:value-type="float" office:value="1.0093" calcext:value-type="float">
            <text:p>1,0093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468" calcext:value-type="float">
            <text:p>1468</text:p>
          </table:table-cell>
          <table:table-cell office:value-type="float" office:value="28.9379" calcext:value-type="float">
            <text:p>28,9379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1.2125" calcext:value-type="float">
            <text:p>1,2125</text:p>
          </table:table-cell>
          <table:table-cell office:value-type="float" office:value="3.80323516800339" calcext:value-type="float">
            <text:p>3,80323516800339</text:p>
          </table:table-cell>
          <table:table-cell office:value-type="float" office:value="190" calcext:value-type="float">
            <text:p>190</text:p>
          </table:table-cell>
          <table:table-cell office:value-type="float" office:value="0.5534" calcext:value-type="float">
            <text:p>0,5534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25.7699" calcext:value-type="float">
            <text:p>25,7699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4.9107" calcext:value-type="float">
            <text:p>4,9107</text:p>
          </table:table-cell>
          <table:table-cell office:value-type="float" office:value="3.05032248556431" calcext:value-type="float">
            <text:p>3,05032248556431</text:p>
          </table:table-cell>
          <table:table-cell office:value-type="float" office:value="107" calcext:value-type="float">
            <text:p>107</text:p>
          </table:table-cell>
          <table:table-cell office:value-type="float" office:value="4.9107" calcext:value-type="float">
            <text:p>4,9107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426" calcext:value-type="float">
            <text:p>1426</text:p>
          </table:table-cell>
          <table:table-cell office:value-type="float" office:value="22.3296" calcext:value-type="float">
            <text:p>22,3296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3.6092" calcext:value-type="float">
            <text:p>3,6092</text:p>
          </table:table-cell>
          <table:table-cell office:value-type="float" office:value="2.84220236185676" calcext:value-type="float">
            <text:p>2,84220236185676</text:p>
          </table:table-cell>
          <table:table-cell office:value-type="float" office:value="147" calcext:value-type="float">
            <text:p>147</text:p>
          </table:table-cell>
          <table:table-cell office:value-type="float" office:value="3.0846" calcext:value-type="float">
            <text:p>3,0846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41" calcext:value-type="float">
            <text:p>841</text:p>
          </table:table-cell>
          <table:table-cell office:value-type="float" office:value="11.9931" calcext:value-type="float">
            <text:p>11,9931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.9614" calcext:value-type="float">
            <text:p>1,9614</text:p>
          </table:table-cell>
          <table:table-cell office:value-type="float" office:value="6.43815640972725" calcext:value-type="float">
            <text:p>6,43815640972725</text:p>
          </table:table-cell>
          <table:table-cell office:value-type="float" office:value="214" calcext:value-type="float">
            <text:p>214</text:p>
          </table:table-cell>
          <table:table-cell office:value-type="float" office:value="1.1576" calcext:value-type="float">
            <text:p>1,1576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23" calcext:value-type="float">
            <text:p>1123</text:p>
          </table:table-cell>
          <table:table-cell office:value-type="float" office:value="76.1535" calcext:value-type="float">
            <text:p>76,1535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5.2937" calcext:value-type="float">
            <text:p>5,2937</text:p>
          </table:table-cell>
          <table:table-cell office:value-type="float" office:value="2.45988337676636" calcext:value-type="float">
            <text:p>2,45988337676636</text:p>
          </table:table-cell>
          <table:table-cell office:value-type="float" office:value="4" calcext:value-type="float">
            <text:p>4</text:p>
          </table:table-cell>
          <table:table-cell office:value-type="float" office:value="5.2937" calcext:value-type="float">
            <text:p>5,2937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59.1041" calcext:value-type="float">
            <text:p>59,1041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4.7897" calcext:value-type="float">
            <text:p>4,7897</text:p>
          </table:table-cell>
          <table:table-cell office:value-type="float" office:value="2.5348281892173" calcext:value-type="float">
            <text:p>2,5348281892173</text:p>
          </table:table-cell>
          <table:table-cell office:value-type="float" office:value="10" calcext:value-type="float">
            <text:p>10</text:p>
          </table:table-cell>
          <table:table-cell office:value-type="float" office:value="4.7897" calcext:value-type="float">
            <text:p>4,7897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409" calcext:value-type="float">
            <text:p>1409</text:p>
          </table:table-cell>
          <table:table-cell office:value-type="float" office:value="63.2665" calcext:value-type="float">
            <text:p>63,2665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1.1633" calcext:value-type="float">
            <text:p>1,1633</text:p>
          </table:table-cell>
          <table:table-cell office:value-type="float" office:value="4.9499961597125" calcext:value-type="float">
            <text:p>4,9499961597125</text:p>
          </table:table-cell>
          <table:table-cell office:value-type="float" office:value="101" calcext:value-type="float">
            <text:p>101</text:p>
          </table:table-cell>
          <table:table-cell office:value-type="float" office:value="0.5554" calcext:value-type="float">
            <text:p>0,5554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944" calcext:value-type="float">
            <text:p>5,1944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3312" calcext:value-type="float">
            <text:p>0,3312</text:p>
          </table:table-cell>
          <table:table-cell office:value-type="float" office:value="7.71058525664557" calcext:value-type="float">
            <text:p>7,71058525664557</text:p>
          </table:table-cell>
          <table:table-cell office:value-type="float" office:value="514" calcext:value-type="float">
            <text:p>514</text:p>
          </table:table-cell>
          <table:table-cell office:value-type="float" office:value="0.3312" calcext:value-type="float">
            <text:p>0,3312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0915" calcext:value-type="float">
            <text:p>12,0915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3871" calcext:value-type="float">
            <text:p>0,3871</text:p>
          </table:table-cell>
          <table:table-cell office:value-type="float" office:value="7.39198954503876" calcext:value-type="float">
            <text:p>7,39198954503876</text:p>
          </table:table-cell>
          <table:table-cell office:value-type="float" office:value="454" calcext:value-type="float">
            <text:p>454</text:p>
          </table:table-cell>
          <table:table-cell office:value-type="float" office:value="0.3871" calcext:value-type="float">
            <text:p>0,3871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64" calcext:value-type="float">
            <text:p>864</text:p>
          </table:table-cell>
          <table:table-cell office:value-type="float" office:value="67.1075" calcext:value-type="float">
            <text:p>67,1075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15.9577" calcext:value-type="float">
            <text:p>15,9577</text:p>
          </table:table-cell>
          <table:table-cell office:value-type="float" office:value="2.31962898624436" calcext:value-type="float">
            <text:p>2,31962898624436</text:p>
          </table:table-cell>
          <table:table-cell office:value-type="float" office:value="13" calcext:value-type="float">
            <text:p>13</text:p>
          </table:table-cell>
          <table:table-cell office:value-type="float" office:value="15.1226" calcext:value-type="float">
            <text:p>15,1226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384" calcext:value-type="float">
            <text:p>6,3384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0.4859" calcext:value-type="float">
            <text:p>0,4859</text:p>
          </table:table-cell>
          <table:table-cell office:value-type="float" office:value="5.26303536796055" calcext:value-type="float">
            <text:p>5,26303536796055</text:p>
          </table:table-cell>
          <table:table-cell office:value-type="float" office:value="178" calcext:value-type="float">
            <text:p>178</text:p>
          </table:table-cell>
          <table:table-cell office:value-type="float" office:value="0.4859" calcext:value-type="float">
            <text:p>0,4859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163" calcext:value-type="float">
            <text:p>2,7163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4649" calcext:value-type="float">
            <text:p>0,4649</text:p>
          </table:table-cell>
          <table:table-cell office:value-type="float" office:value="7.46248724979195" calcext:value-type="float">
            <text:p>7,46248724979195</text:p>
          </table:table-cell>
          <table:table-cell office:value-type="float" office:value="454" calcext:value-type="float">
            <text:p>454</text:p>
          </table:table-cell>
          <table:table-cell office:value-type="float" office:value="0.4649" calcext:value-type="float">
            <text:p>0,4649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174" calcext:value-type="float">
            <text:p>2174</text:p>
          </table:table-cell>
          <table:table-cell office:value-type="float" office:value="12.9361" calcext:value-type="float">
            <text:p>12,9361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9368" calcext:value-type="float">
            <text:p>0,9368</text:p>
          </table:table-cell>
          <table:table-cell office:value-type="float" office:value="11.8034279878687" calcext:value-type="float">
            <text:p>11,8034279878687</text:p>
          </table:table-cell>
          <table:table-cell office:value-type="float" office:value="486" calcext:value-type="float">
            <text:p>486</text:p>
          </table:table-cell>
          <table:table-cell office:value-type="float" office:value="0.7535" calcext:value-type="float">
            <text:p>0,7535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30.0118" calcext:value-type="float">
            <text:p>30,0118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3.252" calcext:value-type="float">
            <text:p>3,252</text:p>
          </table:table-cell>
          <table:table-cell office:value-type="float" office:value="2.71248364522544" calcext:value-type="float">
            <text:p>2,71248364522544</text:p>
          </table:table-cell>
          <table:table-cell office:value-type="float" office:value="100" calcext:value-type="float">
            <text:p>100</text:p>
          </table:table-cell>
          <table:table-cell office:value-type="float" office:value="2.5453" calcext:value-type="float">
            <text:p>2,5453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42.1704" calcext:value-type="float">
            <text:p>42,1704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6.1564" calcext:value-type="float">
            <text:p>6,1564</text:p>
          </table:table-cell>
          <table:table-cell office:value-type="float" office:value="2.5507506611037" calcext:value-type="float">
            <text:p>2,5507506611037</text:p>
          </table:table-cell>
          <table:table-cell office:value-type="float" office:value="52" calcext:value-type="float">
            <text:p>52</text:p>
          </table:table-cell>
          <table:table-cell office:value-type="float" office:value="5.9963" calcext:value-type="float">
            <text:p>5,9963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937" calcext:value-type="float">
            <text:p>937</text:p>
          </table:table-cell>
          <table:table-cell office:value-type="float" office:value="9.7371" calcext:value-type="float">
            <text:p>9,7371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1.0848" calcext:value-type="float">
            <text:p>1,0848</text:p>
          </table:table-cell>
          <table:table-cell office:value-type="float" office:value="9.01981496445151" calcext:value-type="float">
            <text:p>9,01981496445151</text:p>
          </table:table-cell>
          <table:table-cell office:value-type="float" office:value="787" calcext:value-type="float">
            <text:p>787</text:p>
          </table:table-cell>
          <table:table-cell office:value-type="float" office:value="1.0848" calcext:value-type="float">
            <text:p>1,0848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52" calcext:value-type="float">
            <text:p>852</text:p>
          </table:table-cell>
          <table:table-cell office:value-type="float" office:value="14.0911" calcext:value-type="float">
            <text:p>14,0911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2.0676" calcext:value-type="float">
            <text:p>2,0676</text:p>
          </table:table-cell>
          <table:table-cell office:value-type="float" office:value="3.08873254213883" calcext:value-type="float">
            <text:p>3,08873254213883</text:p>
          </table:table-cell>
          <table:table-cell office:value-type="float" office:value="95" calcext:value-type="float">
            <text:p>95</text:p>
          </table:table-cell>
          <table:table-cell office:value-type="float" office:value="0.591" calcext:value-type="float">
            <text:p>0,591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98" calcext:value-type="float">
            <text:p>898</text:p>
          </table:table-cell>
          <table:table-cell office:value-type="float" office:value="20.7788" calcext:value-type="float">
            <text:p>20,7788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.5998" calcext:value-type="float">
            <text:p>1,5998</text:p>
          </table:table-cell>
          <table:table-cell office:value-type="float" office:value="5.07212741657958" calcext:value-type="float">
            <text:p>5,07212741657958</text:p>
          </table:table-cell>
          <table:table-cell office:value-type="float" office:value="161" calcext:value-type="float">
            <text:p>161</text:p>
          </table:table-cell>
          <table:table-cell office:value-type="float" office:value="1.593" calcext:value-type="float">
            <text:p>1,593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7995" calcext:value-type="float">
            <text:p>12,7995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0.3499" calcext:value-type="float">
            <text:p>0,3499</text:p>
          </table:table-cell>
          <table:table-cell office:value-type="float" office:value="5.67045938077693" calcext:value-type="float">
            <text:p>5,67045938077693</text:p>
          </table:table-cell>
          <table:table-cell office:value-type="float" office:value="230" calcext:value-type="float">
            <text:p>230</text:p>
          </table:table-cell>
          <table:table-cell office:value-type="float" office:value="0.3499" calcext:value-type="float">
            <text:p>0,3499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97" calcext:value-type="float">
            <text:p>697</text:p>
          </table:table-cell>
          <table:table-cell office:value-type="float" office:value="68.323" calcext:value-type="float">
            <text:p>68,323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4.1754" calcext:value-type="float">
            <text:p>14,1754</text:p>
          </table:table-cell>
          <table:table-cell office:value-type="float" office:value="2.19003488101415" calcext:value-type="float">
            <text:p>2,19003488101415</text:p>
          </table:table-cell>
          <table:table-cell office:value-type="float" office:value="6" calcext:value-type="float">
            <text:p>6</text:p>
          </table:table-cell>
          <table:table-cell office:value-type="float" office:value="14.1754" calcext:value-type="float">
            <text:p>14,1754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364" calcext:value-type="float">
            <text:p>2364</text:p>
          </table:table-cell>
          <table:table-cell office:value-type="float" office:value="69.2116" calcext:value-type="float">
            <text:p>69,2116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21.8415" calcext:value-type="float">
            <text:p>21,8415</text:p>
          </table:table-cell>
          <table:table-cell office:value-type="float" office:value="2.05739854875247" calcext:value-type="float">
            <text:p>2,05739854875247</text:p>
          </table:table-cell>
          <table:table-cell office:value-type="float" office:value="13" calcext:value-type="float">
            <text:p>13</text:p>
          </table:table-cell>
          <table:table-cell office:value-type="float" office:value="21.8415" calcext:value-type="float">
            <text:p>21,8415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534" calcext:value-type="float">
            <text:p>4534</text:p>
          </table:table-cell>
          <table:table-cell office:value-type="float" office:value="19.1804" calcext:value-type="float">
            <text:p>19,1804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0.9047" calcext:value-type="float">
            <text:p>0,9047</text:p>
          </table:table-cell>
          <table:table-cell office:value-type="float" office:value="5.19717904508909" calcext:value-type="float">
            <text:p>5,19717904508909</text:p>
          </table:table-cell>
          <table:table-cell office:value-type="float" office:value="277" calcext:value-type="float">
            <text:p>277</text:p>
          </table:table-cell>
          <table:table-cell office:value-type="float" office:value="0.7254" calcext:value-type="float">
            <text:p>0,7254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float" office:value="16.4368" calcext:value-type="float">
            <text:p>16,4368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2.1559" calcext:value-type="float">
            <text:p>2,1559</text:p>
          </table:table-cell>
          <table:table-cell office:value-type="float" office:value="3.26451879697645" calcext:value-type="float">
            <text:p>3,26451879697645</text:p>
          </table:table-cell>
          <table:table-cell office:value-type="float" office:value="201" calcext:value-type="float">
            <text:p>201</text:p>
          </table:table-cell>
          <table:table-cell office:value-type="float" office:value="1.157" calcext:value-type="float">
            <text:p>1,157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43" calcext:value-type="float">
            <text:p>543</text:p>
          </table:table-cell>
          <table:table-cell office:value-type="float" office:value="77.0142" calcext:value-type="float">
            <text:p>77,0142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8.8153" calcext:value-type="float">
            <text:p>8,8153</text:p>
          </table:table-cell>
          <table:table-cell office:value-type="float" office:value="2.36288653715179" calcext:value-type="float">
            <text:p>2,36288653715179</text:p>
          </table:table-cell>
          <table:table-cell office:value-type="float" office:value="10" calcext:value-type="float">
            <text:p>10</text:p>
          </table:table-cell>
          <table:table-cell office:value-type="float" office:value="8.7936" calcext:value-type="float">
            <text:p>8,7936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150" calcext:value-type="float">
            <text:p>1150</text:p>
          </table:table-cell>
          <table:table-cell office:value-type="float" office:value="31.5548" calcext:value-type="float">
            <text:p>31,5548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9.293" calcext:value-type="float">
            <text:p>19,293</text:p>
          </table:table-cell>
          <table:table-cell office:value-type="float" office:value="2.33082155005574" calcext:value-type="float">
            <text:p>2,33082155005574</text:p>
          </table:table-cell>
          <table:table-cell office:value-type="float" office:value="95" calcext:value-type="float">
            <text:p>95</text:p>
          </table:table-cell>
          <table:table-cell office:value-type="float" office:value="17.0158" calcext:value-type="float">
            <text:p>17,0158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539" calcext:value-type="float">
            <text:p>2539</text:p>
          </table:table-cell>
          <table:table-cell office:value-type="float" office:value="39.2691" calcext:value-type="float">
            <text:p>39,2691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16.5612" calcext:value-type="float">
            <text:p>16,5612</text:p>
          </table:table-cell>
          <table:table-cell office:value-type="float" office:value="2.56419958935609" calcext:value-type="float">
            <text:p>2,56419958935609</text:p>
          </table:table-cell>
          <table:table-cell office:value-type="float" office:value="92" calcext:value-type="float">
            <text:p>92</text:p>
          </table:table-cell>
          <table:table-cell office:value-type="float" office:value="15.5427" calcext:value-type="float">
            <text:p>15,5427</text:p>
          </table:table-cell>
        </table:table-row>
      </table:table>
      <table:table table:name="Total Resolution End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ngular Resolution</text:p>
          </table:table-cell>
          <table:table-cell office:value-type="string" calcext:value-type="string">
            <text:p>Crossing Resolution</text:p>
          </table:table-cell>
          <table:table-cell office:value-type="string" calcext:value-type="string">
            <text:p>Total Resolu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erage Edge Length</text:p>
          </table:table-cell>
          <table:table-cell office:value-type="string" calcext:value-type="string">
            <text:p>Number of Crossings</text:p>
          </table:table-cell>
          <table:table-cell office:value-type="string" calcext:value-type="string">
            <text:p>Longest Edge</text:p>
          </table:table-cell>
          <table:table-cell office:value-type="string" calcext:value-type="string">
            <text:p>Shortest Ed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spect Ratio</text:p>
          </table:table-cell>
        </table:table-row>
        <table:table-row table:style-name="ro1">
          <table:table-cell office:value-type="string" calcext:value-type="string">
            <text:p>g.10.85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.56" calcext:value-type="float">
            <text:p>20,56</text:p>
          </table:table-cell>
          <table:table-cell office:value-type="float" office:value="69.71" calcext:value-type="float">
            <text:p>69,71</text:p>
          </table:table-cell>
          <table:table-cell office:value-type="float" office:value="20.56" calcext:value-type="float">
            <text:p>20,56</text:p>
          </table:table-cell>
          <table:table-cell office:value-type="float" office:value="563" calcext:value-type="float">
            <text:p>563</text:p>
          </table:table-cell>
          <table:table-cell office:value-type="float" office:value="329.06" calcext:value-type="float">
            <text:p>329,06</text:p>
          </table:table-cell>
          <table:table-cell office:value-type="float" office:value="3" calcext:value-type="float">
            <text:p>3</text:p>
          </table:table-cell>
          <table:table-cell office:value-type="float" office:value="433.82" calcext:value-type="float">
            <text:p>433,82</text:p>
          </table:table-cell>
          <table:table-cell office:value-type="float" office:value="192.75" calcext:value-type="float">
            <text:p>192,75</text:p>
          </table:table-cell>
          <table:table-cell office:value-type="float" office:value="764" calcext:value-type="float">
            <text:p>764</text:p>
          </table:table-cell>
          <table:table-cell table:formula="of:=[.K2]/[.L2]" office:value-type="float" office:value="2.25068741893645" calcext:value-type="float">
            <text:p>2,25068741893645</text:p>
          </table:table-cell>
        </table:table-row>
        <table:table-row table:style-name="ro1">
          <table:table-cell office:value-type="string" calcext:value-type="string">
            <text:p>g.10.62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.22" calcext:value-type="float">
            <text:p>25,22</text:p>
          </table:table-cell>
          <table:table-cell office:value-type="float" office:value="74.37" calcext:value-type="float">
            <text:p>74,37</text:p>
          </table:table-cell>
          <table:table-cell office:value-type="float" office:value="25.22" calcext:value-type="float">
            <text:p>25,22</text:p>
          </table:table-cell>
          <table:table-cell office:value-type="float" office:value="674" calcext:value-type="float">
            <text:p>674</text:p>
          </table:table-cell>
          <table:table-cell office:value-type="float" office:value="329.89" calcext:value-type="float">
            <text:p>329,89</text:p>
          </table:table-cell>
          <table:table-cell office:value-type="float" office:value="3" calcext:value-type="float">
            <text:p>3</text:p>
          </table:table-cell>
          <table:table-cell office:value-type="float" office:value="502.01" calcext:value-type="float">
            <text:p>502,01</text:p>
          </table:table-cell>
          <table:table-cell office:value-type="float" office:value="201.08" calcext:value-type="float">
            <text:p>201,08</text:p>
          </table:table-cell>
          <table:table-cell office:value-type="float" office:value="900" calcext:value-type="float">
            <text:p>900</text:p>
          </table:table-cell>
          <table:table-cell table:formula="of:=[.K3]/[.L3]" office:value-type="float" office:value="2.49656852993833" calcext:value-type="float">
            <text:p>2,49656852993833</text:p>
          </table:table-cell>
        </table:table-row>
        <table:table-row table:style-name="ro1">
          <table:table-cell office:value-type="string" calcext:value-type="string">
            <text:p>g.10.94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.56" calcext:value-type="float">
            <text:p>25,56</text:p>
          </table:table-cell>
          <table:table-cell office:value-type="float" office:value="74.02" calcext:value-type="float">
            <text:p>74,02</text:p>
          </table:table-cell>
          <table:table-cell office:value-type="float" office:value="25.56" calcext:value-type="float">
            <text:p>25,56</text:p>
          </table:table-cell>
          <table:table-cell office:value-type="float" office:value="709" calcext:value-type="float">
            <text:p>709</text:p>
          </table:table-cell>
          <table:table-cell office:value-type="float" office:value="329.69" calcext:value-type="float">
            <text:p>329,69</text:p>
          </table:table-cell>
          <table:table-cell office:value-type="float" office:value="3" calcext:value-type="float">
            <text:p>3</text:p>
          </table:table-cell>
          <table:table-cell office:value-type="float" office:value="504.43" calcext:value-type="float">
            <text:p>504,43</text:p>
          </table:table-cell>
          <table:table-cell office:value-type="float" office:value="197.45" calcext:value-type="float">
            <text:p>197,45</text:p>
          </table:table-cell>
          <table:table-cell office:value-type="float" office:value="949" calcext:value-type="float">
            <text:p>949</text:p>
          </table:table-cell>
          <table:table-cell table:formula="of:=[.K4]/[.L4]" office:value-type="float" office:value="2.55472271461129" calcext:value-type="float">
            <text:p>2,55472271461129</text:p>
          </table:table-cell>
        </table:table-row>
        <table:table-row table:style-name="ro1">
          <table:table-cell office:value-type="string" calcext:value-type="string">
            <text:p>g.10.61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5.43" calcext:value-type="float">
            <text:p>25,43</text:p>
          </table:table-cell>
          <table:table-cell office:value-type="float" office:value="74.34" calcext:value-type="float">
            <text:p>74,34</text:p>
          </table:table-cell>
          <table:table-cell office:value-type="float" office:value="25.43" calcext:value-type="float">
            <text:p>25,43</text:p>
          </table:table-cell>
          <table:table-cell office:value-type="float" office:value="694" calcext:value-type="float">
            <text:p>694</text:p>
          </table:table-cell>
          <table:table-cell office:value-type="float" office:value="331.08" calcext:value-type="float">
            <text:p>331,08</text:p>
          </table:table-cell>
          <table:table-cell office:value-type="float" office:value="3" calcext:value-type="float">
            <text:p>3</text:p>
          </table:table-cell>
          <table:table-cell office:value-type="float" office:value="505.48" calcext:value-type="float">
            <text:p>505,48</text:p>
          </table:table-cell>
          <table:table-cell office:value-type="float" office:value="195.28" calcext:value-type="float">
            <text:p>195,28</text:p>
          </table:table-cell>
          <table:table-cell office:value-type="float" office:value="915" calcext:value-type="float">
            <text:p>915</text:p>
          </table:table-cell>
          <table:table-cell table:formula="of:=[.K5]/[.L5]" office:value-type="float" office:value="2.58848832445719" calcext:value-type="float">
            <text:p>2,58848832445719</text:p>
          </table:table-cell>
        </table:table-row>
        <table:table-row table:style-name="ro1">
          <table:table-cell office:value-type="string" calcext:value-type="string">
            <text:p>g.10.22.g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2.43" calcext:value-type="float">
            <text:p>12,43</text:p>
          </table:table-cell>
          <table:table-cell office:value-type="float" office:value="52.08" calcext:value-type="float">
            <text:p>52,08</text:p>
          </table:table-cell>
          <table:table-cell office:value-type="float" office:value="12.43" calcext:value-type="float">
            <text:p>12,43</text:p>
          </table:table-cell>
          <table:table-cell office:value-type="float" office:value="166" calcext:value-type="float">
            <text:p>166</text:p>
          </table:table-cell>
          <table:table-cell office:value-type="float" office:value="275.57" calcext:value-type="float">
            <text:p>275,57</text:p>
          </table:table-cell>
          <table:table-cell office:value-type="float" office:value="17" calcext:value-type="float">
            <text:p>17</text:p>
          </table:table-cell>
          <table:table-cell office:value-type="float" office:value="441.15" calcext:value-type="float">
            <text:p>441,15</text:p>
          </table:table-cell>
          <table:table-cell office:value-type="float" office:value="164" calcext:value-type="float">
            <text:p>164</text:p>
          </table:table-cell>
          <table:table-cell office:value-type="float" office:value="255" calcext:value-type="float">
            <text:p>255</text:p>
          </table:table-cell>
          <table:table-cell table:formula="of:=[.K6]/[.L6]" office:value-type="float" office:value="2.68993902439024" calcext:value-type="float">
            <text:p>2,68993902439024</text:p>
          </table:table-cell>
        </table:table-row>
        <table:table-row table:style-name="ro1">
          <table:table-cell office:value-type="string" calcext:value-type="string">
            <text:p>g.10.88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1.95" calcext:value-type="float">
            <text:p>21,95</text:p>
          </table:table-cell>
          <table:table-cell table:number-columns-repeated="2" office:value-type="float" office:value="21.86" calcext:value-type="float">
            <text:p>21,86</text:p>
          </table:table-cell>
          <table:table-cell office:value-type="float" office:value="523" calcext:value-type="float">
            <text:p>523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" calcext:value-type="float">
            <text:p>14</text:p>
          </table:table-cell>
          <table:table-cell office:value-type="float" office:value="488.31" calcext:value-type="float">
            <text:p>488,31</text:p>
          </table:table-cell>
          <table:table-cell office:value-type="float" office:value="168.54" calcext:value-type="float">
            <text:p>168,54</text:p>
          </table:table-cell>
          <table:table-cell office:value-type="float" office:value="734" calcext:value-type="float">
            <text:p>734</text:p>
          </table:table-cell>
          <table:table-cell table:formula="of:=[.K7]/[.L7]" office:value-type="float" office:value="2.89729441082236" calcext:value-type="float">
            <text:p>2,89729441082236</text:p>
          </table:table-cell>
        </table:table-row>
        <table:table-row table:style-name="ro1">
          <table:table-cell office:value-type="string" calcext:value-type="string">
            <text:p>g.10.30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.8" calcext:value-type="float">
            <text:p>30,8</text:p>
          </table:table-cell>
          <table:table-cell office:value-type="float" office:value="58.31" calcext:value-type="float">
            <text:p>58,31</text:p>
          </table:table-cell>
          <table:table-cell office:value-type="float" office:value="30.8" calcext:value-type="float">
            <text:p>30,8</text:p>
          </table:table-cell>
          <table:table-cell office:value-type="float" office:value="709" calcext:value-type="float">
            <text:p>709</text:p>
          </table:table-cell>
          <table:table-cell office:value-type="float" office:value="322.08" calcext:value-type="float">
            <text:p>322,08</text:p>
          </table:table-cell>
          <table:table-cell office:value-type="float" office:value="4" calcext:value-type="float">
            <text:p>4</text:p>
          </table:table-cell>
          <table:table-cell office:value-type="float" office:value="546.11" calcext:value-type="float">
            <text:p>546,11</text:p>
          </table:table-cell>
          <table:table-cell office:value-type="float" office:value="184.96" calcext:value-type="float">
            <text:p>184,96</text:p>
          </table:table-cell>
          <table:table-cell office:value-type="float" office:value="918" calcext:value-type="float">
            <text:p>918</text:p>
          </table:table-cell>
          <table:table-cell table:formula="of:=[.K8]/[.L8]" office:value-type="float" office:value="2.95258434256055" calcext:value-type="float">
            <text:p>2,95258434256055</text:p>
          </table:table-cell>
        </table:table-row>
        <table:table-row table:style-name="ro1">
          <table:table-cell office:value-type="string" calcext:value-type="string">
            <text:p>g.10.79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.23" calcext:value-type="float">
            <text:p>17,23</text:p>
          </table:table-cell>
          <table:table-cell office:value-type="float" office:value="71.91" calcext:value-type="float">
            <text:p>71,91</text:p>
          </table:table-cell>
          <table:table-cell office:value-type="float" office:value="17.23" calcext:value-type="float">
            <text:p>17,23</text:p>
          </table:table-cell>
          <table:table-cell office:value-type="float" office:value="520" calcext:value-type="float">
            <text:p>520</text:p>
          </table:table-cell>
          <table:table-cell office:value-type="float" office:value="298.16" calcext:value-type="float">
            <text:p>298,16</text:p>
          </table:table-cell>
          <table:table-cell office:value-type="float" office:value="2" calcext:value-type="float">
            <text:p>2</text:p>
          </table:table-cell>
          <table:table-cell office:value-type="float" office:value="465.6" calcext:value-type="float">
            <text:p>465,6</text:p>
          </table:table-cell>
          <table:table-cell office:value-type="float" office:value="153.99" calcext:value-type="float">
            <text:p>153,99</text:p>
          </table:table-cell>
          <table:table-cell office:value-type="float" office:value="690" calcext:value-type="float">
            <text:p>690</text:p>
          </table:table-cell>
          <table:table-cell table:formula="of:=[.K9]/[.L9]" office:value-type="float" office:value="3.02357295928307" calcext:value-type="float">
            <text:p>3,02357295928307</text:p>
          </table:table-cell>
        </table:table-row>
        <table:table-row table:style-name="ro1">
          <table:table-cell office:value-type="string" calcext:value-type="string">
            <text:p>g.10.80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.29" calcext:value-type="float">
            <text:p>17,29</text:p>
          </table:table-cell>
          <table:table-cell office:value-type="float" office:value="72.15" calcext:value-type="float">
            <text:p>72,15</text:p>
          </table:table-cell>
          <table:table-cell office:value-type="float" office:value="17.29" calcext:value-type="float">
            <text:p>17,29</text:p>
          </table:table-cell>
          <table:table-cell office:value-type="float" office:value="484" calcext:value-type="float">
            <text:p>484</text:p>
          </table:table-cell>
          <table:table-cell office:value-type="float" office:value="298.29" calcext:value-type="float">
            <text:p>298,29</text:p>
          </table:table-cell>
          <table:table-cell office:value-type="float" office:value="2" calcext:value-type="float">
            <text:p>2</text:p>
          </table:table-cell>
          <table:table-cell office:value-type="float" office:value="465.06" calcext:value-type="float">
            <text:p>465,06</text:p>
          </table:table-cell>
          <table:table-cell office:value-type="float" office:value="153.04" calcext:value-type="float">
            <text:p>153,04</text:p>
          </table:table-cell>
          <table:table-cell office:value-type="float" office:value="675" calcext:value-type="float">
            <text:p>675</text:p>
          </table:table-cell>
          <table:table-cell table:formula="of:=[.K10]/[.L10]" office:value-type="float" office:value="3.03881338212232" calcext:value-type="float">
            <text:p>3,03881338212232</text:p>
          </table:table-cell>
        </table:table-row>
        <table:table-row table:style-name="ro1">
          <table:table-cell office:value-type="string" calcext:value-type="string">
            <text:p>g.10.31.gm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.76" calcext:value-type="float">
            <text:p>14,76</text:p>
          </table:table-cell>
          <table:table-cell office:value-type="float" office:value="41.86" calcext:value-type="float">
            <text:p>41,86</text:p>
          </table:table-cell>
          <table:table-cell office:value-type="float" office:value="14.76" calcext:value-type="float">
            <text:p>14,76</text:p>
          </table:table-cell>
          <table:table-cell office:value-type="float" office:value="290" calcext:value-type="float">
            <text:p>290</text:p>
          </table:table-cell>
          <table:table-cell office:value-type="float" office:value="292.73" calcext:value-type="float">
            <text:p>292,73</text:p>
          </table:table-cell>
          <table:table-cell office:value-type="float" office:value="22" calcext:value-type="float">
            <text:p>22</text:p>
          </table:table-cell>
          <table:table-cell office:value-type="float" office:value="509.89" calcext:value-type="float">
            <text:p>509,89</text:p>
          </table:table-cell>
          <table:table-cell office:value-type="float" office:value="167.35" calcext:value-type="float">
            <text:p>167,35</text:p>
          </table:table-cell>
          <table:table-cell office:value-type="float" office:value="456" calcext:value-type="float">
            <text:p>456</text:p>
          </table:table-cell>
          <table:table-cell table:formula="of:=[.K11]/[.L11]" office:value-type="float" office:value="3.04684792351359" calcext:value-type="float">
            <text:p>3,04684792351359</text:p>
          </table:table-cell>
        </table:table-row>
        <table:table-row table:style-name="ro1">
          <table:table-cell office:value-type="string" calcext:value-type="string">
            <text:p>g.10.34.gml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8.34" calcext:value-type="float">
            <text:p>18,34</text:p>
          </table:table-cell>
          <table:table-cell office:value-type="float" office:value="34.21" calcext:value-type="float">
            <text:p>34,21</text:p>
          </table:table-cell>
          <table:table-cell office:value-type="float" office:value="18.34" calcext:value-type="float">
            <text:p>18,34</text:p>
          </table:table-cell>
          <table:table-cell office:value-type="float" office:value="382" calcext:value-type="float">
            <text:p>382</text:p>
          </table:table-cell>
          <table:table-cell office:value-type="float" office:value="301.65" calcext:value-type="float">
            <text:p>301,65</text:p>
          </table:table-cell>
          <table:table-cell office:value-type="float" office:value="22" calcext:value-type="float">
            <text:p>22</text:p>
          </table:table-cell>
          <table:table-cell office:value-type="float" office:value="521.87" calcext:value-type="float">
            <text:p>521,87</text:p>
          </table:table-cell>
          <table:table-cell office:value-type="float" office:value="160.39" calcext:value-type="float">
            <text:p>160,39</text:p>
          </table:table-cell>
          <table:table-cell office:value-type="float" office:value="546" calcext:value-type="float">
            <text:p>546</text:p>
          </table:table-cell>
          <table:table-cell table:formula="of:=[.K12]/[.L12]" office:value-type="float" office:value="3.25375646860777" calcext:value-type="float">
            <text:p>3,25375646860777</text:p>
          </table:table-cell>
        </table:table-row>
        <table:table-row table:style-name="ro1">
          <table:table-cell office:value-type="string" calcext:value-type="string">
            <text:p>g.10.25.gml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4.83" calcext:value-type="float">
            <text:p>14,83</text:p>
          </table:table-cell>
          <table:table-cell office:value-type="float" office:value="47.11" calcext:value-type="float">
            <text:p>47,11</text:p>
          </table:table-cell>
          <table:table-cell office:value-type="float" office:value="14.83" calcext:value-type="float">
            <text:p>14,83</text:p>
          </table:table-cell>
          <table:table-cell office:value-type="float" office:value="500" calcext:value-type="float">
            <text:p>500</text:p>
          </table:table-cell>
          <table:table-cell office:value-type="float" office:value="244.16" calcext:value-type="float">
            <text:p>244,16</text:p>
          </table:table-cell>
          <table:table-cell office:value-type="float" office:value="31" calcext:value-type="float">
            <text:p>31</text:p>
          </table:table-cell>
          <table:table-cell office:value-type="float" office:value="407.27" calcext:value-type="float">
            <text:p>407,27</text:p>
          </table:table-cell>
          <table:table-cell office:value-type="float" office:value="115.28" calcext:value-type="float">
            <text:p>115,28</text:p>
          </table:table-cell>
          <table:table-cell office:value-type="float" office:value="792" calcext:value-type="float">
            <text:p>792</text:p>
          </table:table-cell>
          <table:table-cell table:formula="of:=[.K13]/[.L13]" office:value-type="float" office:value="3.53287647467037" calcext:value-type="float">
            <text:p>3,53287647467037</text:p>
          </table:table-cell>
        </table:table-row>
        <table:table-row table:style-name="ro1">
          <table:table-cell office:value-type="string" calcext:value-type="string">
            <text:p>g.10.86.g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1.42" calcext:value-type="float">
            <text:p>31,42</text:p>
          </table:table-cell>
          <table:table-cell office:value-type="float" office:value="70.67" calcext:value-type="float">
            <text:p>70,67</text:p>
          </table:table-cell>
          <table:table-cell office:value-type="float" office:value="31.42" calcext:value-type="float">
            <text:p>31,42</text:p>
          </table:table-cell>
          <table:table-cell office:value-type="float" office:value="610" calcext:value-type="float">
            <text:p>610</text:p>
          </table:table-cell>
          <table:table-cell office:value-type="float" office:value="309.42" calcext:value-type="float">
            <text:p>309,42</text:p>
          </table:table-cell>
          <table:table-cell office:value-type="float" office:value="5" calcext:value-type="float">
            <text:p>5</text:p>
          </table:table-cell>
          <table:table-cell office:value-type="float" office:value="456.01" calcext:value-type="float">
            <text:p>456,01</text:p>
          </table:table-cell>
          <table:table-cell office:value-type="float" office:value="121.77" calcext:value-type="float">
            <text:p>121,77</text:p>
          </table:table-cell>
          <table:table-cell office:value-type="float" office:value="820" calcext:value-type="float">
            <text:p>820</text:p>
          </table:table-cell>
          <table:table-cell table:formula="of:=[.K14]/[.L14]" office:value-type="float" office:value="3.74484684240782" calcext:value-type="float">
            <text:p>3,74484684240782</text:p>
          </table:table-cell>
        </table:table-row>
        <table:table-row table:style-name="ro1">
          <table:table-cell office:value-type="string" calcext:value-type="string">
            <text:p>g.10.20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.76" calcext:value-type="float">
            <text:p>24,76</text:p>
          </table:table-cell>
          <table:table-cell office:value-type="float" office:value="53.05" calcext:value-type="float">
            <text:p>53,05</text:p>
          </table:table-cell>
          <table:table-cell office:value-type="float" office:value="24.76" calcext:value-type="float">
            <text:p>24,76</text:p>
          </table:table-cell>
          <table:table-cell office:value-type="float" office:value="129" calcext:value-type="float">
            <text:p>129</text:p>
          </table:table-cell>
          <table:table-cell office:value-type="float" office:value="260.26" calcext:value-type="float">
            <text:p>260,26</text:p>
          </table:table-cell>
          <table:table-cell office:value-type="float" office:value="9" calcext:value-type="float">
            <text:p>9</text:p>
          </table:table-cell>
          <table:table-cell office:value-type="float" office:value="458.06" calcext:value-type="float">
            <text:p>458,06</text:p>
          </table:table-cell>
          <table:table-cell office:value-type="float" office:value="120.51" calcext:value-type="float">
            <text:p>120,51</text:p>
          </table:table-cell>
          <table:table-cell office:value-type="float" office:value="185" calcext:value-type="float">
            <text:p>185</text:p>
          </table:table-cell>
          <table:table-cell table:formula="of:=[.K15]/[.L15]" office:value-type="float" office:value="3.80101236411916" calcext:value-type="float">
            <text:p>3,80101236411916</text:p>
          </table:table-cell>
        </table:table-row>
        <table:table-row table:style-name="ro1">
          <table:table-cell office:value-type="string" calcext:value-type="string">
            <text:p>g.10.29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4.66" calcext:value-type="float">
            <text:p>24,66</text:p>
          </table:table-cell>
          <table:table-cell office:value-type="float" office:value="53.8" calcext:value-type="float">
            <text:p>53,8</text:p>
          </table:table-cell>
          <table:table-cell office:value-type="float" office:value="24.66" calcext:value-type="float">
            <text:p>24,66</text:p>
          </table:table-cell>
          <table:table-cell office:value-type="float" office:value="447" calcext:value-type="float">
            <text:p>447</text:p>
          </table:table-cell>
          <table:table-cell office:value-type="float" office:value="301.11" calcext:value-type="float">
            <text:p>301,11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135.37" calcext:value-type="float">
            <text:p>135,37</text:p>
          </table:table-cell>
          <table:table-cell office:value-type="float" office:value="624" calcext:value-type="float">
            <text:p>624</text:p>
          </table:table-cell>
          <table:table-cell table:formula="of:=[.K16]/[.L16]" office:value-type="float" office:value="3.85609810149959" calcext:value-type="float">
            <text:p>3,85609810149959</text:p>
          </table:table-cell>
        </table:table-row>
        <table:table-row table:style-name="ro1">
          <table:table-cell office:value-type="string" calcext:value-type="string">
            <text:p>g.10.19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4.83" calcext:value-type="float">
            <text:p>14,83</text:p>
          </table:table-cell>
          <table:table-cell office:value-type="float" office:value="52.14" calcext:value-type="float">
            <text:p>52,14</text:p>
          </table:table-cell>
          <table:table-cell office:value-type="float" office:value="14.83" calcext:value-type="float">
            <text:p>14,83</text:p>
          </table:table-cell>
          <table:table-cell office:value-type="float" office:value="552" calcext:value-type="float">
            <text:p>552</text:p>
          </table:table-cell>
          <table:table-cell office:value-type="float" office:value="276.11" calcext:value-type="float">
            <text:p>276,11</text:p>
          </table:table-cell>
          <table:table-cell office:value-type="float" office:value="6" calcext:value-type="float">
            <text:p>6</text:p>
          </table:table-cell>
          <table:table-cell office:value-type="float" office:value="431.84" calcext:value-type="float">
            <text:p>431,84</text:p>
          </table:table-cell>
          <table:table-cell office:value-type="float" office:value="106.39" calcext:value-type="float">
            <text:p>106,39</text:p>
          </table:table-cell>
          <table:table-cell office:value-type="float" office:value="757" calcext:value-type="float">
            <text:p>757</text:p>
          </table:table-cell>
          <table:table-cell table:formula="of:=[.K17]/[.L17]" office:value-type="float" office:value="4.05902810414513" calcext:value-type="float">
            <text:p>4,05902810414513</text:p>
          </table:table-cell>
        </table:table-row>
        <table:table-row table:style-name="ro1">
          <table:table-cell office:value-type="string" calcext:value-type="string">
            <text:p>g.10.82.gml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3.41" calcext:value-type="float">
            <text:p>23,41</text:p>
          </table:table-cell>
          <table:table-cell office:value-type="float" office:value="43.65" calcext:value-type="float">
            <text:p>43,65</text:p>
          </table:table-cell>
          <table:table-cell office:value-type="float" office:value="23.41" calcext:value-type="float">
            <text:p>23,41</text:p>
          </table:table-cell>
          <table:table-cell office:value-type="float" office:value="689" calcext:value-type="float">
            <text:p>689</text:p>
          </table:table-cell>
          <table:table-cell office:value-type="float" office:value="298.96" calcext:value-type="float">
            <text:p>298,96</text:p>
          </table:table-cell>
          <table:table-cell office:value-type="float" office:value="5" calcext:value-type="float">
            <text:p>5</text:p>
          </table:table-cell>
          <table:table-cell office:value-type="float" office:value="472.02" calcext:value-type="float">
            <text:p>472,02</text:p>
          </table:table-cell>
          <table:table-cell office:value-type="float" office:value="116.24" calcext:value-type="float">
            <text:p>116,24</text:p>
          </table:table-cell>
          <table:table-cell office:value-type="float" office:value="939" calcext:value-type="float">
            <text:p>939</text:p>
          </table:table-cell>
          <table:table-cell table:formula="of:=[.K18]/[.L18]" office:value-type="float" office:value="4.0607364074329" calcext:value-type="float">
            <text:p>4,0607364074329</text:p>
          </table:table-cell>
        </table:table-row>
        <table:table-row table:style-name="ro1">
          <table:table-cell office:value-type="string" calcext:value-type="string">
            <text:p>g.10.41.gml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3.84" calcext:value-type="float">
            <text:p>13,84</text:p>
          </table:table-cell>
          <table:table-cell office:value-type="float" office:value="56.86" calcext:value-type="float">
            <text:p>56,86</text:p>
          </table:table-cell>
          <table:table-cell office:value-type="float" office:value="13.84" calcext:value-type="float">
            <text:p>13,84</text:p>
          </table:table-cell>
          <table:table-cell office:value-type="float" office:value="453" calcext:value-type="float">
            <text:p>453</text:p>
          </table:table-cell>
          <table:table-cell office:value-type="float" office:value="292.56" calcext:value-type="float">
            <text:p>292,56</text:p>
          </table:table-cell>
          <table:table-cell office:value-type="float" office:value="8" calcext:value-type="float">
            <text:p>8</text:p>
          </table:table-cell>
          <table:table-cell office:value-type="float" office:value="497.31" calcext:value-type="float">
            <text:p>497,31</text:p>
          </table:table-cell>
          <table:table-cell office:value-type="float" office:value="117" calcext:value-type="float">
            <text:p>117</text:p>
          </table:table-cell>
          <table:table-cell office:value-type="float" office:value="638" calcext:value-type="float">
            <text:p>638</text:p>
          </table:table-cell>
          <table:table-cell table:formula="of:=[.K19]/[.L19]" office:value-type="float" office:value="4.25051282051282" calcext:value-type="float">
            <text:p>4,25051282051282</text:p>
          </table:table-cell>
        </table:table-row>
        <table:table-row table:style-name="ro1">
          <table:table-cell office:value-type="string" calcext:value-type="string">
            <text:p>g.10.27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5.57" calcext:value-type="float">
            <text:p>45,57</text:p>
          </table:table-cell>
          <table:table-cell office:value-type="float" office:value="12" calcext:value-type="float">
            <text:p>12</text:p>
          </table:table-cell>
          <table:table-cell office:value-type="float" office:value="476" calcext:value-type="float">
            <text:p>476</text:p>
          </table:table-cell>
          <table:table-cell office:value-type="float" office:value="283.16" calcext:value-type="float">
            <text:p>283,16</text:p>
          </table:table-cell>
          <table:table-cell office:value-type="float" office:value="11" calcext:value-type="float">
            <text:p>11</text:p>
          </table:table-cell>
          <table:table-cell office:value-type="float" office:value="518.14" calcext:value-type="float">
            <text:p>518,14</text:p>
          </table:table-cell>
          <table:table-cell office:value-type="float" office:value="111.48" calcext:value-type="float">
            <text:p>111,48</text:p>
          </table:table-cell>
          <table:table-cell office:value-type="float" office:value="660" calcext:value-type="float">
            <text:p>660</text:p>
          </table:table-cell>
          <table:table-cell table:formula="of:=[.K20]/[.L20]" office:value-type="float" office:value="4.64782920703265" calcext:value-type="float">
            <text:p>4,64782920703265</text:p>
          </table:table-cell>
        </table:table-row>
        <table:table-row table:style-name="ro1">
          <table:table-cell office:value-type="string" calcext:value-type="string">
            <text:p>g.10.38.gml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2.4" calcext:value-type="float">
            <text:p>22,4</text:p>
          </table:table-cell>
          <table:table-cell office:value-type="float" office:value="55.35" calcext:value-type="float">
            <text:p>55,35</text:p>
          </table:table-cell>
          <table:table-cell office:value-type="float" office:value="22.4" calcext:value-type="float">
            <text:p>22,4</text:p>
          </table:table-cell>
          <table:table-cell office:value-type="float" office:value="368" calcext:value-type="float">
            <text:p>368</text:p>
          </table:table-cell>
          <table:table-cell office:value-type="float" office:value="291.54" calcext:value-type="float">
            <text:p>291,54</text:p>
          </table:table-cell>
          <table:table-cell office:value-type="float" office:value="11" calcext:value-type="float">
            <text:p>11</text:p>
          </table:table-cell>
          <table:table-cell office:value-type="float" office:value="503.05" calcext:value-type="float">
            <text:p>503,05</text:p>
          </table:table-cell>
          <table:table-cell office:value-type="float" office:value="106.32" calcext:value-type="float">
            <text:p>106,32</text:p>
          </table:table-cell>
          <table:table-cell office:value-type="float" office:value="525" calcext:value-type="float">
            <text:p>525</text:p>
          </table:table-cell>
          <table:table-cell table:formula="of:=[.K21]/[.L21]" office:value-type="float" office:value="4.73147103085026" calcext:value-type="float">
            <text:p>4,73147103085026</text:p>
          </table:table-cell>
        </table:table-row>
        <table:table-row table:style-name="ro1">
          <table:table-cell office:value-type="string" calcext:value-type="string">
            <text:p>g.10.46.gml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7.91" calcext:value-type="float">
            <text:p>37,91</text:p>
          </table:table-cell>
          <table:table-cell office:value-type="float" office:value="57.81" calcext:value-type="float">
            <text:p>57,81</text:p>
          </table:table-cell>
          <table:table-cell office:value-type="float" office:value="37.91" calcext:value-type="float">
            <text:p>37,91</text:p>
          </table:table-cell>
          <table:table-cell office:value-type="float" office:value="1132" calcext:value-type="float">
            <text:p>1132</text:p>
          </table:table-cell>
          <table:table-cell office:value-type="float" office:value="316.24" calcext:value-type="float">
            <text:p>316,24</text:p>
          </table:table-cell>
          <table:table-cell office:value-type="float" office:value="4" calcext:value-type="float">
            <text:p>4</text:p>
          </table:table-cell>
          <table:table-cell office:value-type="float" office:value="515.02" calcext:value-type="float">
            <text:p>515,02</text:p>
          </table:table-cell>
          <table:table-cell office:value-type="float" office:value="89.61" calcext:value-type="float">
            <text:p>89,61</text:p>
          </table:table-cell>
          <table:table-cell office:value-type="float" office:value="1444" calcext:value-type="float">
            <text:p>1444</text:p>
          </table:table-cell>
          <table:table-cell table:formula="of:=[.K22]/[.L22]" office:value-type="float" office:value="5.7473496261578" calcext:value-type="float">
            <text:p>5,7473496261578</text:p>
          </table:table-cell>
        </table:table-row>
        <table:table-row table:style-name="ro1">
          <table:table-cell office:value-type="string" calcext:value-type="string">
            <text:p>g.11.72.g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0.58" calcext:value-type="float">
            <text:p>30,58</text:p>
          </table:table-cell>
          <table:table-cell office:value-type="float" office:value="88.15" calcext:value-type="float">
            <text:p>88,15</text:p>
          </table:table-cell>
          <table:table-cell office:value-type="float" office:value="30.58" calcext:value-type="float">
            <text:p>30,58</text:p>
          </table:table-cell>
          <table:table-cell office:value-type="float" office:value="675" calcext:value-type="float">
            <text:p>675</text:p>
          </table:table-cell>
          <table:table-cell office:value-type="float" office:value="293.16" calcext:value-type="float">
            <text:p>293,16</text:p>
          </table:table-cell>
          <table:table-cell office:value-type="float" office:value="1" calcext:value-type="float">
            <text:p>1</text:p>
          </table:table-cell>
          <table:table-cell office:value-type="float" office:value="413.37" calcext:value-type="float">
            <text:p>413,37</text:p>
          </table:table-cell>
          <table:table-cell office:value-type="float" office:value="152.12" calcext:value-type="float">
            <text:p>152,12</text:p>
          </table:table-cell>
          <table:table-cell office:value-type="float" office:value="903" calcext:value-type="float">
            <text:p>903</text:p>
          </table:table-cell>
          <table:table-cell table:formula="of:=[.K23]/[.L23]" office:value-type="float" office:value="2.71739416250329" calcext:value-type="float">
            <text:p>2,71739416250329</text:p>
          </table:table-cell>
        </table:table-row>
        <table:table-row table:style-name="ro1">
          <table:table-cell office:value-type="string" calcext:value-type="string">
            <text:p>g.11.29.gml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,5</text:p>
          </table:table-cell>
          <table:table-cell office:value-type="float" office:value="58.74" calcext:value-type="float">
            <text:p>58,74</text:p>
          </table:table-cell>
          <table:table-cell office:value-type="float" office:value="16.5" calcext:value-type="float">
            <text:p>16,5</text:p>
          </table:table-cell>
          <table:table-cell office:value-type="float" office:value="504" calcext:value-type="float">
            <text:p>504</text:p>
          </table:table-cell>
          <table:table-cell office:value-type="float" office:value="294.53" calcext:value-type="float">
            <text:p>294,53</text:p>
          </table:table-cell>
          <table:table-cell office:value-type="float" office:value="11" calcext:value-type="float">
            <text:p>11</text:p>
          </table:table-cell>
          <table:table-cell office:value-type="float" office:value="484.95" calcext:value-type="float">
            <text:p>484,95</text:p>
          </table:table-cell>
          <table:table-cell office:value-type="float" office:value="153.71" calcext:value-type="float">
            <text:p>153,71</text:p>
          </table:table-cell>
          <table:table-cell office:value-type="float" office:value="751" calcext:value-type="float">
            <text:p>751</text:p>
          </table:table-cell>
          <table:table-cell table:formula="of:=[.K24]/[.L24]" office:value-type="float" office:value="3.15496714592414" calcext:value-type="float">
            <text:p>3,15496714592414</text:p>
          </table:table-cell>
        </table:table-row>
        <table:table-row table:style-name="ro1">
          <table:table-cell office:value-type="string" calcext:value-type="string">
            <text:p>g.11.23.g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,19</text:p>
          </table:table-cell>
          <table:table-cell office:value-type="float" office:value="52.1" calcext:value-type="float">
            <text:p>52,1</text:p>
          </table:table-cell>
          <table:table-cell office:value-type="float" office:value="13.19" calcext:value-type="float">
            <text:p>13,19</text:p>
          </table:table-cell>
          <table:table-cell office:value-type="float" office:value="397" calcext:value-type="float">
            <text:p>397</text:p>
          </table:table-cell>
          <table:table-cell office:value-type="float" office:value="284.3" calcext:value-type="float">
            <text:p>284,3</text:p>
          </table:table-cell>
          <table:table-cell office:value-type="float" office:value="13" calcext:value-type="float">
            <text:p>13</text:p>
          </table:table-cell>
          <table:table-cell office:value-type="float" office:value="496.38" calcext:value-type="float">
            <text:p>496,38</text:p>
          </table:table-cell>
          <table:table-cell office:value-type="float" office:value="156.78" calcext:value-type="float">
            <text:p>156,78</text:p>
          </table:table-cell>
          <table:table-cell office:value-type="float" office:value="592" calcext:value-type="float">
            <text:p>592</text:p>
          </table:table-cell>
          <table:table-cell table:formula="of:=[.K25]/[.L25]" office:value-type="float" office:value="3.16609261385381" calcext:value-type="float">
            <text:p>3,16609261385381</text:p>
          </table:table-cell>
        </table:table-row>
        <table:table-row table:style-name="ro1">
          <table:table-cell office:value-type="string" calcext:value-type="string">
            <text:p>g.11.25.gml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.72" calcext:value-type="float">
            <text:p>13,72</text:p>
          </table:table-cell>
          <table:table-cell office:value-type="float" office:value="52.14" calcext:value-type="float">
            <text:p>52,14</text:p>
          </table:table-cell>
          <table:table-cell office:value-type="float" office:value="13.72" calcext:value-type="float">
            <text:p>13,72</text:p>
          </table:table-cell>
          <table:table-cell office:value-type="float" office:value="191" calcext:value-type="float">
            <text:p>191</text:p>
          </table:table-cell>
          <table:table-cell office:value-type="float" office:value="260.22" calcext:value-type="float">
            <text:p>260,22</text:p>
          </table:table-cell>
          <table:table-cell office:value-type="float" office:value="11" calcext:value-type="float">
            <text:p>11</text:p>
          </table:table-cell>
          <table:table-cell office:value-type="float" office:value="497.32" calcext:value-type="float">
            <text:p>497,32</text:p>
          </table:table-cell>
          <table:table-cell office:value-type="float" office:value="149.7" calcext:value-type="float">
            <text:p>149,7</text:p>
          </table:table-cell>
          <table:table-cell office:value-type="float" office:value="282" calcext:value-type="float">
            <text:p>282</text:p>
          </table:table-cell>
          <table:table-cell table:formula="of:=[.K26]/[.L26]" office:value-type="float" office:value="3.32211088844355" calcext:value-type="float">
            <text:p>3,32211088844355</text:p>
          </table:table-cell>
        </table:table-row>
        <table:table-row table:style-name="ro1">
          <table:table-cell office:value-type="string" calcext:value-type="string">
            <text:p>g.11.71.gml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.98" calcext:value-type="float">
            <text:p>21,98</text:p>
          </table:table-cell>
          <table:table-cell office:value-type="float" office:value="26.32" calcext:value-type="float">
            <text:p>26,32</text:p>
          </table:table-cell>
          <table:table-cell office:value-type="float" office:value="21.98" calcext:value-type="float">
            <text:p>21,98</text:p>
          </table:table-cell>
          <table:table-cell office:value-type="float" office:value="0" calcext:value-type="float">
            <text:p>0</text:p>
          </table:table-cell>
          <table:table-cell office:value-type="float" office:value="282.62" calcext:value-type="float">
            <text:p>282,62</text:p>
          </table:table-cell>
          <table:table-cell office:value-type="float" office:value="6" calcext:value-type="float">
            <text:p>6</text:p>
          </table:table-cell>
          <table:table-cell office:value-type="float" office:value="424.6" calcext:value-type="float">
            <text:p>424,6</text:p>
          </table:table-cell>
          <table:table-cell office:value-type="float" office:value="113.51" calcext:value-type="float">
            <text:p>113,51</text:p>
          </table:table-cell>
          <table:table-cell office:value-type="float" office:value="9597" calcext:value-type="float">
            <text:p>9597</text:p>
          </table:table-cell>
          <table:table-cell table:formula="of:=[.K27]/[.L27]" office:value-type="float" office:value="3.74063959122544" calcext:value-type="float">
            <text:p>3,74063959122544</text:p>
          </table:table-cell>
        </table:table-row>
        <table:table-row table:style-name="ro1">
          <table:table-cell office:value-type="string" calcext:value-type="string">
            <text:p>g.11.17.gml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.09" calcext:value-type="float">
            <text:p>4,09</text:p>
          </table:table-cell>
          <table:table-cell office:value-type="float" office:value="25.29" calcext:value-type="float">
            <text:p>25,29</text:p>
          </table:table-cell>
          <table:table-cell office:value-type="float" office:value="4.09" calcext:value-type="float">
            <text:p>4,09</text:p>
          </table:table-cell>
          <table:table-cell office:value-type="float" office:value="130" calcext:value-type="float">
            <text:p>130</text:p>
          </table:table-cell>
          <table:table-cell office:value-type="float" office:value="248.36" calcext:value-type="float">
            <text:p>248,36</text:p>
          </table:table-cell>
          <table:table-cell office:value-type="float" office:value="135" calcext:value-type="float">
            <text:p>135</text:p>
          </table:table-cell>
          <table:table-cell office:value-type="float" office:value="437.88" calcext:value-type="float">
            <text:p>437,88</text:p>
          </table:table-cell>
          <table:table-cell office:value-type="float" office:value="110.2" calcext:value-type="float">
            <text:p>110,2</text:p>
          </table:table-cell>
          <table:table-cell office:value-type="float" office:value="271" calcext:value-type="float">
            <text:p>271</text:p>
          </table:table-cell>
          <table:table-cell table:formula="of:=[.K28]/[.L28]" office:value-type="float" office:value="3.97350272232305" calcext:value-type="float">
            <text:p>3,97350272232305</text:p>
          </table:table-cell>
        </table:table-row>
        <table:table-row table:style-name="ro1">
          <table:table-cell office:value-type="string" calcext:value-type="string">
            <text:p>g.11.16.gml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4.46" calcext:value-type="float">
            <text:p>4,46</text:p>
          </table:table-cell>
          <table:table-cell office:value-type="float" office:value="26.08" calcext:value-type="float">
            <text:p>26,08</text:p>
          </table:table-cell>
          <table:table-cell office:value-type="float" office:value="4.46" calcext:value-type="float">
            <text:p>4,46</text:p>
          </table:table-cell>
          <table:table-cell office:value-type="float" office:value="163" calcext:value-type="float">
            <text:p>163</text:p>
          </table:table-cell>
          <table:table-cell office:value-type="float" office:value="252.8" calcext:value-type="float">
            <text:p>252,8</text:p>
          </table:table-cell>
          <table:table-cell office:value-type="float" office:value="148" calcext:value-type="float">
            <text:p>148</text:p>
          </table:table-cell>
          <table:table-cell office:value-type="float" office:value="501.75" calcext:value-type="float">
            <text:p>501,75</text:p>
          </table:table-cell>
          <table:table-cell office:value-type="float" office:value="70.84" calcext:value-type="float">
            <text:p>70,84</text:p>
          </table:table-cell>
          <table:table-cell office:value-type="float" office:value="413" calcext:value-type="float">
            <text:p>413</text:p>
          </table:table-cell>
          <table:table-cell table:formula="of:=[.K29]/[.L29]" office:value-type="float" office:value="7.08286278938453" calcext:value-type="float">
            <text:p>7,08286278938453</text:p>
          </table:table-cell>
        </table:table-row>
        <table:table-row table:style-name="ro1">
          <table:table-cell office:value-type="string" calcext:value-type="string">
            <text:p>g.12.108.gm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1.14" calcext:value-type="float">
            <text:p>51,14</text:p>
          </table:table-cell>
          <table:table-cell office:value-type="float" office:value="68.65" calcext:value-type="float">
            <text:p>68,65</text:p>
          </table:table-cell>
          <table:table-cell office:value-type="float" office:value="51.14" calcext:value-type="float">
            <text:p>51,14</text:p>
          </table:table-cell>
          <table:table-cell office:value-type="float" office:value="691" calcext:value-type="float">
            <text:p>691</text:p>
          </table:table-cell>
          <table:table-cell office:value-type="float" office:value="286.76" calcext:value-type="float">
            <text:p>286,76</text:p>
          </table:table-cell>
          <table:table-cell office:value-type="float" office:value="1" calcext:value-type="float">
            <text:p>1</text:p>
          </table:table-cell>
          <table:table-cell office:value-type="float" office:value="370.82" calcext:value-type="float">
            <text:p>370,82</text:p>
          </table:table-cell>
          <table:table-cell office:value-type="float" office:value="164.29" calcext:value-type="float">
            <text:p>164,29</text:p>
          </table:table-cell>
          <table:table-cell office:value-type="float" office:value="894" calcext:value-type="float">
            <text:p>894</text:p>
          </table:table-cell>
          <table:table-cell table:formula="of:=[.K30]/[.L30]" office:value-type="float" office:value="2.25710633635644" calcext:value-type="float">
            <text:p>2,25710633635644</text:p>
          </table:table-cell>
        </table:table-row>
        <table:table-row table:style-name="ro1">
          <table:table-cell office:value-type="string" calcext:value-type="string">
            <text:p>g.12.31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.43" calcext:value-type="float">
            <text:p>15,43</text:p>
          </table:table-cell>
          <table:table-cell office:value-type="float" office:value="48.65" calcext:value-type="float">
            <text:p>48,65</text:p>
          </table:table-cell>
          <table:table-cell office:value-type="float" office:value="15.43" calcext:value-type="float">
            <text:p>15,43</text:p>
          </table:table-cell>
          <table:table-cell office:value-type="float" office:value="365" calcext:value-type="float">
            <text:p>365</text:p>
          </table:table-cell>
          <table:table-cell office:value-type="float" office:value="295.88" calcext:value-type="float">
            <text:p>295,88</text:p>
          </table:table-cell>
          <table:table-cell office:value-type="float" office:value="11" calcext:value-type="float">
            <text:p>11</text:p>
          </table:table-cell>
          <table:table-cell office:value-type="float" office:value="454.37" calcext:value-type="float">
            <text:p>454,37</text:p>
          </table:table-cell>
          <table:table-cell office:value-type="float" office:value="182.88" calcext:value-type="float">
            <text:p>182,88</text:p>
          </table:table-cell>
          <table:table-cell office:value-type="float" office:value="534" calcext:value-type="float">
            <text:p>534</text:p>
          </table:table-cell>
          <table:table-cell table:formula="of:=[.K31]/[.L31]" office:value-type="float" office:value="2.48452537182852" calcext:value-type="float">
            <text:p>2,48452537182852</text:p>
          </table:table-cell>
        </table:table-row>
        <table:table-row table:style-name="ro1">
          <table:table-cell office:value-type="string" calcext:value-type="string">
            <text:p>g.12.78.gm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.67" calcext:value-type="float">
            <text:p>40,67</text:p>
          </table:table-cell>
          <table:table-cell office:value-type="float" office:value="68.43" calcext:value-type="float">
            <text:p>68,43</text:p>
          </table:table-cell>
          <table:table-cell office:value-type="float" office:value="40.67" calcext:value-type="float">
            <text:p>40,67</text:p>
          </table:table-cell>
          <table:table-cell office:value-type="float" office:value="2176" calcext:value-type="float">
            <text:p>2176</text:p>
          </table:table-cell>
          <table:table-cell office:value-type="float" office:value="318.2" calcext:value-type="float">
            <text:p>318,2</text:p>
          </table:table-cell>
          <table:table-cell office:value-type="float" office:value="1" calcext:value-type="float">
            <text:p>1</text:p>
          </table:table-cell>
          <table:table-cell office:value-type="float" office:value="450.61" calcext:value-type="float">
            <text:p>450,61</text:p>
          </table:table-cell>
          <table:table-cell office:value-type="float" office:value="160.72" calcext:value-type="float">
            <text:p>160,72</text:p>
          </table:table-cell>
          <table:table-cell office:value-type="float" office:value="2826" calcext:value-type="float">
            <text:p>2826</text:p>
          </table:table-cell>
          <table:table-cell table:formula="of:=[.K32]/[.L32]" office:value-type="float" office:value="2.80369586859134" calcext:value-type="float">
            <text:p>2,80369586859134</text:p>
          </table:table-cell>
        </table:table-row>
        <table:table-row table:style-name="ro1">
          <table:table-cell office:value-type="string" calcext:value-type="string">
            <text:p>g.12.62.gml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3.43" calcext:value-type="float">
            <text:p>13,43</text:p>
          </table:table-cell>
          <table:table-cell office:value-type="float" office:value="66.06" calcext:value-type="float">
            <text:p>66,06</text:p>
          </table:table-cell>
          <table:table-cell office:value-type="float" office:value="13.43" calcext:value-type="float">
            <text:p>13,43</text:p>
          </table:table-cell>
          <table:table-cell office:value-type="float" office:value="440" calcext:value-type="float">
            <text:p>440</text:p>
          </table:table-cell>
          <table:table-cell office:value-type="float" office:value="287.25" calcext:value-type="float">
            <text:p>287,25</text:p>
          </table:table-cell>
          <table:table-cell office:value-type="float" office:value="8" calcext:value-type="float">
            <text:p>8</text:p>
          </table:table-cell>
          <table:table-cell office:value-type="float" office:value="494.28" calcext:value-type="float">
            <text:p>494,28</text:p>
          </table:table-cell>
          <table:table-cell office:value-type="float" office:value="175.82" calcext:value-type="float">
            <text:p>175,82</text:p>
          </table:table-cell>
          <table:table-cell office:value-type="float" office:value="642" calcext:value-type="float">
            <text:p>642</text:p>
          </table:table-cell>
          <table:table-cell table:formula="of:=[.K33]/[.L33]" office:value-type="float" office:value="2.81128426800136" calcext:value-type="float">
            <text:p>2,81128426800136</text:p>
          </table:table-cell>
        </table:table-row>
        <table:table-row table:style-name="ro1">
          <table:table-cell office:value-type="string" calcext:value-type="string">
            <text:p>g.12.22.gm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.44" calcext:value-type="float">
            <text:p>15,44</text:p>
          </table:table-cell>
          <table:table-cell office:value-type="float" office:value="49.51" calcext:value-type="float">
            <text:p>49,51</text:p>
          </table:table-cell>
          <table:table-cell office:value-type="float" office:value="15.44" calcext:value-type="float">
            <text:p>15,44</text:p>
          </table:table-cell>
          <table:table-cell office:value-type="float" office:value="493" calcext:value-type="float">
            <text:p>493</text:p>
          </table:table-cell>
          <table:table-cell office:value-type="float" office:value="273.46" calcext:value-type="float">
            <text:p>273,46</text:p>
          </table:table-cell>
          <table:table-cell office:value-type="float" office:value="8" calcext:value-type="float">
            <text:p>8</text:p>
          </table:table-cell>
          <table:table-cell office:value-type="float" office:value="454.15" calcext:value-type="float">
            <text:p>454,15</text:p>
          </table:table-cell>
          <table:table-cell office:value-type="float" office:value="160.98" calcext:value-type="float">
            <text:p>160,98</text:p>
          </table:table-cell>
          <table:table-cell office:value-type="float" office:value="724" calcext:value-type="float">
            <text:p>724</text:p>
          </table:table-cell>
          <table:table-cell table:formula="of:=[.K34]/[.L34]" office:value-type="float" office:value="2.82115790781464" calcext:value-type="float">
            <text:p>2,82115790781464</text:p>
          </table:table-cell>
        </table:table-row>
        <table:table-row table:style-name="ro1">
          <table:table-cell office:value-type="string" calcext:value-type="string">
            <text:p>g.12.40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84" calcext:value-type="float">
            <text:p>7,84</text:p>
          </table:table-cell>
          <table:table-cell office:value-type="float" office:value="46.59" calcext:value-type="float">
            <text:p>46,59</text:p>
          </table:table-cell>
          <table:table-cell office:value-type="float" office:value="7.84" calcext:value-type="float">
            <text:p>7,84</text:p>
          </table:table-cell>
          <table:table-cell office:value-type="float" office:value="243" calcext:value-type="float">
            <text:p>243</text:p>
          </table:table-cell>
          <table:table-cell office:value-type="float" office:value="265.14" calcext:value-type="float">
            <text:p>265,14</text:p>
          </table:table-cell>
          <table:table-cell office:value-type="float" office:value="32" calcext:value-type="float">
            <text:p>32</text:p>
          </table:table-cell>
          <table:table-cell office:value-type="float" office:value="413.63" calcext:value-type="float">
            <text:p>413,63</text:p>
          </table:table-cell>
          <table:table-cell office:value-type="float" office:value="144.88" calcext:value-type="float">
            <text:p>144,88</text:p>
          </table:table-cell>
          <table:table-cell office:value-type="float" office:value="408" calcext:value-type="float">
            <text:p>408</text:p>
          </table:table-cell>
          <table:table-cell table:formula="of:=[.K35]/[.L35]" office:value-type="float" office:value="2.85498343456654" calcext:value-type="float">
            <text:p>2,85498343456654</text:p>
          </table:table-cell>
        </table:table-row>
        <table:table-row table:style-name="ro1">
          <table:table-cell office:value-type="string" calcext:value-type="string">
            <text:p>g.12.91.gml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.65" calcext:value-type="float">
            <text:p>20,65</text:p>
          </table:table-cell>
          <table:table-cell office:value-type="float" office:value="45.14" calcext:value-type="float">
            <text:p>45,14</text:p>
          </table:table-cell>
          <table:table-cell office:value-type="float" office:value="20.65" calcext:value-type="float">
            <text:p>20,65</text:p>
          </table:table-cell>
          <table:table-cell office:value-type="float" office:value="475" calcext:value-type="float">
            <text:p>475</text:p>
          </table:table-cell>
          <table:table-cell office:value-type="float" office:value="307.15" calcext:value-type="float">
            <text:p>307,15</text:p>
          </table:table-cell>
          <table:table-cell office:value-type="float" office:value="17" calcext:value-type="float">
            <text:p>17</text:p>
          </table:table-cell>
          <table:table-cell office:value-type="float" office:value="498.44" calcext:value-type="float">
            <text:p>498,44</text:p>
          </table:table-cell>
          <table:table-cell office:value-type="float" office:value="169.9" calcext:value-type="float">
            <text:p>169,9</text:p>
          </table:table-cell>
          <table:table-cell office:value-type="float" office:value="764" calcext:value-type="float">
            <text:p>764</text:p>
          </table:table-cell>
          <table:table-cell table:formula="of:=[.K36]/[.L36]" office:value-type="float" office:value="2.93372572101236" calcext:value-type="float">
            <text:p>2,93372572101236</text:p>
          </table:table-cell>
        </table:table-row>
        <table:table-row table:style-name="ro1">
          <table:table-cell office:value-type="string" calcext:value-type="string">
            <text:p>g.12.77.g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2.61" calcext:value-type="float">
            <text:p>32,61</text:p>
          </table:table-cell>
          <table:table-cell office:value-type="float" office:value="65.05" calcext:value-type="float">
            <text:p>65,05</text:p>
          </table:table-cell>
          <table:table-cell office:value-type="float" office:value="32.61" calcext:value-type="float">
            <text:p>32,61</text:p>
          </table:table-cell>
          <table:table-cell office:value-type="float" office:value="438" calcext:value-type="float">
            <text:p>438</text:p>
          </table:table-cell>
          <table:table-cell office:value-type="float" office:value="296.81" calcext:value-type="float">
            <text:p>296,81</text:p>
          </table:table-cell>
          <table:table-cell office:value-type="float" office:value="4" calcext:value-type="float">
            <text:p>4</text:p>
          </table:table-cell>
          <table:table-cell office:value-type="float" office:value="443.28" calcext:value-type="float">
            <text:p>443,28</text:p>
          </table:table-cell>
          <table:table-cell office:value-type="float" office:value="148.95" calcext:value-type="float">
            <text:p>148,95</text:p>
          </table:table-cell>
          <table:table-cell office:value-type="float" office:value="584" calcext:value-type="float">
            <text:p>584</text:p>
          </table:table-cell>
          <table:table-cell table:formula="of:=[.K37]/[.L37]" office:value-type="float" office:value="2.97603222557905" calcext:value-type="float">
            <text:p>2,97603222557905</text:p>
          </table:table-cell>
        </table:table-row>
        <table:table-row table:style-name="ro1">
          <table:table-cell office:value-type="string" calcext:value-type="string">
            <text:p>g.12.76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.81" calcext:value-type="float">
            <text:p>7,81</text:p>
          </table:table-cell>
          <table:table-cell office:value-type="float" office:value="45.69" calcext:value-type="float">
            <text:p>45,69</text:p>
          </table:table-cell>
          <table:table-cell office:value-type="float" office:value="7.81" calcext:value-type="float">
            <text:p>7,81</text:p>
          </table:table-cell>
          <table:table-cell office:value-type="float" office:value="249" calcext:value-type="float">
            <text:p>249</text:p>
          </table:table-cell>
          <table:table-cell office:value-type="float" office:value="265.45" calcext:value-type="float">
            <text:p>265,45</text:p>
          </table:table-cell>
          <table:table-cell office:value-type="float" office:value="32" calcext:value-type="float">
            <text:p>32</text:p>
          </table:table-cell>
          <table:table-cell office:value-type="float" office:value="414.16" calcext:value-type="float">
            <text:p>414,16</text:p>
          </table:table-cell>
          <table:table-cell office:value-type="float" office:value="138.6" calcext:value-type="float">
            <text:p>138,6</text:p>
          </table:table-cell>
          <table:table-cell office:value-type="float" office:value="436" calcext:value-type="float">
            <text:p>436</text:p>
          </table:table-cell>
          <table:table-cell table:formula="of:=[.K38]/[.L38]" office:value-type="float" office:value="2.98816738816739" calcext:value-type="float">
            <text:p>2,98816738816739</text:p>
          </table:table-cell>
        </table:table-row>
        <table:table-row table:style-name="ro1">
          <table:table-cell office:value-type="string" calcext:value-type="string">
            <text:p>g.12.60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.16" calcext:value-type="float">
            <text:p>13,16</text:p>
          </table:table-cell>
          <table:table-cell office:value-type="float" office:value="46.28" calcext:value-type="float">
            <text:p>46,28</text:p>
          </table:table-cell>
          <table:table-cell office:value-type="float" office:value="13.16" calcext:value-type="float">
            <text:p>13,16</text:p>
          </table:table-cell>
          <table:table-cell office:value-type="float" office:value="353" calcext:value-type="float">
            <text:p>353</text:p>
          </table:table-cell>
          <table:table-cell office:value-type="float" office:value="302.38" calcext:value-type="float">
            <text:p>302,38</text:p>
          </table:table-cell>
          <table:table-cell office:value-type="float" office:value="13" calcext:value-type="float">
            <text:p>13</text:p>
          </table:table-cell>
          <table:table-cell office:value-type="float" office:value="504.75" calcext:value-type="float">
            <text:p>504,75</text:p>
          </table:table-cell>
          <table:table-cell office:value-type="float" office:value="167.37" calcext:value-type="float">
            <text:p>167,37</text:p>
          </table:table-cell>
          <table:table-cell office:value-type="float" office:value="523" calcext:value-type="float">
            <text:p>523</text:p>
          </table:table-cell>
          <table:table-cell table:formula="of:=[.K39]/[.L39]" office:value-type="float" office:value="3.01577343609966" calcext:value-type="float">
            <text:p>3,01577343609966</text:p>
          </table:table-cell>
        </table:table-row>
        <table:table-row table:style-name="ro1">
          <table:table-cell office:value-type="string" calcext:value-type="string">
            <text:p>g.12.75.gml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.05" calcext:value-type="float">
            <text:p>8,05</text:p>
          </table:table-cell>
          <table:table-cell office:value-type="float" office:value="45.94" calcext:value-type="float">
            <text:p>45,94</text:p>
          </table:table-cell>
          <table:table-cell office:value-type="float" office:value="8.05" calcext:value-type="float">
            <text:p>8,05</text:p>
          </table:table-cell>
          <table:table-cell office:value-type="float" office:value="223" calcext:value-type="float">
            <text:p>223</text:p>
          </table:table-cell>
          <table:table-cell office:value-type="float" office:value="262.25" calcext:value-type="float">
            <text:p>262,25</text:p>
          </table:table-cell>
          <table:table-cell office:value-type="float" office:value="32" calcext:value-type="float">
            <text:p>32</text:p>
          </table:table-cell>
          <table:table-cell office:value-type="float" office:value="407.7" calcext:value-type="float">
            <text:p>407,7</text:p>
          </table:table-cell>
          <table:table-cell office:value-type="float" office:value="135.18" calcext:value-type="float">
            <text:p>135,18</text:p>
          </table:table-cell>
          <table:table-cell office:value-type="float" office:value="357" calcext:value-type="float">
            <text:p>357</text:p>
          </table:table-cell>
          <table:table-cell table:formula="of:=[.K40]/[.L40]" office:value-type="float" office:value="3.01597869507324" calcext:value-type="float">
            <text:p>3,01597869507324</text:p>
          </table:table-cell>
        </table:table-row>
        <table:table-row table:style-name="ro1">
          <table:table-cell office:value-type="string" calcext:value-type="string">
            <text:p>g.12.79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3.13" calcext:value-type="float">
            <text:p>13,13</text:p>
          </table:table-cell>
          <table:table-cell office:value-type="float" office:value="46.33" calcext:value-type="float">
            <text:p>46,33</text:p>
          </table:table-cell>
          <table:table-cell office:value-type="float" office:value="13.13" calcext:value-type="float">
            <text:p>13,13</text:p>
          </table:table-cell>
          <table:table-cell office:value-type="float" office:value="299" calcext:value-type="float">
            <text:p>299</text:p>
          </table:table-cell>
          <table:table-cell office:value-type="float" office:value="300.2" calcext:value-type="float">
            <text:p>300,2</text:p>
          </table:table-cell>
          <table:table-cell office:value-type="float" office:value="13" calcext:value-type="float">
            <text:p>13</text:p>
          </table:table-cell>
          <table:table-cell office:value-type="float" office:value="499.03" calcext:value-type="float">
            <text:p>499,03</text:p>
          </table:table-cell>
          <table:table-cell office:value-type="float" office:value="164.82" calcext:value-type="float">
            <text:p>164,82</text:p>
          </table:table-cell>
          <table:table-cell office:value-type="float" office:value="462" calcext:value-type="float">
            <text:p>462</text:p>
          </table:table-cell>
          <table:table-cell table:formula="of:=[.K41]/[.L41]" office:value-type="float" office:value="3.02772721757068" calcext:value-type="float">
            <text:p>3,02772721757068</text:p>
          </table:table-cell>
        </table:table-row>
        <table:table-row table:style-name="ro1">
          <table:table-cell office:value-type="string" calcext:value-type="string">
            <text:p>g.12.145.gml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.75" calcext:value-type="float">
            <text:p>20,75</text:p>
          </table:table-cell>
          <table:table-cell office:value-type="float" office:value="56.47" calcext:value-type="float">
            <text:p>56,47</text:p>
          </table:table-cell>
          <table:table-cell office:value-type="float" office:value="20.75" calcext:value-type="float">
            <text:p>20,75</text:p>
          </table:table-cell>
          <table:table-cell office:value-type="float" office:value="566" calcext:value-type="float">
            <text:p>566</text:p>
          </table:table-cell>
          <table:table-cell office:value-type="float" office:value="304.14" calcext:value-type="float">
            <text:p>304,14</text:p>
          </table:table-cell>
          <table:table-cell office:value-type="float" office:value="12" calcext:value-type="float">
            <text:p>12</text:p>
          </table:table-cell>
          <table:table-cell office:value-type="float" office:value="526.5" calcext:value-type="float">
            <text:p>526,5</text:p>
          </table:table-cell>
          <table:table-cell office:value-type="float" office:value="167.02" calcext:value-type="float">
            <text:p>167,02</text:p>
          </table:table-cell>
          <table:table-cell office:value-type="float" office:value="836" calcext:value-type="float">
            <text:p>836</text:p>
          </table:table-cell>
          <table:table-cell table:formula="of:=[.K42]/[.L42]" office:value-type="float" office:value="3.15231708777392" calcext:value-type="float">
            <text:p>3,15231708777392</text:p>
          </table:table-cell>
        </table:table-row>
        <table:table-row table:style-name="ro1">
          <table:table-cell office:value-type="string" calcext:value-type="string">
            <text:p>g.12.112.gml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8.7" calcext:value-type="float">
            <text:p>18,7</text:p>
          </table:table-cell>
          <table:table-cell office:value-type="float" office:value="49.39" calcext:value-type="float">
            <text:p>49,39</text:p>
          </table:table-cell>
          <table:table-cell office:value-type="float" office:value="18.7" calcext:value-type="float">
            <text:p>18,7</text:p>
          </table:table-cell>
          <table:table-cell office:value-type="float" office:value="569" calcext:value-type="float">
            <text:p>569</text:p>
          </table:table-cell>
          <table:table-cell office:value-type="float" office:value="266.56" calcext:value-type="float">
            <text:p>266,56</text:p>
          </table:table-cell>
          <table:table-cell office:value-type="float" office:value="12" calcext:value-type="float">
            <text:p>12</text:p>
          </table:table-cell>
          <table:table-cell office:value-type="float" office:value="477.26" calcext:value-type="float">
            <text:p>477,26</text:p>
          </table:table-cell>
          <table:table-cell office:value-type="float" office:value="120.39" calcext:value-type="float">
            <text:p>120,39</text:p>
          </table:table-cell>
          <table:table-cell office:value-type="float" office:value="890" calcext:value-type="float">
            <text:p>890</text:p>
          </table:table-cell>
          <table:table-cell table:formula="of:=[.K43]/[.L43]" office:value-type="float" office:value="3.96428274773652" calcext:value-type="float">
            <text:p>3,96428274773652</text:p>
          </table:table-cell>
        </table:table-row>
        <table:table-row table:style-name="ro1">
          <table:table-cell office:value-type="string" calcext:value-type="string">
            <text:p>g.12.63.gml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0.87" calcext:value-type="float">
            <text:p>10,87</text:p>
          </table:table-cell>
          <table:table-cell office:value-type="float" office:value="49.89" calcext:value-type="float">
            <text:p>49,89</text:p>
          </table:table-cell>
          <table:table-cell office:value-type="float" office:value="10.87" calcext:value-type="float">
            <text:p>10,87</text:p>
          </table:table-cell>
          <table:table-cell office:value-type="float" office:value="347" calcext:value-type="float">
            <text:p>347</text:p>
          </table:table-cell>
          <table:table-cell office:value-type="float" office:value="275.26" calcext:value-type="float">
            <text:p>275,26</text:p>
          </table:table-cell>
          <table:table-cell office:value-type="float" office:value="27" calcext:value-type="float">
            <text:p>27</text:p>
          </table:table-cell>
          <table:table-cell office:value-type="float" office:value="469.02" calcext:value-type="float">
            <text:p>469,02</text:p>
          </table:table-cell>
          <table:table-cell office:value-type="float" office:value="115.75" calcext:value-type="float">
            <text:p>115,75</text:p>
          </table:table-cell>
          <table:table-cell office:value-type="float" office:value="556" calcext:value-type="float">
            <text:p>556</text:p>
          </table:table-cell>
          <table:table-cell table:formula="of:=[.K44]/[.L44]" office:value-type="float" office:value="4.05200863930886" calcext:value-type="float">
            <text:p>4,05200863930886</text:p>
          </table:table-cell>
        </table:table-row>
        <table:table-row table:style-name="ro1">
          <table:table-cell office:value-type="string" calcext:value-type="string">
            <text:p>g.12.118.gml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.37" calcext:value-type="float">
            <text:p>24,37</text:p>
          </table:table-cell>
          <table:table-cell office:value-type="float" office:value="39.94" calcext:value-type="float">
            <text:p>39,94</text:p>
          </table:table-cell>
          <table:table-cell office:value-type="float" office:value="24.37" calcext:value-type="float">
            <text:p>24,37</text:p>
          </table:table-cell>
          <table:table-cell office:value-type="float" office:value="466" calcext:value-type="float">
            <text:p>466</text:p>
          </table:table-cell>
          <table:table-cell office:value-type="float" office:value="256.38" calcext:value-type="float">
            <text:p>256,38</text:p>
          </table:table-cell>
          <table:table-cell office:value-type="float" office:value="8" calcext:value-type="float">
            <text:p>8</text:p>
          </table:table-cell>
          <table:table-cell office:value-type="float" office:value="426.79" calcext:value-type="float">
            <text:p>426,79</text:p>
          </table:table-cell>
          <table:table-cell office:value-type="float" office:value="104.83" calcext:value-type="float">
            <text:p>104,83</text:p>
          </table:table-cell>
          <table:table-cell office:value-type="float" office:value="642" calcext:value-type="float">
            <text:p>642</text:p>
          </table:table-cell>
          <table:table-cell table:formula="of:=[.K45]/[.L45]" office:value-type="float" office:value="4.0712582276066" calcext:value-type="float">
            <text:p>4,0712582276066</text:p>
          </table:table-cell>
        </table:table-row>
        <table:table-row table:style-name="ro1">
          <table:table-cell office:value-type="string" calcext:value-type="string">
            <text:p>g.12.98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8.9" calcext:value-type="float">
            <text:p>18,9</text:p>
          </table:table-cell>
          <table:table-cell office:value-type="float" office:value="52.47" calcext:value-type="float">
            <text:p>52,47</text:p>
          </table:table-cell>
          <table:table-cell office:value-type="float" office:value="18.9" calcext:value-type="float">
            <text:p>18,9</text:p>
          </table:table-cell>
          <table:table-cell office:value-type="float" office:value="701" calcext:value-type="float">
            <text:p>701</text:p>
          </table:table-cell>
          <table:table-cell office:value-type="float" office:value="234.7" calcext:value-type="float">
            <text:p>234,7</text:p>
          </table:table-cell>
          <table:table-cell office:value-type="float" office:value="11" calcext:value-type="float">
            <text:p>11</text:p>
          </table:table-cell>
          <table:table-cell office:value-type="float" office:value="480.4" calcext:value-type="float">
            <text:p>480,4</text:p>
          </table:table-cell>
          <table:table-cell office:value-type="float" office:value="111.89" calcext:value-type="float">
            <text:p>111,89</text:p>
          </table:table-cell>
          <table:table-cell office:value-type="float" office:value="1029" calcext:value-type="float">
            <text:p>1029</text:p>
          </table:table-cell>
          <table:table-cell table:formula="of:=[.K46]/[.L46]" office:value-type="float" office:value="4.29350254714452" calcext:value-type="float">
            <text:p>4,29350254714452</text:p>
          </table:table-cell>
        </table:table-row>
        <table:table-row table:style-name="ro1">
          <table:table-cell office:value-type="string" calcext:value-type="string">
            <text:p>g.12.107.gml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8.74" calcext:value-type="float">
            <text:p>18,74</text:p>
          </table:table-cell>
          <table:table-cell office:value-type="float" office:value="59.66" calcext:value-type="float">
            <text:p>59,66</text:p>
          </table:table-cell>
          <table:table-cell office:value-type="float" office:value="18.74" calcext:value-type="float">
            <text:p>18,74</text:p>
          </table:table-cell>
          <table:table-cell office:value-type="float" office:value="297" calcext:value-type="float">
            <text:p>297</text:p>
          </table:table-cell>
          <table:table-cell office:value-type="float" office:value="271.7" calcext:value-type="float">
            <text:p>271,7</text:p>
          </table:table-cell>
          <table:table-cell office:value-type="float" office:value="11" calcext:value-type="float">
            <text:p>11</text:p>
          </table:table-cell>
          <table:table-cell office:value-type="float" office:value="422.53" calcext:value-type="float">
            <text:p>422,53</text:p>
          </table:table-cell>
          <table:table-cell office:value-type="float" office:value="89.38" calcext:value-type="float">
            <text:p>89,38</text:p>
          </table:table-cell>
          <table:table-cell office:value-type="float" office:value="440" calcext:value-type="float">
            <text:p>440</text:p>
          </table:table-cell>
          <table:table-cell table:formula="of:=[.K47]/[.L47]" office:value-type="float" office:value="4.7273439248154" calcext:value-type="float">
            <text:p>4,7273439248154</text:p>
          </table:table-cell>
        </table:table-row>
        <table:table-row table:style-name="ro1">
          <table:table-cell office:value-type="string" calcext:value-type="string">
            <text:p>g.12.111.gml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1.68" calcext:value-type="float">
            <text:p>11,68</text:p>
          </table:table-cell>
          <table:table-cell office:value-type="float" office:value="52.12" calcext:value-type="float">
            <text:p>52,12</text:p>
          </table:table-cell>
          <table:table-cell office:value-type="float" office:value="11.68" calcext:value-type="float">
            <text:p>11,68</text:p>
          </table:table-cell>
          <table:table-cell office:value-type="float" office:value="513" calcext:value-type="float">
            <text:p>513</text:p>
          </table:table-cell>
          <table:table-cell office:value-type="float" office:value="259.37" calcext:value-type="float">
            <text:p>259,37</text:p>
          </table:table-cell>
          <table:table-cell office:value-type="float" office:value="10" calcext:value-type="float">
            <text:p>10</text:p>
          </table:table-cell>
          <table:table-cell office:value-type="float" office:value="519.98" calcext:value-type="float">
            <text:p>519,98</text:p>
          </table:table-cell>
          <table:table-cell office:value-type="float" office:value="107.32" calcext:value-type="float">
            <text:p>107,32</text:p>
          </table:table-cell>
          <table:table-cell office:value-type="float" office:value="777" calcext:value-type="float">
            <text:p>777</text:p>
          </table:table-cell>
          <table:table-cell table:formula="of:=[.K48]/[.L48]" office:value-type="float" office:value="4.84513604174432" calcext:value-type="float">
            <text:p>4,84513604174432</text:p>
          </table:table-cell>
        </table:table-row>
        <table:table-row table:style-name="ro1">
          <table:table-cell office:value-type="string" calcext:value-type="string">
            <text:p>g.12.121.gml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5.64" calcext:value-type="float">
            <text:p>25,64</text:p>
          </table:table-cell>
          <table:table-cell office:value-type="float" office:value="50" calcext:value-type="float">
            <text:p>50</text:p>
          </table:table-cell>
          <table:table-cell office:value-type="float" office:value="25.64" calcext:value-type="float">
            <text:p>25,64</text:p>
          </table:table-cell>
          <table:table-cell office:value-type="float" office:value="650" calcext:value-type="float">
            <text:p>650</text:p>
          </table:table-cell>
          <table:table-cell office:value-type="float" office:value="281.13" calcext:value-type="float">
            <text:p>281,13</text:p>
          </table:table-cell>
          <table:table-cell office:value-type="float" office:value="5" calcext:value-type="float">
            <text:p>5</text:p>
          </table:table-cell>
          <table:table-cell office:value-type="float" office:value="518.08" calcext:value-type="float">
            <text:p>518,08</text:p>
          </table:table-cell>
          <table:table-cell office:value-type="float" office:value="99.58" calcext:value-type="float">
            <text:p>99,58</text:p>
          </table:table-cell>
          <table:table-cell office:value-type="float" office:value="887" calcext:value-type="float">
            <text:p>887</text:p>
          </table:table-cell>
          <table:table-cell table:formula="of:=[.K49]/[.L49]" office:value-type="float" office:value="5.20265113476602" calcext:value-type="float">
            <text:p>5,20265113476602</text:p>
          </table:table-cell>
        </table:table-row>
        <table:table-row table:style-name="ro1">
          <table:table-cell office:value-type="string" calcext:value-type="string">
            <text:p>g.12.88.gml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.47" calcext:value-type="float">
            <text:p>13,47</text:p>
          </table:table-cell>
          <table:table-cell office:value-type="float" office:value="49.39" calcext:value-type="float">
            <text:p>49,39</text:p>
          </table:table-cell>
          <table:table-cell office:value-type="float" office:value="13.47" calcext:value-type="float">
            <text:p>13,47</text:p>
          </table:table-cell>
          <table:table-cell office:value-type="float" office:value="196" calcext:value-type="float">
            <text:p>196</text:p>
          </table:table-cell>
          <table:table-cell office:value-type="float" office:value="255.43" calcext:value-type="float">
            <text:p>255,43</text:p>
          </table:table-cell>
          <table:table-cell office:value-type="float" office:value="30" calcext:value-type="float">
            <text:p>30</text:p>
          </table:table-cell>
          <table:table-cell office:value-type="float" office:value="456.66" calcext:value-type="float">
            <text:p>456,66</text:p>
          </table:table-cell>
          <table:table-cell office:value-type="float" office:value="85.56" calcext:value-type="float">
            <text:p>85,56</text:p>
          </table:table-cell>
          <table:table-cell office:value-type="float" office:value="310" calcext:value-type="float">
            <text:p>310</text:p>
          </table:table-cell>
          <table:table-cell table:formula="of:=[.K50]/[.L50]" office:value-type="float" office:value="5.33730715287518" calcext:value-type="float">
            <text:p>5,33730715287518</text:p>
          </table:table-cell>
        </table:table-row>
        <table:table-row table:style-name="ro1">
          <table:table-cell office:value-type="string" calcext:value-type="string">
            <text:p>g.13.117.gml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9.63" calcext:value-type="float">
            <text:p>29,63</text:p>
          </table:table-cell>
          <table:table-cell office:value-type="float" office:value="89.54" calcext:value-type="float">
            <text:p>89,54</text:p>
          </table:table-cell>
          <table:table-cell office:value-type="float" office:value="29.63" calcext:value-type="float">
            <text:p>29,63</text:p>
          </table:table-cell>
          <table:table-cell office:value-type="float" office:value="573" calcext:value-type="float">
            <text:p>573</text:p>
          </table:table-cell>
          <table:table-cell office:value-type="float" office:value="261.21" calcext:value-type="float">
            <text:p>261,21</text:p>
          </table:table-cell>
          <table:table-cell office:value-type="float" office:value="1" calcext:value-type="float">
            <text:p>1</text:p>
          </table:table-cell>
          <table:table-cell office:value-type="float" office:value="388.13" calcext:value-type="float">
            <text:p>388,13</text:p>
          </table:table-cell>
          <table:table-cell office:value-type="float" office:value="138.02" calcext:value-type="float">
            <text:p>138,02</text:p>
          </table:table-cell>
          <table:table-cell office:value-type="float" office:value="813" calcext:value-type="float">
            <text:p>813</text:p>
          </table:table-cell>
          <table:table-cell table:formula="of:=[.K51]/[.L51]" office:value-type="float" office:value="2.81212867700333" calcext:value-type="float">
            <text:p>2,81212867700333</text:p>
          </table:table-cell>
        </table:table-row>
        <table:table-row table:style-name="ro1">
          <table:table-cell office:value-type="string" calcext:value-type="string">
            <text:p>g.13.94.gm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0.13" calcext:value-type="float">
            <text:p>10,13</text:p>
          </table:table-cell>
          <table:table-cell office:value-type="float" office:value="44.6" calcext:value-type="float">
            <text:p>44,6</text:p>
          </table:table-cell>
          <table:table-cell office:value-type="float" office:value="10.13" calcext:value-type="float">
            <text:p>10,13</text:p>
          </table:table-cell>
          <table:table-cell office:value-type="float" office:value="212" calcext:value-type="float">
            <text:p>212</text:p>
          </table:table-cell>
          <table:table-cell office:value-type="float" office:value="258.58" calcext:value-type="float">
            <text:p>258,58</text:p>
          </table:table-cell>
          <table:table-cell office:value-type="float" office:value="30" calcext:value-type="float">
            <text:p>30</text:p>
          </table:table-cell>
          <table:table-cell office:value-type="float" office:value="416.86" calcext:value-type="float">
            <text:p>416,86</text:p>
          </table:table-cell>
          <table:table-cell office:value-type="float" office:value="140.57" calcext:value-type="float">
            <text:p>140,57</text:p>
          </table:table-cell>
          <table:table-cell office:value-type="float" office:value="362" calcext:value-type="float">
            <text:p>362</text:p>
          </table:table-cell>
          <table:table-cell table:formula="of:=[.K52]/[.L52]" office:value-type="float" office:value="2.9654976168457" calcext:value-type="float">
            <text:p>2,9654976168457</text:p>
          </table:table-cell>
        </table:table-row>
        <table:table-row table:style-name="ro1">
          <table:table-cell office:value-type="string" calcext:value-type="string">
            <text:p>g.13.95.gml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.24" calcext:value-type="float">
            <text:p>15,24</text:p>
          </table:table-cell>
          <table:table-cell office:value-type="float" office:value="35.51" calcext:value-type="float">
            <text:p>35,51</text:p>
          </table:table-cell>
          <table:table-cell office:value-type="float" office:value="15.24" calcext:value-type="float">
            <text:p>15,24</text:p>
          </table:table-cell>
          <table:table-cell office:value-type="float" office:value="247" calcext:value-type="float">
            <text:p>247</text:p>
          </table:table-cell>
          <table:table-cell office:value-type="float" office:value="280.29" calcext:value-type="float">
            <text:p>280,29</text:p>
          </table:table-cell>
          <table:table-cell office:value-type="float" office:value="12" calcext:value-type="float">
            <text:p>12</text:p>
          </table:table-cell>
          <table:table-cell office:value-type="float" office:value="527.97" calcext:value-type="float">
            <text:p>527,97</text:p>
          </table:table-cell>
          <table:table-cell office:value-type="float" office:value="152.87" calcext:value-type="float">
            <text:p>152,87</text:p>
          </table:table-cell>
          <table:table-cell office:value-type="float" office:value="347" calcext:value-type="float">
            <text:p>347</text:p>
          </table:table-cell>
          <table:table-cell table:formula="of:=[.K53]/[.L53]" office:value-type="float" office:value="3.45371884607837" calcext:value-type="float">
            <text:p>3,45371884607837</text:p>
          </table:table-cell>
        </table:table-row>
        <table:table-row table:style-name="ro1">
          <table:table-cell office:value-type="string" calcext:value-type="string">
            <text:p>g.13.52.gml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8.45" calcext:value-type="float">
            <text:p>8,45</text:p>
          </table:table-cell>
          <table:table-cell office:value-type="float" office:value="44.95" calcext:value-type="float">
            <text:p>44,95</text:p>
          </table:table-cell>
          <table:table-cell office:value-type="float" office:value="8.45" calcext:value-type="float">
            <text:p>8,45</text:p>
          </table:table-cell>
          <table:table-cell office:value-type="float" office:value="263" calcext:value-type="float">
            <text:p>263</text:p>
          </table:table-cell>
          <table:table-cell office:value-type="float" office:value="254.42" calcext:value-type="float">
            <text:p>254,42</text:p>
          </table:table-cell>
          <table:table-cell office:value-type="float" office:value="32" calcext:value-type="float">
            <text:p>32</text:p>
          </table:table-cell>
          <table:table-cell office:value-type="float" office:value="407.34" calcext:value-type="float">
            <text:p>407,34</text:p>
          </table:table-cell>
          <table:table-cell office:value-type="float" office:value="112.37" calcext:value-type="float">
            <text:p>112,37</text:p>
          </table:table-cell>
          <table:table-cell office:value-type="float" office:value="479" calcext:value-type="float">
            <text:p>479</text:p>
          </table:table-cell>
          <table:table-cell table:formula="of:=[.K54]/[.L54]" office:value-type="float" office:value="3.62498887603453" calcext:value-type="float">
            <text:p>3,62498887603453</text:p>
          </table:table-cell>
        </table:table-row>
        <table:table-row table:style-name="ro1">
          <table:table-cell office:value-type="string" calcext:value-type="string">
            <text:p>g.13.54.gm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,5</text:p>
          </table:table-cell>
          <table:table-cell office:value-type="float" office:value="62.81" calcext:value-type="float">
            <text:p>62,81</text:p>
          </table:table-cell>
          <table:table-cell office:value-type="float" office:value="19.5" calcext:value-type="float">
            <text:p>19,5</text:p>
          </table:table-cell>
          <table:table-cell office:value-type="float" office:value="620" calcext:value-type="float">
            <text:p>620</text:p>
          </table:table-cell>
          <table:table-cell office:value-type="float" office:value="307.44" calcext:value-type="float">
            <text:p>307,44</text:p>
          </table:table-cell>
          <table:table-cell office:value-type="float" office:value="6" calcext:value-type="float">
            <text:p>6</text:p>
          </table:table-cell>
          <table:table-cell office:value-type="float" office:value="440.78" calcext:value-type="float">
            <text:p>440,78</text:p>
          </table:table-cell>
          <table:table-cell office:value-type="float" office:value="115.47" calcext:value-type="float">
            <text:p>115,47</text:p>
          </table:table-cell>
          <table:table-cell office:value-type="float" office:value="849" calcext:value-type="float">
            <text:p>849</text:p>
          </table:table-cell>
          <table:table-cell table:formula="of:=[.K55]/[.L55]" office:value-type="float" office:value="3.81726855460293" calcext:value-type="float">
            <text:p>3,81726855460293</text:p>
          </table:table-cell>
        </table:table-row>
        <table:table-row table:style-name="ro1">
          <table:table-cell office:value-type="string" calcext:value-type="string">
            <text:p>g.13.86.gml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1.43" calcext:value-type="float">
            <text:p>31,43</text:p>
          </table:table-cell>
          <table:table-cell office:value-type="float" office:value="64.23" calcext:value-type="float">
            <text:p>64,23</text:p>
          </table:table-cell>
          <table:table-cell office:value-type="float" office:value="31.43" calcext:value-type="float">
            <text:p>31,43</text:p>
          </table:table-cell>
          <table:table-cell office:value-type="float" office:value="542" calcext:value-type="float">
            <text:p>542</text:p>
          </table:table-cell>
          <table:table-cell office:value-type="float" office:value="252.12" calcext:value-type="float">
            <text:p>252,12</text:p>
          </table:table-cell>
          <table:table-cell office:value-type="float" office:value="5" calcext:value-type="float">
            <text:p>5</text:p>
          </table:table-cell>
          <table:table-cell office:value-type="float" office:value="411.79" calcext:value-type="float">
            <text:p>411,79</text:p>
          </table:table-cell>
          <table:table-cell office:value-type="float" office:value="104.68" calcext:value-type="float">
            <text:p>104,68</text:p>
          </table:table-cell>
          <table:table-cell office:value-type="float" office:value="737" calcext:value-type="float">
            <text:p>737</text:p>
          </table:table-cell>
          <table:table-cell table:formula="of:=[.K56]/[.L56]" office:value-type="float" office:value="3.93379824226213" calcext:value-type="float">
            <text:p>3,93379824226213</text:p>
          </table:table-cell>
        </table:table-row>
        <table:table-row table:style-name="ro1">
          <table:table-cell office:value-type="string" calcext:value-type="string">
            <text:p>g.13.63.gml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8.65" calcext:value-type="float">
            <text:p>8,65</text:p>
          </table:table-cell>
          <table:table-cell office:value-type="float" office:value="21.67" calcext:value-type="float">
            <text:p>21,67</text:p>
          </table:table-cell>
          <table:table-cell office:value-type="float" office:value="8.65" calcext:value-type="float">
            <text:p>8,65</text:p>
          </table:table-cell>
          <table:table-cell office:value-type="float" office:value="326" calcext:value-type="float">
            <text:p>326</text:p>
          </table:table-cell>
          <table:table-cell office:value-type="float" office:value="261.88" calcext:value-type="float">
            <text:p>261,88</text:p>
          </table:table-cell>
          <table:table-cell office:value-type="float" office:value="27" calcext:value-type="float">
            <text:p>27</text:p>
          </table:table-cell>
          <table:table-cell office:value-type="float" office:value="534.6" calcext:value-type="float">
            <text:p>534,6</text:p>
          </table:table-cell>
          <table:table-cell office:value-type="float" office:value="133.31" calcext:value-type="float">
            <text:p>133,31</text:p>
          </table:table-cell>
          <table:table-cell office:value-type="float" office:value="535" calcext:value-type="float">
            <text:p>535</text:p>
          </table:table-cell>
          <table:table-cell table:formula="of:=[.K57]/[.L57]" office:value-type="float" office:value="4.01020178531243" calcext:value-type="float">
            <text:p>4,01020178531243</text:p>
          </table:table-cell>
        </table:table-row>
        <table:table-row table:style-name="ro1">
          <table:table-cell office:value-type="string" calcext:value-type="string">
            <text:p>g.13.99.gml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1.09" calcext:value-type="float">
            <text:p>11,09</text:p>
          </table:table-cell>
          <table:table-cell office:value-type="float" office:value="31.21" calcext:value-type="float">
            <text:p>31,21</text:p>
          </table:table-cell>
          <table:table-cell office:value-type="float" office:value="11.09" calcext:value-type="float">
            <text:p>11,09</text:p>
          </table:table-cell>
          <table:table-cell office:value-type="float" office:value="56" calcext:value-type="float">
            <text:p>56</text:p>
          </table:table-cell>
          <table:table-cell office:value-type="float" office:value="219.11" calcext:value-type="float">
            <text:p>219,11</text:p>
          </table:table-cell>
          <table:table-cell office:value-type="float" office:value="17" calcext:value-type="float">
            <text:p>17</text:p>
          </table:table-cell>
          <table:table-cell office:value-type="float" office:value="425.73" calcext:value-type="float">
            <text:p>425,73</text:p>
          </table:table-cell>
          <table:table-cell office:value-type="float" office:value="86.59" calcext:value-type="float">
            <text:p>86,59</text:p>
          </table:table-cell>
          <table:table-cell office:value-type="float" office:value="88" calcext:value-type="float">
            <text:p>88</text:p>
          </table:table-cell>
          <table:table-cell table:formula="of:=[.K58]/[.L58]" office:value-type="float" office:value="4.91661854717635" calcext:value-type="float">
            <text:p>4,91661854717635</text:p>
          </table:table-cell>
        </table:table-row>
        <table:table-row table:style-name="ro1">
          <table:table-cell office:value-type="string" calcext:value-type="string">
            <text:p>g.13.79.gml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2.42" calcext:value-type="float">
            <text:p>32,42</text:p>
          </table:table-cell>
          <table:table-cell office:value-type="float" office:value="55.05" calcext:value-type="float">
            <text:p>55,05</text:p>
          </table:table-cell>
          <table:table-cell office:value-type="float" office:value="32.42" calcext:value-type="float">
            <text:p>32,42</text:p>
          </table:table-cell>
          <table:table-cell office:value-type="float" office:value="567" calcext:value-type="float">
            <text:p>567</text:p>
          </table:table-cell>
          <table:table-cell office:value-type="float" office:value="263.21" calcext:value-type="float">
            <text:p>263,21</text:p>
          </table:table-cell>
          <table:table-cell office:value-type="float" office:value="3" calcext:value-type="float">
            <text:p>3</text:p>
          </table:table-cell>
          <table:table-cell office:value-type="float" office:value="518.29" calcext:value-type="float">
            <text:p>518,29</text:p>
          </table:table-cell>
          <table:table-cell office:value-type="float" office:value="105.08" calcext:value-type="float">
            <text:p>105,08</text:p>
          </table:table-cell>
          <table:table-cell office:value-type="float" office:value="767" calcext:value-type="float">
            <text:p>767</text:p>
          </table:table-cell>
          <table:table-cell table:formula="of:=[.K59]/[.L59]" office:value-type="float" office:value="4.93233726684431" calcext:value-type="float">
            <text:p>4,93233726684431</text:p>
          </table:table-cell>
        </table:table-row>
        <table:table-row table:style-name="ro1">
          <table:table-cell office:value-type="string" calcext:value-type="string">
            <text:p>g.13.49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.33" calcext:value-type="float">
            <text:p>4,33</text:p>
          </table:table-cell>
          <table:table-cell office:value-type="float" office:value="17.66" calcext:value-type="float">
            <text:p>17,66</text:p>
          </table:table-cell>
          <table:table-cell office:value-type="float" office:value="4.33" calcext:value-type="float">
            <text:p>4,33</text:p>
          </table:table-cell>
          <table:table-cell office:value-type="float" office:value="101" calcext:value-type="float">
            <text:p>101</text:p>
          </table:table-cell>
          <table:table-cell office:value-type="float" office:value="257.49" calcext:value-type="float">
            <text:p>257,49</text:p>
          </table:table-cell>
          <table:table-cell office:value-type="float" office:value="185" calcext:value-type="float">
            <text:p>185</text:p>
          </table:table-cell>
          <table:table-cell office:value-type="float" office:value="513.88" calcext:value-type="float">
            <text:p>513,88</text:p>
          </table:table-cell>
          <table:table-cell office:value-type="float" office:value="89.06" calcext:value-type="float">
            <text:p>89,06</text:p>
          </table:table-cell>
          <table:table-cell office:value-type="float" office:value="269" calcext:value-type="float">
            <text:p>269</text:p>
          </table:table-cell>
          <table:table-cell table:formula="of:=[.K60]/[.L60]" office:value-type="float" office:value="5.77004266786436" calcext:value-type="float">
            <text:p>5,77004266786436</text:p>
          </table:table-cell>
        </table:table-row>
        <table:table-row table:style-name="ro1">
          <table:table-cell office:value-type="string" calcext:value-type="string">
            <text:p>g.13.34.gml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5.83" calcext:value-type="float">
            <text:p>5,83</text:p>
          </table:table-cell>
          <table:table-cell office:value-type="float" office:value="25.55" calcext:value-type="float">
            <text:p>25,55</text:p>
          </table:table-cell>
          <table:table-cell office:value-type="float" office:value="5.83" calcext:value-type="float">
            <text:p>5,83</text:p>
          </table:table-cell>
          <table:table-cell office:value-type="float" office:value="197" calcext:value-type="float">
            <text:p>197</text:p>
          </table:table-cell>
          <table:table-cell office:value-type="float" office:value="275.82" calcext:value-type="float">
            <text:p>275,82</text:p>
          </table:table-cell>
          <table:table-cell office:value-type="float" office:value="104" calcext:value-type="float">
            <text:p>104</text:p>
          </table:table-cell>
          <table:table-cell office:value-type="float" office:value="516.71" calcext:value-type="float">
            <text:p>516,71</text:p>
          </table:table-cell>
          <table:table-cell office:value-type="float" office:value="84.98" calcext:value-type="float">
            <text:p>84,98</text:p>
          </table:table-cell>
          <table:table-cell office:value-type="float" office:value="433" calcext:value-type="float">
            <text:p>433</text:p>
          </table:table-cell>
          <table:table-cell table:formula="of:=[.K61]/[.L61]" office:value-type="float" office:value="6.08037185220052" calcext:value-type="float">
            <text:p>6,08037185220052</text:p>
          </table:table-cell>
        </table:table-row>
        <table:table-row table:style-name="ro1">
          <table:table-cell office:value-type="string" calcext:value-type="string">
            <text:p>g.13.48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.37" calcext:value-type="float">
            <text:p>3,37</text:p>
          </table:table-cell>
          <table:table-cell office:value-type="float" office:value="16.65" calcext:value-type="float">
            <text:p>16,65</text:p>
          </table:table-cell>
          <table:table-cell office:value-type="float" office:value="3.37" calcext:value-type="float">
            <text:p>3,37</text:p>
          </table:table-cell>
          <table:table-cell office:value-type="float" office:value="110" calcext:value-type="float">
            <text:p>110</text:p>
          </table:table-cell>
          <table:table-cell office:value-type="float" office:value="248.1" calcext:value-type="float">
            <text:p>248,1</text:p>
          </table:table-cell>
          <table:table-cell office:value-type="float" office:value="152" calcext:value-type="float">
            <text:p>152</text:p>
          </table:table-cell>
          <table:table-cell office:value-type="float" office:value="498.1" calcext:value-type="float">
            <text:p>498,1</text:p>
          </table:table-cell>
          <table:table-cell office:value-type="float" office:value="81.42" calcext:value-type="float">
            <text:p>81,42</text:p>
          </table:table-cell>
          <table:table-cell office:value-type="float" office:value="237" calcext:value-type="float">
            <text:p>237</text:p>
          </table:table-cell>
          <table:table-cell table:formula="of:=[.K62]/[.L62]" office:value-type="float" office:value="6.11766150822894" calcext:value-type="float">
            <text:p>6,11766150822894</text:p>
          </table:table-cell>
        </table:table-row>
        <table:table-row table:style-name="ro1">
          <table:table-cell office:value-type="string" calcext:value-type="string">
            <text:p>g.13.51.gml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3.42" calcext:value-type="float">
            <text:p>3,42</text:p>
          </table:table-cell>
          <table:table-cell office:value-type="float" office:value="21.46" calcext:value-type="float">
            <text:p>21,46</text:p>
          </table:table-cell>
          <table:table-cell office:value-type="float" office:value="3.42" calcext:value-type="float">
            <text:p>3,42</text:p>
          </table:table-cell>
          <table:table-cell office:value-type="float" office:value="115" calcext:value-type="float">
            <text:p>115</text:p>
          </table:table-cell>
          <table:table-cell office:value-type="float" office:value="225.72" calcext:value-type="float">
            <text:p>225,72</text:p>
          </table:table-cell>
          <table:table-cell office:value-type="float" office:value="131" calcext:value-type="float">
            <text:p>131</text:p>
          </table:table-cell>
          <table:table-cell office:value-type="float" office:value="493.24" calcext:value-type="float">
            <text:p>493,24</text:p>
          </table:table-cell>
          <table:table-cell office:value-type="float" office:value="63.86" calcext:value-type="float">
            <text:p>63,86</text:p>
          </table:table-cell>
          <table:table-cell office:value-type="float" office:value="270" calcext:value-type="float">
            <text:p>270</text:p>
          </table:table-cell>
          <table:table-cell table:formula="of:=[.K63]/[.L63]" office:value-type="float" office:value="7.72377074851237" calcext:value-type="float">
            <text:p>7,72377074851237</text:p>
          </table:table-cell>
        </table:table-row>
        <table:table-row table:style-name="ro1">
          <table:table-cell office:value-type="string" calcext:value-type="string">
            <text:p>g.13.53.gml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.93" calcext:value-type="float">
            <text:p>2,93</text:p>
          </table:table-cell>
          <table:table-cell office:value-type="float" office:value="29.49" calcext:value-type="float">
            <text:p>29,49</text:p>
          </table:table-cell>
          <table:table-cell office:value-type="float" office:value="2.93" calcext:value-type="float">
            <text:p>2,93</text:p>
          </table:table-cell>
          <table:table-cell office:value-type="float" office:value="208" calcext:value-type="float">
            <text:p>208</text:p>
          </table:table-cell>
          <table:table-cell office:value-type="float" office:value="283.15" calcext:value-type="float">
            <text:p>283,15</text:p>
          </table:table-cell>
          <table:table-cell office:value-type="float" office:value="38" calcext:value-type="float">
            <text:p>38</text:p>
          </table:table-cell>
          <table:table-cell office:value-type="float" office:value="587.65" calcext:value-type="float">
            <text:p>587,65</text:p>
          </table:table-cell>
          <table:table-cell office:value-type="float" office:value="63.91" calcext:value-type="float">
            <text:p>63,91</text:p>
          </table:table-cell>
          <table:table-cell office:value-type="float" office:value="347" calcext:value-type="float">
            <text:p>347</text:p>
          </table:table-cell>
          <table:table-cell table:formula="of:=[.K64]/[.L64]" office:value-type="float" office:value="9.19496166484118" calcext:value-type="float">
            <text:p>9,19496166484118</text:p>
          </table:table-cell>
        </table:table-row>
        <table:table-row table:style-name="ro1">
          <table:table-cell office:value-type="string" calcext:value-type="string">
            <text:p>g.14.34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.72" calcext:value-type="float">
            <text:p>21,72</text:p>
          </table:table-cell>
          <table:table-cell office:value-type="float" office:value="40.5" calcext:value-type="float">
            <text:p>40,5</text:p>
          </table:table-cell>
          <table:table-cell office:value-type="float" office:value="21.72" calcext:value-type="float">
            <text:p>21,72</text:p>
          </table:table-cell>
          <table:table-cell office:value-type="float" office:value="2617" calcext:value-type="float">
            <text:p>2617</text:p>
          </table:table-cell>
          <table:table-cell office:value-type="float" office:value="289.23" calcext:value-type="float">
            <text:p>289,23</text:p>
          </table:table-cell>
          <table:table-cell office:value-type="float" office:value="6" calcext:value-type="float">
            <text:p>6</text:p>
          </table:table-cell>
          <table:table-cell office:value-type="float" office:value="453.67" calcext:value-type="float">
            <text:p>453,67</text:p>
          </table:table-cell>
          <table:table-cell office:value-type="float" office:value="146.29" calcext:value-type="float">
            <text:p>146,29</text:p>
          </table:table-cell>
          <table:table-cell office:value-type="float" office:value="3658" calcext:value-type="float">
            <text:p>3658</text:p>
          </table:table-cell>
          <table:table-cell table:formula="of:=[.K65]/[.L65]" office:value-type="float" office:value="3.10116891106706" calcext:value-type="float">
            <text:p>3,10116891106706</text:p>
          </table:table-cell>
        </table:table-row>
        <table:table-row table:style-name="ro1">
          <table:table-cell office:value-type="string" calcext:value-type="string">
            <text:p>g.14.33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1.39" calcext:value-type="float">
            <text:p>21,39</text:p>
          </table:table-cell>
          <table:table-cell office:value-type="float" office:value="40.95" calcext:value-type="float">
            <text:p>40,95</text:p>
          </table:table-cell>
          <table:table-cell office:value-type="float" office:value="21.39" calcext:value-type="float">
            <text:p>21,39</text:p>
          </table:table-cell>
          <table:table-cell office:value-type="float" office:value="2522" calcext:value-type="float">
            <text:p>2522</text:p>
          </table:table-cell>
          <table:table-cell office:value-type="float" office:value="288.99" calcext:value-type="float">
            <text:p>288,99</text:p>
          </table:table-cell>
          <table:table-cell office:value-type="float" office:value="6" calcext:value-type="float">
            <text:p>6</text:p>
          </table:table-cell>
          <table:table-cell office:value-type="float" office:value="452.88" calcext:value-type="float">
            <text:p>452,88</text:p>
          </table:table-cell>
          <table:table-cell office:value-type="float" office:value="144.59" calcext:value-type="float">
            <text:p>144,59</text:p>
          </table:table-cell>
          <table:table-cell office:value-type="float" office:value="3573" calcext:value-type="float">
            <text:p>3573</text:p>
          </table:table-cell>
          <table:table-cell table:formula="of:=[.K66]/[.L66]" office:value-type="float" office:value="3.13216681651566" calcext:value-type="float">
            <text:p>3,13216681651566</text:p>
          </table:table-cell>
        </table:table-row>
        <table:table-row table:style-name="ro1">
          <table:table-cell office:value-type="string" calcext:value-type="string">
            <text:p>g.14.21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.6" calcext:value-type="float">
            <text:p>15,6</text:p>
          </table:table-cell>
          <table:table-cell office:value-type="float" office:value="40.01" calcext:value-type="float">
            <text:p>40,01</text:p>
          </table:table-cell>
          <table:table-cell office:value-type="float" office:value="15.6" calcext:value-type="float">
            <text:p>15,6</text:p>
          </table:table-cell>
          <table:table-cell office:value-type="float" office:value="822" calcext:value-type="float">
            <text:p>822</text:p>
          </table:table-cell>
          <table:table-cell office:value-type="float" office:value="279.31" calcext:value-type="float">
            <text:p>279,31</text:p>
          </table:table-cell>
          <table:table-cell office:value-type="float" office:value="15" calcext:value-type="float">
            <text:p>15</text:p>
          </table:table-cell>
          <table:table-cell office:value-type="float" office:value="518.56" calcext:value-type="float">
            <text:p>518,56</text:p>
          </table:table-cell>
          <table:table-cell office:value-type="float" office:value="142.08" calcext:value-type="float">
            <text:p>142,08</text:p>
          </table:table-cell>
          <table:table-cell office:value-type="float" office:value="1197" calcext:value-type="float">
            <text:p>1197</text:p>
          </table:table-cell>
          <table:table-cell table:formula="of:=[.K67]/[.L67]" office:value-type="float" office:value="3.64977477477477" calcext:value-type="float">
            <text:p>3,64977477477477</text:p>
          </table:table-cell>
        </table:table-row>
        <table:table-row table:style-name="ro1">
          <table:table-cell office:value-type="string" calcext:value-type="string">
            <text:p>g.14.24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.79" calcext:value-type="float">
            <text:p>22,79</text:p>
          </table:table-cell>
          <table:table-cell office:value-type="float" office:value="55.27" calcext:value-type="float">
            <text:p>55,27</text:p>
          </table:table-cell>
          <table:table-cell office:value-type="float" office:value="22.79" calcext:value-type="float">
            <text:p>22,79</text:p>
          </table:table-cell>
          <table:table-cell office:value-type="float" office:value="583" calcext:value-type="float">
            <text:p>583</text:p>
          </table:table-cell>
          <table:table-cell office:value-type="float" office:value="255.2" calcext:value-type="float">
            <text:p>255,2</text:p>
          </table:table-cell>
          <table:table-cell office:value-type="float" office:value="11" calcext:value-type="float">
            <text:p>11</text:p>
          </table:table-cell>
          <table:table-cell office:value-type="float" office:value="458.24" calcext:value-type="float">
            <text:p>458,24</text:p>
          </table:table-cell>
          <table:table-cell office:value-type="float" office:value="110.87" calcext:value-type="float">
            <text:p>110,87</text:p>
          </table:table-cell>
          <table:table-cell office:value-type="float" office:value="883" calcext:value-type="float">
            <text:p>883</text:p>
          </table:table-cell>
          <table:table-cell table:formula="of:=[.K68]/[.L68]" office:value-type="float" office:value="4.13312888969063" calcext:value-type="float">
            <text:p>4,13312888969063</text:p>
          </table:table-cell>
        </table:table-row>
        <table:table-row table:style-name="ro1">
          <table:table-cell office:value-type="string" calcext:value-type="string">
            <text:p>g.14.57.g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4.7" calcext:value-type="float">
            <text:p>24,7</text:p>
          </table:table-cell>
          <table:table-cell office:value-type="float" office:value="61.77" calcext:value-type="float">
            <text:p>61,77</text:p>
          </table:table-cell>
          <table:table-cell office:value-type="float" office:value="24.7" calcext:value-type="float">
            <text:p>24,7</text:p>
          </table:table-cell>
          <table:table-cell office:value-type="float" office:value="851" calcext:value-type="float">
            <text:p>851</text:p>
          </table:table-cell>
          <table:table-cell office:value-type="float" office:value="261.93" calcext:value-type="float">
            <text:p>261,93</text:p>
          </table:table-cell>
          <table:table-cell office:value-type="float" office:value="7" calcext:value-type="float">
            <text:p>7</text:p>
          </table:table-cell>
          <table:table-cell office:value-type="float" office:value="476.87" calcext:value-type="float">
            <text:p>476,87</text:p>
          </table:table-cell>
          <table:table-cell office:value-type="float" office:value="111.66" calcext:value-type="float">
            <text:p>111,66</text:p>
          </table:table-cell>
          <table:table-cell office:value-type="float" office:value="1194" calcext:value-type="float">
            <text:p>1194</text:p>
          </table:table-cell>
          <table:table-cell table:formula="of:=[.K69]/[.L69]" office:value-type="float" office:value="4.27073258104962" calcext:value-type="float">
            <text:p>4,27073258104962</text:p>
          </table:table-cell>
        </table:table-row>
        <table:table-row table:style-name="ro1">
          <table:table-cell office:value-type="string" calcext:value-type="string">
            <text:p>g.14.20.gml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1.49" calcext:value-type="float">
            <text:p>11,49</text:p>
          </table:table-cell>
          <table:table-cell office:value-type="float" office:value="47.39" calcext:value-type="float">
            <text:p>47,39</text:p>
          </table:table-cell>
          <table:table-cell office:value-type="float" office:value="11.49" calcext:value-type="float">
            <text:p>11,49</text:p>
          </table:table-cell>
          <table:table-cell office:value-type="float" office:value="168" calcext:value-type="float">
            <text:p>168</text:p>
          </table:table-cell>
          <table:table-cell office:value-type="float" office:value="255.6" calcext:value-type="float">
            <text:p>255,6</text:p>
          </table:table-cell>
          <table:table-cell office:value-type="float" office:value="17" calcext:value-type="float">
            <text:p>17</text:p>
          </table:table-cell>
          <table:table-cell office:value-type="float" office:value="515.13" calcext:value-type="float">
            <text:p>515,13</text:p>
          </table:table-cell>
          <table:table-cell office:value-type="float" office:value="118.92" calcext:value-type="float">
            <text:p>118,92</text:p>
          </table:table-cell>
          <table:table-cell office:value-type="float" office:value="265" calcext:value-type="float">
            <text:p>265</text:p>
          </table:table-cell>
          <table:table-cell table:formula="of:=[.K70]/[.L70]" office:value-type="float" office:value="4.33173562058527" calcext:value-type="float">
            <text:p>4,33173562058527</text:p>
          </table:table-cell>
        </table:table-row>
        <table:table-row table:style-name="ro1">
          <table:table-cell office:value-type="string" calcext:value-type="string">
            <text:p>g.14.38.gml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2.31" calcext:value-type="float">
            <text:p>32,31</text:p>
          </table:table-cell>
          <table:table-cell office:value-type="float" office:value="46" calcext:value-type="float">
            <text:p>46</text:p>
          </table:table-cell>
          <table:table-cell office:value-type="float" office:value="32.31" calcext:value-type="float">
            <text:p>32,31</text:p>
          </table:table-cell>
          <table:table-cell office:value-type="float" office:value="789" calcext:value-type="float">
            <text:p>789</text:p>
          </table:table-cell>
          <table:table-cell office:value-type="float" office:value="255.75" calcext:value-type="float">
            <text:p>255,75</text:p>
          </table:table-cell>
          <table:table-cell office:value-type="float" office:value="3" calcext:value-type="float">
            <text:p>3</text:p>
          </table:table-cell>
          <table:table-cell office:value-type="float" office:value="439.79" calcext:value-type="float">
            <text:p>439,79</text:p>
          </table:table-cell>
          <table:table-cell office:value-type="float" office:value="100.44" calcext:value-type="float">
            <text:p>100,44</text:p>
          </table:table-cell>
          <table:table-cell office:value-type="float" office:value="1105" calcext:value-type="float">
            <text:p>1105</text:p>
          </table:table-cell>
          <table:table-cell table:formula="of:=[.K71]/[.L71]" office:value-type="float" office:value="4.37863401035444" calcext:value-type="float">
            <text:p>4,37863401035444</text:p>
          </table:table-cell>
        </table:table-row>
        <table:table-row table:style-name="ro1">
          <table:table-cell office:value-type="string" calcext:value-type="string">
            <text:p>g.14.58.g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.18" calcext:value-type="float">
            <text:p>25,18</text:p>
          </table:table-cell>
          <table:table-cell office:value-type="float" office:value="61.13" calcext:value-type="float">
            <text:p>61,13</text:p>
          </table:table-cell>
          <table:table-cell office:value-type="float" office:value="25.18" calcext:value-type="float">
            <text:p>25,18</text:p>
          </table:table-cell>
          <table:table-cell office:value-type="float" office:value="886" calcext:value-type="float">
            <text:p>886</text:p>
          </table:table-cell>
          <table:table-cell office:value-type="float" office:value="266.4" calcext:value-type="float">
            <text:p>266,4</text:p>
          </table:table-cell>
          <table:table-cell office:value-type="float" office:value="7" calcext:value-type="float">
            <text:p>7</text:p>
          </table:table-cell>
          <table:table-cell office:value-type="float" office:value="478.43" calcext:value-type="float">
            <text:p>478,43</text:p>
          </table:table-cell>
          <table:table-cell office:value-type="float" office:value="108.19" calcext:value-type="float">
            <text:p>108,19</text:p>
          </table:table-cell>
          <table:table-cell office:value-type="float" office:value="1262" calcext:value-type="float">
            <text:p>1262</text:p>
          </table:table-cell>
          <table:table-cell table:formula="of:=[.K72]/[.L72]" office:value-type="float" office:value="4.42212773823828" calcext:value-type="float">
            <text:p>4,42212773823828</text:p>
          </table:table-cell>
        </table:table-row>
        <table:table-row table:style-name="ro1">
          <table:table-cell office:value-type="string" calcext:value-type="string">
            <text:p>g.14.25.gm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1.24" calcext:value-type="float">
            <text:p>21,24</text:p>
          </table:table-cell>
          <table:table-cell office:value-type="float" office:value="65.43" calcext:value-type="float">
            <text:p>65,43</text:p>
          </table:table-cell>
          <table:table-cell office:value-type="float" office:value="21.24" calcext:value-type="float">
            <text:p>21,24</text:p>
          </table:table-cell>
          <table:table-cell office:value-type="float" office:value="781" calcext:value-type="float">
            <text:p>781</text:p>
          </table:table-cell>
          <table:table-cell office:value-type="float" office:value="245.02" calcext:value-type="float">
            <text:p>245,02</text:p>
          </table:table-cell>
          <table:table-cell office:value-type="float" office:value="6" calcext:value-type="float">
            <text:p>6</text:p>
          </table:table-cell>
          <table:table-cell office:value-type="float" office:value="488.53" calcext:value-type="float">
            <text:p>488,53</text:p>
          </table:table-cell>
          <table:table-cell office:value-type="float" office:value="103.78" calcext:value-type="float">
            <text:p>103,78</text:p>
          </table:table-cell>
          <table:table-cell office:value-type="float" office:value="1085" calcext:value-type="float">
            <text:p>1085</text:p>
          </table:table-cell>
          <table:table-cell table:formula="of:=[.K73]/[.L73]" office:value-type="float" office:value="4.70736172672962" calcext:value-type="float">
            <text:p>4,70736172672962</text:p>
          </table:table-cell>
        </table:table-row>
        <table:table-row table:style-name="ro1">
          <table:table-cell office:value-type="string" calcext:value-type="string">
            <text:p>g.14.26.gml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1.11" calcext:value-type="float">
            <text:p>21,11</text:p>
          </table:table-cell>
          <table:table-cell office:value-type="float" office:value="65.46" calcext:value-type="float">
            <text:p>65,46</text:p>
          </table:table-cell>
          <table:table-cell office:value-type="float" office:value="21.11" calcext:value-type="float">
            <text:p>21,11</text:p>
          </table:table-cell>
          <table:table-cell office:value-type="float" office:value="753" calcext:value-type="float">
            <text:p>753</text:p>
          </table:table-cell>
          <table:table-cell office:value-type="float" office:value="245.39" calcext:value-type="float">
            <text:p>245,39</text:p>
          </table:table-cell>
          <table:table-cell office:value-type="float" office:value="6" calcext:value-type="float">
            <text:p>6</text:p>
          </table:table-cell>
          <table:table-cell office:value-type="float" office:value="491.55" calcext:value-type="float">
            <text:p>491,55</text:p>
          </table:table-cell>
          <table:table-cell office:value-type="float" office:value="104.37" calcext:value-type="float">
            <text:p>104,37</text:p>
          </table:table-cell>
          <table:table-cell office:value-type="float" office:value="1112" calcext:value-type="float">
            <text:p>1112</text:p>
          </table:table-cell>
          <table:table-cell table:formula="of:=[.K74]/[.L74]" office:value-type="float" office:value="4.70968669157804" calcext:value-type="float">
            <text:p>4,70968669157804</text:p>
          </table:table-cell>
        </table:table-row>
        <table:table-row table:style-name="ro1">
          <table:table-cell office:value-type="string" calcext:value-type="string">
            <text:p>g.14.23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2.88" calcext:value-type="float">
            <text:p>22,88</text:p>
          </table:table-cell>
          <table:table-cell office:value-type="float" office:value="54.41" calcext:value-type="float">
            <text:p>54,41</text:p>
          </table:table-cell>
          <table:table-cell office:value-type="float" office:value="22.88" calcext:value-type="float">
            <text:p>22,88</text:p>
          </table:table-cell>
          <table:table-cell office:value-type="float" office:value="518" calcext:value-type="float">
            <text:p>518</text:p>
          </table:table-cell>
          <table:table-cell office:value-type="float" office:value="258.99" calcext:value-type="float">
            <text:p>258,99</text:p>
          </table:table-cell>
          <table:table-cell office:value-type="float" office:value="11" calcext:value-type="float">
            <text:p>11</text:p>
          </table:table-cell>
          <table:table-cell office:value-type="float" office:value="480.89" calcext:value-type="float">
            <text:p>480,89</text:p>
          </table:table-cell>
          <table:table-cell office:value-type="float" office:value="101.78" calcext:value-type="float">
            <text:p>101,78</text:p>
          </table:table-cell>
          <table:table-cell office:value-type="float" office:value="769" calcext:value-type="float">
            <text:p>769</text:p>
          </table:table-cell>
          <table:table-cell table:formula="of:=[.K75]/[.L75]" office:value-type="float" office:value="4.72479858518373" calcext:value-type="float">
            <text:p>4,72479858518373</text:p>
          </table:table-cell>
        </table:table-row>
        <table:table-row table:style-name="ro1">
          <table:table-cell office:value-type="string" calcext:value-type="string">
            <text:p>g.14.27.gml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.48" calcext:value-type="float">
            <text:p>15,48</text:p>
          </table:table-cell>
          <table:table-cell office:value-type="float" office:value="57.53" calcext:value-type="float">
            <text:p>57,53</text:p>
          </table:table-cell>
          <table:table-cell office:value-type="float" office:value="15.48" calcext:value-type="float">
            <text:p>15,48</text:p>
          </table:table-cell>
          <table:table-cell office:value-type="float" office:value="356" calcext:value-type="float">
            <text:p>356</text:p>
          </table:table-cell>
          <table:table-cell office:value-type="float" office:value="252.77" calcext:value-type="float">
            <text:p>252,77</text:p>
          </table:table-cell>
          <table:table-cell office:value-type="float" office:value="8" calcext:value-type="float">
            <text:p>8</text:p>
          </table:table-cell>
          <table:table-cell office:value-type="float" office:value="461.93" calcext:value-type="float">
            <text:p>461,93</text:p>
          </table:table-cell>
          <table:table-cell office:value-type="float" office:value="97.52" calcext:value-type="float">
            <text:p>97,52</text:p>
          </table:table-cell>
          <table:table-cell office:value-type="float" office:value="535" calcext:value-type="float">
            <text:p>535</text:p>
          </table:table-cell>
          <table:table-cell table:formula="of:=[.K76]/[.L76]" office:value-type="float" office:value="4.73677194421657" calcext:value-type="float">
            <text:p>4,73677194421657</text:p>
          </table:table-cell>
        </table:table-row>
        <table:table-row table:style-name="ro1">
          <table:table-cell office:value-type="string" calcext:value-type="string">
            <text:p>g.14.22.gml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7.99" calcext:value-type="float">
            <text:p>7,99</text:p>
          </table:table-cell>
          <table:table-cell office:value-type="float" office:value="19.25" calcext:value-type="float">
            <text:p>19,25</text:p>
          </table:table-cell>
          <table:table-cell office:value-type="float" office:value="7.99" calcext:value-type="float">
            <text:p>7,99</text:p>
          </table:table-cell>
          <table:table-cell office:value-type="float" office:value="239" calcext:value-type="float">
            <text:p>239</text:p>
          </table:table-cell>
          <table:table-cell office:value-type="float" office:value="261.6" calcext:value-type="float">
            <text:p>261,6</text:p>
          </table:table-cell>
          <table:table-cell office:value-type="float" office:value="11" calcext:value-type="float">
            <text:p>11</text:p>
          </table:table-cell>
          <table:table-cell office:value-type="float" office:value="510.25" calcext:value-type="float">
            <text:p>510,25</text:p>
          </table:table-cell>
          <table:table-cell office:value-type="float" office:value="107.23" calcext:value-type="float">
            <text:p>107,23</text:p>
          </table:table-cell>
          <table:table-cell office:value-type="float" office:value="363" calcext:value-type="float">
            <text:p>363</text:p>
          </table:table-cell>
          <table:table-cell table:formula="of:=[.K77]/[.L77]" office:value-type="float" office:value="4.75846311666511" calcext:value-type="float">
            <text:p>4,75846311666511</text:p>
          </table:table-cell>
        </table:table-row>
        <table:table-row table:style-name="ro1">
          <table:table-cell office:value-type="string" calcext:value-type="string">
            <text:p>g.14.28.gml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.07" calcext:value-type="float">
            <text:p>15,07</text:p>
          </table:table-cell>
          <table:table-cell office:value-type="float" office:value="57.32" calcext:value-type="float">
            <text:p>57,32</text:p>
          </table:table-cell>
          <table:table-cell office:value-type="float" office:value="15.07" calcext:value-type="float">
            <text:p>15,07</text:p>
          </table:table-cell>
          <table:table-cell office:value-type="float" office:value="325" calcext:value-type="float">
            <text:p>325</text:p>
          </table:table-cell>
          <table:table-cell office:value-type="float" office:value="253.87" calcext:value-type="float">
            <text:p>253,87</text:p>
          </table:table-cell>
          <table:table-cell office:value-type="float" office:value="8" calcext:value-type="float">
            <text:p>8</text:p>
          </table:table-cell>
          <table:table-cell office:value-type="float" office:value="463.63" calcext:value-type="float">
            <text:p>463,63</text:p>
          </table:table-cell>
          <table:table-cell office:value-type="float" office:value="96.97" calcext:value-type="float">
            <text:p>96,97</text:p>
          </table:table-cell>
          <table:table-cell office:value-type="float" office:value="468" calcext:value-type="float">
            <text:p>468</text:p>
          </table:table-cell>
          <table:table-cell table:formula="of:=[.K78]/[.L78]" office:value-type="float" office:value="4.78116943384552" calcext:value-type="float">
            <text:p>4,78116943384552</text:p>
          </table:table-cell>
        </table:table-row>
        <table:table-row table:style-name="ro1">
          <table:table-cell office:value-type="string" calcext:value-type="string">
            <text:p>g.14.62.gml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.16" calcext:value-type="float">
            <text:p>3,16</text:p>
          </table:table-cell>
          <table:table-cell office:value-type="float" office:value="21.55" calcext:value-type="float">
            <text:p>21,55</text:p>
          </table:table-cell>
          <table:table-cell office:value-type="float" office:value="3.16" calcext:value-type="float">
            <text:p>3,16</text:p>
          </table:table-cell>
          <table:table-cell office:value-type="float" office:value="263" calcext:value-type="float">
            <text:p>263</text:p>
          </table:table-cell>
          <table:table-cell office:value-type="float" office:value="237.62" calcext:value-type="float">
            <text:p>237,62</text:p>
          </table:table-cell>
          <table:table-cell office:value-type="float" office:value="49" calcext:value-type="float">
            <text:p>49</text:p>
          </table:table-cell>
          <table:table-cell office:value-type="float" office:value="449" calcext:value-type="float">
            <text:p>449</text:p>
          </table:table-cell>
          <table:table-cell office:value-type="float" office:value="53.85" calcext:value-type="float">
            <text:p>53,85</text:p>
          </table:table-cell>
          <table:table-cell office:value-type="float" office:value="474" calcext:value-type="float">
            <text:p>474</text:p>
          </table:table-cell>
          <table:table-cell table:formula="of:=[.K79]/[.L79]" office:value-type="float" office:value="8.33797585886722" calcext:value-type="float">
            <text:p>8,33797585886722</text:p>
          </table:table-cell>
        </table:table-row>
        <table:table-row table:style-name="ro1">
          <table:table-cell office:value-type="string" calcext:value-type="string">
            <text:p>g.15.41.gml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7.07" calcext:value-type="float">
            <text:p>17,07</text:p>
          </table:table-cell>
          <table:table-cell office:value-type="float" office:value="59.58" calcext:value-type="float">
            <text:p>59,58</text:p>
          </table:table-cell>
          <table:table-cell office:value-type="float" office:value="17.07" calcext:value-type="float">
            <text:p>17,07</text:p>
          </table:table-cell>
          <table:table-cell office:value-type="float" office:value="416" calcext:value-type="float">
            <text:p>416</text:p>
          </table:table-cell>
          <table:table-cell office:value-type="float" office:value="229.83" calcext:value-type="float">
            <text:p>229,83</text:p>
          </table:table-cell>
          <table:table-cell office:value-type="float" office:value="4" calcext:value-type="float">
            <text:p>4</text:p>
          </table:table-cell>
          <table:table-cell office:value-type="float" office:value="373.26" calcext:value-type="float">
            <text:p>373,26</text:p>
          </table:table-cell>
          <table:table-cell office:value-type="float" office:value="111.11" calcext:value-type="float">
            <text:p>111,11</text:p>
          </table:table-cell>
          <table:table-cell office:value-type="float" office:value="610" calcext:value-type="float">
            <text:p>610</text:p>
          </table:table-cell>
          <table:table-cell table:formula="of:=[.K80]/[.L80]" office:value-type="float" office:value="3.35937359373594" calcext:value-type="float">
            <text:p>3,35937359373594</text:p>
          </table:table-cell>
        </table:table-row>
        <table:table-row table:style-name="ro1">
          <table:table-cell office:value-type="string" calcext:value-type="string">
            <text:p>g.15.23.gm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2.06" calcext:value-type="float">
            <text:p>12,06</text:p>
          </table:table-cell>
          <table:table-cell office:value-type="float" office:value="59.18" calcext:value-type="float">
            <text:p>59,18</text:p>
          </table:table-cell>
          <table:table-cell office:value-type="float" office:value="12.06" calcext:value-type="float">
            <text:p>12,06</text:p>
          </table:table-cell>
          <table:table-cell office:value-type="float" office:value="96" calcext:value-type="float">
            <text:p>96</text:p>
          </table:table-cell>
          <table:table-cell office:value-type="float" office:value="226.58" calcext:value-type="float">
            <text:p>226,58</text:p>
          </table:table-cell>
          <table:table-cell office:value-type="float" office:value="12" calcext:value-type="float">
            <text:p>12</text:p>
          </table:table-cell>
          <table:table-cell office:value-type="float" office:value="429.22" calcext:value-type="float">
            <text:p>429,22</text:p>
          </table:table-cell>
          <table:table-cell office:value-type="float" office:value="111.87" calcext:value-type="float">
            <text:p>111,87</text:p>
          </table:table-cell>
          <table:table-cell office:value-type="float" office:value="148" calcext:value-type="float">
            <text:p>148</text:p>
          </table:table-cell>
          <table:table-cell table:formula="of:=[.K81]/[.L81]" office:value-type="float" office:value="3.83677482792527" calcext:value-type="float">
            <text:p>3,83677482792527</text:p>
          </table:table-cell>
        </table:table-row>
        <table:table-row table:style-name="ro1">
          <table:table-cell office:value-type="string" calcext:value-type="string">
            <text:p>g.15.40.gml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5.94" calcext:value-type="float">
            <text:p>25,94</text:p>
          </table:table-cell>
          <table:table-cell office:value-type="float" office:value="40.67" calcext:value-type="float">
            <text:p>40,67</text:p>
          </table:table-cell>
          <table:table-cell office:value-type="float" office:value="25.94" calcext:value-type="float">
            <text:p>25,94</text:p>
          </table:table-cell>
          <table:table-cell office:value-type="float" office:value="209" calcext:value-type="float">
            <text:p>209</text:p>
          </table:table-cell>
          <table:table-cell office:value-type="float" office:value="224.42" calcext:value-type="float">
            <text:p>224,42</text:p>
          </table:table-cell>
          <table:table-cell office:value-type="float" office:value="7" calcext:value-type="float">
            <text:p>7</text:p>
          </table:table-cell>
          <table:table-cell office:value-type="float" office:value="423.12" calcext:value-type="float">
            <text:p>423,12</text:p>
          </table:table-cell>
          <table:table-cell office:value-type="float" office:value="107.14" calcext:value-type="float">
            <text:p>107,14</text:p>
          </table:table-cell>
          <table:table-cell office:value-type="float" office:value="304" calcext:value-type="float">
            <text:p>304</text:p>
          </table:table-cell>
          <table:table-cell table:formula="of:=[.K82]/[.L82]" office:value-type="float" office:value="3.949225312675" calcext:value-type="float">
            <text:p>3,949225312675</text:p>
          </table:table-cell>
        </table:table-row>
        <table:table-row table:style-name="ro1">
          <table:table-cell office:value-type="string" calcext:value-type="string">
            <text:p>g.15.22.gml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7.84" calcext:value-type="float">
            <text:p>17,84</text:p>
          </table:table-cell>
          <table:table-cell office:value-type="float" office:value="56.98" calcext:value-type="float">
            <text:p>56,98</text:p>
          </table:table-cell>
          <table:table-cell office:value-type="float" office:value="17.84" calcext:value-type="float">
            <text:p>17,84</text:p>
          </table:table-cell>
          <table:table-cell office:value-type="float" office:value="634" calcext:value-type="float">
            <text:p>634</text:p>
          </table:table-cell>
          <table:table-cell office:value-type="float" office:value="249.88" calcext:value-type="float">
            <text:p>249,88</text:p>
          </table:table-cell>
          <table:table-cell office:value-type="float" office:value="13" calcext:value-type="float">
            <text:p>13</text:p>
          </table:table-cell>
          <table:table-cell office:value-type="float" office:value="538.45" calcext:value-type="float">
            <text:p>538,45</text:p>
          </table:table-cell>
          <table:table-cell office:value-type="float" office:value="126.35" calcext:value-type="float">
            <text:p>126,35</text:p>
          </table:table-cell>
          <table:table-cell office:value-type="float" office:value="962" calcext:value-type="float">
            <text:p>962</text:p>
          </table:table-cell>
          <table:table-cell table:formula="of:=[.K83]/[.L83]" office:value-type="float" office:value="4.26157499010685" calcext:value-type="float">
            <text:p>4,26157499010685</text:p>
          </table:table-cell>
        </table:table-row>
        <table:table-row table:style-name="ro1">
          <table:table-cell office:value-type="string" calcext:value-type="string">
            <text:p>g.15.29.gml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1.78" calcext:value-type="float">
            <text:p>31,78</text:p>
          </table:table-cell>
          <table:table-cell office:value-type="float" office:value="71.24" calcext:value-type="float">
            <text:p>71,24</text:p>
          </table:table-cell>
          <table:table-cell office:value-type="float" office:value="31.78" calcext:value-type="float">
            <text:p>31,78</text:p>
          </table:table-cell>
          <table:table-cell office:value-type="float" office:value="604" calcext:value-type="float">
            <text:p>604</text:p>
          </table:table-cell>
          <table:table-cell office:value-type="float" office:value="318.07" calcext:value-type="float">
            <text:p>318,07</text:p>
          </table:table-cell>
          <table:table-cell office:value-type="float" office:value="6" calcext:value-type="float">
            <text:p>6</text:p>
          </table:table-cell>
          <table:table-cell office:value-type="float" office:value="500.92" calcext:value-type="float">
            <text:p>500,92</text:p>
          </table:table-cell>
          <table:table-cell office:value-type="float" office:value="91.45" calcext:value-type="float">
            <text:p>91,45</text:p>
          </table:table-cell>
          <table:table-cell office:value-type="float" office:value="869" calcext:value-type="float">
            <text:p>869</text:p>
          </table:table-cell>
          <table:table-cell table:formula="of:=[.K84]/[.L84]" office:value-type="float" office:value="5.47752870420995" calcext:value-type="float">
            <text:p>5,47752870420995</text:p>
          </table:table-cell>
        </table:table-row>
        <table:table-row table:style-name="ro1">
          <table:table-cell office:value-type="string" calcext:value-type="string">
            <text:p>g.15.28.gml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3" calcext:value-type="float">
            <text:p>13</text:p>
          </table:table-cell>
          <table:table-cell office:value-type="float" office:value="2.7" calcext:value-type="float">
            <text:p>2,7</text:p>
          </table:table-cell>
          <table:table-cell office:value-type="float" office:value="10.99" calcext:value-type="float">
            <text:p>10,99</text:p>
          </table:table-cell>
          <table:table-cell office:value-type="float" office:value="2.7" calcext:value-type="float">
            <text:p>2,7</text:p>
          </table:table-cell>
          <table:table-cell office:value-type="float" office:value="976" calcext:value-type="float">
            <text:p>976</text:p>
          </table:table-cell>
          <table:table-cell office:value-type="float" office:value="300.25" calcext:value-type="float">
            <text:p>300,25</text:p>
          </table:table-cell>
          <table:table-cell office:value-type="float" office:value="347" calcext:value-type="float">
            <text:p>347</text:p>
          </table:table-cell>
          <table:table-cell office:value-type="float" office:value="622.07" calcext:value-type="float">
            <text:p>622,07</text:p>
          </table:table-cell>
          <table:table-cell office:value-type="float" office:value="101.72" calcext:value-type="float">
            <text:p>101,72</text:p>
          </table:table-cell>
          <table:table-cell office:value-type="float" office:value="2982" calcext:value-type="float">
            <text:p>2982</text:p>
          </table:table-cell>
          <table:table-cell table:formula="of:=[.K85]/[.L85]" office:value-type="float" office:value="6.11551317341722" calcext:value-type="float">
            <text:p>6,11551317341722</text:p>
          </table:table-cell>
        </table:table-row>
        <table:table-row table:style-name="ro1">
          <table:table-cell office:value-type="string" calcext:value-type="string">
            <text:p>g.16.66.g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3.31" calcext:value-type="float">
            <text:p>43,31</text:p>
          </table:table-cell>
          <table:table-cell office:value-type="float" office:value="44.28" calcext:value-type="float">
            <text:p>44,28</text:p>
          </table:table-cell>
          <table:table-cell office:value-type="float" office:value="43.31" calcext:value-type="float">
            <text:p>43,31</text:p>
          </table:table-cell>
          <table:table-cell office:value-type="float" office:value="163" calcext:value-type="float">
            <text:p>163</text:p>
          </table:table-cell>
          <table:table-cell office:value-type="float" office:value="240.84" calcext:value-type="float">
            <text:p>240,84</text:p>
          </table:table-cell>
          <table:table-cell office:value-type="float" office:value="24" calcext:value-type="float">
            <text:p>24</text:p>
          </table:table-cell>
          <table:table-cell office:value-type="float" office:value="256.8" calcext:value-type="float">
            <text:p>256,8</text:p>
          </table:table-cell>
          <table:table-cell office:value-type="float" office:value="225.32" calcext:value-type="float">
            <text:p>225,32</text:p>
          </table:table-cell>
          <table:table-cell office:value-type="float" office:value="268" calcext:value-type="float">
            <text:p>268</text:p>
          </table:table-cell>
          <table:table-cell table:formula="of:=[.K86]/[.L86]" office:value-type="float" office:value="1.13971240901829" calcext:value-type="float">
            <text:p>1,13971240901829</text:p>
          </table:table-cell>
        </table:table-row>
        <table:table-row table:style-name="ro1">
          <table:table-cell office:value-type="string" calcext:value-type="string">
            <text:p>g.16.36.gml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0.07" calcext:value-type="float">
            <text:p>10,07</text:p>
          </table:table-cell>
          <table:table-cell office:value-type="float" office:value="24.14" calcext:value-type="float">
            <text:p>24,14</text:p>
          </table:table-cell>
          <table:table-cell office:value-type="float" office:value="10.07" calcext:value-type="float">
            <text:p>10,07</text:p>
          </table:table-cell>
          <table:table-cell office:value-type="float" office:value="124" calcext:value-type="float">
            <text:p>124</text:p>
          </table:table-cell>
          <table:table-cell office:value-type="float" office:value="210.07" calcext:value-type="float">
            <text:p>210,07</text:p>
          </table:table-cell>
          <table:table-cell office:value-type="float" office:value="46" calcext:value-type="float">
            <text:p>46</text:p>
          </table:table-cell>
          <table:table-cell office:value-type="float" office:value="255.83" calcext:value-type="float">
            <text:p>255,83</text:p>
          </table:table-cell>
          <table:table-cell office:value-type="float" office:value="114.58" calcext:value-type="float">
            <text:p>114,58</text:p>
          </table:table-cell>
          <table:table-cell office:value-type="float" office:value="258" calcext:value-type="float">
            <text:p>258</text:p>
          </table:table-cell>
          <table:table-cell table:formula="of:=[.K87]/[.L87]" office:value-type="float" office:value="2.23276313492756" calcext:value-type="float">
            <text:p>2,23276313492756</text:p>
          </table:table-cell>
        </table:table-row>
        <table:table-row table:style-name="ro1">
          <table:table-cell office:value-type="string" calcext:value-type="string">
            <text:p>g.16.91.gml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.59" calcext:value-type="float">
            <text:p>30,59</text:p>
          </table:table-cell>
          <table:table-cell office:value-type="float" office:value="88.58" calcext:value-type="float">
            <text:p>88,58</text:p>
          </table:table-cell>
          <table:table-cell office:value-type="float" office:value="30.59" calcext:value-type="float">
            <text:p>30,59</text:p>
          </table:table-cell>
          <table:table-cell office:value-type="float" office:value="464" calcext:value-type="float">
            <text:p>464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412.55" calcext:value-type="float">
            <text:p>412,55</text:p>
          </table:table-cell>
          <table:table-cell office:value-type="float" office:value="131" calcext:value-type="float">
            <text:p>131</text:p>
          </table:table-cell>
          <table:table-cell office:value-type="float" office:value="659" calcext:value-type="float">
            <text:p>659</text:p>
          </table:table-cell>
          <table:table-cell table:formula="of:=[.K88]/[.L88]" office:value-type="float" office:value="3.14923664122137" calcext:value-type="float">
            <text:p>3,14923664122137</text:p>
          </table:table-cell>
        </table:table-row>
        <table:table-row table:style-name="ro1">
          <table:table-cell office:value-type="string" calcext:value-type="string">
            <text:p>g.16.64.gml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7.3" calcext:value-type="float">
            <text:p>27,3</text:p>
          </table:table-cell>
          <table:table-cell office:value-type="float" office:value="36.29" calcext:value-type="float">
            <text:p>36,29</text:p>
          </table:table-cell>
          <table:table-cell office:value-type="float" office:value="27.3" calcext:value-type="float">
            <text:p>27,3</text:p>
          </table:table-cell>
          <table:table-cell office:value-type="float" office:value="1214" calcext:value-type="float">
            <text:p>1214</text:p>
          </table:table-cell>
          <table:table-cell office:value-type="float" office:value="283.41" calcext:value-type="float">
            <text:p>283,41</text:p>
          </table:table-cell>
          <table:table-cell office:value-type="float" office:value="11" calcext:value-type="float">
            <text:p>11</text:p>
          </table:table-cell>
          <table:table-cell office:value-type="float" office:value="441.47" calcext:value-type="float">
            <text:p>441,47</text:p>
          </table:table-cell>
          <table:table-cell office:value-type="float" office:value="136.29" calcext:value-type="float">
            <text:p>136,29</text:p>
          </table:table-cell>
          <table:table-cell office:value-type="float" office:value="1804" calcext:value-type="float">
            <text:p>1804</text:p>
          </table:table-cell>
          <table:table-cell table:formula="of:=[.K89]/[.L89]" office:value-type="float" office:value="3.23919583241617" calcext:value-type="float">
            <text:p>3,23919583241617</text:p>
          </table:table-cell>
        </table:table-row>
        <table:table-row table:style-name="ro1">
          <table:table-cell office:value-type="string" calcext:value-type="string">
            <text:p>g.16.31.gml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1.75" calcext:value-type="float">
            <text:p>11,75</text:p>
          </table:table-cell>
          <table:table-cell office:value-type="float" office:value="29.55" calcext:value-type="float">
            <text:p>29,55</text:p>
          </table:table-cell>
          <table:table-cell office:value-type="float" office:value="11.75" calcext:value-type="float">
            <text:p>11,75</text:p>
          </table:table-cell>
          <table:table-cell office:value-type="float" office:value="297" calcext:value-type="float">
            <text:p>297</text:p>
          </table:table-cell>
          <table:table-cell office:value-type="float" office:value="285.21" calcext:value-type="float">
            <text:p>285,21</text:p>
          </table:table-cell>
          <table:table-cell office:value-type="float" office:value="19" calcext:value-type="float">
            <text:p>19</text:p>
          </table:table-cell>
          <table:table-cell office:value-type="float" office:value="507.86" calcext:value-type="float">
            <text:p>507,86</text:p>
          </table:table-cell>
          <table:table-cell office:value-type="float" office:value="127.72" calcext:value-type="float">
            <text:p>127,72</text:p>
          </table:table-cell>
          <table:table-cell office:value-type="float" office:value="460" calcext:value-type="float">
            <text:p>460</text:p>
          </table:table-cell>
          <table:table-cell table:formula="of:=[.K90]/[.L90]" office:value-type="float" office:value="3.97635452552459" calcext:value-type="float">
            <text:p>3,97635452552459</text:p>
          </table:table-cell>
        </table:table-row>
        <table:table-row table:style-name="ro1">
          <table:table-cell office:value-type="string" calcext:value-type="string">
            <text:p>g.16.63.gml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8.2" calcext:value-type="float">
            <text:p>18,2</text:p>
          </table:table-cell>
          <table:table-cell office:value-type="float" office:value="51.2" calcext:value-type="float">
            <text:p>51,2</text:p>
          </table:table-cell>
          <table:table-cell office:value-type="float" office:value="18.2" calcext:value-type="float">
            <text:p>18,2</text:p>
          </table:table-cell>
          <table:table-cell office:value-type="float" office:value="424" calcext:value-type="float">
            <text:p>424</text:p>
          </table:table-cell>
          <table:table-cell office:value-type="float" office:value="226.09" calcext:value-type="float">
            <text:p>226,09</text:p>
          </table:table-cell>
          <table:table-cell office:value-type="float" office:value="8" calcext:value-type="float">
            <text:p>8</text:p>
          </table:table-cell>
          <table:table-cell office:value-type="float" office:value="423.21" calcext:value-type="float">
            <text:p>423,21</text:p>
          </table:table-cell>
          <table:table-cell office:value-type="float" office:value="103.68" calcext:value-type="float">
            <text:p>103,68</text:p>
          </table:table-cell>
          <table:table-cell office:value-type="float" office:value="628" calcext:value-type="float">
            <text:p>628</text:p>
          </table:table-cell>
          <table:table-cell table:formula="of:=[.K91]/[.L91]" office:value-type="float" office:value="4.08188657407407" calcext:value-type="float">
            <text:p>4,08188657407407</text:p>
          </table:table-cell>
        </table:table-row>
        <table:table-row table:style-name="ro1">
          <table:table-cell office:value-type="string" calcext:value-type="string">
            <text:p>g.16.9.gm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7.35" calcext:value-type="float">
            <text:p>37,35</text:p>
          </table:table-cell>
          <table:table-cell office:value-type="float" office:value="68.92" calcext:value-type="float">
            <text:p>68,92</text:p>
          </table:table-cell>
          <table:table-cell office:value-type="float" office:value="37.35" calcext:value-type="float">
            <text:p>37,35</text:p>
          </table:table-cell>
          <table:table-cell office:value-type="float" office:value="1611" calcext:value-type="float">
            <text:p>1611</text:p>
          </table:table-cell>
          <table:table-cell office:value-type="float" office:value="219.44" calcext:value-type="float">
            <text:p>219,44</text:p>
          </table:table-cell>
          <table:table-cell office:value-type="float" office:value="1" calcext:value-type="float">
            <text:p>1</text:p>
          </table:table-cell>
          <table:table-cell office:value-type="float" office:value="423.09" calcext:value-type="float">
            <text:p>423,09</text:p>
          </table:table-cell>
          <table:table-cell office:value-type="float" office:value="101.94" calcext:value-type="float">
            <text:p>101,94</text:p>
          </table:table-cell>
          <table:table-cell office:value-type="float" office:value="2221" calcext:value-type="float">
            <text:p>2221</text:p>
          </table:table-cell>
          <table:table-cell table:formula="of:=[.K92]/[.L92]" office:value-type="float" office:value="4.15038257798705" calcext:value-type="float">
            <text:p>4,15038257798705</text:p>
          </table:table-cell>
        </table:table-row>
        <table:table-row table:style-name="ro1">
          <table:table-cell office:value-type="string" calcext:value-type="string">
            <text:p>g.16.61.gml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.9" calcext:value-type="float">
            <text:p>15,9</text:p>
          </table:table-cell>
          <table:table-cell office:value-type="float" office:value="57.98" calcext:value-type="float">
            <text:p>57,98</text:p>
          </table:table-cell>
          <table:table-cell office:value-type="float" office:value="15.9" calcext:value-type="float">
            <text:p>15,9</text:p>
          </table:table-cell>
          <table:table-cell office:value-type="float" office:value="883" calcext:value-type="float">
            <text:p>883</text:p>
          </table:table-cell>
          <table:table-cell office:value-type="float" office:value="234.41" calcext:value-type="float">
            <text:p>234,41</text:p>
          </table:table-cell>
          <table:table-cell office:value-type="float" office:value="8" calcext:value-type="float">
            <text:p>8</text:p>
          </table:table-cell>
          <table:table-cell office:value-type="float" office:value="439.24" calcext:value-type="float">
            <text:p>439,24</text:p>
          </table:table-cell>
          <table:table-cell office:value-type="float" office:value="91.65" calcext:value-type="float">
            <text:p>91,65</text:p>
          </table:table-cell>
          <table:table-cell office:value-type="float" office:value="1279" calcext:value-type="float">
            <text:p>1279</text:p>
          </table:table-cell>
          <table:table-cell table:formula="of:=[.K93]/[.L93]" office:value-type="float" office:value="4.79258046917621" calcext:value-type="float">
            <text:p>4,79258046917621</text:p>
          </table:table-cell>
        </table:table-row>
        <table:table-row table:style-name="ro1">
          <table:table-cell office:value-type="string" calcext:value-type="string">
            <text:p>g.16.60.gml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.51" calcext:value-type="float">
            <text:p>4,51</text:p>
          </table:table-cell>
          <table:table-cell office:value-type="float" office:value="19.58" calcext:value-type="float">
            <text:p>19,58</text:p>
          </table:table-cell>
          <table:table-cell office:value-type="float" office:value="4.51" calcext:value-type="float">
            <text:p>4,51</text:p>
          </table:table-cell>
          <table:table-cell office:value-type="float" office:value="276" calcext:value-type="float">
            <text:p>276</text:p>
          </table:table-cell>
          <table:table-cell office:value-type="float" office:value="340.56" calcext:value-type="float">
            <text:p>340,56</text:p>
          </table:table-cell>
          <table:table-cell office:value-type="float" office:value="77" calcext:value-type="float">
            <text:p>77</text:p>
          </table:table-cell>
          <table:table-cell office:value-type="float" office:value="684.03" calcext:value-type="float">
            <text:p>684,03</text:p>
          </table:table-cell>
          <table:table-cell office:value-type="float" office:value="80.74" calcext:value-type="float">
            <text:p>80,74</text:p>
          </table:table-cell>
          <table:table-cell office:value-type="float" office:value="519" calcext:value-type="float">
            <text:p>519</text:p>
          </table:table-cell>
          <table:table-cell table:formula="of:=[.K94]/[.L94]" office:value-type="float" office:value="8.47200891751301" calcext:value-type="float">
            <text:p>8,47200891751301</text:p>
          </table:table-cell>
        </table:table-row>
        <table:table-row table:style-name="ro1">
          <table:table-cell office:value-type="string" calcext:value-type="string">
            <text:p>g.17.34.gml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3.92" calcext:value-type="float">
            <text:p>13,92</text:p>
          </table:table-cell>
          <table:table-cell office:value-type="float" office:value="58.56" calcext:value-type="float">
            <text:p>58,56</text:p>
          </table:table-cell>
          <table:table-cell office:value-type="float" office:value="13.92" calcext:value-type="float">
            <text:p>13,92</text:p>
          </table:table-cell>
          <table:table-cell office:value-type="float" office:value="50" calcext:value-type="float">
            <text:p>50</text:p>
          </table:table-cell>
          <table:table-cell office:value-type="float" office:value="206.83" calcext:value-type="float">
            <text:p>206,83</text:p>
          </table:table-cell>
          <table:table-cell office:value-type="float" office:value="8" calcext:value-type="float">
            <text:p>8</text:p>
          </table:table-cell>
          <table:table-cell office:value-type="float" office:value="355.95" calcext:value-type="float">
            <text:p>355,95</text:p>
          </table:table-cell>
          <table:table-cell office:value-type="float" office:value="121.27" calcext:value-type="float">
            <text:p>121,27</text:p>
          </table:table-cell>
          <table:table-cell office:value-type="float" office:value="72" calcext:value-type="float">
            <text:p>72</text:p>
          </table:table-cell>
          <table:table-cell table:formula="of:=[.K95]/[.L95]" office:value-type="float" office:value="2.93518594870949" calcext:value-type="float">
            <text:p>2,93518594870949</text:p>
          </table:table-cell>
        </table:table-row>
        <table:table-row table:style-name="ro1">
          <table:table-cell office:value-type="string" calcext:value-type="string">
            <text:p>g.17.41.gml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9.24" calcext:value-type="float">
            <text:p>19,24</text:p>
          </table:table-cell>
          <table:table-cell office:value-type="float" office:value="27.07" calcext:value-type="float">
            <text:p>27,07</text:p>
          </table:table-cell>
          <table:table-cell office:value-type="float" office:value="19.24" calcext:value-type="float">
            <text:p>19,24</text:p>
          </table:table-cell>
          <table:table-cell office:value-type="float" office:value="565" calcext:value-type="float">
            <text:p>565</text:p>
          </table:table-cell>
          <table:table-cell office:value-type="float" office:value="247.86" calcext:value-type="float">
            <text:p>247,86</text:p>
          </table:table-cell>
          <table:table-cell office:value-type="float" office:value="7" calcext:value-type="float">
            <text:p>7</text:p>
          </table:table-cell>
          <table:table-cell office:value-type="float" office:value="487.69" calcext:value-type="float">
            <text:p>487,69</text:p>
          </table:table-cell>
          <table:table-cell office:value-type="float" office:value="134.13" calcext:value-type="float">
            <text:p>134,13</text:p>
          </table:table-cell>
          <table:table-cell office:value-type="float" office:value="846" calcext:value-type="float">
            <text:p>846</text:p>
          </table:table-cell>
          <table:table-cell table:formula="of:=[.K96]/[.L96]" office:value-type="float" office:value="3.63595019756952" calcext:value-type="float">
            <text:p>3,63595019756952</text:p>
          </table:table-cell>
        </table:table-row>
        <table:table-row table:style-name="ro1">
          <table:table-cell office:value-type="string" calcext:value-type="string">
            <text:p>g.17.40.gml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.95" calcext:value-type="float">
            <text:p>30,95</text:p>
          </table:table-cell>
          <table:table-cell office:value-type="float" office:value="38.4" calcext:value-type="float">
            <text:p>38,4</text:p>
          </table:table-cell>
          <table:table-cell office:value-type="float" office:value="30.95" calcext:value-type="float">
            <text:p>30,95</text:p>
          </table:table-cell>
          <table:table-cell office:value-type="float" office:value="1392" calcext:value-type="float">
            <text:p>1392</text:p>
          </table:table-cell>
          <table:table-cell office:value-type="float" office:value="269.83" calcext:value-type="float">
            <text:p>269,83</text:p>
          </table:table-cell>
          <table:table-cell office:value-type="float" office:value="6" calcext:value-type="float">
            <text:p>6</text:p>
          </table:table-cell>
          <table:table-cell office:value-type="float" office:value="573.27" calcext:value-type="float">
            <text:p>573,27</text:p>
          </table:table-cell>
          <table:table-cell office:value-type="float" office:value="145.44" calcext:value-type="float">
            <text:p>145,44</text:p>
          </table:table-cell>
          <table:table-cell office:value-type="float" office:value="2011" calcext:value-type="float">
            <text:p>2011</text:p>
          </table:table-cell>
          <table:table-cell table:formula="of:=[.K97]/[.L97]" office:value-type="float" office:value="3.94162541254125" calcext:value-type="float">
            <text:p>3,94162541254125</text:p>
          </table:table-cell>
        </table:table-row>
        <table:table-row table:style-name="ro1">
          <table:table-cell office:value-type="string" calcext:value-type="string">
            <text:p>g.17.10.gml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.35" calcext:value-type="float">
            <text:p>4,35</text:p>
          </table:table-cell>
          <table:table-cell office:value-type="float" office:value="25.18" calcext:value-type="float">
            <text:p>25,18</text:p>
          </table:table-cell>
          <table:table-cell office:value-type="float" office:value="4.35" calcext:value-type="float">
            <text:p>4,35</text:p>
          </table:table-cell>
          <table:table-cell office:value-type="float" office:value="148" calcext:value-type="float">
            <text:p>148</text:p>
          </table:table-cell>
          <table:table-cell office:value-type="float" office:value="219.57" calcext:value-type="float">
            <text:p>219,57</text:p>
          </table:table-cell>
          <table:table-cell office:value-type="float" office:value="93" calcext:value-type="float">
            <text:p>93</text:p>
          </table:table-cell>
          <table:table-cell office:value-type="float" office:value="495.76" calcext:value-type="float">
            <text:p>495,76</text:p>
          </table:table-cell>
          <table:table-cell office:value-type="float" office:value="78.19" calcext:value-type="float">
            <text:p>78,19</text:p>
          </table:table-cell>
          <table:table-cell office:value-type="float" office:value="358" calcext:value-type="float">
            <text:p>358</text:p>
          </table:table-cell>
          <table:table-cell table:formula="of:=[.K98]/[.L98]" office:value-type="float" office:value="6.34045274331756" calcext:value-type="float">
            <text:p>6,34045274331756</text:p>
          </table:table-cell>
        </table:table-row>
        <table:table-row table:style-name="ro1">
          <table:table-cell office:value-type="string" calcext:value-type="string">
            <text:p>g.17.30.gml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0.07" calcext:value-type="float">
            <text:p>0,07</text:p>
          </table:table-cell>
          <table:table-cell office:value-type="float" office:value="2.54" calcext:value-type="float">
            <text:p>2,54</text:p>
          </table:table-cell>
          <table:table-cell office:value-type="float" office:value="0.07" calcext:value-type="float">
            <text:p>0,07</text:p>
          </table:table-cell>
          <table:table-cell office:value-type="float" office:value="929" calcext:value-type="float">
            <text:p>929</text:p>
          </table:table-cell>
          <table:table-cell office:value-type="float" office:value="233118.05" calcext:value-type="float">
            <text:p>233118,05</text:p>
          </table:table-cell>
          <table:table-cell office:value-type="float" office:value="336" calcext:value-type="float">
            <text:p>336</text:p>
          </table:table-cell>
          <table:table-cell office:value-type="float" office:value="1460444.26" calcext:value-type="float">
            <text:p>1460444,26</text:p>
          </table:table-cell>
          <table:table-cell office:value-type="float" office:value="1639" calcext:value-type="float">
            <text:p>1639</text:p>
          </table:table-cell>
          <table:table-cell office:value-type="float" office:value="3306" calcext:value-type="float">
            <text:p>3306</text:p>
          </table:table-cell>
          <table:table-cell table:formula="of:=[.K99]/[.L99]" office:value-type="float" office:value="891.058120805369" calcext:value-type="float">
            <text:p>891,058120805369</text:p>
          </table:table-cell>
        </table:table-row>
        <table:table-row table:style-name="ro1">
          <table:table-cell office:value-type="string" calcext:value-type="string">
            <text:p>g.18.38.gml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0.7" calcext:value-type="float">
            <text:p>30,7</text:p>
          </table:table-cell>
          <table:table-cell office:value-type="float" office:value="87.1" calcext:value-type="float">
            <text:p>87,1</text:p>
          </table:table-cell>
          <table:table-cell office:value-type="float" office:value="30.7" calcext:value-type="float">
            <text:p>30,7</text:p>
          </table:table-cell>
          <table:table-cell office:value-type="float" office:value="594" calcext:value-type="float">
            <text:p>594</text:p>
          </table:table-cell>
          <table:table-cell office:value-type="float" office:value="244.99" calcext:value-type="float">
            <text:p>244,99</text:p>
          </table:table-cell>
          <table:table-cell office:value-type="float" office:value="1" calcext:value-type="float">
            <text:p>1</text:p>
          </table:table-cell>
          <table:table-cell office:value-type="float" office:value="408.6" calcext:value-type="float">
            <text:p>408,6</text:p>
          </table:table-cell>
          <table:table-cell office:value-type="float" office:value="126.04" calcext:value-type="float">
            <text:p>126,04</text:p>
          </table:table-cell>
          <table:table-cell office:value-type="float" office:value="868" calcext:value-type="float">
            <text:p>868</text:p>
          </table:table-cell>
          <table:table-cell table:formula="of:=[.K100]/[.L100]" office:value-type="float" office:value="3.24182799111393" calcext:value-type="float">
            <text:p>3,24182799111393</text:p>
          </table:table-cell>
        </table:table-row>
        <table:table-row table:style-name="ro1">
          <table:table-cell office:value-type="string" calcext:value-type="string">
            <text:p>g.18.21.gm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6.44" calcext:value-type="float">
            <text:p>26,44</text:p>
          </table:table-cell>
          <table:table-cell office:value-type="float" office:value="67.1" calcext:value-type="float">
            <text:p>67,1</text:p>
          </table:table-cell>
          <table:table-cell office:value-type="float" office:value="26.44" calcext:value-type="float">
            <text:p>26,44</text:p>
          </table:table-cell>
          <table:table-cell office:value-type="float" office:value="1542" calcext:value-type="float">
            <text:p>1542</text:p>
          </table:table-cell>
          <table:table-cell office:value-type="float" office:value="216.92" calcext:value-type="float">
            <text:p>216,92</text:p>
          </table:table-cell>
          <table:table-cell office:value-type="float" office:value="2" calcext:value-type="float">
            <text:p>2</text:p>
          </table:table-cell>
          <table:table-cell office:value-type="float" office:value="358.13" calcext:value-type="float">
            <text:p>358,13</text:p>
          </table:table-cell>
          <table:table-cell office:value-type="float" office:value="103.45" calcext:value-type="float">
            <text:p>103,45</text:p>
          </table:table-cell>
          <table:table-cell office:value-type="float" office:value="2151" calcext:value-type="float">
            <text:p>2151</text:p>
          </table:table-cell>
          <table:table-cell table:formula="of:=[.K101]/[.L101]" office:value-type="float" office:value="3.46186563557274" calcext:value-type="float">
            <text:p>3,46186563557274</text:p>
          </table:table-cell>
        </table:table-row>
        <table:table-row table:style-name="ro1">
          <table:table-cell office:value-type="string" calcext:value-type="string">
            <text:p>g.18.24.gm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.17" calcext:value-type="float">
            <text:p>20,17</text:p>
          </table:table-cell>
          <table:table-cell office:value-type="float" office:value="42.73" calcext:value-type="float">
            <text:p>42,73</text:p>
          </table:table-cell>
          <table:table-cell office:value-type="float" office:value="20.17" calcext:value-type="float">
            <text:p>20,17</text:p>
          </table:table-cell>
          <table:table-cell office:value-type="float" office:value="714" calcext:value-type="float">
            <text:p>714</text:p>
          </table:table-cell>
          <table:table-cell office:value-type="float" office:value="237.29" calcext:value-type="float">
            <text:p>237,29</text:p>
          </table:table-cell>
          <table:table-cell office:value-type="float" office:value="5" calcext:value-type="float">
            <text:p>5</text:p>
          </table:table-cell>
          <table:table-cell office:value-type="float" office:value="422.19" calcext:value-type="float">
            <text:p>422,19</text:p>
          </table:table-cell>
          <table:table-cell office:value-type="float" office:value="107.14" calcext:value-type="float">
            <text:p>107,14</text:p>
          </table:table-cell>
          <table:table-cell office:value-type="float" office:value="1029" calcext:value-type="float">
            <text:p>1029</text:p>
          </table:table-cell>
          <table:table-cell table:formula="of:=[.K102]/[.L102]" office:value-type="float" office:value="3.94054508120217" calcext:value-type="float">
            <text:p>3,94054508120217</text:p>
          </table:table-cell>
        </table:table-row>
        <table:table-row table:style-name="ro1">
          <table:table-cell office:value-type="string" calcext:value-type="string">
            <text:p>g.18.1.gml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.72" calcext:value-type="float">
            <text:p>10,72</text:p>
          </table:table-cell>
          <table:table-cell office:value-type="float" office:value="33.68" calcext:value-type="float">
            <text:p>33,68</text:p>
          </table:table-cell>
          <table:table-cell office:value-type="float" office:value="10.72" calcext:value-type="float">
            <text:p>10,72</text:p>
          </table:table-cell>
          <table:table-cell office:value-type="float" office:value="701" calcext:value-type="float">
            <text:p>701</text:p>
          </table:table-cell>
          <table:table-cell office:value-type="float" office:value="253.72" calcext:value-type="float">
            <text:p>253,72</text:p>
          </table:table-cell>
          <table:table-cell office:value-type="float" office:value="10" calcext:value-type="float">
            <text:p>10</text:p>
          </table:table-cell>
          <table:table-cell office:value-type="float" office:value="420.33" calcext:value-type="float">
            <text:p>420,33</text:p>
          </table:table-cell>
          <table:table-cell office:value-type="float" office:value="105.66" calcext:value-type="float">
            <text:p>105,66</text:p>
          </table:table-cell>
          <table:table-cell office:value-type="float" office:value="1180" calcext:value-type="float">
            <text:p>1180</text:p>
          </table:table-cell>
          <table:table-cell table:formula="of:=[.K103]/[.L103]" office:value-type="float" office:value="3.97813742191936" calcext:value-type="float">
            <text:p>3,97813742191936</text:p>
          </table:table-cell>
        </table:table-row>
        <table:table-row table:style-name="ro1">
          <table:table-cell office:value-type="string" calcext:value-type="string">
            <text:p>g.18.30.gml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12.68" calcext:value-type="float">
            <text:p>12,68</text:p>
          </table:table-cell>
          <table:table-cell office:value-type="float" office:value="47.01" calcext:value-type="float">
            <text:p>47,01</text:p>
          </table:table-cell>
          <table:table-cell office:value-type="float" office:value="12.68" calcext:value-type="float">
            <text:p>12,68</text:p>
          </table:table-cell>
          <table:table-cell office:value-type="float" office:value="1987" calcext:value-type="float">
            <text:p>1987</text:p>
          </table:table-cell>
          <table:table-cell office:value-type="float" office:value="244.87" calcext:value-type="float">
            <text:p>244,87</text:p>
          </table:table-cell>
          <table:table-cell office:value-type="float" office:value="6" calcext:value-type="float">
            <text:p>6</text:p>
          </table:table-cell>
          <table:table-cell office:value-type="float" office:value="450.32" calcext:value-type="float">
            <text:p>450,32</text:p>
          </table:table-cell>
          <table:table-cell office:value-type="float" office:value="107.68" calcext:value-type="float">
            <text:p>107,68</text:p>
          </table:table-cell>
          <table:table-cell office:value-type="float" office:value="2970" calcext:value-type="float">
            <text:p>2970</text:p>
          </table:table-cell>
          <table:table-cell table:formula="of:=[.K104]/[.L104]" office:value-type="float" office:value="4.18202080237741" calcext:value-type="float">
            <text:p>4,18202080237741</text:p>
          </table:table-cell>
        </table:table-row>
        <table:table-row table:style-name="ro1">
          <table:table-cell office:value-type="string" calcext:value-type="string">
            <text:p>g.18.22.gml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.08" calcext:value-type="float">
            <text:p>17,08</text:p>
          </table:table-cell>
          <table:table-cell office:value-type="float" office:value="57.62" calcext:value-type="float">
            <text:p>57,62</text:p>
          </table:table-cell>
          <table:table-cell office:value-type="float" office:value="17.08" calcext:value-type="float">
            <text:p>17,08</text:p>
          </table:table-cell>
          <table:table-cell office:value-type="float" office:value="1335" calcext:value-type="float">
            <text:p>1335</text:p>
          </table:table-cell>
          <table:table-cell office:value-type="float" office:value="235.66" calcext:value-type="float">
            <text:p>235,66</text:p>
          </table:table-cell>
          <table:table-cell office:value-type="float" office:value="3" calcext:value-type="float">
            <text:p>3</text:p>
          </table:table-cell>
          <table:table-cell office:value-type="float" office:value="471.82" calcext:value-type="float">
            <text:p>471,82</text:p>
          </table:table-cell>
          <table:table-cell office:value-type="float" office:value="108.87" calcext:value-type="float">
            <text:p>108,87</text:p>
          </table:table-cell>
          <table:table-cell office:value-type="float" office:value="1938" calcext:value-type="float">
            <text:p>1938</text:p>
          </table:table-cell>
          <table:table-cell table:formula="of:=[.K105]/[.L105]" office:value-type="float" office:value="4.33379259667493" calcext:value-type="float">
            <text:p>4,33379259667493</text:p>
          </table:table-cell>
        </table:table-row>
        <table:table-row table:style-name="ro1">
          <table:table-cell office:value-type="string" calcext:value-type="string">
            <text:p>g.19.22.gml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40.17" calcext:value-type="float">
            <text:p>40,17</text:p>
          </table:table-cell>
          <table:table-cell office:value-type="float" office:value="45.2" calcext:value-type="float">
            <text:p>45,2</text:p>
          </table:table-cell>
          <table:table-cell office:value-type="float" office:value="40.17" calcext:value-type="float">
            <text:p>40,17</text:p>
          </table:table-cell>
          <table:table-cell office:value-type="float" office:value="926" calcext:value-type="float">
            <text:p>926</text:p>
          </table:table-cell>
          <table:table-cell office:value-type="float" office:value="232.22" calcext:value-type="float">
            <text:p>232,22</text:p>
          </table:table-cell>
          <table:table-cell office:value-type="float" office:value="8" calcext:value-type="float">
            <text:p>8</text:p>
          </table:table-cell>
          <table:table-cell office:value-type="float" office:value="327" calcext:value-type="float">
            <text:p>327</text:p>
          </table:table-cell>
          <table:table-cell office:value-type="float" office:value="128.81" calcext:value-type="float">
            <text:p>128,81</text:p>
          </table:table-cell>
          <table:table-cell office:value-type="float" office:value="1431" calcext:value-type="float">
            <text:p>1431</text:p>
          </table:table-cell>
          <table:table-cell table:formula="of:=[.K106]/[.L106]" office:value-type="float" office:value="2.53862277773465" calcext:value-type="float">
            <text:p>2,53862277773465</text:p>
          </table:table-cell>
        </table:table-row>
        <table:table-row table:style-name="ro1">
          <table:table-cell office:value-type="string" calcext:value-type="string">
            <text:p>g.19.7.gml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.56" calcext:value-type="float">
            <text:p>40,56</text:p>
          </table:table-cell>
          <table:table-cell table:number-columns-repeated="2" office:value-type="float" office:value="26.87" calcext:value-type="float">
            <text:p>26,87</text:p>
          </table:table-cell>
          <table:table-cell office:value-type="float" office:value="3350" calcext:value-type="float">
            <text:p>3350</text:p>
          </table:table-cell>
          <table:table-cell office:value-type="float" office:value="274.42" calcext:value-type="float">
            <text:p>274,42</text:p>
          </table:table-cell>
          <table:table-cell office:value-type="float" office:value="10" calcext:value-type="float">
            <text:p>10</text:p>
          </table:table-cell>
          <table:table-cell office:value-type="float" office:value="412.63" calcext:value-type="float">
            <text:p>412,63</text:p>
          </table:table-cell>
          <table:table-cell office:value-type="float" office:value="116.25" calcext:value-type="float">
            <text:p>116,25</text:p>
          </table:table-cell>
          <table:table-cell office:value-type="float" office:value="4719" calcext:value-type="float">
            <text:p>4719</text:p>
          </table:table-cell>
          <table:table-cell table:formula="of:=[.K107]/[.L107]" office:value-type="float" office:value="3.54950537634409" calcext:value-type="float">
            <text:p>3,54950537634409</text:p>
          </table:table-cell>
        </table:table-row>
        <table:table-row table:style-name="ro1">
          <table:table-cell office:value-type="string" calcext:value-type="string">
            <text:p>g.19.31.gml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42.91" calcext:value-type="float">
            <text:p>42,91</text:p>
          </table:table-cell>
          <table:table-cell office:value-type="float" office:value="55.22" calcext:value-type="float">
            <text:p>55,22</text:p>
          </table:table-cell>
          <table:table-cell office:value-type="float" office:value="42.91" calcext:value-type="float">
            <text:p>42,91</text:p>
          </table:table-cell>
          <table:table-cell office:value-type="float" office:value="1368" calcext:value-type="float">
            <text:p>1368</text:p>
          </table:table-cell>
          <table:table-cell office:value-type="float" office:value="288.42" calcext:value-type="float">
            <text:p>288,42</text:p>
          </table:table-cell>
          <table:table-cell office:value-type="float" office:value="2" calcext:value-type="float">
            <text:p>2</text:p>
          </table:table-cell>
          <table:table-cell office:value-type="float" office:value="482.18" calcext:value-type="float">
            <text:p>482,18</text:p>
          </table:table-cell>
          <table:table-cell office:value-type="float" office:value="120.78" calcext:value-type="float">
            <text:p>120,78</text:p>
          </table:table-cell>
          <table:table-cell office:value-type="float" office:value="1977" calcext:value-type="float">
            <text:p>1977</text:p>
          </table:table-cell>
          <table:table-cell table:formula="of:=[.K108]/[.L108]" office:value-type="float" office:value="3.99221725451234" calcext:value-type="float">
            <text:p>3,99221725451234</text:p>
          </table:table-cell>
        </table:table-row>
        <table:table-row table:style-name="ro1">
          <table:table-cell office:value-type="string" calcext:value-type="string">
            <text:p>g.19.0.gml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8.09" calcext:value-type="float">
            <text:p>38,09</text:p>
          </table:table-cell>
          <table:table-cell office:value-type="float" office:value="69.63" calcext:value-type="float">
            <text:p>69,63</text:p>
          </table:table-cell>
          <table:table-cell office:value-type="float" office:value="38.09" calcext:value-type="float">
            <text:p>38,09</text:p>
          </table:table-cell>
          <table:table-cell office:value-type="float" office:value="1340" calcext:value-type="float">
            <text:p>1340</text:p>
          </table:table-cell>
          <table:table-cell office:value-type="float" office:value="214.75" calcext:value-type="float">
            <text:p>214,75</text:p>
          </table:table-cell>
          <table:table-cell office:value-type="float" office:value="1" calcext:value-type="float">
            <text:p>1</text:p>
          </table:table-cell>
          <table:table-cell office:value-type="float" office:value="426.97" calcext:value-type="float">
            <text:p>426,97</text:p>
          </table:table-cell>
          <table:table-cell office:value-type="float" office:value="103.79" calcext:value-type="float">
            <text:p>103,79</text:p>
          </table:table-cell>
          <table:table-cell office:value-type="float" office:value="1879" calcext:value-type="float">
            <text:p>1879</text:p>
          </table:table-cell>
          <table:table-cell table:formula="of:=[.K109]/[.L109]" office:value-type="float" office:value="4.11378745543887" calcext:value-type="float">
            <text:p>4,11378745543887</text:p>
          </table:table-cell>
        </table:table-row>
        <table:table-row table:style-name="ro1">
          <table:table-cell office:value-type="string" calcext:value-type="string">
            <text:p>g.20.14.gml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6.36" calcext:value-type="float">
            <text:p>56,36</text:p>
          </table:table-cell>
          <table:table-cell office:value-type="float" office:value="61.27" calcext:value-type="float">
            <text:p>61,27</text:p>
          </table:table-cell>
          <table:table-cell office:value-type="float" office:value="56.36" calcext:value-type="float">
            <text:p>56,36</text:p>
          </table:table-cell>
          <table:table-cell office:value-type="float" office:value="526" calcext:value-type="float">
            <text:p>526</text:p>
          </table:table-cell>
          <table:table-cell office:value-type="float" office:value="219.68" calcext:value-type="float">
            <text:p>219,68</text:p>
          </table:table-cell>
          <table:table-cell office:value-type="float" office:value="1" calcext:value-type="float">
            <text:p>1</text:p>
          </table:table-cell>
          <table:table-cell office:value-type="float" office:value="384.16" calcext:value-type="float">
            <text:p>384,16</text:p>
          </table:table-cell>
          <table:table-cell office:value-type="float" office:value="130.97" calcext:value-type="float">
            <text:p>130,97</text:p>
          </table:table-cell>
          <table:table-cell office:value-type="float" office:value="710" calcext:value-type="float">
            <text:p>710</text:p>
          </table:table-cell>
          <table:table-cell table:formula="of:=[.K110]/[.L110]" office:value-type="float" office:value="2.93319080705505" calcext:value-type="float">
            <text:p>2,93319080705505</text:p>
          </table:table-cell>
        </table:table-row>
        <table:table-row table:style-name="ro1">
          <table:table-cell office:value-type="string" calcext:value-type="string">
            <text:p>g.20.49.gml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14.27" calcext:value-type="float">
            <text:p>14,27</text:p>
          </table:table-cell>
          <table:table-cell office:value-type="float" office:value="49.94" calcext:value-type="float">
            <text:p>49,94</text:p>
          </table:table-cell>
          <table:table-cell office:value-type="float" office:value="14.27" calcext:value-type="float">
            <text:p>14,27</text:p>
          </table:table-cell>
          <table:table-cell office:value-type="float" office:value="406" calcext:value-type="float">
            <text:p>406</text:p>
          </table:table-cell>
          <table:table-cell office:value-type="float" office:value="247.65" calcext:value-type="float">
            <text:p>247,65</text:p>
          </table:table-cell>
          <table:table-cell office:value-type="float" office:value="11" calcext:value-type="float">
            <text:p>11</text:p>
          </table:table-cell>
          <table:table-cell office:value-type="float" office:value="457.87" calcext:value-type="float">
            <text:p>457,87</text:p>
          </table:table-cell>
          <table:table-cell office:value-type="float" office:value="118.35" calcext:value-type="float">
            <text:p>118,35</text:p>
          </table:table-cell>
          <table:table-cell office:value-type="float" office:value="668" calcext:value-type="float">
            <text:p>668</text:p>
          </table:table-cell>
          <table:table-cell table:formula="of:=[.K111]/[.L111]" office:value-type="float" office:value="3.8687790452049" calcext:value-type="float">
            <text:p>3,8687790452049</text:p>
          </table:table-cell>
        </table:table-row>
        <table:table-row table:style-name="ro1">
          <table:table-cell office:value-type="string" calcext:value-type="string">
            <text:p>g.20.31.gml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0.63" calcext:value-type="float">
            <text:p>10,63</text:p>
          </table:table-cell>
          <table:table-cell office:value-type="float" office:value="37.24" calcext:value-type="float">
            <text:p>37,24</text:p>
          </table:table-cell>
          <table:table-cell office:value-type="float" office:value="10.63" calcext:value-type="float">
            <text:p>10,63</text:p>
          </table:table-cell>
          <table:table-cell office:value-type="float" office:value="382" calcext:value-type="float">
            <text:p>382</text:p>
          </table:table-cell>
          <table:table-cell office:value-type="float" office:value="201.39" calcext:value-type="float">
            <text:p>201,39</text:p>
          </table:table-cell>
          <table:table-cell office:value-type="float" office:value="23" calcext:value-type="float">
            <text:p>23</text:p>
          </table:table-cell>
          <table:table-cell office:value-type="float" office:value="361.15" calcext:value-type="float">
            <text:p>361,15</text:p>
          </table:table-cell>
          <table:table-cell office:value-type="float" office:value="90.38" calcext:value-type="float">
            <text:p>90,38</text:p>
          </table:table-cell>
          <table:table-cell office:value-type="float" office:value="609" calcext:value-type="float">
            <text:p>609</text:p>
          </table:table-cell>
          <table:table-cell table:formula="of:=[.K112]/[.L112]" office:value-type="float" office:value="3.99590617393229" calcext:value-type="float">
            <text:p>3,99590617393229</text:p>
          </table:table-cell>
        </table:table-row>
        <table:table-row table:style-name="ro1">
          <table:table-cell office:value-type="string" calcext:value-type="string">
            <text:p>g.20.47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0.14" calcext:value-type="float">
            <text:p>30,14</text:p>
          </table:table-cell>
          <table:table-cell office:value-type="float" office:value="42.25" calcext:value-type="float">
            <text:p>42,25</text:p>
          </table:table-cell>
          <table:table-cell office:value-type="float" office:value="30.14" calcext:value-type="float">
            <text:p>30,14</text:p>
          </table:table-cell>
          <table:table-cell office:value-type="float" office:value="1259" calcext:value-type="float">
            <text:p>1259</text:p>
          </table:table-cell>
          <table:table-cell office:value-type="float" office:value="294.68" calcext:value-type="float">
            <text:p>294,68</text:p>
          </table:table-cell>
          <table:table-cell office:value-type="float" office:value="13" calcext:value-type="float">
            <text:p>13</text:p>
          </table:table-cell>
          <table:table-cell office:value-type="float" office:value="521.31" calcext:value-type="float">
            <text:p>521,31</text:p>
          </table:table-cell>
          <table:table-cell office:value-type="float" office:value="116.19" calcext:value-type="float">
            <text:p>116,19</text:p>
          </table:table-cell>
          <table:table-cell office:value-type="float" office:value="1976" calcext:value-type="float">
            <text:p>1976</text:p>
          </table:table-cell>
          <table:table-cell table:formula="of:=[.K113]/[.L113]" office:value-type="float" office:value="4.4867028143558" calcext:value-type="float">
            <text:p>4,4867028143558</text:p>
          </table:table-cell>
        </table:table-row>
        <table:table-row table:style-name="ro1">
          <table:table-cell office:value-type="string" calcext:value-type="string">
            <text:p>g.20.41.gml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6.84" calcext:value-type="float">
            <text:p>16,84</text:p>
          </table:table-cell>
          <table:table-cell office:value-type="float" office:value="49.69" calcext:value-type="float">
            <text:p>49,69</text:p>
          </table:table-cell>
          <table:table-cell office:value-type="float" office:value="16.84" calcext:value-type="float">
            <text:p>16,84</text:p>
          </table:table-cell>
          <table:table-cell office:value-type="float" office:value="1737" calcext:value-type="float">
            <text:p>1737</text:p>
          </table:table-cell>
          <table:table-cell office:value-type="float" office:value="223.77" calcext:value-type="float">
            <text:p>223,77</text:p>
          </table:table-cell>
          <table:table-cell office:value-type="float" office:value="9" calcext:value-type="float">
            <text:p>9</text:p>
          </table:table-cell>
          <table:table-cell office:value-type="float" office:value="455.02" calcext:value-type="float">
            <text:p>455,02</text:p>
          </table:table-cell>
          <table:table-cell office:value-type="float" office:value="99.26" calcext:value-type="float">
            <text:p>99,26</text:p>
          </table:table-cell>
          <table:table-cell office:value-type="float" office:value="2635" calcext:value-type="float">
            <text:p>2635</text:p>
          </table:table-cell>
          <table:table-cell table:formula="of:=[.K114]/[.L114]" office:value-type="float" office:value="4.58412250654846" calcext:value-type="float">
            <text:p>4,58412250654846</text:p>
          </table:table-cell>
        </table:table-row>
        <table:table-row table:style-name="ro1">
          <table:table-cell office:value-type="string" calcext:value-type="string">
            <text:p>g.20.45.gml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6.25" calcext:value-type="float">
            <text:p>26,25</text:p>
          </table:table-cell>
          <table:table-cell office:value-type="float" office:value="32.71" calcext:value-type="float">
            <text:p>32,71</text:p>
          </table:table-cell>
          <table:table-cell office:value-type="float" office:value="26.25" calcext:value-type="float">
            <text:p>26,25</text:p>
          </table:table-cell>
          <table:table-cell office:value-type="float" office:value="507" calcext:value-type="float">
            <text:p>507</text:p>
          </table:table-cell>
          <table:table-cell office:value-type="float" office:value="262.31" calcext:value-type="float">
            <text:p>262,31</text:p>
          </table:table-cell>
          <table:table-cell office:value-type="float" office:value="28" calcext:value-type="float">
            <text:p>28</text:p>
          </table:table-cell>
          <table:table-cell office:value-type="float" office:value="466.31" calcext:value-type="float">
            <text:p>466,31</text:p>
          </table:table-cell>
          <table:table-cell office:value-type="float" office:value="92.03" calcext:value-type="float">
            <text:p>92,03</text:p>
          </table:table-cell>
          <table:table-cell office:value-type="float" office:value="882" calcext:value-type="float">
            <text:p>882</text:p>
          </table:table-cell>
          <table:table-cell table:formula="of:=[.K115]/[.L115]" office:value-type="float" office:value="5.06693469520809" calcext:value-type="float">
            <text:p>5,06693469520809</text:p>
          </table:table-cell>
        </table:table-row>
        <table:table-row table:style-name="ro1">
          <table:table-cell office:value-type="string" calcext:value-type="string">
            <text:p>g.20.48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2.16" calcext:value-type="float">
            <text:p>32,16</text:p>
          </table:table-cell>
          <table:table-cell office:value-type="float" office:value="35.67" calcext:value-type="float">
            <text:p>35,67</text:p>
          </table:table-cell>
          <table:table-cell office:value-type="float" office:value="32.16" calcext:value-type="float">
            <text:p>32,16</text:p>
          </table:table-cell>
          <table:table-cell office:value-type="float" office:value="2375" calcext:value-type="float">
            <text:p>2375</text:p>
          </table:table-cell>
          <table:table-cell office:value-type="float" office:value="307.27" calcext:value-type="float">
            <text:p>307,27</text:p>
          </table:table-cell>
          <table:table-cell office:value-type="float" office:value="18" calcext:value-type="float">
            <text:p>18</text:p>
          </table:table-cell>
          <table:table-cell office:value-type="float" office:value="574.72" calcext:value-type="float">
            <text:p>574,72</text:p>
          </table:table-cell>
          <table:table-cell office:value-type="float" office:value="108.37" calcext:value-type="float">
            <text:p>108,37</text:p>
          </table:table-cell>
          <table:table-cell office:value-type="float" office:value="3710" calcext:value-type="float">
            <text:p>3710</text:p>
          </table:table-cell>
          <table:table-cell table:formula="of:=[.K116]/[.L116]" office:value-type="float" office:value="5.30331272492387" calcext:value-type="float">
            <text:p>5,30331272492387</text:p>
          </table:table-cell>
        </table:table-row>
        <table:table-row table:style-name="ro1">
          <table:table-cell office:value-type="string" calcext:value-type="string">
            <text:p>g.20.6.gm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9.94" calcext:value-type="float">
            <text:p>9,94</text:p>
          </table:table-cell>
          <table:table-cell office:value-type="float" office:value="34.65" calcext:value-type="float">
            <text:p>34,65</text:p>
          </table:table-cell>
          <table:table-cell office:value-type="float" office:value="9.94" calcext:value-type="float">
            <text:p>9,94</text:p>
          </table:table-cell>
          <table:table-cell office:value-type="float" office:value="384" calcext:value-type="float">
            <text:p>384</text:p>
          </table:table-cell>
          <table:table-cell office:value-type="float" office:value="217.5" calcext:value-type="float">
            <text:p>217,5</text:p>
          </table:table-cell>
          <table:table-cell office:value-type="float" office:value="18" calcext:value-type="float">
            <text:p>18</text:p>
          </table:table-cell>
          <table:table-cell office:value-type="float" office:value="411.95" calcext:value-type="float">
            <text:p>411,95</text:p>
          </table:table-cell>
          <table:table-cell office:value-type="float" office:value="75.65" calcext:value-type="float">
            <text:p>75,65</text:p>
          </table:table-cell>
          <table:table-cell office:value-type="float" office:value="608" calcext:value-type="float">
            <text:p>608</text:p>
          </table:table-cell>
          <table:table-cell table:formula="of:=[.K117]/[.L117]" office:value-type="float" office:value="5.44547257105089" calcext:value-type="float">
            <text:p>5,44547257105089</text:p>
          </table:table-cell>
        </table:table-row>
        <table:table-row table:style-name="ro1">
          <table:table-cell office:value-type="string" calcext:value-type="string">
            <text:p>g.20.1.gml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8.48" calcext:value-type="float">
            <text:p>18,48</text:p>
          </table:table-cell>
          <table:table-cell office:value-type="float" office:value="25.89" calcext:value-type="float">
            <text:p>25,89</text:p>
          </table:table-cell>
          <table:table-cell office:value-type="float" office:value="18.48" calcext:value-type="float">
            <text:p>18,48</text:p>
          </table:table-cell>
          <table:table-cell office:value-type="float" office:value="635" calcext:value-type="float">
            <text:p>635</text:p>
          </table:table-cell>
          <table:table-cell office:value-type="float" office:value="246.29" calcext:value-type="float">
            <text:p>246,29</text:p>
          </table:table-cell>
          <table:table-cell office:value-type="float" office:value="33" calcext:value-type="float">
            <text:p>33</text:p>
          </table:table-cell>
          <table:table-cell office:value-type="float" office:value="498.26" calcext:value-type="float">
            <text:p>498,26</text:p>
          </table:table-cell>
          <table:table-cell office:value-type="float" office:value="90.61" calcext:value-type="float">
            <text:p>90,61</text:p>
          </table:table-cell>
          <table:table-cell office:value-type="float" office:value="1203" calcext:value-type="float">
            <text:p>1203</text:p>
          </table:table-cell>
          <table:table-cell table:formula="of:=[.K118]/[.L118]" office:value-type="float" office:value="5.49895155060148" calcext:value-type="float">
            <text:p>5,49895155060148</text:p>
          </table:table-cell>
        </table:table-row>
        <table:table-row table:style-name="ro1">
          <table:table-cell office:value-type="string" calcext:value-type="string">
            <text:p>g.20.50.gml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4.51" calcext:value-type="float">
            <text:p>14,51</text:p>
          </table:table-cell>
          <table:table-cell office:value-type="float" office:value="40.12" calcext:value-type="float">
            <text:p>40,12</text:p>
          </table:table-cell>
          <table:table-cell office:value-type="float" office:value="14.51" calcext:value-type="float">
            <text:p>14,51</text:p>
          </table:table-cell>
          <table:table-cell office:value-type="float" office:value="523" calcext:value-type="float">
            <text:p>523</text:p>
          </table:table-cell>
          <table:table-cell office:value-type="float" office:value="249.27" calcext:value-type="float">
            <text:p>249,27</text:p>
          </table:table-cell>
          <table:table-cell office:value-type="float" office:value="25" calcext:value-type="float">
            <text:p>25</text:p>
          </table:table-cell>
          <table:table-cell office:value-type="float" office:value="502.91" calcext:value-type="float">
            <text:p>502,91</text:p>
          </table:table-cell>
          <table:table-cell office:value-type="float" office:value="88.94" calcext:value-type="float">
            <text:p>88,94</text:p>
          </table:table-cell>
          <table:table-cell office:value-type="float" office:value="1007" calcext:value-type="float">
            <text:p>1007</text:p>
          </table:table-cell>
          <table:table-cell table:formula="of:=[.K119]/[.L119]" office:value-type="float" office:value="5.65448617045199" calcext:value-type="float">
            <text:p>5,65448617045199</text:p>
          </table:table-cell>
        </table:table-row>
        <table:table-row table:style-name="ro1">
          <table:table-cell office:value-type="string" calcext:value-type="string">
            <text:p>g.20.46.gml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.56" calcext:value-type="float">
            <text:p>4,56</text:p>
          </table:table-cell>
          <table:table-cell office:value-type="float" office:value="20.05" calcext:value-type="float">
            <text:p>20,05</text:p>
          </table:table-cell>
          <table:table-cell office:value-type="float" office:value="4.56" calcext:value-type="float">
            <text:p>4,56</text:p>
          </table:table-cell>
          <table:table-cell office:value-type="float" office:value="150" calcext:value-type="float">
            <text:p>150</text:p>
          </table:table-cell>
          <table:table-cell office:value-type="float" office:value="228.81" calcext:value-type="float">
            <text:p>228,81</text:p>
          </table:table-cell>
          <table:table-cell office:value-type="float" office:value="140" calcext:value-type="float">
            <text:p>140</text:p>
          </table:table-cell>
          <table:table-cell office:value-type="float" office:value="551.79" calcext:value-type="float">
            <text:p>551,79</text:p>
          </table:table-cell>
          <table:table-cell office:value-type="float" office:value="80.82" calcext:value-type="float">
            <text:p>80,82</text:p>
          </table:table-cell>
          <table:table-cell office:value-type="float" office:value="383" calcext:value-type="float">
            <text:p>383</text:p>
          </table:table-cell>
          <table:table-cell table:formula="of:=[.K120]/[.L120]" office:value-type="float" office:value="6.82739420935412" calcext:value-type="float">
            <text:p>6,82739420935412</text:p>
          </table:table-cell>
        </table:table-row>
        <table:table-row table:style-name="ro1">
          <table:table-cell office:value-type="string" calcext:value-type="string">
            <text:p>g.20.36.gml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1.76" calcext:value-type="float">
            <text:p>1,76</text:p>
          </table:table-cell>
          <table:table-cell office:value-type="float" office:value="17.61" calcext:value-type="float">
            <text:p>17,61</text:p>
          </table:table-cell>
          <table:table-cell office:value-type="float" office:value="1.76" calcext:value-type="float">
            <text:p>1,76</text:p>
          </table:table-cell>
          <table:table-cell office:value-type="float" office:value="88" calcext:value-type="float">
            <text:p>88</text:p>
          </table:table-cell>
          <table:table-cell office:value-type="float" office:value="339.72" calcext:value-type="float">
            <text:p>339,72</text:p>
          </table:table-cell>
          <table:table-cell office:value-type="float" office:value="139" calcext:value-type="float">
            <text:p>139</text:p>
          </table:table-cell>
          <table:table-cell office:value-type="float" office:value="691.61" calcext:value-type="float">
            <text:p>691,61</text:p>
          </table:table-cell>
          <table:table-cell office:value-type="float" office:value="68.84" calcext:value-type="float">
            <text:p>68,84</text:p>
          </table:table-cell>
          <table:table-cell office:value-type="float" office:value="208" calcext:value-type="float">
            <text:p>208</text:p>
          </table:table-cell>
          <table:table-cell table:formula="of:=[.K121]/[.L121]" office:value-type="float" office:value="10.0466298663568" calcext:value-type="float">
            <text:p>10,0466298663568</text:p>
          </table:table-cell>
        </table:table-row>
        <table:table-row table:style-name="ro1">
          <table:table-cell office:value-type="string" calcext:value-type="string">
            <text:p>g.20.13.gml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1.13" calcext:value-type="float">
            <text:p>1,13</text:p>
          </table:table-cell>
          <table:table-cell office:value-type="float" office:value="12.69" calcext:value-type="float">
            <text:p>12,69</text:p>
          </table:table-cell>
          <table:table-cell office:value-type="float" office:value="1.13" calcext:value-type="float">
            <text:p>1,13</text:p>
          </table:table-cell>
          <table:table-cell office:value-type="float" office:value="1764" calcext:value-type="float">
            <text:p>1764</text:p>
          </table:table-cell>
          <table:table-cell office:value-type="float" office:value="1748.21" calcext:value-type="float">
            <text:p>1748,21</text:p>
          </table:table-cell>
          <table:table-cell office:value-type="float" office:value="475" calcext:value-type="float">
            <text:p>475</text:p>
          </table:table-cell>
          <table:table-cell office:value-type="float" office:value="10248.32" calcext:value-type="float">
            <text:p>10248,32</text:p>
          </table:table-cell>
          <table:table-cell office:value-type="float" office:value="116.53" calcext:value-type="float">
            <text:p>116,53</text:p>
          </table:table-cell>
          <table:table-cell office:value-type="float" office:value="7123" calcext:value-type="float">
            <text:p>7123</text:p>
          </table:table-cell>
          <table:table-cell table:formula="of:=[.K122]/[.L122]" office:value-type="float" office:value="87.9457650390457" calcext:value-type="float">
            <text:p>87,9457650390457</text:p>
          </table:table-cell>
        </table:table-row>
        <table:table-row table:style-name="ro1">
          <table:table-cell office:value-type="string" calcext:value-type="string">
            <text:p>g.21.15.gml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4.31" calcext:value-type="float">
            <text:p>24,31</text:p>
          </table:table-cell>
          <table:table-cell office:value-type="float" office:value="50.32" calcext:value-type="float">
            <text:p>50,32</text:p>
          </table:table-cell>
          <table:table-cell office:value-type="float" office:value="24.31" calcext:value-type="float">
            <text:p>24,31</text:p>
          </table:table-cell>
          <table:table-cell office:value-type="float" office:value="702" calcext:value-type="float">
            <text:p>702</text:p>
          </table:table-cell>
          <table:table-cell office:value-type="float" office:value="211.86" calcext:value-type="float">
            <text:p>211,86</text:p>
          </table:table-cell>
          <table:table-cell office:value-type="float" office:value="4" calcext:value-type="float">
            <text:p>4</text:p>
          </table:table-cell>
          <table:table-cell office:value-type="float" office:value="365.06" calcext:value-type="float">
            <text:p>365,06</text:p>
          </table:table-cell>
          <table:table-cell office:value-type="float" office:value="119.89" calcext:value-type="float">
            <text:p>119,89</text:p>
          </table:table-cell>
          <table:table-cell office:value-type="float" office:value="1074" calcext:value-type="float">
            <text:p>1074</text:p>
          </table:table-cell>
          <table:table-cell table:formula="of:=[.K123]/[.L123]" office:value-type="float" office:value="3.04495787805488" calcext:value-type="float">
            <text:p>3,04495787805488</text:p>
          </table:table-cell>
        </table:table-row>
        <table:table-row table:style-name="ro1">
          <table:table-cell office:value-type="string" calcext:value-type="string">
            <text:p>g.21.33.gml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4.56" calcext:value-type="float">
            <text:p>24,56</text:p>
          </table:table-cell>
          <table:table-cell office:value-type="float" office:value="68.69" calcext:value-type="float">
            <text:p>68,69</text:p>
          </table:table-cell>
          <table:table-cell office:value-type="float" office:value="24.56" calcext:value-type="float">
            <text:p>24,56</text:p>
          </table:table-cell>
          <table:table-cell office:value-type="float" office:value="917" calcext:value-type="float">
            <text:p>917</text:p>
          </table:table-cell>
          <table:table-cell office:value-type="float" office:value="210.83" calcext:value-type="float">
            <text:p>210,83</text:p>
          </table:table-cell>
          <table:table-cell office:value-type="float" office:value="6" calcext:value-type="float">
            <text:p>6</text:p>
          </table:table-cell>
          <table:table-cell office:value-type="float" office:value="362.5" calcext:value-type="float">
            <text:p>362,5</text:p>
          </table:table-cell>
          <table:table-cell office:value-type="float" office:value="118.23" calcext:value-type="float">
            <text:p>118,23</text:p>
          </table:table-cell>
          <table:table-cell office:value-type="float" office:value="1376" calcext:value-type="float">
            <text:p>1376</text:p>
          </table:table-cell>
          <table:table-cell table:formula="of:=[.K124]/[.L124]" office:value-type="float" office:value="3.06605768417491" calcext:value-type="float">
            <text:p>3,06605768417491</text:p>
          </table:table-cell>
        </table:table-row>
        <table:table-row table:style-name="ro1">
          <table:table-cell office:value-type="string" calcext:value-type="string">
            <text:p>g.21.41.gml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30.43" calcext:value-type="float">
            <text:p>30,43</text:p>
          </table:table-cell>
          <table:table-cell office:value-type="float" office:value="87.41" calcext:value-type="float">
            <text:p>87,41</text:p>
          </table:table-cell>
          <table:table-cell office:value-type="float" office:value="30.43" calcext:value-type="float">
            <text:p>30,43</text:p>
          </table:table-cell>
          <table:table-cell office:value-type="float" office:value="704" calcext:value-type="float">
            <text:p>704</text:p>
          </table:table-cell>
          <table:table-cell office:value-type="float" office:value="241.34" calcext:value-type="float">
            <text:p>241,34</text:p>
          </table:table-cell>
          <table:table-cell office:value-type="float" office:value="1" calcext:value-type="float">
            <text:p>1</text:p>
          </table:table-cell>
          <table:table-cell office:value-type="float" office:value="409.37" calcext:value-type="float">
            <text:p>409,37</text:p>
          </table:table-cell>
          <table:table-cell office:value-type="float" office:value="120.34" calcext:value-type="float">
            <text:p>120,34</text:p>
          </table:table-cell>
          <table:table-cell office:value-type="float" office:value="1059" calcext:value-type="float">
            <text:p>1059</text:p>
          </table:table-cell>
          <table:table-cell table:formula="of:=[.K125]/[.L125]" office:value-type="float" office:value="3.40177829483131" calcext:value-type="float">
            <text:p>3,40177829483131</text:p>
          </table:table-cell>
        </table:table-row>
        <table:table-row table:style-name="ro1">
          <table:table-cell office:value-type="string" calcext:value-type="string">
            <text:p>g.21.27.gml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4.32" calcext:value-type="float">
            <text:p>4,32</text:p>
          </table:table-cell>
          <table:table-cell office:value-type="float" office:value="41.98" calcext:value-type="float">
            <text:p>41,98</text:p>
          </table:table-cell>
          <table:table-cell office:value-type="float" office:value="4.32" calcext:value-type="float">
            <text:p>4,32</text:p>
          </table:table-cell>
          <table:table-cell office:value-type="float" office:value="249" calcext:value-type="float">
            <text:p>249</text:p>
          </table:table-cell>
          <table:table-cell office:value-type="float" office:value="242.67" calcext:value-type="float">
            <text:p>242,67</text:p>
          </table:table-cell>
          <table:table-cell office:value-type="float" office:value="50" calcext:value-type="float">
            <text:p>50</text:p>
          </table:table-cell>
          <table:table-cell office:value-type="float" office:value="433.71" calcext:value-type="float">
            <text:p>433,71</text:p>
          </table:table-cell>
          <table:table-cell office:value-type="float" office:value="109.15" calcext:value-type="float">
            <text:p>109,15</text:p>
          </table:table-cell>
          <table:table-cell office:value-type="float" office:value="517" calcext:value-type="float">
            <text:p>517</text:p>
          </table:table-cell>
          <table:table-cell table:formula="of:=[.K126]/[.L126]" office:value-type="float" office:value="3.97352267521759" calcext:value-type="float">
            <text:p>3,97352267521759</text:p>
          </table:table-cell>
        </table:table-row>
        <table:table-row table:style-name="ro1">
          <table:table-cell office:value-type="string" calcext:value-type="string">
            <text:p>g.21.35.gml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8.7" calcext:value-type="float">
            <text:p>38,7</text:p>
          </table:table-cell>
          <table:table-cell office:value-type="float" office:value="9" calcext:value-type="float">
            <text:p>9</text:p>
          </table:table-cell>
          <table:table-cell office:value-type="float" office:value="172" calcext:value-type="float">
            <text:p>172</text:p>
          </table:table-cell>
          <table:table-cell office:value-type="float" office:value="240.34" calcext:value-type="float">
            <text:p>240,34</text:p>
          </table:table-cell>
          <table:table-cell office:value-type="float" office:value="50" calcext:value-type="float">
            <text:p>50</text:p>
          </table:table-cell>
          <table:table-cell office:value-type="float" office:value="482.63" calcext:value-type="float">
            <text:p>482,63</text:p>
          </table:table-cell>
          <table:table-cell office:value-type="float" office:value="104.13" calcext:value-type="float">
            <text:p>104,13</text:p>
          </table:table-cell>
          <table:table-cell office:value-type="float" office:value="307" calcext:value-type="float">
            <text:p>307</text:p>
          </table:table-cell>
          <table:table-cell table:formula="of:=[.K127]/[.L127]" office:value-type="float" office:value="4.63487947757611" calcext:value-type="float">
            <text:p>4,63487947757611</text:p>
          </table:table-cell>
        </table:table-row>
        <table:table-row table:style-name="ro1">
          <table:table-cell office:value-type="string" calcext:value-type="string">
            <text:p>g.21.37.gml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,8</text:p>
          </table:table-cell>
          <table:table-cell office:value-type="float" office:value="48.51" calcext:value-type="float">
            <text:p>48,51</text:p>
          </table:table-cell>
          <table:table-cell office:value-type="float" office:value="9.8" calcext:value-type="float">
            <text:p>9,8</text:p>
          </table:table-cell>
          <table:table-cell office:value-type="float" office:value="156" calcext:value-type="float">
            <text:p>156</text:p>
          </table:table-cell>
          <table:table-cell office:value-type="float" office:value="260.76" calcext:value-type="float">
            <text:p>260,76</text:p>
          </table:table-cell>
          <table:table-cell office:value-type="float" office:value="15" calcext:value-type="float">
            <text:p>15</text:p>
          </table:table-cell>
          <table:table-cell office:value-type="float" office:value="522.21" calcext:value-type="float">
            <text:p>522,21</text:p>
          </table:table-cell>
          <table:table-cell office:value-type="float" office:value="78.42" calcext:value-type="float">
            <text:p>78,42</text:p>
          </table:table-cell>
          <table:table-cell office:value-type="float" office:value="243" calcext:value-type="float">
            <text:p>243</text:p>
          </table:table-cell>
          <table:table-cell table:formula="of:=[.K128]/[.L128]" office:value-type="float" office:value="6.65914307574598" calcext:value-type="float">
            <text:p>6,65914307574598</text:p>
          </table:table-cell>
        </table:table-row>
        <table:table-row table:style-name="ro1">
          <table:table-cell office:value-type="string" calcext:value-type="string">
            <text:p>g.21.1.gml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.79" calcext:value-type="float">
            <text:p>1,79</text:p>
          </table:table-cell>
          <table:table-cell office:value-type="float" office:value="13.83" calcext:value-type="float">
            <text:p>13,83</text:p>
          </table:table-cell>
          <table:table-cell office:value-type="float" office:value="1.79" calcext:value-type="float">
            <text:p>1,79</text:p>
          </table:table-cell>
          <table:table-cell office:value-type="float" office:value="34" calcext:value-type="float">
            <text:p>34</text:p>
          </table:table-cell>
          <table:table-cell office:value-type="float" office:value="261.75" calcext:value-type="float">
            <text:p>261,75</text:p>
          </table:table-cell>
          <table:table-cell office:value-type="float" office:value="405" calcext:value-type="float">
            <text:p>405</text:p>
          </table:table-cell>
          <table:table-cell office:value-type="float" office:value="605.72" calcext:value-type="float">
            <text:p>605,72</text:p>
          </table:table-cell>
          <table:table-cell office:value-type="float" office:value="65.75" calcext:value-type="float">
            <text:p>65,75</text:p>
          </table:table-cell>
          <table:table-cell office:value-type="float" office:value="144" calcext:value-type="float">
            <text:p>144</text:p>
          </table:table-cell>
          <table:table-cell table:formula="of:=[.K129]/[.L129]" office:value-type="float" office:value="9.21247148288973" calcext:value-type="float">
            <text:p>9,21247148288973</text:p>
          </table:table-cell>
        </table:table-row>
        <table:table-row table:style-name="ro1">
          <table:table-cell office:value-type="string" calcext:value-type="string">
            <text:p>g.21.10.gml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0.04" calcext:value-type="float">
            <text:p>0,04</text:p>
          </table:table-cell>
          <table:table-cell office:value-type="float" office:value="8.38" calcext:value-type="float">
            <text:p>8,38</text:p>
          </table:table-cell>
          <table:table-cell office:value-type="float" office:value="0.04" calcext:value-type="float">
            <text:p>0,04</text:p>
          </table:table-cell>
          <table:table-cell office:value-type="float" office:value="953" calcext:value-type="float">
            <text:p>953</text:p>
          </table:table-cell>
          <table:table-cell office:value-type="float" office:value="233892.58" calcext:value-type="float">
            <text:p>233892,58</text:p>
          </table:table-cell>
          <table:table-cell office:value-type="float" office:value="607" calcext:value-type="float">
            <text:p>607</text:p>
          </table:table-cell>
          <table:table-cell office:value-type="float" office:value="1037504.72" calcext:value-type="float">
            <text:p>1037504,72</text:p>
          </table:table-cell>
          <table:table-cell office:value-type="float" office:value="664.78" calcext:value-type="float">
            <text:p>664,78</text:p>
          </table:table-cell>
          <table:table-cell office:value-type="float" office:value="4514" calcext:value-type="float">
            <text:p>4514</text:p>
          </table:table-cell>
          <table:table-cell table:formula="of:=[.K130]/[.L130]" office:value-type="float" office:value="1560.67378681669" calcext:value-type="float">
            <text:p>1560,67378681669</text:p>
          </table:table-cell>
        </table:table-row>
        <table:table-row table:style-name="ro1">
          <table:table-cell office:value-type="string" calcext:value-type="string">
            <text:p>g.22.76.gml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31.02" calcext:value-type="float">
            <text:p>31,02</text:p>
          </table:table-cell>
          <table:table-cell office:value-type="float" office:value="83.45" calcext:value-type="float">
            <text:p>83,45</text:p>
          </table:table-cell>
          <table:table-cell office:value-type="float" office:value="31.02" calcext:value-type="float">
            <text:p>31,02</text:p>
          </table:table-cell>
          <table:table-cell office:value-type="float" office:value="1627" calcext:value-type="float">
            <text:p>1627</text:p>
          </table:table-cell>
          <table:table-cell office:value-type="float" office:value="229.19" calcext:value-type="float">
            <text:p>229,19</text:p>
          </table:table-cell>
          <table:table-cell office:value-type="float" office:value="2" calcext:value-type="float">
            <text:p>2</text:p>
          </table:table-cell>
          <table:table-cell office:value-type="float" office:value="415.11" calcext:value-type="float">
            <text:p>415,11</text:p>
          </table:table-cell>
          <table:table-cell office:value-type="float" office:value="116.99" calcext:value-type="float">
            <text:p>116,99</text:p>
          </table:table-cell>
          <table:table-cell office:value-type="float" office:value="2539" calcext:value-type="float">
            <text:p>2539</text:p>
          </table:table-cell>
          <table:table-cell table:formula="of:=[.K131]/[.L131]" office:value-type="float" office:value="3.54825198734935" calcext:value-type="float">
            <text:p>3,54825198734935</text:p>
          </table:table-cell>
        </table:table-row>
        <table:table-row table:style-name="ro1">
          <table:table-cell office:value-type="string" calcext:value-type="string">
            <text:p>g.22.54.gm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.39" calcext:value-type="float">
            <text:p>20,39</text:p>
          </table:table-cell>
          <table:table-cell office:value-type="float" office:value="61.83" calcext:value-type="float">
            <text:p>61,83</text:p>
          </table:table-cell>
          <table:table-cell office:value-type="float" office:value="20.39" calcext:value-type="float">
            <text:p>20,39</text:p>
          </table:table-cell>
          <table:table-cell office:value-type="float" office:value="720" calcext:value-type="float">
            <text:p>720</text:p>
          </table:table-cell>
          <table:table-cell office:value-type="float" office:value="218.15" calcext:value-type="float">
            <text:p>218,15</text:p>
          </table:table-cell>
          <table:table-cell office:value-type="float" office:value="4" calcext:value-type="float">
            <text:p>4</text:p>
          </table:table-cell>
          <table:table-cell office:value-type="float" office:value="412.61" calcext:value-type="float">
            <text:p>412,61</text:p>
          </table:table-cell>
          <table:table-cell office:value-type="float" office:value="114.58" calcext:value-type="float">
            <text:p>114,58</text:p>
          </table:table-cell>
          <table:table-cell office:value-type="float" office:value="1068" calcext:value-type="float">
            <text:p>1068</text:p>
          </table:table-cell>
          <table:table-cell table:formula="of:=[.K132]/[.L132]" office:value-type="float" office:value="3.60106475824751" calcext:value-type="float">
            <text:p>3,60106475824751</text:p>
          </table:table-cell>
        </table:table-row>
        <table:table-row table:style-name="ro1">
          <table:table-cell office:value-type="string" calcext:value-type="string">
            <text:p>g.22.70.gml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7.94" calcext:value-type="float">
            <text:p>27,94</text:p>
          </table:table-cell>
          <table:table-cell office:value-type="float" office:value="49.24" calcext:value-type="float">
            <text:p>49,24</text:p>
          </table:table-cell>
          <table:table-cell office:value-type="float" office:value="27.94" calcext:value-type="float">
            <text:p>27,94</text:p>
          </table:table-cell>
          <table:table-cell office:value-type="float" office:value="877" calcext:value-type="float">
            <text:p>877</text:p>
          </table:table-cell>
          <table:table-cell office:value-type="float" office:value="251.3" calcext:value-type="float">
            <text:p>251,3</text:p>
          </table:table-cell>
          <table:table-cell office:value-type="float" office:value="6" calcext:value-type="float">
            <text:p>6</text:p>
          </table:table-cell>
          <table:table-cell office:value-type="float" office:value="446.51" calcext:value-type="float">
            <text:p>446,51</text:p>
          </table:table-cell>
          <table:table-cell office:value-type="float" office:value="123.03" calcext:value-type="float">
            <text:p>123,03</text:p>
          </table:table-cell>
          <table:table-cell office:value-type="float" office:value="1488" calcext:value-type="float">
            <text:p>1488</text:p>
          </table:table-cell>
          <table:table-cell table:formula="of:=[.K133]/[.L133]" office:value-type="float" office:value="3.62927741201333" calcext:value-type="float">
            <text:p>3,62927741201333</text:p>
          </table:table-cell>
        </table:table-row>
        <table:table-row table:style-name="ro1">
          <table:table-cell office:value-type="string" calcext:value-type="string">
            <text:p>g.22.49.gml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.76" calcext:value-type="float">
            <text:p>11,76</text:p>
          </table:table-cell>
          <table:table-cell office:value-type="float" office:value="39.93" calcext:value-type="float">
            <text:p>39,93</text:p>
          </table:table-cell>
          <table:table-cell office:value-type="float" office:value="11.76" calcext:value-type="float">
            <text:p>11,76</text:p>
          </table:table-cell>
          <table:table-cell office:value-type="float" office:value="195" calcext:value-type="float">
            <text:p>195</text:p>
          </table:table-cell>
          <table:table-cell office:value-type="float" office:value="218.99" calcext:value-type="float">
            <text:p>218,99</text:p>
          </table:table-cell>
          <table:table-cell office:value-type="float" office:value="5" calcext:value-type="float">
            <text:p>5</text:p>
          </table:table-cell>
          <table:table-cell office:value-type="float" office:value="353.2" calcext:value-type="float">
            <text:p>353,2</text:p>
          </table:table-cell>
          <table:table-cell office:value-type="float" office:value="88.96" calcext:value-type="float">
            <text:p>88,96</text:p>
          </table:table-cell>
          <table:table-cell office:value-type="float" office:value="302" calcext:value-type="float">
            <text:p>302</text:p>
          </table:table-cell>
          <table:table-cell table:formula="of:=[.K134]/[.L134]" office:value-type="float" office:value="3.97032374100719" calcext:value-type="float">
            <text:p>3,97032374100719</text:p>
          </table:table-cell>
        </table:table-row>
        <table:table-row table:style-name="ro1">
          <table:table-cell office:value-type="string" calcext:value-type="string">
            <text:p>g.22.31.gml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6.3" calcext:value-type="float">
            <text:p>16,3</text:p>
          </table:table-cell>
          <table:table-cell office:value-type="float" office:value="32.77" calcext:value-type="float">
            <text:p>32,77</text:p>
          </table:table-cell>
          <table:table-cell office:value-type="float" office:value="16.3" calcext:value-type="float">
            <text:p>16,3</text:p>
          </table:table-cell>
          <table:table-cell office:value-type="float" office:value="468" calcext:value-type="float">
            <text:p>468</text:p>
          </table:table-cell>
          <table:table-cell office:value-type="float" office:value="211.27" calcext:value-type="float">
            <text:p>211,27</text:p>
          </table:table-cell>
          <table:table-cell office:value-type="float" office:value="26" calcext:value-type="float">
            <text:p>26</text:p>
          </table:table-cell>
          <table:table-cell office:value-type="float" office:value="429.67" calcext:value-type="float">
            <text:p>429,67</text:p>
          </table:table-cell>
          <table:table-cell office:value-type="float" office:value="88.51" calcext:value-type="float">
            <text:p>88,51</text:p>
          </table:table-cell>
          <table:table-cell office:value-type="float" office:value="805" calcext:value-type="float">
            <text:p>805</text:p>
          </table:table-cell>
          <table:table-cell table:formula="of:=[.K135]/[.L135]" office:value-type="float" office:value="4.85447971980567" calcext:value-type="float">
            <text:p>4,85447971980567</text:p>
          </table:table-cell>
        </table:table-row>
        <table:table-row table:style-name="ro1">
          <table:table-cell office:value-type="string" calcext:value-type="string">
            <text:p>g.22.69.gml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9.13" calcext:value-type="float">
            <text:p>9,13</text:p>
          </table:table-cell>
          <table:table-cell office:value-type="float" office:value="20.73" calcext:value-type="float">
            <text:p>20,73</text:p>
          </table:table-cell>
          <table:table-cell office:value-type="float" office:value="9.13" calcext:value-type="float">
            <text:p>9,13</text:p>
          </table:table-cell>
          <table:table-cell office:value-type="float" office:value="383" calcext:value-type="float">
            <text:p>383</text:p>
          </table:table-cell>
          <table:table-cell office:value-type="float" office:value="251.64" calcext:value-type="float">
            <text:p>251,64</text:p>
          </table:table-cell>
          <table:table-cell office:value-type="float" office:value="54" calcext:value-type="float">
            <text:p>54</text:p>
          </table:table-cell>
          <table:table-cell office:value-type="float" office:value="455.89" calcext:value-type="float">
            <text:p>455,89</text:p>
          </table:table-cell>
          <table:table-cell office:value-type="float" office:value="84.19" calcext:value-type="float">
            <text:p>84,19</text:p>
          </table:table-cell>
          <table:table-cell office:value-type="float" office:value="794" calcext:value-type="float">
            <text:p>794</text:p>
          </table:table-cell>
          <table:table-cell table:formula="of:=[.K136]/[.L136]" office:value-type="float" office:value="5.41501365957952" calcext:value-type="float">
            <text:p>5,41501365957952</text:p>
          </table:table-cell>
        </table:table-row>
        <table:table-row table:style-name="ro1">
          <table:table-cell office:value-type="string" calcext:value-type="string">
            <text:p>g.22.62.gml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.11" calcext:value-type="float">
            <text:p>3,11</text:p>
          </table:table-cell>
          <table:table-cell office:value-type="float" office:value="26.7" calcext:value-type="float">
            <text:p>26,7</text:p>
          </table:table-cell>
          <table:table-cell office:value-type="float" office:value="3.11" calcext:value-type="float">
            <text:p>3,11</text:p>
          </table:table-cell>
          <table:table-cell office:value-type="float" office:value="282" calcext:value-type="float">
            <text:p>282</text:p>
          </table:table-cell>
          <table:table-cell office:value-type="float" office:value="264.79" calcext:value-type="float">
            <text:p>264,79</text:p>
          </table:table-cell>
          <table:table-cell office:value-type="float" office:value="65" calcext:value-type="float">
            <text:p>65</text:p>
          </table:table-cell>
          <table:table-cell office:value-type="float" office:value="597.2" calcext:value-type="float">
            <text:p>597,2</text:p>
          </table:table-cell>
          <table:table-cell office:value-type="float" office:value="110.16" calcext:value-type="float">
            <text:p>110,16</text:p>
          </table:table-cell>
          <table:table-cell office:value-type="float" office:value="568" calcext:value-type="float">
            <text:p>568</text:p>
          </table:table-cell>
          <table:table-cell table:formula="of:=[.K137]/[.L137]" office:value-type="float" office:value="5.42120551924474" calcext:value-type="float">
            <text:p>5,42120551924474</text:p>
          </table:table-cell>
        </table:table-row>
        <table:table-row table:style-name="ro1">
          <table:table-cell office:value-type="string" calcext:value-type="string">
            <text:p>g.22.35.gml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9.09" calcext:value-type="float">
            <text:p>9,09</text:p>
          </table:table-cell>
          <table:table-cell office:value-type="float" office:value="29.74" calcext:value-type="float">
            <text:p>29,74</text:p>
          </table:table-cell>
          <table:table-cell office:value-type="float" office:value="9.09" calcext:value-type="float">
            <text:p>9,09</text:p>
          </table:table-cell>
          <table:table-cell office:value-type="float" office:value="160" calcext:value-type="float">
            <text:p>160</text:p>
          </table:table-cell>
          <table:table-cell office:value-type="float" office:value="212.95" calcext:value-type="float">
            <text:p>212,95</text:p>
          </table:table-cell>
          <table:table-cell office:value-type="float" office:value="54" calcext:value-type="float">
            <text:p>54</text:p>
          </table:table-cell>
          <table:table-cell office:value-type="float" office:value="439.5" calcext:value-type="float">
            <text:p>439,5</text:p>
          </table:table-cell>
          <table:table-cell office:value-type="float" office:value="78.7" calcext:value-type="float">
            <text:p>78,7</text:p>
          </table:table-cell>
          <table:table-cell office:value-type="float" office:value="308" calcext:value-type="float">
            <text:p>308</text:p>
          </table:table-cell>
          <table:table-cell table:formula="of:=[.K138]/[.L138]" office:value-type="float" office:value="5.58449809402795" calcext:value-type="float">
            <text:p>5,58449809402795</text:p>
          </table:table-cell>
        </table:table-row>
        <table:table-row table:style-name="ro1">
          <table:table-cell office:value-type="string" calcext:value-type="string">
            <text:p>g.23.115.gml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.46" calcext:value-type="float">
            <text:p>33,46</text:p>
          </table:table-cell>
          <table:table-cell office:value-type="float" office:value="55.97" calcext:value-type="float">
            <text:p>55,97</text:p>
          </table:table-cell>
          <table:table-cell office:value-type="float" office:value="33.46" calcext:value-type="float">
            <text:p>33,46</text:p>
          </table:table-cell>
          <table:table-cell office:value-type="float" office:value="320" calcext:value-type="float">
            <text:p>320</text:p>
          </table:table-cell>
          <table:table-cell office:value-type="float" office:value="220.64" calcext:value-type="float">
            <text:p>220,64</text:p>
          </table:table-cell>
          <table:table-cell office:value-type="float" office:value="5" calcext:value-type="float">
            <text:p>5</text:p>
          </table:table-cell>
          <table:table-cell office:value-type="float" office:value="345.71" calcext:value-type="float">
            <text:p>345,71</text:p>
          </table:table-cell>
          <table:table-cell office:value-type="float" office:value="114.88" calcext:value-type="float">
            <text:p>114,88</text:p>
          </table:table-cell>
          <table:table-cell office:value-type="float" office:value="459" calcext:value-type="float">
            <text:p>459</text:p>
          </table:table-cell>
          <table:table-cell table:formula="of:=[.K139]/[.L139]" office:value-type="float" office:value="3.00931406685237" calcext:value-type="float">
            <text:p>3,00931406685237</text:p>
          </table:table-cell>
        </table:table-row>
        <table:table-row table:style-name="ro1">
          <table:table-cell office:value-type="string" calcext:value-type="string">
            <text:p>g.23.100.gml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0.3" calcext:value-type="float">
            <text:p>40,3</text:p>
          </table:table-cell>
          <table:table-cell office:value-type="float" office:value="43.48" calcext:value-type="float">
            <text:p>43,48</text:p>
          </table:table-cell>
          <table:table-cell office:value-type="float" office:value="40.3" calcext:value-type="float">
            <text:p>40,3</text:p>
          </table:table-cell>
          <table:table-cell office:value-type="float" office:value="856" calcext:value-type="float">
            <text:p>856</text:p>
          </table:table-cell>
          <table:table-cell office:value-type="float" office:value="217.86" calcext:value-type="float">
            <text:p>217,86</text:p>
          </table:table-cell>
          <table:table-cell office:value-type="float" office:value="4" calcext:value-type="float">
            <text:p>4</text:p>
          </table:table-cell>
          <table:table-cell office:value-type="float" office:value="341.49" calcext:value-type="float">
            <text:p>341,49</text:p>
          </table:table-cell>
          <table:table-cell office:value-type="float" office:value="105.76" calcext:value-type="float">
            <text:p>105,76</text:p>
          </table:table-cell>
          <table:table-cell office:value-type="float" office:value="1281" calcext:value-type="float">
            <text:p>1281</text:p>
          </table:table-cell>
          <table:table-cell table:formula="of:=[.K140]/[.L140]" office:value-type="float" office:value="3.22891452344932" calcext:value-type="float">
            <text:p>3,22891452344932</text:p>
          </table:table-cell>
        </table:table-row>
        <table:table-row table:style-name="ro1">
          <table:table-cell office:value-type="string" calcext:value-type="string">
            <text:p>g.23.103.gml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0.43" calcext:value-type="float">
            <text:p>20,43</text:p>
          </table:table-cell>
          <table:table-cell office:value-type="float" office:value="61.75" calcext:value-type="float">
            <text:p>61,75</text:p>
          </table:table-cell>
          <table:table-cell office:value-type="float" office:value="20.43" calcext:value-type="float">
            <text:p>20,43</text:p>
          </table:table-cell>
          <table:table-cell office:value-type="float" office:value="1535" calcext:value-type="float">
            <text:p>1535</text:p>
          </table:table-cell>
          <table:table-cell office:value-type="float" office:value="271.64" calcext:value-type="float">
            <text:p>271,64</text:p>
          </table:table-cell>
          <table:table-cell office:value-type="float" office:value="5" calcext:value-type="float">
            <text:p>5</text:p>
          </table:table-cell>
          <table:table-cell office:value-type="float" office:value="482.69" calcext:value-type="float">
            <text:p>482,69</text:p>
          </table:table-cell>
          <table:table-cell office:value-type="float" office:value="135.87" calcext:value-type="float">
            <text:p>135,87</text:p>
          </table:table-cell>
          <table:table-cell office:value-type="float" office:value="2347" calcext:value-type="float">
            <text:p>2347</text:p>
          </table:table-cell>
          <table:table-cell table:formula="of:=[.K141]/[.L141]" office:value-type="float" office:value="3.5525870317215" calcext:value-type="float">
            <text:p>3,5525870317215</text:p>
          </table:table-cell>
        </table:table-row>
        <table:table-row table:style-name="ro1">
          <table:table-cell office:value-type="string" calcext:value-type="string">
            <text:p>g.23.107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9.14" calcext:value-type="float">
            <text:p>29,14</text:p>
          </table:table-cell>
          <table:table-cell table:number-columns-repeated="2" office:value-type="float" office:value="23.51" calcext:value-type="float">
            <text:p>23,51</text:p>
          </table:table-cell>
          <table:table-cell office:value-type="float" office:value="0" calcext:value-type="float">
            <text:p>0</text:p>
          </table:table-cell>
          <table:table-cell office:value-type="float" office:value="271.52" calcext:value-type="float">
            <text:p>271,52</text:p>
          </table:table-cell>
          <table:table-cell office:value-type="float" office:value="13" calcext:value-type="float">
            <text:p>13</text:p>
          </table:table-cell>
          <table:table-cell office:value-type="float" office:value="428.83" calcext:value-type="float">
            <text:p>428,83</text:p>
          </table:table-cell>
          <table:table-cell office:value-type="float" office:value="118.83" calcext:value-type="float">
            <text:p>118,83</text:p>
          </table:table-cell>
          <table:table-cell office:value-type="float" office:value="11069" calcext:value-type="float">
            <text:p>11069</text:p>
          </table:table-cell>
          <table:table-cell table:formula="of:=[.K142]/[.L142]" office:value-type="float" office:value="3.60876882942018" calcext:value-type="float">
            <text:p>3,60876882942018</text:p>
          </table:table-cell>
        </table:table-row>
        <table:table-row table:style-name="ro1">
          <table:table-cell office:value-type="string" calcext:value-type="string">
            <text:p>g.23.117.gml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8.37" calcext:value-type="float">
            <text:p>28,37</text:p>
          </table:table-cell>
          <table:table-cell office:value-type="float" office:value="37.29" calcext:value-type="float">
            <text:p>37,29</text:p>
          </table:table-cell>
          <table:table-cell office:value-type="float" office:value="28.37" calcext:value-type="float">
            <text:p>28,37</text:p>
          </table:table-cell>
          <table:table-cell office:value-type="float" office:value="399" calcext:value-type="float">
            <text:p>399</text:p>
          </table:table-cell>
          <table:table-cell office:value-type="float" office:value="229.9" calcext:value-type="float">
            <text:p>229,9</text:p>
          </table:table-cell>
          <table:table-cell office:value-type="float" office:value="9" calcext:value-type="float">
            <text:p>9</text:p>
          </table:table-cell>
          <table:table-cell office:value-type="float" office:value="456.21" calcext:value-type="float">
            <text:p>456,21</text:p>
          </table:table-cell>
          <table:table-cell office:value-type="float" office:value="110.71" calcext:value-type="float">
            <text:p>110,71</text:p>
          </table:table-cell>
          <table:table-cell office:value-type="float" office:value="618" calcext:value-type="float">
            <text:p>618</text:p>
          </table:table-cell>
          <table:table-cell table:formula="of:=[.K143]/[.L143]" office:value-type="float" office:value="4.12076596513413" calcext:value-type="float">
            <text:p>4,12076596513413</text:p>
          </table:table-cell>
        </table:table-row>
        <table:table-row table:style-name="ro1">
          <table:table-cell office:value-type="string" calcext:value-type="string">
            <text:p>g.23.83.gml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.48" calcext:value-type="float">
            <text:p>7,48</text:p>
          </table:table-cell>
          <table:table-cell office:value-type="float" office:value="45.59" calcext:value-type="float">
            <text:p>45,59</text:p>
          </table:table-cell>
          <table:table-cell office:value-type="float" office:value="7.48" calcext:value-type="float">
            <text:p>7,48</text:p>
          </table:table-cell>
          <table:table-cell office:value-type="float" office:value="242" calcext:value-type="float">
            <text:p>242</text:p>
          </table:table-cell>
          <table:table-cell office:value-type="float" office:value="233.52" calcext:value-type="float">
            <text:p>233,52</text:p>
          </table:table-cell>
          <table:table-cell office:value-type="float" office:value="23" calcext:value-type="float">
            <text:p>23</text:p>
          </table:table-cell>
          <table:table-cell office:value-type="float" office:value="434.32" calcext:value-type="float">
            <text:p>434,32</text:p>
          </table:table-cell>
          <table:table-cell office:value-type="float" office:value="103.11" calcext:value-type="float">
            <text:p>103,11</text:p>
          </table:table-cell>
          <table:table-cell office:value-type="float" office:value="443" calcext:value-type="float">
            <text:p>443</text:p>
          </table:table-cell>
          <table:table-cell table:formula="of:=[.K144]/[.L144]" office:value-type="float" office:value="4.21220056250606" calcext:value-type="float">
            <text:p>4,21220056250606</text:p>
          </table:table-cell>
        </table:table-row>
        <table:table-row table:style-name="ro1">
          <table:table-cell office:value-type="string" calcext:value-type="string">
            <text:p>g.23.77.gml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,2</text:p>
          </table:table-cell>
          <table:table-cell office:value-type="float" office:value="36.35" calcext:value-type="float">
            <text:p>36,35</text:p>
          </table:table-cell>
          <table:table-cell office:value-type="float" office:value="11.2" calcext:value-type="float">
            <text:p>11,2</text:p>
          </table:table-cell>
          <table:table-cell office:value-type="float" office:value="539" calcext:value-type="float">
            <text:p>539</text:p>
          </table:table-cell>
          <table:table-cell office:value-type="float" office:value="203.75" calcext:value-type="float">
            <text:p>203,75</text:p>
          </table:table-cell>
          <table:table-cell office:value-type="float" office:value="24" calcext:value-type="float">
            <text:p>24</text:p>
          </table:table-cell>
          <table:table-cell office:value-type="float" office:value="395.93" calcext:value-type="float">
            <text:p>395,93</text:p>
          </table:table-cell>
          <table:table-cell office:value-type="float" office:value="89.96" calcext:value-type="float">
            <text:p>89,96</text:p>
          </table:table-cell>
          <table:table-cell office:value-type="float" office:value="927" calcext:value-type="float">
            <text:p>927</text:p>
          </table:table-cell>
          <table:table-cell table:formula="of:=[.K145]/[.L145]" office:value-type="float" office:value="4.40117830146732" calcext:value-type="float">
            <text:p>4,40117830146732</text:p>
          </table:table-cell>
        </table:table-row>
        <table:table-row table:style-name="ro1">
          <table:table-cell office:value-type="string" calcext:value-type="string">
            <text:p>g.23.106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8.65" calcext:value-type="float">
            <text:p>18,65</text:p>
          </table:table-cell>
          <table:table-cell office:value-type="float" office:value="38.57" calcext:value-type="float">
            <text:p>38,57</text:p>
          </table:table-cell>
          <table:table-cell office:value-type="float" office:value="18.65" calcext:value-type="float">
            <text:p>18,65</text:p>
          </table:table-cell>
          <table:table-cell office:value-type="float" office:value="1916" calcext:value-type="float">
            <text:p>1916</text:p>
          </table:table-cell>
          <table:table-cell office:value-type="float" office:value="246.37" calcext:value-type="float">
            <text:p>246,37</text:p>
          </table:table-cell>
          <table:table-cell office:value-type="float" office:value="12" calcext:value-type="float">
            <text:p>12</text:p>
          </table:table-cell>
          <table:table-cell office:value-type="float" office:value="529.52" calcext:value-type="float">
            <text:p>529,52</text:p>
          </table:table-cell>
          <table:table-cell office:value-type="float" office:value="111.12" calcext:value-type="float">
            <text:p>111,12</text:p>
          </table:table-cell>
          <table:table-cell office:value-type="float" office:value="2970" calcext:value-type="float">
            <text:p>2970</text:p>
          </table:table-cell>
          <table:table-cell table:formula="of:=[.K146]/[.L146]" office:value-type="float" office:value="4.76529877609791" calcext:value-type="float">
            <text:p>4,76529877609791</text:p>
          </table:table-cell>
        </table:table-row>
        <table:table-row table:style-name="ro1">
          <table:table-cell office:value-type="string" calcext:value-type="string">
            <text:p>g.23.108.gml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8.67" calcext:value-type="float">
            <text:p>28,67</text:p>
          </table:table-cell>
          <table:table-cell office:value-type="float" office:value="50.97" calcext:value-type="float">
            <text:p>50,97</text:p>
          </table:table-cell>
          <table:table-cell office:value-type="float" office:value="28.67" calcext:value-type="float">
            <text:p>28,67</text:p>
          </table:table-cell>
          <table:table-cell office:value-type="float" office:value="1256" calcext:value-type="float">
            <text:p>1256</text:p>
          </table:table-cell>
          <table:table-cell office:value-type="float" office:value="261.91" calcext:value-type="float">
            <text:p>261,91</text:p>
          </table:table-cell>
          <table:table-cell office:value-type="float" office:value="11" calcext:value-type="float">
            <text:p>11</text:p>
          </table:table-cell>
          <table:table-cell office:value-type="float" office:value="533.64" calcext:value-type="float">
            <text:p>533,64</text:p>
          </table:table-cell>
          <table:table-cell office:value-type="float" office:value="97.7" calcext:value-type="float">
            <text:p>97,7</text:p>
          </table:table-cell>
          <table:table-cell office:value-type="float" office:value="2021" calcext:value-type="float">
            <text:p>2021</text:p>
          </table:table-cell>
          <table:table-cell table:formula="of:=[.K147]/[.L147]" office:value-type="float" office:value="5.46202661207779" calcext:value-type="float">
            <text:p>5,46202661207779</text:p>
          </table:table-cell>
        </table:table-row>
        <table:table-row table:style-name="ro1">
          <table:table-cell office:value-type="string" calcext:value-type="string">
            <text:p>g.23.76.gml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3.31" calcext:value-type="float">
            <text:p>13,31</text:p>
          </table:table-cell>
          <table:table-cell office:value-type="float" office:value="27.53" calcext:value-type="float">
            <text:p>27,53</text:p>
          </table:table-cell>
          <table:table-cell office:value-type="float" office:value="13.31" calcext:value-type="float">
            <text:p>13,31</text:p>
          </table:table-cell>
          <table:table-cell office:value-type="float" office:value="421" calcext:value-type="float">
            <text:p>421</text:p>
          </table:table-cell>
          <table:table-cell office:value-type="float" office:value="228.54" calcext:value-type="float">
            <text:p>228,54</text:p>
          </table:table-cell>
          <table:table-cell office:value-type="float" office:value="31" calcext:value-type="float">
            <text:p>31</text:p>
          </table:table-cell>
          <table:table-cell office:value-type="float" office:value="469.05" calcext:value-type="float">
            <text:p>469,05</text:p>
          </table:table-cell>
          <table:table-cell office:value-type="float" office:value="78.44" calcext:value-type="float">
            <text:p>78,44</text:p>
          </table:table-cell>
          <table:table-cell office:value-type="float" office:value="728" calcext:value-type="float">
            <text:p>728</text:p>
          </table:table-cell>
          <table:table-cell table:formula="of:=[.K148]/[.L148]" office:value-type="float" office:value="5.97972972972973" calcext:value-type="float">
            <text:p>5,97972972972973</text:p>
          </table:table-cell>
        </table:table-row>
        <table:table-row table:style-name="ro1">
          <table:table-cell office:value-type="string" calcext:value-type="string">
            <text:p>g.23.96.gml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.8" calcext:value-type="float">
            <text:p>3,8</text:p>
          </table:table-cell>
          <table:table-cell office:value-type="float" office:value="21.89" calcext:value-type="float">
            <text:p>21,89</text:p>
          </table:table-cell>
          <table:table-cell office:value-type="float" office:value="3.8" calcext:value-type="float">
            <text:p>3,8</text:p>
          </table:table-cell>
          <table:table-cell office:value-type="float" office:value="606" calcext:value-type="float">
            <text:p>606</text:p>
          </table:table-cell>
          <table:table-cell office:value-type="float" office:value="280.2" calcext:value-type="float">
            <text:p>280,2</text:p>
          </table:table-cell>
          <table:table-cell office:value-type="float" office:value="167" calcext:value-type="float">
            <text:p>167</text:p>
          </table:table-cell>
          <table:table-cell office:value-type="float" office:value="566.52" calcext:value-type="float">
            <text:p>566,52</text:p>
          </table:table-cell>
          <table:table-cell office:value-type="float" office:value="94.74" calcext:value-type="float">
            <text:p>94,74</text:p>
          </table:table-cell>
          <table:table-cell office:value-type="float" office:value="1659" calcext:value-type="float">
            <text:p>1659</text:p>
          </table:table-cell>
          <table:table-cell table:formula="of:=[.K149]/[.L149]" office:value-type="float" office:value="5.97973400886637" calcext:value-type="float">
            <text:p>5,97973400886637</text:p>
          </table:table-cell>
        </table:table-row>
        <table:table-row table:style-name="ro1">
          <table:table-cell office:value-type="string" calcext:value-type="string">
            <text:p>g.23.85.gml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3.65" calcext:value-type="float">
            <text:p>3,65</text:p>
          </table:table-cell>
          <table:table-cell office:value-type="float" office:value="13.17" calcext:value-type="float">
            <text:p>13,17</text:p>
          </table:table-cell>
          <table:table-cell office:value-type="float" office:value="3.65" calcext:value-type="float">
            <text:p>3,65</text:p>
          </table:table-cell>
          <table:table-cell office:value-type="float" office:value="501" calcext:value-type="float">
            <text:p>501</text:p>
          </table:table-cell>
          <table:table-cell office:value-type="float" office:value="264.92" calcext:value-type="float">
            <text:p>264,92</text:p>
          </table:table-cell>
          <table:table-cell office:value-type="float" office:value="143" calcext:value-type="float">
            <text:p>143</text:p>
          </table:table-cell>
          <table:table-cell office:value-type="float" office:value="563.01" calcext:value-type="float">
            <text:p>563,01</text:p>
          </table:table-cell>
          <table:table-cell office:value-type="float" office:value="92.28" calcext:value-type="float">
            <text:p>92,28</text:p>
          </table:table-cell>
          <table:table-cell office:value-type="float" office:value="1375" calcext:value-type="float">
            <text:p>1375</text:p>
          </table:table-cell>
          <table:table-cell table:formula="of:=[.K150]/[.L150]" office:value-type="float" office:value="6.10110533159948" calcext:value-type="float">
            <text:p>6,10110533159948</text:p>
          </table:table-cell>
        </table:table-row>
        <table:table-row table:style-name="ro1">
          <table:table-cell office:value-type="string" calcext:value-type="string">
            <text:p>g.23.86.gml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2.79" calcext:value-type="float">
            <text:p>2,79</text:p>
          </table:table-cell>
          <table:table-cell office:value-type="float" office:value="14.79" calcext:value-type="float">
            <text:p>14,79</text:p>
          </table:table-cell>
          <table:table-cell office:value-type="float" office:value="2.79" calcext:value-type="float">
            <text:p>2,79</text:p>
          </table:table-cell>
          <table:table-cell office:value-type="float" office:value="264" calcext:value-type="float">
            <text:p>264</text:p>
          </table:table-cell>
          <table:table-cell office:value-type="float" office:value="247.29" calcext:value-type="float">
            <text:p>247,29</text:p>
          </table:table-cell>
          <table:table-cell office:value-type="float" office:value="137" calcext:value-type="float">
            <text:p>137</text:p>
          </table:table-cell>
          <table:table-cell office:value-type="float" office:value="493.79" calcext:value-type="float">
            <text:p>493,79</text:p>
          </table:table-cell>
          <table:table-cell office:value-type="float" office:value="56.83" calcext:value-type="float">
            <text:p>56,83</text:p>
          </table:table-cell>
          <table:table-cell office:value-type="float" office:value="707" calcext:value-type="float">
            <text:p>707</text:p>
          </table:table-cell>
          <table:table-cell table:formula="of:=[.K151]/[.L151]" office:value-type="float" office:value="8.68889670948443" calcext:value-type="float">
            <text:p>8,68889670948443</text:p>
          </table:table-cell>
        </table:table-row>
        <table:table-row table:style-name="ro1">
          <table:table-cell office:value-type="string" calcext:value-type="string">
            <text:p>g.23.90.gml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.13" calcext:value-type="float">
            <text:p>2,13</text:p>
          </table:table-cell>
          <table:table-cell office:value-type="float" office:value="21.42" calcext:value-type="float">
            <text:p>21,42</text:p>
          </table:table-cell>
          <table:table-cell office:value-type="float" office:value="2.13" calcext:value-type="float">
            <text:p>2,13</text:p>
          </table:table-cell>
          <table:table-cell office:value-type="float" office:value="746" calcext:value-type="float">
            <text:p>746</text:p>
          </table:table-cell>
          <table:table-cell office:value-type="float" office:value="368.61" calcext:value-type="float">
            <text:p>368,61</text:p>
          </table:table-cell>
          <table:table-cell office:value-type="float" office:value="130" calcext:value-type="float">
            <text:p>130</text:p>
          </table:table-cell>
          <table:table-cell office:value-type="float" office:value="781.4" calcext:value-type="float">
            <text:p>781,4</text:p>
          </table:table-cell>
          <table:table-cell office:value-type="float" office:value="72.66" calcext:value-type="float">
            <text:p>72,66</text:p>
          </table:table-cell>
          <table:table-cell office:value-type="float" office:value="1517" calcext:value-type="float">
            <text:p>1517</text:p>
          </table:table-cell>
          <table:table-cell table:formula="of:=[.K152]/[.L152]" office:value-type="float" office:value="10.7541976328104" calcext:value-type="float">
            <text:p>10,7541976328104</text:p>
          </table:table-cell>
        </table:table-row>
        <table:table-row table:style-name="ro1">
          <table:table-cell office:value-type="string" calcext:value-type="string">
            <text:p>g.23.81.gml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2.85" calcext:value-type="float">
            <text:p>2,85</text:p>
          </table:table-cell>
          <table:table-cell office:value-type="float" office:value="18.49" calcext:value-type="float">
            <text:p>18,49</text:p>
          </table:table-cell>
          <table:table-cell office:value-type="float" office:value="2.85" calcext:value-type="float">
            <text:p>2,85</text:p>
          </table:table-cell>
          <table:table-cell office:value-type="float" office:value="772" calcext:value-type="float">
            <text:p>772</text:p>
          </table:table-cell>
          <table:table-cell office:value-type="float" office:value="312.36" calcext:value-type="float">
            <text:p>312,36</text:p>
          </table:table-cell>
          <table:table-cell office:value-type="float" office:value="274" calcext:value-type="float">
            <text:p>274</text:p>
          </table:table-cell>
          <table:table-cell office:value-type="float" office:value="632.81" calcext:value-type="float">
            <text:p>632,81</text:p>
          </table:table-cell>
          <table:table-cell office:value-type="float" office:value="48.66" calcext:value-type="float">
            <text:p>48,66</text:p>
          </table:table-cell>
          <table:table-cell office:value-type="float" office:value="2166" calcext:value-type="float">
            <text:p>2166</text:p>
          </table:table-cell>
          <table:table-cell table:formula="of:=[.K153]/[.L153]" office:value-type="float" office:value="13.004726674887" calcext:value-type="float">
            <text:p>13,004726674887</text:p>
          </table:table-cell>
        </table:table-row>
        <table:table-row table:style-name="ro1">
          <table:table-cell office:value-type="string" calcext:value-type="string">
            <text:p>g.24.46.gml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4.84" calcext:value-type="float">
            <text:p>4,84</text:p>
          </table:table-cell>
          <table:table-cell office:value-type="float" office:value="48.67" calcext:value-type="float">
            <text:p>48,67</text:p>
          </table:table-cell>
          <table:table-cell office:value-type="float" office:value="4.84" calcext:value-type="float">
            <text:p>4,84</text:p>
          </table:table-cell>
          <table:table-cell office:value-type="float" office:value="371" calcext:value-type="float">
            <text:p>371</text:p>
          </table:table-cell>
          <table:table-cell office:value-type="float" office:value="271.63" calcext:value-type="float">
            <text:p>271,63</text:p>
          </table:table-cell>
          <table:table-cell office:value-type="float" office:value="30" calcext:value-type="float">
            <text:p>30</text:p>
          </table:table-cell>
          <table:table-cell office:value-type="float" office:value="547.49" calcext:value-type="float">
            <text:p>547,49</text:p>
          </table:table-cell>
          <table:table-cell office:value-type="float" office:value="127.76" calcext:value-type="float">
            <text:p>127,76</text:p>
          </table:table-cell>
          <table:table-cell office:value-type="float" office:value="630" calcext:value-type="float">
            <text:p>630</text:p>
          </table:table-cell>
          <table:table-cell table:formula="of:=[.K154]/[.L154]" office:value-type="float" office:value="4.28530056355667" calcext:value-type="float">
            <text:p>4,28530056355667</text:p>
          </table:table-cell>
        </table:table-row>
        <table:table-row table:style-name="ro1">
          <table:table-cell office:value-type="string" calcext:value-type="string">
            <text:p>g.24.34.gm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.39" calcext:value-type="float">
            <text:p>13,39</text:p>
          </table:table-cell>
          <table:table-cell office:value-type="float" office:value="41.57" calcext:value-type="float">
            <text:p>41,57</text:p>
          </table:table-cell>
          <table:table-cell office:value-type="float" office:value="13.39" calcext:value-type="float">
            <text:p>13,39</text:p>
          </table:table-cell>
          <table:table-cell office:value-type="float" office:value="2062" calcext:value-type="float">
            <text:p>2062</text:p>
          </table:table-cell>
          <table:table-cell office:value-type="float" office:value="237.61" calcext:value-type="float">
            <text:p>237,61</text:p>
          </table:table-cell>
          <table:table-cell office:value-type="float" office:value="19" calcext:value-type="float">
            <text:p>19</text:p>
          </table:table-cell>
          <table:table-cell office:value-type="float" office:value="438.56" calcext:value-type="float">
            <text:p>438,56</text:p>
          </table:table-cell>
          <table:table-cell office:value-type="float" office:value="99.21" calcext:value-type="float">
            <text:p>99,21</text:p>
          </table:table-cell>
          <table:table-cell office:value-type="float" office:value="3552" calcext:value-type="float">
            <text:p>3552</text:p>
          </table:table-cell>
          <table:table-cell table:formula="of:=[.K155]/[.L155]" office:value-type="float" office:value="4.42052212478581" calcext:value-type="float">
            <text:p>4,42052212478581</text:p>
          </table:table-cell>
        </table:table-row>
        <table:table-row table:style-name="ro1">
          <table:table-cell office:value-type="string" calcext:value-type="string">
            <text:p>g.24.35.gml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,5</text:p>
          </table:table-cell>
          <table:table-cell office:value-type="float" office:value="40.35" calcext:value-type="float">
            <text:p>40,35</text:p>
          </table:table-cell>
          <table:table-cell office:value-type="float" office:value="14.5" calcext:value-type="float">
            <text:p>14,5</text:p>
          </table:table-cell>
          <table:table-cell office:value-type="float" office:value="1118" calcext:value-type="float">
            <text:p>1118</text:p>
          </table:table-cell>
          <table:table-cell office:value-type="float" office:value="247.11" calcext:value-type="float">
            <text:p>247,11</text:p>
          </table:table-cell>
          <table:table-cell office:value-type="float" office:value="21" calcext:value-type="float">
            <text:p>21</text:p>
          </table:table-cell>
          <table:table-cell office:value-type="float" office:value="576.45" calcext:value-type="float">
            <text:p>576,45</text:p>
          </table:table-cell>
          <table:table-cell office:value-type="float" office:value="108.65" calcext:value-type="float">
            <text:p>108,65</text:p>
          </table:table-cell>
          <table:table-cell office:value-type="float" office:value="1858" calcext:value-type="float">
            <text:p>1858</text:p>
          </table:table-cell>
          <table:table-cell table:formula="of:=[.K156]/[.L156]" office:value-type="float" office:value="5.30556833870226" calcext:value-type="float">
            <text:p>5,30556833870226</text:p>
          </table:table-cell>
        </table:table-row>
        <table:table-row table:style-name="ro1">
          <table:table-cell office:value-type="string" calcext:value-type="string">
            <text:p>g.24.47.gml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8.26" calcext:value-type="float">
            <text:p>8,26</text:p>
          </table:table-cell>
          <table:table-cell office:value-type="float" office:value="34.3" calcext:value-type="float">
            <text:p>34,3</text:p>
          </table:table-cell>
          <table:table-cell office:value-type="float" office:value="8.26" calcext:value-type="float">
            <text:p>8,26</text:p>
          </table:table-cell>
          <table:table-cell office:value-type="float" office:value="371" calcext:value-type="float">
            <text:p>371</text:p>
          </table:table-cell>
          <table:table-cell office:value-type="float" office:value="237.61" calcext:value-type="float">
            <text:p>237,61</text:p>
          </table:table-cell>
          <table:table-cell office:value-type="float" office:value="32" calcext:value-type="float">
            <text:p>32</text:p>
          </table:table-cell>
          <table:table-cell office:value-type="float" office:value="491.29" calcext:value-type="float">
            <text:p>491,29</text:p>
          </table:table-cell>
          <table:table-cell office:value-type="float" office:value="88.64" calcext:value-type="float">
            <text:p>88,64</text:p>
          </table:table-cell>
          <table:table-cell office:value-type="float" office:value="685" calcext:value-type="float">
            <text:p>685</text:p>
          </table:table-cell>
          <table:table-cell table:formula="of:=[.K157]/[.L157]" office:value-type="float" office:value="5.54253158844765" calcext:value-type="float">
            <text:p>5,54253158844765</text:p>
          </table:table-cell>
        </table:table-row>
        <table:table-row table:style-name="ro1">
          <table:table-cell office:value-type="string" calcext:value-type="string">
            <text:p>g.24.41.gml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2.32" calcext:value-type="float">
            <text:p>12,32</text:p>
          </table:table-cell>
          <table:table-cell office:value-type="float" office:value="27.71" calcext:value-type="float">
            <text:p>27,71</text:p>
          </table:table-cell>
          <table:table-cell office:value-type="float" office:value="12.32" calcext:value-type="float">
            <text:p>12,32</text:p>
          </table:table-cell>
          <table:table-cell office:value-type="float" office:value="343" calcext:value-type="float">
            <text:p>343</text:p>
          </table:table-cell>
          <table:table-cell office:value-type="float" office:value="249.05" calcext:value-type="float">
            <text:p>249,05</text:p>
          </table:table-cell>
          <table:table-cell office:value-type="float" office:value="31" calcext:value-type="float">
            <text:p>31</text:p>
          </table:table-cell>
          <table:table-cell office:value-type="float" office:value="463.16" calcext:value-type="float">
            <text:p>463,16</text:p>
          </table:table-cell>
          <table:table-cell office:value-type="float" office:value="72.14" calcext:value-type="float">
            <text:p>72,14</text:p>
          </table:table-cell>
          <table:table-cell office:value-type="float" office:value="698" calcext:value-type="float">
            <text:p>698</text:p>
          </table:table-cell>
          <table:table-cell table:formula="of:=[.K158]/[.L158]" office:value-type="float" office:value="6.42029387302468" calcext:value-type="float">
            <text:p>6,42029387302468</text:p>
          </table:table-cell>
        </table:table-row>
        <table:table-row table:style-name="ro1">
          <table:table-cell office:value-type="string" calcext:value-type="string">
            <text:p>g.24.39.gml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4.77" calcext:value-type="float">
            <text:p>4,77</text:p>
          </table:table-cell>
          <table:table-cell office:value-type="float" office:value="25.37" calcext:value-type="float">
            <text:p>25,37</text:p>
          </table:table-cell>
          <table:table-cell office:value-type="float" office:value="4.77" calcext:value-type="float">
            <text:p>4,77</text:p>
          </table:table-cell>
          <table:table-cell office:value-type="float" office:value="304" calcext:value-type="float">
            <text:p>304</text:p>
          </table:table-cell>
          <table:table-cell office:value-type="float" office:value="267.58" calcext:value-type="float">
            <text:p>267,58</text:p>
          </table:table-cell>
          <table:table-cell office:value-type="float" office:value="140" calcext:value-type="float">
            <text:p>140</text:p>
          </table:table-cell>
          <table:table-cell office:value-type="float" office:value="540.1" calcext:value-type="float">
            <text:p>540,1</text:p>
          </table:table-cell>
          <table:table-cell office:value-type="float" office:value="67.67" calcext:value-type="float">
            <text:p>67,67</text:p>
          </table:table-cell>
          <table:table-cell office:value-type="float" office:value="723" calcext:value-type="float">
            <text:p>723</text:p>
          </table:table-cell>
          <table:table-cell table:formula="of:=[.K159]/[.L159]" office:value-type="float" office:value="7.981380227575" calcext:value-type="float">
            <text:p>7,981380227575</text:p>
          </table:table-cell>
        </table:table-row>
        <table:table-row table:style-name="ro1">
          <table:table-cell office:value-type="string" calcext:value-type="string">
            <text:p>g.24.43.gml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3.92" calcext:value-type="float">
            <text:p>3,92</text:p>
          </table:table-cell>
          <table:table-cell office:value-type="float" office:value="17.9" calcext:value-type="float">
            <text:p>17,9</text:p>
          </table:table-cell>
          <table:table-cell office:value-type="float" office:value="3.92" calcext:value-type="float">
            <text:p>3,92</text:p>
          </table:table-cell>
          <table:table-cell office:value-type="float" office:value="234" calcext:value-type="float">
            <text:p>234</text:p>
          </table:table-cell>
          <table:table-cell office:value-type="float" office:value="280.45" calcext:value-type="float">
            <text:p>280,45</text:p>
          </table:table-cell>
          <table:table-cell office:value-type="float" office:value="152" calcext:value-type="float">
            <text:p>152</text:p>
          </table:table-cell>
          <table:table-cell office:value-type="float" office:value="661.01" calcext:value-type="float">
            <text:p>661,01</text:p>
          </table:table-cell>
          <table:table-cell office:value-type="float" office:value="53.44" calcext:value-type="float">
            <text:p>53,44</text:p>
          </table:table-cell>
          <table:table-cell office:value-type="float" office:value="559" calcext:value-type="float">
            <text:p>559</text:p>
          </table:table-cell>
          <table:table-cell table:formula="of:=[.K160]/[.L160]" office:value-type="float" office:value="12.3691991017964" calcext:value-type="float">
            <text:p>12,3691991017964</text:p>
          </table:table-cell>
        </table:table-row>
        <table:table-row table:style-name="ro1">
          <table:table-cell office:value-type="string" calcext:value-type="string">
            <text:p>g.25.55.gml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1.36" calcext:value-type="float">
            <text:p>31,36</text:p>
          </table:table-cell>
          <table:table-cell table:number-columns-repeated="2" office:value-type="float" office:value="31.17" calcext:value-type="float">
            <text:p>31,17</text:p>
          </table:table-cell>
          <table:table-cell office:value-type="float" office:value="728" calcext:value-type="float">
            <text:p>728</text:p>
          </table:table-cell>
          <table:table-cell office:value-type="float" office:value="249.35" calcext:value-type="float">
            <text:p>249,35</text:p>
          </table:table-cell>
          <table:table-cell office:value-type="float" office:value="29" calcext:value-type="float">
            <text:p>29</text:p>
          </table:table-cell>
          <table:table-cell office:value-type="float" office:value="439.66" calcext:value-type="float">
            <text:p>439,66</text:p>
          </table:table-cell>
          <table:table-cell office:value-type="float" office:value="115.41" calcext:value-type="float">
            <text:p>115,41</text:p>
          </table:table-cell>
          <table:table-cell office:value-type="float" office:value="1303" calcext:value-type="float">
            <text:p>1303</text:p>
          </table:table-cell>
          <table:table-cell table:formula="of:=[.K161]/[.L161]" office:value-type="float" office:value="3.80954856598215" calcext:value-type="float">
            <text:p>3,80954856598215</text:p>
          </table:table-cell>
        </table:table-row>
        <table:table-row table:style-name="ro1">
          <table:table-cell office:value-type="string" calcext:value-type="string">
            <text:p>g.25.45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.62" calcext:value-type="float">
            <text:p>7,62</text:p>
          </table:table-cell>
          <table:table-cell office:value-type="float" office:value="42" calcext:value-type="float">
            <text:p>42</text:p>
          </table:table-cell>
          <table:table-cell office:value-type="float" office:value="7.62" calcext:value-type="float">
            <text:p>7,62</text:p>
          </table:table-cell>
          <table:table-cell office:value-type="float" office:value="418" calcext:value-type="float">
            <text:p>418</text:p>
          </table:table-cell>
          <table:table-cell office:value-type="float" office:value="241.57" calcext:value-type="float">
            <text:p>241,57</text:p>
          </table:table-cell>
          <table:table-cell office:value-type="float" office:value="21" calcext:value-type="float">
            <text:p>21</text:p>
          </table:table-cell>
          <table:table-cell office:value-type="float" office:value="451.33" calcext:value-type="float">
            <text:p>451,33</text:p>
          </table:table-cell>
          <table:table-cell office:value-type="float" office:value="113.28" calcext:value-type="float">
            <text:p>113,28</text:p>
          </table:table-cell>
          <table:table-cell office:value-type="float" office:value="782" calcext:value-type="float">
            <text:p>782</text:p>
          </table:table-cell>
          <table:table-cell table:formula="of:=[.K162]/[.L162]" office:value-type="float" office:value="3.98419844632768" calcext:value-type="float">
            <text:p>3,98419844632768</text:p>
          </table:table-cell>
        </table:table-row>
        <table:table-row table:style-name="ro1">
          <table:table-cell office:value-type="string" calcext:value-type="string">
            <text:p>g.25.43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.45" calcext:value-type="float">
            <text:p>7,45</text:p>
          </table:table-cell>
          <table:table-cell office:value-type="float" office:value="41.3" calcext:value-type="float">
            <text:p>41,3</text:p>
          </table:table-cell>
          <table:table-cell office:value-type="float" office:value="7.45" calcext:value-type="float">
            <text:p>7,45</text:p>
          </table:table-cell>
          <table:table-cell office:value-type="float" office:value="435" calcext:value-type="float">
            <text:p>435</text:p>
          </table:table-cell>
          <table:table-cell office:value-type="float" office:value="242.17" calcext:value-type="float">
            <text:p>242,17</text:p>
          </table:table-cell>
          <table:table-cell office:value-type="float" office:value="21" calcext:value-type="float">
            <text:p>21</text:p>
          </table:table-cell>
          <table:table-cell office:value-type="float" office:value="455.55" calcext:value-type="float">
            <text:p>455,55</text:p>
          </table:table-cell>
          <table:table-cell office:value-type="float" office:value="113.71" calcext:value-type="float">
            <text:p>113,71</text:p>
          </table:table-cell>
          <table:table-cell office:value-type="float" office:value="829" calcext:value-type="float">
            <text:p>829</text:p>
          </table:table-cell>
          <table:table-cell table:formula="of:=[.K163]/[.L163]" office:value-type="float" office:value="4.00624395391786" calcext:value-type="float">
            <text:p>4,00624395391786</text:p>
          </table:table-cell>
        </table:table-row>
        <table:table-row table:style-name="ro1">
          <table:table-cell office:value-type="string" calcext:value-type="string">
            <text:p>g.25.34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.47" calcext:value-type="float">
            <text:p>7,47</text:p>
          </table:table-cell>
          <table:table-cell office:value-type="float" office:value="41.25" calcext:value-type="float">
            <text:p>41,25</text:p>
          </table:table-cell>
          <table:table-cell office:value-type="float" office:value="7.47" calcext:value-type="float">
            <text:p>7,47</text:p>
          </table:table-cell>
          <table:table-cell office:value-type="float" office:value="459" calcext:value-type="float">
            <text:p>459</text:p>
          </table:table-cell>
          <table:table-cell office:value-type="float" office:value="241.9" calcext:value-type="float">
            <text:p>241,9</text:p>
          </table:table-cell>
          <table:table-cell office:value-type="float" office:value="21" calcext:value-type="float">
            <text:p>21</text:p>
          </table:table-cell>
          <table:table-cell office:value-type="float" office:value="456.38" calcext:value-type="float">
            <text:p>456,38</text:p>
          </table:table-cell>
          <table:table-cell office:value-type="float" office:value="113.64" calcext:value-type="float">
            <text:p>113,64</text:p>
          </table:table-cell>
          <table:table-cell office:value-type="float" office:value="826" calcext:value-type="float">
            <text:p>826</text:p>
          </table:table-cell>
          <table:table-cell table:formula="of:=[.K164]/[.L164]" office:value-type="float" office:value="4.0160154875044" calcext:value-type="float">
            <text:p>4,0160154875044</text:p>
          </table:table-cell>
        </table:table-row>
        <table:table-row table:style-name="ro1">
          <table:table-cell office:value-type="string" calcext:value-type="string">
            <text:p>g.25.18.gml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8.37" calcext:value-type="float">
            <text:p>8,37</text:p>
          </table:table-cell>
          <table:table-cell office:value-type="float" office:value="35.1" calcext:value-type="float">
            <text:p>35,1</text:p>
          </table:table-cell>
          <table:table-cell office:value-type="float" office:value="8.37" calcext:value-type="float">
            <text:p>8,37</text:p>
          </table:table-cell>
          <table:table-cell office:value-type="float" office:value="157" calcext:value-type="float">
            <text:p>157</text:p>
          </table:table-cell>
          <table:table-cell office:value-type="float" office:value="214.34" calcext:value-type="float">
            <text:p>214,34</text:p>
          </table:table-cell>
          <table:table-cell office:value-type="float" office:value="17" calcext:value-type="float">
            <text:p>17</text:p>
          </table:table-cell>
          <table:table-cell office:value-type="float" office:value="377.57" calcext:value-type="float">
            <text:p>377,57</text:p>
          </table:table-cell>
          <table:table-cell office:value-type="float" office:value="89.07" calcext:value-type="float">
            <text:p>89,07</text:p>
          </table:table-cell>
          <table:table-cell office:value-type="float" office:value="294" calcext:value-type="float">
            <text:p>294</text:p>
          </table:table-cell>
          <table:table-cell table:formula="of:=[.K165]/[.L165]" office:value-type="float" office:value="4.23902548557315" calcext:value-type="float">
            <text:p>4,23902548557315</text:p>
          </table:table-cell>
        </table:table-row>
        <table:table-row table:style-name="ro1">
          <table:table-cell office:value-type="string" calcext:value-type="string">
            <text:p>g.25.32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6.9" calcext:value-type="float">
            <text:p>6,9</text:p>
          </table:table-cell>
          <table:table-cell office:value-type="float" office:value="39.13" calcext:value-type="float">
            <text:p>39,13</text:p>
          </table:table-cell>
          <table:table-cell office:value-type="float" office:value="6.9" calcext:value-type="float">
            <text:p>6,9</text:p>
          </table:table-cell>
          <table:table-cell office:value-type="float" office:value="721" calcext:value-type="float">
            <text:p>721</text:p>
          </table:table-cell>
          <table:table-cell office:value-type="float" office:value="246.73" calcext:value-type="float">
            <text:p>246,73</text:p>
          </table:table-cell>
          <table:table-cell office:value-type="float" office:value="20" calcext:value-type="float">
            <text:p>20</text:p>
          </table:table-cell>
          <table:table-cell office:value-type="float" office:value="487.42" calcext:value-type="float">
            <text:p>487,42</text:p>
          </table:table-cell>
          <table:table-cell office:value-type="float" office:value="103" calcext:value-type="float">
            <text:p>103</text:p>
          </table:table-cell>
          <table:table-cell office:value-type="float" office:value="1298" calcext:value-type="float">
            <text:p>1298</text:p>
          </table:table-cell>
          <table:table-cell table:formula="of:=[.K166]/[.L166]" office:value-type="float" office:value="4.73223300970874" calcext:value-type="float">
            <text:p>4,73223300970874</text:p>
          </table:table-cell>
        </table:table-row>
        <table:table-row table:style-name="ro1">
          <table:table-cell office:value-type="string" calcext:value-type="string">
            <text:p>g.25.26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2.02" calcext:value-type="float">
            <text:p>32,02</text:p>
          </table:table-cell>
          <table:table-cell office:value-type="float" office:value="56.97" calcext:value-type="float">
            <text:p>56,97</text:p>
          </table:table-cell>
          <table:table-cell office:value-type="float" office:value="32.02" calcext:value-type="float">
            <text:p>32,02</text:p>
          </table:table-cell>
          <table:table-cell office:value-type="float" office:value="1254" calcext:value-type="float">
            <text:p>1254</text:p>
          </table:table-cell>
          <table:table-cell office:value-type="float" office:value="238.65" calcext:value-type="float">
            <text:p>238,65</text:p>
          </table:table-cell>
          <table:table-cell office:value-type="float" office:value="11" calcext:value-type="float">
            <text:p>11</text:p>
          </table:table-cell>
          <table:table-cell office:value-type="float" office:value="470.35" calcext:value-type="float">
            <text:p>470,35</text:p>
          </table:table-cell>
          <table:table-cell office:value-type="float" office:value="98.76" calcext:value-type="float">
            <text:p>98,76</text:p>
          </table:table-cell>
          <table:table-cell office:value-type="float" office:value="2004" calcext:value-type="float">
            <text:p>2004</text:p>
          </table:table-cell>
          <table:table-cell table:formula="of:=[.K167]/[.L167]" office:value-type="float" office:value="4.76255569056298" calcext:value-type="float">
            <text:p>4,76255569056298</text:p>
          </table:table-cell>
        </table:table-row>
        <table:table-row table:style-name="ro1">
          <table:table-cell office:value-type="string" calcext:value-type="string">
            <text:p>g.25.40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1.98" calcext:value-type="float">
            <text:p>31,98</text:p>
          </table:table-cell>
          <table:table-cell office:value-type="float" office:value="57.5" calcext:value-type="float">
            <text:p>57,5</text:p>
          </table:table-cell>
          <table:table-cell office:value-type="float" office:value="31.98" calcext:value-type="float">
            <text:p>31,98</text:p>
          </table:table-cell>
          <table:table-cell office:value-type="float" office:value="1216" calcext:value-type="float">
            <text:p>1216</text:p>
          </table:table-cell>
          <table:table-cell office:value-type="float" office:value="239.24" calcext:value-type="float">
            <text:p>239,24</text:p>
          </table:table-cell>
          <table:table-cell office:value-type="float" office:value="11" calcext:value-type="float">
            <text:p>11</text:p>
          </table:table-cell>
          <table:table-cell office:value-type="float" office:value="468.53" calcext:value-type="float">
            <text:p>468,53</text:p>
          </table:table-cell>
          <table:table-cell office:value-type="float" office:value="98.37" calcext:value-type="float">
            <text:p>98,37</text:p>
          </table:table-cell>
          <table:table-cell office:value-type="float" office:value="2007" calcext:value-type="float">
            <text:p>2007</text:p>
          </table:table-cell>
          <table:table-cell table:formula="of:=[.K168]/[.L168]" office:value-type="float" office:value="4.76293585442716" calcext:value-type="float">
            <text:p>4,76293585442716</text:p>
          </table:table-cell>
        </table:table-row>
        <table:table-row table:style-name="ro1">
          <table:table-cell office:value-type="string" calcext:value-type="string">
            <text:p>g.25.33.gml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7.55" calcext:value-type="float">
            <text:p>7,55</text:p>
          </table:table-cell>
          <table:table-cell office:value-type="float" office:value="41.05" calcext:value-type="float">
            <text:p>41,05</text:p>
          </table:table-cell>
          <table:table-cell office:value-type="float" office:value="7.55" calcext:value-type="float">
            <text:p>7,55</text:p>
          </table:table-cell>
          <table:table-cell office:value-type="float" office:value="441" calcext:value-type="float">
            <text:p>441</text:p>
          </table:table-cell>
          <table:table-cell office:value-type="float" office:value="244.39" calcext:value-type="float">
            <text:p>244,39</text:p>
          </table:table-cell>
          <table:table-cell office:value-type="float" office:value="22" calcext:value-type="float">
            <text:p>22</text:p>
          </table:table-cell>
          <table:table-cell office:value-type="float" office:value="456.77" calcext:value-type="float">
            <text:p>456,77</text:p>
          </table:table-cell>
          <table:table-cell office:value-type="float" office:value="90.16" calcext:value-type="float">
            <text:p>90,16</text:p>
          </table:table-cell>
          <table:table-cell office:value-type="float" office:value="781" calcext:value-type="float">
            <text:p>781</text:p>
          </table:table-cell>
          <table:table-cell table:formula="of:=[.K169]/[.L169]" office:value-type="float" office:value="5.06621561668146" calcext:value-type="float">
            <text:p>5,06621561668146</text:p>
          </table:table-cell>
        </table:table-row>
        <table:table-row table:style-name="ro1">
          <table:table-cell office:value-type="string" calcext:value-type="string">
            <text:p>g.25.28.gm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6.48" calcext:value-type="float">
            <text:p>36,48</text:p>
          </table:table-cell>
          <table:table-cell office:value-type="float" office:value="45.46" calcext:value-type="float">
            <text:p>45,46</text:p>
          </table:table-cell>
          <table:table-cell office:value-type="float" office:value="36.48" calcext:value-type="float">
            <text:p>36,48</text:p>
          </table:table-cell>
          <table:table-cell office:value-type="float" office:value="1694" calcext:value-type="float">
            <text:p>1694</text:p>
          </table:table-cell>
          <table:table-cell office:value-type="float" office:value="260.49" calcext:value-type="float">
            <text:p>260,49</text:p>
          </table:table-cell>
          <table:table-cell office:value-type="float" office:value="13" calcext:value-type="float">
            <text:p>13</text:p>
          </table:table-cell>
          <table:table-cell office:value-type="float" office:value="664.46" calcext:value-type="float">
            <text:p>664,46</text:p>
          </table:table-cell>
          <table:table-cell office:value-type="float" office:value="95.82" calcext:value-type="float">
            <text:p>95,82</text:p>
          </table:table-cell>
          <table:table-cell office:value-type="float" office:value="2666" calcext:value-type="float">
            <text:p>2666</text:p>
          </table:table-cell>
          <table:table-cell table:formula="of:=[.K170]/[.L170]" office:value-type="float" office:value="6.93446044667084" calcext:value-type="float">
            <text:p>6,93446044667084</text:p>
          </table:table-cell>
        </table:table-row>
        <table:table-row table:style-name="ro1">
          <table:table-cell office:value-type="string" calcext:value-type="string">
            <text:p>g.25.36.gml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0.62" calcext:value-type="float">
            <text:p>0,62</text:p>
          </table:table-cell>
          <table:table-cell office:value-type="float" office:value="8.74" calcext:value-type="float">
            <text:p>8,74</text:p>
          </table:table-cell>
          <table:table-cell office:value-type="float" office:value="0.62" calcext:value-type="float">
            <text:p>0,62</text:p>
          </table:table-cell>
          <table:table-cell office:value-type="float" office:value="495" calcext:value-type="float">
            <text:p>495</text:p>
          </table:table-cell>
          <table:table-cell office:value-type="float" office:value="5596.15" calcext:value-type="float">
            <text:p>5596,15</text:p>
          </table:table-cell>
          <table:table-cell office:value-type="float" office:value="201" calcext:value-type="float">
            <text:p>201</text:p>
          </table:table-cell>
          <table:table-cell office:value-type="float" office:value="28224.21" calcext:value-type="float">
            <text:p>28224,21</text:p>
          </table:table-cell>
          <table:table-cell office:value-type="float" office:value="68.46" calcext:value-type="float">
            <text:p>68,46</text:p>
          </table:table-cell>
          <table:table-cell office:value-type="float" office:value="1475" calcext:value-type="float">
            <text:p>1475</text:p>
          </table:table-cell>
          <table:table-cell table:formula="of:=[.K171]/[.L171]" office:value-type="float" office:value="412.273006134969" calcext:value-type="float">
            <text:p>412,273006134969</text:p>
          </table:table-cell>
        </table:table-row>
        <table:table-row table:style-name="ro1">
          <table:table-cell office:value-type="string" calcext:value-type="string">
            <text:p>g.25.1.gml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53158.53" calcext:value-type="float">
            <text:p>253158,53</text:p>
          </table:table-cell>
          <table:table-cell office:value-type="float" office:value="2224" calcext:value-type="float">
            <text:p>2224</text:p>
          </table:table-cell>
          <table:table-cell office:value-type="float" office:value="201048.87" calcext:value-type="float">
            <text:p>201048,87</text:p>
          </table:table-cell>
          <table:table-cell office:value-type="float" office:value="603.52" calcext:value-type="float">
            <text:p>603,52</text:p>
          </table:table-cell>
          <table:table-cell office:value-type="float" office:value="7778" calcext:value-type="float">
            <text:p>7778</text:p>
          </table:table-cell>
          <table:table-cell table:formula="of:=[.K172]/[.L172]" office:value-type="float" office:value="333.127104321315" calcext:value-type="float">
            <text:p>333,127104321315</text:p>
          </table:table-cell>
        </table:table-row>
        <table:table-row table:style-name="ro1">
          <table:table-cell office:value-type="string" calcext:value-type="string">
            <text:p>g.26.22.gml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31.24" calcext:value-type="float">
            <text:p>31,24</text:p>
          </table:table-cell>
          <table:table-cell office:value-type="float" office:value="60.01" calcext:value-type="float">
            <text:p>60,01</text:p>
          </table:table-cell>
          <table:table-cell office:value-type="float" office:value="31.24" calcext:value-type="float">
            <text:p>31,24</text:p>
          </table:table-cell>
          <table:table-cell office:value-type="float" office:value="821" calcext:value-type="float">
            <text:p>821</text:p>
          </table:table-cell>
          <table:table-cell office:value-type="float" office:value="192.71" calcext:value-type="float">
            <text:p>192,71</text:p>
          </table:table-cell>
          <table:table-cell office:value-type="float" office:value="2" calcext:value-type="float">
            <text:p>2</text:p>
          </table:table-cell>
          <table:table-cell office:value-type="float" office:value="364.54" calcext:value-type="float">
            <text:p>364,54</text:p>
          </table:table-cell>
          <table:table-cell office:value-type="float" office:value="95.44" calcext:value-type="float">
            <text:p>95,44</text:p>
          </table:table-cell>
          <table:table-cell office:value-type="float" office:value="1299" calcext:value-type="float">
            <text:p>1299</text:p>
          </table:table-cell>
          <table:table-cell table:formula="of:=[.K173]/[.L173]" office:value-type="float" office:value="3.81957250628667" calcext:value-type="float">
            <text:p>3,81957250628667</text:p>
          </table:table-cell>
        </table:table-row>
        <table:table-row table:style-name="ro1">
          <table:table-cell office:value-type="string" calcext:value-type="string">
            <text:p>g.26.13.gml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7.3" calcext:value-type="float">
            <text:p>7,3</text:p>
          </table:table-cell>
          <table:table-cell office:value-type="float" office:value="41.51" calcext:value-type="float">
            <text:p>41,51</text:p>
          </table:table-cell>
          <table:table-cell office:value-type="float" office:value="7.3" calcext:value-type="float">
            <text:p>7,3</text:p>
          </table:table-cell>
          <table:table-cell office:value-type="float" office:value="621" calcext:value-type="float">
            <text:p>621</text:p>
          </table:table-cell>
          <table:table-cell office:value-type="float" office:value="242.79" calcext:value-type="float">
            <text:p>242,79</text:p>
          </table:table-cell>
          <table:table-cell office:value-type="float" office:value="20" calcext:value-type="float">
            <text:p>20</text:p>
          </table:table-cell>
          <table:table-cell office:value-type="float" office:value="488.37" calcext:value-type="float">
            <text:p>488,37</text:p>
          </table:table-cell>
          <table:table-cell office:value-type="float" office:value="99.08" calcext:value-type="float">
            <text:p>99,08</text:p>
          </table:table-cell>
          <table:table-cell office:value-type="float" office:value="1105" calcext:value-type="float">
            <text:p>1105</text:p>
          </table:table-cell>
          <table:table-cell table:formula="of:=[.K174]/[.L174]" office:value-type="float" office:value="4.92904723455793" calcext:value-type="float">
            <text:p>4,92904723455793</text:p>
          </table:table-cell>
        </table:table-row>
        <table:table-row table:style-name="ro1">
          <table:table-cell office:value-type="string" calcext:value-type="string">
            <text:p>g.26.29.gml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.73" calcext:value-type="float">
            <text:p>7,73</text:p>
          </table:table-cell>
          <table:table-cell office:value-type="float" office:value="36.87" calcext:value-type="float">
            <text:p>36,87</text:p>
          </table:table-cell>
          <table:table-cell office:value-type="float" office:value="7.73" calcext:value-type="float">
            <text:p>7,73</text:p>
          </table:table-cell>
          <table:table-cell office:value-type="float" office:value="829" calcext:value-type="float">
            <text:p>829</text:p>
          </table:table-cell>
          <table:table-cell office:value-type="float" office:value="250.16" calcext:value-type="float">
            <text:p>250,16</text:p>
          </table:table-cell>
          <table:table-cell office:value-type="float" office:value="29" calcext:value-type="float">
            <text:p>29</text:p>
          </table:table-cell>
          <table:table-cell office:value-type="float" office:value="584.41" calcext:value-type="float">
            <text:p>584,41</text:p>
          </table:table-cell>
          <table:table-cell office:value-type="float" office:value="103.94" calcext:value-type="float">
            <text:p>103,94</text:p>
          </table:table-cell>
          <table:table-cell office:value-type="float" office:value="1504" calcext:value-type="float">
            <text:p>1504</text:p>
          </table:table-cell>
          <table:table-cell table:formula="of:=[.K175]/[.L175]" office:value-type="float" office:value="5.62257071387339" calcext:value-type="float">
            <text:p>5,62257071387339</text:p>
          </table:table-cell>
        </table:table-row>
        <table:table-row table:style-name="ro1">
          <table:table-cell office:value-type="string" calcext:value-type="string">
            <text:p>g.27.16.gml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8.08" calcext:value-type="float">
            <text:p>38,08</text:p>
          </table:table-cell>
          <table:table-cell office:value-type="float" office:value="41.3" calcext:value-type="float">
            <text:p>41,3</text:p>
          </table:table-cell>
          <table:table-cell office:value-type="float" office:value="38.08" calcext:value-type="float">
            <text:p>38,08</text:p>
          </table:table-cell>
          <table:table-cell office:value-type="float" office:value="657" calcext:value-type="float">
            <text:p>657</text:p>
          </table:table-cell>
          <table:table-cell office:value-type="float" office:value="205.06" calcext:value-type="float">
            <text:p>205,06</text:p>
          </table:table-cell>
          <table:table-cell office:value-type="float" office:value="24" calcext:value-type="float">
            <text:p>24</text:p>
          </table:table-cell>
          <table:table-cell office:value-type="float" office:value="283.24" calcext:value-type="float">
            <text:p>283,24</text:p>
          </table:table-cell>
          <table:table-cell office:value-type="float" office:value="122.76" calcext:value-type="float">
            <text:p>122,76</text:p>
          </table:table-cell>
          <table:table-cell office:value-type="float" office:value="1151" calcext:value-type="float">
            <text:p>1151</text:p>
          </table:table-cell>
          <table:table-cell table:formula="of:=[.K176]/[.L176]" office:value-type="float" office:value="2.30726621049202" calcext:value-type="float">
            <text:p>2,30726621049202</text:p>
          </table:table-cell>
        </table:table-row>
        <table:table-row table:style-name="ro1">
          <table:table-cell office:value-type="string" calcext:value-type="string">
            <text:p>g.27.14.gml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2.4" calcext:value-type="float">
            <text:p>12,4</text:p>
          </table:table-cell>
          <table:table-cell office:value-type="float" office:value="43.2" calcext:value-type="float">
            <text:p>43,2</text:p>
          </table:table-cell>
          <table:table-cell office:value-type="float" office:value="12.4" calcext:value-type="float">
            <text:p>12,4</text:p>
          </table:table-cell>
          <table:table-cell office:value-type="float" office:value="400" calcext:value-type="float">
            <text:p>400</text:p>
          </table:table-cell>
          <table:table-cell office:value-type="float" office:value="245.05" calcext:value-type="float">
            <text:p>245,05</text:p>
          </table:table-cell>
          <table:table-cell office:value-type="float" office:value="18" calcext:value-type="float">
            <text:p>18</text:p>
          </table:table-cell>
          <table:table-cell office:value-type="float" office:value="424.22" calcext:value-type="float">
            <text:p>424,22</text:p>
          </table:table-cell>
          <table:table-cell office:value-type="float" office:value="81.29" calcext:value-type="float">
            <text:p>81,29</text:p>
          </table:table-cell>
          <table:table-cell office:value-type="float" office:value="609" calcext:value-type="float">
            <text:p>609</text:p>
          </table:table-cell>
          <table:table-cell table:formula="of:=[.K177]/[.L177]" office:value-type="float" office:value="5.21860007380982" calcext:value-type="float">
            <text:p>5,21860007380982</text:p>
          </table:table-cell>
        </table:table-row>
        <table:table-row table:style-name="ro1">
          <table:table-cell office:value-type="string" calcext:value-type="string">
            <text:p>g.28.2.gml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30.56" calcext:value-type="float">
            <text:p>30,56</text:p>
          </table:table-cell>
          <table:table-cell office:value-type="float" office:value="45.31" calcext:value-type="float">
            <text:p>45,31</text:p>
          </table:table-cell>
          <table:table-cell office:value-type="float" office:value="30.56" calcext:value-type="float">
            <text:p>30,56</text:p>
          </table:table-cell>
          <table:table-cell office:value-type="float" office:value="764" calcext:value-type="float">
            <text:p>764</text:p>
          </table:table-cell>
          <table:table-cell office:value-type="float" office:value="244.98" calcext:value-type="float">
            <text:p>244,98</text:p>
          </table:table-cell>
          <table:table-cell office:value-type="float" office:value="8" calcext:value-type="float">
            <text:p>8</text:p>
          </table:table-cell>
          <table:table-cell office:value-type="float" office:value="404.77" calcext:value-type="float">
            <text:p>404,77</text:p>
          </table:table-cell>
          <table:table-cell office:value-type="float" office:value="147.64" calcext:value-type="float">
            <text:p>147,64</text:p>
          </table:table-cell>
          <table:table-cell office:value-type="float" office:value="1268" calcext:value-type="float">
            <text:p>1268</text:p>
          </table:table-cell>
          <table:table-cell table:formula="of:=[.K178]/[.L178]" office:value-type="float" office:value="2.74160119208886" calcext:value-type="float">
            <text:p>2,74160119208886</text:p>
          </table:table-cell>
        </table:table-row>
        <table:table-row table:style-name="ro1">
          <table:table-cell office:value-type="string" calcext:value-type="string">
            <text:p>g.28.29.gml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12.89" calcext:value-type="float">
            <text:p>12,89</text:p>
          </table:table-cell>
          <table:table-cell office:value-type="float" office:value="41.5" calcext:value-type="float">
            <text:p>41,5</text:p>
          </table:table-cell>
          <table:table-cell office:value-type="float" office:value="12.89" calcext:value-type="float">
            <text:p>12,89</text:p>
          </table:table-cell>
          <table:table-cell office:value-type="float" office:value="336" calcext:value-type="float">
            <text:p>336</text:p>
          </table:table-cell>
          <table:table-cell office:value-type="float" office:value="248.4" calcext:value-type="float">
            <text:p>248,4</text:p>
          </table:table-cell>
          <table:table-cell office:value-type="float" office:value="44" calcext:value-type="float">
            <text:p>44</text:p>
          </table:table-cell>
          <table:table-cell office:value-type="float" office:value="477.99" calcext:value-type="float">
            <text:p>477,99</text:p>
          </table:table-cell>
          <table:table-cell office:value-type="float" office:value="115.09" calcext:value-type="float">
            <text:p>115,09</text:p>
          </table:table-cell>
          <table:table-cell office:value-type="float" office:value="787" calcext:value-type="float">
            <text:p>787</text:p>
          </table:table-cell>
          <table:table-cell table:formula="of:=[.K179]/[.L179]" office:value-type="float" office:value="4.15318446433226" calcext:value-type="float">
            <text:p>4,15318446433226</text:p>
          </table:table-cell>
        </table:table-row>
        <table:table-row table:style-name="ro1">
          <table:table-cell office:value-type="string" calcext:value-type="string">
            <text:p>g.28.26.gm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,6</text:p>
          </table:table-cell>
          <table:table-cell office:value-type="float" office:value="56.39" calcext:value-type="float">
            <text:p>56,39</text:p>
          </table:table-cell>
          <table:table-cell office:value-type="float" office:value="9.6" calcext:value-type="float">
            <text:p>9,6</text:p>
          </table:table-cell>
          <table:table-cell office:value-type="float" office:value="214" calcext:value-type="float">
            <text:p>214</text:p>
          </table:table-cell>
          <table:table-cell office:value-type="float" office:value="240.23" calcext:value-type="float">
            <text:p>240,23</text:p>
          </table:table-cell>
          <table:table-cell office:value-type="float" office:value="21" calcext:value-type="float">
            <text:p>21</text:p>
          </table:table-cell>
          <table:table-cell office:value-type="float" office:value="618.6" calcext:value-type="float">
            <text:p>618,6</text:p>
          </table:table-cell>
          <table:table-cell office:value-type="float" office:value="114.09" calcext:value-type="float">
            <text:p>114,09</text:p>
          </table:table-cell>
          <table:table-cell office:value-type="float" office:value="358" calcext:value-type="float">
            <text:p>358</text:p>
          </table:table-cell>
          <table:table-cell table:formula="of:=[.K180]/[.L180]" office:value-type="float" office:value="5.42203523534052" calcext:value-type="float">
            <text:p>5,42203523534052</text:p>
          </table:table-cell>
        </table:table-row>
        <table:table-row table:style-name="ro1">
          <table:table-cell office:value-type="string" calcext:value-type="string">
            <text:p>g.28.20.gml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27" calcext:value-type="float">
            <text:p>27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727" calcext:value-type="float">
            <text:p>727</text:p>
          </table:table-cell>
          <table:table-cell office:value-type="float" office:value="1357459.23" calcext:value-type="float">
            <text:p>1357459,23</text:p>
          </table:table-cell>
          <table:table-cell office:value-type="float" office:value="1458" calcext:value-type="float">
            <text:p>1458</text:p>
          </table:table-cell>
          <table:table-cell office:value-type="float" office:value="10143753.81" calcext:value-type="float">
            <text:p>10143753,81</text:p>
          </table:table-cell>
          <table:table-cell office:value-type="float" office:value="7514.15" calcext:value-type="float">
            <text:p>7514,15</text:p>
          </table:table-cell>
          <table:table-cell office:value-type="float" office:value="5682" calcext:value-type="float">
            <text:p>5682</text:p>
          </table:table-cell>
          <table:table-cell table:formula="of:=[.K181]/[.L181]" office:value-type="float" office:value="1349.95359554973" calcext:value-type="float">
            <text:p>1349,95359554973</text:p>
          </table:table-cell>
        </table:table-row>
        <table:table-row table:style-name="ro1">
          <table:table-cell office:value-type="string" calcext:value-type="string">
            <text:p>g.29.16.gml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8.31" calcext:value-type="float">
            <text:p>8,31</text:p>
          </table:table-cell>
          <table:table-cell office:value-type="float" office:value="46.87" calcext:value-type="float">
            <text:p>46,87</text:p>
          </table:table-cell>
          <table:table-cell office:value-type="float" office:value="8.31" calcext:value-type="float">
            <text:p>8,31</text:p>
          </table:table-cell>
          <table:table-cell office:value-type="float" office:value="1719" calcext:value-type="float">
            <text:p>1719</text:p>
          </table:table-cell>
          <table:table-cell office:value-type="float" office:value="210.05" calcext:value-type="float">
            <text:p>210,05</text:p>
          </table:table-cell>
          <table:table-cell office:value-type="float" office:value="14" calcext:value-type="float">
            <text:p>14</text:p>
          </table:table-cell>
          <table:table-cell office:value-type="float" office:value="417.89" calcext:value-type="float">
            <text:p>417,89</text:p>
          </table:table-cell>
          <table:table-cell office:value-type="float" office:value="141.81" calcext:value-type="float">
            <text:p>141,81</text:p>
          </table:table-cell>
          <table:table-cell office:value-type="float" office:value="3073" calcext:value-type="float">
            <text:p>3073</text:p>
          </table:table-cell>
          <table:table-cell table:formula="of:=[.K182]/[.L182]" office:value-type="float" office:value="2.94683026584867" calcext:value-type="float">
            <text:p>2,94683026584867</text:p>
          </table:table-cell>
        </table:table-row>
        <table:table-row table:style-name="ro1">
          <table:table-cell office:value-type="string" calcext:value-type="string">
            <text:p>g.29.9.gml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0.08" calcext:value-type="float">
            <text:p>0,08</text:p>
          </table:table-cell>
          <table:table-cell office:value-type="float" office:value="4.56" calcext:value-type="float">
            <text:p>4,56</text:p>
          </table:table-cell>
          <table:table-cell office:value-type="float" office:value="0.08" calcext:value-type="float">
            <text:p>0,08</text:p>
          </table:table-cell>
          <table:table-cell office:value-type="float" office:value="1750" calcext:value-type="float">
            <text:p>1750</text:p>
          </table:table-cell>
          <table:table-cell office:value-type="float" office:value="108700.48" calcext:value-type="float">
            <text:p>108700,48</text:p>
          </table:table-cell>
          <table:table-cell office:value-type="float" office:value="572" calcext:value-type="float">
            <text:p>572</text:p>
          </table:table-cell>
          <table:table-cell office:value-type="float" office:value="517357.77" calcext:value-type="float">
            <text:p>517357,77</text:p>
          </table:table-cell>
          <table:table-cell office:value-type="float" office:value="402.23" calcext:value-type="float">
            <text:p>402,23</text:p>
          </table:table-cell>
          <table:table-cell office:value-type="float" office:value="8759" calcext:value-type="float">
            <text:p>8759</text:p>
          </table:table-cell>
          <table:table-cell table:formula="of:=[.K183]/[.L183]" office:value-type="float" office:value="1286.22372771797" calcext:value-type="float">
            <text:p>1286,22372771797</text:p>
          </table:table-cell>
        </table:table-row>
        <table:table-row table:style-name="ro1">
          <table:table-cell office:value-type="string" calcext:value-type="string">
            <text:p>g.29.15.gml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,03</text:p>
          </table:table-cell>
          <table:table-cell office:value-type="float" office:value="2.29" calcext:value-type="float">
            <text:p>2,29</text:p>
          </table:table-cell>
          <table:table-cell office:value-type="float" office:value="0.03" calcext:value-type="float">
            <text:p>0,03</text:p>
          </table:table-cell>
          <table:table-cell office:value-type="float" office:value="5071" calcext:value-type="float">
            <text:p>5071</text:p>
          </table:table-cell>
          <table:table-cell office:value-type="float" office:value="166952.69" calcext:value-type="float">
            <text:p>166952,69</text:p>
          </table:table-cell>
          <table:table-cell office:value-type="float" office:value="987" calcext:value-type="float">
            <text:p>987</text:p>
          </table:table-cell>
          <table:table-cell office:value-type="float" office:value="1253376.3" calcext:value-type="float">
            <text:p>1253376,3</text:p>
          </table:table-cell>
          <table:table-cell office:value-type="float" office:value="644.97" calcext:value-type="float">
            <text:p>644,97</text:p>
          </table:table-cell>
          <table:table-cell office:value-type="float" office:value="32309" calcext:value-type="float">
            <text:p>32309</text:p>
          </table:table-cell>
          <table:table-cell table:formula="of:=[.K184]/[.L184]" office:value-type="float" office:value="1943.30945625378" calcext:value-type="float">
            <text:p>1943,30945625378</text:p>
          </table:table-cell>
        </table:table-row>
        <table:table-row table:style-name="ro1">
          <table:table-cell office:value-type="string" calcext:value-type="string">
            <text:p>g.30.0.gml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21.29" calcext:value-type="float">
            <text:p>21,29</text:p>
          </table:table-cell>
          <table:table-cell office:value-type="float" office:value="49.05" calcext:value-type="float">
            <text:p>49,05</text:p>
          </table:table-cell>
          <table:table-cell office:value-type="float" office:value="21.29" calcext:value-type="float">
            <text:p>21,29</text:p>
          </table:table-cell>
          <table:table-cell office:value-type="float" office:value="558" calcext:value-type="float">
            <text:p>558</text:p>
          </table:table-cell>
          <table:table-cell office:value-type="float" office:value="220.79" calcext:value-type="float">
            <text:p>220,79</text:p>
          </table:table-cell>
          <table:table-cell office:value-type="float" office:value="9" calcext:value-type="float">
            <text:p>9</text:p>
          </table:table-cell>
          <table:table-cell office:value-type="float" office:value="416.57" calcext:value-type="float">
            <text:p>416,57</text:p>
          </table:table-cell>
          <table:table-cell office:value-type="float" office:value="117.6" calcext:value-type="float">
            <text:p>117,6</text:p>
          </table:table-cell>
          <table:table-cell office:value-type="float" office:value="1040" calcext:value-type="float">
            <text:p>1040</text:p>
          </table:table-cell>
          <table:table-cell table:formula="of:=[.K185]/[.L185]" office:value-type="float" office:value="3.5422619047619" calcext:value-type="float">
            <text:p>3,5422619047619</text:p>
          </table:table-cell>
        </table:table-row>
        <table:table-row table:style-name="ro1">
          <table:table-cell office:value-type="string" calcext:value-type="string">
            <text:p>g.30.26.gml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6.64" calcext:value-type="float">
            <text:p>36,64</text:p>
          </table:table-cell>
          <table:table-cell office:value-type="float" office:value="42.02" calcext:value-type="float">
            <text:p>42,02</text:p>
          </table:table-cell>
          <table:table-cell office:value-type="float" office:value="36.64" calcext:value-type="float">
            <text:p>36,64</text:p>
          </table:table-cell>
          <table:table-cell office:value-type="float" office:value="823" calcext:value-type="float">
            <text:p>823</text:p>
          </table:table-cell>
          <table:table-cell office:value-type="float" office:value="213.11" calcext:value-type="float">
            <text:p>213,11</text:p>
          </table:table-cell>
          <table:table-cell office:value-type="float" office:value="14" calcext:value-type="float">
            <text:p>14</text:p>
          </table:table-cell>
          <table:table-cell office:value-type="float" office:value="396.73" calcext:value-type="float">
            <text:p>396,73</text:p>
          </table:table-cell>
          <table:table-cell office:value-type="float" office:value="108.37" calcext:value-type="float">
            <text:p>108,37</text:p>
          </table:table-cell>
          <table:table-cell office:value-type="float" office:value="1287" calcext:value-type="float">
            <text:p>1287</text:p>
          </table:table-cell>
          <table:table-cell table:formula="of:=[.K186]/[.L186]" office:value-type="float" office:value="3.66088400848943" calcext:value-type="float">
            <text:p>3,66088400848943</text:p>
          </table:table-cell>
        </table:table-row>
        <table:table-row table:style-name="ro1">
          <table:table-cell office:value-type="string" calcext:value-type="string">
            <text:p>g.30.3.gml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9.71" calcext:value-type="float">
            <text:p>19,71</text:p>
          </table:table-cell>
          <table:table-cell office:value-type="float" office:value="32.34" calcext:value-type="float">
            <text:p>32,34</text:p>
          </table:table-cell>
          <table:table-cell office:value-type="float" office:value="19.71" calcext:value-type="float">
            <text:p>19,71</text:p>
          </table:table-cell>
          <table:table-cell office:value-type="float" office:value="2106" calcext:value-type="float">
            <text:p>2106</text:p>
          </table:table-cell>
          <table:table-cell office:value-type="float" office:value="217.27" calcext:value-type="float">
            <text:p>217,27</text:p>
          </table:table-cell>
          <table:table-cell office:value-type="float" office:value="17" calcext:value-type="float">
            <text:p>17</text:p>
          </table:table-cell>
          <table:table-cell office:value-type="float" office:value="411.82" calcext:value-type="float">
            <text:p>411,82</text:p>
          </table:table-cell>
          <table:table-cell office:value-type="float" office:value="92.95" calcext:value-type="float">
            <text:p>92,95</text:p>
          </table:table-cell>
          <table:table-cell office:value-type="float" office:value="3627" calcext:value-type="float">
            <text:p>3627</text:p>
          </table:table-cell>
          <table:table-cell table:formula="of:=[.K187]/[.L187]" office:value-type="float" office:value="4.43055406132329" calcext:value-type="float">
            <text:p>4,43055406132329</text:p>
          </table:table-cell>
        </table:table-row>
        <table:table-row table:style-name="ro1">
          <table:table-cell office:value-type="string" calcext:value-type="string">
            <text:p>g.30.1.gm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.99" calcext:value-type="float">
            <text:p>15,99</text:p>
          </table:table-cell>
          <table:table-cell office:value-type="float" office:value="49.61" calcext:value-type="float">
            <text:p>49,61</text:p>
          </table:table-cell>
          <table:table-cell office:value-type="float" office:value="15.99" calcext:value-type="float">
            <text:p>15,99</text:p>
          </table:table-cell>
          <table:table-cell office:value-type="float" office:value="656" calcext:value-type="float">
            <text:p>656</text:p>
          </table:table-cell>
          <table:table-cell office:value-type="float" office:value="206.41" calcext:value-type="float">
            <text:p>206,41</text:p>
          </table:table-cell>
          <table:table-cell office:value-type="float" office:value="10" calcext:value-type="float">
            <text:p>10</text:p>
          </table:table-cell>
          <table:table-cell office:value-type="float" office:value="448.82" calcext:value-type="float">
            <text:p>448,82</text:p>
          </table:table-cell>
          <table:table-cell office:value-type="float" office:value="90.59" calcext:value-type="float">
            <text:p>90,59</text:p>
          </table:table-cell>
          <table:table-cell office:value-type="float" office:value="1118" calcext:value-type="float">
            <text:p>1118</text:p>
          </table:table-cell>
          <table:table-cell table:formula="of:=[.K188]/[.L188]" office:value-type="float" office:value="4.95440997902638" calcext:value-type="float">
            <text:p>4,95440997902638</text:p>
          </table:table-cell>
        </table:table-row>
        <table:table-row table:style-name="ro1">
          <table:table-cell office:value-type="string" calcext:value-type="string">
            <text:p>g.30.31.gml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3.24" calcext:value-type="float">
            <text:p>13,24</text:p>
          </table:table-cell>
          <table:table-cell office:value-type="float" office:value="27.15" calcext:value-type="float">
            <text:p>27,15</text:p>
          </table:table-cell>
          <table:table-cell office:value-type="float" office:value="13.24" calcext:value-type="float">
            <text:p>13,24</text:p>
          </table:table-cell>
          <table:table-cell office:value-type="float" office:value="117" calcext:value-type="float">
            <text:p>117</text:p>
          </table:table-cell>
          <table:table-cell office:value-type="float" office:value="232.35" calcext:value-type="float">
            <text:p>232,35</text:p>
          </table:table-cell>
          <table:table-cell office:value-type="float" office:value="45" calcext:value-type="float">
            <text:p>45</text:p>
          </table:table-cell>
          <table:table-cell office:value-type="float" office:value="465.52" calcext:value-type="float">
            <text:p>465,52</text:p>
          </table:table-cell>
          <table:table-cell office:value-type="float" office:value="92.68" calcext:value-type="float">
            <text:p>92,68</text:p>
          </table:table-cell>
          <table:table-cell office:value-type="float" office:value="281" calcext:value-type="float">
            <text:p>281</text:p>
          </table:table-cell>
          <table:table-cell table:formula="of:=[.K189]/[.L189]" office:value-type="float" office:value="5.02287440656021" calcext:value-type="float">
            <text:p>5,02287440656021</text:p>
          </table:table-cell>
        </table:table-row>
        <table:table-row table:style-name="ro1">
          <table:table-cell office:value-type="string" calcext:value-type="string">
            <text:p>g.30.2.gm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.55" calcext:value-type="float">
            <text:p>15,55</text:p>
          </table:table-cell>
          <table:table-cell office:value-type="float" office:value="51.29" calcext:value-type="float">
            <text:p>51,29</text:p>
          </table:table-cell>
          <table:table-cell office:value-type="float" office:value="15.55" calcext:value-type="float">
            <text:p>15,55</text:p>
          </table:table-cell>
          <table:table-cell office:value-type="float" office:value="660" calcext:value-type="float">
            <text:p>660</text:p>
          </table:table-cell>
          <table:table-cell office:value-type="float" office:value="205.02" calcext:value-type="float">
            <text:p>205,02</text:p>
          </table:table-cell>
          <table:table-cell office:value-type="float" office:value="10" calcext:value-type="float">
            <text:p>10</text:p>
          </table:table-cell>
          <table:table-cell office:value-type="float" office:value="463.34" calcext:value-type="float">
            <text:p>463,34</text:p>
          </table:table-cell>
          <table:table-cell office:value-type="float" office:value="92.14" calcext:value-type="float">
            <text:p>92,14</text:p>
          </table:table-cell>
          <table:table-cell office:value-type="float" office:value="1129" calcext:value-type="float">
            <text:p>1129</text:p>
          </table:table-cell>
          <table:table-cell table:formula="of:=[.K190]/[.L190]" office:value-type="float" office:value="5.02865205122639" calcext:value-type="float">
            <text:p>5,02865205122639</text:p>
          </table:table-cell>
        </table:table-row>
        <table:table-row table:style-name="ro1">
          <table:table-cell office:value-type="string" calcext:value-type="string">
            <text:p>g.30.17.gml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6.51" calcext:value-type="float">
            <text:p>6,51</text:p>
          </table:table-cell>
          <table:table-cell office:value-type="float" office:value="18.91" calcext:value-type="float">
            <text:p>18,91</text:p>
          </table:table-cell>
          <table:table-cell office:value-type="float" office:value="6.51" calcext:value-type="float">
            <text:p>6,51</text:p>
          </table:table-cell>
          <table:table-cell office:value-type="float" office:value="745" calcext:value-type="float">
            <text:p>745</text:p>
          </table:table-cell>
          <table:table-cell office:value-type="float" office:value="313.91" calcext:value-type="float">
            <text:p>313,91</text:p>
          </table:table-cell>
          <table:table-cell office:value-type="float" office:value="111" calcext:value-type="float">
            <text:p>111</text:p>
          </table:table-cell>
          <table:table-cell office:value-type="float" office:value="750.59" calcext:value-type="float">
            <text:p>750,59</text:p>
          </table:table-cell>
          <table:table-cell office:value-type="float" office:value="93.95" calcext:value-type="float">
            <text:p>93,95</text:p>
          </table:table-cell>
          <table:table-cell office:value-type="float" office:value="1660" calcext:value-type="float">
            <text:p>1660</text:p>
          </table:table-cell>
          <table:table-cell table:formula="of:=[.K191]/[.L191]" office:value-type="float" office:value="7.98924960085152" calcext:value-type="float">
            <text:p>7,98924960085152</text:p>
          </table:table-cell>
        </table:table-row>
        <table:table-row table:style-name="ro1">
          <table:table-cell office:value-type="string" calcext:value-type="string">
            <text:p>g.31.36.gml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0.22" calcext:value-type="float">
            <text:p>30,22</text:p>
          </table:table-cell>
          <table:table-cell office:value-type="float" office:value="44.12" calcext:value-type="float">
            <text:p>44,12</text:p>
          </table:table-cell>
          <table:table-cell office:value-type="float" office:value="30.22" calcext:value-type="float">
            <text:p>30,22</text:p>
          </table:table-cell>
          <table:table-cell office:value-type="float" office:value="1009" calcext:value-type="float">
            <text:p>1009</text:p>
          </table:table-cell>
          <table:table-cell office:value-type="float" office:value="198.89" calcext:value-type="float">
            <text:p>198,89</text:p>
          </table:table-cell>
          <table:table-cell office:value-type="float" office:value="9" calcext:value-type="float">
            <text:p>9</text:p>
          </table:table-cell>
          <table:table-cell office:value-type="float" office:value="354.28" calcext:value-type="float">
            <text:p>354,28</text:p>
          </table:table-cell>
          <table:table-cell office:value-type="float" office:value="115.66" calcext:value-type="float">
            <text:p>115,66</text:p>
          </table:table-cell>
          <table:table-cell office:value-type="float" office:value="1697" calcext:value-type="float">
            <text:p>1697</text:p>
          </table:table-cell>
          <table:table-cell table:formula="of:=[.K192]/[.L192]" office:value-type="float" office:value="3.06311602974235" calcext:value-type="float">
            <text:p>3,06311602974235</text:p>
          </table:table-cell>
        </table:table-row>
        <table:table-row table:style-name="ro1">
          <table:table-cell office:value-type="string" calcext:value-type="string">
            <text:p>g.31.9.gml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7.03" calcext:value-type="float">
            <text:p>7,03</text:p>
          </table:table-cell>
          <table:table-cell office:value-type="float" office:value="23.47" calcext:value-type="float">
            <text:p>23,47</text:p>
          </table:table-cell>
          <table:table-cell office:value-type="float" office:value="7.03" calcext:value-type="float">
            <text:p>7,03</text:p>
          </table:table-cell>
          <table:table-cell office:value-type="float" office:value="225" calcext:value-type="float">
            <text:p>225</text:p>
          </table:table-cell>
          <table:table-cell office:value-type="float" office:value="246.05" calcext:value-type="float">
            <text:p>246,05</text:p>
          </table:table-cell>
          <table:table-cell office:value-type="float" office:value="57" calcext:value-type="float">
            <text:p>57</text:p>
          </table:table-cell>
          <table:table-cell office:value-type="float" office:value="433.99" calcext:value-type="float">
            <text:p>433,99</text:p>
          </table:table-cell>
          <table:table-cell office:value-type="float" office:value="107.41" calcext:value-type="float">
            <text:p>107,41</text:p>
          </table:table-cell>
          <table:table-cell office:value-type="float" office:value="479" calcext:value-type="float">
            <text:p>479</text:p>
          </table:table-cell>
          <table:table-cell table:formula="of:=[.K193]/[.L193]" office:value-type="float" office:value="4.04049902243739" calcext:value-type="float">
            <text:p>4,04049902243739</text:p>
          </table:table-cell>
        </table:table-row>
        <table:table-row table:style-name="ro1">
          <table:table-cell office:value-type="string" calcext:value-type="string">
            <text:p>g.31.32.gml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28.85" calcext:value-type="float">
            <text:p>28,85</text:p>
          </table:table-cell>
          <table:table-cell office:value-type="float" office:value="56.14" calcext:value-type="float">
            <text:p>56,14</text:p>
          </table:table-cell>
          <table:table-cell office:value-type="float" office:value="28.85" calcext:value-type="float">
            <text:p>28,85</text:p>
          </table:table-cell>
          <table:table-cell office:value-type="float" office:value="4474" calcext:value-type="float">
            <text:p>4474</text:p>
          </table:table-cell>
          <table:table-cell office:value-type="float" office:value="241.84" calcext:value-type="float">
            <text:p>241,84</text:p>
          </table:table-cell>
          <table:table-cell office:value-type="float" office:value="14" calcext:value-type="float">
            <text:p>14</text:p>
          </table:table-cell>
          <table:table-cell office:value-type="float" office:value="422.01" calcext:value-type="float">
            <text:p>422,01</text:p>
          </table:table-cell>
          <table:table-cell office:value-type="float" office:value="100.19" calcext:value-type="float">
            <text:p>100,19</text:p>
          </table:table-cell>
          <table:table-cell office:value-type="float" office:value="7691" calcext:value-type="float">
            <text:p>7691</text:p>
          </table:table-cell>
          <table:table-cell table:formula="of:=[.K194]/[.L194]" office:value-type="float" office:value="4.21209701567023" calcext:value-type="float">
            <text:p>4,21209701567023</text:p>
          </table:table-cell>
        </table:table-row>
        <table:table-row table:style-name="ro1">
          <table:table-cell office:value-type="string" calcext:value-type="string">
            <text:p>g.31.34.gml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6.85" calcext:value-type="float">
            <text:p>16,85</text:p>
          </table:table-cell>
          <table:table-cell office:value-type="float" office:value="38.33" calcext:value-type="float">
            <text:p>38,33</text:p>
          </table:table-cell>
          <table:table-cell office:value-type="float" office:value="16.85" calcext:value-type="float">
            <text:p>16,85</text:p>
          </table:table-cell>
          <table:table-cell office:value-type="float" office:value="1221" calcext:value-type="float">
            <text:p>1221</text:p>
          </table:table-cell>
          <table:table-cell office:value-type="float" office:value="219.06" calcext:value-type="float">
            <text:p>219,06</text:p>
          </table:table-cell>
          <table:table-cell office:value-type="float" office:value="16" calcext:value-type="float">
            <text:p>16</text:p>
          </table:table-cell>
          <table:table-cell office:value-type="float" office:value="346.87" calcext:value-type="float">
            <text:p>346,87</text:p>
          </table:table-cell>
          <table:table-cell office:value-type="float" office:value="67.74" calcext:value-type="float">
            <text:p>67,74</text:p>
          </table:table-cell>
          <table:table-cell office:value-type="float" office:value="2116" calcext:value-type="float">
            <text:p>2116</text:p>
          </table:table-cell>
          <table:table-cell table:formula="of:=[.K195]/[.L195]" office:value-type="float" office:value="5.12060820785356" calcext:value-type="float">
            <text:p>5,12060820785356</text:p>
          </table:table-cell>
        </table:table-row>
        <table:table-row table:style-name="ro1">
          <table:table-cell office:value-type="string" calcext:value-type="string">
            <text:p>g.31.37.gml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29.28" calcext:value-type="float">
            <text:p>29,28</text:p>
          </table:table-cell>
          <table:table-cell office:value-type="float" office:value="69.12" calcext:value-type="float">
            <text:p>69,12</text:p>
          </table:table-cell>
          <table:table-cell office:value-type="float" office:value="29.28" calcext:value-type="float">
            <text:p>29,28</text:p>
          </table:table-cell>
          <table:table-cell office:value-type="float" office:value="867" calcext:value-type="float">
            <text:p>867</text:p>
          </table:table-cell>
          <table:table-cell office:value-type="float" office:value="265.42" calcext:value-type="float">
            <text:p>265,42</text:p>
          </table:table-cell>
          <table:table-cell office:value-type="float" office:value="3" calcext:value-type="float">
            <text:p>3</text:p>
          </table:table-cell>
          <table:table-cell office:value-type="float" office:value="514.01" calcext:value-type="float">
            <text:p>514,01</text:p>
          </table:table-cell>
          <table:table-cell office:value-type="float" office:value="94.08" calcext:value-type="float">
            <text:p>94,08</text:p>
          </table:table-cell>
          <table:table-cell office:value-type="float" office:value="1446" calcext:value-type="float">
            <text:p>1446</text:p>
          </table:table-cell>
          <table:table-cell table:formula="of:=[.K196]/[.L196]" office:value-type="float" office:value="5.46354166666667" calcext:value-type="float">
            <text:p>5,46354166666667</text:p>
          </table:table-cell>
        </table:table-row>
        <table:table-row table:style-name="ro1">
          <table:table-cell office:value-type="string" calcext:value-type="string">
            <text:p>g.31.29.gml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9.76" calcext:value-type="float">
            <text:p>9,76</text:p>
          </table:table-cell>
          <table:table-cell office:value-type="float" office:value="22.02" calcext:value-type="float">
            <text:p>22,02</text:p>
          </table:table-cell>
          <table:table-cell office:value-type="float" office:value="9.76" calcext:value-type="float">
            <text:p>9,76</text:p>
          </table:table-cell>
          <table:table-cell office:value-type="float" office:value="607" calcext:value-type="float">
            <text:p>607</text:p>
          </table:table-cell>
          <table:table-cell office:value-type="float" office:value="262.64" calcext:value-type="float">
            <text:p>262,64</text:p>
          </table:table-cell>
          <table:table-cell office:value-type="float" office:value="99" calcext:value-type="float">
            <text:p>99</text:p>
          </table:table-cell>
          <table:table-cell office:value-type="float" office:value="492.32" calcext:value-type="float">
            <text:p>492,32</text:p>
          </table:table-cell>
          <table:table-cell office:value-type="float" office:value="81.61" calcext:value-type="float">
            <text:p>81,61</text:p>
          </table:table-cell>
          <table:table-cell office:value-type="float" office:value="1512" calcext:value-type="float">
            <text:p>1512</text:p>
          </table:table-cell>
          <table:table-cell table:formula="of:=[.K197]/[.L197]" office:value-type="float" office:value="6.03259404484745" calcext:value-type="float">
            <text:p>6,03259404484745</text:p>
          </table:table-cell>
        </table:table-row>
        <table:table-row table:style-name="ro1">
          <table:table-cell office:value-type="string" calcext:value-type="string">
            <text:p>g.31.8.gml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2.22" calcext:value-type="float">
            <text:p>12,22</text:p>
          </table:table-cell>
          <table:table-cell office:value-type="float" office:value="27.64" calcext:value-type="float">
            <text:p>27,64</text:p>
          </table:table-cell>
          <table:table-cell office:value-type="float" office:value="12.22" calcext:value-type="float">
            <text:p>12,22</text:p>
          </table:table-cell>
          <table:table-cell office:value-type="float" office:value="800" calcext:value-type="float">
            <text:p>800</text:p>
          </table:table-cell>
          <table:table-cell office:value-type="float" office:value="261.01" calcext:value-type="float">
            <text:p>261,01</text:p>
          </table:table-cell>
          <table:table-cell office:value-type="float" office:value="44" calcext:value-type="float">
            <text:p>44</text:p>
          </table:table-cell>
          <table:table-cell office:value-type="float" office:value="505.68" calcext:value-type="float">
            <text:p>505,68</text:p>
          </table:table-cell>
          <table:table-cell office:value-type="float" office:value="73.66" calcext:value-type="float">
            <text:p>73,66</text:p>
          </table:table-cell>
          <table:table-cell office:value-type="float" office:value="1758" calcext:value-type="float">
            <text:p>1758</text:p>
          </table:table-cell>
          <table:table-cell table:formula="of:=[.K198]/[.L198]" office:value-type="float" office:value="6.86505566114581" calcext:value-type="float">
            <text:p>6,86505566114581</text:p>
          </table:table-cell>
        </table:table-row>
        <table:table-row table:style-name="ro1">
          <table:table-cell office:value-type="string" calcext:value-type="string">
            <text:p>g.32.11.gml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1.21" calcext:value-type="float">
            <text:p>21,21</text:p>
          </table:table-cell>
          <table:table-cell office:value-type="float" office:value="61.09" calcext:value-type="float">
            <text:p>61,09</text:p>
          </table:table-cell>
          <table:table-cell office:value-type="float" office:value="21.21" calcext:value-type="float">
            <text:p>21,21</text:p>
          </table:table-cell>
          <table:table-cell office:value-type="float" office:value="676" calcext:value-type="float">
            <text:p>676</text:p>
          </table:table-cell>
          <table:table-cell office:value-type="float" office:value="225.04" calcext:value-type="float">
            <text:p>225,04</text:p>
          </table:table-cell>
          <table:table-cell office:value-type="float" office:value="8" calcext:value-type="float">
            <text:p>8</text:p>
          </table:table-cell>
          <table:table-cell office:value-type="float" office:value="361.55" calcext:value-type="float">
            <text:p>361,55</text:p>
          </table:table-cell>
          <table:table-cell office:value-type="float" office:value="127.12" calcext:value-type="float">
            <text:p>127,12</text:p>
          </table:table-cell>
          <table:table-cell office:value-type="float" office:value="1126" calcext:value-type="float">
            <text:p>1126</text:p>
          </table:table-cell>
          <table:table-cell table:formula="of:=[.K199]/[.L199]" office:value-type="float" office:value="2.84416299559471" calcext:value-type="float">
            <text:p>2,84416299559471</text:p>
          </table:table-cell>
        </table:table-row>
        <table:table-row table:style-name="ro1">
          <table:table-cell office:value-type="string" calcext:value-type="string">
            <text:p>g.32.10.gml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33.17" calcext:value-type="float">
            <text:p>33,17</text:p>
          </table:table-cell>
          <table:table-cell office:value-type="float" office:value="56.74" calcext:value-type="float">
            <text:p>56,74</text:p>
          </table:table-cell>
          <table:table-cell office:value-type="float" office:value="33.17" calcext:value-type="float">
            <text:p>33,17</text:p>
          </table:table-cell>
          <table:table-cell office:value-type="float" office:value="3541" calcext:value-type="float">
            <text:p>3541</text:p>
          </table:table-cell>
          <table:table-cell office:value-type="float" office:value="255.55" calcext:value-type="float">
            <text:p>255,55</text:p>
          </table:table-cell>
          <table:table-cell office:value-type="float" office:value="13" calcext:value-type="float">
            <text:p>13</text:p>
          </table:table-cell>
          <table:table-cell office:value-type="float" office:value="418.11" calcext:value-type="float">
            <text:p>418,11</text:p>
          </table:table-cell>
          <table:table-cell office:value-type="float" office:value="139.25" calcext:value-type="float">
            <text:p>139,25</text:p>
          </table:table-cell>
          <table:table-cell office:value-type="float" office:value="6002" calcext:value-type="float">
            <text:p>6002</text:p>
          </table:table-cell>
          <table:table-cell table:formula="of:=[.K200]/[.L200]" office:value-type="float" office:value="3.00258527827648" calcext:value-type="float">
            <text:p>3,00258527827648</text:p>
          </table:table-cell>
        </table:table-row>
        <table:table-row table:style-name="ro1">
          <table:table-cell office:value-type="string" calcext:value-type="string">
            <text:p>g.32.21.gml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9.16" calcext:value-type="float">
            <text:p>9,16</text:p>
          </table:table-cell>
          <table:table-cell office:value-type="float" office:value="37.72" calcext:value-type="float">
            <text:p>37,72</text:p>
          </table:table-cell>
          <table:table-cell office:value-type="float" office:value="9.16" calcext:value-type="float">
            <text:p>9,16</text:p>
          </table:table-cell>
          <table:table-cell office:value-type="float" office:value="758" calcext:value-type="float">
            <text:p>758</text:p>
          </table:table-cell>
          <table:table-cell office:value-type="float" office:value="255.64" calcext:value-type="float">
            <text:p>255,64</text:p>
          </table:table-cell>
          <table:table-cell office:value-type="float" office:value="46" calcext:value-type="float">
            <text:p>46</text:p>
          </table:table-cell>
          <table:table-cell office:value-type="float" office:value="467.51" calcext:value-type="float">
            <text:p>467,51</text:p>
          </table:table-cell>
          <table:table-cell office:value-type="float" office:value="105.6" calcext:value-type="float">
            <text:p>105,6</text:p>
          </table:table-cell>
          <table:table-cell office:value-type="float" office:value="1619" calcext:value-type="float">
            <text:p>1619</text:p>
          </table:table-cell>
          <table:table-cell table:formula="of:=[.K201]/[.L201]" office:value-type="float" office:value="4.42717803030303" calcext:value-type="float">
            <text:p>4,42717803030303</text:p>
          </table:table-cell>
        </table:table-row>
        <table:table-row table:style-name="ro1">
          <table:table-cell office:value-type="string" calcext:value-type="string">
            <text:p>g.32.20.gml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11.04" calcext:value-type="float">
            <text:p>11,04</text:p>
          </table:table-cell>
          <table:table-cell office:value-type="float" office:value="28.66" calcext:value-type="float">
            <text:p>28,66</text:p>
          </table:table-cell>
          <table:table-cell office:value-type="float" office:value="11.04" calcext:value-type="float">
            <text:p>11,04</text:p>
          </table:table-cell>
          <table:table-cell office:value-type="float" office:value="1928" calcext:value-type="float">
            <text:p>1928</text:p>
          </table:table-cell>
          <table:table-cell office:value-type="float" office:value="254.94" calcext:value-type="float">
            <text:p>254,94</text:p>
          </table:table-cell>
          <table:table-cell office:value-type="float" office:value="49" calcext:value-type="float">
            <text:p>49</text:p>
          </table:table-cell>
          <table:table-cell office:value-type="float" office:value="481.53" calcext:value-type="float">
            <text:p>481,53</text:p>
          </table:table-cell>
          <table:table-cell office:value-type="float" office:value="103.81" calcext:value-type="float">
            <text:p>103,81</text:p>
          </table:table-cell>
          <table:table-cell office:value-type="float" office:value="3853" calcext:value-type="float">
            <text:p>3853</text:p>
          </table:table-cell>
          <table:table-cell table:formula="of:=[.K202]/[.L202]" office:value-type="float" office:value="4.63857046527309" calcext:value-type="float">
            <text:p>4,63857046527309</text:p>
          </table:table-cell>
        </table:table-row>
        <table:table-row table:style-name="ro1">
          <table:table-cell office:value-type="string" calcext:value-type="string">
            <text:p>g.32.25.gml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819" calcext:value-type="float">
            <text:p>1819</text:p>
          </table:table-cell>
          <table:table-cell office:value-type="float" office:value="2651393.47" calcext:value-type="float">
            <text:p>2651393,47</text:p>
          </table:table-cell>
          <table:table-cell office:value-type="float" office:value="943" calcext:value-type="float">
            <text:p>943</text:p>
          </table:table-cell>
          <table:table-cell office:value-type="float" office:value="13481202.86" calcext:value-type="float">
            <text:p>13481202,86</text:p>
          </table:table-cell>
          <table:table-cell office:value-type="float" office:value="9037.75" calcext:value-type="float">
            <text:p>9037,75</text:p>
          </table:table-cell>
          <table:table-cell office:value-type="float" office:value="10115" calcext:value-type="float">
            <text:p>10115</text:p>
          </table:table-cell>
          <table:table-cell table:formula="of:=[.K203]/[.L203]" office:value-type="float" office:value="1491.65476584327" calcext:value-type="float">
            <text:p>1491,65476584327</text:p>
          </table:table-cell>
        </table:table-row>
        <table:table-row table:style-name="ro1">
          <table:table-cell office:value-type="string" calcext:value-type="string">
            <text:p>g.32.28.gml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office:value-type="float" office:value="0.07" calcext:value-type="float">
            <text:p>0,07</text:p>
          </table:table-cell>
          <table:table-cell office:value-type="float" office:value="4.61" calcext:value-type="float">
            <text:p>4,61</text:p>
          </table:table-cell>
          <table:table-cell office:value-type="float" office:value="0.07" calcext:value-type="float">
            <text:p>0,07</text:p>
          </table:table-cell>
          <table:table-cell office:value-type="float" office:value="2408" calcext:value-type="float">
            <text:p>2408</text:p>
          </table:table-cell>
          <table:table-cell office:value-type="float" office:value="371209.04" calcext:value-type="float">
            <text:p>371209,04</text:p>
          </table:table-cell>
          <table:table-cell office:value-type="float" office:value="717" calcext:value-type="float">
            <text:p>717</text:p>
          </table:table-cell>
          <table:table-cell office:value-type="float" office:value="37269.84" calcext:value-type="float">
            <text:p>37269,84</text:p>
          </table:table-cell>
          <table:table-cell office:value-type="float" office:value="494.67" calcext:value-type="float">
            <text:p>494,67</text:p>
          </table:table-cell>
          <table:table-cell office:value-type="float" office:value="12447" calcext:value-type="float">
            <text:p>12447</text:p>
          </table:table-cell>
          <table:table-cell table:formula="of:=[.K204]/[.L204]" office:value-type="float" office:value="75.3428346170174" calcext:value-type="float">
            <text:p>75,3428346170174</text:p>
          </table:table-cell>
        </table:table-row>
        <table:table-row table:style-name="ro1">
          <table:table-cell office:value-type="string" calcext:value-type="string">
            <text:p>g.33.1.gml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7.28" calcext:value-type="float">
            <text:p>17,28</text:p>
          </table:table-cell>
          <table:table-cell office:value-type="float" office:value="43.67" calcext:value-type="float">
            <text:p>43,67</text:p>
          </table:table-cell>
          <table:table-cell office:value-type="float" office:value="17.28" calcext:value-type="float">
            <text:p>17,28</text:p>
          </table:table-cell>
          <table:table-cell office:value-type="float" office:value="205" calcext:value-type="float">
            <text:p>205</text:p>
          </table:table-cell>
          <table:table-cell office:value-type="float" office:value="212.1" calcext:value-type="float">
            <text:p>212,1</text:p>
          </table:table-cell>
          <table:table-cell office:value-type="float" office:value="14" calcext:value-type="float">
            <text:p>14</text:p>
          </table:table-cell>
          <table:table-cell office:value-type="float" office:value="430.62" calcext:value-type="float">
            <text:p>430,62</text:p>
          </table:table-cell>
          <table:table-cell office:value-type="float" office:value="109.59" calcext:value-type="float">
            <text:p>109,59</text:p>
          </table:table-cell>
          <table:table-cell office:value-type="float" office:value="352" calcext:value-type="float">
            <text:p>352</text:p>
          </table:table-cell>
          <table:table-cell table:formula="of:=[.K205]/[.L205]" office:value-type="float" office:value="3.92937311798522" calcext:value-type="float">
            <text:p>3,92937311798522</text:p>
          </table:table-cell>
        </table:table-row>
        <table:table-row table:style-name="ro1">
          <table:table-cell office:value-type="string" calcext:value-type="string">
            <text:p>g.33.16.gml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5.54" calcext:value-type="float">
            <text:p>5,54</text:p>
          </table:table-cell>
          <table:table-cell office:value-type="float" office:value="24.45" calcext:value-type="float">
            <text:p>24,45</text:p>
          </table:table-cell>
          <table:table-cell office:value-type="float" office:value="5.54" calcext:value-type="float">
            <text:p>5,54</text:p>
          </table:table-cell>
          <table:table-cell office:value-type="float" office:value="679" calcext:value-type="float">
            <text:p>679</text:p>
          </table:table-cell>
          <table:table-cell office:value-type="float" office:value="240.28" calcext:value-type="float">
            <text:p>240,28</text:p>
          </table:table-cell>
          <table:table-cell office:value-type="float" office:value="59" calcext:value-type="float">
            <text:p>59</text:p>
          </table:table-cell>
          <table:table-cell office:value-type="float" office:value="461.7" calcext:value-type="float">
            <text:p>461,7</text:p>
          </table:table-cell>
          <table:table-cell office:value-type="float" office:value="98.48" calcext:value-type="float">
            <text:p>98,48</text:p>
          </table:table-cell>
          <table:table-cell office:value-type="float" office:value="1528" calcext:value-type="float">
            <text:p>1528</text:p>
          </table:table-cell>
          <table:table-cell table:formula="of:=[.K206]/[.L206]" office:value-type="float" office:value="4.68826157595451" calcext:value-type="float">
            <text:p>4,68826157595451</text:p>
          </table:table-cell>
        </table:table-row>
        <table:table-row table:style-name="ro1">
          <table:table-cell office:value-type="string" calcext:value-type="string">
            <text:p>g.33.0.gml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9.35" calcext:value-type="float">
            <text:p>9,35</text:p>
          </table:table-cell>
          <table:table-cell office:value-type="float" office:value="28.72" calcext:value-type="float">
            <text:p>28,72</text:p>
          </table:table-cell>
          <table:table-cell office:value-type="float" office:value="9.35" calcext:value-type="float">
            <text:p>9,35</text:p>
          </table:table-cell>
          <table:table-cell office:value-type="float" office:value="68" calcext:value-type="float">
            <text:p>68</text:p>
          </table:table-cell>
          <table:table-cell office:value-type="float" office:value="226.28" calcext:value-type="float">
            <text:p>226,28</text:p>
          </table:table-cell>
          <table:table-cell office:value-type="float" office:value="19" calcext:value-type="float">
            <text:p>19</text:p>
          </table:table-cell>
          <table:table-cell office:value-type="float" office:value="527.71" calcext:value-type="float">
            <text:p>527,71</text:p>
          </table:table-cell>
          <table:table-cell office:value-type="float" office:value="82.21" calcext:value-type="float">
            <text:p>82,21</text:p>
          </table:table-cell>
          <table:table-cell office:value-type="float" office:value="122" calcext:value-type="float">
            <text:p>122</text:p>
          </table:table-cell>
          <table:table-cell table:formula="of:=[.K207]/[.L207]" office:value-type="float" office:value="6.41904877752098" calcext:value-type="float">
            <text:p>6,41904877752098</text:p>
          </table:table-cell>
        </table:table-row>
        <table:table-row table:style-name="ro1">
          <table:table-cell office:value-type="string" calcext:value-type="string">
            <text:p>g.33.8.gml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0.07" calcext:value-type="float">
            <text:p>0,07</text:p>
          </table:table-cell>
          <table:table-cell office:value-type="float" office:value="4.1" calcext:value-type="float">
            <text:p>4,1</text:p>
          </table:table-cell>
          <table:table-cell office:value-type="float" office:value="0.07" calcext:value-type="float">
            <text:p>0,07</text:p>
          </table:table-cell>
          <table:table-cell office:value-type="float" office:value="1279" calcext:value-type="float">
            <text:p>1279</text:p>
          </table:table-cell>
          <table:table-cell office:value-type="float" office:value="68123.58" calcext:value-type="float">
            <text:p>68123,58</text:p>
          </table:table-cell>
          <table:table-cell office:value-type="float" office:value="1025" calcext:value-type="float">
            <text:p>1025</text:p>
          </table:table-cell>
          <table:table-cell office:value-type="float" office:value="287043.36" calcext:value-type="float">
            <text:p>287043,36</text:p>
          </table:table-cell>
          <table:table-cell office:value-type="float" office:value="1367.91" calcext:value-type="float">
            <text:p>1367,91</text:p>
          </table:table-cell>
          <table:table-cell office:value-type="float" office:value="7848" calcext:value-type="float">
            <text:p>7848</text:p>
          </table:table-cell>
          <table:table-cell table:formula="of:=[.K208]/[.L208]" office:value-type="float" office:value="209.840822861153" calcext:value-type="float">
            <text:p>209,840822861153</text:p>
          </table:table-cell>
        </table:table-row>
        <table:table-row table:style-name="ro1">
          <table:table-cell office:value-type="string" calcext:value-type="string">
            <text:p>g.33.10.gml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office:value-type="float" office:value="0.04" calcext:value-type="float">
            <text:p>0,04</text:p>
          </table:table-cell>
          <table:table-cell office:value-type="float" office:value="1.14" calcext:value-type="float">
            <text:p>1,14</text:p>
          </table:table-cell>
          <table:table-cell office:value-type="float" office:value="0.04" calcext:value-type="float">
            <text:p>0,04</text:p>
          </table:table-cell>
          <table:table-cell office:value-type="float" office:value="905" calcext:value-type="float">
            <text:p>905</text:p>
          </table:table-cell>
          <table:table-cell office:value-type="float" office:value="207329.98" calcext:value-type="float">
            <text:p>207329,98</text:p>
          </table:table-cell>
          <table:table-cell office:value-type="float" office:value="1172" calcext:value-type="float">
            <text:p>1172</text:p>
          </table:table-cell>
          <table:table-cell office:value-type="float" office:value="1422866.97" calcext:value-type="float">
            <text:p>1422866,97</text:p>
          </table:table-cell>
          <table:table-cell office:value-type="float" office:value="2228.62" calcext:value-type="float">
            <text:p>2228,62</text:p>
          </table:table-cell>
          <table:table-cell office:value-type="float" office:value="6568" calcext:value-type="float">
            <text:p>6568</text:p>
          </table:table-cell>
          <table:table-cell table:formula="of:=[.K209]/[.L209]" office:value-type="float" office:value="638.452033096715" calcext:value-type="float">
            <text:p>638,452033096715</text:p>
          </table:table-cell>
        </table:table-row>
        <table:table-row table:style-name="ro1">
          <table:table-cell office:value-type="string" calcext:value-type="string">
            <text:p>g.34.3.gml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34.02" calcext:value-type="float">
            <text:p>34,02</text:p>
          </table:table-cell>
          <table:table-cell office:value-type="float" office:value="39.18" calcext:value-type="float">
            <text:p>39,18</text:p>
          </table:table-cell>
          <table:table-cell office:value-type="float" office:value="34.02" calcext:value-type="float">
            <text:p>34,02</text:p>
          </table:table-cell>
          <table:table-cell office:value-type="float" office:value="823" calcext:value-type="float">
            <text:p>823</text:p>
          </table:table-cell>
          <table:table-cell office:value-type="float" office:value="235.99" calcext:value-type="float">
            <text:p>235,99</text:p>
          </table:table-cell>
          <table:table-cell office:value-type="float" office:value="13" calcext:value-type="float">
            <text:p>13</text:p>
          </table:table-cell>
          <table:table-cell office:value-type="float" office:value="436.39" calcext:value-type="float">
            <text:p>436,39</text:p>
          </table:table-cell>
          <table:table-cell office:value-type="float" office:value="144.97" calcext:value-type="float">
            <text:p>144,97</text:p>
          </table:table-cell>
          <table:table-cell office:value-type="float" office:value="1375" calcext:value-type="float">
            <text:p>1375</text:p>
          </table:table-cell>
          <table:table-cell table:formula="of:=[.K210]/[.L210]" office:value-type="float" office:value="3.01020900876043" calcext:value-type="float">
            <text:p>3,01020900876043</text:p>
          </table:table-cell>
        </table:table-row>
        <table:table-row table:style-name="ro1">
          <table:table-cell office:value-type="string" calcext:value-type="string">
            <text:p>g.34.17.gml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.89" calcext:value-type="float">
            <text:p>8,89</text:p>
          </table:table-cell>
          <table:table-cell office:value-type="float" office:value="20.51" calcext:value-type="float">
            <text:p>20,51</text:p>
          </table:table-cell>
          <table:table-cell office:value-type="float" office:value="8.89" calcext:value-type="float">
            <text:p>8,89</text:p>
          </table:table-cell>
          <table:table-cell office:value-type="float" office:value="112" calcext:value-type="float">
            <text:p>112</text:p>
          </table:table-cell>
          <table:table-cell office:value-type="float" office:value="213.97" calcext:value-type="float">
            <text:p>213,97</text:p>
          </table:table-cell>
          <table:table-cell office:value-type="float" office:value="32" calcext:value-type="float">
            <text:p>32</text:p>
          </table:table-cell>
          <table:table-cell office:value-type="float" office:value="387.27" calcext:value-type="float">
            <text:p>387,27</text:p>
          </table:table-cell>
          <table:table-cell office:value-type="float" office:value="105.34" calcext:value-type="float">
            <text:p>105,34</text:p>
          </table:table-cell>
          <table:table-cell office:value-type="float" office:value="255" calcext:value-type="float">
            <text:p>255</text:p>
          </table:table-cell>
          <table:table-cell table:formula="of:=[.K211]/[.L211]" office:value-type="float" office:value="3.67638124169356" calcext:value-type="float">
            <text:p>3,67638124169356</text:p>
          </table:table-cell>
        </table:table-row>
        <table:table-row table:style-name="ro1">
          <table:table-cell office:value-type="string" calcext:value-type="string">
            <text:p>g.34.8.gml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39.78" calcext:value-type="float">
            <text:p>39,78</text:p>
          </table:table-cell>
          <table:table-cell office:value-type="float" office:value="61.46" calcext:value-type="float">
            <text:p>61,46</text:p>
          </table:table-cell>
          <table:table-cell office:value-type="float" office:value="39.78" calcext:value-type="float">
            <text:p>39,78</text:p>
          </table:table-cell>
          <table:table-cell office:value-type="float" office:value="1708" calcext:value-type="float">
            <text:p>1708</text:p>
          </table:table-cell>
          <table:table-cell office:value-type="float" office:value="245.19" calcext:value-type="float">
            <text:p>245,19</text:p>
          </table:table-cell>
          <table:table-cell office:value-type="float" office:value="3" calcext:value-type="float">
            <text:p>3</text:p>
          </table:table-cell>
          <table:table-cell office:value-type="float" office:value="417.69" calcext:value-type="float">
            <text:p>417,69</text:p>
          </table:table-cell>
          <table:table-cell office:value-type="float" office:value="111.48" calcext:value-type="float">
            <text:p>111,48</text:p>
          </table:table-cell>
          <table:table-cell office:value-type="float" office:value="2885" calcext:value-type="float">
            <text:p>2885</text:p>
          </table:table-cell>
          <table:table-cell table:formula="of:=[.K212]/[.L212]" office:value-type="float" office:value="3.7467707212056" calcext:value-type="float">
            <text:p>3,7467707212056</text:p>
          </table:table-cell>
        </table:table-row>
        <table:table-row table:style-name="ro1">
          <table:table-cell office:value-type="string" calcext:value-type="string">
            <text:p>g.34.9.gml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32.11" calcext:value-type="float">
            <text:p>32,11</text:p>
          </table:table-cell>
          <table:table-cell office:value-type="float" office:value="44.44" calcext:value-type="float">
            <text:p>44,44</text:p>
          </table:table-cell>
          <table:table-cell office:value-type="float" office:value="32.11" calcext:value-type="float">
            <text:p>32,11</text:p>
          </table:table-cell>
          <table:table-cell office:value-type="float" office:value="1288" calcext:value-type="float">
            <text:p>1288</text:p>
          </table:table-cell>
          <table:table-cell office:value-type="float" office:value="237.66" calcext:value-type="float">
            <text:p>237,66</text:p>
          </table:table-cell>
          <table:table-cell office:value-type="float" office:value="9" calcext:value-type="float">
            <text:p>9</text:p>
          </table:table-cell>
          <table:table-cell office:value-type="float" office:value="465.67" calcext:value-type="float">
            <text:p>465,67</text:p>
          </table:table-cell>
          <table:table-cell office:value-type="float" office:value="101.76" calcext:value-type="float">
            <text:p>101,76</text:p>
          </table:table-cell>
          <table:table-cell office:value-type="float" office:value="2165" calcext:value-type="float">
            <text:p>2165</text:p>
          </table:table-cell>
          <table:table-cell table:formula="of:=[.K213]/[.L213]" office:value-type="float" office:value="4.57615959119497" calcext:value-type="float">
            <text:p>4,57615959119497</text:p>
          </table:table-cell>
        </table:table-row>
        <table:table-row table:style-name="ro1">
          <table:table-cell office:value-type="string" calcext:value-type="string">
            <text:p>g.34.18.gml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4.39" calcext:value-type="float">
            <text:p>4,39</text:p>
          </table:table-cell>
          <table:table-cell office:value-type="float" office:value="29.22" calcext:value-type="float">
            <text:p>29,22</text:p>
          </table:table-cell>
          <table:table-cell office:value-type="float" office:value="4.39" calcext:value-type="float">
            <text:p>4,39</text:p>
          </table:table-cell>
          <table:table-cell office:value-type="float" office:value="682" calcext:value-type="float">
            <text:p>682</text:p>
          </table:table-cell>
          <table:table-cell office:value-type="float" office:value="281.27" calcext:value-type="float">
            <text:p>281,27</text:p>
          </table:table-cell>
          <table:table-cell office:value-type="float" office:value="95" calcext:value-type="float">
            <text:p>95</text:p>
          </table:table-cell>
          <table:table-cell office:value-type="float" office:value="779.03" calcext:value-type="float">
            <text:p>779,03</text:p>
          </table:table-cell>
          <table:table-cell office:value-type="float" office:value="105.19" calcext:value-type="float">
            <text:p>105,19</text:p>
          </table:table-cell>
          <table:table-cell office:value-type="float" office:value="1627" calcext:value-type="float">
            <text:p>1627</text:p>
          </table:table-cell>
          <table:table-cell table:formula="of:=[.K214]/[.L214]" office:value-type="float" office:value="7.40593212282536" calcext:value-type="float">
            <text:p>7,40593212282536</text:p>
          </table:table-cell>
        </table:table-row>
        <table:table-row table:style-name="ro1">
          <table:table-cell office:value-type="string" calcext:value-type="string">
            <text:p>g.35.3.gml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6.17" calcext:value-type="float">
            <text:p>36,17</text:p>
          </table:table-cell>
          <table:table-cell office:value-type="float" office:value="47.1" calcext:value-type="float">
            <text:p>47,1</text:p>
          </table:table-cell>
          <table:table-cell office:value-type="float" office:value="36.17" calcext:value-type="float">
            <text:p>36,17</text:p>
          </table:table-cell>
          <table:table-cell office:value-type="float" office:value="1228" calcext:value-type="float">
            <text:p>1228</text:p>
          </table:table-cell>
          <table:table-cell office:value-type="float" office:value="228.96" calcext:value-type="float">
            <text:p>228,96</text:p>
          </table:table-cell>
          <table:table-cell office:value-type="float" office:value="10" calcext:value-type="float">
            <text:p>10</text:p>
          </table:table-cell>
          <table:table-cell office:value-type="float" office:value="391.61" calcext:value-type="float">
            <text:p>391,61</text:p>
          </table:table-cell>
          <table:table-cell office:value-type="float" office:value="140.16" calcext:value-type="float">
            <text:p>140,16</text:p>
          </table:table-cell>
          <table:table-cell office:value-type="float" office:value="2196" calcext:value-type="float">
            <text:p>2196</text:p>
          </table:table-cell>
          <table:table-cell table:formula="of:=[.K215]/[.L215]" office:value-type="float" office:value="2.79402111872146" calcext:value-type="float">
            <text:p>2,79402111872146</text:p>
          </table:table-cell>
        </table:table-row>
        <table:table-row table:style-name="ro1">
          <table:table-cell office:value-type="string" calcext:value-type="string">
            <text:p>g.35.26.gml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9.65" calcext:value-type="float">
            <text:p>19,65</text:p>
          </table:table-cell>
          <table:table-cell office:value-type="float" office:value="52.59" calcext:value-type="float">
            <text:p>52,59</text:p>
          </table:table-cell>
          <table:table-cell office:value-type="float" office:value="19.65" calcext:value-type="float">
            <text:p>19,65</text:p>
          </table:table-cell>
          <table:table-cell office:value-type="float" office:value="1902" calcext:value-type="float">
            <text:p>1902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394.51" calcext:value-type="float">
            <text:p>394,51</text:p>
          </table:table-cell>
          <table:table-cell office:value-type="float" office:value="113.73" calcext:value-type="float">
            <text:p>113,73</text:p>
          </table:table-cell>
          <table:table-cell office:value-type="float" office:value="3384" calcext:value-type="float">
            <text:p>3384</text:p>
          </table:table-cell>
          <table:table-cell table:formula="of:=[.K216]/[.L216]" office:value-type="float" office:value="3.4688296843401" calcext:value-type="float">
            <text:p>3,4688296843401</text:p>
          </table:table-cell>
        </table:table-row>
        <table:table-row table:style-name="ro1">
          <table:table-cell office:value-type="string" calcext:value-type="string">
            <text:p>g.35.27.gml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23.14" calcext:value-type="float">
            <text:p>23,14</text:p>
          </table:table-cell>
          <table:table-cell office:value-type="float" office:value="26.59" calcext:value-type="float">
            <text:p>26,59</text:p>
          </table:table-cell>
          <table:table-cell office:value-type="float" office:value="23.14" calcext:value-type="float">
            <text:p>23,14</text:p>
          </table:table-cell>
          <table:table-cell office:value-type="float" office:value="886" calcext:value-type="float">
            <text:p>886</text:p>
          </table:table-cell>
          <table:table-cell office:value-type="float" office:value="187.77" calcext:value-type="float">
            <text:p>187,77</text:p>
          </table:table-cell>
          <table:table-cell office:value-type="float" office:value="27" calcext:value-type="float">
            <text:p>27</text:p>
          </table:table-cell>
          <table:table-cell office:value-type="float" office:value="383.43" calcext:value-type="float">
            <text:p>383,43</text:p>
          </table:table-cell>
          <table:table-cell office:value-type="float" office:value="96.27" calcext:value-type="float">
            <text:p>96,27</text:p>
          </table:table-cell>
          <table:table-cell office:value-type="float" office:value="1697" calcext:value-type="float">
            <text:p>1697</text:p>
          </table:table-cell>
          <table:table-cell table:formula="of:=[.K217]/[.L217]" office:value-type="float" office:value="3.98286070426924" calcext:value-type="float">
            <text:p>3,98286070426924</text:p>
          </table:table-cell>
        </table:table-row>
        <table:table-row table:style-name="ro1">
          <table:table-cell office:value-type="string" calcext:value-type="string">
            <text:p>g.35.15.gml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9.69" calcext:value-type="float">
            <text:p>9,69</text:p>
          </table:table-cell>
          <table:table-cell office:value-type="float" office:value="39.12" calcext:value-type="float">
            <text:p>39,12</text:p>
          </table:table-cell>
          <table:table-cell office:value-type="float" office:value="9.69" calcext:value-type="float">
            <text:p>9,69</text:p>
          </table:table-cell>
          <table:table-cell office:value-type="float" office:value="370" calcext:value-type="float">
            <text:p>370</text:p>
          </table:table-cell>
          <table:table-cell office:value-type="float" office:value="251.89" calcext:value-type="float">
            <text:p>251,89</text:p>
          </table:table-cell>
          <table:table-cell office:value-type="float" office:value="38" calcext:value-type="float">
            <text:p>38</text:p>
          </table:table-cell>
          <table:table-cell office:value-type="float" office:value="475.38" calcext:value-type="float">
            <text:p>475,38</text:p>
          </table:table-cell>
          <table:table-cell office:value-type="float" office:value="101.04" calcext:value-type="float">
            <text:p>101,04</text:p>
          </table:table-cell>
          <table:table-cell office:value-type="float" office:value="846" calcext:value-type="float">
            <text:p>846</text:p>
          </table:table-cell>
          <table:table-cell table:formula="of:=[.K218]/[.L218]" office:value-type="float" office:value="4.70486935866983" calcext:value-type="float">
            <text:p>4,70486935866983</text:p>
          </table:table-cell>
        </table:table-row>
        <table:table-row table:style-name="ro1">
          <table:table-cell office:value-type="string" calcext:value-type="string">
            <text:p>g.35.23.gml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3.59" calcext:value-type="float">
            <text:p>13,59</text:p>
          </table:table-cell>
          <table:table-cell office:value-type="float" office:value="37.23" calcext:value-type="float">
            <text:p>37,23</text:p>
          </table:table-cell>
          <table:table-cell office:value-type="float" office:value="13.59" calcext:value-type="float">
            <text:p>13,59</text:p>
          </table:table-cell>
          <table:table-cell office:value-type="float" office:value="868" calcext:value-type="float">
            <text:p>868</text:p>
          </table:table-cell>
          <table:table-cell office:value-type="float" office:value="240.34" calcext:value-type="float">
            <text:p>240,34</text:p>
          </table:table-cell>
          <table:table-cell office:value-type="float" office:value="17" calcext:value-type="float">
            <text:p>17</text:p>
          </table:table-cell>
          <table:table-cell office:value-type="float" office:value="502.78" calcext:value-type="float">
            <text:p>502,78</text:p>
          </table:table-cell>
          <table:table-cell office:value-type="float" office:value="91.41" calcext:value-type="float">
            <text:p>91,41</text:p>
          </table:table-cell>
          <table:table-cell office:value-type="float" office:value="1701" calcext:value-type="float">
            <text:p>1701</text:p>
          </table:table-cell>
          <table:table-cell table:formula="of:=[.K219]/[.L219]" office:value-type="float" office:value="5.50027349305328" calcext:value-type="float">
            <text:p>5,50027349305328</text:p>
          </table:table-cell>
        </table:table-row>
        <table:table-row table:style-name="ro1">
          <table:table-cell office:value-type="string" calcext:value-type="string">
            <text:p>g.35.32.gml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,08</text:p>
          </table:table-cell>
          <table:table-cell office:value-type="float" office:value="5.44" calcext:value-type="float">
            <text:p>5,44</text:p>
          </table:table-cell>
          <table:table-cell office:value-type="float" office:value="0.08" calcext:value-type="float">
            <text:p>0,08</text:p>
          </table:table-cell>
          <table:table-cell office:value-type="float" office:value="1030" calcext:value-type="float">
            <text:p>1030</text:p>
          </table:table-cell>
          <table:table-cell office:value-type="float" office:value="138886.91" calcext:value-type="float">
            <text:p>138886,91</text:p>
          </table:table-cell>
          <table:table-cell office:value-type="float" office:value="393" calcext:value-type="float">
            <text:p>393</text:p>
          </table:table-cell>
          <table:table-cell office:value-type="float" office:value="706660.03" calcext:value-type="float">
            <text:p>706660,03</text:p>
          </table:table-cell>
          <table:table-cell office:value-type="float" office:value="423.75" calcext:value-type="float">
            <text:p>423,75</text:p>
          </table:table-cell>
          <table:table-cell office:value-type="float" office:value="4072" calcext:value-type="float">
            <text:p>4072</text:p>
          </table:table-cell>
          <table:table-cell table:formula="of:=[.K220]/[.L220]" office:value-type="float" office:value="1667.63428908555" calcext:value-type="float">
            <text:p>1667,63428908555</text:p>
          </table:table-cell>
        </table:table-row>
        <table:table-row table:style-name="ro1">
          <table:table-cell office:value-type="string" calcext:value-type="string">
            <text:p>g.35.9.gml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0.09" calcext:value-type="float">
            <text:p>0,09</text:p>
          </table:table-cell>
          <table:table-cell office:value-type="float" office:value="2.61" calcext:value-type="float">
            <text:p>2,61</text:p>
          </table:table-cell>
          <table:table-cell office:value-type="float" office:value="0.09" calcext:value-type="float">
            <text:p>0,09</text:p>
          </table:table-cell>
          <table:table-cell office:value-type="float" office:value="1350" calcext:value-type="float">
            <text:p>1350</text:p>
          </table:table-cell>
          <table:table-cell office:value-type="float" office:value="35751.19" calcext:value-type="float">
            <text:p>35751,19</text:p>
          </table:table-cell>
          <table:table-cell office:value-type="float" office:value="1114" calcext:value-type="float">
            <text:p>1114</text:p>
          </table:table-cell>
          <table:table-cell office:value-type="float" office:value="3961.43" calcext:value-type="float">
            <text:p>3961,43</text:p>
          </table:table-cell>
          <table:table-cell office:value-type="float" office:value="46.58" calcext:value-type="float">
            <text:p>46,58</text:p>
          </table:table-cell>
          <table:table-cell office:value-type="float" office:value="8890" calcext:value-type="float">
            <text:p>8890</text:p>
          </table:table-cell>
          <table:table-cell table:formula="of:=[.K221]/[.L221]" office:value-type="float" office:value="85.0457277801632" calcext:value-type="float">
            <text:p>85,0457277801632</text:p>
          </table:table-cell>
        </table:table-row>
        <table:table-row table:style-name="ro1">
          <table:table-cell office:value-type="string" calcext:value-type="string">
            <text:p>g.36.18.gml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5.54" calcext:value-type="float">
            <text:p>45,54</text:p>
          </table:table-cell>
          <table:table-cell table:number-columns-repeated="2" office:value-type="float" office:value="44.15" calcext:value-type="float">
            <text:p>44,15</text:p>
          </table:table-cell>
          <table:table-cell office:value-type="float" office:value="1510" calcext:value-type="float">
            <text:p>1510</text:p>
          </table:table-cell>
          <table:table-cell office:value-type="float" office:value="229.49" calcext:value-type="float">
            <text:p>229,49</text:p>
          </table:table-cell>
          <table:table-cell office:value-type="float" office:value="10" calcext:value-type="float">
            <text:p>10</text:p>
          </table:table-cell>
          <table:table-cell office:value-type="float" office:value="441.55" calcext:value-type="float">
            <text:p>441,55</text:p>
          </table:table-cell>
          <table:table-cell office:value-type="float" office:value="122.03" calcext:value-type="float">
            <text:p>122,03</text:p>
          </table:table-cell>
          <table:table-cell office:value-type="float" office:value="2478" calcext:value-type="float">
            <text:p>2478</text:p>
          </table:table-cell>
          <table:table-cell table:formula="of:=[.K222]/[.L222]" office:value-type="float" office:value="3.61837253134475" calcext:value-type="float">
            <text:p>3,61837253134475</text:p>
          </table:table-cell>
        </table:table-row>
        <table:table-row table:style-name="ro1">
          <table:table-cell office:value-type="string" calcext:value-type="string">
            <text:p>g.36.19.gml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31.43" calcext:value-type="float">
            <text:p>31,43</text:p>
          </table:table-cell>
          <table:table-cell office:value-type="float" office:value="36.36" calcext:value-type="float">
            <text:p>36,36</text:p>
          </table:table-cell>
          <table:table-cell office:value-type="float" office:value="31.43" calcext:value-type="float">
            <text:p>31,43</text:p>
          </table:table-cell>
          <table:table-cell office:value-type="float" office:value="2638" calcext:value-type="float">
            <text:p>2638</text:p>
          </table:table-cell>
          <table:table-cell office:value-type="float" office:value="240.6" calcext:value-type="float">
            <text:p>240,6</text:p>
          </table:table-cell>
          <table:table-cell office:value-type="float" office:value="14" calcext:value-type="float">
            <text:p>14</text:p>
          </table:table-cell>
          <table:table-cell office:value-type="float" office:value="413.56" calcext:value-type="float">
            <text:p>413,56</text:p>
          </table:table-cell>
          <table:table-cell office:value-type="float" office:value="75.74" calcext:value-type="float">
            <text:p>75,74</text:p>
          </table:table-cell>
          <table:table-cell office:value-type="float" office:value="4506" calcext:value-type="float">
            <text:p>4506</text:p>
          </table:table-cell>
          <table:table-cell table:formula="of:=[.K223]/[.L223]" office:value-type="float" office:value="5.46025878003697" calcext:value-type="float">
            <text:p>5,46025878003697</text:p>
          </table:table-cell>
        </table:table-row>
        <table:table-row table:style-name="ro1">
          <table:table-cell office:value-type="string" calcext:value-type="string">
            <text:p>g.36.22.gml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.68" calcext:value-type="float">
            <text:p>4,68</text:p>
          </table:table-cell>
          <table:table-cell office:value-type="float" office:value="22.1" calcext:value-type="float">
            <text:p>22,1</text:p>
          </table:table-cell>
          <table:table-cell office:value-type="float" office:value="4.68" calcext:value-type="float">
            <text:p>4,68</text:p>
          </table:table-cell>
          <table:table-cell office:value-type="float" office:value="160" calcext:value-type="float">
            <text:p>160</text:p>
          </table:table-cell>
          <table:table-cell office:value-type="float" office:value="256.94" calcext:value-type="float">
            <text:p>256,94</text:p>
          </table:table-cell>
          <table:table-cell office:value-type="float" office:value="94" calcext:value-type="float">
            <text:p>94</text:p>
          </table:table-cell>
          <table:table-cell office:value-type="float" office:value="547.15" calcext:value-type="float">
            <text:p>547,15</text:p>
          </table:table-cell>
          <table:table-cell office:value-type="float" office:value="97.63" calcext:value-type="float">
            <text:p>97,63</text:p>
          </table:table-cell>
          <table:table-cell office:value-type="float" office:value="351" calcext:value-type="float">
            <text:p>351</text:p>
          </table:table-cell>
          <table:table-cell table:formula="of:=[.K224]/[.L224]" office:value-type="float" office:value="5.60432244187238" calcext:value-type="float">
            <text:p>5,60432244187238</text:p>
          </table:table-cell>
        </table:table-row>
        <table:table-row table:style-name="ro1">
          <table:table-cell office:value-type="string" calcext:value-type="string">
            <text:p>g.36.17.gml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4.3" calcext:value-type="float">
            <text:p>4,3</text:p>
          </table:table-cell>
          <table:table-cell office:value-type="float" office:value="13.09" calcext:value-type="float">
            <text:p>13,09</text:p>
          </table:table-cell>
          <table:table-cell office:value-type="float" office:value="4.3" calcext:value-type="float">
            <text:p>4,3</text:p>
          </table:table-cell>
          <table:table-cell office:value-type="float" office:value="258" calcext:value-type="float">
            <text:p>258</text:p>
          </table:table-cell>
          <table:table-cell office:value-type="float" office:value="268.14" calcext:value-type="float">
            <text:p>268,14</text:p>
          </table:table-cell>
          <table:table-cell office:value-type="float" office:value="200" calcext:value-type="float">
            <text:p>200</text:p>
          </table:table-cell>
          <table:table-cell office:value-type="float" office:value="472.26" calcext:value-type="float">
            <text:p>472,26</text:p>
          </table:table-cell>
          <table:table-cell office:value-type="float" office:value="68.56" calcext:value-type="float">
            <text:p>68,56</text:p>
          </table:table-cell>
          <table:table-cell office:value-type="float" office:value="774" calcext:value-type="float">
            <text:p>774</text:p>
          </table:table-cell>
          <table:table-cell table:formula="of:=[.K225]/[.L225]" office:value-type="float" office:value="6.88827304550758" calcext:value-type="float">
            <text:p>6,88827304550758</text:p>
          </table:table-cell>
        </table:table-row>
        <table:table-row table:style-name="ro1">
          <table:table-cell office:value-type="string" calcext:value-type="string">
            <text:p>g.36.16.gml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.98" calcext:value-type="float">
            <text:p>1,98</text:p>
          </table:table-cell>
          <table:table-cell office:value-type="float" office:value="18.22" calcext:value-type="float">
            <text:p>18,22</text:p>
          </table:table-cell>
          <table:table-cell office:value-type="float" office:value="1.98" calcext:value-type="float">
            <text:p>1,98</text:p>
          </table:table-cell>
          <table:table-cell office:value-type="float" office:value="112" calcext:value-type="float">
            <text:p>112</text:p>
          </table:table-cell>
          <table:table-cell office:value-type="float" office:value="268.79" calcext:value-type="float">
            <text:p>268,79</text:p>
          </table:table-cell>
          <table:table-cell office:value-type="float" office:value="419" calcext:value-type="float">
            <text:p>419</text:p>
          </table:table-cell>
          <table:table-cell office:value-type="float" office:value="648.65" calcext:value-type="float">
            <text:p>648,65</text:p>
          </table:table-cell>
          <table:table-cell office:value-type="float" office:value="53.99" calcext:value-type="float">
            <text:p>53,99</text:p>
          </table:table-cell>
          <table:table-cell office:value-type="float" office:value="398" calcext:value-type="float">
            <text:p>398</text:p>
          </table:table-cell>
          <table:table-cell table:formula="of:=[.K226]/[.L226]" office:value-type="float" office:value="12.0142619003519" calcext:value-type="float">
            <text:p>12,0142619003519</text:p>
          </table:table-cell>
        </table:table-row>
        <table:table-row table:style-name="ro1">
          <table:table-cell office:value-type="string" calcext:value-type="string">
            <text:p>g.37.14.gml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30.56" calcext:value-type="float">
            <text:p>30,56</text:p>
          </table:table-cell>
          <table:table-cell office:value-type="float" office:value="61.13" calcext:value-type="float">
            <text:p>61,13</text:p>
          </table:table-cell>
          <table:table-cell office:value-type="float" office:value="30.56" calcext:value-type="float">
            <text:p>30,56</text:p>
          </table:table-cell>
          <table:table-cell office:value-type="float" office:value="271" calcext:value-type="float">
            <text:p>271</text:p>
          </table:table-cell>
          <table:table-cell office:value-type="float" office:value="236.62" calcext:value-type="float">
            <text:p>236,62</text:p>
          </table:table-cell>
          <table:table-cell office:value-type="float" office:value="6" calcext:value-type="float">
            <text:p>6</text:p>
          </table:table-cell>
          <table:table-cell office:value-type="float" office:value="386.85" calcext:value-type="float">
            <text:p>386,85</text:p>
          </table:table-cell>
          <table:table-cell office:value-type="float" office:value="125.92" calcext:value-type="float">
            <text:p>125,92</text:p>
          </table:table-cell>
          <table:table-cell office:value-type="float" office:value="504" calcext:value-type="float">
            <text:p>504</text:p>
          </table:table-cell>
          <table:table-cell table:formula="of:=[.K227]/[.L227]" office:value-type="float" office:value="3.07218869123253" calcext:value-type="float">
            <text:p>3,07218869123253</text:p>
          </table:table-cell>
        </table:table-row>
        <table:table-row table:style-name="ro1">
          <table:table-cell office:value-type="string" calcext:value-type="string">
            <text:p>g.37.4.gml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8.35" calcext:value-type="float">
            <text:p>8,35</text:p>
          </table:table-cell>
          <table:table-cell office:value-type="float" office:value="34.59" calcext:value-type="float">
            <text:p>34,59</text:p>
          </table:table-cell>
          <table:table-cell office:value-type="float" office:value="8.35" calcext:value-type="float">
            <text:p>8,35</text:p>
          </table:table-cell>
          <table:table-cell office:value-type="float" office:value="482" calcext:value-type="float">
            <text:p>482</text:p>
          </table:table-cell>
          <table:table-cell office:value-type="float" office:value="229.63" calcext:value-type="float">
            <text:p>229,63</text:p>
          </table:table-cell>
          <table:table-cell office:value-type="float" office:value="14" calcext:value-type="float">
            <text:p>14</text:p>
          </table:table-cell>
          <table:table-cell office:value-type="float" office:value="455.76" calcext:value-type="float">
            <text:p>455,76</text:p>
          </table:table-cell>
          <table:table-cell office:value-type="float" office:value="145.82" calcext:value-type="float">
            <text:p>145,82</text:p>
          </table:table-cell>
          <table:table-cell office:value-type="float" office:value="992" calcext:value-type="float">
            <text:p>992</text:p>
          </table:table-cell>
          <table:table-cell table:formula="of:=[.K228]/[.L228]" office:value-type="float" office:value="3.12549718831436" calcext:value-type="float">
            <text:p>3,12549718831436</text:p>
          </table:table-cell>
        </table:table-row>
        <table:table-row table:style-name="ro1">
          <table:table-cell office:value-type="string" calcext:value-type="string">
            <text:p>g.37.19.gml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20.36" calcext:value-type="float">
            <text:p>20,36</text:p>
          </table:table-cell>
          <table:table-cell office:value-type="float" office:value="52.09" calcext:value-type="float">
            <text:p>52,09</text:p>
          </table:table-cell>
          <table:table-cell office:value-type="float" office:value="20.36" calcext:value-type="float">
            <text:p>20,36</text:p>
          </table:table-cell>
          <table:table-cell office:value-type="float" office:value="685" calcext:value-type="float">
            <text:p>685</text:p>
          </table:table-cell>
          <table:table-cell office:value-type="float" office:value="248.35" calcext:value-type="float">
            <text:p>248,35</text:p>
          </table:table-cell>
          <table:table-cell office:value-type="float" office:value="11" calcext:value-type="float">
            <text:p>11</text:p>
          </table:table-cell>
          <table:table-cell office:value-type="float" office:value="531.19" calcext:value-type="float">
            <text:p>531,19</text:p>
          </table:table-cell>
          <table:table-cell office:value-type="float" office:value="115.45" calcext:value-type="float">
            <text:p>115,45</text:p>
          </table:table-cell>
          <table:table-cell office:value-type="float" office:value="1338" calcext:value-type="float">
            <text:p>1338</text:p>
          </table:table-cell>
          <table:table-cell table:formula="of:=[.K229]/[.L229]" office:value-type="float" office:value="4.60103941100043" calcext:value-type="float">
            <text:p>4,60103941100043</text:p>
          </table:table-cell>
        </table:table-row>
        <table:table-row table:style-name="ro1">
          <table:table-cell office:value-type="string" calcext:value-type="string">
            <text:p>g.37.20.gml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1.28" calcext:value-type="float">
            <text:p>11,28</text:p>
          </table:table-cell>
          <table:table-cell office:value-type="float" office:value="31.95" calcext:value-type="float">
            <text:p>31,95</text:p>
          </table:table-cell>
          <table:table-cell office:value-type="float" office:value="11.28" calcext:value-type="float">
            <text:p>11,28</text:p>
          </table:table-cell>
          <table:table-cell office:value-type="float" office:value="520" calcext:value-type="float">
            <text:p>520</text:p>
          </table:table-cell>
          <table:table-cell office:value-type="float" office:value="213.11" calcext:value-type="float">
            <text:p>213,11</text:p>
          </table:table-cell>
          <table:table-cell office:value-type="float" office:value="50" calcext:value-type="float">
            <text:p>50</text:p>
          </table:table-cell>
          <table:table-cell office:value-type="float" office:value="549.54" calcext:value-type="float">
            <text:p>549,54</text:p>
          </table:table-cell>
          <table:table-cell office:value-type="float" office:value="86.19" calcext:value-type="float">
            <text:p>86,19</text:p>
          </table:table-cell>
          <table:table-cell office:value-type="float" office:value="1301" calcext:value-type="float">
            <text:p>1301</text:p>
          </table:table-cell>
          <table:table-cell table:formula="of:=[.K230]/[.L230]" office:value-type="float" office:value="6.3759136790811" calcext:value-type="float">
            <text:p>6,3759136790811</text:p>
          </table:table-cell>
        </table:table-row>
        <table:table-row table:style-name="ro1">
          <table:table-cell office:value-type="string" calcext:value-type="string">
            <text:p>g.37.8.gml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10.15" calcext:value-type="float">
            <text:p>10,15</text:p>
          </table:table-cell>
          <table:table-cell office:value-type="float" office:value="31.77" calcext:value-type="float">
            <text:p>31,77</text:p>
          </table:table-cell>
          <table:table-cell office:value-type="float" office:value="10.15" calcext:value-type="float">
            <text:p>10,15</text:p>
          </table:table-cell>
          <table:table-cell office:value-type="float" office:value="2672" calcext:value-type="float">
            <text:p>2672</text:p>
          </table:table-cell>
          <table:table-cell office:value-type="float" office:value="270.5" calcext:value-type="float">
            <text:p>270,5</text:p>
          </table:table-cell>
          <table:table-cell office:value-type="float" office:value="48" calcext:value-type="float">
            <text:p>48</text:p>
          </table:table-cell>
          <table:table-cell office:value-type="float" office:value="1042.75" calcext:value-type="float">
            <text:p>1042,75</text:p>
          </table:table-cell>
          <table:table-cell office:value-type="float" office:value="53.6" calcext:value-type="float">
            <text:p>53,6</text:p>
          </table:table-cell>
          <table:table-cell office:value-type="float" office:value="6271" calcext:value-type="float">
            <text:p>6271</text:p>
          </table:table-cell>
          <table:table-cell table:formula="of:=[.K231]/[.L231]" office:value-type="float" office:value="19.4542910447761" calcext:value-type="float">
            <text:p>19,4542910447761</text:p>
          </table:table-cell>
        </table:table-row>
        <table:table-row table:style-name="ro1">
          <table:table-cell office:value-type="string" calcext:value-type="string">
            <text:p>g.38.12.gml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5.24" calcext:value-type="float">
            <text:p>15,24</text:p>
          </table:table-cell>
          <table:table-cell office:value-type="float" office:value="43.41" calcext:value-type="float">
            <text:p>43,41</text:p>
          </table:table-cell>
          <table:table-cell office:value-type="float" office:value="15.24" calcext:value-type="float">
            <text:p>15,24</text:p>
          </table:table-cell>
          <table:table-cell office:value-type="float" office:value="1567" calcext:value-type="float">
            <text:p>1567</text:p>
          </table:table-cell>
          <table:table-cell office:value-type="float" office:value="253.85" calcext:value-type="float">
            <text:p>253,85</text:p>
          </table:table-cell>
          <table:table-cell office:value-type="float" office:value="29" calcext:value-type="float">
            <text:p>29</text:p>
          </table:table-cell>
          <table:table-cell office:value-type="float" office:value="521.39" calcext:value-type="float">
            <text:p>521,39</text:p>
          </table:table-cell>
          <table:table-cell office:value-type="float" office:value="92.72" calcext:value-type="float">
            <text:p>92,72</text:p>
          </table:table-cell>
          <table:table-cell office:value-type="float" office:value="3315" calcext:value-type="float">
            <text:p>3315</text:p>
          </table:table-cell>
          <table:table-cell table:formula="of:=[.K232]/[.L232]" office:value-type="float" office:value="5.62327437446074" calcext:value-type="float">
            <text:p>5,62327437446074</text:p>
          </table:table-cell>
        </table:table-row>
        <table:table-row table:style-name="ro1">
          <table:table-cell office:value-type="string" calcext:value-type="string">
            <text:p>g.38.15.gml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3.91" calcext:value-type="float">
            <text:p>13,91</text:p>
          </table:table-cell>
          <table:table-cell office:value-type="float" office:value="31.03" calcext:value-type="float">
            <text:p>31,03</text:p>
          </table:table-cell>
          <table:table-cell office:value-type="float" office:value="13.91" calcext:value-type="float">
            <text:p>13,91</text:p>
          </table:table-cell>
          <table:table-cell office:value-type="float" office:value="2194" calcext:value-type="float">
            <text:p>2194</text:p>
          </table:table-cell>
          <table:table-cell office:value-type="float" office:value="219.75" calcext:value-type="float">
            <text:p>219,75</text:p>
          </table:table-cell>
          <table:table-cell office:value-type="float" office:value="25" calcext:value-type="float">
            <text:p>25</text:p>
          </table:table-cell>
          <table:table-cell office:value-type="float" office:value="510.86" calcext:value-type="float">
            <text:p>510,86</text:p>
          </table:table-cell>
          <table:table-cell office:value-type="float" office:value="84.54" calcext:value-type="float">
            <text:p>84,54</text:p>
          </table:table-cell>
          <table:table-cell office:value-type="float" office:value="4192" calcext:value-type="float">
            <text:p>4192</text:p>
          </table:table-cell>
          <table:table-cell table:formula="of:=[.K233]/[.L233]" office:value-type="float" office:value="6.04281996687958" calcext:value-type="float">
            <text:p>6,04281996687958</text:p>
          </table:table-cell>
        </table:table-row>
        <table:table-row table:style-name="ro1">
          <table:table-cell office:value-type="string" calcext:value-type="string">
            <text:p>g.39.4.gml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20.56" calcext:value-type="float">
            <text:p>20,56</text:p>
          </table:table-cell>
          <table:table-cell office:value-type="float" office:value="35.88" calcext:value-type="float">
            <text:p>35,88</text:p>
          </table:table-cell>
          <table:table-cell office:value-type="float" office:value="20.56" calcext:value-type="float">
            <text:p>20,56</text:p>
          </table:table-cell>
          <table:table-cell office:value-type="float" office:value="388" calcext:value-type="float">
            <text:p>388</text:p>
          </table:table-cell>
          <table:table-cell office:value-type="float" office:value="249.26" calcext:value-type="float">
            <text:p>249,26</text:p>
          </table:table-cell>
          <table:table-cell office:value-type="float" office:value="17" calcext:value-type="float">
            <text:p>17</text:p>
          </table:table-cell>
          <table:table-cell office:value-type="float" office:value="544.96" calcext:value-type="float">
            <text:p>544,96</text:p>
          </table:table-cell>
          <table:table-cell office:value-type="float" office:value="131.32" calcext:value-type="float">
            <text:p>131,32</text:p>
          </table:table-cell>
          <table:table-cell office:value-type="float" office:value="780" calcext:value-type="float">
            <text:p>780</text:p>
          </table:table-cell>
          <table:table-cell table:formula="of:=[.K234]/[.L234]" office:value-type="float" office:value="4.14986293024673" calcext:value-type="float">
            <text:p>4,14986293024673</text:p>
          </table:table-cell>
        </table:table-row>
        <table:table-row table:style-name="ro1">
          <table:table-cell office:value-type="string" calcext:value-type="string">
            <text:p>g.39.57.gml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0.23" calcext:value-type="float">
            <text:p>10,23</text:p>
          </table:table-cell>
          <table:table-cell office:value-type="float" office:value="47.85" calcext:value-type="float">
            <text:p>47,85</text:p>
          </table:table-cell>
          <table:table-cell office:value-type="float" office:value="10.23" calcext:value-type="float">
            <text:p>10,23</text:p>
          </table:table-cell>
          <table:table-cell office:value-type="float" office:value="1310" calcext:value-type="float">
            <text:p>1310</text:p>
          </table:table-cell>
          <table:table-cell office:value-type="float" office:value="248.43" calcext:value-type="float">
            <text:p>248,43</text:p>
          </table:table-cell>
          <table:table-cell office:value-type="float" office:value="14" calcext:value-type="float">
            <text:p>14</text:p>
          </table:table-cell>
          <table:table-cell office:value-type="float" office:value="462.9" calcext:value-type="float">
            <text:p>462,9</text:p>
          </table:table-cell>
          <table:table-cell office:value-type="float" office:value="106.86" calcext:value-type="float">
            <text:p>106,86</text:p>
          </table:table-cell>
          <table:table-cell office:value-type="float" office:value="2605" calcext:value-type="float">
            <text:p>2605</text:p>
          </table:table-cell>
          <table:table-cell table:formula="of:=[.K235]/[.L235]" office:value-type="float" office:value="4.33183604716451" calcext:value-type="float">
            <text:p>4,33183604716451</text:p>
          </table:table-cell>
        </table:table-row>
        <table:table-row table:style-name="ro1">
          <table:table-cell office:value-type="string" calcext:value-type="string">
            <text:p>g.39.47.gml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7.88" calcext:value-type="float">
            <text:p>17,88</text:p>
          </table:table-cell>
          <table:table-cell office:value-type="float" office:value="28.62" calcext:value-type="float">
            <text:p>28,62</text:p>
          </table:table-cell>
          <table:table-cell office:value-type="float" office:value="17.88" calcext:value-type="float">
            <text:p>17,88</text:p>
          </table:table-cell>
          <table:table-cell office:value-type="float" office:value="217" calcext:value-type="float">
            <text:p>217</text:p>
          </table:table-cell>
          <table:table-cell office:value-type="float" office:value="253.47" calcext:value-type="float">
            <text:p>253,47</text:p>
          </table:table-cell>
          <table:table-cell office:value-type="float" office:value="14" calcext:value-type="float">
            <text:p>14</text:p>
          </table:table-cell>
          <table:table-cell office:value-type="float" office:value="543.03" calcext:value-type="float">
            <text:p>543,03</text:p>
          </table:table-cell>
          <table:table-cell office:value-type="float" office:value="120.93" calcext:value-type="float">
            <text:p>120,93</text:p>
          </table:table-cell>
          <table:table-cell office:value-type="float" office:value="413" calcext:value-type="float">
            <text:p>413</text:p>
          </table:table-cell>
          <table:table-cell table:formula="of:=[.K236]/[.L236]" office:value-type="float" office:value="4.49044902009427" calcext:value-type="float">
            <text:p>4,49044902009427</text:p>
          </table:table-cell>
        </table:table-row>
        <table:table-row table:style-name="ro1">
          <table:table-cell office:value-type="string" calcext:value-type="string">
            <text:p>g.39.46.gml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17.89" calcext:value-type="float">
            <text:p>17,89</text:p>
          </table:table-cell>
          <table:table-cell office:value-type="float" office:value="28.69" calcext:value-type="float">
            <text:p>28,69</text:p>
          </table:table-cell>
          <table:table-cell office:value-type="float" office:value="17.89" calcext:value-type="float">
            <text:p>17,89</text:p>
          </table:table-cell>
          <table:table-cell office:value-type="float" office:value="204" calcext:value-type="float">
            <text:p>204</text:p>
          </table:table-cell>
          <table:table-cell office:value-type="float" office:value="251.33" calcext:value-type="float">
            <text:p>251,33</text:p>
          </table:table-cell>
          <table:table-cell office:value-type="float" office:value="14" calcext:value-type="float">
            <text:p>14</text:p>
          </table:table-cell>
          <table:table-cell office:value-type="float" office:value="545.48" calcext:value-type="float">
            <text:p>545,48</text:p>
          </table:table-cell>
          <table:table-cell office:value-type="float" office:value="119.96" calcext:value-type="float">
            <text:p>119,96</text:p>
          </table:table-cell>
          <table:table-cell office:value-type="float" office:value="360" calcext:value-type="float">
            <text:p>360</text:p>
          </table:table-cell>
          <table:table-cell table:formula="of:=[.K237]/[.L237]" office:value-type="float" office:value="4.54718239413138" calcext:value-type="float">
            <text:p>4,54718239413138</text:p>
          </table:table-cell>
        </table:table-row>
        <table:table-row table:style-name="ro1">
          <table:table-cell office:value-type="string" calcext:value-type="string">
            <text:p>g.39.30.gml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7.14" calcext:value-type="float">
            <text:p>7,14</text:p>
          </table:table-cell>
          <table:table-cell office:value-type="float" office:value="49.07" calcext:value-type="float">
            <text:p>49,07</text:p>
          </table:table-cell>
          <table:table-cell office:value-type="float" office:value="7.14" calcext:value-type="float">
            <text:p>7,14</text:p>
          </table:table-cell>
          <table:table-cell office:value-type="float" office:value="247" calcext:value-type="float">
            <text:p>247</text:p>
          </table:table-cell>
          <table:table-cell office:value-type="float" office:value="226.7" calcext:value-type="float">
            <text:p>226,7</text:p>
          </table:table-cell>
          <table:table-cell office:value-type="float" office:value="23" calcext:value-type="float">
            <text:p>23</text:p>
          </table:table-cell>
          <table:table-cell office:value-type="float" office:value="456.85" calcext:value-type="float">
            <text:p>456,85</text:p>
          </table:table-cell>
          <table:table-cell office:value-type="float" office:value="97.33" calcext:value-type="float">
            <text:p>97,33</text:p>
          </table:table-cell>
          <table:table-cell office:value-type="float" office:value="495" calcext:value-type="float">
            <text:p>495</text:p>
          </table:table-cell>
          <table:table-cell table:formula="of:=[.K238]/[.L238]" office:value-type="float" office:value="4.69382513099764" calcext:value-type="float">
            <text:p>4,69382513099764</text:p>
          </table:table-cell>
        </table:table-row>
        <table:table-row table:style-name="ro1">
          <table:table-cell office:value-type="string" calcext:value-type="string">
            <text:p>g.39.44.gml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.54" calcext:value-type="float">
            <text:p>7,54</text:p>
          </table:table-cell>
          <table:table-cell office:value-type="float" office:value="29.63" calcext:value-type="float">
            <text:p>29,63</text:p>
          </table:table-cell>
          <table:table-cell office:value-type="float" office:value="7.54" calcext:value-type="float">
            <text:p>7,54</text:p>
          </table:table-cell>
          <table:table-cell office:value-type="float" office:value="1088" calcext:value-type="float">
            <text:p>1088</text:p>
          </table:table-cell>
          <table:table-cell office:value-type="float" office:value="248.81" calcext:value-type="float">
            <text:p>248,81</text:p>
          </table:table-cell>
          <table:table-cell office:value-type="float" office:value="45" calcext:value-type="float">
            <text:p>45</text:p>
          </table:table-cell>
          <table:table-cell office:value-type="float" office:value="438.24" calcext:value-type="float">
            <text:p>438,24</text:p>
          </table:table-cell>
          <table:table-cell office:value-type="float" office:value="88.86" calcext:value-type="float">
            <text:p>88,86</text:p>
          </table:table-cell>
          <table:table-cell office:value-type="float" office:value="2497" calcext:value-type="float">
            <text:p>2497</text:p>
          </table:table-cell>
          <table:table-cell table:formula="of:=[.K239]/[.L239]" office:value-type="float" office:value="4.93180283592167" calcext:value-type="float">
            <text:p>4,93180283592167</text:p>
          </table:table-cell>
        </table:table-row>
        <table:table-row table:style-name="ro1">
          <table:table-cell office:value-type="string" calcext:value-type="string">
            <text:p>g.39.53.gml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9.83" calcext:value-type="float">
            <text:p>9,83</text:p>
          </table:table-cell>
          <table:table-cell office:value-type="float" office:value="22.09" calcext:value-type="float">
            <text:p>22,09</text:p>
          </table:table-cell>
          <table:table-cell office:value-type="float" office:value="9.83" calcext:value-type="float">
            <text:p>9,83</text:p>
          </table:table-cell>
          <table:table-cell office:value-type="float" office:value="694" calcext:value-type="float">
            <text:p>694</text:p>
          </table:table-cell>
          <table:table-cell office:value-type="float" office:value="214.35" calcext:value-type="float">
            <text:p>214,35</text:p>
          </table:table-cell>
          <table:table-cell office:value-type="float" office:value="49" calcext:value-type="float">
            <text:p>49</text:p>
          </table:table-cell>
          <table:table-cell office:value-type="float" office:value="482.16" calcext:value-type="float">
            <text:p>482,16</text:p>
          </table:table-cell>
          <table:table-cell office:value-type="float" office:value="69.77" calcext:value-type="float">
            <text:p>69,77</text:p>
          </table:table-cell>
          <table:table-cell office:value-type="float" office:value="1616" calcext:value-type="float">
            <text:p>1616</text:p>
          </table:table-cell>
          <table:table-cell table:formula="of:=[.K240]/[.L240]" office:value-type="float" office:value="6.9107066074244" calcext:value-type="float">
            <text:p>6,9107066074244</text:p>
          </table:table-cell>
        </table:table-row>
        <table:table-row table:style-name="ro1">
          <table:table-cell office:value-type="string" calcext:value-type="string">
            <text:p>g.39.9.gml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0.34" calcext:value-type="float">
            <text:p>0,34</text:p>
          </table:table-cell>
          <table:table-cell office:value-type="float" office:value="10.66" calcext:value-type="float">
            <text:p>10,66</text:p>
          </table:table-cell>
          <table:table-cell office:value-type="float" office:value="0.34" calcext:value-type="float">
            <text:p>0,34</text:p>
          </table:table-cell>
          <table:table-cell office:value-type="float" office:value="803" calcext:value-type="float">
            <text:p>803</text:p>
          </table:table-cell>
          <table:table-cell office:value-type="float" office:value="4691.6" calcext:value-type="float">
            <text:p>4691,6</text:p>
          </table:table-cell>
          <table:table-cell office:value-type="float" office:value="461" calcext:value-type="float">
            <text:p>461</text:p>
          </table:table-cell>
          <table:table-cell office:value-type="float" office:value="40268.95" calcext:value-type="float">
            <text:p>40268,95</text:p>
          </table:table-cell>
          <table:table-cell office:value-type="float" office:value="150.97" calcext:value-type="float">
            <text:p>150,97</text:p>
          </table:table-cell>
          <table:table-cell office:value-type="float" office:value="3604" calcext:value-type="float">
            <text:p>3604</text:p>
          </table:table-cell>
          <table:table-cell table:formula="of:=[.K241]/[.L241]" office:value-type="float" office:value="266.734781744717" calcext:value-type="float">
            <text:p>266,734781744717</text:p>
          </table:table-cell>
        </table:table-row>
        <table:table-row table:style-name="ro1">
          <table:table-cell office:value-type="string" calcext:value-type="string">
            <text:p>g.39.8.gml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522568.15" calcext:value-type="float">
            <text:p>522568,15</text:p>
          </table:table-cell>
          <table:table-cell office:value-type="float" office:value="1725" calcext:value-type="float">
            <text:p>1725</text:p>
          </table:table-cell>
          <table:table-cell office:value-type="float" office:value="3938916.93" calcext:value-type="float">
            <text:p>3938916,93</text:p>
          </table:table-cell>
          <table:table-cell office:value-type="float" office:value="2400.77" calcext:value-type="float">
            <text:p>2400,77</text:p>
          </table:table-cell>
          <table:table-cell office:value-type="float" office:value="6530" calcext:value-type="float">
            <text:p>6530</text:p>
          </table:table-cell>
          <table:table-cell table:formula="of:=[.K242]/[.L242]" office:value-type="float" office:value="1640.68899977924" calcext:value-type="float">
            <text:p>1640,68899977924</text:p>
          </table:table-cell>
        </table:table-row>
        <table:table-row table:style-name="ro1">
          <table:table-cell office:value-type="string" calcext:value-type="string">
            <text:p>g.39.7.gml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office:value-type="float" office:value="1079519.08" calcext:value-type="float">
            <text:p>1079519,08</text:p>
          </table:table-cell>
          <table:table-cell office:value-type="float" office:value="1400" calcext:value-type="float">
            <text:p>1400</text:p>
          </table:table-cell>
          <table:table-cell office:value-type="float" office:value="116573.4" calcext:value-type="float">
            <text:p>116573,4</text:p>
          </table:table-cell>
          <table:table-cell office:value-type="float" office:value="3785.16" calcext:value-type="float">
            <text:p>3785,16</text:p>
          </table:table-cell>
          <table:table-cell office:value-type="float" office:value="4331" calcext:value-type="float">
            <text:p>4331</text:p>
          </table:table-cell>
          <table:table-cell table:formula="of:=[.K243]/[.L243]" office:value-type="float" office:value="30.7974828012554" calcext:value-type="float">
            <text:p>30,7974828012554</text:p>
          </table:table-cell>
        </table:table-row>
        <table:table-row table:style-name="ro1">
          <table:table-cell office:value-type="string" calcext:value-type="string">
            <text:p>g.40.19.gml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6.43" calcext:value-type="float">
            <text:p>6,43</text:p>
          </table:table-cell>
          <table:table-cell office:value-type="float" office:value="33.62" calcext:value-type="float">
            <text:p>33,62</text:p>
          </table:table-cell>
          <table:table-cell office:value-type="float" office:value="6.43" calcext:value-type="float">
            <text:p>6,43</text:p>
          </table:table-cell>
          <table:table-cell office:value-type="float" office:value="958" calcext:value-type="float">
            <text:p>958</text:p>
          </table:table-cell>
          <table:table-cell office:value-type="float" office:value="246.39" calcext:value-type="float">
            <text:p>246,39</text:p>
          </table:table-cell>
          <table:table-cell office:value-type="float" office:value="50" calcext:value-type="float">
            <text:p>50</text:p>
          </table:table-cell>
          <table:table-cell office:value-type="float" office:value="422.98" calcext:value-type="float">
            <text:p>422,98</text:p>
          </table:table-cell>
          <table:table-cell office:value-type="float" office:value="111.8" calcext:value-type="float">
            <text:p>111,8</text:p>
          </table:table-cell>
          <table:table-cell office:value-type="float" office:value="2198" calcext:value-type="float">
            <text:p>2198</text:p>
          </table:table-cell>
          <table:table-cell table:formula="of:=[.K244]/[.L244]" office:value-type="float" office:value="3.78336314847943" calcext:value-type="float">
            <text:p>3,78336314847943</text:p>
          </table:table-cell>
        </table:table-row>
        <table:table-row table:style-name="ro1">
          <table:table-cell office:value-type="string" calcext:value-type="string">
            <text:p>g.40.22.gml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.94" calcext:value-type="float">
            <text:p>10,94</text:p>
          </table:table-cell>
          <table:table-cell office:value-type="float" office:value="17.45" calcext:value-type="float">
            <text:p>17,45</text:p>
          </table:table-cell>
          <table:table-cell office:value-type="float" office:value="10.94" calcext:value-type="float">
            <text:p>10,94</text:p>
          </table:table-cell>
          <table:table-cell office:value-type="float" office:value="434" calcext:value-type="float">
            <text:p>434</text:p>
          </table:table-cell>
          <table:table-cell office:value-type="float" office:value="245.7" calcext:value-type="float">
            <text:p>245,7</text:p>
          </table:table-cell>
          <table:table-cell office:value-type="float" office:value="54" calcext:value-type="float">
            <text:p>54</text:p>
          </table:table-cell>
          <table:table-cell office:value-type="float" office:value="452.99" calcext:value-type="float">
            <text:p>452,99</text:p>
          </table:table-cell>
          <table:table-cell office:value-type="float" office:value="97.36" calcext:value-type="float">
            <text:p>97,36</text:p>
          </table:table-cell>
          <table:table-cell office:value-type="float" office:value="998" calcext:value-type="float">
            <text:p>998</text:p>
          </table:table-cell>
          <table:table-cell table:formula="of:=[.K245]/[.L245]" office:value-type="float" office:value="4.65273212818406" calcext:value-type="float">
            <text:p>4,65273212818406</text:p>
          </table:table-cell>
        </table:table-row>
        <table:table-row table:style-name="ro1">
          <table:table-cell office:value-type="string" calcext:value-type="string">
            <text:p>g.40.8.gml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1.58" calcext:value-type="float">
            <text:p>1,58</text:p>
          </table:table-cell>
          <table:table-cell office:value-type="float" office:value="7.72" calcext:value-type="float">
            <text:p>7,72</text:p>
          </table:table-cell>
          <table:table-cell office:value-type="float" office:value="1.58" calcext:value-type="float">
            <text:p>1,58</text:p>
          </table:table-cell>
          <table:table-cell office:value-type="float" office:value="146" calcext:value-type="float">
            <text:p>146</text:p>
          </table:table-cell>
          <table:table-cell office:value-type="float" office:value="344.01" calcext:value-type="float">
            <text:p>344,01</text:p>
          </table:table-cell>
          <table:table-cell office:value-type="float" office:value="833" calcext:value-type="float">
            <text:p>833</text:p>
          </table:table-cell>
          <table:table-cell office:value-type="float" office:value="1241.5" calcext:value-type="float">
            <text:p>1241,5</text:p>
          </table:table-cell>
          <table:table-cell office:value-type="float" office:value="53.41" calcext:value-type="float">
            <text:p>53,41</text:p>
          </table:table-cell>
          <table:table-cell office:value-type="float" office:value="835" calcext:value-type="float">
            <text:p>835</text:p>
          </table:table-cell>
          <table:table-cell table:formula="of:=[.K246]/[.L246]" office:value-type="float" office:value="23.244710728328" calcext:value-type="float">
            <text:p>23,244710728328</text:p>
          </table:table-cell>
        </table:table-row>
        <table:table-row table:style-name="ro1">
          <table:table-cell office:value-type="string" calcext:value-type="string">
            <text:p>g.41.2.gml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1.79" calcext:value-type="float">
            <text:p>31,79</text:p>
          </table:table-cell>
          <table:table-cell office:value-type="float" office:value="48.87" calcext:value-type="float">
            <text:p>48,87</text:p>
          </table:table-cell>
          <table:table-cell office:value-type="float" office:value="31.79" calcext:value-type="float">
            <text:p>31,79</text:p>
          </table:table-cell>
          <table:table-cell office:value-type="float" office:value="375" calcext:value-type="float">
            <text:p>375</text:p>
          </table:table-cell>
          <table:table-cell office:value-type="float" office:value="222.38" calcext:value-type="float">
            <text:p>222,38</text:p>
          </table:table-cell>
          <table:table-cell office:value-type="float" office:value="7" calcext:value-type="float">
            <text:p>7</text:p>
          </table:table-cell>
          <table:table-cell office:value-type="float" office:value="323.8" calcext:value-type="float">
            <text:p>323,8</text:p>
          </table:table-cell>
          <table:table-cell office:value-type="float" office:value="158.44" calcext:value-type="float">
            <text:p>158,44</text:p>
          </table:table-cell>
          <table:table-cell office:value-type="float" office:value="774" calcext:value-type="float">
            <text:p>774</text:p>
          </table:table-cell>
          <table:table-cell table:formula="of:=[.K247]/[.L247]" office:value-type="float" office:value="2.04367583943449" calcext:value-type="float">
            <text:p>2,04367583943449</text:p>
          </table:table-cell>
        </table:table-row>
        <table:table-row table:style-name="ro1">
          <table:table-cell office:value-type="string" calcext:value-type="string">
            <text:p>g.41.3.gml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4.98" calcext:value-type="float">
            <text:p>64,98</text:p>
          </table:table-cell>
          <table:table-cell office:value-type="float" office:value="25" calcext:value-type="float">
            <text:p>25</text:p>
          </table:table-cell>
          <table:table-cell office:value-type="float" office:value="730" calcext:value-type="float">
            <text:p>730</text:p>
          </table:table-cell>
          <table:table-cell office:value-type="float" office:value="205.31" calcext:value-type="float">
            <text:p>205,31</text:p>
          </table:table-cell>
          <table:table-cell office:value-type="float" office:value="5" calcext:value-type="float">
            <text:p>5</text:p>
          </table:table-cell>
          <table:table-cell office:value-type="float" office:value="333.15" calcext:value-type="float">
            <text:p>333,15</text:p>
          </table:table-cell>
          <table:table-cell office:value-type="float" office:value="116.41" calcext:value-type="float">
            <text:p>116,41</text:p>
          </table:table-cell>
          <table:table-cell office:value-type="float" office:value="1234" calcext:value-type="float">
            <text:p>1234</text:p>
          </table:table-cell>
          <table:table-cell table:formula="of:=[.K248]/[.L248]" office:value-type="float" office:value="2.86186753715317" calcext:value-type="float">
            <text:p>2,86186753715317</text:p>
          </table:table-cell>
        </table:table-row>
        <table:table-row table:style-name="ro1">
          <table:table-cell office:value-type="string" calcext:value-type="string">
            <text:p>g.41.36.gml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6.6" calcext:value-type="float">
            <text:p>6,6</text:p>
          </table:table-cell>
          <table:table-cell office:value-type="float" office:value="43.98" calcext:value-type="float">
            <text:p>43,98</text:p>
          </table:table-cell>
          <table:table-cell office:value-type="float" office:value="6.6" calcext:value-type="float">
            <text:p>6,6</text:p>
          </table:table-cell>
          <table:table-cell office:value-type="float" office:value="199" calcext:value-type="float">
            <text:p>199</text:p>
          </table:table-cell>
          <table:table-cell office:value-type="float" office:value="212.57" calcext:value-type="float">
            <text:p>212,57</text:p>
          </table:table-cell>
          <table:table-cell office:value-type="float" office:value="40" calcext:value-type="float">
            <text:p>40</text:p>
          </table:table-cell>
          <table:table-cell office:value-type="float" office:value="408.19" calcext:value-type="float">
            <text:p>408,19</text:p>
          </table:table-cell>
          <table:table-cell office:value-type="float" office:value="81.55" calcext:value-type="float">
            <text:p>81,55</text:p>
          </table:table-cell>
          <table:table-cell office:value-type="float" office:value="534" calcext:value-type="float">
            <text:p>534</text:p>
          </table:table-cell>
          <table:table-cell table:formula="of:=[.K249]/[.L249]" office:value-type="float" office:value="5.00539546290619" calcext:value-type="float">
            <text:p>5,00539546290619</text:p>
          </table:table-cell>
        </table:table-row>
        <table:table-row table:style-name="ro1">
          <table:table-cell office:value-type="string" calcext:value-type="string">
            <text:p>g.41.9.gml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.76" calcext:value-type="float">
            <text:p>3,76</text:p>
          </table:table-cell>
          <table:table-cell office:value-type="float" office:value="46.89" calcext:value-type="float">
            <text:p>46,89</text:p>
          </table:table-cell>
          <table:table-cell office:value-type="float" office:value="3.76" calcext:value-type="float">
            <text:p>3,76</text:p>
          </table:table-cell>
          <table:table-cell office:value-type="float" office:value="1537" calcext:value-type="float">
            <text:p>1537</text:p>
          </table:table-cell>
          <table:table-cell office:value-type="float" office:value="183.24" calcext:value-type="float">
            <text:p>183,24</text:p>
          </table:table-cell>
          <table:table-cell office:value-type="float" office:value="27" calcext:value-type="float">
            <text:p>27</text:p>
          </table:table-cell>
          <table:table-cell office:value-type="float" office:value="397.41" calcext:value-type="float">
            <text:p>397,41</text:p>
          </table:table-cell>
          <table:table-cell office:value-type="float" office:value="67.49" calcext:value-type="float">
            <text:p>67,49</text:p>
          </table:table-cell>
          <table:table-cell office:value-type="float" office:value="3295" calcext:value-type="float">
            <text:p>3295</text:p>
          </table:table-cell>
          <table:table-cell table:formula="of:=[.K250]/[.L250]" office:value-type="float" office:value="5.8884279152467" calcext:value-type="float">
            <text:p>5,8884279152467</text:p>
          </table:table-cell>
        </table:table-row>
        <table:table-row table:style-name="ro1">
          <table:table-cell office:value-type="string" calcext:value-type="string">
            <text:p>g.41.13.gml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7.22" calcext:value-type="float">
            <text:p>7,22</text:p>
          </table:table-cell>
          <table:table-cell office:value-type="float" office:value="17.64" calcext:value-type="float">
            <text:p>17,64</text:p>
          </table:table-cell>
          <table:table-cell office:value-type="float" office:value="7.22" calcext:value-type="float">
            <text:p>7,22</text:p>
          </table:table-cell>
          <table:table-cell office:value-type="float" office:value="1684" calcext:value-type="float">
            <text:p>1684</text:p>
          </table:table-cell>
          <table:table-cell office:value-type="float" office:value="208.45" calcext:value-type="float">
            <text:p>208,45</text:p>
          </table:table-cell>
          <table:table-cell office:value-type="float" office:value="82" calcext:value-type="float">
            <text:p>82</text:p>
          </table:table-cell>
          <table:table-cell office:value-type="float" office:value="528.89" calcext:value-type="float">
            <text:p>528,89</text:p>
          </table:table-cell>
          <table:table-cell office:value-type="float" office:value="84.74" calcext:value-type="float">
            <text:p>84,74</text:p>
          </table:table-cell>
          <table:table-cell office:value-type="float" office:value="3820" calcext:value-type="float">
            <text:p>3820</text:p>
          </table:table-cell>
          <table:table-cell table:formula="of:=[.K251]/[.L251]" office:value-type="float" office:value="6.24132641019589" calcext:value-type="float">
            <text:p>6,24132641019589</text:p>
          </table:table-cell>
        </table:table-row>
        <table:table-row table:style-name="ro1">
          <table:table-cell office:value-type="string" calcext:value-type="string">
            <text:p>g.41.26.gml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.6" calcext:value-type="float">
            <text:p>1,6</text:p>
          </table:table-cell>
          <table:table-cell office:value-type="float" office:value="35.37" calcext:value-type="float">
            <text:p>35,37</text:p>
          </table:table-cell>
          <table:table-cell office:value-type="float" office:value="1.6" calcext:value-type="float">
            <text:p>1,6</text:p>
          </table:table-cell>
          <table:table-cell office:value-type="float" office:value="368" calcext:value-type="float">
            <text:p>368</text:p>
          </table:table-cell>
          <table:table-cell office:value-type="float" office:value="268.33" calcext:value-type="float">
            <text:p>268,33</text:p>
          </table:table-cell>
          <table:table-cell office:value-type="float" office:value="166" calcext:value-type="float">
            <text:p>166</text:p>
          </table:table-cell>
          <table:table-cell office:value-type="float" office:value="611.61" calcext:value-type="float">
            <text:p>611,61</text:p>
          </table:table-cell>
          <table:table-cell office:value-type="float" office:value="51.22" calcext:value-type="float">
            <text:p>51,22</text:p>
          </table:table-cell>
          <table:table-cell office:value-type="float" office:value="1170" calcext:value-type="float">
            <text:p>1170</text:p>
          </table:table-cell>
          <table:table-cell table:formula="of:=[.K252]/[.L252]" office:value-type="float" office:value="11.9408434205389" calcext:value-type="float">
            <text:p>11,9408434205389</text:p>
          </table:table-cell>
        </table:table-row>
        <table:table-row table:style-name="ro1">
          <table:table-cell office:value-type="string" calcext:value-type="string">
            <text:p>g.41.25.gml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.12" calcext:value-type="float">
            <text:p>1,12</text:p>
          </table:table-cell>
          <table:table-cell office:value-type="float" office:value="20.08" calcext:value-type="float">
            <text:p>20,08</text:p>
          </table:table-cell>
          <table:table-cell office:value-type="float" office:value="1.12" calcext:value-type="float">
            <text:p>1,12</text:p>
          </table:table-cell>
          <table:table-cell office:value-type="float" office:value="187" calcext:value-type="float">
            <text:p>187</text:p>
          </table:table-cell>
          <table:table-cell office:value-type="float" office:value="310.39" calcext:value-type="float">
            <text:p>310,39</text:p>
          </table:table-cell>
          <table:table-cell office:value-type="float" office:value="331" calcext:value-type="float">
            <text:p>331</text:p>
          </table:table-cell>
          <table:table-cell office:value-type="float" office:value="770.95" calcext:value-type="float">
            <text:p>770,95</text:p>
          </table:table-cell>
          <table:table-cell office:value-type="float" office:value="48.7" calcext:value-type="float">
            <text:p>48,7</text:p>
          </table:table-cell>
          <table:table-cell office:value-type="float" office:value="751" calcext:value-type="float">
            <text:p>751</text:p>
          </table:table-cell>
          <table:table-cell table:formula="of:=[.K253]/[.L253]" office:value-type="float" office:value="15.8305954825462" calcext:value-type="float">
            <text:p>15,8305954825462</text:p>
          </table:table-cell>
        </table:table-row>
        <table:table-row table:style-name="ro1">
          <table:table-cell office:value-type="string" calcext:value-type="string">
            <text:p>g.42.3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5.07" calcext:value-type="float">
            <text:p>15,07</text:p>
          </table:table-cell>
          <table:table-cell office:value-type="float" office:value="58.14" calcext:value-type="float">
            <text:p>58,14</text:p>
          </table:table-cell>
          <table:table-cell office:value-type="float" office:value="15.07" calcext:value-type="float">
            <text:p>15,07</text:p>
          </table:table-cell>
          <table:table-cell office:value-type="float" office:value="325" calcext:value-type="float">
            <text:p>325</text:p>
          </table:table-cell>
          <table:table-cell office:value-type="float" office:value="221.74" calcext:value-type="float">
            <text:p>221,74</text:p>
          </table:table-cell>
          <table:table-cell office:value-type="float" office:value="13" calcext:value-type="float">
            <text:p>13</text:p>
          </table:table-cell>
          <table:table-cell office:value-type="float" office:value="377.66" calcext:value-type="float">
            <text:p>377,66</text:p>
          </table:table-cell>
          <table:table-cell office:value-type="float" office:value="129.62" calcext:value-type="float">
            <text:p>129,62</text:p>
          </table:table-cell>
          <table:table-cell office:value-type="float" office:value="624" calcext:value-type="float">
            <text:p>624</text:p>
          </table:table-cell>
          <table:table-cell table:formula="of:=[.K254]/[.L254]" office:value-type="float" office:value="2.91359358123746" calcext:value-type="float">
            <text:p>2,91359358123746</text:p>
          </table:table-cell>
        </table:table-row>
        <table:table-row table:style-name="ro1">
          <table:table-cell office:value-type="string" calcext:value-type="string">
            <text:p>g.42.1.gml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2.58" calcext:value-type="float">
            <text:p>12,58</text:p>
          </table:table-cell>
          <table:table-cell office:value-type="float" office:value="58.89" calcext:value-type="float">
            <text:p>58,89</text:p>
          </table:table-cell>
          <table:table-cell office:value-type="float" office:value="12.58" calcext:value-type="float">
            <text:p>12,58</text:p>
          </table:table-cell>
          <table:table-cell office:value-type="float" office:value="208" calcext:value-type="float">
            <text:p>208</text:p>
          </table:table-cell>
          <table:table-cell office:value-type="float" office:value="220.56" calcext:value-type="float">
            <text:p>220,56</text:p>
          </table:table-cell>
          <table:table-cell office:value-type="float" office:value="14" calcext:value-type="float">
            <text:p>14</text:p>
          </table:table-cell>
          <table:table-cell office:value-type="float" office:value="356.71" calcext:value-type="float">
            <text:p>356,71</text:p>
          </table:table-cell>
          <table:table-cell office:value-type="float" office:value="117.1" calcext:value-type="float">
            <text:p>117,1</text:p>
          </table:table-cell>
          <table:table-cell office:value-type="float" office:value="444" calcext:value-type="float">
            <text:p>444</text:p>
          </table:table-cell>
          <table:table-cell table:formula="of:=[.K255]/[.L255]" office:value-type="float" office:value="3.04619982920581" calcext:value-type="float">
            <text:p>3,04619982920581</text:p>
          </table:table-cell>
        </table:table-row>
        <table:table-row table:style-name="ro1">
          <table:table-cell office:value-type="string" calcext:value-type="string">
            <text:p>g.42.2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5.73" calcext:value-type="float">
            <text:p>15,73</text:p>
          </table:table-cell>
          <table:table-cell office:value-type="float" office:value="56.78" calcext:value-type="float">
            <text:p>56,78</text:p>
          </table:table-cell>
          <table:table-cell office:value-type="float" office:value="15.73" calcext:value-type="float">
            <text:p>15,73</text:p>
          </table:table-cell>
          <table:table-cell office:value-type="float" office:value="512" calcext:value-type="float">
            <text:p>512</text:p>
          </table:table-cell>
          <table:table-cell office:value-type="float" office:value="222.03" calcext:value-type="float">
            <text:p>222,03</text:p>
          </table:table-cell>
          <table:table-cell office:value-type="float" office:value="13" calcext:value-type="float">
            <text:p>13</text:p>
          </table:table-cell>
          <table:table-cell office:value-type="float" office:value="380.34" calcext:value-type="float">
            <text:p>380,34</text:p>
          </table:table-cell>
          <table:table-cell office:value-type="float" office:value="123.42" calcext:value-type="float">
            <text:p>123,42</text:p>
          </table:table-cell>
          <table:table-cell office:value-type="float" office:value="1005" calcext:value-type="float">
            <text:p>1005</text:p>
          </table:table-cell>
          <table:table-cell table:formula="of:=[.K256]/[.L256]" office:value-type="float" office:value="3.08167233835683" calcext:value-type="float">
            <text:p>3,08167233835683</text:p>
          </table:table-cell>
        </table:table-row>
        <table:table-row table:style-name="ro1">
          <table:table-cell office:value-type="string" calcext:value-type="string">
            <text:p>g.42.23.gml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6.51" calcext:value-type="float">
            <text:p>6,51</text:p>
          </table:table-cell>
          <table:table-cell office:value-type="float" office:value="39.71" calcext:value-type="float">
            <text:p>39,71</text:p>
          </table:table-cell>
          <table:table-cell office:value-type="float" office:value="6.51" calcext:value-type="float">
            <text:p>6,51</text:p>
          </table:table-cell>
          <table:table-cell office:value-type="float" office:value="320" calcext:value-type="float">
            <text:p>320</text:p>
          </table:table-cell>
          <table:table-cell office:value-type="float" office:value="199.88" calcext:value-type="float">
            <text:p>199,88</text:p>
          </table:table-cell>
          <table:table-cell office:value-type="float" office:value="32" calcext:value-type="float">
            <text:p>32</text:p>
          </table:table-cell>
          <table:table-cell office:value-type="float" office:value="419.89" calcext:value-type="float">
            <text:p>419,89</text:p>
          </table:table-cell>
          <table:table-cell office:value-type="float" office:value="101.92" calcext:value-type="float">
            <text:p>101,92</text:p>
          </table:table-cell>
          <table:table-cell office:value-type="float" office:value="651" calcext:value-type="float">
            <text:p>651</text:p>
          </table:table-cell>
          <table:table-cell table:formula="of:=[.K257]/[.L257]" office:value-type="float" office:value="4.11979984301413" calcext:value-type="float">
            <text:p>4,11979984301413</text:p>
          </table:table-cell>
        </table:table-row>
        <table:table-row table:style-name="ro1">
          <table:table-cell office:value-type="string" calcext:value-type="string">
            <text:p>g.42.0.gml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,55</text:p>
          </table:table-cell>
          <table:table-cell office:value-type="float" office:value="41.43" calcext:value-type="float">
            <text:p>41,43</text:p>
          </table:table-cell>
          <table:table-cell office:value-type="float" office:value="10.55" calcext:value-type="float">
            <text:p>10,55</text:p>
          </table:table-cell>
          <table:table-cell office:value-type="float" office:value="440" calcext:value-type="float">
            <text:p>440</text:p>
          </table:table-cell>
          <table:table-cell office:value-type="float" office:value="229.61" calcext:value-type="float">
            <text:p>229,61</text:p>
          </table:table-cell>
          <table:table-cell office:value-type="float" office:value="11" calcext:value-type="float">
            <text:p>11</text:p>
          </table:table-cell>
          <table:table-cell office:value-type="float" office:value="417.55" calcext:value-type="float">
            <text:p>417,55</text:p>
          </table:table-cell>
          <table:table-cell office:value-type="float" office:value="91.61" calcext:value-type="float">
            <text:p>91,61</text:p>
          </table:table-cell>
          <table:table-cell office:value-type="float" office:value="897" calcext:value-type="float">
            <text:p>897</text:p>
          </table:table-cell>
          <table:table-cell table:formula="of:=[.K258]/[.L258]" office:value-type="float" office:value="4.55790852527017" calcext:value-type="float">
            <text:p>4,55790852527017</text:p>
          </table:table-cell>
        </table:table-row>
        <table:table-row table:style-name="ro1">
          <table:table-cell office:value-type="string" calcext:value-type="string">
            <text:p>g.42.32.gml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33.43" calcext:value-type="float">
            <text:p>33,43</text:p>
          </table:table-cell>
          <table:table-cell office:value-type="float" office:value="34.38" calcext:value-type="float">
            <text:p>34,38</text:p>
          </table:table-cell>
          <table:table-cell office:value-type="float" office:value="33.43" calcext:value-type="float">
            <text:p>33,43</text:p>
          </table:table-cell>
          <table:table-cell office:value-type="float" office:value="4597" calcext:value-type="float">
            <text:p>4597</text:p>
          </table:table-cell>
          <table:table-cell office:value-type="float" office:value="278.99" calcext:value-type="float">
            <text:p>278,99</text:p>
          </table:table-cell>
          <table:table-cell office:value-type="float" office:value="34" calcext:value-type="float">
            <text:p>34</text:p>
          </table:table-cell>
          <table:table-cell office:value-type="float" office:value="500.97" calcext:value-type="float">
            <text:p>500,97</text:p>
          </table:table-cell>
          <table:table-cell office:value-type="float" office:value="104.75" calcext:value-type="float">
            <text:p>104,75</text:p>
          </table:table-cell>
          <table:table-cell office:value-type="float" office:value="9704" calcext:value-type="float">
            <text:p>9704</text:p>
          </table:table-cell>
          <table:table-cell table:formula="of:=[.K259]/[.L259]" office:value-type="float" office:value="4.78252983293556" calcext:value-type="float">
            <text:p>4,78252983293556</text:p>
          </table:table-cell>
        </table:table-row>
        <table:table-row table:style-name="ro1">
          <table:table-cell office:value-type="string" calcext:value-type="string">
            <text:p>g.42.20.gml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6.71" calcext:value-type="float">
            <text:p>6,71</text:p>
          </table:table-cell>
          <table:table-cell office:value-type="float" office:value="21.19" calcext:value-type="float">
            <text:p>21,19</text:p>
          </table:table-cell>
          <table:table-cell office:value-type="float" office:value="6.71" calcext:value-type="float">
            <text:p>6,71</text:p>
          </table:table-cell>
          <table:table-cell office:value-type="float" office:value="242" calcext:value-type="float">
            <text:p>242</text:p>
          </table:table-cell>
          <table:table-cell office:value-type="float" office:value="225.27" calcext:value-type="float">
            <text:p>225,27</text:p>
          </table:table-cell>
          <table:table-cell office:value-type="float" office:value="82" calcext:value-type="float">
            <text:p>82</text:p>
          </table:table-cell>
          <table:table-cell office:value-type="float" office:value="421.23" calcext:value-type="float">
            <text:p>421,23</text:p>
          </table:table-cell>
          <table:table-cell office:value-type="float" office:value="75.86" calcext:value-type="float">
            <text:p>75,86</text:p>
          </table:table-cell>
          <table:table-cell office:value-type="float" office:value="671" calcext:value-type="float">
            <text:p>671</text:p>
          </table:table-cell>
          <table:table-cell table:formula="of:=[.K260]/[.L260]" office:value-type="float" office:value="5.55272871078302" calcext:value-type="float">
            <text:p>5,55272871078302</text:p>
          </table:table-cell>
        </table:table-row>
        <table:table-row table:style-name="ro1">
          <table:table-cell office:value-type="string" calcext:value-type="string">
            <text:p>g.42.34.gml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6.74" calcext:value-type="float">
            <text:p>6,74</text:p>
          </table:table-cell>
          <table:table-cell office:value-type="float" office:value="23.43" calcext:value-type="float">
            <text:p>23,43</text:p>
          </table:table-cell>
          <table:table-cell office:value-type="float" office:value="6.74" calcext:value-type="float">
            <text:p>6,74</text:p>
          </table:table-cell>
          <table:table-cell office:value-type="float" office:value="358" calcext:value-type="float">
            <text:p>358</text:p>
          </table:table-cell>
          <table:table-cell office:value-type="float" office:value="239.27" calcext:value-type="float">
            <text:p>239,27</text:p>
          </table:table-cell>
          <table:table-cell office:value-type="float" office:value="123" calcext:value-type="float">
            <text:p>123</text:p>
          </table:table-cell>
          <table:table-cell office:value-type="float" office:value="421.59" calcext:value-type="float">
            <text:p>421,59</text:p>
          </table:table-cell>
          <table:table-cell office:value-type="float" office:value="75.02" calcext:value-type="float">
            <text:p>75,02</text:p>
          </table:table-cell>
          <table:table-cell office:value-type="float" office:value="1074" calcext:value-type="float">
            <text:p>1074</text:p>
          </table:table-cell>
          <table:table-cell table:formula="of:=[.K261]/[.L261]" office:value-type="float" office:value="5.61970141295654" calcext:value-type="float">
            <text:p>5,61970141295654</text:p>
          </table:table-cell>
        </table:table-row>
        <table:table-row table:style-name="ro1">
          <table:table-cell office:value-type="string" calcext:value-type="string">
            <text:p>g.42.8.gml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.95" calcext:value-type="float">
            <text:p>9,95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58.88" calcext:value-type="float">
            <text:p>258,88</text:p>
          </table:table-cell>
          <table:table-cell office:value-type="float" office:value="303" calcext:value-type="float">
            <text:p>303</text:p>
          </table:table-cell>
          <table:table-cell office:value-type="float" office:value="668.38" calcext:value-type="float">
            <text:p>668,38</text:p>
          </table:table-cell>
          <table:table-cell office:value-type="float" office:value="82.86" calcext:value-type="float">
            <text:p>82,86</text:p>
          </table:table-cell>
          <table:table-cell office:value-type="float" office:value="717" calcext:value-type="float">
            <text:p>717</text:p>
          </table:table-cell>
          <table:table-cell table:formula="of:=[.K262]/[.L262]" office:value-type="float" office:value="8.06637702148202" calcext:value-type="float">
            <text:p>8,06637702148202</text:p>
          </table:table-cell>
        </table:table-row>
        <table:table-row table:style-name="ro1">
          <table:table-cell office:value-type="string" calcext:value-type="string">
            <text:p>g.42.15.gml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5.98" calcext:value-type="float">
            <text:p>5,98</text:p>
          </table:table-cell>
          <table:table-cell office:value-type="float" office:value="22.27" calcext:value-type="float">
            <text:p>22,27</text:p>
          </table:table-cell>
          <table:table-cell office:value-type="float" office:value="5.98" calcext:value-type="float">
            <text:p>5,98</text:p>
          </table:table-cell>
          <table:table-cell office:value-type="float" office:value="2140" calcext:value-type="float">
            <text:p>2140</text:p>
          </table:table-cell>
          <table:table-cell office:value-type="float" office:value="279.89" calcext:value-type="float">
            <text:p>279,89</text:p>
          </table:table-cell>
          <table:table-cell office:value-type="float" office:value="140" calcext:value-type="float">
            <text:p>140</text:p>
          </table:table-cell>
          <table:table-cell office:value-type="float" office:value="700.04" calcext:value-type="float">
            <text:p>700,04</text:p>
          </table:table-cell>
          <table:table-cell office:value-type="float" office:value="40.65" calcext:value-type="float">
            <text:p>40,65</text:p>
          </table:table-cell>
          <table:table-cell office:value-type="float" office:value="6295" calcext:value-type="float">
            <text:p>6295</text:p>
          </table:table-cell>
          <table:table-cell table:formula="of:=[.K263]/[.L263]" office:value-type="float" office:value="17.2211562115621" calcext:value-type="float">
            <text:p>17,2211562115621</text:p>
          </table:table-cell>
        </table:table-row>
        <table:table-row table:style-name="ro1">
          <table:table-cell office:value-type="string" calcext:value-type="string">
            <text:p>g.42.5.gml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0.34" calcext:value-type="float">
            <text:p>0,34</text:p>
          </table:table-cell>
          <table:table-cell office:value-type="float" office:value="4.68" calcext:value-type="float">
            <text:p>4,68</text:p>
          </table:table-cell>
          <table:table-cell office:value-type="float" office:value="0.34" calcext:value-type="float">
            <text:p>0,34</text:p>
          </table:table-cell>
          <table:table-cell office:value-type="float" office:value="622" calcext:value-type="float">
            <text:p>622</text:p>
          </table:table-cell>
          <table:table-cell office:value-type="float" office:value="7645.03" calcext:value-type="float">
            <text:p>7645,03</text:p>
          </table:table-cell>
          <table:table-cell office:value-type="float" office:value="569" calcext:value-type="float">
            <text:p>569</text:p>
          </table:table-cell>
          <table:table-cell office:value-type="float" office:value="57683.21" calcext:value-type="float">
            <text:p>57683,21</text:p>
          </table:table-cell>
          <table:table-cell office:value-type="float" office:value="85.76" calcext:value-type="float">
            <text:p>85,76</text:p>
          </table:table-cell>
          <table:table-cell office:value-type="float" office:value="2708" calcext:value-type="float">
            <text:p>2708</text:p>
          </table:table-cell>
          <table:table-cell table:formula="of:=[.K264]/[.L264]" office:value-type="float" office:value="672.612056902985" calcext:value-type="float">
            <text:p>672,612056902985</text:p>
          </table:table-cell>
        </table:table-row>
        <table:table-row table:style-name="ro1">
          <table:table-cell office:value-type="string" calcext:value-type="string">
            <text:p>g.43.8.gml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0.45" calcext:value-type="float">
            <text:p>30,45</text:p>
          </table:table-cell>
          <table:table-cell office:value-type="float" office:value="49.48" calcext:value-type="float">
            <text:p>49,48</text:p>
          </table:table-cell>
          <table:table-cell office:value-type="float" office:value="30.45" calcext:value-type="float">
            <text:p>30,45</text:p>
          </table:table-cell>
          <table:table-cell office:value-type="float" office:value="3522" calcext:value-type="float">
            <text:p>3522</text:p>
          </table:table-cell>
          <table:table-cell office:value-type="float" office:value="252.08" calcext:value-type="float">
            <text:p>252,08</text:p>
          </table:table-cell>
          <table:table-cell office:value-type="float" office:value="8" calcext:value-type="float">
            <text:p>8</text:p>
          </table:table-cell>
          <table:table-cell office:value-type="float" office:value="421.55" calcext:value-type="float">
            <text:p>421,55</text:p>
          </table:table-cell>
          <table:table-cell office:value-type="float" office:value="112.19" calcext:value-type="float">
            <text:p>112,19</text:p>
          </table:table-cell>
          <table:table-cell office:value-type="float" office:value="6958" calcext:value-type="float">
            <text:p>6958</text:p>
          </table:table-cell>
          <table:table-cell table:formula="of:=[.K265]/[.L265]" office:value-type="float" office:value="3.75746501470719" calcext:value-type="float">
            <text:p>3,75746501470719</text:p>
          </table:table-cell>
        </table:table-row>
        <table:table-row table:style-name="ro1">
          <table:table-cell office:value-type="string" calcext:value-type="string">
            <text:p>g.43.17.gml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9.92" calcext:value-type="float">
            <text:p>19,92</text:p>
          </table:table-cell>
          <table:table-cell office:value-type="float" office:value="46.58" calcext:value-type="float">
            <text:p>46,58</text:p>
          </table:table-cell>
          <table:table-cell office:value-type="float" office:value="19.92" calcext:value-type="float">
            <text:p>19,92</text:p>
          </table:table-cell>
          <table:table-cell office:value-type="float" office:value="1597" calcext:value-type="float">
            <text:p>1597</text:p>
          </table:table-cell>
          <table:table-cell office:value-type="float" office:value="240.43" calcext:value-type="float">
            <text:p>240,43</text:p>
          </table:table-cell>
          <table:table-cell office:value-type="float" office:value="25" calcext:value-type="float">
            <text:p>25</text:p>
          </table:table-cell>
          <table:table-cell office:value-type="float" office:value="451.88" calcext:value-type="float">
            <text:p>451,88</text:p>
          </table:table-cell>
          <table:table-cell office:value-type="float" office:value="106.67" calcext:value-type="float">
            <text:p>106,67</text:p>
          </table:table-cell>
          <table:table-cell office:value-type="float" office:value="3536" calcext:value-type="float">
            <text:p>3536</text:p>
          </table:table-cell>
          <table:table-cell table:formula="of:=[.K266]/[.L266]" office:value-type="float" office:value="4.23624261741821" calcext:value-type="float">
            <text:p>4,23624261741821</text:p>
          </table:table-cell>
        </table:table-row>
        <table:table-row table:style-name="ro1">
          <table:table-cell office:value-type="string" calcext:value-type="string">
            <text:p>g.43.3.gml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27" calcext:value-type="float">
            <text:p>27</text:p>
          </table:table-cell>
          <table:table-cell office:value-type="float" office:value="16.22" calcext:value-type="float">
            <text:p>16,22</text:p>
          </table:table-cell>
          <table:table-cell office:value-type="float" office:value="46.85" calcext:value-type="float">
            <text:p>46,85</text:p>
          </table:table-cell>
          <table:table-cell office:value-type="float" office:value="16.22" calcext:value-type="float">
            <text:p>16,22</text:p>
          </table:table-cell>
          <table:table-cell office:value-type="float" office:value="356" calcext:value-type="float">
            <text:p>356</text:p>
          </table:table-cell>
          <table:table-cell office:value-type="float" office:value="106865.27" calcext:value-type="float">
            <text:p>106865,27</text:p>
          </table:table-cell>
          <table:table-cell office:value-type="float" office:value="1747" calcext:value-type="float">
            <text:p>1747</text:p>
          </table:table-cell>
          <table:table-cell office:value-type="float" office:value="525371.3" calcext:value-type="float">
            <text:p>525371,3</text:p>
          </table:table-cell>
          <table:table-cell office:value-type="float" office:value="845.64" calcext:value-type="float">
            <text:p>845,64</text:p>
          </table:table-cell>
          <table:table-cell office:value-type="float" office:value="3895" calcext:value-type="float">
            <text:p>3895</text:p>
          </table:table-cell>
          <table:table-cell table:formula="of:=[.K267]/[.L267]" office:value-type="float" office:value="621.270635258503" calcext:value-type="float">
            <text:p>621,270635258503</text:p>
          </table:table-cell>
        </table:table-row>
        <table:table-row table:style-name="ro1">
          <table:table-cell office:value-type="string" calcext:value-type="string">
            <text:p>g.44.22.gm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2.16" calcext:value-type="float">
            <text:p>32,16</text:p>
          </table:table-cell>
          <table:table-cell table:number-columns-repeated="2" office:value-type="float" office:value="26.69" calcext:value-type="float">
            <text:p>26,69</text:p>
          </table:table-cell>
          <table:table-cell office:value-type="float" office:value="0" calcext:value-type="float">
            <text:p>0</text:p>
          </table:table-cell>
          <table:table-cell office:value-type="float" office:value="187.24" calcext:value-type="float">
            <text:p>187,24</text:p>
          </table:table-cell>
          <table:table-cell office:value-type="float" office:value="24" calcext:value-type="float">
            <text:p>24</text:p>
          </table:table-cell>
          <table:table-cell office:value-type="float" office:value="280.79" calcext:value-type="float">
            <text:p>280,79</text:p>
          </table:table-cell>
          <table:table-cell office:value-type="float" office:value="99.74" calcext:value-type="float">
            <text:p>99,74</text:p>
          </table:table-cell>
          <table:table-cell office:value-type="float" office:value="14053" calcext:value-type="float">
            <text:p>14053</text:p>
          </table:table-cell>
          <table:table-cell table:formula="of:=[.K268]/[.L268]" office:value-type="float" office:value="2.8152195708843" calcext:value-type="float">
            <text:p>2,8152195708843</text:p>
          </table:table-cell>
        </table:table-row>
        <table:table-row table:style-name="ro1">
          <table:table-cell office:value-type="string" calcext:value-type="string">
            <text:p>g.44.7.gml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5.51" calcext:value-type="float">
            <text:p>15,51</text:p>
          </table:table-cell>
          <table:table-cell office:value-type="float" office:value="39.05" calcext:value-type="float">
            <text:p>39,05</text:p>
          </table:table-cell>
          <table:table-cell office:value-type="float" office:value="15.51" calcext:value-type="float">
            <text:p>15,51</text:p>
          </table:table-cell>
          <table:table-cell office:value-type="float" office:value="711" calcext:value-type="float">
            <text:p>711</text:p>
          </table:table-cell>
          <table:table-cell office:value-type="float" office:value="248.08" calcext:value-type="float">
            <text:p>248,08</text:p>
          </table:table-cell>
          <table:table-cell office:value-type="float" office:value="25" calcext:value-type="float">
            <text:p>25</text:p>
          </table:table-cell>
          <table:table-cell office:value-type="float" office:value="431.78" calcext:value-type="float">
            <text:p>431,78</text:p>
          </table:table-cell>
          <table:table-cell office:value-type="float" office:value="108.73" calcext:value-type="float">
            <text:p>108,73</text:p>
          </table:table-cell>
          <table:table-cell office:value-type="float" office:value="1490" calcext:value-type="float">
            <text:p>1490</text:p>
          </table:table-cell>
          <table:table-cell table:formula="of:=[.K269]/[.L269]" office:value-type="float" office:value="3.97112112572427" calcext:value-type="float">
            <text:p>3,97112112572427</text:p>
          </table:table-cell>
        </table:table-row>
        <table:table-row table:style-name="ro1">
          <table:table-cell office:value-type="string" calcext:value-type="string">
            <text:p>g.44.3.gml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6.22" calcext:value-type="float">
            <text:p>16,22</text:p>
          </table:table-cell>
          <table:table-cell office:value-type="float" office:value="42.27" calcext:value-type="float">
            <text:p>42,27</text:p>
          </table:table-cell>
          <table:table-cell office:value-type="float" office:value="16.22" calcext:value-type="float">
            <text:p>16,22</text:p>
          </table:table-cell>
          <table:table-cell office:value-type="float" office:value="1240" calcext:value-type="float">
            <text:p>1240</text:p>
          </table:table-cell>
          <table:table-cell office:value-type="float" office:value="232.13" calcext:value-type="float">
            <text:p>232,13</text:p>
          </table:table-cell>
          <table:table-cell office:value-type="float" office:value="18" calcext:value-type="float">
            <text:p>18</text:p>
          </table:table-cell>
          <table:table-cell office:value-type="float" office:value="458.3" calcext:value-type="float">
            <text:p>458,3</text:p>
          </table:table-cell>
          <table:table-cell office:value-type="float" office:value="114.19" calcext:value-type="float">
            <text:p>114,19</text:p>
          </table:table-cell>
          <table:table-cell office:value-type="float" office:value="2590" calcext:value-type="float">
            <text:p>2590</text:p>
          </table:table-cell>
          <table:table-cell table:formula="of:=[.K270]/[.L270]" office:value-type="float" office:value="4.01348629477187" calcext:value-type="float">
            <text:p>4,01348629477187</text:p>
          </table:table-cell>
        </table:table-row>
        <table:table-row table:style-name="ro1">
          <table:table-cell office:value-type="string" calcext:value-type="string">
            <text:p>g.44.1.gml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3.83" calcext:value-type="float">
            <text:p>13,83</text:p>
          </table:table-cell>
          <table:table-cell office:value-type="float" office:value="46.85" calcext:value-type="float">
            <text:p>46,85</text:p>
          </table:table-cell>
          <table:table-cell office:value-type="float" office:value="13.83" calcext:value-type="float">
            <text:p>13,83</text:p>
          </table:table-cell>
          <table:table-cell office:value-type="float" office:value="1856" calcext:value-type="float">
            <text:p>1856</text:p>
          </table:table-cell>
          <table:table-cell office:value-type="float" office:value="228.25" calcext:value-type="float">
            <text:p>228,25</text:p>
          </table:table-cell>
          <table:table-cell office:value-type="float" office:value="24" calcext:value-type="float">
            <text:p>24</text:p>
          </table:table-cell>
          <table:table-cell office:value-type="float" office:value="531.34" calcext:value-type="float">
            <text:p>531,34</text:p>
          </table:table-cell>
          <table:table-cell office:value-type="float" office:value="131.57" calcext:value-type="float">
            <text:p>131,57</text:p>
          </table:table-cell>
          <table:table-cell office:value-type="float" office:value="4018" calcext:value-type="float">
            <text:p>4018</text:p>
          </table:table-cell>
          <table:table-cell table:formula="of:=[.K271]/[.L271]" office:value-type="float" office:value="4.03845861518583" calcext:value-type="float">
            <text:p>4,03845861518583</text:p>
          </table:table-cell>
        </table:table-row>
        <table:table-row table:style-name="ro1">
          <table:table-cell office:value-type="string" calcext:value-type="string">
            <text:p>g.44.15.gml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32.97" calcext:value-type="float">
            <text:p>32,97</text:p>
          </table:table-cell>
          <table:table-cell office:value-type="float" office:value="52.6" calcext:value-type="float">
            <text:p>52,6</text:p>
          </table:table-cell>
          <table:table-cell office:value-type="float" office:value="32.97" calcext:value-type="float">
            <text:p>32,97</text:p>
          </table:table-cell>
          <table:table-cell office:value-type="float" office:value="2750" calcext:value-type="float">
            <text:p>2750</text:p>
          </table:table-cell>
          <table:table-cell office:value-type="float" office:value="253.29" calcext:value-type="float">
            <text:p>253,29</text:p>
          </table:table-cell>
          <table:table-cell office:value-type="float" office:value="9" calcext:value-type="float">
            <text:p>9</text:p>
          </table:table-cell>
          <table:table-cell office:value-type="float" office:value="501.45" calcext:value-type="float">
            <text:p>501,45</text:p>
          </table:table-cell>
          <table:table-cell office:value-type="float" office:value="109.27" calcext:value-type="float">
            <text:p>109,27</text:p>
          </table:table-cell>
          <table:table-cell office:value-type="float" office:value="5354" calcext:value-type="float">
            <text:p>5354</text:p>
          </table:table-cell>
          <table:table-cell table:formula="of:=[.K272]/[.L272]" office:value-type="float" office:value="4.58909124187792" calcext:value-type="float">
            <text:p>4,58909124187792</text:p>
          </table:table-cell>
        </table:table-row>
        <table:table-row table:style-name="ro1">
          <table:table-cell office:value-type="string" calcext:value-type="string">
            <text:p>g.44.19.gml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9.42" calcext:value-type="float">
            <text:p>9,42</text:p>
          </table:table-cell>
          <table:table-cell office:value-type="float" office:value="31.34" calcext:value-type="float">
            <text:p>31,34</text:p>
          </table:table-cell>
          <table:table-cell office:value-type="float" office:value="9.42" calcext:value-type="float">
            <text:p>9,42</text:p>
          </table:table-cell>
          <table:table-cell office:value-type="float" office:value="145" calcext:value-type="float">
            <text:p>145</text:p>
          </table:table-cell>
          <table:table-cell office:value-type="float" office:value="210.94" calcext:value-type="float">
            <text:p>210,94</text:p>
          </table:table-cell>
          <table:table-cell office:value-type="float" office:value="60" calcext:value-type="float">
            <text:p>60</text:p>
          </table:table-cell>
          <table:table-cell office:value-type="float" office:value="406.27" calcext:value-type="float">
            <text:p>406,27</text:p>
          </table:table-cell>
          <table:table-cell office:value-type="float" office:value="85.01" calcext:value-type="float">
            <text:p>85,01</text:p>
          </table:table-cell>
          <table:table-cell office:value-type="float" office:value="412" calcext:value-type="float">
            <text:p>412</text:p>
          </table:table-cell>
          <table:table-cell table:formula="of:=[.K273]/[.L273]" office:value-type="float" office:value="4.77908481355135" calcext:value-type="float">
            <text:p>4,77908481355135</text:p>
          </table:table-cell>
        </table:table-row>
        <table:table-row table:style-name="ro1">
          <table:table-cell office:value-type="string" calcext:value-type="string">
            <text:p>g.44.16.gml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0.5" calcext:value-type="float">
            <text:p>10,5</text:p>
          </table:table-cell>
          <table:table-cell office:value-type="float" office:value="39.4" calcext:value-type="float">
            <text:p>39,4</text:p>
          </table:table-cell>
          <table:table-cell office:value-type="float" office:value="10.5" calcext:value-type="float">
            <text:p>10,5</text:p>
          </table:table-cell>
          <table:table-cell office:value-type="float" office:value="453" calcext:value-type="float">
            <text:p>453</text:p>
          </table:table-cell>
          <table:table-cell office:value-type="float" office:value="253.5" calcext:value-type="float">
            <text:p>253,5</text:p>
          </table:table-cell>
          <table:table-cell office:value-type="float" office:value="50" calcext:value-type="float">
            <text:p>50</text:p>
          </table:table-cell>
          <table:table-cell office:value-type="float" office:value="460.86" calcext:value-type="float">
            <text:p>460,86</text:p>
          </table:table-cell>
          <table:table-cell office:value-type="float" office:value="93.44" calcext:value-type="float">
            <text:p>93,44</text:p>
          </table:table-cell>
          <table:table-cell office:value-type="float" office:value="1272" calcext:value-type="float">
            <text:p>1272</text:p>
          </table:table-cell>
          <table:table-cell table:formula="of:=[.K274]/[.L274]" office:value-type="float" office:value="4.93214897260274" calcext:value-type="float">
            <text:p>4,93214897260274</text:p>
          </table:table-cell>
        </table:table-row>
        <table:table-row table:style-name="ro1">
          <table:table-cell office:value-type="string" calcext:value-type="string">
            <text:p>g.44.20.gml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office:value-type="float" office:value="3.68" calcext:value-type="float">
            <text:p>3,68</text:p>
          </table:table-cell>
          <table:table-cell office:value-type="float" office:value="17.38" calcext:value-type="float">
            <text:p>17,38</text:p>
          </table:table-cell>
          <table:table-cell office:value-type="float" office:value="3.68" calcext:value-type="float">
            <text:p>3,68</text:p>
          </table:table-cell>
          <table:table-cell office:value-type="float" office:value="214" calcext:value-type="float">
            <text:p>214</text:p>
          </table:table-cell>
          <table:table-cell office:value-type="float" office:value="243.09" calcext:value-type="float">
            <text:p>243,09</text:p>
          </table:table-cell>
          <table:table-cell office:value-type="float" office:value="203" calcext:value-type="float">
            <text:p>203</text:p>
          </table:table-cell>
          <table:table-cell office:value-type="float" office:value="556.9" calcext:value-type="float">
            <text:p>556,9</text:p>
          </table:table-cell>
          <table:table-cell office:value-type="float" office:value="82.3" calcext:value-type="float">
            <text:p>82,3</text:p>
          </table:table-cell>
          <table:table-cell office:value-type="float" office:value="754" calcext:value-type="float">
            <text:p>754</text:p>
          </table:table-cell>
          <table:table-cell table:formula="of:=[.K275]/[.L275]" office:value-type="float" office:value="6.76670716889429" calcext:value-type="float">
            <text:p>6,76670716889429</text:p>
          </table:table-cell>
        </table:table-row>
        <table:table-row table:style-name="ro1">
          <table:table-cell office:value-type="string" calcext:value-type="string">
            <text:p>g.46.5.gml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25.19" calcext:value-type="float">
            <text:p>25,19</text:p>
          </table:table-cell>
          <table:table-cell office:value-type="float" office:value="36.42" calcext:value-type="float">
            <text:p>36,42</text:p>
          </table:table-cell>
          <table:table-cell office:value-type="float" office:value="25.19" calcext:value-type="float">
            <text:p>25,19</text:p>
          </table:table-cell>
          <table:table-cell office:value-type="float" office:value="1234" calcext:value-type="float">
            <text:p>1234</text:p>
          </table:table-cell>
          <table:table-cell office:value-type="float" office:value="199.5" calcext:value-type="float">
            <text:p>199,5</text:p>
          </table:table-cell>
          <table:table-cell office:value-type="float" office:value="13" calcext:value-type="float">
            <text:p>13</text:p>
          </table:table-cell>
          <table:table-cell office:value-type="float" office:value="365.71" calcext:value-type="float">
            <text:p>365,71</text:p>
          </table:table-cell>
          <table:table-cell office:value-type="float" office:value="106.92" calcext:value-type="float">
            <text:p>106,92</text:p>
          </table:table-cell>
          <table:table-cell office:value-type="float" office:value="2337" calcext:value-type="float">
            <text:p>2337</text:p>
          </table:table-cell>
          <table:table-cell table:formula="of:=[.K276]/[.L276]" office:value-type="float" office:value="3.42040778151889" calcext:value-type="float">
            <text:p>3,42040778151889</text:p>
          </table:table-cell>
        </table:table-row>
        <table:table-row table:style-name="ro1">
          <table:table-cell office:value-type="string" calcext:value-type="string">
            <text:p>g.46.9.gml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4.02" calcext:value-type="float">
            <text:p>24,02</text:p>
          </table:table-cell>
          <table:table-cell office:value-type="float" office:value="30.46" calcext:value-type="float">
            <text:p>30,46</text:p>
          </table:table-cell>
          <table:table-cell office:value-type="float" office:value="24.02" calcext:value-type="float">
            <text:p>24,02</text:p>
          </table:table-cell>
          <table:table-cell office:value-type="float" office:value="522" calcext:value-type="float">
            <text:p>522</text:p>
          </table:table-cell>
          <table:table-cell office:value-type="float" office:value="242.97" calcext:value-type="float">
            <text:p>242,97</text:p>
          </table:table-cell>
          <table:table-cell office:value-type="float" office:value="26" calcext:value-type="float">
            <text:p>26</text:p>
          </table:table-cell>
          <table:table-cell office:value-type="float" office:value="397.34" calcext:value-type="float">
            <text:p>397,34</text:p>
          </table:table-cell>
          <table:table-cell office:value-type="float" office:value="103.68" calcext:value-type="float">
            <text:p>103,68</text:p>
          </table:table-cell>
          <table:table-cell office:value-type="float" office:value="1069" calcext:value-type="float">
            <text:p>1069</text:p>
          </table:table-cell>
          <table:table-cell table:formula="of:=[.K277]/[.L277]" office:value-type="float" office:value="3.83236882716049" calcext:value-type="float">
            <text:p>3,83236882716049</text:p>
          </table:table-cell>
        </table:table-row>
        <table:table-row table:style-name="ro1">
          <table:table-cell office:value-type="string" calcext:value-type="string">
            <text:p>g.46.19.gml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28.64" calcext:value-type="float">
            <text:p>28,64</text:p>
          </table:table-cell>
          <table:table-cell office:value-type="float" office:value="73.02" calcext:value-type="float">
            <text:p>73,02</text:p>
          </table:table-cell>
          <table:table-cell office:value-type="float" office:value="28.64" calcext:value-type="float">
            <text:p>28,64</text:p>
          </table:table-cell>
          <table:table-cell office:value-type="float" office:value="575" calcext:value-type="float">
            <text:p>575</text:p>
          </table:table-cell>
          <table:table-cell office:value-type="float" office:value="281.86" calcext:value-type="float">
            <text:p>281,86</text:p>
          </table:table-cell>
          <table:table-cell office:value-type="float" office:value="3" calcext:value-type="float">
            <text:p>3</text:p>
          </table:table-cell>
          <table:table-cell office:value-type="float" office:value="520.78" calcext:value-type="float">
            <text:p>520,78</text:p>
          </table:table-cell>
          <table:table-cell office:value-type="float" office:value="127.21" calcext:value-type="float">
            <text:p>127,21</text:p>
          </table:table-cell>
          <table:table-cell office:value-type="float" office:value="1351" calcext:value-type="float">
            <text:p>1351</text:p>
          </table:table-cell>
          <table:table-cell table:formula="of:=[.K278]/[.L278]" office:value-type="float" office:value="4.09386054555459" calcext:value-type="float">
            <text:p>4,09386054555459</text:p>
          </table:table-cell>
        </table:table-row>
        <table:table-row table:style-name="ro1">
          <table:table-cell office:value-type="string" calcext:value-type="string">
            <text:p>g.46.3.gml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5.96" calcext:value-type="float">
            <text:p>5,96</text:p>
          </table:table-cell>
          <table:table-cell office:value-type="float" office:value="15.9" calcext:value-type="float">
            <text:p>15,9</text:p>
          </table:table-cell>
          <table:table-cell office:value-type="float" office:value="5.96" calcext:value-type="float">
            <text:p>5,96</text:p>
          </table:table-cell>
          <table:table-cell office:value-type="float" office:value="143" calcext:value-type="float">
            <text:p>143</text:p>
          </table:table-cell>
          <table:table-cell office:value-type="float" office:value="269.86" calcext:value-type="float">
            <text:p>269,86</text:p>
          </table:table-cell>
          <table:table-cell office:value-type="float" office:value="565" calcext:value-type="float">
            <text:p>565</text:p>
          </table:table-cell>
          <table:table-cell office:value-type="float" office:value="564.32" calcext:value-type="float">
            <text:p>564,32</text:p>
          </table:table-cell>
          <table:table-cell office:value-type="float" office:value="80.1" calcext:value-type="float">
            <text:p>80,1</text:p>
          </table:table-cell>
          <table:table-cell office:value-type="float" office:value="830" calcext:value-type="float">
            <text:p>830</text:p>
          </table:table-cell>
          <table:table-cell table:formula="of:=[.K279]/[.L279]" office:value-type="float" office:value="7.04519350811486" calcext:value-type="float">
            <text:p>7,04519350811486</text:p>
          </table:table-cell>
        </table:table-row>
        <table:table-row table:style-name="ro1">
          <table:table-cell office:value-type="string" calcext:value-type="string">
            <text:p>g.47.2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22.32" calcext:value-type="float">
            <text:p>22,32</text:p>
          </table:table-cell>
          <table:table-cell office:value-type="float" office:value="37.23" calcext:value-type="float">
            <text:p>37,23</text:p>
          </table:table-cell>
          <table:table-cell office:value-type="float" office:value="22.32" calcext:value-type="float">
            <text:p>22,32</text:p>
          </table:table-cell>
          <table:table-cell office:value-type="float" office:value="4947" calcext:value-type="float">
            <text:p>4947</text:p>
          </table:table-cell>
          <table:table-cell office:value-type="float" office:value="258.89" calcext:value-type="float">
            <text:p>258,89</text:p>
          </table:table-cell>
          <table:table-cell office:value-type="float" office:value="28" calcext:value-type="float">
            <text:p>28</text:p>
          </table:table-cell>
          <table:table-cell office:value-type="float" office:value="422.02" calcext:value-type="float">
            <text:p>422,02</text:p>
          </table:table-cell>
          <table:table-cell office:value-type="float" office:value="129.77" calcext:value-type="float">
            <text:p>129,77</text:p>
          </table:table-cell>
          <table:table-cell office:value-type="float" office:value="9756" calcext:value-type="float">
            <text:p>9756</text:p>
          </table:table-cell>
          <table:table-cell table:formula="of:=[.K280]/[.L280]" office:value-type="float" office:value="3.25206133929259" calcext:value-type="float">
            <text:p>3,25206133929259</text:p>
          </table:table-cell>
        </table:table-row>
        <table:table-row table:style-name="ro1">
          <table:table-cell office:value-type="string" calcext:value-type="string">
            <text:p>g.47.1.gml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5.62" calcext:value-type="float">
            <text:p>15,62</text:p>
          </table:table-cell>
          <table:table-cell office:value-type="float" office:value="42.85" calcext:value-type="float">
            <text:p>42,85</text:p>
          </table:table-cell>
          <table:table-cell office:value-type="float" office:value="15.62" calcext:value-type="float">
            <text:p>15,62</text:p>
          </table:table-cell>
          <table:table-cell office:value-type="float" office:value="882" calcext:value-type="float">
            <text:p>882</text:p>
          </table:table-cell>
          <table:table-cell office:value-type="float" office:value="213.6" calcext:value-type="float">
            <text:p>213,6</text:p>
          </table:table-cell>
          <table:table-cell office:value-type="float" office:value="21" calcext:value-type="float">
            <text:p>21</text:p>
          </table:table-cell>
          <table:table-cell office:value-type="float" office:value="411.87" calcext:value-type="float">
            <text:p>411,87</text:p>
          </table:table-cell>
          <table:table-cell office:value-type="float" office:value="113.45" calcext:value-type="float">
            <text:p>113,45</text:p>
          </table:table-cell>
          <table:table-cell office:value-type="float" office:value="1898" calcext:value-type="float">
            <text:p>1898</text:p>
          </table:table-cell>
          <table:table-cell table:formula="of:=[.K281]/[.L281]" office:value-type="float" office:value="3.63040987219039" calcext:value-type="float">
            <text:p>3,63040987219039</text:p>
          </table:table-cell>
        </table:table-row>
        <table:table-row table:style-name="ro1">
          <table:table-cell office:value-type="string" calcext:value-type="string">
            <text:p>g.47.8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4.89" calcext:value-type="float">
            <text:p>34,89</text:p>
          </table:table-cell>
          <table:table-cell table:number-columns-repeated="2" office:value-type="float" office:value="30.24" calcext:value-type="float">
            <text:p>30,24</text:p>
          </table:table-cell>
          <table:table-cell office:value-type="float" office:value="2635" calcext:value-type="float">
            <text:p>2635</text:p>
          </table:table-cell>
          <table:table-cell office:value-type="float" office:value="250.66" calcext:value-type="float">
            <text:p>250,66</text:p>
          </table:table-cell>
          <table:table-cell office:value-type="float" office:value="12" calcext:value-type="float">
            <text:p>12</text:p>
          </table:table-cell>
          <table:table-cell office:value-type="float" office:value="425.36" calcext:value-type="float">
            <text:p>425,36</text:p>
          </table:table-cell>
          <table:table-cell office:value-type="float" office:value="111.54" calcext:value-type="float">
            <text:p>111,54</text:p>
          </table:table-cell>
          <table:table-cell office:value-type="float" office:value="5669" calcext:value-type="float">
            <text:p>5669</text:p>
          </table:table-cell>
          <table:table-cell table:formula="of:=[.K282]/[.L282]" office:value-type="float" office:value="3.81351981351981" calcext:value-type="float">
            <text:p>3,81351981351981</text:p>
          </table:table-cell>
        </table:table-row>
        <table:table-row table:style-name="ro1">
          <table:table-cell office:value-type="string" calcext:value-type="string">
            <text:p>g.47.26.gml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8.59" calcext:value-type="float">
            <text:p>28,59</text:p>
          </table:table-cell>
          <table:table-cell office:value-type="float" office:value="72.88" calcext:value-type="float">
            <text:p>72,88</text:p>
          </table:table-cell>
          <table:table-cell office:value-type="float" office:value="28.59" calcext:value-type="float">
            <text:p>28,59</text:p>
          </table:table-cell>
          <table:table-cell office:value-type="float" office:value="524" calcext:value-type="float">
            <text:p>524</text:p>
          </table:table-cell>
          <table:table-cell office:value-type="float" office:value="279.44" calcext:value-type="float">
            <text:p>279,44</text:p>
          </table:table-cell>
          <table:table-cell office:value-type="float" office:value="3" calcext:value-type="float">
            <text:p>3</text:p>
          </table:table-cell>
          <table:table-cell office:value-type="float" office:value="515.55" calcext:value-type="float">
            <text:p>515,55</text:p>
          </table:table-cell>
          <table:table-cell office:value-type="float" office:value="132.11" calcext:value-type="float">
            <text:p>132,11</text:p>
          </table:table-cell>
          <table:table-cell office:value-type="float" office:value="1240" calcext:value-type="float">
            <text:p>1240</text:p>
          </table:table-cell>
          <table:table-cell table:formula="of:=[.K283]/[.L283]" office:value-type="float" office:value="3.90242979335402" calcext:value-type="float">
            <text:p>3,90242979335402</text:p>
          </table:table-cell>
        </table:table-row>
        <table:table-row table:style-name="ro1">
          <table:table-cell office:value-type="string" calcext:value-type="string">
            <text:p>g.47.7.gml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32.31" calcext:value-type="float">
            <text:p>32,31</text:p>
          </table:table-cell>
          <table:table-cell office:value-type="float" office:value="48.63" calcext:value-type="float">
            <text:p>48,63</text:p>
          </table:table-cell>
          <table:table-cell office:value-type="float" office:value="32.31" calcext:value-type="float">
            <text:p>32,31</text:p>
          </table:table-cell>
          <table:table-cell office:value-type="float" office:value="2407" calcext:value-type="float">
            <text:p>2407</text:p>
          </table:table-cell>
          <table:table-cell office:value-type="float" office:value="253.09" calcext:value-type="float">
            <text:p>253,09</text:p>
          </table:table-cell>
          <table:table-cell office:value-type="float" office:value="7" calcext:value-type="float">
            <text:p>7</text:p>
          </table:table-cell>
          <table:table-cell office:value-type="float" office:value="455.52" calcext:value-type="float">
            <text:p>455,52</text:p>
          </table:table-cell>
          <table:table-cell office:value-type="float" office:value="110.66" calcext:value-type="float">
            <text:p>110,66</text:p>
          </table:table-cell>
          <table:table-cell office:value-type="float" office:value="4769" calcext:value-type="float">
            <text:p>4769</text:p>
          </table:table-cell>
          <table:table-cell table:formula="of:=[.K284]/[.L284]" office:value-type="float" office:value="4.1163925537683" calcext:value-type="float">
            <text:p>4,1163925537683</text:p>
          </table:table-cell>
        </table:table-row>
        <table:table-row table:style-name="ro1">
          <table:table-cell office:value-type="string" calcext:value-type="string">
            <text:p>g.47.16.gml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.93" calcext:value-type="float">
            <text:p>9,93</text:p>
          </table:table-cell>
          <table:table-cell office:value-type="float" office:value="39.72" calcext:value-type="float">
            <text:p>39,72</text:p>
          </table:table-cell>
          <table:table-cell office:value-type="float" office:value="9.93" calcext:value-type="float">
            <text:p>9,93</text:p>
          </table:table-cell>
          <table:table-cell office:value-type="float" office:value="490" calcext:value-type="float">
            <text:p>490</text:p>
          </table:table-cell>
          <table:table-cell office:value-type="float" office:value="221.54" calcext:value-type="float">
            <text:p>221,54</text:p>
          </table:table-cell>
          <table:table-cell office:value-type="float" office:value="30" calcext:value-type="float">
            <text:p>30</text:p>
          </table:table-cell>
          <table:table-cell office:value-type="float" office:value="460.23" calcext:value-type="float">
            <text:p>460,23</text:p>
          </table:table-cell>
          <table:table-cell office:value-type="float" office:value="96.38" calcext:value-type="float">
            <text:p>96,38</text:p>
          </table:table-cell>
          <table:table-cell office:value-type="float" office:value="1092" calcext:value-type="float">
            <text:p>1092</text:p>
          </table:table-cell>
          <table:table-cell table:formula="of:=[.K285]/[.L285]" office:value-type="float" office:value="4.77516082174725" calcext:value-type="float">
            <text:p>4,77516082174725</text:p>
          </table:table-cell>
        </table:table-row>
        <table:table-row table:style-name="ro1">
          <table:table-cell office:value-type="string" calcext:value-type="string">
            <text:p>g.47.30.gml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5.79" calcext:value-type="float">
            <text:p>5,79</text:p>
          </table:table-cell>
          <table:table-cell office:value-type="float" office:value="27.23" calcext:value-type="float">
            <text:p>27,23</text:p>
          </table:table-cell>
          <table:table-cell office:value-type="float" office:value="5.79" calcext:value-type="float">
            <text:p>5,79</text:p>
          </table:table-cell>
          <table:table-cell office:value-type="float" office:value="770" calcext:value-type="float">
            <text:p>770</text:p>
          </table:table-cell>
          <table:table-cell office:value-type="float" office:value="260.94" calcext:value-type="float">
            <text:p>260,94</text:p>
          </table:table-cell>
          <table:table-cell office:value-type="float" office:value="78" calcext:value-type="float">
            <text:p>78</text:p>
          </table:table-cell>
          <table:table-cell office:value-type="float" office:value="528.76" calcext:value-type="float">
            <text:p>528,76</text:p>
          </table:table-cell>
          <table:table-cell office:value-type="float" office:value="90.49" calcext:value-type="float">
            <text:p>90,49</text:p>
          </table:table-cell>
          <table:table-cell office:value-type="float" office:value="2104" calcext:value-type="float">
            <text:p>2104</text:p>
          </table:table-cell>
          <table:table-cell table:formula="of:=[.K286]/[.L286]" office:value-type="float" office:value="5.84329760194497" calcext:value-type="float">
            <text:p>5,84329760194497</text:p>
          </table:table-cell>
        </table:table-row>
        <table:table-row table:style-name="ro1">
          <table:table-cell office:value-type="string" calcext:value-type="string">
            <text:p>g.47.27.gml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11.48" calcext:value-type="float">
            <text:p>11,48</text:p>
          </table:table-cell>
          <table:table-cell office:value-type="float" office:value="34.27" calcext:value-type="float">
            <text:p>34,27</text:p>
          </table:table-cell>
          <table:table-cell office:value-type="float" office:value="11.48" calcext:value-type="float">
            <text:p>11,48</text:p>
          </table:table-cell>
          <table:table-cell office:value-type="float" office:value="793" calcext:value-type="float">
            <text:p>793</text:p>
          </table:table-cell>
          <table:table-cell office:value-type="float" office:value="249.8" calcext:value-type="float">
            <text:p>249,8</text:p>
          </table:table-cell>
          <table:table-cell office:value-type="float" office:value="70" calcext:value-type="float">
            <text:p>70</text:p>
          </table:table-cell>
          <table:table-cell office:value-type="float" office:value="522.35" calcext:value-type="float">
            <text:p>522,35</text:p>
          </table:table-cell>
          <table:table-cell office:value-type="float" office:value="82.94" calcext:value-type="float">
            <text:p>82,94</text:p>
          </table:table-cell>
          <table:table-cell office:value-type="float" office:value="2232" calcext:value-type="float">
            <text:p>2232</text:p>
          </table:table-cell>
          <table:table-cell table:formula="of:=[.K287]/[.L287]" office:value-type="float" office:value="6.29792621171932" calcext:value-type="float">
            <text:p>6,29792621171932</text:p>
          </table:table-cell>
        </table:table-row>
        <table:table-row table:style-name="ro1">
          <table:table-cell office:value-type="string" calcext:value-type="string">
            <text:p>g.48.0.gml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6.92" calcext:value-type="float">
            <text:p>16,92</text:p>
          </table:table-cell>
          <table:table-cell office:value-type="float" office:value="60.98" calcext:value-type="float">
            <text:p>60,98</text:p>
          </table:table-cell>
          <table:table-cell office:value-type="float" office:value="16.92" calcext:value-type="float">
            <text:p>16,92</text:p>
          </table:table-cell>
          <table:table-cell office:value-type="float" office:value="218" calcext:value-type="float">
            <text:p>218</text:p>
          </table:table-cell>
          <table:table-cell office:value-type="float" office:value="236.33" calcext:value-type="float">
            <text:p>236,33</text:p>
          </table:table-cell>
          <table:table-cell office:value-type="float" office:value="9" calcext:value-type="float">
            <text:p>9</text:p>
          </table:table-cell>
          <table:table-cell office:value-type="float" office:value="342.68" calcext:value-type="float">
            <text:p>342,68</text:p>
          </table:table-cell>
          <table:table-cell office:value-type="float" office:value="145.89" calcext:value-type="float">
            <text:p>145,89</text:p>
          </table:table-cell>
          <table:table-cell office:value-type="float" office:value="441" calcext:value-type="float">
            <text:p>441</text:p>
          </table:table-cell>
          <table:table-cell table:formula="of:=[.K288]/[.L288]" office:value-type="float" office:value="2.34889300157653" calcext:value-type="float">
            <text:p>2,34889300157653</text:p>
          </table:table-cell>
        </table:table-row>
        <table:table-row table:style-name="ro1">
          <table:table-cell office:value-type="string" calcext:value-type="string">
            <text:p>g.48.3.gml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0.59" calcext:value-type="float">
            <text:p>10,59</text:p>
          </table:table-cell>
          <table:table-cell office:value-type="float" office:value="31.99" calcext:value-type="float">
            <text:p>31,99</text:p>
          </table:table-cell>
          <table:table-cell office:value-type="float" office:value="10.59" calcext:value-type="float">
            <text:p>10,59</text:p>
          </table:table-cell>
          <table:table-cell office:value-type="float" office:value="629" calcext:value-type="float">
            <text:p>629</text:p>
          </table:table-cell>
          <table:table-cell office:value-type="float" office:value="236.26" calcext:value-type="float">
            <text:p>236,26</text:p>
          </table:table-cell>
          <table:table-cell office:value-type="float" office:value="34" calcext:value-type="float">
            <text:p>34</text:p>
          </table:table-cell>
          <table:table-cell office:value-type="float" office:value="414.4" calcext:value-type="float">
            <text:p>414,4</text:p>
          </table:table-cell>
          <table:table-cell office:value-type="float" office:value="124.93" calcext:value-type="float">
            <text:p>124,93</text:p>
          </table:table-cell>
          <table:table-cell office:value-type="float" office:value="1340" calcext:value-type="float">
            <text:p>1340</text:p>
          </table:table-cell>
          <table:table-cell table:formula="of:=[.K289]/[.L289]" office:value-type="float" office:value="3.31705755222925" calcext:value-type="float">
            <text:p>3,31705755222925</text:p>
          </table:table-cell>
        </table:table-row>
        <table:table-row table:style-name="ro1">
          <table:table-cell office:value-type="string" calcext:value-type="string">
            <text:p>g.48.4.gml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6.28" calcext:value-type="float">
            <text:p>26,28</text:p>
          </table:table-cell>
          <table:table-cell office:value-type="float" office:value="33.08" calcext:value-type="float">
            <text:p>33,08</text:p>
          </table:table-cell>
          <table:table-cell office:value-type="float" office:value="26.28" calcext:value-type="float">
            <text:p>26,28</text:p>
          </table:table-cell>
          <table:table-cell office:value-type="float" office:value="1906" calcext:value-type="float">
            <text:p>1906</text:p>
          </table:table-cell>
          <table:table-cell office:value-type="float" office:value="253.83" calcext:value-type="float">
            <text:p>253,83</text:p>
          </table:table-cell>
          <table:table-cell office:value-type="float" office:value="25" calcext:value-type="float">
            <text:p>25</text:p>
          </table:table-cell>
          <table:table-cell office:value-type="float" office:value="440.37" calcext:value-type="float">
            <text:p>440,37</text:p>
          </table:table-cell>
          <table:table-cell office:value-type="float" office:value="123.65" calcext:value-type="float">
            <text:p>123,65</text:p>
          </table:table-cell>
          <table:table-cell office:value-type="float" office:value="3937" calcext:value-type="float">
            <text:p>3937</text:p>
          </table:table-cell>
          <table:table-cell table:formula="of:=[.K290]/[.L290]" office:value-type="float" office:value="3.56142337242216" calcext:value-type="float">
            <text:p>3,56142337242216</text:p>
          </table:table-cell>
        </table:table-row>
        <table:table-row table:style-name="ro1">
          <table:table-cell office:value-type="string" calcext:value-type="string">
            <text:p>g.48.16.gml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3.8" calcext:value-type="float">
            <text:p>23,8</text:p>
          </table:table-cell>
          <table:table-cell office:value-type="float" office:value="45.31" calcext:value-type="float">
            <text:p>45,31</text:p>
          </table:table-cell>
          <table:table-cell office:value-type="float" office:value="23.8" calcext:value-type="float">
            <text:p>23,8</text:p>
          </table:table-cell>
          <table:table-cell office:value-type="float" office:value="1828" calcext:value-type="float">
            <text:p>1828</text:p>
          </table:table-cell>
          <table:table-cell office:value-type="float" office:value="228.01" calcext:value-type="float">
            <text:p>228,01</text:p>
          </table:table-cell>
          <table:table-cell office:value-type="float" office:value="23" calcext:value-type="float">
            <text:p>23</text:p>
          </table:table-cell>
          <table:table-cell office:value-type="float" office:value="425.13" calcext:value-type="float">
            <text:p>425,13</text:p>
          </table:table-cell>
          <table:table-cell office:value-type="float" office:value="99.58" calcext:value-type="float">
            <text:p>99,58</text:p>
          </table:table-cell>
          <table:table-cell office:value-type="float" office:value="4084" calcext:value-type="float">
            <text:p>4084</text:p>
          </table:table-cell>
          <table:table-cell table:formula="of:=[.K291]/[.L291]" office:value-type="float" office:value="4.26923076923077" calcext:value-type="float">
            <text:p>4,26923076923077</text:p>
          </table:table-cell>
        </table:table-row>
        <table:table-row table:style-name="ro1">
          <table:table-cell office:value-type="string" calcext:value-type="string">
            <text:p>g.48.9.gml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3.05" calcext:value-type="float">
            <text:p>3,05</text:p>
          </table:table-cell>
          <table:table-cell office:value-type="float" office:value="29.06" calcext:value-type="float">
            <text:p>29,06</text:p>
          </table:table-cell>
          <table:table-cell office:value-type="float" office:value="3.05" calcext:value-type="float">
            <text:p>3,05</text:p>
          </table:table-cell>
          <table:table-cell office:value-type="float" office:value="560" calcext:value-type="float">
            <text:p>560</text:p>
          </table:table-cell>
          <table:table-cell office:value-type="float" office:value="190.4" calcext:value-type="float">
            <text:p>190,4</text:p>
          </table:table-cell>
          <table:table-cell office:value-type="float" office:value="23" calcext:value-type="float">
            <text:p>23</text:p>
          </table:table-cell>
          <table:table-cell office:value-type="float" office:value="403.88" calcext:value-type="float">
            <text:p>403,88</text:p>
          </table:table-cell>
          <table:table-cell office:value-type="float" office:value="66.32" calcext:value-type="float">
            <text:p>66,32</text:p>
          </table:table-cell>
          <table:table-cell office:value-type="float" office:value="1217" calcext:value-type="float">
            <text:p>1217</text:p>
          </table:table-cell>
          <table:table-cell table:formula="of:=[.K292]/[.L292]" office:value-type="float" office:value="6.08986731001206" calcext:value-type="float">
            <text:p>6,08986731001206</text:p>
          </table:table-cell>
        </table:table-row>
        <table:table-row table:style-name="ro1">
          <table:table-cell office:value-type="string" calcext:value-type="string">
            <text:p>g.49.19.gml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23.44" calcext:value-type="float">
            <text:p>23,44</text:p>
          </table:table-cell>
          <table:table-cell office:value-type="float" office:value="43.46" calcext:value-type="float">
            <text:p>43,46</text:p>
          </table:table-cell>
          <table:table-cell office:value-type="float" office:value="23.44" calcext:value-type="float">
            <text:p>23,44</text:p>
          </table:table-cell>
          <table:table-cell office:value-type="float" office:value="538" calcext:value-type="float">
            <text:p>538</text:p>
          </table:table-cell>
          <table:table-cell office:value-type="float" office:value="255.94" calcext:value-type="float">
            <text:p>255,94</text:p>
          </table:table-cell>
          <table:table-cell office:value-type="float" office:value="30" calcext:value-type="float">
            <text:p>30</text:p>
          </table:table-cell>
          <table:table-cell office:value-type="float" office:value="435.21" calcext:value-type="float">
            <text:p>435,21</text:p>
          </table:table-cell>
          <table:table-cell office:value-type="float" office:value="122.69" calcext:value-type="float">
            <text:p>122,69</text:p>
          </table:table-cell>
          <table:table-cell office:value-type="float" office:value="1162" calcext:value-type="float">
            <text:p>1162</text:p>
          </table:table-cell>
          <table:table-cell table:formula="of:=[.K293]/[.L293]" office:value-type="float" office:value="3.54723286331404" calcext:value-type="float">
            <text:p>3,54723286331404</text:p>
          </table:table-cell>
        </table:table-row>
        <table:table-row table:style-name="ro1">
          <table:table-cell office:value-type="string" calcext:value-type="string">
            <text:p>g.49.8.gml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7.32" calcext:value-type="float">
            <text:p>7,32</text:p>
          </table:table-cell>
          <table:table-cell office:value-type="float" office:value="23.23" calcext:value-type="float">
            <text:p>23,23</text:p>
          </table:table-cell>
          <table:table-cell office:value-type="float" office:value="7.32" calcext:value-type="float">
            <text:p>7,32</text:p>
          </table:table-cell>
          <table:table-cell office:value-type="float" office:value="331" calcext:value-type="float">
            <text:p>331</text:p>
          </table:table-cell>
          <table:table-cell office:value-type="float" office:value="209.35" calcext:value-type="float">
            <text:p>209,35</text:p>
          </table:table-cell>
          <table:table-cell office:value-type="float" office:value="14" calcext:value-type="float">
            <text:p>14</text:p>
          </table:table-cell>
          <table:table-cell office:value-type="float" office:value="400.09" calcext:value-type="float">
            <text:p>400,09</text:p>
          </table:table-cell>
          <table:table-cell office:value-type="float" office:value="100.24" calcext:value-type="float">
            <text:p>100,24</text:p>
          </table:table-cell>
          <table:table-cell office:value-type="float" office:value="714" calcext:value-type="float">
            <text:p>714</text:p>
          </table:table-cell>
          <table:table-cell table:formula="of:=[.K294]/[.L294]" office:value-type="float" office:value="3.99132083000798" calcext:value-type="float">
            <text:p>3,99132083000798</text:p>
          </table:table-cell>
        </table:table-row>
        <table:table-row table:style-name="ro1">
          <table:table-cell office:value-type="string" calcext:value-type="string">
            <text:p>g.49.11.gml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2.84" calcext:value-type="float">
            <text:p>2,84</text:p>
          </table:table-cell>
          <table:table-cell office:value-type="float" office:value="21.42" calcext:value-type="float">
            <text:p>21,42</text:p>
          </table:table-cell>
          <table:table-cell office:value-type="float" office:value="2.84" calcext:value-type="float">
            <text:p>2,84</text:p>
          </table:table-cell>
          <table:table-cell office:value-type="float" office:value="38" calcext:value-type="float">
            <text:p>38</text:p>
          </table:table-cell>
          <table:table-cell office:value-type="float" office:value="222.69" calcext:value-type="float">
            <text:p>222,69</text:p>
          </table:table-cell>
          <table:table-cell office:value-type="float" office:value="177" calcext:value-type="float">
            <text:p>177</text:p>
          </table:table-cell>
          <table:table-cell office:value-type="float" office:value="449.27" calcext:value-type="float">
            <text:p>449,27</text:p>
          </table:table-cell>
          <table:table-cell office:value-type="float" office:value="64.05" calcext:value-type="float">
            <text:p>64,05</text:p>
          </table:table-cell>
          <table:table-cell office:value-type="float" office:value="146" calcext:value-type="float">
            <text:p>146</text:p>
          </table:table-cell>
          <table:table-cell table:formula="of:=[.K295]/[.L295]" office:value-type="float" office:value="7.01436377829821" calcext:value-type="float">
            <text:p>7,01436377829821</text:p>
          </table:table-cell>
        </table:table-row>
        <table:table-row table:style-name="ro1">
          <table:table-cell office:value-type="string" calcext:value-type="string">
            <text:p>g.49.12.gml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  <table:table-cell office:value-type="float" office:value="3.31" calcext:value-type="float">
            <text:p>3,31</text:p>
          </table:table-cell>
          <table:table-cell office:value-type="float" office:value="16.92" calcext:value-type="float">
            <text:p>16,92</text:p>
          </table:table-cell>
          <table:table-cell office:value-type="float" office:value="3.31" calcext:value-type="float">
            <text:p>3,31</text:p>
          </table:table-cell>
          <table:table-cell office:value-type="float" office:value="4883" calcext:value-type="float">
            <text:p>4883</text:p>
          </table:table-cell>
          <table:table-cell office:value-type="float" office:value="247.73" calcext:value-type="float">
            <text:p>247,73</text:p>
          </table:table-cell>
          <table:table-cell office:value-type="float" office:value="254" calcext:value-type="float">
            <text:p>254</text:p>
          </table:table-cell>
          <table:table-cell office:value-type="float" office:value="619.87" calcext:value-type="float">
            <text:p>619,87</text:p>
          </table:table-cell>
          <table:table-cell office:value-type="float" office:value="63.53" calcext:value-type="float">
            <text:p>63,53</text:p>
          </table:table-cell>
          <table:table-cell office:value-type="float" office:value="17457" calcext:value-type="float">
            <text:p>17457</text:p>
          </table:table-cell>
          <table:table-cell table:formula="of:=[.K296]/[.L296]" office:value-type="float" office:value="9.75712261923501" calcext:value-type="float">
            <text:p>9,75712261923501</text:p>
          </table:table-cell>
        </table:table-row>
        <table:table-row table:style-name="ro1">
          <table:table-cell office:value-type="string" calcext:value-type="string">
            <text:p>g.50.9.gml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21.65" calcext:value-type="float">
            <text:p>21,65</text:p>
          </table:table-cell>
          <table:table-cell table:number-columns-repeated="2" office:value-type="float" office:value="21.43" calcext:value-type="float">
            <text:p>21,43</text:p>
          </table:table-cell>
          <table:table-cell office:value-type="float" office:value="413" calcext:value-type="float">
            <text:p>413</text:p>
          </table:table-cell>
          <table:table-cell office:value-type="float" office:value="209.89" calcext:value-type="float">
            <text:p>209,89</text:p>
          </table:table-cell>
          <table:table-cell office:value-type="float" office:value="31" calcext:value-type="float">
            <text:p>31</text:p>
          </table:table-cell>
          <table:table-cell office:value-type="float" office:value="349.74" calcext:value-type="float">
            <text:p>349,74</text:p>
          </table:table-cell>
          <table:table-cell office:value-type="float" office:value="104.89" calcext:value-type="float">
            <text:p>104,89</text:p>
          </table:table-cell>
          <table:table-cell office:value-type="float" office:value="863" calcext:value-type="float">
            <text:p>863</text:p>
          </table:table-cell>
          <table:table-cell table:formula="of:=[.K297]/[.L297]" office:value-type="float" office:value="3.33435027171322" calcext:value-type="float">
            <text:p>3,33435027171322</text:p>
          </table:table-cell>
        </table:table-row>
        <table:table-row table:style-name="ro1">
          <table:table-cell office:value-type="string" calcext:value-type="string">
            <text:p>g.50.7.gml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1.86" calcext:value-type="float">
            <text:p>1,86</text:p>
          </table:table-cell>
          <table:table-cell office:value-type="float" office:value="13.86" calcext:value-type="float">
            <text:p>13,86</text:p>
          </table:table-cell>
          <table:table-cell office:value-type="float" office:value="1.86" calcext:value-type="float">
            <text:p>1,86</text:p>
          </table:table-cell>
          <table:table-cell office:value-type="float" office:value="1492" calcext:value-type="float">
            <text:p>1492</text:p>
          </table:table-cell>
          <table:table-cell office:value-type="float" office:value="237.51" calcext:value-type="float">
            <text:p>237,51</text:p>
          </table:table-cell>
          <table:table-cell office:value-type="float" office:value="90" calcext:value-type="float">
            <text:p>90</text:p>
          </table:table-cell>
          <table:table-cell office:value-type="float" office:value="611.52" calcext:value-type="float">
            <text:p>611,52</text:p>
          </table:table-cell>
          <table:table-cell office:value-type="float" office:value="89.48" calcext:value-type="float">
            <text:p>89,48</text:p>
          </table:table-cell>
          <table:table-cell office:value-type="float" office:value="3917" calcext:value-type="float">
            <text:p>3917</text:p>
          </table:table-cell>
          <table:table-cell table:formula="of:=[.K298]/[.L298]" office:value-type="float" office:value="6.83415288332588" calcext:value-type="float">
            <text:p>6,83415288332588</text:p>
          </table:table-cell>
        </table:table-row>
        <table:table-row table:style-name="ro1">
          <table:table-cell office:value-type="string" calcext:value-type="string">
            <text:p>g.51.5.gml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2.31" calcext:value-type="float">
            <text:p>52,31</text:p>
          </table:table-cell>
          <table:table-cell office:value-type="float" office:value="62.33" calcext:value-type="float">
            <text:p>62,33</text:p>
          </table:table-cell>
          <table:table-cell office:value-type="float" office:value="52.31" calcext:value-type="float">
            <text:p>52,31</text:p>
          </table:table-cell>
          <table:table-cell office:value-type="float" office:value="2350" calcext:value-type="float">
            <text:p>2350</text:p>
          </table:table-cell>
          <table:table-cell office:value-type="float" office:value="256.63" calcext:value-type="float">
            <text:p>256,63</text:p>
          </table:table-cell>
          <table:table-cell office:value-type="float" office:value="8" calcext:value-type="float">
            <text:p>8</text:p>
          </table:table-cell>
          <table:table-cell office:value-type="float" office:value="540.71" calcext:value-type="float">
            <text:p>540,71</text:p>
          </table:table-cell>
          <table:table-cell office:value-type="float" office:value="124.22" calcext:value-type="float">
            <text:p>124,22</text:p>
          </table:table-cell>
          <table:table-cell office:value-type="float" office:value="4221" calcext:value-type="float">
            <text:p>4221</text:p>
          </table:table-cell>
          <table:table-cell table:formula="of:=[.K299]/[.L299]" office:value-type="float" office:value="4.35284173241024" calcext:value-type="float">
            <text:p>4,35284173241024</text:p>
          </table:table-cell>
        </table:table-row>
        <table:table-row table:style-name="ro1">
          <table:table-cell office:value-type="string" calcext:value-type="string">
            <text:p>g.51.2.gml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17.61" calcext:value-type="float">
            <text:p>17,61</text:p>
          </table:table-cell>
          <table:table-cell office:value-type="float" office:value="45.71" calcext:value-type="float">
            <text:p>45,71</text:p>
          </table:table-cell>
          <table:table-cell office:value-type="float" office:value="17.61" calcext:value-type="float">
            <text:p>17,61</text:p>
          </table:table-cell>
          <table:table-cell office:value-type="float" office:value="974" calcext:value-type="float">
            <text:p>974</text:p>
          </table:table-cell>
          <table:table-cell office:value-type="float" office:value="233.89" calcext:value-type="float">
            <text:p>233,89</text:p>
          </table:table-cell>
          <table:table-cell office:value-type="float" office:value="14" calcext:value-type="float">
            <text:p>14</text:p>
          </table:table-cell>
          <table:table-cell office:value-type="float" office:value="589.47" calcext:value-type="float">
            <text:p>589,47</text:p>
          </table:table-cell>
          <table:table-cell office:value-type="float" office:value="123.06" calcext:value-type="float">
            <text:p>123,06</text:p>
          </table:table-cell>
          <table:table-cell office:value-type="float" office:value="2058" calcext:value-type="float">
            <text:p>2058</text:p>
          </table:table-cell>
          <table:table-cell table:formula="of:=[.K300]/[.L300]" office:value-type="float" office:value="4.7901023890785" calcext:value-type="float">
            <text:p>4,7901023890785</text:p>
          </table:table-cell>
        </table:table-row>
        <table:table-row table:style-name="ro1">
          <table:table-cell office:value-type="string" calcext:value-type="string">
            <text:p>g.53.3.gml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9.33" calcext:value-type="float">
            <text:p>19,33</text:p>
          </table:table-cell>
          <table:table-cell office:value-type="float" office:value="54.49" calcext:value-type="float">
            <text:p>54,49</text:p>
          </table:table-cell>
          <table:table-cell office:value-type="float" office:value="19.33" calcext:value-type="float">
            <text:p>19,33</text:p>
          </table:table-cell>
          <table:table-cell office:value-type="float" office:value="1940" calcext:value-type="float">
            <text:p>1940</text:p>
          </table:table-cell>
          <table:table-cell office:value-type="float" office:value="196.9" calcext:value-type="float">
            <text:p>196,9</text:p>
          </table:table-cell>
          <table:table-cell office:value-type="float" office:value="12" calcext:value-type="float">
            <text:p>12</text:p>
          </table:table-cell>
          <table:table-cell office:value-type="float" office:value="380.51" calcext:value-type="float">
            <text:p>380,51</text:p>
          </table:table-cell>
          <table:table-cell office:value-type="float" office:value="118.16" calcext:value-type="float">
            <text:p>118,16</text:p>
          </table:table-cell>
          <table:table-cell office:value-type="float" office:value="4207" calcext:value-type="float">
            <text:p>4207</text:p>
          </table:table-cell>
          <table:table-cell table:formula="of:=[.K301]/[.L301]" office:value-type="float" office:value="3.22029451591063" calcext:value-type="float">
            <text:p>3,22029451591063</text:p>
          </table:table-cell>
        </table:table-row>
        <table:table-row table:style-name="ro1">
          <table:table-cell office:value-type="string" calcext:value-type="string">
            <text:p>g.53.13.gml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.98" calcext:value-type="float">
            <text:p>10,98</text:p>
          </table:table-cell>
          <table:table-cell office:value-type="float" office:value="21.93" calcext:value-type="float">
            <text:p>21,93</text:p>
          </table:table-cell>
          <table:table-cell office:value-type="float" office:value="10.98" calcext:value-type="float">
            <text:p>10,98</text:p>
          </table:table-cell>
          <table:table-cell office:value-type="float" office:value="715" calcext:value-type="float">
            <text:p>715</text:p>
          </table:table-cell>
          <table:table-cell office:value-type="float" office:value="249.96" calcext:value-type="float">
            <text:p>249,96</text:p>
          </table:table-cell>
          <table:table-cell office:value-type="float" office:value="88" calcext:value-type="float">
            <text:p>88</text:p>
          </table:table-cell>
          <table:table-cell office:value-type="float" office:value="500.98" calcext:value-type="float">
            <text:p>500,98</text:p>
          </table:table-cell>
          <table:table-cell office:value-type="float" office:value="65.49" calcext:value-type="float">
            <text:p>65,49</text:p>
          </table:table-cell>
          <table:table-cell office:value-type="float" office:value="1945" calcext:value-type="float">
            <text:p>1945</text:p>
          </table:table-cell>
          <table:table-cell table:formula="of:=[.K302]/[.L302]" office:value-type="float" office:value="7.6497175141243" calcext:value-type="float">
            <text:p>7,6497175141243</text:p>
          </table:table-cell>
        </table:table-row>
        <table:table-row table:style-name="ro1">
          <table:table-cell office:value-type="string" calcext:value-type="string">
            <text:p>g.53.9.gml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.89" calcext:value-type="float">
            <text:p>10,89</text:p>
          </table:table-cell>
          <table:table-cell office:value-type="float" office:value="11.43" calcext:value-type="float">
            <text:p>11,43</text:p>
          </table:table-cell>
          <table:table-cell office:value-type="float" office:value="10.89" calcext:value-type="float">
            <text:p>10,89</text:p>
          </table:table-cell>
          <table:table-cell office:value-type="float" office:value="84" calcext:value-type="float">
            <text:p>84</text:p>
          </table:table-cell>
          <table:table-cell office:value-type="float" office:value="246.14" calcext:value-type="float">
            <text:p>246,14</text:p>
          </table:table-cell>
          <table:table-cell office:value-type="float" office:value="134" calcext:value-type="float">
            <text:p>134</text:p>
          </table:table-cell>
          <table:table-cell office:value-type="float" office:value="852.85" calcext:value-type="float">
            <text:p>852,85</text:p>
          </table:table-cell>
          <table:table-cell office:value-type="float" office:value="46.67" calcext:value-type="float">
            <text:p>46,67</text:p>
          </table:table-cell>
          <table:table-cell office:value-type="float" office:value="289" calcext:value-type="float">
            <text:p>289</text:p>
          </table:table-cell>
          <table:table-cell table:formula="of:=[.K303]/[.L303]" office:value-type="float" office:value="18.274051853439" calcext:value-type="float">
            <text:p>18,274051853439</text:p>
          </table:table-cell>
        </table:table-row>
        <table:table-row table:style-name="ro1">
          <table:table-cell office:value-type="string" calcext:value-type="string">
            <text:p>g.53.5.gml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office:value-type="float" office:value="3.96" calcext:value-type="float">
            <text:p>3,96</text:p>
          </table:table-cell>
          <table:table-cell office:value-type="float" office:value="11.52" calcext:value-type="float">
            <text:p>11,52</text:p>
          </table:table-cell>
          <table:table-cell office:value-type="float" office:value="3.96" calcext:value-type="float">
            <text:p>3,96</text:p>
          </table:table-cell>
          <table:table-cell office:value-type="float" office:value="797" calcext:value-type="float">
            <text:p>797</text:p>
          </table:table-cell>
          <table:table-cell office:value-type="float" office:value="242373.06" calcext:value-type="float">
            <text:p>242373,06</text:p>
          </table:table-cell>
          <table:table-cell office:value-type="float" office:value="2409" calcext:value-type="float">
            <text:p>2409</text:p>
          </table:table-cell>
          <table:table-cell office:value-type="float" office:value="1407636.53" calcext:value-type="float">
            <text:p>1407636,53</text:p>
          </table:table-cell>
          <table:table-cell office:value-type="float" office:value="2450.97" calcext:value-type="float">
            <text:p>2450,97</text:p>
          </table:table-cell>
          <table:table-cell office:value-type="float" office:value="9537" calcext:value-type="float">
            <text:p>9537</text:p>
          </table:table-cell>
          <table:table-cell table:formula="of:=[.K304]/[.L304]" office:value-type="float" office:value="574.318139348911" calcext:value-type="float">
            <text:p>574,318139348911</text:p>
          </table:table-cell>
        </table:table-row>
        <table:table-row table:style-name="ro1">
          <table:table-cell office:value-type="string" calcext:value-type="string">
            <text:p>g.54.1.gml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2.22" calcext:value-type="float">
            <text:p>12,22</text:p>
          </table:table-cell>
          <table:table-cell office:value-type="float" office:value="19.46" calcext:value-type="float">
            <text:p>19,46</text:p>
          </table:table-cell>
          <table:table-cell office:value-type="float" office:value="12.22" calcext:value-type="float">
            <text:p>12,22</text:p>
          </table:table-cell>
          <table:table-cell office:value-type="float" office:value="230" calcext:value-type="float">
            <text:p>230</text:p>
          </table:table-cell>
          <table:table-cell office:value-type="float" office:value="246.79" calcext:value-type="float">
            <text:p>246,79</text:p>
          </table:table-cell>
          <table:table-cell office:value-type="float" office:value="132" calcext:value-type="float">
            <text:p>132</text:p>
          </table:table-cell>
          <table:table-cell office:value-type="float" office:value="602.74" calcext:value-type="float">
            <text:p>602,74</text:p>
          </table:table-cell>
          <table:table-cell office:value-type="float" office:value="66.99" calcext:value-type="float">
            <text:p>66,99</text:p>
          </table:table-cell>
          <table:table-cell office:value-type="float" office:value="773" calcext:value-type="float">
            <text:p>773</text:p>
          </table:table-cell>
          <table:table-cell table:formula="of:=[.K305]/[.L305]" office:value-type="float" office:value="8.99746230780714" calcext:value-type="float">
            <text:p>8,99746230780714</text:p>
          </table:table-cell>
        </table:table-row>
        <table:table-row table:style-name="ro1">
          <table:table-cell office:value-type="string" calcext:value-type="string">
            <text:p>g.55.26.gml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7.67" calcext:value-type="float">
            <text:p>47,67</text:p>
          </table:table-cell>
          <table:table-cell office:value-type="float" office:value="56.52" calcext:value-type="float">
            <text:p>56,52</text:p>
          </table:table-cell>
          <table:table-cell office:value-type="float" office:value="47.67" calcext:value-type="float">
            <text:p>47,67</text:p>
          </table:table-cell>
          <table:table-cell office:value-type="float" office:value="827" calcext:value-type="float">
            <text:p>827</text:p>
          </table:table-cell>
          <table:table-cell office:value-type="float" office:value="226.57" calcext:value-type="float">
            <text:p>226,57</text:p>
          </table:table-cell>
          <table:table-cell office:value-type="float" office:value="10" calcext:value-type="float">
            <text:p>10</text:p>
          </table:table-cell>
          <table:table-cell office:value-type="float" office:value="382.7" calcext:value-type="float">
            <text:p>382,7</text:p>
          </table:table-cell>
          <table:table-cell office:value-type="float" office:value="125.98" calcext:value-type="float">
            <text:p>125,98</text:p>
          </table:table-cell>
          <table:table-cell office:value-type="float" office:value="1685" calcext:value-type="float">
            <text:p>1685</text:p>
          </table:table-cell>
          <table:table-cell table:formula="of:=[.K306]/[.L306]" office:value-type="float" office:value="3.03778377520241" calcext:value-type="float">
            <text:p>3,03778377520241</text:p>
          </table:table-cell>
        </table:table-row>
        <table:table-row table:style-name="ro1">
          <table:table-cell office:value-type="string" calcext:value-type="string">
            <text:p>g.55.32.gml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.55" calcext:value-type="float">
            <text:p>7,55</text:p>
          </table:table-cell>
          <table:table-cell office:value-type="float" office:value="34.29" calcext:value-type="float">
            <text:p>34,29</text:p>
          </table:table-cell>
          <table:table-cell office:value-type="float" office:value="7.55" calcext:value-type="float">
            <text:p>7,55</text:p>
          </table:table-cell>
          <table:table-cell office:value-type="float" office:value="407" calcext:value-type="float">
            <text:p>407</text:p>
          </table:table-cell>
          <table:table-cell office:value-type="float" office:value="220.75" calcext:value-type="float">
            <text:p>220,75</text:p>
          </table:table-cell>
          <table:table-cell office:value-type="float" office:value="31" calcext:value-type="float">
            <text:p>31</text:p>
          </table:table-cell>
          <table:table-cell office:value-type="float" office:value="382.44" calcext:value-type="float">
            <text:p>382,44</text:p>
          </table:table-cell>
          <table:table-cell office:value-type="float" office:value="107.17" calcext:value-type="float">
            <text:p>107,17</text:p>
          </table:table-cell>
          <table:table-cell office:value-type="float" office:value="1092" calcext:value-type="float">
            <text:p>1092</text:p>
          </table:table-cell>
          <table:table-cell table:formula="of:=[.K307]/[.L307]" office:value-type="float" office:value="3.56853597088738" calcext:value-type="float">
            <text:p>3,56853597088738</text:p>
          </table:table-cell>
        </table:table-row>
        <table:table-row table:style-name="ro1">
          <table:table-cell office:value-type="string" calcext:value-type="string">
            <text:p>g.55.6.gml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20" calcext:value-type="float">
            <text:p>20</text:p>
          </table:table-cell>
          <table:table-cell office:value-type="float" office:value="3.96" calcext:value-type="float">
            <text:p>3,96</text:p>
          </table:table-cell>
          <table:table-cell office:value-type="float" office:value="20.27" calcext:value-type="float">
            <text:p>20,27</text:p>
          </table:table-cell>
          <table:table-cell office:value-type="float" office:value="3.96" calcext:value-type="float">
            <text:p>3,96</text:p>
          </table:table-cell>
          <table:table-cell office:value-type="float" office:value="112" calcext:value-type="float">
            <text:p>112</text:p>
          </table:table-cell>
          <table:table-cell office:value-type="float" office:value="229.25" calcext:value-type="float">
            <text:p>229,25</text:p>
          </table:table-cell>
          <table:table-cell office:value-type="float" office:value="167" calcext:value-type="float">
            <text:p>167</text:p>
          </table:table-cell>
          <table:table-cell office:value-type="float" office:value="417.29" calcext:value-type="float">
            <text:p>417,29</text:p>
          </table:table-cell>
          <table:table-cell office:value-type="float" office:value="79.51" calcext:value-type="float">
            <text:p>79,51</text:p>
          </table:table-cell>
          <table:table-cell office:value-type="float" office:value="391" calcext:value-type="float">
            <text:p>391</text:p>
          </table:table-cell>
          <table:table-cell table:formula="of:=[.K308]/[.L308]" office:value-type="float" office:value="5.2482706577789" calcext:value-type="float">
            <text:p>5,2482706577789</text:p>
          </table:table-cell>
        </table:table-row>
        <table:table-row table:style-name="ro1">
          <table:table-cell office:value-type="string" calcext:value-type="string">
            <text:p>g.55.13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1.52" calcext:value-type="float">
            <text:p>11,52</text:p>
          </table:table-cell>
          <table:table-cell office:value-type="float" office:value="18.35" calcext:value-type="float">
            <text:p>18,35</text:p>
          </table:table-cell>
          <table:table-cell office:value-type="float" office:value="11.52" calcext:value-type="float">
            <text:p>11,52</text:p>
          </table:table-cell>
          <table:table-cell office:value-type="float" office:value="1158" calcext:value-type="float">
            <text:p>1158</text:p>
          </table:table-cell>
          <table:table-cell office:value-type="float" office:value="272.38" calcext:value-type="float">
            <text:p>272,38</text:p>
          </table:table-cell>
          <table:table-cell office:value-type="float" office:value="159" calcext:value-type="float">
            <text:p>159</text:p>
          </table:table-cell>
          <table:table-cell office:value-type="float" office:value="612.02" calcext:value-type="float">
            <text:p>612,02</text:p>
          </table:table-cell>
          <table:table-cell office:value-type="float" office:value="103.86" calcext:value-type="float">
            <text:p>103,86</text:p>
          </table:table-cell>
          <table:table-cell office:value-type="float" office:value="3845" calcext:value-type="float">
            <text:p>3845</text:p>
          </table:table-cell>
          <table:table-cell table:formula="of:=[.K309]/[.L309]" office:value-type="float" office:value="5.89274022722896" calcext:value-type="float">
            <text:p>5,89274022722896</text:p>
          </table:table-cell>
        </table:table-row>
        <table:table-row table:style-name="ro1">
          <table:table-cell office:value-type="string" calcext:value-type="string">
            <text:p>g.55.9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9.69" calcext:value-type="float">
            <text:p>9,69</text:p>
          </table:table-cell>
          <table:table-cell office:value-type="float" office:value="23.77" calcext:value-type="float">
            <text:p>23,77</text:p>
          </table:table-cell>
          <table:table-cell office:value-type="float" office:value="9.69" calcext:value-type="float">
            <text:p>9,69</text:p>
          </table:table-cell>
          <table:table-cell office:value-type="float" office:value="108" calcext:value-type="float">
            <text:p>108</text:p>
          </table:table-cell>
          <table:table-cell office:value-type="float" office:value="240.29" calcext:value-type="float">
            <text:p>240,29</text:p>
          </table:table-cell>
          <table:table-cell office:value-type="float" office:value="147" calcext:value-type="float">
            <text:p>147</text:p>
          </table:table-cell>
          <table:table-cell office:value-type="float" office:value="471.29" calcext:value-type="float">
            <text:p>471,29</text:p>
          </table:table-cell>
          <table:table-cell office:value-type="float" office:value="71.11" calcext:value-type="float">
            <text:p>71,11</text:p>
          </table:table-cell>
          <table:table-cell office:value-type="float" office:value="343" calcext:value-type="float">
            <text:p>343</text:p>
          </table:table-cell>
          <table:table-cell table:formula="of:=[.K310]/[.L310]" office:value-type="float" office:value="6.62761918154971" calcext:value-type="float">
            <text:p>6,62761918154971</text:p>
          </table:table-cell>
        </table:table-row>
        <table:table-row table:style-name="ro1">
          <table:table-cell office:value-type="string" calcext:value-type="string">
            <text:p>g.55.23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3.1" calcext:value-type="float">
            <text:p>13,1</text:p>
          </table:table-cell>
          <table:table-cell office:value-type="float" office:value="15" calcext:value-type="float">
            <text:p>15</text:p>
          </table:table-cell>
          <table:table-cell office:value-type="float" office:value="13.1" calcext:value-type="float">
            <text:p>13,1</text:p>
          </table:table-cell>
          <table:table-cell office:value-type="float" office:value="3114" calcext:value-type="float">
            <text:p>3114</text:p>
          </table:table-cell>
          <table:table-cell office:value-type="float" office:value="262.52" calcext:value-type="float">
            <text:p>262,52</text:p>
          </table:table-cell>
          <table:table-cell office:value-type="float" office:value="201" calcext:value-type="float">
            <text:p>201</text:p>
          </table:table-cell>
          <table:table-cell office:value-type="float" office:value="686.36" calcext:value-type="float">
            <text:p>686,36</text:p>
          </table:table-cell>
          <table:table-cell office:value-type="float" office:value="85.1" calcext:value-type="float">
            <text:p>85,1</text:p>
          </table:table-cell>
          <table:table-cell office:value-type="float" office:value="10212" calcext:value-type="float">
            <text:p>10212</text:p>
          </table:table-cell>
          <table:table-cell table:formula="of:=[.K311]/[.L311]" office:value-type="float" office:value="8.06533490011751" calcext:value-type="float">
            <text:p>8,06533490011751</text:p>
          </table:table-cell>
        </table:table-row>
        <table:table-row table:style-name="ro1">
          <table:table-cell office:value-type="string" calcext:value-type="string">
            <text:p>g.55.8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9.39" calcext:value-type="float">
            <text:p>9,39</text:p>
          </table:table-cell>
          <table:table-cell office:value-type="float" office:value="15.87" calcext:value-type="float">
            <text:p>15,87</text:p>
          </table:table-cell>
          <table:table-cell office:value-type="float" office:value="9.39" calcext:value-type="float">
            <text:p>9,39</text:p>
          </table:table-cell>
          <table:table-cell office:value-type="float" office:value="2335" calcext:value-type="float">
            <text:p>2335</text:p>
          </table:table-cell>
          <table:table-cell office:value-type="float" office:value="282.57" calcext:value-type="float">
            <text:p>282,57</text:p>
          </table:table-cell>
          <table:table-cell office:value-type="float" office:value="228" calcext:value-type="float">
            <text:p>228</text:p>
          </table:table-cell>
          <table:table-cell office:value-type="float" office:value="618.48" calcext:value-type="float">
            <text:p>618,48</text:p>
          </table:table-cell>
          <table:table-cell office:value-type="float" office:value="70.95" calcext:value-type="float">
            <text:p>70,95</text:p>
          </table:table-cell>
          <table:table-cell office:value-type="float" office:value="7797" calcext:value-type="float">
            <text:p>7797</text:p>
          </table:table-cell>
          <table:table-cell table:formula="of:=[.K312]/[.L312]" office:value-type="float" office:value="8.71712473572939" calcext:value-type="float">
            <text:p>8,71712473572939</text:p>
          </table:table-cell>
        </table:table-row>
        <table:table-row table:style-name="ro1">
          <table:table-cell office:value-type="string" calcext:value-type="string">
            <text:p>g.55.24.gml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12.05" calcext:value-type="float">
            <text:p>12,05</text:p>
          </table:table-cell>
          <table:table-cell office:value-type="float" office:value="14.92" calcext:value-type="float">
            <text:p>14,92</text:p>
          </table:table-cell>
          <table:table-cell office:value-type="float" office:value="12.05" calcext:value-type="float">
            <text:p>12,05</text:p>
          </table:table-cell>
          <table:table-cell office:value-type="float" office:value="5710" calcext:value-type="float">
            <text:p>5710</text:p>
          </table:table-cell>
          <table:table-cell office:value-type="float" office:value="305.49" calcext:value-type="float">
            <text:p>305,49</text:p>
          </table:table-cell>
          <table:table-cell office:value-type="float" office:value="256" calcext:value-type="float">
            <text:p>256</text:p>
          </table:table-cell>
          <table:table-cell office:value-type="float" office:value="628.7" calcext:value-type="float">
            <text:p>628,7</text:p>
          </table:table-cell>
          <table:table-cell office:value-type="float" office:value="69.24" calcext:value-type="float">
            <text:p>69,24</text:p>
          </table:table-cell>
          <table:table-cell office:value-type="float" office:value="20847" calcext:value-type="float">
            <text:p>20847</text:p>
          </table:table-cell>
          <table:table-cell table:formula="of:=[.K313]/[.L313]" office:value-type="float" office:value="9.08001155401502" calcext:value-type="float">
            <text:p>9,08001155401502</text:p>
          </table:table-cell>
        </table:table-row>
        <table:table-row table:style-name="ro1">
          <table:table-cell office:value-type="string" calcext:value-type="string">
            <text:p>g.55.30.gml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44" calcext:value-type="float">
            <text:p>44</text:p>
          </table:table-cell>
          <table:table-cell office:value-type="float" office:value="1.41" calcext:value-type="float">
            <text:p>1,41</text:p>
          </table:table-cell>
          <table:table-cell office:value-type="float" office:value="16.69" calcext:value-type="float">
            <text:p>16,69</text:p>
          </table:table-cell>
          <table:table-cell office:value-type="float" office:value="1.41" calcext:value-type="float">
            <text:p>1,41</text:p>
          </table:table-cell>
          <table:table-cell office:value-type="float" office:value="279" calcext:value-type="float">
            <text:p>279</text:p>
          </table:table-cell>
          <table:table-cell office:value-type="float" office:value="264.91" calcext:value-type="float">
            <text:p>264,91</text:p>
          </table:table-cell>
          <table:table-cell office:value-type="float" office:value="411" calcext:value-type="float">
            <text:p>411</text:p>
          </table:table-cell>
          <table:table-cell office:value-type="float" office:value="599.4" calcext:value-type="float">
            <text:p>599,4</text:p>
          </table:table-cell>
          <table:table-cell office:value-type="float" office:value="65.67" calcext:value-type="float">
            <text:p>65,67</text:p>
          </table:table-cell>
          <table:table-cell office:value-type="float" office:value="1375" calcext:value-type="float">
            <text:p>1375</text:p>
          </table:table-cell>
          <table:table-cell table:formula="of:=[.K314]/[.L314]" office:value-type="float" office:value="9.12745545911375" calcext:value-type="float">
            <text:p>9,12745545911375</text:p>
          </table:table-cell>
        </table:table-row>
        <table:table-row table:style-name="ro1">
          <table:table-cell office:value-type="string" calcext:value-type="string">
            <text:p>g.56.7.gml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.23" calcext:value-type="float">
            <text:p>7,23</text:p>
          </table:table-cell>
          <table:table-cell office:value-type="float" office:value="37.53" calcext:value-type="float">
            <text:p>37,53</text:p>
          </table:table-cell>
          <table:table-cell office:value-type="float" office:value="7.23" calcext:value-type="float">
            <text:p>7,23</text:p>
          </table:table-cell>
          <table:table-cell office:value-type="float" office:value="482" calcext:value-type="float">
            <text:p>482</text:p>
          </table:table-cell>
          <table:table-cell office:value-type="float" office:value="227.09" calcext:value-type="float">
            <text:p>227,09</text:p>
          </table:table-cell>
          <table:table-cell office:value-type="float" office:value="35" calcext:value-type="float">
            <text:p>35</text:p>
          </table:table-cell>
          <table:table-cell office:value-type="float" office:value="389.9" calcext:value-type="float">
            <text:p>389,9</text:p>
          </table:table-cell>
          <table:table-cell office:value-type="float" office:value="103.81" calcext:value-type="float">
            <text:p>103,81</text:p>
          </table:table-cell>
          <table:table-cell office:value-type="float" office:value="1127" calcext:value-type="float">
            <text:p>1127</text:p>
          </table:table-cell>
          <table:table-cell table:formula="of:=[.K315]/[.L315]" office:value-type="float" office:value="3.75590020229265" calcext:value-type="float">
            <text:p>3,75590020229265</text:p>
          </table:table-cell>
        </table:table-row>
        <table:table-row table:style-name="ro1">
          <table:table-cell office:value-type="string" calcext:value-type="string">
            <text:p>g.56.2.gml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2.75" calcext:value-type="float">
            <text:p>12,75</text:p>
          </table:table-cell>
          <table:table-cell office:value-type="float" office:value="17.29" calcext:value-type="float">
            <text:p>17,29</text:p>
          </table:table-cell>
          <table:table-cell office:value-type="float" office:value="12.75" calcext:value-type="float">
            <text:p>12,75</text:p>
          </table:table-cell>
          <table:table-cell office:value-type="float" office:value="1355" calcext:value-type="float">
            <text:p>1355</text:p>
          </table:table-cell>
          <table:table-cell office:value-type="float" office:value="282.96" calcext:value-type="float">
            <text:p>282,96</text:p>
          </table:table-cell>
          <table:table-cell office:value-type="float" office:value="172" calcext:value-type="float">
            <text:p>172</text:p>
          </table:table-cell>
          <table:table-cell office:value-type="float" office:value="525.58" calcext:value-type="float">
            <text:p>525,58</text:p>
          </table:table-cell>
          <table:table-cell office:value-type="float" office:value="107.49" calcext:value-type="float">
            <text:p>107,49</text:p>
          </table:table-cell>
          <table:table-cell office:value-type="float" office:value="4469" calcext:value-type="float">
            <text:p>4469</text:p>
          </table:table-cell>
          <table:table-cell table:formula="of:=[.K316]/[.L316]" office:value-type="float" office:value="4.88957112289515" calcext:value-type="float">
            <text:p>4,88957112289515</text:p>
          </table:table-cell>
        </table:table-row>
        <table:table-row table:style-name="ro1">
          <table:table-cell office:value-type="string" calcext:value-type="string">
            <text:p>g.56.3.gml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2.13" calcext:value-type="float">
            <text:p>12,13</text:p>
          </table:table-cell>
          <table:table-cell office:value-type="float" office:value="15.95" calcext:value-type="float">
            <text:p>15,95</text:p>
          </table:table-cell>
          <table:table-cell office:value-type="float" office:value="12.13" calcext:value-type="float">
            <text:p>12,13</text:p>
          </table:table-cell>
          <table:table-cell office:value-type="float" office:value="469" calcext:value-type="float">
            <text:p>469</text:p>
          </table:table-cell>
          <table:table-cell office:value-type="float" office:value="247.63" calcext:value-type="float">
            <text:p>247,63</text:p>
          </table:table-cell>
          <table:table-cell office:value-type="float" office:value="194" calcext:value-type="float">
            <text:p>194</text:p>
          </table:table-cell>
          <table:table-cell office:value-type="float" office:value="460.01" calcext:value-type="float">
            <text:p>460,01</text:p>
          </table:table-cell>
          <table:table-cell office:value-type="float" office:value="91.16" calcext:value-type="float">
            <text:p>91,16</text:p>
          </table:table-cell>
          <table:table-cell office:value-type="float" office:value="1702" calcext:value-type="float">
            <text:p>1702</text:p>
          </table:table-cell>
          <table:table-cell table:formula="of:=[.K317]/[.L317]" office:value-type="float" office:value="5.04618253620009" calcext:value-type="float">
            <text:p>5,04618253620009</text:p>
          </table:table-cell>
        </table:table-row>
        <table:table-row table:style-name="ro1">
          <table:table-cell office:value-type="string" calcext:value-type="string">
            <text:p>g.56.5.gml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5.67" calcext:value-type="float">
            <text:p>5,67</text:p>
          </table:table-cell>
          <table:table-cell office:value-type="float" office:value="30.07" calcext:value-type="float">
            <text:p>30,07</text:p>
          </table:table-cell>
          <table:table-cell office:value-type="float" office:value="5.67" calcext:value-type="float">
            <text:p>5,67</text:p>
          </table:table-cell>
          <table:table-cell office:value-type="float" office:value="1127" calcext:value-type="float">
            <text:p>1127</text:p>
          </table:table-cell>
          <table:table-cell office:value-type="float" office:value="258.9" calcext:value-type="float">
            <text:p>258,9</text:p>
          </table:table-cell>
          <table:table-cell office:value-type="float" office:value="64" calcext:value-type="float">
            <text:p>64</text:p>
          </table:table-cell>
          <table:table-cell office:value-type="float" office:value="494.37" calcext:value-type="float">
            <text:p>494,37</text:p>
          </table:table-cell>
          <table:table-cell office:value-type="float" office:value="90.17" calcext:value-type="float">
            <text:p>90,17</text:p>
          </table:table-cell>
          <table:table-cell office:value-type="float" office:value="2824" calcext:value-type="float">
            <text:p>2824</text:p>
          </table:table-cell>
          <table:table-cell table:formula="of:=[.K318]/[.L318]" office:value-type="float" office:value="5.48264389486525" calcext:value-type="float">
            <text:p>5,48264389486525</text:p>
          </table:table-cell>
        </table:table-row>
        <table:table-row table:style-name="ro1">
          <table:table-cell office:value-type="string" calcext:value-type="string">
            <text:p>g.56.10.gml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8.17" calcext:value-type="float">
            <text:p>8,17</text:p>
          </table:table-cell>
          <table:table-cell office:value-type="float" office:value="15" calcext:value-type="float">
            <text:p>15</text:p>
          </table:table-cell>
          <table:table-cell office:value-type="float" office:value="8.17" calcext:value-type="float">
            <text:p>8,17</text:p>
          </table:table-cell>
          <table:table-cell office:value-type="float" office:value="1837" calcext:value-type="float">
            <text:p>1837</text:p>
          </table:table-cell>
          <table:table-cell office:value-type="float" office:value="262.45" calcext:value-type="float">
            <text:p>262,45</text:p>
          </table:table-cell>
          <table:table-cell office:value-type="float" office:value="91" calcext:value-type="float">
            <text:p>91</text:p>
          </table:table-cell>
          <table:table-cell office:value-type="float" office:value="535.78" calcext:value-type="float">
            <text:p>535,78</text:p>
          </table:table-cell>
          <table:table-cell office:value-type="float" office:value="90.07" calcext:value-type="float">
            <text:p>90,07</text:p>
          </table:table-cell>
          <table:table-cell office:value-type="float" office:value="5370" calcext:value-type="float">
            <text:p>5370</text:p>
          </table:table-cell>
          <table:table-cell table:formula="of:=[.K319]/[.L319]" office:value-type="float" office:value="5.94848451204619" calcext:value-type="float">
            <text:p>5,94848451204619</text:p>
          </table:table-cell>
        </table:table-row>
        <table:table-row table:style-name="ro1">
          <table:table-cell office:value-type="string" calcext:value-type="string">
            <text:p>g.56.4.gml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office:value-type="float" office:value="7.49" calcext:value-type="float">
            <text:p>7,49</text:p>
          </table:table-cell>
          <table:table-cell office:value-type="float" office:value="27.42" calcext:value-type="float">
            <text:p>27,42</text:p>
          </table:table-cell>
          <table:table-cell office:value-type="float" office:value="7.49" calcext:value-type="float">
            <text:p>7,49</text:p>
          </table:table-cell>
          <table:table-cell office:value-type="float" office:value="435" calcext:value-type="float">
            <text:p>435</text:p>
          </table:table-cell>
          <table:table-cell office:value-type="float" office:value="227.83" calcext:value-type="float">
            <text:p>227,83</text:p>
          </table:table-cell>
          <table:table-cell office:value-type="float" office:value="138" calcext:value-type="float">
            <text:p>138</text:p>
          </table:table-cell>
          <table:table-cell office:value-type="float" office:value="478.19" calcext:value-type="float">
            <text:p>478,19</text:p>
          </table:table-cell>
          <table:table-cell office:value-type="float" office:value="66.18" calcext:value-type="float">
            <text:p>66,18</text:p>
          </table:table-cell>
          <table:table-cell office:value-type="float" office:value="1355" calcext:value-type="float">
            <text:p>1355</text:p>
          </table:table-cell>
          <table:table-cell table:formula="of:=[.K320]/[.L320]" office:value-type="float" office:value="7.22559685705651" calcext:value-type="float">
            <text:p>7,22559685705651</text:p>
          </table:table-cell>
        </table:table-row>
        <table:table-row table:style-name="ro1">
          <table:table-cell office:value-type="string" calcext:value-type="string">
            <text:p>g.57.0.gml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9.44" calcext:value-type="float">
            <text:p>19,44</text:p>
          </table:table-cell>
          <table:table-cell office:value-type="float" office:value="51.85" calcext:value-type="float">
            <text:p>51,85</text:p>
          </table:table-cell>
          <table:table-cell office:value-type="float" office:value="19.44" calcext:value-type="float">
            <text:p>19,44</text:p>
          </table:table-cell>
          <table:table-cell office:value-type="float" office:value="592" calcext:value-type="float">
            <text:p>592</text:p>
          </table:table-cell>
          <table:table-cell office:value-type="float" office:value="224.64" calcext:value-type="float">
            <text:p>224,64</text:p>
          </table:table-cell>
          <table:table-cell office:value-type="float" office:value="15" calcext:value-type="float">
            <text:p>15</text:p>
          </table:table-cell>
          <table:table-cell office:value-type="float" office:value="517.87" calcext:value-type="float">
            <text:p>517,87</text:p>
          </table:table-cell>
          <table:table-cell office:value-type="float" office:value="142.22" calcext:value-type="float">
            <text:p>142,22</text:p>
          </table:table-cell>
          <table:table-cell office:value-type="float" office:value="1362" calcext:value-type="float">
            <text:p>1362</text:p>
          </table:table-cell>
          <table:table-cell table:formula="of:=[.K321]/[.L321]" office:value-type="float" office:value="3.64133033328646" calcext:value-type="float">
            <text:p>3,64133033328646</text:p>
          </table:table-cell>
        </table:table-row>
        <table:table-row table:style-name="ro1">
          <table:table-cell office:value-type="string" calcext:value-type="string">
            <text:p>g.57.29.gml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1.36" calcext:value-type="float">
            <text:p>11,36</text:p>
          </table:table-cell>
          <table:table-cell office:value-type="float" office:value="31.95" calcext:value-type="float">
            <text:p>31,95</text:p>
          </table:table-cell>
          <table:table-cell office:value-type="float" office:value="11.36" calcext:value-type="float">
            <text:p>11,36</text:p>
          </table:table-cell>
          <table:table-cell office:value-type="float" office:value="257" calcext:value-type="float">
            <text:p>257</text:p>
          </table:table-cell>
          <table:table-cell office:value-type="float" office:value="240.28" calcext:value-type="float">
            <text:p>240,28</text:p>
          </table:table-cell>
          <table:table-cell office:value-type="float" office:value="98" calcext:value-type="float">
            <text:p>98</text:p>
          </table:table-cell>
          <table:table-cell office:value-type="float" office:value="439.66" calcext:value-type="float">
            <text:p>439,66</text:p>
          </table:table-cell>
          <table:table-cell office:value-type="float" office:value="99.38" calcext:value-type="float">
            <text:p>99,38</text:p>
          </table:table-cell>
          <table:table-cell office:value-type="float" office:value="803" calcext:value-type="float">
            <text:p>803</text:p>
          </table:table-cell>
          <table:table-cell table:formula="of:=[.K322]/[.L322]" office:value-type="float" office:value="4.42402897967398" calcext:value-type="float">
            <text:p>4,42402897967398</text:p>
          </table:table-cell>
        </table:table-row>
        <table:table-row table:style-name="ro1">
          <table:table-cell office:value-type="string" calcext:value-type="string">
            <text:p>g.57.28.gml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0.9" calcext:value-type="float">
            <text:p>10,9</text:p>
          </table:table-cell>
          <table:table-cell office:value-type="float" office:value="24.79" calcext:value-type="float">
            <text:p>24,79</text:p>
          </table:table-cell>
          <table:table-cell office:value-type="float" office:value="10.9" calcext:value-type="float">
            <text:p>10,9</text:p>
          </table:table-cell>
          <table:table-cell office:value-type="float" office:value="1015" calcext:value-type="float">
            <text:p>1015</text:p>
          </table:table-cell>
          <table:table-cell office:value-type="float" office:value="243.02" calcext:value-type="float">
            <text:p>243,02</text:p>
          </table:table-cell>
          <table:table-cell office:value-type="float" office:value="95" calcext:value-type="float">
            <text:p>95</text:p>
          </table:table-cell>
          <table:table-cell office:value-type="float" office:value="482.49" calcext:value-type="float">
            <text:p>482,49</text:p>
          </table:table-cell>
          <table:table-cell office:value-type="float" office:value="101.14" calcext:value-type="float">
            <text:p>101,14</text:p>
          </table:table-cell>
          <table:table-cell office:value-type="float" office:value="2851" calcext:value-type="float">
            <text:p>2851</text:p>
          </table:table-cell>
          <table:table-cell table:formula="of:=[.K323]/[.L323]" office:value-type="float" office:value="4.77051611627447" calcext:value-type="float">
            <text:p>4,77051611627447</text:p>
          </table:table-cell>
        </table:table-row>
        <table:table-row table:style-name="ro1">
          <table:table-cell office:value-type="string" calcext:value-type="string">
            <text:p>g.57.18.gml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.31" calcext:value-type="float">
            <text:p>6,31</text:p>
          </table:table-cell>
          <table:table-cell office:value-type="float" office:value="22.88" calcext:value-type="float">
            <text:p>22,88</text:p>
          </table:table-cell>
          <table:table-cell office:value-type="float" office:value="6.31" calcext:value-type="float">
            <text:p>6,31</text:p>
          </table:table-cell>
          <table:table-cell office:value-type="float" office:value="157" calcext:value-type="float">
            <text:p>157</text:p>
          </table:table-cell>
          <table:table-cell office:value-type="float" office:value="214.67" calcext:value-type="float">
            <text:p>214,67</text:p>
          </table:table-cell>
          <table:table-cell office:value-type="float" office:value="44" calcext:value-type="float">
            <text:p>44</text:p>
          </table:table-cell>
          <table:table-cell office:value-type="float" office:value="405.61" calcext:value-type="float">
            <text:p>405,61</text:p>
          </table:table-cell>
          <table:table-cell office:value-type="float" office:value="77.64" calcext:value-type="float">
            <text:p>77,64</text:p>
          </table:table-cell>
          <table:table-cell office:value-type="float" office:value="451" calcext:value-type="float">
            <text:p>451</text:p>
          </table:table-cell>
          <table:table-cell table:formula="of:=[.K324]/[.L324]" office:value-type="float" office:value="5.22424008243174" calcext:value-type="float">
            <text:p>5,22424008243174</text:p>
          </table:table-cell>
        </table:table-row>
        <table:table-row table:style-name="ro1">
          <table:table-cell office:value-type="string" calcext:value-type="string">
            <text:p>g.57.14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.76" calcext:value-type="float">
            <text:p>11,76</text:p>
          </table:table-cell>
          <table:table-cell office:value-type="float" office:value="17.34" calcext:value-type="float">
            <text:p>17,34</text:p>
          </table:table-cell>
          <table:table-cell office:value-type="float" office:value="11.76" calcext:value-type="float">
            <text:p>11,76</text:p>
          </table:table-cell>
          <table:table-cell office:value-type="float" office:value="588" calcext:value-type="float">
            <text:p>588</text:p>
          </table:table-cell>
          <table:table-cell office:value-type="float" office:value="249.33" calcext:value-type="float">
            <text:p>249,33</text:p>
          </table:table-cell>
          <table:table-cell office:value-type="float" office:value="162" calcext:value-type="float">
            <text:p>162</text:p>
          </table:table-cell>
          <table:table-cell office:value-type="float" office:value="578.66" calcext:value-type="float">
            <text:p>578,66</text:p>
          </table:table-cell>
          <table:table-cell office:value-type="float" office:value="102.63" calcext:value-type="float">
            <text:p>102,63</text:p>
          </table:table-cell>
          <table:table-cell office:value-type="float" office:value="2056" calcext:value-type="float">
            <text:p>2056</text:p>
          </table:table-cell>
          <table:table-cell table:formula="of:=[.K325]/[.L325]" office:value-type="float" office:value="5.63831238429309" calcext:value-type="float">
            <text:p>5,63831238429309</text:p>
          </table:table-cell>
        </table:table-row>
        <table:table-row table:style-name="ro1">
          <table:table-cell office:value-type="string" calcext:value-type="string">
            <text:p>g.57.22.gml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5.61" calcext:value-type="float">
            <text:p>5,61</text:p>
          </table:table-cell>
          <table:table-cell office:value-type="float" office:value="21.9" calcext:value-type="float">
            <text:p>21,9</text:p>
          </table:table-cell>
          <table:table-cell office:value-type="float" office:value="5.61" calcext:value-type="float">
            <text:p>5,61</text:p>
          </table:table-cell>
          <table:table-cell office:value-type="float" office:value="657" calcext:value-type="float">
            <text:p>657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3" calcext:value-type="float">
            <text:p>143</text:p>
          </table:table-cell>
          <table:table-cell office:value-type="float" office:value="567.41" calcext:value-type="float">
            <text:p>567,41</text:p>
          </table:table-cell>
          <table:table-cell office:value-type="float" office:value="80.55" calcext:value-type="float">
            <text:p>80,55</text:p>
          </table:table-cell>
          <table:table-cell office:value-type="float" office:value="2288" calcext:value-type="float">
            <text:p>2288</text:p>
          </table:table-cell>
          <table:table-cell table:formula="of:=[.K326]/[.L326]" office:value-type="float" office:value="7.04419615145872" calcext:value-type="float">
            <text:p>7,04419615145872</text:p>
          </table:table-cell>
        </table:table-row>
        <table:table-row table:style-name="ro1">
          <table:table-cell office:value-type="string" calcext:value-type="string">
            <text:p>g.57.9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.21" calcext:value-type="float">
            <text:p>11,21</text:p>
          </table:table-cell>
          <table:table-cell office:value-type="float" office:value="20.48" calcext:value-type="float">
            <text:p>20,48</text:p>
          </table:table-cell>
          <table:table-cell office:value-type="float" office:value="11.21" calcext:value-type="float">
            <text:p>11,21</text:p>
          </table:table-cell>
          <table:table-cell office:value-type="float" office:value="224" calcext:value-type="float">
            <text:p>224</text:p>
          </table:table-cell>
          <table:table-cell office:value-type="float" office:value="238.95" calcext:value-type="float">
            <text:p>238,95</text:p>
          </table:table-cell>
          <table:table-cell office:value-type="float" office:value="161" calcext:value-type="float">
            <text:p>161</text:p>
          </table:table-cell>
          <table:table-cell office:value-type="float" office:value="560.11" calcext:value-type="float">
            <text:p>560,11</text:p>
          </table:table-cell>
          <table:table-cell office:value-type="float" office:value="64.34" calcext:value-type="float">
            <text:p>64,34</text:p>
          </table:table-cell>
          <table:table-cell office:value-type="float" office:value="730" calcext:value-type="float">
            <text:p>730</text:p>
          </table:table-cell>
          <table:table-cell table:formula="of:=[.K327]/[.L327]" office:value-type="float" office:value="8.70547093565434" calcext:value-type="float">
            <text:p>8,70547093565434</text:p>
          </table:table-cell>
        </table:table-row>
        <table:table-row table:style-name="ro1">
          <table:table-cell office:value-type="string" calcext:value-type="string">
            <text:p>g.57.8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2.66" calcext:value-type="float">
            <text:p>12,66</text:p>
          </table:table-cell>
          <table:table-cell office:value-type="float" office:value="20.94" calcext:value-type="float">
            <text:p>20,94</text:p>
          </table:table-cell>
          <table:table-cell office:value-type="float" office:value="12.66" calcext:value-type="float">
            <text:p>12,66</text:p>
          </table:table-cell>
          <table:table-cell office:value-type="float" office:value="1277" calcext:value-type="float">
            <text:p>1277</text:p>
          </table:table-cell>
          <table:table-cell office:value-type="float" office:value="264.33" calcext:value-type="float">
            <text:p>264,33</text:p>
          </table:table-cell>
          <table:table-cell office:value-type="float" office:value="173" calcext:value-type="float">
            <text:p>173</text:p>
          </table:table-cell>
          <table:table-cell office:value-type="float" office:value="593.76" calcext:value-type="float">
            <text:p>593,76</text:p>
          </table:table-cell>
          <table:table-cell office:value-type="float" office:value="66.74" calcext:value-type="float">
            <text:p>66,74</text:p>
          </table:table-cell>
          <table:table-cell office:value-type="float" office:value="4408" calcext:value-type="float">
            <text:p>4408</text:p>
          </table:table-cell>
          <table:table-cell table:formula="of:=[.K328]/[.L328]" office:value-type="float" office:value="8.89661372490261" calcext:value-type="float">
            <text:p>8,89661372490261</text:p>
          </table:table-cell>
        </table:table-row>
        <table:table-row table:style-name="ro1">
          <table:table-cell office:value-type="string" calcext:value-type="string">
            <text:p>g.57.15.gml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11.99" calcext:value-type="float">
            <text:p>11,99</text:p>
          </table:table-cell>
          <table:table-cell office:value-type="float" office:value="15.93" calcext:value-type="float">
            <text:p>15,93</text:p>
          </table:table-cell>
          <table:table-cell office:value-type="float" office:value="11.99" calcext:value-type="float">
            <text:p>11,99</text:p>
          </table:table-cell>
          <table:table-cell office:value-type="float" office:value="2898" calcext:value-type="float">
            <text:p>2898</text:p>
          </table:table-cell>
          <table:table-cell office:value-type="float" office:value="285.35" calcext:value-type="float">
            <text:p>285,35</text:p>
          </table:table-cell>
          <table:table-cell office:value-type="float" office:value="194" calcext:value-type="float">
            <text:p>194</text:p>
          </table:table-cell>
          <table:table-cell office:value-type="float" office:value="744.6" calcext:value-type="float">
            <text:p>744,6</text:p>
          </table:table-cell>
          <table:table-cell office:value-type="float" office:value="55.51" calcext:value-type="float">
            <text:p>55,51</text:p>
          </table:table-cell>
          <table:table-cell office:value-type="float" office:value="9278" calcext:value-type="float">
            <text:p>9278</text:p>
          </table:table-cell>
          <table:table-cell table:formula="of:=[.K329]/[.L329]" office:value-type="float" office:value="13.4137993154387" calcext:value-type="float">
            <text:p>13,4137993154387</text:p>
          </table:table-cell>
        </table:table-row>
        <table:table-row table:style-name="ro1">
          <table:table-cell office:value-type="string" calcext:value-type="string">
            <text:p>g.57.5.gml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6.81" calcext:value-type="float">
            <text:p>6,81</text:p>
          </table:table-cell>
          <table:table-cell office:value-type="float" office:value="14.5" calcext:value-type="float">
            <text:p>14,5</text:p>
          </table:table-cell>
          <table:table-cell office:value-type="float" office:value="11.82" calcext:value-type="float">
            <text:p>11,82</text:p>
          </table:table-cell>
          <table:table-cell office:value-type="float" office:value="403" calcext:value-type="float">
            <text:p>403</text:p>
          </table:table-cell>
          <table:table-cell office:value-type="float" office:value="96976.87" calcext:value-type="float">
            <text:p>96976,87</text:p>
          </table:table-cell>
          <table:table-cell office:value-type="float" office:value="1585" calcext:value-type="float">
            <text:p>1585</text:p>
          </table:table-cell>
          <table:table-cell office:value-type="float" office:value="58683.44" calcext:value-type="float">
            <text:p>58683,44</text:p>
          </table:table-cell>
          <table:table-cell office:value-type="float" office:value="275.59" calcext:value-type="float">
            <text:p>275,59</text:p>
          </table:table-cell>
          <table:table-cell office:value-type="float" office:value="3386" calcext:value-type="float">
            <text:p>3386</text:p>
          </table:table-cell>
          <table:table-cell table:formula="of:=[.K330]/[.L330]" office:value-type="float" office:value="212.937479589245" calcext:value-type="float">
            <text:p>212,937479589245</text:p>
          </table:table-cell>
        </table:table-row>
        <table:table-row table:style-name="ro1">
          <table:table-cell office:value-type="string" calcext:value-type="string">
            <text:p>g.57.26.gml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54" calcext:value-type="float">
            <text:p>54</text:p>
          </table:table-cell>
          <table:table-cell office:value-type="float" office:value="3.17" calcext:value-type="float">
            <text:p>3,17</text:p>
          </table:table-cell>
          <table:table-cell office:value-type="float" office:value="6.81" calcext:value-type="float">
            <text:p>6,81</text:p>
          </table:table-cell>
          <table:table-cell office:value-type="float" office:value="3.17" calcext:value-type="float">
            <text:p>3,17</text:p>
          </table:table-cell>
          <table:table-cell office:value-type="float" office:value="14" calcext:value-type="float">
            <text:p>14</text:p>
          </table:table-cell>
          <table:table-cell office:value-type="float" office:value="44036.08" calcext:value-type="float">
            <text:p>44036,08</text:p>
          </table:table-cell>
          <table:table-cell office:value-type="float" office:value="3963" calcext:value-type="float">
            <text:p>3963</text:p>
          </table:table-cell>
          <table:table-cell office:value-type="float" office:value="35743.45" calcext:value-type="float">
            <text:p>35743,45</text:p>
          </table:table-cell>
          <table:table-cell office:value-type="float" office:value="102.18" calcext:value-type="float">
            <text:p>102,18</text:p>
          </table:table-cell>
          <table:table-cell office:value-type="float" office:value="267" calcext:value-type="float">
            <text:p>267</text:p>
          </table:table-cell>
          <table:table-cell table:formula="of:=[.K331]/[.L331]" office:value-type="float" office:value="349.808670972793" calcext:value-type="float">
            <text:p>349,808670972793</text:p>
          </table:table-cell>
        </table:table-row>
        <table:table-row table:style-name="ro1">
          <table:table-cell office:value-type="string" calcext:value-type="string">
            <text:p>g.57.27.gml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1799" calcext:value-type="float">
            <text:p>1799</text:p>
          </table:table-cell>
          <table:table-cell office:value-type="float" office:value="190784.71" calcext:value-type="float">
            <text:p>190784,71</text:p>
          </table:table-cell>
          <table:table-cell office:value-type="float" office:value="1757" calcext:value-type="float">
            <text:p>1757</text:p>
          </table:table-cell>
          <table:table-cell office:value-type="float" office:value="19517.17" calcext:value-type="float">
            <text:p>19517,17</text:p>
          </table:table-cell>
          <table:table-cell office:value-type="float" office:value="447.35" calcext:value-type="float">
            <text:p>447,35</text:p>
          </table:table-cell>
          <table:table-cell office:value-type="float" office:value="17484" calcext:value-type="float">
            <text:p>17484</text:p>
          </table:table-cell>
          <table:table-cell table:formula="of:=[.K332]/[.L332]" office:value-type="float" office:value="43.6284117581312" calcext:value-type="float">
            <text:p>43,6284117581312</text:p>
          </table:table-cell>
        </table:table-row>
        <table:table-row table:style-name="ro1">
          <table:table-cell office:value-type="string" calcext:value-type="string">
            <text:p>g.58.4.gml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7.63" calcext:value-type="float">
            <text:p>7,63</text:p>
          </table:table-cell>
          <table:table-cell office:value-type="float" office:value="18.32" calcext:value-type="float">
            <text:p>18,32</text:p>
          </table:table-cell>
          <table:table-cell office:value-type="float" office:value="7.63" calcext:value-type="float">
            <text:p>7,63</text:p>
          </table:table-cell>
          <table:table-cell office:value-type="float" office:value="740" calcext:value-type="float">
            <text:p>740</text:p>
          </table:table-cell>
          <table:table-cell office:value-type="float" office:value="201.95" calcext:value-type="float">
            <text:p>201,95</text:p>
          </table:table-cell>
          <table:table-cell office:value-type="float" office:value="67" calcext:value-type="float">
            <text:p>67</text:p>
          </table:table-cell>
          <table:table-cell office:value-type="float" office:value="454.21" calcext:value-type="float">
            <text:p>454,21</text:p>
          </table:table-cell>
          <table:table-cell office:value-type="float" office:value="103.28" calcext:value-type="float">
            <text:p>103,28</text:p>
          </table:table-cell>
          <table:table-cell office:value-type="float" office:value="2116" calcext:value-type="float">
            <text:p>2116</text:p>
          </table:table-cell>
          <table:table-cell table:formula="of:=[.K333]/[.L333]" office:value-type="float" office:value="4.39785050348567" calcext:value-type="float">
            <text:p>4,39785050348567</text:p>
          </table:table-cell>
        </table:table-row>
        <table:table-row table:style-name="ro1">
          <table:table-cell office:value-type="string" calcext:value-type="string">
            <text:p>g.58.0.gml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6.81" calcext:value-type="float">
            <text:p>6,81</text:p>
          </table:table-cell>
          <table:table-cell office:value-type="float" office:value="24.35" calcext:value-type="float">
            <text:p>24,35</text:p>
          </table:table-cell>
          <table:table-cell office:value-type="float" office:value="6.81" calcext:value-type="float">
            <text:p>6,81</text:p>
          </table:table-cell>
          <table:table-cell office:value-type="float" office:value="646" calcext:value-type="float">
            <text:p>646</text:p>
          </table:table-cell>
          <table:table-cell office:value-type="float" office:value="247.21" calcext:value-type="float">
            <text:p>247,21</text:p>
          </table:table-cell>
          <table:table-cell office:value-type="float" office:value="60" calcext:value-type="float">
            <text:p>60</text:p>
          </table:table-cell>
          <table:table-cell office:value-type="float" office:value="543.23" calcext:value-type="float">
            <text:p>543,23</text:p>
          </table:table-cell>
          <table:table-cell office:value-type="float" office:value="101.47" calcext:value-type="float">
            <text:p>101,47</text:p>
          </table:table-cell>
          <table:table-cell office:value-type="float" office:value="1789" calcext:value-type="float">
            <text:p>1789</text:p>
          </table:table-cell>
          <table:table-cell table:formula="of:=[.K334]/[.L334]" office:value-type="float" office:value="5.35360204986696" calcext:value-type="float">
            <text:p>5,35360204986696</text:p>
          </table:table-cell>
        </table:table-row>
        <table:table-row table:style-name="ro1">
          <table:table-cell office:value-type="string" calcext:value-type="string">
            <text:p>g.58.10.gml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5.62" calcext:value-type="float">
            <text:p>5,62</text:p>
          </table:table-cell>
          <table:table-cell office:value-type="float" office:value="12.11" calcext:value-type="float">
            <text:p>12,11</text:p>
          </table:table-cell>
          <table:table-cell office:value-type="float" office:value="5.62" calcext:value-type="float">
            <text:p>5,62</text:p>
          </table:table-cell>
          <table:table-cell office:value-type="float" office:value="1035" calcext:value-type="float">
            <text:p>1035</text:p>
          </table:table-cell>
          <table:table-cell office:value-type="float" office:value="249.28" calcext:value-type="float">
            <text:p>249,28</text:p>
          </table:table-cell>
          <table:table-cell office:value-type="float" office:value="129" calcext:value-type="float">
            <text:p>129</text:p>
          </table:table-cell>
          <table:table-cell office:value-type="float" office:value="587.73" calcext:value-type="float">
            <text:p>587,73</text:p>
          </table:table-cell>
          <table:table-cell office:value-type="float" office:value="71.31" calcext:value-type="float">
            <text:p>71,31</text:p>
          </table:table-cell>
          <table:table-cell office:value-type="float" office:value="3220" calcext:value-type="float">
            <text:p>3220</text:p>
          </table:table-cell>
          <table:table-cell table:formula="of:=[.K335]/[.L335]" office:value-type="float" office:value="8.24190155658393" calcext:value-type="float">
            <text:p>8,24190155658393</text:p>
          </table:table-cell>
        </table:table-row>
        <table:table-row table:style-name="ro1">
          <table:table-cell office:value-type="string" calcext:value-type="string">
            <text:p>g.58.9.gml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21" calcext:value-type="float">
            <text:p>21</text:p>
          </table:table-cell>
          <table:table-cell office:value-type="float" office:value="3.17" calcext:value-type="float">
            <text:p>3,17</text:p>
          </table:table-cell>
          <table:table-cell office:value-type="float" office:value="11.82" calcext:value-type="float">
            <text:p>11,82</text:p>
          </table:table-cell>
          <table:table-cell office:value-type="float" office:value="3.17" calcext:value-type="float">
            <text:p>3,17</text:p>
          </table:table-cell>
          <table:table-cell office:value-type="float" office:value="718" calcext:value-type="float">
            <text:p>718</text:p>
          </table:table-cell>
          <table:table-cell office:value-type="float" office:value="282.4" calcext:value-type="float">
            <text:p>282,4</text:p>
          </table:table-cell>
          <table:table-cell office:value-type="float" office:value="276" calcext:value-type="float">
            <text:p>276</text:p>
          </table:table-cell>
          <table:table-cell office:value-type="float" office:value="719.7" calcext:value-type="float">
            <text:p>719,7</text:p>
          </table:table-cell>
          <table:table-cell office:value-type="float" office:value="76.62" calcext:value-type="float">
            <text:p>76,62</text:p>
          </table:table-cell>
          <table:table-cell office:value-type="float" office:value="2617" calcext:value-type="float">
            <text:p>2617</text:p>
          </table:table-cell>
          <table:table-cell table:formula="of:=[.K336]/[.L336]" office:value-type="float" office:value="9.39310884886453" calcext:value-type="float">
            <text:p>9,39310884886453</text:p>
          </table:table-cell>
        </table:table-row>
        <table:table-row table:style-name="ro1">
          <table:table-cell office:value-type="string" calcext:value-type="string">
            <text:p>g.58.3.gml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office:value-type="float" office:value="13.27" calcext:value-type="float">
            <text:p>13,27</text:p>
          </table:table-cell>
          <table:table-cell office:value-type="float" office:value="24.67" calcext:value-type="float">
            <text:p>24,67</text:p>
          </table:table-cell>
          <table:table-cell office:value-type="float" office:value="13.27" calcext:value-type="float">
            <text:p>13,27</text:p>
          </table:table-cell>
          <table:table-cell office:value-type="float" office:value="3299" calcext:value-type="float">
            <text:p>3299</text:p>
          </table:table-cell>
          <table:table-cell office:value-type="float" office:value="248.34" calcext:value-type="float">
            <text:p>248,34</text:p>
          </table:table-cell>
          <table:table-cell office:value-type="float" office:value="166" calcext:value-type="float">
            <text:p>166</text:p>
          </table:table-cell>
          <table:table-cell office:value-type="float" office:value="795.66" calcext:value-type="float">
            <text:p>795,66</text:p>
          </table:table-cell>
          <table:table-cell office:value-type="float" office:value="79.83" calcext:value-type="float">
            <text:p>79,83</text:p>
          </table:table-cell>
          <table:table-cell office:value-type="float" office:value="11128" calcext:value-type="float">
            <text:p>11128</text:p>
          </table:table-cell>
          <table:table-cell table:formula="of:=[.K337]/[.L337]" office:value-type="float" office:value="9.96692972566704" calcext:value-type="float">
            <text:p>9,96692972566704</text:p>
          </table:table-cell>
        </table:table-row>
        <table:table-row table:style-name="ro1">
          <table:table-cell office:value-type="string" calcext:value-type="string">
            <text:p>g.59.14.gml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4.34" calcext:value-type="float">
            <text:p>4,34</text:p>
          </table:table-cell>
          <table:table-cell office:value-type="float" office:value="14.5" calcext:value-type="float">
            <text:p>14,5</text:p>
          </table:table-cell>
          <table:table-cell office:value-type="float" office:value="4.34" calcext:value-type="float">
            <text:p>4,34</text:p>
          </table:table-cell>
          <table:table-cell office:value-type="float" office:value="294" calcext:value-type="float">
            <text:p>294</text:p>
          </table:table-cell>
          <table:table-cell office:value-type="float" office:value="211.51" calcext:value-type="float">
            <text:p>211,51</text:p>
          </table:table-cell>
          <table:table-cell office:value-type="float" office:value="41" calcext:value-type="float">
            <text:p>41</text:p>
          </table:table-cell>
          <table:table-cell office:value-type="float" office:value="414.99" calcext:value-type="float">
            <text:p>414,99</text:p>
          </table:table-cell>
          <table:table-cell office:value-type="float" office:value="113.65" calcext:value-type="float">
            <text:p>113,65</text:p>
          </table:table-cell>
          <table:table-cell office:value-type="float" office:value="707" calcext:value-type="float">
            <text:p>707</text:p>
          </table:table-cell>
          <table:table-cell table:formula="of:=[.K338]/[.L338]" office:value-type="float" office:value="3.65147382314122" calcext:value-type="float">
            <text:p>3,65147382314122</text:p>
          </table:table-cell>
        </table:table-row>
        <table:table-row table:style-name="ro1">
          <table:table-cell office:value-type="string" calcext:value-type="string">
            <text:p>g.59.0.gml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16.46" calcext:value-type="float">
            <text:p>16,46</text:p>
          </table:table-cell>
          <table:table-cell office:value-type="float" office:value="44.29" calcext:value-type="float">
            <text:p>44,29</text:p>
          </table:table-cell>
          <table:table-cell office:value-type="float" office:value="16.46" calcext:value-type="float">
            <text:p>16,46</text:p>
          </table:table-cell>
          <table:table-cell office:value-type="float" office:value="1227" calcext:value-type="float">
            <text:p>1227</text:p>
          </table:table-cell>
          <table:table-cell office:value-type="float" office:value="223.61" calcext:value-type="float">
            <text:p>223,61</text:p>
          </table:table-cell>
          <table:table-cell office:value-type="float" office:value="41" calcext:value-type="float">
            <text:p>41</text:p>
          </table:table-cell>
          <table:table-cell office:value-type="float" office:value="440.27" calcext:value-type="float">
            <text:p>440,27</text:p>
          </table:table-cell>
          <table:table-cell office:value-type="float" office:value="106.83" calcext:value-type="float">
            <text:p>106,83</text:p>
          </table:table-cell>
          <table:table-cell office:value-type="float" office:value="2974" calcext:value-type="float">
            <text:p>2974</text:p>
          </table:table-cell>
          <table:table-cell table:formula="of:=[.K339]/[.L339]" office:value-type="float" office:value="4.12122063090892" calcext:value-type="float">
            <text:p>4,12122063090892</text:p>
          </table:table-cell>
        </table:table-row>
        <table:table-row table:style-name="ro1">
          <table:table-cell office:value-type="string" calcext:value-type="string">
            <text:p>g.59.12.gml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,5</text:p>
          </table:table-cell>
          <table:table-cell office:value-type="float" office:value="17.3" calcext:value-type="float">
            <text:p>17,3</text:p>
          </table:table-cell>
          <table:table-cell office:value-type="float" office:value="12.5" calcext:value-type="float">
            <text:p>12,5</text:p>
          </table:table-cell>
          <table:table-cell office:value-type="float" office:value="508" calcext:value-type="float">
            <text:p>508</text:p>
          </table:table-cell>
          <table:table-cell office:value-type="float" office:value="263.18" calcext:value-type="float">
            <text:p>263,18</text:p>
          </table:table-cell>
          <table:table-cell office:value-type="float" office:value="193" calcext:value-type="float">
            <text:p>193</text:p>
          </table:table-cell>
          <table:table-cell office:value-type="float" office:value="614.27" calcext:value-type="float">
            <text:p>614,27</text:p>
          </table:table-cell>
          <table:table-cell office:value-type="float" office:value="76.55" calcext:value-type="float">
            <text:p>76,55</text:p>
          </table:table-cell>
          <table:table-cell office:value-type="float" office:value="1939" calcext:value-type="float">
            <text:p>1939</text:p>
          </table:table-cell>
          <table:table-cell table:formula="of:=[.K340]/[.L340]" office:value-type="float" office:value="8.02442847811888" calcext:value-type="float">
            <text:p>8,02442847811888</text:p>
          </table:table-cell>
        </table:table-row>
        <table:table-row table:style-name="ro1">
          <table:table-cell office:value-type="string" calcext:value-type="string">
            <text:p>g.59.9.gml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2.45" calcext:value-type="float">
            <text:p>12,45</text:p>
          </table:table-cell>
          <table:table-cell office:value-type="float" office:value="16.12" calcext:value-type="float">
            <text:p>16,12</text:p>
          </table:table-cell>
          <table:table-cell office:value-type="float" office:value="12.45" calcext:value-type="float">
            <text:p>12,45</text:p>
          </table:table-cell>
          <table:table-cell office:value-type="float" office:value="649" calcext:value-type="float">
            <text:p>649</text:p>
          </table:table-cell>
          <table:table-cell office:value-type="float" office:value="257.96" calcext:value-type="float">
            <text:p>257,96</text:p>
          </table:table-cell>
          <table:table-cell office:value-type="float" office:value="206" calcext:value-type="float">
            <text:p>206</text:p>
          </table:table-cell>
          <table:table-cell office:value-type="float" office:value="637.55" calcext:value-type="float">
            <text:p>637,55</text:p>
          </table:table-cell>
          <table:table-cell office:value-type="float" office:value="68.69" calcext:value-type="float">
            <text:p>68,69</text:p>
          </table:table-cell>
          <table:table-cell office:value-type="float" office:value="2268" calcext:value-type="float">
            <text:p>2268</text:p>
          </table:table-cell>
          <table:table-cell table:formula="of:=[.K341]/[.L341]" office:value-type="float" office:value="9.28155481147183" calcext:value-type="float">
            <text:p>9,28155481147183</text:p>
          </table:table-cell>
        </table:table-row>
        <table:table-row table:style-name="ro1">
          <table:table-cell office:value-type="string" calcext:value-type="string">
            <text:p>g.59.2.gml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1.15" calcext:value-type="float">
            <text:p>1,15</text:p>
          </table:table-cell>
          <table:table-cell office:value-type="float" office:value="7.48" calcext:value-type="float">
            <text:p>7,48</text:p>
          </table:table-cell>
          <table:table-cell office:value-type="float" office:value="1.15" calcext:value-type="float">
            <text:p>1,15</text:p>
          </table:table-cell>
          <table:table-cell office:value-type="float" office:value="405" calcext:value-type="float">
            <text:p>405</text:p>
          </table:table-cell>
          <table:table-cell office:value-type="float" office:value="737.33" calcext:value-type="float">
            <text:p>737,33</text:p>
          </table:table-cell>
          <table:table-cell office:value-type="float" office:value="633" calcext:value-type="float">
            <text:p>633</text:p>
          </table:table-cell>
          <table:table-cell office:value-type="float" office:value="6838.88" calcext:value-type="float">
            <text:p>6838,88</text:p>
          </table:table-cell>
          <table:table-cell office:value-type="float" office:value="53.16" calcext:value-type="float">
            <text:p>53,16</text:p>
          </table:table-cell>
          <table:table-cell office:value-type="float" office:value="2125" calcext:value-type="float">
            <text:p>2125</text:p>
          </table:table-cell>
          <table:table-cell table:formula="of:=[.K342]/[.L342]" office:value-type="float" office:value="128.647103085026" calcext:value-type="float">
            <text:p>128,647103085026</text:p>
          </table:table-cell>
        </table:table-row>
        <table:table-row table:style-name="ro1">
          <table:table-cell office:value-type="string" calcext:value-type="string">
            <text:p>g.60.1.gml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6.62" calcext:value-type="float">
            <text:p>16,62</text:p>
          </table:table-cell>
          <table:table-cell office:value-type="float" office:value="22.88" calcext:value-type="float">
            <text:p>22,88</text:p>
          </table:table-cell>
          <table:table-cell office:value-type="float" office:value="16.62" calcext:value-type="float">
            <text:p>16,62</text:p>
          </table:table-cell>
          <table:table-cell office:value-type="float" office:value="1497" calcext:value-type="float">
            <text:p>1497</text:p>
          </table:table-cell>
          <table:table-cell office:value-type="float" office:value="261.85" calcext:value-type="float">
            <text:p>261,85</text:p>
          </table:table-cell>
          <table:table-cell office:value-type="float" office:value="193" calcext:value-type="float">
            <text:p>193</text:p>
          </table:table-cell>
          <table:table-cell office:value-type="float" office:value="512.96" calcext:value-type="float">
            <text:p>512,96</text:p>
          </table:table-cell>
          <table:table-cell office:value-type="float" office:value="75.28" calcext:value-type="float">
            <text:p>75,28</text:p>
          </table:table-cell>
          <table:table-cell office:value-type="float" office:value="5834" calcext:value-type="float">
            <text:p>5834</text:p>
          </table:table-cell>
          <table:table-cell table:formula="of:=[.K343]/[.L343]" office:value-type="float" office:value="6.81402763018066" calcext:value-type="float">
            <text:p>6,81402763018066</text:p>
          </table:table-cell>
        </table:table-row>
        <table:table-row table:style-name="ro1">
          <table:table-cell office:value-type="string" calcext:value-type="string">
            <text:p>g.60.0.gml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7.34" calcext:value-type="float">
            <text:p>7,34</text:p>
          </table:table-cell>
          <table:table-cell office:value-type="float" office:value="14.39" calcext:value-type="float">
            <text:p>14,39</text:p>
          </table:table-cell>
          <table:table-cell office:value-type="float" office:value="7.34" calcext:value-type="float">
            <text:p>7,34</text:p>
          </table:table-cell>
          <table:table-cell office:value-type="float" office:value="84" calcext:value-type="float">
            <text:p>84</text:p>
          </table:table-cell>
          <table:table-cell office:value-type="float" office:value="230.87" calcext:value-type="float">
            <text:p>230,87</text:p>
          </table:table-cell>
          <table:table-cell office:value-type="float" office:value="102" calcext:value-type="float">
            <text:p>102</text:p>
          </table:table-cell>
          <table:table-cell office:value-type="float" office:value="568.18" calcext:value-type="float">
            <text:p>568,18</text:p>
          </table:table-cell>
          <table:table-cell office:value-type="float" office:value="64.18" calcext:value-type="float">
            <text:p>64,18</text:p>
          </table:table-cell>
          <table:table-cell office:value-type="float" office:value="251" calcext:value-type="float">
            <text:p>251</text:p>
          </table:table-cell>
          <table:table-cell table:formula="of:=[.K344]/[.L344]" office:value-type="float" office:value="8.85291368027423" calcext:value-type="float">
            <text:p>8,85291368027423</text:p>
          </table:table-cell>
        </table:table-row>
        <table:table-row table:style-name="ro1">
          <table:table-cell office:value-type="string" calcext:value-type="string">
            <text:p>g.60.9.gml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7.96" calcext:value-type="float">
            <text:p>17,96</text:p>
          </table:table-cell>
          <table:table-cell office:value-type="float" office:value="19.58" calcext:value-type="float">
            <text:p>19,58</text:p>
          </table:table-cell>
          <table:table-cell office:value-type="float" office:value="17.96" calcext:value-type="float">
            <text:p>17,96</text:p>
          </table:table-cell>
          <table:table-cell office:value-type="float" office:value="0" calcext:value-type="float">
            <text:p>0</text:p>
          </table:table-cell>
          <table:table-cell office:value-type="float" office:value="281.97" calcext:value-type="float">
            <text:p>281,97</text:p>
          </table:table-cell>
          <table:table-cell office:value-type="float" office:value="247" calcext:value-type="float">
            <text:p>247</text:p>
          </table:table-cell>
          <table:table-cell office:value-type="float" office:value="754.48" calcext:value-type="float">
            <text:p>754,48</text:p>
          </table:table-cell>
          <table:table-cell office:value-type="float" office:value="68.89" calcext:value-type="float">
            <text:p>68,89</text:p>
          </table:table-cell>
          <table:table-cell office:value-type="float" office:value="26042" calcext:value-type="float">
            <text:p>26042</text:p>
          </table:table-cell>
          <table:table-cell table:formula="of:=[.K345]/[.L345]" office:value-type="float" office:value="10.9519523878647" calcext:value-type="float">
            <text:p>10,9519523878647</text:p>
          </table:table-cell>
        </table:table-row>
        <table:table-row table:style-name="ro1">
          <table:table-cell office:value-type="string" calcext:value-type="string">
            <text:p>g.60.16.gml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float" office:value="15.63" calcext:value-type="float">
            <text:p>15,63</text:p>
          </table:table-cell>
          <table:table-cell office:value-type="float" office:value="18.16" calcext:value-type="float">
            <text:p>18,16</text:p>
          </table:table-cell>
          <table:table-cell office:value-type="float" office:value="15.63" calcext:value-type="float">
            <text:p>15,63</text:p>
          </table:table-cell>
          <table:table-cell office:value-type="float" office:value="1535" calcext:value-type="float">
            <text:p>1535</text:p>
          </table:table-cell>
          <table:table-cell office:value-type="float" office:value="277.74" calcext:value-type="float">
            <text:p>277,74</text:p>
          </table:table-cell>
          <table:table-cell office:value-type="float" office:value="250" calcext:value-type="float">
            <text:p>250</text:p>
          </table:table-cell>
          <table:table-cell office:value-type="float" office:value="918.55" calcext:value-type="float">
            <text:p>918,55</text:p>
          </table:table-cell>
          <table:table-cell office:value-type="float" office:value="56.16" calcext:value-type="float">
            <text:p>56,16</text:p>
          </table:table-cell>
          <table:table-cell office:value-type="float" office:value="5557" calcext:value-type="float">
            <text:p>5557</text:p>
          </table:table-cell>
          <table:table-cell table:formula="of:=[.K346]/[.L346]" office:value-type="float" office:value="16.3559472934473" calcext:value-type="float">
            <text:p>16,3559472934473</text:p>
          </table:table-cell>
        </table:table-row>
        <table:table-row table:style-name="ro1">
          <table:table-cell office:value-type="string" calcext:value-type="string">
            <text:p>g.61.55.gml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5.53" calcext:value-type="float">
            <text:p>15,53</text:p>
          </table:table-cell>
          <table:table-cell office:value-type="float" office:value="41.02" calcext:value-type="float">
            <text:p>41,02</text:p>
          </table:table-cell>
          <table:table-cell office:value-type="float" office:value="15.53" calcext:value-type="float">
            <text:p>15,53</text:p>
          </table:table-cell>
          <table:table-cell office:value-type="float" office:value="558" calcext:value-type="float">
            <text:p>558</text:p>
          </table:table-cell>
          <table:table-cell office:value-type="float" office:value="217.94" calcext:value-type="float">
            <text:p>217,94</text:p>
          </table:table-cell>
          <table:table-cell office:value-type="float" office:value="15" calcext:value-type="float">
            <text:p>15</text:p>
          </table:table-cell>
          <table:table-cell office:value-type="float" office:value="386.52" calcext:value-type="float">
            <text:p>386,52</text:p>
          </table:table-cell>
          <table:table-cell office:value-type="float" office:value="117.94" calcext:value-type="float">
            <text:p>117,94</text:p>
          </table:table-cell>
          <table:table-cell office:value-type="float" office:value="1237" calcext:value-type="float">
            <text:p>1237</text:p>
          </table:table-cell>
          <table:table-cell table:formula="of:=[.K347]/[.L347]" office:value-type="float" office:value="3.27725962353739" calcext:value-type="float">
            <text:p>3,27725962353739</text:p>
          </table:table-cell>
        </table:table-row>
        <table:table-row table:style-name="ro1">
          <table:table-cell office:value-type="string" calcext:value-type="string">
            <text:p>g.61.54.gml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3.85" calcext:value-type="float">
            <text:p>13,85</text:p>
          </table:table-cell>
          <table:table-cell office:value-type="float" office:value="41.11" calcext:value-type="float">
            <text:p>41,11</text:p>
          </table:table-cell>
          <table:table-cell office:value-type="float" office:value="13.85" calcext:value-type="float">
            <text:p>13,85</text:p>
          </table:table-cell>
          <table:table-cell office:value-type="float" office:value="495" calcext:value-type="float">
            <text:p>495</text:p>
          </table:table-cell>
          <table:table-cell office:value-type="float" office:value="217.47" calcext:value-type="float">
            <text:p>217,47</text:p>
          </table:table-cell>
          <table:table-cell office:value-type="float" office:value="15" calcext:value-type="float">
            <text:p>15</text:p>
          </table:table-cell>
          <table:table-cell office:value-type="float" office:value="383.35" calcext:value-type="float">
            <text:p>383,35</text:p>
          </table:table-cell>
          <table:table-cell office:value-type="float" office:value="115.96" calcext:value-type="float">
            <text:p>115,96</text:p>
          </table:table-cell>
          <table:table-cell office:value-type="float" office:value="1097" calcext:value-type="float">
            <text:p>1097</text:p>
          </table:table-cell>
          <table:table-cell table:formula="of:=[.K348]/[.L348]" office:value-type="float" office:value="3.30588133839255" calcext:value-type="float">
            <text:p>3,30588133839255</text:p>
          </table:table-cell>
        </table:table-row>
        <table:table-row table:style-name="ro1">
          <table:table-cell office:value-type="string" calcext:value-type="string">
            <text:p>g.61.2.gml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11.96" calcext:value-type="float">
            <text:p>11,96</text:p>
          </table:table-cell>
          <table:table-cell office:value-type="float" office:value="25.88" calcext:value-type="float">
            <text:p>25,88</text:p>
          </table:table-cell>
          <table:table-cell office:value-type="float" office:value="6.14" calcext:value-type="float">
            <text:p>6,14</text:p>
          </table:table-cell>
          <table:table-cell office:value-type="float" office:value="364" calcext:value-type="float">
            <text:p>364</text:p>
          </table:table-cell>
          <table:table-cell office:value-type="float" office:value="217.47" calcext:value-type="float">
            <text:p>217,47</text:p>
          </table:table-cell>
          <table:table-cell office:value-type="float" office:value="173" calcext:value-type="float">
            <text:p>173</text:p>
          </table:table-cell>
          <table:table-cell office:value-type="float" office:value="499.9" calcext:value-type="float">
            <text:p>499,9</text:p>
          </table:table-cell>
          <table:table-cell office:value-type="float" office:value="82.07" calcext:value-type="float">
            <text:p>82,07</text:p>
          </table:table-cell>
          <table:table-cell office:value-type="float" office:value="4289" calcext:value-type="float">
            <text:p>4289</text:p>
          </table:table-cell>
          <table:table-cell table:formula="of:=[.K349]/[.L349]" office:value-type="float" office:value="6.0911417082978" calcext:value-type="float">
            <text:p>6,0911417082978</text:p>
          </table:table-cell>
        </table:table-row>
        <table:table-row table:style-name="ro1">
          <table:table-cell office:value-type="string" calcext:value-type="string">
            <text:p>g.61.8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11.43" calcext:value-type="float">
            <text:p>11,43</text:p>
          </table:table-cell>
          <table:table-cell office:value-type="float" office:value="26.64" calcext:value-type="float">
            <text:p>26,64</text:p>
          </table:table-cell>
          <table:table-cell office:value-type="float" office:value="11.43" calcext:value-type="float">
            <text:p>11,43</text:p>
          </table:table-cell>
          <table:table-cell office:value-type="float" office:value="2598" calcext:value-type="float">
            <text:p>2598</text:p>
          </table:table-cell>
          <table:table-cell office:value-type="float" office:value="250.38" calcext:value-type="float">
            <text:p>250,38</text:p>
          </table:table-cell>
          <table:table-cell office:value-type="float" office:value="173" calcext:value-type="float">
            <text:p>173</text:p>
          </table:table-cell>
          <table:table-cell office:value-type="float" office:value="586.06" calcext:value-type="float">
            <text:p>586,06</text:p>
          </table:table-cell>
          <table:table-cell office:value-type="float" office:value="82.07" calcext:value-type="float">
            <text:p>82,07</text:p>
          </table:table-cell>
          <table:table-cell office:value-type="float" office:value="9260" calcext:value-type="float">
            <text:p>9260</text:p>
          </table:table-cell>
          <table:table-cell table:formula="of:=[.K350]/[.L350]" office:value-type="float" office:value="7.14097721457293" calcext:value-type="float">
            <text:p>7,14097721457293</text:p>
          </table:table-cell>
        </table:table-row>
        <table:table-row table:style-name="ro1">
          <table:table-cell office:value-type="string" calcext:value-type="string">
            <text:p>g.61.3.gml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6.14" calcext:value-type="float">
            <text:p>6,14</text:p>
          </table:table-cell>
          <table:table-cell office:value-type="float" office:value="18.86" calcext:value-type="float">
            <text:p>18,86</text:p>
          </table:table-cell>
          <table:table-cell office:value-type="float" office:value="6.14" calcext:value-type="float">
            <text:p>6,14</text:p>
          </table:table-cell>
          <table:table-cell office:value-type="float" office:value="364" calcext:value-type="float">
            <text:p>364</text:p>
          </table:table-cell>
          <table:table-cell office:value-type="float" office:value="229.81" calcext:value-type="float">
            <text:p>229,81</text:p>
          </table:table-cell>
          <table:table-cell office:value-type="float" office:value="87" calcext:value-type="float">
            <text:p>87</text:p>
          </table:table-cell>
          <table:table-cell office:value-type="float" office:value="499.9" calcext:value-type="float">
            <text:p>499,9</text:p>
          </table:table-cell>
          <table:table-cell office:value-type="float" office:value="68.57" calcext:value-type="float">
            <text:p>68,57</text:p>
          </table:table-cell>
          <table:table-cell office:value-type="float" office:value="1040" calcext:value-type="float">
            <text:p>1040</text:p>
          </table:table-cell>
          <table:table-cell table:formula="of:=[.K351]/[.L351]" office:value-type="float" office:value="7.29036021583783" calcext:value-type="float">
            <text:p>7,29036021583783</text:p>
          </table:table-cell>
        </table:table-row>
        <table:table-row table:style-name="ro1">
          <table:table-cell office:value-type="string" calcext:value-type="string">
            <text:p>g.61.3.gml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6.14" calcext:value-type="float">
            <text:p>6,14</text:p>
          </table:table-cell>
          <table:table-cell office:value-type="float" office:value="18.86" calcext:value-type="float">
            <text:p>18,86</text:p>
          </table:table-cell>
          <table:table-cell office:value-type="float" office:value="6.14" calcext:value-type="float">
            <text:p>6,14</text:p>
          </table:table-cell>
          <table:table-cell office:value-type="float" office:value="364" calcext:value-type="float">
            <text:p>364</text:p>
          </table:table-cell>
          <table:table-cell office:value-type="float" office:value="229.81" calcext:value-type="float">
            <text:p>229,81</text:p>
          </table:table-cell>
          <table:table-cell office:value-type="float" office:value="87" calcext:value-type="float">
            <text:p>87</text:p>
          </table:table-cell>
          <table:table-cell office:value-type="float" office:value="499.9" calcext:value-type="float">
            <text:p>499,9</text:p>
          </table:table-cell>
          <table:table-cell office:value-type="float" office:value="68.57" calcext:value-type="float">
            <text:p>68,57</text:p>
          </table:table-cell>
          <table:table-cell office:value-type="float" office:value="1040" calcext:value-type="float">
            <text:p>1040</text:p>
          </table:table-cell>
          <table:table-cell table:formula="of:=[.K352]/[.L352]" office:value-type="float" office:value="7.29036021583783" calcext:value-type="float">
            <text:p>7,29036021583783</text:p>
          </table:table-cell>
        </table:table-row>
        <table:table-row table:style-name="ro1">
          <table:table-cell office:value-type="string" calcext:value-type="string">
            <text:p>g.61.7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9.77" calcext:value-type="float">
            <text:p>9,77</text:p>
          </table:table-cell>
          <table:table-cell office:value-type="float" office:value="14.29" calcext:value-type="float">
            <text:p>14,29</text:p>
          </table:table-cell>
          <table:table-cell office:value-type="float" office:value="9.77" calcext:value-type="float">
            <text:p>9,77</text:p>
          </table:table-cell>
          <table:table-cell office:value-type="float" office:value="296" calcext:value-type="float">
            <text:p>296</text:p>
          </table:table-cell>
          <table:table-cell office:value-type="float" office:value="253.45" calcext:value-type="float">
            <text:p>253,45</text:p>
          </table:table-cell>
          <table:table-cell office:value-type="float" office:value="194" calcext:value-type="float">
            <text:p>194</text:p>
          </table:table-cell>
          <table:table-cell office:value-type="float" office:value="476.89" calcext:value-type="float">
            <text:p>476,89</text:p>
          </table:table-cell>
          <table:table-cell office:value-type="float" office:value="51.59" calcext:value-type="float">
            <text:p>51,59</text:p>
          </table:table-cell>
          <table:table-cell office:value-type="float" office:value="1101" calcext:value-type="float">
            <text:p>1101</text:p>
          </table:table-cell>
          <table:table-cell table:formula="of:=[.K353]/[.L353]" office:value-type="float" office:value="9.24384570653227" calcext:value-type="float">
            <text:p>9,24384570653227</text:p>
          </table:table-cell>
        </table:table-row>
        <table:table-row table:style-name="ro1">
          <table:table-cell office:value-type="string" calcext:value-type="string">
            <text:p>g.61.32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8.74" calcext:value-type="float">
            <text:p>8,74</text:p>
          </table:table-cell>
          <table:table-cell office:value-type="float" office:value="9.52" calcext:value-type="float">
            <text:p>9,52</text:p>
          </table:table-cell>
          <table:table-cell office:value-type="float" office:value="8.74" calcext:value-type="float">
            <text:p>8,74</text:p>
          </table:table-cell>
          <table:table-cell office:value-type="float" office:value="1806" calcext:value-type="float">
            <text:p>1806</text:p>
          </table:table-cell>
          <table:table-cell office:value-type="float" office:value="290.45" calcext:value-type="float">
            <text:p>290,45</text:p>
          </table:table-cell>
          <table:table-cell office:value-type="float" office:value="228" calcext:value-type="float">
            <text:p>228</text:p>
          </table:table-cell>
          <table:table-cell office:value-type="float" office:value="926.7" calcext:value-type="float">
            <text:p>926,7</text:p>
          </table:table-cell>
          <table:table-cell office:value-type="float" office:value="97.53" calcext:value-type="float">
            <text:p>97,53</text:p>
          </table:table-cell>
          <table:table-cell office:value-type="float" office:value="6657" calcext:value-type="float">
            <text:p>6657</text:p>
          </table:table-cell>
          <table:table-cell table:formula="of:=[.K354]/[.L354]" office:value-type="float" office:value="9.50169178714242" calcext:value-type="float">
            <text:p>9,50169178714242</text:p>
          </table:table-cell>
        </table:table-row>
        <table:table-row table:style-name="ro1">
          <table:table-cell office:value-type="string" calcext:value-type="string">
            <text:p>g.61.15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2.59" calcext:value-type="float">
            <text:p>12,59</text:p>
          </table:table-cell>
          <table:table-cell office:value-type="float" office:value="19.51" calcext:value-type="float">
            <text:p>19,51</text:p>
          </table:table-cell>
          <table:table-cell office:value-type="float" office:value="12.59" calcext:value-type="float">
            <text:p>12,59</text:p>
          </table:table-cell>
          <table:table-cell office:value-type="float" office:value="524" calcext:value-type="float">
            <text:p>524</text:p>
          </table:table-cell>
          <table:table-cell office:value-type="float" office:value="242.11" calcext:value-type="float">
            <text:p>242,11</text:p>
          </table:table-cell>
          <table:table-cell office:value-type="float" office:value="229" calcext:value-type="float">
            <text:p>229</text:p>
          </table:table-cell>
          <table:table-cell office:value-type="float" office:value="661.95" calcext:value-type="float">
            <text:p>661,95</text:p>
          </table:table-cell>
          <table:table-cell office:value-type="float" office:value="68.57" calcext:value-type="float">
            <text:p>68,57</text:p>
          </table:table-cell>
          <table:table-cell office:value-type="float" office:value="1949" calcext:value-type="float">
            <text:p>1949</text:p>
          </table:table-cell>
          <table:table-cell table:formula="of:=[.K355]/[.L355]" office:value-type="float" office:value="9.6536386174712" calcext:value-type="float">
            <text:p>9,6536386174712</text:p>
          </table:table-cell>
        </table:table-row>
        <table:table-row table:style-name="ro1">
          <table:table-cell office:value-type="string" calcext:value-type="string">
            <text:p>g.61.4.gml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office:value-type="float" office:value="14.21" calcext:value-type="float">
            <text:p>14,21</text:p>
          </table:table-cell>
          <table:table-cell office:value-type="float" office:value="16.44" calcext:value-type="float">
            <text:p>16,44</text:p>
          </table:table-cell>
          <table:table-cell office:value-type="float" office:value="14.21" calcext:value-type="float">
            <text:p>14,21</text:p>
          </table:table-cell>
          <table:table-cell office:value-type="float" office:value="5043" calcext:value-type="float">
            <text:p>5043</text:p>
          </table:table-cell>
          <table:table-cell office:value-type="float" office:value="282.7" calcext:value-type="float">
            <text:p>282,7</text:p>
          </table:table-cell>
          <table:table-cell office:value-type="float" office:value="228" calcext:value-type="float">
            <text:p>228</text:p>
          </table:table-cell>
          <table:table-cell office:value-type="float" office:value="683.59" calcext:value-type="float">
            <text:p>683,59</text:p>
          </table:table-cell>
          <table:table-cell office:value-type="float" office:value="52.76" calcext:value-type="float">
            <text:p>52,76</text:p>
          </table:table-cell>
          <table:table-cell office:value-type="float" office:value="19610" calcext:value-type="float">
            <text:p>19610</text:p>
          </table:table-cell>
          <table:table-cell table:formula="of:=[.K356]/[.L356]" office:value-type="float" office:value="12.9565959059894" calcext:value-type="float">
            <text:p>12,9565959059894</text:p>
          </table:table-cell>
        </table:table-row>
        <table:table-row table:style-name="ro1">
          <table:table-cell office:value-type="string" calcext:value-type="string">
            <text:p>g.61.31.gml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1.96" calcext:value-type="float">
            <text:p>11,96</text:p>
          </table:table-cell>
          <table:table-cell office:value-type="float" office:value="15.52" calcext:value-type="float">
            <text:p>15,52</text:p>
          </table:table-cell>
          <table:table-cell office:value-type="float" office:value="11.96" calcext:value-type="float">
            <text:p>11,96</text:p>
          </table:table-cell>
          <table:table-cell office:value-type="float" office:value="595" calcext:value-type="float">
            <text:p>595</text:p>
          </table:table-cell>
          <table:table-cell office:value-type="float" office:value="269.5" calcext:value-type="float">
            <text:p>269,5</text:p>
          </table:table-cell>
          <table:table-cell office:value-type="float" office:value="221" calcext:value-type="float">
            <text:p>221</text:p>
          </table:table-cell>
          <table:table-cell office:value-type="float" office:value="857.42" calcext:value-type="float">
            <text:p>857,42</text:p>
          </table:table-cell>
          <table:table-cell office:value-type="float" office:value="65.38" calcext:value-type="float">
            <text:p>65,38</text:p>
          </table:table-cell>
          <table:table-cell office:value-type="float" office:value="2219" calcext:value-type="float">
            <text:p>2219</text:p>
          </table:table-cell>
          <table:table-cell table:formula="of:=[.K357]/[.L357]" office:value-type="float" office:value="13.1144080758642" calcext:value-type="float">
            <text:p>13,1144080758642</text:p>
          </table:table-cell>
        </table:table-row>
        <table:table-row table:style-name="ro1">
          <table:table-cell office:value-type="string" calcext:value-type="string">
            <text:p>g.61.9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8.61" calcext:value-type="float">
            <text:p>8,61</text:p>
          </table:table-cell>
          <table:table-cell office:value-type="float" office:value="12.03" calcext:value-type="float">
            <text:p>12,03</text:p>
          </table:table-cell>
          <table:table-cell office:value-type="float" office:value="8.61" calcext:value-type="float">
            <text:p>8,61</text:p>
          </table:table-cell>
          <table:table-cell office:value-type="float" office:value="1243" calcext:value-type="float">
            <text:p>1243</text:p>
          </table:table-cell>
          <table:table-cell office:value-type="float" office:value="270.82" calcext:value-type="float">
            <text:p>270,82</text:p>
          </table:table-cell>
          <table:table-cell office:value-type="float" office:value="251" calcext:value-type="float">
            <text:p>251</text:p>
          </table:table-cell>
          <table:table-cell office:value-type="float" office:value="713.54" calcext:value-type="float">
            <text:p>713,54</text:p>
          </table:table-cell>
          <table:table-cell office:value-type="float" office:value="40.49" calcext:value-type="float">
            <text:p>40,49</text:p>
          </table:table-cell>
          <table:table-cell office:value-type="float" office:value="4782" calcext:value-type="float">
            <text:p>4782</text:p>
          </table:table-cell>
          <table:table-cell table:formula="of:=[.K358]/[.L358]" office:value-type="float" office:value="17.6226228698444" calcext:value-type="float">
            <text:p>17,6226228698444</text:p>
          </table:table-cell>
        </table:table-row>
        <table:table-row table:style-name="ro1">
          <table:table-cell office:value-type="string" calcext:value-type="string">
            <text:p>g.61.25.gml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4.09" calcext:value-type="float">
            <text:p>4,09</text:p>
          </table:table-cell>
          <table:table-cell office:value-type="float" office:value="13.85" calcext:value-type="float">
            <text:p>13,85</text:p>
          </table:table-cell>
          <table:table-cell office:value-type="float" office:value="4.09" calcext:value-type="float">
            <text:p>4,09</text:p>
          </table:table-cell>
          <table:table-cell office:value-type="float" office:value="2605" calcext:value-type="float">
            <text:p>2605</text:p>
          </table:table-cell>
          <table:table-cell office:value-type="float" office:value="302.91" calcext:value-type="float">
            <text:p>302,91</text:p>
          </table:table-cell>
          <table:table-cell office:value-type="float" office:value="285" calcext:value-type="float">
            <text:p>285</text:p>
          </table:table-cell>
          <table:table-cell office:value-type="float" office:value="1121.78" calcext:value-type="float">
            <text:p>1121,78</text:p>
          </table:table-cell>
          <table:table-cell office:value-type="float" office:value="26.84" calcext:value-type="float">
            <text:p>26,84</text:p>
          </table:table-cell>
          <table:table-cell office:value-type="float" office:value="10772" calcext:value-type="float">
            <text:p>10772</text:p>
          </table:table-cell>
          <table:table-cell table:formula="of:=[.K359]/[.L359]" office:value-type="float" office:value="41.7950819672131" calcext:value-type="float">
            <text:p>41,7950819672131</text:p>
          </table:table-cell>
        </table:table-row>
        <table:table-row table:style-name="ro1">
          <table:table-cell office:value-type="string" calcext:value-type="string">
            <text:p>g.62.0.gml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23" calcext:value-type="float">
            <text:p>23</text:p>
          </table:table-cell>
          <table:table-cell office:value-type="float" office:value="1.81" calcext:value-type="float">
            <text:p>1,81</text:p>
          </table:table-cell>
          <table:table-cell office:value-type="float" office:value="14.41" calcext:value-type="float">
            <text:p>14,41</text:p>
          </table:table-cell>
          <table:table-cell office:value-type="float" office:value="1.81" calcext:value-type="float">
            <text:p>1,81</text:p>
          </table:table-cell>
          <table:table-cell office:value-type="float" office:value="355" calcext:value-type="float">
            <text:p>355</text:p>
          </table:table-cell>
          <table:table-cell office:value-type="float" office:value="264.37" calcext:value-type="float">
            <text:p>264,37</text:p>
          </table:table-cell>
          <table:table-cell office:value-type="float" office:value="241" calcext:value-type="float">
            <text:p>241</text:p>
          </table:table-cell>
          <table:table-cell office:value-type="float" office:value="573.72" calcext:value-type="float">
            <text:p>573,72</text:p>
          </table:table-cell>
          <table:table-cell office:value-type="float" office:value="91.33" calcext:value-type="float">
            <text:p>91,33</text:p>
          </table:table-cell>
          <table:table-cell office:value-type="float" office:value="1422" calcext:value-type="float">
            <text:p>1422</text:p>
          </table:table-cell>
          <table:table-cell table:formula="of:=[.K360]/[.L360]" office:value-type="float" office:value="6.28183510347093" calcext:value-type="float">
            <text:p>6,28183510347093</text:p>
          </table:table-cell>
        </table:table-row>
        <table:table-row table:style-name="ro1">
          <table:table-cell office:value-type="string" calcext:value-type="string">
            <text:p>g.62.3.gml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6.12" calcext:value-type="float">
            <text:p>16,12</text:p>
          </table:table-cell>
          <table:table-cell office:value-type="float" office:value="18.59" calcext:value-type="float">
            <text:p>18,59</text:p>
          </table:table-cell>
          <table:table-cell office:value-type="float" office:value="16.12" calcext:value-type="float">
            <text:p>16,12</text:p>
          </table:table-cell>
          <table:table-cell office:value-type="float" office:value="0" calcext:value-type="float">
            <text:p>0</text:p>
          </table:table-cell>
          <table:table-cell office:value-type="float" office:value="242.85" calcext:value-type="float">
            <text:p>242,85</text:p>
          </table:table-cell>
          <table:table-cell office:value-type="float" office:value="210" calcext:value-type="float">
            <text:p>210</text:p>
          </table:table-cell>
          <table:table-cell office:value-type="float" office:value="616.66" calcext:value-type="float">
            <text:p>616,66</text:p>
          </table:table-cell>
          <table:table-cell office:value-type="float" office:value="73.48" calcext:value-type="float">
            <text:p>73,48</text:p>
          </table:table-cell>
          <table:table-cell office:value-type="float" office:value="26859" calcext:value-type="float">
            <text:p>26859</text:p>
          </table:table-cell>
          <table:table-cell table:formula="of:=[.K361]/[.L361]" office:value-type="float" office:value="8.39221556886228" calcext:value-type="float">
            <text:p>8,39221556886228</text:p>
          </table:table-cell>
        </table:table-row>
        <table:table-row table:style-name="ro1">
          <table:table-cell office:value-type="string" calcext:value-type="string">
            <text:p>g.62.2.gml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10.53" calcext:value-type="float">
            <text:p>10,53</text:p>
          </table:table-cell>
          <table:table-cell office:value-type="float" office:value="14.84" calcext:value-type="float">
            <text:p>14,84</text:p>
          </table:table-cell>
          <table:table-cell office:value-type="float" office:value="10.53" calcext:value-type="float">
            <text:p>10,53</text:p>
          </table:table-cell>
          <table:table-cell office:value-type="float" office:value="1104" calcext:value-type="float">
            <text:p>1104</text:p>
          </table:table-cell>
          <table:table-cell office:value-type="float" office:value="258.57" calcext:value-type="float">
            <text:p>258,57</text:p>
          </table:table-cell>
          <table:table-cell office:value-type="float" office:value="187" calcext:value-type="float">
            <text:p>187</text:p>
          </table:table-cell>
          <table:table-cell office:value-type="float" office:value="623.05" calcext:value-type="float">
            <text:p>623,05</text:p>
          </table:table-cell>
          <table:table-cell office:value-type="float" office:value="68.23" calcext:value-type="float">
            <text:p>68,23</text:p>
          </table:table-cell>
          <table:table-cell office:value-type="float" office:value="4176" calcext:value-type="float">
            <text:p>4176</text:p>
          </table:table-cell>
          <table:table-cell table:formula="of:=[.K362]/[.L362]" office:value-type="float" office:value="9.13161365968049" calcext:value-type="float">
            <text:p>9,13161365968049</text:p>
          </table:table-cell>
        </table:table-row>
        <table:table-row table:style-name="ro1">
          <table:table-cell office:value-type="string" calcext:value-type="string">
            <text:p>g.62.4.gml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16.61" calcext:value-type="float">
            <text:p>16,61</text:p>
          </table:table-cell>
          <table:table-cell office:value-type="float" office:value="10.8" calcext:value-type="float">
            <text:p>10,8</text:p>
          </table:table-cell>
          <table:table-cell office:value-type="float" office:value="1319" calcext:value-type="float">
            <text:p>1319</text:p>
          </table:table-cell>
          <table:table-cell office:value-type="float" office:value="267.4" calcext:value-type="float">
            <text:p>267,4</text:p>
          </table:table-cell>
          <table:table-cell office:value-type="float" office:value="213" calcext:value-type="float">
            <text:p>213</text:p>
          </table:table-cell>
          <table:table-cell office:value-type="float" office:value="531.24" calcext:value-type="float">
            <text:p>531,24</text:p>
          </table:table-cell>
          <table:table-cell office:value-type="float" office:value="56.83" calcext:value-type="float">
            <text:p>56,83</text:p>
          </table:table-cell>
          <table:table-cell office:value-type="float" office:value="4792" calcext:value-type="float">
            <text:p>4792</text:p>
          </table:table-cell>
          <table:table-cell table:formula="of:=[.K363]/[.L363]" office:value-type="float" office:value="9.34787964103467" calcext:value-type="float">
            <text:p>9,34787964103467</text:p>
          </table:table-cell>
        </table:table-row>
        <table:table-row table:style-name="ro1">
          <table:table-cell office:value-type="string" calcext:value-type="string">
            <text:p>g.63.0.gml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1.8" calcext:value-type="float">
            <text:p>21,8</text:p>
          </table:table-cell>
          <table:table-cell office:value-type="float" office:value="52.27" calcext:value-type="float">
            <text:p>52,27</text:p>
          </table:table-cell>
          <table:table-cell office:value-type="float" office:value="21.8" calcext:value-type="float">
            <text:p>21,8</text:p>
          </table:table-cell>
          <table:table-cell office:value-type="float" office:value="3715" calcext:value-type="float">
            <text:p>3715</text:p>
          </table:table-cell>
          <table:table-cell office:value-type="float" office:value="214.03" calcext:value-type="float">
            <text:p>214,03</text:p>
          </table:table-cell>
          <table:table-cell office:value-type="float" office:value="20" calcext:value-type="float">
            <text:p>20</text:p>
          </table:table-cell>
          <table:table-cell office:value-type="float" office:value="450.92" calcext:value-type="float">
            <text:p>450,92</text:p>
          </table:table-cell>
          <table:table-cell office:value-type="float" office:value="135.64" calcext:value-type="float">
            <text:p>135,64</text:p>
          </table:table-cell>
          <table:table-cell office:value-type="float" office:value="8434" calcext:value-type="float">
            <text:p>8434</text:p>
          </table:table-cell>
          <table:table-cell table:formula="of:=[.K364]/[.L364]" office:value-type="float" office:value="3.32438808611029" calcext:value-type="float">
            <text:p>3,32438808611029</text:p>
          </table:table-cell>
        </table:table-row>
        <table:table-row table:style-name="ro1">
          <table:table-cell office:value-type="string" calcext:value-type="string">
            <text:p>g.63.1.gml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7.4" calcext:value-type="float">
            <text:p>17,4</text:p>
          </table:table-cell>
          <table:table-cell office:value-type="float" office:value="42.61" calcext:value-type="float">
            <text:p>42,61</text:p>
          </table:table-cell>
          <table:table-cell office:value-type="float" office:value="17.4" calcext:value-type="float">
            <text:p>17,4</text:p>
          </table:table-cell>
          <table:table-cell office:value-type="float" office:value="843" calcext:value-type="float">
            <text:p>843</text:p>
          </table:table-cell>
          <table:table-cell office:value-type="float" office:value="217.39" calcext:value-type="float">
            <text:p>217,39</text:p>
          </table:table-cell>
          <table:table-cell office:value-type="float" office:value="18" calcext:value-type="float">
            <text:p>18</text:p>
          </table:table-cell>
          <table:table-cell office:value-type="float" office:value="337.93" calcext:value-type="float">
            <text:p>337,93</text:p>
          </table:table-cell>
          <table:table-cell office:value-type="float" office:value="58.64" calcext:value-type="float">
            <text:p>58,64</text:p>
          </table:table-cell>
          <table:table-cell office:value-type="float" office:value="1978" calcext:value-type="float">
            <text:p>1978</text:p>
          </table:table-cell>
          <table:table-cell table:formula="of:=[.K365]/[.L365]" office:value-type="float" office:value="5.76278990450205" calcext:value-type="float">
            <text:p>5,76278990450205</text:p>
          </table:table-cell>
        </table:table-row>
        <table:table-row table:style-name="ro1">
          <table:table-cell office:value-type="string" calcext:value-type="string">
            <text:p>g.63.9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4.34" calcext:value-type="float">
            <text:p>14,34</text:p>
          </table:table-cell>
          <table:table-cell office:value-type="float" office:value="19.33" calcext:value-type="float">
            <text:p>19,33</text:p>
          </table:table-cell>
          <table:table-cell office:value-type="float" office:value="14.34" calcext:value-type="float">
            <text:p>14,34</text:p>
          </table:table-cell>
          <table:table-cell office:value-type="float" office:value="720" calcext:value-type="float">
            <text:p>720</text:p>
          </table:table-cell>
          <table:table-cell office:value-type="float" office:value="268.97" calcext:value-type="float">
            <text:p>268,97</text:p>
          </table:table-cell>
          <table:table-cell office:value-type="float" office:value="238" calcext:value-type="float">
            <text:p>238</text:p>
          </table:table-cell>
          <table:table-cell office:value-type="float" office:value="734.78" calcext:value-type="float">
            <text:p>734,78</text:p>
          </table:table-cell>
          <table:table-cell office:value-type="float" office:value="67.09" calcext:value-type="float">
            <text:p>67,09</text:p>
          </table:table-cell>
          <table:table-cell office:value-type="float" office:value="2862" calcext:value-type="float">
            <text:p>2862</text:p>
          </table:table-cell>
          <table:table-cell table:formula="of:=[.K366]/[.L366]" office:value-type="float" office:value="10.9521538232225" calcext:value-type="float">
            <text:p>10,9521538232225</text:p>
          </table:table-cell>
        </table:table-row>
        <table:table-row table:style-name="ro1">
          <table:table-cell office:value-type="string" calcext:value-type="string">
            <text:p>g.63.18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.91" calcext:value-type="float">
            <text:p>10,91</text:p>
          </table:table-cell>
          <table:table-cell office:value-type="float" office:value="17.3" calcext:value-type="float">
            <text:p>17,3</text:p>
          </table:table-cell>
          <table:table-cell office:value-type="float" office:value="10.91" calcext:value-type="float">
            <text:p>10,91</text:p>
          </table:table-cell>
          <table:table-cell office:value-type="float" office:value="0" calcext:value-type="float">
            <text:p>0</text:p>
          </table:table-cell>
          <table:table-cell office:value-type="float" office:value="301.49" calcext:value-type="float">
            <text:p>301,49</text:p>
          </table:table-cell>
          <table:table-cell office:value-type="float" office:value="295" calcext:value-type="float">
            <text:p>295</text:p>
          </table:table-cell>
          <table:table-cell office:value-type="float" office:value="1201.65" calcext:value-type="float">
            <text:p>1201,65</text:p>
          </table:table-cell>
          <table:table-cell office:value-type="float" office:value="86.43" calcext:value-type="float">
            <text:p>86,43</text:p>
          </table:table-cell>
          <table:table-cell office:value-type="float" office:value="27584" calcext:value-type="float">
            <text:p>27584</text:p>
          </table:table-cell>
          <table:table-cell table:formula="of:=[.K367]/[.L367]" office:value-type="float" office:value="13.9031586254773" calcext:value-type="float">
            <text:p>13,9031586254773</text:p>
          </table:table-cell>
        </table:table-row>
        <table:table-row table:style-name="ro1">
          <table:table-cell office:value-type="string" calcext:value-type="string">
            <text:p>g.63.8.gml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1.34" calcext:value-type="float">
            <text:p>11,34</text:p>
          </table:table-cell>
          <table:table-cell office:value-type="float" office:value="15.77" calcext:value-type="float">
            <text:p>15,77</text:p>
          </table:table-cell>
          <table:table-cell office:value-type="float" office:value="11.34" calcext:value-type="float">
            <text:p>11,34</text:p>
          </table:table-cell>
          <table:table-cell office:value-type="float" office:value="1343" calcext:value-type="float">
            <text:p>1343</text:p>
          </table:table-cell>
          <table:table-cell office:value-type="float" office:value="280.61" calcext:value-type="float">
            <text:p>280,61</text:p>
          </table:table-cell>
          <table:table-cell office:value-type="float" office:value="245" calcext:value-type="float">
            <text:p>245</text:p>
          </table:table-cell>
          <table:table-cell office:value-type="float" office:value="878.79" calcext:value-type="float">
            <text:p>878,79</text:p>
          </table:table-cell>
          <table:table-cell office:value-type="float" office:value="50.63" calcext:value-type="float">
            <text:p>50,63</text:p>
          </table:table-cell>
          <table:table-cell office:value-type="float" office:value="5206" calcext:value-type="float">
            <text:p>5206</text:p>
          </table:table-cell>
          <table:table-cell table:formula="of:=[.K368]/[.L368]" office:value-type="float" office:value="17.3571005332807" calcext:value-type="float">
            <text:p>17,3571005332807</text:p>
          </table:table-cell>
        </table:table-row>
        <table:table-row table:style-name="ro1">
          <table:table-cell office:value-type="string" calcext:value-type="string">
            <text:p>g.64.17.gml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12.05" calcext:value-type="float">
            <text:p>12,05</text:p>
          </table:table-cell>
          <table:table-cell office:value-type="float" office:value="40.52" calcext:value-type="float">
            <text:p>40,52</text:p>
          </table:table-cell>
          <table:table-cell office:value-type="float" office:value="12.05" calcext:value-type="float">
            <text:p>12,05</text:p>
          </table:table-cell>
          <table:table-cell office:value-type="float" office:value="469" calcext:value-type="float">
            <text:p>469</text:p>
          </table:table-cell>
          <table:table-cell office:value-type="float" office:value="217.89" calcext:value-type="float">
            <text:p>217,89</text:p>
          </table:table-cell>
          <table:table-cell office:value-type="float" office:value="40" calcext:value-type="float">
            <text:p>40</text:p>
          </table:table-cell>
          <table:table-cell office:value-type="float" office:value="535.59" calcext:value-type="float">
            <text:p>535,59</text:p>
          </table:table-cell>
          <table:table-cell office:value-type="float" office:value="113.02" calcext:value-type="float">
            <text:p>113,02</text:p>
          </table:table-cell>
          <table:table-cell office:value-type="float" office:value="1254" calcext:value-type="float">
            <text:p>1254</text:p>
          </table:table-cell>
          <table:table-cell table:formula="of:=[.K369]/[.L369]" office:value-type="float" office:value="4.73889577066006" calcext:value-type="float">
            <text:p>4,73889577066006</text:p>
          </table:table-cell>
        </table:table-row>
        <table:table-row table:style-name="ro1">
          <table:table-cell office:value-type="string" calcext:value-type="string">
            <text:p>g.64.8.gml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11.05" calcext:value-type="float">
            <text:p>11,05</text:p>
          </table:table-cell>
          <table:table-cell office:value-type="float" office:value="21.53" calcext:value-type="float">
            <text:p>21,53</text:p>
          </table:table-cell>
          <table:table-cell office:value-type="float" office:value="11.05" calcext:value-type="float">
            <text:p>11,05</text:p>
          </table:table-cell>
          <table:table-cell office:value-type="float" office:value="4695" calcext:value-type="float">
            <text:p>4695</text:p>
          </table:table-cell>
          <table:table-cell office:value-type="float" office:value="267.03" calcext:value-type="float">
            <text:p>267,03</text:p>
          </table:table-cell>
          <table:table-cell office:value-type="float" office:value="237" calcext:value-type="float">
            <text:p>237</text:p>
          </table:table-cell>
          <table:table-cell office:value-type="float" office:value="588.57" calcext:value-type="float">
            <text:p>588,57</text:p>
          </table:table-cell>
          <table:table-cell office:value-type="float" office:value="86.42" calcext:value-type="float">
            <text:p>86,42</text:p>
          </table:table-cell>
          <table:table-cell office:value-type="float" office:value="18186" calcext:value-type="float">
            <text:p>18186</text:p>
          </table:table-cell>
          <table:table-cell table:formula="of:=[.K370]/[.L370]" office:value-type="float" office:value="6.81057625549641" calcext:value-type="float">
            <text:p>6,81057625549641</text:p>
          </table:table-cell>
        </table:table-row>
        <table:table-row table:style-name="ro1">
          <table:table-cell office:value-type="string" calcext:value-type="string">
            <text:p>g.64.18.gml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.73" calcext:value-type="float">
            <text:p>0,73</text:p>
          </table:table-cell>
          <table:table-cell office:value-type="float" office:value="5.93" calcext:value-type="float">
            <text:p>5,93</text:p>
          </table:table-cell>
          <table:table-cell office:value-type="float" office:value="0.73" calcext:value-type="float">
            <text:p>0,73</text:p>
          </table:table-cell>
          <table:table-cell office:value-type="float" office:value="3208" calcext:value-type="float">
            <text:p>3208</text:p>
          </table:table-cell>
          <table:table-cell office:value-type="float" office:value="2874.03" calcext:value-type="float">
            <text:p>2874,03</text:p>
          </table:table-cell>
          <table:table-cell office:value-type="float" office:value="1472" calcext:value-type="float">
            <text:p>1472</text:p>
          </table:table-cell>
          <table:table-cell office:value-type="float" office:value="35401.92" calcext:value-type="float">
            <text:p>35401,92</text:p>
          </table:table-cell>
          <table:table-cell office:value-type="float" office:value="52.16" calcext:value-type="float">
            <text:p>52,16</text:p>
          </table:table-cell>
          <table:table-cell office:value-type="float" office:value="29635" calcext:value-type="float">
            <text:p>29635</text:p>
          </table:table-cell>
          <table:table-cell table:formula="of:=[.K371]/[.L371]" office:value-type="float" office:value="678.717791411043" calcext:value-type="float">
            <text:p>678,717791411043</text:p>
          </table:table-cell>
        </table:table-row>
        <table:table-row table:style-name="ro1">
          <table:table-cell office:value-type="string" calcext:value-type="string">
            <text:p>g.64.7.gml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,25</text:p>
          </table:table-cell>
          <table:table-cell office:value-type="float" office:value="4.91" calcext:value-type="float">
            <text:p>4,91</text:p>
          </table:table-cell>
          <table:table-cell office:value-type="float" office:value="0.25" calcext:value-type="float">
            <text:p>0,25</text:p>
          </table:table-cell>
          <table:table-cell office:value-type="float" office:value="2665" calcext:value-type="float">
            <text:p>2665</text:p>
          </table:table-cell>
          <table:table-cell office:value-type="float" office:value="29216.62" calcext:value-type="float">
            <text:p>29216,62</text:p>
          </table:table-cell>
          <table:table-cell office:value-type="float" office:value="685" calcext:value-type="float">
            <text:p>685</text:p>
          </table:table-cell>
          <table:table-cell office:value-type="float" office:value="4674.81" calcext:value-type="float">
            <text:p>4674,81</text:p>
          </table:table-cell>
          <table:table-cell office:value-type="float" office:value="78.51" calcext:value-type="float">
            <text:p>78,51</text:p>
          </table:table-cell>
          <table:table-cell office:value-type="float" office:value="15033" calcext:value-type="float">
            <text:p>15033</text:p>
          </table:table-cell>
          <table:table-cell table:formula="of:=[.K372]/[.L372]" office:value-type="float" office:value="59.5441345051586" calcext:value-type="float">
            <text:p>59,5441345051586</text:p>
          </table:table-cell>
        </table:table-row>
        <table:table-row table:style-name="ro1">
          <table:table-cell office:value-type="string" calcext:value-type="string">
            <text:p>g.65.0.gml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2.32" calcext:value-type="float">
            <text:p>2,32</text:p>
          </table:table-cell>
          <table:table-cell office:value-type="float" office:value="8.11" calcext:value-type="float">
            <text:p>8,11</text:p>
          </table:table-cell>
          <table:table-cell office:value-type="float" office:value="2.32" calcext:value-type="float">
            <text:p>2,32</text:p>
          </table:table-cell>
          <table:table-cell office:value-type="float" office:value="83" calcext:value-type="float">
            <text:p>83</text:p>
          </table:table-cell>
          <table:table-cell office:value-type="float" office:value="252.71" calcext:value-type="float">
            <text:p>252,71</text:p>
          </table:table-cell>
          <table:table-cell office:value-type="float" office:value="504" calcext:value-type="float">
            <text:p>504</text:p>
          </table:table-cell>
          <table:table-cell office:value-type="float" office:value="580.59" calcext:value-type="float">
            <text:p>580,59</text:p>
          </table:table-cell>
          <table:table-cell office:value-type="float" office:value="50.06" calcext:value-type="float">
            <text:p>50,06</text:p>
          </table:table-cell>
          <table:table-cell office:value-type="float" office:value="497" calcext:value-type="float">
            <text:p>497</text:p>
          </table:table-cell>
          <table:table-cell table:formula="of:=[.K373]/[.L373]" office:value-type="float" office:value="11.5978825409509" calcext:value-type="float">
            <text:p>11,5978825409509</text:p>
          </table:table-cell>
        </table:table-row>
        <table:table-row table:style-name="ro1">
          <table:table-cell office:value-type="string" calcext:value-type="string">
            <text:p>g.66.3.gml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10.2" calcext:value-type="float">
            <text:p>10,2</text:p>
          </table:table-cell>
          <table:table-cell office:value-type="float" office:value="36.77" calcext:value-type="float">
            <text:p>36,77</text:p>
          </table:table-cell>
          <table:table-cell office:value-type="float" office:value="10.2" calcext:value-type="float">
            <text:p>10,2</text:p>
          </table:table-cell>
          <table:table-cell office:value-type="float" office:value="343" calcext:value-type="float">
            <text:p>343</text:p>
          </table:table-cell>
          <table:table-cell office:value-type="float" office:value="224.34" calcext:value-type="float">
            <text:p>224,34</text:p>
          </table:table-cell>
          <table:table-cell office:value-type="float" office:value="50" calcext:value-type="float">
            <text:p>50</text:p>
          </table:table-cell>
          <table:table-cell office:value-type="float" office:value="430.48" calcext:value-type="float">
            <text:p>430,48</text:p>
          </table:table-cell>
          <table:table-cell office:value-type="float" office:value="103.07" calcext:value-type="float">
            <text:p>103,07</text:p>
          </table:table-cell>
          <table:table-cell office:value-type="float" office:value="1109" calcext:value-type="float">
            <text:p>1109</text:p>
          </table:table-cell>
          <table:table-cell table:formula="of:=[.K374]/[.L374]" office:value-type="float" office:value="4.1765790239643" calcext:value-type="float">
            <text:p>4,1765790239643</text:p>
          </table:table-cell>
        </table:table-row>
        <table:table-row table:style-name="ro1">
          <table:table-cell office:value-type="string" calcext:value-type="string">
            <text:p>g.66.8.gml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.15" calcext:value-type="float">
            <text:p>2,15</text:p>
          </table:table-cell>
          <table:table-cell office:value-type="float" office:value="22.75" calcext:value-type="float">
            <text:p>22,75</text:p>
          </table:table-cell>
          <table:table-cell office:value-type="float" office:value="2.15" calcext:value-type="float">
            <text:p>2,15</text:p>
          </table:table-cell>
          <table:table-cell office:value-type="float" office:value="590" calcext:value-type="float">
            <text:p>590</text:p>
          </table:table-cell>
          <table:table-cell office:value-type="float" office:value="195.88" calcext:value-type="float">
            <text:p>195,88</text:p>
          </table:table-cell>
          <table:table-cell office:value-type="float" office:value="92" calcext:value-type="float">
            <text:p>92</text:p>
          </table:table-cell>
          <table:table-cell office:value-type="float" office:value="360.66" calcext:value-type="float">
            <text:p>360,66</text:p>
          </table:table-cell>
          <table:table-cell office:value-type="float" office:value="76.41" calcext:value-type="float">
            <text:p>76,41</text:p>
          </table:table-cell>
          <table:table-cell office:value-type="float" office:value="1563" calcext:value-type="float">
            <text:p>1563</text:p>
          </table:table-cell>
          <table:table-cell table:formula="of:=[.K375]/[.L375]" office:value-type="float" office:value="4.72006281900275" calcext:value-type="float">
            <text:p>4,72006281900275</text:p>
          </table:table-cell>
        </table:table-row>
        <table:table-row table:style-name="ro1">
          <table:table-cell office:value-type="string" calcext:value-type="string">
            <text:p>g.66.7.gml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2.34" calcext:value-type="float">
            <text:p>2,34</text:p>
          </table:table-cell>
          <table:table-cell office:value-type="float" office:value="23.01" calcext:value-type="float">
            <text:p>23,01</text:p>
          </table:table-cell>
          <table:table-cell office:value-type="float" office:value="2.34" calcext:value-type="float">
            <text:p>2,34</text:p>
          </table:table-cell>
          <table:table-cell office:value-type="float" office:value="469" calcext:value-type="float">
            <text:p>469</text:p>
          </table:table-cell>
          <table:table-cell office:value-type="float" office:value="225.62" calcext:value-type="float">
            <text:p>225,62</text:p>
          </table:table-cell>
          <table:table-cell office:value-type="float" office:value="99" calcext:value-type="float">
            <text:p>99</text:p>
          </table:table-cell>
          <table:table-cell office:value-type="float" office:value="518.21" calcext:value-type="float">
            <text:p>518,21</text:p>
          </table:table-cell>
          <table:table-cell office:value-type="float" office:value="75.55" calcext:value-type="float">
            <text:p>75,55</text:p>
          </table:table-cell>
          <table:table-cell office:value-type="float" office:value="1245" calcext:value-type="float">
            <text:p>1245</text:p>
          </table:table-cell>
          <table:table-cell table:formula="of:=[.K376]/[.L376]" office:value-type="float" office:value="6.85916611515553" calcext:value-type="float">
            <text:p>6,85916611515553</text:p>
          </table:table-cell>
        </table:table-row>
        <table:table-row table:style-name="ro1">
          <table:table-cell office:value-type="string" calcext:value-type="string">
            <text:p>g.66.6.gml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office:value-type="float" office:value="13.63" calcext:value-type="float">
            <text:p>13,63</text:p>
          </table:table-cell>
          <table:table-cell office:value-type="float" office:value="0.8" calcext:value-type="float">
            <text:p>0,8</text:p>
          </table:table-cell>
          <table:table-cell office:value-type="float" office:value="3688" calcext:value-type="float">
            <text:p>3688</text:p>
          </table:table-cell>
          <table:table-cell office:value-type="float" office:value="1745.23" calcext:value-type="float">
            <text:p>1745,23</text:p>
          </table:table-cell>
          <table:table-cell office:value-type="float" office:value="573" calcext:value-type="float">
            <text:p>573</text:p>
          </table:table-cell>
          <table:table-cell office:value-type="float" office:value="28945.37" calcext:value-type="float">
            <text:p>28945,37</text:p>
          </table:table-cell>
          <table:table-cell office:value-type="float" office:value="66.98" calcext:value-type="float">
            <text:p>66,98</text:p>
          </table:table-cell>
          <table:table-cell office:value-type="float" office:value="21289" calcext:value-type="float">
            <text:p>21289</text:p>
          </table:table-cell>
          <table:table-cell table:formula="of:=[.K377]/[.L377]" office:value-type="float" office:value="432.149447596297" calcext:value-type="float">
            <text:p>432,149447596297</text:p>
          </table:table-cell>
        </table:table-row>
        <table:table-row table:style-name="ro1">
          <table:table-cell office:value-type="string" calcext:value-type="string">
            <text:p>g.69.7.gml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.23" calcext:value-type="float">
            <text:p>9,23</text:p>
          </table:table-cell>
          <table:table-cell office:value-type="float" office:value="32.9" calcext:value-type="float">
            <text:p>32,9</text:p>
          </table:table-cell>
          <table:table-cell office:value-type="float" office:value="9.23" calcext:value-type="float">
            <text:p>9,23</text:p>
          </table:table-cell>
          <table:table-cell office:value-type="float" office:value="917" calcext:value-type="float">
            <text:p>917</text:p>
          </table:table-cell>
          <table:table-cell office:value-type="float" office:value="207.16" calcext:value-type="float">
            <text:p>207,16</text:p>
          </table:table-cell>
          <table:table-cell office:value-type="float" office:value="52" calcext:value-type="float">
            <text:p>52</text:p>
          </table:table-cell>
          <table:table-cell office:value-type="float" office:value="502.13" calcext:value-type="float">
            <text:p>502,13</text:p>
          </table:table-cell>
          <table:table-cell office:value-type="float" office:value="107.67" calcext:value-type="float">
            <text:p>107,67</text:p>
          </table:table-cell>
          <table:table-cell office:value-type="float" office:value="2733" calcext:value-type="float">
            <text:p>2733</text:p>
          </table:table-cell>
          <table:table-cell table:formula="of:=[.K378]/[.L378]" office:value-type="float" office:value="4.66360174607597" calcext:value-type="float">
            <text:p>4,66360174607597</text:p>
          </table:table-cell>
        </table:table-row>
        <table:table-row table:style-name="ro1">
          <table:table-cell office:value-type="string" calcext:value-type="string">
            <text:p>g.70.1.gml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20" calcext:value-type="float">
            <text:p>20</text:p>
          </table:table-cell>
          <table:table-cell office:value-type="float" office:value="2.83" calcext:value-type="float">
            <text:p>2,83</text:p>
          </table:table-cell>
          <table:table-cell office:value-type="float" office:value="21.42" calcext:value-type="float">
            <text:p>21,42</text:p>
          </table:table-cell>
          <table:table-cell office:value-type="float" office:value="2.83" calcext:value-type="float">
            <text:p>2,83</text:p>
          </table:table-cell>
          <table:table-cell office:value-type="float" office:value="175" calcext:value-type="float">
            <text:p>175</text:p>
          </table:table-cell>
          <table:table-cell office:value-type="float" office:value="244.41" calcext:value-type="float">
            <text:p>244,41</text:p>
          </table:table-cell>
          <table:table-cell office:value-type="float" office:value="124" calcext:value-type="float">
            <text:p>124</text:p>
          </table:table-cell>
          <table:table-cell office:value-type="float" office:value="534.52" calcext:value-type="float">
            <text:p>534,52</text:p>
          </table:table-cell>
          <table:table-cell office:value-type="float" office:value="70.76" calcext:value-type="float">
            <text:p>70,76</text:p>
          </table:table-cell>
          <table:table-cell office:value-type="float" office:value="675" calcext:value-type="float">
            <text:p>675</text:p>
          </table:table-cell>
          <table:table-cell table:formula="of:=[.K379]/[.L379]" office:value-type="float" office:value="7.55398530243075" calcext:value-type="float">
            <text:p>7,55398530243075</text:p>
          </table:table-cell>
        </table:table-row>
        <table:table-row table:style-name="ro1">
          <table:table-cell office:value-type="string" calcext:value-type="string">
            <text:p>g.73.7.gml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1.04" calcext:value-type="float">
            <text:p>11,04</text:p>
          </table:table-cell>
          <table:table-cell office:value-type="float" office:value="57.93" calcext:value-type="float">
            <text:p>57,93</text:p>
          </table:table-cell>
          <table:table-cell office:value-type="float" office:value="11.04" calcext:value-type="float">
            <text:p>11,04</text:p>
          </table:table-cell>
          <table:table-cell office:value-type="float" office:value="478" calcext:value-type="float">
            <text:p>478</text:p>
          </table:table-cell>
          <table:table-cell office:value-type="float" office:value="194.08" calcext:value-type="float">
            <text:p>194,08</text:p>
          </table:table-cell>
          <table:table-cell office:value-type="float" office:value="1" calcext:value-type="float">
            <text:p>1</text:p>
          </table:table-cell>
          <table:table-cell office:value-type="float" office:value="556.54" calcext:value-type="float">
            <text:p>556,54</text:p>
          </table:table-cell>
          <table:table-cell office:value-type="float" office:value="128.75" calcext:value-type="float">
            <text:p>128,75</text:p>
          </table:table-cell>
          <table:table-cell office:value-type="float" office:value="1049" calcext:value-type="float">
            <text:p>1049</text:p>
          </table:table-cell>
          <table:table-cell table:formula="of:=[.K380]/[.L380]" office:value-type="float" office:value="4.32264077669903" calcext:value-type="float">
            <text:p>4,32264077669903</text:p>
          </table:table-cell>
        </table:table-row>
        <table:table-row table:style-name="ro1">
          <table:table-cell office:value-type="string" calcext:value-type="string">
            <text:p>g.73.8.gml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25" calcext:value-type="float">
            <text:p>25</text:p>
          </table:table-cell>
          <table:table-cell office:value-type="float" office:value="5.12" calcext:value-type="float">
            <text:p>5,12</text:p>
          </table:table-cell>
          <table:table-cell office:value-type="float" office:value="35.76" calcext:value-type="float">
            <text:p>35,76</text:p>
          </table:table-cell>
          <table:table-cell office:value-type="float" office:value="5.12" calcext:value-type="float">
            <text:p>5,12</text:p>
          </table:table-cell>
          <table:table-cell office:value-type="float" office:value="586" calcext:value-type="float">
            <text:p>586</text:p>
          </table:table-cell>
          <table:table-cell office:value-type="float" office:value="222.64" calcext:value-type="float">
            <text:p>222,64</text:p>
          </table:table-cell>
          <table:table-cell office:value-type="float" office:value="43" calcext:value-type="float">
            <text:p>43</text:p>
          </table:table-cell>
          <table:table-cell office:value-type="float" office:value="470.69" calcext:value-type="float">
            <text:p>470,69</text:p>
          </table:table-cell>
          <table:table-cell office:value-type="float" office:value="90.38" calcext:value-type="float">
            <text:p>90,38</text:p>
          </table:table-cell>
          <table:table-cell office:value-type="float" office:value="1770" calcext:value-type="float">
            <text:p>1770</text:p>
          </table:table-cell>
          <table:table-cell table:formula="of:=[.K381]/[.L381]" office:value-type="float" office:value="5.20789997787121" calcext:value-type="float">
            <text:p>5,20789997787121</text:p>
          </table:table-cell>
        </table:table-row>
        <table:table-row table:style-name="ro1">
          <table:table-cell office:value-type="string" calcext:value-type="string">
            <text:p>g.73.4.gml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0.2" calcext:value-type="float">
            <text:p>20,2</text:p>
          </table:table-cell>
          <table:table-cell office:value-type="float" office:value="23.67" calcext:value-type="float">
            <text:p>23,67</text:p>
          </table:table-cell>
          <table:table-cell office:value-type="float" office:value="20.2" calcext:value-type="float">
            <text:p>20,2</text:p>
          </table:table-cell>
          <table:table-cell office:value-type="float" office:value="4571" calcext:value-type="float">
            <text:p>4571</text:p>
          </table:table-cell>
          <table:table-cell office:value-type="float" office:value="258.94" calcext:value-type="float">
            <text:p>258,94</text:p>
          </table:table-cell>
          <table:table-cell office:value-type="float" office:value="123" calcext:value-type="float">
            <text:p>123</text:p>
          </table:table-cell>
          <table:table-cell office:value-type="float" office:value="528.37" calcext:value-type="float">
            <text:p>528,37</text:p>
          </table:table-cell>
          <table:table-cell office:value-type="float" office:value="54.17" calcext:value-type="float">
            <text:p>54,17</text:p>
          </table:table-cell>
          <table:table-cell office:value-type="float" office:value="14556" calcext:value-type="float">
            <text:p>14556</text:p>
          </table:table-cell>
          <table:table-cell table:formula="of:=[.K382]/[.L382]" office:value-type="float" office:value="9.75392283551781" calcext:value-type="float">
            <text:p>9,75392283551781</text:p>
          </table:table-cell>
        </table:table-row>
        <table:table-row table:style-name="ro1">
          <table:table-cell office:value-type="string" calcext:value-type="string">
            <text:p>g.74.1.gml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4.69" calcext:value-type="float">
            <text:p>14,69</text:p>
          </table:table-cell>
          <table:table-cell office:value-type="float" office:value="20.8" calcext:value-type="float">
            <text:p>20,8</text:p>
          </table:table-cell>
          <table:table-cell office:value-type="float" office:value="14.69" calcext:value-type="float">
            <text:p>14,69</text:p>
          </table:table-cell>
          <table:table-cell office:value-type="float" office:value="455" calcext:value-type="float">
            <text:p>455</text:p>
          </table:table-cell>
          <table:table-cell office:value-type="float" office:value="225.37" calcext:value-type="float">
            <text:p>225,37</text:p>
          </table:table-cell>
          <table:table-cell office:value-type="float" office:value="11" calcext:value-type="float">
            <text:p>11</text:p>
          </table:table-cell>
          <table:table-cell office:value-type="float" office:value="476.51" calcext:value-type="float">
            <text:p>476,51</text:p>
          </table:table-cell>
          <table:table-cell office:value-type="float" office:value="102.42" calcext:value-type="float">
            <text:p>102,42</text:p>
          </table:table-cell>
          <table:table-cell office:value-type="float" office:value="1034" calcext:value-type="float">
            <text:p>1034</text:p>
          </table:table-cell>
          <table:table-cell table:formula="of:=[.K383]/[.L383]" office:value-type="float" office:value="4.65250927553212" calcext:value-type="float">
            <text:p>4,65250927553212</text:p>
          </table:table-cell>
        </table:table-row>
        <table:table-row table:style-name="ro1">
          <table:table-cell office:value-type="string" calcext:value-type="string">
            <text:p>g.74.2.gml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3.17" calcext:value-type="float">
            <text:p>3,17</text:p>
          </table:table-cell>
          <table:table-cell office:value-type="float" office:value="25.23" calcext:value-type="float">
            <text:p>25,23</text:p>
          </table:table-cell>
          <table:table-cell office:value-type="float" office:value="3.17" calcext:value-type="float">
            <text:p>3,17</text:p>
          </table:table-cell>
          <table:table-cell office:value-type="float" office:value="1039" calcext:value-type="float">
            <text:p>1039</text:p>
          </table:table-cell>
          <table:table-cell office:value-type="float" office:value="232.13" calcext:value-type="float">
            <text:p>232,13</text:p>
          </table:table-cell>
          <table:table-cell office:value-type="float" office:value="96" calcext:value-type="float">
            <text:p>96</text:p>
          </table:table-cell>
          <table:table-cell office:value-type="float" office:value="582.66" calcext:value-type="float">
            <text:p>582,66</text:p>
          </table:table-cell>
          <table:table-cell office:value-type="float" office:value="94.64" calcext:value-type="float">
            <text:p>94,64</text:p>
          </table:table-cell>
          <table:table-cell office:value-type="float" office:value="3513" calcext:value-type="float">
            <text:p>3513</text:p>
          </table:table-cell>
          <table:table-cell table:formula="of:=[.K384]/[.L384]" office:value-type="float" office:value="6.15659340659341" calcext:value-type="float">
            <text:p>6,15659340659341</text:p>
          </table:table-cell>
        </table:table-row>
        <table:table-row table:style-name="ro1">
          <table:table-cell office:value-type="string" calcext:value-type="string">
            <text:p>g.75.0.gml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6.95" calcext:value-type="float">
            <text:p>16,95</text:p>
          </table:table-cell>
          <table:table-cell office:value-type="float" office:value="37.02" calcext:value-type="float">
            <text:p>37,02</text:p>
          </table:table-cell>
          <table:table-cell office:value-type="float" office:value="16.95" calcext:value-type="float">
            <text:p>16,95</text:p>
          </table:table-cell>
          <table:table-cell office:value-type="float" office:value="598" calcext:value-type="float">
            <text:p>598</text:p>
          </table:table-cell>
          <table:table-cell office:value-type="float" office:value="229.83" calcext:value-type="float">
            <text:p>229,83</text:p>
          </table:table-cell>
          <table:table-cell office:value-type="float" office:value="13" calcext:value-type="float">
            <text:p>13</text:p>
          </table:table-cell>
          <table:table-cell office:value-type="float" office:value="508.34" calcext:value-type="float">
            <text:p>508,34</text:p>
          </table:table-cell>
          <table:table-cell office:value-type="float" office:value="118.33" calcext:value-type="float">
            <text:p>118,33</text:p>
          </table:table-cell>
          <table:table-cell office:value-type="float" office:value="1408" calcext:value-type="float">
            <text:p>1408</text:p>
          </table:table-cell>
          <table:table-cell table:formula="of:=[.K385]/[.L385]" office:value-type="float" office:value="4.29595199864785" calcext:value-type="float">
            <text:p>4,29595199864785</text:p>
          </table:table-cell>
        </table:table-row>
        <table:table-row table:style-name="ro1">
          <table:table-cell office:value-type="string" calcext:value-type="string">
            <text:p>g.75.4.gml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3.98" calcext:value-type="float">
            <text:p>13,98</text:p>
          </table:table-cell>
          <table:table-cell office:value-type="float" office:value="25.17" calcext:value-type="float">
            <text:p>25,17</text:p>
          </table:table-cell>
          <table:table-cell office:value-type="float" office:value="13.98" calcext:value-type="float">
            <text:p>13,98</text:p>
          </table:table-cell>
          <table:table-cell office:value-type="float" office:value="408" calcext:value-type="float">
            <text:p>408</text:p>
          </table:table-cell>
          <table:table-cell office:value-type="float" office:value="243.63" calcext:value-type="float">
            <text:p>243,63</text:p>
          </table:table-cell>
          <table:table-cell office:value-type="float" office:value="19" calcext:value-type="float">
            <text:p>19</text:p>
          </table:table-cell>
          <table:table-cell office:value-type="float" office:value="570.91" calcext:value-type="float">
            <text:p>570,91</text:p>
          </table:table-cell>
          <table:table-cell office:value-type="float" office:value="128.18" calcext:value-type="float">
            <text:p>128,18</text:p>
          </table:table-cell>
          <table:table-cell office:value-type="float" office:value="1129" calcext:value-type="float">
            <text:p>1129</text:p>
          </table:table-cell>
          <table:table-cell table:formula="of:=[.K386]/[.L386]" office:value-type="float" office:value="4.45397097831175" calcext:value-type="float">
            <text:p>4,45397097831175</text:p>
          </table:table-cell>
        </table:table-row>
        <table:table-row table:style-name="ro1">
          <table:table-cell office:value-type="string" calcext:value-type="string">
            <text:p>g.76.1.gml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office:value-type="float" office:value="25.56" calcext:value-type="float">
            <text:p>25,56</text:p>
          </table:table-cell>
          <table:table-cell office:value-type="float" office:value="8.2" calcext:value-type="float">
            <text:p>8,2</text:p>
          </table:table-cell>
          <table:table-cell office:value-type="float" office:value="1580" calcext:value-type="float">
            <text:p>1580</text:p>
          </table:table-cell>
          <table:table-cell office:value-type="float" office:value="240.71" calcext:value-type="float">
            <text:p>240,71</text:p>
          </table:table-cell>
          <table:table-cell office:value-type="float" office:value="54" calcext:value-type="float">
            <text:p>54</text:p>
          </table:table-cell>
          <table:table-cell office:value-type="float" office:value="580.54" calcext:value-type="float">
            <text:p>580,54</text:p>
          </table:table-cell>
          <table:table-cell office:value-type="float" office:value="119.92" calcext:value-type="float">
            <text:p>119,92</text:p>
          </table:table-cell>
          <table:table-cell office:value-type="float" office:value="4615" calcext:value-type="float">
            <text:p>4615</text:p>
          </table:table-cell>
          <table:table-cell table:formula="of:=[.K387]/[.L387]" office:value-type="float" office:value="4.84106070713809" calcext:value-type="float">
            <text:p>4,84106070713809</text:p>
          </table:table-cell>
        </table:table-row>
        <table:table-row table:style-name="ro1">
          <table:table-cell office:value-type="string" calcext:value-type="string">
            <text:p>g.77.5.gml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24.89" calcext:value-type="float">
            <text:p>24,89</text:p>
          </table:table-cell>
          <table:table-cell office:value-type="float" office:value="32.81" calcext:value-type="float">
            <text:p>32,81</text:p>
          </table:table-cell>
          <table:table-cell office:value-type="float" office:value="24.89" calcext:value-type="float">
            <text:p>24,89</text:p>
          </table:table-cell>
          <table:table-cell office:value-type="float" office:value="5157" calcext:value-type="float">
            <text:p>5157</text:p>
          </table:table-cell>
          <table:table-cell office:value-type="float" office:value="209.27" calcext:value-type="float">
            <text:p>209,27</text:p>
          </table:table-cell>
          <table:table-cell office:value-type="float" office:value="67" calcext:value-type="float">
            <text:p>67</text:p>
          </table:table-cell>
          <table:table-cell office:value-type="float" office:value="507.76" calcext:value-type="float">
            <text:p>507,76</text:p>
          </table:table-cell>
          <table:table-cell office:value-type="float" office:value="88.02" calcext:value-type="float">
            <text:p>88,02</text:p>
          </table:table-cell>
          <table:table-cell office:value-type="float" office:value="15532" calcext:value-type="float">
            <text:p>15532</text:p>
          </table:table-cell>
          <table:table-cell table:formula="of:=[.K388]/[.L388]" office:value-type="float" office:value="5.76868893433311" calcext:value-type="float">
            <text:p>5,76868893433311</text:p>
          </table:table-cell>
        </table:table-row>
        <table:table-row table:style-name="ro1">
          <table:table-cell office:value-type="string" calcext:value-type="string">
            <text:p>g.79.0.gml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4.38" calcext:value-type="float">
            <text:p>14,38</text:p>
          </table:table-cell>
          <table:table-cell office:value-type="float" office:value="46.56" calcext:value-type="float">
            <text:p>46,56</text:p>
          </table:table-cell>
          <table:table-cell office:value-type="float" office:value="14.38" calcext:value-type="float">
            <text:p>14,38</text:p>
          </table:table-cell>
          <table:table-cell office:value-type="float" office:value="4077" calcext:value-type="float">
            <text:p>4077</text:p>
          </table:table-cell>
          <table:table-cell office:value-type="float" office:value="210.13" calcext:value-type="float">
            <text:p>210,13</text:p>
          </table:table-cell>
          <table:table-cell office:value-type="float" office:value="29" calcext:value-type="float">
            <text:p>29</text:p>
          </table:table-cell>
          <table:table-cell office:value-type="float" office:value="476.78" calcext:value-type="float">
            <text:p>476,78</text:p>
          </table:table-cell>
          <table:table-cell office:value-type="float" office:value="116.34" calcext:value-type="float">
            <text:p>116,34</text:p>
          </table:table-cell>
          <table:table-cell office:value-type="float" office:value="11139" calcext:value-type="float">
            <text:p>11139</text:p>
          </table:table-cell>
          <table:table-cell table:formula="of:=[.K389]/[.L389]" office:value-type="float" office:value="4.09816056386453" calcext:value-type="float">
            <text:p>4,09816056386453</text:p>
          </table:table-cell>
        </table:table-row>
        <table:table-row table:style-name="ro1">
          <table:table-cell office:value-type="string" calcext:value-type="string">
            <text:p>g.79.7.gml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office:value-type="float" office:value="3.84" calcext:value-type="float">
            <text:p>3,84</text:p>
          </table:table-cell>
          <table:table-cell office:value-type="float" office:value="17.27" calcext:value-type="float">
            <text:p>17,27</text:p>
          </table:table-cell>
          <table:table-cell office:value-type="float" office:value="3.84" calcext:value-type="float">
            <text:p>3,84</text:p>
          </table:table-cell>
          <table:table-cell office:value-type="float" office:value="388" calcext:value-type="float">
            <text:p>388</text:p>
          </table:table-cell>
          <table:table-cell office:value-type="float" office:value="219.95" calcext:value-type="float">
            <text:p>219,95</text:p>
          </table:table-cell>
          <table:table-cell office:value-type="float" office:value="219" calcext:value-type="float">
            <text:p>219</text:p>
          </table:table-cell>
          <table:table-cell office:value-type="float" office:value="486.03" calcext:value-type="float">
            <text:p>486,03</text:p>
          </table:table-cell>
          <table:table-cell office:value-type="float" office:value="70.52" calcext:value-type="float">
            <text:p>70,52</text:p>
          </table:table-cell>
          <table:table-cell office:value-type="float" office:value="1770" calcext:value-type="float">
            <text:p>1770</text:p>
          </table:table-cell>
          <table:table-cell table:formula="of:=[.K390]/[.L390]" office:value-type="float" office:value="6.89208735110607" calcext:value-type="float">
            <text:p>6,89208735110607</text:p>
          </table:table-cell>
        </table:table-row>
        <table:table-row table:style-name="ro1">
          <table:table-cell office:value-type="string" calcext:value-type="string">
            <text:p>g.80.5.gml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30.68" calcext:value-type="float">
            <text:p>30,68</text:p>
          </table:table-cell>
          <table:table-cell office:value-type="float" office:value="44.78" calcext:value-type="float">
            <text:p>44,78</text:p>
          </table:table-cell>
          <table:table-cell office:value-type="float" office:value="30.68" calcext:value-type="float">
            <text:p>30,68</text:p>
          </table:table-cell>
          <table:table-cell office:value-type="float" office:value="162" calcext:value-type="float">
            <text:p>162</text:p>
          </table:table-cell>
          <table:table-cell office:value-type="float" office:value="230.65" calcext:value-type="float">
            <text:p>230,65</text:p>
          </table:table-cell>
          <table:table-cell office:value-type="float" office:value="7" calcext:value-type="float">
            <text:p>7</text:p>
          </table:table-cell>
          <table:table-cell office:value-type="float" office:value="391.66" calcext:value-type="float">
            <text:p>391,66</text:p>
          </table:table-cell>
          <table:table-cell office:value-type="float" office:value="121.75" calcext:value-type="float">
            <text:p>121,75</text:p>
          </table:table-cell>
          <table:table-cell office:value-type="float" office:value="536" calcext:value-type="float">
            <text:p>536</text:p>
          </table:table-cell>
          <table:table-cell table:formula="of:=[.K391]/[.L391]" office:value-type="float" office:value="3.21691991786448" calcext:value-type="float">
            <text:p>3,21691991786448</text:p>
          </table:table-cell>
        </table:table-row>
        <table:table-row table:style-name="ro1">
          <table:table-cell office:value-type="string" calcext:value-type="string">
            <text:p>g.80.1.gml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3.53" calcext:value-type="float">
            <text:p>13,53</text:p>
          </table:table-cell>
          <table:table-cell office:value-type="float" office:value="51.35" calcext:value-type="float">
            <text:p>51,35</text:p>
          </table:table-cell>
          <table:table-cell office:value-type="float" office:value="13.53" calcext:value-type="float">
            <text:p>13,53</text:p>
          </table:table-cell>
          <table:table-cell office:value-type="float" office:value="377" calcext:value-type="float">
            <text:p>377</text:p>
          </table:table-cell>
          <table:table-cell office:value-type="float" office:value="242.46" calcext:value-type="float">
            <text:p>242,46</text:p>
          </table:table-cell>
          <table:table-cell office:value-type="float" office:value="15" calcext:value-type="float">
            <text:p>15</text:p>
          </table:table-cell>
          <table:table-cell office:value-type="float" office:value="527.75" calcext:value-type="float">
            <text:p>527,75</text:p>
          </table:table-cell>
          <table:table-cell office:value-type="float" office:value="141.65" calcext:value-type="float">
            <text:p>141,65</text:p>
          </table:table-cell>
          <table:table-cell office:value-type="float" office:value="945" calcext:value-type="float">
            <text:p>945</text:p>
          </table:table-cell>
          <table:table-cell table:formula="of:=[.K392]/[.L392]" office:value-type="float" office:value="3.72573243911048" calcext:value-type="float">
            <text:p>3,72573243911048</text:p>
          </table:table-cell>
        </table:table-row>
        <table:table-row table:style-name="ro1">
          <table:table-cell office:value-type="string" calcext:value-type="string">
            <text:p>g.80.4.gml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7" calcext:value-type="float">
            <text:p>17</text:p>
          </table:table-cell>
          <table:table-cell office:value-type="float" office:value="11.69" calcext:value-type="float">
            <text:p>11,69</text:p>
          </table:table-cell>
          <table:table-cell office:value-type="float" office:value="25.94" calcext:value-type="float">
            <text:p>25,94</text:p>
          </table:table-cell>
          <table:table-cell office:value-type="float" office:value="11.69" calcext:value-type="float">
            <text:p>11,69</text:p>
          </table:table-cell>
          <table:table-cell office:value-type="float" office:value="2217" calcext:value-type="float">
            <text:p>2217</text:p>
          </table:table-cell>
          <table:table-cell office:value-type="float" office:value="214.43" calcext:value-type="float">
            <text:p>214,43</text:p>
          </table:table-cell>
          <table:table-cell office:value-type="float" office:value="28" calcext:value-type="float">
            <text:p>28</text:p>
          </table:table-cell>
          <table:table-cell office:value-type="float" office:value="555.29" calcext:value-type="float">
            <text:p>555,29</text:p>
          </table:table-cell>
          <table:table-cell office:value-type="float" office:value="123.1" calcext:value-type="float">
            <text:p>123,1</text:p>
          </table:table-cell>
          <table:table-cell office:value-type="float" office:value="5371" calcext:value-type="float">
            <text:p>5371</text:p>
          </table:table-cell>
          <table:table-cell table:formula="of:=[.K393]/[.L393]" office:value-type="float" office:value="4.51088545897644" calcext:value-type="float">
            <text:p>4,51088545897644</text:p>
          </table:table-cell>
        </table:table-row>
        <table:table-row table:style-name="ro1">
          <table:table-cell office:value-type="string" calcext:value-type="string">
            <text:p>g.81.0.gml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9.66" calcext:value-type="float">
            <text:p>9,66</text:p>
          </table:table-cell>
          <table:table-cell office:value-type="float" office:value="39.5" calcext:value-type="float">
            <text:p>39,5</text:p>
          </table:table-cell>
          <table:table-cell office:value-type="float" office:value="9.66" calcext:value-type="float">
            <text:p>9,66</text:p>
          </table:table-cell>
          <table:table-cell office:value-type="float" office:value="518" calcext:value-type="float">
            <text:p>518</text:p>
          </table:table-cell>
          <table:table-cell office:value-type="float" office:value="237.41" calcext:value-type="float">
            <text:p>237,41</text:p>
          </table:table-cell>
          <table:table-cell office:value-type="float" office:value="21" calcext:value-type="float">
            <text:p>21</text:p>
          </table:table-cell>
          <table:table-cell office:value-type="float" office:value="450.93" calcext:value-type="float">
            <text:p>450,93</text:p>
          </table:table-cell>
          <table:table-cell office:value-type="float" office:value="143.94" calcext:value-type="float">
            <text:p>143,94</text:p>
          </table:table-cell>
          <table:table-cell office:value-type="float" office:value="1385" calcext:value-type="float">
            <text:p>1385</text:p>
          </table:table-cell>
          <table:table-cell table:formula="of:=[.K394]/[.L394]" office:value-type="float" office:value="3.13276365152147" calcext:value-type="float">
            <text:p>3,13276365152147</text:p>
          </table:table-cell>
        </table:table-row>
        <table:table-row table:style-name="ro1">
          <table:table-cell office:value-type="string" calcext:value-type="string">
            <text:p>g.81.9.gml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.21" calcext:value-type="float">
            <text:p>0,21</text:p>
          </table:table-cell>
          <table:table-cell office:value-type="float" office:value="8.54" calcext:value-type="float">
            <text:p>8,54</text:p>
          </table:table-cell>
          <table:table-cell office:value-type="float" office:value="0.21" calcext:value-type="float">
            <text:p>0,21</text:p>
          </table:table-cell>
          <table:table-cell office:value-type="float" office:value="4216" calcext:value-type="float">
            <text:p>4216</text:p>
          </table:table-cell>
          <table:table-cell office:value-type="float" office:value="8378.09" calcext:value-type="float">
            <text:p>8378,09</text:p>
          </table:table-cell>
          <table:table-cell office:value-type="float" office:value="570" calcext:value-type="float">
            <text:p>570</text:p>
          </table:table-cell>
          <table:table-cell office:value-type="float" office:value="53493.13" calcext:value-type="float">
            <text:p>53493,13</text:p>
          </table:table-cell>
          <table:table-cell office:value-type="float" office:value="65.5" calcext:value-type="float">
            <text:p>65,5</text:p>
          </table:table-cell>
          <table:table-cell office:value-type="float" office:value="28774" calcext:value-type="float">
            <text:p>28774</text:p>
          </table:table-cell>
          <table:table-cell table:formula="of:=[.K395]/[.L395]" office:value-type="float" office:value="816.689007633588" calcext:value-type="float">
            <text:p>816,689007633588</text:p>
          </table:table-cell>
        </table:table-row>
        <table:table-row table:style-name="ro1">
          <table:table-cell office:value-type="string" calcext:value-type="string">
            <text:p>g.82.5.gml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3.56" calcext:value-type="float">
            <text:p>3,56</text:p>
          </table:table-cell>
          <table:table-cell office:value-type="float" office:value="29.88" calcext:value-type="float">
            <text:p>29,88</text:p>
          </table:table-cell>
          <table:table-cell office:value-type="float" office:value="3.56" calcext:value-type="float">
            <text:p>3,56</text:p>
          </table:table-cell>
          <table:table-cell office:value-type="float" office:value="203" calcext:value-type="float">
            <text:p>203</text:p>
          </table:table-cell>
          <table:table-cell office:value-type="float" office:value="241.3" calcext:value-type="float">
            <text:p>241,3</text:p>
          </table:table-cell>
          <table:table-cell office:value-type="float" office:value="213" calcext:value-type="float">
            <text:p>213</text:p>
          </table:table-cell>
          <table:table-cell office:value-type="float" office:value="523.11" calcext:value-type="float">
            <text:p>523,11</text:p>
          </table:table-cell>
          <table:table-cell office:value-type="float" office:value="76.77" calcext:value-type="float">
            <text:p>76,77</text:p>
          </table:table-cell>
          <table:table-cell office:value-type="float" office:value="1016" calcext:value-type="float">
            <text:p>1016</text:p>
          </table:table-cell>
          <table:table-cell table:formula="of:=[.K396]/[.L396]" office:value-type="float" office:value="6.81398983978117" calcext:value-type="float">
            <text:p>6,81398983978117</text:p>
          </table:table-cell>
        </table:table-row>
        <table:table-row table:style-name="ro1">
          <table:table-cell office:value-type="string" calcext:value-type="string">
            <text:p>g.82.4.gml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2.18" calcext:value-type="float">
            <text:p>2,18</text:p>
          </table:table-cell>
          <table:table-cell office:value-type="float" office:value="9.05" calcext:value-type="float">
            <text:p>9,05</text:p>
          </table:table-cell>
          <table:table-cell office:value-type="float" office:value="2.18" calcext:value-type="float">
            <text:p>2,18</text:p>
          </table:table-cell>
          <table:table-cell office:value-type="float" office:value="284" calcext:value-type="float">
            <text:p>284</text:p>
          </table:table-cell>
          <table:table-cell office:value-type="float" office:value="306.52" calcext:value-type="float">
            <text:p>306,52</text:p>
          </table:table-cell>
          <table:table-cell office:value-type="float" office:value="490" calcext:value-type="float">
            <text:p>490</text:p>
          </table:table-cell>
          <table:table-cell office:value-type="float" office:value="1079.59" calcext:value-type="float">
            <text:p>1079,59</text:p>
          </table:table-cell>
          <table:table-cell office:value-type="float" office:value="60.04" calcext:value-type="float">
            <text:p>60,04</text:p>
          </table:table-cell>
          <table:table-cell office:value-type="float" office:value="1678" calcext:value-type="float">
            <text:p>1678</text:p>
          </table:table-cell>
          <table:table-cell table:formula="of:=[.K397]/[.L397]" office:value-type="float" office:value="17.9811792138574" calcext:value-type="float">
            <text:p>17,9811792138574</text:p>
          </table:table-cell>
        </table:table-row>
        <table:table-row table:style-name="ro1">
          <table:table-cell office:value-type="string" calcext:value-type="string">
            <text:p>g.84.1.gml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3.76" calcext:value-type="float">
            <text:p>3,76</text:p>
          </table:table-cell>
          <table:table-cell office:value-type="float" office:value="26.72" calcext:value-type="float">
            <text:p>26,72</text:p>
          </table:table-cell>
          <table:table-cell office:value-type="float" office:value="3.76" calcext:value-type="float">
            <text:p>3,76</text:p>
          </table:table-cell>
          <table:table-cell office:value-type="float" office:value="907" calcext:value-type="float">
            <text:p>907</text:p>
          </table:table-cell>
          <table:table-cell office:value-type="float" office:value="247.04" calcext:value-type="float">
            <text:p>247,04</text:p>
          </table:table-cell>
          <table:table-cell office:value-type="float" office:value="108" calcext:value-type="float">
            <text:p>108</text:p>
          </table:table-cell>
          <table:table-cell office:value-type="float" office:value="601.8" calcext:value-type="float">
            <text:p>601,8</text:p>
          </table:table-cell>
          <table:table-cell office:value-type="float" office:value="64.85" calcext:value-type="float">
            <text:p>64,85</text:p>
          </table:table-cell>
          <table:table-cell office:value-type="float" office:value="3163" calcext:value-type="float">
            <text:p>3163</text:p>
          </table:table-cell>
          <table:table-cell table:formula="of:=[.K398]/[.L398]" office:value-type="float" office:value="9.2798766383963" calcext:value-type="float">
            <text:p>9,2798766383963</text:p>
          </table:table-cell>
        </table:table-row>
        <table:table-row table:style-name="ro1">
          <table:table-cell office:value-type="string" calcext:value-type="string">
            <text:p>g.85.8.gml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5.18" calcext:value-type="float">
            <text:p>15,18</text:p>
          </table:table-cell>
          <table:table-cell office:value-type="float" office:value="72.19" calcext:value-type="float">
            <text:p>72,19</text:p>
          </table:table-cell>
          <table:table-cell office:value-type="float" office:value="15.18" calcext:value-type="float">
            <text:p>15,18</text:p>
          </table:table-cell>
          <table:table-cell office:value-type="float" office:value="496" calcext:value-type="float">
            <text:p>496</text:p>
          </table:table-cell>
          <table:table-cell office:value-type="float" office:value="217.54" calcext:value-type="float">
            <text:p>217,54</text:p>
          </table:table-cell>
          <table:table-cell office:value-type="float" office:value="4" calcext:value-type="float">
            <text:p>4</text:p>
          </table:table-cell>
          <table:table-cell office:value-type="float" office:value="525.02" calcext:value-type="float">
            <text:p>525,02</text:p>
          </table:table-cell>
          <table:table-cell office:value-type="float" office:value="130.11" calcext:value-type="float">
            <text:p>130,11</text:p>
          </table:table-cell>
          <table:table-cell office:value-type="float" office:value="1285" calcext:value-type="float">
            <text:p>1285</text:p>
          </table:table-cell>
          <table:table-cell table:formula="of:=[.K399]/[.L399]" office:value-type="float" office:value="4.03520098378295" calcext:value-type="float">
            <text:p>4,03520098378295</text:p>
          </table:table-cell>
        </table:table-row>
        <table:table-row table:style-name="ro1">
          <table:table-cell office:value-type="string" calcext:value-type="string">
            <text:p>g.85.3.gml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15.38" calcext:value-type="float">
            <text:p>15,38</text:p>
          </table:table-cell>
          <table:table-cell office:value-type="float" office:value="65.03" calcext:value-type="float">
            <text:p>65,03</text:p>
          </table:table-cell>
          <table:table-cell office:value-type="float" office:value="15.38" calcext:value-type="float">
            <text:p>15,38</text:p>
          </table:table-cell>
          <table:table-cell office:value-type="float" office:value="430" calcext:value-type="float">
            <text:p>430</text:p>
          </table:table-cell>
          <table:table-cell office:value-type="float" office:value="220.59" calcext:value-type="float">
            <text:p>220,59</text:p>
          </table:table-cell>
          <table:table-cell office:value-type="float" office:value="5" calcext:value-type="float">
            <text:p>5</text:p>
          </table:table-cell>
          <table:table-cell office:value-type="float" office:value="529.75" calcext:value-type="float">
            <text:p>529,75</text:p>
          </table:table-cell>
          <table:table-cell office:value-type="float" office:value="128.56" calcext:value-type="float">
            <text:p>128,56</text:p>
          </table:table-cell>
          <table:table-cell office:value-type="float" office:value="1144" calcext:value-type="float">
            <text:p>1144</text:p>
          </table:table-cell>
          <table:table-cell table:formula="of:=[.K400]/[.L400]" office:value-type="float" office:value="4.12064405724953" calcext:value-type="float">
            <text:p>4,12064405724953</text:p>
          </table:table-cell>
        </table:table-row>
        <table:table-row table:style-name="ro1">
          <table:table-cell office:value-type="string" calcext:value-type="string">
            <text:p>g.85.1.gml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,5</text:p>
          </table:table-cell>
          <table:table-cell office:value-type="float" office:value="18.22" calcext:value-type="float">
            <text:p>18,22</text:p>
          </table:table-cell>
          <table:table-cell office:value-type="float" office:value="11.5" calcext:value-type="float">
            <text:p>11,5</text:p>
          </table:table-cell>
          <table:table-cell office:value-type="float" office:value="536" calcext:value-type="float">
            <text:p>536</text:p>
          </table:table-cell>
          <table:table-cell office:value-type="float" office:value="232.79" calcext:value-type="float">
            <text:p>232,79</text:p>
          </table:table-cell>
          <table:table-cell office:value-type="float" office:value="164" calcext:value-type="float">
            <text:p>164</text:p>
          </table:table-cell>
          <table:table-cell office:value-type="float" office:value="509.22" calcext:value-type="float">
            <text:p>509,22</text:p>
          </table:table-cell>
          <table:table-cell office:value-type="float" office:value="68.42" calcext:value-type="float">
            <text:p>68,42</text:p>
          </table:table-cell>
          <table:table-cell office:value-type="float" office:value="2086" calcext:value-type="float">
            <text:p>2086</text:p>
          </table:table-cell>
          <table:table-cell table:formula="of:=[.K401]/[.L401]" office:value-type="float" office:value="7.44256065477931" calcext:value-type="float">
            <text:p>7,44256065477931</text:p>
          </table:table-cell>
        </table:table-row>
        <table:table-row table:style-name="ro1">
          <table:table-cell office:value-type="string" calcext:value-type="string">
            <text:p>g.85.2.gml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13" calcext:value-type="float">
            <text:p>13</text:p>
          </table:table-cell>
          <table:table-cell office:value-type="float" office:value="4.57" calcext:value-type="float">
            <text:p>4,57</text:p>
          </table:table-cell>
          <table:table-cell office:value-type="float" office:value="16.88" calcext:value-type="float">
            <text:p>16,88</text:p>
          </table:table-cell>
          <table:table-cell office:value-type="float" office:value="4.57" calcext:value-type="float">
            <text:p>4,57</text:p>
          </table:table-cell>
          <table:table-cell office:value-type="float" office:value="552" calcext:value-type="float">
            <text:p>552</text:p>
          </table:table-cell>
          <table:table-cell office:value-type="float" office:value="253.45" calcext:value-type="float">
            <text:p>253,45</text:p>
          </table:table-cell>
          <table:table-cell office:value-type="float" office:value="192" calcext:value-type="float">
            <text:p>192</text:p>
          </table:table-cell>
          <table:table-cell office:value-type="float" office:value="692.57" calcext:value-type="float">
            <text:p>692,57</text:p>
          </table:table-cell>
          <table:table-cell office:value-type="float" office:value="36.06" calcext:value-type="float">
            <text:p>36,06</text:p>
          </table:table-cell>
          <table:table-cell office:value-type="float" office:value="2807" calcext:value-type="float">
            <text:p>2807</text:p>
          </table:table-cell>
          <table:table-cell table:formula="of:=[.K402]/[.L402]" office:value-type="float" office:value="19.206045479756" calcext:value-type="float">
            <text:p>19,206045479756</text:p>
          </table:table-cell>
        </table:table-row>
        <table:table-row table:style-name="ro1">
          <table:table-cell office:value-type="string" calcext:value-type="string">
            <text:p>g.86.5.gml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16.57" calcext:value-type="float">
            <text:p>16,57</text:p>
          </table:table-cell>
          <table:table-cell office:value-type="float" office:value="43.57" calcext:value-type="float">
            <text:p>43,57</text:p>
          </table:table-cell>
          <table:table-cell office:value-type="float" office:value="16.57" calcext:value-type="float">
            <text:p>16,57</text:p>
          </table:table-cell>
          <table:table-cell office:value-type="float" office:value="480" calcext:value-type="float">
            <text:p>480</text:p>
          </table:table-cell>
          <table:table-cell office:value-type="float" office:value="283.6" calcext:value-type="float">
            <text:p>283,6</text:p>
          </table:table-cell>
          <table:table-cell office:value-type="float" office:value="19" calcext:value-type="float">
            <text:p>19</text:p>
          </table:table-cell>
          <table:table-cell office:value-type="float" office:value="531.05" calcext:value-type="float">
            <text:p>531,05</text:p>
          </table:table-cell>
          <table:table-cell office:value-type="float" office:value="109.54" calcext:value-type="float">
            <text:p>109,54</text:p>
          </table:table-cell>
          <table:table-cell office:value-type="float" office:value="1771" calcext:value-type="float">
            <text:p>1771</text:p>
          </table:table-cell>
          <table:table-cell table:formula="of:=[.K403]/[.L403]" office:value-type="float" office:value="4.84800073032682" calcext:value-type="float">
            <text:p>4,84800073032682</text:p>
          </table:table-cell>
        </table:table-row>
        <table:table-row table:style-name="ro1">
          <table:table-cell office:value-type="string" calcext:value-type="string">
            <text:p>g.86.2.gml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31" calcext:value-type="float">
            <text:p>31</text:p>
          </table:table-cell>
          <table:table-cell office:value-type="float" office:value="1.51" calcext:value-type="float">
            <text:p>1,51</text:p>
          </table:table-cell>
          <table:table-cell office:value-type="float" office:value="38.68" calcext:value-type="float">
            <text:p>38,68</text:p>
          </table:table-cell>
          <table:table-cell office:value-type="float" office:value="1.51" calcext:value-type="float">
            <text:p>1,51</text:p>
          </table:table-cell>
          <table:table-cell office:value-type="float" office:value="412" calcext:value-type="float">
            <text:p>412</text:p>
          </table:table-cell>
          <table:table-cell office:value-type="float" office:value="258.95" calcext:value-type="float">
            <text:p>258,95</text:p>
          </table:table-cell>
          <table:table-cell office:value-type="float" office:value="151" calcext:value-type="float">
            <text:p>151</text:p>
          </table:table-cell>
          <table:table-cell office:value-type="float" office:value="438.94" calcext:value-type="float">
            <text:p>438,94</text:p>
          </table:table-cell>
          <table:table-cell office:value-type="float" office:value="85.43" calcext:value-type="float">
            <text:p>85,43</text:p>
          </table:table-cell>
          <table:table-cell office:value-type="float" office:value="1468" calcext:value-type="float">
            <text:p>1468</text:p>
          </table:table-cell>
          <table:table-cell table:formula="of:=[.K404]/[.L404]" office:value-type="float" office:value="5.13800772562332" calcext:value-type="float">
            <text:p>5,13800772562332</text:p>
          </table:table-cell>
        </table:table-row>
        <table:table-row table:style-name="ro1">
          <table:table-cell office:value-type="string" calcext:value-type="string">
            <text:p>g.86.3.gml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2.44" calcext:value-type="float">
            <text:p>2,44</text:p>
          </table:table-cell>
          <table:table-cell office:value-type="float" office:value="17.33" calcext:value-type="float">
            <text:p>17,33</text:p>
          </table:table-cell>
          <table:table-cell office:value-type="float" office:value="2.44" calcext:value-type="float">
            <text:p>2,44</text:p>
          </table:table-cell>
          <table:table-cell office:value-type="float" office:value="76" calcext:value-type="float">
            <text:p>76</text:p>
          </table:table-cell>
          <table:table-cell office:value-type="float" office:value="228.82" calcext:value-type="float">
            <text:p>228,82</text:p>
          </table:table-cell>
          <table:table-cell office:value-type="float" office:value="425" calcext:value-type="float">
            <text:p>425</text:p>
          </table:table-cell>
          <table:table-cell office:value-type="float" office:value="527.02" calcext:value-type="float">
            <text:p>527,02</text:p>
          </table:table-cell>
          <table:table-cell office:value-type="float" office:value="65.62" calcext:value-type="float">
            <text:p>65,62</text:p>
          </table:table-cell>
          <table:table-cell office:value-type="float" office:value="515" calcext:value-type="float">
            <text:p>515</text:p>
          </table:table-cell>
          <table:table-cell table:formula="of:=[.K405]/[.L405]" office:value-type="float" office:value="8.03139286802804" calcext:value-type="float">
            <text:p>8,03139286802804</text:p>
          </table:table-cell>
        </table:table-row>
        <table:table-row table:style-name="ro1">
          <table:table-cell office:value-type="string" calcext:value-type="string">
            <text:p>g.86.4.gml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,48</text:p>
          </table:table-cell>
          <table:table-cell office:value-type="float" office:value="10.64" calcext:value-type="float">
            <text:p>10,64</text:p>
          </table:table-cell>
          <table:table-cell office:value-type="float" office:value="0.48" calcext:value-type="float">
            <text:p>0,48</text:p>
          </table:table-cell>
          <table:table-cell office:value-type="float" office:value="1589" calcext:value-type="float">
            <text:p>1589</text:p>
          </table:table-cell>
          <table:table-cell office:value-type="float" office:value="6295.75" calcext:value-type="float">
            <text:p>6295,75</text:p>
          </table:table-cell>
          <table:table-cell office:value-type="float" office:value="813" calcext:value-type="float">
            <text:p>813</text:p>
          </table:table-cell>
          <table:table-cell office:value-type="float" office:value="110051.37" calcext:value-type="float">
            <text:p>110051,37</text:p>
          </table:table-cell>
          <table:table-cell office:value-type="float" office:value="66.2" calcext:value-type="float">
            <text:p>66,2</text:p>
          </table:table-cell>
          <table:table-cell office:value-type="float" office:value="13591" calcext:value-type="float">
            <text:p>13591</text:p>
          </table:table-cell>
          <table:table-cell table:formula="of:=[.K406]/[.L406]" office:value-type="float" office:value="1662.40740181269" calcext:value-type="float">
            <text:p>1662,40740181269</text:p>
          </table:table-cell>
        </table:table-row>
        <table:table-row table:style-name="ro1">
          <table:table-cell office:value-type="string" calcext:value-type="string">
            <text:p>g.87.0.gml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31" calcext:value-type="float">
            <text:p>31</text:p>
          </table:table-cell>
          <table:table-cell office:value-type="float" office:value="1.65" calcext:value-type="float">
            <text:p>1,65</text:p>
          </table:table-cell>
          <table:table-cell office:value-type="float" office:value="22.43" calcext:value-type="float">
            <text:p>22,43</text:p>
          </table:table-cell>
          <table:table-cell office:value-type="float" office:value="1.65" calcext:value-type="float">
            <text:p>1,65</text:p>
          </table:table-cell>
          <table:table-cell office:value-type="float" office:value="291" calcext:value-type="float">
            <text:p>291</text:p>
          </table:table-cell>
          <table:table-cell office:value-type="float" office:value="362.74" calcext:value-type="float">
            <text:p>362,74</text:p>
          </table:table-cell>
          <table:table-cell office:value-type="float" office:value="110" calcext:value-type="float">
            <text:p>110</text:p>
          </table:table-cell>
          <table:table-cell office:value-type="float" office:value="1750.12" calcext:value-type="float">
            <text:p>1750,12</text:p>
          </table:table-cell>
          <table:table-cell office:value-type="float" office:value="117.2" calcext:value-type="float">
            <text:p>117,2</text:p>
          </table:table-cell>
          <table:table-cell office:value-type="float" office:value="1112" calcext:value-type="float">
            <text:p>1112</text:p>
          </table:table-cell>
          <table:table-cell table:formula="of:=[.K407]/[.L407]" office:value-type="float" office:value="14.9327645051195" calcext:value-type="float">
            <text:p>14,9327645051195</text:p>
          </table:table-cell>
        </table:table-row>
        <table:table-row table:style-name="ro1">
          <table:table-cell office:value-type="string" calcext:value-type="string">
            <text:p>g.87.5.gml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1.98" calcext:value-type="float">
            <text:p>1,98</text:p>
          </table:table-cell>
          <table:table-cell office:value-type="float" office:value="6.79" calcext:value-type="float">
            <text:p>6,79</text:p>
          </table:table-cell>
          <table:table-cell office:value-type="float" office:value="1.98" calcext:value-type="float">
            <text:p>1,98</text:p>
          </table:table-cell>
          <table:table-cell office:value-type="float" office:value="398" calcext:value-type="float">
            <text:p>398</text:p>
          </table:table-cell>
          <table:table-cell office:value-type="float" office:value="275.49" calcext:value-type="float">
            <text:p>275,49</text:p>
          </table:table-cell>
          <table:table-cell office:value-type="float" office:value="855" calcext:value-type="float">
            <text:p>855</text:p>
          </table:table-cell>
          <table:table-cell office:value-type="float" office:value="719.9" calcext:value-type="float">
            <text:p>719,9</text:p>
          </table:table-cell>
          <table:table-cell office:value-type="float" office:value="47.67" calcext:value-type="float">
            <text:p>47,67</text:p>
          </table:table-cell>
          <table:table-cell office:value-type="float" office:value="3052" calcext:value-type="float">
            <text:p>3052</text:p>
          </table:table-cell>
          <table:table-cell table:formula="of:=[.K408]/[.L408]" office:value-type="float" office:value="15.1017411369834" calcext:value-type="float">
            <text:p>15,1017411369834</text:p>
          </table:table-cell>
        </table:table-row>
        <table:table-row table:style-name="ro1">
          <table:table-cell office:value-type="string" calcext:value-type="string">
            <text:p>g.87.4.gml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  <table:table-cell office:value-type="float" office:value="0.17" calcext:value-type="float">
            <text:p>0,17</text:p>
          </table:table-cell>
          <table:table-cell office:value-type="float" office:value="6.31" calcext:value-type="float">
            <text:p>6,31</text:p>
          </table:table-cell>
          <table:table-cell office:value-type="float" office:value="0.17" calcext:value-type="float">
            <text:p>0,17</text:p>
          </table:table-cell>
          <table:table-cell office:value-type="float" office:value="1708" calcext:value-type="float">
            <text:p>1708</text:p>
          </table:table-cell>
          <table:table-cell office:value-type="float" office:value="28316.18" calcext:value-type="float">
            <text:p>28316,18</text:p>
          </table:table-cell>
          <table:table-cell office:value-type="float" office:value="772" calcext:value-type="float">
            <text:p>772</text:p>
          </table:table-cell>
          <table:table-cell office:value-type="float" office:value="3623.85" calcext:value-type="float">
            <text:p>3623,85</text:p>
          </table:table-cell>
          <table:table-cell office:value-type="float" office:value="144.97" calcext:value-type="float">
            <text:p>144,97</text:p>
          </table:table-cell>
          <table:table-cell office:value-type="float" office:value="13845" calcext:value-type="float">
            <text:p>13845</text:p>
          </table:table-cell>
          <table:table-cell table:formula="of:=[.K409]/[.L409]" office:value-type="float" office:value="24.9972408084431" calcext:value-type="float">
            <text:p>24,9972408084431</text:p>
          </table:table-cell>
        </table:table-row>
        <table:table-row table:style-name="ro1">
          <table:table-cell office:value-type="string" calcext:value-type="string">
            <text:p>g.90.0.gml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.07" calcext:value-type="float">
            <text:p>4,07</text:p>
          </table:table-cell>
          <table:table-cell office:value-type="float" office:value="18.06" calcext:value-type="float">
            <text:p>18,06</text:p>
          </table:table-cell>
          <table:table-cell office:value-type="float" office:value="4.07" calcext:value-type="float">
            <text:p>4,07</text:p>
          </table:table-cell>
          <table:table-cell office:value-type="float" office:value="2163" calcext:value-type="float">
            <text:p>2163</text:p>
          </table:table-cell>
          <table:table-cell office:value-type="float" office:value="316.91" calcext:value-type="float">
            <text:p>316,91</text:p>
          </table:table-cell>
          <table:table-cell office:value-type="float" office:value="253" calcext:value-type="float">
            <text:p>253</text:p>
          </table:table-cell>
          <table:table-cell office:value-type="float" office:value="746.76" calcext:value-type="float">
            <text:p>746,76</text:p>
          </table:table-cell>
          <table:table-cell office:value-type="float" office:value="93.43" calcext:value-type="float">
            <text:p>93,43</text:p>
          </table:table-cell>
          <table:table-cell office:value-type="float" office:value="9370" calcext:value-type="float">
            <text:p>9370</text:p>
          </table:table-cell>
          <table:table-cell table:formula="of:=[.K410]/[.L410]" office:value-type="float" office:value="7.99272182382532" calcext:value-type="float">
            <text:p>7,99272182382532</text:p>
          </table:table-cell>
        </table:table-row>
        <table:table-row table:style-name="ro1">
          <table:table-cell office:value-type="string" calcext:value-type="string">
            <text:p>g.90.1.gml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7.51" calcext:value-type="float">
            <text:p>7,51</text:p>
          </table:table-cell>
          <table:table-cell office:value-type="float" office:value="25.89" calcext:value-type="float">
            <text:p>25,89</text:p>
          </table:table-cell>
          <table:table-cell office:value-type="float" office:value="7.51" calcext:value-type="float">
            <text:p>7,51</text:p>
          </table:table-cell>
          <table:table-cell office:value-type="float" office:value="1464" calcext:value-type="float">
            <text:p>1464</text:p>
          </table:table-cell>
          <table:table-cell office:value-type="float" office:value="301.59" calcext:value-type="float">
            <text:p>301,59</text:p>
          </table:table-cell>
          <table:table-cell office:value-type="float" office:value="123" calcext:value-type="float">
            <text:p>123</text:p>
          </table:table-cell>
          <table:table-cell office:value-type="float" office:value="638.82" calcext:value-type="float">
            <text:p>638,82</text:p>
          </table:table-cell>
          <table:table-cell office:value-type="float" office:value="53.7" calcext:value-type="float">
            <text:p>53,7</text:p>
          </table:table-cell>
          <table:table-cell office:value-type="float" office:value="6062" calcext:value-type="float">
            <text:p>6062</text:p>
          </table:table-cell>
          <table:table-cell table:formula="of:=[.K411]/[.L411]" office:value-type="float" office:value="11.8960893854749" calcext:value-type="float">
            <text:p>11,8960893854749</text:p>
          </table:table-cell>
        </table:table-row>
        <table:table-row table:style-name="ro1">
          <table:table-cell office:value-type="string" calcext:value-type="string">
            <text:p>g.92.1.gml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9" calcext:value-type="float">
            <text:p>19</text:p>
          </table:table-cell>
          <table:table-cell office:value-type="float" office:value="6.36" calcext:value-type="float">
            <text:p>6,36</text:p>
          </table:table-cell>
          <table:table-cell office:value-type="float" office:value="25.24" calcext:value-type="float">
            <text:p>25,24</text:p>
          </table:table-cell>
          <table:table-cell office:value-type="float" office:value="6.36" calcext:value-type="float">
            <text:p>6,36</text:p>
          </table:table-cell>
          <table:table-cell office:value-type="float" office:value="370" calcext:value-type="float">
            <text:p>370</text:p>
          </table:table-cell>
          <table:table-cell office:value-type="float" office:value="247.66" calcext:value-type="float">
            <text:p>247,66</text:p>
          </table:table-cell>
          <table:table-cell office:value-type="float" office:value="95" calcext:value-type="float">
            <text:p>95</text:p>
          </table:table-cell>
          <table:table-cell office:value-type="float" office:value="533.07" calcext:value-type="float">
            <text:p>533,07</text:p>
          </table:table-cell>
          <table:table-cell office:value-type="float" office:value="90.7" calcext:value-type="float">
            <text:p>90,7</text:p>
          </table:table-cell>
          <table:table-cell office:value-type="float" office:value="1533" calcext:value-type="float">
            <text:p>1533</text:p>
          </table:table-cell>
          <table:table-cell table:formula="of:=[.K412]/[.L412]" office:value-type="float" office:value="5.87728776185226" calcext:value-type="float">
            <text:p>5,87728776185226</text:p>
          </table:table-cell>
        </table:table-row>
        <table:table-row table:style-name="ro1">
          <table:table-cell office:value-type="string" calcext:value-type="string">
            <text:p>g.92.0.gml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2.94" calcext:value-type="float">
            <text:p>2,94</text:p>
          </table:table-cell>
          <table:table-cell office:value-type="float" office:value="10.69" calcext:value-type="float">
            <text:p>10,69</text:p>
          </table:table-cell>
          <table:table-cell office:value-type="float" office:value="2.94" calcext:value-type="float">
            <text:p>2,94</text:p>
          </table:table-cell>
          <table:table-cell office:value-type="float" office:value="281" calcext:value-type="float">
            <text:p>281</text:p>
          </table:table-cell>
          <table:table-cell office:value-type="float" office:value="282.43" calcext:value-type="float">
            <text:p>282,43</text:p>
          </table:table-cell>
          <table:table-cell office:value-type="float" office:value="872" calcext:value-type="float">
            <text:p>872</text:p>
          </table:table-cell>
          <table:table-cell office:value-type="float" office:value="1585.34" calcext:value-type="float">
            <text:p>1585,34</text:p>
          </table:table-cell>
          <table:table-cell office:value-type="float" office:value="63.77" calcext:value-type="float">
            <text:p>63,77</text:p>
          </table:table-cell>
          <table:table-cell office:value-type="float" office:value="2258" calcext:value-type="float">
            <text:p>2258</text:p>
          </table:table-cell>
          <table:table-cell table:formula="of:=[.K413]/[.L413]" office:value-type="float" office:value="24.8602791281167" calcext:value-type="float">
            <text:p>24,8602791281167</text:p>
          </table:table-cell>
        </table:table-row>
        <table:table-row table:style-name="ro1">
          <table:table-cell office:value-type="string" calcext:value-type="string">
            <text:p>g.94.3.gml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  <table:table-cell office:value-type="float" office:value="1.43" calcext:value-type="float">
            <text:p>1,43</text:p>
          </table:table-cell>
          <table:table-cell office:value-type="float" office:value="14.59" calcext:value-type="float">
            <text:p>14,59</text:p>
          </table:table-cell>
          <table:table-cell office:value-type="float" office:value="1.43" calcext:value-type="float">
            <text:p>1,43</text:p>
          </table:table-cell>
          <table:table-cell office:value-type="float" office:value="229" calcext:value-type="float">
            <text:p>229</text:p>
          </table:table-cell>
          <table:table-cell office:value-type="float" office:value="264.89" calcext:value-type="float">
            <text:p>264,89</text:p>
          </table:table-cell>
          <table:table-cell office:value-type="float" office:value="396" calcext:value-type="float">
            <text:p>396</text:p>
          </table:table-cell>
          <table:table-cell office:value-type="float" office:value="561.74" calcext:value-type="float">
            <text:p>561,74</text:p>
          </table:table-cell>
          <table:table-cell office:value-type="float" office:value="70.05" calcext:value-type="float">
            <text:p>70,05</text:p>
          </table:table-cell>
          <table:table-cell office:value-type="float" office:value="1150" calcext:value-type="float">
            <text:p>1150</text:p>
          </table:table-cell>
          <table:table-cell table:formula="of:=[.K414]/[.L414]" office:value-type="float" office:value="8.01912919343326" calcext:value-type="float">
            <text:p>8,01912919343326</text:p>
          </table:table-cell>
        </table:table-row>
        <table:table-row table:style-name="ro1">
          <table:table-cell office:value-type="string" calcext:value-type="string">
            <text:p>g.94.2.gml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13" calcext:value-type="float">
            <text:p>13</text:p>
          </table:table-cell>
          <table:table-cell office:value-type="float" office:value="4.82" calcext:value-type="float">
            <text:p>4,82</text:p>
          </table:table-cell>
          <table:table-cell office:value-type="float" office:value="16.57" calcext:value-type="float">
            <text:p>16,57</text:p>
          </table:table-cell>
          <table:table-cell office:value-type="float" office:value="4.82" calcext:value-type="float">
            <text:p>4,82</text:p>
          </table:table-cell>
          <table:table-cell office:value-type="float" office:value="74" calcext:value-type="float">
            <text:p>74</text:p>
          </table:table-cell>
          <table:table-cell office:value-type="float" office:value="264.58" calcext:value-type="float">
            <text:p>264,58</text:p>
          </table:table-cell>
          <table:table-cell office:value-type="float" office:value="197" calcext:value-type="float">
            <text:p>197</text:p>
          </table:table-cell>
          <table:table-cell office:value-type="float" office:value="920.34" calcext:value-type="float">
            <text:p>920,34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table:formula="of:=[.K415]/[.L415]" office:value-type="float" office:value="13.9445454545455" calcext:value-type="float">
            <text:p>13,9445454545455</text:p>
          </table:table-cell>
        </table:table-row>
        <table:table-row table:style-name="ro1">
          <table:table-cell office:value-type="string" calcext:value-type="string">
            <text:p>g.95.0.gml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30.63" calcext:value-type="float">
            <text:p>30,63</text:p>
          </table:table-cell>
          <table:table-cell office:value-type="float" office:value="50.59" calcext:value-type="float">
            <text:p>50,59</text:p>
          </table:table-cell>
          <table:table-cell office:value-type="float" office:value="30.63" calcext:value-type="float">
            <text:p>30,63</text:p>
          </table:table-cell>
          <table:table-cell office:value-type="float" office:value="1265" calcext:value-type="float">
            <text:p>1265</text:p>
          </table:table-cell>
          <table:table-cell office:value-type="float" office:value="239.1" calcext:value-type="float">
            <text:p>239,1</text:p>
          </table:table-cell>
          <table:table-cell office:value-type="float" office:value="7" calcext:value-type="float">
            <text:p>7</text:p>
          </table:table-cell>
          <table:table-cell office:value-type="float" office:value="437.73" calcext:value-type="float">
            <text:p>437,73</text:p>
          </table:table-cell>
          <table:table-cell office:value-type="float" office:value="118.37" calcext:value-type="float">
            <text:p>118,37</text:p>
          </table:table-cell>
          <table:table-cell office:value-type="float" office:value="4374" calcext:value-type="float">
            <text:p>4374</text:p>
          </table:table-cell>
          <table:table-cell table:formula="of:=[.K416]/[.L416]" office:value-type="float" office:value="3.69798090732449" calcext:value-type="float">
            <text:p>3,69798090732449</text:p>
          </table:table-cell>
        </table:table-row>
        <table:table-row table:style-name="ro1">
          <table:table-cell office:value-type="string" calcext:value-type="string">
            <text:p>g.95.1.gml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office:value-type="float" office:value="19.69" calcext:value-type="float">
            <text:p>19,69</text:p>
          </table:table-cell>
          <table:table-cell office:value-type="float" office:value="41.07" calcext:value-type="float">
            <text:p>41,07</text:p>
          </table:table-cell>
          <table:table-cell office:value-type="float" office:value="19.69" calcext:value-type="float">
            <text:p>19,69</text:p>
          </table:table-cell>
          <table:table-cell office:value-type="float" office:value="481" calcext:value-type="float">
            <text:p>481</text:p>
          </table:table-cell>
          <table:table-cell office:value-type="float" office:value="247.93" calcext:value-type="float">
            <text:p>247,93</text:p>
          </table:table-cell>
          <table:table-cell office:value-type="float" office:value="12" calcext:value-type="float">
            <text:p>12</text:p>
          </table:table-cell>
          <table:table-cell office:value-type="float" office:value="464.03" calcext:value-type="float">
            <text:p>464,03</text:p>
          </table:table-cell>
          <table:table-cell office:value-type="float" office:value="111.67" calcext:value-type="float">
            <text:p>111,67</text:p>
          </table:table-cell>
          <table:table-cell office:value-type="float" office:value="1712" calcext:value-type="float">
            <text:p>1712</text:p>
          </table:table-cell>
          <table:table-cell table:formula="of:=[.K417]/[.L417]" office:value-type="float" office:value="4.15536849646279" calcext:value-type="float">
            <text:p>4,15536849646279</text:p>
          </table:table-cell>
        </table:table-row>
        <table:table-row table:style-name="ro1">
          <table:table-cell office:value-type="string" calcext:value-type="string">
            <text:p>g.96.2.gml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18" calcext:value-type="float">
            <text:p>18</text:p>
          </table:table-cell>
          <table:table-cell office:value-type="float" office:value="3.94" calcext:value-type="float">
            <text:p>3,94</text:p>
          </table:table-cell>
          <table:table-cell office:value-type="float" office:value="15.95" calcext:value-type="float">
            <text:p>15,95</text:p>
          </table:table-cell>
          <table:table-cell office:value-type="float" office:value="3.94" calcext:value-type="float">
            <text:p>3,94</text:p>
          </table:table-cell>
          <table:table-cell office:value-type="float" office:value="896" calcext:value-type="float">
            <text:p>896</text:p>
          </table:table-cell>
          <table:table-cell office:value-type="float" office:value="265.89" calcext:value-type="float">
            <text:p>265,89</text:p>
          </table:table-cell>
          <table:table-cell office:value-type="float" office:value="382" calcext:value-type="float">
            <text:p>382</text:p>
          </table:table-cell>
          <table:table-cell office:value-type="float" office:value="793.94" calcext:value-type="float">
            <text:p>793,94</text:p>
          </table:table-cell>
          <table:table-cell office:value-type="float" office:value="72.5" calcext:value-type="float">
            <text:p>72,5</text:p>
          </table:table-cell>
          <table:table-cell office:value-type="float" office:value="4781" calcext:value-type="float">
            <text:p>4781</text:p>
          </table:table-cell>
          <table:table-cell table:formula="of:=[.K418]/[.L418]" office:value-type="float" office:value="10.9508965517241" calcext:value-type="float">
            <text:p>10,9508965517241</text:p>
          </table:table-cell>
        </table:table-row>
        <table:table-row table:style-name="ro1">
          <table:table-cell office:value-type="string" calcext:value-type="string">
            <text:p>g.97.1.gml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4.61" calcext:value-type="float">
            <text:p>4,61</text:p>
          </table:table-cell>
          <table:table-cell office:value-type="float" office:value="14.13" calcext:value-type="float">
            <text:p>14,13</text:p>
          </table:table-cell>
          <table:table-cell office:value-type="float" office:value="4.61" calcext:value-type="float">
            <text:p>4,61</text:p>
          </table:table-cell>
          <table:table-cell office:value-type="float" office:value="216" calcext:value-type="float">
            <text:p>216</text:p>
          </table:table-cell>
          <table:table-cell office:value-type="float" office:value="248.83" calcext:value-type="float">
            <text:p>248,83</text:p>
          </table:table-cell>
          <table:table-cell office:value-type="float" office:value="218" calcext:value-type="float">
            <text:p>218</text:p>
          </table:table-cell>
          <table:table-cell office:value-type="float" office:value="538.64" calcext:value-type="float">
            <text:p>538,64</text:p>
          </table:table-cell>
          <table:table-cell office:value-type="float" office:value="104.19" calcext:value-type="float">
            <text:p>104,19</text:p>
          </table:table-cell>
          <table:table-cell office:value-type="float" office:value="1149" calcext:value-type="float">
            <text:p>1149</text:p>
          </table:table-cell>
          <table:table-cell table:formula="of:=[.K419]/[.L419]" office:value-type="float" office:value="5.16978596794318" calcext:value-type="float">
            <text:p>5,16978596794318</text:p>
          </table:table-cell>
        </table:table-row>
        <table:table-row table:style-name="ro1">
          <table:table-cell office:value-type="string" calcext:value-type="string">
            <text:p>g.99.1.gml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6.8" calcext:value-type="float">
            <text:p>26,8</text:p>
          </table:table-cell>
          <table:table-cell office:value-type="float" office:value="32.58" calcext:value-type="float">
            <text:p>32,58</text:p>
          </table:table-cell>
          <table:table-cell office:value-type="float" office:value="26.8" calcext:value-type="float">
            <text:p>26,8</text:p>
          </table:table-cell>
          <table:table-cell office:value-type="float" office:value="857" calcext:value-type="float">
            <text:p>857</text:p>
          </table:table-cell>
          <table:table-cell office:value-type="float" office:value="286.85" calcext:value-type="float">
            <text:p>286,85</text:p>
          </table:table-cell>
          <table:table-cell office:value-type="float" office:value="89" calcext:value-type="float">
            <text:p>89</text:p>
          </table:table-cell>
          <table:table-cell office:value-type="float" office:value="648.76" calcext:value-type="float">
            <text:p>648,76</text:p>
          </table:table-cell>
          <table:table-cell office:value-type="float" office:value="120.18" calcext:value-type="float">
            <text:p>120,18</text:p>
          </table:table-cell>
          <table:table-cell office:value-type="float" office:value="3593" calcext:value-type="float">
            <text:p>3593</text:p>
          </table:table-cell>
          <table:table-cell table:formula="of:=[.K420]/[.L420]" office:value-type="float" office:value="5.39823597936429" calcext:value-type="float">
            <text:p>5,39823597936429</text:p>
          </table:table-cell>
        </table:table-row>
        <table:table-row table:style-name="ro1">
          <table:table-cell office:value-type="string" calcext:value-type="string">
            <text:p>g.99.2.gml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25.3" calcext:value-type="float">
            <text:p>25,3</text:p>
          </table:table-cell>
          <table:table-cell office:value-type="float" office:value="31.59" calcext:value-type="float">
            <text:p>31,59</text:p>
          </table:table-cell>
          <table:table-cell office:value-type="float" office:value="25.3" calcext:value-type="float">
            <text:p>25,3</text:p>
          </table:table-cell>
          <table:table-cell office:value-type="float" office:value="654" calcext:value-type="float">
            <text:p>654</text:p>
          </table:table-cell>
          <table:table-cell office:value-type="float" office:value="287.22" calcext:value-type="float">
            <text:p>287,22</text:p>
          </table:table-cell>
          <table:table-cell office:value-type="float" office:value="93" calcext:value-type="float">
            <text:p>93</text:p>
          </table:table-cell>
          <table:table-cell office:value-type="float" office:value="594.58" calcext:value-type="float">
            <text:p>594,58</text:p>
          </table:table-cell>
          <table:table-cell office:value-type="float" office:value="99.1" calcext:value-type="float">
            <text:p>99,1</text:p>
          </table:table-cell>
          <table:table-cell office:value-type="float" office:value="2743" calcext:value-type="float">
            <text:p>2743</text:p>
          </table:table-cell>
          <table:table-cell table:formula="of:=[.K421]/[.L421]" office:value-type="float" office:value="5.99979818365288" calcext:value-type="float">
            <text:p>5,99979818365288</text:p>
          </table:table-cell>
        </table:table-row>
        <table:table-row table:style-name="ro1">
          <table:table-cell office:value-type="string" calcext:value-type="string">
            <text:p>g.99.0.gml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6.22" calcext:value-type="float">
            <text:p>16,22</text:p>
          </table:table-cell>
          <table:table-cell office:value-type="float" office:value="36.31" calcext:value-type="float">
            <text:p>36,31</text:p>
          </table:table-cell>
          <table:table-cell office:value-type="float" office:value="16.22" calcext:value-type="float">
            <text:p>16,22</text:p>
          </table:table-cell>
          <table:table-cell office:value-type="float" office:value="2429" calcext:value-type="float">
            <text:p>2429</text:p>
          </table:table-cell>
          <table:table-cell office:value-type="float" office:value="296.69" calcext:value-type="float">
            <text:p>296,69</text:p>
          </table:table-cell>
          <table:table-cell office:value-type="float" office:value="57" calcext:value-type="float">
            <text:p>57</text:p>
          </table:table-cell>
          <table:table-cell office:value-type="float" office:value="860.63" calcext:value-type="float">
            <text:p>860,63</text:p>
          </table:table-cell>
          <table:table-cell office:value-type="float" office:value="85.29" calcext:value-type="float">
            <text:p>85,29</text:p>
          </table:table-cell>
          <table:table-cell office:value-type="float" office:value="10245" calcext:value-type="float">
            <text:p>10245</text:p>
          </table:table-cell>
          <table:table-cell table:formula="of:=[.K422]/[.L422]" office:value-type="float" office:value="10.090631961543" calcext:value-type="float">
            <text:p>10,090631961543</text:p>
          </table:table-cell>
        </table:table-row>
        <table:table-row table:style-name="ro1">
          <table:table-cell office:value-type="string" calcext:value-type="string">
            <text:p>g.100.0.gml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0.14" calcext:value-type="float">
            <text:p>0,14</text:p>
          </table:table-cell>
          <table:table-cell office:value-type="float" office:value="7.19" calcext:value-type="float">
            <text:p>7,19</text:p>
          </table:table-cell>
          <table:table-cell office:value-type="float" office:value="0.14" calcext:value-type="float">
            <text:p>0,14</text:p>
          </table:table-cell>
          <table:table-cell office:value-type="float" office:value="917" calcext:value-type="float">
            <text:p>917</text:p>
          </table:table-cell>
          <table:table-cell office:value-type="float" office:value="39906.86" calcext:value-type="float">
            <text:p>39906,86</text:p>
          </table:table-cell>
          <table:table-cell office:value-type="float" office:value="634" calcext:value-type="float">
            <text:p>634</text:p>
          </table:table-cell>
          <table:table-cell office:value-type="float" office:value="10167.81" calcext:value-type="float">
            <text:p>10167,81</text:p>
          </table:table-cell>
          <table:table-cell office:value-type="float" office:value="69.8" calcext:value-type="float">
            <text:p>69,8</text:p>
          </table:table-cell>
          <table:table-cell office:value-type="float" office:value="7647" calcext:value-type="float">
            <text:p>7647</text:p>
          </table:table-cell>
          <table:table-cell table:formula="of:=[.K423]/[.L423]" office:value-type="float" office:value="145.670630372493" calcext:value-type="float">
            <text:p>145,670630372493</text:p>
          </table:table-cell>
        </table:table-row>
        <table:table-row table:style-name="ro1">
          <table:table-cell office:value-type="string" calcext:value-type="string">
            <text:p>g.100.1.gml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25" calcext:value-type="float">
            <text:p>25</text:p>
          </table:table-cell>
          <table:table-cell office:value-type="float" office:value="0.22" calcext:value-type="float">
            <text:p>0,22</text:p>
          </table:table-cell>
          <table:table-cell office:value-type="float" office:value="9.76" calcext:value-type="float">
            <text:p>9,76</text:p>
          </table:table-cell>
          <table:table-cell office:value-type="float" office:value="0.22" calcext:value-type="float">
            <text:p>0,22</text:p>
          </table:table-cell>
          <table:table-cell office:value-type="float" office:value="1256" calcext:value-type="float">
            <text:p>1256</text:p>
          </table:table-cell>
          <table:table-cell office:value-type="float" office:value="21053.6" calcext:value-type="float">
            <text:p>21053,6</text:p>
          </table:table-cell>
          <table:table-cell office:value-type="float" office:value="584" calcext:value-type="float">
            <text:p>584</text:p>
          </table:table-cell>
          <table:table-cell office:value-type="float" office:value="9344.5" calcext:value-type="float">
            <text:p>9344,5</text:p>
          </table:table-cell>
          <table:table-cell office:value-type="float" office:value="19.71" calcext:value-type="float">
            <text:p>19,71</text:p>
          </table:table-cell>
          <table:table-cell office:value-type="float" office:value="9061" calcext:value-type="float">
            <text:p>9061</text:p>
          </table:table-cell>
          <table:table-cell table:formula="of:=[.K424]/[.L424]" office:value-type="float" office:value="474.099441907661" calcext:value-type="float">
            <text:p>474,099441907661</text:p>
          </table:table-cell>
        </table:table-row>
      </table:table>
      <table:table table:name="Random Movement -1 End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crossing_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.res</text:p>
          </table:table-cell>
          <table:table-cell office:value-type="string" calcext:value-type="string">
            <text:p>aspect. Ratio</text:p>
          </table:table-cell>
          <table:table-cell office:value-type="string" calcext:value-type="string">
            <text:p>#crossing</text:p>
          </table:table-cell>
          <table:table-cell office:value-type="string" calcext:value-type="string">
            <text:p>total resolution</text:p>
          </table:table-cell>
        </table:table-row>
        <table:table-row table:style-name="ro1">
          <table:table-cell office:value-type="string" calcext:value-type="string">
            <text:p>g.10.1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6" calcext:value-type="float">
            <text:p>46</text:p>
          </table:table-cell>
          <table:table-cell office:value-type="float" office:value="62.8376" calcext:value-type="float">
            <text:p>62,837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.7875" calcext:value-type="float">
            <text:p>13,7875</text:p>
          </table:table-cell>
          <table:table-cell office:value-type="float" office:value="2.0590987491993" calcext:value-type="float">
            <text:p>2,0590987491993</text:p>
          </table:table-cell>
          <table:table-cell office:value-type="float" office:value="6" calcext:value-type="float">
            <text:p>6</text:p>
          </table:table-cell>
          <table:table-cell office:value-type="float" office:value="13.7875" calcext:value-type="float">
            <text:p>13,7875</text:p>
          </table:table-cell>
        </table:table-row>
        <table:table-row table:style-name="ro1">
          <table:table-cell office:value-type="string" calcext:value-type="string">
            <text:p>g.10.2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54" calcext:value-type="float">
            <text:p>154</text:p>
          </table:table-cell>
          <table:table-cell office:value-type="float" office:value="52.5585" calcext:value-type="float">
            <text:p>52,558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.0688" calcext:value-type="float">
            <text:p>26,0688</text:p>
          </table:table-cell>
          <table:table-cell office:value-type="float" office:value="2.23983577044736" calcext:value-type="float">
            <text:p>2,23983577044736</text:p>
          </table:table-cell>
          <table:table-cell office:value-type="float" office:value="9" calcext:value-type="float">
            <text:p>9</text:p>
          </table:table-cell>
          <table:table-cell office:value-type="float" office:value="26.0688" calcext:value-type="float">
            <text:p>26,0688</text:p>
          </table:table-cell>
        </table:table-row>
        <table:table-row table:style-name="ro1">
          <table:table-cell office:value-type="string" calcext:value-type="string">
            <text:p>g.10.2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60" calcext:value-type="float">
            <text:p>160</text:p>
          </table:table-cell>
          <table:table-cell office:value-type="float" office:value="48.7955" calcext:value-type="float">
            <text:p>48,795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7.2755" calcext:value-type="float">
            <text:p>17,2755</text:p>
          </table:table-cell>
          <table:table-cell office:value-type="float" office:value="2.48778237708953" calcext:value-type="float">
            <text:p>2,48778237708953</text:p>
          </table:table-cell>
          <table:table-cell office:value-type="float" office:value="20" calcext:value-type="float">
            <text:p>20</text:p>
          </table:table-cell>
          <table:table-cell office:value-type="float" office:value="17.2755" calcext:value-type="float">
            <text:p>17,2755</text:p>
          </table:table-cell>
        </table:table-row>
        <table:table-row table:style-name="ro1">
          <table:table-cell office:value-type="string" calcext:value-type="string">
            <text:p>g.10.25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71" calcext:value-type="float">
            <text:p>171</text:p>
          </table:table-cell>
          <table:table-cell office:value-type="float" office:value="52.9493" calcext:value-type="float">
            <text:p>52,9493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2.1761" calcext:value-type="float">
            <text:p>12,1761</text:p>
          </table:table-cell>
          <table:table-cell office:value-type="float" office:value="3.38261613943914" calcext:value-type="float">
            <text:p>3,38261613943914</text:p>
          </table:table-cell>
          <table:table-cell office:value-type="float" office:value="31" calcext:value-type="float">
            <text:p>31</text:p>
          </table:table-cell>
          <table:table-cell office:value-type="float" office:value="12.1761" calcext:value-type="float">
            <text:p>12,1761</text:p>
          </table:table-cell>
        </table:table-row>
        <table:table-row table:style-name="ro1">
          <table:table-cell office:value-type="string" calcext:value-type="string">
            <text:p>g.10.2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49.3494" calcext:value-type="float">
            <text:p>49,349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.3066" calcext:value-type="float">
            <text:p>15,3066</text:p>
          </table:table-cell>
          <table:table-cell office:value-type="float" office:value="3.22092978827809" calcext:value-type="float">
            <text:p>3,22092978827809</text:p>
          </table:table-cell>
          <table:table-cell office:value-type="float" office:value="9" calcext:value-type="float">
            <text:p>9</text:p>
          </table:table-cell>
          <table:table-cell office:value-type="float" office:value="15.3066" calcext:value-type="float">
            <text:p>15,3066</text:p>
          </table:table-cell>
        </table:table-row>
        <table:table-row table:style-name="ro1">
          <table:table-cell office:value-type="string" calcext:value-type="string">
            <text:p>g.10.2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13" calcext:value-type="float">
            <text:p>213</text:p>
          </table:table-cell>
          <table:table-cell office:value-type="float" office:value="66.0377" calcext:value-type="float">
            <text:p>66,0377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0.5405" calcext:value-type="float">
            <text:p>30,5405</text:p>
          </table:table-cell>
          <table:table-cell office:value-type="float" office:value="1.85648860110557" calcext:value-type="float">
            <text:p>1,85648860110557</text:p>
          </table:table-cell>
          <table:table-cell office:value-type="float" office:value="10" calcext:value-type="float">
            <text:p>10</text:p>
          </table:table-cell>
          <table:table-cell office:value-type="float" office:value="30.5405" calcext:value-type="float">
            <text:p>30,5405</text:p>
          </table:table-cell>
        </table:table-row>
        <table:table-row table:style-name="ro1">
          <table:table-cell office:value-type="string" calcext:value-type="string">
            <text:p>g.10.3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7" calcext:value-type="float">
            <text:p>37</text:p>
          </table:table-cell>
          <table:table-cell office:value-type="float" office:value="73.2588" calcext:value-type="float">
            <text:p>73,258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.9662" calcext:value-type="float">
            <text:p>19,9662</text:p>
          </table:table-cell>
          <table:table-cell office:value-type="float" office:value="1.49853549230554" calcext:value-type="float">
            <text:p>1,49853549230554</text:p>
          </table:table-cell>
          <table:table-cell office:value-type="float" office:value="5" calcext:value-type="float">
            <text:p>5</text:p>
          </table:table-cell>
          <table:table-cell office:value-type="float" office:value="19.9662" calcext:value-type="float">
            <text:p>19,9662</text:p>
          </table:table-cell>
        </table:table-row>
        <table:table-row table:style-name="ro1">
          <table:table-cell office:value-type="string" calcext:value-type="string">
            <text:p>g.10.3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03" calcext:value-type="float">
            <text:p>303</text:p>
          </table:table-cell>
          <table:table-cell office:value-type="float" office:value="41.7557" calcext:value-type="float">
            <text:p>41,7557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.9316" calcext:value-type="float">
            <text:p>20,9316</text:p>
          </table:table-cell>
          <table:table-cell office:value-type="float" office:value="2.42293684929843" calcext:value-type="float">
            <text:p>2,42293684929843</text:p>
          </table:table-cell>
          <table:table-cell office:value-type="float" office:value="18" calcext:value-type="float">
            <text:p>18</text:p>
          </table:table-cell>
          <table:table-cell office:value-type="float" office:value="20.9316" calcext:value-type="float">
            <text:p>20,9316</text:p>
          </table:table-cell>
        </table:table-row>
        <table:table-row table:style-name="ro1">
          <table:table-cell office:value-type="string" calcext:value-type="string">
            <text:p>g.10.34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81" calcext:value-type="float">
            <text:p>381</text:p>
          </table:table-cell>
          <table:table-cell office:value-type="float" office:value="45.3532" calcext:value-type="float">
            <text:p>45,353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7.4864" calcext:value-type="float">
            <text:p>17,4864</text:p>
          </table:table-cell>
          <table:table-cell office:value-type="float" office:value="2.35474230271937" calcext:value-type="float">
            <text:p>2,35474230271937</text:p>
          </table:table-cell>
          <table:table-cell office:value-type="float" office:value="19" calcext:value-type="float">
            <text:p>19</text:p>
          </table:table-cell>
          <table:table-cell office:value-type="float" office:value="17.4864" calcext:value-type="float">
            <text:p>17,4864</text:p>
          </table:table-cell>
        </table:table-row>
        <table:table-row table:style-name="ro1">
          <table:table-cell office:value-type="string" calcext:value-type="string">
            <text:p>g.10.3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1205" calcext:value-type="float">
            <text:p>52,120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.0271" calcext:value-type="float">
            <text:p>10,0271</text:p>
          </table:table-cell>
          <table:table-cell office:value-type="float" office:value="3.4132096331752" calcext:value-type="float">
            <text:p>3,4132096331752</text:p>
          </table:table-cell>
          <table:table-cell office:value-type="float" office:value="11" calcext:value-type="float">
            <text:p>11</text:p>
          </table:table-cell>
          <table:table-cell office:value-type="float" office:value="0.6319" calcext:value-type="float">
            <text:p>0,6319</text:p>
          </table:table-cell>
        </table:table-row>
        <table:table-row table:style-name="ro1">
          <table:table-cell office:value-type="string" calcext:value-type="string">
            <text:p>g.10.4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2" calcext:value-type="float">
            <text:p>92</text:p>
          </table:table-cell>
          <table:table-cell office:value-type="float" office:value="47.194" calcext:value-type="float">
            <text:p>47,19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9.3859" calcext:value-type="float">
            <text:p>9,3859</text:p>
          </table:table-cell>
          <table:table-cell office:value-type="float" office:value="3.26520655704918" calcext:value-type="float">
            <text:p>3,26520655704918</text:p>
          </table:table-cell>
          <table:table-cell office:value-type="float" office:value="7" calcext:value-type="float">
            <text:p>7</text:p>
          </table:table-cell>
          <table:table-cell office:value-type="float" office:value="9.3859" calcext:value-type="float">
            <text:p>9,3859</text:p>
          </table:table-cell>
        </table:table-row>
        <table:table-row table:style-name="ro1">
          <table:table-cell office:value-type="string" calcext:value-type="string">
            <text:p>g.10.46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15" calcext:value-type="float">
            <text:p>115</text:p>
          </table:table-cell>
          <table:table-cell office:value-type="float" office:value="67.2347" calcext:value-type="float">
            <text:p>67,234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9.262" calcext:value-type="float">
            <text:p>49,262</text:p>
          </table:table-cell>
          <table:table-cell office:value-type="float" office:value="2.08053865330959" calcext:value-type="float">
            <text:p>2,08053865330959</text:p>
          </table:table-cell>
          <table:table-cell office:value-type="float" office:value="5" calcext:value-type="float">
            <text:p>5</text:p>
          </table:table-cell>
          <table:table-cell office:value-type="float" office:value="49.262" calcext:value-type="float">
            <text:p>49,262</text:p>
          </table:table-cell>
        </table:table-row>
        <table:table-row table:style-name="ro1">
          <table:table-cell office:value-type="string" calcext:value-type="string">
            <text:p>g.10.6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72.4744" calcext:value-type="float">
            <text:p>72,474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2.165" calcext:value-type="float">
            <text:p>32,165</text:p>
          </table:table-cell>
          <table:table-cell office:value-type="float" office:value="2.29138232024232" calcext:value-type="float">
            <text:p>2,29138232024232</text:p>
          </table:table-cell>
          <table:table-cell office:value-type="float" office:value="4" calcext:value-type="float">
            <text:p>4</text:p>
          </table:table-cell>
          <table:table-cell office:value-type="float" office:value="32.165" calcext:value-type="float">
            <text:p>32,165</text:p>
          </table:table-cell>
        </table:table-row>
        <table:table-row table:style-name="ro1">
          <table:table-cell office:value-type="string" calcext:value-type="string">
            <text:p>g.10.6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4" calcext:value-type="float">
            <text:p>64</text:p>
          </table:table-cell>
          <table:table-cell office:value-type="float" office:value="72.8401" calcext:value-type="float">
            <text:p>72,840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.7763" calcext:value-type="float">
            <text:p>37,7763</text:p>
          </table:table-cell>
          <table:table-cell office:value-type="float" office:value="1.88676159906913" calcext:value-type="float">
            <text:p>1,88676159906913</text:p>
          </table:table-cell>
          <table:table-cell office:value-type="float" office:value="5" calcext:value-type="float">
            <text:p>5</text:p>
          </table:table-cell>
          <table:table-cell office:value-type="float" office:value="37.7763" calcext:value-type="float">
            <text:p>37,7763</text:p>
          </table:table-cell>
        </table:table-row>
        <table:table-row table:style-name="ro1">
          <table:table-cell office:value-type="string" calcext:value-type="string">
            <text:p>g.10.7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88.4261" calcext:value-type="float">
            <text:p>88,426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8.3496" calcext:value-type="float">
            <text:p>38,3496</text:p>
          </table:table-cell>
          <table:table-cell office:value-type="float" office:value="1.59633045188781" calcext:value-type="float">
            <text:p>1,59633045188781</text:p>
          </table:table-cell>
          <table:table-cell office:value-type="float" office:value="2" calcext:value-type="float">
            <text:p>2</text:p>
          </table:table-cell>
          <table:table-cell office:value-type="float" office:value="38.3496" calcext:value-type="float">
            <text:p>38,3496</text:p>
          </table:table-cell>
        </table:table-row>
        <table:table-row table:style-name="ro1">
          <table:table-cell office:value-type="string" calcext:value-type="string">
            <text:p>g.10.8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80.975" calcext:value-type="float">
            <text:p>80,9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5.9027" calcext:value-type="float">
            <text:p>35,9027</text:p>
          </table:table-cell>
          <table:table-cell office:value-type="float" office:value="1.71447517556792" calcext:value-type="float">
            <text:p>1,71447517556792</text:p>
          </table:table-cell>
          <table:table-cell office:value-type="float" office:value="2" calcext:value-type="float">
            <text:p>2</text:p>
          </table:table-cell>
          <table:table-cell office:value-type="float" office:value="35.9027" calcext:value-type="float">
            <text:p>35,9027</text:p>
          </table:table-cell>
        </table:table-row>
        <table:table-row table:style-name="ro1">
          <table:table-cell office:value-type="string" calcext:value-type="string">
            <text:p>g.10.82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36" calcext:value-type="float">
            <text:p>136</text:p>
          </table:table-cell>
          <table:table-cell office:value-type="float" office:value="73.365" calcext:value-type="float">
            <text:p>73,36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4.3037" calcext:value-type="float">
            <text:p>34,3037</text:p>
          </table:table-cell>
          <table:table-cell office:value-type="float" office:value="1.86756631970598" calcext:value-type="float">
            <text:p>1,86756631970598</text:p>
          </table:table-cell>
          <table:table-cell office:value-type="float" office:value="5" calcext:value-type="float">
            <text:p>5</text:p>
          </table:table-cell>
          <table:table-cell office:value-type="float" office:value="34.3037" calcext:value-type="float">
            <text:p>34,3037</text:p>
          </table:table-cell>
        </table:table-row>
        <table:table-row table:style-name="ro1">
          <table:table-cell office:value-type="string" calcext:value-type="string">
            <text:p>g.10.85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285" calcext:value-type="float">
            <text:p>285</text:p>
          </table:table-cell>
          <table:table-cell office:value-type="float" office:value="72.5678" calcext:value-type="float">
            <text:p>72,567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.0447" calcext:value-type="float">
            <text:p>39,0447</text:p>
          </table:table-cell>
          <table:table-cell office:value-type="float" office:value="1.99023562324242" calcext:value-type="float">
            <text:p>1,99023562324242</text:p>
          </table:table-cell>
          <table:table-cell office:value-type="float" office:value="5" calcext:value-type="float">
            <text:p>5</text:p>
          </table:table-cell>
          <table:table-cell office:value-type="float" office:value="39.0447" calcext:value-type="float">
            <text:p>39,0447</text:p>
          </table:table-cell>
        </table:table-row>
        <table:table-row table:style-name="ro1">
          <table:table-cell office:value-type="string" calcext:value-type="string">
            <text:p>g.10.8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281" calcext:value-type="float">
            <text:p>281</text:p>
          </table:table-cell>
          <table:table-cell office:value-type="float" office:value="72.867" calcext:value-type="float">
            <text:p>72,86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5.4746" calcext:value-type="float">
            <text:p>35,4746</text:p>
          </table:table-cell>
          <table:table-cell office:value-type="float" office:value="2.55917165090056" calcext:value-type="float">
            <text:p>2,55917165090056</text:p>
          </table:table-cell>
          <table:table-cell office:value-type="float" office:value="5" calcext:value-type="float">
            <text:p>5</text:p>
          </table:table-cell>
          <table:table-cell office:value-type="float" office:value="35.4746" calcext:value-type="float">
            <text:p>35,4746</text:p>
          </table:table-cell>
        </table:table-row>
        <table:table-row table:style-name="ro1">
          <table:table-cell office:value-type="string" calcext:value-type="string">
            <text:p>g.10.8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7" calcext:value-type="float">
            <text:p>47</text:p>
          </table:table-cell>
          <table:table-cell office:value-type="float" office:value="60.6394" calcext:value-type="float">
            <text:p>60,639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.3187" calcext:value-type="float">
            <text:p>19,3187</text:p>
          </table:table-cell>
          <table:table-cell office:value-type="float" office:value="1.95835192500886" calcext:value-type="float">
            <text:p>1,95835192500886</text:p>
          </table:table-cell>
          <table:table-cell office:value-type="float" office:value="10" calcext:value-type="float">
            <text:p>10</text:p>
          </table:table-cell>
          <table:table-cell office:value-type="float" office:value="19.3187" calcext:value-type="float">
            <text:p>19,3187</text:p>
          </table:table-cell>
        </table:table-row>
        <table:table-row table:style-name="ro1">
          <table:table-cell office:value-type="string" calcext:value-type="string">
            <text:p>g.10.94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63" calcext:value-type="float">
            <text:p>263</text:p>
          </table:table-cell>
          <table:table-cell office:value-type="float" office:value="65.3694" calcext:value-type="float">
            <text:p>65,369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9.0338" calcext:value-type="float">
            <text:p>39,0338</text:p>
          </table:table-cell>
          <table:table-cell office:value-type="float" office:value="2.00342709541844" calcext:value-type="float">
            <text:p>2,00342709541844</text:p>
          </table:table-cell>
          <table:table-cell office:value-type="float" office:value="5" calcext:value-type="float">
            <text:p>5</text:p>
          </table:table-cell>
          <table:table-cell office:value-type="float" office:value="39.0338" calcext:value-type="float">
            <text:p>39,0338</text:p>
          </table:table-cell>
        </table:table-row>
        <table:table-row table:style-name="ro1">
          <table:table-cell office:value-type="string" calcext:value-type="string">
            <text:p>g.11.1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560" calcext:value-type="float">
            <text:p>1560</text:p>
          </table:table-cell>
          <table:table-cell office:value-type="float" office:value="22.3673" calcext:value-type="float">
            <text:p>22,367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7.7867" calcext:value-type="float">
            <text:p>7,7867</text:p>
          </table:table-cell>
          <table:table-cell office:value-type="float" office:value="3.30961902670756" calcext:value-type="float">
            <text:p>3,30961902670756</text:p>
          </table:table-cell>
          <table:table-cell office:value-type="float" office:value="117" calcext:value-type="float">
            <text:p>117</text:p>
          </table:table-cell>
          <table:table-cell office:value-type="float" office:value="7.7867" calcext:value-type="float">
            <text:p>7,7867</text:p>
          </table:table-cell>
        </table:table-row>
        <table:table-row table:style-name="ro1">
          <table:table-cell office:value-type="string" calcext:value-type="string">
            <text:p>g.11.1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84" calcext:value-type="float">
            <text:p>684</text:p>
          </table:table-cell>
          <table:table-cell office:value-type="float" office:value="19.5296" calcext:value-type="float">
            <text:p>19,529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5.7562" calcext:value-type="float">
            <text:p>5,7562</text:p>
          </table:table-cell>
          <table:table-cell office:value-type="float" office:value="3.84802848659479" calcext:value-type="float">
            <text:p>3,84802848659479</text:p>
          </table:table-cell>
          <table:table-cell office:value-type="float" office:value="108" calcext:value-type="float">
            <text:p>108</text:p>
          </table:table-cell>
          <table:table-cell office:value-type="float" office:value="5.7562" calcext:value-type="float">
            <text:p>5,7562</text:p>
          </table:table-cell>
        </table:table-row>
        <table:table-row table:style-name="ro1">
          <table:table-cell office:value-type="string" calcext:value-type="string">
            <text:p>g.11.2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78" calcext:value-type="float">
            <text:p>278</text:p>
          </table:table-cell>
          <table:table-cell office:value-type="float" office:value="55.5828" calcext:value-type="float">
            <text:p>55,582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9.9472" calcext:value-type="float">
            <text:p>19,9472</text:p>
          </table:table-cell>
          <table:table-cell office:value-type="float" office:value="2.06949780428349" calcext:value-type="float">
            <text:p>2,06949780428349</text:p>
          </table:table-cell>
          <table:table-cell office:value-type="float" office:value="13" calcext:value-type="float">
            <text:p>13</text:p>
          </table:table-cell>
          <table:table-cell office:value-type="float" office:value="19.9472" calcext:value-type="float">
            <text:p>19,9472</text:p>
          </table:table-cell>
        </table:table-row>
        <table:table-row table:style-name="ro1">
          <table:table-cell office:value-type="string" calcext:value-type="string">
            <text:p>g.11.2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60" calcext:value-type="float">
            <text:p>560</text:p>
          </table:table-cell>
          <table:table-cell office:value-type="float" office:value="45.923" calcext:value-type="float">
            <text:p>45,92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.5197" calcext:value-type="float">
            <text:p>21,5197</text:p>
          </table:table-cell>
          <table:table-cell office:value-type="float" office:value="3.35264371493042" calcext:value-type="float">
            <text:p>3,35264371493042</text:p>
          </table:table-cell>
          <table:table-cell office:value-type="float" office:value="23" calcext:value-type="float">
            <text:p>23</text:p>
          </table:table-cell>
          <table:table-cell office:value-type="float" office:value="21.5197" calcext:value-type="float">
            <text:p>21,5197</text:p>
          </table:table-cell>
        </table:table-row>
        <table:table-row table:style-name="ro1">
          <table:table-cell office:value-type="string" calcext:value-type="string">
            <text:p>g.11.2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84" calcext:value-type="float">
            <text:p>484</text:p>
          </table:table-cell>
          <table:table-cell office:value-type="float" office:value="59.2997" calcext:value-type="float">
            <text:p>59,299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.7026" calcext:value-type="float">
            <text:p>26,7026</text:p>
          </table:table-cell>
          <table:table-cell office:value-type="float" office:value="2.34910794729063" calcext:value-type="float">
            <text:p>2,34910794729063</text:p>
          </table:table-cell>
          <table:table-cell office:value-type="float" office:value="12" calcext:value-type="float">
            <text:p>12</text:p>
          </table:table-cell>
          <table:table-cell office:value-type="float" office:value="26.7026" calcext:value-type="float">
            <text:p>26,7026</text:p>
          </table:table-cell>
        </table:table-row>
        <table:table-row table:style-name="ro1">
          <table:table-cell office:value-type="string" calcext:value-type="string">
            <text:p>g.11.7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2" calcext:value-type="float">
            <text:p>112</text:p>
          </table:table-cell>
          <table:table-cell office:value-type="float" office:value="71.0746" calcext:value-type="float">
            <text:p>71,074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.8994" calcext:value-type="float">
            <text:p>30,8994</text:p>
          </table:table-cell>
          <table:table-cell office:value-type="float" office:value="1.73275168498594" calcext:value-type="float">
            <text:p>1,73275168498594</text:p>
          </table:table-cell>
          <table:table-cell office:value-type="float" office:value="4" calcext:value-type="float">
            <text:p>4</text:p>
          </table:table-cell>
          <table:table-cell office:value-type="float" office:value="30.8994" calcext:value-type="float">
            <text:p>30,8994</text:p>
          </table:table-cell>
        </table:table-row>
        <table:table-row table:style-name="ro1">
          <table:table-cell office:value-type="string" calcext:value-type="string">
            <text:p>g.11.7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2" calcext:value-type="float">
            <text:p>52</text:p>
          </table:table-cell>
          <table:table-cell office:value-type="float" office:value="83.9252" calcext:value-type="float">
            <text:p>83,925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0.73" calcext:value-type="float">
            <text:p>40,73</text:p>
          </table:table-cell>
          <table:table-cell office:value-type="float" office:value="1.59484296753566" calcext:value-type="float">
            <text:p>1,59484296753566</text:p>
          </table:table-cell>
          <table:table-cell office:value-type="float" office:value="1" calcext:value-type="float">
            <text:p>1</text:p>
          </table:table-cell>
          <table:table-cell office:value-type="float" office:value="40.73" calcext:value-type="float">
            <text:p>40,73</text:p>
          </table:table-cell>
        </table:table-row>
        <table:table-row table:style-name="ro1">
          <table:table-cell office:value-type="string" calcext:value-type="string">
            <text:p>g.12.10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321" calcext:value-type="float">
            <text:p>321</text:p>
          </table:table-cell>
          <table:table-cell office:value-type="float" office:value="54.7535" calcext:value-type="float">
            <text:p>54,75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.358" calcext:value-type="float">
            <text:p>33,358</text:p>
          </table:table-cell>
          <table:table-cell office:value-type="float" office:value="1.74132616501383" calcext:value-type="float">
            <text:p>1,74132616501383</text:p>
          </table:table-cell>
          <table:table-cell office:value-type="float" office:value="11" calcext:value-type="float">
            <text:p>11</text:p>
          </table:table-cell>
          <table:table-cell office:value-type="float" office:value="33.358" calcext:value-type="float">
            <text:p>33,358</text:p>
          </table:table-cell>
        </table:table-row>
        <table:table-row table:style-name="ro1">
          <table:table-cell office:value-type="string" calcext:value-type="string">
            <text:p>g.12.10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0" calcext:value-type="float">
            <text:p>40</text:p>
          </table:table-cell>
          <table:table-cell office:value-type="float" office:value="85.8113" calcext:value-type="float">
            <text:p>85,81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7.0273" calcext:value-type="float">
            <text:p>57,0273</text:p>
          </table:table-cell>
          <table:table-cell office:value-type="float" office:value="1.3278647229207" calcext:value-type="float">
            <text:p>1,3278647229207</text:p>
          </table:table-cell>
          <table:table-cell office:value-type="float" office:value="1" calcext:value-type="float">
            <text:p>1</text:p>
          </table:table-cell>
          <table:table-cell office:value-type="float" office:value="57.0273" calcext:value-type="float">
            <text:p>57,0273</text:p>
          </table:table-cell>
        </table:table-row>
        <table:table-row table:style-name="ro1">
          <table:table-cell office:value-type="string" calcext:value-type="string">
            <text:p>g.12.111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41.3209" calcext:value-type="float">
            <text:p>41,320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.7424" calcext:value-type="float">
            <text:p>11,7424</text:p>
          </table:table-cell>
          <table:table-cell office:value-type="float" office:value="2.33936277527819" calcext:value-type="float">
            <text:p>2,33936277527819</text:p>
          </table:table-cell>
          <table:table-cell office:value-type="float" office:value="8" calcext:value-type="float">
            <text:p>8</text:p>
          </table:table-cell>
          <table:table-cell office:value-type="float" office:value="11.7424" calcext:value-type="float">
            <text:p>11,7424</text:p>
          </table:table-cell>
        </table:table-row>
        <table:table-row table:style-name="ro1">
          <table:table-cell office:value-type="string" calcext:value-type="string">
            <text:p>g.12.11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12" calcext:value-type="float">
            <text:p>312</text:p>
          </table:table-cell>
          <table:table-cell office:value-type="float" office:value="45.7678" calcext:value-type="float">
            <text:p>45,767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.0222" calcext:value-type="float">
            <text:p>18,0222</text:p>
          </table:table-cell>
          <table:table-cell office:value-type="float" office:value="2.67575872997489" calcext:value-type="float">
            <text:p>2,67575872997489</text:p>
          </table:table-cell>
          <table:table-cell office:value-type="float" office:value="16" calcext:value-type="float">
            <text:p>16</text:p>
          </table:table-cell>
          <table:table-cell office:value-type="float" office:value="18.0222" calcext:value-type="float">
            <text:p>18,0222</text:p>
          </table:table-cell>
        </table:table-row>
        <table:table-row table:style-name="ro1">
          <table:table-cell office:value-type="string" calcext:value-type="string">
            <text:p>g.12.11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64" calcext:value-type="float">
            <text:p>164</text:p>
          </table:table-cell>
          <table:table-cell office:value-type="float" office:value="69.7533" calcext:value-type="float">
            <text:p>69,753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2.1542" calcext:value-type="float">
            <text:p>32,1542</text:p>
          </table:table-cell>
          <table:table-cell office:value-type="float" office:value="2.06270404383581" calcext:value-type="float">
            <text:p>2,06270404383581</text:p>
          </table:table-cell>
          <table:table-cell office:value-type="float" office:value="6" calcext:value-type="float">
            <text:p>6</text:p>
          </table:table-cell>
          <table:table-cell office:value-type="float" office:value="32.1542" calcext:value-type="float">
            <text:p>32,1542</text:p>
          </table:table-cell>
        </table:table-row>
        <table:table-row table:style-name="ro1">
          <table:table-cell office:value-type="string" calcext:value-type="string">
            <text:p>g.12.12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3" calcext:value-type="float">
            <text:p>103</text:p>
          </table:table-cell>
          <table:table-cell office:value-type="float" office:value="68.8495" calcext:value-type="float">
            <text:p>68,849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.6388" calcext:value-type="float">
            <text:p>30,6388</text:p>
          </table:table-cell>
          <table:table-cell office:value-type="float" office:value="1.46340830542344" calcext:value-type="float">
            <text:p>1,46340830542344</text:p>
          </table:table-cell>
          <table:table-cell office:value-type="float" office:value="4" calcext:value-type="float">
            <text:p>4</text:p>
          </table:table-cell>
          <table:table-cell office:value-type="float" office:value="27.8732" calcext:value-type="float">
            <text:p>27,8732</text:p>
          </table:table-cell>
        </table:table-row>
        <table:table-row table:style-name="ro1">
          <table:table-cell office:value-type="string" calcext:value-type="string">
            <text:p>g.12.14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07" calcext:value-type="float">
            <text:p>207</text:p>
          </table:table-cell>
          <table:table-cell office:value-type="float" office:value="54.4165" calcext:value-type="float">
            <text:p>54,416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.4624" calcext:value-type="float">
            <text:p>24,4624</text:p>
          </table:table-cell>
          <table:table-cell office:value-type="float" office:value="2.26246929527285" calcext:value-type="float">
            <text:p>2,26246929527285</text:p>
          </table:table-cell>
          <table:table-cell office:value-type="float" office:value="12" calcext:value-type="float">
            <text:p>12</text:p>
          </table:table-cell>
          <table:table-cell office:value-type="float" office:value="24.4624" calcext:value-type="float">
            <text:p>24,4624</text:p>
          </table:table-cell>
        </table:table-row>
        <table:table-row table:style-name="ro1">
          <table:table-cell office:value-type="string" calcext:value-type="string">
            <text:p>g.12.2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4" calcext:value-type="float">
            <text:p>104</text:p>
          </table:table-cell>
          <table:table-cell office:value-type="float" office:value="43.1238" calcext:value-type="float">
            <text:p>43,123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.0939" calcext:value-type="float">
            <text:p>21,0939</text:p>
          </table:table-cell>
          <table:table-cell office:value-type="float" office:value="2.95114665074801" calcext:value-type="float">
            <text:p>2,95114665074801</text:p>
          </table:table-cell>
          <table:table-cell office:value-type="float" office:value="11" calcext:value-type="float">
            <text:p>11</text:p>
          </table:table-cell>
          <table:table-cell office:value-type="float" office:value="21.0939" calcext:value-type="float">
            <text:p>21,0939</text:p>
          </table:table-cell>
        </table:table-row>
        <table:table-row table:style-name="ro1">
          <table:table-cell office:value-type="string" calcext:value-type="string">
            <text:p>g.12.3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96" calcext:value-type="float">
            <text:p>296</text:p>
          </table:table-cell>
          <table:table-cell office:value-type="float" office:value="51.1981" calcext:value-type="float">
            <text:p>51,198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7.8774" calcext:value-type="float">
            <text:p>17,8774</text:p>
          </table:table-cell>
          <table:table-cell office:value-type="float" office:value="2.38241304181525" calcext:value-type="float">
            <text:p>2,38241304181525</text:p>
          </table:table-cell>
          <table:table-cell office:value-type="float" office:value="8" calcext:value-type="float">
            <text:p>8</text:p>
          </table:table-cell>
          <table:table-cell office:value-type="float" office:value="17.8774" calcext:value-type="float">
            <text:p>17,8774</text:p>
          </table:table-cell>
        </table:table-row>
        <table:table-row table:style-name="ro1">
          <table:table-cell office:value-type="string" calcext:value-type="string">
            <text:p>g.12.4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70" calcext:value-type="float">
            <text:p>370</text:p>
          </table:table-cell>
          <table:table-cell office:value-type="float" office:value="44.7389" calcext:value-type="float">
            <text:p>44,738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.9096" calcext:value-type="float">
            <text:p>18,9096</text:p>
          </table:table-cell>
          <table:table-cell office:value-type="float" office:value="2.65191574429037" calcext:value-type="float">
            <text:p>2,65191574429037</text:p>
          </table:table-cell>
          <table:table-cell office:value-type="float" office:value="37" calcext:value-type="float">
            <text:p>37</text:p>
          </table:table-cell>
          <table:table-cell office:value-type="float" office:value="18.9096" calcext:value-type="float">
            <text:p>18,9096</text:p>
          </table:table-cell>
        </table:table-row>
        <table:table-row table:style-name="ro1">
          <table:table-cell office:value-type="string" calcext:value-type="string">
            <text:p>g.12.60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495" calcext:value-type="float">
            <text:p>495</text:p>
          </table:table-cell>
          <table:table-cell office:value-type="float" office:value="50.01" calcext:value-type="float">
            <text:p>50,0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.7084" calcext:value-type="float">
            <text:p>24,7084</text:p>
          </table:table-cell>
          <table:table-cell office:value-type="float" office:value="2.3005208525948" calcext:value-type="float">
            <text:p>2,3005208525948</text:p>
          </table:table-cell>
          <table:table-cell office:value-type="float" office:value="12" calcext:value-type="float">
            <text:p>12</text:p>
          </table:table-cell>
          <table:table-cell office:value-type="float" office:value="24.7084" calcext:value-type="float">
            <text:p>24,7084</text:p>
          </table:table-cell>
        </table:table-row>
        <table:table-row table:style-name="ro1">
          <table:table-cell office:value-type="string" calcext:value-type="string">
            <text:p>g.12.6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278" calcext:value-type="float">
            <text:p>278</text:p>
          </table:table-cell>
          <table:table-cell office:value-type="float" office:value="53.7694" calcext:value-type="float">
            <text:p>53,769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5.5805" calcext:value-type="float">
            <text:p>25,5805</text:p>
          </table:table-cell>
          <table:table-cell office:value-type="float" office:value="2.25788263735449" calcext:value-type="float">
            <text:p>2,25788263735449</text:p>
          </table:table-cell>
          <table:table-cell office:value-type="float" office:value="18" calcext:value-type="float">
            <text:p>18</text:p>
          </table:table-cell>
          <table:table-cell office:value-type="float" office:value="25.5805" calcext:value-type="float">
            <text:p>25,5805</text:p>
          </table:table-cell>
        </table:table-row>
        <table:table-row table:style-name="ro1">
          <table:table-cell office:value-type="string" calcext:value-type="string">
            <text:p>g.12.6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75" calcext:value-type="float">
            <text:p>175</text:p>
          </table:table-cell>
          <table:table-cell office:value-type="float" office:value="46.9591" calcext:value-type="float">
            <text:p>46,959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8.8122" calcext:value-type="float">
            <text:p>18,8122</text:p>
          </table:table-cell>
          <table:table-cell office:value-type="float" office:value="2.91882386972844" calcext:value-type="float">
            <text:p>2,91882386972844</text:p>
          </table:table-cell>
          <table:table-cell office:value-type="float" office:value="32" calcext:value-type="float">
            <text:p>32</text:p>
          </table:table-cell>
          <table:table-cell office:value-type="float" office:value="18.8122" calcext:value-type="float">
            <text:p>18,8122</text:p>
          </table:table-cell>
        </table:table-row>
        <table:table-row table:style-name="ro1">
          <table:table-cell office:value-type="string" calcext:value-type="string">
            <text:p>g.12.7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51" calcext:value-type="float">
            <text:p>451</text:p>
          </table:table-cell>
          <table:table-cell office:value-type="float" office:value="32.5974" calcext:value-type="float">
            <text:p>32,597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.4651" calcext:value-type="float">
            <text:p>18,4651</text:p>
          </table:table-cell>
          <table:table-cell office:value-type="float" office:value="2.89279163234028" calcext:value-type="float">
            <text:p>2,89279163234028</text:p>
          </table:table-cell>
          <table:table-cell office:value-type="float" office:value="33" calcext:value-type="float">
            <text:p>33</text:p>
          </table:table-cell>
          <table:table-cell office:value-type="float" office:value="18.4651" calcext:value-type="float">
            <text:p>18,4651</text:p>
          </table:table-cell>
        </table:table-row>
        <table:table-row table:style-name="ro1">
          <table:table-cell office:value-type="string" calcext:value-type="string">
            <text:p>g.12.7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70" calcext:value-type="float">
            <text:p>170</text:p>
          </table:table-cell>
          <table:table-cell office:value-type="float" office:value="38.4322" calcext:value-type="float">
            <text:p>38,432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.8864" calcext:value-type="float">
            <text:p>11,8864</text:p>
          </table:table-cell>
          <table:table-cell office:value-type="float" office:value="2.54380257273172" calcext:value-type="float">
            <text:p>2,54380257273172</text:p>
          </table:table-cell>
          <table:table-cell office:value-type="float" office:value="28" calcext:value-type="float">
            <text:p>28</text:p>
          </table:table-cell>
          <table:table-cell office:value-type="float" office:value="11.8864" calcext:value-type="float">
            <text:p>11,8864</text:p>
          </table:table-cell>
        </table:table-row>
        <table:table-row table:style-name="ro1">
          <table:table-cell office:value-type="string" calcext:value-type="string">
            <text:p>g.12.77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7" calcext:value-type="float">
            <text:p>87</text:p>
          </table:table-cell>
          <table:table-cell office:value-type="float" office:value="79.383" calcext:value-type="float">
            <text:p>79,38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.0123" calcext:value-type="float">
            <text:p>41,0123</text:p>
          </table:table-cell>
          <table:table-cell office:value-type="float" office:value="1.90360817038873" calcext:value-type="float">
            <text:p>1,90360817038873</text:p>
          </table:table-cell>
          <table:table-cell office:value-type="float" office:value="4" calcext:value-type="float">
            <text:p>4</text:p>
          </table:table-cell>
          <table:table-cell office:value-type="float" office:value="41.0123" calcext:value-type="float">
            <text:p>41,0123</text:p>
          </table:table-cell>
        </table:table-row>
        <table:table-row table:style-name="ro1">
          <table:table-cell office:value-type="string" calcext:value-type="string">
            <text:p>g.12.7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49" calcext:value-type="float">
            <text:p>149</text:p>
          </table:table-cell>
          <table:table-cell office:value-type="float" office:value="67.4926" calcext:value-type="float">
            <text:p>67,492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6.9166" calcext:value-type="float">
            <text:p>26,9166</text:p>
          </table:table-cell>
          <table:table-cell office:value-type="float" office:value="1.51702660016794" calcext:value-type="float">
            <text:p>1,51702660016794</text:p>
          </table:table-cell>
          <table:table-cell office:value-type="float" office:value="4" calcext:value-type="float">
            <text:p>4</text:p>
          </table:table-cell>
          <table:table-cell office:value-type="float" office:value="26.9166" calcext:value-type="float">
            <text:p>26,9166</text:p>
          </table:table-cell>
        </table:table-row>
        <table:table-row table:style-name="ro1">
          <table:table-cell office:value-type="string" calcext:value-type="string">
            <text:p>g.12.79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72" calcext:value-type="float">
            <text:p>572</text:p>
          </table:table-cell>
          <table:table-cell office:value-type="float" office:value="36.6753" calcext:value-type="float">
            <text:p>36,675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.0943" calcext:value-type="float">
            <text:p>15,0943</text:p>
          </table:table-cell>
          <table:table-cell office:value-type="float" office:value="2.75173702449821" calcext:value-type="float">
            <text:p>2,75173702449821</text:p>
          </table:table-cell>
          <table:table-cell office:value-type="float" office:value="19" calcext:value-type="float">
            <text:p>19</text:p>
          </table:table-cell>
          <table:table-cell office:value-type="float" office:value="15.0943" calcext:value-type="float">
            <text:p>15,0943</text:p>
          </table:table-cell>
        </table:table-row>
        <table:table-row table:style-name="ro1">
          <table:table-cell office:value-type="string" calcext:value-type="string">
            <text:p>g.12.88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03" calcext:value-type="float">
            <text:p>203</text:p>
          </table:table-cell>
          <table:table-cell office:value-type="float" office:value="45.1256" calcext:value-type="float">
            <text:p>45,1256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4.3465" calcext:value-type="float">
            <text:p>14,3465</text:p>
          </table:table-cell>
          <table:table-cell office:value-type="float" office:value="2.92799062232945" calcext:value-type="float">
            <text:p>2,92799062232945</text:p>
          </table:table-cell>
          <table:table-cell office:value-type="float" office:value="31" calcext:value-type="float">
            <text:p>31</text:p>
          </table:table-cell>
          <table:table-cell office:value-type="float" office:value="14.3465" calcext:value-type="float">
            <text:p>14,3465</text:p>
          </table:table-cell>
        </table:table-row>
        <table:table-row table:style-name="ro1">
          <table:table-cell office:value-type="string" calcext:value-type="string">
            <text:p>g.12.91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69" calcext:value-type="float">
            <text:p>269</text:p>
          </table:table-cell>
          <table:table-cell office:value-type="float" office:value="36.6192" calcext:value-type="float">
            <text:p>36,619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.8553" calcext:value-type="float">
            <text:p>15,8553</text:p>
          </table:table-cell>
          <table:table-cell office:value-type="float" office:value="2.50445048630765" calcext:value-type="float">
            <text:p>2,50445048630765</text:p>
          </table:table-cell>
          <table:table-cell office:value-type="float" office:value="15" calcext:value-type="float">
            <text:p>15</text:p>
          </table:table-cell>
          <table:table-cell office:value-type="float" office:value="15.8553" calcext:value-type="float">
            <text:p>15,8553</text:p>
          </table:table-cell>
        </table:table-row>
        <table:table-row table:style-name="ro1">
          <table:table-cell office:value-type="string" calcext:value-type="string">
            <text:p>g.12.98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10" calcext:value-type="float">
            <text:p>310</text:p>
          </table:table-cell>
          <table:table-cell office:value-type="float" office:value="57.786" calcext:value-type="float">
            <text:p>57,78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5.3469" calcext:value-type="float">
            <text:p>15,3469</text:p>
          </table:table-cell>
          <table:table-cell office:value-type="float" office:value="2.84097904549336" calcext:value-type="float">
            <text:p>2,84097904549336</text:p>
          </table:table-cell>
          <table:table-cell office:value-type="float" office:value="9" calcext:value-type="float">
            <text:p>9</text:p>
          </table:table-cell>
          <table:table-cell office:value-type="float" office:value="15.3469" calcext:value-type="float">
            <text:p>15,3469</text:p>
          </table:table-cell>
        </table:table-row>
        <table:table-row table:style-name="ro1">
          <table:table-cell office:value-type="string" calcext:value-type="string">
            <text:p>g.13.11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23" calcext:value-type="float">
            <text:p>123</text:p>
          </table:table-cell>
          <table:table-cell office:value-type="float" office:value="85.906" calcext:value-type="float">
            <text:p>85,90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1.3497" calcext:value-type="float">
            <text:p>41,3497</text:p>
          </table:table-cell>
          <table:table-cell office:value-type="float" office:value="1.63761910844501" calcext:value-type="float">
            <text:p>1,63761910844501</text:p>
          </table:table-cell>
          <table:table-cell office:value-type="float" office:value="1" calcext:value-type="float">
            <text:p>1</text:p>
          </table:table-cell>
          <table:table-cell office:value-type="float" office:value="41.3497" calcext:value-type="float">
            <text:p>41,3497</text:p>
          </table:table-cell>
        </table:table-row>
        <table:table-row table:style-name="ro1">
          <table:table-cell office:value-type="string" calcext:value-type="string">
            <text:p>g.13.3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02" calcext:value-type="float">
            <text:p>402</text:p>
          </table:table-cell>
          <table:table-cell office:value-type="float" office:value="25.082" calcext:value-type="float">
            <text:p>25,082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8.9173" calcext:value-type="float">
            <text:p>8,9173</text:p>
          </table:table-cell>
          <table:table-cell office:value-type="float" office:value="3.11866367350151" calcext:value-type="float">
            <text:p>3,11866367350151</text:p>
          </table:table-cell>
          <table:table-cell office:value-type="float" office:value="82" calcext:value-type="float">
            <text:p>82</text:p>
          </table:table-cell>
          <table:table-cell office:value-type="float" office:value="8.9173" calcext:value-type="float">
            <text:p>8,9173</text:p>
          </table:table-cell>
        </table:table-row>
        <table:table-row table:style-name="ro1">
          <table:table-cell office:value-type="string" calcext:value-type="string">
            <text:p>g.13.4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93" calcext:value-type="float">
            <text:p>593</text:p>
          </table:table-cell>
          <table:table-cell office:value-type="float" office:value="27.7144" calcext:value-type="float">
            <text:p>27,714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.0831" calcext:value-type="float">
            <text:p>6,0831</text:p>
          </table:table-cell>
          <table:table-cell office:value-type="float" office:value="3.65357456809883" calcext:value-type="float">
            <text:p>3,65357456809883</text:p>
          </table:table-cell>
          <table:table-cell office:value-type="float" office:value="152" calcext:value-type="float">
            <text:p>152</text:p>
          </table:table-cell>
          <table:table-cell office:value-type="float" office:value="6.0831" calcext:value-type="float">
            <text:p>6,0831</text:p>
          </table:table-cell>
        </table:table-row>
        <table:table-row table:style-name="ro1">
          <table:table-cell office:value-type="string" calcext:value-type="string">
            <text:p>g.13.4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217" calcext:value-type="float">
            <text:p>1217</text:p>
          </table:table-cell>
          <table:table-cell office:value-type="float" office:value="19.7944" calcext:value-type="float">
            <text:p>19,794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6.3532" calcext:value-type="float">
            <text:p>6,3532</text:p>
          </table:table-cell>
          <table:table-cell office:value-type="float" office:value="3.51749437601048" calcext:value-type="float">
            <text:p>3,51749437601048</text:p>
          </table:table-cell>
          <table:table-cell office:value-type="float" office:value="159" calcext:value-type="float">
            <text:p>159</text:p>
          </table:table-cell>
          <table:table-cell office:value-type="float" office:value="6.3532" calcext:value-type="float">
            <text:p>6,3532</text:p>
          </table:table-cell>
        </table:table-row>
        <table:table-row table:style-name="ro1">
          <table:table-cell office:value-type="string" calcext:value-type="string">
            <text:p>g.13.5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.1566" calcext:value-type="float">
            <text:p>4,1566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.2386" calcext:value-type="float">
            <text:p>1,2386</text:p>
          </table:table-cell>
          <table:table-cell office:value-type="float" office:value="3.72657644677415" calcext:value-type="float">
            <text:p>3,72657644677415</text:p>
          </table:table-cell>
          <table:table-cell office:value-type="float" office:value="131" calcext:value-type="float">
            <text:p>131</text:p>
          </table:table-cell>
          <table:table-cell office:value-type="float" office:value="1.2386" calcext:value-type="float">
            <text:p>1,2386</text:p>
          </table:table-cell>
        </table:table-row>
        <table:table-row table:style-name="ro1">
          <table:table-cell office:value-type="string" calcext:value-type="string">
            <text:p>g.13.52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020" calcext:value-type="float">
            <text:p>1020</text:p>
          </table:table-cell>
          <table:table-cell office:value-type="float" office:value="44.8876" calcext:value-type="float">
            <text:p>44,8876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9.6761" calcext:value-type="float">
            <text:p>19,6761</text:p>
          </table:table-cell>
          <table:table-cell office:value-type="float" office:value="2.89246919790115" calcext:value-type="float">
            <text:p>2,89246919790115</text:p>
          </table:table-cell>
          <table:table-cell office:value-type="float" office:value="40" calcext:value-type="float">
            <text:p>40</text:p>
          </table:table-cell>
          <table:table-cell office:value-type="float" office:value="19.6761" calcext:value-type="float">
            <text:p>19,6761</text:p>
          </table:table-cell>
        </table:table-row>
        <table:table-row table:style-name="ro1">
          <table:table-cell office:value-type="string" calcext:value-type="string">
            <text:p>g.13.5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734" calcext:value-type="float">
            <text:p>734</text:p>
          </table:table-cell>
          <table:table-cell office:value-type="float" office:value="46.021" calcext:value-type="float">
            <text:p>46,02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6.0456" calcext:value-type="float">
            <text:p>16,0456</text:p>
          </table:table-cell>
          <table:table-cell office:value-type="float" office:value="2.71619154642968" calcext:value-type="float">
            <text:p>2,71619154642968</text:p>
          </table:table-cell>
          <table:table-cell office:value-type="float" office:value="30" calcext:value-type="float">
            <text:p>30</text:p>
          </table:table-cell>
          <table:table-cell office:value-type="float" office:value="16.0456" calcext:value-type="float">
            <text:p>16,0456</text:p>
          </table:table-cell>
        </table:table-row>
        <table:table-row table:style-name="ro1">
          <table:table-cell office:value-type="string" calcext:value-type="string">
            <text:p>g.13.5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05" calcext:value-type="float">
            <text:p>105</text:p>
          </table:table-cell>
          <table:table-cell office:value-type="float" office:value="61.2337" calcext:value-type="float">
            <text:p>61,233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4.8717" calcext:value-type="float">
            <text:p>34,8717</text:p>
          </table:table-cell>
          <table:table-cell office:value-type="float" office:value="1.95695295688934" calcext:value-type="float">
            <text:p>1,95695295688934</text:p>
          </table:table-cell>
          <table:table-cell office:value-type="float" office:value="7" calcext:value-type="float">
            <text:p>7</text:p>
          </table:table-cell>
          <table:table-cell office:value-type="float" office:value="34.8717" calcext:value-type="float">
            <text:p>34,8717</text:p>
          </table:table-cell>
        </table:table-row>
        <table:table-row table:style-name="ro1">
          <table:table-cell office:value-type="string" calcext:value-type="string">
            <text:p>g.13.6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office:value-type="float" office:value="41.2938" calcext:value-type="float">
            <text:p>41,2938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5.1985" calcext:value-type="float">
            <text:p>15,1985</text:p>
          </table:table-cell>
          <table:table-cell office:value-type="float" office:value="2.9101707940836" calcext:value-type="float">
            <text:p>2,9101707940836</text:p>
          </table:table-cell>
          <table:table-cell office:value-type="float" office:value="31" calcext:value-type="float">
            <text:p>31</text:p>
          </table:table-cell>
          <table:table-cell office:value-type="float" office:value="15.1985" calcext:value-type="float">
            <text:p>15,1985</text:p>
          </table:table-cell>
        </table:table-row>
        <table:table-row table:style-name="ro1">
          <table:table-cell office:value-type="string" calcext:value-type="string">
            <text:p>g.13.79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342" calcext:value-type="float">
            <text:p>342</text:p>
          </table:table-cell>
          <table:table-cell office:value-type="float" office:value="71.0616" calcext:value-type="float">
            <text:p>71,06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9.8615" calcext:value-type="float">
            <text:p>39,8615</text:p>
          </table:table-cell>
          <table:table-cell office:value-type="float" office:value="1.78929813179171" calcext:value-type="float">
            <text:p>1,78929813179171</text:p>
          </table:table-cell>
          <table:table-cell office:value-type="float" office:value="4" calcext:value-type="float">
            <text:p>4</text:p>
          </table:table-cell>
          <table:table-cell office:value-type="float" office:value="39.8615" calcext:value-type="float">
            <text:p>39,8615</text:p>
          </table:table-cell>
        </table:table-row>
        <table:table-row table:style-name="ro1">
          <table:table-cell office:value-type="string" calcext:value-type="string">
            <text:p>g.13.86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78" calcext:value-type="float">
            <text:p>178</text:p>
          </table:table-cell>
          <table:table-cell office:value-type="float" office:value="62.2559" calcext:value-type="float">
            <text:p>62,255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.5705" calcext:value-type="float">
            <text:p>27,5705</text:p>
          </table:table-cell>
          <table:table-cell office:value-type="float" office:value="1.78291542582204" calcext:value-type="float">
            <text:p>1,78291542582204</text:p>
          </table:table-cell>
          <table:table-cell office:value-type="float" office:value="5" calcext:value-type="float">
            <text:p>5</text:p>
          </table:table-cell>
          <table:table-cell office:value-type="float" office:value="27.5705" calcext:value-type="float">
            <text:p>27,5705</text:p>
          </table:table-cell>
        </table:table-row>
        <table:table-row table:style-name="ro1">
          <table:table-cell office:value-type="string" calcext:value-type="string">
            <text:p>g.13.9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64" calcext:value-type="float">
            <text:p>364</text:p>
          </table:table-cell>
          <table:table-cell office:value-type="float" office:value="35.5516" calcext:value-type="float">
            <text:p>35,5516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6.5553" calcext:value-type="float">
            <text:p>16,5553</text:p>
          </table:table-cell>
          <table:table-cell office:value-type="float" office:value="2.34838984920381" calcext:value-type="float">
            <text:p>2,34838984920381</text:p>
          </table:table-cell>
          <table:table-cell office:value-type="float" office:value="30" calcext:value-type="float">
            <text:p>30</text:p>
          </table:table-cell>
          <table:table-cell office:value-type="float" office:value="16.5553" calcext:value-type="float">
            <text:p>16,5553</text:p>
          </table:table-cell>
        </table:table-row>
        <table:table-row table:style-name="ro1">
          <table:table-cell office:value-type="string" calcext:value-type="string">
            <text:p>g.13.9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1" calcext:value-type="float">
            <text:p>101</text:p>
          </table:table-cell>
          <table:table-cell office:value-type="float" office:value="57.2528" calcext:value-type="float">
            <text:p>57,2528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.2038" calcext:value-type="float">
            <text:p>20,2038</text:p>
          </table:table-cell>
          <table:table-cell office:value-type="float" office:value="3.49457883910891" calcext:value-type="float">
            <text:p>3,49457883910891</text:p>
          </table:table-cell>
          <table:table-cell office:value-type="float" office:value="19" calcext:value-type="float">
            <text:p>19</text:p>
          </table:table-cell>
          <table:table-cell office:value-type="float" office:value="20.2038" calcext:value-type="float">
            <text:p>20,2038</text:p>
          </table:table-cell>
        </table:table-row>
        <table:table-row table:style-name="ro1">
          <table:table-cell office:value-type="string" calcext:value-type="string">
            <text:p>g.13.9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08" calcext:value-type="float">
            <text:p>208</text:p>
          </table:table-cell>
          <table:table-cell office:value-type="float" office:value="42.6365" calcext:value-type="float">
            <text:p>42,636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7.5787" calcext:value-type="float">
            <text:p>17,5787</text:p>
          </table:table-cell>
          <table:table-cell office:value-type="float" office:value="2.55756046167729" calcext:value-type="float">
            <text:p>2,55756046167729</text:p>
          </table:table-cell>
          <table:table-cell office:value-type="float" office:value="17" calcext:value-type="float">
            <text:p>17</text:p>
          </table:table-cell>
          <table:table-cell office:value-type="float" office:value="17.5787" calcext:value-type="float">
            <text:p>17,5787</text:p>
          </table:table-cell>
        </table:table-row>
        <table:table-row table:style-name="ro1">
          <table:table-cell office:value-type="string" calcext:value-type="string">
            <text:p>g.14.2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6" calcext:value-type="float">
            <text:p>96</text:p>
          </table:table-cell>
          <table:table-cell office:value-type="float" office:value="61.3347" calcext:value-type="float">
            <text:p>61,334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.5243" calcext:value-type="float">
            <text:p>23,5243</text:p>
          </table:table-cell>
          <table:table-cell office:value-type="float" office:value="2.44147748689888" calcext:value-type="float">
            <text:p>2,44147748689888</text:p>
          </table:table-cell>
          <table:table-cell office:value-type="float" office:value="10" calcext:value-type="float">
            <text:p>10</text:p>
          </table:table-cell>
          <table:table-cell office:value-type="float" office:value="23.5243" calcext:value-type="float">
            <text:p>23,5243</text:p>
          </table:table-cell>
        </table:table-row>
        <table:table-row table:style-name="ro1">
          <table:table-cell office:value-type="string" calcext:value-type="string">
            <text:p>g.14.2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0" calcext:value-type="float">
            <text:p>80</text:p>
          </table:table-cell>
          <table:table-cell office:value-type="float" office:value="35.955" calcext:value-type="float">
            <text:p>35,95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0.0466" calcext:value-type="float">
            <text:p>10,0466</text:p>
          </table:table-cell>
          <table:table-cell office:value-type="float" office:value="2.87624386959833" calcext:value-type="float">
            <text:p>2,87624386959833</text:p>
          </table:table-cell>
          <table:table-cell office:value-type="float" office:value="17" calcext:value-type="float">
            <text:p>17</text:p>
          </table:table-cell>
          <table:table-cell office:value-type="float" office:value="10.0466" calcext:value-type="float">
            <text:p>10,0466</text:p>
          </table:table-cell>
        </table:table-row>
        <table:table-row table:style-name="ro1">
          <table:table-cell office:value-type="string" calcext:value-type="string">
            <text:p>g.14.22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41.1835" calcext:value-type="float">
            <text:p>41,183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.7" calcext:value-type="float">
            <text:p>9,7</text:p>
          </table:table-cell>
          <table:table-cell office:value-type="float" office:value="3.55100044670315" calcext:value-type="float">
            <text:p>3,55100044670315</text:p>
          </table:table-cell>
          <table:table-cell office:value-type="float" office:value="17" calcext:value-type="float">
            <text:p>17</text:p>
          </table:table-cell>
          <table:table-cell office:value-type="float" office:value="9.7" calcext:value-type="float">
            <text:p>9,7</text:p>
          </table:table-cell>
        </table:table-row>
        <table:table-row table:style-name="ro1">
          <table:table-cell office:value-type="string" calcext:value-type="string">
            <text:p>g.14.2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3" calcext:value-type="float">
            <text:p>103</text:p>
          </table:table-cell>
          <table:table-cell office:value-type="float" office:value="56.9246" calcext:value-type="float">
            <text:p>56,924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.8355" calcext:value-type="float">
            <text:p>20,8355</text:p>
          </table:table-cell>
          <table:table-cell office:value-type="float" office:value="2.79338915816225" calcext:value-type="float">
            <text:p>2,79338915816225</text:p>
          </table:table-cell>
          <table:table-cell office:value-type="float" office:value="10" calcext:value-type="float">
            <text:p>10</text:p>
          </table:table-cell>
          <table:table-cell office:value-type="float" office:value="20.8355" calcext:value-type="float">
            <text:p>20,8355</text:p>
          </table:table-cell>
        </table:table-row>
        <table:table-row table:style-name="ro1">
          <table:table-cell office:value-type="string" calcext:value-type="string">
            <text:p>g.14.24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90" calcext:value-type="float">
            <text:p>190</text:p>
          </table:table-cell>
          <table:table-cell office:value-type="float" office:value="55.4504" calcext:value-type="float">
            <text:p>55,450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8.5953" calcext:value-type="float">
            <text:p>18,5953</text:p>
          </table:table-cell>
          <table:table-cell office:value-type="float" office:value="2.71090393372962" calcext:value-type="float">
            <text:p>2,71090393372962</text:p>
          </table:table-cell>
          <table:table-cell office:value-type="float" office:value="11" calcext:value-type="float">
            <text:p>11</text:p>
          </table:table-cell>
          <table:table-cell office:value-type="float" office:value="18.5953" calcext:value-type="float">
            <text:p>18,5953</text:p>
          </table:table-cell>
        </table:table-row>
        <table:table-row table:style-name="ro1">
          <table:table-cell office:value-type="string" calcext:value-type="string">
            <text:p>g.14.2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55" calcext:value-type="float">
            <text:p>155</text:p>
          </table:table-cell>
          <table:table-cell office:value-type="float" office:value="65.4665" calcext:value-type="float">
            <text:p>65,46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.0169" calcext:value-type="float">
            <text:p>22,0169</text:p>
          </table:table-cell>
          <table:table-cell office:value-type="float" office:value="2.24071245076895" calcext:value-type="float">
            <text:p>2,24071245076895</text:p>
          </table:table-cell>
          <table:table-cell office:value-type="float" office:value="6" calcext:value-type="float">
            <text:p>6</text:p>
          </table:table-cell>
          <table:table-cell office:value-type="float" office:value="22.0169" calcext:value-type="float">
            <text:p>22,0169</text:p>
          </table:table-cell>
        </table:table-row>
        <table:table-row table:style-name="ro1">
          <table:table-cell office:value-type="string" calcext:value-type="string">
            <text:p>g.14.2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office:value-type="float" office:value="57.627" calcext:value-type="float">
            <text:p>57,62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.5536" calcext:value-type="float">
            <text:p>18,5536</text:p>
          </table:table-cell>
          <table:table-cell office:value-type="float" office:value="2.5658943861143" calcext:value-type="float">
            <text:p>2,5658943861143</text:p>
          </table:table-cell>
          <table:table-cell office:value-type="float" office:value="6" calcext:value-type="float">
            <text:p>6</text:p>
          </table:table-cell>
          <table:table-cell office:value-type="float" office:value="18.5536" calcext:value-type="float">
            <text:p>18,5536</text:p>
          </table:table-cell>
        </table:table-row>
        <table:table-row table:style-name="ro1">
          <table:table-cell office:value-type="string" calcext:value-type="string">
            <text:p>g.14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44.8061" calcext:value-type="float">
            <text:p>44,806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.0959" calcext:value-type="float">
            <text:p>11,0959</text:p>
          </table:table-cell>
          <table:table-cell office:value-type="float" office:value="3.11812684785275" calcext:value-type="float">
            <text:p>3,11812684785275</text:p>
          </table:table-cell>
          <table:table-cell office:value-type="float" office:value="11" calcext:value-type="float">
            <text:p>11</text:p>
          </table:table-cell>
          <table:table-cell office:value-type="float" office:value="11.0959" calcext:value-type="float">
            <text:p>11,0959</text:p>
          </table:table-cell>
        </table:table-row>
        <table:table-row table:style-name="ro1">
          <table:table-cell office:value-type="string" calcext:value-type="string">
            <text:p>g.14.2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office:value-type="float" office:value="49.8921" calcext:value-type="float">
            <text:p>49,89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.3888" calcext:value-type="float">
            <text:p>17,3888</text:p>
          </table:table-cell>
          <table:table-cell office:value-type="float" office:value="2.53045610246974" calcext:value-type="float">
            <text:p>2,53045610246974</text:p>
          </table:table-cell>
          <table:table-cell office:value-type="float" office:value="9" calcext:value-type="float">
            <text:p>9</text:p>
          </table:table-cell>
          <table:table-cell office:value-type="float" office:value="17.3888" calcext:value-type="float">
            <text:p>17,3888</text:p>
          </table:table-cell>
        </table:table-row>
        <table:table-row table:style-name="ro1">
          <table:table-cell office:value-type="string" calcext:value-type="string">
            <text:p>g.14.3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74" calcext:value-type="float">
            <text:p>74</text:p>
          </table:table-cell>
          <table:table-cell office:value-type="float" office:value="75.7903" calcext:value-type="float">
            <text:p>75,790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.3227" calcext:value-type="float">
            <text:p>27,3227</text:p>
          </table:table-cell>
          <table:table-cell office:value-type="float" office:value="2.15602475453743" calcext:value-type="float">
            <text:p>2,15602475453743</text:p>
          </table:table-cell>
          <table:table-cell office:value-type="float" office:value="4" calcext:value-type="float">
            <text:p>4</text:p>
          </table:table-cell>
          <table:table-cell office:value-type="float" office:value="27.3227" calcext:value-type="float">
            <text:p>27,3227</text:p>
          </table:table-cell>
        </table:table-row>
        <table:table-row table:style-name="ro1">
          <table:table-cell office:value-type="string" calcext:value-type="string">
            <text:p>g.14.3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2" calcext:value-type="float">
            <text:p>122</text:p>
          </table:table-cell>
          <table:table-cell office:value-type="float" office:value="63.4349" calcext:value-type="float">
            <text:p>63,43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.2063" calcext:value-type="float">
            <text:p>19,2063</text:p>
          </table:table-cell>
          <table:table-cell office:value-type="float" office:value="2.6600029727907" calcext:value-type="float">
            <text:p>2,6600029727907</text:p>
          </table:table-cell>
          <table:table-cell office:value-type="float" office:value="5" calcext:value-type="float">
            <text:p>5</text:p>
          </table:table-cell>
          <table:table-cell office:value-type="float" office:value="19.2063" calcext:value-type="float">
            <text:p>19,2063</text:p>
          </table:table-cell>
        </table:table-row>
        <table:table-row table:style-name="ro1">
          <table:table-cell office:value-type="string" calcext:value-type="string">
            <text:p>g.14.3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60" calcext:value-type="float">
            <text:p>160</text:p>
          </table:table-cell>
          <table:table-cell office:value-type="float" office:value="58.4583" calcext:value-type="float">
            <text:p>58,458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.7994" calcext:value-type="float">
            <text:p>23,7994</text:p>
          </table:table-cell>
          <table:table-cell office:value-type="float" office:value="2.20126613484401" calcext:value-type="float">
            <text:p>2,20126613484401</text:p>
          </table:table-cell>
          <table:table-cell office:value-type="float" office:value="3" calcext:value-type="float">
            <text:p>3</text:p>
          </table:table-cell>
          <table:table-cell office:value-type="float" office:value="23.7994" calcext:value-type="float">
            <text:p>23,7994</text:p>
          </table:table-cell>
        </table:table-row>
        <table:table-row table:style-name="ro1">
          <table:table-cell office:value-type="string" calcext:value-type="string">
            <text:p>g.14.5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60.2343" calcext:value-type="float">
            <text:p>60,234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.6377" calcext:value-type="float">
            <text:p>16,6377</text:p>
          </table:table-cell>
          <table:table-cell office:value-type="float" office:value="2.05337433358999" calcext:value-type="float">
            <text:p>2,05337433358999</text:p>
          </table:table-cell>
          <table:table-cell office:value-type="float" office:value="8" calcext:value-type="float">
            <text:p>8</text:p>
          </table:table-cell>
          <table:table-cell office:value-type="float" office:value="16.6377" calcext:value-type="float">
            <text:p>16,6377</text:p>
          </table:table-cell>
        </table:table-row>
        <table:table-row table:style-name="ro1">
          <table:table-cell office:value-type="string" calcext:value-type="string">
            <text:p>g.14.5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79" calcext:value-type="float">
            <text:p>179</text:p>
          </table:table-cell>
          <table:table-cell office:value-type="float" office:value="61.3635" calcext:value-type="float">
            <text:p>61,36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.2239" calcext:value-type="float">
            <text:p>17,2239</text:p>
          </table:table-cell>
          <table:table-cell office:value-type="float" office:value="1.88906773898774" calcext:value-type="float">
            <text:p>1,88906773898774</text:p>
          </table:table-cell>
          <table:table-cell office:value-type="float" office:value="7" calcext:value-type="float">
            <text:p>7</text:p>
          </table:table-cell>
          <table:table-cell office:value-type="float" office:value="17.2239" calcext:value-type="float">
            <text:p>17,2239</text:p>
          </table:table-cell>
        </table:table-row>
        <table:table-row table:style-name="ro1">
          <table:table-cell office:value-type="string" calcext:value-type="string">
            <text:p>g.14.62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760" calcext:value-type="float">
            <text:p>760</text:p>
          </table:table-cell>
          <table:table-cell office:value-type="float" office:value="35.3505" calcext:value-type="float">
            <text:p>35,350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9.8316" calcext:value-type="float">
            <text:p>9,8316</text:p>
          </table:table-cell>
          <table:table-cell office:value-type="float" office:value="2.89266914073469" calcext:value-type="float">
            <text:p>2,89266914073469</text:p>
          </table:table-cell>
          <table:table-cell office:value-type="float" office:value="57" calcext:value-type="float">
            <text:p>57</text:p>
          </table:table-cell>
          <table:table-cell office:value-type="float" office:value="9.8316" calcext:value-type="float">
            <text:p>9,8316</text:p>
          </table:table-cell>
        </table:table-row>
        <table:table-row table:style-name="ro1">
          <table:table-cell office:value-type="string" calcext:value-type="string">
            <text:p>g.15.22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24" calcext:value-type="float">
            <text:p>224</text:p>
          </table:table-cell>
          <table:table-cell office:value-type="float" office:value="56.7065" calcext:value-type="float">
            <text:p>56,7065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8.4202" calcext:value-type="float">
            <text:p>18,4202</text:p>
          </table:table-cell>
          <table:table-cell office:value-type="float" office:value="2.54970304089382" calcext:value-type="float">
            <text:p>2,54970304089382</text:p>
          </table:table-cell>
          <table:table-cell office:value-type="float" office:value="12" calcext:value-type="float">
            <text:p>12</text:p>
          </table:table-cell>
          <table:table-cell office:value-type="float" office:value="18.4202" calcext:value-type="float">
            <text:p>18,4202</text:p>
          </table:table-cell>
        </table:table-row>
        <table:table-row table:style-name="ro1">
          <table:table-cell office:value-type="string" calcext:value-type="string">
            <text:p>g.15.2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4" calcext:value-type="float">
            <text:p>74</text:p>
          </table:table-cell>
          <table:table-cell office:value-type="float" office:value="38.6084" calcext:value-type="float">
            <text:p>38,608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.6792" calcext:value-type="float">
            <text:p>8,6792</text:p>
          </table:table-cell>
          <table:table-cell office:value-type="float" office:value="3.28969057160997" calcext:value-type="float">
            <text:p>3,28969057160997</text:p>
          </table:table-cell>
          <table:table-cell office:value-type="float" office:value="13" calcext:value-type="float">
            <text:p>13</text:p>
          </table:table-cell>
          <table:table-cell office:value-type="float" office:value="8.6792" calcext:value-type="float">
            <text:p>8,6792</text:p>
          </table:table-cell>
        </table:table-row>
        <table:table-row table:style-name="ro1">
          <table:table-cell office:value-type="string" calcext:value-type="string">
            <text:p>g.15.28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361" calcext:value-type="float">
            <text:p>1361</text:p>
          </table:table-cell>
          <table:table-cell office:value-type="float" office:value="12.9735" calcext:value-type="float">
            <text:p>12,973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6.1949" calcext:value-type="float">
            <text:p>6,1949</text:p>
          </table:table-cell>
          <table:table-cell office:value-type="float" office:value="3.57343753081087" calcext:value-type="float">
            <text:p>3,57343753081087</text:p>
          </table:table-cell>
          <table:table-cell office:value-type="float" office:value="206" calcext:value-type="float">
            <text:p>206</text:p>
          </table:table-cell>
          <table:table-cell office:value-type="float" office:value="6.1949" calcext:value-type="float">
            <text:p>6,1949</text:p>
          </table:table-cell>
        </table:table-row>
        <table:table-row table:style-name="ro1">
          <table:table-cell office:value-type="string" calcext:value-type="string">
            <text:p>g.15.2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4" calcext:value-type="float">
            <text:p>164</text:p>
          </table:table-cell>
          <table:table-cell office:value-type="float" office:value="69.5594" calcext:value-type="float">
            <text:p>69,559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.39" calcext:value-type="float">
            <text:p>32,39</text:p>
          </table:table-cell>
          <table:table-cell office:value-type="float" office:value="2.0483527242264" calcext:value-type="float">
            <text:p>2,0483527242264</text:p>
          </table:table-cell>
          <table:table-cell office:value-type="float" office:value="6" calcext:value-type="float">
            <text:p>6</text:p>
          </table:table-cell>
          <table:table-cell office:value-type="float" office:value="32.39" calcext:value-type="float">
            <text:p>32,39</text:p>
          </table:table-cell>
        </table:table-row>
        <table:table-row table:style-name="ro1">
          <table:table-cell office:value-type="string" calcext:value-type="string">
            <text:p>g.15.4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45" calcext:value-type="float">
            <text:p>345</text:p>
          </table:table-cell>
          <table:table-cell office:value-type="float" office:value="58.805" calcext:value-type="float">
            <text:p>58,80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.1696" calcext:value-type="float">
            <text:p>29,1696</text:p>
          </table:table-cell>
          <table:table-cell office:value-type="float" office:value="2.16034445636004" calcext:value-type="float">
            <text:p>2,16034445636004</text:p>
          </table:table-cell>
          <table:table-cell office:value-type="float" office:value="7" calcext:value-type="float">
            <text:p>7</text:p>
          </table:table-cell>
          <table:table-cell office:value-type="float" office:value="29.1696" calcext:value-type="float">
            <text:p>29,1696</text:p>
          </table:table-cell>
        </table:table-row>
        <table:table-row table:style-name="ro1">
          <table:table-cell office:value-type="string" calcext:value-type="string">
            <text:p>g.15.4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55" calcext:value-type="float">
            <text:p>155</text:p>
          </table:table-cell>
          <table:table-cell office:value-type="float" office:value="54.4139" calcext:value-type="float">
            <text:p>54,413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0.4105" calcext:value-type="float">
            <text:p>20,4105</text:p>
          </table:table-cell>
          <table:table-cell office:value-type="float" office:value="3.02222496376916" calcext:value-type="float">
            <text:p>3,02222496376916</text:p>
          </table:table-cell>
          <table:table-cell office:value-type="float" office:value="8" calcext:value-type="float">
            <text:p>8</text:p>
          </table:table-cell>
          <table:table-cell office:value-type="float" office:value="20.4105" calcext:value-type="float">
            <text:p>20,4105</text:p>
          </table:table-cell>
        </table:table-row>
        <table:table-row table:style-name="ro1">
          <table:table-cell office:value-type="string" calcext:value-type="string">
            <text:p>g.16.3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95" calcext:value-type="float">
            <text:p>295</text:p>
          </table:table-cell>
          <table:table-cell office:value-type="float" office:value="52.8175" calcext:value-type="float">
            <text:p>52,8175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1.7998" calcext:value-type="float">
            <text:p>21,7998</text:p>
          </table:table-cell>
          <table:table-cell office:value-type="float" office:value="2.66593930848891" calcext:value-type="float">
            <text:p>2,66593930848891</text:p>
          </table:table-cell>
          <table:table-cell office:value-type="float" office:value="14" calcext:value-type="float">
            <text:p>14</text:p>
          </table:table-cell>
          <table:table-cell office:value-type="float" office:value="21.7998" calcext:value-type="float">
            <text:p>21,7998</text:p>
          </table:table-cell>
        </table:table-row>
        <table:table-row table:style-name="ro1">
          <table:table-cell office:value-type="string" calcext:value-type="string">
            <text:p>g.16.36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989" calcext:value-type="float">
            <text:p>989</text:p>
          </table:table-cell>
          <table:table-cell office:value-type="float" office:value="14.1094" calcext:value-type="float">
            <text:p>14,109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.7201" calcext:value-type="float">
            <text:p>12,7201</text:p>
          </table:table-cell>
          <table:table-cell office:value-type="float" office:value="1.92477547209305" calcext:value-type="float">
            <text:p>1,92477547209305</text:p>
          </table:table-cell>
          <table:table-cell office:value-type="float" office:value="52" calcext:value-type="float">
            <text:p>52</text:p>
          </table:table-cell>
          <table:table-cell office:value-type="float" office:value="12.7201" calcext:value-type="float">
            <text:p>12,7201</text:p>
          </table:table-cell>
        </table:table-row>
        <table:table-row table:style-name="ro1">
          <table:table-cell office:value-type="string" calcext:value-type="string">
            <text:p>g.16.6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54" calcext:value-type="float">
            <text:p>254</text:p>
          </table:table-cell>
          <table:table-cell office:value-type="float" office:value="26.2825" calcext:value-type="float">
            <text:p>26,282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9.3869" calcext:value-type="float">
            <text:p>9,3869</text:p>
          </table:table-cell>
          <table:table-cell office:value-type="float" office:value="2.27035421150416" calcext:value-type="float">
            <text:p>2,27035421150416</text:p>
          </table:table-cell>
          <table:table-cell office:value-type="float" office:value="77" calcext:value-type="float">
            <text:p>77</text:p>
          </table:table-cell>
          <table:table-cell office:value-type="float" office:value="9.3869" calcext:value-type="float">
            <text:p>9,3869</text:p>
          </table:table-cell>
        </table:table-row>
        <table:table-row table:style-name="ro1">
          <table:table-cell office:value-type="string" calcext:value-type="string">
            <text:p>g.16.6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95" calcext:value-type="float">
            <text:p>95</text:p>
          </table:table-cell>
          <table:table-cell office:value-type="float" office:value="63.3463" calcext:value-type="float">
            <text:p>63,346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.6349" calcext:value-type="float">
            <text:p>18,6349</text:p>
          </table:table-cell>
          <table:table-cell office:value-type="float" office:value="2.54295196072138" calcext:value-type="float">
            <text:p>2,54295196072138</text:p>
          </table:table-cell>
          <table:table-cell office:value-type="float" office:value="6" calcext:value-type="float">
            <text:p>6</text:p>
          </table:table-cell>
          <table:table-cell office:value-type="float" office:value="18.6349" calcext:value-type="float">
            <text:p>18,6349</text:p>
          </table:table-cell>
        </table:table-row>
        <table:table-row table:style-name="ro1">
          <table:table-cell office:value-type="string" calcext:value-type="string">
            <text:p>g.16.63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61" calcext:value-type="float">
            <text:p>161</text:p>
          </table:table-cell>
          <table:table-cell office:value-type="float" office:value="56.8004" calcext:value-type="float">
            <text:p>56,800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.2393" calcext:value-type="float">
            <text:p>22,2393</text:p>
          </table:table-cell>
          <table:table-cell office:value-type="float" office:value="1.73090703632912" calcext:value-type="float">
            <text:p>1,73090703632912</text:p>
          </table:table-cell>
          <table:table-cell office:value-type="float" office:value="10" calcext:value-type="float">
            <text:p>10</text:p>
          </table:table-cell>
          <table:table-cell office:value-type="float" office:value="22.2393" calcext:value-type="float">
            <text:p>22,2393</text:p>
          </table:table-cell>
        </table:table-row>
        <table:table-row table:style-name="ro1">
          <table:table-cell office:value-type="string" calcext:value-type="string">
            <text:p>g.16.6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22" calcext:value-type="float">
            <text:p>122</text:p>
          </table:table-cell>
          <table:table-cell office:value-type="float" office:value="59.7901" calcext:value-type="float">
            <text:p>59,7901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9.4544" calcext:value-type="float">
            <text:p>29,4544</text:p>
          </table:table-cell>
          <table:table-cell office:value-type="float" office:value="2.32716308877557" calcext:value-type="float">
            <text:p>2,32716308877557</text:p>
          </table:table-cell>
          <table:table-cell office:value-type="float" office:value="9" calcext:value-type="float">
            <text:p>9</text:p>
          </table:table-cell>
          <table:table-cell office:value-type="float" office:value="29.4544" calcext:value-type="float">
            <text:p>29,4544</text:p>
          </table:table-cell>
        </table:table-row>
        <table:table-row table:style-name="ro1">
          <table:table-cell office:value-type="string" calcext:value-type="string">
            <text:p>g.16.6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59" calcext:value-type="float">
            <text:p>159</text:p>
          </table:table-cell>
          <table:table-cell office:value-type="float" office:value="41.9868" calcext:value-type="float">
            <text:p>41,986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1.5815" calcext:value-type="float">
            <text:p>41,5815</text:p>
          </table:table-cell>
          <table:table-cell office:value-type="float" office:value="1.09222299070459" calcext:value-type="float">
            <text:p>1,09222299070459</text:p>
          </table:table-cell>
          <table:table-cell office:value-type="float" office:value="24" calcext:value-type="float">
            <text:p>24</text:p>
          </table:table-cell>
          <table:table-cell office:value-type="float" office:value="41.5815" calcext:value-type="float">
            <text:p>41,5815</text:p>
          </table:table-cell>
        </table:table-row>
        <table:table-row table:style-name="ro1">
          <table:table-cell office:value-type="string" calcext:value-type="string">
            <text:p>g.16.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office:value-type="float" office:value="77.9052" calcext:value-type="float">
            <text:p>77,905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.2435" calcext:value-type="float">
            <text:p>34,2435</text:p>
          </table:table-cell>
          <table:table-cell office:value-type="float" office:value="1.69116390119576" calcext:value-type="float">
            <text:p>1,69116390119576</text:p>
          </table:table-cell>
          <table:table-cell office:value-type="float" office:value="2" calcext:value-type="float">
            <text:p>2</text:p>
          </table:table-cell>
          <table:table-cell office:value-type="float" office:value="34.2435" calcext:value-type="float">
            <text:p>34,2435</text:p>
          </table:table-cell>
        </table:table-row>
        <table:table-row table:style-name="ro1">
          <table:table-cell office:value-type="string" calcext:value-type="string">
            <text:p>g.16.9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float" office:value="87.9274" calcext:value-type="float">
            <text:p>87,927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40.9212" calcext:value-type="float">
            <text:p>40,9212</text:p>
          </table:table-cell>
          <table:table-cell office:value-type="float" office:value="1.64229052830538" calcext:value-type="float">
            <text:p>1,64229052830538</text:p>
          </table:table-cell>
          <table:table-cell office:value-type="float" office:value="1" calcext:value-type="float">
            <text:p>1</text:p>
          </table:table-cell>
          <table:table-cell office:value-type="float" office:value="40.9212" calcext:value-type="float">
            <text:p>40,9212</text:p>
          </table:table-cell>
        </table:table-row>
        <table:table-row table:style-name="ro1">
          <table:table-cell office:value-type="string" calcext:value-type="string">
            <text:p>g.17.1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899" calcext:value-type="float">
            <text:p>899</text:p>
          </table:table-cell>
          <table:table-cell office:value-type="float" office:value="28.7897" calcext:value-type="float">
            <text:p>28,789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.6055" calcext:value-type="float">
            <text:p>5,6055</text:p>
          </table:table-cell>
          <table:table-cell office:value-type="float" office:value="3.464143293411" calcext:value-type="float">
            <text:p>3,464143293411</text:p>
          </table:table-cell>
          <table:table-cell office:value-type="float" office:value="112" calcext:value-type="float">
            <text:p>112</text:p>
          </table:table-cell>
          <table:table-cell office:value-type="float" office:value="5.6055" calcext:value-type="float">
            <text:p>5,6055</text:p>
          </table:table-cell>
        </table:table-row>
        <table:table-row table:style-name="ro1">
          <table:table-cell office:value-type="string" calcext:value-type="string">
            <text:p>g.17.3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903" calcext:value-type="float">
            <text:p>903</text:p>
          </table:table-cell>
          <table:table-cell office:value-type="float" office:value="11.8887" calcext:value-type="float">
            <text:p>11,8887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3.2438" calcext:value-type="float">
            <text:p>3,2438</text:p>
          </table:table-cell>
          <table:table-cell office:value-type="float" office:value="3.72413110523153" calcext:value-type="float">
            <text:p>3,72413110523153</text:p>
          </table:table-cell>
          <table:table-cell office:value-type="float" office:value="405" calcext:value-type="float">
            <text:p>405</text:p>
          </table:table-cell>
          <table:table-cell office:value-type="float" office:value="3.2438" calcext:value-type="float">
            <text:p>3,2438</text:p>
          </table:table-cell>
        </table:table-row>
        <table:table-row table:style-name="ro1">
          <table:table-cell office:value-type="string" calcext:value-type="string">
            <text:p>g.17.3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234" calcext:value-type="float">
            <text:p>234</text:p>
          </table:table-cell>
          <table:table-cell office:value-type="float" office:value="66.6377" calcext:value-type="float">
            <text:p>66,637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4.9439" calcext:value-type="float">
            <text:p>24,9439</text:p>
          </table:table-cell>
          <table:table-cell office:value-type="float" office:value="2.07987680888592" calcext:value-type="float">
            <text:p>2,07987680888592</text:p>
          </table:table-cell>
          <table:table-cell office:value-type="float" office:value="6" calcext:value-type="float">
            <text:p>6</text:p>
          </table:table-cell>
          <table:table-cell office:value-type="float" office:value="24.9439" calcext:value-type="float">
            <text:p>24,9439</text:p>
          </table:table-cell>
        </table:table-row>
        <table:table-row table:style-name="ro1">
          <table:table-cell office:value-type="string" calcext:value-type="string">
            <text:p>g.17.4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99" calcext:value-type="float">
            <text:p>199</text:p>
          </table:table-cell>
          <table:table-cell office:value-type="float" office:value="44.7848" calcext:value-type="float">
            <text:p>44,784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3.6825" calcext:value-type="float">
            <text:p>33,6825</text:p>
          </table:table-cell>
          <table:table-cell office:value-type="float" office:value="1.65034724581108" calcext:value-type="float">
            <text:p>1,65034724581108</text:p>
          </table:table-cell>
          <table:table-cell office:value-type="float" office:value="6" calcext:value-type="float">
            <text:p>6</text:p>
          </table:table-cell>
          <table:table-cell office:value-type="float" office:value="33.6825" calcext:value-type="float">
            <text:p>33,6825</text:p>
          </table:table-cell>
        </table:table-row>
        <table:table-row table:style-name="ro1">
          <table:table-cell office:value-type="string" calcext:value-type="string">
            <text:p>g.17.4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318" calcext:value-type="float">
            <text:p>318</text:p>
          </table:table-cell>
          <table:table-cell office:value-type="float" office:value="68.4376" calcext:value-type="float">
            <text:p>68,437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4.3496" calcext:value-type="float">
            <text:p>34,3496</text:p>
          </table:table-cell>
          <table:table-cell office:value-type="float" office:value="2.47685692738122" calcext:value-type="float">
            <text:p>2,47685692738122</text:p>
          </table:table-cell>
          <table:table-cell office:value-type="float" office:value="6" calcext:value-type="float">
            <text:p>6</text:p>
          </table:table-cell>
          <table:table-cell office:value-type="float" office:value="34.3496" calcext:value-type="float">
            <text:p>34,3496</text:p>
          </table:table-cell>
        </table:table-row>
        <table:table-row table:style-name="ro1">
          <table:table-cell office:value-type="string" calcext:value-type="string">
            <text:p>g.18.1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33" calcext:value-type="float">
            <text:p>433</text:p>
          </table:table-cell>
          <table:table-cell office:value-type="float" office:value="51.0632" calcext:value-type="float">
            <text:p>51,0632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4.5302" calcext:value-type="float">
            <text:p>24,5302</text:p>
          </table:table-cell>
          <table:table-cell office:value-type="float" office:value="2.39702517297776" calcext:value-type="float">
            <text:p>2,39702517297776</text:p>
          </table:table-cell>
          <table:table-cell office:value-type="float" office:value="14" calcext:value-type="float">
            <text:p>14</text:p>
          </table:table-cell>
          <table:table-cell office:value-type="float" office:value="24.5302" calcext:value-type="float">
            <text:p>24,5302</text:p>
          </table:table-cell>
        </table:table-row>
        <table:table-row table:style-name="ro1">
          <table:table-cell office:value-type="string" calcext:value-type="string">
            <text:p>g.18.2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52" calcext:value-type="float">
            <text:p>252</text:p>
          </table:table-cell>
          <table:table-cell office:value-type="float" office:value="64.3406" calcext:value-type="float">
            <text:p>64,340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5.3822" calcext:value-type="float">
            <text:p>35,3822</text:p>
          </table:table-cell>
          <table:table-cell office:value-type="float" office:value="2.21591629861408" calcext:value-type="float">
            <text:p>2,21591629861408</text:p>
          </table:table-cell>
          <table:table-cell office:value-type="float" office:value="3" calcext:value-type="float">
            <text:p>3</text:p>
          </table:table-cell>
          <table:table-cell office:value-type="float" office:value="35.3822" calcext:value-type="float">
            <text:p>35,3822</text:p>
          </table:table-cell>
        </table:table-row>
        <table:table-row table:style-name="ro1">
          <table:table-cell office:value-type="string" calcext:value-type="string">
            <text:p>g.18.22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358" calcext:value-type="float">
            <text:p>358</text:p>
          </table:table-cell>
          <table:table-cell office:value-type="float" office:value="74.7785" calcext:value-type="float">
            <text:p>74,778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.3247" calcext:value-type="float">
            <text:p>33,3247</text:p>
          </table:table-cell>
          <table:table-cell office:value-type="float" office:value="1.78466254741245" calcext:value-type="float">
            <text:p>1,78466254741245</text:p>
          </table:table-cell>
          <table:table-cell office:value-type="float" office:value="2" calcext:value-type="float">
            <text:p>2</text:p>
          </table:table-cell>
          <table:table-cell office:value-type="float" office:value="33.3247" calcext:value-type="float">
            <text:p>33,3247</text:p>
          </table:table-cell>
        </table:table-row>
        <table:table-row table:style-name="ro1">
          <table:table-cell office:value-type="string" calcext:value-type="string">
            <text:p>g.18.24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368" calcext:value-type="float">
            <text:p>368</text:p>
          </table:table-cell>
          <table:table-cell office:value-type="float" office:value="75.6797" calcext:value-type="float">
            <text:p>75,679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.5682" calcext:value-type="float">
            <text:p>28,5682</text:p>
          </table:table-cell>
          <table:table-cell office:value-type="float" office:value="1.86204392055601" calcext:value-type="float">
            <text:p>1,86204392055601</text:p>
          </table:table-cell>
          <table:table-cell office:value-type="float" office:value="4" calcext:value-type="float">
            <text:p>4</text:p>
          </table:table-cell>
          <table:table-cell office:value-type="float" office:value="28.5682" calcext:value-type="float">
            <text:p>28,5682</text:p>
          </table:table-cell>
        </table:table-row>
        <table:table-row table:style-name="ro1">
          <table:table-cell office:value-type="string" calcext:value-type="string">
            <text:p>g.18.30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641" calcext:value-type="float">
            <text:p>641</text:p>
          </table:table-cell>
          <table:table-cell office:value-type="float" office:value="57.6864" calcext:value-type="float">
            <text:p>57,686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.6798" calcext:value-type="float">
            <text:p>27,6798</text:p>
          </table:table-cell>
          <table:table-cell office:value-type="float" office:value="2.1876248044664" calcext:value-type="float">
            <text:p>2,1876248044664</text:p>
          </table:table-cell>
          <table:table-cell office:value-type="float" office:value="8" calcext:value-type="float">
            <text:p>8</text:p>
          </table:table-cell>
          <table:table-cell office:value-type="float" office:value="27.6798" calcext:value-type="float">
            <text:p>27,6798</text:p>
          </table:table-cell>
        </table:table-row>
        <table:table-row table:style-name="ro1">
          <table:table-cell office:value-type="string" calcext:value-type="string">
            <text:p>g.18.3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7" calcext:value-type="float">
            <text:p>47</text:p>
          </table:table-cell>
          <table:table-cell office:value-type="float" office:value="84.2873" calcext:value-type="float">
            <text:p>84,287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0.1075" calcext:value-type="float">
            <text:p>40,1075</text:p>
          </table:table-cell>
          <table:table-cell office:value-type="float" office:value="1.75728287872757" calcext:value-type="float">
            <text:p>1,75728287872757</text:p>
          </table:table-cell>
          <table:table-cell office:value-type="float" office:value="1" calcext:value-type="float">
            <text:p>1</text:p>
          </table:table-cell>
          <table:table-cell office:value-type="float" office:value="40.1075" calcext:value-type="float">
            <text:p>40,1075</text:p>
          </table:table-cell>
        </table:table-row>
        <table:table-row table:style-name="ro1">
          <table:table-cell office:value-type="string" calcext:value-type="string">
            <text:p>g.19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86.9652" calcext:value-type="float">
            <text:p>86,965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44.0948" calcext:value-type="float">
            <text:p>44,0948</text:p>
          </table:table-cell>
          <table:table-cell office:value-type="float" office:value="1.67743789625802" calcext:value-type="float">
            <text:p>1,67743789625802</text:p>
          </table:table-cell>
          <table:table-cell office:value-type="float" office:value="2" calcext:value-type="float">
            <text:p>2</text:p>
          </table:table-cell>
          <table:table-cell office:value-type="float" office:value="44.0948" calcext:value-type="float">
            <text:p>44,0948</text:p>
          </table:table-cell>
        </table:table-row>
        <table:table-row table:style-name="ro1">
          <table:table-cell office:value-type="string" calcext:value-type="string">
            <text:p>g.19.2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24" calcext:value-type="float">
            <text:p>124</text:p>
          </table:table-cell>
          <table:table-cell office:value-type="float" office:value="77.5514" calcext:value-type="float">
            <text:p>77,551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47.8552" calcext:value-type="float">
            <text:p>47,8552</text:p>
          </table:table-cell>
          <table:table-cell office:value-type="float" office:value="1.69433613701733" calcext:value-type="float">
            <text:p>1,69433613701733</text:p>
          </table:table-cell>
          <table:table-cell office:value-type="float" office:value="6" calcext:value-type="float">
            <text:p>6</text:p>
          </table:table-cell>
          <table:table-cell office:value-type="float" office:value="47.8552" calcext:value-type="float">
            <text:p>47,8552</text:p>
          </table:table-cell>
        </table:table-row>
        <table:table-row table:style-name="ro1">
          <table:table-cell office:value-type="string" calcext:value-type="string">
            <text:p>g.19.3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234" calcext:value-type="float">
            <text:p>234</text:p>
          </table:table-cell>
          <table:table-cell office:value-type="float" office:value="81.3769" calcext:value-type="float">
            <text:p>81,376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40.8136" calcext:value-type="float">
            <text:p>40,8136</text:p>
          </table:table-cell>
          <table:table-cell office:value-type="float" office:value="1.81105100542273" calcext:value-type="float">
            <text:p>1,81105100542273</text:p>
          </table:table-cell>
          <table:table-cell office:value-type="float" office:value="2" calcext:value-type="float">
            <text:p>2</text:p>
          </table:table-cell>
          <table:table-cell office:value-type="float" office:value="40.8136" calcext:value-type="float">
            <text:p>40,8136</text:p>
          </table:table-cell>
        </table:table-row>
        <table:table-row table:style-name="ro1">
          <table:table-cell office:value-type="string" calcext:value-type="string">
            <text:p>g.19.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office:value-type="float" office:value="56.9897" calcext:value-type="float">
            <text:p>56,989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3.2178" calcext:value-type="float">
            <text:p>43,2178</text:p>
          </table:table-cell>
          <table:table-cell office:value-type="float" office:value="1.35784292506605" calcext:value-type="float">
            <text:p>1,35784292506605</text:p>
          </table:table-cell>
          <table:table-cell office:value-type="float" office:value="7" calcext:value-type="float">
            <text:p>7</text:p>
          </table:table-cell>
          <table:table-cell office:value-type="float" office:value="43.2178" calcext:value-type="float">
            <text:p>43,2178</text:p>
          </table:table-cell>
        </table:table-row>
        <table:table-row table:style-name="ro1">
          <table:table-cell office:value-type="string" calcext:value-type="string">
            <text:p>g.20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float" office:value="26.9196" calcext:value-type="float">
            <text:p>26,919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24.1909" calcext:value-type="float">
            <text:p>24,1909</text:p>
          </table:table-cell>
          <table:table-cell office:value-type="float" office:value="3.03042878432361" calcext:value-type="float">
            <text:p>3,03042878432361</text:p>
          </table:table-cell>
          <table:table-cell office:value-type="float" office:value="37" calcext:value-type="float">
            <text:p>37</text:p>
          </table:table-cell>
          <table:table-cell office:value-type="float" office:value="24.1909" calcext:value-type="float">
            <text:p>24,1909</text:p>
          </table:table-cell>
        </table:table-row>
        <table:table-row table:style-name="ro1">
          <table:table-cell office:value-type="string" calcext:value-type="string">
            <text:p>g.20.1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10.2169" calcext:value-type="float">
            <text:p>10,2169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0.8127" calcext:value-type="float">
            <text:p>0,8127</text:p>
          </table:table-cell>
          <table:table-cell office:value-type="float" office:value="4.55268306352672" calcext:value-type="float">
            <text:p>4,55268306352672</text:p>
          </table:table-cell>
          <table:table-cell office:value-type="float" office:value="335" calcext:value-type="float">
            <text:p>335</text:p>
          </table:table-cell>
          <table:table-cell office:value-type="float" office:value="0.178" calcext:value-type="float">
            <text:p>0,178</text:p>
          </table:table-cell>
        </table:table-row>
        <table:table-row table:style-name="ro1">
          <table:table-cell office:value-type="string" calcext:value-type="string">
            <text:p>g.20.14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53" calcext:value-type="float">
            <text:p>53</text:p>
          </table:table-cell>
          <table:table-cell office:value-type="float" office:value="85.991" calcext:value-type="float">
            <text:p>85,99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4.0977" calcext:value-type="float">
            <text:p>34,0977</text:p>
          </table:table-cell>
          <table:table-cell office:value-type="float" office:value="1.57583465468998" calcext:value-type="float">
            <text:p>1,57583465468998</text:p>
          </table:table-cell>
          <table:table-cell office:value-type="float" office:value="2" calcext:value-type="float">
            <text:p>2</text:p>
          </table:table-cell>
          <table:table-cell office:value-type="float" office:value="13.7883" calcext:value-type="float">
            <text:p>13,7883</text:p>
          </table:table-cell>
        </table:table-row>
        <table:table-row table:style-name="ro1">
          <table:table-cell office:value-type="string" calcext:value-type="string">
            <text:p>g.20.3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03" calcext:value-type="float">
            <text:p>203</text:p>
          </table:table-cell>
          <table:table-cell office:value-type="float" office:value="43.0276" calcext:value-type="float">
            <text:p>43,027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4.0185" calcext:value-type="float">
            <text:p>14,0185</text:p>
          </table:table-cell>
          <table:table-cell office:value-type="float" office:value="2.48297353307095" calcext:value-type="float">
            <text:p>2,48297353307095</text:p>
          </table:table-cell>
          <table:table-cell office:value-type="float" office:value="28" calcext:value-type="float">
            <text:p>28</text:p>
          </table:table-cell>
          <table:table-cell office:value-type="float" office:value="14.0185" calcext:value-type="float">
            <text:p>14,0185</text:p>
          </table:table-cell>
        </table:table-row>
        <table:table-row table:style-name="ro1">
          <table:table-cell office:value-type="string" calcext:value-type="string">
            <text:p>g.20.36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776" calcext:value-type="float">
            <text:p>776</text:p>
          </table:table-cell>
          <table:table-cell office:value-type="float" office:value="34.2764" calcext:value-type="float">
            <text:p>34,2764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3.5421" calcext:value-type="float">
            <text:p>13,5421</text:p>
          </table:table-cell>
          <table:table-cell office:value-type="float" office:value="3.16864802998716" calcext:value-type="float">
            <text:p>3,16864802998716</text:p>
          </table:table-cell>
          <table:table-cell office:value-type="float" office:value="58" calcext:value-type="float">
            <text:p>58</text:p>
          </table:table-cell>
          <table:table-cell office:value-type="float" office:value="13.5421" calcext:value-type="float">
            <text:p>13,5421</text:p>
          </table:table-cell>
        </table:table-row>
        <table:table-row table:style-name="ro1">
          <table:table-cell office:value-type="string" calcext:value-type="string">
            <text:p>g.20.4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06" calcext:value-type="float">
            <text:p>306</text:p>
          </table:table-cell>
          <table:table-cell office:value-type="float" office:value="47.2803" calcext:value-type="float">
            <text:p>47,280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.3278" calcext:value-type="float">
            <text:p>20,3278</text:p>
          </table:table-cell>
          <table:table-cell office:value-type="float" office:value="2.33143292449895" calcext:value-type="float">
            <text:p>2,33143292449895</text:p>
          </table:table-cell>
          <table:table-cell office:value-type="float" office:value="12" calcext:value-type="float">
            <text:p>12</text:p>
          </table:table-cell>
          <table:table-cell office:value-type="float" office:value="20.3278" calcext:value-type="float">
            <text:p>20,3278</text:p>
          </table:table-cell>
        </table:table-row>
        <table:table-row table:style-name="ro1">
          <table:table-cell office:value-type="string" calcext:value-type="string">
            <text:p>g.20.45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566" calcext:value-type="float">
            <text:p>566</text:p>
          </table:table-cell>
          <table:table-cell office:value-type="float" office:value="39.6063" calcext:value-type="float">
            <text:p>39,6063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2.3653" calcext:value-type="float">
            <text:p>32,3653</text:p>
          </table:table-cell>
          <table:table-cell office:value-type="float" office:value="2.38259971772789" calcext:value-type="float">
            <text:p>2,38259971772789</text:p>
          </table:table-cell>
          <table:table-cell office:value-type="float" office:value="24" calcext:value-type="float">
            <text:p>24</text:p>
          </table:table-cell>
          <table:table-cell office:value-type="float" office:value="32.3653" calcext:value-type="float">
            <text:p>32,3653</text:p>
          </table:table-cell>
        </table:table-row>
        <table:table-row table:style-name="ro1">
          <table:table-cell office:value-type="string" calcext:value-type="string">
            <text:p>g.20.4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26" calcext:value-type="float">
            <text:p>326</text:p>
          </table:table-cell>
          <table:table-cell office:value-type="float" office:value="16.2728" calcext:value-type="float">
            <text:p>16,272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5.7407" calcext:value-type="float">
            <text:p>5,7407</text:p>
          </table:table-cell>
          <table:table-cell office:value-type="float" office:value="4.45467743448422" calcext:value-type="float">
            <text:p>4,45467743448422</text:p>
          </table:table-cell>
          <table:table-cell office:value-type="float" office:value="150" calcext:value-type="float">
            <text:p>150</text:p>
          </table:table-cell>
          <table:table-cell office:value-type="float" office:value="5.7407" calcext:value-type="float">
            <text:p>5,7407</text:p>
          </table:table-cell>
        </table:table-row>
        <table:table-row table:style-name="ro1">
          <table:table-cell office:value-type="string" calcext:value-type="string">
            <text:p>g.20.4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58" calcext:value-type="float">
            <text:p>158</text:p>
          </table:table-cell>
          <table:table-cell office:value-type="float" office:value="72.2178" calcext:value-type="float">
            <text:p>72,217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0.8511" calcext:value-type="float">
            <text:p>20,8511</text:p>
          </table:table-cell>
          <table:table-cell office:value-type="float" office:value="1.6974418150549" calcext:value-type="float">
            <text:p>1,6974418150549</text:p>
          </table:table-cell>
          <table:table-cell office:value-type="float" office:value="14" calcext:value-type="float">
            <text:p>14</text:p>
          </table:table-cell>
          <table:table-cell office:value-type="float" office:value="20.8511" calcext:value-type="float">
            <text:p>20,8511</text:p>
          </table:table-cell>
        </table:table-row>
        <table:table-row table:style-name="ro1">
          <table:table-cell office:value-type="string" calcext:value-type="string">
            <text:p>g.20.4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03" calcext:value-type="float">
            <text:p>203</text:p>
          </table:table-cell>
          <table:table-cell office:value-type="float" office:value="69.7115" calcext:value-type="float">
            <text:p>69,71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1.6414" calcext:value-type="float">
            <text:p>31,6414</text:p>
          </table:table-cell>
          <table:table-cell office:value-type="float" office:value="1.84391829504502" calcext:value-type="float">
            <text:p>1,84391829504502</text:p>
          </table:table-cell>
          <table:table-cell office:value-type="float" office:value="24" calcext:value-type="float">
            <text:p>24</text:p>
          </table:table-cell>
          <table:table-cell office:value-type="float" office:value="31.6414" calcext:value-type="float">
            <text:p>31,6414</text:p>
          </table:table-cell>
        </table:table-row>
        <table:table-row table:style-name="ro1">
          <table:table-cell office:value-type="string" calcext:value-type="string">
            <text:p>g.20.49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55.2164" calcext:value-type="float">
            <text:p>55,2164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4.4609" calcext:value-type="float">
            <text:p>24,4609</text:p>
          </table:table-cell>
          <table:table-cell office:value-type="float" office:value="2.38926739415045" calcext:value-type="float">
            <text:p>2,38926739415045</text:p>
          </table:table-cell>
          <table:table-cell office:value-type="float" office:value="11" calcext:value-type="float">
            <text:p>11</text:p>
          </table:table-cell>
          <table:table-cell office:value-type="float" office:value="24.4609" calcext:value-type="float">
            <text:p>24,4609</text:p>
          </table:table-cell>
        </table:table-row>
        <table:table-row table:style-name="ro1">
          <table:table-cell office:value-type="string" calcext:value-type="string">
            <text:p>g.20.50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822" calcext:value-type="float">
            <text:p>822</text:p>
          </table:table-cell>
          <table:table-cell office:value-type="float" office:value="51.456" calcext:value-type="float">
            <text:p>51,45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1.833" calcext:value-type="float">
            <text:p>21,833</text:p>
          </table:table-cell>
          <table:table-cell office:value-type="float" office:value="2.87182077035284" calcext:value-type="float">
            <text:p>2,87182077035284</text:p>
          </table:table-cell>
          <table:table-cell office:value-type="float" office:value="26" calcext:value-type="float">
            <text:p>26</text:p>
          </table:table-cell>
          <table:table-cell office:value-type="float" office:value="21.833" calcext:value-type="float">
            <text:p>21,833</text:p>
          </table:table-cell>
        </table:table-row>
        <table:table-row table:style-name="ro1">
          <table:table-cell office:value-type="string" calcext:value-type="string">
            <text:p>g.20.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279" calcext:value-type="float">
            <text:p>279</text:p>
          </table:table-cell>
          <table:table-cell office:value-type="float" office:value="66.1353" calcext:value-type="float">
            <text:p>66,135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4.3251" calcext:value-type="float">
            <text:p>14,3251</text:p>
          </table:table-cell>
          <table:table-cell office:value-type="float" office:value="2.09237730135657" calcext:value-type="float">
            <text:p>2,09237730135657</text:p>
          </table:table-cell>
          <table:table-cell office:value-type="float" office:value="12" calcext:value-type="float">
            <text:p>12</text:p>
          </table:table-cell>
          <table:table-cell office:value-type="float" office:value="14.3251" calcext:value-type="float">
            <text:p>14,3251</text:p>
          </table:table-cell>
        </table:table-row>
        <table:table-row table:style-name="ro1">
          <table:table-cell office:value-type="string" calcext:value-type="string">
            <text:p>g.21.1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1" calcext:value-type="float">
            <text:p>161</text:p>
          </table:table-cell>
          <table:table-cell office:value-type="float" office:value="12.5104" calcext:value-type="float">
            <text:p>12,5104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0.6912" calcext:value-type="float">
            <text:p>0,6912</text:p>
          </table:table-cell>
          <table:table-cell office:value-type="float" office:value="4.02327856704151" calcext:value-type="float">
            <text:p>4,02327856704151</text:p>
          </table:table-cell>
          <table:table-cell office:value-type="float" office:value="260" calcext:value-type="float">
            <text:p>260</text:p>
          </table:table-cell>
          <table:table-cell office:value-type="float" office:value="0.6912" calcext:value-type="float">
            <text:p>0,6912</text:p>
          </table:table-cell>
        </table:table-row>
        <table:table-row table:style-name="ro1">
          <table:table-cell office:value-type="string" calcext:value-type="string">
            <text:p>g.21.10.graphml</text:p>
          </table:table-cell>
          <table:table-cell office:value-type="float" office:value="2900" calcext:value-type="float">
            <text:p>2900</text:p>
          </table:table-cell>
          <table:table-cell office:value-type="float" office:value="5309" calcext:value-type="float">
            <text:p>5309</text:p>
          </table:table-cell>
          <table:table-cell office:value-type="float" office:value="9.2287" calcext:value-type="float">
            <text:p>9,2287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3.0108" calcext:value-type="float">
            <text:p>3,0108</text:p>
          </table:table-cell>
          <table:table-cell office:value-type="float" office:value="4.69451604575951" calcext:value-type="float">
            <text:p>4,69451604575951</text:p>
          </table:table-cell>
          <table:table-cell office:value-type="float" office:value="444" calcext:value-type="float">
            <text:p>444</text:p>
          </table:table-cell>
          <table:table-cell office:value-type="float" office:value="3.0108" calcext:value-type="float">
            <text:p>3,0108</text:p>
          </table:table-cell>
        </table:table-row>
        <table:table-row table:style-name="ro1">
          <table:table-cell office:value-type="string" calcext:value-type="string">
            <text:p>g.21.15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22" calcext:value-type="float">
            <text:p>322</text:p>
          </table:table-cell>
          <table:table-cell office:value-type="float" office:value="60.7723" calcext:value-type="float">
            <text:p>60,77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5.2733" calcext:value-type="float">
            <text:p>25,2733</text:p>
          </table:table-cell>
          <table:table-cell office:value-type="float" office:value="2.02865718568435" calcext:value-type="float">
            <text:p>2,02865718568435</text:p>
          </table:table-cell>
          <table:table-cell office:value-type="float" office:value="8" calcext:value-type="float">
            <text:p>8</text:p>
          </table:table-cell>
          <table:table-cell office:value-type="float" office:value="25.2733" calcext:value-type="float">
            <text:p>25,2733</text:p>
          </table:table-cell>
        </table:table-row>
        <table:table-row table:style-name="ro1">
          <table:table-cell office:value-type="string" calcext:value-type="string">
            <text:p>g.21.2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office:value-type="float" office:value="31.7646" calcext:value-type="float">
            <text:p>31,7646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5.8438" calcext:value-type="float">
            <text:p>15,8438</text:p>
          </table:table-cell>
          <table:table-cell office:value-type="float" office:value="2.71708218741414" calcext:value-type="float">
            <text:p>2,71708218741414</text:p>
          </table:table-cell>
          <table:table-cell office:value-type="float" office:value="58" calcext:value-type="float">
            <text:p>58</text:p>
          </table:table-cell>
          <table:table-cell office:value-type="float" office:value="15.8438" calcext:value-type="float">
            <text:p>15,8438</text:p>
          </table:table-cell>
        </table:table-row>
        <table:table-row table:style-name="ro1">
          <table:table-cell office:value-type="string" calcext:value-type="string">
            <text:p>g.21.3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52" calcext:value-type="float">
            <text:p>152</text:p>
          </table:table-cell>
          <table:table-cell office:value-type="float" office:value="63.8224" calcext:value-type="float">
            <text:p>63,822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.3548" calcext:value-type="float">
            <text:p>22,3548</text:p>
          </table:table-cell>
          <table:table-cell office:value-type="float" office:value="2.04845557064157" calcext:value-type="float">
            <text:p>2,04845557064157</text:p>
          </table:table-cell>
          <table:table-cell office:value-type="float" office:value="8" calcext:value-type="float">
            <text:p>8</text:p>
          </table:table-cell>
          <table:table-cell office:value-type="float" office:value="22.3548" calcext:value-type="float">
            <text:p>22,3548</text:p>
          </table:table-cell>
        </table:table-row>
        <table:table-row table:style-name="ro1">
          <table:table-cell office:value-type="string" calcext:value-type="string">
            <text:p>g.21.3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30.4673" calcext:value-type="float">
            <text:p>30,4673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.7466" calcext:value-type="float">
            <text:p>2,7466</text:p>
          </table:table-cell>
          <table:table-cell office:value-type="float" office:value="3.51639567745317" calcext:value-type="float">
            <text:p>3,51639567745317</text:p>
          </table:table-cell>
          <table:table-cell office:value-type="float" office:value="51" calcext:value-type="float">
            <text:p>51</text:p>
          </table:table-cell>
          <table:table-cell office:value-type="float" office:value="0.506" calcext:value-type="float">
            <text:p>0,506</text:p>
          </table:table-cell>
        </table:table-row>
        <table:table-row table:style-name="ro1">
          <table:table-cell office:value-type="string" calcext:value-type="string">
            <text:p>g.21.37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44" calcext:value-type="float">
            <text:p>144</text:p>
          </table:table-cell>
          <table:table-cell office:value-type="float" office:value="45.465" calcext:value-type="float">
            <text:p>45,46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15.5973" calcext:value-type="float">
            <text:p>15,5973</text:p>
          </table:table-cell>
          <table:table-cell office:value-type="float" office:value="2.84735439587399" calcext:value-type="float">
            <text:p>2,84735439587399</text:p>
          </table:table-cell>
          <table:table-cell office:value-type="float" office:value="14" calcext:value-type="float">
            <text:p>14</text:p>
          </table:table-cell>
          <table:table-cell office:value-type="float" office:value="15.5973" calcext:value-type="float">
            <text:p>15,5973</text:p>
          </table:table-cell>
        </table:table-row>
        <table:table-row table:style-name="ro1">
          <table:table-cell office:value-type="string" calcext:value-type="string">
            <text:p>g.21.4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17" calcext:value-type="float">
            <text:p>117</text:p>
          </table:table-cell>
          <table:table-cell office:value-type="float" office:value="89.9188" calcext:value-type="float">
            <text:p>89,918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1.3595" calcext:value-type="float">
            <text:p>41,3595</text:p>
          </table:table-cell>
          <table:table-cell office:value-type="float" office:value="1.92244720270038" calcext:value-type="float">
            <text:p>1,92244720270038</text:p>
          </table:table-cell>
          <table:table-cell office:value-type="float" office:value="1" calcext:value-type="float">
            <text:p>1</text:p>
          </table:table-cell>
          <table:table-cell office:value-type="float" office:value="41.3595" calcext:value-type="float">
            <text:p>41,3595</text:p>
          </table:table-cell>
        </table:table-row>
        <table:table-row table:style-name="ro1">
          <table:table-cell office:value-type="string" calcext:value-type="string">
            <text:p>g.22.3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360" calcext:value-type="float">
            <text:p>360</text:p>
          </table:table-cell>
          <table:table-cell office:value-type="float" office:value="41.2793" calcext:value-type="float">
            <text:p>41,279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3.505" calcext:value-type="float">
            <text:p>13,505</text:p>
          </table:table-cell>
          <table:table-cell office:value-type="float" office:value="2.23690129506075" calcext:value-type="float">
            <text:p>2,23690129506075</text:p>
          </table:table-cell>
          <table:table-cell office:value-type="float" office:value="25" calcext:value-type="float">
            <text:p>25</text:p>
          </table:table-cell>
          <table:table-cell office:value-type="float" office:value="13.505" calcext:value-type="float">
            <text:p>13,505</text:p>
          </table:table-cell>
        </table:table-row>
        <table:table-row table:style-name="ro1">
          <table:table-cell office:value-type="string" calcext:value-type="string">
            <text:p>g.22.3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741" calcext:value-type="float">
            <text:p>32,574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0.8917" calcext:value-type="float">
            <text:p>0,8917</text:p>
          </table:table-cell>
          <table:table-cell office:value-type="float" office:value="2.33437680516517" calcext:value-type="float">
            <text:p>2,33437680516517</text:p>
          </table:table-cell>
          <table:table-cell office:value-type="float" office:value="52" calcext:value-type="float">
            <text:p>52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 office:value-type="string" calcext:value-type="string">
            <text:p>g.22.4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243" calcext:value-type="float">
            <text:p>243</text:p>
          </table:table-cell>
          <table:table-cell office:value-type="float" office:value="57.3645" calcext:value-type="float">
            <text:p>57,364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1.4366" calcext:value-type="float">
            <text:p>21,4366</text:p>
          </table:table-cell>
          <table:table-cell office:value-type="float" office:value="2.07558179342334" calcext:value-type="float">
            <text:p>2,07558179342334</text:p>
          </table:table-cell>
          <table:table-cell office:value-type="float" office:value="5" calcext:value-type="float">
            <text:p>5</text:p>
          </table:table-cell>
          <table:table-cell office:value-type="float" office:value="21.4366" calcext:value-type="float">
            <text:p>21,4366</text:p>
          </table:table-cell>
        </table:table-row>
        <table:table-row table:style-name="ro1">
          <table:table-cell office:value-type="string" calcext:value-type="string">
            <text:p>g.22.5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office:value-type="float" office:value="51.307" calcext:value-type="float">
            <text:p>51,30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2.5115" calcext:value-type="float">
            <text:p>22,5115</text:p>
          </table:table-cell>
          <table:table-cell office:value-type="float" office:value="2.23772404330071" calcext:value-type="float">
            <text:p>2,23772404330071</text:p>
          </table:table-cell>
          <table:table-cell office:value-type="float" office:value="6" calcext:value-type="float">
            <text:p>6</text:p>
          </table:table-cell>
          <table:table-cell office:value-type="float" office:value="22.5115" calcext:value-type="float">
            <text:p>22,5115</text:p>
          </table:table-cell>
        </table:table-row>
        <table:table-row table:style-name="ro1">
          <table:table-cell office:value-type="string" calcext:value-type="string">
            <text:p>g.22.6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40" calcext:value-type="float">
            <text:p>340</text:p>
          </table:table-cell>
          <table:table-cell office:value-type="float" office:value="37.1188" calcext:value-type="float">
            <text:p>37,118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5.46" calcext:value-type="float">
            <text:p>15,46</text:p>
          </table:table-cell>
          <table:table-cell office:value-type="float" office:value="3.9286913068623" calcext:value-type="float">
            <text:p>3,9286913068623</text:p>
          </table:table-cell>
          <table:table-cell office:value-type="float" office:value="40" calcext:value-type="float">
            <text:p>40</text:p>
          </table:table-cell>
          <table:table-cell office:value-type="float" office:value="15.46" calcext:value-type="float">
            <text:p>15,46</text:p>
          </table:table-cell>
        </table:table-row>
        <table:table-row table:style-name="ro1">
          <table:table-cell office:value-type="string" calcext:value-type="string">
            <text:p>g.22.69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63" calcext:value-type="float">
            <text:p>263</text:p>
          </table:table-cell>
          <table:table-cell office:value-type="float" office:value="18.2394" calcext:value-type="float">
            <text:p>18,2394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4.0687" calcext:value-type="float">
            <text:p>14,0687</text:p>
          </table:table-cell>
          <table:table-cell office:value-type="float" office:value="2.81605271303497" calcext:value-type="float">
            <text:p>2,81605271303497</text:p>
          </table:table-cell>
          <table:table-cell office:value-type="float" office:value="53" calcext:value-type="float">
            <text:p>53</text:p>
          </table:table-cell>
          <table:table-cell office:value-type="float" office:value="14.0687" calcext:value-type="float">
            <text:p>14,0687</text:p>
          </table:table-cell>
        </table:table-row>
        <table:table-row table:style-name="ro1">
          <table:table-cell office:value-type="string" calcext:value-type="string">
            <text:p>g.22.7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42.937" calcext:value-type="float">
            <text:p>42,937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6.0318" calcext:value-type="float">
            <text:p>26,0318</text:p>
          </table:table-cell>
          <table:table-cell office:value-type="float" office:value="3.23506068677743" calcext:value-type="float">
            <text:p>3,23506068677743</text:p>
          </table:table-cell>
          <table:table-cell office:value-type="float" office:value="7" calcext:value-type="float">
            <text:p>7</text:p>
          </table:table-cell>
          <table:table-cell office:value-type="float" office:value="26.0318" calcext:value-type="float">
            <text:p>26,0318</text:p>
          </table:table-cell>
        </table:table-row>
        <table:table-row table:style-name="ro1">
          <table:table-cell office:value-type="string" calcext:value-type="string">
            <text:p>g.22.7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86" calcext:value-type="float">
            <text:p>186</text:p>
          </table:table-cell>
          <table:table-cell office:value-type="float" office:value="67.6253" calcext:value-type="float">
            <text:p>67,625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4.2991" calcext:value-type="float">
            <text:p>34,2991</text:p>
          </table:table-cell>
          <table:table-cell office:value-type="float" office:value="2.27272047964961" calcext:value-type="float">
            <text:p>2,27272047964961</text:p>
          </table:table-cell>
          <table:table-cell office:value-type="float" office:value="3" calcext:value-type="float">
            <text:p>3</text:p>
          </table:table-cell>
          <table:table-cell office:value-type="float" office:value="34.2991" calcext:value-type="float">
            <text:p>34,2991</text:p>
          </table:table-cell>
        </table:table-row>
        <table:table-row table:style-name="ro1">
          <table:table-cell office:value-type="string" calcext:value-type="string">
            <text:p>g.23.10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07" calcext:value-type="float">
            <text:p>307</text:p>
          </table:table-cell>
          <table:table-cell office:value-type="float" office:value="80.3567" calcext:value-type="float">
            <text:p>80,356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3.98" calcext:value-type="float">
            <text:p>43,98</text:p>
          </table:table-cell>
          <table:table-cell office:value-type="float" office:value="1.66617472934157" calcext:value-type="float">
            <text:p>1,66617472934157</text:p>
          </table:table-cell>
          <table:table-cell office:value-type="float" office:value="3" calcext:value-type="float">
            <text:p>3</text:p>
          </table:table-cell>
          <table:table-cell office:value-type="float" office:value="43.98" calcext:value-type="float">
            <text:p>43,98</text:p>
          </table:table-cell>
        </table:table-row>
        <table:table-row table:style-name="ro1">
          <table:table-cell office:value-type="string" calcext:value-type="string">
            <text:p>g.23.103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516" calcext:value-type="float">
            <text:p>516</text:p>
          </table:table-cell>
          <table:table-cell office:value-type="float" office:value="74.7221" calcext:value-type="float">
            <text:p>74,7221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5.9956" calcext:value-type="float">
            <text:p>45,9956</text:p>
          </table:table-cell>
          <table:table-cell office:value-type="float" office:value="1.85434526946572" calcext:value-type="float">
            <text:p>1,85434526946572</text:p>
          </table:table-cell>
          <table:table-cell office:value-type="float" office:value="4" calcext:value-type="float">
            <text:p>4</text:p>
          </table:table-cell>
          <table:table-cell office:value-type="float" office:value="45.9956" calcext:value-type="float">
            <text:p>45,9956</text:p>
          </table:table-cell>
        </table:table-row>
        <table:table-row table:style-name="ro1">
          <table:table-cell office:value-type="string" calcext:value-type="string">
            <text:p>g.23.10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38" calcext:value-type="float">
            <text:p>238</text:p>
          </table:table-cell>
          <table:table-cell office:value-type="float" office:value="35.4355" calcext:value-type="float">
            <text:p>35,435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3.1598" calcext:value-type="float">
            <text:p>33,1598</text:p>
          </table:table-cell>
          <table:table-cell office:value-type="float" office:value="1.97387112683712" calcext:value-type="float">
            <text:p>1,97387112683712</text:p>
          </table:table-cell>
          <table:table-cell office:value-type="float" office:value="14" calcext:value-type="float">
            <text:p>14</text:p>
          </table:table-cell>
          <table:table-cell office:value-type="float" office:value="33.1598" calcext:value-type="float">
            <text:p>33,1598</text:p>
          </table:table-cell>
        </table:table-row>
        <table:table-row table:style-name="ro1">
          <table:table-cell office:value-type="string" calcext:value-type="string">
            <text:p>g.23.10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04" calcext:value-type="float">
            <text:p>204</text:p>
          </table:table-cell>
          <table:table-cell office:value-type="float" office:value="52.72" calcext:value-type="float">
            <text:p>52,7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.6193" calcext:value-type="float">
            <text:p>23,6193</text:p>
          </table:table-cell>
          <table:table-cell office:value-type="float" office:value="1.78065974574386" calcext:value-type="float">
            <text:p>1,78065974574386</text:p>
          </table:table-cell>
          <table:table-cell office:value-type="float" office:value="10" calcext:value-type="float">
            <text:p>10</text:p>
          </table:table-cell>
          <table:table-cell office:value-type="float" office:value="23.6193" calcext:value-type="float">
            <text:p>23,6193</text:p>
          </table:table-cell>
        </table:table-row>
        <table:table-row table:style-name="ro1">
          <table:table-cell office:value-type="string" calcext:value-type="string">
            <text:p>g.23.10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29" calcext:value-type="float">
            <text:p>229</text:p>
          </table:table-cell>
          <table:table-cell office:value-type="float" office:value="52.8639" calcext:value-type="float">
            <text:p>52,863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7.2998" calcext:value-type="float">
            <text:p>37,2998</text:p>
          </table:table-cell>
          <table:table-cell office:value-type="float" office:value="1.79146911092182" calcext:value-type="float">
            <text:p>1,79146911092182</text:p>
          </table:table-cell>
          <table:table-cell office:value-type="float" office:value="8" calcext:value-type="float">
            <text:p>8</text:p>
          </table:table-cell>
          <table:table-cell office:value-type="float" office:value="37.2998" calcext:value-type="float">
            <text:p>37,2998</text:p>
          </table:table-cell>
        </table:table-row>
        <table:table-row table:style-name="ro1">
          <table:table-cell office:value-type="string" calcext:value-type="string">
            <text:p>g.23.11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34" calcext:value-type="float">
            <text:p>234</text:p>
          </table:table-cell>
          <table:table-cell office:value-type="float" office:value="58.7363" calcext:value-type="float">
            <text:p>58,736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3.5009" calcext:value-type="float">
            <text:p>43,5009</text:p>
          </table:table-cell>
          <table:table-cell office:value-type="float" office:value="1.95322583623353" calcext:value-type="float">
            <text:p>1,95322583623353</text:p>
          </table:table-cell>
          <table:table-cell office:value-type="float" office:value="6" calcext:value-type="float">
            <text:p>6</text:p>
          </table:table-cell>
          <table:table-cell office:value-type="float" office:value="43.5009" calcext:value-type="float">
            <text:p>43,5009</text:p>
          </table:table-cell>
        </table:table-row>
        <table:table-row table:style-name="ro1">
          <table:table-cell office:value-type="string" calcext:value-type="string">
            <text:p>g.23.117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366" calcext:value-type="float">
            <text:p>366</text:p>
          </table:table-cell>
          <table:table-cell office:value-type="float" office:value="53.3061" calcext:value-type="float">
            <text:p>53,306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.2858" calcext:value-type="float">
            <text:p>34,2858</text:p>
          </table:table-cell>
          <table:table-cell office:value-type="float" office:value="2.13852354675271" calcext:value-type="float">
            <text:p>2,13852354675271</text:p>
          </table:table-cell>
          <table:table-cell office:value-type="float" office:value="11" calcext:value-type="float">
            <text:p>11</text:p>
          </table:table-cell>
          <table:table-cell office:value-type="float" office:value="34.2858" calcext:value-type="float">
            <text:p>34,2858</text:p>
          </table:table-cell>
        </table:table-row>
        <table:table-row table:style-name="ro1">
          <table:table-cell office:value-type="string" calcext:value-type="string">
            <text:p>g.23.7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 office:value-type="float" office:value="47.473" calcext:value-type="float">
            <text:p>47,47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0.4622" calcext:value-type="float">
            <text:p>10,4622</text:p>
          </table:table-cell>
          <table:table-cell office:value-type="float" office:value="2.24633279148698" calcext:value-type="float">
            <text:p>2,24633279148698</text:p>
          </table:table-cell>
          <table:table-cell office:value-type="float" office:value="24" calcext:value-type="float">
            <text:p>24</text:p>
          </table:table-cell>
          <table:table-cell office:value-type="float" office:value="10.4622" calcext:value-type="float">
            <text:p>10,4622</text:p>
          </table:table-cell>
        </table:table-row>
        <table:table-row table:style-name="ro1">
          <table:table-cell office:value-type="string" calcext:value-type="string">
            <text:p>g.23.77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61" calcext:value-type="float">
            <text:p>261</text:p>
          </table:table-cell>
          <table:table-cell office:value-type="float" office:value="40.1009" calcext:value-type="float">
            <text:p>40,1009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0.3283" calcext:value-type="float">
            <text:p>10,3283</text:p>
          </table:table-cell>
          <table:table-cell office:value-type="float" office:value="2.28037227592036" calcext:value-type="float">
            <text:p>2,28037227592036</text:p>
          </table:table-cell>
          <table:table-cell office:value-type="float" office:value="25" calcext:value-type="float">
            <text:p>25</text:p>
          </table:table-cell>
          <table:table-cell office:value-type="float" office:value="10.3283" calcext:value-type="float">
            <text:p>10,3283</text:p>
          </table:table-cell>
        </table:table-row>
        <table:table-row table:style-name="ro1">
          <table:table-cell office:value-type="string" calcext:value-type="string">
            <text:p>g.23.8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942" calcext:value-type="float">
            <text:p>942</text:p>
          </table:table-cell>
          <table:table-cell office:value-type="float" office:value="20.0871" calcext:value-type="float">
            <text:p>20,0871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1.0217" calcext:value-type="float">
            <text:p>11,0217</text:p>
          </table:table-cell>
          <table:table-cell office:value-type="float" office:value="3.72323872505955" calcext:value-type="float">
            <text:p>3,72323872505955</text:p>
          </table:table-cell>
          <table:table-cell office:value-type="float" office:value="161" calcext:value-type="float">
            <text:p>161</text:p>
          </table:table-cell>
          <table:table-cell office:value-type="float" office:value="11.0217" calcext:value-type="float">
            <text:p>11,0217</text:p>
          </table:table-cell>
        </table:table-row>
        <table:table-row table:style-name="ro1">
          <table:table-cell office:value-type="string" calcext:value-type="string">
            <text:p>g.23.83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206" calcext:value-type="float">
            <text:p>1206</text:p>
          </table:table-cell>
          <table:table-cell office:value-type="float" office:value="36.3485" calcext:value-type="float">
            <text:p>36,3485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11.8909" calcext:value-type="float">
            <text:p>11,8909</text:p>
          </table:table-cell>
          <table:table-cell office:value-type="float" office:value="4.01687032052968" calcext:value-type="float">
            <text:p>4,01687032052968</text:p>
          </table:table-cell>
          <table:table-cell office:value-type="float" office:value="23" calcext:value-type="float">
            <text:p>23</text:p>
          </table:table-cell>
          <table:table-cell office:value-type="float" office:value="11.8909" calcext:value-type="float">
            <text:p>11,8909</text:p>
          </table:table-cell>
        </table:table-row>
        <table:table-row table:style-name="ro1">
          <table:table-cell office:value-type="string" calcext:value-type="string">
            <text:p>g.23.85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2925" calcext:value-type="float">
            <text:p>2925</text:p>
          </table:table-cell>
          <table:table-cell office:value-type="float" office:value="14.1536" calcext:value-type="float">
            <text:p>14,1536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10.2439" calcext:value-type="float">
            <text:p>10,2439</text:p>
          </table:table-cell>
          <table:table-cell office:value-type="float" office:value="10.6133571129415" calcext:value-type="float">
            <text:p>10,6133571129415</text:p>
          </table:table-cell>
          <table:table-cell office:value-type="float" office:value="150" calcext:value-type="float">
            <text:p>150</text:p>
          </table:table-cell>
          <table:table-cell office:value-type="float" office:value="10.2439" calcext:value-type="float">
            <text:p>10,2439</text:p>
          </table:table-cell>
        </table:table-row>
        <table:table-row table:style-name="ro1">
          <table:table-cell office:value-type="string" calcext:value-type="string">
            <text:p>g.23.86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264" calcext:value-type="float">
            <text:p>1264</text:p>
          </table:table-cell>
          <table:table-cell office:value-type="float" office:value="21.99" calcext:value-type="float">
            <text:p>21,99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8.6814" calcext:value-type="float">
            <text:p>8,6814</text:p>
          </table:table-cell>
          <table:table-cell office:value-type="float" office:value="2.67889251049378" calcext:value-type="float">
            <text:p>2,67889251049378</text:p>
          </table:table-cell>
          <table:table-cell office:value-type="float" office:value="165" calcext:value-type="float">
            <text:p>165</text:p>
          </table:table-cell>
          <table:table-cell office:value-type="float" office:value="8.6814" calcext:value-type="float">
            <text:p>8,6814</text:p>
          </table:table-cell>
        </table:table-row>
        <table:table-row table:style-name="ro1">
          <table:table-cell office:value-type="string" calcext:value-type="string">
            <text:p>g.23.9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17" calcext:value-type="float">
            <text:p>517</text:p>
          </table:table-cell>
          <table:table-cell office:value-type="float" office:value="34.5657" calcext:value-type="float">
            <text:p>34,5657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9.8117" calcext:value-type="float">
            <text:p>9,8117</text:p>
          </table:table-cell>
          <table:table-cell office:value-type="float" office:value="2.81215583128007" calcext:value-type="float">
            <text:p>2,81215583128007</text:p>
          </table:table-cell>
          <table:table-cell office:value-type="float" office:value="28" calcext:value-type="float">
            <text:p>28</text:p>
          </table:table-cell>
          <table:table-cell office:value-type="float" office:value="9.8117" calcext:value-type="float">
            <text:p>9,8117</text:p>
          </table:table-cell>
        </table:table-row>
        <table:table-row table:style-name="ro1">
          <table:table-cell office:value-type="string" calcext:value-type="string">
            <text:p>g.23.96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330" calcext:value-type="float">
            <text:p>1330</text:p>
          </table:table-cell>
          <table:table-cell office:value-type="float" office:value="17.5429" calcext:value-type="float">
            <text:p>17,5429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8.0137" calcext:value-type="float">
            <text:p>8,0137</text:p>
          </table:table-cell>
          <table:table-cell office:value-type="float" office:value="2.48017751787077" calcext:value-type="float">
            <text:p>2,48017751787077</text:p>
          </table:table-cell>
          <table:table-cell office:value-type="float" office:value="194" calcext:value-type="float">
            <text:p>194</text:p>
          </table:table-cell>
          <table:table-cell office:value-type="float" office:value="8.0137" calcext:value-type="float">
            <text:p>8,0137</text:p>
          </table:table-cell>
        </table:table-row>
        <table:table-row table:style-name="ro1">
          <table:table-cell office:value-type="string" calcext:value-type="string">
            <text:p>g.24.3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372" calcext:value-type="float">
            <text:p>372</text:p>
          </table:table-cell>
          <table:table-cell office:value-type="float" office:value="38.6943" calcext:value-type="float">
            <text:p>38,6943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0.5367" calcext:value-type="float">
            <text:p>20,5367</text:p>
          </table:table-cell>
          <table:table-cell office:value-type="float" office:value="1.99649486274573" calcext:value-type="float">
            <text:p>1,99649486274573</text:p>
          </table:table-cell>
          <table:table-cell office:value-type="float" office:value="34" calcext:value-type="float">
            <text:p>34</text:p>
          </table:table-cell>
          <table:table-cell office:value-type="float" office:value="20.5367" calcext:value-type="float">
            <text:p>20,5367</text:p>
          </table:table-cell>
        </table:table-row>
        <table:table-row table:style-name="ro1">
          <table:table-cell office:value-type="string" calcext:value-type="string">
            <text:p>g.24.35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56" calcext:value-type="float">
            <text:p>356</text:p>
          </table:table-cell>
          <table:table-cell office:value-type="float" office:value="40.3298" calcext:value-type="float">
            <text:p>40,3298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21.2076" calcext:value-type="float">
            <text:p>21,2076</text:p>
          </table:table-cell>
          <table:table-cell office:value-type="float" office:value="2.43468284222315" calcext:value-type="float">
            <text:p>2,43468284222315</text:p>
          </table:table-cell>
          <table:table-cell office:value-type="float" office:value="18" calcext:value-type="float">
            <text:p>18</text:p>
          </table:table-cell>
          <table:table-cell office:value-type="float" office:value="21.2076" calcext:value-type="float">
            <text:p>21,2076</text:p>
          </table:table-cell>
        </table:table-row>
        <table:table-row table:style-name="ro1">
          <table:table-cell office:value-type="string" calcext:value-type="string">
            <text:p>g.24.3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56" calcext:value-type="float">
            <text:p>556</text:p>
          </table:table-cell>
          <table:table-cell office:value-type="float" office:value="16.8584" calcext:value-type="float">
            <text:p>16,8584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8.5112" calcext:value-type="float">
            <text:p>8,5112</text:p>
          </table:table-cell>
          <table:table-cell office:value-type="float" office:value="2.85425724983722" calcext:value-type="float">
            <text:p>2,85425724983722</text:p>
          </table:table-cell>
          <table:table-cell office:value-type="float" office:value="152" calcext:value-type="float">
            <text:p>152</text:p>
          </table:table-cell>
          <table:table-cell office:value-type="float" office:value="8.5112" calcext:value-type="float">
            <text:p>8,5112</text:p>
          </table:table-cell>
        </table:table-row>
        <table:table-row table:style-name="ro1">
          <table:table-cell office:value-type="string" calcext:value-type="string">
            <text:p>g.24.4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52" calcext:value-type="float">
            <text:p>252</text:p>
          </table:table-cell>
          <table:table-cell office:value-type="float" office:value="40.2657" calcext:value-type="float">
            <text:p>40,2657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14.9325" calcext:value-type="float">
            <text:p>14,9325</text:p>
          </table:table-cell>
          <table:table-cell office:value-type="float" office:value="2.11990621491506" calcext:value-type="float">
            <text:p>2,11990621491506</text:p>
          </table:table-cell>
          <table:table-cell office:value-type="float" office:value="22" calcext:value-type="float">
            <text:p>22</text:p>
          </table:table-cell>
          <table:table-cell office:value-type="float" office:value="14.9325" calcext:value-type="float">
            <text:p>14,9325</text:p>
          </table:table-cell>
        </table:table-row>
        <table:table-row table:style-name="ro1">
          <table:table-cell office:value-type="string" calcext:value-type="string">
            <text:p>g.24.43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871" calcext:value-type="float">
            <text:p>871</text:p>
          </table:table-cell>
          <table:table-cell office:value-type="float" office:value="20.2453" calcext:value-type="float">
            <text:p>20,2453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1.8255" calcext:value-type="float">
            <text:p>11,8255</text:p>
          </table:table-cell>
          <table:table-cell office:value-type="float" office:value="3.20565743031647" calcext:value-type="float">
            <text:p>3,20565743031647</text:p>
          </table:table-cell>
          <table:table-cell office:value-type="float" office:value="158" calcext:value-type="float">
            <text:p>158</text:p>
          </table:table-cell>
          <table:table-cell office:value-type="float" office:value="11.8255" calcext:value-type="float">
            <text:p>11,8255</text:p>
          </table:table-cell>
        </table:table-row>
        <table:table-row table:style-name="ro1">
          <table:table-cell office:value-type="string" calcext:value-type="string">
            <text:p>g.24.4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05" calcext:value-type="float">
            <text:p>205</text:p>
          </table:table-cell>
          <table:table-cell office:value-type="float" office:value="28.1873" calcext:value-type="float">
            <text:p>28,1873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13.143" calcext:value-type="float">
            <text:p>13,143</text:p>
          </table:table-cell>
          <table:table-cell office:value-type="float" office:value="3.30317703822652" calcext:value-type="float">
            <text:p>3,30317703822652</text:p>
          </table:table-cell>
          <table:table-cell office:value-type="float" office:value="31" calcext:value-type="float">
            <text:p>31</text:p>
          </table:table-cell>
          <table:table-cell office:value-type="float" office:value="13.143" calcext:value-type="float">
            <text:p>13,143</text:p>
          </table:table-cell>
        </table:table-row>
        <table:table-row table:style-name="ro1">
          <table:table-cell office:value-type="string" calcext:value-type="string">
            <text:p>g.24.47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896" calcext:value-type="float">
            <text:p>896</text:p>
          </table:table-cell>
          <table:table-cell office:value-type="float" office:value="22.2322" calcext:value-type="float">
            <text:p>22,232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14.883" calcext:value-type="float">
            <text:p>14,883</text:p>
          </table:table-cell>
          <table:table-cell office:value-type="float" office:value="3.63073259142342" calcext:value-type="float">
            <text:p>3,63073259142342</text:p>
          </table:table-cell>
          <table:table-cell office:value-type="float" office:value="61" calcext:value-type="float">
            <text:p>61</text:p>
          </table:table-cell>
          <table:table-cell office:value-type="float" office:value="14.883" calcext:value-type="float">
            <text:p>14,883</text:p>
          </table:table-cell>
        </table:table-row>
        <table:table-row table:style-name="ro1">
          <table:table-cell office:value-type="string" calcext:value-type="string">
            <text:p>g.25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12" calcext:value-type="float">
            <text:p>1,4812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0.3843" calcext:value-type="float">
            <text:p>0,3843</text:p>
          </table:table-cell>
          <table:table-cell office:value-type="float" office:value="6.86049606442566" calcext:value-type="float">
            <text:p>6,86049606442566</text:p>
          </table:table-cell>
          <table:table-cell office:value-type="float" office:value="2197" calcext:value-type="float">
            <text:p>2197</text:p>
          </table:table-cell>
          <table:table-cell office:value-type="float" office:value="0.144" calcext:value-type="float">
            <text:p>0,144</text:p>
          </table:table-cell>
        </table:table-row>
        <table:table-row table:style-name="ro1">
          <table:table-cell office:value-type="string" calcext:value-type="string">
            <text:p>g.25.18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49" calcext:value-type="float">
            <text:p>349</text:p>
          </table:table-cell>
          <table:table-cell office:value-type="float" office:value="35.839" calcext:value-type="float">
            <text:p>35,83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4.7905" calcext:value-type="float">
            <text:p>24,7905</text:p>
          </table:table-cell>
          <table:table-cell office:value-type="float" office:value="3.29383604365828" calcext:value-type="float">
            <text:p>3,29383604365828</text:p>
          </table:table-cell>
          <table:table-cell office:value-type="float" office:value="14" calcext:value-type="float">
            <text:p>14</text:p>
          </table:table-cell>
          <table:table-cell office:value-type="float" office:value="24.7905" calcext:value-type="float">
            <text:p>24,7905</text:p>
          </table:table-cell>
        </table:table-row>
        <table:table-row table:style-name="ro1">
          <table:table-cell office:value-type="string" calcext:value-type="string">
            <text:p>g.25.26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503" calcext:value-type="float">
            <text:p>503</text:p>
          </table:table-cell>
          <table:table-cell office:value-type="float" office:value="66.0775" calcext:value-type="float">
            <text:p>66,077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.5899" calcext:value-type="float">
            <text:p>50,5899</text:p>
          </table:table-cell>
          <table:table-cell office:value-type="float" office:value="2.10751176495318" calcext:value-type="float">
            <text:p>2,10751176495318</text:p>
          </table:table-cell>
          <table:table-cell office:value-type="float" office:value="8" calcext:value-type="float">
            <text:p>8</text:p>
          </table:table-cell>
          <table:table-cell office:value-type="float" office:value="50.5899" calcext:value-type="float">
            <text:p>50,5899</text:p>
          </table:table-cell>
        </table:table-row>
        <table:table-row table:style-name="ro1">
          <table:table-cell office:value-type="string" calcext:value-type="string">
            <text:p>g.25.2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29" calcext:value-type="float">
            <text:p>329</text:p>
          </table:table-cell>
          <table:table-cell office:value-type="float" office:value="44.792" calcext:value-type="float">
            <text:p>44,79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1.316" calcext:value-type="float">
            <text:p>41,316</text:p>
          </table:table-cell>
          <table:table-cell office:value-type="float" office:value="2.29788816571644" calcext:value-type="float">
            <text:p>2,29788816571644</text:p>
          </table:table-cell>
          <table:table-cell office:value-type="float" office:value="12" calcext:value-type="float">
            <text:p>12</text:p>
          </table:table-cell>
          <table:table-cell office:value-type="float" office:value="41.1287" calcext:value-type="float">
            <text:p>41,1287</text:p>
          </table:table-cell>
        </table:table-row>
        <table:table-row table:style-name="ro1">
          <table:table-cell office:value-type="string" calcext:value-type="string">
            <text:p>g.25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8.2192" calcext:value-type="float">
            <text:p>28,219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1.7706" calcext:value-type="float">
            <text:p>11,7706</text:p>
          </table:table-cell>
          <table:table-cell office:value-type="float" office:value="2.90246184385524" calcext:value-type="float">
            <text:p>2,90246184385524</text:p>
          </table:table-cell>
          <table:table-cell office:value-type="float" office:value="20" calcext:value-type="float">
            <text:p>20</text:p>
          </table:table-cell>
          <table:table-cell office:value-type="float" office:value="11.7706" calcext:value-type="float">
            <text:p>11,7706</text:p>
          </table:table-cell>
        </table:table-row>
        <table:table-row table:style-name="ro1">
          <table:table-cell office:value-type="string" calcext:value-type="string">
            <text:p>g.25.3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479" calcext:value-type="float">
            <text:p>479</text:p>
          </table:table-cell>
          <table:table-cell office:value-type="float" office:value="41.3875" calcext:value-type="float">
            <text:p>41,3875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20.5104" calcext:value-type="float">
            <text:p>20,5104</text:p>
          </table:table-cell>
          <table:table-cell office:value-type="float" office:value="2.39216774962081" calcext:value-type="float">
            <text:p>2,39216774962081</text:p>
          </table:table-cell>
          <table:table-cell office:value-type="float" office:value="20" calcext:value-type="float">
            <text:p>20</text:p>
          </table:table-cell>
          <table:table-cell office:value-type="float" office:value="20.5104" calcext:value-type="float">
            <text:p>20,5104</text:p>
          </table:table-cell>
        </table:table-row>
        <table:table-row table:style-name="ro1">
          <table:table-cell office:value-type="string" calcext:value-type="string">
            <text:p>g.25.3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24" calcext:value-type="float">
            <text:p>224</text:p>
          </table:table-cell>
          <table:table-cell office:value-type="float" office:value="32.6793" calcext:value-type="float">
            <text:p>32,6793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2.576" calcext:value-type="float">
            <text:p>12,576</text:p>
          </table:table-cell>
          <table:table-cell office:value-type="float" office:value="2.24255139038376" calcext:value-type="float">
            <text:p>2,24255139038376</text:p>
          </table:table-cell>
          <table:table-cell office:value-type="float" office:value="20" calcext:value-type="float">
            <text:p>20</text:p>
          </table:table-cell>
          <table:table-cell office:value-type="float" office:value="12.576" calcext:value-type="float">
            <text:p>12,576</text:p>
          </table:table-cell>
        </table:table-row>
        <table:table-row table:style-name="ro1">
          <table:table-cell office:value-type="string" calcext:value-type="string">
            <text:p>g.25.36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85" calcext:value-type="float">
            <text:p>985</text:p>
          </table:table-cell>
          <table:table-cell office:value-type="float" office:value="19.9692" calcext:value-type="float">
            <text:p>19,9692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8.6614" calcext:value-type="float">
            <text:p>8,6614</text:p>
          </table:table-cell>
          <table:table-cell office:value-type="float" office:value="3.77428925016553" calcext:value-type="float">
            <text:p>3,77428925016553</text:p>
          </table:table-cell>
          <table:table-cell office:value-type="float" office:value="141" calcext:value-type="float">
            <text:p>141</text:p>
          </table:table-cell>
          <table:table-cell office:value-type="float" office:value="8.6614" calcext:value-type="float">
            <text:p>8,6614</text:p>
          </table:table-cell>
        </table:table-row>
        <table:table-row table:style-name="ro1">
          <table:table-cell office:value-type="string" calcext:value-type="string">
            <text:p>g.25.40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396" calcext:value-type="float">
            <text:p>396</text:p>
          </table:table-cell>
          <table:table-cell office:value-type="float" office:value="66.3774" calcext:value-type="float">
            <text:p>66,377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2.4709" calcext:value-type="float">
            <text:p>42,4709</text:p>
          </table:table-cell>
          <table:table-cell office:value-type="float" office:value="1.89037044949015" calcext:value-type="float">
            <text:p>1,89037044949015</text:p>
          </table:table-cell>
          <table:table-cell office:value-type="float" office:value="8" calcext:value-type="float">
            <text:p>8</text:p>
          </table:table-cell>
          <table:table-cell office:value-type="float" office:value="42.4709" calcext:value-type="float">
            <text:p>42,4709</text:p>
          </table:table-cell>
        </table:table-row>
        <table:table-row table:style-name="ro1">
          <table:table-cell office:value-type="string" calcext:value-type="string">
            <text:p>g.25.43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319" calcext:value-type="float">
            <text:p>319</text:p>
          </table:table-cell>
          <table:table-cell office:value-type="float" office:value="49.1299" calcext:value-type="float">
            <text:p>49,1299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6.7179" calcext:value-type="float">
            <text:p>16,7179</text:p>
          </table:table-cell>
          <table:table-cell office:value-type="float" office:value="2.11741720375838" calcext:value-type="float">
            <text:p>2,11741720375838</text:p>
          </table:table-cell>
          <table:table-cell office:value-type="float" office:value="20" calcext:value-type="float">
            <text:p>20</text:p>
          </table:table-cell>
          <table:table-cell office:value-type="float" office:value="16.7179" calcext:value-type="float">
            <text:p>16,7179</text:p>
          </table:table-cell>
        </table:table-row>
        <table:table-row table:style-name="ro1">
          <table:table-cell office:value-type="string" calcext:value-type="string">
            <text:p>g.25.4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71" calcext:value-type="float">
            <text:p>271</text:p>
          </table:table-cell>
          <table:table-cell office:value-type="float" office:value="33.3422" calcext:value-type="float">
            <text:p>33,342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2.557" calcext:value-type="float">
            <text:p>12,557</text:p>
          </table:table-cell>
          <table:table-cell office:value-type="float" office:value="2.67671460648151" calcext:value-type="float">
            <text:p>2,67671460648151</text:p>
          </table:table-cell>
          <table:table-cell office:value-type="float" office:value="21" calcext:value-type="float">
            <text:p>21</text:p>
          </table:table-cell>
          <table:table-cell office:value-type="float" office:value="12.557" calcext:value-type="float">
            <text:p>12,557</text:p>
          </table:table-cell>
        </table:table-row>
        <table:table-row table:style-name="ro1">
          <table:table-cell office:value-type="string" calcext:value-type="string">
            <text:p>g.25.55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671" calcext:value-type="float">
            <text:p>671</text:p>
          </table:table-cell>
          <table:table-cell office:value-type="float" office:value="41.5966" calcext:value-type="float">
            <text:p>41,596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26.6785" calcext:value-type="float">
            <text:p>26,6785</text:p>
          </table:table-cell>
          <table:table-cell office:value-type="float" office:value="2.57106135405292" calcext:value-type="float">
            <text:p>2,57106135405292</text:p>
          </table:table-cell>
          <table:table-cell office:value-type="float" office:value="29" calcext:value-type="float">
            <text:p>29</text:p>
          </table:table-cell>
          <table:table-cell office:value-type="float" office:value="26.6785" calcext:value-type="float">
            <text:p>26,6785</text:p>
          </table:table-cell>
        </table:table-row>
        <table:table-row table:style-name="ro1">
          <table:table-cell office:value-type="string" calcext:value-type="string">
            <text:p>g.26.1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7" calcext:value-type="float">
            <text:p>137</text:p>
          </table:table-cell>
          <table:table-cell office:value-type="float" office:value="42.8012" calcext:value-type="float">
            <text:p>42,801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13.2307" calcext:value-type="float">
            <text:p>13,2307</text:p>
          </table:table-cell>
          <table:table-cell office:value-type="float" office:value="2.32447059361083" calcext:value-type="float">
            <text:p>2,32447059361083</text:p>
          </table:table-cell>
          <table:table-cell office:value-type="float" office:value="21" calcext:value-type="float">
            <text:p>21</text:p>
          </table:table-cell>
          <table:table-cell office:value-type="float" office:value="13.2307" calcext:value-type="float">
            <text:p>13,2307</text:p>
          </table:table-cell>
        </table:table-row>
        <table:table-row table:style-name="ro1">
          <table:table-cell office:value-type="string" calcext:value-type="string">
            <text:p>g.26.22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486" calcext:value-type="float">
            <text:p>486</text:p>
          </table:table-cell>
          <table:table-cell office:value-type="float" office:value="79.9672" calcext:value-type="float">
            <text:p>79,967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.1178" calcext:value-type="float">
            <text:p>34,1178</text:p>
          </table:table-cell>
          <table:table-cell office:value-type="float" office:value="2.15830705853793" calcext:value-type="float">
            <text:p>2,15830705853793</text:p>
          </table:table-cell>
          <table:table-cell office:value-type="float" office:value="2" calcext:value-type="float">
            <text:p>2</text:p>
          </table:table-cell>
          <table:table-cell office:value-type="float" office:value="34.1178" calcext:value-type="float">
            <text:p>34,1178</text:p>
          </table:table-cell>
        </table:table-row>
        <table:table-row table:style-name="ro1">
          <table:table-cell office:value-type="string" calcext:value-type="string">
            <text:p>g.26.2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09" calcext:value-type="float">
            <text:p>409</text:p>
          </table:table-cell>
          <table:table-cell office:value-type="float" office:value="53.3614" calcext:value-type="float">
            <text:p>53,361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7.055" calcext:value-type="float">
            <text:p>17,055</text:p>
          </table:table-cell>
          <table:table-cell office:value-type="float" office:value="3.03663990973695" calcext:value-type="float">
            <text:p>3,03663990973695</text:p>
          </table:table-cell>
          <table:table-cell office:value-type="float" office:value="15" calcext:value-type="float">
            <text:p>15</text:p>
          </table:table-cell>
          <table:table-cell office:value-type="float" office:value="17.055" calcext:value-type="float">
            <text:p>17,055</text:p>
          </table:table-cell>
        </table:table-row>
        <table:table-row table:style-name="ro1">
          <table:table-cell office:value-type="string" calcext:value-type="string">
            <text:p>g.27.1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99" calcext:value-type="float">
            <text:p>199</text:p>
          </table:table-cell>
          <table:table-cell office:value-type="float" office:value="43.5329" calcext:value-type="float">
            <text:p>43,5329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16.0034" calcext:value-type="float">
            <text:p>16,0034</text:p>
          </table:table-cell>
          <table:table-cell office:value-type="float" office:value="2.03817634631519" calcext:value-type="float">
            <text:p>2,03817634631519</text:p>
          </table:table-cell>
          <table:table-cell office:value-type="float" office:value="16" calcext:value-type="float">
            <text:p>16</text:p>
          </table:table-cell>
          <table:table-cell office:value-type="float" office:value="16.0034" calcext:value-type="float">
            <text:p>16,0034</text:p>
          </table:table-cell>
        </table:table-row>
        <table:table-row table:style-name="ro1">
          <table:table-cell office:value-type="string" calcext:value-type="string">
            <text:p>g.27.16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475" calcext:value-type="float">
            <text:p>475</text:p>
          </table:table-cell>
          <table:table-cell office:value-type="float" office:value="42.3525" calcext:value-type="float">
            <text:p>42,3525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0.9587" calcext:value-type="float">
            <text:p>40,9587</text:p>
          </table:table-cell>
          <table:table-cell office:value-type="float" office:value="1.31074572634756" calcext:value-type="float">
            <text:p>1,31074572634756</text:p>
          </table:table-cell>
          <table:table-cell office:value-type="float" office:value="24" calcext:value-type="float">
            <text:p>24</text:p>
          </table:table-cell>
          <table:table-cell office:value-type="float" office:value="40.9587" calcext:value-type="float">
            <text:p>40,9587</text:p>
          </table:table-cell>
        </table:table-row>
        <table:table-row table:style-name="ro1">
          <table:table-cell office:value-type="string" calcext:value-type="string">
            <text:p>g.28.2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552" calcext:value-type="float">
            <text:p>552</text:p>
          </table:table-cell>
          <table:table-cell office:value-type="float" office:value="57.526" calcext:value-type="float">
            <text:p>57,5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8.1924" calcext:value-type="float">
            <text:p>38,1924</text:p>
          </table:table-cell>
          <table:table-cell office:value-type="float" office:value="1.74365659503393" calcext:value-type="float">
            <text:p>1,74365659503393</text:p>
          </table:table-cell>
          <table:table-cell office:value-type="float" office:value="7" calcext:value-type="float">
            <text:p>7</text:p>
          </table:table-cell>
          <table:table-cell office:value-type="float" office:value="38.1924" calcext:value-type="float">
            <text:p>38,1924</text:p>
          </table:table-cell>
        </table:table-row>
        <table:table-row table:style-name="ro1">
          <table:table-cell office:value-type="string" calcext:value-type="string">
            <text:p>g.28.2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063" calcext:value-type="float">
            <text:p>1,7063</text:p>
          </table:table-cell>
          <table:table-cell office:value-type="float" office:value="28" calcext:value-type="float">
            <text:p>28</text:p>
          </table:table-cell>
          <table:table-cell office:value-type="float" office:value="156" calcext:value-type="float">
            <text:p>156</text:p>
          </table:table-cell>
          <table:table-cell office:value-type="float" office:value="0.2392" calcext:value-type="float">
            <text:p>0,2392</text:p>
          </table:table-cell>
          <table:table-cell office:value-type="float" office:value="5.06558547948803" calcext:value-type="float">
            <text:p>5,06558547948803</text:p>
          </table:table-cell>
          <table:table-cell office:value-type="float" office:value="1135" calcext:value-type="float">
            <text:p>1135</text:p>
          </table:table-cell>
          <table:table-cell office:value-type="float" office:value="0.1119" calcext:value-type="float">
            <text:p>0,1119</text:p>
          </table:table-cell>
        </table:table-row>
        <table:table-row table:style-name="ro1">
          <table:table-cell office:value-type="string" calcext:value-type="string">
            <text:p>g.28.26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872" calcext:value-type="float">
            <text:p>872</text:p>
          </table:table-cell>
          <table:table-cell office:value-type="float" office:value="51.0189" calcext:value-type="float">
            <text:p>51,0189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3.0737" calcext:value-type="float">
            <text:p>23,0737</text:p>
          </table:table-cell>
          <table:table-cell office:value-type="float" office:value="2.80074399088365" calcext:value-type="float">
            <text:p>2,80074399088365</text:p>
          </table:table-cell>
          <table:table-cell office:value-type="float" office:value="16" calcext:value-type="float">
            <text:p>16</text:p>
          </table:table-cell>
          <table:table-cell office:value-type="float" office:value="23.0737" calcext:value-type="float">
            <text:p>23,0737</text:p>
          </table:table-cell>
        </table:table-row>
        <table:table-row table:style-name="ro1">
          <table:table-cell office:value-type="string" calcext:value-type="string">
            <text:p>g.28.2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724" calcext:value-type="float">
            <text:p>724</text:p>
          </table:table-cell>
          <table:table-cell office:value-type="float" office:value="41.738" calcext:value-type="float">
            <text:p>41,738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16.5132" calcext:value-type="float">
            <text:p>16,5132</text:p>
          </table:table-cell>
          <table:table-cell office:value-type="float" office:value="2.92168223373774" calcext:value-type="float">
            <text:p>2,92168223373774</text:p>
          </table:table-cell>
          <table:table-cell office:value-type="float" office:value="39" calcext:value-type="float">
            <text:p>39</text:p>
          </table:table-cell>
          <table:table-cell office:value-type="float" office:value="16.5132" calcext:value-type="float">
            <text:p>16,5132</text:p>
          </table:table-cell>
        </table:table-row>
        <table:table-row table:style-name="ro1">
          <table:table-cell office:value-type="string" calcext:value-type="string">
            <text:p>g.29.1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19" calcext:value-type="float">
            <text:p>5,1519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0.152" calcext:value-type="float">
            <text:p>0,152</text:p>
          </table:table-cell>
          <table:table-cell office:value-type="float" office:value="5.42982678065558" calcext:value-type="float">
            <text:p>5,42982678065558</text:p>
          </table:table-cell>
          <table:table-cell office:value-type="float" office:value="857" calcext:value-type="float">
            <text:p>857</text:p>
          </table:table-cell>
          <table:table-cell office:value-type="float" office:value="0.1308" calcext:value-type="float">
            <text:p>0,1308</text:p>
          </table:table-cell>
        </table:table-row>
        <table:table-row table:style-name="ro1">
          <table:table-cell office:value-type="string" calcext:value-type="string">
            <text:p>g.29.1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622" calcext:value-type="float">
            <text:p>622</text:p>
          </table:table-cell>
          <table:table-cell office:value-type="float" office:value="50.0966" calcext:value-type="float">
            <text:p>50,0966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0.9945" calcext:value-type="float">
            <text:p>10,9945</text:p>
          </table:table-cell>
          <table:table-cell office:value-type="float" office:value="2.72302640936144" calcext:value-type="float">
            <text:p>2,72302640936144</text:p>
          </table:table-cell>
          <table:table-cell office:value-type="float" office:value="16" calcext:value-type="float">
            <text:p>16</text:p>
          </table:table-cell>
          <table:table-cell office:value-type="float" office:value="10.9945" calcext:value-type="float">
            <text:p>10,9945</text:p>
          </table:table-cell>
        </table:table-row>
        <table:table-row table:style-name="ro1">
          <table:table-cell office:value-type="string" calcext:value-type="string">
            <text:p>g.29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5.3043" calcext:value-type="float">
            <text:p>5,3043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0.2047" calcext:value-type="float">
            <text:p>0,2047</text:p>
          </table:table-cell>
          <table:table-cell office:value-type="float" office:value="4.97542599314165" calcext:value-type="float">
            <text:p>4,97542599314165</text:p>
          </table:table-cell>
          <table:table-cell office:value-type="float" office:value="629" calcext:value-type="float">
            <text:p>629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office:value-type="string" calcext:value-type="string">
            <text:p>g.30.0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88" calcext:value-type="float">
            <text:p>188</text:p>
          </table:table-cell>
          <table:table-cell office:value-type="float" office:value="59.3418" calcext:value-type="float">
            <text:p>59,3418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22.2276" calcext:value-type="float">
            <text:p>22,2276</text:p>
          </table:table-cell>
          <table:table-cell office:value-type="float" office:value="2.57149490323524" calcext:value-type="float">
            <text:p>2,57149490323524</text:p>
          </table:table-cell>
          <table:table-cell office:value-type="float" office:value="12" calcext:value-type="float">
            <text:p>12</text:p>
          </table:table-cell>
          <table:table-cell office:value-type="float" office:value="22.2276" calcext:value-type="float">
            <text:p>22,2276</text:p>
          </table:table-cell>
        </table:table-row>
        <table:table-row table:style-name="ro1">
          <table:table-cell office:value-type="string" calcext:value-type="string">
            <text:p>g.30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23" calcext:value-type="float">
            <text:p>223</text:p>
          </table:table-cell>
          <table:table-cell office:value-type="float" office:value="58.3487" calcext:value-type="float">
            <text:p>58,348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8.8001" calcext:value-type="float">
            <text:p>28,8001</text:p>
          </table:table-cell>
          <table:table-cell office:value-type="float" office:value="3.14812724375642" calcext:value-type="float">
            <text:p>3,14812724375642</text:p>
          </table:table-cell>
          <table:table-cell office:value-type="float" office:value="11" calcext:value-type="float">
            <text:p>11</text:p>
          </table:table-cell>
          <table:table-cell office:value-type="float" office:value="28.8001" calcext:value-type="float">
            <text:p>28,8001</text:p>
          </table:table-cell>
        </table:table-row>
        <table:table-row table:style-name="ro1">
          <table:table-cell office:value-type="string" calcext:value-type="string">
            <text:p>g.30.17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06" calcext:value-type="float">
            <text:p>406</text:p>
          </table:table-cell>
          <table:table-cell office:value-type="float" office:value="28.1015" calcext:value-type="float">
            <text:p>28,1015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16.4694" calcext:value-type="float">
            <text:p>16,4694</text:p>
          </table:table-cell>
          <table:table-cell office:value-type="float" office:value="2.62742141918529" calcext:value-type="float">
            <text:p>2,62742141918529</text:p>
          </table:table-cell>
          <table:table-cell office:value-type="float" office:value="56" calcext:value-type="float">
            <text:p>56</text:p>
          </table:table-cell>
          <table:table-cell office:value-type="float" office:value="16.4694" calcext:value-type="float">
            <text:p>16,4694</text:p>
          </table:table-cell>
        </table:table-row>
        <table:table-row table:style-name="ro1">
          <table:table-cell office:value-type="string" calcext:value-type="string">
            <text:p>g.30.2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724" calcext:value-type="float">
            <text:p>724</text:p>
          </table:table-cell>
          <table:table-cell office:value-type="float" office:value="53.1702" calcext:value-type="float">
            <text:p>53,170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9.2296" calcext:value-type="float">
            <text:p>29,2296</text:p>
          </table:table-cell>
          <table:table-cell office:value-type="float" office:value="2.81610076232747" calcext:value-type="float">
            <text:p>2,81610076232747</text:p>
          </table:table-cell>
          <table:table-cell office:value-type="float" office:value="15" calcext:value-type="float">
            <text:p>15</text:p>
          </table:table-cell>
          <table:table-cell office:value-type="float" office:value="29.2296" calcext:value-type="float">
            <text:p>29,2296</text:p>
          </table:table-cell>
        </table:table-row>
        <table:table-row table:style-name="ro1">
          <table:table-cell office:value-type="string" calcext:value-type="string">
            <text:p>g.30.26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138" calcext:value-type="float">
            <text:p>138</text:p>
          </table:table-cell>
          <table:table-cell office:value-type="float" office:value="45.5263" calcext:value-type="float">
            <text:p>45,526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1.2342" calcext:value-type="float">
            <text:p>41,2342</text:p>
          </table:table-cell>
          <table:table-cell office:value-type="float" office:value="2.22238771544742" calcext:value-type="float">
            <text:p>2,22238771544742</text:p>
          </table:table-cell>
          <table:table-cell office:value-type="float" office:value="15" calcext:value-type="float">
            <text:p>15</text:p>
          </table:table-cell>
          <table:table-cell office:value-type="float" office:value="41.2342" calcext:value-type="float">
            <text:p>41,2342</text:p>
          </table:table-cell>
        </table:table-row>
        <table:table-row table:style-name="ro1">
          <table:table-cell office:value-type="string" calcext:value-type="string">
            <text:p>g.30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20" calcext:value-type="float">
            <text:p>120</text:p>
          </table:table-cell>
          <table:table-cell office:value-type="float" office:value="46.9806" calcext:value-type="float">
            <text:p>46,9806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1.0258" calcext:value-type="float">
            <text:p>21,0258</text:p>
          </table:table-cell>
          <table:table-cell office:value-type="float" office:value="2.8669215422259" calcext:value-type="float">
            <text:p>2,8669215422259</text:p>
          </table:table-cell>
          <table:table-cell office:value-type="float" office:value="18" calcext:value-type="float">
            <text:p>18</text:p>
          </table:table-cell>
          <table:table-cell office:value-type="float" office:value="21.0258" calcext:value-type="float">
            <text:p>21,0258</text:p>
          </table:table-cell>
        </table:table-row>
        <table:table-row table:style-name="ro1">
          <table:table-cell office:value-type="string" calcext:value-type="string">
            <text:p>g.30.31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434" calcext:value-type="float">
            <text:p>434</text:p>
          </table:table-cell>
          <table:table-cell office:value-type="float" office:value="32.8939" calcext:value-type="float">
            <text:p>32,8939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29.5027" calcext:value-type="float">
            <text:p>29,5027</text:p>
          </table:table-cell>
          <table:table-cell office:value-type="float" office:value="3.28957421441993" calcext:value-type="float">
            <text:p>3,28957421441993</text:p>
          </table:table-cell>
          <table:table-cell office:value-type="float" office:value="36" calcext:value-type="float">
            <text:p>36</text:p>
          </table:table-cell>
          <table:table-cell office:value-type="float" office:value="29.5027" calcext:value-type="float">
            <text:p>29,5027</text:p>
          </table:table-cell>
        </table:table-row>
        <table:table-row table:style-name="ro1">
          <table:table-cell office:value-type="string" calcext:value-type="string">
            <text:p>g.31.2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35" calcext:value-type="float">
            <text:p>835</text:p>
          </table:table-cell>
          <table:table-cell office:value-type="float" office:value="22.9846" calcext:value-type="float">
            <text:p>22,9846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12.4514" calcext:value-type="float">
            <text:p>12,4514</text:p>
          </table:table-cell>
          <table:table-cell office:value-type="float" office:value="4.21352788346975" calcext:value-type="float">
            <text:p>4,21352788346975</text:p>
          </table:table-cell>
          <table:table-cell office:value-type="float" office:value="102" calcext:value-type="float">
            <text:p>102</text:p>
          </table:table-cell>
          <table:table-cell office:value-type="float" office:value="12.4514" calcext:value-type="float">
            <text:p>12,4514</text:p>
          </table:table-cell>
        </table:table-row>
        <table:table-row table:style-name="ro1">
          <table:table-cell office:value-type="string" calcext:value-type="string">
            <text:p>g.31.32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421" calcext:value-type="float">
            <text:p>421</text:p>
          </table:table-cell>
          <table:table-cell office:value-type="float" office:value="65.7723" calcext:value-type="float">
            <text:p>65,7723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7.2431" calcext:value-type="float">
            <text:p>47,2431</text:p>
          </table:table-cell>
          <table:table-cell office:value-type="float" office:value="3.03789574437738" calcext:value-type="float">
            <text:p>3,03789574437738</text:p>
          </table:table-cell>
          <table:table-cell office:value-type="float" office:value="11" calcext:value-type="float">
            <text:p>11</text:p>
          </table:table-cell>
          <table:table-cell office:value-type="float" office:value="47.0983" calcext:value-type="float">
            <text:p>47,0983</text:p>
          </table:table-cell>
        </table:table-row>
        <table:table-row table:style-name="ro1">
          <table:table-cell office:value-type="string" calcext:value-type="string">
            <text:p>g.31.3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392" calcext:value-type="float">
            <text:p>392</text:p>
          </table:table-cell>
          <table:table-cell office:value-type="float" office:value="44.9293" calcext:value-type="float">
            <text:p>44,9293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8.7484" calcext:value-type="float">
            <text:p>18,7484</text:p>
          </table:table-cell>
          <table:table-cell office:value-type="float" office:value="1.91093704637005" calcext:value-type="float">
            <text:p>1,91093704637005</text:p>
          </table:table-cell>
          <table:table-cell office:value-type="float" office:value="16" calcext:value-type="float">
            <text:p>16</text:p>
          </table:table-cell>
          <table:table-cell office:value-type="float" office:value="18.7484" calcext:value-type="float">
            <text:p>18,7484</text:p>
          </table:table-cell>
        </table:table-row>
        <table:table-row table:style-name="ro1">
          <table:table-cell office:value-type="string" calcext:value-type="string">
            <text:p>g.31.3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office:value-type="float" office:value="54.0025" calcext:value-type="float">
            <text:p>54,0025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9.3397" calcext:value-type="float">
            <text:p>39,3397</text:p>
          </table:table-cell>
          <table:table-cell office:value-type="float" office:value="1.81682893590062" calcext:value-type="float">
            <text:p>1,81682893590062</text:p>
          </table:table-cell>
          <table:table-cell office:value-type="float" office:value="9" calcext:value-type="float">
            <text:p>9</text:p>
          </table:table-cell>
          <table:table-cell office:value-type="float" office:value="39.3397" calcext:value-type="float">
            <text:p>39,3397</text:p>
          </table:table-cell>
        </table:table-row>
        <table:table-row table:style-name="ro1">
          <table:table-cell office:value-type="string" calcext:value-type="string">
            <text:p>g.31.3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  <table:table-cell office:value-type="float" office:value="67.364" calcext:value-type="float">
            <text:p>67,36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21.7565" calcext:value-type="float">
            <text:p>21,7565</text:p>
          </table:table-cell>
          <table:table-cell office:value-type="float" office:value="2.13486217392078" calcext:value-type="float">
            <text:p>2,13486217392078</text:p>
          </table:table-cell>
          <table:table-cell office:value-type="float" office:value="5" calcext:value-type="float">
            <text:p>5</text:p>
          </table:table-cell>
          <table:table-cell office:value-type="float" office:value="21.7565" calcext:value-type="float">
            <text:p>21,7565</text:p>
          </table:table-cell>
        </table:table-row>
        <table:table-row table:style-name="ro1">
          <table:table-cell office:value-type="string" calcext:value-type="string">
            <text:p>g.31.8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38.2062" calcext:value-type="float">
            <text:p>38,206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3.8525" calcext:value-type="float">
            <text:p>13,8525</text:p>
          </table:table-cell>
          <table:table-cell office:value-type="float" office:value="2.22000830200665" calcext:value-type="float">
            <text:p>2,22000830200665</text:p>
          </table:table-cell>
          <table:table-cell office:value-type="float" office:value="44" calcext:value-type="float">
            <text:p>44</text:p>
          </table:table-cell>
          <table:table-cell office:value-type="float" office:value="13.8525" calcext:value-type="float">
            <text:p>13,8525</text:p>
          </table:table-cell>
        </table:table-row>
        <table:table-row table:style-name="ro1">
          <table:table-cell office:value-type="string" calcext:value-type="string">
            <text:p>g.31.9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508" calcext:value-type="float">
            <text:p>508</text:p>
          </table:table-cell>
          <table:table-cell office:value-type="float" office:value="34.9523" calcext:value-type="float">
            <text:p>34,9523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18.7511" calcext:value-type="float">
            <text:p>18,7511</text:p>
          </table:table-cell>
          <table:table-cell office:value-type="float" office:value="2.79120048788609" calcext:value-type="float">
            <text:p>2,79120048788609</text:p>
          </table:table-cell>
          <table:table-cell office:value-type="float" office:value="50" calcext:value-type="float">
            <text:p>50</text:p>
          </table:table-cell>
          <table:table-cell office:value-type="float" office:value="18.7511" calcext:value-type="float">
            <text:p>18,7511</text:p>
          </table:table-cell>
        </table:table-row>
        <table:table-row table:style-name="ro1">
          <table:table-cell office:value-type="string" calcext:value-type="string">
            <text:p>g.32.10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411" calcext:value-type="float">
            <text:p>411</text:p>
          </table:table-cell>
          <table:table-cell office:value-type="float" office:value="39.3565" calcext:value-type="float">
            <text:p>39,356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0.7274" calcext:value-type="float">
            <text:p>30,7274</text:p>
          </table:table-cell>
          <table:table-cell office:value-type="float" office:value="1.97337977209912" calcext:value-type="float">
            <text:p>1,97337977209912</text:p>
          </table:table-cell>
          <table:table-cell office:value-type="float" office:value="9" calcext:value-type="float">
            <text:p>9</text:p>
          </table:table-cell>
          <table:table-cell office:value-type="float" office:value="30.7274" calcext:value-type="float">
            <text:p>30,7274</text:p>
          </table:table-cell>
        </table:table-row>
        <table:table-row table:style-name="ro1">
          <table:table-cell office:value-type="string" calcext:value-type="string">
            <text:p>g.32.1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54" calcext:value-type="float">
            <text:p>454</text:p>
          </table:table-cell>
          <table:table-cell office:value-type="float" office:value="63.175" calcext:value-type="float">
            <text:p>63,17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21.9154" calcext:value-type="float">
            <text:p>21,9154</text:p>
          </table:table-cell>
          <table:table-cell office:value-type="float" office:value="1.78041712870783" calcext:value-type="float">
            <text:p>1,78041712870783</text:p>
          </table:table-cell>
          <table:table-cell office:value-type="float" office:value="8" calcext:value-type="float">
            <text:p>8</text:p>
          </table:table-cell>
          <table:table-cell office:value-type="float" office:value="21.9154" calcext:value-type="float">
            <text:p>21,9154</text:p>
          </table:table-cell>
        </table:table-row>
        <table:table-row table:style-name="ro1">
          <table:table-cell office:value-type="string" calcext:value-type="string">
            <text:p>g.32.2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5" calcext:value-type="float">
            <text:p>365</text:p>
          </table:table-cell>
          <table:table-cell office:value-type="float" office:value="30.8718" calcext:value-type="float">
            <text:p>30,871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17.4279" calcext:value-type="float">
            <text:p>17,4279</text:p>
          </table:table-cell>
          <table:table-cell office:value-type="float" office:value="2.3430662742433" calcext:value-type="float">
            <text:p>2,3430662742433</text:p>
          </table:table-cell>
          <table:table-cell office:value-type="float" office:value="56" calcext:value-type="float">
            <text:p>56</text:p>
          </table:table-cell>
          <table:table-cell office:value-type="float" office:value="17.4279" calcext:value-type="float">
            <text:p>17,4279</text:p>
          </table:table-cell>
        </table:table-row>
        <table:table-row table:style-name="ro1">
          <table:table-cell office:value-type="string" calcext:value-type="string">
            <text:p>g.32.2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422" calcext:value-type="float">
            <text:p>422</text:p>
          </table:table-cell>
          <table:table-cell office:value-type="float" office:value="30.837" calcext:value-type="float">
            <text:p>30,837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20.5872" calcext:value-type="float">
            <text:p>20,5872</text:p>
          </table:table-cell>
          <table:table-cell office:value-type="float" office:value="2.51729717176224" calcext:value-type="float">
            <text:p>2,51729717176224</text:p>
          </table:table-cell>
          <table:table-cell office:value-type="float" office:value="56" calcext:value-type="float">
            <text:p>56</text:p>
          </table:table-cell>
          <table:table-cell office:value-type="float" office:value="20.5872" calcext:value-type="float">
            <text:p>20,5872</text:p>
          </table:table-cell>
        </table:table-row>
        <table:table-row table:style-name="ro1">
          <table:table-cell office:value-type="string" calcext:value-type="string">
            <text:p>g.32.2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0.7836" calcext:value-type="float">
            <text:p>0,783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3965" calcext:value-type="float">
            <text:p>0,3965</text:p>
          </table:table-cell>
          <table:table-cell office:value-type="float" office:value="6.05679988960538" calcext:value-type="float">
            <text:p>6,05679988960538</text:p>
          </table:table-cell>
          <table:table-cell office:value-type="float" office:value="768" calcext:value-type="float">
            <text:p>768</text:p>
          </table:table-cell>
          <table:table-cell office:value-type="float" office:value="0.3098" calcext:value-type="float">
            <text:p>0,3098</text:p>
          </table:table-cell>
        </table:table-row>
        <table:table-row table:style-name="ro1">
          <table:table-cell office:value-type="string" calcext:value-type="string">
            <text:p>g.32.2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827" calcext:value-type="float">
            <text:p>1827</text:p>
          </table:table-cell>
          <table:table-cell office:value-type="float" office:value="8.5477" calcext:value-type="float">
            <text:p>8,5477</text:p>
          </table:table-cell>
          <table:table-cell office:value-type="float" office:value="32" calcext:value-type="float">
            <text:p>32</text:p>
          </table:table-cell>
          <table:table-cell office:value-type="float" office:value="117" calcext:value-type="float">
            <text:p>117</text:p>
          </table:table-cell>
          <table:table-cell office:value-type="float" office:value="2.391" calcext:value-type="float">
            <text:p>2,391</text:p>
          </table:table-cell>
          <table:table-cell office:value-type="float" office:value="3.82640738064087" calcext:value-type="float">
            <text:p>3,82640738064087</text:p>
          </table:table-cell>
          <table:table-cell office:value-type="float" office:value="851" calcext:value-type="float">
            <text:p>851</text:p>
          </table:table-cell>
          <table:table-cell office:value-type="float" office:value="2.391" calcext:value-type="float">
            <text:p>2,391</text:p>
          </table:table-cell>
        </table:table-row>
        <table:table-row table:style-name="ro1">
          <table:table-cell office:value-type="string" calcext:value-type="string">
            <text:p>g.33.0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271" calcext:value-type="float">
            <text:p>271</text:p>
          </table:table-cell>
          <table:table-cell office:value-type="float" office:value="65.1162" calcext:value-type="float">
            <text:p>65,1162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9.5081" calcext:value-type="float">
            <text:p>19,5081</text:p>
          </table:table-cell>
          <table:table-cell office:value-type="float" office:value="3.76249292225142" calcext:value-type="float">
            <text:p>3,76249292225142</text:p>
          </table:table-cell>
          <table:table-cell office:value-type="float" office:value="18" calcext:value-type="float">
            <text:p>18</text:p>
          </table:table-cell>
          <table:table-cell office:value-type="float" office:value="19.5081" calcext:value-type="float">
            <text:p>19,5081</text:p>
          </table:table-cell>
        </table:table-row>
        <table:table-row table:style-name="ro1">
          <table:table-cell office:value-type="string" calcext:value-type="string">
            <text:p>g.33.1.graphml</text:p>
          </table:table-cell>
          <table:table-cell office:value-type="float" office:value="3100" calcext:value-type="float">
            <text:p>3100</text:p>
          </table:table-cell>
          <table:table-cell office:value-type="float" office:value="1153" calcext:value-type="float">
            <text:p>1153</text:p>
          </table:table-cell>
          <table:table-cell office:value-type="float" office:value="47.2461" calcext:value-type="float">
            <text:p>47,2461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3.3201" calcext:value-type="float">
            <text:p>33,3201</text:p>
          </table:table-cell>
          <table:table-cell office:value-type="float" office:value="2.34199355035348" calcext:value-type="float">
            <text:p>2,34199355035348</text:p>
          </table:table-cell>
          <table:table-cell office:value-type="float" office:value="20" calcext:value-type="float">
            <text:p>20</text:p>
          </table:table-cell>
          <table:table-cell office:value-type="float" office:value="33.3201" calcext:value-type="float">
            <text:p>33,3201</text:p>
          </table:table-cell>
        </table:table-row>
        <table:table-row table:style-name="ro1">
          <table:table-cell office:value-type="string" calcext:value-type="string">
            <text:p>g.33.10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964" calcext:value-type="float">
            <text:p>1,296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0.2884" calcext:value-type="float">
            <text:p>0,2884</text:p>
          </table:table-cell>
          <table:table-cell office:value-type="float" office:value="5.53398590529466" calcext:value-type="float">
            <text:p>5,53398590529466</text:p>
          </table:table-cell>
          <table:table-cell office:value-type="float" office:value="956" calcext:value-type="float">
            <text:p>956</text:p>
          </table:table-cell>
          <table:table-cell office:value-type="float" office:value="0.0142" calcext:value-type="float">
            <text:p>0,0142</text:p>
          </table:table-cell>
        </table:table-row>
        <table:table-row table:style-name="ro1">
          <table:table-cell office:value-type="string" calcext:value-type="string">
            <text:p>g.33.16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485" calcext:value-type="float">
            <text:p>485</text:p>
          </table:table-cell>
          <table:table-cell office:value-type="float" office:value="26.8954" calcext:value-type="float">
            <text:p>26,8954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14.2174" calcext:value-type="float">
            <text:p>14,2174</text:p>
          </table:table-cell>
          <table:table-cell office:value-type="float" office:value="4.29041295356308" calcext:value-type="float">
            <text:p>4,29041295356308</text:p>
          </table:table-cell>
          <table:table-cell office:value-type="float" office:value="66" calcext:value-type="float">
            <text:p>66</text:p>
          </table:table-cell>
          <table:table-cell office:value-type="float" office:value="14.2174" calcext:value-type="float">
            <text:p>14,2174</text:p>
          </table:table-cell>
        </table:table-row>
        <table:table-row table:style-name="ro1">
          <table:table-cell office:value-type="string" calcext:value-type="string">
            <text:p>g.33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7.7652" calcext:value-type="float">
            <text:p>7,7652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0.4553" calcext:value-type="float">
            <text:p>0,4553</text:p>
          </table:table-cell>
          <table:table-cell office:value-type="float" office:value="4.67504343599123" calcext:value-type="float">
            <text:p>4,67504343599123</text:p>
          </table:table-cell>
          <table:table-cell office:value-type="float" office:value="801" calcext:value-type="float">
            <text:p>801</text:p>
          </table:table-cell>
          <table:table-cell office:value-type="float" office:value="0.4553" calcext:value-type="float">
            <text:p>0,4553</text:p>
          </table:table-cell>
        </table:table-row>
        <table:table-row table:style-name="ro1">
          <table:table-cell office:value-type="string" calcext:value-type="string">
            <text:p>g.34.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367" calcext:value-type="float">
            <text:p>367</text:p>
          </table:table-cell>
          <table:table-cell office:value-type="float" office:value="29.0166" calcext:value-type="float">
            <text:p>29,0166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14.4649" calcext:value-type="float">
            <text:p>14,4649</text:p>
          </table:table-cell>
          <table:table-cell office:value-type="float" office:value="3.33792245448883" calcext:value-type="float">
            <text:p>3,33792245448883</text:p>
          </table:table-cell>
          <table:table-cell office:value-type="float" office:value="43" calcext:value-type="float">
            <text:p>43</text:p>
          </table:table-cell>
          <table:table-cell office:value-type="float" office:value="14.4649" calcext:value-type="float">
            <text:p>14,4649</text:p>
          </table:table-cell>
        </table:table-row>
        <table:table-row table:style-name="ro1">
          <table:table-cell office:value-type="string" calcext:value-type="string">
            <text:p>g.34.18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271" calcext:value-type="float">
            <text:p>10,5271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0.303" calcext:value-type="float">
            <text:p>0,303</text:p>
          </table:table-cell>
          <table:table-cell office:value-type="float" office:value="4.49085573525796" calcext:value-type="float">
            <text:p>4,49085573525796</text:p>
          </table:table-cell>
          <table:table-cell office:value-type="float" office:value="86" calcext:value-type="float">
            <text:p>86</text:p>
          </table:table-cell>
          <table:table-cell office:value-type="float" office:value="0.303" calcext:value-type="float">
            <text:p>0,303</text:p>
          </table:table-cell>
        </table:table-row>
        <table:table-row table:style-name="ro1">
          <table:table-cell office:value-type="string" calcext:value-type="string">
            <text:p>g.34.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24" calcext:value-type="float">
            <text:p>424</text:p>
          </table:table-cell>
          <table:table-cell office:value-type="float" office:value="55.0073" calcext:value-type="float">
            <text:p>55,007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3.4891" calcext:value-type="float">
            <text:p>43,4891</text:p>
          </table:table-cell>
          <table:table-cell office:value-type="float" office:value="1.77482325341444" calcext:value-type="float">
            <text:p>1,77482325341444</text:p>
          </table:table-cell>
          <table:table-cell office:value-type="float" office:value="13" calcext:value-type="float">
            <text:p>13</text:p>
          </table:table-cell>
          <table:table-cell office:value-type="float" office:value="43.4891" calcext:value-type="float">
            <text:p>43,4891</text:p>
          </table:table-cell>
        </table:table-row>
        <table:table-row table:style-name="ro1">
          <table:table-cell office:value-type="string" calcext:value-type="string">
            <text:p>g.34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431" calcext:value-type="float">
            <text:p>431</text:p>
          </table:table-cell>
          <table:table-cell office:value-type="float" office:value="81.9646" calcext:value-type="float">
            <text:p>81,9646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6.2309" calcext:value-type="float">
            <text:p>36,2309</text:p>
          </table:table-cell>
          <table:table-cell office:value-type="float" office:value="1.95357564900954" calcext:value-type="float">
            <text:p>1,95357564900954</text:p>
          </table:table-cell>
          <table:table-cell office:value-type="float" office:value="3" calcext:value-type="float">
            <text:p>3</text:p>
          </table:table-cell>
          <table:table-cell office:value-type="float" office:value="36.2309" calcext:value-type="float">
            <text:p>36,2309</text:p>
          </table:table-cell>
        </table:table-row>
        <table:table-row table:style-name="ro1">
          <table:table-cell office:value-type="string" calcext:value-type="string">
            <text:p>g.34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399" calcext:value-type="float">
            <text:p>399</text:p>
          </table:table-cell>
          <table:table-cell office:value-type="float" office:value="61.4164" calcext:value-type="float">
            <text:p>61,4164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.0694" calcext:value-type="float">
            <text:p>44,0694</text:p>
          </table:table-cell>
          <table:table-cell office:value-type="float" office:value="2.4027522660686" calcext:value-type="float">
            <text:p>2,4027522660686</text:p>
          </table:table-cell>
          <table:table-cell office:value-type="float" office:value="6" calcext:value-type="float">
            <text:p>6</text:p>
          </table:table-cell>
          <table:table-cell office:value-type="float" office:value="44.0694" calcext:value-type="float">
            <text:p>44,0694</text:p>
          </table:table-cell>
        </table:table-row>
        <table:table-row table:style-name="ro1">
          <table:table-cell office:value-type="string" calcext:value-type="string">
            <text:p>g.35.15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1020" calcext:value-type="float">
            <text:p>1020</text:p>
          </table:table-cell>
          <table:table-cell office:value-type="float" office:value="47.1436" calcext:value-type="float">
            <text:p>47,1436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13.9875" calcext:value-type="float">
            <text:p>13,9875</text:p>
          </table:table-cell>
          <table:table-cell office:value-type="float" office:value="2.49252055298102" calcext:value-type="float">
            <text:p>2,49252055298102</text:p>
          </table:table-cell>
          <table:table-cell office:value-type="float" office:value="38" calcext:value-type="float">
            <text:p>38</text:p>
          </table:table-cell>
          <table:table-cell office:value-type="float" office:value="13.9875" calcext:value-type="float">
            <text:p>13,9875</text:p>
          </table:table-cell>
        </table:table-row>
        <table:table-row table:style-name="ro1">
          <table:table-cell office:value-type="string" calcext:value-type="string">
            <text:p>g.35.2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74" calcext:value-type="float">
            <text:p>374</text:p>
          </table:table-cell>
          <table:table-cell office:value-type="float" office:value="46.4406" calcext:value-type="float">
            <text:p>46,4406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22.0234" calcext:value-type="float">
            <text:p>22,0234</text:p>
          </table:table-cell>
          <table:table-cell office:value-type="float" office:value="3.97787126353482" calcext:value-type="float">
            <text:p>3,97787126353482</text:p>
          </table:table-cell>
          <table:table-cell office:value-type="float" office:value="17" calcext:value-type="float">
            <text:p>17</text:p>
          </table:table-cell>
          <table:table-cell office:value-type="float" office:value="22.0234" calcext:value-type="float">
            <text:p>22,0234</text:p>
          </table:table-cell>
        </table:table-row>
        <table:table-row table:style-name="ro1">
          <table:table-cell office:value-type="string" calcext:value-type="string">
            <text:p>g.35.2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176" calcext:value-type="float">
            <text:p>176</text:p>
          </table:table-cell>
          <table:table-cell office:value-type="float" office:value="51.3036" calcext:value-type="float">
            <text:p>51,303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27.9689" calcext:value-type="float">
            <text:p>27,9689</text:p>
          </table:table-cell>
          <table:table-cell office:value-type="float" office:value="2.3983365278056" calcext:value-type="float">
            <text:p>2,3983365278056</text:p>
          </table:table-cell>
          <table:table-cell office:value-type="float" office:value="14" calcext:value-type="float">
            <text:p>14</text:p>
          </table:table-cell>
          <table:table-cell office:value-type="float" office:value="27.9689" calcext:value-type="float">
            <text:p>27,9689</text:p>
          </table:table-cell>
        </table:table-row>
        <table:table-row table:style-name="ro1">
          <table:table-cell office:value-type="string" calcext:value-type="string">
            <text:p>g.35.27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948" calcext:value-type="float">
            <text:p>948</text:p>
          </table:table-cell>
          <table:table-cell office:value-type="float" office:value="34.8161" calcext:value-type="float">
            <text:p>34,8161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28.0311" calcext:value-type="float">
            <text:p>28,0311</text:p>
          </table:table-cell>
          <table:table-cell office:value-type="float" office:value="2.36995620968429" calcext:value-type="float">
            <text:p>2,36995620968429</text:p>
          </table:table-cell>
          <table:table-cell office:value-type="float" office:value="31" calcext:value-type="float">
            <text:p>31</text:p>
          </table:table-cell>
          <table:table-cell office:value-type="float" office:value="28.0311" calcext:value-type="float">
            <text:p>28,0311</text:p>
          </table:table-cell>
        </table:table-row>
        <table:table-row table:style-name="ro1">
          <table:table-cell office:value-type="string" calcext:value-type="string">
            <text:p>g.35.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65" calcext:value-type="float">
            <text:p>265</text:p>
          </table:table-cell>
          <table:table-cell office:value-type="float" office:value="50.1515" calcext:value-type="float">
            <text:p>50,1515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1.1736" calcext:value-type="float">
            <text:p>41,1736</text:p>
          </table:table-cell>
          <table:table-cell office:value-type="float" office:value="1.71895397593762" calcext:value-type="float">
            <text:p>1,71895397593762</text:p>
          </table:table-cell>
          <table:table-cell office:value-type="float" office:value="9" calcext:value-type="float">
            <text:p>9</text:p>
          </table:table-cell>
          <table:table-cell office:value-type="float" office:value="41.1736" calcext:value-type="float">
            <text:p>41,1736</text:p>
          </table:table-cell>
        </table:table-row>
        <table:table-row table:style-name="ro1">
          <table:table-cell office:value-type="string" calcext:value-type="string">
            <text:p>g.35.32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3.9125" calcext:value-type="float">
            <text:p>13,9125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0.6804" calcext:value-type="float">
            <text:p>0,6804</text:p>
          </table:table-cell>
          <table:table-cell office:value-type="float" office:value="4.74547481818205" calcext:value-type="float">
            <text:p>4,74547481818205</text:p>
          </table:table-cell>
          <table:table-cell office:value-type="float" office:value="314" calcext:value-type="float">
            <text:p>314</text:p>
          </table:table-cell>
          <table:table-cell office:value-type="float" office:value="0.1969" calcext:value-type="float">
            <text:p>0,1969</text:p>
          </table:table-cell>
        </table:table-row>
        <table:table-row table:style-name="ro1">
          <table:table-cell office:value-type="string" calcext:value-type="string">
            <text:p>g.35.9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5.6122" calcext:value-type="float">
            <text:p>5,6122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0.5964" calcext:value-type="float">
            <text:p>0,5964</text:p>
          </table:table-cell>
          <table:table-cell office:value-type="float" office:value="5.46406726975471" calcext:value-type="float">
            <text:p>5,46406726975471</text:p>
          </table:table-cell>
          <table:table-cell office:value-type="float" office:value="908" calcext:value-type="float">
            <text:p>908</text:p>
          </table:table-cell>
          <table:table-cell office:value-type="float" office:value="0.5964" calcext:value-type="float">
            <text:p>0,5964</text:p>
          </table:table-cell>
        </table:table-row>
        <table:table-row table:style-name="ro1">
          <table:table-cell office:value-type="string" calcext:value-type="string">
            <text:p>g.36.1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14.8009" calcext:value-type="float">
            <text:p>14,8009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0.5355" calcext:value-type="float">
            <text:p>0,5355</text:p>
          </table:table-cell>
          <table:table-cell office:value-type="float" office:value="4.53103179312618" calcext:value-type="float">
            <text:p>4,53103179312618</text:p>
          </table:table-cell>
          <table:table-cell office:value-type="float" office:value="237" calcext:value-type="float">
            <text:p>237</text:p>
          </table:table-cell>
          <table:table-cell office:value-type="float" office:value="0.5355" calcext:value-type="float">
            <text:p>0,5355</text:p>
          </table:table-cell>
        </table:table-row>
        <table:table-row table:style-name="ro1">
          <table:table-cell office:value-type="string" calcext:value-type="string">
            <text:p>g.36.1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951" calcext:value-type="float">
            <text:p>951</text:p>
          </table:table-cell>
          <table:table-cell office:value-type="float" office:value="12.2453" calcext:value-type="float">
            <text:p>12,2453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.3385" calcext:value-type="float">
            <text:p>8,3385</text:p>
          </table:table-cell>
          <table:table-cell office:value-type="float" office:value="4.50952869561818" calcext:value-type="float">
            <text:p>4,50952869561818</text:p>
          </table:table-cell>
          <table:table-cell office:value-type="float" office:value="185" calcext:value-type="float">
            <text:p>185</text:p>
          </table:table-cell>
          <table:table-cell office:value-type="float" office:value="8.3385" calcext:value-type="float">
            <text:p>8,3385</text:p>
          </table:table-cell>
        </table:table-row>
        <table:table-row table:style-name="ro1">
          <table:table-cell office:value-type="string" calcext:value-type="string">
            <text:p>g.36.1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249" calcext:value-type="float">
            <text:p>249</text:p>
          </table:table-cell>
          <table:table-cell office:value-type="float" office:value="61.815" calcext:value-type="float">
            <text:p>61,81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7.7737" calcext:value-type="float">
            <text:p>37,7737</text:p>
          </table:table-cell>
          <table:table-cell office:value-type="float" office:value="2.68437444056141" calcext:value-type="float">
            <text:p>2,68437444056141</text:p>
          </table:table-cell>
          <table:table-cell office:value-type="float" office:value="11" calcext:value-type="float">
            <text:p>11</text:p>
          </table:table-cell>
          <table:table-cell office:value-type="float" office:value="37.7737" calcext:value-type="float">
            <text:p>37,7737</text:p>
          </table:table-cell>
        </table:table-row>
        <table:table-row table:style-name="ro1">
          <table:table-cell office:value-type="string" calcext:value-type="string">
            <text:p>g.36.1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55" calcext:value-type="float">
            <text:p>155</text:p>
          </table:table-cell>
          <table:table-cell office:value-type="float" office:value="54.4186" calcext:value-type="float">
            <text:p>54,418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.6883" calcext:value-type="float">
            <text:p>42,6883</text:p>
          </table:table-cell>
          <table:table-cell office:value-type="float" office:value="2.09702690219595" calcext:value-type="float">
            <text:p>2,09702690219595</text:p>
          </table:table-cell>
          <table:table-cell office:value-type="float" office:value="7" calcext:value-type="float">
            <text:p>7</text:p>
          </table:table-cell>
          <table:table-cell office:value-type="float" office:value="42.6883" calcext:value-type="float">
            <text:p>42,6883</text:p>
          </table:table-cell>
        </table:table-row>
        <table:table-row table:style-name="ro1">
          <table:table-cell office:value-type="string" calcext:value-type="string">
            <text:p>g.36.22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1329" calcext:value-type="float">
            <text:p>1329</text:p>
          </table:table-cell>
          <table:table-cell office:value-type="float" office:value="32.4764" calcext:value-type="float">
            <text:p>32,4764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10.8002" calcext:value-type="float">
            <text:p>10,8002</text:p>
          </table:table-cell>
          <table:table-cell office:value-type="float" office:value="3.37447141877952" calcext:value-type="float">
            <text:p>3,37447141877952</text:p>
          </table:table-cell>
          <table:table-cell office:value-type="float" office:value="96" calcext:value-type="float">
            <text:p>96</text:p>
          </table:table-cell>
          <table:table-cell office:value-type="float" office:value="10.8002" calcext:value-type="float">
            <text:p>10,8002</text:p>
          </table:table-cell>
        </table:table-row>
        <table:table-row table:style-name="ro1">
          <table:table-cell office:value-type="string" calcext:value-type="string">
            <text:p>g.37.14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332" calcext:value-type="float">
            <text:p>332</text:p>
          </table:table-cell>
          <table:table-cell office:value-type="float" office:value="57.1812" calcext:value-type="float">
            <text:p>57,1812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29.5696" calcext:value-type="float">
            <text:p>29,5696</text:p>
          </table:table-cell>
          <table:table-cell office:value-type="float" office:value="2.35948511789796" calcext:value-type="float">
            <text:p>2,35948511789796</text:p>
          </table:table-cell>
          <table:table-cell office:value-type="float" office:value="6" calcext:value-type="float">
            <text:p>6</text:p>
          </table:table-cell>
          <table:table-cell office:value-type="float" office:value="29.5696" calcext:value-type="float">
            <text:p>29,5696</text:p>
          </table:table-cell>
        </table:table-row>
        <table:table-row table:style-name="ro1">
          <table:table-cell office:value-type="string" calcext:value-type="string">
            <text:p>g.37.1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53" calcext:value-type="float">
            <text:p>353</text:p>
          </table:table-cell>
          <table:table-cell office:value-type="float" office:value="43.2977" calcext:value-type="float">
            <text:p>43,2977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3.8312" calcext:value-type="float">
            <text:p>13,8312</text:p>
          </table:table-cell>
          <table:table-cell office:value-type="float" office:value="2.184628157466" calcext:value-type="float">
            <text:p>2,184628157466</text:p>
          </table:table-cell>
          <table:table-cell office:value-type="float" office:value="15" calcext:value-type="float">
            <text:p>15</text:p>
          </table:table-cell>
          <table:table-cell office:value-type="float" office:value="13.8312" calcext:value-type="float">
            <text:p>13,8312</text:p>
          </table:table-cell>
        </table:table-row>
        <table:table-row table:style-name="ro1">
          <table:table-cell office:value-type="string" calcext:value-type="string">
            <text:p>g.37.2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26.2511" calcext:value-type="float">
            <text:p>26,2511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9.4957" calcext:value-type="float">
            <text:p>9,4957</text:p>
          </table:table-cell>
          <table:table-cell office:value-type="float" office:value="4.22107523949802" calcext:value-type="float">
            <text:p>4,22107523949802</text:p>
          </table:table-cell>
          <table:table-cell office:value-type="float" office:value="62" calcext:value-type="float">
            <text:p>62</text:p>
          </table:table-cell>
          <table:table-cell office:value-type="float" office:value="9.4957" calcext:value-type="float">
            <text:p>9,4957</text:p>
          </table:table-cell>
        </table:table-row>
        <table:table-row table:style-name="ro1">
          <table:table-cell office:value-type="string" calcext:value-type="string">
            <text:p>g.37.4.graphml</text:p>
          </table:table-cell>
          <table:table-cell office:value-type="float" office:value="2500" calcext:value-type="float">
            <text:p>2500</text:p>
          </table:table-cell>
          <table:table-cell office:value-type="float" office:value="1133" calcext:value-type="float">
            <text:p>1133</text:p>
          </table:table-cell>
          <table:table-cell office:value-type="float" office:value="52.3999" calcext:value-type="float">
            <text:p>52,3999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8.8381" calcext:value-type="float">
            <text:p>18,8381</text:p>
          </table:table-cell>
          <table:table-cell office:value-type="float" office:value="2.51963683145058" calcext:value-type="float">
            <text:p>2,51963683145058</text:p>
          </table:table-cell>
          <table:table-cell office:value-type="float" office:value="29" calcext:value-type="float">
            <text:p>29</text:p>
          </table:table-cell>
          <table:table-cell office:value-type="float" office:value="18.8381" calcext:value-type="float">
            <text:p>18,8381</text:p>
          </table:table-cell>
        </table:table-row>
        <table:table-row table:style-name="ro1">
          <table:table-cell office:value-type="string" calcext:value-type="string">
            <text:p>g.37.8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750" calcext:value-type="float">
            <text:p>750</text:p>
          </table:table-cell>
          <table:table-cell office:value-type="float" office:value="41.0492" calcext:value-type="float">
            <text:p>41,0492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31.4007" calcext:value-type="float">
            <text:p>31,4007</text:p>
          </table:table-cell>
          <table:table-cell office:value-type="float" office:value="2.81504240248826" calcext:value-type="float">
            <text:p>2,81504240248826</text:p>
          </table:table-cell>
          <table:table-cell office:value-type="float" office:value="13" calcext:value-type="float">
            <text:p>13</text:p>
          </table:table-cell>
          <table:table-cell office:value-type="float" office:value="31.4007" calcext:value-type="float">
            <text:p>31,4007</text:p>
          </table:table-cell>
        </table:table-row>
        <table:table-row table:style-name="ro1">
          <table:table-cell office:value-type="string" calcext:value-type="string">
            <text:p>g.38.1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00" calcext:value-type="float">
            <text:p>700</text:p>
          </table:table-cell>
          <table:table-cell office:value-type="float" office:value="27.8772" calcext:value-type="float">
            <text:p>27,8772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19.2316" calcext:value-type="float">
            <text:p>19,2316</text:p>
          </table:table-cell>
          <table:table-cell office:value-type="float" office:value="2.76746818655918" calcext:value-type="float">
            <text:p>2,76746818655918</text:p>
          </table:table-cell>
          <table:table-cell office:value-type="float" office:value="35" calcext:value-type="float">
            <text:p>35</text:p>
          </table:table-cell>
          <table:table-cell office:value-type="float" office:value="19.2316" calcext:value-type="float">
            <text:p>19,2316</text:p>
          </table:table-cell>
        </table:table-row>
        <table:table-row table:style-name="ro1">
          <table:table-cell office:value-type="string" calcext:value-type="string">
            <text:p>g.38.1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39" calcext:value-type="float">
            <text:p>239</text:p>
          </table:table-cell>
          <table:table-cell office:value-type="float" office:value="25.1614" calcext:value-type="float">
            <text:p>25,1614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12.4492" calcext:value-type="float">
            <text:p>12,4492</text:p>
          </table:table-cell>
          <table:table-cell office:value-type="float" office:value="3.72748140800981" calcext:value-type="float">
            <text:p>3,72748140800981</text:p>
          </table:table-cell>
          <table:table-cell office:value-type="float" office:value="23" calcext:value-type="float">
            <text:p>23</text:p>
          </table:table-cell>
          <table:table-cell office:value-type="float" office:value="12.4492" calcext:value-type="float">
            <text:p>12,4492</text:p>
          </table:table-cell>
        </table:table-row>
        <table:table-row table:style-name="ro1">
          <table:table-cell office:value-type="string" calcext:value-type="string">
            <text:p>g.39.30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38" calcext:value-type="float">
            <text:p>638</text:p>
          </table:table-cell>
          <table:table-cell office:value-type="float" office:value="44.1253" calcext:value-type="float">
            <text:p>44,1253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12.8626" calcext:value-type="float">
            <text:p>12,8626</text:p>
          </table:table-cell>
          <table:table-cell office:value-type="float" office:value="2.9217330352842" calcext:value-type="float">
            <text:p>2,9217330352842</text:p>
          </table:table-cell>
          <table:table-cell office:value-type="float" office:value="22" calcext:value-type="float">
            <text:p>22</text:p>
          </table:table-cell>
          <table:table-cell office:value-type="float" office:value="12.8626" calcext:value-type="float">
            <text:p>12,8626</text:p>
          </table:table-cell>
        </table:table-row>
        <table:table-row table:style-name="ro1">
          <table:table-cell office:value-type="string" calcext:value-type="string">
            <text:p>g.39.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456" calcext:value-type="float">
            <text:p>456</text:p>
          </table:table-cell>
          <table:table-cell office:value-type="float" office:value="46.957" calcext:value-type="float">
            <text:p>46,957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2.6816" calcext:value-type="float">
            <text:p>32,6816</text:p>
          </table:table-cell>
          <table:table-cell office:value-type="float" office:value="2.25191077346896" calcext:value-type="float">
            <text:p>2,25191077346896</text:p>
          </table:table-cell>
          <table:table-cell office:value-type="float" office:value="12" calcext:value-type="float">
            <text:p>12</text:p>
          </table:table-cell>
          <table:table-cell office:value-type="float" office:value="32.6816" calcext:value-type="float">
            <text:p>32,6816</text:p>
          </table:table-cell>
        </table:table-row>
        <table:table-row table:style-name="ro1">
          <table:table-cell office:value-type="string" calcext:value-type="string">
            <text:p>g.39.4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826" calcext:value-type="float">
            <text:p>826</text:p>
          </table:table-cell>
          <table:table-cell office:value-type="float" office:value="36.4233" calcext:value-type="float">
            <text:p>36,4233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7.441" calcext:value-type="float">
            <text:p>17,441</text:p>
          </table:table-cell>
          <table:table-cell office:value-type="float" office:value="3.58256675954992" calcext:value-type="float">
            <text:p>3,58256675954992</text:p>
          </table:table-cell>
          <table:table-cell office:value-type="float" office:value="41" calcext:value-type="float">
            <text:p>41</text:p>
          </table:table-cell>
          <table:table-cell office:value-type="float" office:value="17.441" calcext:value-type="float">
            <text:p>17,441</text:p>
          </table:table-cell>
        </table:table-row>
        <table:table-row table:style-name="ro1">
          <table:table-cell office:value-type="string" calcext:value-type="string">
            <text:p>g.39.46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46.0216" calcext:value-type="float">
            <text:p>46,021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8.3299" calcext:value-type="float">
            <text:p>18,3299</text:p>
          </table:table-cell>
          <table:table-cell office:value-type="float" office:value="4.75856001031892" calcext:value-type="float">
            <text:p>4,75856001031892</text:p>
          </table:table-cell>
          <table:table-cell office:value-type="float" office:value="14" calcext:value-type="float">
            <text:p>14</text:p>
          </table:table-cell>
          <table:table-cell office:value-type="float" office:value="18.3299" calcext:value-type="float">
            <text:p>18,3299</text:p>
          </table:table-cell>
        </table:table-row>
        <table:table-row table:style-name="ro1">
          <table:table-cell office:value-type="string" calcext:value-type="string">
            <text:p>g.39.4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46" calcext:value-type="float">
            <text:p>346</text:p>
          </table:table-cell>
          <table:table-cell office:value-type="float" office:value="47.1965" calcext:value-type="float">
            <text:p>47,196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5.1389" calcext:value-type="float">
            <text:p>15,1389</text:p>
          </table:table-cell>
          <table:table-cell office:value-type="float" office:value="3.47408635895009" calcext:value-type="float">
            <text:p>3,47408635895009</text:p>
          </table:table-cell>
          <table:table-cell office:value-type="float" office:value="13" calcext:value-type="float">
            <text:p>13</text:p>
          </table:table-cell>
          <table:table-cell office:value-type="float" office:value="15.1389" calcext:value-type="float">
            <text:p>15,1389</text:p>
          </table:table-cell>
        </table:table-row>
        <table:table-row table:style-name="ro1">
          <table:table-cell office:value-type="string" calcext:value-type="string">
            <text:p>g.39.53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323" calcext:value-type="float">
            <text:p>323</text:p>
          </table:table-cell>
          <table:table-cell office:value-type="float" office:value="29.2914" calcext:value-type="float">
            <text:p>29,2914</text:p>
          </table:table-cell>
          <table:table-cell office:value-type="float" office:value="39" calcext:value-type="float">
            <text:p>39</text:p>
          </table:table-cell>
          <table:table-cell office:value-type="float" office:value="61" calcext:value-type="float">
            <text:p>61</text:p>
          </table:table-cell>
          <table:table-cell office:value-type="float" office:value="13.4226" calcext:value-type="float">
            <text:p>13,4226</text:p>
          </table:table-cell>
          <table:table-cell office:value-type="float" office:value="2.94100920215849" calcext:value-type="float">
            <text:p>2,94100920215849</text:p>
          </table:table-cell>
          <table:table-cell office:value-type="float" office:value="44" calcext:value-type="float">
            <text:p>44</text:p>
          </table:table-cell>
          <table:table-cell office:value-type="float" office:value="13.4226" calcext:value-type="float">
            <text:p>13,4226</text:p>
          </table:table-cell>
        </table:table-row>
        <table:table-row table:style-name="ro1">
          <table:table-cell office:value-type="string" calcext:value-type="string">
            <text:p>g.39.57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283" calcext:value-type="float">
            <text:p>283</text:p>
          </table:table-cell>
          <table:table-cell office:value-type="float" office:value="45.9592" calcext:value-type="float">
            <text:p>45,9592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  <table:table-cell office:value-type="float" office:value="23.1863" calcext:value-type="float">
            <text:p>23,1863</text:p>
          </table:table-cell>
          <table:table-cell office:value-type="float" office:value="2.63193412577877" calcext:value-type="float">
            <text:p>2,63193412577877</text:p>
          </table:table-cell>
          <table:table-cell office:value-type="float" office:value="12" calcext:value-type="float">
            <text:p>12</text:p>
          </table:table-cell>
          <table:table-cell office:value-type="float" office:value="23.1863" calcext:value-type="float">
            <text:p>23,1863</text:p>
          </table:table-cell>
        </table:table-row>
        <table:table-row table:style-name="ro1">
          <table:table-cell office:value-type="string" calcext:value-type="string">
            <text:p>g.39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3.0684" calcext:value-type="float">
            <text:p>3,0684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6133" calcext:value-type="float">
            <text:p>0,6133</text:p>
          </table:table-cell>
          <table:table-cell office:value-type="float" office:value="5.26385516577211" calcext:value-type="float">
            <text:p>5,26385516577211</text:p>
          </table:table-cell>
          <table:table-cell office:value-type="float" office:value="1197" calcext:value-type="float">
            <text:p>1197</text:p>
          </table:table-cell>
          <table:table-cell office:value-type="float" office:value="0.6133" calcext:value-type="float">
            <text:p>0,6133</text:p>
          </table:table-cell>
        </table:table-row>
        <table:table-row table:style-name="ro1">
          <table:table-cell office:value-type="string" calcext:value-type="string">
            <text:p>g.39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303" calcext:value-type="float">
            <text:p>303</text:p>
          </table:table-cell>
          <table:table-cell office:value-type="float" office:value="5.5993" calcext:value-type="float">
            <text:p>5,5993</text:p>
          </table:table-cell>
          <table:table-cell office:value-type="float" office:value="39" calcext:value-type="float">
            <text:p>39</text:p>
          </table:table-cell>
          <table:table-cell office:value-type="float" office:value="173" calcext:value-type="float">
            <text:p>173</text:p>
          </table:table-cell>
          <table:table-cell office:value-type="float" office:value="0.2965" calcext:value-type="float">
            <text:p>0,2965</text:p>
          </table:table-cell>
          <table:table-cell office:value-type="float" office:value="5.95884321827651" calcext:value-type="float">
            <text:p>5,95884321827651</text:p>
          </table:table-cell>
          <table:table-cell office:value-type="float" office:value="1150" calcext:value-type="float">
            <text:p>1150</text:p>
          </table:table-cell>
          <table:table-cell office:value-type="float" office:value="0.2363" calcext:value-type="float">
            <text:p>0,2363</text:p>
          </table:table-cell>
        </table:table-row>
        <table:table-row table:style-name="ro1">
          <table:table-cell office:value-type="string" calcext:value-type="string">
            <text:p>g.39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5844" calcext:value-type="float">
            <text:p>10,5844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0.3312" calcext:value-type="float">
            <text:p>0,3312</text:p>
          </table:table-cell>
          <table:table-cell office:value-type="float" office:value="5.07829326644297" calcext:value-type="float">
            <text:p>5,07829326644297</text:p>
          </table:table-cell>
          <table:table-cell office:value-type="float" office:value="404" calcext:value-type="float">
            <text:p>404</text:p>
          </table:table-cell>
          <table:table-cell office:value-type="float" office:value="0.3312" calcext:value-type="float">
            <text:p>0,3312</text:p>
          </table:table-cell>
        </table:table-row>
        <table:table-row table:style-name="ro1">
          <table:table-cell office:value-type="string" calcext:value-type="string">
            <text:p>g.40.1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38.8673" calcext:value-type="float">
            <text:p>38,8673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15.1198" calcext:value-type="float">
            <text:p>15,1198</text:p>
          </table:table-cell>
          <table:table-cell office:value-type="float" office:value="3.89635974417372" calcext:value-type="float">
            <text:p>3,89635974417372</text:p>
          </table:table-cell>
          <table:table-cell office:value-type="float" office:value="43" calcext:value-type="float">
            <text:p>43</text:p>
          </table:table-cell>
          <table:table-cell office:value-type="float" office:value="15.1198" calcext:value-type="float">
            <text:p>15,1198</text:p>
          </table:table-cell>
        </table:table-row>
        <table:table-row table:style-name="ro1">
          <table:table-cell office:value-type="string" calcext:value-type="string">
            <text:p>g.40.22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58" calcext:value-type="float">
            <text:p>558</text:p>
          </table:table-cell>
          <table:table-cell office:value-type="float" office:value="30.342" calcext:value-type="float">
            <text:p>30,342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15.8031" calcext:value-type="float">
            <text:p>15,8031</text:p>
          </table:table-cell>
          <table:table-cell office:value-type="float" office:value="2.03651718781591" calcext:value-type="float">
            <text:p>2,03651718781591</text:p>
          </table:table-cell>
          <table:table-cell office:value-type="float" office:value="51" calcext:value-type="float">
            <text:p>51</text:p>
          </table:table-cell>
          <table:table-cell office:value-type="float" office:value="15.8031" calcext:value-type="float">
            <text:p>15,8031</text:p>
          </table:table-cell>
        </table:table-row>
        <table:table-row table:style-name="ro1">
          <table:table-cell office:value-type="string" calcext:value-type="string">
            <text:p>g.40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89" calcext:value-type="float">
            <text:p>889</text:p>
          </table:table-cell>
          <table:table-cell office:value-type="float" office:value="9.3608" calcext:value-type="float">
            <text:p>9,3608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5.4356" calcext:value-type="float">
            <text:p>5,4356</text:p>
          </table:table-cell>
          <table:table-cell office:value-type="float" office:value="4.72011878411275" calcext:value-type="float">
            <text:p>4,72011878411275</text:p>
          </table:table-cell>
          <table:table-cell office:value-type="float" office:value="581" calcext:value-type="float">
            <text:p>581</text:p>
          </table:table-cell>
          <table:table-cell office:value-type="float" office:value="5.4356" calcext:value-type="float">
            <text:p>5,4356</text:p>
          </table:table-cell>
        </table:table-row>
        <table:table-row table:style-name="ro1">
          <table:table-cell office:value-type="string" calcext:value-type="string">
            <text:p>g.41.13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21.4421" calcext:value-type="float">
            <text:p>21,4421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10.1884" calcext:value-type="float">
            <text:p>10,1884</text:p>
          </table:table-cell>
          <table:table-cell office:value-type="float" office:value="5.34953523327004" calcext:value-type="float">
            <text:p>5,34953523327004</text:p>
          </table:table-cell>
          <table:table-cell office:value-type="float" office:value="63" calcext:value-type="float">
            <text:p>63</text:p>
          </table:table-cell>
          <table:table-cell office:value-type="float" office:value="10.1884" calcext:value-type="float">
            <text:p>10,1884</text:p>
          </table:table-cell>
        </table:table-row>
        <table:table-row table:style-name="ro1">
          <table:table-cell office:value-type="string" calcext:value-type="string">
            <text:p>g.41.2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office:value-type="float" office:value="51.1585" calcext:value-type="float">
            <text:p>51,158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24.9712" calcext:value-type="float">
            <text:p>24,9712</text:p>
          </table:table-cell>
          <table:table-cell office:value-type="float" office:value="2.12837172926301" calcext:value-type="float">
            <text:p>2,12837172926301</text:p>
          </table:table-cell>
          <table:table-cell office:value-type="float" office:value="7" calcext:value-type="float">
            <text:p>7</text:p>
          </table:table-cell>
          <table:table-cell office:value-type="float" office:value="24.9712" calcext:value-type="float">
            <text:p>24,9712</text:p>
          </table:table-cell>
        </table:table-row>
        <table:table-row table:style-name="ro1">
          <table:table-cell office:value-type="string" calcext:value-type="string">
            <text:p>g.41.2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135" calcext:value-type="float">
            <text:p>4,9135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0.5057" calcext:value-type="float">
            <text:p>0,5057</text:p>
          </table:table-cell>
          <table:table-cell office:value-type="float" office:value="5.39277583902762" calcext:value-type="float">
            <text:p>5,39277583902762</text:p>
          </table:table-cell>
          <table:table-cell office:value-type="float" office:value="319" calcext:value-type="float">
            <text:p>319</text:p>
          </table:table-cell>
          <table:table-cell office:value-type="float" office:value="0.5057" calcext:value-type="float">
            <text:p>0,5057</text:p>
          </table:table-cell>
        </table:table-row>
        <table:table-row table:style-name="ro1">
          <table:table-cell office:value-type="string" calcext:value-type="string">
            <text:p>g.41.2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708" calcext:value-type="float">
            <text:p>8,7708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0.0869" calcext:value-type="float">
            <text:p>0,0869</text:p>
          </table:table-cell>
          <table:table-cell office:value-type="float" office:value="5.36563468633382" calcext:value-type="float">
            <text:p>5,36563468633382</text:p>
          </table:table-cell>
          <table:table-cell office:value-type="float" office:value="225" calcext:value-type="float">
            <text:p>225</text:p>
          </table:table-cell>
          <table:table-cell office:value-type="float" office:value="0.0869" calcext:value-type="float">
            <text:p>0,0869</text:p>
          </table:table-cell>
        </table:table-row>
        <table:table-row table:style-name="ro1">
          <table:table-cell office:value-type="string" calcext:value-type="string">
            <text:p>g.41.3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82" calcext:value-type="float">
            <text:p>582</text:p>
          </table:table-cell>
          <table:table-cell office:value-type="float" office:value="60.4226" calcext:value-type="float">
            <text:p>60,422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3.4342" calcext:value-type="float">
            <text:p>33,4342</text:p>
          </table:table-cell>
          <table:table-cell office:value-type="float" office:value="2.12895568052725" calcext:value-type="float">
            <text:p>2,12895568052725</text:p>
          </table:table-cell>
          <table:table-cell office:value-type="float" office:value="5" calcext:value-type="float">
            <text:p>5</text:p>
          </table:table-cell>
          <table:table-cell office:value-type="float" office:value="33.4342" calcext:value-type="float">
            <text:p>33,4342</text:p>
          </table:table-cell>
        </table:table-row>
        <table:table-row table:style-name="ro1">
          <table:table-cell office:value-type="string" calcext:value-type="string">
            <text:p>g.41.3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17" calcext:value-type="float">
            <text:p>617</text:p>
          </table:table-cell>
          <table:table-cell office:value-type="float" office:value="39.4278" calcext:value-type="float">
            <text:p>39,4278</text:p>
          </table:table-cell>
          <table:table-cell office:value-type="float" office:value="41" calcext:value-type="float">
            <text:p>41</text:p>
          </table:table-cell>
          <table:table-cell office:value-type="float" office:value="75" calcext:value-type="float">
            <text:p>75</text:p>
          </table:table-cell>
          <table:table-cell office:value-type="float" office:value="7.3094" calcext:value-type="float">
            <text:p>7,3094</text:p>
          </table:table-cell>
          <table:table-cell office:value-type="float" office:value="5.56125299967861" calcext:value-type="float">
            <text:p>5,56125299967861</text:p>
          </table:table-cell>
          <table:table-cell office:value-type="float" office:value="70" calcext:value-type="float">
            <text:p>70</text:p>
          </table:table-cell>
          <table:table-cell office:value-type="float" office:value="7.3094" calcext:value-type="float">
            <text:p>7,3094</text:p>
          </table:table-cell>
        </table:table-row>
        <table:table-row table:style-name="ro1">
          <table:table-cell office:value-type="string" calcext:value-type="string">
            <text:p>g.41.9.graphml</text:p>
          </table:table-cell>
          <table:table-cell office:value-type="float" office:value="4600" calcext:value-type="float">
            <text:p>4600</text:p>
          </table:table-cell>
          <table:table-cell office:value-type="float" office:value="3883" calcext:value-type="float">
            <text:p>3883</text:p>
          </table:table-cell>
          <table:table-cell office:value-type="float" office:value="41.475" calcext:value-type="float">
            <text:p>41,475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11.7723" calcext:value-type="float">
            <text:p>11,7723</text:p>
          </table:table-cell>
          <table:table-cell office:value-type="float" office:value="3.34804948113168" calcext:value-type="float">
            <text:p>3,34804948113168</text:p>
          </table:table-cell>
          <table:table-cell office:value-type="float" office:value="29" calcext:value-type="float">
            <text:p>29</text:p>
          </table:table-cell>
          <table:table-cell office:value-type="float" office:value="11.7723" calcext:value-type="float">
            <text:p>11,7723</text:p>
          </table:table-cell>
        </table:table-row>
        <table:table-row table:style-name="ro1">
          <table:table-cell office:value-type="string" calcext:value-type="string">
            <text:p>g.42.0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715" calcext:value-type="float">
            <text:p>715</text:p>
          </table:table-cell>
          <table:table-cell office:value-type="float" office:value="46.6682" calcext:value-type="float">
            <text:p>46,6682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2.0962" calcext:value-type="float">
            <text:p>22,0962</text:p>
          </table:table-cell>
          <table:table-cell office:value-type="float" office:value="2.91756611141663" calcext:value-type="float">
            <text:p>2,91756611141663</text:p>
          </table:table-cell>
          <table:table-cell office:value-type="float" office:value="14" calcext:value-type="float">
            <text:p>14</text:p>
          </table:table-cell>
          <table:table-cell office:value-type="float" office:value="22.0962" calcext:value-type="float">
            <text:p>22,0962</text:p>
          </table:table-cell>
        </table:table-row>
        <table:table-row table:style-name="ro1">
          <table:table-cell office:value-type="string" calcext:value-type="string">
            <text:p>g.42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41.6609" calcext:value-type="float">
            <text:p>41,660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16.5568" calcext:value-type="float">
            <text:p>16,5568</text:p>
          </table:table-cell>
          <table:table-cell office:value-type="float" office:value="2.5803906374005" calcext:value-type="float">
            <text:p>2,5803906374005</text:p>
          </table:table-cell>
          <table:table-cell office:value-type="float" office:value="15" calcext:value-type="float">
            <text:p>15</text:p>
          </table:table-cell>
          <table:table-cell office:value-type="float" office:value="16.5568" calcext:value-type="float">
            <text:p>16,5568</text:p>
          </table:table-cell>
        </table:table-row>
        <table:table-row table:style-name="ro1">
          <table:table-cell office:value-type="string" calcext:value-type="string">
            <text:p>g.42.1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59" calcext:value-type="float">
            <text:p>559</text:p>
          </table:table-cell>
          <table:table-cell office:value-type="float" office:value="26.351" calcext:value-type="float">
            <text:p>26,35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10.5106" calcext:value-type="float">
            <text:p>10,5106</text:p>
          </table:table-cell>
          <table:table-cell office:value-type="float" office:value="3.6117637398278" calcext:value-type="float">
            <text:p>3,6117637398278</text:p>
          </table:table-cell>
          <table:table-cell office:value-type="float" office:value="97" calcext:value-type="float">
            <text:p>97</text:p>
          </table:table-cell>
          <table:table-cell office:value-type="float" office:value="10.5106" calcext:value-type="float">
            <text:p>10,5106</text:p>
          </table:table-cell>
        </table:table-row>
        <table:table-row table:style-name="ro1">
          <table:table-cell office:value-type="string" calcext:value-type="string">
            <text:p>g.42.2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37" calcext:value-type="float">
            <text:p>737</text:p>
          </table:table-cell>
          <table:table-cell office:value-type="float" office:value="37.7465" calcext:value-type="float">
            <text:p>37,7465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21.4693" calcext:value-type="float">
            <text:p>21,4693</text:p>
          </table:table-cell>
          <table:table-cell office:value-type="float" office:value="2.51490886659611" calcext:value-type="float">
            <text:p>2,51490886659611</text:p>
          </table:table-cell>
          <table:table-cell office:value-type="float" office:value="13" calcext:value-type="float">
            <text:p>13</text:p>
          </table:table-cell>
          <table:table-cell office:value-type="float" office:value="21.4693" calcext:value-type="float">
            <text:p>21,4693</text:p>
          </table:table-cell>
        </table:table-row>
        <table:table-row table:style-name="ro1">
          <table:table-cell office:value-type="string" calcext:value-type="string">
            <text:p>g.42.2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653" calcext:value-type="float">
            <text:p>653</text:p>
          </table:table-cell>
          <table:table-cell office:value-type="float" office:value="28.8169" calcext:value-type="float">
            <text:p>28,8169</text:p>
          </table:table-cell>
          <table:table-cell office:value-type="float" office:value="42" calcext:value-type="float">
            <text:p>42</text:p>
          </table:table-cell>
          <table:table-cell office:value-type="float" office:value="78" calcext:value-type="float">
            <text:p>78</text:p>
          </table:table-cell>
          <table:table-cell office:value-type="float" office:value="10.36" calcext:value-type="float">
            <text:p>10,36</text:p>
          </table:table-cell>
          <table:table-cell office:value-type="float" office:value="4.10011677849687" calcext:value-type="float">
            <text:p>4,10011677849687</text:p>
          </table:table-cell>
          <table:table-cell office:value-type="float" office:value="96" calcext:value-type="float">
            <text:p>96</text:p>
          </table:table-cell>
          <table:table-cell office:value-type="float" office:value="10.36" calcext:value-type="float">
            <text:p>10,36</text:p>
          </table:table-cell>
        </table:table-row>
        <table:table-row table:style-name="ro1">
          <table:table-cell office:value-type="string" calcext:value-type="string">
            <text:p>g.42.2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36.4913" calcext:value-type="float">
            <text:p>36,491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0.2209" calcext:value-type="float">
            <text:p>0,2209</text:p>
          </table:table-cell>
          <table:table-cell office:value-type="float" office:value="4.33756071884772" calcext:value-type="float">
            <text:p>4,33756071884772</text:p>
          </table:table-cell>
          <table:table-cell office:value-type="float" office:value="22" calcext:value-type="float">
            <text:p>22</text:p>
          </table:table-cell>
          <table:table-cell office:value-type="float" office:value="0.0949" calcext:value-type="float">
            <text:p>0,0949</text:p>
          </table:table-cell>
        </table:table-row>
        <table:table-row table:style-name="ro1">
          <table:table-cell office:value-type="string" calcext:value-type="string">
            <text:p>g.42.3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592" calcext:value-type="float">
            <text:p>592</text:p>
          </table:table-cell>
          <table:table-cell office:value-type="float" office:value="47.0961" calcext:value-type="float">
            <text:p>47,0961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19.75" calcext:value-type="float">
            <text:p>19,75</text:p>
          </table:table-cell>
          <table:table-cell office:value-type="float" office:value="3.44114614174311" calcext:value-type="float">
            <text:p>3,44114614174311</text:p>
          </table:table-cell>
          <table:table-cell office:value-type="float" office:value="21" calcext:value-type="float">
            <text:p>21</text:p>
          </table:table-cell>
          <table:table-cell office:value-type="float" office:value="19.75" calcext:value-type="float">
            <text:p>19,75</text:p>
          </table:table-cell>
        </table:table-row>
        <table:table-row table:style-name="ro1">
          <table:table-cell office:value-type="string" calcext:value-type="string">
            <text:p>g.42.32.graphml</text:p>
          </table:table-cell>
          <table:table-cell office:value-type="float" office:value="1900" calcext:value-type="float">
            <text:p>1900</text:p>
          </table:table-cell>
          <table:table-cell office:value-type="float" office:value="693" calcext:value-type="float">
            <text:p>693</text:p>
          </table:table-cell>
          <table:table-cell office:value-type="float" office:value="48.2638" calcext:value-type="float">
            <text:p>48,2638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37.7389" calcext:value-type="float">
            <text:p>37,7389</text:p>
          </table:table-cell>
          <table:table-cell office:value-type="float" office:value="3.18427259922294" calcext:value-type="float">
            <text:p>3,18427259922294</text:p>
          </table:table-cell>
          <table:table-cell office:value-type="float" office:value="25" calcext:value-type="float">
            <text:p>25</text:p>
          </table:table-cell>
          <table:table-cell office:value-type="float" office:value="37.7389" calcext:value-type="float">
            <text:p>37,7389</text:p>
          </table:table-cell>
        </table:table-row>
        <table:table-row table:style-name="ro1">
          <table:table-cell office:value-type="string" calcext:value-type="string">
            <text:p>g.42.3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647" calcext:value-type="float">
            <text:p>647</text:p>
          </table:table-cell>
          <table:table-cell office:value-type="float" office:value="20.9139" calcext:value-type="float">
            <text:p>20,9139</text:p>
          </table:table-cell>
          <table:table-cell office:value-type="float" office:value="42" calcext:value-type="float">
            <text:p>42</text:p>
          </table:table-cell>
          <table:table-cell office:value-type="float" office:value="88" calcext:value-type="float">
            <text:p>88</text:p>
          </table:table-cell>
          <table:table-cell office:value-type="float" office:value="13.7849" calcext:value-type="float">
            <text:p>13,7849</text:p>
          </table:table-cell>
          <table:table-cell office:value-type="float" office:value="3.28865376981178" calcext:value-type="float">
            <text:p>3,28865376981178</text:p>
          </table:table-cell>
          <table:table-cell office:value-type="float" office:value="142" calcext:value-type="float">
            <text:p>142</text:p>
          </table:table-cell>
          <table:table-cell office:value-type="float" office:value="13.7849" calcext:value-type="float">
            <text:p>13,7849</text:p>
          </table:table-cell>
        </table:table-row>
        <table:table-row table:style-name="ro1">
          <table:table-cell office:value-type="string" calcext:value-type="string">
            <text:p>g.42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48" calcext:value-type="float">
            <text:p>448</text:p>
          </table:table-cell>
          <table:table-cell office:value-type="float" office:value="11.9761" calcext:value-type="float">
            <text:p>11,9761</text:p>
          </table:table-cell>
          <table:table-cell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4.8199" calcext:value-type="float">
            <text:p>4,8199</text:p>
          </table:table-cell>
          <table:table-cell office:value-type="float" office:value="5.54325053187604" calcext:value-type="float">
            <text:p>5,54325053187604</text:p>
          </table:table-cell>
          <table:table-cell office:value-type="float" office:value="354" calcext:value-type="float">
            <text:p>354</text:p>
          </table:table-cell>
          <table:table-cell office:value-type="float" office:value="4.8199" calcext:value-type="float">
            <text:p>4,8199</text:p>
          </table:table-cell>
        </table:table-row>
        <table:table-row table:style-name="ro1">
          <table:table-cell office:value-type="string" calcext:value-type="string">
            <text:p>g.42.8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3626" calcext:value-type="float">
            <text:p>3626</text:p>
          </table:table-cell>
          <table:table-cell office:value-type="float" office:value="23.0573" calcext:value-type="float">
            <text:p>23,0573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office:value-type="float" office:value="3.8383" calcext:value-type="float">
            <text:p>3,8383</text:p>
          </table:table-cell>
          <table:table-cell office:value-type="float" office:value="3.91118524355489" calcext:value-type="float">
            <text:p>3,91118524355489</text:p>
          </table:table-cell>
          <table:table-cell office:value-type="float" office:value="277" calcext:value-type="float">
            <text:p>277</text:p>
          </table:table-cell>
          <table:table-cell office:value-type="float" office:value="3.8383" calcext:value-type="float">
            <text:p>3,8383</text:p>
          </table:table-cell>
        </table:table-row>
        <table:table-row table:style-name="ro1">
          <table:table-cell office:value-type="string" calcext:value-type="string">
            <text:p>g.43.17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754" calcext:value-type="float">
            <text:p>754</text:p>
          </table:table-cell>
          <table:table-cell office:value-type="float" office:value="48.5129" calcext:value-type="float">
            <text:p>48,512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27.453" calcext:value-type="float">
            <text:p>27,453</text:p>
          </table:table-cell>
          <table:table-cell office:value-type="float" office:value="2.19366913107414" calcext:value-type="float">
            <text:p>2,19366913107414</text:p>
          </table:table-cell>
          <table:table-cell office:value-type="float" office:value="18" calcext:value-type="float">
            <text:p>18</text:p>
          </table:table-cell>
          <table:table-cell office:value-type="float" office:value="27.453" calcext:value-type="float">
            <text:p>27,453</text:p>
          </table:table-cell>
        </table:table-row>
        <table:table-row table:style-name="ro1">
          <table:table-cell office:value-type="string" calcext:value-type="string">
            <text:p>g.43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159" calcext:value-type="float">
            <text:p>3,3159</text:p>
          </table:table-cell>
          <table:table-cell office:value-type="float" office:value="43" calcext:value-type="float">
            <text:p>43</text:p>
          </table:table-cell>
          <table:table-cell office:value-type="float" office:value="188" calcext:value-type="float">
            <text:p>188</text:p>
          </table:table-cell>
          <table:table-cell office:value-type="float" office:value="0.0425" calcext:value-type="float">
            <text:p>0,0425</text:p>
          </table:table-cell>
          <table:table-cell office:value-type="float" office:value="6.2612398931841" calcext:value-type="float">
            <text:p>6,2612398931841</text:p>
          </table:table-cell>
          <table:table-cell office:value-type="float" office:value="1669" calcext:value-type="float">
            <text:p>1669</text:p>
          </table:table-cell>
          <table:table-cell office:value-type="float" office:value="0.0272" calcext:value-type="float">
            <text:p>0,0272</text:p>
          </table:table-cell>
        </table:table-row>
        <table:table-row table:style-name="ro1">
          <table:table-cell office:value-type="string" calcext:value-type="string">
            <text:p>g.43.8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831" calcext:value-type="float">
            <text:p>831</text:p>
          </table:table-cell>
          <table:table-cell office:value-type="float" office:value="63.8971" calcext:value-type="float">
            <text:p>63,897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3.5328" calcext:value-type="float">
            <text:p>53,5328</text:p>
          </table:table-cell>
          <table:table-cell office:value-type="float" office:value="2.37690727846606" calcext:value-type="float">
            <text:p>2,37690727846606</text:p>
          </table:table-cell>
          <table:table-cell office:value-type="float" office:value="7" calcext:value-type="float">
            <text:p>7</text:p>
          </table:table-cell>
          <table:table-cell office:value-type="float" office:value="53.5328" calcext:value-type="float">
            <text:p>53,5328</text:p>
          </table:table-cell>
        </table:table-row>
        <table:table-row table:style-name="ro1">
          <table:table-cell office:value-type="string" calcext:value-type="string">
            <text:p>g.44.1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709" calcext:value-type="float">
            <text:p>709</text:p>
          </table:table-cell>
          <table:table-cell office:value-type="float" office:value="49.5471" calcext:value-type="float">
            <text:p>49,547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9.0956" calcext:value-type="float">
            <text:p>19,0956</text:p>
          </table:table-cell>
          <table:table-cell office:value-type="float" office:value="2.22910079534489" calcext:value-type="float">
            <text:p>2,22910079534489</text:p>
          </table:table-cell>
          <table:table-cell office:value-type="float" office:value="27" calcext:value-type="float">
            <text:p>27</text:p>
          </table:table-cell>
          <table:table-cell office:value-type="float" office:value="19.0956" calcext:value-type="float">
            <text:p>19,0956</text:p>
          </table:table-cell>
        </table:table-row>
        <table:table-row table:style-name="ro1">
          <table:table-cell office:value-type="string" calcext:value-type="string">
            <text:p>g.44.1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537" calcext:value-type="float">
            <text:p>537</text:p>
          </table:table-cell>
          <table:table-cell office:value-type="float" office:value="68.8311" calcext:value-type="float">
            <text:p>68,831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49.0887" calcext:value-type="float">
            <text:p>49,0887</text:p>
          </table:table-cell>
          <table:table-cell office:value-type="float" office:value="2.51858468018104" calcext:value-type="float">
            <text:p>2,51858468018104</text:p>
          </table:table-cell>
          <table:table-cell office:value-type="float" office:value="5" calcext:value-type="float">
            <text:p>5</text:p>
          </table:table-cell>
          <table:table-cell office:value-type="float" office:value="49.0887" calcext:value-type="float">
            <text:p>49,0887</text:p>
          </table:table-cell>
        </table:table-row>
        <table:table-row table:style-name="ro1">
          <table:table-cell office:value-type="string" calcext:value-type="string">
            <text:p>g.44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29" calcext:value-type="float">
            <text:p>329</text:p>
          </table:table-cell>
          <table:table-cell office:value-type="float" office:value="29.6532" calcext:value-type="float">
            <text:p>29,6532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10.7691" calcext:value-type="float">
            <text:p>10,7691</text:p>
          </table:table-cell>
          <table:table-cell office:value-type="float" office:value="3.45520788643195" calcext:value-type="float">
            <text:p>3,45520788643195</text:p>
          </table:table-cell>
          <table:table-cell office:value-type="float" office:value="51" calcext:value-type="float">
            <text:p>51</text:p>
          </table:table-cell>
          <table:table-cell office:value-type="float" office:value="10.7691" calcext:value-type="float">
            <text:p>10,7691</text:p>
          </table:table-cell>
        </table:table-row>
        <table:table-row table:style-name="ro1">
          <table:table-cell office:value-type="string" calcext:value-type="string">
            <text:p>g.44.19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91" calcext:value-type="float">
            <text:p>391</text:p>
          </table:table-cell>
          <table:table-cell office:value-type="float" office:value="25.2014" calcext:value-type="float">
            <text:p>25,2014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7.9913" calcext:value-type="float">
            <text:p>7,9913</text:p>
          </table:table-cell>
          <table:table-cell office:value-type="float" office:value="3.1856144950122" calcext:value-type="float">
            <text:p>3,1856144950122</text:p>
          </table:table-cell>
          <table:table-cell office:value-type="float" office:value="79" calcext:value-type="float">
            <text:p>79</text:p>
          </table:table-cell>
          <table:table-cell office:value-type="float" office:value="7.9913" calcext:value-type="float">
            <text:p>7,9913</text:p>
          </table:table-cell>
        </table:table-row>
        <table:table-row table:style-name="ro1">
          <table:table-cell office:value-type="string" calcext:value-type="string">
            <text:p>g.44.2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16" calcext:value-type="float">
            <text:p>816</text:p>
          </table:table-cell>
          <table:table-cell office:value-type="float" office:value="20.5802" calcext:value-type="float">
            <text:p>20,5802</text:p>
          </table:table-cell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float" office:value="7.6376" calcext:value-type="float">
            <text:p>7,6376</text:p>
          </table:table-cell>
          <table:table-cell office:value-type="float" office:value="5.41554475560862" calcext:value-type="float">
            <text:p>5,41554475560862</text:p>
          </table:table-cell>
          <table:table-cell office:value-type="float" office:value="159" calcext:value-type="float">
            <text:p>159</text:p>
          </table:table-cell>
          <table:table-cell office:value-type="float" office:value="7.6376" calcext:value-type="float">
            <text:p>7,6376</text:p>
          </table:table-cell>
        </table:table-row>
        <table:table-row table:style-name="ro1">
          <table:table-cell office:value-type="string" calcext:value-type="string">
            <text:p>g.44.22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502" calcext:value-type="float">
            <text:p>502</text:p>
          </table:table-cell>
          <table:table-cell office:value-type="float" office:value="41.6106" calcext:value-type="float">
            <text:p>41,610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3.5526" calcext:value-type="float">
            <text:p>33,5526</text:p>
          </table:table-cell>
          <table:table-cell office:value-type="float" office:value="1.78573230517145" calcext:value-type="float">
            <text:p>1,78573230517145</text:p>
          </table:table-cell>
          <table:table-cell office:value-type="float" office:value="24" calcext:value-type="float">
            <text:p>24</text:p>
          </table:table-cell>
          <table:table-cell office:value-type="float" office:value="33.5526" calcext:value-type="float">
            <text:p>33,5526</text:p>
          </table:table-cell>
        </table:table-row>
        <table:table-row table:style-name="ro1">
          <table:table-cell office:value-type="string" calcext:value-type="string">
            <text:p>g.44.3.graphml</text:p>
          </table:table-cell>
          <table:table-cell office:value-type="float" office:value="2200" calcext:value-type="float">
            <text:p>2200</text:p>
          </table:table-cell>
          <table:table-cell office:value-type="float" office:value="999" calcext:value-type="float">
            <text:p>999</text:p>
          </table:table-cell>
          <table:table-cell office:value-type="float" office:value="55.8989" calcext:value-type="float">
            <text:p>55,8989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1.8507" calcext:value-type="float">
            <text:p>21,8507</text:p>
          </table:table-cell>
          <table:table-cell office:value-type="float" office:value="2.51630248016718" calcext:value-type="float">
            <text:p>2,51630248016718</text:p>
          </table:table-cell>
          <table:table-cell office:value-type="float" office:value="11" calcext:value-type="float">
            <text:p>11</text:p>
          </table:table-cell>
          <table:table-cell office:value-type="float" office:value="21.8507" calcext:value-type="float">
            <text:p>21,8507</text:p>
          </table:table-cell>
        </table:table-row>
        <table:table-row table:style-name="ro1">
          <table:table-cell office:value-type="string" calcext:value-type="string">
            <text:p>g.44.7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555" calcext:value-type="float">
            <text:p>555</text:p>
          </table:table-cell>
          <table:table-cell office:value-type="float" office:value="34.5715" calcext:value-type="float">
            <text:p>34,571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32.0651" calcext:value-type="float">
            <text:p>32,0651</text:p>
          </table:table-cell>
          <table:table-cell office:value-type="float" office:value="2.37522029559707" calcext:value-type="float">
            <text:p>2,37522029559707</text:p>
          </table:table-cell>
          <table:table-cell office:value-type="float" office:value="23" calcext:value-type="float">
            <text:p>23</text:p>
          </table:table-cell>
          <table:table-cell office:value-type="float" office:value="32.0651" calcext:value-type="float">
            <text:p>32,0651</text:p>
          </table:table-cell>
        </table:table-row>
        <table:table-row table:style-name="ro1">
          <table:table-cell office:value-type="string" calcext:value-type="string">
            <text:p>g.46.1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592" calcext:value-type="float">
            <text:p>592</text:p>
          </table:table-cell>
          <table:table-cell office:value-type="float" office:value="72.2378" calcext:value-type="float">
            <text:p>72,237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28.5616" calcext:value-type="float">
            <text:p>28,5616</text:p>
          </table:table-cell>
          <table:table-cell office:value-type="float" office:value="2.43699843859219" calcext:value-type="float">
            <text:p>2,43699843859219</text:p>
          </table:table-cell>
          <table:table-cell office:value-type="float" office:value="5" calcext:value-type="float">
            <text:p>5</text:p>
          </table:table-cell>
          <table:table-cell office:value-type="float" office:value="28.5616" calcext:value-type="float">
            <text:p>28,5616</text:p>
          </table:table-cell>
        </table:table-row>
        <table:table-row table:style-name="ro1">
          <table:table-cell office:value-type="string" calcext:value-type="string">
            <text:p>g.46.3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50" calcext:value-type="float">
            <text:p>850</text:p>
          </table:table-cell>
          <table:table-cell office:value-type="float" office:value="14.0112" calcext:value-type="float">
            <text:p>14,0112</text:p>
          </table:table-cell>
          <table:table-cell office:value-type="float" office:value="46" calcext:value-type="float">
            <text:p>46</text:p>
          </table:table-cell>
          <table:table-cell office:value-type="float" office:value="168" calcext:value-type="float">
            <text:p>168</text:p>
          </table:table-cell>
          <table:table-cell office:value-type="float" office:value="4.4572" calcext:value-type="float">
            <text:p>4,4572</text:p>
          </table:table-cell>
          <table:table-cell office:value-type="float" office:value="3.37114740902677" calcext:value-type="float">
            <text:p>3,37114740902677</text:p>
          </table:table-cell>
          <table:table-cell office:value-type="float" office:value="536" calcext:value-type="float">
            <text:p>536</text:p>
          </table:table-cell>
          <table:table-cell office:value-type="float" office:value="4.4572" calcext:value-type="float">
            <text:p>4,4572</text:p>
          </table:table-cell>
        </table:table-row>
        <table:table-row table:style-name="ro1">
          <table:table-cell office:value-type="string" calcext:value-type="string">
            <text:p>g.46.5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36.9159" calcext:value-type="float">
            <text:p>36,9159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24.011" calcext:value-type="float">
            <text:p>24,011</text:p>
          </table:table-cell>
          <table:table-cell office:value-type="float" office:value="2.10370477265509" calcext:value-type="float">
            <text:p>2,10370477265509</text:p>
          </table:table-cell>
          <table:table-cell office:value-type="float" office:value="12" calcext:value-type="float">
            <text:p>12</text:p>
          </table:table-cell>
          <table:table-cell office:value-type="float" office:value="24.011" calcext:value-type="float">
            <text:p>24,011</text:p>
          </table:table-cell>
        </table:table-row>
        <table:table-row table:style-name="ro1">
          <table:table-cell office:value-type="string" calcext:value-type="string">
            <text:p>g.46.9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841" calcext:value-type="float">
            <text:p>841</text:p>
          </table:table-cell>
          <table:table-cell office:value-type="float" office:value="40.6984" calcext:value-type="float">
            <text:p>40,6984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33.859" calcext:value-type="float">
            <text:p>33,859</text:p>
          </table:table-cell>
          <table:table-cell office:value-type="float" office:value="2.2874177075374" calcext:value-type="float">
            <text:p>2,2874177075374</text:p>
          </table:table-cell>
          <table:table-cell office:value-type="float" office:value="20" calcext:value-type="float">
            <text:p>20</text:p>
          </table:table-cell>
          <table:table-cell office:value-type="float" office:value="33.859" calcext:value-type="float">
            <text:p>33,859</text:p>
          </table:table-cell>
        </table:table-row>
        <table:table-row table:style-name="ro1">
          <table:table-cell office:value-type="string" calcext:value-type="string">
            <text:p>g.47.1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651" calcext:value-type="float">
            <text:p>651</text:p>
          </table:table-cell>
          <table:table-cell office:value-type="float" office:value="32.1793" calcext:value-type="float">
            <text:p>32,1793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1.4308" calcext:value-type="float">
            <text:p>21,4308</text:p>
          </table:table-cell>
          <table:table-cell office:value-type="float" office:value="2.36076154982576" calcext:value-type="float">
            <text:p>2,36076154982576</text:p>
          </table:table-cell>
          <table:table-cell office:value-type="float" office:value="21" calcext:value-type="float">
            <text:p>21</text:p>
          </table:table-cell>
          <table:table-cell office:value-type="float" office:value="21.4308" calcext:value-type="float">
            <text:p>21,4308</text:p>
          </table:table-cell>
        </table:table-row>
        <table:table-row table:style-name="ro1">
          <table:table-cell office:value-type="string" calcext:value-type="string">
            <text:p>g.47.16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867" calcext:value-type="float">
            <text:p>867</text:p>
          </table:table-cell>
          <table:table-cell office:value-type="float" office:value="40.3339" calcext:value-type="float">
            <text:p>40,3339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18.1924" calcext:value-type="float">
            <text:p>18,1924</text:p>
          </table:table-cell>
          <table:table-cell office:value-type="float" office:value="2.21807315550774" calcext:value-type="float">
            <text:p>2,21807315550774</text:p>
          </table:table-cell>
          <table:table-cell office:value-type="float" office:value="33" calcext:value-type="float">
            <text:p>33</text:p>
          </table:table-cell>
          <table:table-cell office:value-type="float" office:value="18.1924" calcext:value-type="float">
            <text:p>18,1924</text:p>
          </table:table-cell>
        </table:table-row>
        <table:table-row table:style-name="ro1">
          <table:table-cell office:value-type="string" calcext:value-type="string">
            <text:p>g.47.2.graphml</text:p>
          </table:table-cell>
          <table:table-cell office:value-type="float" office:value="2400" calcext:value-type="float">
            <text:p>2400</text:p>
          </table:table-cell>
          <table:table-cell office:value-type="float" office:value="1106" calcext:value-type="float">
            <text:p>1106</text:p>
          </table:table-cell>
          <table:table-cell office:value-type="float" office:value="45.4536" calcext:value-type="float">
            <text:p>45,453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33.757" calcext:value-type="float">
            <text:p>33,757</text:p>
          </table:table-cell>
          <table:table-cell office:value-type="float" office:value="1.8931141412687" calcext:value-type="float">
            <text:p>1,8931141412687</text:p>
          </table:table-cell>
          <table:table-cell office:value-type="float" office:value="22" calcext:value-type="float">
            <text:p>22</text:p>
          </table:table-cell>
          <table:table-cell office:value-type="float" office:value="33.757" calcext:value-type="float">
            <text:p>33,757</text:p>
          </table:table-cell>
        </table:table-row>
        <table:table-row table:style-name="ro1">
          <table:table-cell office:value-type="string" calcext:value-type="string">
            <text:p>g.47.26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 office:value-type="float" office:value="72.3236" calcext:value-type="float">
            <text:p>72,3236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9.3234" calcext:value-type="float">
            <text:p>19,3234</text:p>
          </table:table-cell>
          <table:table-cell office:value-type="float" office:value="2.70255111848896" calcext:value-type="float">
            <text:p>2,70255111848896</text:p>
          </table:table-cell>
          <table:table-cell office:value-type="float" office:value="3" calcext:value-type="float">
            <text:p>3</text:p>
          </table:table-cell>
          <table:table-cell office:value-type="float" office:value="19.3234" calcext:value-type="float">
            <text:p>19,3234</text:p>
          </table:table-cell>
        </table:table-row>
        <table:table-row table:style-name="ro1">
          <table:table-cell office:value-type="string" calcext:value-type="string">
            <text:p>g.47.27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17" calcext:value-type="float">
            <text:p>317</text:p>
          </table:table-cell>
          <table:table-cell office:value-type="float" office:value="23.0089" calcext:value-type="float">
            <text:p>23,0089</text:p>
          </table:table-cell>
          <table:table-cell office:value-type="float" office:value="47" calcext:value-type="float">
            <text:p>47</text:p>
          </table:table-cell>
          <table:table-cell office:value-type="float" office:value="79" calcext:value-type="float">
            <text:p>79</text:p>
          </table:table-cell>
          <table:table-cell office:value-type="float" office:value="14.8736" calcext:value-type="float">
            <text:p>14,8736</text:p>
          </table:table-cell>
          <table:table-cell office:value-type="float" office:value="3.86411903662446" calcext:value-type="float">
            <text:p>3,86411903662446</text:p>
          </table:table-cell>
          <table:table-cell office:value-type="float" office:value="55" calcext:value-type="float">
            <text:p>55</text:p>
          </table:table-cell>
          <table:table-cell office:value-type="float" office:value="14.8736" calcext:value-type="float">
            <text:p>14,8736</text:p>
          </table:table-cell>
        </table:table-row>
        <table:table-row table:style-name="ro1">
          <table:table-cell office:value-type="string" calcext:value-type="string">
            <text:p>g.47.3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529" calcext:value-type="float">
            <text:p>1529</text:p>
          </table:table-cell>
          <table:table-cell office:value-type="float" office:value="27.0897" calcext:value-type="float">
            <text:p>27,0897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11.2934" calcext:value-type="float">
            <text:p>11,2934</text:p>
          </table:table-cell>
          <table:table-cell office:value-type="float" office:value="6.10550448046637" calcext:value-type="float">
            <text:p>6,10550448046637</text:p>
          </table:table-cell>
          <table:table-cell office:value-type="float" office:value="90" calcext:value-type="float">
            <text:p>90</text:p>
          </table:table-cell>
          <table:table-cell office:value-type="float" office:value="11.2934" calcext:value-type="float">
            <text:p>11,2934</text:p>
          </table:table-cell>
        </table:table-row>
        <table:table-row table:style-name="ro1">
          <table:table-cell office:value-type="string" calcext:value-type="string">
            <text:p>g.47.7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10" calcext:value-type="float">
            <text:p>510</text:p>
          </table:table-cell>
          <table:table-cell office:value-type="float" office:value="68.1081" calcext:value-type="float">
            <text:p>68,1081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0.1427" calcext:value-type="float">
            <text:p>50,1427</text:p>
          </table:table-cell>
          <table:table-cell office:value-type="float" office:value="1.84326965698555" calcext:value-type="float">
            <text:p>1,84326965698555</text:p>
          </table:table-cell>
          <table:table-cell office:value-type="float" office:value="6" calcext:value-type="float">
            <text:p>6</text:p>
          </table:table-cell>
          <table:table-cell office:value-type="float" office:value="50.1427" calcext:value-type="float">
            <text:p>50,1427</text:p>
          </table:table-cell>
        </table:table-row>
        <table:table-row table:style-name="ro1">
          <table:table-cell office:value-type="string" calcext:value-type="string">
            <text:p>g.47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28" calcext:value-type="float">
            <text:p>328</text:p>
          </table:table-cell>
          <table:table-cell office:value-type="float" office:value="60.3598" calcext:value-type="float">
            <text:p>60,359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19.4112" calcext:value-type="float">
            <text:p>19,4112</text:p>
          </table:table-cell>
          <table:table-cell office:value-type="float" office:value="1.91416342009708" calcext:value-type="float">
            <text:p>1,91416342009708</text:p>
          </table:table-cell>
          <table:table-cell office:value-type="float" office:value="9" calcext:value-type="float">
            <text:p>9</text:p>
          </table:table-cell>
          <table:table-cell office:value-type="float" office:value="19.4112" calcext:value-type="float">
            <text:p>19,4112</text:p>
          </table:table-cell>
        </table:table-row>
        <table:table-row table:style-name="ro1">
          <table:table-cell office:value-type="string" calcext:value-type="string">
            <text:p>g.48.0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312" calcext:value-type="float">
            <text:p>312</text:p>
          </table:table-cell>
          <table:table-cell office:value-type="float" office:value="62.5094" calcext:value-type="float">
            <text:p>62,5094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16.1516" calcext:value-type="float">
            <text:p>16,1516</text:p>
          </table:table-cell>
          <table:table-cell office:value-type="float" office:value="1.85695338177052" calcext:value-type="float">
            <text:p>1,85695338177052</text:p>
          </table:table-cell>
          <table:table-cell office:value-type="float" office:value="11" calcext:value-type="float">
            <text:p>11</text:p>
          </table:table-cell>
          <table:table-cell office:value-type="float" office:value="16.1516" calcext:value-type="float">
            <text:p>16,1516</text:p>
          </table:table-cell>
        </table:table-row>
        <table:table-row table:style-name="ro1">
          <table:table-cell office:value-type="string" calcext:value-type="string">
            <text:p>g.48.16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office:value-type="float" office:value="43.884" calcext:value-type="float">
            <text:p>43,884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18.1667" calcext:value-type="float">
            <text:p>18,1667</text:p>
          </table:table-cell>
          <table:table-cell office:value-type="float" office:value="2.28016374117901" calcext:value-type="float">
            <text:p>2,28016374117901</text:p>
          </table:table-cell>
          <table:table-cell office:value-type="float" office:value="21" calcext:value-type="float">
            <text:p>21</text:p>
          </table:table-cell>
          <table:table-cell office:value-type="float" office:value="18.1667" calcext:value-type="float">
            <text:p>18,1667</text:p>
          </table:table-cell>
        </table:table-row>
        <table:table-row table:style-name="ro1">
          <table:table-cell office:value-type="string" calcext:value-type="string">
            <text:p>g.48.3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01" calcext:value-type="float">
            <text:p>501</text:p>
          </table:table-cell>
          <table:table-cell office:value-type="float" office:value="31.2998" calcext:value-type="float">
            <text:p>31,2998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17.4931" calcext:value-type="float">
            <text:p>17,4931</text:p>
          </table:table-cell>
          <table:table-cell office:value-type="float" office:value="2.37427889607456" calcext:value-type="float">
            <text:p>2,37427889607456</text:p>
          </table:table-cell>
          <table:table-cell office:value-type="float" office:value="32" calcext:value-type="float">
            <text:p>32</text:p>
          </table:table-cell>
          <table:table-cell office:value-type="float" office:value="17.4931" calcext:value-type="float">
            <text:p>17,4931</text:p>
          </table:table-cell>
        </table:table-row>
        <table:table-row table:style-name="ro1">
          <table:table-cell office:value-type="string" calcext:value-type="string">
            <text:p>g.48.4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95" calcext:value-type="float">
            <text:p>595</text:p>
          </table:table-cell>
          <table:table-cell office:value-type="float" office:value="55.8167" calcext:value-type="float">
            <text:p>55,8167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9.5592" calcext:value-type="float">
            <text:p>29,5592</text:p>
          </table:table-cell>
          <table:table-cell office:value-type="float" office:value="2.18630084245228" calcext:value-type="float">
            <text:p>2,18630084245228</text:p>
          </table:table-cell>
          <table:table-cell office:value-type="float" office:value="24" calcext:value-type="float">
            <text:p>24</text:p>
          </table:table-cell>
          <table:table-cell office:value-type="float" office:value="29.5592" calcext:value-type="float">
            <text:p>29,5592</text:p>
          </table:table-cell>
        </table:table-row>
        <table:table-row table:style-name="ro1">
          <table:table-cell office:value-type="string" calcext:value-type="string">
            <text:p>g.48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43.0101" calcext:value-type="float">
            <text:p>43,010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9.1337" calcext:value-type="float">
            <text:p>9,1337</text:p>
          </table:table-cell>
          <table:table-cell office:value-type="float" office:value="3.90672382116821" calcext:value-type="float">
            <text:p>3,90672382116821</text:p>
          </table:table-cell>
          <table:table-cell office:value-type="float" office:value="55" calcext:value-type="float">
            <text:p>55</text:p>
          </table:table-cell>
          <table:table-cell office:value-type="float" office:value="9.1337" calcext:value-type="float">
            <text:p>9,1337</text:p>
          </table:table-cell>
        </table:table-row>
        <table:table-row table:style-name="ro1">
          <table:table-cell office:value-type="string" calcext:value-type="string">
            <text:p>g.49.1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658" calcext:value-type="float">
            <text:p>658</text:p>
          </table:table-cell>
          <table:table-cell office:value-type="float" office:value="14.8335" calcext:value-type="float">
            <text:p>14,8335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3.622" calcext:value-type="float">
            <text:p>3,622</text:p>
          </table:table-cell>
          <table:table-cell office:value-type="float" office:value="6.01568462757661" calcext:value-type="float">
            <text:p>6,01568462757661</text:p>
          </table:table-cell>
          <table:table-cell office:value-type="float" office:value="192" calcext:value-type="float">
            <text:p>192</text:p>
          </table:table-cell>
          <table:table-cell office:value-type="float" office:value="3.622" calcext:value-type="float">
            <text:p>3,622</text:p>
          </table:table-cell>
        </table:table-row>
        <table:table-row table:style-name="ro1">
          <table:table-cell office:value-type="string" calcext:value-type="string">
            <text:p>g.49.1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113" calcext:value-type="float">
            <text:p>1113</text:p>
          </table:table-cell>
          <table:table-cell office:value-type="float" office:value="19.3072" calcext:value-type="float">
            <text:p>19,3072</text:p>
          </table:table-cell>
          <table:table-cell office:value-type="float" office:value="49" calcext:value-type="float">
            <text:p>49</text:p>
          </table:table-cell>
          <table:table-cell office:value-type="float" office:value="99" calcext:value-type="float">
            <text:p>99</text:p>
          </table:table-cell>
          <table:table-cell office:value-type="float" office:value="5.8132" calcext:value-type="float">
            <text:p>5,8132</text:p>
          </table:table-cell>
          <table:table-cell office:value-type="float" office:value="5.56481923468805" calcext:value-type="float">
            <text:p>5,56481923468805</text:p>
          </table:table-cell>
          <table:table-cell office:value-type="float" office:value="241" calcext:value-type="float">
            <text:p>241</text:p>
          </table:table-cell>
          <table:table-cell office:value-type="float" office:value="5.8132" calcext:value-type="float">
            <text:p>5,8132</text:p>
          </table:table-cell>
        </table:table-row>
        <table:table-row table:style-name="ro1">
          <table:table-cell office:value-type="string" calcext:value-type="string">
            <text:p>g.49.1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676" calcext:value-type="float">
            <text:p>676</text:p>
          </table:table-cell>
          <table:table-cell office:value-type="float" office:value="45.4227" calcext:value-type="float">
            <text:p>45,4227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28.2263" calcext:value-type="float">
            <text:p>28,2263</text:p>
          </table:table-cell>
          <table:table-cell office:value-type="float" office:value="2.92820402883191" calcext:value-type="float">
            <text:p>2,92820402883191</text:p>
          </table:table-cell>
          <table:table-cell office:value-type="float" office:value="27" calcext:value-type="float">
            <text:p>27</text:p>
          </table:table-cell>
          <table:table-cell office:value-type="float" office:value="28.2263" calcext:value-type="float">
            <text:p>28,2263</text:p>
          </table:table-cell>
        </table:table-row>
        <table:table-row table:style-name="ro1">
          <table:table-cell office:value-type="string" calcext:value-type="string">
            <text:p>g.49.8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91" calcext:value-type="float">
            <text:p>991</text:p>
          </table:table-cell>
          <table:table-cell office:value-type="float" office:value="40.1582" calcext:value-type="float">
            <text:p>40,1582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12.8691" calcext:value-type="float">
            <text:p>12,8691</text:p>
          </table:table-cell>
          <table:table-cell office:value-type="float" office:value="3.80117005759434" calcext:value-type="float">
            <text:p>3,80117005759434</text:p>
          </table:table-cell>
          <table:table-cell office:value-type="float" office:value="24" calcext:value-type="float">
            <text:p>24</text:p>
          </table:table-cell>
          <table:table-cell office:value-type="float" office:value="12.8691" calcext:value-type="float">
            <text:p>12,8691</text:p>
          </table:table-cell>
        </table:table-row>
        <table:table-row table:style-name="ro1">
          <table:table-cell office:value-type="string" calcext:value-type="string">
            <text:p>g.50.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99" calcext:value-type="float">
            <text:p>7,6499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0.3762" calcext:value-type="float">
            <text:p>0,3762</text:p>
          </table:table-cell>
          <table:table-cell office:value-type="float" office:value="7.03368013560469" calcext:value-type="float">
            <text:p>7,03368013560469</text:p>
          </table:table-cell>
          <table:table-cell office:value-type="float" office:value="118" calcext:value-type="float">
            <text:p>118</text:p>
          </table:table-cell>
          <table:table-cell office:value-type="float" office:value="0.3762" calcext:value-type="float">
            <text:p>0,3762</text:p>
          </table:table-cell>
        </table:table-row>
        <table:table-row table:style-name="ro1">
          <table:table-cell office:value-type="string" calcext:value-type="string">
            <text:p>g.50.9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712" calcext:value-type="float">
            <text:p>712</text:p>
          </table:table-cell>
          <table:table-cell office:value-type="float" office:value="34.3455" calcext:value-type="float">
            <text:p>34,3455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float" office:value="27.8766" calcext:value-type="float">
            <text:p>27,8766</text:p>
          </table:table-cell>
          <table:table-cell office:value-type="float" office:value="4.62278916425568" calcext:value-type="float">
            <text:p>4,62278916425568</text:p>
          </table:table-cell>
          <table:table-cell office:value-type="float" office:value="30" calcext:value-type="float">
            <text:p>30</text:p>
          </table:table-cell>
          <table:table-cell office:value-type="float" office:value="27.8766" calcext:value-type="float">
            <text:p>27,8766</text:p>
          </table:table-cell>
        </table:table-row>
        <table:table-row table:style-name="ro1">
          <table:table-cell office:value-type="string" calcext:value-type="string">
            <text:p>g.51.2.graphml</text:p>
          </table:table-cell>
          <table:table-cell office:value-type="float" office:value="2800" calcext:value-type="float">
            <text:p>2800</text:p>
          </table:table-cell>
          <table:table-cell office:value-type="float" office:value="1193" calcext:value-type="float">
            <text:p>1193</text:p>
          </table:table-cell>
          <table:table-cell office:value-type="float" office:value="43.7923" calcext:value-type="float">
            <text:p>43,7923</text:p>
          </table:table-cell>
          <table:table-cell office:value-type="float" office:value="51" calcext:value-type="float">
            <text:p>51</text:p>
          </table:table-cell>
          <table:table-cell office:value-type="float" office:value="68" calcext:value-type="float">
            <text:p>68</text:p>
          </table:table-cell>
          <table:table-cell office:value-type="float" office:value="26.6203" calcext:value-type="float">
            <text:p>26,6203</text:p>
          </table:table-cell>
          <table:table-cell office:value-type="float" office:value="1.7970927302708" calcext:value-type="float">
            <text:p>1,7970927302708</text:p>
          </table:table-cell>
          <table:table-cell office:value-type="float" office:value="19" calcext:value-type="float">
            <text:p>19</text:p>
          </table:table-cell>
          <table:table-cell office:value-type="float" office:value="26.6203" calcext:value-type="float">
            <text:p>26,6203</text:p>
          </table:table-cell>
        </table:table-row>
        <table:table-row table:style-name="ro1">
          <table:table-cell office:value-type="string" calcext:value-type="string">
            <text:p>g.51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4492" calcext:value-type="float">
            <text:p>72,4492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30.3052" calcext:value-type="float">
            <text:p>30,3052</text:p>
          </table:table-cell>
          <table:table-cell office:value-type="float" office:value="1.96361127282597" calcext:value-type="float">
            <text:p>1,96361127282597</text:p>
          </table:table-cell>
          <table:table-cell office:value-type="float" office:value="4" calcext:value-type="float">
            <text:p>4</text:p>
          </table:table-cell>
          <table:table-cell office:value-type="float" office:value="29.1246" calcext:value-type="float">
            <text:p>29,1246</text:p>
          </table:table-cell>
        </table:table-row>
        <table:table-row table:style-name="ro1">
          <table:table-cell office:value-type="string" calcext:value-type="string">
            <text:p>g.53.13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17.2383" calcext:value-type="float">
            <text:p>17,2383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3.6956" calcext:value-type="float">
            <text:p>13,6956</text:p>
          </table:table-cell>
          <table:table-cell office:value-type="float" office:value="2.92122443239587" calcext:value-type="float">
            <text:p>2,92122443239587</text:p>
          </table:table-cell>
          <table:table-cell office:value-type="float" office:value="85" calcext:value-type="float">
            <text:p>85</text:p>
          </table:table-cell>
          <table:table-cell office:value-type="float" office:value="13.6956" calcext:value-type="float">
            <text:p>13,6956</text:p>
          </table:table-cell>
        </table:table-row>
        <table:table-row table:style-name="ro1">
          <table:table-cell office:value-type="string" calcext:value-type="string">
            <text:p>g.53.3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744" calcext:value-type="float">
            <text:p>744</text:p>
          </table:table-cell>
          <table:table-cell office:value-type="float" office:value="36.7488" calcext:value-type="float">
            <text:p>36,748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29.1748" calcext:value-type="float">
            <text:p>29,1748</text:p>
          </table:table-cell>
          <table:table-cell office:value-type="float" office:value="2.70175337233218" calcext:value-type="float">
            <text:p>2,70175337233218</text:p>
          </table:table-cell>
          <table:table-cell office:value-type="float" office:value="17" calcext:value-type="float">
            <text:p>17</text:p>
          </table:table-cell>
          <table:table-cell office:value-type="float" office:value="28.4917" calcext:value-type="float">
            <text:p>28,4917</text:p>
          </table:table-cell>
        </table:table-row>
        <table:table-row table:style-name="ro1">
          <table:table-cell office:value-type="string" calcext:value-type="string">
            <text:p>g.53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9" calcext:value-type="float">
            <text:p>2,2199</text:p>
          </table:table-cell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0.1148" calcext:value-type="float">
            <text:p>0,1148</text:p>
          </table:table-cell>
          <table:table-cell office:value-type="float" office:value="5.37359157187471" calcext:value-type="float">
            <text:p>5,37359157187471</text:p>
          </table:table-cell>
          <table:table-cell office:value-type="float" office:value="1540" calcext:value-type="float">
            <text:p>1540</text:p>
          </table:table-cell>
          <table:table-cell office:value-type="float" office:value="0.1148" calcext:value-type="float">
            <text:p>0,1148</text:p>
          </table:table-cell>
        </table:table-row>
        <table:table-row table:style-name="ro1">
          <table:table-cell office:value-type="string" calcext:value-type="string">
            <text:p>g.53.9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211" calcext:value-type="float">
            <text:p>1211</text:p>
          </table:table-cell>
          <table:table-cell office:value-type="float" office:value="21.8062" calcext:value-type="float">
            <text:p>21,8062</text:p>
          </table:table-cell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22.4351" calcext:value-type="float">
            <text:p>22,4351</text:p>
          </table:table-cell>
          <table:table-cell office:value-type="float" office:value="4.85366496332019" calcext:value-type="float">
            <text:p>4,85366496332019</text:p>
          </table:table-cell>
          <table:table-cell office:value-type="float" office:value="138" calcext:value-type="float">
            <text:p>138</text:p>
          </table:table-cell>
          <table:table-cell office:value-type="float" office:value="21.6054" calcext:value-type="float">
            <text:p>21,6054</text:p>
          </table:table-cell>
        </table:table-row>
        <table:table-row table:style-name="ro1">
          <table:table-cell office:value-type="string" calcext:value-type="string">
            <text:p>g.54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2" calcext:value-type="float">
            <text:p>262</text:p>
          </table:table-cell>
          <table:table-cell office:value-type="float" office:value="21.7189" calcext:value-type="float">
            <text:p>21,7189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office:value-type="float" office:value="9.8023" calcext:value-type="float">
            <text:p>9,8023</text:p>
          </table:table-cell>
          <table:table-cell office:value-type="float" office:value="4.96711477493677" calcext:value-type="float">
            <text:p>4,96711477493677</text:p>
          </table:table-cell>
          <table:table-cell office:value-type="float" office:value="117" calcext:value-type="float">
            <text:p>117</text:p>
          </table:table-cell>
          <table:table-cell office:value-type="float" office:value="9.8023" calcext:value-type="float">
            <text:p>9,8023</text:p>
          </table:table-cell>
        </table:table-row>
        <table:table-row table:style-name="ro1">
          <table:table-cell office:value-type="string" calcext:value-type="string">
            <text:p>g.55.13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87" calcext:value-type="float">
            <text:p>887</text:p>
          </table:table-cell>
          <table:table-cell office:value-type="float" office:value="25.0571" calcext:value-type="float">
            <text:p>25,057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23.9657" calcext:value-type="float">
            <text:p>23,9657</text:p>
          </table:table-cell>
          <table:table-cell office:value-type="float" office:value="4.94464128683732" calcext:value-type="float">
            <text:p>4,94464128683732</text:p>
          </table:table-cell>
          <table:table-cell office:value-type="float" office:value="131" calcext:value-type="float">
            <text:p>131</text:p>
          </table:table-cell>
          <table:table-cell office:value-type="float" office:value="23.9657" calcext:value-type="float">
            <text:p>23,9657</text:p>
          </table:table-cell>
        </table:table-row>
        <table:table-row table:style-name="ro1">
          <table:table-cell office:value-type="string" calcext:value-type="string">
            <text:p>g.55.23.graphml</text:p>
          </table:table-cell>
          <table:table-cell office:value-type="float" office:value="2100" calcext:value-type="float">
            <text:p>2100</text:p>
          </table:table-cell>
          <table:table-cell office:value-type="float" office:value="1160" calcext:value-type="float">
            <text:p>1160</text:p>
          </table:table-cell>
          <table:table-cell office:value-type="float" office:value="27.7014" calcext:value-type="float">
            <text:p>27,7014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3.1573" calcext:value-type="float">
            <text:p>13,1573</text:p>
          </table:table-cell>
          <table:table-cell office:value-type="float" office:value="3.64316573127499" calcext:value-type="float">
            <text:p>3,64316573127499</text:p>
          </table:table-cell>
          <table:table-cell office:value-type="float" office:value="224" calcext:value-type="float">
            <text:p>224</text:p>
          </table:table-cell>
          <table:table-cell office:value-type="float" office:value="13.1573" calcext:value-type="float">
            <text:p>13,1573</text:p>
          </table:table-cell>
        </table:table-row>
        <table:table-row table:style-name="ro1">
          <table:table-cell office:value-type="string" calcext:value-type="string">
            <text:p>g.55.24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456" calcext:value-type="float">
            <text:p>8,6456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8.3541" calcext:value-type="float">
            <text:p>8,3541</text:p>
          </table:table-cell>
          <table:table-cell office:value-type="float" office:value="3.93781350849513" calcext:value-type="float">
            <text:p>3,93781350849513</text:p>
          </table:table-cell>
          <table:table-cell office:value-type="float" office:value="170" calcext:value-type="float">
            <text:p>170</text:p>
          </table:table-cell>
          <table:table-cell office:value-type="float" office:value="1.3441" calcext:value-type="float">
            <text:p>1,3441</text:p>
          </table:table-cell>
        </table:table-row>
        <table:table-row table:style-name="ro1">
          <table:table-cell office:value-type="string" calcext:value-type="string">
            <text:p>g.55.26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226" calcext:value-type="float">
            <text:p>226</text:p>
          </table:table-cell>
          <table:table-cell office:value-type="float" office:value="47.7656" calcext:value-type="float">
            <text:p>47,7656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42.3776" calcext:value-type="float">
            <text:p>42,3776</text:p>
          </table:table-cell>
          <table:table-cell office:value-type="float" office:value="2.15177531036616" calcext:value-type="float">
            <text:p>2,15177531036616</text:p>
          </table:table-cell>
          <table:table-cell office:value-type="float" office:value="10" calcext:value-type="float">
            <text:p>10</text:p>
          </table:table-cell>
          <table:table-cell office:value-type="float" office:value="42.3776" calcext:value-type="float">
            <text:p>42,3776</text:p>
          </table:table-cell>
        </table:table-row>
        <table:table-row table:style-name="ro1">
          <table:table-cell office:value-type="string" calcext:value-type="string">
            <text:p>g.55.3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397" calcext:value-type="float">
            <text:p>397</text:p>
          </table:table-cell>
          <table:table-cell office:value-type="float" office:value="9.2726" calcext:value-type="float">
            <text:p>9,2726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1.072" calcext:value-type="float">
            <text:p>1,072</text:p>
          </table:table-cell>
          <table:table-cell office:value-type="float" office:value="6.02079728939615" calcext:value-type="float">
            <text:p>6,02079728939615</text:p>
          </table:table-cell>
          <table:table-cell office:value-type="float" office:value="427" calcext:value-type="float">
            <text:p>427</text:p>
          </table:table-cell>
          <table:table-cell office:value-type="float" office:value="1.072" calcext:value-type="float">
            <text:p>1,072</text:p>
          </table:table-cell>
        </table:table-row>
        <table:table-row table:style-name="ro1">
          <table:table-cell office:value-type="string" calcext:value-type="string">
            <text:p>g.55.3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58" calcext:value-type="float">
            <text:p>258</text:p>
          </table:table-cell>
          <table:table-cell office:value-type="float" office:value="25.4004" calcext:value-type="float">
            <text:p>25,4004</text:p>
          </table:table-cell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9.8997" calcext:value-type="float">
            <text:p>9,8997</text:p>
          </table:table-cell>
          <table:table-cell office:value-type="float" office:value="3.35728251154491" calcext:value-type="float">
            <text:p>3,35728251154491</text:p>
          </table:table-cell>
          <table:table-cell office:value-type="float" office:value="31" calcext:value-type="float">
            <text:p>31</text:p>
          </table:table-cell>
          <table:table-cell office:value-type="float" office:value="9.8997" calcext:value-type="float">
            <text:p>9,8997</text:p>
          </table:table-cell>
        </table:table-row>
        <table:table-row table:style-name="ro1">
          <table:table-cell office:value-type="string" calcext:value-type="string">
            <text:p>g.55.6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595" calcext:value-type="float">
            <text:p>13,5595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office:value-type="float" office:value="0.9472" calcext:value-type="float">
            <text:p>0,9472</text:p>
          </table:table-cell>
          <table:table-cell office:value-type="float" office:value="4.73909446977401" calcext:value-type="float">
            <text:p>4,73909446977401</text:p>
          </table:table-cell>
          <table:table-cell office:value-type="float" office:value="171" calcext:value-type="float">
            <text:p>171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office:value-type="string" calcext:value-type="string">
            <text:p>g.55.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029" calcext:value-type="float">
            <text:p>1029</text:p>
          </table:table-cell>
          <table:table-cell office:value-type="float" office:value="18.4609" calcext:value-type="float">
            <text:p>18,4609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8.2578" calcext:value-type="float">
            <text:p>18,2578</text:p>
          </table:table-cell>
          <table:table-cell office:value-type="float" office:value="2.91794946994621" calcext:value-type="float">
            <text:p>2,91794946994621</text:p>
          </table:table-cell>
          <table:table-cell office:value-type="float" office:value="194" calcext:value-type="float">
            <text:p>194</text:p>
          </table:table-cell>
          <table:table-cell office:value-type="float" office:value="18.2578" calcext:value-type="float">
            <text:p>18,2578</text:p>
          </table:table-cell>
        </table:table-row>
        <table:table-row table:style-name="ro1">
          <table:table-cell office:value-type="string" calcext:value-type="string">
            <text:p>g.55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9" calcext:value-type="float">
            <text:p>269</text:p>
          </table:table-cell>
          <table:table-cell office:value-type="float" office:value="19.3571" calcext:value-type="float">
            <text:p>19,3571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1.5227" calcext:value-type="float">
            <text:p>11,5227</text:p>
          </table:table-cell>
          <table:table-cell office:value-type="float" office:value="3.2142577292981" calcext:value-type="float">
            <text:p>3,2142577292981</text:p>
          </table:table-cell>
          <table:table-cell office:value-type="float" office:value="161" calcext:value-type="float">
            <text:p>161</text:p>
          </table:table-cell>
          <table:table-cell office:value-type="float" office:value="10.5514" calcext:value-type="float">
            <text:p>10,5514</text:p>
          </table:table-cell>
        </table:table-row>
        <table:table-row table:style-name="ro1">
          <table:table-cell office:value-type="string" calcext:value-type="string">
            <text:p>g.56.1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590" calcext:value-type="float">
            <text:p>590</text:p>
          </table:table-cell>
          <table:table-cell office:value-type="float" office:value="17.7278" calcext:value-type="float">
            <text:p>17,7278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10.9252" calcext:value-type="float">
            <text:p>10,9252</text:p>
          </table:table-cell>
          <table:table-cell office:value-type="float" office:value="2.81063759739258" calcext:value-type="float">
            <text:p>2,81063759739258</text:p>
          </table:table-cell>
          <table:table-cell office:value-type="float" office:value="69" calcext:value-type="float">
            <text:p>69</text:p>
          </table:table-cell>
          <table:table-cell office:value-type="float" office:value="10.9252" calcext:value-type="float">
            <text:p>10,9252</text:p>
          </table:table-cell>
        </table:table-row>
        <table:table-row table:style-name="ro1">
          <table:table-cell office:value-type="string" calcext:value-type="string">
            <text:p>g.56.2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702" calcext:value-type="float">
            <text:p>1702</text:p>
          </table:table-cell>
          <table:table-cell office:value-type="float" office:value="27.8917" calcext:value-type="float">
            <text:p>27,8917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24.7826" calcext:value-type="float">
            <text:p>24,7826</text:p>
          </table:table-cell>
          <table:table-cell office:value-type="float" office:value="5.27810799505321" calcext:value-type="float">
            <text:p>5,27810799505321</text:p>
          </table:table-cell>
          <table:table-cell office:value-type="float" office:value="137" calcext:value-type="float">
            <text:p>137</text:p>
          </table:table-cell>
          <table:table-cell office:value-type="float" office:value="24.7826" calcext:value-type="float">
            <text:p>24,7826</text:p>
          </table:table-cell>
        </table:table-row>
        <table:table-row table:style-name="ro1">
          <table:table-cell office:value-type="string" calcext:value-type="string">
            <text:p>g.56.3.graphml</text:p>
          </table:table-cell>
          <table:table-cell office:value-type="float" office:value="3400" calcext:value-type="float">
            <text:p>3400</text:p>
          </table:table-cell>
          <table:table-cell office:value-type="float" office:value="1996" calcext:value-type="float">
            <text:p>1996</text:p>
          </table:table-cell>
          <table:table-cell office:value-type="float" office:value="27.2738" calcext:value-type="float">
            <text:p>27,2738</text:p>
          </table:table-cell>
          <table:table-cell office:value-type="float" office:value="56" calcext:value-type="float">
            <text:p>56</text:p>
          </table:table-cell>
          <table:table-cell office:value-type="float" office:value="106" calcext:value-type="float">
            <text:p>106</text:p>
          </table:table-cell>
          <table:table-cell office:value-type="float" office:value="23.1011" calcext:value-type="float">
            <text:p>23,1011</text:p>
          </table:table-cell>
          <table:table-cell office:value-type="float" office:value="3.46608269995624" calcext:value-type="float">
            <text:p>3,46608269995624</text:p>
          </table:table-cell>
          <table:table-cell office:value-type="float" office:value="189" calcext:value-type="float">
            <text:p>189</text:p>
          </table:table-cell>
          <table:table-cell office:value-type="float" office:value="23.1011" calcext:value-type="float">
            <text:p>23,1011</text:p>
          </table:table-cell>
        </table:table-row>
        <table:table-row table:style-name="ro1">
          <table:table-cell office:value-type="string" calcext:value-type="string">
            <text:p>g.56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83" calcext:value-type="float">
            <text:p>283</text:p>
          </table:table-cell>
          <table:table-cell office:value-type="float" office:value="21.3996" calcext:value-type="float">
            <text:p>21,3996</text:p>
          </table:table-cell>
          <table:table-cell office:value-type="float" office:value="56" calcext:value-type="float">
            <text:p>56</text:p>
          </table:table-cell>
          <table:table-cell office:value-type="float" office:value="103" calcext:value-type="float">
            <text:p>103</text:p>
          </table:table-cell>
          <table:table-cell office:value-type="float" office:value="6.96" calcext:value-type="float">
            <text:p>6,96</text:p>
          </table:table-cell>
          <table:table-cell office:value-type="float" office:value="3.17210350775324" calcext:value-type="float">
            <text:p>3,17210350775324</text:p>
          </table:table-cell>
          <table:table-cell office:value-type="float" office:value="147" calcext:value-type="float">
            <text:p>147</text:p>
          </table:table-cell>
          <table:table-cell office:value-type="float" office:value="6.96" calcext:value-type="float">
            <text:p>6,96</text:p>
          </table:table-cell>
        </table:table-row>
        <table:table-row table:style-name="ro1">
          <table:table-cell office:value-type="string" calcext:value-type="string">
            <text:p>g.56.5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420" calcext:value-type="float">
            <text:p>420</text:p>
          </table:table-cell>
          <table:table-cell office:value-type="float" office:value="23.4962" calcext:value-type="float">
            <text:p>23,4962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4.1299" calcext:value-type="float">
            <text:p>14,1299</text:p>
          </table:table-cell>
          <table:table-cell office:value-type="float" office:value="3.08196656150278" calcext:value-type="float">
            <text:p>3,08196656150278</text:p>
          </table:table-cell>
          <table:table-cell office:value-type="float" office:value="53" calcext:value-type="float">
            <text:p>53</text:p>
          </table:table-cell>
          <table:table-cell office:value-type="float" office:value="14.1299" calcext:value-type="float">
            <text:p>14,1299</text:p>
          </table:table-cell>
        </table:table-row>
        <table:table-row table:style-name="ro1">
          <table:table-cell office:value-type="string" calcext:value-type="string">
            <text:p>g.56.7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947" calcext:value-type="float">
            <text:p>947</text:p>
          </table:table-cell>
          <table:table-cell office:value-type="float" office:value="42.6386" calcext:value-type="float">
            <text:p>42,6386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0.1033" calcext:value-type="float">
            <text:p>10,1033</text:p>
          </table:table-cell>
          <table:table-cell office:value-type="float" office:value="3.00945899843843" calcext:value-type="float">
            <text:p>3,00945899843843</text:p>
          </table:table-cell>
          <table:table-cell office:value-type="float" office:value="40" calcext:value-type="float">
            <text:p>40</text:p>
          </table:table-cell>
          <table:table-cell office:value-type="float" office:value="10.1033" calcext:value-type="float">
            <text:p>10,1033</text:p>
          </table:table-cell>
        </table:table-row>
        <table:table-row table:style-name="ro1">
          <table:table-cell office:value-type="string" calcext:value-type="string">
            <text:p>g.57.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956" calcext:value-type="float">
            <text:p>956</text:p>
          </table:table-cell>
          <table:table-cell office:value-type="float" office:value="39.7478" calcext:value-type="float">
            <text:p>39,7478</text:p>
          </table:table-cell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27.2348" calcext:value-type="float">
            <text:p>27,2348</text:p>
          </table:table-cell>
          <table:table-cell office:value-type="float" office:value="2.23009735013541" calcext:value-type="float">
            <text:p>2,23009735013541</text:p>
          </table:table-cell>
          <table:table-cell office:value-type="float" office:value="19" calcext:value-type="float">
            <text:p>19</text:p>
          </table:table-cell>
          <table:table-cell office:value-type="float" office:value="27.2348" calcext:value-type="float">
            <text:p>27,2348</text:p>
          </table:table-cell>
        </table:table-row>
        <table:table-row table:style-name="ro1">
          <table:table-cell office:value-type="string" calcext:value-type="string">
            <text:p>g.57.14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892" calcext:value-type="float">
            <text:p>892</text:p>
          </table:table-cell>
          <table:table-cell office:value-type="float" office:value="24.6181" calcext:value-type="float">
            <text:p>24,6181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7.4284" calcext:value-type="float">
            <text:p>17,4284</text:p>
          </table:table-cell>
          <table:table-cell office:value-type="float" office:value="6.08538465293983" calcext:value-type="float">
            <text:p>6,08538465293983</text:p>
          </table:table-cell>
          <table:table-cell office:value-type="float" office:value="148" calcext:value-type="float">
            <text:p>148</text:p>
          </table:table-cell>
          <table:table-cell office:value-type="float" office:value="17.4284" calcext:value-type="float">
            <text:p>17,4284</text:p>
          </table:table-cell>
        </table:table-row>
        <table:table-row table:style-name="ro1">
          <table:table-cell office:value-type="string" calcext:value-type="string">
            <text:p>g.57.15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011" calcext:value-type="float">
            <text:p>1011</text:p>
          </table:table-cell>
          <table:table-cell office:value-type="float" office:value="25.524" calcext:value-type="float">
            <text:p>25,524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2.1433" calcext:value-type="float">
            <text:p>22,1433</text:p>
          </table:table-cell>
          <table:table-cell office:value-type="float" office:value="3.6963886127943" calcext:value-type="float">
            <text:p>3,6963886127943</text:p>
          </table:table-cell>
          <table:table-cell office:value-type="float" office:value="167" calcext:value-type="float">
            <text:p>167</text:p>
          </table:table-cell>
          <table:table-cell office:value-type="float" office:value="22.1433" calcext:value-type="float">
            <text:p>22,1433</text:p>
          </table:table-cell>
        </table:table-row>
        <table:table-row table:style-name="ro1">
          <table:table-cell office:value-type="string" calcext:value-type="string">
            <text:p>g.57.1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office:value-type="float" office:value="35.3828" calcext:value-type="float">
            <text:p>35,382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3.5931" calcext:value-type="float">
            <text:p>13,5931</text:p>
          </table:table-cell>
          <table:table-cell office:value-type="float" office:value="3.04349143401142" calcext:value-type="float">
            <text:p>3,04349143401142</text:p>
          </table:table-cell>
          <table:table-cell office:value-type="float" office:value="61" calcext:value-type="float">
            <text:p>61</text:p>
          </table:table-cell>
          <table:table-cell office:value-type="float" office:value="13.5931" calcext:value-type="float">
            <text:p>13,5931</text:p>
          </table:table-cell>
        </table:table-row>
        <table:table-row table:style-name="ro1">
          <table:table-cell office:value-type="string" calcext:value-type="string">
            <text:p>g.57.22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324" calcext:value-type="float">
            <text:p>12,4324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0.1741" calcext:value-type="float">
            <text:p>0,1741</text:p>
          </table:table-cell>
          <table:table-cell office:value-type="float" office:value="4.56546835782047" calcext:value-type="float">
            <text:p>4,56546835782047</text:p>
          </table:table-cell>
          <table:table-cell office:value-type="float" office:value="124" calcext:value-type="float">
            <text:p>124</text:p>
          </table:table-cell>
          <table:table-cell office:value-type="float" office:value="0.1741" calcext:value-type="float">
            <text:p>0,1741</text:p>
          </table:table-cell>
        </table:table-row>
        <table:table-row table:style-name="ro1">
          <table:table-cell office:value-type="string" calcext:value-type="string">
            <text:p>g.57.2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440" calcext:value-type="float">
            <text:p>440</text:p>
          </table:table-cell>
          <table:table-cell office:value-type="float" office:value="3.8026" calcext:value-type="float">
            <text:p>3,8026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0.0756" calcext:value-type="float">
            <text:p>0,0756</text:p>
          </table:table-cell>
          <table:table-cell office:value-type="float" office:value="7.05585971019833" calcext:value-type="float">
            <text:p>7,05585971019833</text:p>
          </table:table-cell>
          <table:table-cell office:value-type="float" office:value="2039" calcext:value-type="float">
            <text:p>2039</text:p>
          </table:table-cell>
          <table:table-cell office:value-type="float" office:value="0.0756" calcext:value-type="float">
            <text:p>0,0756</text:p>
          </table:table-cell>
        </table:table-row>
        <table:table-row table:style-name="ro1">
          <table:table-cell office:value-type="string" calcext:value-type="string">
            <text:p>g.57.2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164" calcext:value-type="float">
            <text:p>3,6164</text:p>
          </table:table-cell>
          <table:table-cell office:value-type="float" office:value="57" calcext:value-type="float">
            <text:p>57</text:p>
          </table:table-cell>
          <table:table-cell office:value-type="float" office:value="195" calcext:value-type="float">
            <text:p>195</text:p>
          </table:table-cell>
          <table:table-cell office:value-type="float" office:value="0.2887" calcext:value-type="float">
            <text:p>0,2887</text:p>
          </table:table-cell>
          <table:table-cell office:value-type="float" office:value="5.56426899908366" calcext:value-type="float">
            <text:p>5,56426899908366</text:p>
          </table:table-cell>
          <table:table-cell office:value-type="float" office:value="1156" calcext:value-type="float">
            <text:p>1156</text:p>
          </table:table-cell>
          <table:table-cell office:value-type="float" office:value="0.2102" calcext:value-type="float">
            <text:p>0,2102</text:p>
          </table:table-cell>
        </table:table-row>
        <table:table-row table:style-name="ro1">
          <table:table-cell office:value-type="string" calcext:value-type="string">
            <text:p>g.57.28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149" calcext:value-type="float">
            <text:p>1149</text:p>
          </table:table-cell>
          <table:table-cell office:value-type="float" office:value="27.7524" calcext:value-type="float">
            <text:p>27,7524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6.3588" calcext:value-type="float">
            <text:p>16,3588</text:p>
          </table:table-cell>
          <table:table-cell office:value-type="float" office:value="3.69753099535903" calcext:value-type="float">
            <text:p>3,69753099535903</text:p>
          </table:table-cell>
          <table:table-cell office:value-type="float" office:value="93" calcext:value-type="float">
            <text:p>93</text:p>
          </table:table-cell>
          <table:table-cell office:value-type="float" office:value="16.3588" calcext:value-type="float">
            <text:p>16,3588</text:p>
          </table:table-cell>
        </table:table-row>
        <table:table-row table:style-name="ro1">
          <table:table-cell office:value-type="string" calcext:value-type="string">
            <text:p>g.57.29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546" calcext:value-type="float">
            <text:p>1546</text:p>
          </table:table-cell>
          <table:table-cell office:value-type="float" office:value="21.4703" calcext:value-type="float">
            <text:p>21,4703</text:p>
          </table:table-cell>
          <table:table-cell office:value-type="float" office:value="57" calcext:value-type="float">
            <text:p>57</text:p>
          </table:table-cell>
          <table:table-cell office:value-type="float" office:value="102" calcext:value-type="float">
            <text:p>102</text:p>
          </table:table-cell>
          <table:table-cell office:value-type="float" office:value="17.0163" calcext:value-type="float">
            <text:p>17,0163</text:p>
          </table:table-cell>
          <table:table-cell office:value-type="float" office:value="2.59611223716578" calcext:value-type="float">
            <text:p>2,59611223716578</text:p>
          </table:table-cell>
          <table:table-cell office:value-type="float" office:value="96" calcext:value-type="float">
            <text:p>96</text:p>
          </table:table-cell>
          <table:table-cell office:value-type="float" office:value="17.0163" calcext:value-type="float">
            <text:p>17,0163</text:p>
          </table:table-cell>
        </table:table-row>
        <table:table-row table:style-name="ro1">
          <table:table-cell office:value-type="string" calcext:value-type="string">
            <text:p>g.57.5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349" calcext:value-type="float">
            <text:p>1349</text:p>
          </table:table-cell>
          <table:table-cell office:value-type="float" office:value="6.6832" calcext:value-type="float">
            <text:p>6,6832</text:p>
          </table:table-cell>
          <table:table-cell office:value-type="float" office:value="57" calcext:value-type="float">
            <text:p>57</text:p>
          </table:table-cell>
          <table:table-cell office:value-type="float" office:value="165" calcext:value-type="float">
            <text:p>165</text:p>
          </table:table-cell>
          <table:table-cell office:value-type="float" office:value="0.8697" calcext:value-type="float">
            <text:p>0,8697</text:p>
          </table:table-cell>
          <table:table-cell office:value-type="float" office:value="5.12338045018658" calcext:value-type="float">
            <text:p>5,12338045018658</text:p>
          </table:table-cell>
          <table:table-cell office:value-type="float" office:value="877" calcext:value-type="float">
            <text:p>877</text:p>
          </table:table-cell>
          <table:table-cell office:value-type="float" office:value="0.8697" calcext:value-type="float">
            <text:p>0,8697</text:p>
          </table:table-cell>
        </table:table-row>
        <table:table-row table:style-name="ro1">
          <table:table-cell office:value-type="string" calcext:value-type="string">
            <text:p>g.57.8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93" calcext:value-type="float">
            <text:p>293</text:p>
          </table:table-cell>
          <table:table-cell office:value-type="float" office:value="16.7405" calcext:value-type="float">
            <text:p>16,7405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15.758" calcext:value-type="float">
            <text:p>15,758</text:p>
          </table:table-cell>
          <table:table-cell office:value-type="float" office:value="4.22299417874094" calcext:value-type="float">
            <text:p>4,22299417874094</text:p>
          </table:table-cell>
          <table:table-cell office:value-type="float" office:value="158" calcext:value-type="float">
            <text:p>158</text:p>
          </table:table-cell>
          <table:table-cell office:value-type="float" office:value="15.758" calcext:value-type="float">
            <text:p>15,758</text:p>
          </table:table-cell>
        </table:table-row>
        <table:table-row table:style-name="ro1">
          <table:table-cell office:value-type="string" calcext:value-type="string">
            <text:p>g.57.9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874" calcext:value-type="float">
            <text:p>1874</text:p>
          </table:table-cell>
          <table:table-cell office:value-type="float" office:value="27.4627" calcext:value-type="float">
            <text:p>27,4627</text:p>
          </table:table-cell>
          <table:table-cell office:value-type="float" office:value="57" calcext:value-type="float">
            <text:p>57</text:p>
          </table:table-cell>
          <table:table-cell office:value-type="float" office:value="110" calcext:value-type="float">
            <text:p>110</text:p>
          </table:table-cell>
          <table:table-cell office:value-type="float" office:value="22.9741" calcext:value-type="float">
            <text:p>22,9741</text:p>
          </table:table-cell>
          <table:table-cell office:value-type="float" office:value="3.51458342362789" calcext:value-type="float">
            <text:p>3,51458342362789</text:p>
          </table:table-cell>
          <table:table-cell office:value-type="float" office:value="143" calcext:value-type="float">
            <text:p>143</text:p>
          </table:table-cell>
          <table:table-cell office:value-type="float" office:value="22.9741" calcext:value-type="float">
            <text:p>22,9741</text:p>
          </table:table-cell>
        </table:table-row>
        <table:table-row table:style-name="ro1">
          <table:table-cell office:value-type="string" calcext:value-type="string">
            <text:p>g.58.0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61" calcext:value-type="float">
            <text:p>461</text:p>
          </table:table-cell>
          <table:table-cell office:value-type="float" office:value="38.9595" calcext:value-type="float">
            <text:p>38,9595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.0075" calcext:value-type="float">
            <text:p>9,0075</text:p>
          </table:table-cell>
          <table:table-cell office:value-type="float" office:value="3.69193634780553" calcext:value-type="float">
            <text:p>3,69193634780553</text:p>
          </table:table-cell>
          <table:table-cell office:value-type="float" office:value="53" calcext:value-type="float">
            <text:p>53</text:p>
          </table:table-cell>
          <table:table-cell office:value-type="float" office:value="9.0075" calcext:value-type="float">
            <text:p>9,0075</text:p>
          </table:table-cell>
        </table:table-row>
        <table:table-row table:style-name="ro1">
          <table:table-cell office:value-type="string" calcext:value-type="string">
            <text:p>g.58.1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2.5587" calcext:value-type="float">
            <text:p>22,5587</text:p>
          </table:table-cell>
          <table:table-cell office:value-type="float" office:value="58" calcext:value-type="float">
            <text:p>58</text:p>
          </table:table-cell>
          <table:table-cell office:value-type="float" office:value="106" calcext:value-type="float">
            <text:p>106</text:p>
          </table:table-cell>
          <table:table-cell office:value-type="float" office:value="12.837" calcext:value-type="float">
            <text:p>12,837</text:p>
          </table:table-cell>
          <table:table-cell office:value-type="float" office:value="4.7621716926226" calcext:value-type="float">
            <text:p>4,7621716926226</text:p>
          </table:table-cell>
          <table:table-cell office:value-type="float" office:value="104" calcext:value-type="float">
            <text:p>104</text:p>
          </table:table-cell>
          <table:table-cell office:value-type="float" office:value="12.837" calcext:value-type="float">
            <text:p>12,837</text:p>
          </table:table-cell>
        </table:table-row>
        <table:table-row table:style-name="ro1">
          <table:table-cell office:value-type="string" calcext:value-type="string">
            <text:p>g.58.3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6" calcext:value-type="float">
            <text:p>2,216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1.5378" calcext:value-type="float">
            <text:p>1,5378</text:p>
          </table:table-cell>
          <table:table-cell office:value-type="float" office:value="3.9878110432712" calcext:value-type="float">
            <text:p>3,9878110432712</text:p>
          </table:table-cell>
          <table:table-cell office:value-type="float" office:value="146" calcext:value-type="float">
            <text:p>146</text:p>
          </table:table-cell>
          <table:table-cell office:value-type="float" office:value="0.3686" calcext:value-type="float">
            <text:p>0,3686</text:p>
          </table:table-cell>
        </table:table-row>
        <table:table-row table:style-name="ro1">
          <table:table-cell office:value-type="string" calcext:value-type="string">
            <text:p>g.58.4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078" calcext:value-type="float">
            <text:p>1078</text:p>
          </table:table-cell>
          <table:table-cell office:value-type="float" office:value="18.1029" calcext:value-type="float">
            <text:p>18,1029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10.8229" calcext:value-type="float">
            <text:p>10,8229</text:p>
          </table:table-cell>
          <table:table-cell office:value-type="float" office:value="5.40527174096838" calcext:value-type="float">
            <text:p>5,40527174096838</text:p>
          </table:table-cell>
          <table:table-cell office:value-type="float" office:value="83" calcext:value-type="float">
            <text:p>83</text:p>
          </table:table-cell>
          <table:table-cell office:value-type="float" office:value="10.8229" calcext:value-type="float">
            <text:p>10,8229</text:p>
          </table:table-cell>
        </table:table-row>
        <table:table-row table:style-name="ro1">
          <table:table-cell office:value-type="string" calcext:value-type="string">
            <text:p>g.58.9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71" calcext:value-type="float">
            <text:p>11,971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0.5787" calcext:value-type="float">
            <text:p>0,5787</text:p>
          </table:table-cell>
          <table:table-cell office:value-type="float" office:value="6.4119639152135" calcext:value-type="float">
            <text:p>6,4119639152135</text:p>
          </table:table-cell>
          <table:table-cell office:value-type="float" office:value="213" calcext:value-type="float">
            <text:p>213</text:p>
          </table:table-cell>
          <table:table-cell office:value-type="float" office:value="0.1167" calcext:value-type="float">
            <text:p>0,1167</text:p>
          </table:table-cell>
        </table:table-row>
        <table:table-row table:style-name="ro1">
          <table:table-cell office:value-type="string" calcext:value-type="string">
            <text:p>g.59.0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745" calcext:value-type="float">
            <text:p>745</text:p>
          </table:table-cell>
          <table:table-cell office:value-type="float" office:value="28.5939" calcext:value-type="float">
            <text:p>28,593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8.9112" calcext:value-type="float">
            <text:p>18,9112</text:p>
          </table:table-cell>
          <table:table-cell office:value-type="float" office:value="2.93402092629941" calcext:value-type="float">
            <text:p>2,93402092629941</text:p>
          </table:table-cell>
          <table:table-cell office:value-type="float" office:value="46" calcext:value-type="float">
            <text:p>46</text:p>
          </table:table-cell>
          <table:table-cell office:value-type="float" office:value="18.9112" calcext:value-type="float">
            <text:p>18,9112</text:p>
          </table:table-cell>
        </table:table-row>
        <table:table-row table:style-name="ro1">
          <table:table-cell office:value-type="string" calcext:value-type="string">
            <text:p>g.59.12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1048" calcext:value-type="float">
            <text:p>1048</text:p>
          </table:table-cell>
          <table:table-cell office:value-type="float" office:value="19.302" calcext:value-type="float">
            <text:p>19,302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9.2272" calcext:value-type="float">
            <text:p>19,2272</text:p>
          </table:table-cell>
          <table:table-cell office:value-type="float" office:value="4.31182119824918" calcext:value-type="float">
            <text:p>4,31182119824918</text:p>
          </table:table-cell>
          <table:table-cell office:value-type="float" office:value="198" calcext:value-type="float">
            <text:p>198</text:p>
          </table:table-cell>
          <table:table-cell office:value-type="float" office:value="19.2272" calcext:value-type="float">
            <text:p>19,2272</text:p>
          </table:table-cell>
        </table:table-row>
        <table:table-row table:style-name="ro1">
          <table:table-cell office:value-type="string" calcext:value-type="string">
            <text:p>g.59.1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410" calcext:value-type="float">
            <text:p>410</text:p>
          </table:table-cell>
          <table:table-cell office:value-type="float" office:value="25.4183" calcext:value-type="float">
            <text:p>25,4183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.4098" calcext:value-type="float">
            <text:p>9,4098</text:p>
          </table:table-cell>
          <table:table-cell office:value-type="float" office:value="4.38013321832901" calcext:value-type="float">
            <text:p>4,38013321832901</text:p>
          </table:table-cell>
          <table:table-cell office:value-type="float" office:value="46" calcext:value-type="float">
            <text:p>46</text:p>
          </table:table-cell>
          <table:table-cell office:value-type="float" office:value="9.4098" calcext:value-type="float">
            <text:p>9,4098</text:p>
          </table:table-cell>
        </table:table-row>
        <table:table-row table:style-name="ro1">
          <table:table-cell office:value-type="string" calcext:value-type="string">
            <text:p>g.59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662" calcext:value-type="float">
            <text:p>662</text:p>
          </table:table-cell>
          <table:table-cell office:value-type="float" office:value="13.4781" calcext:value-type="float">
            <text:p>13,4781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1.8197" calcext:value-type="float">
            <text:p>1,8197</text:p>
          </table:table-cell>
          <table:table-cell office:value-type="float" office:value="5.8203597706676" calcext:value-type="float">
            <text:p>5,8203597706676</text:p>
          </table:table-cell>
          <table:table-cell office:value-type="float" office:value="294" calcext:value-type="float">
            <text:p>294</text:p>
          </table:table-cell>
          <table:table-cell office:value-type="float" office:value="1.8197" calcext:value-type="float">
            <text:p>1,8197</text:p>
          </table:table-cell>
        </table:table-row>
        <table:table-row table:style-name="ro1">
          <table:table-cell office:value-type="string" calcext:value-type="string">
            <text:p>g.59.9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721" calcext:value-type="float">
            <text:p>721</text:p>
          </table:table-cell>
          <table:table-cell office:value-type="float" office:value="17.3692" calcext:value-type="float">
            <text:p>17,3692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3.0965" calcext:value-type="float">
            <text:p>13,0965</text:p>
          </table:table-cell>
          <table:table-cell office:value-type="float" office:value="3.44882144173091" calcext:value-type="float">
            <text:p>3,44882144173091</text:p>
          </table:table-cell>
          <table:table-cell office:value-type="float" office:value="211" calcext:value-type="float">
            <text:p>211</text:p>
          </table:table-cell>
          <table:table-cell office:value-type="float" office:value="13.0965" calcext:value-type="float">
            <text:p>13,0965</text:p>
          </table:table-cell>
        </table:table-row>
        <table:table-row table:style-name="ro1">
          <table:table-cell office:value-type="string" calcext:value-type="string">
            <text:p>g.60.0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0.27" calcext:value-type="float">
            <text:p>20,27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3.0359" calcext:value-type="float">
            <text:p>3,0359</text:p>
          </table:table-cell>
          <table:table-cell office:value-type="float" office:value="4.04481200439116" calcext:value-type="float">
            <text:p>4,04481200439116</text:p>
          </table:table-cell>
          <table:table-cell office:value-type="float" office:value="111" calcext:value-type="float">
            <text:p>111</text:p>
          </table:table-cell>
          <table:table-cell office:value-type="float" office:value="3.0359" calcext:value-type="float">
            <text:p>3,0359</text:p>
          </table:table-cell>
        </table:table-row>
        <table:table-row table:style-name="ro1">
          <table:table-cell office:value-type="string" calcext:value-type="string">
            <text:p>g.6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39" calcext:value-type="float">
            <text:p>239</text:p>
          </table:table-cell>
          <table:table-cell office:value-type="float" office:value="17.5568" calcext:value-type="float">
            <text:p>17,5568</text:p>
          </table:table-cell>
          <table:table-cell office:value-type="float" office:value="60" calcext:value-type="float">
            <text:p>60</text:p>
          </table:table-cell>
          <table:table-cell office:value-type="float" office:value="116" calcext:value-type="float">
            <text:p>116</text:p>
          </table:table-cell>
          <table:table-cell office:value-type="float" office:value="11.4049" calcext:value-type="float">
            <text:p>11,4049</text:p>
          </table:table-cell>
          <table:table-cell office:value-type="float" office:value="4.27931069215592" calcext:value-type="float">
            <text:p>4,27931069215592</text:p>
          </table:table-cell>
          <table:table-cell office:value-type="float" office:value="204" calcext:value-type="float">
            <text:p>204</text:p>
          </table:table-cell>
          <table:table-cell office:value-type="float" office:value="10.9021" calcext:value-type="float">
            <text:p>10,9021</text:p>
          </table:table-cell>
        </table:table-row>
        <table:table-row table:style-name="ro1">
          <table:table-cell office:value-type="string" calcext:value-type="string">
            <text:p>g.60.16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42" calcext:value-type="float">
            <text:p>442</text:p>
          </table:table-cell>
          <table:table-cell office:value-type="float" office:value="15.2235" calcext:value-type="float">
            <text:p>15,2235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0.8923" calcext:value-type="float">
            <text:p>10,8923</text:p>
          </table:table-cell>
          <table:table-cell office:value-type="float" office:value="3.33074511941865" calcext:value-type="float">
            <text:p>3,33074511941865</text:p>
          </table:table-cell>
          <table:table-cell office:value-type="float" office:value="204" calcext:value-type="float">
            <text:p>204</text:p>
          </table:table-cell>
          <table:table-cell office:value-type="float" office:value="10.8923" calcext:value-type="float">
            <text:p>10,8923</text:p>
          </table:table-cell>
        </table:table-row>
        <table:table-row table:style-name="ro1">
          <table:table-cell office:value-type="string" calcext:value-type="string">
            <text:p>g.60.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990" calcext:value-type="float">
            <text:p>990</text:p>
          </table:table-cell>
          <table:table-cell office:value-type="float" office:value="15.0972" calcext:value-type="float">
            <text:p>15,0972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7.0574" calcext:value-type="float">
            <text:p>17,0574</text:p>
          </table:table-cell>
          <table:table-cell office:value-type="float" office:value="4.02774507027289" calcext:value-type="float">
            <text:p>4,02774507027289</text:p>
          </table:table-cell>
          <table:table-cell office:value-type="float" office:value="236" calcext:value-type="float">
            <text:p>236</text:p>
          </table:table-cell>
          <table:table-cell office:value-type="float" office:value="15.0972" calcext:value-type="float">
            <text:p>15,0972</text:p>
          </table:table-cell>
        </table:table-row>
        <table:table-row table:style-name="ro1">
          <table:table-cell office:value-type="string" calcext:value-type="string">
            <text:p>g.61.1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17" calcext:value-type="float">
            <text:p>1017</text:p>
          </table:table-cell>
          <table:table-cell office:value-type="float" office:value="22.8539" calcext:value-type="float">
            <text:p>22,8539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8.1167" calcext:value-type="float">
            <text:p>18,1167</text:p>
          </table:table-cell>
          <table:table-cell office:value-type="float" office:value="2.83022464227908" calcext:value-type="float">
            <text:p>2,83022464227908</text:p>
          </table:table-cell>
          <table:table-cell office:value-type="float" office:value="152" calcext:value-type="float">
            <text:p>152</text:p>
          </table:table-cell>
          <table:table-cell office:value-type="float" office:value="18.1167" calcext:value-type="float">
            <text:p>18,1167</text:p>
          </table:table-cell>
        </table:table-row>
        <table:table-row table:style-name="ro1">
          <table:table-cell office:value-type="string" calcext:value-type="string">
            <text:p>g.61.15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485" calcext:value-type="float">
            <text:p>1485</text:p>
          </table:table-cell>
          <table:table-cell office:value-type="float" office:value="22.6356" calcext:value-type="float">
            <text:p>22,6356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9.0604" calcext:value-type="float">
            <text:p>19,0604</text:p>
          </table:table-cell>
          <table:table-cell office:value-type="float" office:value="3.34233106351943" calcext:value-type="float">
            <text:p>3,34233106351943</text:p>
          </table:table-cell>
          <table:table-cell office:value-type="float" office:value="202" calcext:value-type="float">
            <text:p>202</text:p>
          </table:table-cell>
          <table:table-cell office:value-type="float" office:value="19.0604" calcext:value-type="float">
            <text:p>19,0604</text:p>
          </table:table-cell>
        </table:table-row>
        <table:table-row table:style-name="ro1">
          <table:table-cell office:value-type="string" calcext:value-type="string">
            <text:p>g.61.2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10.951" calcext:value-type="float">
            <text:p>10,951</text:p>
          </table:table-cell>
          <table:table-cell office:value-type="float" office:value="61" calcext:value-type="float">
            <text:p>61</text:p>
          </table:table-cell>
          <table:table-cell office:value-type="float" office:value="86" calcext:value-type="float">
            <text:p>86</text:p>
          </table:table-cell>
          <table:table-cell office:value-type="float" office:value="8.9483" calcext:value-type="float">
            <text:p>8,9483</text:p>
          </table:table-cell>
          <table:table-cell office:value-type="float" office:value="3.1732138558367" calcext:value-type="float">
            <text:p>3,1732138558367</text:p>
          </table:table-cell>
          <table:table-cell office:value-type="float" office:value="61" calcext:value-type="float">
            <text:p>61</text:p>
          </table:table-cell>
          <table:table-cell office:value-type="float" office:value="8.9483" calcext:value-type="float">
            <text:p>8,9483</text:p>
          </table:table-cell>
        </table:table-row>
        <table:table-row table:style-name="ro1">
          <table:table-cell office:value-type="string" calcext:value-type="string">
            <text:p>g.61.25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65" calcext:value-type="float">
            <text:p>765</text:p>
          </table:table-cell>
          <table:table-cell office:value-type="float" office:value="18.0497" calcext:value-type="float">
            <text:p>18,0497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6.0112" calcext:value-type="float">
            <text:p>16,0112</text:p>
          </table:table-cell>
          <table:table-cell office:value-type="float" office:value="3.13103198716381" calcext:value-type="float">
            <text:p>3,13103198716381</text:p>
          </table:table-cell>
          <table:table-cell office:value-type="float" office:value="219" calcext:value-type="float">
            <text:p>219</text:p>
          </table:table-cell>
          <table:table-cell office:value-type="float" office:value="16.0112" calcext:value-type="float">
            <text:p>16,0112</text:p>
          </table:table-cell>
        </table:table-row>
        <table:table-row table:style-name="ro1">
          <table:table-cell office:value-type="string" calcext:value-type="string">
            <text:p>g.61.3.graphml</text:p>
          </table:table-cell>
          <table:table-cell office:value-type="float" office:value="1300" calcext:value-type="float">
            <text:p>1300</text:p>
          </table:table-cell>
          <table:table-cell office:value-type="float" office:value="1158" calcext:value-type="float">
            <text:p>1158</text:p>
          </table:table-cell>
          <table:table-cell office:value-type="float" office:value="22.8752" calcext:value-type="float">
            <text:p>22,8752</text:p>
          </table:table-cell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float" office:value="9.0877" calcext:value-type="float">
            <text:p>9,0877</text:p>
          </table:table-cell>
          <table:table-cell office:value-type="float" office:value="5.45464423099289" calcext:value-type="float">
            <text:p>5,45464423099289</text:p>
          </table:table-cell>
          <table:table-cell office:value-type="float" office:value="142" calcext:value-type="float">
            <text:p>142</text:p>
          </table:table-cell>
          <table:table-cell office:value-type="float" office:value="9.0877" calcext:value-type="float">
            <text:p>9,0877</text:p>
          </table:table-cell>
        </table:table-row>
        <table:table-row table:style-name="ro1">
          <table:table-cell office:value-type="string" calcext:value-type="string">
            <text:p>g.61.3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958" calcext:value-type="float">
            <text:p>1958</text:p>
          </table:table-cell>
          <table:table-cell office:value-type="float" office:value="21.2099" calcext:value-type="float">
            <text:p>21,2099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7.5064" calcext:value-type="float">
            <text:p>17,5064</text:p>
          </table:table-cell>
          <table:table-cell office:value-type="float" office:value="4.25717004714054" calcext:value-type="float">
            <text:p>4,25717004714054</text:p>
          </table:table-cell>
          <table:table-cell office:value-type="float" office:value="219" calcext:value-type="float">
            <text:p>219</text:p>
          </table:table-cell>
          <table:table-cell office:value-type="float" office:value="17.5064" calcext:value-type="float">
            <text:p>17,5064</text:p>
          </table:table-cell>
        </table:table-row>
        <table:table-row table:style-name="ro1">
          <table:table-cell office:value-type="string" calcext:value-type="string">
            <text:p>g.61.3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629" calcext:value-type="float">
            <text:p>1629</text:p>
          </table:table-cell>
          <table:table-cell office:value-type="float" office:value="19.0254" calcext:value-type="float">
            <text:p>19,0254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18.9856" calcext:value-type="float">
            <text:p>18,9856</text:p>
          </table:table-cell>
          <table:table-cell office:value-type="float" office:value="3.54530734242451" calcext:value-type="float">
            <text:p>3,54530734242451</text:p>
          </table:table-cell>
          <table:table-cell office:value-type="float" office:value="197" calcext:value-type="float">
            <text:p>197</text:p>
          </table:table-cell>
          <table:table-cell office:value-type="float" office:value="18.9856" calcext:value-type="float">
            <text:p>18,9856</text:p>
          </table:table-cell>
        </table:table-row>
        <table:table-row table:style-name="ro1">
          <table:table-cell office:value-type="string" calcext:value-type="string">
            <text:p>g.61.4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489" calcext:value-type="float">
            <text:p>1489</text:p>
          </table:table-cell>
          <table:table-cell office:value-type="float" office:value="20.9423" calcext:value-type="float">
            <text:p>20,9423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18.3658" calcext:value-type="float">
            <text:p>18,3658</text:p>
          </table:table-cell>
          <table:table-cell office:value-type="float" office:value="3.91399203539628" calcext:value-type="float">
            <text:p>3,91399203539628</text:p>
          </table:table-cell>
          <table:table-cell office:value-type="float" office:value="209" calcext:value-type="float">
            <text:p>209</text:p>
          </table:table-cell>
          <table:table-cell office:value-type="float" office:value="18.3658" calcext:value-type="float">
            <text:p>18,3658</text:p>
          </table:table-cell>
        </table:table-row>
        <table:table-row table:style-name="ro1">
          <table:table-cell office:value-type="string" calcext:value-type="string">
            <text:p>g.61.54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242" calcext:value-type="float">
            <text:p>242</text:p>
          </table:table-cell>
          <table:table-cell office:value-type="float" office:value="31.9902" calcext:value-type="float">
            <text:p>31,990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17.2049" calcext:value-type="float">
            <text:p>17,2049</text:p>
          </table:table-cell>
          <table:table-cell office:value-type="float" office:value="3.12862445928753" calcext:value-type="float">
            <text:p>3,12862445928753</text:p>
          </table:table-cell>
          <table:table-cell office:value-type="float" office:value="15" calcext:value-type="float">
            <text:p>15</text:p>
          </table:table-cell>
          <table:table-cell office:value-type="float" office:value="17.2049" calcext:value-type="float">
            <text:p>17,2049</text:p>
          </table:table-cell>
        </table:table-row>
        <table:table-row table:style-name="ro1">
          <table:table-cell office:value-type="string" calcext:value-type="string">
            <text:p>g.61.55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802" calcext:value-type="float">
            <text:p>802</text:p>
          </table:table-cell>
          <table:table-cell office:value-type="float" office:value="37.082" calcext:value-type="float">
            <text:p>37,082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float" office:value="22.7206" calcext:value-type="float">
            <text:p>22,7206</text:p>
          </table:table-cell>
          <table:table-cell office:value-type="float" office:value="2.59988726495652" calcext:value-type="float">
            <text:p>2,59988726495652</text:p>
          </table:table-cell>
          <table:table-cell office:value-type="float" office:value="15" calcext:value-type="float">
            <text:p>15</text:p>
          </table:table-cell>
          <table:table-cell office:value-type="float" office:value="22.7206" calcext:value-type="float">
            <text:p>22,7206</text:p>
          </table:table-cell>
        </table:table-row>
        <table:table-row table:style-name="ro1">
          <table:table-cell office:value-type="string" calcext:value-type="string">
            <text:p>g.61.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148" calcext:value-type="float">
            <text:p>1148</text:p>
          </table:table-cell>
          <table:table-cell office:value-type="float" office:value="22.8184" calcext:value-type="float">
            <text:p>22,8184</text:p>
          </table:table-cell>
          <table:table-cell office:value-type="float" office:value="61" calcext:value-type="float">
            <text:p>61</text:p>
          </table:table-cell>
          <table:table-cell office:value-type="float" office:value="117" calcext:value-type="float">
            <text:p>117</text:p>
          </table:table-cell>
          <table:table-cell office:value-type="float" office:value="23.2118" calcext:value-type="float">
            <text:p>23,2118</text:p>
          </table:table-cell>
          <table:table-cell office:value-type="float" office:value="3.68367753128861" calcext:value-type="float">
            <text:p>3,68367753128861</text:p>
          </table:table-cell>
          <table:table-cell office:value-type="float" office:value="181" calcext:value-type="float">
            <text:p>181</text:p>
          </table:table-cell>
          <table:table-cell office:value-type="float" office:value="22.8184" calcext:value-type="float">
            <text:p>22,8184</text:p>
          </table:table-cell>
        </table:table-row>
        <table:table-row table:style-name="ro1">
          <table:table-cell office:value-type="string" calcext:value-type="string">
            <text:p>g.61.8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1350" calcext:value-type="float">
            <text:p>1350</text:p>
          </table:table-cell>
          <table:table-cell office:value-type="float" office:value="26.8831" calcext:value-type="float">
            <text:p>26,8831</text:p>
          </table:table-cell>
          <table:table-cell office:value-type="float" office:value="61" calcext:value-type="float">
            <text:p>61</text:p>
          </table:table-cell>
          <table:table-cell office:value-type="float" office:value="116" calcext:value-type="float">
            <text:p>116</text:p>
          </table:table-cell>
          <table:table-cell office:value-type="float" office:value="26.511" calcext:value-type="float">
            <text:p>26,511</text:p>
          </table:table-cell>
          <table:table-cell office:value-type="float" office:value="3.62928179874535" calcext:value-type="float">
            <text:p>3,62928179874535</text:p>
          </table:table-cell>
          <table:table-cell office:value-type="float" office:value="154" calcext:value-type="float">
            <text:p>154</text:p>
          </table:table-cell>
          <table:table-cell office:value-type="float" office:value="26.4691" calcext:value-type="float">
            <text:p>26,4691</text:p>
          </table:table-cell>
        </table:table-row>
        <table:table-row table:style-name="ro1">
          <table:table-cell office:value-type="string" calcext:value-type="string">
            <text:p>g.61.9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94" calcext:value-type="float">
            <text:p>994</text:p>
          </table:table-cell>
          <table:table-cell office:value-type="float" office:value="15.2155" calcext:value-type="float">
            <text:p>15,2155</text:p>
          </table:table-cell>
          <table:table-cell office:value-type="float" office:value="61" calcext:value-type="float">
            <text:p>61</text:p>
          </table:table-cell>
          <table:table-cell office:value-type="float" office:value="119" calcext:value-type="float">
            <text:p>119</text:p>
          </table:table-cell>
          <table:table-cell office:value-type="float" office:value="13.7867" calcext:value-type="float">
            <text:p>13,7867</text:p>
          </table:table-cell>
          <table:table-cell office:value-type="float" office:value="4.61233509688529" calcext:value-type="float">
            <text:p>4,61233509688529</text:p>
          </table:table-cell>
          <table:table-cell office:value-type="float" office:value="246" calcext:value-type="float">
            <text:p>246</text:p>
          </table:table-cell>
          <table:table-cell office:value-type="float" office:value="13.7867" calcext:value-type="float">
            <text:p>13,7867</text:p>
          </table:table-cell>
        </table:table-row>
        <table:table-row table:style-name="ro1">
          <table:table-cell office:value-type="string" calcext:value-type="string">
            <text:p>g.62.0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2027" calcext:value-type="float">
            <text:p>2027</text:p>
          </table:table-cell>
          <table:table-cell office:value-type="float" office:value="14.1143" calcext:value-type="float">
            <text:p>14,1143</text:p>
          </table:table-cell>
          <table:table-cell office:value-type="float" office:value="62" calcext:value-type="float">
            <text:p>62</text:p>
          </table:table-cell>
          <table:table-cell office:value-type="float" office:value="111" calcext:value-type="float">
            <text:p>111</text:p>
          </table:table-cell>
          <table:table-cell office:value-type="float" office:value="5.0768" calcext:value-type="float">
            <text:p>5,0768</text:p>
          </table:table-cell>
          <table:table-cell office:value-type="float" office:value="6.30290111773935" calcext:value-type="float">
            <text:p>6,30290111773935</text:p>
          </table:table-cell>
          <table:table-cell office:value-type="float" office:value="237" calcext:value-type="float">
            <text:p>237</text:p>
          </table:table-cell>
          <table:table-cell office:value-type="float" office:value="5.0768" calcext:value-type="float">
            <text:p>5,0768</text:p>
          </table:table-cell>
        </table:table-row>
        <table:table-row table:style-name="ro1">
          <table:table-cell office:value-type="string" calcext:value-type="string">
            <text:p>g.62.2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151" calcext:value-type="float">
            <text:p>1151</text:p>
          </table:table-cell>
          <table:table-cell office:value-type="float" office:value="23.618" calcext:value-type="float">
            <text:p>23,618</text:p>
          </table:table-cell>
          <table:table-cell office:value-type="float" office:value="62" calcext:value-type="float">
            <text:p>62</text:p>
          </table:table-cell>
          <table:table-cell office:value-type="float" office:value="117" calcext:value-type="float">
            <text:p>117</text:p>
          </table:table-cell>
          <table:table-cell office:value-type="float" office:value="22.1879" calcext:value-type="float">
            <text:p>22,1879</text:p>
          </table:table-cell>
          <table:table-cell office:value-type="float" office:value="5.21154067910824" calcext:value-type="float">
            <text:p>5,21154067910824</text:p>
          </table:table-cell>
          <table:table-cell office:value-type="float" office:value="154" calcext:value-type="float">
            <text:p>154</text:p>
          </table:table-cell>
          <table:table-cell office:value-type="float" office:value="22.1879" calcext:value-type="float">
            <text:p>22,1879</text:p>
          </table:table-cell>
        </table:table-row>
        <table:table-row table:style-name="ro1">
          <table:table-cell office:value-type="string" calcext:value-type="string">
            <text:p>g.62.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226" calcext:value-type="float">
            <text:p>1226</text:p>
          </table:table-cell>
          <table:table-cell office:value-type="float" office:value="20.7309" calcext:value-type="float">
            <text:p>20,7309</text:p>
          </table:table-cell>
          <table:table-cell office:value-type="float" office:value="62" calcext:value-type="float">
            <text:p>62</text:p>
          </table:table-cell>
          <table:table-cell office:value-type="float" office:value="120" calcext:value-type="float">
            <text:p>120</text:p>
          </table:table-cell>
          <table:table-cell office:value-type="float" office:value="20.0743" calcext:value-type="float">
            <text:p>20,0743</text:p>
          </table:table-cell>
          <table:table-cell office:value-type="float" office:value="5.20779833299615" calcext:value-type="float">
            <text:p>5,20779833299615</text:p>
          </table:table-cell>
          <table:table-cell office:value-type="float" office:value="197" calcext:value-type="float">
            <text:p>197</text:p>
          </table:table-cell>
          <table:table-cell office:value-type="float" office:value="20.0743" calcext:value-type="float">
            <text:p>20,0743</text:p>
          </table:table-cell>
        </table:table-row>
        <table:table-row table:style-name="ro1">
          <table:table-cell office:value-type="string" calcext:value-type="string">
            <text:p>g.62.4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995" calcext:value-type="float">
            <text:p>995</text:p>
          </table:table-cell>
          <table:table-cell office:value-type="float" office:value="16.9937" calcext:value-type="float">
            <text:p>16,9937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5.5531" calcext:value-type="float">
            <text:p>15,5531</text:p>
          </table:table-cell>
          <table:table-cell office:value-type="float" office:value="3.9671839842602" calcext:value-type="float">
            <text:p>3,9671839842602</text:p>
          </table:table-cell>
          <table:table-cell office:value-type="float" office:value="219" calcext:value-type="float">
            <text:p>219</text:p>
          </table:table-cell>
          <table:table-cell office:value-type="float" office:value="15.5531" calcext:value-type="float">
            <text:p>15,5531</text:p>
          </table:table-cell>
        </table:table-row>
        <table:table-row table:style-name="ro1">
          <table:table-cell office:value-type="string" calcext:value-type="string">
            <text:p>g.63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482" calcext:value-type="float">
            <text:p>482</text:p>
          </table:table-cell>
          <table:table-cell office:value-type="float" office:value="37.7921" calcext:value-type="float">
            <text:p>37,7921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24.2085" calcext:value-type="float">
            <text:p>24,2085</text:p>
          </table:table-cell>
          <table:table-cell office:value-type="float" office:value="3.04624296393316" calcext:value-type="float">
            <text:p>3,04624296393316</text:p>
          </table:table-cell>
          <table:table-cell office:value-type="float" office:value="21" calcext:value-type="float">
            <text:p>21</text:p>
          </table:table-cell>
          <table:table-cell office:value-type="float" office:value="24.2085" calcext:value-type="float">
            <text:p>24,2085</text:p>
          </table:table-cell>
        </table:table-row>
        <table:table-row table:style-name="ro1">
          <table:table-cell office:value-type="string" calcext:value-type="string">
            <text:p>g.63.1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543" calcext:value-type="float">
            <text:p>543</text:p>
          </table:table-cell>
          <table:table-cell office:value-type="float" office:value="44.0987" calcext:value-type="float">
            <text:p>44,0987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28.4808" calcext:value-type="float">
            <text:p>28,4808</text:p>
          </table:table-cell>
          <table:table-cell office:value-type="float" office:value="2.81964495795248" calcext:value-type="float">
            <text:p>2,81964495795248</text:p>
          </table:table-cell>
          <table:table-cell office:value-type="float" office:value="20" calcext:value-type="float">
            <text:p>20</text:p>
          </table:table-cell>
          <table:table-cell office:value-type="float" office:value="28.4808" calcext:value-type="float">
            <text:p>28,4808</text:p>
          </table:table-cell>
        </table:table-row>
        <table:table-row table:style-name="ro1">
          <table:table-cell office:value-type="string" calcext:value-type="string">
            <text:p>g.63.1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1.702" calcext:value-type="float">
            <text:p>21,702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4.5086" calcext:value-type="float">
            <text:p>4,5086</text:p>
          </table:table-cell>
          <table:table-cell office:value-type="float" office:value="5.14384525125626" calcext:value-type="float">
            <text:p>5,14384525125626</text:p>
          </table:table-cell>
          <table:table-cell office:value-type="float" office:value="195" calcext:value-type="float">
            <text:p>195</text:p>
          </table:table-cell>
          <table:table-cell office:value-type="float" office:value="4.5086" calcext:value-type="float">
            <text:p>4,5086</text:p>
          </table:table-cell>
        </table:table-row>
        <table:table-row table:style-name="ro1">
          <table:table-cell office:value-type="string" calcext:value-type="string">
            <text:p>g.63.8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.6497" calcext:value-type="float">
            <text:p>7,6497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0.3068" calcext:value-type="float">
            <text:p>0,3068</text:p>
          </table:table-cell>
          <table:table-cell office:value-type="float" office:value="4.77722909312702" calcext:value-type="float">
            <text:p>4,77722909312702</text:p>
          </table:table-cell>
          <table:table-cell office:value-type="float" office:value="201" calcext:value-type="float">
            <text:p>201</text:p>
          </table:table-cell>
          <table:table-cell office:value-type="float" office:value="0.3068" calcext:value-type="float">
            <text:p>0,3068</text:p>
          </table:table-cell>
        </table:table-row>
        <table:table-row table:style-name="ro1">
          <table:table-cell office:value-type="string" calcext:value-type="string">
            <text:p>g.63.9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917" calcext:value-type="float">
            <text:p>917</text:p>
          </table:table-cell>
          <table:table-cell office:value-type="float" office:value="17.6917" calcext:value-type="float">
            <text:p>17,6917</text:p>
          </table:table-cell>
          <table:table-cell office:value-type="float" office:value="63" calcext:value-type="float">
            <text:p>63</text:p>
          </table:table-cell>
          <table:table-cell office:value-type="float" office:value="121" calcext:value-type="float">
            <text:p>121</text:p>
          </table:table-cell>
          <table:table-cell office:value-type="float" office:value="14.7328" calcext:value-type="float">
            <text:p>14,7328</text:p>
          </table:table-cell>
          <table:table-cell office:value-type="float" office:value="3.2602480578867" calcext:value-type="float">
            <text:p>3,2602480578867</text:p>
          </table:table-cell>
          <table:table-cell office:value-type="float" office:value="246" calcext:value-type="float">
            <text:p>246</text:p>
          </table:table-cell>
          <table:table-cell office:value-type="float" office:value="14.7328" calcext:value-type="float">
            <text:p>14,7328</text:p>
          </table:table-cell>
        </table:table-row>
        <table:table-row table:style-name="ro1">
          <table:table-cell office:value-type="string" calcext:value-type="string">
            <text:p>g.64.17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80" calcext:value-type="float">
            <text:p>180</text:p>
          </table:table-cell>
          <table:table-cell office:value-type="float" office:value="20.7221" calcext:value-type="float">
            <text:p>20,7221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9.2953" calcext:value-type="float">
            <text:p>9,2953</text:p>
          </table:table-cell>
          <table:table-cell office:value-type="float" office:value="4.32186009771416" calcext:value-type="float">
            <text:p>4,32186009771416</text:p>
          </table:table-cell>
          <table:table-cell office:value-type="float" office:value="39" calcext:value-type="float">
            <text:p>39</text:p>
          </table:table-cell>
          <table:table-cell office:value-type="float" office:value="9.2953" calcext:value-type="float">
            <text:p>9,2953</text:p>
          </table:table-cell>
        </table:table-row>
        <table:table-row table:style-name="ro1">
          <table:table-cell office:value-type="string" calcext:value-type="string">
            <text:p>g.64.18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1394" calcext:value-type="float">
            <text:p>1394</text:p>
          </table:table-cell>
          <table:table-cell office:value-type="float" office:value="14.3092" calcext:value-type="float">
            <text:p>14,3092</text:p>
          </table:table-cell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6.5463" calcext:value-type="float">
            <text:p>16,5463</text:p>
          </table:table-cell>
          <table:table-cell office:value-type="float" office:value="1.59494554356566" calcext:value-type="float">
            <text:p>1,59494554356566</text:p>
          </table:table-cell>
          <table:table-cell office:value-type="float" office:value="1010" calcext:value-type="float">
            <text:p>1010</text:p>
          </table:table-cell>
          <table:table-cell office:value-type="float" office:value="14.3092" calcext:value-type="float">
            <text:p>14,3092</text:p>
          </table:table-cell>
        </table:table-row>
        <table:table-row table:style-name="ro1">
          <table:table-cell office:value-type="string" calcext:value-type="string">
            <text:p>g.64.7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7.1854" calcext:value-type="float">
            <text:p>7,1854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0.4658" calcext:value-type="float">
            <text:p>0,4658</text:p>
          </table:table-cell>
          <table:table-cell office:value-type="float" office:value="5.18668346761767" calcext:value-type="float">
            <text:p>5,18668346761767</text:p>
          </table:table-cell>
          <table:table-cell office:value-type="float" office:value="616" calcext:value-type="float">
            <text:p>616</text:p>
          </table:table-cell>
          <table:table-cell office:value-type="float" office:value="0.4658" calcext:value-type="float">
            <text:p>0,4658</text:p>
          </table:table-cell>
        </table:table-row>
        <table:table-row table:style-name="ro1">
          <table:table-cell office:value-type="string" calcext:value-type="string">
            <text:p>g.64.8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1249" calcext:value-type="float">
            <text:p>1249</text:p>
          </table:table-cell>
          <table:table-cell office:value-type="float" office:value="20.0288" calcext:value-type="float">
            <text:p>20,0288</text:p>
          </table:table-cell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office:value-type="float" office:value="14.9533" calcext:value-type="float">
            <text:p>14,9533</text:p>
          </table:table-cell>
          <table:table-cell office:value-type="float" office:value="4.36841756585543" calcext:value-type="float">
            <text:p>4,36841756585543</text:p>
          </table:table-cell>
          <table:table-cell office:value-type="float" office:value="196" calcext:value-type="float">
            <text:p>196</text:p>
          </table:table-cell>
          <table:table-cell office:value-type="float" office:value="14.9533" calcext:value-type="float">
            <text:p>14,9533</text:p>
          </table:table-cell>
        </table:table-row>
        <table:table-row table:style-name="ro1">
          <table:table-cell office:value-type="string" calcext:value-type="string">
            <text:p>g.65.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1750" calcext:value-type="float">
            <text:p>1750</text:p>
          </table:table-cell>
          <table:table-cell office:value-type="float" office:value="10.7082" calcext:value-type="float">
            <text:p>10,7082</text:p>
          </table:table-cell>
          <table:table-cell office:value-type="float" office:value="65" calcext:value-type="float">
            <text:p>65</text:p>
          </table:table-cell>
          <table:table-cell office:value-type="float" office:value="135" calcext:value-type="float">
            <text:p>135</text:p>
          </table:table-cell>
          <table:table-cell office:value-type="float" office:value="1.8556" calcext:value-type="float">
            <text:p>1,8556</text:p>
          </table:table-cell>
          <table:table-cell office:value-type="float" office:value="5.20427241977574" calcext:value-type="float">
            <text:p>5,20427241977574</text:p>
          </table:table-cell>
          <table:table-cell office:value-type="float" office:value="496" calcext:value-type="float">
            <text:p>496</text:p>
          </table:table-cell>
          <table:table-cell office:value-type="float" office:value="1.8556" calcext:value-type="float">
            <text:p>1,8556</text:p>
          </table:table-cell>
        </table:table-row>
        <table:table-row table:style-name="ro1">
          <table:table-cell office:value-type="string" calcext:value-type="string">
            <text:p>g.66.3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894" calcext:value-type="float">
            <text:p>894</text:p>
          </table:table-cell>
          <table:table-cell office:value-type="float" office:value="28.4224" calcext:value-type="float">
            <text:p>28,4224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6.5737" calcext:value-type="float">
            <text:p>6,5737</text:p>
          </table:table-cell>
          <table:table-cell office:value-type="float" office:value="2.44244559159935" calcext:value-type="float">
            <text:p>2,44244559159935</text:p>
          </table:table-cell>
          <table:table-cell office:value-type="float" office:value="47" calcext:value-type="float">
            <text:p>47</text:p>
          </table:table-cell>
          <table:table-cell office:value-type="float" office:value="6.5737" calcext:value-type="float">
            <text:p>6,5737</text:p>
          </table:table-cell>
        </table:table-row>
        <table:table-row table:style-name="ro1">
          <table:table-cell office:value-type="string" calcext:value-type="string">
            <text:p>g.66.6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8.283" calcext:value-type="float">
            <text:p>8,283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0.4341" calcext:value-type="float">
            <text:p>0,4341</text:p>
          </table:table-cell>
          <table:table-cell office:value-type="float" office:value="5.55205749841925" calcext:value-type="float">
            <text:p>5,55205749841925</text:p>
          </table:table-cell>
          <table:table-cell office:value-type="float" office:value="404" calcext:value-type="float">
            <text:p>404</text:p>
          </table:table-cell>
          <table:table-cell office:value-type="float" office:value="0.3015" calcext:value-type="float">
            <text:p>0,3015</text:p>
          </table:table-cell>
        </table:table-row>
        <table:table-row table:style-name="ro1">
          <table:table-cell office:value-type="string" calcext:value-type="string">
            <text:p>g.66.7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781" calcext:value-type="float">
            <text:p>6,4781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0.1943" calcext:value-type="float">
            <text:p>0,1943</text:p>
          </table:table-cell>
          <table:table-cell office:value-type="float" office:value="3.53051030909079" calcext:value-type="float">
            <text:p>3,53051030909079</text:p>
          </table:table-cell>
          <table:table-cell office:value-type="float" office:value="86" calcext:value-type="float">
            <text:p>86</text:p>
          </table:table-cell>
          <table:table-cell office:value-type="float" office:value="0.1943" calcext:value-type="float">
            <text:p>0,1943</text:p>
          </table:table-cell>
        </table:table-row>
        <table:table-row table:style-name="ro1">
          <table:table-cell office:value-type="string" calcext:value-type="string">
            <text:p>g.66.8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643" calcext:value-type="float">
            <text:p>1643</text:p>
          </table:table-cell>
          <table:table-cell office:value-type="float" office:value="33.7781" calcext:value-type="float">
            <text:p>33,7781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7.363" calcext:value-type="float">
            <text:p>7,363</text:p>
          </table:table-cell>
          <table:table-cell office:value-type="float" office:value="4.47435809020818" calcext:value-type="float">
            <text:p>4,47435809020818</text:p>
          </table:table-cell>
          <table:table-cell office:value-type="float" office:value="142" calcext:value-type="float">
            <text:p>142</text:p>
          </table:table-cell>
          <table:table-cell office:value-type="float" office:value="7.363" calcext:value-type="float">
            <text:p>7,363</text:p>
          </table:table-cell>
        </table:table-row>
        <table:table-row table:style-name="ro1">
          <table:table-cell office:value-type="string" calcext:value-type="string">
            <text:p>g.69.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277" calcext:value-type="float">
            <text:p>1277</text:p>
          </table:table-cell>
          <table:table-cell office:value-type="float" office:value="23.801" calcext:value-type="float">
            <text:p>23,801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14.4786" calcext:value-type="float">
            <text:p>14,4786</text:p>
          </table:table-cell>
          <table:table-cell office:value-type="float" office:value="3.55594486713479" calcext:value-type="float">
            <text:p>3,55594486713479</text:p>
          </table:table-cell>
          <table:table-cell office:value-type="float" office:value="78" calcext:value-type="float">
            <text:p>78</text:p>
          </table:table-cell>
          <table:table-cell office:value-type="float" office:value="14.4786" calcext:value-type="float">
            <text:p>14,4786</text:p>
          </table:table-cell>
        </table:table-row>
        <table:table-row table:style-name="ro1">
          <table:table-cell office:value-type="string" calcext:value-type="string">
            <text:p>g.70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721" calcext:value-type="float">
            <text:p>721</text:p>
          </table:table-cell>
          <table:table-cell office:value-type="float" office:value="30.3227" calcext:value-type="float">
            <text:p>30,3227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10.9116" calcext:value-type="float">
            <text:p>10,9116</text:p>
          </table:table-cell>
          <table:table-cell office:value-type="float" office:value="4.79178340263712" calcext:value-type="float">
            <text:p>4,79178340263712</text:p>
          </table:table-cell>
          <table:table-cell office:value-type="float" office:value="98" calcext:value-type="float">
            <text:p>98</text:p>
          </table:table-cell>
          <table:table-cell office:value-type="float" office:value="10.9116" calcext:value-type="float">
            <text:p>10,9116</text:p>
          </table:table-cell>
        </table:table-row>
        <table:table-row table:style-name="ro1">
          <table:table-cell office:value-type="string" calcext:value-type="string">
            <text:p>g.73.4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21.1672" calcext:value-type="float">
            <text:p>21,1672</text:p>
          </table:table-cell>
          <table:table-cell office:value-type="float" office:value="73" calcext:value-type="float">
            <text:p>73</text:p>
          </table:table-cell>
          <table:table-cell office:value-type="float" office:value="108" calcext:value-type="float">
            <text:p>108</text:p>
          </table:table-cell>
          <table:table-cell office:value-type="float" office:value="11.7071" calcext:value-type="float">
            <text:p>11,7071</text:p>
          </table:table-cell>
          <table:table-cell office:value-type="float" office:value="3.38569563709586" calcext:value-type="float">
            <text:p>3,38569563709586</text:p>
          </table:table-cell>
          <table:table-cell office:value-type="float" office:value="108" calcext:value-type="float">
            <text:p>108</text:p>
          </table:table-cell>
          <table:table-cell office:value-type="float" office:value="11.7071" calcext:value-type="float">
            <text:p>11,7071</text:p>
          </table:table-cell>
        </table:table-row>
        <table:table-row table:style-name="ro1">
          <table:table-cell office:value-type="string" calcext:value-type="string">
            <text:p>g.73.7.graphml</text:p>
          </table:table-cell>
          <table:table-cell office:value-type="float" office:value="2300" calcext:value-type="float">
            <text:p>2300</text:p>
          </table:table-cell>
          <table:table-cell office:value-type="float" office:value="1857" calcext:value-type="float">
            <text:p>1857</text:p>
          </table:table-cell>
          <table:table-cell office:value-type="float" office:value="78.1492" calcext:value-type="float">
            <text:p>78,149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2.5637" calcext:value-type="float">
            <text:p>12,5637</text:p>
          </table:table-cell>
          <table:table-cell office:value-type="float" office:value="3.46246742241089" calcext:value-type="float">
            <text:p>3,46246742241089</text:p>
          </table:table-cell>
          <table:table-cell office:value-type="float" office:value="20" calcext:value-type="float">
            <text:p>20</text:p>
          </table:table-cell>
          <table:table-cell office:value-type="float" office:value="12.5637" calcext:value-type="float">
            <text:p>12,5637</text:p>
          </table:table-cell>
        </table:table-row>
        <table:table-row table:style-name="ro1">
          <table:table-cell office:value-type="string" calcext:value-type="string">
            <text:p>g.73.8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821" calcext:value-type="float">
            <text:p>821</text:p>
          </table:table-cell>
          <table:table-cell office:value-type="float" office:value="19.8502" calcext:value-type="float">
            <text:p>19,8502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9.6067" calcext:value-type="float">
            <text:p>9,6067</text:p>
          </table:table-cell>
          <table:table-cell office:value-type="float" office:value="4.68614980554399" calcext:value-type="float">
            <text:p>4,68614980554399</text:p>
          </table:table-cell>
          <table:table-cell office:value-type="float" office:value="62" calcext:value-type="float">
            <text:p>62</text:p>
          </table:table-cell>
          <table:table-cell office:value-type="float" office:value="9.6067" calcext:value-type="float">
            <text:p>9,6067</text:p>
          </table:table-cell>
        </table:table-row>
        <table:table-row table:style-name="ro1">
          <table:table-cell office:value-type="string" calcext:value-type="string">
            <text:p>g.74.1.graphml</text:p>
          </table:table-cell>
          <table:table-cell office:value-type="float" office:value="1200" calcext:value-type="float">
            <text:p>1200</text:p>
          </table:table-cell>
          <table:table-cell office:value-type="float" office:value="814" calcext:value-type="float">
            <text:p>814</text:p>
          </table:table-cell>
          <table:table-cell office:value-type="float" office:value="57.5288" calcext:value-type="float">
            <text:p>57,528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7.8949" calcext:value-type="float">
            <text:p>17,8949</text:p>
          </table:table-cell>
          <table:table-cell office:value-type="float" office:value="2.48059414652848" calcext:value-type="float">
            <text:p>2,48059414652848</text:p>
          </table:table-cell>
          <table:table-cell office:value-type="float" office:value="8" calcext:value-type="float">
            <text:p>8</text:p>
          </table:table-cell>
          <table:table-cell office:value-type="float" office:value="17.8949" calcext:value-type="float">
            <text:p>17,8949</text:p>
          </table:table-cell>
        </table:table-row>
        <table:table-row table:style-name="ro1">
          <table:table-cell office:value-type="string" calcext:value-type="string">
            <text:p>g.74.2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875" calcext:value-type="float">
            <text:p>875</text:p>
          </table:table-cell>
          <table:table-cell office:value-type="float" office:value="13.7769" calcext:value-type="float">
            <text:p>13,7769</text:p>
          </table:table-cell>
          <table:table-cell office:value-type="float" office:value="74" calcext:value-type="float">
            <text:p>74</text:p>
          </table:table-cell>
          <table:table-cell office:value-type="float" office:value="114" calcext:value-type="float">
            <text:p>114</text:p>
          </table:table-cell>
          <table:table-cell office:value-type="float" office:value="5.0028" calcext:value-type="float">
            <text:p>5,0028</text:p>
          </table:table-cell>
          <table:table-cell office:value-type="float" office:value="3.99251268003131" calcext:value-type="float">
            <text:p>3,99251268003131</text:p>
          </table:table-cell>
          <table:table-cell office:value-type="float" office:value="105" calcext:value-type="float">
            <text:p>105</text:p>
          </table:table-cell>
          <table:table-cell office:value-type="float" office:value="5.0028" calcext:value-type="float">
            <text:p>5,0028</text:p>
          </table:table-cell>
        </table:table-row>
        <table:table-row table:style-name="ro1">
          <table:table-cell office:value-type="string" calcext:value-type="string">
            <text:p>g.75.0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885" calcext:value-type="float">
            <text:p>885</text:p>
          </table:table-cell>
          <table:table-cell office:value-type="float" office:value="62.4976" calcext:value-type="float">
            <text:p>62,497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5.8151" calcext:value-type="float">
            <text:p>15,8151</text:p>
          </table:table-cell>
          <table:table-cell office:value-type="float" office:value="2.84512521863523" calcext:value-type="float">
            <text:p>2,84512521863523</text:p>
          </table:table-cell>
          <table:table-cell office:value-type="float" office:value="11" calcext:value-type="float">
            <text:p>11</text:p>
          </table:table-cell>
          <table:table-cell office:value-type="float" office:value="15.8151" calcext:value-type="float">
            <text:p>15,8151</text:p>
          </table:table-cell>
        </table:table-row>
        <table:table-row table:style-name="ro1">
          <table:table-cell office:value-type="string" calcext:value-type="string">
            <text:p>g.75.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44" calcext:value-type="float">
            <text:p>944</text:p>
          </table:table-cell>
          <table:table-cell office:value-type="float" office:value="46.2086" calcext:value-type="float">
            <text:p>46,2086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27.4192" calcext:value-type="float">
            <text:p>27,4192</text:p>
          </table:table-cell>
          <table:table-cell office:value-type="float" office:value="3.65526288323591" calcext:value-type="float">
            <text:p>3,65526288323591</text:p>
          </table:table-cell>
          <table:table-cell office:value-type="float" office:value="22" calcext:value-type="float">
            <text:p>22</text:p>
          </table:table-cell>
          <table:table-cell office:value-type="float" office:value="27.4192" calcext:value-type="float">
            <text:p>27,4192</text:p>
          </table:table-cell>
        </table:table-row>
        <table:table-row table:style-name="ro1">
          <table:table-cell office:value-type="string" calcext:value-type="string">
            <text:p>g.76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824" calcext:value-type="float">
            <text:p>824</text:p>
          </table:table-cell>
          <table:table-cell office:value-type="float" office:value="27.4431" calcext:value-type="float">
            <text:p>27,4431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1.372" calcext:value-type="float">
            <text:p>11,372</text:p>
          </table:table-cell>
          <table:table-cell office:value-type="float" office:value="2.56114462003253" calcext:value-type="float">
            <text:p>2,56114462003253</text:p>
          </table:table-cell>
          <table:table-cell office:value-type="float" office:value="48" calcext:value-type="float">
            <text:p>48</text:p>
          </table:table-cell>
          <table:table-cell office:value-type="float" office:value="11.372" calcext:value-type="float">
            <text:p>11,372</text:p>
          </table:table-cell>
        </table:table-row>
        <table:table-row table:style-name="ro1">
          <table:table-cell office:value-type="string" calcext:value-type="string">
            <text:p>g.77.5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59" calcext:value-type="float">
            <text:p>859</text:p>
          </table:table-cell>
          <table:table-cell office:value-type="float" office:value="27.5755" calcext:value-type="float">
            <text:p>27,5755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25.6098" calcext:value-type="float">
            <text:p>25,6098</text:p>
          </table:table-cell>
          <table:table-cell office:value-type="float" office:value="2.75397494787089" calcext:value-type="float">
            <text:p>2,75397494787089</text:p>
          </table:table-cell>
          <table:table-cell office:value-type="float" office:value="60" calcext:value-type="float">
            <text:p>60</text:p>
          </table:table-cell>
          <table:table-cell office:value-type="float" office:value="25.1707" calcext:value-type="float">
            <text:p>25,1707</text:p>
          </table:table-cell>
        </table:table-row>
        <table:table-row table:style-name="ro1">
          <table:table-cell office:value-type="string" calcext:value-type="string">
            <text:p>g.79.0.graphml</text:p>
          </table:table-cell>
          <table:table-cell office:value-type="float" office:value="2000" calcext:value-type="float">
            <text:p>2000</text:p>
          </table:table-cell>
          <table:table-cell office:value-type="float" office:value="1528" calcext:value-type="float">
            <text:p>1528</text:p>
          </table:table-cell>
          <table:table-cell office:value-type="float" office:value="61.755" calcext:value-type="float">
            <text:p>61,755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7.546" calcext:value-type="float">
            <text:p>17,546</text:p>
          </table:table-cell>
          <table:table-cell office:value-type="float" office:value="2.95550519375217" calcext:value-type="float">
            <text:p>2,95550519375217</text:p>
          </table:table-cell>
          <table:table-cell office:value-type="float" office:value="21" calcext:value-type="float">
            <text:p>21</text:p>
          </table:table-cell>
          <table:table-cell office:value-type="float" office:value="17.546" calcext:value-type="float">
            <text:p>17,546</text:p>
          </table:table-cell>
        </table:table-row>
        <table:table-row table:style-name="ro1">
          <table:table-cell office:value-type="string" calcext:value-type="string">
            <text:p>g.79.7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2591" calcext:value-type="float">
            <text:p>2591</text:p>
          </table:table-cell>
          <table:table-cell office:value-type="float" office:value="16.6866" calcext:value-type="float">
            <text:p>16,6866</text:p>
          </table:table-cell>
          <table:table-cell office:value-type="float" office:value="79" calcext:value-type="float">
            <text:p>79</text:p>
          </table:table-cell>
          <table:table-cell office:value-type="float" office:value="147" calcext:value-type="float">
            <text:p>147</text:p>
          </table:table-cell>
          <table:table-cell office:value-type="float" office:value="5.617" calcext:value-type="float">
            <text:p>5,617</text:p>
          </table:table-cell>
          <table:table-cell office:value-type="float" office:value="4.83856436094739" calcext:value-type="float">
            <text:p>4,83856436094739</text:p>
          </table:table-cell>
          <table:table-cell office:value-type="float" office:value="270" calcext:value-type="float">
            <text:p>270</text:p>
          </table:table-cell>
          <table:table-cell office:value-type="float" office:value="5.617" calcext:value-type="float">
            <text:p>5,617</text:p>
          </table:table-cell>
        </table:table-row>
        <table:table-row table:style-name="ro1">
          <table:table-cell office:value-type="string" calcext:value-type="string">
            <text:p>g.80.1.graphml</text:p>
          </table:table-cell>
          <table:table-cell office:value-type="float" office:value="700" calcext:value-type="float">
            <text:p>700</text:p>
          </table:table-cell>
          <table:table-cell office:value-type="float" office:value="523" calcext:value-type="float">
            <text:p>523</text:p>
          </table:table-cell>
          <table:table-cell office:value-type="float" office:value="56.5332" calcext:value-type="float">
            <text:p>56,533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3.9427" calcext:value-type="float">
            <text:p>13,9427</text:p>
          </table:table-cell>
          <table:table-cell office:value-type="float" office:value="2.44815987788123" calcext:value-type="float">
            <text:p>2,44815987788123</text:p>
          </table:table-cell>
          <table:table-cell office:value-type="float" office:value="8" calcext:value-type="float">
            <text:p>8</text:p>
          </table:table-cell>
          <table:table-cell office:value-type="float" office:value="13.9427" calcext:value-type="float">
            <text:p>13,9427</text:p>
          </table:table-cell>
        </table:table-row>
        <table:table-row table:style-name="ro1">
          <table:table-cell office:value-type="string" calcext:value-type="string">
            <text:p>g.80.4.graphml</text:p>
          </table:table-cell>
          <table:table-cell office:value-type="float" office:value="800" calcext:value-type="float">
            <text:p>800</text:p>
          </table:table-cell>
          <table:table-cell office:value-type="float" office:value="999" calcext:value-type="float">
            <text:p>999</text:p>
          </table:table-cell>
          <table:table-cell office:value-type="float" office:value="59.4896" calcext:value-type="float">
            <text:p>59,4896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4.3404" calcext:value-type="float">
            <text:p>14,3404</text:p>
          </table:table-cell>
          <table:table-cell office:value-type="float" office:value="2.25216060722589" calcext:value-type="float">
            <text:p>2,25216060722589</text:p>
          </table:table-cell>
          <table:table-cell office:value-type="float" office:value="11" calcext:value-type="float">
            <text:p>11</text:p>
          </table:table-cell>
          <table:table-cell office:value-type="float" office:value="14.3404" calcext:value-type="float">
            <text:p>14,3404</text:p>
          </table:table-cell>
        </table:table-row>
        <table:table-row table:style-name="ro1">
          <table:table-cell office:value-type="string" calcext:value-type="string">
            <text:p>g.80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308" calcext:value-type="float">
            <text:p>308</text:p>
          </table:table-cell>
          <table:table-cell office:value-type="float" office:value="60.8489" calcext:value-type="float">
            <text:p>60,8489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9.3652" calcext:value-type="float">
            <text:p>19,3652</text:p>
          </table:table-cell>
          <table:table-cell office:value-type="float" office:value="2.67043474353091" calcext:value-type="float">
            <text:p>2,67043474353091</text:p>
          </table:table-cell>
          <table:table-cell office:value-type="float" office:value="6" calcext:value-type="float">
            <text:p>6</text:p>
          </table:table-cell>
          <table:table-cell office:value-type="float" office:value="19.3652" calcext:value-type="float">
            <text:p>19,3652</text:p>
          </table:table-cell>
        </table:table-row>
        <table:table-row table:style-name="ro1">
          <table:table-cell office:value-type="string" calcext:value-type="string">
            <text:p>g.100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9.7536" calcext:value-type="float">
            <text:p>9,7536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4106" calcext:value-type="float">
            <text:p>0,4106</text:p>
          </table:table-cell>
          <table:table-cell office:value-type="float" office:value="6.80923086699225" calcext:value-type="float">
            <text:p>6,80923086699225</text:p>
          </table:table-cell>
          <table:table-cell office:value-type="float" office:value="405" calcext:value-type="float">
            <text:p>405</text:p>
          </table:table-cell>
          <table:table-cell office:value-type="float" office:value="0.2034" calcext:value-type="float">
            <text:p>0,2034</text:p>
          </table:table-cell>
        </table:table-row>
        <table:table-row table:style-name="ro1">
          <table:table-cell office:value-type="string" calcext:value-type="string">
            <text:p>g.100.1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81" calcext:value-type="float">
            <text:p>3,4581</text:p>
          </table:table-cell>
          <table:table-cell office:value-type="float" office:value="100" calcext:value-type="float">
            <text:p>100</text:p>
          </table:table-cell>
          <table:table-cell office:value-type="float" office:value="191" calcext:value-type="float">
            <text:p>191</text:p>
          </table:table-cell>
          <table:table-cell office:value-type="float" office:value="0.5729" calcext:value-type="float">
            <text:p>0,5729</text:p>
          </table:table-cell>
          <table:table-cell office:value-type="float" office:value="7.50201010676628" calcext:value-type="float">
            <text:p>7,50201010676628</text:p>
          </table:table-cell>
          <table:table-cell office:value-type="float" office:value="377" calcext:value-type="float">
            <text:p>377</text:p>
          </table:table-cell>
          <table:table-cell office:value-type="float" office:value="0.5729" calcext:value-type="float">
            <text:p>0,5729</text:p>
          </table:table-cell>
        </table:table-row>
        <table:table-row table:style-name="ro1">
          <table:table-cell office:value-type="string" calcext:value-type="string">
            <text:p>g.81.0.graphml</text:p>
          </table:table-cell>
          <table:table-cell office:value-type="float" office:value="1700" calcext:value-type="float">
            <text:p>1700</text:p>
          </table:table-cell>
          <table:table-cell office:value-type="float" office:value="1467" calcext:value-type="float">
            <text:p>1467</text:p>
          </table:table-cell>
          <table:table-cell office:value-type="float" office:value="54.2858" calcext:value-type="float">
            <text:p>54,285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8.9152" calcext:value-type="float">
            <text:p>18,9152</text:p>
          </table:table-cell>
          <table:table-cell office:value-type="float" office:value="2.96734355124477" calcext:value-type="float">
            <text:p>2,96734355124477</text:p>
          </table:table-cell>
          <table:table-cell office:value-type="float" office:value="20" calcext:value-type="float">
            <text:p>20</text:p>
          </table:table-cell>
          <table:table-cell office:value-type="float" office:value="18.9152" calcext:value-type="float">
            <text:p>18,9152</text:p>
          </table:table-cell>
        </table:table-row>
        <table:table-row table:style-name="ro1">
          <table:table-cell office:value-type="string" calcext:value-type="string">
            <text:p>g.81.9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567" calcext:value-type="float">
            <text:p>567</text:p>
          </table:table-cell>
          <table:table-cell office:value-type="float" office:value="12.0428" calcext:value-type="float">
            <text:p>12,0428</text:p>
          </table:table-cell>
          <table:table-cell office:value-type="float" office:value="81" calcext:value-type="float">
            <text:p>81</text:p>
          </table:table-cell>
          <table:table-cell office:value-type="float" office:value="163" calcext:value-type="float">
            <text:p>163</text:p>
          </table:table-cell>
          <table:table-cell office:value-type="float" office:value="2.5554" calcext:value-type="float">
            <text:p>2,5554</text:p>
          </table:table-cell>
          <table:table-cell office:value-type="float" office:value="6.86000948802019" calcext:value-type="float">
            <text:p>6,86000948802019</text:p>
          </table:table-cell>
          <table:table-cell office:value-type="float" office:value="248" calcext:value-type="float">
            <text:p>248</text:p>
          </table:table-cell>
          <table:table-cell office:value-type="float" office:value="2.5554" calcext:value-type="float">
            <text:p>2,5554</text:p>
          </table:table-cell>
        </table:table-row>
        <table:table-row table:style-name="ro1">
          <table:table-cell office:value-type="string" calcext:value-type="string">
            <text:p>g.82.4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3191" calcext:value-type="float">
            <text:p>3191</text:p>
          </table:table-cell>
          <table:table-cell office:value-type="float" office:value="18.0009" calcext:value-type="float">
            <text:p>18,0009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6.1665" calcext:value-type="float">
            <text:p>6,1665</text:p>
          </table:table-cell>
          <table:table-cell office:value-type="float" office:value="5.47957178444393" calcext:value-type="float">
            <text:p>5,47957178444393</text:p>
          </table:table-cell>
          <table:table-cell office:value-type="float" office:value="265" calcext:value-type="float">
            <text:p>265</text:p>
          </table:table-cell>
          <table:table-cell office:value-type="float" office:value="6.1665" calcext:value-type="float">
            <text:p>6,1665</text:p>
          </table:table-cell>
        </table:table-row>
        <table:table-row table:style-name="ro1">
          <table:table-cell office:value-type="string" calcext:value-type="string">
            <text:p>g.82.5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820" calcext:value-type="float">
            <text:p>820</text:p>
          </table:table-cell>
          <table:table-cell office:value-type="float" office:value="13.5015" calcext:value-type="float">
            <text:p>13,5015</text:p>
          </table:table-cell>
          <table:table-cell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office:value-type="float" office:value="2.1765" calcext:value-type="float">
            <text:p>2,1765</text:p>
          </table:table-cell>
          <table:table-cell office:value-type="float" office:value="6.85004211104406" calcext:value-type="float">
            <text:p>6,85004211104406</text:p>
          </table:table-cell>
          <table:table-cell office:value-type="float" office:value="247" calcext:value-type="float">
            <text:p>247</text:p>
          </table:table-cell>
          <table:table-cell office:value-type="float" office:value="2.1765" calcext:value-type="float">
            <text:p>2,1765</text:p>
          </table:table-cell>
        </table:table-row>
        <table:table-row table:style-name="ro1">
          <table:table-cell office:value-type="string" calcext:value-type="string">
            <text:p>g.84.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006" calcext:value-type="float">
            <text:p>1006</text:p>
          </table:table-cell>
          <table:table-cell office:value-type="float" office:value="16.7976" calcext:value-type="float">
            <text:p>16,7976</text:p>
          </table:table-cell>
          <table:table-cell office:value-type="float" office:value="84" calcext:value-type="float">
            <text:p>84</text:p>
          </table:table-cell>
          <table:table-cell office:value-type="float" office:value="124" calcext:value-type="float">
            <text:p>124</text:p>
          </table:table-cell>
          <table:table-cell office:value-type="float" office:value="7.4614" calcext:value-type="float">
            <text:p>7,4614</text:p>
          </table:table-cell>
          <table:table-cell office:value-type="float" office:value="5.43669865890067" calcext:value-type="float">
            <text:p>5,43669865890067</text:p>
          </table:table-cell>
          <table:table-cell office:value-type="float" office:value="117" calcext:value-type="float">
            <text:p>117</text:p>
          </table:table-cell>
          <table:table-cell office:value-type="float" office:value="6.3402" calcext:value-type="float">
            <text:p>6,3402</text:p>
          </table:table-cell>
        </table:table-row>
        <table:table-row table:style-name="ro1">
          <table:table-cell office:value-type="string" calcext:value-type="string">
            <text:p>g.85.1.graphml</text:p>
          </table:table-cell>
          <table:table-cell office:value-type="float" office:value="300" calcext:value-type="float">
            <text:p>300</text:p>
          </table:table-cell>
          <table:table-cell office:value-type="float" office:value="493" calcext:value-type="float">
            <text:p>493</text:p>
          </table:table-cell>
          <table:table-cell office:value-type="float" office:value="23.4695" calcext:value-type="float">
            <text:p>23,4695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0.3622" calcext:value-type="float">
            <text:p>10,3622</text:p>
          </table:table-cell>
          <table:table-cell office:value-type="float" office:value="3.54132009806421" calcext:value-type="float">
            <text:p>3,54132009806421</text:p>
          </table:table-cell>
          <table:table-cell office:value-type="float" office:value="148" calcext:value-type="float">
            <text:p>148</text:p>
          </table:table-cell>
          <table:table-cell office:value-type="float" office:value="10.3622" calcext:value-type="float">
            <text:p>10,3622</text:p>
          </table:table-cell>
        </table:table-row>
        <table:table-row table:style-name="ro1">
          <table:table-cell office:value-type="string" calcext:value-type="string">
            <text:p>g.85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875" calcext:value-type="float">
            <text:p>875</text:p>
          </table:table-cell>
          <table:table-cell office:value-type="float" office:value="15.4581" calcext:value-type="float">
            <text:p>15,4581</text:p>
          </table:table-cell>
          <table:table-cell office:value-type="float" office:value="85" calcext:value-type="float">
            <text:p>85</text:p>
          </table:table-cell>
          <table:table-cell office:value-type="float" office:value="172" calcext:value-type="float">
            <text:p>172</text:p>
          </table:table-cell>
          <table:table-cell office:value-type="float" office:value="4.841" calcext:value-type="float">
            <text:p>4,841</text:p>
          </table:table-cell>
          <table:table-cell office:value-type="float" office:value="4.77918664628198" calcext:value-type="float">
            <text:p>4,77918664628198</text:p>
          </table:table-cell>
          <table:table-cell office:value-type="float" office:value="205" calcext:value-type="float">
            <text:p>205</text:p>
          </table:table-cell>
          <table:table-cell office:value-type="float" office:value="4.841" calcext:value-type="float">
            <text:p>4,841</text:p>
          </table:table-cell>
        </table:table-row>
        <table:table-row table:style-name="ro1">
          <table:table-cell office:value-type="string" calcext:value-type="string">
            <text:p>g.85.3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988" calcext:value-type="float">
            <text:p>988</text:p>
          </table:table-cell>
          <table:table-cell office:value-type="float" office:value="52.5708" calcext:value-type="float">
            <text:p>52,5708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6.3919" calcext:value-type="float">
            <text:p>16,3919</text:p>
          </table:table-cell>
          <table:table-cell office:value-type="float" office:value="3.35549194866332" calcext:value-type="float">
            <text:p>3,35549194866332</text:p>
          </table:table-cell>
          <table:table-cell office:value-type="float" office:value="13" calcext:value-type="float">
            <text:p>13</text:p>
          </table:table-cell>
          <table:table-cell office:value-type="float" office:value="16.3919" calcext:value-type="float">
            <text:p>16,3919</text:p>
          </table:table-cell>
        </table:table-row>
        <table:table-row table:style-name="ro1">
          <table:table-cell office:value-type="string" calcext:value-type="string">
            <text:p>g.85.8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739" calcext:value-type="float">
            <text:p>739</text:p>
          </table:table-cell>
          <table:table-cell office:value-type="float" office:value="49.353" calcext:value-type="float">
            <text:p>49,35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5.976" calcext:value-type="float">
            <text:p>15,976</text:p>
          </table:table-cell>
          <table:table-cell office:value-type="float" office:value="4.50432591261502" calcext:value-type="float">
            <text:p>4,50432591261502</text:p>
          </table:table-cell>
          <table:table-cell office:value-type="float" office:value="22" calcext:value-type="float">
            <text:p>22</text:p>
          </table:table-cell>
          <table:table-cell office:value-type="float" office:value="15.976" calcext:value-type="float">
            <text:p>15,976</text:p>
          </table:table-cell>
        </table:table-row>
        <table:table-row table:style-name="ro1">
          <table:table-cell office:value-type="string" calcext:value-type="string">
            <text:p>g.86.2.graphml</text:p>
          </table:table-cell>
          <table:table-cell office:value-type="float" office:value="1600" calcext:value-type="float">
            <text:p>1600</text:p>
          </table:table-cell>
          <table:table-cell office:value-type="float" office:value="1670" calcext:value-type="float">
            <text:p>1670</text:p>
          </table:table-cell>
          <table:table-cell office:value-type="float" office:value="15.2115" calcext:value-type="float">
            <text:p>15,2115</text:p>
          </table:table-cell>
          <table:table-cell office:value-type="float" office:value="86" calcext:value-type="float">
            <text:p>86</text:p>
          </table:table-cell>
          <table:table-cell office:value-type="float" office:value="122" calcext:value-type="float">
            <text:p>122</text:p>
          </table:table-cell>
          <table:table-cell office:value-type="float" office:value="4.5959" calcext:value-type="float">
            <text:p>4,5959</text:p>
          </table:table-cell>
          <table:table-cell office:value-type="float" office:value="6.88905973038931" calcext:value-type="float">
            <text:p>6,88905973038931</text:p>
          </table:table-cell>
          <table:table-cell office:value-type="float" office:value="216" calcext:value-type="float">
            <text:p>216</text:p>
          </table:table-cell>
          <table:table-cell office:value-type="float" office:value="4.5959" calcext:value-type="float">
            <text:p>4,5959</text:p>
          </table:table-cell>
        </table:table-row>
        <table:table-row table:style-name="ro1">
          <table:table-cell office:value-type="string" calcext:value-type="string">
            <text:p>g.86.3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54" calcext:value-type="float">
            <text:p>254</text:p>
          </table:table-cell>
          <table:table-cell office:value-type="float" office:value="6.0542" calcext:value-type="float">
            <text:p>6,0542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2788" calcext:value-type="float">
            <text:p>0,2788</text:p>
          </table:table-cell>
          <table:table-cell office:value-type="float" office:value="7.35919100905068" calcext:value-type="float">
            <text:p>7,35919100905068</text:p>
          </table:table-cell>
          <table:table-cell office:value-type="float" office:value="461" calcext:value-type="float">
            <text:p>461</text:p>
          </table:table-cell>
          <table:table-cell office:value-type="float" office:value="0.1951" calcext:value-type="float">
            <text:p>0,1951</text:p>
          </table:table-cell>
        </table:table-row>
        <table:table-row table:style-name="ro1">
          <table:table-cell office:value-type="string" calcext:value-type="string">
            <text:p>g.86.4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2" calcext:value-type="float">
            <text:p>292</text:p>
          </table:table-cell>
          <table:table-cell office:value-type="float" office:value="5.3214" calcext:value-type="float">
            <text:p>5,3214</text:p>
          </table:table-cell>
          <table:table-cell office:value-type="float" office:value="86" calcext:value-type="float">
            <text:p>86</text:p>
          </table:table-cell>
          <table:table-cell office:value-type="float" office:value="189" calcext:value-type="float">
            <text:p>189</text:p>
          </table:table-cell>
          <table:table-cell office:value-type="float" office:value="0.6351" calcext:value-type="float">
            <text:p>0,6351</text:p>
          </table:table-cell>
          <table:table-cell office:value-type="float" office:value="7.26084322637369" calcext:value-type="float">
            <text:p>7,26084322637369</text:p>
          </table:table-cell>
          <table:table-cell office:value-type="float" office:value="538" calcext:value-type="float">
            <text:p>538</text:p>
          </table:table-cell>
          <table:table-cell office:value-type="float" office:value="0.1853" calcext:value-type="float">
            <text:p>0,1853</text:p>
          </table:table-cell>
        </table:table-row>
        <table:table-row table:style-name="ro1">
          <table:table-cell office:value-type="string" calcext:value-type="string">
            <text:p>g.86.5.graphml</text:p>
          </table:table-cell>
          <table:table-cell office:value-type="float" office:value="1100" calcext:value-type="float">
            <text:p>1100</text:p>
          </table:table-cell>
          <table:table-cell office:value-type="float" office:value="1075" calcext:value-type="float">
            <text:p>1075</text:p>
          </table:table-cell>
          <table:table-cell office:value-type="float" office:value="58.2323" calcext:value-type="float">
            <text:p>58,2323</text:p>
          </table:table-cell>
          <table:table-cell office:value-type="float" office:value="86" calcext:value-type="float">
            <text:p>86</text:p>
          </table:table-cell>
          <table:table-cell office:value-type="float" office:value="136" calcext:value-type="float">
            <text:p>136</text:p>
          </table:table-cell>
          <table:table-cell office:value-type="float" office:value="17.8867" calcext:value-type="float">
            <text:p>17,8867</text:p>
          </table:table-cell>
          <table:table-cell office:value-type="float" office:value="3.67514840161331" calcext:value-type="float">
            <text:p>3,67514840161331</text:p>
          </table:table-cell>
          <table:table-cell office:value-type="float" office:value="10" calcext:value-type="float">
            <text:p>10</text:p>
          </table:table-cell>
          <table:table-cell office:value-type="float" office:value="17.8867" calcext:value-type="float">
            <text:p>17,8867</text:p>
          </table:table-cell>
        </table:table-row>
        <table:table-row table:style-name="ro1">
          <table:table-cell office:value-type="string" calcext:value-type="string">
            <text:p>g.87.0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2172" calcext:value-type="float">
            <text:p>2172</text:p>
          </table:table-cell>
          <table:table-cell office:value-type="float" office:value="14.7707" calcext:value-type="float">
            <text:p>14,7707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4.1222" calcext:value-type="float">
            <text:p>4,1222</text:p>
          </table:table-cell>
          <table:table-cell office:value-type="float" office:value="5.28541680064659" calcext:value-type="float">
            <text:p>5,28541680064659</text:p>
          </table:table-cell>
          <table:table-cell office:value-type="float" office:value="189" calcext:value-type="float">
            <text:p>189</text:p>
          </table:table-cell>
          <table:table-cell office:value-type="float" office:value="4.1222" calcext:value-type="float">
            <text:p>4,1222</text:p>
          </table:table-cell>
        </table:table-row>
        <table:table-row table:style-name="ro1">
          <table:table-cell office:value-type="string" calcext:value-type="string">
            <text:p>g.87.4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192" calcext:value-type="float">
            <text:p>1192</text:p>
          </table:table-cell>
          <table:table-cell office:value-type="float" office:value="16.0323" calcext:value-type="float">
            <text:p>16,0323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3.122" calcext:value-type="float">
            <text:p>3,122</text:p>
          </table:table-cell>
          <table:table-cell office:value-type="float" office:value="7.0516761703023" calcext:value-type="float">
            <text:p>7,0516761703023</text:p>
          </table:table-cell>
          <table:table-cell office:value-type="float" office:value="658" calcext:value-type="float">
            <text:p>658</text:p>
          </table:table-cell>
          <table:table-cell office:value-type="float" office:value="3.122" calcext:value-type="float">
            <text:p>3,122</text:p>
          </table:table-cell>
        </table:table-row>
        <table:table-row table:style-name="ro1">
          <table:table-cell office:value-type="string" calcext:value-type="string">
            <text:p>g.87.5.graph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123" calcext:value-type="float">
            <text:p>11,2123</text:p>
          </table:table-cell>
          <table:table-cell office:value-type="float" office:value="87" calcext:value-type="float">
            <text:p>87</text:p>
          </table:table-cell>
          <table:table-cell office:value-type="float" office:value="189" calcext:value-type="float">
            <text:p>189</text:p>
          </table:table-cell>
          <table:table-cell office:value-type="float" office:value="0.1155" calcext:value-type="float">
            <text:p>0,1155</text:p>
          </table:table-cell>
          <table:table-cell office:value-type="float" office:value="6.60387091871965" calcext:value-type="float">
            <text:p>6,60387091871965</text:p>
          </table:table-cell>
          <table:table-cell office:value-type="float" office:value="461" calcext:value-type="float">
            <text:p>461</text:p>
          </table:table-cell>
          <table:table-cell office:value-type="float" office:value="0.1155" calcext:value-type="float">
            <text:p>0,1155</text:p>
          </table:table-cell>
        </table:table-row>
        <table:table-row table:style-name="ro1">
          <table:table-cell office:value-type="string" calcext:value-type="string">
            <text:p>g.90.0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902" calcext:value-type="float">
            <text:p>902</text:p>
          </table:table-cell>
          <table:table-cell office:value-type="float" office:value="12.7079" calcext:value-type="float">
            <text:p>12,7079</text:p>
          </table:table-cell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7.964" calcext:value-type="float">
            <text:p>7,964</text:p>
          </table:table-cell>
          <table:table-cell office:value-type="float" office:value="3.97507229883563" calcext:value-type="float">
            <text:p>3,97507229883563</text:p>
          </table:table-cell>
          <table:table-cell office:value-type="float" office:value="99" calcext:value-type="float">
            <text:p>99</text:p>
          </table:table-cell>
          <table:table-cell office:value-type="float" office:value="7.964" calcext:value-type="float">
            <text:p>7,964</text:p>
          </table:table-cell>
        </table:table-row>
        <table:table-row table:style-name="ro1">
          <table:table-cell office:value-type="string" calcext:value-type="string">
            <text:p>g.90.1.graphml</text:p>
          </table:table-cell>
          <table:table-cell office:value-type="float" office:value="200" calcext:value-type="float">
            <text:p>200</text:p>
          </table:table-cell>
          <table:table-cell office:value-type="float" office:value="464" calcext:value-type="float">
            <text:p>464</text:p>
          </table:table-cell>
          <table:table-cell office:value-type="float" office:value="31.8794" calcext:value-type="float">
            <text:p>31,8794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1.7942" calcext:value-type="float">
            <text:p>11,7942</text:p>
          </table:table-cell>
          <table:table-cell office:value-type="float" office:value="3.39047736868494" calcext:value-type="float">
            <text:p>3,39047736868494</text:p>
          </table:table-cell>
          <table:table-cell office:value-type="float" office:value="48" calcext:value-type="float">
            <text:p>48</text:p>
          </table:table-cell>
          <table:table-cell office:value-type="float" office:value="11.7942" calcext:value-type="float">
            <text:p>11,7942</text:p>
          </table:table-cell>
        </table:table-row>
        <table:table-row table:style-name="ro1">
          <table:table-cell office:value-type="string" calcext:value-type="string">
            <text:p>g.92.0.graphml</text:p>
          </table:table-cell>
          <table:table-cell office:value-type="float" office:value="100" calcext:value-type="float">
            <text:p>100</text:p>
          </table:table-cell>
          <table:table-cell office:value-type="float" office:value="293" calcext:value-type="float">
            <text:p>293</text:p>
          </table:table-cell>
          <table:table-cell office:value-type="float" office:value="1.0384" calcext:value-type="float">
            <text:p>1,0384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  <table:table-cell office:value-type="float" office:value="0.9316" calcext:value-type="float">
            <text:p>0,9316</text:p>
          </table:table-cell>
          <table:table-cell office:value-type="float" office:value="6.60758323821955" calcext:value-type="float">
            <text:p>6,60758323821955</text:p>
          </table:table-cell>
          <table:table-cell office:value-type="float" office:value="781" calcext:value-type="float">
            <text:p>781</text:p>
          </table:table-cell>
          <table:table-cell office:value-type="float" office:value="0.9316" calcext:value-type="float">
            <text:p>0,9316</text:p>
          </table:table-cell>
        </table:table-row>
        <table:table-row table:style-name="ro1">
          <table:table-cell office:value-type="string" calcext:value-type="string">
            <text:p>g.92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1083" calcext:value-type="float">
            <text:p>1083</text:p>
          </table:table-cell>
          <table:table-cell office:value-type="float" office:value="12.9172" calcext:value-type="float">
            <text:p>12,9172</text:p>
          </table:table-cell>
          <table:table-cell office:value-type="float" office:value="92" calcext:value-type="float">
            <text:p>92</text:p>
          </table:table-cell>
          <table:table-cell office:value-type="float" office:value="142" calcext:value-type="float">
            <text:p>142</text:p>
          </table:table-cell>
          <table:table-cell office:value-type="float" office:value="10.5834" calcext:value-type="float">
            <text:p>10,5834</text:p>
          </table:table-cell>
          <table:table-cell office:value-type="float" office:value="5.83406322088118" calcext:value-type="float">
            <text:p>5,83406322088118</text:p>
          </table:table-cell>
          <table:table-cell office:value-type="float" office:value="106" calcext:value-type="float">
            <text:p>106</text:p>
          </table:table-cell>
          <table:table-cell office:value-type="float" office:value="10.5834" calcext:value-type="float">
            <text:p>10,5834</text:p>
          </table:table-cell>
        </table:table-row>
        <table:table-row table:style-name="ro1">
          <table:table-cell office:value-type="string" calcext:value-type="string">
            <text:p>g.94.2.graphml</text:p>
          </table:table-cell>
          <table:table-cell office:value-type="float" office:value="1000" calcext:value-type="float">
            <text:p>1000</text:p>
          </table:table-cell>
          <table:table-cell office:value-type="float" office:value="822" calcext:value-type="float">
            <text:p>822</text:p>
          </table:table-cell>
          <table:table-cell office:value-type="float" office:value="13.3873" calcext:value-type="float">
            <text:p>13,3873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4.4697" calcext:value-type="float">
            <text:p>4,4697</text:p>
          </table:table-cell>
          <table:table-cell office:value-type="float" office:value="3.94115367724887" calcext:value-type="float">
            <text:p>3,94115367724887</text:p>
          </table:table-cell>
          <table:table-cell office:value-type="float" office:value="175" calcext:value-type="float">
            <text:p>175</text:p>
          </table:table-cell>
          <table:table-cell office:value-type="float" office:value="4.4697" calcext:value-type="float">
            <text:p>4,4697</text:p>
          </table:table-cell>
        </table:table-row>
        <table:table-row table:style-name="ro1">
          <table:table-cell office:value-type="string" calcext:value-type="string">
            <text:p>g.94.3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1519" calcext:value-type="float">
            <text:p>1519</text:p>
          </table:table-cell>
          <table:table-cell office:value-type="float" office:value="14.3364" calcext:value-type="float">
            <text:p>14,3364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2.8648" calcext:value-type="float">
            <text:p>2,8648</text:p>
          </table:table-cell>
          <table:table-cell office:value-type="float" office:value="5.24490204191708" calcext:value-type="float">
            <text:p>5,24490204191708</text:p>
          </table:table-cell>
          <table:table-cell office:value-type="float" office:value="320" calcext:value-type="float">
            <text:p>320</text:p>
          </table:table-cell>
          <table:table-cell office:value-type="float" office:value="2.8648" calcext:value-type="float">
            <text:p>2,8648</text:p>
          </table:table-cell>
        </table:table-row>
        <table:table-row table:style-name="ro1">
          <table:table-cell office:value-type="string" calcext:value-type="string">
            <text:p>g.95.0.graphml</text:p>
          </table:table-cell>
          <table:table-cell office:value-type="float" office:value="1500" calcext:value-type="float">
            <text:p>1500</text:p>
          </table:table-cell>
          <table:table-cell office:value-type="float" office:value="1323" calcext:value-type="float">
            <text:p>1323</text:p>
          </table:table-cell>
          <table:table-cell office:value-type="float" office:value="51.3205" calcext:value-type="float">
            <text:p>51,3205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8.3574" calcext:value-type="float">
            <text:p>18,3574</text:p>
          </table:table-cell>
          <table:table-cell office:value-type="float" office:value="2.44480490140157" calcext:value-type="float">
            <text:p>2,44480490140157</text:p>
          </table:table-cell>
          <table:table-cell office:value-type="float" office:value="7" calcext:value-type="float">
            <text:p>7</text:p>
          </table:table-cell>
          <table:table-cell office:value-type="float" office:value="18.3574" calcext:value-type="float">
            <text:p>18,3574</text:p>
          </table:table-cell>
        </table:table-row>
        <table:table-row table:style-name="ro1">
          <table:table-cell office:value-type="string" calcext:value-type="string">
            <text:p>g.95.1.graphml</text:p>
          </table:table-cell>
          <table:table-cell office:value-type="float" office:value="500" calcext:value-type="float">
            <text:p>500</text:p>
          </table:table-cell>
          <table:table-cell office:value-type="float" office:value="694" calcext:value-type="float">
            <text:p>694</text:p>
          </table:table-cell>
          <table:table-cell office:value-type="float" office:value="50.2012" calcext:value-type="float">
            <text:p>50,2012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15.495" calcext:value-type="float">
            <text:p>15,495</text:p>
          </table:table-cell>
          <table:table-cell office:value-type="float" office:value="3.23515319826067" calcext:value-type="float">
            <text:p>3,23515319826067</text:p>
          </table:table-cell>
          <table:table-cell office:value-type="float" office:value="9" calcext:value-type="float">
            <text:p>9</text:p>
          </table:table-cell>
          <table:table-cell office:value-type="float" office:value="15.495" calcext:value-type="float">
            <text:p>15,495</text:p>
          </table:table-cell>
        </table:table-row>
        <table:table-row table:style-name="ro1">
          <table:table-cell office:value-type="string" calcext:value-type="string">
            <text:p>g.96.2.graphml</text:p>
          </table:table-cell>
          <table:table-cell office:value-type="float" office:value="400" calcext:value-type="float">
            <text:p>400</text:p>
          </table:table-cell>
          <table:table-cell office:value-type="float" office:value="771" calcext:value-type="float">
            <text:p>771</text:p>
          </table:table-cell>
          <table:table-cell office:value-type="float" office:value="18.6419" calcext:value-type="float">
            <text:p>18,6419</text:p>
          </table:table-cell>
          <table:table-cell office:value-type="float" office:value="96" calcext:value-type="float">
            <text:p>96</text:p>
          </table:table-cell>
          <table:table-cell office:value-type="float" office:value="161" calcext:value-type="float">
            <text:p>161</text:p>
          </table:table-cell>
          <table:table-cell office:value-type="float" office:value="6.3036" calcext:value-type="float">
            <text:p>6,3036</text:p>
          </table:table-cell>
          <table:table-cell office:value-type="float" office:value="6.46170847923274" calcext:value-type="float">
            <text:p>6,46170847923274</text:p>
          </table:table-cell>
          <table:table-cell office:value-type="float" office:value="344" calcext:value-type="float">
            <text:p>344</text:p>
          </table:table-cell>
          <table:table-cell office:value-type="float" office:value="6.3036" calcext:value-type="float">
            <text:p>6,3036</text:p>
          </table:table-cell>
        </table:table-row>
        <table:table-row table:style-name="ro1">
          <table:table-cell office:value-type="string" calcext:value-type="string">
            <text:p>g.97.1.graphml</text:p>
          </table:table-cell>
          <table:table-cell office:value-type="float" office:value="900" calcext:value-type="float">
            <text:p>900</text:p>
          </table:table-cell>
          <table:table-cell office:value-type="float" office:value="1397" calcext:value-type="float">
            <text:p>1397</text:p>
          </table:table-cell>
          <table:table-cell office:value-type="float" office:value="16.8978" calcext:value-type="float">
            <text:p>16,8978</text:p>
          </table:table-cell>
          <table:table-cell office:value-type="float" office:value="97" calcext:value-type="float">
            <text:p>97</text:p>
          </table:table-cell>
          <table:table-cell office:value-type="float" office:value="163" calcext:value-type="float">
            <text:p>163</text:p>
          </table:table-cell>
          <table:table-cell office:value-type="float" office:value="12.7859" calcext:value-type="float">
            <text:p>12,7859</text:p>
          </table:table-cell>
          <table:table-cell office:value-type="float" office:value="4.97131979503147" calcext:value-type="float">
            <text:p>4,97131979503147</text:p>
          </table:table-cell>
          <table:table-cell office:value-type="float" office:value="206" calcext:value-type="float">
            <text:p>206</text:p>
          </table:table-cell>
          <table:table-cell office:value-type="float" office:value="12.7859" calcext:value-type="float">
            <text:p>12,7859</text:p>
          </table:table-cell>
        </table:table-row>
        <table:table-row table:style-name="ro1">
          <table:table-cell office:value-type="string" calcext:value-type="string">
            <text:p>g.99.0.graphml</text:p>
          </table:table-cell>
          <table:table-cell office:value-type="float" office:value="1400" calcext:value-type="float">
            <text:p>1400</text:p>
          </table:table-cell>
          <table:table-cell office:value-type="float" office:value="880" calcext:value-type="float">
            <text:p>880</text:p>
          </table:table-cell>
          <table:table-cell office:value-type="float" office:value="58.4308" calcext:value-type="float">
            <text:p>58,4308</text:p>
          </table:table-cell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17.93" calcext:value-type="float">
            <text:p>17,93</text:p>
          </table:table-cell>
          <table:table-cell office:value-type="float" office:value="3.42154092552475" calcext:value-type="float">
            <text:p>3,42154092552475</text:p>
          </table:table-cell>
          <table:table-cell office:value-type="float" office:value="19" calcext:value-type="float">
            <text:p>19</text:p>
          </table:table-cell>
          <table:table-cell office:value-type="float" office:value="17.93" calcext:value-type="float">
            <text:p>17,93</text:p>
          </table:table-cell>
        </table:table-row>
        <table:table-row table:style-name="ro1">
          <table:table-cell office:value-type="string" calcext:value-type="string">
            <text:p>g.99.1.graphml</text:p>
          </table:table-cell>
          <table:table-cell office:value-type="float" office:value="600" calcext:value-type="float">
            <text:p>600</text:p>
          </table:table-cell>
          <table:table-cell office:value-type="float" office:value="687" calcext:value-type="float">
            <text:p>687</text:p>
          </table:table-cell>
          <table:table-cell office:value-type="float" office:value="22.1388" calcext:value-type="float">
            <text:p>22,1388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8.7223" calcext:value-type="float">
            <text:p>8,7223</text:p>
          </table:table-cell>
          <table:table-cell office:value-type="float" office:value="2.66924579168849" calcext:value-type="float">
            <text:p>2,66924579168849</text:p>
          </table:table-cell>
          <table:table-cell office:value-type="float" office:value="107" calcext:value-type="float">
            <text:p>107</text:p>
          </table:table-cell>
          <table:table-cell office:value-type="float" office:value="8.7223" calcext:value-type="float">
            <text:p>8,7223</text:p>
          </table:table-cell>
        </table:table-row>
        <table:table-row table:style-name="ro1">
          <table:table-cell office:value-type="string" calcext:value-type="string">
            <text:p>g.99.2.graphml</text:p>
          </table:table-cell>
          <table:table-cell office:value-type="float" office:value="1800" calcext:value-type="float">
            <text:p>1800</text:p>
          </table:table-cell>
          <table:table-cell office:value-type="float" office:value="2327" calcext:value-type="float">
            <text:p>2327</text:p>
          </table:table-cell>
          <table:table-cell office:value-type="float" office:value="25.1052" calcext:value-type="float">
            <text:p>25,1052</text:p>
          </table:table-cell>
          <table:table-cell office:value-type="float" office:value="99" calcext:value-type="float">
            <text:p>99</text:p>
          </table:table-cell>
          <table:table-cell office:value-type="float" office:value="150" calcext:value-type="float">
            <text:p>150</text:p>
          </table:table-cell>
          <table:table-cell office:value-type="float" office:value="22.8156" calcext:value-type="float">
            <text:p>22,8156</text:p>
          </table:table-cell>
          <table:table-cell office:value-type="float" office:value="3.44603879063221" calcext:value-type="float">
            <text:p>3,44603879063221</text:p>
          </table:table-cell>
          <table:table-cell office:value-type="float" office:value="105" calcext:value-type="float">
            <text:p>105</text:p>
          </table:table-cell>
          <table:table-cell office:value-type="float" office:value="22.8156" calcext:value-type="float">
            <text:p>22,8156</text:p>
          </table:table-cell>
        </table:table-row>
      </table:table>
      <table:named-expressions/>
      <table:database-ranges>
        <table:database-range table:name="__Anonymous_Sheet_DB__4" table:target-range-address="'Random Movement -1 End'.A1:'Random Movement -1 End'.J82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9">00.00.0000</text:date>, <text:time style:data-style-name="N2" text:time-value="23:44:44.6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01:00.758000000</meta:creation-date>
    <meta:generator>LibreOffice/5.2.6.2$Windows_x86 LibreOffice_project/a3100ed2409ebf1c212f5048fbe377c281438fdc</meta:generator>
    <dc:date>2018-06-09T23:50:50.450000000</dc:date>
    <meta:editing-duration>PT3H32M34S</meta:editing-duration>
    <meta:editing-cycles>28</meta:editing-cycles>
    <meta:document-statistic meta:table-count="5" meta:cell-count="193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3.454cm" style:legend-expansion="high" chart:style-name="ch2"/>
        <chart:plot-area chart:style-name="ch3" table:cell-range-address="n_min.C1:n_min.G35" chart:data-source-has-labels="both" svg:x="0.32cm" svg:y="0.18cm" svg:width="13.011cm" svg:height="8.64cm">
          <chartooo:coordinate-region svg:x="0.941cm" svg:y="0.379cm" svg:width="12.204cm" svg:height="7.794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D2:n_min.D35" chart:label-cell-address="n_min.D1:n_min.D1" chart:class="chart:line">
            <chart:data-point chart:repeated="34"/>
          </chart:series>
          <chart:series chart:style-name="ch8" chart:values-cell-range-address="n_min.E2:n_min.E35" chart:label-cell-address="n_min.E1:n_min.E1" chart:class="chart:line">
            <chart:data-point chart:repeated="34"/>
          </chart:series>
          <chart:series chart:style-name="ch9" chart:values-cell-range-address="n_min.F2:n_min.F35" chart:label-cell-address="n_min.F1:n_min.F1" chart:class="chart:line">
            <chart:data-point chart:repeated="34"/>
          </chart:series>
          <chart:series chart:style-name="ch10" chart:values-cell-range-address="n_min.G2:n_min.G35" chart:label-cell-address="n_min.G1:n_min.G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 rm</text:p>
                <draw:g>
                  <svg:desc>n_min.D1:n_min.D1</svg:desc>
                </draw:g>
              </table:table-cell>
              <table:table-cell office:value-type="string">
                <text:p>tr rm-1</text:p>
                <draw:g>
                  <svg:desc>n_min.E1:n_min.E1</svg:desc>
                </draw:g>
              </table:table-cell>
              <table:table-cell office:value-type="string">
                <text:p>tr fa</text:p>
                <draw:g>
                  <svg:desc>n_min.F1:n_min.F1</svg:desc>
                </draw:g>
              </table:table-cell>
              <table:table-cell office:value-type="string">
                <text:p>tr tr</text:p>
                <draw:g>
                  <svg:desc>n_min.G1:n_min.G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D2:n_min.D35</svg:desc>
                </draw:g>
              </table:table-cell>
              <table:table-cell office:value-type="float" office:value="NaN">
                <text:p>NaN</text:p>
                <draw:g>
                  <svg:desc>n_min.E2:n_min.E35</svg:desc>
                </draw:g>
              </table:table-cell>
              <table:table-cell office:value-type="float" office:value="NaN">
                <text:p>NaN</text:p>
                <draw:g>
                  <svg:desc>n_min.F2:n_min.F35</svg:desc>
                </draw:g>
              </table:table-cell>
              <table:table-cell office:value-type="float" office:value="NaN">
                <text:p>NaN</text:p>
                <draw:g>
                  <svg:desc>n_min.G2:n_min.G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9.2561244897959">
                <text:p>29.2561244897959</text:p>
              </table:table-cell>
              <table:table-cell office:value-type="float" office:value="24.2464285714286">
                <text:p>24.2464285714286</text:p>
              </table:table-cell>
              <table:table-cell office:value-type="float" office:value="14.7677469387755">
                <text:p>14.7677469387755</text:p>
              </table:table-cell>
              <table:table-cell office:value-type="float" office:value="19.5212244897959">
                <text:p>19.52122448979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.7293771428571">
                <text:p>24.7293771428571</text:p>
              </table:table-cell>
              <table:table-cell office:value-type="float" office:value="18.6441857142857">
                <text:p>18.6441857142857</text:p>
              </table:table-cell>
              <table:table-cell office:value-type="float" office:value="13.2832142857143">
                <text:p>13.2832142857143</text:p>
              </table:table-cell>
              <table:table-cell office:value-type="float" office:value="16.4548571428571">
                <text:p>16.454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.791645">
                <text:p>31.791645</text:p>
              </table:table-cell>
              <table:table-cell office:value-type="float" office:value="26.119975">
                <text:p>26.119975</text:p>
              </table:table-cell>
              <table:table-cell office:value-type="float" office:value="18.09868">
                <text:p>18.09868</text:p>
              </table:table-cell>
              <table:table-cell office:value-type="float" office:value="19.265">
                <text:p>19.2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03724">
                <text:p>28.03724</text:p>
              </table:table-cell>
              <table:table-cell office:value-type="float" office:value="21.515248">
                <text:p>21.515248</text:p>
              </table:table-cell>
              <table:table-cell office:value-type="float" office:value="14.989224">
                <text:p>14.989224</text:p>
              </table:table-cell>
              <table:table-cell office:value-type="float" office:value="19.5728">
                <text:p>19.57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.6633966666667">
                <text:p>25.6633966666667</text:p>
              </table:table-cell>
              <table:table-cell office:value-type="float" office:value="19.84194">
                <text:p>19.84194</text:p>
              </table:table-cell>
              <table:table-cell office:value-type="float" office:value="11.3404566666667">
                <text:p>11.3404566666667</text:p>
              </table:table-cell>
              <table:table-cell office:value-type="float" office:value="14.378">
                <text:p>14.37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7.6718470588235">
                <text:p>27.6718470588235</text:p>
              </table:table-cell>
              <table:table-cell office:value-type="float" office:value="22.9389058823529">
                <text:p>22.9389058823529</text:p>
              </table:table-cell>
              <table:table-cell office:value-type="float" office:value="12.6395294117647">
                <text:p>12.6395294117647</text:p>
              </table:table-cell>
              <table:table-cell office:value-type="float" office:value="16.14">
                <text:p>16.1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.2900785714286">
                <text:p>23.2900785714286</text:p>
              </table:table-cell>
              <table:table-cell office:value-type="float" office:value="19.8305642857143">
                <text:p>19.8305642857143</text:p>
              </table:table-cell>
              <table:table-cell office:value-type="float" office:value="10.7034642857143">
                <text:p>10.7034642857143</text:p>
              </table:table-cell>
              <table:table-cell office:value-type="float" office:value="13.6007142857143">
                <text:p>13.60071428571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0.7036611111111">
                <text:p>20.7036611111111</text:p>
              </table:table-cell>
              <table:table-cell office:value-type="float" office:value="18.4928722222222">
                <text:p>18.4928722222222</text:p>
              </table:table-cell>
              <table:table-cell office:value-type="float" office:value="9.81371111111111">
                <text:p>9.81371111111111</text:p>
              </table:table-cell>
              <table:table-cell office:value-type="float" office:value="13.3966666666667">
                <text:p>13.39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.8654352941176">
                <text:p>25.8654352941176</text:p>
              </table:table-cell>
              <table:table-cell office:value-type="float" office:value="21.9218411764706">
                <text:p>21.9218411764706</text:p>
              </table:table-cell>
              <table:table-cell office:value-type="float" office:value="13.3482411764706">
                <text:p>13.3482411764706</text:p>
              </table:table-cell>
              <table:table-cell office:value-type="float" office:value="18.1258823529412">
                <text:p>18.12588235294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7.1296294117647">
                <text:p>17.1296294117647</text:p>
              </table:table-cell>
              <table:table-cell office:value-type="float" office:value="15.8270470588235">
                <text:p>15.8270470588235</text:p>
              </table:table-cell>
              <table:table-cell office:value-type="float" office:value="9.75900588235294">
                <text:p>9.75900588235294</text:p>
              </table:table-cell>
              <table:table-cell office:value-type="float" office:value="11.8388235294118">
                <text:p>11.83882352941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.5192095238095">
                <text:p>15.5192095238095</text:p>
              </table:table-cell>
              <table:table-cell office:value-type="float" office:value="13.6022095238095">
                <text:p>13.6022095238095</text:p>
              </table:table-cell>
              <table:table-cell office:value-type="float" office:value="8.00602380952381">
                <text:p>8.00602380952381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4.2386181818182">
                <text:p>24.2386181818182</text:p>
              </table:table-cell>
              <table:table-cell office:value-type="float" office:value="23.9148818181818">
                <text:p>23.9148818181818</text:p>
              </table:table-cell>
              <table:table-cell office:value-type="float" office:value="13.0926545454545">
                <text:p>13.0926545454545</text:p>
              </table:table-cell>
              <table:table-cell office:value-type="float" office:value="17.7645454545455">
                <text:p>17.764545454545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3.8194058823529">
                <text:p>23.8194058823529</text:p>
              </table:table-cell>
              <table:table-cell office:value-type="float" office:value="21.7539764705882">
                <text:p>21.7539764705882</text:p>
              </table:table-cell>
              <table:table-cell office:value-type="float" office:value="14.2144117647059">
                <text:p>14.2144117647059</text:p>
              </table:table-cell>
              <table:table-cell office:value-type="float" office:value="18.8664705882353">
                <text:p>18.86647058823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0.4465625">
                <text:p>20.4465625</text:p>
              </table:table-cell>
              <table:table-cell office:value-type="float" office:value="16.8160375">
                <text:p>16.8160375</text:p>
              </table:table-cell>
              <table:table-cell office:value-type="float" office:value="12.587175">
                <text:p>12.587175</text:p>
              </table:table-cell>
              <table:table-cell office:value-type="float" office:value="16.265">
                <text:p>16.26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3737">
                <text:p>14.3737</text:p>
              </table:table-cell>
              <table:table-cell office:value-type="float" office:value="14.74196">
                <text:p>14.74196</text:p>
              </table:table-cell>
              <table:table-cell office:value-type="float" office:value="7.02342">
                <text:p>7.02342</text:p>
              </table:table-cell>
              <table:table-cell office:value-type="float" office:value="11.476">
                <text:p>11.4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.8215888888889">
                <text:p>12.8215888888889</text:p>
              </table:table-cell>
              <table:table-cell office:value-type="float" office:value="13.5113777777778">
                <text:p>13.5113777777778</text:p>
              </table:table-cell>
              <table:table-cell office:value-type="float" office:value="5.81512962962963">
                <text:p>5.81512962962963</text:p>
              </table:table-cell>
              <table:table-cell office:value-type="float" office:value="10.5933333333333">
                <text:p>10.593333333333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0.8431428571429">
                <text:p>10.8431428571429</text:p>
              </table:table-cell>
              <table:table-cell office:value-type="float" office:value="9.68175714285715">
                <text:p>9.68175714285715</text:p>
              </table:table-cell>
              <table:table-cell office:value-type="float" office:value="3.79855714285714">
                <text:p>3.79855714285714</text:p>
              </table:table-cell>
              <table:table-cell office:value-type="float" office:value="10.0678571428571">
                <text:p>10.06785714285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4.1139590909091">
                <text:p>14.1139590909091</text:p>
              </table:table-cell>
              <table:table-cell office:value-type="float" office:value="16.5550636363636">
                <text:p>16.5550636363636</text:p>
              </table:table-cell>
              <table:table-cell office:value-type="float" office:value="6.95995">
                <text:p>6.95995</text:p>
              </table:table-cell>
              <table:table-cell office:value-type="float" office:value="11.1022727272727">
                <text:p>11.102272727272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.58864444444445">
                <text:p>6.58864444444445</text:p>
              </table:table-cell>
              <table:table-cell office:value-type="float" office:value="6.14574444444444">
                <text:p>6.14574444444444</text:p>
              </table:table-cell>
              <table:table-cell office:value-type="float" office:value="2.94884444444444">
                <text:p>2.94884444444444</text:p>
              </table:table-cell>
              <table:table-cell office:value-type="float" office:value="4.65444444444444">
                <text:p>4.6544444444444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.2303">
                <text:p>11.2303</text:p>
              </table:table-cell>
              <table:table-cell office:value-type="float" office:value="14.4786">
                <text:p>14.4786</text:p>
              </table:table-cell>
              <table:table-cell office:value-type="float" office:value="2.5361">
                <text:p>2.5361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.4485">
                <text:p>10.4485</text:p>
              </table:table-cell>
              <table:table-cell office:value-type="float" office:value="10.9116">
                <text:p>10.9116</text:p>
              </table:table-cell>
              <table:table-cell office:value-type="float" office:value="3.5568">
                <text:p>3.5568</text:p>
              </table:table-cell>
              <table:table-cell office:value-type="float" office:value="2.83">
                <text:p>2.8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6.2841285714286">
                <text:p>16.2841285714286</text:p>
              </table:table-cell>
              <table:table-cell office:value-type="float" office:value="14.2870714285714">
                <text:p>14.2870714285714</text:p>
              </table:table-cell>
              <table:table-cell office:value-type="float" office:value="6.16834285714286">
                <text:p>6.16834285714286</text:p>
              </table:table-cell>
              <table:table-cell office:value-type="float" office:value="12.1642857142857">
                <text:p>12.164285714285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6.02195">
                <text:p>26.02195</text:p>
              </table:table-cell>
              <table:table-cell office:value-type="float" office:value="18.27135">
                <text:p>18.27135</text:p>
              </table:table-cell>
              <table:table-cell office:value-type="float" office:value="6.8742">
                <text:p>6.8742</text:p>
              </table:table-cell>
              <table:table-cell office:value-type="float" office:value="16.545">
                <text:p>16.5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3.1535857142857">
                <text:p>13.1535857142857</text:p>
              </table:table-cell>
              <table:table-cell office:value-type="float" office:value="13.1831285714286">
                <text:p>13.1831285714286</text:p>
              </table:table-cell>
              <table:table-cell office:value-type="float" office:value="6.23807142857143">
                <text:p>6.23807142857143</text:p>
              </table:table-cell>
              <table:table-cell office:value-type="float" office:value="11.9985714285714">
                <text:p>11.99857142857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.8254">
                <text:p>1.8254</text:p>
              </table:table-cell>
              <table:table-cell office:value-type="float" office:value="4.8944">
                <text:p>4.8944</text:p>
              </table:table-cell>
              <table:table-cell office:value-type="float" office:value="2.1578">
                <text:p>2.1578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.8226">
                <text:p>6.8226</text:p>
              </table:table-cell>
              <table:table-cell office:value-type="float" office:value="7.07216363636364">
                <text:p>7.07216363636364</text:p>
              </table:table-cell>
              <table:table-cell office:value-type="float" office:value="2.94783636363636">
                <text:p>2.94783636363636</text:p>
              </table:table-cell>
              <table:table-cell office:value-type="float" office:value="6.49363636363636">
                <text:p>6.493636363636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.81185">
                <text:p>7.81185</text:p>
              </table:table-cell>
              <table:table-cell office:value-type="float" office:value="9.8791">
                <text:p>9.8791</text:p>
              </table:table-cell>
              <table:table-cell office:value-type="float" office:value="4.2708">
                <text:p>4.2708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.6309">
                <text:p>5.6309</text:p>
              </table:table-cell>
              <table:table-cell office:value-type="float" office:value="5.7575">
                <text:p>5.7575</text:p>
              </table:table-cell>
              <table:table-cell office:value-type="float" office:value="0.8379">
                <text:p>0.8379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53962">
                <text:p>11.53962</text:p>
              </table:table-cell>
              <table:table-cell office:value-type="float" office:value="9.4981">
                <text:p>9.4981</text:p>
              </table:table-cell>
              <table:table-cell office:value-type="float" office:value="7.73704">
                <text:p>7.73704</text:p>
              </table:table-cell>
              <table:table-cell office:value-type="float" office:value="12.102">
                <text:p>12.1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.12565">
                <text:p>17.12565</text:p>
              </table:table-cell>
              <table:table-cell office:value-type="float" office:value="15.56345">
                <text:p>15.56345</text:p>
              </table:table-cell>
              <table:table-cell office:value-type="float" office:value="10.627275">
                <text:p>10.627275</text:p>
              </table:table-cell>
              <table:table-cell office:value-type="float" office:value="18.2325">
                <text:p>18.23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.09628">
                <text:p>13.09628</text:p>
              </table:table-cell>
              <table:table-cell office:value-type="float" office:value="10.04884">
                <text:p>10.04884</text:p>
              </table:table-cell>
              <table:table-cell office:value-type="float" office:value="8.8013">
                <text:p>8.8013</text:p>
              </table:table-cell>
              <table:table-cell office:value-type="float" office:value="13.736">
                <text:p>13.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454cm" style:legend-expansion="high" chart:style-name="ch2"/>
        <chart:plot-area chart:style-name="ch3" table:cell-range-address="n_min.C2:n_min.C35 n_min.H1:n_min.K35" chart:data-source-has-labels="both" svg:x="0.292cm" svg:y="0.056cm" svg:width="12.745cm" svg:height="8.64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H2:n_min.H35" chart:label-cell-address="n_min.H1:n_min.H1" chart:class="chart:line">
            <chart:data-point chart:repeated="34"/>
          </chart:series>
          <chart:series chart:style-name="ch8" chart:values-cell-range-address="n_min.I2:n_min.I35" chart:label-cell-address="n_min.I1:n_min.I1" chart:class="chart:line">
            <chart:data-point chart:repeated="34"/>
          </chart:series>
          <chart:series chart:style-name="ch9" chart:values-cell-range-address="n_min.J2:n_min.J35" chart:label-cell-address="n_min.J1:n_min.J1" chart:class="chart:line">
            <chart:data-point chart:repeated="34"/>
          </chart:series>
          <chart:series chart:style-name="ch10" chart:values-cell-range-address="n_min.K2:n_min.K35" chart:label-cell-address="n_min.K1:n_min.K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 rm</text:p>
                <draw:g>
                  <svg:desc>n_min.H1:n_min.H1</svg:desc>
                </draw:g>
              </table:table-cell>
              <table:table-cell office:value-type="string">
                <text:p>ar rm-1</text:p>
                <draw:g>
                  <svg:desc>n_min.I1:n_min.I1</svg:desc>
                </draw:g>
              </table:table-cell>
              <table:table-cell office:value-type="string">
                <text:p>ar fa</text:p>
                <draw:g>
                  <svg:desc>n_min.J1:n_min.J1</svg:desc>
                </draw:g>
              </table:table-cell>
              <table:table-cell office:value-type="string">
                <text:p>ar tr</text:p>
                <draw:g>
                  <svg:desc>n_min.K1:n_min.K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H2:n_min.H35</svg:desc>
                </draw:g>
              </table:table-cell>
              <table:table-cell office:value-type="float" office:value="NaN">
                <text:p>NaN</text:p>
                <draw:g>
                  <svg:desc>n_min.I2:n_min.I35</svg:desc>
                </draw:g>
              </table:table-cell>
              <table:table-cell office:value-type="float" office:value="NaN">
                <text:p>NaN</text:p>
                <draw:g>
                  <svg:desc>n_min.J2:n_min.J35</svg:desc>
                </draw:g>
              </table:table-cell>
              <table:table-cell office:value-type="float" office:value="NaN">
                <text:p>NaN</text:p>
                <draw:g>
                  <svg:desc>n_min.K2:n_min.K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17150450921198">
                <text:p>9.17150450921198</text:p>
              </table:table-cell>
              <table:table-cell office:value-type="float" office:value="2.35967546316932">
                <text:p>2.35967546316932</text:p>
              </table:table-cell>
              <table:table-cell office:value-type="float" office:value="2.36590946034503">
                <text:p>2.36590946034503</text:p>
              </table:table-cell>
              <table:table-cell office:value-type="float" office:value="3.55139942379923">
                <text:p>3.5513994237992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72890552238837">
                <text:p>9.72890552238837</text:p>
              </table:table-cell>
              <table:table-cell office:value-type="float" office:value="2.66933766917687">
                <text:p>2.66933766917687</text:p>
              </table:table-cell>
              <table:table-cell office:value-type="float" office:value="2.61332139355064">
                <text:p>2.61332139355064</text:p>
              </table:table-cell>
              <table:table-cell office:value-type="float" office:value="4.70083011872112">
                <text:p>4.700830118721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.2256760590756">
                <text:p>10.2256760590756</text:p>
              </table:table-cell>
              <table:table-cell office:value-type="float" office:value="2.17438397507965">
                <text:p>2.17438397507965</text:p>
              </table:table-cell>
              <table:table-cell office:value-type="float" office:value="2.35844361825027">
                <text:p>2.35844361825027</text:p>
              </table:table-cell>
              <table:table-cell office:value-type="float" office:value="48.3141822859113">
                <text:p>48.31418228591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9863539557918">
                <text:p>14.9863539557918</text:p>
              </table:table-cell>
              <table:table-cell office:value-type="float" office:value="2.60851834058408">
                <text:p>2.60851834058408</text:p>
              </table:table-cell>
              <table:table-cell office:value-type="float" office:value="2.94036823469527">
                <text:p>2.94036823469527</text:p>
              </table:table-cell>
              <table:table-cell office:value-type="float" office:value="70.420735136932">
                <text:p>70.4207351369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.7242700794763">
                <text:p>15.7242700794763</text:p>
              </table:table-cell>
              <table:table-cell office:value-type="float" office:value="2.8230561267947">
                <text:p>2.8230561267947</text:p>
              </table:table-cell>
              <table:table-cell office:value-type="float" office:value="2.98681970830365">
                <text:p>2.98681970830365</text:p>
              </table:table-cell>
              <table:table-cell office:value-type="float" office:value="5.64061184884225">
                <text:p>5.640611848842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0.2084092140606">
                <text:p>20.2084092140606</text:p>
              </table:table-cell>
              <table:table-cell office:value-type="float" office:value="2.70559444241825">
                <text:p>2.70559444241825</text:p>
              </table:table-cell>
              <table:table-cell office:value-type="float" office:value="2.90204048728949">
                <text:p>2.90204048728949</text:p>
              </table:table-cell>
              <table:table-cell office:value-type="float" office:value="47.8594470442742">
                <text:p>47.859447044274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7.7982063116451">
                <text:p>17.7982063116451</text:p>
              </table:table-cell>
              <table:table-cell office:value-type="float" office:value="3.22871252020712">
                <text:p>3.22871252020712</text:p>
              </table:table-cell>
              <table:table-cell office:value-type="float" office:value="3.13654887046543">
                <text:p>3.13654887046543</text:p>
              </table:table-cell>
              <table:table-cell office:value-type="float" office:value="330.669951192238">
                <text:p>330.6699511922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7543983431056">
                <text:p>10.7543983431056</text:p>
              </table:table-cell>
              <table:table-cell office:value-type="float" office:value="3.179253164358">
                <text:p>3.179253164358</text:p>
              </table:table-cell>
              <table:table-cell office:value-type="float" office:value="2.93226727318793">
                <text:p>2.93226727318793</text:p>
              </table:table-cell>
              <table:table-cell office:value-type="float" office:value="137.779841572635">
                <text:p>137.77984157263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.2141099672268">
                <text:p>17.2141099672268</text:p>
              </table:table-cell>
              <table:table-cell office:value-type="float" office:value="3.19550254272945">
                <text:p>3.19550254272945</text:p>
              </table:table-cell>
              <table:table-cell office:value-type="float" office:value="3.36271901972029">
                <text:p>3.36271901972029</text:p>
              </table:table-cell>
              <table:table-cell office:value-type="float" office:value="107.595988977033">
                <text:p>107.59598897703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5.5332569156911">
                <text:p>25.5332569156911</text:p>
              </table:table-cell>
              <table:table-cell office:value-type="float" office:value="3.49750642702181">
                <text:p>3.49750642702181</text:p>
              </table:table-cell>
              <table:table-cell office:value-type="float" office:value="3.42676307280609">
                <text:p>3.42676307280609</text:p>
              </table:table-cell>
              <table:table-cell office:value-type="float" office:value="118.857173743937">
                <text:p>118.8571737439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.0896884119961">
                <text:p>19.0896884119961</text:p>
              </table:table-cell>
              <table:table-cell office:value-type="float" office:value="3.77897078591089">
                <text:p>3.77897078591089</text:p>
              </table:table-cell>
              <table:table-cell office:value-type="float" office:value="3.94808149033953">
                <text:p>3.94808149033953</text:p>
              </table:table-cell>
              <table:table-cell office:value-type="float" office:value="38.7174601087048">
                <text:p>38.71746010870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7.9125091813618">
                <text:p>17.9125091813618</text:p>
              </table:table-cell>
              <table:table-cell office:value-type="float" office:value="3.11937490874897">
                <text:p>3.11937490874897</text:p>
              </table:table-cell>
              <table:table-cell office:value-type="float" office:value="2.88916890107092">
                <text:p>2.88916890107092</text:p>
              </table:table-cell>
              <table:table-cell office:value-type="float" office:value="60.4699691540109">
                <text:p>60.46996915401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1.048888309751">
                <text:p>21.048888309751</text:p>
              </table:table-cell>
              <table:table-cell office:value-type="float" office:value="2.68854385704239">
                <text:p>2.68854385704239</text:p>
              </table:table-cell>
              <table:table-cell office:value-type="float" office:value="2.4515590768048">
                <text:p>2.4515590768048</text:p>
              </table:table-cell>
              <table:table-cell office:value-type="float" office:value="4.32997062796213">
                <text:p>4.329970627962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1009676642535">
                <text:p>18.1009676642535</text:p>
              </table:table-cell>
              <table:table-cell office:value-type="float" office:value="4.21588140645601">
                <text:p>4.21588140645601</text:p>
              </table:table-cell>
              <table:table-cell office:value-type="float" office:value="3.74646811375518">
                <text:p>3.74646811375518</text:p>
              </table:table-cell>
              <table:table-cell office:value-type="float" office:value="5.45268592092289">
                <text:p>5.4526859209228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4.324100658945">
                <text:p>14.324100658945</text:p>
              </table:table-cell>
              <table:table-cell office:value-type="float" office:value="4.16346982297195">
                <text:p>4.16346982297195</text:p>
              </table:table-cell>
              <table:table-cell office:value-type="float" office:value="3.42008795497024">
                <text:p>3.42008795497024</text:p>
              </table:table-cell>
              <table:table-cell office:value-type="float" office:value="122.491933108038">
                <text:p>122.4919331080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4.133908974573">
                <text:p>24.133908974573</text:p>
              </table:table-cell>
              <table:table-cell office:value-type="float" office:value="3.96817389144789">
                <text:p>3.96817389144789</text:p>
              </table:table-cell>
              <table:table-cell office:value-type="float" office:value="3.92725398651006">
                <text:p>3.92725398651006</text:p>
              </table:table-cell>
              <table:table-cell office:value-type="float" office:value="28.1424565159467">
                <text:p>28.142456515946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0.517294774552">
                <text:p>30.517294774552</text:p>
              </table:table-cell>
              <table:table-cell office:value-type="float" office:value="4.34549458438542">
                <text:p>4.34549458438542</text:p>
              </table:table-cell>
              <table:table-cell office:value-type="float" office:value="3.85999616481668">
                <text:p>3.85999616481668</text:p>
              </table:table-cell>
              <table:table-cell office:value-type="float" office:value="16.7181438932073">
                <text:p>16.718143893207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9.9658874214063">
                <text:p>29.9658874214063</text:p>
              </table:table-cell>
              <table:table-cell office:value-type="float" office:value="3.95628889973528">
                <text:p>3.95628889973528</text:p>
              </table:table-cell>
              <table:table-cell office:value-type="float" office:value="3.6567189399765">
                <text:p>3.6567189399765</text:p>
              </table:table-cell>
              <table:table-cell office:value-type="float" office:value="10.5789545541898">
                <text:p>10.578954554189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.8620712447116">
                <text:p>25.8620712447116</text:p>
              </table:table-cell>
              <table:table-cell office:value-type="float" office:value="4.07506117598291">
                <text:p>4.07506117598291</text:p>
              </table:table-cell>
              <table:table-cell office:value-type="float" office:value="5.92872333416096">
                <text:p>5.92872333416096</text:p>
              </table:table-cell>
              <table:table-cell office:value-type="float" office:value="134.36828178197">
                <text:p>134.3682817819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9.8801487013911">
                <text:p>19.8801487013911</text:p>
              </table:table-cell>
              <table:table-cell office:value-type="float" office:value="3.55594486713479">
                <text:p>3.55594486713479</text:p>
              </table:table-cell>
              <table:table-cell office:value-type="float" office:value="2.7135041625472">
                <text:p>2.7135041625472</text:p>
              </table:table-cell>
              <table:table-cell office:value-type="float" office:value="4.66360174607597">
                <text:p>4.663601746075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2.8437115766359">
                <text:p>22.8437115766359</text:p>
              </table:table-cell>
              <table:table-cell office:value-type="float" office:value="4.79178340263712">
                <text:p>4.79178340263712</text:p>
              </table:table-cell>
              <table:table-cell office:value-type="float" office:value="3.52955929687682">
                <text:p>3.52955929687682</text:p>
              </table:table-cell>
              <table:table-cell office:value-type="float" office:value="7.55398530243075">
                <text:p>7.553985302430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6.1389010892588">
                <text:p>36.1389010892588</text:p>
              </table:table-cell>
              <table:table-cell office:value-type="float" office:value="3.50111539906881">
                <text:p>3.50111539906881</text:p>
              </table:table-cell>
              <table:table-cell office:value-type="float" office:value="2.97889531030242">
                <text:p>2.97889531030242</text:p>
              </table:table-cell>
              <table:table-cell office:value-type="float" office:value="5.54906989273903">
                <text:p>5.5490698927390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33.0811651085069">
                <text:p>33.0811651085069</text:p>
              </table:table-cell>
              <table:table-cell office:value-type="float" office:value="2.65755978395171">
                <text:p>2.65755978395171</text:p>
              </table:table-cell>
              <table:table-cell office:value-type="float" office:value="2.55462267533873">
                <text:p>2.55462267533873</text:p>
              </table:table-cell>
              <table:table-cell office:value-type="float" office:value="5.3048748207356">
                <text:p>5.30487482073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7.102756442943">
                <text:p>57.102756442943</text:p>
              </table:table-cell>
              <table:table-cell office:value-type="float" office:value="3.57031111751465">
                <text:p>3.57031111751465</text:p>
              </table:table-cell>
              <table:table-cell office:value-type="float" office:value="2.8254883638808">
                <text:p>2.8254883638808</text:p>
              </table:table-cell>
              <table:table-cell office:value-type="float" office:value="120.32365100229">
                <text:p>120.3236510022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6.5156818678076">
                <text:p>16.5156818678076</text:p>
              </table:table-cell>
              <table:table-cell office:value-type="float" office:value="5.92210418479622">
                <text:p>5.92210418479622</text:p>
              </table:table-cell>
              <table:table-cell office:value-type="float" office:value="3.66119786574331">
                <text:p>3.66119786574331</text:p>
              </table:table-cell>
              <table:table-cell office:value-type="float" office:value="11.3583485640116">
                <text:p>11.358348564011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4.8234400695341">
                <text:p>64.8234400695341</text:p>
              </table:table-cell>
              <table:table-cell office:value-type="float" office:value="5.48232098752">
                <text:p>5.48232098752</text:p>
              </table:table-cell>
              <table:table-cell office:value-type="float" office:value="5.5614746264391">
                <text:p>5.5614746264391</text:p>
              </table:table-cell>
              <table:table-cell office:value-type="float" office:value="160.932818251162">
                <text:p>160.93281825116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5.0344747792999">
                <text:p>25.0344747792999</text:p>
              </table:table-cell>
              <table:table-cell office:value-type="float" office:value="3.68277483376029">
                <text:p>3.68277483376029</text:p>
              </table:table-cell>
              <table:table-cell office:value-type="float" office:value="2.63161715316457">
                <text:p>2.63161715316457</text:p>
              </table:table-cell>
              <table:table-cell office:value-type="float" office:value="9.94440560465009">
                <text:p>9.9444056046500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38.271632883266">
                <text:p>38.271632883266</text:p>
              </table:table-cell>
              <table:table-cell office:value-type="float" office:value="6.22082322955037">
                <text:p>6.22082322955037</text:p>
              </table:table-cell>
              <table:table-cell office:value-type="float" office:value="6.05427375329517">
                <text:p>6.05427375329517</text:p>
              </table:table-cell>
              <table:table-cell office:value-type="float" office:value="15.3687834449845">
                <text:p>15.368783444984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8.2013084981452">
                <text:p>38.2013084981452</text:p>
              </table:table-cell>
              <table:table-cell office:value-type="float" office:value="4.26554445961219">
                <text:p>4.26554445961219</text:p>
              </table:table-cell>
              <table:table-cell office:value-type="float" office:value="4.03743985444245">
                <text:p>4.03743985444245</text:p>
              </table:table-cell>
              <table:table-cell office:value-type="float" office:value="8.15358412069803">
                <text:p>8.153584120698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0.1843274398462">
                <text:p>40.1843274398462</text:p>
              </table:table-cell>
              <table:table-cell office:value-type="float" office:value="3.62703632571923">
                <text:p>3.62703632571923</text:p>
              </table:table-cell>
              <table:table-cell office:value-type="float" office:value="2.63060661838502">
                <text:p>2.63060661838502</text:p>
              </table:table-cell>
              <table:table-cell office:value-type="float" office:value="6.66461302312583">
                <text:p>6.6646130231258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6.9977372050415">
                <text:p>46.9977372050415</text:p>
              </table:table-cell>
              <table:table-cell office:value-type="float" office:value="4.76961329632079">
                <text:p>4.76961329632079</text:p>
              </table:table-cell>
              <table:table-cell office:value-type="float" office:value="4.79905684927244">
                <text:p>4.79905684927244</text:p>
              </table:table-cell>
              <table:table-cell office:value-type="float" office:value="128.251747680943">
                <text:p>128.2517476809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454cm" style:legend-expansion="high" chart:style-name="ch2"/>
        <chart:plot-area chart:style-name="ch3" table:cell-range-address="n_min.C2:n_min.C35 n_min.L1:n_min.O35" chart:data-source-has-labels="both" svg:x="0.477cm" svg:y="0.057cm" svg:width="12.56cm" svg:height="8.639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L2:n_min.L35" chart:label-cell-address="n_min.L1:n_min.L1" chart:class="chart:line">
            <chart:data-point chart:repeated="34"/>
          </chart:series>
          <chart:series chart:style-name="ch8" chart:values-cell-range-address="n_min.M2:n_min.M35" chart:label-cell-address="n_min.M1:n_min.M1" chart:class="chart:line">
            <chart:data-point chart:repeated="34"/>
          </chart:series>
          <chart:series chart:style-name="ch9" chart:values-cell-range-address="n_min.N2:n_min.N35" chart:label-cell-address="n_min.N1:n_min.N1" chart:class="chart:line">
            <chart:data-point chart:repeated="34"/>
          </chart:series>
          <chart:series chart:style-name="ch10" chart:values-cell-range-address="n_min.O2:n_min.O35" chart:label-cell-address="n_min.O1:n_min.O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n rm</text:p>
                <draw:g>
                  <svg:desc>n_min.L1:n_min.L1</svg:desc>
                </draw:g>
              </table:table-cell>
              <table:table-cell office:value-type="string">
                <text:p>cn rm-1</text:p>
                <draw:g>
                  <svg:desc>n_min.M1:n_min.M1</svg:desc>
                </draw:g>
              </table:table-cell>
              <table:table-cell office:value-type="string">
                <text:p>cn fa</text:p>
                <draw:g>
                  <svg:desc>n_min.N1:n_min.N1</svg:desc>
                </draw:g>
              </table:table-cell>
              <table:table-cell office:value-type="string">
                <text:p>cn tr</text:p>
                <draw:g>
                  <svg:desc>n_min.O1:n_min.O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L2:n_min.L35</svg:desc>
                </draw:g>
              </table:table-cell>
              <table:table-cell office:value-type="float" office:value="NaN">
                <text:p>NaN</text:p>
                <draw:g>
                  <svg:desc>n_min.M2:n_min.M35</svg:desc>
                </draw:g>
              </table:table-cell>
              <table:table-cell office:value-type="float" office:value="NaN">
                <text:p>NaN</text:p>
                <draw:g>
                  <svg:desc>n_min.N2:n_min.N35</svg:desc>
                </draw:g>
              </table:table-cell>
              <table:table-cell office:value-type="float" office:value="NaN">
                <text:p>NaN</text:p>
                <draw:g>
                  <svg:desc>n_min.O2:n_min.O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1224489795918">
                <text:p>20.1224489795918</text:p>
              </table:table-cell>
              <table:table-cell office:value-type="float" office:value="16.1224489795918">
                <text:p>16.1224489795918</text:p>
              </table:table-cell>
              <table:table-cell office:value-type="float" office:value="15.0408163265306">
                <text:p>15.0408163265306</text:p>
              </table:table-cell>
              <table:table-cell office:value-type="float" office:value="16.6734693877551">
                <text:p>16.67346938775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5.5428571428571">
                <text:p>35.5428571428571</text:p>
              </table:table-cell>
              <table:table-cell office:value-type="float" office:value="32.6">
                <text:p>32.6</text:p>
              </table:table-cell>
              <table:table-cell office:value-type="float" office:value="28.8857142857143">
                <text:p>28.8857142857143</text:p>
              </table:table-cell>
              <table:table-cell office:value-type="float" office:value="37.2285714285714">
                <text:p>37.228571428571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1.85">
                <text:p>41.85</text:p>
              </table:table-cell>
              <table:table-cell office:value-type="float" office:value="38.1">
                <text:p>38.1</text:p>
              </table:table-cell>
              <table:table-cell office:value-type="float" office:value="31.65">
                <text:p>31.65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3.88">
                <text:p>83.88</text:p>
              </table:table-cell>
              <table:table-cell office:value-type="float" office:value="63.76">
                <text:p>63.76</text:p>
              </table:table-cell>
              <table:table-cell office:value-type="float" office:value="68.84">
                <text:p>68.84</text:p>
              </table:table-cell>
              <table:table-cell office:value-type="float" office:value="83.68">
                <text:p>83.6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.3666666666667">
                <text:p>58.3666666666667</text:p>
              </table:table-cell>
              <table:table-cell office:value-type="float" office:value="49.7666666666667">
                <text:p>49.7666666666667</text:p>
              </table:table-cell>
              <table:table-cell office:value-type="float" office:value="46.4666666666667">
                <text:p>46.4666666666667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7.529411764706">
                <text:p>157.529411764706</text:p>
              </table:table-cell>
              <table:table-cell office:value-type="float" office:value="152.235294117647">
                <text:p>152.235294117647</text:p>
              </table:table-cell>
              <table:table-cell office:value-type="float" office:value="152.764705882353">
                <text:p>152.764705882353</text:p>
              </table:table-cell>
              <table:table-cell office:value-type="float" office:value="159.058823529412">
                <text:p>159.05882352941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6.428571428571">
                <text:p>236.428571428571</text:p>
              </table:table-cell>
              <table:table-cell office:value-type="float" office:value="204.428571428571">
                <text:p>204.428571428571</text:p>
              </table:table-cell>
              <table:table-cell office:value-type="float" office:value="211.357142857143">
                <text:p>211.357142857143</text:p>
              </table:table-cell>
              <table:table-cell office:value-type="float" office:value="237.142857142857">
                <text:p>237.1428571428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18.722222222222">
                <text:p>218.722222222222</text:p>
              </table:table-cell>
              <table:table-cell office:value-type="float" office:value="213.666666666667">
                <text:p>213.666666666667</text:p>
              </table:table-cell>
              <table:table-cell office:value-type="float" office:value="219.333333333333">
                <text:p>219.333333333333</text:p>
              </table:table-cell>
              <table:table-cell office:value-type="float" office:value="239.277777777778">
                <text:p>239.27777777777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7.823529411765">
                <text:p>137.823529411765</text:p>
              </table:table-cell>
              <table:table-cell office:value-type="float" office:value="118.705882352941">
                <text:p>118.705882352941</text:p>
              </table:table-cell>
              <table:table-cell office:value-type="float" office:value="121.470588235294">
                <text:p>121.470588235294</text:p>
              </table:table-cell>
              <table:table-cell office:value-type="float" office:value="147.235294117647">
                <text:p>147.23529411764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8.352941176471">
                <text:p>208.352941176471</text:p>
              </table:table-cell>
              <table:table-cell office:value-type="float" office:value="181.882352941176">
                <text:p>181.882352941176</text:p>
              </table:table-cell>
              <table:table-cell office:value-type="float" office:value="187.647058823529">
                <text:p>187.647058823529</text:p>
              </table:table-cell>
              <table:table-cell office:value-type="float" office:value="232.058823529412">
                <text:p>232.0588235294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0.428571428571">
                <text:p>180.428571428571</text:p>
              </table:table-cell>
              <table:table-cell office:value-type="float" office:value="117.571428571429">
                <text:p>117.571428571429</text:p>
              </table:table-cell>
              <table:table-cell office:value-type="float" office:value="113.380952380952">
                <text:p>113.380952380952</text:p>
              </table:table-cell>
              <table:table-cell office:value-type="float" office:value="139.47619047619">
                <text:p>139.476190476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11.090909090909">
                <text:p>211.090909090909</text:p>
              </table:table-cell>
              <table:table-cell office:value-type="float" office:value="188.454545454545">
                <text:p>188.454545454545</text:p>
              </table:table-cell>
              <table:table-cell office:value-type="float" office:value="155.272727272727">
                <text:p>155.272727272727</text:p>
              </table:table-cell>
              <table:table-cell office:value-type="float" office:value="199.363636363636">
                <text:p>199.3636363636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8.0588235294118">
                <text:p>68.0588235294118</text:p>
              </table:table-cell>
              <table:table-cell office:value-type="float" office:value="56.1764705882353">
                <text:p>56.1764705882353</text:p>
              </table:table-cell>
              <table:table-cell office:value-type="float" office:value="54.5294117647059">
                <text:p>54.5294117647059</text:p>
              </table:table-cell>
              <table:table-cell office:value-type="float" office:value="57.0588235294118">
                <text:p>57.05882352941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0.25">
                <text:p>100.25</text:p>
              </table:table-cell>
              <table:table-cell office:value-type="float" office:value="81.875">
                <text:p>81.875</text:p>
              </table:table-cell>
              <table:table-cell office:value-type="float" office:value="64.375">
                <text:p>64.375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27.6">
                <text:p>427.6</text:p>
              </table:table-cell>
              <table:table-cell office:value-type="float" office:value="379.4">
                <text:p>379.4</text:p>
              </table:table-cell>
              <table:table-cell office:value-type="float" office:value="359.4">
                <text:p>359.4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30.148148148148">
                <text:p>330.148148148148</text:p>
              </table:table-cell>
              <table:table-cell office:value-type="float" office:value="267.962962962963">
                <text:p>267.962962962963</text:p>
              </table:table-cell>
              <table:table-cell office:value-type="float" office:value="262.074074074074">
                <text:p>262.074074074074</text:p>
              </table:table-cell>
              <table:table-cell office:value-type="float" office:value="396.074074074074">
                <text:p>396.0740740740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41.857142857143">
                <text:p>241.857142857143</text:p>
              </table:table-cell>
              <table:table-cell office:value-type="float" office:value="153.5">
                <text:p>153.5</text:p>
              </table:table-cell>
              <table:table-cell office:value-type="float" office:value="148.285714285714">
                <text:p>148.28571428571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33.5">
                <text:p>233.5</text:p>
              </table:table-cell>
              <table:table-cell office:value-type="float" office:value="159.181818181818">
                <text:p>159.181818181818</text:p>
              </table:table-cell>
              <table:table-cell office:value-type="float" office:value="148.863636363636">
                <text:p>148.863636363636</text:p>
              </table:table-cell>
              <table:table-cell office:value-type="float" office:value="175.136363636364">
                <text:p>175.1363636363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99">
                <text:p>399</text:p>
              </table:table-cell>
              <table:table-cell office:value-type="float" office:value="337.333333333333">
                <text:p>337.333333333333</text:p>
              </table:table-cell>
              <table:table-cell office:value-type="float" office:value="310">
                <text:p>310</text:p>
              </table:table-cell>
              <table:table-cell office:value-type="float" office:value="416.888888888889">
                <text:p>416.88888888888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75">
                <text:p>175</text:p>
              </table:table-cell>
              <table:table-cell office:value-type="float" office:value="78">
                <text:p>78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98">
                <text:p>98</text:p>
              </table:table-cell>
              <table:table-cell office:value-type="float" office:value="71">
                <text:p>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1.857142857143">
                <text:p>101.857142857143</text:p>
              </table:table-cell>
              <table:table-cell office:value-type="float" office:value="48">
                <text:p>48</text:p>
              </table:table-cell>
              <table:table-cell office:value-type="float" office:value="43.7142857142857">
                <text:p>43.7142857142857</text:p>
              </table:table-cell>
              <table:table-cell office:value-type="float" office:value="43.7142857142857">
                <text:p>43.714285714285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6.5">
                <text:p>116.5</text:p>
              </table:table-cell>
              <table:table-cell office:value-type="float" office:value="54">
                <text:p>54</text:p>
              </table:table-cell>
              <table:table-cell office:value-type="float" office:value="49.5">
                <text:p>49.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58.571428571429">
                <text:p>158.571428571429</text:p>
              </table:table-cell>
              <table:table-cell office:value-type="float" office:value="83.4285714285714">
                <text:p>83.4285714285714</text:p>
              </table:table-cell>
              <table:table-cell office:value-type="float" office:value="71.8571428571429">
                <text:p>71.85714285714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30.666666666667">
                <text:p>330.666666666667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270.333333333333">
                <text:p>270.3333333333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347.090909090909">
                <text:p>347.090909090909</text:p>
              </table:table-cell>
              <table:table-cell office:value-type="float" office:value="265.545454545455">
                <text:p>265.545454545455</text:p>
              </table:table-cell>
              <table:table-cell office:value-type="float" office:value="234.090909090909">
                <text:p>234.090909090909</text:p>
              </table:table-cell>
              <table:table-cell office:value-type="float" office:value="319.090909090909">
                <text:p>319.09090909090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40">
                <text:p>240</text:p>
              </table:table-cell>
              <table:table-cell office:value-type="float" office:value="73.5">
                <text:p>73.5</text:p>
              </table:table-cell>
              <table:table-cell office:value-type="float" office:value="76">
                <text:p>7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41.5">
                <text:p>841.5</text:p>
              </table:table-cell>
              <table:table-cell office:value-type="float" office:value="443.5">
                <text:p>443.5</text:p>
              </table:table-cell>
              <table:table-cell office:value-type="float" office:value="441">
                <text:p>441</text:p>
              </table:table-cell>
              <table:table-cell office:value-type="float" office:value="483.5">
                <text:p>483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11.4">
                <text:p>311.4</text:p>
              </table:table-cell>
              <table:table-cell office:value-type="float" office:value="171">
                <text:p>171</text:p>
              </table:table-cell>
              <table:table-cell office:value-type="float" office:value="137.4">
                <text:p>137.4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07.25">
                <text:p>207.25</text:p>
              </table:table-cell>
              <table:table-cell office:value-type="float" office:value="109.25">
                <text:p>109.25</text:p>
              </table:table-cell>
              <table:table-cell office:value-type="float" office:value="99.5">
                <text:p>99.5</text:p>
              </table:table-cell>
              <table:table-cell office:value-type="float" office:value="114.25">
                <text:p>114.2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363.6">
                <text:p>363.6</text:p>
              </table:table-cell>
              <table:table-cell office:value-type="float" office:value="202.6">
                <text:p>202.6</text:p>
              </table:table-cell>
              <table:table-cell office:value-type="float" office:value="200">
                <text:p>200</text:p>
              </table:table-cell>
              <table:table-cell office:value-type="float" office:value="291.4">
                <text:p>291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00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77cm" svg:y="3.454cm" style:legend-expansion="high" chart:style-name="ch2"/>
        <chart:plot-area chart:style-name="ch3" table:cell-range-address="n_min.C2:n_min.C35 n_min.P1:n_min.S35" chart:data-source-has-labels="both" svg:x="0.292cm" svg:y="0.056cm" svg:width="12.745cm" svg:height="8.64cm">
          <chartooo:coordinate-region svg:x="1.284cm" svg:y="0.256cm" svg:width="11.753cm" svg:height="7.648cm"/>
          <chart:axis chart:dimension="x" chart:name="primary-x" chart:style-name="ch4" chartooo:axis-type="auto">
            <chartooo:date-scale/>
            <chart:categories table:cell-range-address="n_min.C2:n_min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_min.P2:n_min.P35" chart:label-cell-address="n_min.P1:n_min.P1" chart:class="chart:line">
            <chart:data-point chart:repeated="34"/>
          </chart:series>
          <chart:series chart:style-name="ch8" chart:values-cell-range-address="n_min.Q2:n_min.Q35" chart:label-cell-address="n_min.Q1:n_min.Q1" chart:class="chart:line">
            <chart:data-point chart:repeated="34"/>
          </chart:series>
          <chart:series chart:style-name="ch9" chart:values-cell-range-address="n_min.R2:n_min.R35" chart:label-cell-address="n_min.R1:n_min.R1" chart:class="chart:line">
            <chart:data-point chart:repeated="34"/>
          </chart:series>
          <chart:series chart:style-name="ch10" chart:values-cell-range-address="n_min.S2:n_min.S35" chart:label-cell-address="n_min.S1:n_min.S1" chart:class="chart:line">
            <chart:data-point chart:repeated="34"/>
          </chart:series>
          <chart:wall chart:style-name="ch11"/>
          <chart:floor chart:style-name="ch12"/>
        </chart:plot-area>
        <draw:frame draw:style-name="gr1" draw:text-style-name="P1" svg:width="2.259cm" svg:height="0.453cm" svg:x="0cm" svg:y="0cm">
          <draw:image xlink:href="Pictures/2000000F000008D3000001C55DB8941B5E826A40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 rm</text:p>
                <draw:g>
                  <svg:desc>n_min.P1:n_min.P1</svg:desc>
                </draw:g>
              </table:table-cell>
              <table:table-cell office:value-type="string">
                <text:p>it rm-1</text:p>
                <draw:g>
                  <svg:desc>n_min.Q1:n_min.Q1</svg:desc>
                </draw:g>
              </table:table-cell>
              <table:table-cell office:value-type="string">
                <text:p>it fa</text:p>
                <draw:g>
                  <svg:desc>n_min.R1:n_min.R1</svg:desc>
                </draw:g>
              </table:table-cell>
              <table:table-cell office:value-type="string">
                <text:p>it tr</text:p>
                <draw:g>
                  <svg:desc>n_min.S1:n_min.S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n_min.C2:n_min.C35</svg:desc>
                </draw:g>
              </table:table-cell>
              <table:table-cell office:value-type="float" office:value="NaN">
                <text:p>NaN</text:p>
                <draw:g>
                  <svg:desc>n_min.P2:n_min.P35</svg:desc>
                </draw:g>
              </table:table-cell>
              <table:table-cell office:value-type="float" office:value="NaN">
                <text:p>NaN</text:p>
                <draw:g>
                  <svg:desc>n_min.Q2:n_min.Q35</svg:desc>
                </draw:g>
              </table:table-cell>
              <table:table-cell office:value-type="float" office:value="NaN">
                <text:p>NaN</text:p>
                <draw:g>
                  <svg:desc>n_min.R2:n_min.R35</svg:desc>
                </draw:g>
              </table:table-cell>
              <table:table-cell office:value-type="float" office:value="NaN">
                <text:p>NaN</text:p>
                <draw:g>
                  <svg:desc>n_min.S2:n_min.S35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459.18367346939">
                <text:p>1459.18367346939</text:p>
              </table:table-cell>
              <table:table-cell office:value-type="float" office:value="926.530612244898">
                <text:p>926.530612244898</text:p>
              </table:table-cell>
              <table:table-cell office:value-type="float" office:value="512.244897959184">
                <text:p>512.244897959184</text:p>
              </table:table-cell>
              <table:table-cell office:value-type="float" office:value="487.34693877551">
                <text:p>487.346938775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34.28571428571">
                <text:p>1334.28571428571</text:p>
              </table:table-cell>
              <table:table-cell office:value-type="float" office:value="1002.85714285714">
                <text:p>1002.85714285714</text:p>
              </table:table-cell>
              <table:table-cell office:value-type="float" office:value="477.142857142857">
                <text:p>477.142857142857</text:p>
              </table:table-cell>
              <table:table-cell office:value-type="float" office:value="558.428571428571">
                <text:p>558.428571428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190">
                <text:p>1190</text:p>
              </table:table-cell>
              <table:table-cell office:value-type="float" office:value="1235">
                <text:p>1235</text:p>
              </table:table-cell>
              <table:table-cell office:value-type="float" office:value="290">
                <text:p>290</text:p>
              </table:table-cell>
              <table:table-cell office:value-type="float" office:value="770.65">
                <text:p>770.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80">
                <text:p>1280</text:p>
              </table:table-cell>
              <table:table-cell office:value-type="float" office:value="772">
                <text:p>772</text:p>
              </table:table-cell>
              <table:table-cell office:value-type="float" office:value="496">
                <text:p>496</text:p>
              </table:table-cell>
              <table:table-cell office:value-type="float" office:value="864.28">
                <text:p>864.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393.33333333333">
                <text:p>1393.33333333333</text:p>
              </table:table-cell>
              <table:table-cell office:value-type="float" office:value="1023.33333333333">
                <text:p>1023.33333333333</text:p>
              </table:table-cell>
              <table:table-cell office:value-type="float" office:value="403.333333333333">
                <text:p>403.333333333333</text:p>
              </table:table-cell>
              <table:table-cell office:value-type="float" office:value="662.933333333333">
                <text:p>662.9333333333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35.29411764706">
                <text:p>1535.29411764706</text:p>
              </table:table-cell>
              <table:table-cell office:value-type="float" office:value="1052.94117647059">
                <text:p>1052.94117647059</text:p>
              </table:table-cell>
              <table:table-cell office:value-type="float" office:value="329.411764705882">
                <text:p>329.411764705882</text:p>
              </table:table-cell>
              <table:table-cell office:value-type="float" office:value="708.235294117647">
                <text:p>708.23529411764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92.85714285714">
                <text:p>1292.85714285714</text:p>
              </table:table-cell>
              <table:table-cell office:value-type="float" office:value="900">
                <text:p>900</text:p>
              </table:table-cell>
              <table:table-cell office:value-type="float" office:value="807.142857142857">
                <text:p>807.142857142857</text:p>
              </table:table-cell>
              <table:table-cell office:value-type="float" office:value="1160.42857142857">
                <text:p>1160.428571428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94.444444444444">
                <text:p>994.444444444444</text:p>
              </table:table-cell>
              <table:table-cell office:value-type="float" office:value="783.333333333333">
                <text:p>783.333333333333</text:p>
              </table:table-cell>
              <table:table-cell office:value-type="float" office:value="511.111111111111">
                <text:p>511.111111111111</text:p>
              </table:table-cell>
              <table:table-cell office:value-type="float" office:value="1303.83333333333">
                <text:p>1303.8333333333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00">
                <text:p>1100</text:p>
              </table:table-cell>
              <table:table-cell office:value-type="float" office:value="841.176470588235">
                <text:p>841.176470588235</text:p>
              </table:table-cell>
              <table:table-cell office:value-type="float" office:value="311.764705882353">
                <text:p>311.764705882353</text:p>
              </table:table-cell>
              <table:table-cell office:value-type="float" office:value="995.588235294118">
                <text:p>995.58823529411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88.235294117647">
                <text:p>788.235294117647</text:p>
              </table:table-cell>
              <table:table-cell office:value-type="float" office:value="817.647058823529">
                <text:p>817.647058823529</text:p>
              </table:table-cell>
              <table:table-cell office:value-type="float" office:value="264.705882352941">
                <text:p>264.705882352941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271.42857142857">
                <text:p>1271.42857142857</text:p>
              </table:table-cell>
              <table:table-cell office:value-type="float" office:value="1076.19047619048">
                <text:p>1076.19047619048</text:p>
              </table:table-cell>
              <table:table-cell office:value-type="float" office:value="519.047619047619">
                <text:p>519.047619047619</text:p>
              </table:table-cell>
              <table:table-cell office:value-type="float" office:value="790.809523809524">
                <text:p>790.80952380952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009.09090909091">
                <text:p>1009.09090909091</text:p>
              </table:table-cell>
              <table:table-cell office:value-type="float" office:value="1254.54545454545">
                <text:p>1254.54545454545</text:p>
              </table:table-cell>
              <table:table-cell office:value-type="float" office:value="318.181818181818">
                <text:p>318.181818181818</text:p>
              </table:table-cell>
              <table:table-cell office:value-type="float" office:value="1167.63636363636">
                <text:p>1167.6363636363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082.35294117647">
                <text:p>1082.35294117647</text:p>
              </table:table-cell>
              <table:table-cell office:value-type="float" office:value="1017.64705882353">
                <text:p>1017.64705882353</text:p>
              </table:table-cell>
              <table:table-cell office:value-type="float" office:value="300">
                <text:p>300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12.5">
                <text:p>912.5</text:p>
              </table:table-cell>
              <table:table-cell office:value-type="float" office:value="925">
                <text:p>925</text:p>
              </table:table-cell>
              <table:table-cell office:value-type="float" office:value="425">
                <text:p>425</text:p>
              </table:table-cell>
              <table:table-cell office:value-type="float" office:value="1377.375">
                <text:p>1377.37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60">
                <text:p>960</text:p>
              </table:table-cell>
              <table:table-cell office:value-type="float" office:value="680">
                <text:p>680</text:p>
              </table:table-cell>
              <table:table-cell office:value-type="float" office:value="380">
                <text:p>380</text:p>
              </table:table-cell>
              <table:table-cell office:value-type="float" office:value="753.2">
                <text:p>753.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25.925925925926">
                <text:p>825.925925925926</text:p>
              </table:table-cell>
              <table:table-cell office:value-type="float" office:value="951.851851851852">
                <text:p>951.851851851852</text:p>
              </table:table-cell>
              <table:table-cell office:value-type="float" office:value="418.518518518519">
                <text:p>418.518518518519</text:p>
              </table:table-cell>
              <table:table-cell office:value-type="float" office:value="1097.62962962963">
                <text:p>1097.6296296296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7.142857142857">
                <text:p>807.142857142857</text:p>
              </table:table-cell>
              <table:table-cell office:value-type="float" office:value="514.285714285714">
                <text:p>514.285714285714</text:p>
              </table:table-cell>
              <table:table-cell office:value-type="float" office:value="300">
                <text:p>300</text:p>
              </table:table-cell>
              <table:table-cell office:value-type="float" office:value="902.642857142857">
                <text:p>902.64285714285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36.363636363636">
                <text:p>836.363636363636</text:p>
              </table:table-cell>
              <table:table-cell office:value-type="float" office:value="1031.81818181818">
                <text:p>1031.81818181818</text:p>
              </table:table-cell>
              <table:table-cell office:value-type="float" office:value="445.454545454545">
                <text:p>445.454545454545</text:p>
              </table:table-cell>
              <table:table-cell office:value-type="float" office:value="1193.36363636364">
                <text:p>1193.363636363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55.555555555556">
                <text:p>855.555555555556</text:p>
              </table:table-cell>
              <table:table-cell office:value-type="float" office:value="722.222222222222">
                <text:p>722.222222222222</text:p>
              </table:table-cell>
              <table:table-cell office:value-type="float" office:value="288.888888888889">
                <text:p>288.888888888889</text:p>
              </table:table-cell>
              <table:table-cell office:value-type="float" office:value="1801.11111111111">
                <text:p>1801.1111111111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100">
                <text:p>1100</text:p>
              </table:table-cell>
              <table:table-cell office:value-type="float" office:value="1600">
                <text:p>1600</text:p>
              </table:table-cell>
              <table:table-cell office:value-type="float" office:value="400">
                <text:p>40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  <table:table-cell office:value-type="float" office:value="200">
                <text:p>2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42.857142857143">
                <text:p>842.857142857143</text:p>
              </table:table-cell>
              <table:table-cell office:value-type="float" office:value="942.857142857143">
                <text:p>942.857142857143</text:p>
              </table:table-cell>
              <table:table-cell office:value-type="float" office:value="428.571428571429">
                <text:p>428.571428571429</text:p>
              </table:table-cell>
              <table:table-cell office:value-type="float" office:value="1162.14285714286">
                <text:p>1162.1428571428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50">
                <text:p>1950</text:p>
              </table:table-cell>
              <table:table-cell office:value-type="float" office:value="750">
                <text:p>750</text:p>
              </table:table-cell>
              <table:table-cell office:value-type="float" office:value="650">
                <text:p>650</text:p>
              </table:table-cell>
              <table:table-cell office:value-type="float" office:value="3368.5">
                <text:p>3368.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14.28571428571">
                <text:p>1014.28571428571</text:p>
              </table:table-cell>
              <table:table-cell office:value-type="float" office:value="1042.85714285714">
                <text:p>1042.85714285714</text:p>
              </table:table-cell>
              <table:table-cell office:value-type="float" office:value="328.571428571429">
                <text:p>328.571428571429</text:p>
              </table:table-cell>
              <table:table-cell office:value-type="float" office:value="1707.85714285714">
                <text:p>1707.8571428571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00">
                <text:p>400</text:p>
              </table:table-cell>
              <table:table-cell office:value-type="float" office:value="866.666666666667">
                <text:p>866.666666666667</text:p>
              </table:table-cell>
              <table:table-cell office:value-type="float" office:value="233.333333333333">
                <text:p>233.333333333333</text:p>
              </table:table-cell>
              <table:table-cell office:value-type="float" office:value="464.666666666667">
                <text:p>464.6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00">
                <text:p>700</text:p>
              </table:table-cell>
              <table:table-cell office:value-type="float" office:value="763.636363636364">
                <text:p>763.636363636364</text:p>
              </table:table-cell>
              <table:table-cell office:value-type="float" office:value="281.818181818182">
                <text:p>281.818181818182</text:p>
              </table:table-cell>
              <table:table-cell office:value-type="float" office:value="633.454545454546">
                <text:p>633.45454545454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00">
                <text:p>500</text:p>
              </table:table-cell>
              <table:table-cell office:value-type="float" office:value="350">
                <text:p>350</text:p>
              </table:table-cell>
              <table:table-cell office:value-type="float" office:value="100">
                <text:p>100</text:p>
              </table:table-cell>
              <table:table-cell office:value-type="float" office:value="1813.5">
                <text:p>1813.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25.5">
                <text:p>325.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00">
                <text:p>900</text:p>
              </table:table-cell>
              <table:table-cell office:value-type="float" office:value="760">
                <text:p>760</text:p>
              </table:table-cell>
              <table:table-cell office:value-type="float" office:value="680">
                <text:p>68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775">
                <text:p>775</text:p>
              </table:table-cell>
              <table:table-cell office:value-type="float" office:value="1175">
                <text:p>1175</text:p>
              </table:table-cell>
              <table:table-cell office:value-type="float" office:value="400">
                <text:p>400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00">
                <text:p>700</text:p>
              </table:table-cell>
              <table:table-cell office:value-type="float" office:value="780">
                <text:p>780</text:p>
              </table:table-cell>
              <table:table-cell office:value-type="float" office:value="340">
                <text:p>340</text:p>
              </table:table-cell>
              <table:table-cell office:value-type="float" office:value="1222.6">
                <text:p>1222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